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Standard_32_2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3" style:family="table-cell" style:parent-style-name="Link" style:data-style-name="N0">
      <style:table-cell-properties style:vertical-align="middle" fo:wrap-option="wrap" style:repeat-content="false"/>
      <style:paragraph-properties fo:text-align="start" fo:margin-left="0cm"/>
      <style:text-properties fo:color="#0563C1" style:font-name="Calibri" style:font-name-asian="Calibri" style:font-name-complex="Calibri" style:text-underline-style="solid" style:text-underline-type="single"/>
    </style:style>
    <style:style style:name="ce4" style:family="table-cell" style:parent-style-name="Tabellenverzeichnis" style:data-style-name="N30">
      <style:table-cell-properties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top"/>
      <style:text-properties style:font-name="Calibri" style:font-name-asian="Calibri" style:font-name-complex="Calibri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top" fo:wrap-option="wrap"/>
      <style:text-properties style:font-name="Calibri" style:font-name-asian="Calibri" style:font-name-complex="Calibri" fo:font-weight="bold" style:font-weight-asian="bold" style:font-weight-complex="bold"/>
    </style:style>
    <style:style style:name="ce9" style:family="table-cell" style:parent-style-name="Standard_32_2_32_2" style:data-style-name="N0">
      <style:table-cell-properties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/>
    </style:style>
    <style:style style:name="ce10" style:family="table-cell" style:parent-style-name="Standard_32_2" style:data-style-name="N0">
      <style:table-cell-properties style:vertical-align="automatic" fo:wrap-option="no-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1" style:family="table-cell" style:parent-style-name="Standard_32_2" style:data-style-name="N0">
      <style:table-cell-properties style:vertical-align="automatic" fo:wrap-option="no-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12" style:family="table-cell" style:parent-style-name="Zahl_32_ohne_32_Komma" style:data-style-name="N3">
      <style:table-cell-properties style:vertical-align="middle" fo:wrap-option="wrap" fo:background-color="transparent" style:repeat-content="false"/>
      <style:paragraph-properties fo:text-align="end" fo:margin-right="0cm"/>
    </style:style>
    <style:style style:name="ce13" style:family="table-cell" style:parent-style-name="Tabellenverzeichnis" style:data-style-name="N30">
      <style:table-cell-properties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15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9pt" style:font-size-asian="9pt" style:font-size-complex="9pt"/>
    </style:style>
    <style:style style:name="ce16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7pt" style:font-size-asian="7pt" style:font-size-complex="7pt"/>
    </style:style>
    <style:style style:name="ce1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1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1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20" style:family="table-cell" style:parent-style-name="Default" style:data-style-name="N0">
      <style:text-properties style:font-name="Calibri" style:font-name-asian="Calibri" style:font-name-complex="Calibri" fo:font-size="9pt" style:font-size-asian="9pt" style:font-size-complex="9pt"/>
    </style:style>
    <style:style style:name="ce21" style:family="table-cell" style:parent-style-name="Default" style:data-style-name="N0">
      <style:text-properties fo:font-size="7pt" style:font-size-asian="7pt" style:font-size-complex="7pt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23" style:family="table-cell" style:parent-style-name="Default" style:data-style-name="N3"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24" style:family="table-cell" style:parent-style-name="Default" style:data-style-name="N36">
      <style:table-cell-properties fo:background-color="transparent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26" style:family="table-cell" style:parent-style-name="Default" style:data-style-name="N3">
      <style:text-properties style:font-name="Calibri" style:font-name-asian="Calibri" style:font-name-complex="Calibri" fo:font-size="9pt" style:font-size-asian="9pt" style:font-size-complex="9pt"/>
    </style:style>
    <style:style style:name="ce27" style:family="table-cell" style:parent-style-name="Default" style:data-style-name="N36">
      <style:table-cell-properties fo:background-color="transparent"/>
      <style:text-properties style:font-name="Calibri" style:font-name-asian="Calibri" style:font-name-complex="Calibri" fo:font-size="9pt" style:font-size-asian="9pt" style:font-size-complex="9pt"/>
    </style:style>
    <style:style style:name="ce28" style:family="table-cell" style:parent-style-name="Default" style:data-style-name="N36">
      <style:text-properties style:font-name="Calibri" style:font-name-asian="Calibri" style:font-name-complex="Calibri" fo:font-size="9pt" style:font-size-asian="9pt" style:font-size-complex="9pt"/>
    </style:style>
    <style:style style:name="ce29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30" style:family="table-cell" style:parent-style-name="Default" style:data-style-name="N0">
      <style:table-cell-properties fo:border-top="none" fo:border-bottom="thin solid #000000" fo:border-left="none" fo:border-right="none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32" style:family="table-cell" style:parent-style-name="Default" style:data-style-name="N37">
      <style:table-cell-properties style:vertical-align="automatic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33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34" style:family="table-cell" style:parent-style-name="Default" style:data-style-name="N0"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35" style:family="table-cell" style:parent-style-name="Default" style:data-style-name="N3">
      <style:table-cell-properties style:vertical-align="automatic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3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37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38" style:family="table-cell" style:parent-style-name="Default" style:data-style-name="N0">
      <style:table-cell-properties style:vertical-align="top"/>
      <style:text-properties style:font-name="Calibri" style:font-name-asian="Calibri" style:font-name-complex="Calibri"/>
    </style:style>
    <style:style style:name="ce39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10pt" style:font-size-asian="10pt" style:font-size-complex="10pt"/>
    </style:style>
    <style:style style:name="ce40" style:family="table-cell" style:parent-style-name="Default" style:data-style-name="N0">
      <style:table-cell-properties style:vertical-align="top" fo:wrap-option="wrap"/>
    </style:style>
    <style:style style:name="ce41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2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43" style:family="table-cell" style:parent-style-name="Default" style:data-style-name="N0">
      <style:table-cell-properties style:vertical-align="middle"/>
    </style:style>
    <style:style style:name="ce44" style:family="table-cell" style:parent-style-name="Default" style:data-style-name="N0">
      <style:table-cell-properties style:vertical-align="top"/>
      <style:text-properties style:font-name="Calibri" style:font-name-asian="Calibri" style:font-name-complex="Calibri" fo:font-size="9pt" style:font-size-asian="9pt" style:font-size-complex="9pt"/>
    </style:style>
    <style:style style:name="ce45" style:family="table-cell" style:parent-style-name="Default" style:data-style-name="N0">
      <style:text-properties style:font-name="Calibri" style:font-name-asian="Calibri" style:font-name-complex="Calibri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co1" style:family="table-column">
      <style:table-column-properties fo:break-before="auto" style:column-width="1.39347222222222cm"/>
    </style:style>
    <style:style style:name="co2" style:family="table-column">
      <style:table-column-properties fo:break-before="auto" style:column-width="20.2847222222222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1.95791666666667cm"/>
    </style:style>
    <style:style style:name="co6" style:family="table-column">
      <style:table-column-properties fo:break-before="auto" style:column-width="1.53458333333333cm"/>
    </style:style>
    <style:style style:name="co7" style:family="table-column">
      <style:table-column-properties fo:break-before="auto" style:column-width="1.49930555555556cm"/>
    </style:style>
    <style:style style:name="co8" style:family="table-column">
      <style:table-column-properties fo:break-before="auto" style:column-width="1.905cm" style:use-optimal-column-width="true"/>
    </style:style>
    <style:style style:name="co9" style:family="table-column">
      <style:table-column-properties fo:break-before="auto" style:column-width="1.85208333333333cm"/>
    </style:style>
    <style:style style:name="co10" style:family="table-column">
      <style:table-column-properties fo:break-before="auto" style:column-width="1.55222222222222cm"/>
    </style:style>
    <style:style style:name="co11" style:family="table-column">
      <style:table-column-properties fo:break-before="auto" style:column-width="1.79916666666667cm"/>
    </style:style>
    <style:style style:name="ro1" style:family="table-row">
      <style:table-row-properties style:row-height="25pt" style:use-optimal-row-height="false" fo:break-before="auto"/>
    </style:style>
    <style:style style:name="ro2" style:family="table-row">
      <style:table-row-properties style:row-height="14.25pt" style:use-optimal-row-height="false" fo:break-before="auto"/>
    </style:style>
    <style:style style:name="ro3" style:family="table-row">
      <style:table-row-properties style:row-height="25.5pt" style:use-optimal-row-height="false" fo:break-before="auto"/>
    </style:style>
    <style:style style:name="ro4" style:family="table-row">
      <style:table-row-properties style:row-height="35pt" style:use-optimal-row-height="false" fo:break-before="auto"/>
    </style:style>
    <style:style style:name="ro5" style:family="table-row">
      <style:table-row-properties style:row-height="14pt" style:use-optimal-row-height="false" fo:break-before="auto"/>
    </style:style>
    <style:style style:name="ro6" style:family="table-row">
      <style:table-row-properties style:row-height="12pt" style:use-optimal-row-height="true" fo:break-before="auto"/>
    </style:style>
    <style:style style:name="ro7" style:family="table-row">
      <style:table-row-properties style:row-height="9pt" style:use-optimal-row-height="true" fo:break-before="auto"/>
    </style:style>
    <style:style style:name="ro8" style:family="table-row">
      <style:table-row-properties style:row-height="28.5pt" style:use-optimal-row-height="false" fo:break-before="auto"/>
    </style:style>
    <style:style style:name="ro9" style:family="table-row">
      <style:table-row-properties style:row-height="40.5pt" style:use-optimal-row-height="false" fo:break-before="auto"/>
    </style:style>
    <style:style style:name="ro10" style:family="table-row">
      <style:table-row-properties style:row-height="9.75pt" style:use-optimal-row-height="false" fo:break-before="auto"/>
    </style:style>
    <style:style style:name="ro11" style:family="table-row">
      <style:table-row-properties style:row-height="29.25pt" style:use-optimal-row-height="false" fo:break-before="auto"/>
    </style:style>
    <style:style style:name="ro12" style:family="table-row">
      <style:table-row-properties style:row-height="42.75pt" style:use-optimal-row-height="false" fo:break-before="auto"/>
    </style:style>
    <style:style style:name="ro13" style:family="table-row">
      <style:table-row-properties style:row-height="27.75pt" style:use-optimal-row-height="false" fo:break-before="auto"/>
    </style:style>
    <style:style style:name="ro14" style:family="table-row">
      <style:table-row-properties style:row-height="42.5pt" style:use-optimal-row-height="false" fo:break-before="auto"/>
    </style:style>
    <style:style style:name="ro15" style:family="table-row">
      <style:table-row-properties style:row-height="43.5pt" style:use-optimal-row-height="false" fo:break-before="auto"/>
    </style:style>
    <style:style style:name="ro16" style:family="table-row">
      <style:table-row-properties style:row-height="30pt" style:use-optimal-row-height="false" fo:break-before="auto"/>
    </style:style>
    <style:style style:name="ro17" style:family="table-row">
      <style:table-row-properties style:row-height="42pt" style:use-optimal-row-height="false" fo:break-before="auto"/>
    </style:style>
    <style:style style:name="ro18" style:family="table-row">
      <style:table-row-properties style:row-height="41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nverzeichni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6381" table:default-cell-style-name="ce2"/>
        <table:table-row table:style-name="ro1">
          <table:table-cell office:value-type="string" table:number-columns-spanned="2" table:number-rows-spanned="1" table:style-name="ce13">
            <text:p>Tabellenverzeichnis</text:p>
          </table:table-cell>
          <table:covered-table-cell/>
          <table:table-cell table:number-columns-repeated="16382" table:style-name="ce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<text:a xlink:href="#Ö.A1">Ö</text:a></text:p>
          </table:table-cell>
          <table:table-cell office:value-type="string" table:style-name="ce4">
            <text:p>Bevölkerung nach Alter und Geschlecht seit 1869 (Österreich)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3">
            <text:p><text:a xlink:href="#B.A1">B</text:a></text:p>
          </table:table-cell>
          <table:table-cell office:value-type="string" table:style-name="ce5">
            <text:p>Bevölkerung nach Alter und Geschlecht seit 1869 (Burgenland)</text:p>
          </table:table-cell>
          <table:table-cell table:number-columns-repeated="13" table:style-name="ce5"/>
          <table:table-cell table:number-columns-repeated="16369"/>
        </table:table-row>
        <table:table-row table:style-name="ro2">
          <table:table-cell office:value-type="string" table:style-name="ce3">
            <text:p><text:a xlink:href="#K.A1">K</text:a></text:p>
          </table:table-cell>
          <table:table-cell office:value-type="string" table:style-name="ce6">
            <text:p>Bevölkerung nach Alter und Geschlecht seit 1869 (Kärnten)</text:p>
          </table:table-cell>
          <table:table-cell table:number-columns-repeated="13" table:style-name="ce6"/>
          <table:table-cell table:number-columns-repeated="16369"/>
        </table:table-row>
        <table:table-row table:style-name="ro2">
          <table:table-cell office:value-type="string" table:style-name="ce3">
            <text:p><text:a xlink:href="#NÖ.A1">NÖ</text:a></text:p>
          </table:table-cell>
          <table:table-cell office:value-type="string" table:style-name="ce6">
            <text:p>Bevölkerung nach Alter und Geschlecht seit 1869 (Niederösterreich)</text:p>
          </table:table-cell>
          <table:table-cell table:number-columns-repeated="13" table:style-name="ce6"/>
          <table:table-cell table:number-columns-repeated="16369"/>
        </table:table-row>
        <table:table-row table:style-name="ro2">
          <table:table-cell office:value-type="string" table:style-name="ce3">
            <text:p><text:a xlink:href="#OÖ.A1">OÖ</text:a></text:p>
          </table:table-cell>
          <table:table-cell office:value-type="string" table:style-name="ce6">
            <text:p>Bevölkerung nach Alter und Geschlecht seit 1869 (Oberösterreich)</text:p>
          </table:table-cell>
          <table:table-cell table:number-columns-repeated="13" table:style-name="ce6"/>
          <table:table-cell table:number-columns-repeated="16369"/>
        </table:table-row>
        <table:table-row table:style-name="ro2">
          <table:table-cell office:value-type="string" table:style-name="ce3">
            <text:p><text:a xlink:href="#SBG.A1">SBG</text:a></text:p>
          </table:table-cell>
          <table:table-cell office:value-type="string" table:style-name="ce7">
            <text:p>Bevölkerung nach Alter und Geschlecht seit 1869 (Salzburg)</text:p>
          </table:table-cell>
          <table:table-cell table:number-columns-repeated="13" table:style-name="ce7"/>
          <table:table-cell table:number-columns-repeated="16369"/>
        </table:table-row>
        <table:table-row table:style-name="ro2">
          <table:table-cell office:value-type="string" table:style-name="ce3">
            <text:p><text:a xlink:href="#STMK.A1">STMK</text:a></text:p>
          </table:table-cell>
          <table:table-cell office:value-type="string" table:style-name="ce6">
            <text:p>Bevölkerung nach Alter und Geschlecht seit 1869 (Steiermark)</text:p>
          </table:table-cell>
          <table:table-cell table:number-columns-repeated="13" table:style-name="ce6"/>
          <table:table-cell table:number-columns-repeated="16369"/>
        </table:table-row>
        <table:table-row table:style-name="ro2">
          <table:table-cell office:value-type="string" table:style-name="ce3">
            <text:p><text:a xlink:href="#TIR.A1">TIR</text:a></text:p>
          </table:table-cell>
          <table:table-cell office:value-type="string" table:style-name="ce7">
            <text:p>Bevölkerung nach Alter und Geschlecht seit 1869 (Tirol)</text:p>
          </table:table-cell>
          <table:table-cell table:number-columns-repeated="13" table:style-name="ce7"/>
          <table:table-cell table:number-columns-repeated="16369"/>
        </table:table-row>
        <table:table-row table:style-name="ro2">
          <table:table-cell office:value-type="string" table:style-name="ce3">
            <text:p><text:a xlink:href="#V.A1">V</text:a></text:p>
          </table:table-cell>
          <table:table-cell office:value-type="string" table:style-name="ce6">
            <text:p>Bevölkerung nach Alter und Geschlecht seit 1869 (Vorarlberg)</text:p>
          </table:table-cell>
          <table:table-cell table:number-columns-repeated="13" table:style-name="ce6"/>
          <table:table-cell table:number-columns-repeated="16369"/>
        </table:table-row>
        <table:table-row table:style-name="ro2">
          <table:table-cell office:value-type="string" table:style-name="ce3">
            <text:p><text:a xlink:href="#W.A1">W</text:a></text:p>
          </table:table-cell>
          <table:table-cell office:value-type="string" table:style-name="ce6">
            <text:p>Bevölkerung nach Alter und Geschlecht seit 1869 (Wien)</text:p>
          </table:table-cell>
          <table:table-cell table:number-columns-repeated="13" table:style-name="ce6"/>
          <table:table-cell table:number-columns-repeated="16369"/>
        </table:table-row>
        <table:table-row table:style-name="ro2">
          <table:table-cell table:style-name="ce3"/>
          <table:table-cell table:number-columns-repeated="8" table:style-name="ce8"/>
          <table:table-cell table:number-columns-repeated="16375" table:style-name="ce2"/>
        </table:table-row>
        <table:table-row table:style-name="ro2">
          <table:table-cell table:style-name="ce3"/>
          <table:table-cell table:number-columns-repeated="8" table:style-name="ce9"/>
          <table:table-cell table:number-columns-repeated="6" table:style-name="ce2"/>
          <table:table-cell table:number-columns-repeated="16369" table:style-name="ce1"/>
        </table:table-row>
        <table:table-row table:style-name="ro2">
          <table:table-cell table:style-name="ce10"/>
          <table:table-cell table:number-columns-repeated="14" table:style-name="ce2"/>
          <table:table-cell table:number-columns-repeated="16369" table:style-name="ce1"/>
        </table:table-row>
        <table:table-row table:style-name="ro2">
          <table:table-cell table:style-name="ce11"/>
          <table:table-cell table:number-columns-repeated="14" table:style-name="ce2"/>
          <table:table-cell table:number-columns-repeated="16369" table:style-name="ce1"/>
        </table:table-row>
        <table:table-row table:number-rows-repeated="5" table:style-name="ro2">
          <table:table-cell table:number-columns-repeated="16384"/>
        </table:table-row>
        <table:table-row table:style-name="ro2">
          <table:table-cell table:number-columns-repeated="11" table:style-name="ce2"/>
          <table:table-cell table:style-name="ce12"/>
          <table:table-cell table:number-columns-repeated="3" table:style-name="ce2"/>
          <table:table-cell table:number-columns-repeated="16369" table:style-name="ce1"/>
        </table:table-row>
        <table:table-row table:number-rows-repeated="1048554" table:style-name="ro2">
          <table:table-cell table:number-columns-repeated="16384"/>
        </table:table-row>
      </table:table>
      <table:table table:name="Ö" table:style-name="ta2">
        <table:table-column table:style-name="co5" table:default-cell-style-name="ce21"/>
        <table:table-column table:style-name="co6" table:number-columns-repeated="14" table:default-cell-style-name="ce21"/>
        <table:table-column table:style-name="co4" table:number-columns-repeated="16369" table:default-cell-style-name="ce21"/>
        <table:table-row table:style-name="ro3">
          <table:table-cell office:value-type="string" table:number-columns-spanned="15" table:number-rows-spanned="1" table:style-name="ce30">
            <text:p>Bevölkerung nach Alter und Geschlecht seit 1869 (Österreich)</text:p>
          </table:table-cell>
          <table:covered-table-cell table:number-columns-repeated="14"/>
          <table:table-cell table:style-name="ce14"/>
          <table:table-cell table:number-columns-repeated="4" table:style-name="ce15"/>
          <table:table-cell table:number-columns-repeated="27" table:style-name="ce14"/>
          <table:table-cell table:number-columns-repeated="16337" table:style-name="ce16"/>
        </table:table-row>
        <table:table-row table:style-name="ro3">
          <table:table-cell office:value-type="string" table:style-name="ce17">
            <text:p>Alter<text:s/></text:p>
            <text:p>(in Jahren)</text:p>
          </table:table-cell>
          <table:table-cell office:value-type="string" table:style-name="ce18">
            <text:p>1869</text:p>
            <text:p>(31.12.)</text:p>
          </table:table-cell>
          <table:table-cell office:value-type="string" table:style-name="ce18">
            <text:p>1880</text:p>
            <text:p>(31.12.)</text:p>
          </table:table-cell>
          <table:table-cell office:value-type="string" table:style-name="ce18">
            <text:p>1890</text:p>
            <text:p>(31.12.)</text:p>
          </table:table-cell>
          <table:table-cell office:value-type="string" table:style-name="ce18">
            <text:p>1900</text:p>
            <text:p>(31.12.)</text:p>
          </table:table-cell>
          <table:table-cell office:value-type="string" table:style-name="ce18">
            <text:p>1910<text:s/></text:p>
            <text:p>(31.12.)</text:p>
          </table:table-cell>
          <table:table-cell office:value-type="string" table:style-name="ce18">
            <text:p>1934</text:p>
            <text:p>(22.3.)</text:p>
          </table:table-cell>
          <table:table-cell office:value-type="string" table:style-name="ce18">
            <text:p>1951</text:p>
            <text:p>(1.6.)</text:p>
          </table:table-cell>
          <table:table-cell office:value-type="string" table:style-name="ce18">
            <text:p>1961</text:p>
            <text:p>(21.3.)</text:p>
          </table:table-cell>
          <table:table-cell office:value-type="string" table:style-name="ce18">
            <text:p>1971</text:p>
            <text:p>(12.5.)</text:p>
          </table:table-cell>
          <table:table-cell office:value-type="string" table:style-name="ce18">
            <text:p>1981</text:p>
            <text:p>(12.5.)</text:p>
          </table:table-cell>
          <table:table-cell office:value-type="string" table:style-name="ce18">
            <text:p>1991</text:p>
            <text:p>(15.5.)</text:p>
          </table:table-cell>
          <table:table-cell office:value-type="string" table:style-name="ce19">
            <text:p>2001<text:s/><text:span text:style-name="T2">1</text:span>)</text:p>
            <text:p>(15.5.)</text:p>
          </table:table-cell>
          <table:table-cell office:value-type="string" table:style-name="ce19">
            <text:p>2011<text:s/><text:span text:style-name="T2">2</text:span>)</text:p>
            <text:p>(31.10.)</text:p>
          </table:table-cell>
          <table:table-cell office:value-type="string" table:style-name="ce19">
            <text:p>2021<text:s/><text:span text:style-name="T2">2</text:span>)</text:p>
            <text:p>(31.10.)</text:p>
          </table:table-cell>
          <table:table-cell table:style-name="ce20"/>
          <table:table-cell table:number-columns-repeated="4" table:style-name="ce15"/>
          <table:table-cell table:number-columns-repeated="27" table:style-name="ce20"/>
          <table:table-cell table:number-columns-repeated="16337"/>
        </table:table-row>
        <table:table-row table:style-name="ro2">
          <table:table-cell table:style-name="ce15"/>
          <table:table-cell office:value-type="string" table:number-columns-spanned="14" table:number-rows-spanned="1" table:style-name="ce31">
            <text:p>Männer und Frauen</text:p>
          </table:table-cell>
          <table:covered-table-cell table:number-columns-repeated="13"/>
          <table:table-cell table:style-name="ce20"/>
          <table:table-cell table:number-columns-repeated="4" table:style-name="ce15"/>
          <table:table-cell table:number-columns-repeated="27" table:style-name="ce20"/>
          <table:table-cell table:number-columns-repeated="16337"/>
        </table:table-row>
        <table:table-row table:style-name="ro2">
          <table:table-cell office:value-type="string" table:style-name="ce22">
            <text:p>Insgesamt</text:p>
          </table:table-cell>
          <table:table-cell office:value-type="float" office:value="4497880" table:style-name="ce23">
            <text:p>4 497 880</text:p>
          </table:table-cell>
          <table:table-cell office:value-type="float" office:value="4963528" table:style-name="ce23">
            <text:p>4 963 528</text:p>
          </table:table-cell>
          <table:table-cell office:value-type="float" office:value="5417360" table:style-name="ce23">
            <text:p>5 417 360</text:p>
          </table:table-cell>
          <table:table-cell office:value-type="float" office:value="6003845" table:style-name="ce23">
            <text:p>6 003 845</text:p>
          </table:table-cell>
          <table:table-cell office:value-type="float" office:value="6648310" table:style-name="ce23">
            <text:p>6 648 310</text:p>
          </table:table-cell>
          <table:table-cell office:value-type="float" office:value="6760044" table:style-name="ce23">
            <text:p>6 760 044</text:p>
          </table:table-cell>
          <table:table-cell office:value-type="float" office:value="6933905" table:style-name="ce23">
            <text:p>6 933 905</text:p>
          </table:table-cell>
          <table:table-cell office:value-type="float" office:value="7073807" table:style-name="ce23">
            <text:p>7 073 807</text:p>
          </table:table-cell>
          <table:table-cell office:value-type="float" office:value="7491526" table:style-name="ce23">
            <text:p>7 491 526</text:p>
          </table:table-cell>
          <table:table-cell office:value-type="float" office:value="7555338" table:style-name="ce23">
            <text:p>7 555 338</text:p>
          </table:table-cell>
          <table:table-cell office:value-type="float" office:value="7795786" table:style-name="ce23">
            <text:p>7 795 786</text:p>
          </table:table-cell>
          <table:table-cell office:value-type="float" office:value="8032926" table:style-name="ce23">
            <text:p>8 032 926</text:p>
          </table:table-cell>
          <table:table-cell office:value-type="float" office:value="8401940" table:style-name="ce24">
            <text:p>8 401 940</text:p>
          </table:table-cell>
          <table:table-cell office:value-type="float" office:value="8969068" table:style-name="ce24">
            <text:p>8 969 068</text:p>
          </table:table-cell>
          <table:table-cell table:style-name="ce20"/>
          <table:table-cell table:number-columns-repeated="4" table:style-name="ce15"/>
          <table:table-cell table:number-columns-repeated="27" table:style-name="ce20"/>
          <table:table-cell table:number-columns-repeated="16337"/>
        </table:table-row>
        <table:table-row table:style-name="ro2">
          <table:table-cell office:value-type="string" table:style-name="ce25">
            <text:p>0 bis 4</text:p>
          </table:table-cell>
          <table:table-cell office:value-type="float" office:value="469809" table:style-name="ce26">
            <text:p>469 809</text:p>
          </table:table-cell>
          <table:table-cell office:value-type="float" office:value="563801" table:style-name="ce26">
            <text:p>563 801</text:p>
          </table:table-cell>
          <table:table-cell office:value-type="float" office:value="587738" table:style-name="ce26">
            <text:p>587 738</text:p>
          </table:table-cell>
          <table:table-cell office:value-type="float" office:value="663073" table:style-name="ce26">
            <text:p>663 073</text:p>
          </table:table-cell>
          <table:table-cell office:value-type="float" office:value="685700" table:style-name="ce26">
            <text:p>685 700</text:p>
          </table:table-cell>
          <table:table-cell office:value-type="float" office:value="469468" table:style-name="ce26">
            <text:p>469 468</text:p>
          </table:table-cell>
          <table:table-cell office:value-type="float" office:value="530161" table:style-name="ce26">
            <text:p>530 161</text:p>
          </table:table-cell>
          <table:table-cell office:value-type="float" office:value="583698" table:style-name="ce26">
            <text:p>583 698</text:p>
          </table:table-cell>
          <table:table-cell office:value-type="float" office:value="593578" table:style-name="ce26">
            <text:p>593 578</text:p>
          </table:table-cell>
          <table:table-cell office:value-type="float" office:value="431412" table:style-name="ce26">
            <text:p>431 412</text:p>
          </table:table-cell>
          <table:table-cell office:value-type="float" office:value="453282" table:style-name="ce26">
            <text:p>453 282</text:p>
          </table:table-cell>
          <table:table-cell office:value-type="float" office:value="410024" table:style-name="ce26">
            <text:p>410 024</text:p>
          </table:table-cell>
          <table:table-cell office:value-type="float" office:value="394706" table:style-name="ce27">
            <text:p>394 706</text:p>
          </table:table-cell>
          <table:table-cell office:value-type="float" office:value="433673" table:style-name="ce27">
            <text:p>433 673</text:p>
          </table:table-cell>
          <table:table-cell table:style-name="ce20"/>
          <table:table-cell table:number-columns-repeated="4" table:style-name="ce15"/>
          <table:table-cell table:number-columns-repeated="27" table:style-name="ce20"/>
          <table:table-cell table:number-columns-repeated="16337"/>
        </table:table-row>
        <table:table-row table:style-name="ro2">
          <table:table-cell office:value-type="string" table:style-name="ce25">
            <text:p>5 bis 9</text:p>
          </table:table-cell>
          <table:table-cell office:value-type="float" office:value="406771" table:style-name="ce26">
            <text:p>406 771</text:p>
          </table:table-cell>
          <table:table-cell office:value-type="float" office:value="470139" table:style-name="ce26">
            <text:p>470 139</text:p>
          </table:table-cell>
          <table:table-cell office:value-type="float" office:value="522687" table:style-name="ce26">
            <text:p>522 687</text:p>
          </table:table-cell>
          <table:table-cell office:value-type="float" office:value="574836" table:style-name="ce26">
            <text:p>574 836</text:p>
          </table:table-cell>
          <table:table-cell office:value-type="float" office:value="663799" table:style-name="ce26">
            <text:p>663 799</text:p>
          </table:table-cell>
          <table:table-cell office:value-type="float" office:value="539730" table:style-name="ce26">
            <text:p>539 730</text:p>
          </table:table-cell>
          <table:table-cell office:value-type="float" office:value="513761" table:style-name="ce26">
            <text:p>513 761</text:p>
          </table:table-cell>
          <table:table-cell office:value-type="float" office:value="487537" table:style-name="ce26">
            <text:p>487 537</text:p>
          </table:table-cell>
          <table:table-cell office:value-type="float" office:value="643388" table:style-name="ce26">
            <text:p>643 388</text:p>
          </table:table-cell>
          <table:table-cell office:value-type="float" office:value="479103" table:style-name="ce26">
            <text:p>479 103</text:p>
          </table:table-cell>
          <table:table-cell office:value-type="float" office:value="461735" table:style-name="ce26">
            <text:p>461 735</text:p>
          </table:table-cell>
          <table:table-cell office:value-type="float" office:value="469735" table:style-name="ce26">
            <text:p>469 735</text:p>
          </table:table-cell>
          <table:table-cell office:value-type="float" office:value="406027" table:style-name="ce27">
            <text:p>406 027</text:p>
          </table:table-cell>
          <table:table-cell office:value-type="float" office:value="433599" table:style-name="ce27">
            <text:p>433 599</text:p>
          </table:table-cell>
          <table:table-cell table:style-name="ce20"/>
          <table:table-cell table:number-columns-repeated="4" table:style-name="ce15"/>
          <table:table-cell table:number-columns-repeated="27" table:style-name="ce20"/>
          <table:table-cell table:number-columns-repeated="16337"/>
        </table:table-row>
        <table:table-row table:style-name="ro2">
          <table:table-cell office:value-type="string" table:style-name="ce25">
            <text:p>10 bis 14</text:p>
          </table:table-cell>
          <table:table-cell office:value-type="float" office:value="391898" table:style-name="ce26">
            <text:p>391 898</text:p>
          </table:table-cell>
          <table:table-cell office:value-type="float" office:value="421052" table:style-name="ce26">
            <text:p>421 052</text:p>
          </table:table-cell>
          <table:table-cell office:value-type="float" office:value="504607" table:style-name="ce26">
            <text:p>504 607</text:p>
          </table:table-cell>
          <table:table-cell office:value-type="float" office:value="541275" table:style-name="ce26">
            <text:p>541 275</text:p>
          </table:table-cell>
          <table:table-cell office:value-type="float" office:value="634835" table:style-name="ce26">
            <text:p>634 835</text:p>
          </table:table-cell>
          <table:table-cell office:value-type="float" office:value="592343" table:style-name="ce26">
            <text:p>592 343</text:p>
          </table:table-cell>
          <table:table-cell office:value-type="float" office:value="543882" table:style-name="ce26">
            <text:p>543 882</text:p>
          </table:table-cell>
          <table:table-cell office:value-type="float" office:value="513394" table:style-name="ce26">
            <text:p>513 394</text:p>
          </table:table-cell>
          <table:table-cell office:value-type="float" office:value="585366" table:style-name="ce26">
            <text:p>585 366</text:p>
          </table:table-cell>
          <table:table-cell office:value-type="float" office:value="600049" table:style-name="ce26">
            <text:p>600 049</text:p>
          </table:table-cell>
          <table:table-cell office:value-type="float" office:value="441789" table:style-name="ce26">
            <text:p>441 789</text:p>
          </table:table-cell>
          <table:table-cell office:value-type="float" office:value="473723" table:style-name="ce26">
            <text:p>473 723</text:p>
          </table:table-cell>
          <table:table-cell office:value-type="float" office:value="426957" table:style-name="ce27">
            <text:p>426 957</text:p>
          </table:table-cell>
          <table:table-cell office:value-type="float" office:value="424408" table:style-name="ce27">
            <text:p>424 408</text:p>
          </table:table-cell>
          <table:table-cell table:style-name="ce20"/>
          <table:table-cell table:number-columns-repeated="4" table:style-name="ce15"/>
          <table:table-cell table:number-columns-repeated="27" table:style-name="ce20"/>
          <table:table-cell table:number-columns-repeated="16337"/>
        </table:table-row>
        <table:table-row table:style-name="ro2">
          <table:table-cell office:value-type="string" table:style-name="ce25">
            <text:p>15 bis 19</text:p>
          </table:table-cell>
          <table:table-cell office:value-type="float" office:value="417531" table:style-name="ce26">
            <text:p>417 531</text:p>
          </table:table-cell>
          <table:table-cell office:value-type="float" office:value="439110" table:style-name="ce26">
            <text:p>439 110</text:p>
          </table:table-cell>
          <table:table-cell office:value-type="float" office:value="496931" table:style-name="ce26">
            <text:p>496 931</text:p>
          </table:table-cell>
          <table:table-cell office:value-type="float" office:value="559792" table:style-name="ce26">
            <text:p>559 792</text:p>
          </table:table-cell>
          <table:table-cell office:value-type="float" office:value="613848" table:style-name="ce26">
            <text:p>613 848</text:p>
          </table:table-cell>
          <table:table-cell office:value-type="float" office:value="393359" table:style-name="ce26">
            <text:p>393 359</text:p>
          </table:table-cell>
          <table:table-cell office:value-type="float" office:value="440516" table:style-name="ce26">
            <text:p>440 516</text:p>
          </table:table-cell>
          <table:table-cell office:value-type="float" office:value="517182" table:style-name="ce26">
            <text:p>517 182</text:p>
          </table:table-cell>
          <table:table-cell office:value-type="float" office:value="512074" table:style-name="ce26">
            <text:p>512 074</text:p>
          </table:table-cell>
          <table:table-cell office:value-type="float" office:value="658182" table:style-name="ce26">
            <text:p>658 182</text:p>
          </table:table-cell>
          <table:table-cell office:value-type="float" office:value="502449" table:style-name="ce26">
            <text:p>502 449</text:p>
          </table:table-cell>
          <table:table-cell office:value-type="float" office:value="483957" table:style-name="ce26">
            <text:p>483 957</text:p>
          </table:table-cell>
          <table:table-cell office:value-type="float" office:value="488818" table:style-name="ce27">
            <text:p>488 818</text:p>
          </table:table-cell>
          <table:table-cell office:value-type="float" office:value="438305" table:style-name="ce27">
            <text:p>438 305</text:p>
          </table:table-cell>
          <table:table-cell table:style-name="ce20"/>
          <table:table-cell table:number-columns-repeated="4" table:style-name="ce15"/>
          <table:table-cell table:number-columns-repeated="27" table:style-name="ce20"/>
          <table:table-cell table:number-columns-repeated="16337"/>
        </table:table-row>
        <table:table-row table:style-name="ro2">
          <table:table-cell office:value-type="string" table:style-name="ce25">
            <text:p>20 bis 24</text:p>
          </table:table-cell>
          <table:table-cell office:value-type="float" office:value="413170" table:style-name="ce26">
            <text:p>413 170</text:p>
          </table:table-cell>
          <table:table-cell office:value-type="float" office:value="441609" table:style-name="ce26">
            <text:p>441 609</text:p>
          </table:table-cell>
          <table:table-cell office:value-type="float" office:value="473994" table:style-name="ce26">
            <text:p>473 994</text:p>
          </table:table-cell>
          <table:table-cell office:value-type="float" office:value="565096" table:style-name="ce26">
            <text:p>565 096</text:p>
          </table:table-cell>
          <table:table-cell office:value-type="float" office:value="587844" table:style-name="ce26">
            <text:p>587 844</text:p>
          </table:table-cell>
          <table:table-cell office:value-type="float" office:value="590210" table:style-name="ce26">
            <text:p>590 210</text:p>
          </table:table-cell>
          <table:table-cell office:value-type="float" office:value="486560" table:style-name="ce26">
            <text:p>486 560</text:p>
          </table:table-cell>
          <table:table-cell office:value-type="float" office:value="516389" table:style-name="ce26">
            <text:p>516 389</text:p>
          </table:table-cell>
          <table:table-cell office:value-type="float" office:value="532528" table:style-name="ce26">
            <text:p>532 528</text:p>
          </table:table-cell>
          <table:table-cell office:value-type="float" office:value="606624" table:style-name="ce26">
            <text:p>606 624</text:p>
          </table:table-cell>
          <table:table-cell office:value-type="float" office:value="648499" table:style-name="ce26">
            <text:p>648 499</text:p>
          </table:table-cell>
          <table:table-cell office:value-type="float" office:value="472777" table:style-name="ce26">
            <text:p>472 777</text:p>
          </table:table-cell>
          <table:table-cell office:value-type="float" office:value="527675" table:style-name="ce27">
            <text:p>527 675</text:p>
          </table:table-cell>
          <table:table-cell office:value-type="float" office:value="498314" table:style-name="ce27">
            <text:p>498 314</text:p>
          </table:table-cell>
          <table:table-cell table:style-name="ce20"/>
          <table:table-cell table:number-columns-repeated="4" table:style-name="ce15"/>
          <table:table-cell table:number-columns-repeated="27" table:style-name="ce20"/>
          <table:table-cell table:number-columns-repeated="16337"/>
        </table:table-row>
        <table:table-row table:style-name="ro2">
          <table:table-cell office:value-type="string" table:style-name="ce25">
            <text:p>25 bis 29</text:p>
          </table:table-cell>
          <table:table-cell office:value-type="float" office:value="384343" table:style-name="ce26">
            <text:p>384 343</text:p>
          </table:table-cell>
          <table:table-cell office:value-type="float" office:value="403600" table:style-name="ce26">
            <text:p>403 600</text:p>
          </table:table-cell>
          <table:table-cell office:value-type="float" office:value="435542" table:style-name="ce26">
            <text:p>435 542</text:p>
          </table:table-cell>
          <table:table-cell office:value-type="float" office:value="496449" table:style-name="ce26">
            <text:p>496 449</text:p>
          </table:table-cell>
          <table:table-cell office:value-type="float" office:value="539456" table:style-name="ce26">
            <text:p>539 456</text:p>
          </table:table-cell>
          <table:table-cell office:value-type="float" office:value="595172" table:style-name="ce26">
            <text:p>595 172</text:p>
          </table:table-cell>
          <table:table-cell office:value-type="float" office:value="517631" table:style-name="ce26">
            <text:p>517 631</text:p>
          </table:table-cell>
          <table:table-cell office:value-type="float" office:value="409441" table:style-name="ce26">
            <text:p>409 441</text:p>
          </table:table-cell>
          <table:table-cell office:value-type="float" office:value="491918" table:style-name="ce26">
            <text:p>491 918</text:p>
          </table:table-cell>
          <table:table-cell office:value-type="float" office:value="517656" table:style-name="ce26">
            <text:p>517 656</text:p>
          </table:table-cell>
          <table:table-cell office:value-type="float" office:value="698779" table:style-name="ce26">
            <text:p>698 779</text:p>
          </table:table-cell>
          <table:table-cell office:value-type="float" office:value="539031" table:style-name="ce26">
            <text:p>539 031</text:p>
          </table:table-cell>
          <table:table-cell office:value-type="float" office:value="552783" table:style-name="ce27">
            <text:p>552 783</text:p>
          </table:table-cell>
          <table:table-cell office:value-type="float" office:value="589798" table:style-name="ce27">
            <text:p>589 798</text:p>
          </table:table-cell>
          <table:table-cell table:style-name="ce20"/>
          <table:table-cell table:number-columns-repeated="4" table:style-name="ce15"/>
          <table:table-cell table:number-columns-repeated="27" table:style-name="ce20"/>
          <table:table-cell table:number-columns-repeated="16337"/>
        </table:table-row>
        <table:table-row table:style-name="ro2">
          <table:table-cell office:value-type="string" table:style-name="ce25">
            <text:p>30 bis 34</text:p>
          </table:table-cell>
          <table:table-cell office:value-type="float" office:value="336516" table:style-name="ce26">
            <text:p>336 516</text:p>
          </table:table-cell>
          <table:table-cell office:value-type="float" office:value="374034" table:style-name="ce26">
            <text:p>374 034</text:p>
          </table:table-cell>
          <table:table-cell office:value-type="float" office:value="394259" table:style-name="ce26">
            <text:p>394 259</text:p>
          </table:table-cell>
          <table:table-cell office:value-type="float" office:value="428650" table:style-name="ce26">
            <text:p>428 650</text:p>
          </table:table-cell>
          <table:table-cell office:value-type="float" office:value="504819" table:style-name="ce26">
            <text:p>504 819</text:p>
          </table:table-cell>
          <table:table-cell office:value-type="float" office:value="586975" table:style-name="ce26">
            <text:p>586 975</text:p>
          </table:table-cell>
          <table:table-cell office:value-type="float" office:value="372623" table:style-name="ce26">
            <text:p>372 623</text:p>
          </table:table-cell>
          <table:table-cell office:value-type="float" office:value="460876" table:style-name="ce26">
            <text:p>460 876</text:p>
          </table:table-cell>
          <table:table-cell office:value-type="float" office:value="510246" table:style-name="ce26">
            <text:p>510 246</text:p>
          </table:table-cell>
          <table:table-cell office:value-type="float" office:value="529296" table:style-name="ce26">
            <text:p>529 296</text:p>
          </table:table-cell>
          <table:table-cell office:value-type="float" office:value="624515" table:style-name="ce26">
            <text:p>624 515</text:p>
          </table:table-cell>
          <table:table-cell office:value-type="float" office:value="668281" table:style-name="ce26">
            <text:p>668 281</text:p>
          </table:table-cell>
          <table:table-cell office:value-type="float" office:value="538307" table:style-name="ce27">
            <text:p>538 307</text:p>
          </table:table-cell>
          <table:table-cell office:value-type="float" office:value="619412" table:style-name="ce27">
            <text:p>619 412</text:p>
          </table:table-cell>
          <table:table-cell table:style-name="ce20"/>
          <table:table-cell table:number-columns-repeated="4" table:style-name="ce15"/>
          <table:table-cell table:number-columns-repeated="27" table:style-name="ce20"/>
          <table:table-cell table:number-columns-repeated="16337"/>
        </table:table-row>
        <table:table-row table:style-name="ro2">
          <table:table-cell office:value-type="string" table:style-name="ce25">
            <text:p>35 bis 39</text:p>
          </table:table-cell>
          <table:table-cell office:value-type="float" office:value="309386" table:style-name="ce26">
            <text:p>309 386</text:p>
          </table:table-cell>
          <table:table-cell office:value-type="float" office:value="352378" table:style-name="ce26">
            <text:p>352 378</text:p>
          </table:table-cell>
          <table:table-cell office:value-type="float" office:value="364033" table:style-name="ce26">
            <text:p>364 033</text:p>
          </table:table-cell>
          <table:table-cell office:value-type="float" office:value="394696" table:style-name="ce26">
            <text:p>394 696</text:p>
          </table:table-cell>
          <table:table-cell office:value-type="float" office:value="452575" table:style-name="ce26">
            <text:p>452 575</text:p>
          </table:table-cell>
          <table:table-cell office:value-type="float" office:value="515647" table:style-name="ce26">
            <text:p>515 647</text:p>
          </table:table-cell>
          <table:table-cell office:value-type="float" office:value="463368" table:style-name="ce26">
            <text:p>463 368</text:p>
          </table:table-cell>
          <table:table-cell office:value-type="float" office:value="492785" table:style-name="ce26">
            <text:p>492 785</text:p>
          </table:table-cell>
          <table:table-cell office:value-type="float" office:value="414497" table:style-name="ce26">
            <text:p>414 497</text:p>
          </table:table-cell>
          <table:table-cell office:value-type="float" office:value="486782" table:style-name="ce26">
            <text:p>486 782</text:p>
          </table:table-cell>
          <table:table-cell office:value-type="float" office:value="529163" table:style-name="ce26">
            <text:p>529 163</text:p>
          </table:table-cell>
          <table:table-cell office:value-type="float" office:value="704872" table:style-name="ce26">
            <text:p>704 872</text:p>
          </table:table-cell>
          <table:table-cell office:value-type="float" office:value="564817" table:style-name="ce27">
            <text:p>564 817</text:p>
          </table:table-cell>
          <table:table-cell office:value-type="float" office:value="614812" table:style-name="ce27">
            <text:p>614 812</text:p>
          </table:table-cell>
          <table:table-cell table:style-name="ce20"/>
          <table:table-cell table:number-columns-repeated="4" table:style-name="ce15"/>
          <table:table-cell table:number-columns-repeated="27" table:style-name="ce20"/>
          <table:table-cell table:number-columns-repeated="16337"/>
        </table:table-row>
        <table:table-row table:style-name="ro2">
          <table:table-cell office:value-type="string" table:style-name="ce25">
            <text:p>40 bis 44</text:p>
          </table:table-cell>
          <table:table-cell office:value-type="float" office:value="280302" table:style-name="ce26">
            <text:p>280 302</text:p>
          </table:table-cell>
          <table:table-cell office:value-type="float" office:value="308447" table:style-name="ce26">
            <text:p>308 447</text:p>
          </table:table-cell>
          <table:table-cell office:value-type="float" office:value="333412" table:style-name="ce26">
            <text:p>333 412</text:p>
          </table:table-cell>
          <table:table-cell office:value-type="float" office:value="358831" table:style-name="ce26">
            <text:p>358 831</text:p>
          </table:table-cell>
          <table:table-cell office:value-type="float" office:value="393054" table:style-name="ce26">
            <text:p>393 054</text:p>
          </table:table-cell>
          <table:table-cell office:value-type="float" office:value="450621" table:style-name="ce26">
            <text:p>450 621</text:p>
          </table:table-cell>
          <table:table-cell office:value-type="float" office:value="536923" table:style-name="ce26">
            <text:p>536 923</text:p>
          </table:table-cell>
          <table:table-cell office:value-type="float" office:value="346757" table:style-name="ce26">
            <text:p>346 757</text:p>
          </table:table-cell>
          <table:table-cell office:value-type="float" office:value="461108" table:style-name="ce26">
            <text:p>461 108</text:p>
          </table:table-cell>
          <table:table-cell office:value-type="float" office:value="502481" table:style-name="ce26">
            <text:p>502 481</text:p>
          </table:table-cell>
          <table:table-cell office:value-type="float" office:value="529412" table:style-name="ce26">
            <text:p>529 412</text:p>
          </table:table-cell>
          <table:table-cell office:value-type="float" office:value="625783" table:style-name="ce26">
            <text:p>625 783</text:p>
          </table:table-cell>
          <table:table-cell office:value-type="float" office:value="675242" table:style-name="ce27">
            <text:p>675 242</text:p>
          </table:table-cell>
          <table:table-cell office:value-type="float" office:value="581444" table:style-name="ce27">
            <text:p>581 444</text:p>
          </table:table-cell>
          <table:table-cell table:style-name="ce20"/>
          <table:table-cell table:number-columns-repeated="4" table:style-name="ce15"/>
          <table:table-cell table:number-columns-repeated="27" table:style-name="ce20"/>
          <table:table-cell table:number-columns-repeated="16337"/>
        </table:table-row>
        <table:table-row table:style-name="ro2">
          <table:table-cell office:value-type="string" table:style-name="ce25">
            <text:p>45 bis 49</text:p>
          </table:table-cell>
          <table:table-cell office:value-type="float" office:value="267850" table:style-name="ce26">
            <text:p>267 850</text:p>
          </table:table-cell>
          <table:table-cell office:value-type="float" office:value="273534" table:style-name="ce26">
            <text:p>273 534</text:p>
          </table:table-cell>
          <table:table-cell office:value-type="float" office:value="313888" table:style-name="ce26">
            <text:p>313 888</text:p>
          </table:table-cell>
          <table:table-cell office:value-type="float" office:value="323625" table:style-name="ce26">
            <text:p>323 625</text:p>
          </table:table-cell>
          <table:table-cell office:value-type="float" office:value="357521" table:style-name="ce26">
            <text:p>357 521</text:p>
          </table:table-cell>
          <table:table-cell office:value-type="float" office:value="434469" table:style-name="ce26">
            <text:p>434 469</text:p>
          </table:table-cell>
          <table:table-cell office:value-type="float" office:value="541710" table:style-name="ce26">
            <text:p>541 710</text:p>
          </table:table-cell>
          <table:table-cell office:value-type="float" office:value="448324" table:style-name="ce26">
            <text:p>448 324</text:p>
          </table:table-cell>
          <table:table-cell office:value-type="float" office:value="483792" table:style-name="ce26">
            <text:p>483 792</text:p>
          </table:table-cell>
          <table:table-cell office:value-type="float" office:value="400650" table:style-name="ce26">
            <text:p>400 650</text:p>
          </table:table-cell>
          <table:table-cell office:value-type="float" office:value="478631" table:style-name="ce26">
            <text:p>478 631</text:p>
          </table:table-cell>
          <table:table-cell office:value-type="float" office:value="525207" table:style-name="ce26">
            <text:p>525 207</text:p>
          </table:table-cell>
          <table:table-cell office:value-type="float" office:value="710388" table:style-name="ce27">
            <text:p>710 388</text:p>
          </table:table-cell>
          <table:table-cell office:value-type="float" office:value="594106" table:style-name="ce27">
            <text:p>594 106</text:p>
          </table:table-cell>
          <table:table-cell table:style-name="ce20"/>
          <table:table-cell table:number-columns-repeated="4" table:style-name="ce15"/>
          <table:table-cell table:number-columns-repeated="27" table:style-name="ce20"/>
          <table:table-cell table:number-columns-repeated="16337"/>
        </table:table-row>
        <table:table-row table:style-name="ro2">
          <table:table-cell office:value-type="string" table:style-name="ce25">
            <text:p>50 bis 54</text:p>
          </table:table-cell>
          <table:table-cell office:value-type="float" office:value="233054" table:style-name="ce26">
            <text:p>233 054</text:p>
          </table:table-cell>
          <table:table-cell office:value-type="float" office:value="239253" table:style-name="ce26">
            <text:p>239 253</text:p>
          </table:table-cell>
          <table:table-cell office:value-type="float" office:value="265277" table:style-name="ce26">
            <text:p>265 277</text:p>
          </table:table-cell>
          <table:table-cell office:value-type="float" office:value="291349" table:style-name="ce26">
            <text:p>291 349</text:p>
          </table:table-cell>
          <table:table-cell office:value-type="float" office:value="315927" table:style-name="ce26">
            <text:p>315 927</text:p>
          </table:table-cell>
          <table:table-cell office:value-type="float" office:value="397921" table:style-name="ce26">
            <text:p>397 921</text:p>
          </table:table-cell>
          <table:table-cell office:value-type="float" office:value="493597" table:style-name="ce26">
            <text:p>493 597</text:p>
          </table:table-cell>
          <table:table-cell office:value-type="float" office:value="504641" table:style-name="ce26">
            <text:p>504 641</text:p>
          </table:table-cell>
          <table:table-cell office:value-type="float" office:value="340436" table:style-name="ce26">
            <text:p>340 436</text:p>
          </table:table-cell>
          <table:table-cell office:value-type="float" office:value="438081" table:style-name="ce26">
            <text:p>438 081</text:p>
          </table:table-cell>
          <table:table-cell office:value-type="float" office:value="485637" table:style-name="ce26">
            <text:p>485 637</text:p>
          </table:table-cell>
          <table:table-cell office:value-type="float" office:value="514535" table:style-name="ce26">
            <text:p>514 535</text:p>
          </table:table-cell>
          <table:table-cell office:value-type="float" office:value="626162" table:style-name="ce27">
            <text:p>626 162</text:p>
          </table:table-cell>
          <table:table-cell office:value-type="float" office:value="688858" table:style-name="ce27">
            <text:p>688 858</text:p>
          </table:table-cell>
          <table:table-cell table:style-name="ce20"/>
          <table:table-cell table:number-columns-repeated="4" table:style-name="ce15"/>
          <table:table-cell table:number-columns-repeated="27" table:style-name="ce20"/>
          <table:table-cell table:number-columns-repeated="16337"/>
        </table:table-row>
        <table:table-row table:style-name="ro2">
          <table:table-cell office:value-type="string" table:style-name="ce25">
            <text:p>55 bis 59</text:p>
          </table:table-cell>
          <table:table-cell office:value-type="float" office:value="202105" table:style-name="ce26">
            <text:p>202 105</text:p>
          </table:table-cell>
          <table:table-cell office:value-type="float" office:value="216836" table:style-name="ce26">
            <text:p>216 836</text:p>
          </table:table-cell>
          <table:table-cell office:value-type="float" office:value="224074" table:style-name="ce26">
            <text:p>224 074</text:p>
          </table:table-cell>
          <table:table-cell office:value-type="float" office:value="258824" table:style-name="ce26">
            <text:p>258 824</text:p>
          </table:table-cell>
          <table:table-cell office:value-type="float" office:value="272866" table:style-name="ce26">
            <text:p>272 866</text:p>
          </table:table-cell>
          <table:table-cell office:value-type="float" office:value="365718" table:style-name="ce26">
            <text:p>365 718</text:p>
          </table:table-cell>
          <table:table-cell office:value-type="float" office:value="409915" table:style-name="ce26">
            <text:p>409 915</text:p>
          </table:table-cell>
          <table:table-cell office:value-type="float" office:value="492805" table:style-name="ce26">
            <text:p>492 805</text:p>
          </table:table-cell>
          <table:table-cell office:value-type="float" office:value="414000" table:style-name="ce26">
            <text:p>414 000</text:p>
          </table:table-cell>
          <table:table-cell office:value-type="float" office:value="451364" table:style-name="ce26">
            <text:p>451 364</text:p>
          </table:table-cell>
          <table:table-cell office:value-type="float" office:value="377167" table:style-name="ce26">
            <text:p>377 167</text:p>
          </table:table-cell>
          <table:table-cell office:value-type="float" office:value="452265" table:style-name="ce26">
            <text:p>452 265</text:p>
          </table:table-cell>
          <table:table-cell office:value-type="float" office:value="517280" table:style-name="ce27">
            <text:p>517 280</text:p>
          </table:table-cell>
          <table:table-cell office:value-type="float" office:value="705177" table:style-name="ce27">
            <text:p>705 177</text:p>
          </table:table-cell>
          <table:table-cell table:style-name="ce20"/>
          <table:table-cell table:number-columns-repeated="4" table:style-name="ce15"/>
          <table:table-cell table:number-columns-repeated="27" table:style-name="ce20"/>
          <table:table-cell table:number-columns-repeated="16337"/>
        </table:table-row>
        <table:table-row table:style-name="ro2">
          <table:table-cell office:value-type="string" table:style-name="ce25">
            <text:p>60 bis 64</text:p>
          </table:table-cell>
          <table:table-cell office:value-type="float" office:value="151152" table:style-name="ce26">
            <text:p>151 152</text:p>
          </table:table-cell>
          <table:table-cell office:value-type="float" office:value="179561" table:style-name="ce26">
            <text:p>179 561</text:p>
          </table:table-cell>
          <table:table-cell office:value-type="float" office:value="181087" table:style-name="ce26">
            <text:p>181 087</text:p>
          </table:table-cell>
          <table:table-cell office:value-type="float" office:value="202676" table:style-name="ce26">
            <text:p>202 676</text:p>
          </table:table-cell>
          <table:table-cell office:value-type="float" office:value="225516" table:style-name="ce26">
            <text:p>225 516</text:p>
          </table:table-cell>
          <table:table-cell office:value-type="float" office:value="293015" table:style-name="ce26">
            <text:p>293 015</text:p>
          </table:table-cell>
          <table:table-cell office:value-type="float" office:value="349851" table:style-name="ce26">
            <text:p>349 851</text:p>
          </table:table-cell>
          <table:table-cell office:value-type="float" office:value="426773" table:style-name="ce26">
            <text:p>426 773</text:p>
          </table:table-cell>
          <table:table-cell office:value-type="float" office:value="446998" table:style-name="ce26">
            <text:p>446 998</text:p>
          </table:table-cell>
          <table:table-cell office:value-type="float" office:value="307664" table:style-name="ce26">
            <text:p>307 664</text:p>
          </table:table-cell>
          <table:table-cell office:value-type="float" office:value="397810" table:style-name="ce26">
            <text:p>397 810</text:p>
          </table:table-cell>
          <table:table-cell office:value-type="float" office:value="451057" table:style-name="ce26">
            <text:p>451 057</text:p>
          </table:table-cell>
          <table:table-cell office:value-type="float" office:value="480665" table:style-name="ce27">
            <text:p>480 665</text:p>
          </table:table-cell>
          <table:table-cell office:value-type="float" office:value="602842" table:style-name="ce27">
            <text:p>602 842</text:p>
          </table:table-cell>
          <table:table-cell table:style-name="ce20"/>
          <table:table-cell table:number-columns-repeated="4" table:style-name="ce15"/>
          <table:table-cell table:number-columns-repeated="27" table:style-name="ce20"/>
          <table:table-cell table:number-columns-repeated="16337"/>
        </table:table-row>
        <table:table-row table:style-name="ro2">
          <table:table-cell office:value-type="string" table:style-name="ce25">
            <text:p>65 bis 69</text:p>
          </table:table-cell>
          <table:table-cell office:value-type="float" office:value="112129" table:style-name="ce26">
            <text:p>112 129</text:p>
          </table:table-cell>
          <table:table-cell office:value-type="float" office:value="133313" table:style-name="ce26">
            <text:p>133 313</text:p>
          </table:table-cell>
          <table:table-cell office:value-type="float" office:value="144340" table:style-name="ce26">
            <text:p>144 340</text:p>
          </table:table-cell>
          <table:table-cell office:value-type="float" office:value="151960" table:style-name="ce26">
            <text:p>151 960</text:p>
          </table:table-cell>
          <table:table-cell office:value-type="float" office:value="180269" table:style-name="ce26">
            <text:p>180 269</text:p>
          </table:table-cell>
          <table:table-cell office:value-type="float" office:value="226761" table:style-name="ce26">
            <text:p>226 761</text:p>
          </table:table-cell>
          <table:table-cell office:value-type="float" office:value="292142" table:style-name="ce26">
            <text:p>292 142</text:p>
          </table:table-cell>
          <table:table-cell office:value-type="float" office:value="330223" table:style-name="ce26">
            <text:p>330 223</text:p>
          </table:table-cell>
          <table:table-cell office:value-type="float" office:value="402252" table:style-name="ce26">
            <text:p>402 252</text:p>
          </table:table-cell>
          <table:table-cell office:value-type="float" office:value="349953" table:style-name="ce26">
            <text:p>349 953</text:p>
          </table:table-cell>
          <table:table-cell office:value-type="float" office:value="392626" table:style-name="ce26">
            <text:p>392 626</text:p>
          </table:table-cell>
          <table:table-cell office:value-type="float" office:value="332596" table:style-name="ce26">
            <text:p>332 596</text:p>
          </table:table-cell>
          <table:table-cell office:value-type="float" office:value="402829" table:style-name="ce27">
            <text:p>402 829</text:p>
          </table:table-cell>
          <table:table-cell office:value-type="float" office:value="477188" table:style-name="ce27">
            <text:p>477 188</text:p>
          </table:table-cell>
          <table:table-cell table:style-name="ce20"/>
          <table:table-cell table:number-columns-repeated="4" table:style-name="ce15"/>
          <table:table-cell table:number-columns-repeated="27" table:style-name="ce20"/>
          <table:table-cell table:number-columns-repeated="16337"/>
        </table:table-row>
        <table:table-row table:style-name="ro2">
          <table:table-cell office:value-type="string" table:style-name="ce25">
            <text:p>70 bis 74</text:p>
          </table:table-cell>
          <table:table-cell office:value-type="float" office:value="68672" table:style-name="ce26">
            <text:p>68 672</text:p>
          </table:table-cell>
          <table:table-cell office:value-type="float" office:value="82912" table:style-name="ce26">
            <text:p>82 912</text:p>
          </table:table-cell>
          <table:table-cell office:value-type="float" office:value="96705" table:style-name="ce26">
            <text:p>96 705</text:p>
          </table:table-cell>
          <table:table-cell office:value-type="float" office:value="100072" table:style-name="ce26">
            <text:p>100 072</text:p>
          </table:table-cell>
          <table:table-cell office:value-type="float" office:value="117126" table:style-name="ce26">
            <text:p>117 126</text:p>
          </table:table-cell>
          <table:table-cell office:value-type="float" office:value="160206" table:style-name="ce26">
            <text:p>160 206</text:p>
          </table:table-cell>
          <table:table-cell office:value-type="float" office:value="220289" table:style-name="ce26">
            <text:p>220 289</text:p>
          </table:table-cell>
          <table:table-cell office:value-type="float" office:value="248845" table:style-name="ce26">
            <text:p>248 845</text:p>
          </table:table-cell>
          <table:table-cell office:value-type="float" office:value="305470" table:style-name="ce26">
            <text:p>305 470</text:p>
          </table:table-cell>
          <table:table-cell office:value-type="float" office:value="338936" table:style-name="ce26">
            <text:p>338 936</text:p>
          </table:table-cell>
          <table:table-cell office:value-type="float" office:value="249523" table:style-name="ce26">
            <text:p>249 523</text:p>
          </table:table-cell>
          <table:table-cell office:value-type="float" office:value="327321" table:style-name="ce26">
            <text:p>327 321</text:p>
          </table:table-cell>
          <table:table-cell office:value-type="float" office:value="410314" table:style-name="ce27">
            <text:p>410 314</text:p>
          </table:table-cell>
          <table:table-cell office:value-type="float" office:value="418355" table:style-name="ce27">
            <text:p>418 355</text:p>
          </table:table-cell>
          <table:table-cell table:style-name="ce20"/>
          <table:table-cell table:number-columns-repeated="4" table:style-name="ce15"/>
          <table:table-cell table:number-columns-repeated="27" table:style-name="ce20"/>
          <table:table-cell table:number-columns-repeated="16337"/>
        </table:table-row>
        <table:table-row table:style-name="ro2">
          <table:table-cell office:value-type="string" table:style-name="ce25">
            <text:p>75 bis 79</text:p>
          </table:table-cell>
          <table:table-cell office:value-type="float" office:value="34468" table:style-name="ce26">
            <text:p>34 468</text:p>
          </table:table-cell>
          <table:table-cell office:value-type="float" office:value="42313" table:style-name="ce26">
            <text:p>42 313</text:p>
          </table:table-cell>
          <table:table-cell office:value-type="float" office:value="52083" table:style-name="ce26">
            <text:p>52 083</text:p>
          </table:table-cell>
          <table:table-cell office:value-type="float" office:value="58433" table:style-name="ce26">
            <text:p>58 433</text:p>
          </table:table-cell>
          <table:table-cell office:value-type="float" office:value="65785" table:style-name="ce26">
            <text:p>65 785</text:p>
          </table:table-cell>
          <table:table-cell office:value-type="float" office:value="92067" table:style-name="ce26">
            <text:p>92 067</text:p>
          </table:table-cell>
          <table:table-cell office:value-type="float" office:value="136172" table:style-name="ce26">
            <text:p>136 172</text:p>
          </table:table-cell>
          <table:table-cell office:value-type="float" office:value="167285" table:style-name="ce26">
            <text:p>167 285</text:p>
          </table:table-cell>
          <table:table-cell office:value-type="float" office:value="195028" table:style-name="ce26">
            <text:p>195 028</text:p>
          </table:table-cell>
          <table:table-cell office:value-type="float" office:value="249659" table:style-name="ce26">
            <text:p>249 659</text:p>
          </table:table-cell>
          <table:table-cell office:value-type="float" office:value="242039" table:style-name="ce26">
            <text:p>242 039</text:p>
          </table:table-cell>
          <table:table-cell office:value-type="float" office:value="290140" table:style-name="ce26">
            <text:p>290 140</text:p>
          </table:table-cell>
          <table:table-cell office:value-type="float" office:value="262203" table:style-name="ce27">
            <text:p>262 203</text:p>
          </table:table-cell>
          <table:table-cell office:value-type="float" office:value="325886" table:style-name="ce27">
            <text:p>325 886</text:p>
          </table:table-cell>
          <table:table-cell table:style-name="ce20"/>
          <table:table-cell table:number-columns-repeated="4" table:style-name="ce15"/>
          <table:table-cell table:number-columns-repeated="27" table:style-name="ce20"/>
          <table:table-cell table:number-columns-repeated="16337"/>
        </table:table-row>
        <table:table-row table:style-name="ro2">
          <table:table-cell office:value-type="string" table:style-name="ce25">
            <text:p>80 bis 84</text:p>
          </table:table-cell>
          <table:table-cell office:value-type="float" office:value="13377" table:style-name="ce26">
            <text:p>13 377</text:p>
          </table:table-cell>
          <table:table-cell office:value-type="float" office:value="16037" table:style-name="ce26">
            <text:p>16 037</text:p>
          </table:table-cell>
          <table:table-cell office:value-type="float" office:value="19664" table:style-name="ce26">
            <text:p>19 664</text:p>
          </table:table-cell>
          <table:table-cell office:value-type="float" office:value="25409" table:style-name="ce26">
            <text:p>25 409</text:p>
          </table:table-cell>
          <table:table-cell office:value-type="float" office:value="27169" table:style-name="ce26">
            <text:p>27 169</text:p>
          </table:table-cell>
          <table:table-cell office:value-type="float" office:value="42649" table:style-name="ce26">
            <text:p>42 649</text:p>
          </table:table-cell>
          <table:table-cell office:value-type="float" office:value="61363" table:style-name="ce26">
            <text:p>61 363</text:p>
          </table:table-cell>
          <table:table-cell office:value-type="float" office:value="88925" table:style-name="ce26">
            <text:p>88 925</text:p>
          </table:table-cell>
          <table:table-cell office:value-type="float" office:value="105530" table:style-name="ce26">
            <text:p>105 530</text:p>
          </table:table-cell>
          <table:table-cell office:value-type="float" office:value="137536" table:style-name="ce26">
            <text:p>137 536</text:p>
          </table:table-cell>
          <table:table-cell office:value-type="float" office:value="175518" table:style-name="ce26">
            <text:p>175 518</text:p>
          </table:table-cell>
          <table:table-cell office:value-type="float" office:value="151242" table:style-name="ce26">
            <text:p>151 242</text:p>
          </table:table-cell>
          <table:table-cell office:value-type="float" office:value="218133" table:style-name="ce27">
            <text:p>218 133</text:p>
          </table:table-cell>
          <table:table-cell office:value-type="float" office:value="298421" table:style-name="ce27">
            <text:p>298 421</text:p>
          </table:table-cell>
          <table:table-cell table:style-name="ce20"/>
          <table:table-cell table:number-columns-repeated="4" table:style-name="ce15"/>
          <table:table-cell table:number-columns-repeated="27" table:style-name="ce20"/>
          <table:table-cell table:number-columns-repeated="16337"/>
        </table:table-row>
        <table:table-row table:style-name="ro2">
          <table:table-cell office:value-type="string" table:style-name="ce25">
            <text:p>85 bis 89</text:p>
          </table:table-cell>
          <table:table-cell office:value-type="float" office:value="4132" table:style-name="ce26">
            <text:p>4 132</text:p>
          </table:table-cell>
          <table:table-cell office:value-type="float" office:value="4620" table:style-name="ce26">
            <text:p>4 620</text:p>
          </table:table-cell>
          <table:table-cell office:value-type="float" office:value="5881" table:style-name="ce26">
            <text:p>5 881</text:p>
          </table:table-cell>
          <table:table-cell office:value-type="float" office:value="7245" table:style-name="ce26">
            <text:p>7 245</text:p>
          </table:table-cell>
          <table:table-cell office:value-type="float" office:value="8399" table:style-name="ce26">
            <text:p>8 399</text:p>
          </table:table-cell>
          <table:table-cell office:value-type="float" office:value="11332" table:style-name="ce26">
            <text:p>11 332</text:p>
          </table:table-cell>
          <table:table-cell office:value-type="float" office:value="19453" table:style-name="ce26">
            <text:p>19 453</text:p>
          </table:table-cell>
          <table:table-cell office:value-type="float" office:value="31074" table:style-name="ce26">
            <text:p>31 074</text:p>
          </table:table-cell>
          <table:table-cell office:value-type="float" office:value="41827" table:style-name="ce26">
            <text:p>41 827</text:p>
          </table:table-cell>
          <table:table-cell office:value-type="float" office:value="53898" table:style-name="ce26">
            <text:p>53 898</text:p>
          </table:table-cell>
          <table:table-cell office:value-type="float" office:value="80802" table:style-name="ce26">
            <text:p>80 802</text:p>
          </table:table-cell>
          <table:table-cell office:value-type="float" office:value="96166" table:style-name="ce26">
            <text:p>96 166</text:p>
          </table:table-cell>
          <table:table-cell office:value-type="float" office:value="141772" table:style-name="ce27">
            <text:p>141 772</text:p>
          </table:table-cell>
          <table:table-cell office:value-type="float" office:value="140267" table:style-name="ce27">
            <text:p>140 267</text:p>
          </table:table-cell>
          <table:table-cell table:style-name="ce20"/>
          <table:table-cell table:number-columns-repeated="4" table:style-name="ce15"/>
          <table:table-cell table:number-columns-repeated="27" table:style-name="ce20"/>
          <table:table-cell table:number-columns-repeated="16337"/>
        </table:table-row>
        <table:table-row table:style-name="ro2">
          <table:table-cell office:value-type="string" table:style-name="ce25">
            <text:p>90 bis 94</text:p>
          </table:table-cell>
          <table:table-cell office:value-type="float" office:value="984" table:style-name="ce26">
            <text:p>984</text:p>
          </table:table-cell>
          <table:table-cell office:value-type="float" office:value="839" table:style-name="ce26">
            <text:p>839</text:p>
          </table:table-cell>
          <table:table-cell office:value-type="float" office:value="1013" table:style-name="ce26">
            <text:p>1 013</text:p>
          </table:table-cell>
          <table:table-cell office:value-type="float" office:value="1258" table:style-name="ce26">
            <text:p>1 258</text:p>
          </table:table-cell>
          <table:table-cell office:value-type="float" office:value="1581" table:style-name="ce26">
            <text:p>1 581</text:p>
          </table:table-cell>
          <table:table-cell office:value-type="float" office:value="2137" table:style-name="ce26">
            <text:p>2 137</text:p>
          </table:table-cell>
          <table:table-cell office:value-type="float" office:value="3611" table:style-name="ce26">
            <text:p>3 611</text:p>
          </table:table-cell>
          <table:table-cell office:value-type="float" office:value="6138" table:style-name="ce26">
            <text:p>6 138</text:p>
          </table:table-cell>
          <table:table-cell office:value-type="float" office:value="10077" table:style-name="ce26">
            <text:p>10 077</text:p>
          </table:table-cell>
          <table:table-cell office:value-type="float" office:value="13758" table:style-name="ce26">
            <text:p>13 758</text:p>
          </table:table-cell>
          <table:table-cell office:value-type="float" office:value="22990" table:style-name="ce26">
            <text:p>22 990</text:p>
          </table:table-cell>
          <table:table-cell office:value-type="float" office:value="37255" table:style-name="ce26">
            <text:p>37 255</text:p>
          </table:table-cell>
          <table:table-cell office:value-type="float" office:value="46362" table:style-name="ce27">
            <text:p>46 362</text:p>
          </table:table-cell>
          <table:table-cell office:value-type="float" office:value="66077" table:style-name="ce27">
            <text:p>66 077</text:p>
          </table:table-cell>
          <table:table-cell table:style-name="ce20"/>
          <table:table-cell table:number-columns-repeated="4" table:style-name="ce15"/>
          <table:table-cell table:number-columns-repeated="27" table:style-name="ce20"/>
          <table:table-cell table:number-columns-repeated="16337"/>
        </table:table-row>
        <table:table-row table:style-name="ro2">
          <table:table-cell office:value-type="string" table:style-name="ce25">
            <text:p>95 und älter</text:p>
          </table:table-cell>
          <table:table-cell office:value-type="float" office:value="231" table:style-name="ce26">
            <text:p>231</text:p>
          </table:table-cell>
          <table:table-cell office:value-type="float" office:value="140" table:style-name="ce26">
            <text:p>140</text:p>
          </table:table-cell>
          <table:table-cell office:value-type="float" office:value="145" table:style-name="ce26">
            <text:p>145</text:p>
          </table:table-cell>
          <table:table-cell office:value-type="float" office:value="296" table:style-name="ce26">
            <text:p>296</text:p>
          </table:table-cell>
          <table:table-cell office:value-type="float" office:value="221" table:style-name="ce26">
            <text:p>221</text:p>
          </table:table-cell>
          <table:table-cell office:value-type="float" office:value="244" table:style-name="ce26">
            <text:p>244</text:p>
          </table:table-cell>
          <table:table-cell office:value-type="float" office:value="377" table:style-name="ce26">
            <text:p>377</text:p>
          </table:table-cell>
          <table:table-cell office:value-type="float" office:value="715" table:style-name="ce26">
            <text:p>715</text:p>
          </table:table-cell>
          <table:table-cell office:value-type="float" office:value="1413" table:style-name="ce26">
            <text:p>1 413</text:p>
          </table:table-cell>
          <table:table-cell office:value-type="float" office:value="2254" table:style-name="ce26">
            <text:p>2 254</text:p>
          </table:table-cell>
          <table:table-cell office:value-type="float" office:value="3420" table:style-name="ce26">
            <text:p>3 420</text:p>
          </table:table-cell>
          <table:table-cell office:value-type="float" office:value="6959" table:style-name="ce26">
            <text:p>6 959</text:p>
          </table:table-cell>
          <table:table-cell office:value-type="float" office:value="10500" table:style-name="ce28">
            <text:p>10 500</text:p>
          </table:table-cell>
          <table:table-cell office:value-type="float" office:value="18126" table:style-name="ce28">
            <text:p>18 126</text:p>
          </table:table-cell>
          <table:table-cell table:style-name="ce20"/>
          <table:table-cell table:number-columns-repeated="4" table:style-name="ce15"/>
          <table:table-cell table:number-columns-repeated="27" table:style-name="ce20"/>
          <table:table-cell table:number-columns-repeated="16337"/>
        </table:table-row>
        <table:table-row table:style-name="ro2">
          <table:table-cell table:style-name="ce29"/>
          <table:table-cell office:value-type="string" table:number-columns-spanned="14" table:number-rows-spanned="1" table:style-name="ce32">
            <text:p>Männer</text:p>
          </table:table-cell>
          <table:covered-table-cell table:number-columns-repeated="13"/>
          <table:table-cell table:style-name="ce20"/>
          <table:table-cell table:number-columns-repeated="4" table:style-name="ce15"/>
          <table:table-cell table:number-columns-repeated="27" table:style-name="ce20"/>
          <table:table-cell table:number-columns-repeated="16337"/>
        </table:table-row>
        <table:table-row table:style-name="ro2">
          <table:table-cell office:value-type="string" table:style-name="ce25">
            <text:p>Zusammen</text:p>
          </table:table-cell>
          <table:table-cell office:value-type="float" office:value="2235402" table:style-name="ce26">
            <text:p>2 235 402</text:p>
          </table:table-cell>
          <table:table-cell office:value-type="float" office:value="2448644" table:style-name="ce26">
            <text:p>2 448 644</text:p>
          </table:table-cell>
          <table:table-cell office:value-type="float" office:value="2672067" table:style-name="ce26">
            <text:p>2 672 067</text:p>
          </table:table-cell>
          <table:table-cell office:value-type="float" office:value="2968237" table:style-name="ce26">
            <text:p>2 968 237</text:p>
          </table:table-cell>
          <table:table-cell office:value-type="float" office:value="3284667" table:style-name="ce26">
            <text:p>3 284 667</text:p>
          </table:table-cell>
          <table:table-cell office:value-type="float" office:value="3248173" table:style-name="ce26">
            <text:p>3 248 173</text:p>
          </table:table-cell>
          <table:table-cell office:value-type="float" office:value="3217240" table:style-name="ce26">
            <text:p>3 217 240</text:p>
          </table:table-cell>
          <table:table-cell office:value-type="float" office:value="3296400" table:style-name="ce26">
            <text:p>3 296 400</text:p>
          </table:table-cell>
          <table:table-cell office:value-type="float" office:value="3533694" table:style-name="ce26">
            <text:p>3 533 694</text:p>
          </table:table-cell>
          <table:table-cell office:value-type="float" office:value="3572426" table:style-name="ce26">
            <text:p>3 572 426</text:p>
          </table:table-cell>
          <table:table-cell office:value-type="float" office:value="3753989" table:style-name="ce26">
            <text:p>3 753 989</text:p>
          </table:table-cell>
          <table:table-cell office:value-type="float" office:value="3889189" table:style-name="ce26">
            <text:p>3 889 189</text:p>
          </table:table-cell>
          <table:table-cell office:value-type="float" office:value="4093938" table:style-name="ce27">
            <text:p>4 093 938</text:p>
          </table:table-cell>
          <table:table-cell office:value-type="float" office:value="4418901" table:style-name="ce27">
            <text:p>4 418 901</text:p>
          </table:table-cell>
          <table:table-cell table:style-name="ce20"/>
          <table:table-cell table:number-columns-repeated="4" table:style-name="ce15"/>
          <table:table-cell table:number-columns-repeated="27" table:style-name="ce20"/>
          <table:table-cell table:number-columns-repeated="16337"/>
        </table:table-row>
        <table:table-row table:style-name="ro2">
          <table:table-cell office:value-type="string" table:style-name="ce25">
            <text:p>0 bis 4</text:p>
          </table:table-cell>
          <table:table-cell office:value-type="float" office:value="232717" table:style-name="ce26">
            <text:p>232 717</text:p>
          </table:table-cell>
          <table:table-cell office:value-type="float" office:value="279456" table:style-name="ce26">
            <text:p>279 456</text:p>
          </table:table-cell>
          <table:table-cell office:value-type="float" office:value="290381" table:style-name="ce26">
            <text:p>290 381</text:p>
          </table:table-cell>
          <table:table-cell office:value-type="float" office:value="330946" table:style-name="ce26">
            <text:p>330 946</text:p>
          </table:table-cell>
          <table:table-cell office:value-type="float" office:value="343380" table:style-name="ce26">
            <text:p>343 380</text:p>
          </table:table-cell>
          <table:table-cell office:value-type="float" office:value="237684" table:style-name="ce26">
            <text:p>237 684</text:p>
          </table:table-cell>
          <table:table-cell office:value-type="float" office:value="271101" table:style-name="ce26">
            <text:p>271 101</text:p>
          </table:table-cell>
          <table:table-cell office:value-type="float" office:value="298193" table:style-name="ce26">
            <text:p>298 193</text:p>
          </table:table-cell>
          <table:table-cell office:value-type="float" office:value="304121" table:style-name="ce26">
            <text:p>304 121</text:p>
          </table:table-cell>
          <table:table-cell office:value-type="float" office:value="221151" table:style-name="ce26">
            <text:p>221 151</text:p>
          </table:table-cell>
          <table:table-cell office:value-type="float" office:value="232856" table:style-name="ce26">
            <text:p>232 856</text:p>
          </table:table-cell>
          <table:table-cell office:value-type="float" office:value="210080" table:style-name="ce26">
            <text:p>210 080</text:p>
          </table:table-cell>
          <table:table-cell office:value-type="float" office:value="202637" table:style-name="ce27">
            <text:p>202 637</text:p>
          </table:table-cell>
          <table:table-cell office:value-type="float" office:value="222637" table:style-name="ce27">
            <text:p>222 637</text:p>
          </table:table-cell>
          <table:table-cell table:style-name="ce20"/>
          <table:table-cell table:number-columns-repeated="4" table:style-name="ce15"/>
          <table:table-cell table:number-columns-repeated="27" table:style-name="ce20"/>
          <table:table-cell table:number-columns-repeated="16337"/>
        </table:table-row>
        <table:table-row table:style-name="ro2">
          <table:table-cell office:value-type="string" table:style-name="ce25">
            <text:p>5 bis 9</text:p>
          </table:table-cell>
          <table:table-cell office:value-type="float" office:value="201146" table:style-name="ce26">
            <text:p>201 146</text:p>
          </table:table-cell>
          <table:table-cell office:value-type="float" office:value="233450" table:style-name="ce26">
            <text:p>233 450</text:p>
          </table:table-cell>
          <table:table-cell office:value-type="float" office:value="261021" table:style-name="ce26">
            <text:p>261 021</text:p>
          </table:table-cell>
          <table:table-cell office:value-type="float" office:value="286295" table:style-name="ce26">
            <text:p>286 295</text:p>
          </table:table-cell>
          <table:table-cell office:value-type="float" office:value="332654" table:style-name="ce26">
            <text:p>332 654</text:p>
          </table:table-cell>
          <table:table-cell office:value-type="float" office:value="272925" table:style-name="ce26">
            <text:p>272 925</text:p>
          </table:table-cell>
          <table:table-cell office:value-type="float" office:value="261300" table:style-name="ce26">
            <text:p>261 300</text:p>
          </table:table-cell>
          <table:table-cell office:value-type="float" office:value="248622" table:style-name="ce26">
            <text:p>248 622</text:p>
          </table:table-cell>
          <table:table-cell office:value-type="float" office:value="329082" table:style-name="ce26">
            <text:p>329 082</text:p>
          </table:table-cell>
          <table:table-cell office:value-type="float" office:value="244410" table:style-name="ce26">
            <text:p>244 410</text:p>
          </table:table-cell>
          <table:table-cell office:value-type="float" office:value="236573" table:style-name="ce26">
            <text:p>236 573</text:p>
          </table:table-cell>
          <table:table-cell office:value-type="float" office:value="240593" table:style-name="ce26">
            <text:p>240 593</text:p>
          </table:table-cell>
          <table:table-cell office:value-type="float" office:value="207779" table:style-name="ce27">
            <text:p>207 779</text:p>
          </table:table-cell>
          <table:table-cell office:value-type="float" office:value="223337" table:style-name="ce27">
            <text:p>223 337</text:p>
          </table:table-cell>
          <table:table-cell table:style-name="ce20"/>
          <table:table-cell table:number-columns-repeated="4" table:style-name="ce15"/>
          <table:table-cell table:number-columns-repeated="27" table:style-name="ce20"/>
          <table:table-cell table:number-columns-repeated="16337"/>
        </table:table-row>
        <table:table-row table:style-name="ro2">
          <table:table-cell office:value-type="string" table:style-name="ce25">
            <text:p>10 bis 14</text:p>
          </table:table-cell>
          <table:table-cell office:value-type="float" office:value="197650" table:style-name="ce26">
            <text:p>197 650</text:p>
          </table:table-cell>
          <table:table-cell office:value-type="float" office:value="209999" table:style-name="ce26">
            <text:p>209 999</text:p>
          </table:table-cell>
          <table:table-cell office:value-type="float" office:value="250101" table:style-name="ce26">
            <text:p>250 101</text:p>
          </table:table-cell>
          <table:table-cell office:value-type="float" office:value="268884" table:style-name="ce26">
            <text:p>268 884</text:p>
          </table:table-cell>
          <table:table-cell office:value-type="float" office:value="317374" table:style-name="ce26">
            <text:p>317 374</text:p>
          </table:table-cell>
          <table:table-cell office:value-type="float" office:value="299317" table:style-name="ce26">
            <text:p>299 317</text:p>
          </table:table-cell>
          <table:table-cell office:value-type="float" office:value="276307" table:style-name="ce26">
            <text:p>276 307</text:p>
          </table:table-cell>
          <table:table-cell office:value-type="float" office:value="262541" table:style-name="ce26">
            <text:p>262 541</text:p>
          </table:table-cell>
          <table:table-cell office:value-type="float" office:value="299749" table:style-name="ce26">
            <text:p>299 749</text:p>
          </table:table-cell>
          <table:table-cell office:value-type="float" office:value="306637" table:style-name="ce26">
            <text:p>306 637</text:p>
          </table:table-cell>
          <table:table-cell office:value-type="float" office:value="228014" table:style-name="ce26">
            <text:p>228 014</text:p>
          </table:table-cell>
          <table:table-cell office:value-type="float" office:value="242791" table:style-name="ce26">
            <text:p>242 791</text:p>
          </table:table-cell>
          <table:table-cell office:value-type="float" office:value="218499" table:style-name="ce27">
            <text:p>218 499</text:p>
          </table:table-cell>
          <table:table-cell office:value-type="float" office:value="218206" table:style-name="ce27">
            <text:p>218 206</text:p>
          </table:table-cell>
          <table:table-cell table:style-name="ce20"/>
          <table:table-cell table:number-columns-repeated="4" table:style-name="ce15"/>
          <table:table-cell table:number-columns-repeated="27" table:style-name="ce20"/>
          <table:table-cell table:number-columns-repeated="16337"/>
        </table:table-row>
        <table:table-row table:style-name="ro2">
          <table:table-cell office:value-type="string" table:style-name="ce25">
            <text:p>15 bis 19</text:p>
          </table:table-cell>
          <table:table-cell office:value-type="float" office:value="212526" table:style-name="ce26">
            <text:p>212 526</text:p>
          </table:table-cell>
          <table:table-cell office:value-type="float" office:value="220007" table:style-name="ce26">
            <text:p>220 007</text:p>
          </table:table-cell>
          <table:table-cell office:value-type="float" office:value="250598" table:style-name="ce26">
            <text:p>250 598</text:p>
          </table:table-cell>
          <table:table-cell office:value-type="float" office:value="281720" table:style-name="ce26">
            <text:p>281 720</text:p>
          </table:table-cell>
          <table:table-cell office:value-type="float" office:value="308240" table:style-name="ce26">
            <text:p>308 240</text:p>
          </table:table-cell>
          <table:table-cell office:value-type="float" office:value="196786" table:style-name="ce26">
            <text:p>196 786</text:p>
          </table:table-cell>
          <table:table-cell office:value-type="float" office:value="224050" table:style-name="ce26">
            <text:p>224 050</text:p>
          </table:table-cell>
          <table:table-cell office:value-type="float" office:value="263249" table:style-name="ce26">
            <text:p>263 249</text:p>
          </table:table-cell>
          <table:table-cell office:value-type="float" office:value="260117" table:style-name="ce26">
            <text:p>260 117</text:p>
          </table:table-cell>
          <table:table-cell office:value-type="float" office:value="333760" table:style-name="ce26">
            <text:p>333 760</text:p>
          </table:table-cell>
          <table:table-cell office:value-type="float" office:value="256875" table:style-name="ce26">
            <text:p>256 875</text:p>
          </table:table-cell>
          <table:table-cell office:value-type="float" office:value="247452" table:style-name="ce26">
            <text:p>247 452</text:p>
          </table:table-cell>
          <table:table-cell office:value-type="float" office:value="251251" table:style-name="ce27">
            <text:p>251 251</text:p>
          </table:table-cell>
          <table:table-cell office:value-type="float" office:value="225484" table:style-name="ce27">
            <text:p>225 484</text:p>
          </table:table-cell>
          <table:table-cell table:style-name="ce20"/>
          <table:table-cell table:number-columns-repeated="4" table:style-name="ce15"/>
          <table:table-cell table:number-columns-repeated="27" table:style-name="ce20"/>
          <table:table-cell table:number-columns-repeated="16337"/>
        </table:table-row>
        <table:table-row table:style-name="ro2">
          <table:table-cell office:value-type="string" table:style-name="ce25">
            <text:p>20 bis 24</text:p>
          </table:table-cell>
          <table:table-cell office:value-type="float" office:value="213311" table:style-name="ce26">
            <text:p>213 311</text:p>
          </table:table-cell>
          <table:table-cell office:value-type="float" office:value="226099" table:style-name="ce26">
            <text:p>226 099</text:p>
          </table:table-cell>
          <table:table-cell office:value-type="float" office:value="241747" table:style-name="ce26">
            <text:p>241 747</text:p>
          </table:table-cell>
          <table:table-cell office:value-type="float" office:value="287581" table:style-name="ce26">
            <text:p>287 581</text:p>
          </table:table-cell>
          <table:table-cell office:value-type="float" office:value="296646" table:style-name="ce26">
            <text:p>296 646</text:p>
          </table:table-cell>
          <table:table-cell office:value-type="float" office:value="293888" table:style-name="ce26">
            <text:p>293 888</text:p>
          </table:table-cell>
          <table:table-cell office:value-type="float" office:value="243680" table:style-name="ce26">
            <text:p>243 680</text:p>
          </table:table-cell>
          <table:table-cell office:value-type="float" office:value="264618" table:style-name="ce26">
            <text:p>264 618</text:p>
          </table:table-cell>
          <table:table-cell office:value-type="float" office:value="271511" table:style-name="ce26">
            <text:p>271 511</text:p>
          </table:table-cell>
          <table:table-cell office:value-type="float" office:value="304903" table:style-name="ce26">
            <text:p>304 903</text:p>
          </table:table-cell>
          <table:table-cell office:value-type="float" office:value="331072" table:style-name="ce26">
            <text:p>331 072</text:p>
          </table:table-cell>
          <table:table-cell office:value-type="float" office:value="240171" table:style-name="ce26">
            <text:p>240 171</text:p>
          </table:table-cell>
          <table:table-cell office:value-type="float" office:value="267651" table:style-name="ce27">
            <text:p>267 651</text:p>
          </table:table-cell>
          <table:table-cell office:value-type="float" office:value="257300" table:style-name="ce27">
            <text:p>257 300</text:p>
          </table:table-cell>
          <table:table-cell table:style-name="ce20"/>
          <table:table-cell table:number-columns-repeated="4" table:style-name="ce15"/>
          <table:table-cell table:number-columns-repeated="27" table:style-name="ce20"/>
          <table:table-cell table:number-columns-repeated="16337"/>
        </table:table-row>
        <table:table-row table:style-name="ro2">
          <table:table-cell office:value-type="string" table:style-name="ce25">
            <text:p>25 bis 29</text:p>
          </table:table-cell>
          <table:table-cell office:value-type="float" office:value="191093" table:style-name="ce26">
            <text:p>191 093</text:p>
          </table:table-cell>
          <table:table-cell office:value-type="float" office:value="200087" table:style-name="ce26">
            <text:p>200 087</text:p>
          </table:table-cell>
          <table:table-cell office:value-type="float" office:value="216083" table:style-name="ce26">
            <text:p>216 083</text:p>
          </table:table-cell>
          <table:table-cell office:value-type="float" office:value="247910" table:style-name="ce26">
            <text:p>247 910</text:p>
          </table:table-cell>
          <table:table-cell office:value-type="float" office:value="267458" table:style-name="ce26">
            <text:p>267 458</text:p>
          </table:table-cell>
          <table:table-cell office:value-type="float" office:value="294527" table:style-name="ce26">
            <text:p>294 527</text:p>
          </table:table-cell>
          <table:table-cell office:value-type="float" office:value="223738" table:style-name="ce26">
            <text:p>223 738</text:p>
          </table:table-cell>
          <table:table-cell office:value-type="float" office:value="207350" table:style-name="ce26">
            <text:p>207 350</text:p>
          </table:table-cell>
          <table:table-cell office:value-type="float" office:value="250971" table:style-name="ce26">
            <text:p>250 971</text:p>
          </table:table-cell>
          <table:table-cell office:value-type="float" office:value="258951" table:style-name="ce26">
            <text:p>258 951</text:p>
          </table:table-cell>
          <table:table-cell office:value-type="float" office:value="359096" table:style-name="ce26">
            <text:p>359 096</text:p>
          </table:table-cell>
          <table:table-cell office:value-type="float" office:value="268179" table:style-name="ce26">
            <text:p>268 179</text:p>
          </table:table-cell>
          <table:table-cell office:value-type="float" office:value="277236" table:style-name="ce27">
            <text:p>277 236</text:p>
          </table:table-cell>
          <table:table-cell office:value-type="float" office:value="303391" table:style-name="ce27">
            <text:p>303 391</text:p>
          </table:table-cell>
          <table:table-cell table:style-name="ce20"/>
          <table:table-cell table:number-columns-repeated="4" table:style-name="ce15"/>
          <table:table-cell table:number-columns-repeated="27" table:style-name="ce20"/>
          <table:table-cell table:number-columns-repeated="16337"/>
        </table:table-row>
        <table:table-row table:style-name="ro2">
          <table:table-cell office:value-type="string" table:style-name="ce25">
            <text:p>30 bis 34</text:p>
          </table:table-cell>
          <table:table-cell office:value-type="float" office:value="166367" table:style-name="ce26">
            <text:p>166 367</text:p>
          </table:table-cell>
          <table:table-cell office:value-type="float" office:value="185909" table:style-name="ce26">
            <text:p>185 909</text:p>
          </table:table-cell>
          <table:table-cell office:value-type="float" office:value="194999" table:style-name="ce26">
            <text:p>194 999</text:p>
          </table:table-cell>
          <table:table-cell office:value-type="float" office:value="212404" table:style-name="ce26">
            <text:p>212 404</text:p>
          </table:table-cell>
          <table:table-cell office:value-type="float" office:value="250270" table:style-name="ce26">
            <text:p>250 270</text:p>
          </table:table-cell>
          <table:table-cell office:value-type="float" office:value="287996" table:style-name="ce26">
            <text:p>287 996</text:p>
          </table:table-cell>
          <table:table-cell office:value-type="float" office:value="159038" table:style-name="ce26">
            <text:p>159 038</text:p>
          </table:table-cell>
          <table:table-cell office:value-type="float" office:value="228658" table:style-name="ce26">
            <text:p>228 658</text:p>
          </table:table-cell>
          <table:table-cell office:value-type="float" office:value="260846" table:style-name="ce26">
            <text:p>260 846</text:p>
          </table:table-cell>
          <table:table-cell office:value-type="float" office:value="268060" table:style-name="ce26">
            <text:p>268 060</text:p>
          </table:table-cell>
          <table:table-cell office:value-type="float" office:value="319574" table:style-name="ce26">
            <text:p>319 574</text:p>
          </table:table-cell>
          <table:table-cell office:value-type="float" office:value="337121" table:style-name="ce26">
            <text:p>337 121</text:p>
          </table:table-cell>
          <table:table-cell office:value-type="float" office:value="270267" table:style-name="ce27">
            <text:p>270 267</text:p>
          </table:table-cell>
          <table:table-cell office:value-type="float" office:value="316658" table:style-name="ce27">
            <text:p>316 658</text:p>
          </table:table-cell>
          <table:table-cell table:style-name="ce20"/>
          <table:table-cell table:number-columns-repeated="4" table:style-name="ce15"/>
          <table:table-cell table:number-columns-repeated="27" table:style-name="ce20"/>
          <table:table-cell table:number-columns-repeated="16337"/>
        </table:table-row>
        <table:table-row table:style-name="ro2">
          <table:table-cell office:value-type="string" table:style-name="ce25">
            <text:p>35 bis 39</text:p>
          </table:table-cell>
          <table:table-cell office:value-type="float" office:value="152154" table:style-name="ce26">
            <text:p>152 154</text:p>
          </table:table-cell>
          <table:table-cell office:value-type="float" office:value="174364" table:style-name="ce26">
            <text:p>174 364</text:p>
          </table:table-cell>
          <table:table-cell office:value-type="float" office:value="179719" table:style-name="ce26">
            <text:p>179 719</text:p>
          </table:table-cell>
          <table:table-cell office:value-type="float" office:value="196479" table:style-name="ce26">
            <text:p>196 479</text:p>
          </table:table-cell>
          <table:table-cell office:value-type="float" office:value="225715" table:style-name="ce26">
            <text:p>225 715</text:p>
          </table:table-cell>
          <table:table-cell office:value-type="float" office:value="236894" table:style-name="ce26">
            <text:p>236 894</text:p>
          </table:table-cell>
          <table:table-cell office:value-type="float" office:value="203098" table:style-name="ce26">
            <text:p>203 098</text:p>
          </table:table-cell>
          <table:table-cell office:value-type="float" office:value="210520" table:style-name="ce26">
            <text:p>210 520</text:p>
          </table:table-cell>
          <table:table-cell office:value-type="float" office:value="211730" table:style-name="ce26">
            <text:p>211 730</text:p>
          </table:table-cell>
          <table:table-cell office:value-type="float" office:value="245356" table:style-name="ce26">
            <text:p>245 356</text:p>
          </table:table-cell>
          <table:table-cell office:value-type="float" office:value="267587" table:style-name="ce26">
            <text:p>267 587</text:p>
          </table:table-cell>
          <table:table-cell office:value-type="float" office:value="358748" table:style-name="ce26">
            <text:p>358 748</text:p>
          </table:table-cell>
          <table:table-cell office:value-type="float" office:value="280207" table:style-name="ce27">
            <text:p>280 207</text:p>
          </table:table-cell>
          <table:table-cell office:value-type="float" office:value="310589" table:style-name="ce27">
            <text:p>310 589</text:p>
          </table:table-cell>
          <table:table-cell table:style-name="ce20"/>
          <table:table-cell table:number-columns-repeated="4" table:style-name="ce15"/>
          <table:table-cell table:number-columns-repeated="27" table:style-name="ce20"/>
          <table:table-cell table:number-columns-repeated="16337"/>
        </table:table-row>
        <table:table-row table:style-name="ro2">
          <table:table-cell office:value-type="string" table:style-name="ce25">
            <text:p>40 bis 44</text:p>
          </table:table-cell>
          <table:table-cell office:value-type="float" office:value="135344" table:style-name="ce26">
            <text:p>135 344</text:p>
          </table:table-cell>
          <table:table-cell office:value-type="float" office:value="151276" table:style-name="ce26">
            <text:p>151 276</text:p>
          </table:table-cell>
          <table:table-cell office:value-type="float" office:value="165236" table:style-name="ce26">
            <text:p>165 236</text:p>
          </table:table-cell>
          <table:table-cell office:value-type="float" office:value="177951" table:style-name="ce26">
            <text:p>177 951</text:p>
          </table:table-cell>
          <table:table-cell office:value-type="float" office:value="195214" table:style-name="ce26">
            <text:p>195 214</text:p>
          </table:table-cell>
          <table:table-cell office:value-type="float" office:value="202843" table:style-name="ce26">
            <text:p>202 843</text:p>
          </table:table-cell>
          <table:table-cell office:value-type="float" office:value="241652" table:style-name="ce26">
            <text:p>241 652</text:p>
          </table:table-cell>
          <table:table-cell office:value-type="float" office:value="146813" table:style-name="ce26">
            <text:p>146 813</text:p>
          </table:table-cell>
          <table:table-cell office:value-type="float" office:value="230402" table:style-name="ce26">
            <text:p>230 402</text:p>
          </table:table-cell>
          <table:table-cell office:value-type="float" office:value="254093" table:style-name="ce26">
            <text:p>254 093</text:p>
          </table:table-cell>
          <table:table-cell office:value-type="float" office:value="268135" table:style-name="ce26">
            <text:p>268 135</text:p>
          </table:table-cell>
          <table:table-cell office:value-type="float" office:value="316280" table:style-name="ce26">
            <text:p>316 280</text:p>
          </table:table-cell>
          <table:table-cell office:value-type="float" office:value="338455" table:style-name="ce27">
            <text:p>338 455</text:p>
          </table:table-cell>
          <table:table-cell office:value-type="float" office:value="292887" table:style-name="ce27">
            <text:p>292 887</text:p>
          </table:table-cell>
          <table:table-cell table:style-name="ce20"/>
          <table:table-cell table:number-columns-repeated="4" table:style-name="ce15"/>
          <table:table-cell table:number-columns-repeated="27" table:style-name="ce20"/>
          <table:table-cell table:number-columns-repeated="16337"/>
        </table:table-row>
        <table:table-row table:style-name="ro2">
          <table:table-cell office:value-type="string" table:style-name="ce25">
            <text:p>45 bis 49</text:p>
          </table:table-cell>
          <table:table-cell office:value-type="float" office:value="131211" table:style-name="ce26">
            <text:p>131 211</text:p>
          </table:table-cell>
          <table:table-cell office:value-type="float" office:value="132651" table:style-name="ce26">
            <text:p>132 651</text:p>
          </table:table-cell>
          <table:table-cell office:value-type="float" office:value="155422" table:style-name="ce26">
            <text:p>155 422</text:p>
          </table:table-cell>
          <table:table-cell office:value-type="float" office:value="159874" table:style-name="ce26">
            <text:p>159 874</text:p>
          </table:table-cell>
          <table:table-cell office:value-type="float" office:value="177266" table:style-name="ce26">
            <text:p>177 266</text:p>
          </table:table-cell>
          <table:table-cell office:value-type="float" office:value="196233" table:style-name="ce26">
            <text:p>196 233</text:p>
          </table:table-cell>
          <table:table-cell office:value-type="float" office:value="254479" table:style-name="ce26">
            <text:p>254 479</text:p>
          </table:table-cell>
          <table:table-cell office:value-type="float" office:value="194484" table:style-name="ce26">
            <text:p>194 484</text:p>
          </table:table-cell>
          <table:table-cell office:value-type="float" office:value="206943" table:style-name="ce26">
            <text:p>206 943</text:p>
          </table:table-cell>
          <table:table-cell office:value-type="float" office:value="200536" table:style-name="ce26">
            <text:p>200 536</text:p>
          </table:table-cell>
          <table:table-cell office:value-type="float" office:value="239608" table:style-name="ce26">
            <text:p>239 608</text:p>
          </table:table-cell>
          <table:table-cell office:value-type="float" office:value="261903" table:style-name="ce26">
            <text:p>261 903</text:p>
          </table:table-cell>
          <table:table-cell office:value-type="float" office:value="358163" table:style-name="ce27">
            <text:p>358 163</text:p>
          </table:table-cell>
          <table:table-cell office:value-type="float" office:value="294582" table:style-name="ce27">
            <text:p>294 582</text:p>
          </table:table-cell>
          <table:table-cell table:style-name="ce20"/>
          <table:table-cell table:number-columns-repeated="4" table:style-name="ce15"/>
          <table:table-cell table:number-columns-repeated="27" table:style-name="ce20"/>
          <table:table-cell table:number-columns-repeated="16337"/>
        </table:table-row>
        <table:table-row table:style-name="ro2">
          <table:table-cell office:value-type="string" table:style-name="ce25">
            <text:p>50 bis 54</text:p>
          </table:table-cell>
          <table:table-cell office:value-type="float" office:value="115611" table:style-name="ce26">
            <text:p>115 611</text:p>
          </table:table-cell>
          <table:table-cell office:value-type="float" office:value="113982" table:style-name="ce26">
            <text:p>113 982</text:p>
          </table:table-cell>
          <table:table-cell office:value-type="float" office:value="128258" table:style-name="ce26">
            <text:p>128 258</text:p>
          </table:table-cell>
          <table:table-cell office:value-type="float" office:value="142793" table:style-name="ce26">
            <text:p>142 793</text:p>
          </table:table-cell>
          <table:table-cell office:value-type="float" office:value="153767" table:style-name="ce26">
            <text:p>153 767</text:p>
          </table:table-cell>
          <table:table-cell office:value-type="float" office:value="184009" table:style-name="ce26">
            <text:p>184 009</text:p>
          </table:table-cell>
          <table:table-cell office:value-type="float" office:value="226869" table:style-name="ce26">
            <text:p>226 869</text:p>
          </table:table-cell>
          <table:table-cell office:value-type="float" office:value="224003" table:style-name="ce26">
            <text:p>224 003</text:p>
          </table:table-cell>
          <table:table-cell office:value-type="float" office:value="142770" table:style-name="ce26">
            <text:p>142 770</text:p>
          </table:table-cell>
          <table:table-cell office:value-type="float" office:value="213705" table:style-name="ce26">
            <text:p>213 705</text:p>
          </table:table-cell>
          <table:table-cell office:value-type="float" office:value="241859" table:style-name="ce26">
            <text:p>241 859</text:p>
          </table:table-cell>
          <table:table-cell office:value-type="float" office:value="255906" table:style-name="ce26">
            <text:p>255 906</text:p>
          </table:table-cell>
          <table:table-cell office:value-type="float" office:value="312890" table:style-name="ce27">
            <text:p>312 890</text:p>
          </table:table-cell>
          <table:table-cell office:value-type="float" office:value="343750" table:style-name="ce27">
            <text:p>343 750</text:p>
          </table:table-cell>
          <table:table-cell table:style-name="ce20"/>
          <table:table-cell table:number-columns-repeated="4" table:style-name="ce15"/>
          <table:table-cell table:number-columns-repeated="27" table:style-name="ce20"/>
          <table:table-cell table:number-columns-repeated="16337"/>
        </table:table-row>
        <table:table-row table:style-name="ro2">
          <table:table-cell office:value-type="string" table:style-name="ce25">
            <text:p>55 bis 59</text:p>
          </table:table-cell>
          <table:table-cell office:value-type="float" office:value="99124" table:style-name="ce26">
            <text:p>99 124</text:p>
          </table:table-cell>
          <table:table-cell office:value-type="float" office:value="102864" table:style-name="ce26">
            <text:p>102 864</text:p>
          </table:table-cell>
          <table:table-cell office:value-type="float" office:value="106065" table:style-name="ce26">
            <text:p>106 065</text:p>
          </table:table-cell>
          <table:table-cell office:value-type="float" office:value="124872" table:style-name="ce26">
            <text:p>124 872</text:p>
          </table:table-cell>
          <table:table-cell office:value-type="float" office:value="130280" table:style-name="ce26">
            <text:p>130 280</text:p>
          </table:table-cell>
          <table:table-cell office:value-type="float" office:value="168598" table:style-name="ce26">
            <text:p>168 598</text:p>
          </table:table-cell>
          <table:table-cell office:value-type="float" office:value="176819" table:style-name="ce26">
            <text:p>176 819</text:p>
          </table:table-cell>
          <table:table-cell office:value-type="float" office:value="225607" table:style-name="ce26">
            <text:p>225 607</text:p>
          </table:table-cell>
          <table:table-cell office:value-type="float" office:value="175361" table:style-name="ce26">
            <text:p>175 361</text:p>
          </table:table-cell>
          <table:table-cell office:value-type="float" office:value="186200" table:style-name="ce26">
            <text:p>186 200</text:p>
          </table:table-cell>
          <table:table-cell office:value-type="float" office:value="183199" table:style-name="ce26">
            <text:p>183 199</text:p>
          </table:table-cell>
          <table:table-cell office:value-type="float" office:value="220827" table:style-name="ce26">
            <text:p>220 827</text:p>
          </table:table-cell>
          <table:table-cell office:value-type="float" office:value="253019" table:style-name="ce27">
            <text:p>253 019</text:p>
          </table:table-cell>
          <table:table-cell office:value-type="float" office:value="352301" table:style-name="ce27">
            <text:p>352 301</text:p>
          </table:table-cell>
          <table:table-cell table:style-name="ce20"/>
          <table:table-cell table:number-columns-repeated="4" table:style-name="ce15"/>
          <table:table-cell table:number-columns-repeated="27" table:style-name="ce20"/>
          <table:table-cell table:number-columns-repeated="16337"/>
        </table:table-row>
        <table:table-row table:style-name="ro2">
          <table:table-cell office:value-type="string" table:style-name="ce25">
            <text:p>60 bis 64</text:p>
          </table:table-cell>
          <table:table-cell office:value-type="float" office:value="73670" table:style-name="ce26">
            <text:p>73 670</text:p>
          </table:table-cell>
          <table:table-cell office:value-type="float" office:value="86151" table:style-name="ce26">
            <text:p>86 151</text:p>
          </table:table-cell>
          <table:table-cell office:value-type="float" office:value="83783" table:style-name="ce26">
            <text:p>83 783</text:p>
          </table:table-cell>
          <table:table-cell office:value-type="float" office:value="95189" table:style-name="ce26">
            <text:p>95 189</text:p>
          </table:table-cell>
          <table:table-cell office:value-type="float" office:value="106240" table:style-name="ce26">
            <text:p>106 240</text:p>
          </table:table-cell>
          <table:table-cell office:value-type="float" office:value="136545" table:style-name="ce26">
            <text:p>136 545</text:p>
          </table:table-cell>
          <table:table-cell office:value-type="float" office:value="149075" table:style-name="ce26">
            <text:p>149 075</text:p>
          </table:table-cell>
          <table:table-cell office:value-type="float" office:value="185775" table:style-name="ce26">
            <text:p>185 775</text:p>
          </table:table-cell>
          <table:table-cell office:value-type="float" office:value="188809" table:style-name="ce26">
            <text:p>188 809</text:p>
          </table:table-cell>
          <table:table-cell office:value-type="float" office:value="122980" table:style-name="ce26">
            <text:p>122 980</text:p>
          </table:table-cell>
          <table:table-cell office:value-type="float" office:value="185096" table:style-name="ce26">
            <text:p>185 096</text:p>
          </table:table-cell>
          <table:table-cell office:value-type="float" office:value="217191" table:style-name="ce26">
            <text:p>217 191</text:p>
          </table:table-cell>
          <table:table-cell office:value-type="float" office:value="231598" table:style-name="ce27">
            <text:p>231 598</text:p>
          </table:table-cell>
          <table:table-cell office:value-type="float" office:value="296164" table:style-name="ce27">
            <text:p>296 164</text:p>
          </table:table-cell>
          <table:table-cell table:style-name="ce20"/>
          <table:table-cell table:number-columns-repeated="4" table:style-name="ce15"/>
          <table:table-cell table:number-columns-repeated="27" table:style-name="ce20"/>
          <table:table-cell table:number-columns-repeated="16337"/>
        </table:table-row>
        <table:table-row table:style-name="ro2">
          <table:table-cell office:value-type="string" table:style-name="ce25">
            <text:p>65 bis 69</text:p>
          </table:table-cell>
          <table:table-cell office:value-type="float" office:value="55254" table:style-name="ce26">
            <text:p>55 254</text:p>
          </table:table-cell>
          <table:table-cell office:value-type="float" office:value="63696" table:style-name="ce26">
            <text:p>63 696</text:p>
          </table:table-cell>
          <table:table-cell office:value-type="float" office:value="66543" table:style-name="ce26">
            <text:p>66 543</text:p>
          </table:table-cell>
          <table:table-cell office:value-type="float" office:value="69720" table:style-name="ce26">
            <text:p>69 720</text:p>
          </table:table-cell>
          <table:table-cell office:value-type="float" office:value="83283" table:style-name="ce26">
            <text:p>83 283</text:p>
          </table:table-cell>
          <table:table-cell office:value-type="float" office:value="104420" table:style-name="ce26">
            <text:p>104 420</text:p>
          </table:table-cell>
          <table:table-cell office:value-type="float" office:value="123714" table:style-name="ce26">
            <text:p>123 714</text:p>
          </table:table-cell>
          <table:table-cell office:value-type="float" office:value="131594" table:style-name="ce26">
            <text:p>131 594</text:p>
          </table:table-cell>
          <table:table-cell office:value-type="float" office:value="168794" table:style-name="ce26">
            <text:p>168 794</text:p>
          </table:table-cell>
          <table:table-cell office:value-type="float" office:value="137743" table:style-name="ce26">
            <text:p>137 743</text:p>
          </table:table-cell>
          <table:table-cell office:value-type="float" office:value="151328" table:style-name="ce26">
            <text:p>151 328</text:p>
          </table:table-cell>
          <table:table-cell office:value-type="float" office:value="152844" table:style-name="ce26">
            <text:p>152 844</text:p>
          </table:table-cell>
          <table:table-cell office:value-type="float" office:value="189221" table:style-name="ce27">
            <text:p>189 221</text:p>
          </table:table-cell>
          <table:table-cell office:value-type="float" office:value="226445" table:style-name="ce27">
            <text:p>226 445</text:p>
          </table:table-cell>
          <table:table-cell table:style-name="ce20"/>
          <table:table-cell table:number-columns-repeated="4" table:style-name="ce15"/>
          <table:table-cell table:number-columns-repeated="27" table:style-name="ce20"/>
          <table:table-cell table:number-columns-repeated="16337"/>
        </table:table-row>
        <table:table-row table:style-name="ro2">
          <table:table-cell office:value-type="string" table:style-name="ce25">
            <text:p>70 bis 74</text:p>
          </table:table-cell>
          <table:table-cell office:value-type="float" office:value="32897" table:style-name="ce26">
            <text:p>32 897</text:p>
          </table:table-cell>
          <table:table-cell office:value-type="float" office:value="38887" table:style-name="ce26">
            <text:p>38 887</text:p>
          </table:table-cell>
          <table:table-cell office:value-type="float" office:value="45548" table:style-name="ce26">
            <text:p>45 548</text:p>
          </table:table-cell>
          <table:table-cell office:value-type="float" office:value="44850" table:style-name="ce26">
            <text:p>44 850</text:p>
          </table:table-cell>
          <table:table-cell office:value-type="float" office:value="52427" table:style-name="ce26">
            <text:p>52 427</text:p>
          </table:table-cell>
          <table:table-cell office:value-type="float" office:value="72511" table:style-name="ce26">
            <text:p>72 511</text:p>
          </table:table-cell>
          <table:table-cell office:value-type="float" office:value="92096" table:style-name="ce26">
            <text:p>92 096</text:p>
          </table:table-cell>
          <table:table-cell office:value-type="float" office:value="95785" table:style-name="ce26">
            <text:p>95 785</text:p>
          </table:table-cell>
          <table:table-cell office:value-type="float" office:value="117312" table:style-name="ce26">
            <text:p>117 312</text:p>
          </table:table-cell>
          <table:table-cell office:value-type="float" office:value="127234" table:style-name="ce26">
            <text:p>127 234</text:p>
          </table:table-cell>
          <table:table-cell office:value-type="float" office:value="90235" table:style-name="ce26">
            <text:p>90 235</text:p>
          </table:table-cell>
          <table:table-cell office:value-type="float" office:value="140193" table:style-name="ce26">
            <text:p>140 193</text:p>
          </table:table-cell>
          <table:table-cell office:value-type="float" office:value="187956" table:style-name="ce27">
            <text:p>187 956</text:p>
          </table:table-cell>
          <table:table-cell office:value-type="float" office:value="192175" table:style-name="ce27">
            <text:p>192 175</text:p>
          </table:table-cell>
          <table:table-cell table:style-name="ce20"/>
          <table:table-cell table:number-columns-repeated="4" table:style-name="ce15"/>
          <table:table-cell table:number-columns-repeated="27" table:style-name="ce20"/>
          <table:table-cell table:number-columns-repeated="16337"/>
        </table:table-row>
        <table:table-row table:style-name="ro2">
          <table:table-cell office:value-type="string" table:style-name="ce25">
            <text:p>75 bis 79</text:p>
          </table:table-cell>
          <table:table-cell office:value-type="float" office:value="16636" table:style-name="ce26">
            <text:p>16 636</text:p>
          </table:table-cell>
          <table:table-cell office:value-type="float" office:value="19716" table:style-name="ce26">
            <text:p>19 716</text:p>
          </table:table-cell>
          <table:table-cell office:value-type="float" office:value="24331" table:style-name="ce26">
            <text:p>24 331</text:p>
          </table:table-cell>
          <table:table-cell office:value-type="float" office:value="25842" table:style-name="ce26">
            <text:p>25 842</text:p>
          </table:table-cell>
          <table:table-cell office:value-type="float" office:value="28998" table:style-name="ce26">
            <text:p>28 998</text:p>
          </table:table-cell>
          <table:table-cell office:value-type="float" office:value="39974" table:style-name="ce26">
            <text:p>39 974</text:p>
          </table:table-cell>
          <table:table-cell office:value-type="float" office:value="56198" table:style-name="ce26">
            <text:p>56 198</text:p>
          </table:table-cell>
          <table:table-cell office:value-type="float" office:value="62934" table:style-name="ce26">
            <text:p>62 934</text:p>
          </table:table-cell>
          <table:table-cell office:value-type="float" office:value="65797" table:style-name="ce26">
            <text:p>65 797</text:p>
          </table:table-cell>
          <table:table-cell office:value-type="float" office:value="87903" table:style-name="ce26">
            <text:p>87 903</text:p>
          </table:table-cell>
          <table:table-cell office:value-type="float" office:value="81927" table:style-name="ce26">
            <text:p>81 927</text:p>
          </table:table-cell>
          <table:table-cell office:value-type="float" office:value="97886" table:style-name="ce26">
            <text:p>97 886</text:p>
          </table:table-cell>
          <table:table-cell office:value-type="float" office:value="110870" table:style-name="ce27">
            <text:p>110 870</text:p>
          </table:table-cell>
          <table:table-cell office:value-type="float" office:value="142974" table:style-name="ce27">
            <text:p>142 974</text:p>
          </table:table-cell>
          <table:table-cell table:style-name="ce20"/>
          <table:table-cell table:number-columns-repeated="4" table:style-name="ce15"/>
          <table:table-cell table:number-columns-repeated="27" table:style-name="ce20"/>
          <table:table-cell table:number-columns-repeated="16337"/>
        </table:table-row>
        <table:table-row table:style-name="ro2">
          <table:table-cell office:value-type="string" table:style-name="ce25">
            <text:p>80 bis 84</text:p>
          </table:table-cell>
          <table:table-cell office:value-type="float" office:value="6302" table:style-name="ce26">
            <text:p>6 302</text:p>
          </table:table-cell>
          <table:table-cell office:value-type="float" office:value="7642" table:style-name="ce26">
            <text:p>7 642</text:p>
          </table:table-cell>
          <table:table-cell office:value-type="float" office:value="8986" table:style-name="ce26">
            <text:p>8 986</text:p>
          </table:table-cell>
          <table:table-cell office:value-type="float" office:value="11261" table:style-name="ce26">
            <text:p>11 261</text:p>
          </table:table-cell>
          <table:table-cell office:value-type="float" office:value="11491" table:style-name="ce26">
            <text:p>11 491</text:p>
          </table:table-cell>
          <table:table-cell office:value-type="float" office:value="17766" table:style-name="ce26">
            <text:p>17 766</text:p>
          </table:table-cell>
          <table:table-cell office:value-type="float" office:value="25082" table:style-name="ce26">
            <text:p>25 082</text:p>
          </table:table-cell>
          <table:table-cell office:value-type="float" office:value="32565" table:style-name="ce26">
            <text:p>32 565</text:p>
          </table:table-cell>
          <table:table-cell office:value-type="float" office:value="33250" table:style-name="ce26">
            <text:p>33 250</text:p>
          </table:table-cell>
          <table:table-cell office:value-type="float" office:value="41349" table:style-name="ce26">
            <text:p>41 349</text:p>
          </table:table-cell>
          <table:table-cell office:value-type="float" office:value="53474" table:style-name="ce26">
            <text:p>53 474</text:p>
          </table:table-cell>
          <table:table-cell office:value-type="float" office:value="45800" table:style-name="ce26">
            <text:p>45 800</text:p>
          </table:table-cell>
          <table:table-cell office:value-type="float" office:value="83066" table:style-name="ce27">
            <text:p>83 066</text:p>
          </table:table-cell>
          <table:table-cell office:value-type="float" office:value="124505" table:style-name="ce27">
            <text:p>124 505</text:p>
          </table:table-cell>
          <table:table-cell table:style-name="ce20"/>
          <table:table-cell table:number-columns-repeated="4" table:style-name="ce15"/>
          <table:table-cell table:number-columns-repeated="27" table:style-name="ce20"/>
          <table:table-cell table:number-columns-repeated="16337"/>
        </table:table-row>
        <table:table-row table:style-name="ro2">
          <table:table-cell office:value-type="string" table:style-name="ce25">
            <text:p>85 bis 89</text:p>
          </table:table-cell>
          <table:table-cell office:value-type="float" office:value="1869" table:style-name="ce26">
            <text:p>1 869</text:p>
          </table:table-cell>
          <table:table-cell office:value-type="float" office:value="2021" table:style-name="ce26">
            <text:p>2 021</text:p>
          </table:table-cell>
          <table:table-cell office:value-type="float" office:value="2767" table:style-name="ce26">
            <text:p>2 767</text:p>
          </table:table-cell>
          <table:table-cell office:value-type="float" office:value="3080" table:style-name="ce26">
            <text:p>3 080</text:p>
          </table:table-cell>
          <table:table-cell office:value-type="float" office:value="3324" table:style-name="ce26">
            <text:p>3 324</text:p>
          </table:table-cell>
          <table:table-cell office:value-type="float" office:value="4440" table:style-name="ce26">
            <text:p>4 440</text:p>
          </table:table-cell>
          <table:table-cell office:value-type="float" office:value="7553" table:style-name="ce26">
            <text:p>7 553</text:p>
          </table:table-cell>
          <table:table-cell office:value-type="float" office:value="10834" table:style-name="ce26">
            <text:p>10 834</text:p>
          </table:table-cell>
          <table:table-cell office:value-type="float" office:value="12762" table:style-name="ce26">
            <text:p>12 762</text:p>
          </table:table-cell>
          <table:table-cell office:value-type="float" office:value="13684" table:style-name="ce26">
            <text:p>13 684</text:p>
          </table:table-cell>
          <table:table-cell office:value-type="float" office:value="21903" table:style-name="ce26">
            <text:p>21 903</text:p>
          </table:table-cell>
          <table:table-cell office:value-type="float" office:value="25556" table:style-name="ce26">
            <text:p>25 556</text:p>
          </table:table-cell>
          <table:table-cell office:value-type="float" office:value="40153" table:style-name="ce27">
            <text:p>40 153</text:p>
          </table:table-cell>
          <table:table-cell office:value-type="float" office:value="51281" table:style-name="ce27">
            <text:p>51 281</text:p>
          </table:table-cell>
          <table:table-cell table:style-name="ce20"/>
          <table:table-cell table:number-columns-repeated="4" table:style-name="ce15"/>
          <table:table-cell table:number-columns-repeated="27" table:style-name="ce20"/>
          <table:table-cell table:number-columns-repeated="16337"/>
        </table:table-row>
        <table:table-row table:style-name="ro2">
          <table:table-cell office:value-type="string" table:style-name="ce25">
            <text:p>90 bis 94</text:p>
          </table:table-cell>
          <table:table-cell office:value-type="float" office:value="422" table:style-name="ce26">
            <text:p>422</text:p>
          </table:table-cell>
          <table:table-cell office:value-type="float" office:value="331" table:style-name="ce26">
            <text:p>331</text:p>
          </table:table-cell>
          <table:table-cell office:value-type="float" office:value="428" table:style-name="ce26">
            <text:p>428</text:p>
          </table:table-cell>
          <table:table-cell office:value-type="float" office:value="466" table:style-name="ce26">
            <text:p>466</text:p>
          </table:table-cell>
          <table:table-cell office:value-type="float" office:value="572" table:style-name="ce26">
            <text:p>572</text:p>
          </table:table-cell>
          <table:table-cell office:value-type="float" office:value="750" table:style-name="ce26">
            <text:p>750</text:p>
          </table:table-cell>
          <table:table-cell office:value-type="float" office:value="1291" table:style-name="ce26">
            <text:p>1 291</text:p>
          </table:table-cell>
          <table:table-cell office:value-type="float" office:value="2055" table:style-name="ce26">
            <text:p>2 055</text:p>
          </table:table-cell>
          <table:table-cell office:value-type="float" office:value="2982" table:style-name="ce26">
            <text:p>2 982</text:p>
          </table:table-cell>
          <table:table-cell office:value-type="float" office:value="3299" table:style-name="ce26">
            <text:p>3 299</text:p>
          </table:table-cell>
          <table:table-cell office:value-type="float" office:value="5008" table:style-name="ce26">
            <text:p>5 008</text:p>
          </table:table-cell>
          <table:table-cell office:value-type="float" office:value="8413" table:style-name="ce26">
            <text:p>8 413</text:p>
          </table:table-cell>
          <table:table-cell office:value-type="float" office:value="10997" table:style-name="ce27">
            <text:p>10 997</text:p>
          </table:table-cell>
          <table:table-cell office:value-type="float" office:value="20381" table:style-name="ce27">
            <text:p>20 381</text:p>
          </table:table-cell>
          <table:table-cell table:style-name="ce20"/>
          <table:table-cell table:number-columns-repeated="4" table:style-name="ce15"/>
          <table:table-cell table:number-columns-repeated="27" table:style-name="ce20"/>
          <table:table-cell table:number-columns-repeated="16337"/>
        </table:table-row>
        <table:table-row table:style-name="ro2">
          <table:table-cell office:value-type="string" table:style-name="ce25">
            <text:p>95 und älter</text:p>
          </table:table-cell>
          <table:table-cell office:value-type="float" office:value="98" table:style-name="ce26">
            <text:p>98</text:p>
          </table:table-cell>
          <table:table-cell office:value-type="float" office:value="56" table:style-name="ce26">
            <text:p>56</text:p>
          </table:table-cell>
          <table:table-cell office:value-type="float" office:value="51" table:style-name="ce26">
            <text:p>51</text:p>
          </table:table-cell>
          <table:table-cell office:value-type="float" office:value="120" table:style-name="ce26">
            <text:p>120</text:p>
          </table:table-cell>
          <table:table-cell office:value-type="float" office:value="68" table:style-name="ce26">
            <text:p>68</text:p>
          </table:table-cell>
          <table:table-cell office:value-type="float" office:value="67" table:style-name="ce26">
            <text:p>67</text:p>
          </table:table-cell>
          <table:table-cell office:value-type="float" office:value="100" table:style-name="ce26">
            <text:p>100</text:p>
          </table:table-cell>
          <table:table-cell office:value-type="float" office:value="200" table:style-name="ce26">
            <text:p>200</text:p>
          </table:table-cell>
          <table:table-cell office:value-type="float" office:value="385" table:style-name="ce26">
            <text:p>385</text:p>
          </table:table-cell>
          <table:table-cell office:value-type="float" office:value="472" table:style-name="ce26">
            <text:p>472</text:p>
          </table:table-cell>
          <table:table-cell office:value-type="float" office:value="570" table:style-name="ce26">
            <text:p>570</text:p>
          </table:table-cell>
          <table:table-cell office:value-type="float" office:value="1255" table:style-name="ce26">
            <text:p>1 255</text:p>
          </table:table-cell>
          <table:table-cell office:value-type="float" office:value="2023" table:style-name="ce28">
            <text:p>2 023</text:p>
          </table:table-cell>
          <table:table-cell office:value-type="float" office:value="3854" table:style-name="ce28">
            <text:p>3 854</text:p>
          </table:table-cell>
          <table:table-cell table:style-name="ce20"/>
          <table:table-cell table:number-columns-repeated="4" table:style-name="ce15"/>
          <table:table-cell table:number-columns-repeated="27" table:style-name="ce20"/>
          <table:table-cell table:number-columns-repeated="16337"/>
        </table:table-row>
        <table:table-row table:style-name="ro2">
          <table:table-cell table:style-name="ce29"/>
          <table:table-cell office:value-type="string" table:number-columns-spanned="14" table:number-rows-spanned="1" table:style-name="ce32">
            <text:p>Frauen</text:p>
          </table:table-cell>
          <table:covered-table-cell table:number-columns-repeated="13"/>
          <table:table-cell table:style-name="ce20"/>
          <table:table-cell table:number-columns-repeated="4" table:style-name="ce15"/>
          <table:table-cell table:number-columns-repeated="27" table:style-name="ce20"/>
          <table:table-cell table:number-columns-repeated="16337"/>
        </table:table-row>
        <table:table-row table:style-name="ro2">
          <table:table-cell office:value-type="string" table:style-name="ce25">
            <text:p>Zusammen</text:p>
          </table:table-cell>
          <table:table-cell office:value-type="float" office:value="2262478" table:style-name="ce26">
            <text:p>2 262 478</text:p>
          </table:table-cell>
          <table:table-cell office:value-type="float" office:value="2514884" table:style-name="ce26">
            <text:p>2 514 884</text:p>
          </table:table-cell>
          <table:table-cell office:value-type="float" office:value="2745293" table:style-name="ce26">
            <text:p>2 745 293</text:p>
          </table:table-cell>
          <table:table-cell office:value-type="float" office:value="3035608" table:style-name="ce26">
            <text:p>3 035 608</text:p>
          </table:table-cell>
          <table:table-cell office:value-type="float" office:value="3363643" table:style-name="ce26">
            <text:p>3 363 643</text:p>
          </table:table-cell>
          <table:table-cell office:value-type="float" office:value="3511871" table:style-name="ce26">
            <text:p>3 511 871</text:p>
          </table:table-cell>
          <table:table-cell office:value-type="float" office:value="3716665" table:style-name="ce26">
            <text:p>3 716 665</text:p>
          </table:table-cell>
          <table:table-cell office:value-type="float" office:value="3777407" table:style-name="ce26">
            <text:p>3 777 407</text:p>
          </table:table-cell>
          <table:table-cell office:value-type="float" office:value="3957832" table:style-name="ce26">
            <text:p>3 957 832</text:p>
          </table:table-cell>
          <table:table-cell office:value-type="float" office:value="3982912" table:style-name="ce26">
            <text:p>3 982 912</text:p>
          </table:table-cell>
          <table:table-cell office:value-type="float" office:value="4041797" table:style-name="ce26">
            <text:p>4 041 797</text:p>
          </table:table-cell>
          <table:table-cell office:value-type="float" office:value="4143737" table:style-name="ce26">
            <text:p>4 143 737</text:p>
          </table:table-cell>
          <table:table-cell office:value-type="float" office:value="4308002" table:style-name="ce27">
            <text:p>4 308 002</text:p>
          </table:table-cell>
          <table:table-cell office:value-type="float" office:value="4550167" table:style-name="ce27">
            <text:p>4 550 167</text:p>
          </table:table-cell>
          <table:table-cell table:style-name="ce20"/>
          <table:table-cell table:number-columns-repeated="4" table:style-name="ce15"/>
          <table:table-cell table:number-columns-repeated="27" table:style-name="ce20"/>
          <table:table-cell table:number-columns-repeated="16337"/>
        </table:table-row>
        <table:table-row table:style-name="ro2">
          <table:table-cell office:value-type="string" table:style-name="ce25">
            <text:p>0 bis 4</text:p>
          </table:table-cell>
          <table:table-cell office:value-type="float" office:value="237092" table:style-name="ce26">
            <text:p>237 092</text:p>
          </table:table-cell>
          <table:table-cell office:value-type="float" office:value="284345" table:style-name="ce26">
            <text:p>284 345</text:p>
          </table:table-cell>
          <table:table-cell office:value-type="float" office:value="297357" table:style-name="ce26">
            <text:p>297 357</text:p>
          </table:table-cell>
          <table:table-cell office:value-type="float" office:value="332127" table:style-name="ce26">
            <text:p>332 127</text:p>
          </table:table-cell>
          <table:table-cell office:value-type="float" office:value="342320" table:style-name="ce26">
            <text:p>342 320</text:p>
          </table:table-cell>
          <table:table-cell office:value-type="float" office:value="231784" table:style-name="ce26">
            <text:p>231 784</text:p>
          </table:table-cell>
          <table:table-cell office:value-type="float" office:value="259060" table:style-name="ce26">
            <text:p>259 060</text:p>
          </table:table-cell>
          <table:table-cell office:value-type="float" office:value="285505" table:style-name="ce26">
            <text:p>285 505</text:p>
          </table:table-cell>
          <table:table-cell office:value-type="float" office:value="289457" table:style-name="ce26">
            <text:p>289 457</text:p>
          </table:table-cell>
          <table:table-cell office:value-type="float" office:value="210261" table:style-name="ce26">
            <text:p>210 261</text:p>
          </table:table-cell>
          <table:table-cell office:value-type="float" office:value="220426" table:style-name="ce26">
            <text:p>220 426</text:p>
          </table:table-cell>
          <table:table-cell office:value-type="float" office:value="199944" table:style-name="ce26">
            <text:p>199 944</text:p>
          </table:table-cell>
          <table:table-cell office:value-type="float" office:value="192069" table:style-name="ce27">
            <text:p>192 069</text:p>
          </table:table-cell>
          <table:table-cell office:value-type="float" office:value="211036" table:style-name="ce27">
            <text:p>211 036</text:p>
          </table:table-cell>
          <table:table-cell table:style-name="ce20"/>
          <table:table-cell table:number-columns-repeated="4" table:style-name="ce15"/>
          <table:table-cell table:number-columns-repeated="27" table:style-name="ce20"/>
          <table:table-cell table:number-columns-repeated="16337"/>
        </table:table-row>
        <table:table-row table:style-name="ro2">
          <table:table-cell office:value-type="string" table:style-name="ce25">
            <text:p>5 bis 9</text:p>
          </table:table-cell>
          <table:table-cell office:value-type="float" office:value="205625" table:style-name="ce26">
            <text:p>205 625</text:p>
          </table:table-cell>
          <table:table-cell office:value-type="float" office:value="236689" table:style-name="ce26">
            <text:p>236 689</text:p>
          </table:table-cell>
          <table:table-cell office:value-type="float" office:value="261666" table:style-name="ce26">
            <text:p>261 666</text:p>
          </table:table-cell>
          <table:table-cell office:value-type="float" office:value="288541" table:style-name="ce26">
            <text:p>288 541</text:p>
          </table:table-cell>
          <table:table-cell office:value-type="float" office:value="331145" table:style-name="ce26">
            <text:p>331 145</text:p>
          </table:table-cell>
          <table:table-cell office:value-type="float" office:value="266805" table:style-name="ce26">
            <text:p>266 805</text:p>
          </table:table-cell>
          <table:table-cell office:value-type="float" office:value="252461" table:style-name="ce26">
            <text:p>252 461</text:p>
          </table:table-cell>
          <table:table-cell office:value-type="float" office:value="238915" table:style-name="ce26">
            <text:p>238 915</text:p>
          </table:table-cell>
          <table:table-cell office:value-type="float" office:value="314306" table:style-name="ce26">
            <text:p>314 306</text:p>
          </table:table-cell>
          <table:table-cell office:value-type="float" office:value="234693" table:style-name="ce26">
            <text:p>234 693</text:p>
          </table:table-cell>
          <table:table-cell office:value-type="float" office:value="225162" table:style-name="ce26">
            <text:p>225 162</text:p>
          </table:table-cell>
          <table:table-cell office:value-type="float" office:value="229142" table:style-name="ce26">
            <text:p>229 142</text:p>
          </table:table-cell>
          <table:table-cell office:value-type="float" office:value="198248" table:style-name="ce27">
            <text:p>198 248</text:p>
          </table:table-cell>
          <table:table-cell office:value-type="float" office:value="210262" table:style-name="ce27">
            <text:p>210 262</text:p>
          </table:table-cell>
          <table:table-cell table:style-name="ce20"/>
          <table:table-cell table:number-columns-repeated="4" table:style-name="ce15"/>
          <table:table-cell table:number-columns-repeated="27" table:style-name="ce20"/>
          <table:table-cell table:number-columns-repeated="16337"/>
        </table:table-row>
        <table:table-row table:style-name="ro2">
          <table:table-cell office:value-type="string" table:style-name="ce25">
            <text:p>10 bis 14</text:p>
          </table:table-cell>
          <table:table-cell office:value-type="float" office:value="194248" table:style-name="ce26">
            <text:p>194 248</text:p>
          </table:table-cell>
          <table:table-cell office:value-type="float" office:value="211053" table:style-name="ce26">
            <text:p>211 053</text:p>
          </table:table-cell>
          <table:table-cell office:value-type="float" office:value="254506" table:style-name="ce26">
            <text:p>254 506</text:p>
          </table:table-cell>
          <table:table-cell office:value-type="float" office:value="272391" table:style-name="ce26">
            <text:p>272 391</text:p>
          </table:table-cell>
          <table:table-cell office:value-type="float" office:value="317461" table:style-name="ce26">
            <text:p>317 461</text:p>
          </table:table-cell>
          <table:table-cell office:value-type="float" office:value="293026" table:style-name="ce26">
            <text:p>293 026</text:p>
          </table:table-cell>
          <table:table-cell office:value-type="float" office:value="267575" table:style-name="ce26">
            <text:p>267 575</text:p>
          </table:table-cell>
          <table:table-cell office:value-type="float" office:value="250853" table:style-name="ce26">
            <text:p>250 853</text:p>
          </table:table-cell>
          <table:table-cell office:value-type="float" office:value="285617" table:style-name="ce26">
            <text:p>285 617</text:p>
          </table:table-cell>
          <table:table-cell office:value-type="float" office:value="293412" table:style-name="ce26">
            <text:p>293 412</text:p>
          </table:table-cell>
          <table:table-cell office:value-type="float" office:value="213775" table:style-name="ce26">
            <text:p>213 775</text:p>
          </table:table-cell>
          <table:table-cell office:value-type="float" office:value="230932" table:style-name="ce26">
            <text:p>230 932</text:p>
          </table:table-cell>
          <table:table-cell office:value-type="float" office:value="208458" table:style-name="ce27">
            <text:p>208 458</text:p>
          </table:table-cell>
          <table:table-cell office:value-type="float" office:value="206202" table:style-name="ce27">
            <text:p>206 202</text:p>
          </table:table-cell>
          <table:table-cell table:style-name="ce20"/>
          <table:table-cell table:number-columns-repeated="4" table:style-name="ce15"/>
          <table:table-cell table:number-columns-repeated="27" table:style-name="ce20"/>
          <table:table-cell table:number-columns-repeated="16337"/>
        </table:table-row>
        <table:table-row table:style-name="ro2">
          <table:table-cell office:value-type="string" table:style-name="ce25">
            <text:p>15 bis 19</text:p>
          </table:table-cell>
          <table:table-cell office:value-type="float" office:value="205005" table:style-name="ce26">
            <text:p>205 005</text:p>
          </table:table-cell>
          <table:table-cell office:value-type="float" office:value="219103" table:style-name="ce26">
            <text:p>219 103</text:p>
          </table:table-cell>
          <table:table-cell office:value-type="float" office:value="246333" table:style-name="ce26">
            <text:p>246 333</text:p>
          </table:table-cell>
          <table:table-cell office:value-type="float" office:value="278072" table:style-name="ce26">
            <text:p>278 072</text:p>
          </table:table-cell>
          <table:table-cell office:value-type="float" office:value="305608" table:style-name="ce26">
            <text:p>305 608</text:p>
          </table:table-cell>
          <table:table-cell office:value-type="float" office:value="196573" table:style-name="ce26">
            <text:p>196 573</text:p>
          </table:table-cell>
          <table:table-cell office:value-type="float" office:value="216466" table:style-name="ce26">
            <text:p>216 466</text:p>
          </table:table-cell>
          <table:table-cell office:value-type="float" office:value="253933" table:style-name="ce26">
            <text:p>253 933</text:p>
          </table:table-cell>
          <table:table-cell office:value-type="float" office:value="251957" table:style-name="ce26">
            <text:p>251 957</text:p>
          </table:table-cell>
          <table:table-cell office:value-type="float" office:value="324422" table:style-name="ce26">
            <text:p>324 422</text:p>
          </table:table-cell>
          <table:table-cell office:value-type="float" office:value="245574" table:style-name="ce26">
            <text:p>245 574</text:p>
          </table:table-cell>
          <table:table-cell office:value-type="float" office:value="236505" table:style-name="ce26">
            <text:p>236 505</text:p>
          </table:table-cell>
          <table:table-cell office:value-type="float" office:value="237567" table:style-name="ce27">
            <text:p>237 567</text:p>
          </table:table-cell>
          <table:table-cell office:value-type="float" office:value="212821" table:style-name="ce27">
            <text:p>212 821</text:p>
          </table:table-cell>
          <table:table-cell table:style-name="ce20"/>
          <table:table-cell table:number-columns-repeated="4" table:style-name="ce15"/>
          <table:table-cell table:number-columns-repeated="27" table:style-name="ce20"/>
          <table:table-cell table:number-columns-repeated="16337"/>
        </table:table-row>
        <table:table-row table:style-name="ro2">
          <table:table-cell office:value-type="string" table:style-name="ce25">
            <text:p>20 bis 24</text:p>
          </table:table-cell>
          <table:table-cell office:value-type="float" office:value="199859" table:style-name="ce26">
            <text:p>199 859</text:p>
          </table:table-cell>
          <table:table-cell office:value-type="float" office:value="215510" table:style-name="ce26">
            <text:p>215 510</text:p>
          </table:table-cell>
          <table:table-cell office:value-type="float" office:value="232247" table:style-name="ce26">
            <text:p>232 247</text:p>
          </table:table-cell>
          <table:table-cell office:value-type="float" office:value="277515" table:style-name="ce26">
            <text:p>277 515</text:p>
          </table:table-cell>
          <table:table-cell office:value-type="float" office:value="291198" table:style-name="ce26">
            <text:p>291 198</text:p>
          </table:table-cell>
          <table:table-cell office:value-type="float" office:value="296322" table:style-name="ce26">
            <text:p>296 322</text:p>
          </table:table-cell>
          <table:table-cell office:value-type="float" office:value="242880" table:style-name="ce26">
            <text:p>242 880</text:p>
          </table:table-cell>
          <table:table-cell office:value-type="float" office:value="251771" table:style-name="ce26">
            <text:p>251 771</text:p>
          </table:table-cell>
          <table:table-cell office:value-type="float" office:value="261017" table:style-name="ce26">
            <text:p>261 017</text:p>
          </table:table-cell>
          <table:table-cell office:value-type="float" office:value="301721" table:style-name="ce26">
            <text:p>301 721</text:p>
          </table:table-cell>
          <table:table-cell office:value-type="float" office:value="317427" table:style-name="ce26">
            <text:p>317 427</text:p>
          </table:table-cell>
          <table:table-cell office:value-type="float" office:value="232606" table:style-name="ce26">
            <text:p>232 606</text:p>
          </table:table-cell>
          <table:table-cell office:value-type="float" office:value="260024" table:style-name="ce27">
            <text:p>260 024</text:p>
          </table:table-cell>
          <table:table-cell office:value-type="float" office:value="241014" table:style-name="ce27">
            <text:p>241 014</text:p>
          </table:table-cell>
          <table:table-cell table:style-name="ce20"/>
          <table:table-cell table:number-columns-repeated="4" table:style-name="ce15"/>
          <table:table-cell table:number-columns-repeated="27" table:style-name="ce20"/>
          <table:table-cell table:number-columns-repeated="16337"/>
        </table:table-row>
        <table:table-row table:style-name="ro2">
          <table:table-cell office:value-type="string" table:style-name="ce25">
            <text:p>25 bis 29</text:p>
          </table:table-cell>
          <table:table-cell office:value-type="float" office:value="193250" table:style-name="ce26">
            <text:p>193 250</text:p>
          </table:table-cell>
          <table:table-cell office:value-type="float" office:value="203513" table:style-name="ce26">
            <text:p>203 513</text:p>
          </table:table-cell>
          <table:table-cell office:value-type="float" office:value="219459" table:style-name="ce26">
            <text:p>219 459</text:p>
          </table:table-cell>
          <table:table-cell office:value-type="float" office:value="248539" table:style-name="ce26">
            <text:p>248 539</text:p>
          </table:table-cell>
          <table:table-cell office:value-type="float" office:value="271998" table:style-name="ce26">
            <text:p>271 998</text:p>
          </table:table-cell>
          <table:table-cell office:value-type="float" office:value="300645" table:style-name="ce26">
            <text:p>300 645</text:p>
          </table:table-cell>
          <table:table-cell office:value-type="float" office:value="293893" table:style-name="ce26">
            <text:p>293 893</text:p>
          </table:table-cell>
          <table:table-cell office:value-type="float" office:value="202091" table:style-name="ce26">
            <text:p>202 091</text:p>
          </table:table-cell>
          <table:table-cell office:value-type="float" office:value="240947" table:style-name="ce26">
            <text:p>240 947</text:p>
          </table:table-cell>
          <table:table-cell office:value-type="float" office:value="258705" table:style-name="ce26">
            <text:p>258 705</text:p>
          </table:table-cell>
          <table:table-cell office:value-type="float" office:value="339683" table:style-name="ce26">
            <text:p>339 683</text:p>
          </table:table-cell>
          <table:table-cell office:value-type="float" office:value="270852" table:style-name="ce26">
            <text:p>270 852</text:p>
          </table:table-cell>
          <table:table-cell office:value-type="float" office:value="275547" table:style-name="ce27">
            <text:p>275 547</text:p>
          </table:table-cell>
          <table:table-cell office:value-type="float" office:value="286407" table:style-name="ce27">
            <text:p>286 407</text:p>
          </table:table-cell>
          <table:table-cell table:style-name="ce20"/>
          <table:table-cell table:number-columns-repeated="4" table:style-name="ce15"/>
          <table:table-cell table:number-columns-repeated="27" table:style-name="ce20"/>
          <table:table-cell table:number-columns-repeated="16337"/>
        </table:table-row>
        <table:table-row table:style-name="ro2">
          <table:table-cell office:value-type="string" table:style-name="ce25">
            <text:p>30 bis 34</text:p>
          </table:table-cell>
          <table:table-cell office:value-type="float" office:value="170149" table:style-name="ce26">
            <text:p>170 149</text:p>
          </table:table-cell>
          <table:table-cell office:value-type="float" office:value="188125" table:style-name="ce26">
            <text:p>188 125</text:p>
          </table:table-cell>
          <table:table-cell office:value-type="float" office:value="199260" table:style-name="ce26">
            <text:p>199 260</text:p>
          </table:table-cell>
          <table:table-cell office:value-type="float" office:value="216246" table:style-name="ce26">
            <text:p>216 246</text:p>
          </table:table-cell>
          <table:table-cell office:value-type="float" office:value="254549" table:style-name="ce26">
            <text:p>254 549</text:p>
          </table:table-cell>
          <table:table-cell office:value-type="float" office:value="298979" table:style-name="ce26">
            <text:p>298 979</text:p>
          </table:table-cell>
          <table:table-cell office:value-type="float" office:value="213585" table:style-name="ce26">
            <text:p>213 585</text:p>
          </table:table-cell>
          <table:table-cell office:value-type="float" office:value="232218" table:style-name="ce26">
            <text:p>232 218</text:p>
          </table:table-cell>
          <table:table-cell office:value-type="float" office:value="249400" table:style-name="ce26">
            <text:p>249 400</text:p>
          </table:table-cell>
          <table:table-cell office:value-type="float" office:value="261236" table:style-name="ce26">
            <text:p>261 236</text:p>
          </table:table-cell>
          <table:table-cell office:value-type="float" office:value="304941" table:style-name="ce26">
            <text:p>304 941</text:p>
          </table:table-cell>
          <table:table-cell office:value-type="float" office:value="331160" table:style-name="ce26">
            <text:p>331 160</text:p>
          </table:table-cell>
          <table:table-cell office:value-type="float" office:value="268040" table:style-name="ce27">
            <text:p>268 040</text:p>
          </table:table-cell>
          <table:table-cell office:value-type="float" office:value="302754" table:style-name="ce27">
            <text:p>302 754</text:p>
          </table:table-cell>
          <table:table-cell table:style-name="ce20"/>
          <table:table-cell table:number-columns-repeated="4" table:style-name="ce15"/>
          <table:table-cell table:number-columns-repeated="27" table:style-name="ce20"/>
          <table:table-cell table:number-columns-repeated="16337"/>
        </table:table-row>
        <table:table-row table:style-name="ro2">
          <table:table-cell office:value-type="string" table:style-name="ce25">
            <text:p>35 bis 39</text:p>
          </table:table-cell>
          <table:table-cell office:value-type="float" office:value="157232" table:style-name="ce26">
            <text:p>157 232</text:p>
          </table:table-cell>
          <table:table-cell office:value-type="float" office:value="178014" table:style-name="ce26">
            <text:p>178 014</text:p>
          </table:table-cell>
          <table:table-cell office:value-type="float" office:value="184314" table:style-name="ce26">
            <text:p>184 314</text:p>
          </table:table-cell>
          <table:table-cell office:value-type="float" office:value="198217" table:style-name="ce26">
            <text:p>198 217</text:p>
          </table:table-cell>
          <table:table-cell office:value-type="float" office:value="226860" table:style-name="ce26">
            <text:p>226 860</text:p>
          </table:table-cell>
          <table:table-cell office:value-type="float" office:value="278753" table:style-name="ce26">
            <text:p>278 753</text:p>
          </table:table-cell>
          <table:table-cell office:value-type="float" office:value="260270" table:style-name="ce26">
            <text:p>260 270</text:p>
          </table:table-cell>
          <table:table-cell office:value-type="float" office:value="282265" table:style-name="ce26">
            <text:p>282 265</text:p>
          </table:table-cell>
          <table:table-cell office:value-type="float" office:value="202767" table:style-name="ce26">
            <text:p>202 767</text:p>
          </table:table-cell>
          <table:table-cell office:value-type="float" office:value="241426" table:style-name="ce26">
            <text:p>241 426</text:p>
          </table:table-cell>
          <table:table-cell office:value-type="float" office:value="261576" table:style-name="ce26">
            <text:p>261 576</text:p>
          </table:table-cell>
          <table:table-cell office:value-type="float" office:value="346124" table:style-name="ce26">
            <text:p>346 124</text:p>
          </table:table-cell>
          <table:table-cell office:value-type="float" office:value="284610" table:style-name="ce27">
            <text:p>284 610</text:p>
          </table:table-cell>
          <table:table-cell office:value-type="float" office:value="304223" table:style-name="ce27">
            <text:p>304 223</text:p>
          </table:table-cell>
          <table:table-cell table:style-name="ce20"/>
          <table:table-cell table:number-columns-repeated="4" table:style-name="ce15"/>
          <table:table-cell table:number-columns-repeated="27" table:style-name="ce20"/>
          <table:table-cell table:number-columns-repeated="16337"/>
        </table:table-row>
        <table:table-row table:style-name="ro2">
          <table:table-cell office:value-type="string" table:style-name="ce25">
            <text:p>40 bis 44</text:p>
          </table:table-cell>
          <table:table-cell office:value-type="float" office:value="144958" table:style-name="ce26">
            <text:p>144 958</text:p>
          </table:table-cell>
          <table:table-cell office:value-type="float" office:value="157171" table:style-name="ce26">
            <text:p>157 171</text:p>
          </table:table-cell>
          <table:table-cell office:value-type="float" office:value="168176" table:style-name="ce26">
            <text:p>168 176</text:p>
          </table:table-cell>
          <table:table-cell office:value-type="float" office:value="180880" table:style-name="ce26">
            <text:p>180 880</text:p>
          </table:table-cell>
          <table:table-cell office:value-type="float" office:value="197840" table:style-name="ce26">
            <text:p>197 840</text:p>
          </table:table-cell>
          <table:table-cell office:value-type="float" office:value="247778" table:style-name="ce26">
            <text:p>247 778</text:p>
          </table:table-cell>
          <table:table-cell office:value-type="float" office:value="295271" table:style-name="ce26">
            <text:p>295 271</text:p>
          </table:table-cell>
          <table:table-cell office:value-type="float" office:value="199944" table:style-name="ce26">
            <text:p>199 944</text:p>
          </table:table-cell>
          <table:table-cell office:value-type="float" office:value="230706" table:style-name="ce26">
            <text:p>230 706</text:p>
          </table:table-cell>
          <table:table-cell office:value-type="float" office:value="248388" table:style-name="ce26">
            <text:p>248 388</text:p>
          </table:table-cell>
          <table:table-cell office:value-type="float" office:value="261277" table:style-name="ce26">
            <text:p>261 277</text:p>
          </table:table-cell>
          <table:table-cell office:value-type="float" office:value="309503" table:style-name="ce26">
            <text:p>309 503</text:p>
          </table:table-cell>
          <table:table-cell office:value-type="float" office:value="336787" table:style-name="ce27">
            <text:p>336 787</text:p>
          </table:table-cell>
          <table:table-cell office:value-type="float" office:value="288557" table:style-name="ce27">
            <text:p>288 557</text:p>
          </table:table-cell>
          <table:table-cell table:style-name="ce20"/>
          <table:table-cell table:number-columns-repeated="4" table:style-name="ce15"/>
          <table:table-cell table:number-columns-repeated="27" table:style-name="ce20"/>
          <table:table-cell table:number-columns-repeated="16337"/>
        </table:table-row>
        <table:table-row table:style-name="ro2">
          <table:table-cell office:value-type="string" table:style-name="ce25">
            <text:p>45 bis 49</text:p>
          </table:table-cell>
          <table:table-cell office:value-type="float" office:value="136639" table:style-name="ce26">
            <text:p>136 639</text:p>
          </table:table-cell>
          <table:table-cell office:value-type="float" office:value="140883" table:style-name="ce26">
            <text:p>140 883</text:p>
          </table:table-cell>
          <table:table-cell office:value-type="float" office:value="158466" table:style-name="ce26">
            <text:p>158 466</text:p>
          </table:table-cell>
          <table:table-cell office:value-type="float" office:value="163751" table:style-name="ce26">
            <text:p>163 751</text:p>
          </table:table-cell>
          <table:table-cell office:value-type="float" office:value="180255" table:style-name="ce26">
            <text:p>180 255</text:p>
          </table:table-cell>
          <table:table-cell office:value-type="float" office:value="238236" table:style-name="ce26">
            <text:p>238 236</text:p>
          </table:table-cell>
          <table:table-cell office:value-type="float" office:value="287231" table:style-name="ce26">
            <text:p>287 231</text:p>
          </table:table-cell>
          <table:table-cell office:value-type="float" office:value="253840" table:style-name="ce26">
            <text:p>253 840</text:p>
          </table:table-cell>
          <table:table-cell office:value-type="float" office:value="276849" table:style-name="ce26">
            <text:p>276 849</text:p>
          </table:table-cell>
          <table:table-cell office:value-type="float" office:value="200114" table:style-name="ce26">
            <text:p>200 114</text:p>
          </table:table-cell>
          <table:table-cell office:value-type="float" office:value="239023" table:style-name="ce26">
            <text:p>239 023</text:p>
          </table:table-cell>
          <table:table-cell office:value-type="float" office:value="263304" table:style-name="ce26">
            <text:p>263 304</text:p>
          </table:table-cell>
          <table:table-cell office:value-type="float" office:value="352225" table:style-name="ce27">
            <text:p>352 225</text:p>
          </table:table-cell>
          <table:table-cell office:value-type="float" office:value="299524" table:style-name="ce27">
            <text:p>299 524</text:p>
          </table:table-cell>
          <table:table-cell table:style-name="ce20"/>
          <table:table-cell table:number-columns-repeated="4" table:style-name="ce15"/>
          <table:table-cell table:number-columns-repeated="27" table:style-name="ce20"/>
          <table:table-cell table:number-columns-repeated="16337"/>
        </table:table-row>
        <table:table-row table:style-name="ro2">
          <table:table-cell office:value-type="string" table:style-name="ce25">
            <text:p>50 bis 54</text:p>
          </table:table-cell>
          <table:table-cell office:value-type="float" office:value="117443" table:style-name="ce26">
            <text:p>117 443</text:p>
          </table:table-cell>
          <table:table-cell office:value-type="float" office:value="125271" table:style-name="ce26">
            <text:p>125 271</text:p>
          </table:table-cell>
          <table:table-cell office:value-type="float" office:value="137019" table:style-name="ce26">
            <text:p>137 019</text:p>
          </table:table-cell>
          <table:table-cell office:value-type="float" office:value="148556" table:style-name="ce26">
            <text:p>148 556</text:p>
          </table:table-cell>
          <table:table-cell office:value-type="float" office:value="162160" table:style-name="ce26">
            <text:p>162 160</text:p>
          </table:table-cell>
          <table:table-cell office:value-type="float" office:value="213912" table:style-name="ce26">
            <text:p>213 912</text:p>
          </table:table-cell>
          <table:table-cell office:value-type="float" office:value="266728" table:style-name="ce26">
            <text:p>266 728</text:p>
          </table:table-cell>
          <table:table-cell office:value-type="float" office:value="280638" table:style-name="ce26">
            <text:p>280 638</text:p>
          </table:table-cell>
          <table:table-cell office:value-type="float" office:value="197666" table:style-name="ce26">
            <text:p>197 666</text:p>
          </table:table-cell>
          <table:table-cell office:value-type="float" office:value="224376" table:style-name="ce26">
            <text:p>224 376</text:p>
          </table:table-cell>
          <table:table-cell office:value-type="float" office:value="243778" table:style-name="ce26">
            <text:p>243 778</text:p>
          </table:table-cell>
          <table:table-cell office:value-type="float" office:value="258629" table:style-name="ce26">
            <text:p>258 629</text:p>
          </table:table-cell>
          <table:table-cell office:value-type="float" office:value="313272" table:style-name="ce27">
            <text:p>313 272</text:p>
          </table:table-cell>
          <table:table-cell office:value-type="float" office:value="345108" table:style-name="ce27">
            <text:p>345 108</text:p>
          </table:table-cell>
          <table:table-cell table:style-name="ce20"/>
          <table:table-cell table:number-columns-repeated="4" table:style-name="ce15"/>
          <table:table-cell table:number-columns-repeated="27" table:style-name="ce20"/>
          <table:table-cell table:number-columns-repeated="16337"/>
        </table:table-row>
        <table:table-row table:style-name="ro2">
          <table:table-cell office:value-type="string" table:style-name="ce25">
            <text:p>55 bis 59</text:p>
          </table:table-cell>
          <table:table-cell office:value-type="float" office:value="102981" table:style-name="ce26">
            <text:p>102 981</text:p>
          </table:table-cell>
          <table:table-cell office:value-type="float" office:value="113972" table:style-name="ce26">
            <text:p>113 972</text:p>
          </table:table-cell>
          <table:table-cell office:value-type="float" office:value="118009" table:style-name="ce26">
            <text:p>118 009</text:p>
          </table:table-cell>
          <table:table-cell office:value-type="float" office:value="133952" table:style-name="ce26">
            <text:p>133 952</text:p>
          </table:table-cell>
          <table:table-cell office:value-type="float" office:value="142586" table:style-name="ce26">
            <text:p>142 586</text:p>
          </table:table-cell>
          <table:table-cell office:value-type="float" office:value="197120" table:style-name="ce26">
            <text:p>197 120</text:p>
          </table:table-cell>
          <table:table-cell office:value-type="float" office:value="233096" table:style-name="ce26">
            <text:p>233 096</text:p>
          </table:table-cell>
          <table:table-cell office:value-type="float" office:value="267198" table:style-name="ce26">
            <text:p>267 198</text:p>
          </table:table-cell>
          <table:table-cell office:value-type="float" office:value="238639" table:style-name="ce26">
            <text:p>238 639</text:p>
          </table:table-cell>
          <table:table-cell office:value-type="float" office:value="265164" table:style-name="ce26">
            <text:p>265 164</text:p>
          </table:table-cell>
          <table:table-cell office:value-type="float" office:value="193968" table:style-name="ce26">
            <text:p>193 968</text:p>
          </table:table-cell>
          <table:table-cell office:value-type="float" office:value="231438" table:style-name="ce26">
            <text:p>231 438</text:p>
          </table:table-cell>
          <table:table-cell office:value-type="float" office:value="264261" table:style-name="ce27">
            <text:p>264 261</text:p>
          </table:table-cell>
          <table:table-cell office:value-type="float" office:value="352876" table:style-name="ce27">
            <text:p>352 876</text:p>
          </table:table-cell>
          <table:table-cell table:style-name="ce20"/>
          <table:table-cell table:number-columns-repeated="4" table:style-name="ce15"/>
          <table:table-cell table:number-columns-repeated="27" table:style-name="ce20"/>
          <table:table-cell table:number-columns-repeated="16337"/>
        </table:table-row>
        <table:table-row table:style-name="ro2">
          <table:table-cell office:value-type="string" table:style-name="ce25">
            <text:p>60 bis 64</text:p>
          </table:table-cell>
          <table:table-cell office:value-type="float" office:value="77482" table:style-name="ce26">
            <text:p>77 482</text:p>
          </table:table-cell>
          <table:table-cell office:value-type="float" office:value="93410" table:style-name="ce26">
            <text:p>93 410</text:p>
          </table:table-cell>
          <table:table-cell office:value-type="float" office:value="97304" table:style-name="ce26">
            <text:p>97 304</text:p>
          </table:table-cell>
          <table:table-cell office:value-type="float" office:value="107487" table:style-name="ce26">
            <text:p>107 487</text:p>
          </table:table-cell>
          <table:table-cell office:value-type="float" office:value="119276" table:style-name="ce26">
            <text:p>119 276</text:p>
          </table:table-cell>
          <table:table-cell office:value-type="float" office:value="156470" table:style-name="ce26">
            <text:p>156 470</text:p>
          </table:table-cell>
          <table:table-cell office:value-type="float" office:value="200776" table:style-name="ce26">
            <text:p>200 776</text:p>
          </table:table-cell>
          <table:table-cell office:value-type="float" office:value="240998" table:style-name="ce26">
            <text:p>240 998</text:p>
          </table:table-cell>
          <table:table-cell office:value-type="float" office:value="258189" table:style-name="ce26">
            <text:p>258 189</text:p>
          </table:table-cell>
          <table:table-cell office:value-type="float" office:value="184684" table:style-name="ce26">
            <text:p>184 684</text:p>
          </table:table-cell>
          <table:table-cell office:value-type="float" office:value="212714" table:style-name="ce26">
            <text:p>212 714</text:p>
          </table:table-cell>
          <table:table-cell office:value-type="float" office:value="233866" table:style-name="ce26">
            <text:p>233 866</text:p>
          </table:table-cell>
          <table:table-cell office:value-type="float" office:value="249067" table:style-name="ce27">
            <text:p>249 067</text:p>
          </table:table-cell>
          <table:table-cell office:value-type="float" office:value="306678" table:style-name="ce27">
            <text:p>306 678</text:p>
          </table:table-cell>
          <table:table-cell table:style-name="ce20"/>
          <table:table-cell table:number-columns-repeated="4" table:style-name="ce15"/>
          <table:table-cell table:number-columns-repeated="27" table:style-name="ce20"/>
          <table:table-cell table:number-columns-repeated="16337"/>
        </table:table-row>
        <table:table-row table:style-name="ro2">
          <table:table-cell office:value-type="string" table:style-name="ce25">
            <text:p>65 bis 69</text:p>
          </table:table-cell>
          <table:table-cell office:value-type="float" office:value="56875" table:style-name="ce26">
            <text:p>56 875</text:p>
          </table:table-cell>
          <table:table-cell office:value-type="float" office:value="69617" table:style-name="ce26">
            <text:p>69 617</text:p>
          </table:table-cell>
          <table:table-cell office:value-type="float" office:value="77797" table:style-name="ce26">
            <text:p>77 797</text:p>
          </table:table-cell>
          <table:table-cell office:value-type="float" office:value="82240" table:style-name="ce26">
            <text:p>82 240</text:p>
          </table:table-cell>
          <table:table-cell office:value-type="float" office:value="96986" table:style-name="ce26">
            <text:p>96 986</text:p>
          </table:table-cell>
          <table:table-cell office:value-type="float" office:value="122341" table:style-name="ce26">
            <text:p>122 341</text:p>
          </table:table-cell>
          <table:table-cell office:value-type="float" office:value="168428" table:style-name="ce26">
            <text:p>168 428</text:p>
          </table:table-cell>
          <table:table-cell office:value-type="float" office:value="198629" table:style-name="ce26">
            <text:p>198 629</text:p>
          </table:table-cell>
          <table:table-cell office:value-type="float" office:value="233458" table:style-name="ce26">
            <text:p>233 458</text:p>
          </table:table-cell>
          <table:table-cell office:value-type="float" office:value="212210" table:style-name="ce26">
            <text:p>212 210</text:p>
          </table:table-cell>
          <table:table-cell office:value-type="float" office:value="241298" table:style-name="ce26">
            <text:p>241 298</text:p>
          </table:table-cell>
          <table:table-cell office:value-type="float" office:value="179752" table:style-name="ce26">
            <text:p>179 752</text:p>
          </table:table-cell>
          <table:table-cell office:value-type="float" office:value="213608" table:style-name="ce27">
            <text:p>213 608</text:p>
          </table:table-cell>
          <table:table-cell office:value-type="float" office:value="250743" table:style-name="ce27">
            <text:p>250 743</text:p>
          </table:table-cell>
          <table:table-cell table:style-name="ce20"/>
          <table:table-cell table:number-columns-repeated="4" table:style-name="ce15"/>
          <table:table-cell table:number-columns-repeated="27" table:style-name="ce20"/>
          <table:table-cell table:number-columns-repeated="16337"/>
        </table:table-row>
        <table:table-row table:style-name="ro2">
          <table:table-cell office:value-type="string" table:style-name="ce25">
            <text:p>70 bis 74</text:p>
          </table:table-cell>
          <table:table-cell office:value-type="float" office:value="35775" table:style-name="ce26">
            <text:p>35 775</text:p>
          </table:table-cell>
          <table:table-cell office:value-type="float" office:value="44025" table:style-name="ce26">
            <text:p>44 025</text:p>
          </table:table-cell>
          <table:table-cell office:value-type="float" office:value="51157" table:style-name="ce26">
            <text:p>51 157</text:p>
          </table:table-cell>
          <table:table-cell office:value-type="float" office:value="55222" table:style-name="ce26">
            <text:p>55 222</text:p>
          </table:table-cell>
          <table:table-cell office:value-type="float" office:value="64699" table:style-name="ce26">
            <text:p>64 699</text:p>
          </table:table-cell>
          <table:table-cell office:value-type="float" office:value="87695" table:style-name="ce26">
            <text:p>87 695</text:p>
          </table:table-cell>
          <table:table-cell office:value-type="float" office:value="128193" table:style-name="ce26">
            <text:p>128 193</text:p>
          </table:table-cell>
          <table:table-cell office:value-type="float" office:value="153060" table:style-name="ce26">
            <text:p>153 060</text:p>
          </table:table-cell>
          <table:table-cell office:value-type="float" office:value="188158" table:style-name="ce26">
            <text:p>188 158</text:p>
          </table:table-cell>
          <table:table-cell office:value-type="float" office:value="211702" table:style-name="ce26">
            <text:p>211 702</text:p>
          </table:table-cell>
          <table:table-cell office:value-type="float" office:value="159288" table:style-name="ce26">
            <text:p>159 288</text:p>
          </table:table-cell>
          <table:table-cell office:value-type="float" office:value="187128" table:style-name="ce26">
            <text:p>187 128</text:p>
          </table:table-cell>
          <table:table-cell office:value-type="float" office:value="222358" table:style-name="ce27">
            <text:p>222 358</text:p>
          </table:table-cell>
          <table:table-cell office:value-type="float" office:value="226180" table:style-name="ce27">
            <text:p>226 180</text:p>
          </table:table-cell>
          <table:table-cell table:style-name="ce20"/>
          <table:table-cell table:number-columns-repeated="4" table:style-name="ce15"/>
          <table:table-cell table:number-columns-repeated="27" table:style-name="ce20"/>
          <table:table-cell table:number-columns-repeated="16337"/>
        </table:table-row>
        <table:table-row table:style-name="ro2">
          <table:table-cell office:value-type="string" table:style-name="ce25">
            <text:p>75 bis 79</text:p>
          </table:table-cell>
          <table:table-cell office:value-type="float" office:value="17832" table:style-name="ce26">
            <text:p>17 832</text:p>
          </table:table-cell>
          <table:table-cell office:value-type="float" office:value="22597" table:style-name="ce26">
            <text:p>22 597</text:p>
          </table:table-cell>
          <table:table-cell office:value-type="float" office:value="27752" table:style-name="ce26">
            <text:p>27 752</text:p>
          </table:table-cell>
          <table:table-cell office:value-type="float" office:value="32591" table:style-name="ce26">
            <text:p>32 591</text:p>
          </table:table-cell>
          <table:table-cell office:value-type="float" office:value="36787" table:style-name="ce26">
            <text:p>36 787</text:p>
          </table:table-cell>
          <table:table-cell office:value-type="float" office:value="52093" table:style-name="ce26">
            <text:p>52 093</text:p>
          </table:table-cell>
          <table:table-cell office:value-type="float" office:value="79974" table:style-name="ce26">
            <text:p>79 974</text:p>
          </table:table-cell>
          <table:table-cell office:value-type="float" office:value="104351" table:style-name="ce26">
            <text:p>104 351</text:p>
          </table:table-cell>
          <table:table-cell office:value-type="float" office:value="129231" table:style-name="ce26">
            <text:p>129 231</text:p>
          </table:table-cell>
          <table:table-cell office:value-type="float" office:value="161756" table:style-name="ce26">
            <text:p>161 756</text:p>
          </table:table-cell>
          <table:table-cell office:value-type="float" office:value="160112" table:style-name="ce26">
            <text:p>160 112</text:p>
          </table:table-cell>
          <table:table-cell office:value-type="float" office:value="192254" table:style-name="ce26">
            <text:p>192 254</text:p>
          </table:table-cell>
          <table:table-cell office:value-type="float" office:value="151333" table:style-name="ce27">
            <text:p>151 333</text:p>
          </table:table-cell>
          <table:table-cell office:value-type="float" office:value="182912" table:style-name="ce27">
            <text:p>182 912</text:p>
          </table:table-cell>
          <table:table-cell table:style-name="ce20"/>
          <table:table-cell table:number-columns-repeated="4" table:style-name="ce15"/>
          <table:table-cell table:number-columns-repeated="27" table:style-name="ce20"/>
          <table:table-cell table:number-columns-repeated="16337"/>
        </table:table-row>
        <table:table-row table:style-name="ro2">
          <table:table-cell office:value-type="string" table:style-name="ce25">
            <text:p>80 bis 84</text:p>
          </table:table-cell>
          <table:table-cell office:value-type="float" office:value="7075" table:style-name="ce26">
            <text:p>7 075</text:p>
          </table:table-cell>
          <table:table-cell office:value-type="float" office:value="8395" table:style-name="ce26">
            <text:p>8 395</text:p>
          </table:table-cell>
          <table:table-cell office:value-type="float" office:value="10678" table:style-name="ce26">
            <text:p>10 678</text:p>
          </table:table-cell>
          <table:table-cell office:value-type="float" office:value="14148" table:style-name="ce26">
            <text:p>14 148</text:p>
          </table:table-cell>
          <table:table-cell office:value-type="float" office:value="15678" table:style-name="ce26">
            <text:p>15 678</text:p>
          </table:table-cell>
          <table:table-cell office:value-type="float" office:value="24883" table:style-name="ce26">
            <text:p>24 883</text:p>
          </table:table-cell>
          <table:table-cell office:value-type="float" office:value="36281" table:style-name="ce26">
            <text:p>36 281</text:p>
          </table:table-cell>
          <table:table-cell office:value-type="float" office:value="56360" table:style-name="ce26">
            <text:p>56 360</text:p>
          </table:table-cell>
          <table:table-cell office:value-type="float" office:value="72280" table:style-name="ce26">
            <text:p>72 280</text:p>
          </table:table-cell>
          <table:table-cell office:value-type="float" office:value="96187" table:style-name="ce26">
            <text:p>96 187</text:p>
          </table:table-cell>
          <table:table-cell office:value-type="float" office:value="122044" table:style-name="ce26">
            <text:p>122 044</text:p>
          </table:table-cell>
          <table:table-cell office:value-type="float" office:value="105442" table:style-name="ce26">
            <text:p>105 442</text:p>
          </table:table-cell>
          <table:table-cell office:value-type="float" office:value="135067" table:style-name="ce27">
            <text:p>135 067</text:p>
          </table:table-cell>
          <table:table-cell office:value-type="float" office:value="173916" table:style-name="ce27">
            <text:p>173 916</text:p>
          </table:table-cell>
          <table:table-cell table:style-name="ce20"/>
          <table:table-cell table:number-columns-repeated="4" table:style-name="ce15"/>
          <table:table-cell table:number-columns-repeated="27" table:style-name="ce20"/>
          <table:table-cell table:number-columns-repeated="16337"/>
        </table:table-row>
        <table:table-row table:style-name="ro2">
          <table:table-cell office:value-type="string" table:style-name="ce25">
            <text:p>85 bis 89</text:p>
          </table:table-cell>
          <table:table-cell office:value-type="float" office:value="2263" table:style-name="ce26">
            <text:p>2 263</text:p>
          </table:table-cell>
          <table:table-cell office:value-type="float" office:value="2599" table:style-name="ce26">
            <text:p>2 599</text:p>
          </table:table-cell>
          <table:table-cell office:value-type="float" office:value="3114" table:style-name="ce26">
            <text:p>3 114</text:p>
          </table:table-cell>
          <table:table-cell office:value-type="float" office:value="4165" table:style-name="ce26">
            <text:p>4 165</text:p>
          </table:table-cell>
          <table:table-cell office:value-type="float" office:value="5075" table:style-name="ce26">
            <text:p>5 075</text:p>
          </table:table-cell>
          <table:table-cell office:value-type="float" office:value="6892" table:style-name="ce26">
            <text:p>6 892</text:p>
          </table:table-cell>
          <table:table-cell office:value-type="float" office:value="11900" table:style-name="ce26">
            <text:p>11 900</text:p>
          </table:table-cell>
          <table:table-cell office:value-type="float" office:value="20240" table:style-name="ce26">
            <text:p>20 240</text:p>
          </table:table-cell>
          <table:table-cell office:value-type="float" office:value="29065" table:style-name="ce26">
            <text:p>29 065</text:p>
          </table:table-cell>
          <table:table-cell office:value-type="float" office:value="40214" table:style-name="ce26">
            <text:p>40 214</text:p>
          </table:table-cell>
          <table:table-cell office:value-type="float" office:value="58899" table:style-name="ce26">
            <text:p>58 899</text:p>
          </table:table-cell>
          <table:table-cell office:value-type="float" office:value="70610" table:style-name="ce26">
            <text:p>70 610</text:p>
          </table:table-cell>
          <table:table-cell office:value-type="float" office:value="101619" table:style-name="ce27">
            <text:p>101 619</text:p>
          </table:table-cell>
          <table:table-cell office:value-type="float" office:value="88986" table:style-name="ce27">
            <text:p>88 986</text:p>
          </table:table-cell>
          <table:table-cell table:style-name="ce20"/>
          <table:table-cell table:number-columns-repeated="4" table:style-name="ce15"/>
          <table:table-cell table:number-columns-repeated="27" table:style-name="ce20"/>
          <table:table-cell table:number-columns-repeated="16337"/>
        </table:table-row>
        <table:table-row table:style-name="ro2">
          <table:table-cell office:value-type="string" table:style-name="ce25">
            <text:p>90 bis 94</text:p>
          </table:table-cell>
          <table:table-cell office:value-type="float" office:value="562" table:style-name="ce26">
            <text:p>562</text:p>
          </table:table-cell>
          <table:table-cell office:value-type="float" office:value="508" table:style-name="ce26">
            <text:p>508</text:p>
          </table:table-cell>
          <table:table-cell office:value-type="float" office:value="585" table:style-name="ce26">
            <text:p>585</text:p>
          </table:table-cell>
          <table:table-cell office:value-type="float" office:value="792" table:style-name="ce26">
            <text:p>792</text:p>
          </table:table-cell>
          <table:table-cell office:value-type="float" office:value="1009" table:style-name="ce26">
            <text:p>1 009</text:p>
          </table:table-cell>
          <table:table-cell office:value-type="float" office:value="1387" table:style-name="ce26">
            <text:p>1 387</text:p>
          </table:table-cell>
          <table:table-cell office:value-type="float" office:value="2320" table:style-name="ce26">
            <text:p>2 320</text:p>
          </table:table-cell>
          <table:table-cell office:value-type="float" office:value="4083" table:style-name="ce26">
            <text:p>4 083</text:p>
          </table:table-cell>
          <table:table-cell office:value-type="float" office:value="7095" table:style-name="ce26">
            <text:p>7 095</text:p>
          </table:table-cell>
          <table:table-cell office:value-type="float" office:value="10459" table:style-name="ce26">
            <text:p>10 459</text:p>
          </table:table-cell>
          <table:table-cell office:value-type="float" office:value="17982" table:style-name="ce26">
            <text:p>17 982</text:p>
          </table:table-cell>
          <table:table-cell office:value-type="float" office:value="28842" table:style-name="ce26">
            <text:p>28 842</text:p>
          </table:table-cell>
          <table:table-cell office:value-type="float" office:value="35365" table:style-name="ce27">
            <text:p>35 365</text:p>
          </table:table-cell>
          <table:table-cell office:value-type="float" office:value="45696" table:style-name="ce27">
            <text:p>45 696</text:p>
          </table:table-cell>
          <table:table-cell table:style-name="ce20"/>
          <table:table-cell table:number-columns-repeated="4" table:style-name="ce15"/>
          <table:table-cell table:number-columns-repeated="27" table:style-name="ce20"/>
          <table:table-cell table:number-columns-repeated="16337"/>
        </table:table-row>
        <table:table-row table:style-name="ro2">
          <table:table-cell office:value-type="string" table:style-name="ce25">
            <text:p>95 und älter</text:p>
          </table:table-cell>
          <table:table-cell office:value-type="float" office:value="133" table:style-name="ce26">
            <text:p>133</text:p>
          </table:table-cell>
          <table:table-cell office:value-type="float" office:value="84" table:style-name="ce26">
            <text:p>84</text:p>
          </table:table-cell>
          <table:table-cell office:value-type="float" office:value="94" table:style-name="ce26">
            <text:p>94</text:p>
          </table:table-cell>
          <table:table-cell office:value-type="float" office:value="176" table:style-name="ce26">
            <text:p>176</text:p>
          </table:table-cell>
          <table:table-cell office:value-type="float" office:value="153" table:style-name="ce26">
            <text:p>153</text:p>
          </table:table-cell>
          <table:table-cell office:value-type="float" office:value="177" table:style-name="ce26">
            <text:p>177</text:p>
          </table:table-cell>
          <table:table-cell office:value-type="float" office:value="277" table:style-name="ce26">
            <text:p>277</text:p>
          </table:table-cell>
          <table:table-cell office:value-type="float" office:value="515" table:style-name="ce26">
            <text:p>515</text:p>
          </table:table-cell>
          <table:table-cell office:value-type="float" office:value="1028" table:style-name="ce26">
            <text:p>1 028</text:p>
          </table:table-cell>
          <table:table-cell office:value-type="float" office:value="1782" table:style-name="ce26">
            <text:p>1 782</text:p>
          </table:table-cell>
          <table:table-cell office:value-type="float" office:value="2850" table:style-name="ce26">
            <text:p>2 850</text:p>
          </table:table-cell>
          <table:table-cell office:value-type="float" office:value="5704" table:style-name="ce26">
            <text:p>5 704</text:p>
          </table:table-cell>
          <table:table-cell office:value-type="float" office:value="8477" table:style-name="ce27">
            <text:p>8 477</text:p>
          </table:table-cell>
          <table:table-cell office:value-type="float" office:value="14272" table:style-name="ce27">
            <text:p>14 272</text:p>
          </table:table-cell>
          <table:table-cell table:style-name="ce20"/>
          <table:table-cell table:number-columns-repeated="4" table:style-name="ce15"/>
          <table:table-cell table:number-columns-repeated="27" table:style-name="ce20"/>
          <table:table-cell table:number-columns-repeated="16337"/>
        </table:table-row>
        <table:table-row table:style-name="ro4">
          <table:table-cell office:value-type="string" table:number-columns-spanned="15" table:number-rows-spanned="1" table:style-name="ce33">
            <text:p>Q: STATISTIK AUSTRIA, Volkszählungen 1869 bis 2001, Registerzählung 2011 und 2021; Gebietsstand 2021. Erstellt am 28.04.2023.<text:s/></text:p>
            <text:p>1) Bevölkerungszahl 2001 laut Kundmachung vom 17. September 2002 und damit statistisches Ergebnis der Volkszählung 2001. – 2) Aus Datenschutzgründen wurde bei der Registerzählungen 2011 und 2021 mit der Methode “Record Swapping“ ein Teil der Daten verschmutzt.</text:p>
          </table:table-cell>
          <table:covered-table-cell table:number-columns-repeated="14"/>
          <table:table-cell table:style-name="ce20"/>
          <table:table-cell table:number-columns-repeated="4" table:style-name="ce15"/>
          <table:table-cell table:number-columns-repeated="27" table:style-name="ce20"/>
          <table:table-cell table:number-columns-repeated="16337"/>
        </table:table-row>
        <table:table-row table:number-rows-repeated="5" table:style-name="ro5">
          <table:table-cell table:number-columns-repeated="2" table:style-name="ce21"/>
          <table:table-cell table:number-columns-repeated="14" table:style-name="ce20"/>
          <table:table-cell table:number-columns-repeated="4" table:style-name="ce15"/>
          <table:table-cell table:number-columns-repeated="27" table:style-name="ce20"/>
          <table:table-cell table:number-columns-repeated="16337"/>
        </table:table-row>
        <table:table-row table:number-rows-repeated="6" table:style-name="ro6">
          <table:table-cell table:number-columns-repeated="2" table:style-name="ce21"/>
          <table:table-cell table:number-columns-repeated="45" table:style-name="ce20"/>
          <table:table-cell table:number-columns-repeated="16337"/>
        </table:table-row>
        <table:table-row table:number-rows-repeated="70" table:style-name="ro6">
          <table:table-cell table:number-columns-repeated="2"/>
          <table:table-cell table:number-columns-repeated="45" table:style-name="ce20"/>
          <table:table-cell table:number-columns-repeated="16337"/>
        </table:table-row>
        <table:table-row table:number-rows-repeated="1048426" table:style-name="ro7">
          <table:table-cell table:number-columns-repeated="16384"/>
        </table:table-row>
        <table:named-expressions>
          <table:named-range table:name="Print_Titles" table:cell-range-address="Ö.$A$1:Ö.$XFD$2" table:base-cell-address="Ö.$A$1"/>
        </table:named-expressions>
      </table:table>
      <table:table table:name="B" table:style-name="ta3">
        <table:table-column table:style-name="co5" table:default-cell-style-name="ce20"/>
        <table:table-column table:style-name="co7" table:number-columns-repeated="13" table:default-cell-style-name="ce20"/>
        <table:table-column table:style-name="co6" table:default-cell-style-name="ce20"/>
        <table:table-column table:style-name="co4" table:number-columns-repeated="16369" table:default-cell-style-name="ce20"/>
        <table:table-row table:style-name="ro1">
          <table:table-cell office:value-type="string" table:number-columns-spanned="15" table:number-rows-spanned="1" table:style-name="ce30">
            <text:p>Bevölkerung nach Alter und Geschlecht seit 1869 (Burgenland)</text:p>
          </table:table-cell>
          <table:covered-table-cell table:number-columns-repeated="14"/>
          <table:table-cell table:number-columns-repeated="16369" table:style-name="ce15"/>
        </table:table-row>
        <table:table-row table:style-name="ro8">
          <table:table-cell office:value-type="string" table:style-name="ce17">
            <text:p>Alter<text:s/></text:p>
            <text:p>(in Jahren)</text:p>
          </table:table-cell>
          <table:table-cell office:value-type="string" table:style-name="ce18">
            <text:p>1869</text:p>
            <text:p>(31.12.)</text:p>
          </table:table-cell>
          <table:table-cell office:value-type="string" table:style-name="ce18">
            <text:p>1880</text:p>
            <text:p>(31.12.)</text:p>
          </table:table-cell>
          <table:table-cell office:value-type="string" table:style-name="ce18">
            <text:p>1890</text:p>
            <text:p>(31.12.)</text:p>
          </table:table-cell>
          <table:table-cell office:value-type="string" table:style-name="ce18">
            <text:p>1900</text:p>
            <text:p>(31.12.)</text:p>
          </table:table-cell>
          <table:table-cell office:value-type="string" table:style-name="ce18">
            <text:p>1910<text:s/></text:p>
            <text:p>(31.12.)</text:p>
          </table:table-cell>
          <table:table-cell office:value-type="string" table:style-name="ce18">
            <text:p>1934</text:p>
            <text:p>(22.3.)</text:p>
          </table:table-cell>
          <table:table-cell office:value-type="string" table:style-name="ce18">
            <text:p>1951</text:p>
            <text:p>(1.6.)</text:p>
          </table:table-cell>
          <table:table-cell office:value-type="string" table:style-name="ce18">
            <text:p>1961</text:p>
            <text:p>(21.3.)</text:p>
          </table:table-cell>
          <table:table-cell office:value-type="string" table:style-name="ce18">
            <text:p>1971</text:p>
            <text:p>(12.5.)</text:p>
          </table:table-cell>
          <table:table-cell office:value-type="string" table:style-name="ce18">
            <text:p>1981</text:p>
            <text:p>(12.5.)</text:p>
          </table:table-cell>
          <table:table-cell office:value-type="string" table:style-name="ce18">
            <text:p>1991</text:p>
            <text:p>(15.5.)</text:p>
          </table:table-cell>
          <table:table-cell office:value-type="string" table:style-name="ce19">
            <text:p>2001<text:s/><text:span text:style-name="T2">1</text:span>)</text:p>
            <text:p>(15.5.)</text:p>
          </table:table-cell>
          <table:table-cell office:value-type="string" table:style-name="ce19">
            <text:p>2011<text:s/><text:span text:style-name="T2">2</text:span>)</text:p>
            <text:p>(31.10.)</text:p>
          </table:table-cell>
          <table:table-cell office:value-type="string" table:style-name="ce19">
            <text:p>2011<text:s/><text:span text:style-name="T2">2</text:span>)</text:p>
            <text:p>(31.10.)</text:p>
          </table:table-cell>
          <table:table-cell table:style-name="ce20"/>
          <table:table-cell table:number-columns-repeated="4" table:style-name="ce15"/>
          <table:table-cell table:number-columns-repeated="16364"/>
        </table:table-row>
        <table:table-row table:style-name="ro2">
          <table:table-cell table:style-name="ce20"/>
          <table:table-cell office:value-type="string" table:number-columns-spanned="14" table:number-rows-spanned="1" table:style-name="ce31">
            <text:p>Männer und Frauen</text:p>
          </table:table-cell>
          <table:covered-table-cell table:number-columns-repeated="13"/>
          <table:table-cell table:style-name="ce20"/>
          <table:table-cell table:number-columns-repeated="4" table:style-name="ce15"/>
          <table:table-cell table:number-columns-repeated="16364"/>
        </table:table-row>
        <table:table-row table:style-name="ro2">
          <table:table-cell office:value-type="string" table:style-name="ce34">
            <text:p>Insgesamt</text:p>
          </table:table-cell>
          <table:table-cell office:value-type="float" office:value="254301" table:style-name="ce23">
            <text:p>254 301</text:p>
          </table:table-cell>
          <table:table-cell office:value-type="float" office:value="270090" table:style-name="ce23">
            <text:p>270 090</text:p>
          </table:table-cell>
          <table:table-cell office:value-type="float" office:value="282225" table:style-name="ce23">
            <text:p>282 225</text:p>
          </table:table-cell>
          <table:table-cell office:value-type="float" office:value="292426" table:style-name="ce23">
            <text:p>292 426</text:p>
          </table:table-cell>
          <table:table-cell office:value-type="float" office:value="292007" table:style-name="ce23">
            <text:p>292 007</text:p>
          </table:table-cell>
          <table:table-cell office:value-type="float" office:value="299656" table:style-name="ce23">
            <text:p>299 656</text:p>
          </table:table-cell>
          <table:table-cell office:value-type="float" office:value="276136" table:style-name="ce23">
            <text:p>276 136</text:p>
          </table:table-cell>
          <table:table-cell office:value-type="float" office:value="271001" table:style-name="ce23">
            <text:p>271 001</text:p>
          </table:table-cell>
          <table:table-cell office:value-type="float" office:value="272319" table:style-name="ce23">
            <text:p>272 319</text:p>
          </table:table-cell>
          <table:table-cell office:value-type="float" office:value="269771" table:style-name="ce23">
            <text:p>269 771</text:p>
          </table:table-cell>
          <table:table-cell office:value-type="float" office:value="270880" table:style-name="ce23">
            <text:p>270 880</text:p>
          </table:table-cell>
          <table:table-cell office:value-type="float" office:value="277569" table:style-name="ce23">
            <text:p>277 569</text:p>
          </table:table-cell>
          <table:table-cell office:value-type="float" office:value="285685" table:style-name="ce23">
            <text:p>285 685</text:p>
          </table:table-cell>
          <table:table-cell office:value-type="float" office:value="297506" table:style-name="ce23">
            <text:p>297 506</text:p>
          </table:table-cell>
          <table:table-cell table:style-name="ce20"/>
          <table:table-cell table:number-columns-repeated="4" table:style-name="ce15"/>
          <table:table-cell table:number-columns-repeated="16364"/>
        </table:table-row>
        <table:table-row table:style-name="ro2">
          <table:table-cell office:value-type="string" table:style-name="ce25">
            <text:p>0 bis 4</text:p>
          </table:table-cell>
          <table:table-cell office:value-type="float" office:value="35210" table:style-name="ce26">
            <text:p>35 210</text:p>
          </table:table-cell>
          <table:table-cell office:value-type="float" office:value="38208" table:style-name="ce26">
            <text:p>38 208</text:p>
          </table:table-cell>
          <table:table-cell office:value-type="float" office:value="40001" table:style-name="ce26">
            <text:p>40 001</text:p>
          </table:table-cell>
          <table:table-cell office:value-type="float" office:value="40839" table:style-name="ce26">
            <text:p>40 839</text:p>
          </table:table-cell>
          <table:table-cell office:value-type="float" office:value="39669" table:style-name="ce26">
            <text:p>39 669</text:p>
          </table:table-cell>
          <table:table-cell office:value-type="float" office:value="29896" table:style-name="ce26">
            <text:p>29 896</text:p>
          </table:table-cell>
          <table:table-cell office:value-type="float" office:value="24268" table:style-name="ce26">
            <text:p>24 268</text:p>
          </table:table-cell>
          <table:table-cell office:value-type="float" office:value="25012" table:style-name="ce26">
            <text:p>25 012</text:p>
          </table:table-cell>
          <table:table-cell office:value-type="float" office:value="20695" table:style-name="ce26">
            <text:p>20 695</text:p>
          </table:table-cell>
          <table:table-cell office:value-type="float" office:value="15965" table:style-name="ce26">
            <text:p>15 965</text:p>
          </table:table-cell>
          <table:table-cell office:value-type="float" office:value="14111" table:style-name="ce26">
            <text:p>14 111</text:p>
          </table:table-cell>
          <table:table-cell office:value-type="float" office:value="12129" table:style-name="ce26">
            <text:p>12 129</text:p>
          </table:table-cell>
          <table:table-cell office:value-type="float" office:value="11610" table:style-name="ce26">
            <text:p>11 610</text:p>
          </table:table-cell>
          <table:table-cell office:value-type="float" office:value="12131" table:style-name="ce26">
            <text:p>12 131</text:p>
          </table:table-cell>
          <table:table-cell table:style-name="ce20"/>
          <table:table-cell table:number-columns-repeated="4" table:style-name="ce15"/>
          <table:table-cell table:number-columns-repeated="16364"/>
        </table:table-row>
        <table:table-row table:style-name="ro2">
          <table:table-cell office:value-type="string" table:style-name="ce25">
            <text:p>5 bis 9</text:p>
          </table:table-cell>
          <table:table-cell office:value-type="float" office:value="29390" table:style-name="ce26">
            <text:p>29 390</text:p>
          </table:table-cell>
          <table:table-cell office:value-type="float" office:value="31869" table:style-name="ce26">
            <text:p>31 869</text:p>
          </table:table-cell>
          <table:table-cell office:value-type="float" office:value="34618" table:style-name="ce26">
            <text:p>34 618</text:p>
          </table:table-cell>
          <table:table-cell office:value-type="float" office:value="34674" table:style-name="ce26">
            <text:p>34 674</text:p>
          </table:table-cell>
          <table:table-cell office:value-type="float" office:value="36732" table:style-name="ce26">
            <text:p>36 732</text:p>
          </table:table-cell>
          <table:table-cell office:value-type="float" office:value="32651" table:style-name="ce26">
            <text:p>32 651</text:p>
          </table:table-cell>
          <table:table-cell office:value-type="float" office:value="17045" table:style-name="ce26">
            <text:p>17 045</text:p>
          </table:table-cell>
          <table:table-cell office:value-type="float" office:value="23253" table:style-name="ce26">
            <text:p>23 253</text:p>
          </table:table-cell>
          <table:table-cell office:value-type="float" office:value="23769" table:style-name="ce26">
            <text:p>23 769</text:p>
          </table:table-cell>
          <table:table-cell office:value-type="float" office:value="18323" table:style-name="ce26">
            <text:p>18 323</text:p>
          </table:table-cell>
          <table:table-cell office:value-type="float" office:value="15955" table:style-name="ce26">
            <text:p>15 955</text:p>
          </table:table-cell>
          <table:table-cell office:value-type="float" office:value="14489" table:style-name="ce26">
            <text:p>14 489</text:p>
          </table:table-cell>
          <table:table-cell office:value-type="float" office:value="12696" table:style-name="ce26">
            <text:p>12 696</text:p>
          </table:table-cell>
          <table:table-cell office:value-type="float" office:value="13376" table:style-name="ce26">
            <text:p>13 376</text:p>
          </table:table-cell>
          <table:table-cell table:style-name="ce20"/>
          <table:table-cell table:number-columns-repeated="4" table:style-name="ce15"/>
          <table:table-cell table:number-columns-repeated="16364"/>
        </table:table-row>
        <table:table-row table:style-name="ro2">
          <table:table-cell office:value-type="string" table:style-name="ce25">
            <text:p>10 bis 14</text:p>
          </table:table-cell>
          <table:table-cell office:value-type="float" office:value="27501" table:style-name="ce26">
            <text:p>27 501</text:p>
          </table:table-cell>
          <table:table-cell office:value-type="float" office:value="28144" table:style-name="ce26">
            <text:p>28 144</text:p>
          </table:table-cell>
          <table:table-cell office:value-type="float" office:value="30271" table:style-name="ce26">
            <text:p>30 271</text:p>
          </table:table-cell>
          <table:table-cell office:value-type="float" office:value="31423" table:style-name="ce26">
            <text:p>31 423</text:p>
          </table:table-cell>
          <table:table-cell office:value-type="float" office:value="34262" table:style-name="ce26">
            <text:p>34 262</text:p>
          </table:table-cell>
          <table:table-cell office:value-type="float" office:value="33776" table:style-name="ce26">
            <text:p>33 776</text:p>
          </table:table-cell>
          <table:table-cell office:value-type="float" office:value="25342" table:style-name="ce26">
            <text:p>25 342</text:p>
          </table:table-cell>
          <table:table-cell office:value-type="float" office:value="22416" table:style-name="ce26">
            <text:p>22 416</text:p>
          </table:table-cell>
          <table:table-cell office:value-type="float" office:value="24543" table:style-name="ce26">
            <text:p>24 543</text:p>
          </table:table-cell>
          <table:table-cell office:value-type="float" office:value="20805" table:style-name="ce26">
            <text:p>20 805</text:p>
          </table:table-cell>
          <table:table-cell office:value-type="float" office:value="16329" table:style-name="ce26">
            <text:p>16 329</text:p>
          </table:table-cell>
          <table:table-cell office:value-type="float" office:value="15664" table:style-name="ce26">
            <text:p>15 664</text:p>
          </table:table-cell>
          <table:table-cell office:value-type="float" office:value="13602" table:style-name="ce26">
            <text:p>13 602</text:p>
          </table:table-cell>
          <table:table-cell office:value-type="float" office:value="13627" table:style-name="ce26">
            <text:p>13 627</text:p>
          </table:table-cell>
          <table:table-cell table:style-name="ce20"/>
          <table:table-cell table:number-columns-repeated="4" table:style-name="ce15"/>
          <table:table-cell table:number-columns-repeated="16364"/>
        </table:table-row>
        <table:table-row table:style-name="ro2">
          <table:table-cell office:value-type="string" table:style-name="ce25">
            <text:p>15 bis 19</text:p>
          </table:table-cell>
          <table:table-cell office:value-type="float" office:value="23967" table:style-name="ce26">
            <text:p>23 967</text:p>
          </table:table-cell>
          <table:table-cell office:value-type="float" office:value="24368" table:style-name="ce26">
            <text:p>24 368</text:p>
          </table:table-cell>
          <table:table-cell office:value-type="float" office:value="25609" table:style-name="ce26">
            <text:p>25 609</text:p>
          </table:table-cell>
          <table:table-cell office:value-type="float" office:value="27278" table:style-name="ce26">
            <text:p>27 278</text:p>
          </table:table-cell>
          <table:table-cell office:value-type="float" office:value="25180" table:style-name="ce26">
            <text:p>25 180</text:p>
          </table:table-cell>
          <table:table-cell office:value-type="float" office:value="16977" table:style-name="ce26">
            <text:p>16 977</text:p>
          </table:table-cell>
          <table:table-cell office:value-type="float" office:value="23630" table:style-name="ce26">
            <text:p>23 630</text:p>
          </table:table-cell>
          <table:table-cell office:value-type="float" office:value="15838" table:style-name="ce26">
            <text:p>15 838</text:p>
          </table:table-cell>
          <table:table-cell office:value-type="float" office:value="22208" table:style-name="ce26">
            <text:p>22 208</text:p>
          </table:table-cell>
          <table:table-cell office:value-type="float" office:value="23296" table:style-name="ce26">
            <text:p>23 296</text:p>
          </table:table-cell>
          <table:table-cell office:value-type="float" office:value="18512" table:style-name="ce26">
            <text:p>18 512</text:p>
          </table:table-cell>
          <table:table-cell office:value-type="float" office:value="16989" table:style-name="ce26">
            <text:p>16 989</text:p>
          </table:table-cell>
          <table:table-cell office:value-type="float" office:value="15167" table:style-name="ce26">
            <text:p>15 167</text:p>
          </table:table-cell>
          <table:table-cell office:value-type="float" office:value="13692" table:style-name="ce26">
            <text:p>13 692</text:p>
          </table:table-cell>
          <table:table-cell table:style-name="ce20"/>
          <table:table-cell table:number-columns-repeated="4" table:style-name="ce15"/>
          <table:table-cell table:number-columns-repeated="16364"/>
        </table:table-row>
        <table:table-row table:style-name="ro2">
          <table:table-cell office:value-type="string" table:style-name="ce25">
            <text:p>20 bis 24</text:p>
          </table:table-cell>
          <table:table-cell office:value-type="float" office:value="19955" table:style-name="ce26">
            <text:p>19 955</text:p>
          </table:table-cell>
          <table:table-cell office:value-type="float" office:value="20805" table:style-name="ce26">
            <text:p>20 805</text:p>
          </table:table-cell>
          <table:table-cell office:value-type="float" office:value="19905" table:style-name="ce26">
            <text:p>19 905</text:p>
          </table:table-cell>
          <table:table-cell office:value-type="float" office:value="21665" table:style-name="ce26">
            <text:p>21 665</text:p>
          </table:table-cell>
          <table:table-cell office:value-type="float" office:value="18302" table:style-name="ce26">
            <text:p>18 302</text:p>
          </table:table-cell>
          <table:table-cell office:value-type="float" office:value="26360" table:style-name="ce26">
            <text:p>26 360</text:p>
          </table:table-cell>
          <table:table-cell office:value-type="float" office:value="23162" table:style-name="ce26">
            <text:p>23 162</text:p>
          </table:table-cell>
          <table:table-cell office:value-type="float" office:value="19958" table:style-name="ce26">
            <text:p>19 958</text:p>
          </table:table-cell>
          <table:table-cell office:value-type="float" office:value="19085" table:style-name="ce26">
            <text:p>19 085</text:p>
          </table:table-cell>
          <table:table-cell office:value-type="float" office:value="22034" table:style-name="ce26">
            <text:p>22 034</text:p>
          </table:table-cell>
          <table:table-cell office:value-type="float" office:value="19872" table:style-name="ce26">
            <text:p>19 872</text:p>
          </table:table-cell>
          <table:table-cell office:value-type="float" office:value="15987" table:style-name="ce26">
            <text:p>15 987</text:p>
          </table:table-cell>
          <table:table-cell office:value-type="float" office:value="15226" table:style-name="ce26">
            <text:p>15 226</text:p>
          </table:table-cell>
          <table:table-cell office:value-type="float" office:value="13311" table:style-name="ce26">
            <text:p>13 311</text:p>
          </table:table-cell>
          <table:table-cell table:style-name="ce20"/>
          <table:table-cell table:number-columns-repeated="4" table:style-name="ce15"/>
          <table:table-cell table:number-columns-repeated="16364"/>
        </table:table-row>
        <table:table-row table:style-name="ro2">
          <table:table-cell office:value-type="string" table:style-name="ce25">
            <text:p>25 bis 29</text:p>
          </table:table-cell>
          <table:table-cell office:value-type="float" office:value="19755" table:style-name="ce26">
            <text:p>19 755</text:p>
          </table:table-cell>
          <table:table-cell office:value-type="float" office:value="19895" table:style-name="ce26">
            <text:p>19 895</text:p>
          </table:table-cell>
          <table:table-cell office:value-type="float" office:value="19302" table:style-name="ce26">
            <text:p>19 302</text:p>
          </table:table-cell>
          <table:table-cell office:value-type="float" office:value="19842" table:style-name="ce26">
            <text:p>19 842</text:p>
          </table:table-cell>
          <table:table-cell office:value-type="float" office:value="17877" table:style-name="ce26">
            <text:p>17 877</text:p>
          </table:table-cell>
          <table:table-cell office:value-type="float" office:value="24176" table:style-name="ce26">
            <text:p>24 176</text:p>
          </table:table-cell>
          <table:table-cell office:value-type="float" office:value="22541" table:style-name="ce26">
            <text:p>22 541</text:p>
          </table:table-cell>
          <table:table-cell office:value-type="float" office:value="17487" table:style-name="ce26">
            <text:p>17 487</text:p>
          </table:table-cell>
          <table:table-cell office:value-type="float" office:value="12313" table:style-name="ce26">
            <text:p>12 313</text:p>
          </table:table-cell>
          <table:table-cell office:value-type="float" office:value="18985" table:style-name="ce26">
            <text:p>18 985</text:p>
          </table:table-cell>
          <table:table-cell office:value-type="float" office:value="21462" table:style-name="ce26">
            <text:p>21 462</text:p>
          </table:table-cell>
          <table:table-cell office:value-type="float" office:value="17684" table:style-name="ce26">
            <text:p>17 684</text:p>
          </table:table-cell>
          <table:table-cell office:value-type="float" office:value="16017" table:style-name="ce26">
            <text:p>16 017</text:p>
          </table:table-cell>
          <table:table-cell office:value-type="float" office:value="14424" table:style-name="ce26">
            <text:p>14 424</text:p>
          </table:table-cell>
          <table:table-cell table:style-name="ce20"/>
          <table:table-cell table:number-columns-repeated="4" table:style-name="ce15"/>
          <table:table-cell table:number-columns-repeated="16364"/>
        </table:table-row>
        <table:table-row table:style-name="ro2">
          <table:table-cell office:value-type="string" table:style-name="ce25">
            <text:p>30 bis 34</text:p>
          </table:table-cell>
          <table:table-cell office:value-type="float" office:value="17692" table:style-name="ce26">
            <text:p>17 692</text:p>
          </table:table-cell>
          <table:table-cell office:value-type="float" office:value="18506" table:style-name="ce26">
            <text:p>18 506</text:p>
          </table:table-cell>
          <table:table-cell office:value-type="float" office:value="18256" table:style-name="ce26">
            <text:p>18 256</text:p>
          </table:table-cell>
          <table:table-cell office:value-type="float" office:value="17873" table:style-name="ce26">
            <text:p>17 873</text:p>
          </table:table-cell>
          <table:table-cell office:value-type="float" office:value="16892" table:style-name="ce26">
            <text:p>16 892</text:p>
          </table:table-cell>
          <table:table-cell office:value-type="float" office:value="23011" table:style-name="ce26">
            <text:p>23 011</text:p>
          </table:table-cell>
          <table:table-cell office:value-type="float" office:value="13862" table:style-name="ce26">
            <text:p>13 862</text:p>
          </table:table-cell>
          <table:table-cell office:value-type="float" office:value="19059" table:style-name="ce26">
            <text:p>19 059</text:p>
          </table:table-cell>
          <table:table-cell office:value-type="float" office:value="17160" table:style-name="ce26">
            <text:p>17 160</text:p>
          </table:table-cell>
          <table:table-cell office:value-type="float" office:value="18057" table:style-name="ce26">
            <text:p>18 057</text:p>
          </table:table-cell>
          <table:table-cell office:value-type="float" office:value="21265" table:style-name="ce26">
            <text:p>21 265</text:p>
          </table:table-cell>
          <table:table-cell office:value-type="float" office:value="20783" table:style-name="ce26">
            <text:p>20 783</text:p>
          </table:table-cell>
          <table:table-cell office:value-type="float" office:value="16916" table:style-name="ce26">
            <text:p>16 916</text:p>
          </table:table-cell>
          <table:table-cell office:value-type="float" office:value="16315" table:style-name="ce26">
            <text:p>16 315</text:p>
          </table:table-cell>
          <table:table-cell table:style-name="ce20"/>
          <table:table-cell table:number-columns-repeated="4" table:style-name="ce15"/>
          <table:table-cell table:number-columns-repeated="16364"/>
        </table:table-row>
        <table:table-row table:style-name="ro2">
          <table:table-cell office:value-type="string" table:style-name="ce25">
            <text:p>35 bis 39</text:p>
          </table:table-cell>
          <table:table-cell office:value-type="float" office:value="16162" table:style-name="ce26">
            <text:p>16 162</text:p>
          </table:table-cell>
          <table:table-cell office:value-type="float" office:value="17400" table:style-name="ce26">
            <text:p>17 400</text:p>
          </table:table-cell>
          <table:table-cell office:value-type="float" office:value="17339" table:style-name="ce26">
            <text:p>17 339</text:p>
          </table:table-cell>
          <table:table-cell office:value-type="float" office:value="17042" table:style-name="ce26">
            <text:p>17 042</text:p>
          </table:table-cell>
          <table:table-cell office:value-type="float" office:value="15935" table:style-name="ce26">
            <text:p>15 935</text:p>
          </table:table-cell>
          <table:table-cell office:value-type="float" office:value="19756" table:style-name="ce26">
            <text:p>19 756</text:p>
          </table:table-cell>
          <table:table-cell office:value-type="float" office:value="17470" table:style-name="ce26">
            <text:p>17 470</text:p>
          </table:table-cell>
          <table:table-cell office:value-type="float" office:value="20055" table:style-name="ce26">
            <text:p>20 055</text:p>
          </table:table-cell>
          <table:table-cell office:value-type="float" office:value="16602" table:style-name="ce26">
            <text:p>16 602</text:p>
          </table:table-cell>
          <table:table-cell office:value-type="float" office:value="12399" table:style-name="ce26">
            <text:p>12 399</text:p>
          </table:table-cell>
          <table:table-cell office:value-type="float" office:value="19182" table:style-name="ce26">
            <text:p>19 182</text:p>
          </table:table-cell>
          <table:table-cell office:value-type="float" office:value="23019" table:style-name="ce26">
            <text:p>23 019</text:p>
          </table:table-cell>
          <table:table-cell office:value-type="float" office:value="19198" table:style-name="ce26">
            <text:p>19 198</text:p>
          </table:table-cell>
          <table:table-cell office:value-type="float" office:value="18557" table:style-name="ce26">
            <text:p>18 557</text:p>
          </table:table-cell>
          <table:table-cell table:style-name="ce20"/>
          <table:table-cell table:number-columns-repeated="4" table:style-name="ce15"/>
          <table:table-cell table:number-columns-repeated="16364"/>
        </table:table-row>
        <table:table-row table:style-name="ro2">
          <table:table-cell office:value-type="string" table:style-name="ce25">
            <text:p>40 bis 44</text:p>
          </table:table-cell>
          <table:table-cell office:value-type="float" office:value="14425" table:style-name="ce26">
            <text:p>14 425</text:p>
          </table:table-cell>
          <table:table-cell office:value-type="float" office:value="15311" table:style-name="ce26">
            <text:p>15 311</text:p>
          </table:table-cell>
          <table:table-cell office:value-type="float" office:value="15955" table:style-name="ce26">
            <text:p>15 955</text:p>
          </table:table-cell>
          <table:table-cell office:value-type="float" office:value="16081" table:style-name="ce26">
            <text:p>16 081</text:p>
          </table:table-cell>
          <table:table-cell office:value-type="float" office:value="14852" table:style-name="ce26">
            <text:p>14 852</text:p>
          </table:table-cell>
          <table:table-cell office:value-type="float" office:value="15917" table:style-name="ce26">
            <text:p>15 917</text:p>
          </table:table-cell>
          <table:table-cell office:value-type="float" office:value="19752" table:style-name="ce26">
            <text:p>19 752</text:p>
          </table:table-cell>
          <table:table-cell office:value-type="float" office:value="12241" table:style-name="ce26">
            <text:p>12 241</text:p>
          </table:table-cell>
          <table:table-cell office:value-type="float" office:value="18288" table:style-name="ce26">
            <text:p>18 288</text:p>
          </table:table-cell>
          <table:table-cell office:value-type="float" office:value="17226" table:style-name="ce26">
            <text:p>17 226</text:p>
          </table:table-cell>
          <table:table-cell office:value-type="float" office:value="18369" table:style-name="ce26">
            <text:p>18 369</text:p>
          </table:table-cell>
          <table:table-cell office:value-type="float" office:value="22506" table:style-name="ce26">
            <text:p>22 506</text:p>
          </table:table-cell>
          <table:table-cell office:value-type="float" office:value="22476" table:style-name="ce26">
            <text:p>22 476</text:p>
          </table:table-cell>
          <table:table-cell office:value-type="float" office:value="19532" table:style-name="ce26">
            <text:p>19 532</text:p>
          </table:table-cell>
          <table:table-cell table:style-name="ce20"/>
          <table:table-cell table:number-columns-repeated="4" table:style-name="ce15"/>
          <table:table-cell table:number-columns-repeated="16364"/>
        </table:table-row>
        <table:table-row table:style-name="ro2">
          <table:table-cell office:value-type="string" table:style-name="ce25">
            <text:p>45 bis 49</text:p>
          </table:table-cell>
          <table:table-cell office:value-type="float" office:value="13501" table:style-name="ce26">
            <text:p>13 501</text:p>
          </table:table-cell>
          <table:table-cell office:value-type="float" office:value="13401" table:style-name="ce26">
            <text:p>13 401</text:p>
          </table:table-cell>
          <table:table-cell office:value-type="float" office:value="14977" table:style-name="ce26">
            <text:p>14 977</text:p>
          </table:table-cell>
          <table:table-cell office:value-type="float" office:value="14929" table:style-name="ce26">
            <text:p>14 929</text:p>
          </table:table-cell>
          <table:table-cell office:value-type="float" office:value="14609" table:style-name="ce26">
            <text:p>14 609</text:p>
          </table:table-cell>
          <table:table-cell office:value-type="float" office:value="14471" table:style-name="ce26">
            <text:p>14 471</text:p>
          </table:table-cell>
          <table:table-cell office:value-type="float" office:value="19086" table:style-name="ce26">
            <text:p>19 086</text:p>
          </table:table-cell>
          <table:table-cell office:value-type="float" office:value="16349" table:style-name="ce26">
            <text:p>16 349</text:p>
          </table:table-cell>
          <table:table-cell office:value-type="float" office:value="19188" table:style-name="ce26">
            <text:p>19 188</text:p>
          </table:table-cell>
          <table:table-cell office:value-type="float" office:value="16136" table:style-name="ce26">
            <text:p>16 136</text:p>
          </table:table-cell>
          <table:table-cell office:value-type="float" office:value="12770" table:style-name="ce26">
            <text:p>12 770</text:p>
          </table:table-cell>
          <table:table-cell office:value-type="float" office:value="19728" table:style-name="ce26">
            <text:p>19 728</text:p>
          </table:table-cell>
          <table:table-cell office:value-type="float" office:value="24388" table:style-name="ce26">
            <text:p>24 388</text:p>
          </table:table-cell>
          <table:table-cell office:value-type="float" office:value="21139" table:style-name="ce26">
            <text:p>21 139</text:p>
          </table:table-cell>
          <table:table-cell table:style-name="ce20"/>
          <table:table-cell table:number-columns-repeated="4" table:style-name="ce15"/>
          <table:table-cell table:number-columns-repeated="16364"/>
        </table:table-row>
        <table:table-row table:style-name="ro2">
          <table:table-cell office:value-type="string" table:style-name="ce25">
            <text:p>50 bis 54</text:p>
          </table:table-cell>
          <table:table-cell office:value-type="float" office:value="11413" table:style-name="ce26">
            <text:p>11 413</text:p>
          </table:table-cell>
          <table:table-cell office:value-type="float" office:value="11464" table:style-name="ce26">
            <text:p>11 464</text:p>
          </table:table-cell>
          <table:table-cell office:value-type="float" office:value="12623" table:style-name="ce26">
            <text:p>12 623</text:p>
          </table:table-cell>
          <table:table-cell office:value-type="float" office:value="13526" table:style-name="ce26">
            <text:p>13 526</text:p>
          </table:table-cell>
          <table:table-cell office:value-type="float" office:value="13981" table:style-name="ce26">
            <text:p>13 981</text:p>
          </table:table-cell>
          <table:table-cell office:value-type="float" office:value="13457" table:style-name="ce26">
            <text:p>13 457</text:p>
          </table:table-cell>
          <table:table-cell office:value-type="float" office:value="17721" table:style-name="ce26">
            <text:p>17 721</text:p>
          </table:table-cell>
          <table:table-cell office:value-type="float" office:value="18010" table:style-name="ce26">
            <text:p>18 010</text:p>
          </table:table-cell>
          <table:table-cell office:value-type="float" office:value="11793" table:style-name="ce26">
            <text:p>11 793</text:p>
          </table:table-cell>
          <table:table-cell office:value-type="float" office:value="17515" table:style-name="ce26">
            <text:p>17 515</text:p>
          </table:table-cell>
          <table:table-cell office:value-type="float" office:value="17007" table:style-name="ce26">
            <text:p>17 007</text:p>
          </table:table-cell>
          <table:table-cell office:value-type="float" office:value="18696" table:style-name="ce26">
            <text:p>18 696</text:p>
          </table:table-cell>
          <table:table-cell office:value-type="float" office:value="23274" table:style-name="ce26">
            <text:p>23 274</text:p>
          </table:table-cell>
          <table:table-cell office:value-type="float" office:value="23916" table:style-name="ce26">
            <text:p>23 916</text:p>
          </table:table-cell>
          <table:table-cell table:style-name="ce20"/>
          <table:table-cell table:number-columns-repeated="4" table:style-name="ce15"/>
          <table:table-cell table:number-columns-repeated="16364"/>
        </table:table-row>
        <table:table-row table:style-name="ro2">
          <table:table-cell office:value-type="string" table:style-name="ce25">
            <text:p>55 bis 59</text:p>
          </table:table-cell>
          <table:table-cell office:value-type="float" office:value="9462" table:style-name="ce26">
            <text:p>9 462</text:p>
          </table:table-cell>
          <table:table-cell office:value-type="float" office:value="10276" table:style-name="ce26">
            <text:p>10 276</text:p>
          </table:table-cell>
          <table:table-cell office:value-type="float" office:value="10561" table:style-name="ce26">
            <text:p>10 561</text:p>
          </table:table-cell>
          <table:table-cell office:value-type="float" office:value="11998" table:style-name="ce26">
            <text:p>11 998</text:p>
          </table:table-cell>
          <table:table-cell office:value-type="float" office:value="12942" table:style-name="ce26">
            <text:p>12 942</text:p>
          </table:table-cell>
          <table:table-cell office:value-type="float" office:value="13185" table:style-name="ce26">
            <text:p>13 185</text:p>
          </table:table-cell>
          <table:table-cell office:value-type="float" office:value="14150" table:style-name="ce26">
            <text:p>14 150</text:p>
          </table:table-cell>
          <table:table-cell office:value-type="float" office:value="16911" table:style-name="ce26">
            <text:p>16 911</text:p>
          </table:table-cell>
          <table:table-cell office:value-type="float" office:value="14812" table:style-name="ce26">
            <text:p>14 812</text:p>
          </table:table-cell>
          <table:table-cell office:value-type="float" office:value="18195" table:style-name="ce26">
            <text:p>18 195</text:p>
          </table:table-cell>
          <table:table-cell office:value-type="float" office:value="15742" table:style-name="ce26">
            <text:p>15 742</text:p>
          </table:table-cell>
          <table:table-cell office:value-type="float" office:value="12992" table:style-name="ce26">
            <text:p>12 992</text:p>
          </table:table-cell>
          <table:table-cell office:value-type="float" office:value="20319" table:style-name="ce26">
            <text:p>20 319</text:p>
          </table:table-cell>
          <table:table-cell office:value-type="float" office:value="25392" table:style-name="ce26">
            <text:p>25 392</text:p>
          </table:table-cell>
          <table:table-cell table:style-name="ce20"/>
          <table:table-cell table:number-columns-repeated="4" table:style-name="ce15"/>
          <table:table-cell table:number-columns-repeated="16364"/>
        </table:table-row>
        <table:table-row table:style-name="ro2">
          <table:table-cell office:value-type="string" table:style-name="ce25">
            <text:p>60 bis 64</text:p>
          </table:table-cell>
          <table:table-cell office:value-type="float" office:value="6675" table:style-name="ce26">
            <text:p>6 675</text:p>
          </table:table-cell>
          <table:table-cell office:value-type="float" office:value="8372" table:style-name="ce26">
            <text:p>8 372</text:p>
          </table:table-cell>
          <table:table-cell office:value-type="float" office:value="8380" table:style-name="ce26">
            <text:p>8 380</text:p>
          </table:table-cell>
          <table:table-cell office:value-type="float" office:value="9422" table:style-name="ce26">
            <text:p>9 422</text:p>
          </table:table-cell>
          <table:table-cell office:value-type="float" office:value="11066" table:style-name="ce26">
            <text:p>11 066</text:p>
          </table:table-cell>
          <table:table-cell office:value-type="float" office:value="11524" table:style-name="ce26">
            <text:p>11 524</text:p>
          </table:table-cell>
          <table:table-cell office:value-type="float" office:value="11449" table:style-name="ce26">
            <text:p>11 449</text:p>
          </table:table-cell>
          <table:table-cell office:value-type="float" office:value="15224" table:style-name="ce26">
            <text:p>15 224</text:p>
          </table:table-cell>
          <table:table-cell office:value-type="float" office:value="15861" table:style-name="ce26">
            <text:p>15 861</text:p>
          </table:table-cell>
          <table:table-cell office:value-type="float" office:value="10929" table:style-name="ce26">
            <text:p>10 929</text:p>
          </table:table-cell>
          <table:table-cell office:value-type="float" office:value="16674" table:style-name="ce26">
            <text:p>16 674</text:p>
          </table:table-cell>
          <table:table-cell office:value-type="float" office:value="16824" table:style-name="ce26">
            <text:p>16 824</text:p>
          </table:table-cell>
          <table:table-cell office:value-type="float" office:value="19050" table:style-name="ce26">
            <text:p>19 050</text:p>
          </table:table-cell>
          <table:table-cell office:value-type="float" office:value="23869" table:style-name="ce26">
            <text:p>23 869</text:p>
          </table:table-cell>
          <table:table-cell table:style-name="ce20"/>
          <table:table-cell table:number-columns-repeated="4" table:style-name="ce15"/>
          <table:table-cell table:number-columns-repeated="16364"/>
        </table:table-row>
        <table:table-row table:style-name="ro2">
          <table:table-cell office:value-type="string" table:style-name="ce25">
            <text:p>65 bis 69</text:p>
          </table:table-cell>
          <table:table-cell office:value-type="float" office:value="4528" table:style-name="ce26">
            <text:p>4 528</text:p>
          </table:table-cell>
          <table:table-cell office:value-type="float" office:value="5976" table:style-name="ce26">
            <text:p>5 976</text:p>
          </table:table-cell>
          <table:table-cell office:value-type="float" office:value="6587" table:style-name="ce26">
            <text:p>6 587</text:p>
          </table:table-cell>
          <table:table-cell office:value-type="float" office:value="7019" table:style-name="ce26">
            <text:p>7 019</text:p>
          </table:table-cell>
          <table:table-cell office:value-type="float" office:value="8887" table:style-name="ce26">
            <text:p>8 887</text:p>
          </table:table-cell>
          <table:table-cell office:value-type="float" office:value="9712" table:style-name="ce26">
            <text:p>9 712</text:p>
          </table:table-cell>
          <table:table-cell office:value-type="float" office:value="9641" table:style-name="ce26">
            <text:p>9 641</text:p>
          </table:table-cell>
          <table:table-cell office:value-type="float" office:value="11210" table:style-name="ce26">
            <text:p>11 210</text:p>
          </table:table-cell>
          <table:table-cell office:value-type="float" office:value="13617" table:style-name="ce26">
            <text:p>13 617</text:p>
          </table:table-cell>
          <table:table-cell office:value-type="float" office:value="12624" table:style-name="ce26">
            <text:p>12 624</text:p>
          </table:table-cell>
          <table:table-cell office:value-type="float" office:value="16528" table:style-name="ce26">
            <text:p>16 528</text:p>
          </table:table-cell>
          <table:table-cell office:value-type="float" office:value="14274" table:style-name="ce26">
            <text:p>14 274</text:p>
          </table:table-cell>
          <table:table-cell office:value-type="float" office:value="12400" table:style-name="ce26">
            <text:p>12 400</text:p>
          </table:table-cell>
          <table:table-cell office:value-type="float" office:value="19974" table:style-name="ce26">
            <text:p>19 974</text:p>
          </table:table-cell>
          <table:table-cell table:style-name="ce20"/>
          <table:table-cell table:number-columns-repeated="4" table:style-name="ce15"/>
          <table:table-cell table:number-columns-repeated="16364"/>
        </table:table-row>
        <table:table-row table:style-name="ro2">
          <table:table-cell office:value-type="string" table:style-name="ce25">
            <text:p>70 bis 74</text:p>
          </table:table-cell>
          <table:table-cell office:value-type="float" office:value="2628" table:style-name="ce26">
            <text:p>2 628</text:p>
          </table:table-cell>
          <table:table-cell office:value-type="float" office:value="3480" table:style-name="ce26">
            <text:p>3 480</text:p>
          </table:table-cell>
          <table:table-cell office:value-type="float" office:value="4354" table:style-name="ce26">
            <text:p>4 354</text:p>
          </table:table-cell>
          <table:table-cell office:value-type="float" office:value="4531" table:style-name="ce26">
            <text:p>4 531</text:p>
          </table:table-cell>
          <table:table-cell office:value-type="float" office:value="5763" table:style-name="ce26">
            <text:p>5 763</text:p>
          </table:table-cell>
          <table:table-cell office:value-type="float" office:value="7203" table:style-name="ce26">
            <text:p>7 203</text:p>
          </table:table-cell>
          <table:table-cell office:value-type="float" office:value="7815" table:style-name="ce26">
            <text:p>7 815</text:p>
          </table:table-cell>
          <table:table-cell office:value-type="float" office:value="8067" table:style-name="ce26">
            <text:p>8 067</text:p>
          </table:table-cell>
          <table:table-cell office:value-type="float" office:value="10969" table:style-name="ce26">
            <text:p>10 969</text:p>
          </table:table-cell>
          <table:table-cell office:value-type="float" office:value="11903" table:style-name="ce26">
            <text:p>11 903</text:p>
          </table:table-cell>
          <table:table-cell office:value-type="float" office:value="9113" table:style-name="ce26">
            <text:p>9 113</text:p>
          </table:table-cell>
          <table:table-cell office:value-type="float" office:value="13579" table:style-name="ce26">
            <text:p>13 579</text:p>
          </table:table-cell>
          <table:table-cell office:value-type="float" office:value="15423" table:style-name="ce26">
            <text:p>15 423</text:p>
          </table:table-cell>
          <table:table-cell office:value-type="float" office:value="17458" table:style-name="ce26">
            <text:p>17 458</text:p>
          </table:table-cell>
          <table:table-cell table:style-name="ce20"/>
          <table:table-cell table:number-columns-repeated="4" table:style-name="ce15"/>
          <table:table-cell table:number-columns-repeated="16364"/>
        </table:table-row>
        <table:table-row table:style-name="ro2">
          <table:table-cell office:value-type="string" table:style-name="ce25">
            <text:p>75 bis 79</text:p>
          </table:table-cell>
          <table:table-cell office:value-type="float" office:value="1305" table:style-name="ce26">
            <text:p>1 305</text:p>
          </table:table-cell>
          <table:table-cell office:value-type="float" office:value="1684" table:style-name="ce26">
            <text:p>1 684</text:p>
          </table:table-cell>
          <table:table-cell office:value-type="float" office:value="2320" table:style-name="ce26">
            <text:p>2 320</text:p>
          </table:table-cell>
          <table:table-cell office:value-type="float" office:value="2660" table:style-name="ce26">
            <text:p>2 660</text:p>
          </table:table-cell>
          <table:table-cell office:value-type="float" office:value="3237" table:style-name="ce26">
            <text:p>3 237</text:p>
          </table:table-cell>
          <table:table-cell office:value-type="float" office:value="4461" table:style-name="ce26">
            <text:p>4 461</text:p>
          </table:table-cell>
          <table:table-cell office:value-type="float" office:value="5314" table:style-name="ce26">
            <text:p>5 314</text:p>
          </table:table-cell>
          <table:table-cell office:value-type="float" office:value="5380" table:style-name="ce26">
            <text:p>5 380</text:p>
          </table:table-cell>
          <table:table-cell office:value-type="float" office:value="6589" table:style-name="ce26">
            <text:p>6 589</text:p>
          </table:table-cell>
          <table:table-cell office:value-type="float" office:value="8334" table:style-name="ce26">
            <text:p>8 334</text:p>
          </table:table-cell>
          <table:table-cell office:value-type="float" office:value="8695" table:style-name="ce26">
            <text:p>8 695</text:p>
          </table:table-cell>
          <table:table-cell office:value-type="float" office:value="12192" table:style-name="ce26">
            <text:p>12 192</text:p>
          </table:table-cell>
          <table:table-cell office:value-type="float" office:value="11377" table:style-name="ce26">
            <text:p>11 377</text:p>
          </table:table-cell>
          <table:table-cell office:value-type="float" office:value="10456" table:style-name="ce26">
            <text:p>10 456</text:p>
          </table:table-cell>
          <table:table-cell table:style-name="ce20"/>
          <table:table-cell table:number-columns-repeated="4" table:style-name="ce15"/>
          <table:table-cell table:number-columns-repeated="16364"/>
        </table:table-row>
        <table:table-row table:style-name="ro2">
          <table:table-cell office:value-type="string" table:style-name="ce25">
            <text:p>80 bis 84</text:p>
          </table:table-cell>
          <table:table-cell office:value-type="float" office:value="511" table:style-name="ce26">
            <text:p>511</text:p>
          </table:table-cell>
          <table:table-cell office:value-type="float" office:value="650" table:style-name="ce26">
            <text:p>650</text:p>
          </table:table-cell>
          <table:table-cell office:value-type="float" office:value="862" table:style-name="ce26">
            <text:p>862</text:p>
          </table:table-cell>
          <table:table-cell office:value-type="float" office:value="1192" table:style-name="ce26">
            <text:p>1 192</text:p>
          </table:table-cell>
          <table:table-cell office:value-type="float" office:value="1318" table:style-name="ce26">
            <text:p>1 318</text:p>
          </table:table-cell>
          <table:table-cell office:value-type="float" office:value="2407" table:style-name="ce26">
            <text:p>2 407</text:p>
          </table:table-cell>
          <table:table-cell office:value-type="float" office:value="2777" table:style-name="ce26">
            <text:p>2 777</text:p>
          </table:table-cell>
          <table:table-cell office:value-type="float" office:value="3110" table:style-name="ce26">
            <text:p>3 110</text:p>
          </table:table-cell>
          <table:table-cell office:value-type="float" office:value="3235" table:style-name="ce26">
            <text:p>3 235</text:p>
          </table:table-cell>
          <table:table-cell office:value-type="float" office:value="4757" table:style-name="ce26">
            <text:p>4 757</text:p>
          </table:table-cell>
          <table:table-cell office:value-type="float" office:value="5871" table:style-name="ce26">
            <text:p>5 871</text:p>
          </table:table-cell>
          <table:table-cell office:value-type="float" office:value="5479" table:style-name="ce26">
            <text:p>5 479</text:p>
          </table:table-cell>
          <table:table-cell office:value-type="float" office:value="8903" table:style-name="ce26">
            <text:p>8 903</text:p>
          </table:table-cell>
          <table:table-cell office:value-type="float" office:value="11347" table:style-name="ce26">
            <text:p>11 347</text:p>
          </table:table-cell>
          <table:table-cell table:style-name="ce20"/>
          <table:table-cell table:number-columns-repeated="4" table:style-name="ce15"/>
          <table:table-cell table:number-columns-repeated="16364"/>
        </table:table-row>
        <table:table-row table:style-name="ro2">
          <table:table-cell office:value-type="string" table:style-name="ce25">
            <text:p>85 bis 89</text:p>
          </table:table-cell>
          <table:table-cell office:value-type="float" office:value="159" table:style-name="ce26">
            <text:p>159</text:p>
          </table:table-cell>
          <table:table-cell office:value-type="float" office:value="206" table:style-name="ce26">
            <text:p>206</text:p>
          </table:table-cell>
          <table:table-cell office:value-type="float" office:value="256" table:style-name="ce26">
            <text:p>256</text:p>
          </table:table-cell>
          <table:table-cell office:value-type="float" office:value="352" table:style-name="ce26">
            <text:p>352</text:p>
          </table:table-cell>
          <table:table-cell office:value-type="float" office:value="403" table:style-name="ce26">
            <text:p>403</text:p>
          </table:table-cell>
          <table:table-cell office:value-type="float" office:value="591" table:style-name="ce26">
            <text:p>591</text:p>
          </table:table-cell>
          <table:table-cell office:value-type="float" office:value="909" table:style-name="ce26">
            <text:p>909</text:p>
          </table:table-cell>
          <table:table-cell office:value-type="float" office:value="1135" table:style-name="ce26">
            <text:p>1 135</text:p>
          </table:table-cell>
          <table:table-cell office:value-type="float" office:value="1294" table:style-name="ce26">
            <text:p>1 294</text:p>
          </table:table-cell>
          <table:table-cell office:value-type="float" office:value="1792" table:style-name="ce26">
            <text:p>1 792</text:p>
          </table:table-cell>
          <table:table-cell office:value-type="float" office:value="2516" table:style-name="ce26">
            <text:p>2 516</text:p>
          </table:table-cell>
          <table:table-cell office:value-type="float" office:value="3242" table:style-name="ce26">
            <text:p>3 242</text:p>
          </table:table-cell>
          <table:table-cell office:value-type="float" office:value="5695" table:style-name="ce26">
            <text:p>5 695</text:p>
          </table:table-cell>
          <table:table-cell office:value-type="float" office:value="5845" table:style-name="ce26">
            <text:p>5 845</text:p>
          </table:table-cell>
          <table:table-cell table:style-name="ce20"/>
          <table:table-cell table:number-columns-repeated="4" table:style-name="ce15"/>
          <table:table-cell table:number-columns-repeated="16364"/>
        </table:table-row>
        <table:table-row table:style-name="ro2">
          <table:table-cell office:value-type="string" table:style-name="ce25">
            <text:p>90 bis 94</text:p>
          </table:table-cell>
          <table:table-cell office:value-type="float" office:value="48" table:style-name="ce26">
            <text:p>48</text:p>
          </table:table-cell>
          <table:table-cell office:value-type="float" office:value="57" table:style-name="ce26">
            <text:p>57</text:p>
          </table:table-cell>
          <table:table-cell office:value-type="float" office:value="47" table:style-name="ce26">
            <text:p>47</text:p>
          </table:table-cell>
          <table:table-cell office:value-type="float" office:value="69" table:style-name="ce26">
            <text:p>69</text:p>
          </table:table-cell>
          <table:table-cell office:value-type="float" office:value="84" table:style-name="ce26">
            <text:p>84</text:p>
          </table:table-cell>
          <table:table-cell office:value-type="float" office:value="115" table:style-name="ce26">
            <text:p>115</text:p>
          </table:table-cell>
          <table:table-cell office:value-type="float" office:value="185" table:style-name="ce26">
            <text:p>185</text:p>
          </table:table-cell>
          <table:table-cell office:value-type="float" office:value="262" table:style-name="ce26">
            <text:p>262</text:p>
          </table:table-cell>
          <table:table-cell office:value-type="float" office:value="263" table:style-name="ce26">
            <text:p>263</text:p>
          </table:table-cell>
          <table:table-cell office:value-type="float" office:value="418" table:style-name="ce26">
            <text:p>418</text:p>
          </table:table-cell>
          <table:table-cell office:value-type="float" office:value="784" table:style-name="ce26">
            <text:p>784</text:p>
          </table:table-cell>
          <table:table-cell office:value-type="float" office:value="1103" table:style-name="ce26">
            <text:p>1 103</text:p>
          </table:table-cell>
          <table:table-cell office:value-type="float" office:value="1670" table:style-name="ce26">
            <text:p>1 670</text:p>
          </table:table-cell>
          <table:table-cell office:value-type="float" office:value="2519" table:style-name="ce26">
            <text:p>2 519</text:p>
          </table:table-cell>
          <table:table-cell table:style-name="ce20"/>
          <table:table-cell table:number-columns-repeated="4" table:style-name="ce15"/>
          <table:table-cell table:number-columns-repeated="16364"/>
        </table:table-row>
        <table:table-row table:style-name="ro2">
          <table:table-cell office:value-type="string" table:style-name="ce25">
            <text:p>95 und älter</text:p>
          </table:table-cell>
          <table:table-cell office:value-type="float" office:value="14" table:style-name="ce26">
            <text:p>14</text:p>
          </table:table-cell>
          <table:table-cell office:value-type="float" office:value="18" table:style-name="ce26">
            <text:p>18</text:p>
          </table:table-cell>
          <table:table-cell office:value-type="float" office:value="2" table:style-name="ce26">
            <text:p>2</text:p>
          </table:table-cell>
          <table:table-cell office:value-type="float" office:value="11" table:style-name="ce26">
            <text:p>11</text:p>
          </table:table-cell>
          <table:table-cell office:value-type="float" office:value="16" table:style-name="ce26">
            <text:p>16</text:p>
          </table:table-cell>
          <table:table-cell office:value-type="float" office:value="10" table:style-name="ce26">
            <text:p>10</text:p>
          </table:table-cell>
          <table:table-cell office:value-type="float" office:value="17" table:style-name="ce26">
            <text:p>17</text:p>
          </table:table-cell>
          <table:table-cell office:value-type="float" office:value="24" table:style-name="ce26">
            <text:p>24</text:p>
          </table:table-cell>
          <table:table-cell office:value-type="float" office:value="35" table:style-name="ce26">
            <text:p>35</text:p>
          </table:table-cell>
          <table:table-cell office:value-type="float" office:value="78" table:style-name="ce26">
            <text:p>78</text:p>
          </table:table-cell>
          <table:table-cell office:value-type="float" office:value="123" table:style-name="ce26">
            <text:p>123</text:p>
          </table:table-cell>
          <table:table-cell office:value-type="float" office:value="210" table:style-name="ce26">
            <text:p>210</text:p>
          </table:table-cell>
          <table:table-cell office:value-type="float" office:value="278" table:style-name="ce20">
            <text:p>278</text:p>
          </table:table-cell>
          <table:table-cell office:value-type="float" office:value="626" table:style-name="ce20">
            <text:p>626</text:p>
          </table:table-cell>
          <table:table-cell table:style-name="ce20"/>
          <table:table-cell table:number-columns-repeated="4" table:style-name="ce15"/>
          <table:table-cell table:number-columns-repeated="16364"/>
        </table:table-row>
        <table:table-row table:style-name="ro2">
          <table:table-cell table:style-name="ce20"/>
          <table:table-cell office:value-type="string" table:number-columns-spanned="14" table:number-rows-spanned="1" table:style-name="ce36">
            <text:p>Männer</text:p>
          </table:table-cell>
          <table:covered-table-cell table:number-columns-repeated="13"/>
          <table:table-cell table:style-name="ce20"/>
          <table:table-cell table:number-columns-repeated="4" table:style-name="ce15"/>
          <table:table-cell table:number-columns-repeated="16364"/>
        </table:table-row>
        <table:table-row table:style-name="ro2">
          <table:table-cell office:value-type="string" table:style-name="ce20">
            <text:p>Zusammen</text:p>
          </table:table-cell>
          <table:table-cell office:value-type="float" office:value="124798" table:style-name="ce26">
            <text:p>124 798</text:p>
          </table:table-cell>
          <table:table-cell office:value-type="float" office:value="132812" table:style-name="ce26">
            <text:p>132 812</text:p>
          </table:table-cell>
          <table:table-cell office:value-type="float" office:value="139891" table:style-name="ce26">
            <text:p>139 891</text:p>
          </table:table-cell>
          <table:table-cell office:value-type="float" office:value="144459" table:style-name="ce26">
            <text:p>144 459</text:p>
          </table:table-cell>
          <table:table-cell office:value-type="float" office:value="144680" table:style-name="ce26">
            <text:p>144 680</text:p>
          </table:table-cell>
          <table:table-cell office:value-type="float" office:value="150069" table:style-name="ce26">
            <text:p>150 069</text:p>
          </table:table-cell>
          <table:table-cell office:value-type="float" office:value="131603" table:style-name="ce26">
            <text:p>131 603</text:p>
          </table:table-cell>
          <table:table-cell office:value-type="float" office:value="130322" table:style-name="ce26">
            <text:p>130 322</text:p>
          </table:table-cell>
          <table:table-cell office:value-type="float" office:value="131352" table:style-name="ce26">
            <text:p>131 352</text:p>
          </table:table-cell>
          <table:table-cell office:value-type="float" office:value="129508" table:style-name="ce26">
            <text:p>129 508</text:p>
          </table:table-cell>
          <table:table-cell office:value-type="float" office:value="131485" table:style-name="ce26">
            <text:p>131 485</text:p>
          </table:table-cell>
          <table:table-cell office:value-type="float" office:value="135357" table:style-name="ce26">
            <text:p>135 357</text:p>
          </table:table-cell>
          <table:table-cell office:value-type="float" office:value="139571" table:style-name="ce26">
            <text:p>139 571</text:p>
          </table:table-cell>
          <table:table-cell office:value-type="float" office:value="146016" table:style-name="ce26">
            <text:p>146 016</text:p>
          </table:table-cell>
          <table:table-cell table:style-name="ce20"/>
          <table:table-cell table:number-columns-repeated="4" table:style-name="ce15"/>
          <table:table-cell table:number-columns-repeated="16364"/>
        </table:table-row>
        <table:table-row table:style-name="ro2">
          <table:table-cell office:value-type="string" table:style-name="ce25">
            <text:p>0 bis 4</text:p>
          </table:table-cell>
          <table:table-cell office:value-type="float" office:value="17463" table:style-name="ce26">
            <text:p>17 463</text:p>
          </table:table-cell>
          <table:table-cell office:value-type="float" office:value="19150" table:style-name="ce26">
            <text:p>19 150</text:p>
          </table:table-cell>
          <table:table-cell office:value-type="float" office:value="19997" table:style-name="ce26">
            <text:p>19 997</text:p>
          </table:table-cell>
          <table:table-cell office:value-type="float" office:value="20163" table:style-name="ce26">
            <text:p>20 163</text:p>
          </table:table-cell>
          <table:table-cell office:value-type="float" office:value="19766" table:style-name="ce26">
            <text:p>19 766</text:p>
          </table:table-cell>
          <table:table-cell office:value-type="float" office:value="15171" table:style-name="ce26">
            <text:p>15 171</text:p>
          </table:table-cell>
          <table:table-cell office:value-type="float" office:value="12570" table:style-name="ce26">
            <text:p>12 570</text:p>
          </table:table-cell>
          <table:table-cell office:value-type="float" office:value="12712" table:style-name="ce26">
            <text:p>12 712</text:p>
          </table:table-cell>
          <table:table-cell office:value-type="float" office:value="10628" table:style-name="ce26">
            <text:p>10 628</text:p>
          </table:table-cell>
          <table:table-cell office:value-type="float" office:value="8065" table:style-name="ce26">
            <text:p>8 065</text:p>
          </table:table-cell>
          <table:table-cell office:value-type="float" office:value="7186" table:style-name="ce26">
            <text:p>7 186</text:p>
          </table:table-cell>
          <table:table-cell office:value-type="float" office:value="6211" table:style-name="ce26">
            <text:p>6 211</text:p>
          </table:table-cell>
          <table:table-cell office:value-type="float" office:value="5878" table:style-name="ce26">
            <text:p>5 878</text:p>
          </table:table-cell>
          <table:table-cell office:value-type="float" office:value="6163" table:style-name="ce26">
            <text:p>6 163</text:p>
          </table:table-cell>
          <table:table-cell table:style-name="ce20"/>
          <table:table-cell table:number-columns-repeated="4" table:style-name="ce15"/>
          <table:table-cell table:number-columns-repeated="16364"/>
        </table:table-row>
        <table:table-row table:style-name="ro2">
          <table:table-cell office:value-type="string" table:style-name="ce25">
            <text:p>5 bis 9</text:p>
          </table:table-cell>
          <table:table-cell office:value-type="float" office:value="14653" table:style-name="ce26">
            <text:p>14 653</text:p>
          </table:table-cell>
          <table:table-cell office:value-type="float" office:value="15898" table:style-name="ce26">
            <text:p>15 898</text:p>
          </table:table-cell>
          <table:table-cell office:value-type="float" office:value="17273" table:style-name="ce26">
            <text:p>17 273</text:p>
          </table:table-cell>
          <table:table-cell office:value-type="float" office:value="17191" table:style-name="ce26">
            <text:p>17 191</text:p>
          </table:table-cell>
          <table:table-cell office:value-type="float" office:value="18319" table:style-name="ce26">
            <text:p>18 319</text:p>
          </table:table-cell>
          <table:table-cell office:value-type="float" office:value="16597" table:style-name="ce26">
            <text:p>16 597</text:p>
          </table:table-cell>
          <table:table-cell office:value-type="float" office:value="8734" table:style-name="ce26">
            <text:p>8 734</text:p>
          </table:table-cell>
          <table:table-cell office:value-type="float" office:value="11954" table:style-name="ce26">
            <text:p>11 954</text:p>
          </table:table-cell>
          <table:table-cell office:value-type="float" office:value="12152" table:style-name="ce26">
            <text:p>12 152</text:p>
          </table:table-cell>
          <table:table-cell office:value-type="float" office:value="9297" table:style-name="ce26">
            <text:p>9 297</text:p>
          </table:table-cell>
          <table:table-cell office:value-type="float" office:value="8096" table:style-name="ce26">
            <text:p>8 096</text:p>
          </table:table-cell>
          <table:table-cell office:value-type="float" office:value="7334" table:style-name="ce26">
            <text:p>7 334</text:p>
          </table:table-cell>
          <table:table-cell office:value-type="float" office:value="6503" table:style-name="ce26">
            <text:p>6 503</text:p>
          </table:table-cell>
          <table:table-cell office:value-type="float" office:value="6949" table:style-name="ce26">
            <text:p>6 949</text:p>
          </table:table-cell>
          <table:table-cell table:style-name="ce20"/>
          <table:table-cell table:number-columns-repeated="4" table:style-name="ce15"/>
          <table:table-cell table:number-columns-repeated="16364"/>
        </table:table-row>
        <table:table-row table:style-name="ro2">
          <table:table-cell office:value-type="string" table:style-name="ce25">
            <text:p>10 bis 14</text:p>
          </table:table-cell>
          <table:table-cell office:value-type="float" office:value="13586" table:style-name="ce26">
            <text:p>13 586</text:p>
          </table:table-cell>
          <table:table-cell office:value-type="float" office:value="13956" table:style-name="ce26">
            <text:p>13 956</text:p>
          </table:table-cell>
          <table:table-cell office:value-type="float" office:value="15260" table:style-name="ce26">
            <text:p>15 260</text:p>
          </table:table-cell>
          <table:table-cell office:value-type="float" office:value="15644" table:style-name="ce26">
            <text:p>15 644</text:p>
          </table:table-cell>
          <table:table-cell office:value-type="float" office:value="17091" table:style-name="ce26">
            <text:p>17 091</text:p>
          </table:table-cell>
          <table:table-cell office:value-type="float" office:value="16992" table:style-name="ce26">
            <text:p>16 992</text:p>
          </table:table-cell>
          <table:table-cell office:value-type="float" office:value="12948" table:style-name="ce26">
            <text:p>12 948</text:p>
          </table:table-cell>
          <table:table-cell office:value-type="float" office:value="11611" table:style-name="ce26">
            <text:p>11 611</text:p>
          </table:table-cell>
          <table:table-cell office:value-type="float" office:value="12563" table:style-name="ce26">
            <text:p>12 563</text:p>
          </table:table-cell>
          <table:table-cell office:value-type="float" office:value="10701" table:style-name="ce26">
            <text:p>10 701</text:p>
          </table:table-cell>
          <table:table-cell office:value-type="float" office:value="8367" table:style-name="ce26">
            <text:p>8 367</text:p>
          </table:table-cell>
          <table:table-cell office:value-type="float" office:value="7990" table:style-name="ce26">
            <text:p>7 990</text:p>
          </table:table-cell>
          <table:table-cell office:value-type="float" office:value="6994" table:style-name="ce26">
            <text:p>6 994</text:p>
          </table:table-cell>
          <table:table-cell office:value-type="float" office:value="6965" table:style-name="ce26">
            <text:p>6 965</text:p>
          </table:table-cell>
          <table:table-cell table:style-name="ce20"/>
          <table:table-cell table:number-columns-repeated="4" table:style-name="ce15"/>
          <table:table-cell table:number-columns-repeated="16364"/>
        </table:table-row>
        <table:table-row table:style-name="ro2">
          <table:table-cell office:value-type="string" table:style-name="ce25">
            <text:p>15 bis 19</text:p>
          </table:table-cell>
          <table:table-cell office:value-type="float" office:value="11078" table:style-name="ce26">
            <text:p>11 078</text:p>
          </table:table-cell>
          <table:table-cell office:value-type="float" office:value="11360" table:style-name="ce26">
            <text:p>11 360</text:p>
          </table:table-cell>
          <table:table-cell office:value-type="float" office:value="12762" table:style-name="ce26">
            <text:p>12 762</text:p>
          </table:table-cell>
          <table:table-cell office:value-type="float" office:value="13614" table:style-name="ce26">
            <text:p>13 614</text:p>
          </table:table-cell>
          <table:table-cell office:value-type="float" office:value="13124" table:style-name="ce26">
            <text:p>13 124</text:p>
          </table:table-cell>
          <table:table-cell office:value-type="float" office:value="8848" table:style-name="ce26">
            <text:p>8 848</text:p>
          </table:table-cell>
          <table:table-cell office:value-type="float" office:value="12148" table:style-name="ce26">
            <text:p>12 148</text:p>
          </table:table-cell>
          <table:table-cell office:value-type="float" office:value="8308" table:style-name="ce26">
            <text:p>8 308</text:p>
          </table:table-cell>
          <table:table-cell office:value-type="float" office:value="11578" table:style-name="ce26">
            <text:p>11 578</text:p>
          </table:table-cell>
          <table:table-cell office:value-type="float" office:value="11876" table:style-name="ce26">
            <text:p>11 876</text:p>
          </table:table-cell>
          <table:table-cell office:value-type="float" office:value="9406" table:style-name="ce26">
            <text:p>9 406</text:p>
          </table:table-cell>
          <table:table-cell office:value-type="float" office:value="8632" table:style-name="ce26">
            <text:p>8 632</text:p>
          </table:table-cell>
          <table:table-cell office:value-type="float" office:value="7751" table:style-name="ce26">
            <text:p>7 751</text:p>
          </table:table-cell>
          <table:table-cell office:value-type="float" office:value="7023" table:style-name="ce26">
            <text:p>7 023</text:p>
          </table:table-cell>
          <table:table-cell table:style-name="ce20"/>
          <table:table-cell table:number-columns-repeated="4" table:style-name="ce15"/>
          <table:table-cell table:number-columns-repeated="16364"/>
        </table:table-row>
        <table:table-row table:style-name="ro2">
          <table:table-cell office:value-type="string" table:style-name="ce25">
            <text:p>20 bis 24</text:p>
          </table:table-cell>
          <table:table-cell office:value-type="float" office:value="8910" table:style-name="ce26">
            <text:p>8 910</text:p>
          </table:table-cell>
          <table:table-cell office:value-type="float" office:value="9651" table:style-name="ce26">
            <text:p>9 651</text:p>
          </table:table-cell>
          <table:table-cell office:value-type="float" office:value="9094" table:style-name="ce26">
            <text:p>9 094</text:p>
          </table:table-cell>
          <table:table-cell office:value-type="float" office:value="10107" table:style-name="ce26">
            <text:p>10 107</text:p>
          </table:table-cell>
          <table:table-cell office:value-type="float" office:value="8712" table:style-name="ce26">
            <text:p>8 712</text:p>
          </table:table-cell>
          <table:table-cell office:value-type="float" office:value="14359" table:style-name="ce26">
            <text:p>14 359</text:p>
          </table:table-cell>
          <table:table-cell office:value-type="float" office:value="11834" table:style-name="ce26">
            <text:p>11 834</text:p>
          </table:table-cell>
          <table:table-cell office:value-type="float" office:value="10761" table:style-name="ce26">
            <text:p>10 761</text:p>
          </table:table-cell>
          <table:table-cell office:value-type="float" office:value="10326" table:style-name="ce26">
            <text:p>10 326</text:p>
          </table:table-cell>
          <table:table-cell office:value-type="float" office:value="11452" table:style-name="ce26">
            <text:p>11 452</text:p>
          </table:table-cell>
          <table:table-cell office:value-type="float" office:value="10389" table:style-name="ce26">
            <text:p>10 389</text:p>
          </table:table-cell>
          <table:table-cell office:value-type="float" office:value="8205" table:style-name="ce26">
            <text:p>8 205</text:p>
          </table:table-cell>
          <table:table-cell office:value-type="float" office:value="7893" table:style-name="ce26">
            <text:p>7 893</text:p>
          </table:table-cell>
          <table:table-cell office:value-type="float" office:value="7046" table:style-name="ce26">
            <text:p>7 046</text:p>
          </table:table-cell>
          <table:table-cell table:style-name="ce20"/>
          <table:table-cell table:number-columns-repeated="4" table:style-name="ce15"/>
          <table:table-cell table:number-columns-repeated="16364"/>
        </table:table-row>
        <table:table-row table:style-name="ro2">
          <table:table-cell office:value-type="string" table:style-name="ce25">
            <text:p>25 bis 29</text:p>
          </table:table-cell>
          <table:table-cell office:value-type="float" office:value="9541" table:style-name="ce26">
            <text:p>9 541</text:p>
          </table:table-cell>
          <table:table-cell office:value-type="float" office:value="9626" table:style-name="ce26">
            <text:p>9 626</text:p>
          </table:table-cell>
          <table:table-cell office:value-type="float" office:value="9373" table:style-name="ce26">
            <text:p>9 373</text:p>
          </table:table-cell>
          <table:table-cell office:value-type="float" office:value="9769" table:style-name="ce26">
            <text:p>9 769</text:p>
          </table:table-cell>
          <table:table-cell office:value-type="float" office:value="8679" table:style-name="ce26">
            <text:p>8 679</text:p>
          </table:table-cell>
          <table:table-cell office:value-type="float" office:value="12680" table:style-name="ce26">
            <text:p>12 680</text:p>
          </table:table-cell>
          <table:table-cell office:value-type="float" office:value="9995" table:style-name="ce26">
            <text:p>9 995</text:p>
          </table:table-cell>
          <table:table-cell office:value-type="float" office:value="9247" table:style-name="ce26">
            <text:p>9 247</text:p>
          </table:table-cell>
          <table:table-cell office:value-type="float" office:value="6530" table:style-name="ce26">
            <text:p>6 530</text:p>
          </table:table-cell>
          <table:table-cell office:value-type="float" office:value="9975" table:style-name="ce26">
            <text:p>9 975</text:p>
          </table:table-cell>
          <table:table-cell office:value-type="float" office:value="11202" table:style-name="ce26">
            <text:p>11 202</text:p>
          </table:table-cell>
          <table:table-cell office:value-type="float" office:value="8950" table:style-name="ce26">
            <text:p>8 950</text:p>
          </table:table-cell>
          <table:table-cell office:value-type="float" office:value="8072" table:style-name="ce26">
            <text:p>8 072</text:p>
          </table:table-cell>
          <table:table-cell office:value-type="float" office:value="7438" table:style-name="ce26">
            <text:p>7 438</text:p>
          </table:table-cell>
          <table:table-cell table:style-name="ce20"/>
          <table:table-cell table:number-columns-repeated="4" table:style-name="ce15"/>
          <table:table-cell table:number-columns-repeated="16364"/>
        </table:table-row>
        <table:table-row table:style-name="ro2">
          <table:table-cell office:value-type="string" table:style-name="ce25">
            <text:p>30 bis 34</text:p>
          </table:table-cell>
          <table:table-cell office:value-type="float" office:value="8824" table:style-name="ce26">
            <text:p>8 824</text:p>
          </table:table-cell>
          <table:table-cell office:value-type="float" office:value="9237" table:style-name="ce26">
            <text:p>9 237</text:p>
          </table:table-cell>
          <table:table-cell office:value-type="float" office:value="9125" table:style-name="ce26">
            <text:p>9 125</text:p>
          </table:table-cell>
          <table:table-cell office:value-type="float" office:value="8834" table:style-name="ce26">
            <text:p>8 834</text:p>
          </table:table-cell>
          <table:table-cell office:value-type="float" office:value="8174" table:style-name="ce26">
            <text:p>8 174</text:p>
          </table:table-cell>
          <table:table-cell office:value-type="float" office:value="11780" table:style-name="ce26">
            <text:p>11 780</text:p>
          </table:table-cell>
          <table:table-cell office:value-type="float" office:value="6036" table:style-name="ce26">
            <text:p>6 036</text:p>
          </table:table-cell>
          <table:table-cell office:value-type="float" office:value="9841" table:style-name="ce26">
            <text:p>9 841</text:p>
          </table:table-cell>
          <table:table-cell office:value-type="float" office:value="8995" table:style-name="ce26">
            <text:p>8 995</text:p>
          </table:table-cell>
          <table:table-cell office:value-type="float" office:value="9592" table:style-name="ce26">
            <text:p>9 592</text:p>
          </table:table-cell>
          <table:table-cell office:value-type="float" office:value="11058" table:style-name="ce26">
            <text:p>11 058</text:p>
          </table:table-cell>
          <table:table-cell office:value-type="float" office:value="10627" table:style-name="ce26">
            <text:p>10 627</text:p>
          </table:table-cell>
          <table:table-cell office:value-type="float" office:value="8354" table:style-name="ce26">
            <text:p>8 354</text:p>
          </table:table-cell>
          <table:table-cell office:value-type="float" office:value="8171" table:style-name="ce26">
            <text:p>8 171</text:p>
          </table:table-cell>
          <table:table-cell table:style-name="ce20"/>
          <table:table-cell table:number-columns-repeated="4" table:style-name="ce15"/>
          <table:table-cell table:number-columns-repeated="16364"/>
        </table:table-row>
        <table:table-row table:style-name="ro2">
          <table:table-cell office:value-type="string" table:style-name="ce25">
            <text:p>35 bis 39</text:p>
          </table:table-cell>
          <table:table-cell office:value-type="float" office:value="8139" table:style-name="ce26">
            <text:p>8 139</text:p>
          </table:table-cell>
          <table:table-cell office:value-type="float" office:value="8764" table:style-name="ce26">
            <text:p>8 764</text:p>
          </table:table-cell>
          <table:table-cell office:value-type="float" office:value="8689" table:style-name="ce26">
            <text:p>8 689</text:p>
          </table:table-cell>
          <table:table-cell office:value-type="float" office:value="8507" table:style-name="ce26">
            <text:p>8 507</text:p>
          </table:table-cell>
          <table:table-cell office:value-type="float" office:value="7868" table:style-name="ce26">
            <text:p>7 868</text:p>
          </table:table-cell>
          <table:table-cell office:value-type="float" office:value="9535" table:style-name="ce26">
            <text:p>9 535</text:p>
          </table:table-cell>
          <table:table-cell office:value-type="float" office:value="7848" table:style-name="ce26">
            <text:p>7 848</text:p>
          </table:table-cell>
          <table:table-cell office:value-type="float" office:value="8907" table:style-name="ce26">
            <text:p>8 907</text:p>
          </table:table-cell>
          <table:table-cell office:value-type="float" office:value="8660" table:style-name="ce26">
            <text:p>8 660</text:p>
          </table:table-cell>
          <table:table-cell office:value-type="float" office:value="6497" table:style-name="ce26">
            <text:p>6 497</text:p>
          </table:table-cell>
          <table:table-cell office:value-type="float" office:value="10067" table:style-name="ce26">
            <text:p>10 067</text:p>
          </table:table-cell>
          <table:table-cell office:value-type="float" office:value="11754" table:style-name="ce26">
            <text:p>11 754</text:p>
          </table:table-cell>
          <table:table-cell office:value-type="float" office:value="9515" table:style-name="ce26">
            <text:p>9 515</text:p>
          </table:table-cell>
          <table:table-cell office:value-type="float" office:value="9105" table:style-name="ce26">
            <text:p>9 105</text:p>
          </table:table-cell>
          <table:table-cell table:style-name="ce20"/>
          <table:table-cell table:number-columns-repeated="4" table:style-name="ce15"/>
          <table:table-cell table:number-columns-repeated="16364"/>
        </table:table-row>
        <table:table-row table:style-name="ro2">
          <table:table-cell office:value-type="string" table:style-name="ce25">
            <text:p>40 bis 44</text:p>
          </table:table-cell>
          <table:table-cell office:value-type="float" office:value="7239" table:style-name="ce26">
            <text:p>7 239</text:p>
          </table:table-cell>
          <table:table-cell office:value-type="float" office:value="7686" table:style-name="ce26">
            <text:p>7 686</text:p>
          </table:table-cell>
          <table:table-cell office:value-type="float" office:value="8017" table:style-name="ce26">
            <text:p>8 017</text:p>
          </table:table-cell>
          <table:table-cell office:value-type="float" office:value="8051" table:style-name="ce26">
            <text:p>8 051</text:p>
          </table:table-cell>
          <table:table-cell office:value-type="float" office:value="7324" table:style-name="ce26">
            <text:p>7 324</text:p>
          </table:table-cell>
          <table:table-cell office:value-type="float" office:value="7608" table:style-name="ce26">
            <text:p>7 608</text:p>
          </table:table-cell>
          <table:table-cell office:value-type="float" office:value="8965" table:style-name="ce26">
            <text:p>8 965</text:p>
          </table:table-cell>
          <table:table-cell office:value-type="float" office:value="5309" table:style-name="ce26">
            <text:p>5 309</text:p>
          </table:table-cell>
          <table:table-cell office:value-type="float" office:value="9385" table:style-name="ce26">
            <text:p>9 385</text:p>
          </table:table-cell>
          <table:table-cell office:value-type="float" office:value="8920" table:style-name="ce26">
            <text:p>8 920</text:p>
          </table:table-cell>
          <table:table-cell office:value-type="float" office:value="9701" table:style-name="ce26">
            <text:p>9 701</text:p>
          </table:table-cell>
          <table:table-cell office:value-type="float" office:value="11625" table:style-name="ce26">
            <text:p>11 625</text:p>
          </table:table-cell>
          <table:table-cell office:value-type="float" office:value="11311" table:style-name="ce26">
            <text:p>11 311</text:p>
          </table:table-cell>
          <table:table-cell office:value-type="float" office:value="9556" table:style-name="ce26">
            <text:p>9 556</text:p>
          </table:table-cell>
          <table:table-cell table:style-name="ce20"/>
          <table:table-cell table:number-columns-repeated="4" table:style-name="ce15"/>
          <table:table-cell table:number-columns-repeated="16364"/>
        </table:table-row>
        <table:table-row table:style-name="ro2">
          <table:table-cell office:value-type="string" table:style-name="ce25">
            <text:p>45 bis 49</text:p>
          </table:table-cell>
          <table:table-cell office:value-type="float" office:value="6813" table:style-name="ce26">
            <text:p>6 813</text:p>
          </table:table-cell>
          <table:table-cell office:value-type="float" office:value="6667" table:style-name="ce26">
            <text:p>6 667</text:p>
          </table:table-cell>
          <table:table-cell office:value-type="float" office:value="7571" table:style-name="ce26">
            <text:p>7 571</text:p>
          </table:table-cell>
          <table:table-cell office:value-type="float" office:value="7470" table:style-name="ce26">
            <text:p>7 470</text:p>
          </table:table-cell>
          <table:table-cell office:value-type="float" office:value="7246" table:style-name="ce26">
            <text:p>7 246</text:p>
          </table:table-cell>
          <table:table-cell office:value-type="float" office:value="6663" table:style-name="ce26">
            <text:p>6 663</text:p>
          </table:table-cell>
          <table:table-cell office:value-type="float" office:value="9301" table:style-name="ce26">
            <text:p>9 301</text:p>
          </table:table-cell>
          <table:table-cell office:value-type="float" office:value="7303" table:style-name="ce26">
            <text:p>7 303</text:p>
          </table:table-cell>
          <table:table-cell office:value-type="float" office:value="8421" table:style-name="ce26">
            <text:p>8 421</text:p>
          </table:table-cell>
          <table:table-cell office:value-type="float" office:value="8196" table:style-name="ce26">
            <text:p>8 196</text:p>
          </table:table-cell>
          <table:table-cell office:value-type="float" office:value="6618" table:style-name="ce26">
            <text:p>6 618</text:p>
          </table:table-cell>
          <table:table-cell office:value-type="float" office:value="10192" table:style-name="ce26">
            <text:p>10 192</text:p>
          </table:table-cell>
          <table:table-cell office:value-type="float" office:value="12384" table:style-name="ce26">
            <text:p>12 384</text:p>
          </table:table-cell>
          <table:table-cell office:value-type="float" office:value="10425" table:style-name="ce26">
            <text:p>10 425</text:p>
          </table:table-cell>
          <table:table-cell table:style-name="ce20"/>
          <table:table-cell table:number-columns-repeated="4" table:style-name="ce15"/>
          <table:table-cell table:number-columns-repeated="16364"/>
        </table:table-row>
        <table:table-row table:style-name="ro2">
          <table:table-cell office:value-type="string" table:style-name="ce25">
            <text:p>50 bis 54</text:p>
          </table:table-cell>
          <table:table-cell office:value-type="float" office:value="5758" table:style-name="ce26">
            <text:p>5 758</text:p>
          </table:table-cell>
          <table:table-cell office:value-type="float" office:value="5614" table:style-name="ce26">
            <text:p>5 614</text:p>
          </table:table-cell>
          <table:table-cell office:value-type="float" office:value="6283" table:style-name="ce26">
            <text:p>6 283</text:p>
          </table:table-cell>
          <table:table-cell office:value-type="float" office:value="6752" table:style-name="ce26">
            <text:p>6 752</text:p>
          </table:table-cell>
          <table:table-cell office:value-type="float" office:value="6892" table:style-name="ce26">
            <text:p>6 892</text:p>
          </table:table-cell>
          <table:table-cell office:value-type="float" office:value="6299" table:style-name="ce26">
            <text:p>6 299</text:p>
          </table:table-cell>
          <table:table-cell office:value-type="float" office:value="8305" table:style-name="ce26">
            <text:p>8 305</text:p>
          </table:table-cell>
          <table:table-cell office:value-type="float" office:value="7995" table:style-name="ce26">
            <text:p>7 995</text:p>
          </table:table-cell>
          <table:table-cell office:value-type="float" office:value="5052" table:style-name="ce26">
            <text:p>5 052</text:p>
          </table:table-cell>
          <table:table-cell office:value-type="float" office:value="8644" table:style-name="ce26">
            <text:p>8 644</text:p>
          </table:table-cell>
          <table:table-cell office:value-type="float" office:value="8630" table:style-name="ce26">
            <text:p>8 630</text:p>
          </table:table-cell>
          <table:table-cell office:value-type="float" office:value="9711" table:style-name="ce26">
            <text:p>9 711</text:p>
          </table:table-cell>
          <table:table-cell office:value-type="float" office:value="11799" table:style-name="ce26">
            <text:p>11 799</text:p>
          </table:table-cell>
          <table:table-cell office:value-type="float" office:value="11934" table:style-name="ce26">
            <text:p>11 934</text:p>
          </table:table-cell>
          <table:table-cell table:style-name="ce20"/>
          <table:table-cell table:number-columns-repeated="4" table:style-name="ce15"/>
          <table:table-cell table:number-columns-repeated="16364"/>
        </table:table-row>
        <table:table-row table:style-name="ro2">
          <table:table-cell office:value-type="string" table:style-name="ce25">
            <text:p>55 bis 59</text:p>
          </table:table-cell>
          <table:table-cell office:value-type="float" office:value="4749" table:style-name="ce26">
            <text:p>4 749</text:p>
          </table:table-cell>
          <table:table-cell office:value-type="float" office:value="5038" table:style-name="ce26">
            <text:p>5 038</text:p>
          </table:table-cell>
          <table:table-cell office:value-type="float" office:value="5202" table:style-name="ce26">
            <text:p>5 202</text:p>
          </table:table-cell>
          <table:table-cell office:value-type="float" office:value="5994" table:style-name="ce26">
            <text:p>5 994</text:p>
          </table:table-cell>
          <table:table-cell office:value-type="float" office:value="6363" table:style-name="ce26">
            <text:p>6 363</text:p>
          </table:table-cell>
          <table:table-cell office:value-type="float" office:value="6271" table:style-name="ce26">
            <text:p>6 271</text:p>
          </table:table-cell>
          <table:table-cell office:value-type="float" office:value="6388" table:style-name="ce26">
            <text:p>6 388</text:p>
          </table:table-cell>
          <table:table-cell office:value-type="float" office:value="7972" table:style-name="ce26">
            <text:p>7 972</text:p>
          </table:table-cell>
          <table:table-cell office:value-type="float" office:value="6389" table:style-name="ce26">
            <text:p>6 389</text:p>
          </table:table-cell>
          <table:table-cell office:value-type="float" office:value="7667" table:style-name="ce26">
            <text:p>7 667</text:p>
          </table:table-cell>
          <table:table-cell office:value-type="float" office:value="7720" table:style-name="ce26">
            <text:p>7 720</text:p>
          </table:table-cell>
          <table:table-cell office:value-type="float" office:value="6529" table:style-name="ce26">
            <text:p>6 529</text:p>
          </table:table-cell>
          <table:table-cell office:value-type="float" office:value="10311" table:style-name="ce26">
            <text:p>10 311</text:p>
          </table:table-cell>
          <table:table-cell office:value-type="float" office:value="12666" table:style-name="ce26">
            <text:p>12 666</text:p>
          </table:table-cell>
          <table:table-cell table:style-name="ce20"/>
          <table:table-cell table:number-columns-repeated="4" table:style-name="ce15"/>
          <table:table-cell table:number-columns-repeated="16364"/>
        </table:table-row>
        <table:table-row table:style-name="ro2">
          <table:table-cell office:value-type="string" table:style-name="ce25">
            <text:p>60 bis 64</text:p>
          </table:table-cell>
          <table:table-cell office:value-type="float" office:value="3378" table:style-name="ce26">
            <text:p>3 378</text:p>
          </table:table-cell>
          <table:table-cell office:value-type="float" office:value="4179" table:style-name="ce26">
            <text:p>4 179</text:p>
          </table:table-cell>
          <table:table-cell office:value-type="float" office:value="4094" table:style-name="ce26">
            <text:p>4 094</text:p>
          </table:table-cell>
          <table:table-cell office:value-type="float" office:value="4658" table:style-name="ce26">
            <text:p>4 658</text:p>
          </table:table-cell>
          <table:table-cell office:value-type="float" office:value="5488" table:style-name="ce26">
            <text:p>5 488</text:p>
          </table:table-cell>
          <table:table-cell office:value-type="float" office:value="5678" table:style-name="ce26">
            <text:p>5 678</text:p>
          </table:table-cell>
          <table:table-cell office:value-type="float" office:value="5032" table:style-name="ce26">
            <text:p>5 032</text:p>
          </table:table-cell>
          <table:table-cell office:value-type="float" office:value="6698" table:style-name="ce26">
            <text:p>6 698</text:p>
          </table:table-cell>
          <table:table-cell office:value-type="float" office:value="6680" table:style-name="ce26">
            <text:p>6 680</text:p>
          </table:table-cell>
          <table:table-cell office:value-type="float" office:value="4492" table:style-name="ce26">
            <text:p>4 492</text:p>
          </table:table-cell>
          <table:table-cell office:value-type="float" office:value="7804" table:style-name="ce26">
            <text:p>7 804</text:p>
          </table:table-cell>
          <table:table-cell office:value-type="float" office:value="8217" table:style-name="ce26">
            <text:p>8 217</text:p>
          </table:table-cell>
          <table:table-cell office:value-type="float" office:value="9468" table:style-name="ce26">
            <text:p>9 468</text:p>
          </table:table-cell>
          <table:table-cell office:value-type="float" office:value="11822" table:style-name="ce26">
            <text:p>11 822</text:p>
          </table:table-cell>
          <table:table-cell table:style-name="ce20"/>
          <table:table-cell table:number-columns-repeated="4" table:style-name="ce15"/>
          <table:table-cell table:number-columns-repeated="16364"/>
        </table:table-row>
        <table:table-row table:style-name="ro2">
          <table:table-cell office:value-type="string" table:style-name="ce25">
            <text:p>65 bis 69</text:p>
          </table:table-cell>
          <table:table-cell office:value-type="float" office:value="2323" table:style-name="ce26">
            <text:p>2 323</text:p>
          </table:table-cell>
          <table:table-cell office:value-type="float" office:value="2996" table:style-name="ce26">
            <text:p>2 996</text:p>
          </table:table-cell>
          <table:table-cell office:value-type="float" office:value="3247" table:style-name="ce26">
            <text:p>3 247</text:p>
          </table:table-cell>
          <table:table-cell office:value-type="float" office:value="3431" table:style-name="ce26">
            <text:p>3 431</text:p>
          </table:table-cell>
          <table:table-cell office:value-type="float" office:value="4427" table:style-name="ce26">
            <text:p>4 427</text:p>
          </table:table-cell>
          <table:table-cell office:value-type="float" office:value="4642" table:style-name="ce26">
            <text:p>4 642</text:p>
          </table:table-cell>
          <table:table-cell office:value-type="float" office:value="4175" table:style-name="ce26">
            <text:p>4 175</text:p>
          </table:table-cell>
          <table:table-cell office:value-type="float" office:value="4713" table:style-name="ce26">
            <text:p>4 713</text:p>
          </table:table-cell>
          <table:table-cell office:value-type="float" office:value="5794" table:style-name="ce26">
            <text:p>5 794</text:p>
          </table:table-cell>
          <table:table-cell office:value-type="float" office:value="5028" table:style-name="ce26">
            <text:p>5 028</text:p>
          </table:table-cell>
          <table:table-cell office:value-type="float" office:value="6490" table:style-name="ce26">
            <text:p>6 490</text:p>
          </table:table-cell>
          <table:table-cell office:value-type="float" office:value="6616" table:style-name="ce26">
            <text:p>6 616</text:p>
          </table:table-cell>
          <table:table-cell office:value-type="float" office:value="6076" table:style-name="ce26">
            <text:p>6 076</text:p>
          </table:table-cell>
          <table:table-cell office:value-type="float" office:value="9814" table:style-name="ce26">
            <text:p>9 814</text:p>
          </table:table-cell>
          <table:table-cell table:style-name="ce20"/>
          <table:table-cell table:number-columns-repeated="4" table:style-name="ce15"/>
          <table:table-cell table:number-columns-repeated="16364"/>
        </table:table-row>
        <table:table-row table:style-name="ro2">
          <table:table-cell office:value-type="string" table:style-name="ce25">
            <text:p>70 bis 74</text:p>
          </table:table-cell>
          <table:table-cell office:value-type="float" office:value="1309" table:style-name="ce26">
            <text:p>1 309</text:p>
          </table:table-cell>
          <table:table-cell office:value-type="float" office:value="1720" table:style-name="ce26">
            <text:p>1 720</text:p>
          </table:table-cell>
          <table:table-cell office:value-type="float" office:value="2195" table:style-name="ce26">
            <text:p>2 195</text:p>
          </table:table-cell>
          <table:table-cell office:value-type="float" office:value="2202" table:style-name="ce26">
            <text:p>2 202</text:p>
          </table:table-cell>
          <table:table-cell office:value-type="float" office:value="2820" table:style-name="ce26">
            <text:p>2 820</text:p>
          </table:table-cell>
          <table:table-cell office:value-type="float" office:value="3511" table:style-name="ce26">
            <text:p>3 511</text:p>
          </table:table-cell>
          <table:table-cell office:value-type="float" office:value="3350" table:style-name="ce26">
            <text:p>3 350</text:p>
          </table:table-cell>
          <table:table-cell office:value-type="float" office:value="3262" table:style-name="ce26">
            <text:p>3 262</text:p>
          </table:table-cell>
          <table:table-cell office:value-type="float" office:value="4323" table:style-name="ce26">
            <text:p>4 323</text:p>
          </table:table-cell>
          <table:table-cell office:value-type="float" office:value="4348" table:style-name="ce26">
            <text:p>4 348</text:p>
          </table:table-cell>
          <table:table-cell office:value-type="float" office:value="3364" table:style-name="ce26">
            <text:p>3 364</text:p>
          </table:table-cell>
          <table:table-cell office:value-type="float" office:value="5779" table:style-name="ce26">
            <text:p>5 779</text:p>
          </table:table-cell>
          <table:table-cell office:value-type="float" office:value="7235" table:style-name="ce26">
            <text:p>7 235</text:p>
          </table:table-cell>
          <table:table-cell office:value-type="float" office:value="8330" table:style-name="ce26">
            <text:p>8 330</text:p>
          </table:table-cell>
          <table:table-cell table:style-name="ce20"/>
          <table:table-cell table:number-columns-repeated="4" table:style-name="ce15"/>
          <table:table-cell table:number-columns-repeated="16364"/>
        </table:table-row>
        <table:table-row table:style-name="ro2">
          <table:table-cell office:value-type="string" table:style-name="ce25">
            <text:p>75 bis 79</text:p>
          </table:table-cell>
          <table:table-cell office:value-type="float" office:value="668" table:style-name="ce26">
            <text:p>668</text:p>
          </table:table-cell>
          <table:table-cell office:value-type="float" office:value="827" table:style-name="ce26">
            <text:p>827</text:p>
          </table:table-cell>
          <table:table-cell office:value-type="float" office:value="1160" table:style-name="ce26">
            <text:p>1 160</text:p>
          </table:table-cell>
          <table:table-cell office:value-type="float" office:value="1296" table:style-name="ce26">
            <text:p>1 296</text:p>
          </table:table-cell>
          <table:table-cell office:value-type="float" office:value="1560" table:style-name="ce26">
            <text:p>1 560</text:p>
          </table:table-cell>
          <table:table-cell office:value-type="float" office:value="2080" table:style-name="ce26">
            <text:p>2 080</text:p>
          </table:table-cell>
          <table:table-cell office:value-type="float" office:value="2338" table:style-name="ce26">
            <text:p>2 338</text:p>
          </table:table-cell>
          <table:table-cell office:value-type="float" office:value="2065" table:style-name="ce26">
            <text:p>2 065</text:p>
          </table:table-cell>
          <table:table-cell office:value-type="float" office:value="2326" table:style-name="ce26">
            <text:p>2 326</text:p>
          </table:table-cell>
          <table:table-cell office:value-type="float" office:value="2831" table:style-name="ce26">
            <text:p>2 831</text:p>
          </table:table-cell>
          <table:table-cell office:value-type="float" office:value="2915" table:style-name="ce26">
            <text:p>2 915</text:p>
          </table:table-cell>
          <table:table-cell office:value-type="float" office:value="4179" table:style-name="ce26">
            <text:p>4 179</text:p>
          </table:table-cell>
          <table:table-cell office:value-type="float" office:value="4747" table:style-name="ce26">
            <text:p>4 747</text:p>
          </table:table-cell>
          <table:table-cell office:value-type="float" office:value="4821" table:style-name="ce26">
            <text:p>4 821</text:p>
          </table:table-cell>
          <table:table-cell table:style-name="ce20"/>
          <table:table-cell table:number-columns-repeated="4" table:style-name="ce15"/>
          <table:table-cell table:number-columns-repeated="16364"/>
        </table:table-row>
        <table:table-row table:style-name="ro2">
          <table:table-cell office:value-type="string" table:style-name="ce25">
            <text:p>80 bis 84</text:p>
          </table:table-cell>
          <table:table-cell office:value-type="float" office:value="262" table:style-name="ce26">
            <text:p>262</text:p>
          </table:table-cell>
          <table:table-cell office:value-type="float" office:value="322" table:style-name="ce26">
            <text:p>322</text:p>
          </table:table-cell>
          <table:table-cell office:value-type="float" office:value="413" table:style-name="ce26">
            <text:p>413</text:p>
          </table:table-cell>
          <table:table-cell office:value-type="float" office:value="582" table:style-name="ce26">
            <text:p>582</text:p>
          </table:table-cell>
          <table:table-cell office:value-type="float" office:value="614" table:style-name="ce26">
            <text:p>614</text:p>
          </table:table-cell>
          <table:table-cell office:value-type="float" office:value="1068" table:style-name="ce26">
            <text:p>1 068</text:p>
          </table:table-cell>
          <table:table-cell office:value-type="float" office:value="1191" table:style-name="ce26">
            <text:p>1 191</text:p>
          </table:table-cell>
          <table:table-cell office:value-type="float" office:value="1171" table:style-name="ce26">
            <text:p>1 171</text:p>
          </table:table-cell>
          <table:table-cell office:value-type="float" office:value="1072" table:style-name="ce26">
            <text:p>1 072</text:p>
          </table:table-cell>
          <table:table-cell office:value-type="float" office:value="1380" table:style-name="ce26">
            <text:p>1 380</text:p>
          </table:table-cell>
          <table:table-cell office:value-type="float" office:value="1694" table:style-name="ce26">
            <text:p>1 694</text:p>
          </table:table-cell>
          <table:table-cell office:value-type="float" office:value="1684" table:style-name="ce26">
            <text:p>1 684</text:p>
          </table:table-cell>
          <table:table-cell office:value-type="float" office:value="3276" table:style-name="ce26">
            <text:p>3 276</text:p>
          </table:table-cell>
          <table:table-cell office:value-type="float" office:value="4817" table:style-name="ce26">
            <text:p>4 817</text:p>
          </table:table-cell>
          <table:table-cell table:style-name="ce20"/>
          <table:table-cell table:number-columns-repeated="4" table:style-name="ce15"/>
          <table:table-cell table:number-columns-repeated="16364"/>
        </table:table-row>
        <table:table-row table:style-name="ro2">
          <table:table-cell office:value-type="string" table:style-name="ce25">
            <text:p>85 bis 89</text:p>
          </table:table-cell>
          <table:table-cell office:value-type="float" office:value="74" table:style-name="ce26">
            <text:p>74</text:p>
          </table:table-cell>
          <table:table-cell office:value-type="float" office:value="93" table:style-name="ce26">
            <text:p>93</text:p>
          </table:table-cell>
          <table:table-cell office:value-type="float" office:value="117" table:style-name="ce26">
            <text:p>117</text:p>
          </table:table-cell>
          <table:table-cell office:value-type="float" office:value="161" table:style-name="ce26">
            <text:p>161</text:p>
          </table:table-cell>
          <table:table-cell office:value-type="float" office:value="176" table:style-name="ce26">
            <text:p>176</text:p>
          </table:table-cell>
          <table:table-cell office:value-type="float" office:value="244" table:style-name="ce26">
            <text:p>244</text:p>
          </table:table-cell>
          <table:table-cell office:value-type="float" office:value="371" table:style-name="ce26">
            <text:p>371</text:p>
          </table:table-cell>
          <table:table-cell office:value-type="float" office:value="388" table:style-name="ce26">
            <text:p>388</text:p>
          </table:table-cell>
          <table:table-cell office:value-type="float" office:value="388" table:style-name="ce26">
            <text:p>388</text:p>
          </table:table-cell>
          <table:table-cell office:value-type="float" office:value="428" table:style-name="ce26">
            <text:p>428</text:p>
          </table:table-cell>
          <table:table-cell office:value-type="float" office:value="601" table:style-name="ce26">
            <text:p>601</text:p>
          </table:table-cell>
          <table:table-cell office:value-type="float" office:value="835" table:style-name="ce26">
            <text:p>835</text:p>
          </table:table-cell>
          <table:table-cell office:value-type="float" office:value="1574" table:style-name="ce26">
            <text:p>1 574</text:p>
          </table:table-cell>
          <table:table-cell office:value-type="float" office:value="2116" table:style-name="ce26">
            <text:p>2 116</text:p>
          </table:table-cell>
          <table:table-cell table:style-name="ce20"/>
          <table:table-cell table:number-columns-repeated="4" table:style-name="ce15"/>
          <table:table-cell table:number-columns-repeated="16364"/>
        </table:table-row>
        <table:table-row table:style-name="ro2">
          <table:table-cell office:value-type="string" table:style-name="ce25">
            <text:p>90 bis 94</text:p>
          </table:table-cell>
          <table:table-cell office:value-type="float" office:value="25" table:style-name="ce26">
            <text:p>25</text:p>
          </table:table-cell>
          <table:table-cell office:value-type="float" office:value="23" table:style-name="ce26">
            <text:p>23</text:p>
          </table:table-cell>
          <table:table-cell office:value-type="float" office:value="19" table:style-name="ce26">
            <text:p>19</text:p>
          </table:table-cell>
          <table:table-cell office:value-type="float" office:value="30" table:style-name="ce26">
            <text:p>30</text:p>
          </table:table-cell>
          <table:table-cell office:value-type="float" office:value="33" table:style-name="ce26">
            <text:p>33</text:p>
          </table:table-cell>
          <table:table-cell office:value-type="float" office:value="42" table:style-name="ce26">
            <text:p>42</text:p>
          </table:table-cell>
          <table:table-cell office:value-type="float" office:value="70" table:style-name="ce26">
            <text:p>70</text:p>
          </table:table-cell>
          <table:table-cell office:value-type="float" office:value="99" table:style-name="ce26">
            <text:p>99</text:p>
          </table:table-cell>
          <table:table-cell office:value-type="float" office:value="86" table:style-name="ce26">
            <text:p>86</text:p>
          </table:table-cell>
          <table:table-cell office:value-type="float" office:value="103" table:style-name="ce26">
            <text:p>103</text:p>
          </table:table-cell>
          <table:table-cell office:value-type="float" office:value="153" table:style-name="ce26">
            <text:p>153</text:p>
          </table:table-cell>
          <table:table-cell office:value-type="float" office:value="251" table:style-name="ce26">
            <text:p>251</text:p>
          </table:table-cell>
          <table:table-cell office:value-type="float" office:value="391" table:style-name="ce20">
            <text:p>391</text:p>
          </table:table-cell>
          <table:table-cell office:value-type="float" office:value="734" table:style-name="ce20">
            <text:p>734</text:p>
          </table:table-cell>
          <table:table-cell table:style-name="ce20"/>
          <table:table-cell table:number-columns-repeated="4" table:style-name="ce15"/>
          <table:table-cell table:number-columns-repeated="16364"/>
        </table:table-row>
        <table:table-row table:style-name="ro2">
          <table:table-cell office:value-type="string" table:style-name="ce25">
            <text:p>95 und älter</text:p>
          </table:table-cell>
          <table:table-cell office:value-type="float" office:value="6" table:style-name="ce26">
            <text:p>6</text:p>
          </table:table-cell>
          <table:table-cell office:value-type="float" office:value="5" table:style-name="ce26">
            <text:p>5</text:p>
          </table:table-cell>
          <table:table-cell office:value-type="string" table:style-name="ce35">
            <text:p>-</text:p>
          </table:table-cell>
          <table:table-cell office:value-type="float" office:value="3" table:style-name="ce26">
            <text:p>3</text:p>
          </table:table-cell>
          <table:table-cell office:value-type="float" office:value="4" table:style-name="ce26">
            <text:p>4</text:p>
          </table:table-cell>
          <table:table-cell office:value-type="float" office:value="1" table:style-name="ce26">
            <text:p>1</text:p>
          </table:table-cell>
          <table:table-cell office:value-type="float" office:value="4" table:style-name="ce26">
            <text:p>4</text:p>
          </table:table-cell>
          <table:table-cell office:value-type="float" office:value="6" table:style-name="ce26">
            <text:p>6</text:p>
          </table:table-cell>
          <table:table-cell office:value-type="float" office:value="4" table:style-name="ce26">
            <text:p>4</text:p>
          </table:table-cell>
          <table:table-cell office:value-type="float" office:value="16" table:style-name="ce26">
            <text:p>16</text:p>
          </table:table-cell>
          <table:table-cell office:value-type="float" office:value="24" table:style-name="ce26">
            <text:p>24</text:p>
          </table:table-cell>
          <table:table-cell office:value-type="float" office:value="36" table:style-name="ce26">
            <text:p>36</text:p>
          </table:table-cell>
          <table:table-cell office:value-type="float" office:value="39" table:style-name="ce20">
            <text:p>39</text:p>
          </table:table-cell>
          <table:table-cell office:value-type="float" office:value="121" table:style-name="ce20">
            <text:p>121</text:p>
          </table:table-cell>
          <table:table-cell table:style-name="ce20"/>
          <table:table-cell table:number-columns-repeated="4" table:style-name="ce15"/>
          <table:table-cell table:number-columns-repeated="16364"/>
        </table:table-row>
        <table:table-row table:style-name="ro2">
          <table:table-cell table:style-name="ce20"/>
          <table:table-cell office:value-type="string" table:number-columns-spanned="14" table:number-rows-spanned="1" table:style-name="ce36">
            <text:p>Frauen</text:p>
          </table:table-cell>
          <table:covered-table-cell table:number-columns-repeated="13"/>
          <table:table-cell table:style-name="ce20"/>
          <table:table-cell table:number-columns-repeated="4" table:style-name="ce15"/>
          <table:table-cell table:number-columns-repeated="16364"/>
        </table:table-row>
        <table:table-row table:style-name="ro2">
          <table:table-cell office:value-type="string" table:style-name="ce20">
            <text:p>Zusammen</text:p>
          </table:table-cell>
          <table:table-cell office:value-type="float" office:value="129503" table:style-name="ce26">
            <text:p>129 503</text:p>
          </table:table-cell>
          <table:table-cell office:value-type="float" office:value="137278" table:style-name="ce26">
            <text:p>137 278</text:p>
          </table:table-cell>
          <table:table-cell office:value-type="float" office:value="142334" table:style-name="ce26">
            <text:p>142 334</text:p>
          </table:table-cell>
          <table:table-cell office:value-type="float" office:value="147967" table:style-name="ce26">
            <text:p>147 967</text:p>
          </table:table-cell>
          <table:table-cell office:value-type="float" office:value="147327" table:style-name="ce26">
            <text:p>147 327</text:p>
          </table:table-cell>
          <table:table-cell office:value-type="float" office:value="149587" table:style-name="ce26">
            <text:p>149 587</text:p>
          </table:table-cell>
          <table:table-cell office:value-type="float" office:value="144533" table:style-name="ce26">
            <text:p>144 533</text:p>
          </table:table-cell>
          <table:table-cell office:value-type="float" office:value="140679" table:style-name="ce26">
            <text:p>140 679</text:p>
          </table:table-cell>
          <table:table-cell office:value-type="float" office:value="140967" table:style-name="ce26">
            <text:p>140 967</text:p>
          </table:table-cell>
          <table:table-cell office:value-type="float" office:value="140263" table:style-name="ce26">
            <text:p>140 263</text:p>
          </table:table-cell>
          <table:table-cell office:value-type="float" office:value="139395" table:style-name="ce26">
            <text:p>139 395</text:p>
          </table:table-cell>
          <table:table-cell office:value-type="float" office:value="142212" table:style-name="ce26">
            <text:p>142 212</text:p>
          </table:table-cell>
          <table:table-cell office:value-type="float" office:value="146114" table:style-name="ce26">
            <text:p>146 114</text:p>
          </table:table-cell>
          <table:table-cell office:value-type="float" office:value="151490" table:style-name="ce26">
            <text:p>151 490</text:p>
          </table:table-cell>
          <table:table-cell table:style-name="ce20"/>
          <table:table-cell table:number-columns-repeated="4" table:style-name="ce15"/>
          <table:table-cell table:number-columns-repeated="16364"/>
        </table:table-row>
        <table:table-row table:style-name="ro2">
          <table:table-cell office:value-type="string" table:style-name="ce25">
            <text:p>0 bis 4</text:p>
          </table:table-cell>
          <table:table-cell office:value-type="float" office:value="17747" table:style-name="ce26">
            <text:p>17 747</text:p>
          </table:table-cell>
          <table:table-cell office:value-type="float" office:value="19058" table:style-name="ce26">
            <text:p>19 058</text:p>
          </table:table-cell>
          <table:table-cell office:value-type="float" office:value="20004" table:style-name="ce26">
            <text:p>20 004</text:p>
          </table:table-cell>
          <table:table-cell office:value-type="float" office:value="20676" table:style-name="ce26">
            <text:p>20 676</text:p>
          </table:table-cell>
          <table:table-cell office:value-type="float" office:value="19903" table:style-name="ce26">
            <text:p>19 903</text:p>
          </table:table-cell>
          <table:table-cell office:value-type="float" office:value="14725" table:style-name="ce26">
            <text:p>14 725</text:p>
          </table:table-cell>
          <table:table-cell office:value-type="float" office:value="11698" table:style-name="ce26">
            <text:p>11 698</text:p>
          </table:table-cell>
          <table:table-cell office:value-type="float" office:value="12300" table:style-name="ce26">
            <text:p>12 300</text:p>
          </table:table-cell>
          <table:table-cell office:value-type="float" office:value="10067" table:style-name="ce26">
            <text:p>10 067</text:p>
          </table:table-cell>
          <table:table-cell office:value-type="float" office:value="7900" table:style-name="ce26">
            <text:p>7 900</text:p>
          </table:table-cell>
          <table:table-cell office:value-type="float" office:value="6925" table:style-name="ce26">
            <text:p>6 925</text:p>
          </table:table-cell>
          <table:table-cell office:value-type="float" office:value="5918" table:style-name="ce26">
            <text:p>5 918</text:p>
          </table:table-cell>
          <table:table-cell office:value-type="float" office:value="5732" table:style-name="ce26">
            <text:p>5 732</text:p>
          </table:table-cell>
          <table:table-cell office:value-type="float" office:value="5968" table:style-name="ce26">
            <text:p>5 968</text:p>
          </table:table-cell>
          <table:table-cell table:style-name="ce20"/>
          <table:table-cell table:number-columns-repeated="4" table:style-name="ce15"/>
          <table:table-cell table:number-columns-repeated="16364"/>
        </table:table-row>
        <table:table-row table:style-name="ro2">
          <table:table-cell office:value-type="string" table:style-name="ce25">
            <text:p>5 bis 9</text:p>
          </table:table-cell>
          <table:table-cell office:value-type="float" office:value="14737" table:style-name="ce26">
            <text:p>14 737</text:p>
          </table:table-cell>
          <table:table-cell office:value-type="float" office:value="15971" table:style-name="ce26">
            <text:p>15 971</text:p>
          </table:table-cell>
          <table:table-cell office:value-type="float" office:value="17345" table:style-name="ce26">
            <text:p>17 345</text:p>
          </table:table-cell>
          <table:table-cell office:value-type="float" office:value="17483" table:style-name="ce26">
            <text:p>17 483</text:p>
          </table:table-cell>
          <table:table-cell office:value-type="float" office:value="18413" table:style-name="ce26">
            <text:p>18 413</text:p>
          </table:table-cell>
          <table:table-cell office:value-type="float" office:value="16054" table:style-name="ce26">
            <text:p>16 054</text:p>
          </table:table-cell>
          <table:table-cell office:value-type="float" office:value="8311" table:style-name="ce26">
            <text:p>8 311</text:p>
          </table:table-cell>
          <table:table-cell office:value-type="float" office:value="11299" table:style-name="ce26">
            <text:p>11 299</text:p>
          </table:table-cell>
          <table:table-cell office:value-type="float" office:value="11617" table:style-name="ce26">
            <text:p>11 617</text:p>
          </table:table-cell>
          <table:table-cell office:value-type="float" office:value="9026" table:style-name="ce26">
            <text:p>9 026</text:p>
          </table:table-cell>
          <table:table-cell office:value-type="float" office:value="7859" table:style-name="ce26">
            <text:p>7 859</text:p>
          </table:table-cell>
          <table:table-cell office:value-type="float" office:value="7155" table:style-name="ce26">
            <text:p>7 155</text:p>
          </table:table-cell>
          <table:table-cell office:value-type="float" office:value="6193" table:style-name="ce26">
            <text:p>6 193</text:p>
          </table:table-cell>
          <table:table-cell office:value-type="float" office:value="6427" table:style-name="ce26">
            <text:p>6 427</text:p>
          </table:table-cell>
          <table:table-cell table:style-name="ce20"/>
          <table:table-cell table:number-columns-repeated="4" table:style-name="ce15"/>
          <table:table-cell table:number-columns-repeated="16364"/>
        </table:table-row>
        <table:table-row table:style-name="ro2">
          <table:table-cell office:value-type="string" table:style-name="ce25">
            <text:p>10 bis 14</text:p>
          </table:table-cell>
          <table:table-cell office:value-type="float" office:value="13915" table:style-name="ce26">
            <text:p>13 915</text:p>
          </table:table-cell>
          <table:table-cell office:value-type="float" office:value="14188" table:style-name="ce26">
            <text:p>14 188</text:p>
          </table:table-cell>
          <table:table-cell office:value-type="float" office:value="15011" table:style-name="ce26">
            <text:p>15 011</text:p>
          </table:table-cell>
          <table:table-cell office:value-type="float" office:value="15779" table:style-name="ce26">
            <text:p>15 779</text:p>
          </table:table-cell>
          <table:table-cell office:value-type="float" office:value="17171" table:style-name="ce26">
            <text:p>17 171</text:p>
          </table:table-cell>
          <table:table-cell office:value-type="float" office:value="16784" table:style-name="ce26">
            <text:p>16 784</text:p>
          </table:table-cell>
          <table:table-cell office:value-type="float" office:value="12394" table:style-name="ce26">
            <text:p>12 394</text:p>
          </table:table-cell>
          <table:table-cell office:value-type="float" office:value="10805" table:style-name="ce26">
            <text:p>10 805</text:p>
          </table:table-cell>
          <table:table-cell office:value-type="float" office:value="11980" table:style-name="ce26">
            <text:p>11 980</text:p>
          </table:table-cell>
          <table:table-cell office:value-type="float" office:value="10104" table:style-name="ce26">
            <text:p>10 104</text:p>
          </table:table-cell>
          <table:table-cell office:value-type="float" office:value="7962" table:style-name="ce26">
            <text:p>7 962</text:p>
          </table:table-cell>
          <table:table-cell office:value-type="float" office:value="7674" table:style-name="ce26">
            <text:p>7 674</text:p>
          </table:table-cell>
          <table:table-cell office:value-type="float" office:value="6608" table:style-name="ce26">
            <text:p>6 608</text:p>
          </table:table-cell>
          <table:table-cell office:value-type="float" office:value="6662" table:style-name="ce26">
            <text:p>6 662</text:p>
          </table:table-cell>
          <table:table-cell table:style-name="ce20"/>
          <table:table-cell table:number-columns-repeated="4" table:style-name="ce15"/>
          <table:table-cell table:number-columns-repeated="16364"/>
        </table:table-row>
        <table:table-row table:style-name="ro2">
          <table:table-cell office:value-type="string" table:style-name="ce25">
            <text:p>15 bis 19</text:p>
          </table:table-cell>
          <table:table-cell office:value-type="float" office:value="12889" table:style-name="ce26">
            <text:p>12 889</text:p>
          </table:table-cell>
          <table:table-cell office:value-type="float" office:value="13008" table:style-name="ce26">
            <text:p>13 008</text:p>
          </table:table-cell>
          <table:table-cell office:value-type="float" office:value="12847" table:style-name="ce26">
            <text:p>12 847</text:p>
          </table:table-cell>
          <table:table-cell office:value-type="float" office:value="13664" table:style-name="ce26">
            <text:p>13 664</text:p>
          </table:table-cell>
          <table:table-cell office:value-type="float" office:value="12056" table:style-name="ce26">
            <text:p>12 056</text:p>
          </table:table-cell>
          <table:table-cell office:value-type="float" office:value="8129" table:style-name="ce26">
            <text:p>8 129</text:p>
          </table:table-cell>
          <table:table-cell office:value-type="float" office:value="11482" table:style-name="ce26">
            <text:p>11 482</text:p>
          </table:table-cell>
          <table:table-cell office:value-type="float" office:value="7530" table:style-name="ce26">
            <text:p>7 530</text:p>
          </table:table-cell>
          <table:table-cell office:value-type="float" office:value="10630" table:style-name="ce26">
            <text:p>10 630</text:p>
          </table:table-cell>
          <table:table-cell office:value-type="float" office:value="11420" table:style-name="ce26">
            <text:p>11 420</text:p>
          </table:table-cell>
          <table:table-cell office:value-type="float" office:value="9106" table:style-name="ce26">
            <text:p>9 106</text:p>
          </table:table-cell>
          <table:table-cell office:value-type="float" office:value="8357" table:style-name="ce26">
            <text:p>8 357</text:p>
          </table:table-cell>
          <table:table-cell office:value-type="float" office:value="7416" table:style-name="ce26">
            <text:p>7 416</text:p>
          </table:table-cell>
          <table:table-cell office:value-type="float" office:value="6669" table:style-name="ce26">
            <text:p>6 669</text:p>
          </table:table-cell>
          <table:table-cell table:style-name="ce20"/>
          <table:table-cell table:number-columns-repeated="4" table:style-name="ce15"/>
          <table:table-cell table:number-columns-repeated="16364"/>
        </table:table-row>
        <table:table-row table:style-name="ro2">
          <table:table-cell office:value-type="string" table:style-name="ce25">
            <text:p>20 bis 24</text:p>
          </table:table-cell>
          <table:table-cell office:value-type="float" office:value="11045" table:style-name="ce26">
            <text:p>11 045</text:p>
          </table:table-cell>
          <table:table-cell office:value-type="float" office:value="11154" table:style-name="ce26">
            <text:p>11 154</text:p>
          </table:table-cell>
          <table:table-cell office:value-type="float" office:value="10811" table:style-name="ce26">
            <text:p>10 811</text:p>
          </table:table-cell>
          <table:table-cell office:value-type="float" office:value="11558" table:style-name="ce26">
            <text:p>11 558</text:p>
          </table:table-cell>
          <table:table-cell office:value-type="float" office:value="9590" table:style-name="ce26">
            <text:p>9 590</text:p>
          </table:table-cell>
          <table:table-cell office:value-type="float" office:value="12001" table:style-name="ce26">
            <text:p>12 001</text:p>
          </table:table-cell>
          <table:table-cell office:value-type="float" office:value="11328" table:style-name="ce26">
            <text:p>11 328</text:p>
          </table:table-cell>
          <table:table-cell office:value-type="float" office:value="9197" table:style-name="ce26">
            <text:p>9 197</text:p>
          </table:table-cell>
          <table:table-cell office:value-type="float" office:value="8759" table:style-name="ce26">
            <text:p>8 759</text:p>
          </table:table-cell>
          <table:table-cell office:value-type="float" office:value="10582" table:style-name="ce26">
            <text:p>10 582</text:p>
          </table:table-cell>
          <table:table-cell office:value-type="float" office:value="9483" table:style-name="ce26">
            <text:p>9 483</text:p>
          </table:table-cell>
          <table:table-cell office:value-type="float" office:value="7782" table:style-name="ce26">
            <text:p>7 782</text:p>
          </table:table-cell>
          <table:table-cell office:value-type="float" office:value="7333" table:style-name="ce26">
            <text:p>7 333</text:p>
          </table:table-cell>
          <table:table-cell office:value-type="float" office:value="6265" table:style-name="ce26">
            <text:p>6 265</text:p>
          </table:table-cell>
          <table:table-cell table:style-name="ce20"/>
          <table:table-cell table:number-columns-repeated="4" table:style-name="ce15"/>
          <table:table-cell table:number-columns-repeated="16364"/>
        </table:table-row>
        <table:table-row table:style-name="ro2">
          <table:table-cell office:value-type="string" table:style-name="ce25">
            <text:p>25 bis 29</text:p>
          </table:table-cell>
          <table:table-cell office:value-type="float" office:value="10214" table:style-name="ce26">
            <text:p>10 214</text:p>
          </table:table-cell>
          <table:table-cell office:value-type="float" office:value="10269" table:style-name="ce26">
            <text:p>10 269</text:p>
          </table:table-cell>
          <table:table-cell office:value-type="float" office:value="9929" table:style-name="ce26">
            <text:p>9 929</text:p>
          </table:table-cell>
          <table:table-cell office:value-type="float" office:value="10073" table:style-name="ce26">
            <text:p>10 073</text:p>
          </table:table-cell>
          <table:table-cell office:value-type="float" office:value="9198" table:style-name="ce26">
            <text:p>9 198</text:p>
          </table:table-cell>
          <table:table-cell office:value-type="float" office:value="11496" table:style-name="ce26">
            <text:p>11 496</text:p>
          </table:table-cell>
          <table:table-cell office:value-type="float" office:value="12546" table:style-name="ce26">
            <text:p>12 546</text:p>
          </table:table-cell>
          <table:table-cell office:value-type="float" office:value="8240" table:style-name="ce26">
            <text:p>8 240</text:p>
          </table:table-cell>
          <table:table-cell office:value-type="float" office:value="5783" table:style-name="ce26">
            <text:p>5 783</text:p>
          </table:table-cell>
          <table:table-cell office:value-type="float" office:value="9010" table:style-name="ce26">
            <text:p>9 010</text:p>
          </table:table-cell>
          <table:table-cell office:value-type="float" office:value="10260" table:style-name="ce26">
            <text:p>10 260</text:p>
          </table:table-cell>
          <table:table-cell office:value-type="float" office:value="8734" table:style-name="ce26">
            <text:p>8 734</text:p>
          </table:table-cell>
          <table:table-cell office:value-type="float" office:value="7945" table:style-name="ce26">
            <text:p>7 945</text:p>
          </table:table-cell>
          <table:table-cell office:value-type="float" office:value="6986" table:style-name="ce26">
            <text:p>6 986</text:p>
          </table:table-cell>
          <table:table-cell table:style-name="ce20"/>
          <table:table-cell table:number-columns-repeated="4" table:style-name="ce15"/>
          <table:table-cell table:number-columns-repeated="16364"/>
        </table:table-row>
        <table:table-row table:style-name="ro2">
          <table:table-cell office:value-type="string" table:style-name="ce25">
            <text:p>30 bis 34</text:p>
          </table:table-cell>
          <table:table-cell office:value-type="float" office:value="8868" table:style-name="ce26">
            <text:p>8 868</text:p>
          </table:table-cell>
          <table:table-cell office:value-type="float" office:value="9269" table:style-name="ce26">
            <text:p>9 269</text:p>
          </table:table-cell>
          <table:table-cell office:value-type="float" office:value="9131" table:style-name="ce26">
            <text:p>9 131</text:p>
          </table:table-cell>
          <table:table-cell office:value-type="float" office:value="9039" table:style-name="ce26">
            <text:p>9 039</text:p>
          </table:table-cell>
          <table:table-cell office:value-type="float" office:value="8718" table:style-name="ce26">
            <text:p>8 718</text:p>
          </table:table-cell>
          <table:table-cell office:value-type="float" office:value="11231" table:style-name="ce26">
            <text:p>11 231</text:p>
          </table:table-cell>
          <table:table-cell office:value-type="float" office:value="7826" table:style-name="ce26">
            <text:p>7 826</text:p>
          </table:table-cell>
          <table:table-cell office:value-type="float" office:value="9218" table:style-name="ce26">
            <text:p>9 218</text:p>
          </table:table-cell>
          <table:table-cell office:value-type="float" office:value="8165" table:style-name="ce26">
            <text:p>8 165</text:p>
          </table:table-cell>
          <table:table-cell office:value-type="float" office:value="8465" table:style-name="ce26">
            <text:p>8 465</text:p>
          </table:table-cell>
          <table:table-cell office:value-type="float" office:value="10207" table:style-name="ce26">
            <text:p>10 207</text:p>
          </table:table-cell>
          <table:table-cell office:value-type="float" office:value="10156" table:style-name="ce26">
            <text:p>10 156</text:p>
          </table:table-cell>
          <table:table-cell office:value-type="float" office:value="8562" table:style-name="ce26">
            <text:p>8 562</text:p>
          </table:table-cell>
          <table:table-cell office:value-type="float" office:value="8144" table:style-name="ce26">
            <text:p>8 144</text:p>
          </table:table-cell>
          <table:table-cell table:style-name="ce20"/>
          <table:table-cell table:number-columns-repeated="4" table:style-name="ce15"/>
          <table:table-cell table:number-columns-repeated="16364"/>
        </table:table-row>
        <table:table-row table:style-name="ro2">
          <table:table-cell office:value-type="string" table:style-name="ce25">
            <text:p>35 bis 39</text:p>
          </table:table-cell>
          <table:table-cell office:value-type="float" office:value="8023" table:style-name="ce26">
            <text:p>8 023</text:p>
          </table:table-cell>
          <table:table-cell office:value-type="float" office:value="8636" table:style-name="ce26">
            <text:p>8 636</text:p>
          </table:table-cell>
          <table:table-cell office:value-type="float" office:value="8650" table:style-name="ce26">
            <text:p>8 650</text:p>
          </table:table-cell>
          <table:table-cell office:value-type="float" office:value="8535" table:style-name="ce26">
            <text:p>8 535</text:p>
          </table:table-cell>
          <table:table-cell office:value-type="float" office:value="8067" table:style-name="ce26">
            <text:p>8 067</text:p>
          </table:table-cell>
          <table:table-cell office:value-type="float" office:value="10221" table:style-name="ce26">
            <text:p>10 221</text:p>
          </table:table-cell>
          <table:table-cell office:value-type="float" office:value="9622" table:style-name="ce26">
            <text:p>9 622</text:p>
          </table:table-cell>
          <table:table-cell office:value-type="float" office:value="11148" table:style-name="ce26">
            <text:p>11 148</text:p>
          </table:table-cell>
          <table:table-cell office:value-type="float" office:value="7942" table:style-name="ce26">
            <text:p>7 942</text:p>
          </table:table-cell>
          <table:table-cell office:value-type="float" office:value="5902" table:style-name="ce26">
            <text:p>5 902</text:p>
          </table:table-cell>
          <table:table-cell office:value-type="float" office:value="9115" table:style-name="ce26">
            <text:p>9 115</text:p>
          </table:table-cell>
          <table:table-cell office:value-type="float" office:value="11265" table:style-name="ce26">
            <text:p>11 265</text:p>
          </table:table-cell>
          <table:table-cell office:value-type="float" office:value="9683" table:style-name="ce26">
            <text:p>9 683</text:p>
          </table:table-cell>
          <table:table-cell office:value-type="float" office:value="9452" table:style-name="ce26">
            <text:p>9 452</text:p>
          </table:table-cell>
          <table:table-cell table:style-name="ce20"/>
          <table:table-cell table:number-columns-repeated="4" table:style-name="ce15"/>
          <table:table-cell table:number-columns-repeated="16364"/>
        </table:table-row>
        <table:table-row table:style-name="ro2">
          <table:table-cell office:value-type="string" table:style-name="ce25">
            <text:p>40 bis 44</text:p>
          </table:table-cell>
          <table:table-cell office:value-type="float" office:value="7186" table:style-name="ce26">
            <text:p>7 186</text:p>
          </table:table-cell>
          <table:table-cell office:value-type="float" office:value="7625" table:style-name="ce26">
            <text:p>7 625</text:p>
          </table:table-cell>
          <table:table-cell office:value-type="float" office:value="7938" table:style-name="ce26">
            <text:p>7 938</text:p>
          </table:table-cell>
          <table:table-cell office:value-type="float" office:value="8030" table:style-name="ce26">
            <text:p>8 030</text:p>
          </table:table-cell>
          <table:table-cell office:value-type="float" office:value="7528" table:style-name="ce26">
            <text:p>7 528</text:p>
          </table:table-cell>
          <table:table-cell office:value-type="float" office:value="8309" table:style-name="ce26">
            <text:p>8 309</text:p>
          </table:table-cell>
          <table:table-cell office:value-type="float" office:value="10787" table:style-name="ce26">
            <text:p>10 787</text:p>
          </table:table-cell>
          <table:table-cell office:value-type="float" office:value="6932" table:style-name="ce26">
            <text:p>6 932</text:p>
          </table:table-cell>
          <table:table-cell office:value-type="float" office:value="8903" table:style-name="ce26">
            <text:p>8 903</text:p>
          </table:table-cell>
          <table:table-cell office:value-type="float" office:value="8306" table:style-name="ce26">
            <text:p>8 306</text:p>
          </table:table-cell>
          <table:table-cell office:value-type="float" office:value="8668" table:style-name="ce26">
            <text:p>8 668</text:p>
          </table:table-cell>
          <table:table-cell office:value-type="float" office:value="10881" table:style-name="ce26">
            <text:p>10 881</text:p>
          </table:table-cell>
          <table:table-cell office:value-type="float" office:value="11165" table:style-name="ce26">
            <text:p>11 165</text:p>
          </table:table-cell>
          <table:table-cell office:value-type="float" office:value="9976" table:style-name="ce26">
            <text:p>9 976</text:p>
          </table:table-cell>
          <table:table-cell table:style-name="ce20"/>
          <table:table-cell table:number-columns-repeated="4" table:style-name="ce15"/>
          <table:table-cell table:number-columns-repeated="16364"/>
        </table:table-row>
        <table:table-row table:style-name="ro2">
          <table:table-cell office:value-type="string" table:style-name="ce25">
            <text:p>45 bis 49</text:p>
          </table:table-cell>
          <table:table-cell office:value-type="float" office:value="6688" table:style-name="ce26">
            <text:p>6 688</text:p>
          </table:table-cell>
          <table:table-cell office:value-type="float" office:value="6734" table:style-name="ce26">
            <text:p>6 734</text:p>
          </table:table-cell>
          <table:table-cell office:value-type="float" office:value="7406" table:style-name="ce26">
            <text:p>7 406</text:p>
          </table:table-cell>
          <table:table-cell office:value-type="float" office:value="7459" table:style-name="ce26">
            <text:p>7 459</text:p>
          </table:table-cell>
          <table:table-cell office:value-type="float" office:value="7363" table:style-name="ce26">
            <text:p>7 363</text:p>
          </table:table-cell>
          <table:table-cell office:value-type="float" office:value="7808" table:style-name="ce26">
            <text:p>7 808</text:p>
          </table:table-cell>
          <table:table-cell office:value-type="float" office:value="9785" table:style-name="ce26">
            <text:p>9 785</text:p>
          </table:table-cell>
          <table:table-cell office:value-type="float" office:value="9046" table:style-name="ce26">
            <text:p>9 046</text:p>
          </table:table-cell>
          <table:table-cell office:value-type="float" office:value="10767" table:style-name="ce26">
            <text:p>10 767</text:p>
          </table:table-cell>
          <table:table-cell office:value-type="float" office:value="7940" table:style-name="ce26">
            <text:p>7 940</text:p>
          </table:table-cell>
          <table:table-cell office:value-type="float" office:value="6152" table:style-name="ce26">
            <text:p>6 152</text:p>
          </table:table-cell>
          <table:table-cell office:value-type="float" office:value="9536" table:style-name="ce26">
            <text:p>9 536</text:p>
          </table:table-cell>
          <table:table-cell office:value-type="float" office:value="12004" table:style-name="ce26">
            <text:p>12 004</text:p>
          </table:table-cell>
          <table:table-cell office:value-type="float" office:value="10714" table:style-name="ce26">
            <text:p>10 714</text:p>
          </table:table-cell>
          <table:table-cell table:style-name="ce20"/>
          <table:table-cell table:number-columns-repeated="4" table:style-name="ce15"/>
          <table:table-cell table:number-columns-repeated="16364"/>
        </table:table-row>
        <table:table-row table:style-name="ro2">
          <table:table-cell office:value-type="string" table:style-name="ce25">
            <text:p>50 bis 54</text:p>
          </table:table-cell>
          <table:table-cell office:value-type="float" office:value="5655" table:style-name="ce26">
            <text:p>5 655</text:p>
          </table:table-cell>
          <table:table-cell office:value-type="float" office:value="5850" table:style-name="ce26">
            <text:p>5 850</text:p>
          </table:table-cell>
          <table:table-cell office:value-type="float" office:value="6340" table:style-name="ce26">
            <text:p>6 340</text:p>
          </table:table-cell>
          <table:table-cell office:value-type="float" office:value="6774" table:style-name="ce26">
            <text:p>6 774</text:p>
          </table:table-cell>
          <table:table-cell office:value-type="float" office:value="7089" table:style-name="ce26">
            <text:p>7 089</text:p>
          </table:table-cell>
          <table:table-cell office:value-type="float" office:value="7158" table:style-name="ce26">
            <text:p>7 158</text:p>
          </table:table-cell>
          <table:table-cell office:value-type="float" office:value="9416" table:style-name="ce26">
            <text:p>9 416</text:p>
          </table:table-cell>
          <table:table-cell office:value-type="float" office:value="10015" table:style-name="ce26">
            <text:p>10 015</text:p>
          </table:table-cell>
          <table:table-cell office:value-type="float" office:value="6741" table:style-name="ce26">
            <text:p>6 741</text:p>
          </table:table-cell>
          <table:table-cell office:value-type="float" office:value="8871" table:style-name="ce26">
            <text:p>8 871</text:p>
          </table:table-cell>
          <table:table-cell office:value-type="float" office:value="8377" table:style-name="ce26">
            <text:p>8 377</text:p>
          </table:table-cell>
          <table:table-cell office:value-type="float" office:value="8985" table:style-name="ce26">
            <text:p>8 985</text:p>
          </table:table-cell>
          <table:table-cell office:value-type="float" office:value="11475" table:style-name="ce26">
            <text:p>11 475</text:p>
          </table:table-cell>
          <table:table-cell office:value-type="float" office:value="11982" table:style-name="ce26">
            <text:p>11 982</text:p>
          </table:table-cell>
          <table:table-cell table:style-name="ce20"/>
          <table:table-cell table:number-columns-repeated="4" table:style-name="ce15"/>
          <table:table-cell table:number-columns-repeated="16364"/>
        </table:table-row>
        <table:table-row table:style-name="ro2">
          <table:table-cell office:value-type="string" table:style-name="ce25">
            <text:p>55 bis 59</text:p>
          </table:table-cell>
          <table:table-cell office:value-type="float" office:value="4713" table:style-name="ce26">
            <text:p>4 713</text:p>
          </table:table-cell>
          <table:table-cell office:value-type="float" office:value="5238" table:style-name="ce26">
            <text:p>5 238</text:p>
          </table:table-cell>
          <table:table-cell office:value-type="float" office:value="5359" table:style-name="ce26">
            <text:p>5 359</text:p>
          </table:table-cell>
          <table:table-cell office:value-type="float" office:value="6004" table:style-name="ce26">
            <text:p>6 004</text:p>
          </table:table-cell>
          <table:table-cell office:value-type="float" office:value="6579" table:style-name="ce26">
            <text:p>6 579</text:p>
          </table:table-cell>
          <table:table-cell office:value-type="float" office:value="6914" table:style-name="ce26">
            <text:p>6 914</text:p>
          </table:table-cell>
          <table:table-cell office:value-type="float" office:value="7762" table:style-name="ce26">
            <text:p>7 762</text:p>
          </table:table-cell>
          <table:table-cell office:value-type="float" office:value="8939" table:style-name="ce26">
            <text:p>8 939</text:p>
          </table:table-cell>
          <table:table-cell office:value-type="float" office:value="8423" table:style-name="ce26">
            <text:p>8 423</text:p>
          </table:table-cell>
          <table:table-cell office:value-type="float" office:value="10528" table:style-name="ce26">
            <text:p>10 528</text:p>
          </table:table-cell>
          <table:table-cell office:value-type="float" office:value="8022" table:style-name="ce26">
            <text:p>8 022</text:p>
          </table:table-cell>
          <table:table-cell office:value-type="float" office:value="6463" table:style-name="ce26">
            <text:p>6 463</text:p>
          </table:table-cell>
          <table:table-cell office:value-type="float" office:value="10008" table:style-name="ce26">
            <text:p>10 008</text:p>
          </table:table-cell>
          <table:table-cell office:value-type="float" office:value="12726" table:style-name="ce26">
            <text:p>12 726</text:p>
          </table:table-cell>
          <table:table-cell table:style-name="ce20"/>
          <table:table-cell table:number-columns-repeated="4" table:style-name="ce15"/>
          <table:table-cell table:number-columns-repeated="16364"/>
        </table:table-row>
        <table:table-row table:style-name="ro2">
          <table:table-cell office:value-type="string" table:style-name="ce25">
            <text:p>60 bis 64</text:p>
          </table:table-cell>
          <table:table-cell office:value-type="float" office:value="3297" table:style-name="ce26">
            <text:p>3 297</text:p>
          </table:table-cell>
          <table:table-cell office:value-type="float" office:value="4193" table:style-name="ce26">
            <text:p>4 193</text:p>
          </table:table-cell>
          <table:table-cell office:value-type="float" office:value="4286" table:style-name="ce26">
            <text:p>4 286</text:p>
          </table:table-cell>
          <table:table-cell office:value-type="float" office:value="4764" table:style-name="ce26">
            <text:p>4 764</text:p>
          </table:table-cell>
          <table:table-cell office:value-type="float" office:value="5578" table:style-name="ce26">
            <text:p>5 578</text:p>
          </table:table-cell>
          <table:table-cell office:value-type="float" office:value="5846" table:style-name="ce26">
            <text:p>5 846</text:p>
          </table:table-cell>
          <table:table-cell office:value-type="float" office:value="6417" table:style-name="ce26">
            <text:p>6 417</text:p>
          </table:table-cell>
          <table:table-cell office:value-type="float" office:value="8526" table:style-name="ce26">
            <text:p>8 526</text:p>
          </table:table-cell>
          <table:table-cell office:value-type="float" office:value="9181" table:style-name="ce26">
            <text:p>9 181</text:p>
          </table:table-cell>
          <table:table-cell office:value-type="float" office:value="6437" table:style-name="ce26">
            <text:p>6 437</text:p>
          </table:table-cell>
          <table:table-cell office:value-type="float" office:value="8870" table:style-name="ce26">
            <text:p>8 870</text:p>
          </table:table-cell>
          <table:table-cell office:value-type="float" office:value="8607" table:style-name="ce26">
            <text:p>8 607</text:p>
          </table:table-cell>
          <table:table-cell office:value-type="float" office:value="9582" table:style-name="ce26">
            <text:p>9 582</text:p>
          </table:table-cell>
          <table:table-cell office:value-type="float" office:value="12047" table:style-name="ce26">
            <text:p>12 047</text:p>
          </table:table-cell>
          <table:table-cell table:style-name="ce20"/>
          <table:table-cell table:number-columns-repeated="4" table:style-name="ce15"/>
          <table:table-cell table:number-columns-repeated="16364"/>
        </table:table-row>
        <table:table-row table:style-name="ro2">
          <table:table-cell office:value-type="string" table:style-name="ce25">
            <text:p>65 bis 69</text:p>
          </table:table-cell>
          <table:table-cell office:value-type="float" office:value="2205" table:style-name="ce26">
            <text:p>2 205</text:p>
          </table:table-cell>
          <table:table-cell office:value-type="float" office:value="2980" table:style-name="ce26">
            <text:p>2 980</text:p>
          </table:table-cell>
          <table:table-cell office:value-type="float" office:value="3340" table:style-name="ce26">
            <text:p>3 340</text:p>
          </table:table-cell>
          <table:table-cell office:value-type="float" office:value="3588" table:style-name="ce26">
            <text:p>3 588</text:p>
          </table:table-cell>
          <table:table-cell office:value-type="float" office:value="4460" table:style-name="ce26">
            <text:p>4 460</text:p>
          </table:table-cell>
          <table:table-cell office:value-type="float" office:value="5070" table:style-name="ce26">
            <text:p>5 070</text:p>
          </table:table-cell>
          <table:table-cell office:value-type="float" office:value="5466" table:style-name="ce26">
            <text:p>5 466</text:p>
          </table:table-cell>
          <table:table-cell office:value-type="float" office:value="6497" table:style-name="ce26">
            <text:p>6 497</text:p>
          </table:table-cell>
          <table:table-cell office:value-type="float" office:value="7823" table:style-name="ce26">
            <text:p>7 823</text:p>
          </table:table-cell>
          <table:table-cell office:value-type="float" office:value="7596" table:style-name="ce26">
            <text:p>7 596</text:p>
          </table:table-cell>
          <table:table-cell office:value-type="float" office:value="10038" table:style-name="ce26">
            <text:p>10 038</text:p>
          </table:table-cell>
          <table:table-cell office:value-type="float" office:value="7658" table:style-name="ce26">
            <text:p>7 658</text:p>
          </table:table-cell>
          <table:table-cell office:value-type="float" office:value="6324" table:style-name="ce26">
            <text:p>6 324</text:p>
          </table:table-cell>
          <table:table-cell office:value-type="float" office:value="10160" table:style-name="ce26">
            <text:p>10 160</text:p>
          </table:table-cell>
          <table:table-cell table:style-name="ce20"/>
          <table:table-cell table:number-columns-repeated="4" table:style-name="ce15"/>
          <table:table-cell table:number-columns-repeated="16364"/>
        </table:table-row>
        <table:table-row table:style-name="ro2">
          <table:table-cell office:value-type="string" table:style-name="ce25">
            <text:p>70 bis 74</text:p>
          </table:table-cell>
          <table:table-cell office:value-type="float" office:value="1319" table:style-name="ce26">
            <text:p>1 319</text:p>
          </table:table-cell>
          <table:table-cell office:value-type="float" office:value="1760" table:style-name="ce26">
            <text:p>1 760</text:p>
          </table:table-cell>
          <table:table-cell office:value-type="float" office:value="2159" table:style-name="ce26">
            <text:p>2 159</text:p>
          </table:table-cell>
          <table:table-cell office:value-type="float" office:value="2329" table:style-name="ce26">
            <text:p>2 329</text:p>
          </table:table-cell>
          <table:table-cell office:value-type="float" office:value="2943" table:style-name="ce26">
            <text:p>2 943</text:p>
          </table:table-cell>
          <table:table-cell office:value-type="float" office:value="3692" table:style-name="ce26">
            <text:p>3 692</text:p>
          </table:table-cell>
          <table:table-cell office:value-type="float" office:value="4465" table:style-name="ce26">
            <text:p>4 465</text:p>
          </table:table-cell>
          <table:table-cell office:value-type="float" office:value="4805" table:style-name="ce26">
            <text:p>4 805</text:p>
          </table:table-cell>
          <table:table-cell office:value-type="float" office:value="6646" table:style-name="ce26">
            <text:p>6 646</text:p>
          </table:table-cell>
          <table:table-cell office:value-type="float" office:value="7555" table:style-name="ce26">
            <text:p>7 555</text:p>
          </table:table-cell>
          <table:table-cell office:value-type="float" office:value="5749" table:style-name="ce26">
            <text:p>5 749</text:p>
          </table:table-cell>
          <table:table-cell office:value-type="float" office:value="7800" table:style-name="ce26">
            <text:p>7 800</text:p>
          </table:table-cell>
          <table:table-cell office:value-type="float" office:value="8188" table:style-name="ce26">
            <text:p>8 188</text:p>
          </table:table-cell>
          <table:table-cell office:value-type="float" office:value="9128" table:style-name="ce26">
            <text:p>9 128</text:p>
          </table:table-cell>
          <table:table-cell table:style-name="ce20"/>
          <table:table-cell table:number-columns-repeated="4" table:style-name="ce15"/>
          <table:table-cell table:number-columns-repeated="16364"/>
        </table:table-row>
        <table:table-row table:style-name="ro2">
          <table:table-cell office:value-type="string" table:style-name="ce25">
            <text:p>75 bis 79</text:p>
          </table:table-cell>
          <table:table-cell office:value-type="float" office:value="637" table:style-name="ce26">
            <text:p>637</text:p>
          </table:table-cell>
          <table:table-cell office:value-type="float" office:value="857" table:style-name="ce26">
            <text:p>857</text:p>
          </table:table-cell>
          <table:table-cell office:value-type="float" office:value="1160" table:style-name="ce26">
            <text:p>1 160</text:p>
          </table:table-cell>
          <table:table-cell office:value-type="float" office:value="1364" table:style-name="ce26">
            <text:p>1 364</text:p>
          </table:table-cell>
          <table:table-cell office:value-type="float" office:value="1677" table:style-name="ce26">
            <text:p>1 677</text:p>
          </table:table-cell>
          <table:table-cell office:value-type="float" office:value="2381" table:style-name="ce26">
            <text:p>2 381</text:p>
          </table:table-cell>
          <table:table-cell office:value-type="float" office:value="2976" table:style-name="ce26">
            <text:p>2 976</text:p>
          </table:table-cell>
          <table:table-cell office:value-type="float" office:value="3315" table:style-name="ce26">
            <text:p>3 315</text:p>
          </table:table-cell>
          <table:table-cell office:value-type="float" office:value="4263" table:style-name="ce26">
            <text:p>4 263</text:p>
          </table:table-cell>
          <table:table-cell office:value-type="float" office:value="5503" table:style-name="ce26">
            <text:p>5 503</text:p>
          </table:table-cell>
          <table:table-cell office:value-type="float" office:value="5780" table:style-name="ce26">
            <text:p>5 780</text:p>
          </table:table-cell>
          <table:table-cell office:value-type="float" office:value="8013" table:style-name="ce26">
            <text:p>8 013</text:p>
          </table:table-cell>
          <table:table-cell office:value-type="float" office:value="6630" table:style-name="ce26">
            <text:p>6 630</text:p>
          </table:table-cell>
          <table:table-cell office:value-type="float" office:value="5635" table:style-name="ce26">
            <text:p>5 635</text:p>
          </table:table-cell>
          <table:table-cell table:style-name="ce20"/>
          <table:table-cell table:number-columns-repeated="4" table:style-name="ce15"/>
          <table:table-cell table:number-columns-repeated="16364"/>
        </table:table-row>
        <table:table-row table:style-name="ro2">
          <table:table-cell office:value-type="string" table:style-name="ce25">
            <text:p>80 bis 84</text:p>
          </table:table-cell>
          <table:table-cell office:value-type="float" office:value="249" table:style-name="ce26">
            <text:p>249</text:p>
          </table:table-cell>
          <table:table-cell office:value-type="float" office:value="328" table:style-name="ce26">
            <text:p>328</text:p>
          </table:table-cell>
          <table:table-cell office:value-type="float" office:value="449" table:style-name="ce26">
            <text:p>449</text:p>
          </table:table-cell>
          <table:table-cell office:value-type="float" office:value="610" table:style-name="ce26">
            <text:p>610</text:p>
          </table:table-cell>
          <table:table-cell office:value-type="float" office:value="704" table:style-name="ce26">
            <text:p>704</text:p>
          </table:table-cell>
          <table:table-cell office:value-type="float" office:value="1339" table:style-name="ce26">
            <text:p>1 339</text:p>
          </table:table-cell>
          <table:table-cell office:value-type="float" office:value="1586" table:style-name="ce26">
            <text:p>1 586</text:p>
          </table:table-cell>
          <table:table-cell office:value-type="float" office:value="1939" table:style-name="ce26">
            <text:p>1 939</text:p>
          </table:table-cell>
          <table:table-cell office:value-type="float" office:value="2163" table:style-name="ce26">
            <text:p>2 163</text:p>
          </table:table-cell>
          <table:table-cell office:value-type="float" office:value="3377" table:style-name="ce26">
            <text:p>3 377</text:p>
          </table:table-cell>
          <table:table-cell office:value-type="float" office:value="4177" table:style-name="ce26">
            <text:p>4 177</text:p>
          </table:table-cell>
          <table:table-cell office:value-type="float" office:value="3795" table:style-name="ce26">
            <text:p>3 795</text:p>
          </table:table-cell>
          <table:table-cell office:value-type="float" office:value="5627" table:style-name="ce26">
            <text:p>5 627</text:p>
          </table:table-cell>
          <table:table-cell office:value-type="float" office:value="6530" table:style-name="ce26">
            <text:p>6 530</text:p>
          </table:table-cell>
          <table:table-cell table:style-name="ce20"/>
          <table:table-cell table:number-columns-repeated="4" table:style-name="ce15"/>
          <table:table-cell table:number-columns-repeated="16364"/>
        </table:table-row>
        <table:table-row table:style-name="ro2">
          <table:table-cell office:value-type="string" table:style-name="ce25">
            <text:p>85 bis 89</text:p>
          </table:table-cell>
          <table:table-cell office:value-type="float" office:value="85" table:style-name="ce26">
            <text:p>85</text:p>
          </table:table-cell>
          <table:table-cell office:value-type="float" office:value="113" table:style-name="ce26">
            <text:p>113</text:p>
          </table:table-cell>
          <table:table-cell office:value-type="float" office:value="139" table:style-name="ce26">
            <text:p>139</text:p>
          </table:table-cell>
          <table:table-cell office:value-type="float" office:value="191" table:style-name="ce26">
            <text:p>191</text:p>
          </table:table-cell>
          <table:table-cell office:value-type="float" office:value="227" table:style-name="ce26">
            <text:p>227</text:p>
          </table:table-cell>
          <table:table-cell office:value-type="float" office:value="347" table:style-name="ce26">
            <text:p>347</text:p>
          </table:table-cell>
          <table:table-cell office:value-type="float" office:value="538" table:style-name="ce26">
            <text:p>538</text:p>
          </table:table-cell>
          <table:table-cell office:value-type="float" office:value="747" table:style-name="ce26">
            <text:p>747</text:p>
          </table:table-cell>
          <table:table-cell office:value-type="float" office:value="906" table:style-name="ce26">
            <text:p>906</text:p>
          </table:table-cell>
          <table:table-cell office:value-type="float" office:value="1364" table:style-name="ce26">
            <text:p>1 364</text:p>
          </table:table-cell>
          <table:table-cell office:value-type="float" office:value="1915" table:style-name="ce26">
            <text:p>1 915</text:p>
          </table:table-cell>
          <table:table-cell office:value-type="float" office:value="2407" table:style-name="ce26">
            <text:p>2 407</text:p>
          </table:table-cell>
          <table:table-cell office:value-type="float" office:value="4121" table:style-name="ce26">
            <text:p>4 121</text:p>
          </table:table-cell>
          <table:table-cell office:value-type="float" office:value="3729" table:style-name="ce26">
            <text:p>3 729</text:p>
          </table:table-cell>
          <table:table-cell table:style-name="ce20"/>
          <table:table-cell table:number-columns-repeated="4" table:style-name="ce15"/>
          <table:table-cell table:number-columns-repeated="16364"/>
        </table:table-row>
        <table:table-row table:style-name="ro2">
          <table:table-cell office:value-type="string" table:style-name="ce25">
            <text:p>90 bis 94</text:p>
          </table:table-cell>
          <table:table-cell office:value-type="float" office:value="23" table:style-name="ce26">
            <text:p>23</text:p>
          </table:table-cell>
          <table:table-cell office:value-type="float" office:value="34" table:style-name="ce26">
            <text:p>34</text:p>
          </table:table-cell>
          <table:table-cell office:value-type="float" office:value="28" table:style-name="ce26">
            <text:p>28</text:p>
          </table:table-cell>
          <table:table-cell office:value-type="float" office:value="39" table:style-name="ce26">
            <text:p>39</text:p>
          </table:table-cell>
          <table:table-cell office:value-type="float" office:value="51" table:style-name="ce26">
            <text:p>51</text:p>
          </table:table-cell>
          <table:table-cell office:value-type="float" office:value="73" table:style-name="ce26">
            <text:p>73</text:p>
          </table:table-cell>
          <table:table-cell office:value-type="float" office:value="115" table:style-name="ce26">
            <text:p>115</text:p>
          </table:table-cell>
          <table:table-cell office:value-type="float" office:value="163" table:style-name="ce26">
            <text:p>163</text:p>
          </table:table-cell>
          <table:table-cell office:value-type="float" office:value="177" table:style-name="ce26">
            <text:p>177</text:p>
          </table:table-cell>
          <table:table-cell office:value-type="float" office:value="315" table:style-name="ce26">
            <text:p>315</text:p>
          </table:table-cell>
          <table:table-cell office:value-type="float" office:value="631" table:style-name="ce26">
            <text:p>631</text:p>
          </table:table-cell>
          <table:table-cell office:value-type="float" office:value="852" table:style-name="ce26">
            <text:p>852</text:p>
          </table:table-cell>
          <table:table-cell office:value-type="float" office:value="1279" table:style-name="ce26">
            <text:p>1 279</text:p>
          </table:table-cell>
          <table:table-cell office:value-type="float" office:value="1785" table:style-name="ce26">
            <text:p>1 785</text:p>
          </table:table-cell>
          <table:table-cell table:style-name="ce20"/>
          <table:table-cell table:number-columns-repeated="4" table:style-name="ce15"/>
          <table:table-cell table:number-columns-repeated="16364"/>
        </table:table-row>
        <table:table-row table:style-name="ro2">
          <table:table-cell office:value-type="string" table:style-name="ce25">
            <text:p>95 und älter</text:p>
          </table:table-cell>
          <table:table-cell office:value-type="float" office:value="8" table:style-name="ce26">
            <text:p>8</text:p>
          </table:table-cell>
          <table:table-cell office:value-type="float" office:value="13" table:style-name="ce26">
            <text:p>13</text:p>
          </table:table-cell>
          <table:table-cell office:value-type="float" office:value="2" table:style-name="ce26">
            <text:p>2</text:p>
          </table:table-cell>
          <table:table-cell office:value-type="float" office:value="8" table:style-name="ce26">
            <text:p>8</text:p>
          </table:table-cell>
          <table:table-cell office:value-type="float" office:value="12" table:style-name="ce26">
            <text:p>12</text:p>
          </table:table-cell>
          <table:table-cell office:value-type="float" office:value="9" table:style-name="ce26">
            <text:p>9</text:p>
          </table:table-cell>
          <table:table-cell office:value-type="float" office:value="13" table:style-name="ce26">
            <text:p>13</text:p>
          </table:table-cell>
          <table:table-cell office:value-type="float" office:value="18" table:style-name="ce26">
            <text:p>18</text:p>
          </table:table-cell>
          <table:table-cell office:value-type="float" office:value="31" table:style-name="ce26">
            <text:p>31</text:p>
          </table:table-cell>
          <table:table-cell office:value-type="float" office:value="62" table:style-name="ce26">
            <text:p>62</text:p>
          </table:table-cell>
          <table:table-cell office:value-type="float" office:value="99" table:style-name="ce26">
            <text:p>99</text:p>
          </table:table-cell>
          <table:table-cell office:value-type="float" office:value="174" table:style-name="ce26">
            <text:p>174</text:p>
          </table:table-cell>
          <table:table-cell office:value-type="float" office:value="239" table:style-name="ce20">
            <text:p>239</text:p>
          </table:table-cell>
          <table:table-cell office:value-type="float" office:value="505" table:style-name="ce20">
            <text:p>505</text:p>
          </table:table-cell>
          <table:table-cell table:style-name="ce20"/>
          <table:table-cell table:number-columns-repeated="4" table:style-name="ce15"/>
          <table:table-cell table:number-columns-repeated="16364"/>
        </table:table-row>
        <table:table-row table:style-name="ro9">
          <table:table-cell office:value-type="string" table:number-columns-spanned="15" table:number-rows-spanned="1" table:style-name="ce37">
            <text:p>Q: STATISTIK AUSTRIA, Volkszählungen 1869 bis 2001, Registerzählung 2011 und 2021; Gebietsstand 2021. Erstellt am 28.04.2023.<text:s/></text:p>
            <text:p>1) Bevölkerungszahl 2001 laut Kundmachung vom 17. September 2002 und damit statistisches Ergebnis der Volkszählung 2001. – 2) Aus Datenschutzgründen wurde bei der Registerzählungen 2011 und 2021 mit der Methode “Record Swapping“ ein Teil der Daten verschmutzt.</text:p>
          </table:table-cell>
          <table:covered-table-cell table:number-columns-repeated="14"/>
          <table:table-cell table:style-name="ce20"/>
          <table:table-cell table:number-columns-repeated="4" table:style-name="ce15"/>
          <table:table-cell table:number-columns-repeated="16364"/>
        </table:table-row>
        <table:table-row table:number-rows-repeated="5" table:style-name="ro5">
          <table:table-cell table:number-columns-repeated="16" table:style-name="ce20"/>
          <table:table-cell table:number-columns-repeated="4" table:style-name="ce15"/>
          <table:table-cell table:number-columns-repeated="16364"/>
        </table:table-row>
        <table:table-row table:style-name="ro6">
          <table:table-cell table:number-columns-repeated="16" table:style-name="ce20"/>
          <table:table-cell table:number-columns-repeated="4" table:style-name="ce15"/>
          <table:table-cell table:number-columns-repeated="16364"/>
        </table:table-row>
        <table:table-row table:number-rows-repeated="5" table:style-name="ro6">
          <table:table-cell table:number-columns-repeated="16384" table:style-name="ce20"/>
        </table:table-row>
        <table:table-row table:number-rows-repeated="171" table:style-name="ro6">
          <table:table-cell table:number-columns-repeated="16384"/>
        </table:table-row>
        <table:table-row table:number-rows-repeated="1048325" table:style-name="ro10">
          <table:table-cell table:number-columns-repeated="16384"/>
        </table:table-row>
        <table:named-expressions>
          <table:named-range table:name="Print_Titles" table:cell-range-address="B.$A$1:B.$XFD$2" table:base-cell-address="B.$A$1"/>
        </table:named-expressions>
      </table:table>
      <table:table table:name="K" table:style-name="ta3">
        <table:table-column table:style-name="co5" table:default-cell-style-name="ce20"/>
        <table:table-column table:style-name="co7" table:number-columns-repeated="13" table:default-cell-style-name="ce20"/>
        <table:table-column table:style-name="co6" table:default-cell-style-name="ce20"/>
        <table:table-column table:style-name="co4" table:number-columns-repeated="16369" table:default-cell-style-name="ce20"/>
        <table:table-row table:style-name="ro1">
          <table:table-cell office:value-type="string" table:number-columns-spanned="15" table:number-rows-spanned="1" table:style-name="ce30">
            <text:p>Bevölkerung nach Alter und Geschlecht seit 1869 (Kärnten)</text:p>
          </table:table-cell>
          <table:covered-table-cell table:number-columns-repeated="14"/>
          <table:table-cell table:number-columns-repeated="16369" table:style-name="ce38"/>
        </table:table-row>
        <table:table-row table:style-name="ro11">
          <table:table-cell office:value-type="string" table:style-name="ce17">
            <text:p>Alter<text:s/></text:p>
            <text:p>(in Jahren)</text:p>
          </table:table-cell>
          <table:table-cell office:value-type="string" table:style-name="ce18">
            <text:p>1869</text:p>
            <text:p>(31.12.)</text:p>
          </table:table-cell>
          <table:table-cell office:value-type="string" table:style-name="ce18">
            <text:p>1880</text:p>
            <text:p>(31.12.)</text:p>
          </table:table-cell>
          <table:table-cell office:value-type="string" table:style-name="ce18">
            <text:p>1890</text:p>
            <text:p>(31.12.)</text:p>
          </table:table-cell>
          <table:table-cell office:value-type="string" table:style-name="ce18">
            <text:p>1900</text:p>
            <text:p>(31.12.)</text:p>
          </table:table-cell>
          <table:table-cell office:value-type="string" table:style-name="ce18">
            <text:p>1910<text:s/></text:p>
            <text:p>(31.12.)</text:p>
          </table:table-cell>
          <table:table-cell office:value-type="string" table:style-name="ce18">
            <text:p>1934</text:p>
            <text:p>(22.3.)</text:p>
          </table:table-cell>
          <table:table-cell office:value-type="string" table:style-name="ce18">
            <text:p>1951</text:p>
            <text:p>(1.6.)</text:p>
          </table:table-cell>
          <table:table-cell office:value-type="string" table:style-name="ce18">
            <text:p>1961</text:p>
            <text:p>(21.3.)</text:p>
          </table:table-cell>
          <table:table-cell office:value-type="string" table:style-name="ce18">
            <text:p>1971</text:p>
            <text:p>(12.5.)</text:p>
          </table:table-cell>
          <table:table-cell office:value-type="string" table:style-name="ce18">
            <text:p>1981</text:p>
            <text:p>(12.5.)</text:p>
          </table:table-cell>
          <table:table-cell office:value-type="string" table:style-name="ce18">
            <text:p>1991</text:p>
            <text:p>(15.5.)</text:p>
          </table:table-cell>
          <table:table-cell office:value-type="string" table:style-name="ce19">
            <text:p>2001<text:s/><text:span text:style-name="T2">1</text:span>)</text:p>
            <text:p>(15.5.)</text:p>
          </table:table-cell>
          <table:table-cell office:value-type="string" table:style-name="ce19">
            <text:p>2011<text:s/><text:span text:style-name="T2">2</text:span>)</text:p>
            <text:p>(31.10.)</text:p>
          </table:table-cell>
          <table:table-cell office:value-type="string" table:style-name="ce19">
            <text:p>2021<text:s/><text:span text:style-name="T2">2</text:span>)</text:p>
            <text:p>(31.10.)</text:p>
          </table:table-cell>
          <table:table-cell table:number-columns-repeated="16369" table:style-name="ce20"/>
        </table:table-row>
        <table:table-row table:style-name="ro2">
          <table:table-cell table:style-name="ce20"/>
          <table:table-cell office:value-type="string" table:number-columns-spanned="14" table:number-rows-spanned="1" table:style-name="ce31">
            <text:p>Männer und Frauen</text:p>
          </table:table-cell>
          <table:covered-table-cell table:number-columns-repeated="13"/>
          <table:table-cell table:number-columns-repeated="16369" table:style-name="ce20"/>
        </table:table-row>
        <table:table-row table:style-name="ro2">
          <table:table-cell office:value-type="string" table:style-name="ce34">
            <text:p>Insgesamt</text:p>
          </table:table-cell>
          <table:table-cell office:value-type="float" office:value="315397" table:formula="of:=SUM([.B5:.B24])" table:style-name="ce23">
            <text:p>315 397</text:p>
          </table:table-cell>
          <table:table-cell office:value-type="float" office:value="324857" table:formula="of:=SUM([.C5:.C24])" table:style-name="ce23">
            <text:p>324 857</text:p>
          </table:table-cell>
          <table:table-cell office:value-type="float" office:value="337013" table:formula="of:=SUM([.D5:.D24])" table:style-name="ce23">
            <text:p>337 013</text:p>
          </table:table-cell>
          <table:table-cell office:value-type="float" office:value="343531" table:formula="of:=SUM([.E5:.E24])" table:style-name="ce23">
            <text:p>343 531</text:p>
          </table:table-cell>
          <table:table-cell office:value-type="float" office:value="371372" table:formula="of:=SUM([.F5:.F24])" table:style-name="ce23">
            <text:p>371 372</text:p>
          </table:table-cell>
          <table:table-cell office:value-type="float" office:value="405412" table:formula="of:=SUM([.G5:.G24])" table:style-name="ce23">
            <text:p>405 412</text:p>
          </table:table-cell>
          <table:table-cell office:value-type="float" office:value="474764" table:formula="of:=SUM([.H5:.H24])" table:style-name="ce23">
            <text:p>474 764</text:p>
          </table:table-cell>
          <table:table-cell office:value-type="float" office:value="495226" table:formula="of:=SUM([.I5:.I24])" table:style-name="ce23">
            <text:p>495 226</text:p>
          </table:table-cell>
          <table:table-cell office:value-type="float" office:value="526759" table:formula="of:=SUM([.J5:.J24])" table:style-name="ce23">
            <text:p>526 759</text:p>
          </table:table-cell>
          <table:table-cell office:value-type="float" office:value="536179" table:formula="of:=SUM([.K5:.K24])" table:style-name="ce23">
            <text:p>536 179</text:p>
          </table:table-cell>
          <table:table-cell office:value-type="float" office:value="547798" table:formula="of:=SUM([.L5:.L24])" table:style-name="ce23">
            <text:p>547 798</text:p>
          </table:table-cell>
          <table:table-cell office:value-type="float" office:value="559404" table:formula="of:=SUM([.M5:.M24])" table:style-name="ce23">
            <text:p>559 404</text:p>
          </table:table-cell>
          <table:table-cell office:value-type="float" office:value="556173" table:style-name="ce23">
            <text:p>556 173</text:p>
          </table:table-cell>
          <table:table-cell office:value-type="float" office:value="564328" table:style-name="ce23">
            <text:p>564 328</text:p>
          </table:table-cell>
          <table:table-cell table:style-name="ce20"/>
          <table:table-cell table:style-name="ce39"/>
          <table:table-cell table:style-name="ce1"/>
          <table:table-cell table:number-columns-repeated="16366"/>
        </table:table-row>
        <table:table-row table:style-name="ro2">
          <table:table-cell office:value-type="string" table:style-name="ce25">
            <text:p>0 bis 4</text:p>
          </table:table-cell>
          <table:table-cell office:value-type="float" office:value="32771" table:style-name="ce26">
            <text:p>32 771</text:p>
          </table:table-cell>
          <table:table-cell office:value-type="float" office:value="36117" table:style-name="ce26">
            <text:p>36 117</text:p>
          </table:table-cell>
          <table:table-cell office:value-type="float" office:value="37701" table:style-name="ce26">
            <text:p>37 701</text:p>
          </table:table-cell>
          <table:table-cell office:value-type="float" office:value="40043" table:style-name="ce26">
            <text:p>40 043</text:p>
          </table:table-cell>
          <table:table-cell office:value-type="float" office:value="44622" table:style-name="ce26">
            <text:p>44 622</text:p>
          </table:table-cell>
          <table:table-cell office:value-type="float" office:value="39645" table:style-name="ce26">
            <text:p>39 645</text:p>
          </table:table-cell>
          <table:table-cell office:value-type="float" office:value="46706" table:style-name="ce26">
            <text:p>46 706</text:p>
          </table:table-cell>
          <table:table-cell office:value-type="float" office:value="50506" table:style-name="ce26">
            <text:p>50 506</text:p>
          </table:table-cell>
          <table:table-cell office:value-type="float" office:value="46229" table:style-name="ce26">
            <text:p>46 229</text:p>
          </table:table-cell>
          <table:table-cell office:value-type="float" office:value="32992" table:style-name="ce26">
            <text:p>32 992</text:p>
          </table:table-cell>
          <table:table-cell office:value-type="float" office:value="32233" table:style-name="ce26">
            <text:p>32 233</text:p>
          </table:table-cell>
          <table:table-cell office:value-type="float" office:value="27439" table:style-name="ce26">
            <text:p>27 439</text:p>
          </table:table-cell>
          <table:table-cell office:value-type="float" office:value="23666" table:style-name="ce26">
            <text:p>23 666</text:p>
          </table:table-cell>
          <table:table-cell office:value-type="float" office:value="23853" table:style-name="ce26">
            <text:p>23 853</text:p>
          </table:table-cell>
          <table:table-cell table:style-name="ce20"/>
          <table:table-cell table:number-columns-repeated="2" table:style-name="ce1"/>
          <table:table-cell table:number-columns-repeated="16366"/>
        </table:table-row>
        <table:table-row table:style-name="ro2">
          <table:table-cell office:value-type="string" table:style-name="ce25">
            <text:p>5 bis 9</text:p>
          </table:table-cell>
          <table:table-cell office:value-type="float" office:value="30423" table:style-name="ce26">
            <text:p>30 423</text:p>
          </table:table-cell>
          <table:table-cell office:value-type="float" office:value="31129" table:style-name="ce26">
            <text:p>31 129</text:p>
          </table:table-cell>
          <table:table-cell office:value-type="float" office:value="34915" table:style-name="ce26">
            <text:p>34 915</text:p>
          </table:table-cell>
          <table:table-cell office:value-type="float" office:value="35699" table:style-name="ce26">
            <text:p>35 699</text:p>
          </table:table-cell>
          <table:table-cell office:value-type="float" office:value="40209" table:style-name="ce26">
            <text:p>40 209</text:p>
          </table:table-cell>
          <table:table-cell office:value-type="float" office:value="42923" table:style-name="ce26">
            <text:p>42 923</text:p>
          </table:table-cell>
          <table:table-cell office:value-type="float" office:value="41790" table:style-name="ce26">
            <text:p>41 790</text:p>
          </table:table-cell>
          <table:table-cell office:value-type="float" office:value="44138" table:style-name="ce26">
            <text:p>44 138</text:p>
          </table:table-cell>
          <table:table-cell office:value-type="float" office:value="50407" table:style-name="ce26">
            <text:p>50 407</text:p>
          </table:table-cell>
          <table:table-cell office:value-type="float" office:value="36706" table:style-name="ce26">
            <text:p>36 706</text:p>
          </table:table-cell>
          <table:table-cell office:value-type="float" office:value="34446" table:style-name="ce26">
            <text:p>34 446</text:p>
          </table:table-cell>
          <table:table-cell office:value-type="float" office:value="32623" table:style-name="ce26">
            <text:p>32 623</text:p>
          </table:table-cell>
          <table:table-cell office:value-type="float" office:value="25400" table:style-name="ce26">
            <text:p>25 400</text:p>
          </table:table-cell>
          <table:table-cell office:value-type="float" office:value="25002" table:style-name="ce26">
            <text:p>25 002</text:p>
          </table:table-cell>
          <table:table-cell table:style-name="ce20"/>
          <table:table-cell table:style-name="ce39"/>
          <table:table-cell table:style-name="ce1"/>
          <table:table-cell table:number-columns-repeated="16366"/>
        </table:table-row>
        <table:table-row table:style-name="ro2">
          <table:table-cell office:value-type="string" table:style-name="ce25">
            <text:p>10 bis 14</text:p>
          </table:table-cell>
          <table:table-cell office:value-type="float" office:value="28721" table:style-name="ce26">
            <text:p>28 721</text:p>
          </table:table-cell>
          <table:table-cell office:value-type="float" office:value="29022" table:style-name="ce26">
            <text:p>29 022</text:p>
          </table:table-cell>
          <table:table-cell office:value-type="float" office:value="32334" table:style-name="ce26">
            <text:p>32 334</text:p>
          </table:table-cell>
          <table:table-cell office:value-type="float" office:value="34248" table:style-name="ce26">
            <text:p>34 248</text:p>
          </table:table-cell>
          <table:table-cell office:value-type="float" office:value="37756" table:style-name="ce26">
            <text:p>37 756</text:p>
          </table:table-cell>
          <table:table-cell office:value-type="float" office:value="42452" table:style-name="ce26">
            <text:p>42 452</text:p>
          </table:table-cell>
          <table:table-cell office:value-type="float" office:value="44996" table:style-name="ce26">
            <text:p>44 996</text:p>
          </table:table-cell>
          <table:table-cell office:value-type="float" office:value="44560" table:style-name="ce26">
            <text:p>44 560</text:p>
          </table:table-cell>
          <table:table-cell office:value-type="float" office:value="49830" table:style-name="ce26">
            <text:p>49 830</text:p>
          </table:table-cell>
          <table:table-cell office:value-type="float" office:value="46364" table:style-name="ce26">
            <text:p>46 364</text:p>
          </table:table-cell>
          <table:table-cell office:value-type="float" office:value="33555" table:style-name="ce26">
            <text:p>33 555</text:p>
          </table:table-cell>
          <table:table-cell office:value-type="float" office:value="33686" table:style-name="ce26">
            <text:p>33 686</text:p>
          </table:table-cell>
          <table:table-cell office:value-type="float" office:value="28013" table:style-name="ce26">
            <text:p>28 013</text:p>
          </table:table-cell>
          <table:table-cell office:value-type="float" office:value="25680" table:style-name="ce26">
            <text:p>25 680</text:p>
          </table:table-cell>
          <table:table-cell table:style-name="ce40"/>
          <table:table-cell table:number-columns-repeated="2" table:style-name="ce1"/>
          <table:table-cell table:number-columns-repeated="16366"/>
        </table:table-row>
        <table:table-row table:style-name="ro2">
          <table:table-cell office:value-type="string" table:style-name="ce25">
            <text:p>15 bis 19</text:p>
          </table:table-cell>
          <table:table-cell office:value-type="float" office:value="27711" table:style-name="ce26">
            <text:p>27 711</text:p>
          </table:table-cell>
          <table:table-cell office:value-type="float" office:value="29537" table:style-name="ce26">
            <text:p>29 537</text:p>
          </table:table-cell>
          <table:table-cell office:value-type="float" office:value="29421" table:style-name="ce26">
            <text:p>29 421</text:p>
          </table:table-cell>
          <table:table-cell office:value-type="float" office:value="31957" table:style-name="ce26">
            <text:p>31 957</text:p>
          </table:table-cell>
          <table:table-cell office:value-type="float" office:value="33700" table:style-name="ce26">
            <text:p>33 700</text:p>
          </table:table-cell>
          <table:table-cell office:value-type="float" office:value="27476" table:style-name="ce26">
            <text:p>27 476</text:p>
          </table:table-cell>
          <table:table-cell office:value-type="float" office:value="34675" table:style-name="ce26">
            <text:p>34 675</text:p>
          </table:table-cell>
          <table:table-cell office:value-type="float" office:value="38705" table:style-name="ce26">
            <text:p>38 705</text:p>
          </table:table-cell>
          <table:table-cell office:value-type="float" office:value="44017" table:style-name="ce26">
            <text:p>44 017</text:p>
          </table:table-cell>
          <table:table-cell office:value-type="float" office:value="50381" table:style-name="ce26">
            <text:p>50 381</text:p>
          </table:table-cell>
          <table:table-cell office:value-type="float" office:value="37109" table:style-name="ce26">
            <text:p>37 109</text:p>
          </table:table-cell>
          <table:table-cell office:value-type="float" office:value="35387" table:style-name="ce26">
            <text:p>35 387</text:p>
          </table:table-cell>
          <table:table-cell office:value-type="float" office:value="32429" table:style-name="ce26">
            <text:p>32 429</text:p>
          </table:table-cell>
          <table:table-cell office:value-type="float" office:value="26919" table:style-name="ce26">
            <text:p>26 919</text:p>
          </table:table-cell>
          <table:table-cell table:style-name="ce20"/>
          <table:table-cell table:number-columns-repeated="2" table:style-name="ce41"/>
          <table:table-cell table:number-columns-repeated="16366"/>
        </table:table-row>
        <table:table-row table:style-name="ro2">
          <table:table-cell office:value-type="string" table:style-name="ce25">
            <text:p>20 bis 24</text:p>
          </table:table-cell>
          <table:table-cell office:value-type="float" office:value="24333" table:style-name="ce26">
            <text:p>24 333</text:p>
          </table:table-cell>
          <table:table-cell office:value-type="float" office:value="27691" table:style-name="ce26">
            <text:p>27 691</text:p>
          </table:table-cell>
          <table:table-cell office:value-type="float" office:value="27442" table:style-name="ce26">
            <text:p>27 442</text:p>
          </table:table-cell>
          <table:table-cell office:value-type="float" office:value="29100" table:style-name="ce26">
            <text:p>29 100</text:p>
          </table:table-cell>
          <table:table-cell office:value-type="float" office:value="32733" table:style-name="ce26">
            <text:p>32 733</text:p>
          </table:table-cell>
          <table:table-cell office:value-type="float" office:value="35900" table:style-name="ce26">
            <text:p>35 900</text:p>
          </table:table-cell>
          <table:table-cell office:value-type="float" office:value="36253" table:style-name="ce26">
            <text:p>36 253</text:p>
          </table:table-cell>
          <table:table-cell office:value-type="float" office:value="35736" table:style-name="ce26">
            <text:p>35 736</text:p>
          </table:table-cell>
          <table:table-cell office:value-type="float" office:value="36853" table:style-name="ce26">
            <text:p>36 853</text:p>
          </table:table-cell>
          <table:table-cell office:value-type="float" office:value="46550" table:style-name="ce26">
            <text:p>46 550</text:p>
          </table:table-cell>
          <table:table-cell office:value-type="float" office:value="44106" table:style-name="ce26">
            <text:p>44 106</text:p>
          </table:table-cell>
          <table:table-cell office:value-type="float" office:value="33093" table:style-name="ce26">
            <text:p>33 093</text:p>
          </table:table-cell>
          <table:table-cell office:value-type="float" office:value="31071" table:style-name="ce26">
            <text:p>31 071</text:p>
          </table:table-cell>
          <table:table-cell office:value-type="float" office:value="27149" table:style-name="ce26">
            <text:p>27 149</text:p>
          </table:table-cell>
          <table:table-cell table:style-name="ce20"/>
          <table:table-cell table:style-name="ce41"/>
          <table:table-cell table:number-columns-repeated="16367" table:style-name="ce20"/>
        </table:table-row>
        <table:table-row table:style-name="ro2">
          <table:table-cell office:value-type="string" table:style-name="ce25">
            <text:p>25 bis 29</text:p>
          </table:table-cell>
          <table:table-cell office:value-type="float" office:value="25058" table:style-name="ce26">
            <text:p>25 058</text:p>
          </table:table-cell>
          <table:table-cell office:value-type="float" office:value="24280" table:style-name="ce26">
            <text:p>24 280</text:p>
          </table:table-cell>
          <table:table-cell office:value-type="float" office:value="25060" table:style-name="ce26">
            <text:p>25 060</text:p>
          </table:table-cell>
          <table:table-cell office:value-type="float" office:value="24499" table:style-name="ce26">
            <text:p>24 499</text:p>
          </table:table-cell>
          <table:table-cell office:value-type="float" office:value="27205" table:style-name="ce26">
            <text:p>27 205</text:p>
          </table:table-cell>
          <table:table-cell office:value-type="float" office:value="33757" table:style-name="ce26">
            <text:p>33 757</text:p>
          </table:table-cell>
          <table:table-cell office:value-type="float" office:value="37211" table:style-name="ce26">
            <text:p>37 211</text:p>
          </table:table-cell>
          <table:table-cell office:value-type="float" office:value="28313" table:style-name="ce26">
            <text:p>28 313</text:p>
          </table:table-cell>
          <table:table-cell office:value-type="float" office:value="30818" table:style-name="ce26">
            <text:p>30 818</text:p>
          </table:table-cell>
          <table:table-cell office:value-type="float" office:value="38021" table:style-name="ce26">
            <text:p>38 021</text:p>
          </table:table-cell>
          <table:table-cell office:value-type="float" office:value="47236" table:style-name="ce26">
            <text:p>47 236</text:p>
          </table:table-cell>
          <table:table-cell office:value-type="float" office:value="35064" table:style-name="ce26">
            <text:p>35 064</text:p>
          </table:table-cell>
          <table:table-cell office:value-type="float" office:value="33188" table:style-name="ce26">
            <text:p>33 188</text:p>
          </table:table-cell>
          <table:table-cell office:value-type="float" office:value="31088" table:style-name="ce26">
            <text:p>31 088</text:p>
          </table:table-cell>
          <table:table-cell table:style-name="ce20"/>
          <table:table-cell table:style-name="ce41"/>
          <table:table-cell table:number-columns-repeated="16367" table:style-name="ce20"/>
        </table:table-row>
        <table:table-row table:style-name="ro2">
          <table:table-cell office:value-type="string" table:style-name="ce25">
            <text:p>30 bis 34</text:p>
          </table:table-cell>
          <table:table-cell office:value-type="float" office:value="23211" table:style-name="ce26">
            <text:p>23 211</text:p>
          </table:table-cell>
          <table:table-cell office:value-type="float" office:value="22703" table:style-name="ce26">
            <text:p>22 703</text:p>
          </table:table-cell>
          <table:table-cell office:value-type="float" office:value="22931" table:style-name="ce26">
            <text:p>22 931</text:p>
          </table:table-cell>
          <table:table-cell office:value-type="float" office:value="21787" table:style-name="ce26">
            <text:p>21 787</text:p>
          </table:table-cell>
          <table:table-cell office:value-type="float" office:value="24760" table:style-name="ce26">
            <text:p>24 760</text:p>
          </table:table-cell>
          <table:table-cell office:value-type="float" office:value="32175" table:style-name="ce26">
            <text:p>32 175</text:p>
          </table:table-cell>
          <table:table-cell office:value-type="float" office:value="26390" table:style-name="ce26">
            <text:p>26 390</text:p>
          </table:table-cell>
          <table:table-cell office:value-type="float" office:value="33693" table:style-name="ce26">
            <text:p>33 693</text:p>
          </table:table-cell>
          <table:table-cell office:value-type="float" office:value="33977" table:style-name="ce26">
            <text:p>33 977</text:p>
          </table:table-cell>
          <table:table-cell office:value-type="float" office:value="35784" table:style-name="ce26">
            <text:p>35 784</text:p>
          </table:table-cell>
          <table:table-cell office:value-type="float" office:value="44609" table:style-name="ce26">
            <text:p>44 609</text:p>
          </table:table-cell>
          <table:table-cell office:value-type="float" office:value="43880" table:style-name="ce26">
            <text:p>43 880</text:p>
          </table:table-cell>
          <table:table-cell office:value-type="float" office:value="32204" table:style-name="ce26">
            <text:p>32 204</text:p>
          </table:table-cell>
          <table:table-cell office:value-type="float" office:value="33825" table:style-name="ce26">
            <text:p>33 825</text:p>
          </table:table-cell>
          <table:table-cell table:style-name="ce20"/>
          <table:table-cell table:style-name="ce41"/>
          <table:table-cell table:number-columns-repeated="16367" table:style-name="ce20"/>
        </table:table-row>
        <table:table-row table:style-name="ro2">
          <table:table-cell office:value-type="string" table:style-name="ce25">
            <text:p>35 bis 39</text:p>
          </table:table-cell>
          <table:table-cell office:value-type="float" office:value="22144" table:style-name="ce26">
            <text:p>22 144</text:p>
          </table:table-cell>
          <table:table-cell office:value-type="float" office:value="22369" table:style-name="ce26">
            <text:p>22 369</text:p>
          </table:table-cell>
          <table:table-cell office:value-type="float" office:value="21424" table:style-name="ce26">
            <text:p>21 424</text:p>
          </table:table-cell>
          <table:table-cell office:value-type="float" office:value="21317" table:style-name="ce26">
            <text:p>21 317</text:p>
          </table:table-cell>
          <table:table-cell office:value-type="float" office:value="22421" table:style-name="ce26">
            <text:p>22 421</text:p>
          </table:table-cell>
          <table:table-cell office:value-type="float" office:value="26895" table:style-name="ce26">
            <text:p>26 895</text:p>
          </table:table-cell>
          <table:table-cell office:value-type="float" office:value="31572" table:style-name="ce26">
            <text:p>31 572</text:p>
          </table:table-cell>
          <table:table-cell office:value-type="float" office:value="34683" table:style-name="ce26">
            <text:p>34 683</text:p>
          </table:table-cell>
          <table:table-cell office:value-type="float" office:value="28329" table:style-name="ce26">
            <text:p>28 329</text:p>
          </table:table-cell>
          <table:table-cell office:value-type="float" office:value="31067" table:style-name="ce26">
            <text:p>31 067</text:p>
          </table:table-cell>
          <table:table-cell office:value-type="float" office:value="37905" table:style-name="ce26">
            <text:p>37 905</text:p>
          </table:table-cell>
          <table:table-cell office:value-type="float" office:value="47489" table:style-name="ce26">
            <text:p>47 489</text:p>
          </table:table-cell>
          <table:table-cell office:value-type="float" office:value="34666" table:style-name="ce26">
            <text:p>34 666</text:p>
          </table:table-cell>
          <table:table-cell office:value-type="float" office:value="35621" table:style-name="ce26">
            <text:p>35 621</text:p>
          </table:table-cell>
          <table:table-cell table:style-name="ce20"/>
          <table:table-cell table:style-name="ce41"/>
          <table:table-cell table:number-columns-repeated="16367" table:style-name="ce20"/>
        </table:table-row>
        <table:table-row table:style-name="ro2">
          <table:table-cell office:value-type="string" table:style-name="ce25">
            <text:p>40 bis 44</text:p>
          </table:table-cell>
          <table:table-cell office:value-type="float" office:value="20560" table:style-name="ce26">
            <text:p>20 560</text:p>
          </table:table-cell>
          <table:table-cell office:value-type="float" office:value="20485" table:style-name="ce26">
            <text:p>20 485</text:p>
          </table:table-cell>
          <table:table-cell office:value-type="float" office:value="20219" table:style-name="ce26">
            <text:p>20 219</text:p>
          </table:table-cell>
          <table:table-cell office:value-type="float" office:value="20144" table:style-name="ce26">
            <text:p>20 144</text:p>
          </table:table-cell>
          <table:table-cell office:value-type="float" office:value="20286" table:style-name="ce26">
            <text:p>20 286</text:p>
          </table:table-cell>
          <table:table-cell office:value-type="float" office:value="22654" table:style-name="ce26">
            <text:p>22 654</text:p>
          </table:table-cell>
          <table:table-cell office:value-type="float" office:value="34175" table:style-name="ce26">
            <text:p>34 175</text:p>
          </table:table-cell>
          <table:table-cell office:value-type="float" office:value="24019" table:style-name="ce26">
            <text:p>24 019</text:p>
          </table:table-cell>
          <table:table-cell office:value-type="float" office:value="33240" table:style-name="ce26">
            <text:p>33 240</text:p>
          </table:table-cell>
          <table:table-cell office:value-type="float" office:value="33743" table:style-name="ce26">
            <text:p>33 743</text:p>
          </table:table-cell>
          <table:table-cell office:value-type="float" office:value="36025" table:style-name="ce26">
            <text:p>36 025</text:p>
          </table:table-cell>
          <table:table-cell office:value-type="float" office:value="44802" table:style-name="ce26">
            <text:p>44 802</text:p>
          </table:table-cell>
          <table:table-cell office:value-type="float" office:value="43698" table:style-name="ce26">
            <text:p>43 698</text:p>
          </table:table-cell>
          <table:table-cell office:value-type="float" office:value="34374" table:style-name="ce26">
            <text:p>34 374</text:p>
          </table:table-cell>
          <table:table-cell table:style-name="ce20"/>
          <table:table-cell table:style-name="ce41"/>
          <table:table-cell table:number-columns-repeated="16367" table:style-name="ce20"/>
        </table:table-row>
        <table:table-row table:style-name="ro2">
          <table:table-cell office:value-type="string" table:style-name="ce25">
            <text:p>45 bis 49</text:p>
          </table:table-cell>
          <table:table-cell office:value-type="float" office:value="19649" table:style-name="ce26">
            <text:p>19 649</text:p>
          </table:table-cell>
          <table:table-cell office:value-type="float" office:value="18868" table:style-name="ce26">
            <text:p>18 868</text:p>
          </table:table-cell>
          <table:table-cell office:value-type="float" office:value="19961" table:style-name="ce26">
            <text:p>19 961</text:p>
          </table:table-cell>
          <table:table-cell office:value-type="float" office:value="18510" table:style-name="ce26">
            <text:p>18 510</text:p>
          </table:table-cell>
          <table:table-cell office:value-type="float" office:value="19387" table:style-name="ce26">
            <text:p>19 387</text:p>
          </table:table-cell>
          <table:table-cell office:value-type="float" office:value="22080" table:style-name="ce26">
            <text:p>22 080</text:p>
          </table:table-cell>
          <table:table-cell office:value-type="float" office:value="31812" table:style-name="ce26">
            <text:p>31 812</text:p>
          </table:table-cell>
          <table:table-cell office:value-type="float" office:value="29942" table:style-name="ce26">
            <text:p>29 942</text:p>
          </table:table-cell>
          <table:table-cell office:value-type="float" office:value="33797" table:style-name="ce26">
            <text:p>33 797</text:p>
          </table:table-cell>
          <table:table-cell office:value-type="float" office:value="27550" table:style-name="ce26">
            <text:p>27 550</text:p>
          </table:table-cell>
          <table:table-cell office:value-type="float" office:value="31021" table:style-name="ce26">
            <text:p>31 021</text:p>
          </table:table-cell>
          <table:table-cell office:value-type="float" office:value="37823" table:style-name="ce26">
            <text:p>37 823</text:p>
          </table:table-cell>
          <table:table-cell office:value-type="float" office:value="47401" table:style-name="ce26">
            <text:p>47 401</text:p>
          </table:table-cell>
          <table:table-cell office:value-type="float" office:value="36372" table:style-name="ce26">
            <text:p>36 372</text:p>
          </table:table-cell>
          <table:table-cell table:style-name="ce20"/>
          <table:table-cell table:style-name="ce41"/>
          <table:table-cell table:number-columns-repeated="16367" table:style-name="ce20"/>
        </table:table-row>
        <table:table-row table:style-name="ro2">
          <table:table-cell office:value-type="string" table:style-name="ce25">
            <text:p>50 bis 54</text:p>
          </table:table-cell>
          <table:table-cell office:value-type="float" office:value="16989" table:style-name="ce26">
            <text:p>16 989</text:p>
          </table:table-cell>
          <table:table-cell office:value-type="float" office:value="16836" table:style-name="ce26">
            <text:p>16 836</text:p>
          </table:table-cell>
          <table:table-cell office:value-type="float" office:value="17518" table:style-name="ce26">
            <text:p>17 518</text:p>
          </table:table-cell>
          <table:table-cell office:value-type="float" office:value="17100" table:style-name="ce26">
            <text:p>17 100</text:p>
          </table:table-cell>
          <table:table-cell office:value-type="float" office:value="17556" table:style-name="ce26">
            <text:p>17 556</text:p>
          </table:table-cell>
          <table:table-cell office:value-type="float" office:value="19525" table:style-name="ce26">
            <text:p>19 525</text:p>
          </table:table-cell>
          <table:table-cell office:value-type="float" office:value="28123" table:style-name="ce26">
            <text:p>28 123</text:p>
          </table:table-cell>
          <table:table-cell office:value-type="float" office:value="31416" table:style-name="ce26">
            <text:p>31 416</text:p>
          </table:table-cell>
          <table:table-cell office:value-type="float" office:value="23462" table:style-name="ce26">
            <text:p>23 462</text:p>
          </table:table-cell>
          <table:table-cell office:value-type="float" office:value="31706" table:style-name="ce26">
            <text:p>31 706</text:p>
          </table:table-cell>
          <table:table-cell office:value-type="float" office:value="33086" table:style-name="ce26">
            <text:p>33 086</text:p>
          </table:table-cell>
          <table:table-cell office:value-type="float" office:value="35455" table:style-name="ce26">
            <text:p>35 455</text:p>
          </table:table-cell>
          <table:table-cell office:value-type="float" office:value="44483" table:style-name="ce26">
            <text:p>44 483</text:p>
          </table:table-cell>
          <table:table-cell office:value-type="float" office:value="44875" table:style-name="ce26">
            <text:p>44 875</text:p>
          </table:table-cell>
          <table:table-cell table:style-name="ce20"/>
          <table:table-cell table:style-name="ce41"/>
          <table:table-cell table:number-columns-repeated="16367" table:style-name="ce20"/>
        </table:table-row>
        <table:table-row table:style-name="ro2">
          <table:table-cell office:value-type="string" table:style-name="ce25">
            <text:p>55 bis 59</text:p>
          </table:table-cell>
          <table:table-cell office:value-type="float" office:value="14933" table:style-name="ce26">
            <text:p>14 933</text:p>
          </table:table-cell>
          <table:table-cell office:value-type="float" office:value="15124" table:style-name="ce26">
            <text:p>15 124</text:p>
          </table:table-cell>
          <table:table-cell office:value-type="float" office:value="15237" table:style-name="ce26">
            <text:p>15 237</text:p>
          </table:table-cell>
          <table:table-cell office:value-type="float" office:value="15720" table:style-name="ce26">
            <text:p>15 720</text:p>
          </table:table-cell>
          <table:table-cell office:value-type="float" office:value="15244" table:style-name="ce26">
            <text:p>15 244</text:p>
          </table:table-cell>
          <table:table-cell office:value-type="float" office:value="17821" table:style-name="ce26">
            <text:p>17 821</text:p>
          </table:table-cell>
          <table:table-cell office:value-type="float" office:value="22385" table:style-name="ce26">
            <text:p>22 385</text:p>
          </table:table-cell>
          <table:table-cell office:value-type="float" office:value="28543" table:style-name="ce26">
            <text:p>28 543</text:p>
          </table:table-cell>
          <table:table-cell office:value-type="float" office:value="27561" table:style-name="ce26">
            <text:p>27 561</text:p>
          </table:table-cell>
          <table:table-cell office:value-type="float" office:value="31696" table:style-name="ce26">
            <text:p>31 696</text:p>
          </table:table-cell>
          <table:table-cell office:value-type="float" office:value="26419" table:style-name="ce26">
            <text:p>26 419</text:p>
          </table:table-cell>
          <table:table-cell office:value-type="float" office:value="30026" table:style-name="ce26">
            <text:p>30 026</text:p>
          </table:table-cell>
          <table:table-cell office:value-type="float" office:value="37614" table:style-name="ce26">
            <text:p>37 614</text:p>
          </table:table-cell>
          <table:table-cell office:value-type="float" office:value="47461" table:style-name="ce26">
            <text:p>47 461</text:p>
          </table:table-cell>
          <table:table-cell table:style-name="ce20"/>
          <table:table-cell table:style-name="ce41"/>
          <table:table-cell table:number-columns-repeated="16367" table:style-name="ce20"/>
        </table:table-row>
        <table:table-row table:style-name="ro2">
          <table:table-cell office:value-type="string" table:style-name="ce25">
            <text:p>60 bis 64</text:p>
          </table:table-cell>
          <table:table-cell office:value-type="float" office:value="11459" table:style-name="ce26">
            <text:p>11 459</text:p>
          </table:table-cell>
          <table:table-cell office:value-type="float" office:value="12214" table:style-name="ce26">
            <text:p>12 214</text:p>
          </table:table-cell>
          <table:table-cell office:value-type="float" office:value="12395" table:style-name="ce26">
            <text:p>12 395</text:p>
          </table:table-cell>
          <table:table-cell office:value-type="float" office:value="12568" table:style-name="ce26">
            <text:p>12 568</text:p>
          </table:table-cell>
          <table:table-cell office:value-type="float" office:value="12768" table:style-name="ce26">
            <text:p>12 768</text:p>
          </table:table-cell>
          <table:table-cell office:value-type="float" office:value="14256" table:style-name="ce26">
            <text:p>14 256</text:p>
          </table:table-cell>
          <table:table-cell office:value-type="float" office:value="18921" table:style-name="ce26">
            <text:p>18 921</text:p>
          </table:table-cell>
          <table:table-cell office:value-type="float" office:value="23889" table:style-name="ce26">
            <text:p>23 889</text:p>
          </table:table-cell>
          <table:table-cell office:value-type="float" office:value="28095" table:style-name="ce26">
            <text:p>28 095</text:p>
          </table:table-cell>
          <table:table-cell office:value-type="float" office:value="21504" table:style-name="ce26">
            <text:p>21 504</text:p>
          </table:table-cell>
          <table:table-cell office:value-type="float" office:value="29524" table:style-name="ce26">
            <text:p>29 524</text:p>
          </table:table-cell>
          <table:table-cell office:value-type="float" office:value="31579" table:style-name="ce26">
            <text:p>31 579</text:p>
          </table:table-cell>
          <table:table-cell office:value-type="float" office:value="33736" table:style-name="ce26">
            <text:p>33 736</text:p>
          </table:table-cell>
          <table:table-cell office:value-type="float" office:value="43694" table:style-name="ce26">
            <text:p>43 694</text:p>
          </table:table-cell>
          <table:table-cell table:style-name="ce20"/>
          <table:table-cell table:style-name="ce41"/>
          <table:table-cell table:number-columns-repeated="16367" table:style-name="ce20"/>
        </table:table-row>
        <table:table-row table:style-name="ro2">
          <table:table-cell office:value-type="string" table:style-name="ce25">
            <text:p>65 bis 69</text:p>
          </table:table-cell>
          <table:table-cell office:value-type="float" office:value="8588" table:style-name="ce26">
            <text:p>8 588</text:p>
          </table:table-cell>
          <table:table-cell office:value-type="float" office:value="8870" table:style-name="ce26">
            <text:p>8 870</text:p>
          </table:table-cell>
          <table:table-cell office:value-type="float" office:value="9596" table:style-name="ce26">
            <text:p>9 596</text:p>
          </table:table-cell>
          <table:table-cell office:value-type="float" office:value="9454" table:style-name="ce26">
            <text:p>9 454</text:p>
          </table:table-cell>
          <table:table-cell office:value-type="float" office:value="10350" table:style-name="ce26">
            <text:p>10 350</text:p>
          </table:table-cell>
          <table:table-cell office:value-type="float" office:value="11674" table:style-name="ce26">
            <text:p>11 674</text:p>
          </table:table-cell>
          <table:table-cell office:value-type="float" office:value="15963" table:style-name="ce26">
            <text:p>15 963</text:p>
          </table:table-cell>
          <table:table-cell office:value-type="float" office:value="17848" table:style-name="ce26">
            <text:p>17 848</text:p>
          </table:table-cell>
          <table:table-cell office:value-type="float" office:value="23641" table:style-name="ce26">
            <text:p>23 641</text:p>
          </table:table-cell>
          <table:table-cell office:value-type="float" office:value="23584" table:style-name="ce26">
            <text:p>23 584</text:p>
          </table:table-cell>
          <table:table-cell office:value-type="float" office:value="27964" table:style-name="ce26">
            <text:p>27 964</text:p>
          </table:table-cell>
          <table:table-cell office:value-type="float" office:value="23760" table:style-name="ce26">
            <text:p>23 760</text:p>
          </table:table-cell>
          <table:table-cell office:value-type="float" office:value="28288" table:style-name="ce26">
            <text:p>28 288</text:p>
          </table:table-cell>
          <table:table-cell office:value-type="float" office:value="35846" table:style-name="ce26">
            <text:p>35 846</text:p>
          </table:table-cell>
          <table:table-cell table:style-name="ce20"/>
          <table:table-cell table:style-name="ce41"/>
          <table:table-cell table:number-columns-repeated="16367" table:style-name="ce20"/>
        </table:table-row>
        <table:table-row table:style-name="ro2">
          <table:table-cell office:value-type="string" table:style-name="ce25">
            <text:p>70 bis 74</text:p>
          </table:table-cell>
          <table:table-cell office:value-type="float" office:value="5145" table:style-name="ce26">
            <text:p>5 145</text:p>
          </table:table-cell>
          <table:table-cell office:value-type="float" office:value="5456" table:style-name="ce26">
            <text:p>5 456</text:p>
          </table:table-cell>
          <table:table-cell office:value-type="float" office:value="6119" table:style-name="ce26">
            <text:p>6 119</text:p>
          </table:table-cell>
          <table:table-cell office:value-type="float" office:value="6110" table:style-name="ce26">
            <text:p>6 110</text:p>
          </table:table-cell>
          <table:table-cell office:value-type="float" office:value="6664" table:style-name="ce26">
            <text:p>6 664</text:p>
          </table:table-cell>
          <table:table-cell office:value-type="float" office:value="8513" table:style-name="ce26">
            <text:p>8 513</text:p>
          </table:table-cell>
          <table:table-cell office:value-type="float" office:value="11688" table:style-name="ce26">
            <text:p>11 688</text:p>
          </table:table-cell>
          <table:table-cell office:value-type="float" office:value="13386" table:style-name="ce26">
            <text:p>13 386</text:p>
          </table:table-cell>
          <table:table-cell office:value-type="float" office:value="17287" table:style-name="ce26">
            <text:p>17 287</text:p>
          </table:table-cell>
          <table:table-cell office:value-type="float" office:value="21529" table:style-name="ce26">
            <text:p>21 529</text:p>
          </table:table-cell>
          <table:table-cell office:value-type="float" office:value="17783" table:style-name="ce26">
            <text:p>17 783</text:p>
          </table:table-cell>
          <table:table-cell office:value-type="float" office:value="24963" table:style-name="ce26">
            <text:p>24 963</text:p>
          </table:table-cell>
          <table:table-cell office:value-type="float" office:value="29327" table:style-name="ce26">
            <text:p>29 327</text:p>
          </table:table-cell>
          <table:table-cell office:value-type="float" office:value="30215" table:style-name="ce26">
            <text:p>30 215</text:p>
          </table:table-cell>
          <table:table-cell table:style-name="ce20"/>
          <table:table-cell table:style-name="ce41"/>
          <table:table-cell table:number-columns-repeated="16367" table:style-name="ce20"/>
        </table:table-row>
        <table:table-row table:style-name="ro2">
          <table:table-cell office:value-type="string" table:style-name="ce25">
            <text:p>75 bis 79</text:p>
          </table:table-cell>
          <table:table-cell office:value-type="float" office:value="2457" table:style-name="ce26">
            <text:p>2 457</text:p>
          </table:table-cell>
          <table:table-cell office:value-type="float" office:value="2769" table:style-name="ce26">
            <text:p>2 769</text:p>
          </table:table-cell>
          <table:table-cell office:value-type="float" office:value="3147" table:style-name="ce26">
            <text:p>3 147</text:p>
          </table:table-cell>
          <table:table-cell office:value-type="float" office:value="3398" table:style-name="ce26">
            <text:p>3 398</text:p>
          </table:table-cell>
          <table:table-cell office:value-type="float" office:value="3674" table:style-name="ce26">
            <text:p>3 674</text:p>
          </table:table-cell>
          <table:table-cell office:value-type="float" office:value="4792" table:style-name="ce26">
            <text:p>4 792</text:p>
          </table:table-cell>
          <table:table-cell office:value-type="float" office:value="7272" table:style-name="ce26">
            <text:p>7 272</text:p>
          </table:table-cell>
          <table:table-cell office:value-type="float" office:value="9109" table:style-name="ce26">
            <text:p>9 109</text:p>
          </table:table-cell>
          <table:table-cell office:value-type="float" office:value="10492" table:style-name="ce26">
            <text:p>10 492</text:p>
          </table:table-cell>
          <table:table-cell office:value-type="float" office:value="15020" table:style-name="ce26">
            <text:p>15 020</text:p>
          </table:table-cell>
          <table:table-cell office:value-type="float" office:value="16598" table:style-name="ce26">
            <text:p>16 598</text:p>
          </table:table-cell>
          <table:table-cell office:value-type="float" office:value="21225" table:style-name="ce26">
            <text:p>21 225</text:p>
          </table:table-cell>
          <table:table-cell office:value-type="float" office:value="19065" table:style-name="ce26">
            <text:p>19 065</text:p>
          </table:table-cell>
          <table:table-cell office:value-type="float" office:value="23436" table:style-name="ce26">
            <text:p>23 436</text:p>
          </table:table-cell>
          <table:table-cell table:style-name="ce20"/>
          <table:table-cell table:style-name="ce41"/>
          <table:table-cell table:number-columns-repeated="16367" table:style-name="ce20"/>
        </table:table-row>
        <table:table-row table:style-name="ro2">
          <table:table-cell office:value-type="string" table:style-name="ce25">
            <text:p>80 bis 84</text:p>
          </table:table-cell>
          <table:table-cell office:value-type="float" office:value="901" table:style-name="ce26">
            <text:p>901</text:p>
          </table:table-cell>
          <table:table-cell office:value-type="float" office:value="1031" table:style-name="ce26">
            <text:p>1 031</text:p>
          </table:table-cell>
          <table:table-cell office:value-type="float" office:value="1175" table:style-name="ce26">
            <text:p>1 175</text:p>
          </table:table-cell>
          <table:table-cell office:value-type="float" office:value="1396" table:style-name="ce26">
            <text:p>1 396</text:p>
          </table:table-cell>
          <table:table-cell office:value-type="float" office:value="1490" table:style-name="ce26">
            <text:p>1 490</text:p>
          </table:table-cell>
          <table:table-cell office:value-type="float" office:value="2141" table:style-name="ce26">
            <text:p>2 141</text:p>
          </table:table-cell>
          <table:table-cell office:value-type="float" office:value="3389" table:style-name="ce26">
            <text:p>3 389</text:p>
          </table:table-cell>
          <table:table-cell office:value-type="float" office:value="4683" table:style-name="ce26">
            <text:p>4 683</text:p>
          </table:table-cell>
          <table:table-cell office:value-type="float" office:value="5829" table:style-name="ce26">
            <text:p>5 829</text:p>
          </table:table-cell>
          <table:table-cell office:value-type="float" office:value="7989" table:style-name="ce26">
            <text:p>7 989</text:p>
          </table:table-cell>
          <table:table-cell office:value-type="float" office:value="11563" table:style-name="ce26">
            <text:p>11 563</text:p>
          </table:table-cell>
          <table:table-cell office:value-type="float" office:value="11058" table:style-name="ce26">
            <text:p>11 058</text:p>
          </table:table-cell>
          <table:table-cell office:value-type="float" office:value="16872" table:style-name="ce26">
            <text:p>16 872</text:p>
          </table:table-cell>
          <table:table-cell office:value-type="float" office:value="21711" table:style-name="ce26">
            <text:p>21 711</text:p>
          </table:table-cell>
          <table:table-cell table:style-name="ce20"/>
          <table:table-cell table:style-name="ce41"/>
          <table:table-cell table:number-columns-repeated="16367" table:style-name="ce20"/>
        </table:table-row>
        <table:table-row table:style-name="ro2">
          <table:table-cell office:value-type="string" table:style-name="ce25">
            <text:p>85 bis 89</text:p>
          </table:table-cell>
          <table:table-cell office:value-type="float" office:value="260" table:style-name="ce26">
            <text:p>260</text:p>
          </table:table-cell>
          <table:table-cell office:value-type="float" office:value="287" table:style-name="ce26">
            <text:p>287</text:p>
          </table:table-cell>
          <table:table-cell office:value-type="float" office:value="355" table:style-name="ce26">
            <text:p>355</text:p>
          </table:table-cell>
          <table:table-cell office:value-type="float" office:value="381" table:style-name="ce26">
            <text:p>381</text:p>
          </table:table-cell>
          <table:table-cell office:value-type="float" office:value="444" table:style-name="ce26">
            <text:p>444</text:p>
          </table:table-cell>
          <table:table-cell office:value-type="float" office:value="616" table:style-name="ce26">
            <text:p>616</text:p>
          </table:table-cell>
          <table:table-cell office:value-type="float" office:value="1171" table:style-name="ce26">
            <text:p>1 171</text:p>
          </table:table-cell>
          <table:table-cell office:value-type="float" office:value="1675" table:style-name="ce26">
            <text:p>1 675</text:p>
          </table:table-cell>
          <table:table-cell office:value-type="float" office:value="2262" table:style-name="ce26">
            <text:p>2 262</text:p>
          </table:table-cell>
          <table:table-cell office:value-type="float" office:value="3046" table:style-name="ce26">
            <text:p>3 046</text:p>
          </table:table-cell>
          <table:table-cell office:value-type="float" office:value="5012" table:style-name="ce26">
            <text:p>5 012</text:p>
          </table:table-cell>
          <table:table-cell office:value-type="float" office:value="6956" table:style-name="ce26">
            <text:p>6 956</text:p>
          </table:table-cell>
          <table:table-cell office:value-type="float" office:value="10724" table:style-name="ce26">
            <text:p>10 724</text:p>
          </table:table-cell>
          <table:table-cell office:value-type="float" office:value="10454" table:style-name="ce26">
            <text:p>10 454</text:p>
          </table:table-cell>
          <table:table-cell table:style-name="ce20"/>
          <table:table-cell table:style-name="ce41"/>
          <table:table-cell table:number-columns-repeated="16367" table:style-name="ce20"/>
        </table:table-row>
        <table:table-row table:style-name="ro2">
          <table:table-cell office:value-type="string" table:style-name="ce25">
            <text:p>90 bis 94</text:p>
          </table:table-cell>
          <table:table-cell office:value-type="float" office:value="62" table:style-name="ce26">
            <text:p>62</text:p>
          </table:table-cell>
          <table:table-cell office:value-type="float" office:value="59" table:style-name="ce26">
            <text:p>59</text:p>
          </table:table-cell>
          <table:table-cell office:value-type="float" office:value="52" table:style-name="ce26">
            <text:p>52</text:p>
          </table:table-cell>
          <table:table-cell office:value-type="float" office:value="64" table:style-name="ce26">
            <text:p>64</text:p>
          </table:table-cell>
          <table:table-cell office:value-type="float" office:value="86" table:style-name="ce26">
            <text:p>86</text:p>
          </table:table-cell>
          <table:table-cell office:value-type="float" office:value="105" table:style-name="ce26">
            <text:p>105</text:p>
          </table:table-cell>
          <table:table-cell office:value-type="float" office:value="240" table:style-name="ce26">
            <text:p>240</text:p>
          </table:table-cell>
          <table:table-cell office:value-type="float" office:value="341" table:style-name="ce26">
            <text:p>341</text:p>
          </table:table-cell>
          <table:table-cell office:value-type="float" office:value="545" table:style-name="ce26">
            <text:p>545</text:p>
          </table:table-cell>
          <table:table-cell office:value-type="float" office:value="800" table:style-name="ce26">
            <text:p>800</text:p>
          </table:table-cell>
          <table:table-cell office:value-type="float" office:value="1369" table:style-name="ce26">
            <text:p>1 369</text:p>
          </table:table-cell>
          <table:table-cell office:value-type="float" office:value="2643" table:style-name="ce26">
            <text:p>2 643</text:p>
          </table:table-cell>
          <table:table-cell office:value-type="float" office:value="3555" table:style-name="ce26">
            <text:p>3 555</text:p>
          </table:table-cell>
          <table:table-cell office:value-type="float" office:value="5395" table:style-name="ce26">
            <text:p>5 395</text:p>
          </table:table-cell>
          <table:table-cell table:style-name="ce20"/>
          <table:table-cell table:style-name="ce41"/>
          <table:table-cell table:number-columns-repeated="16367" table:style-name="ce20"/>
        </table:table-row>
        <table:table-row table:style-name="ro2">
          <table:table-cell office:value-type="string" table:style-name="ce25">
            <text:p>95 und älter</text:p>
          </table:table-cell>
          <table:table-cell office:value-type="float" office:value="22" table:style-name="ce26">
            <text:p>22</text:p>
          </table:table-cell>
          <table:table-cell office:value-type="float" office:value="10" table:style-name="ce26">
            <text:p>10</text:p>
          </table:table-cell>
          <table:table-cell office:value-type="float" office:value="11" table:style-name="ce26">
            <text:p>11</text:p>
          </table:table-cell>
          <table:table-cell office:value-type="float" office:value="36" table:style-name="ce26">
            <text:p>36</text:p>
          </table:table-cell>
          <table:table-cell office:value-type="float" office:value="17" table:style-name="ce26">
            <text:p>17</text:p>
          </table:table-cell>
          <table:table-cell office:value-type="float" office:value="12" table:style-name="ce26">
            <text:p>12</text:p>
          </table:table-cell>
          <table:table-cell office:value-type="float" office:value="32" table:style-name="ce26">
            <text:p>32</text:p>
          </table:table-cell>
          <table:table-cell office:value-type="float" office:value="41" table:style-name="ce26">
            <text:p>41</text:p>
          </table:table-cell>
          <table:table-cell office:value-type="float" office:value="88" table:style-name="ce26">
            <text:p>88</text:p>
          </table:table-cell>
          <table:table-cell office:value-type="float" office:value="147" table:style-name="ce26">
            <text:p>147</text:p>
          </table:table-cell>
          <table:table-cell office:value-type="float" office:value="235" table:style-name="ce26">
            <text:p>235</text:p>
          </table:table-cell>
          <table:table-cell office:value-type="float" office:value="453" table:style-name="ce26">
            <text:p>453</text:p>
          </table:table-cell>
          <table:table-cell office:value-type="float" office:value="773" table:style-name="ce26">
            <text:p>773</text:p>
          </table:table-cell>
          <table:table-cell office:value-type="float" office:value="1358" table:style-name="ce26">
            <text:p>1 358</text:p>
          </table:table-cell>
          <table:table-cell table:style-name="ce20"/>
          <table:table-cell table:style-name="ce41"/>
          <table:table-cell table:number-columns-repeated="16367" table:style-name="ce20"/>
        </table:table-row>
        <table:table-row table:style-name="ro2">
          <table:table-cell table:style-name="ce20"/>
          <table:table-cell office:value-type="string" table:number-columns-spanned="14" table:number-rows-spanned="1" table:style-name="ce36">
            <text:p>Männer</text:p>
          </table:table-cell>
          <table:covered-table-cell table:number-columns-repeated="13"/>
          <table:table-cell table:style-name="ce20"/>
          <table:table-cell table:style-name="ce39"/>
          <table:table-cell table:style-name="ce1"/>
          <table:table-cell table:number-columns-repeated="16366"/>
        </table:table-row>
        <table:table-row table:style-name="ro2">
          <table:table-cell office:value-type="string" table:style-name="ce20">
            <text:p>Zusammen</text:p>
          </table:table-cell>
          <table:table-cell office:value-type="float" office:value="151476" table:formula="of:=SUM([.B27:.B46])" table:style-name="ce26">
            <text:p>151 476</text:p>
          </table:table-cell>
          <table:table-cell office:value-type="float" office:value="158016" table:formula="of:=SUM([.C27:.C46])" table:style-name="ce26">
            <text:p>158 016</text:p>
          </table:table-cell>
          <table:table-cell office:value-type="float" office:value="164245" table:formula="of:=SUM([.D27:.D46])" table:style-name="ce26">
            <text:p>164 245</text:p>
          </table:table-cell>
          <table:table-cell office:value-type="float" office:value="168403" table:formula="of:=SUM([.E27:.E46])" table:style-name="ce26">
            <text:p>168 403</text:p>
          </table:table-cell>
          <table:table-cell office:value-type="float" office:value="185274" table:formula="of:=SUM([.F27:.F46])" table:style-name="ce26">
            <text:p>185 274</text:p>
          </table:table-cell>
          <table:table-cell office:value-type="float" office:value="199539" table:formula="of:=SUM([.G27:.G46])" table:style-name="ce26">
            <text:p>199 539</text:p>
          </table:table-cell>
          <table:table-cell office:value-type="float" office:value="229999" table:formula="of:=SUM([.H27:.H46])" table:style-name="ce26">
            <text:p>229 999</text:p>
          </table:table-cell>
          <table:table-cell office:value-type="float" office:value="239472" table:formula="of:=SUM([.I27:.I46])" table:style-name="ce26">
            <text:p>239 472</text:p>
          </table:table-cell>
          <table:table-cell office:value-type="float" office:value="254004" table:formula="of:=SUM([.J27:.J46])" table:style-name="ce26">
            <text:p>254 004</text:p>
          </table:table-cell>
          <table:table-cell office:value-type="float" office:value="257814" table:formula="of:=SUM([.K27:.K46])" table:style-name="ce26">
            <text:p>257 814</text:p>
          </table:table-cell>
          <table:table-cell office:value-type="float" office:value="264902" table:formula="of:=SUM([.L27:.L46])" table:style-name="ce26">
            <text:p>264 902</text:p>
          </table:table-cell>
          <table:table-cell office:value-type="float" office:value="270200" table:formula="of:=SUM([.M27:.M46])" table:style-name="ce26">
            <text:p>270 200</text:p>
          </table:table-cell>
          <table:table-cell office:value-type="float" office:value="269676" table:style-name="ce26">
            <text:p>269 676</text:p>
          </table:table-cell>
          <table:table-cell office:value-type="float" office:value="275867" table:style-name="ce26">
            <text:p>275 867</text:p>
          </table:table-cell>
          <table:table-cell table:style-name="ce20"/>
          <table:table-cell table:number-columns-repeated="2" table:style-name="ce1"/>
          <table:table-cell table:number-columns-repeated="16366"/>
        </table:table-row>
        <table:table-row table:style-name="ro2">
          <table:table-cell office:value-type="string" table:style-name="ce25">
            <text:p>0 bis 4</text:p>
          </table:table-cell>
          <table:table-cell office:value-type="float" office:value="16335" table:style-name="ce26">
            <text:p>16 335</text:p>
          </table:table-cell>
          <table:table-cell office:value-type="float" office:value="17995" table:style-name="ce26">
            <text:p>17 995</text:p>
          </table:table-cell>
          <table:table-cell office:value-type="float" office:value="18745" table:style-name="ce26">
            <text:p>18 745</text:p>
          </table:table-cell>
          <table:table-cell office:value-type="float" office:value="20023" table:style-name="ce26">
            <text:p>20 023</text:p>
          </table:table-cell>
          <table:table-cell office:value-type="float" office:value="22365" table:style-name="ce26">
            <text:p>22 365</text:p>
          </table:table-cell>
          <table:table-cell office:value-type="float" office:value="19996" table:style-name="ce26">
            <text:p>19 996</text:p>
          </table:table-cell>
          <table:table-cell office:value-type="float" office:value="24082" table:style-name="ce26">
            <text:p>24 082</text:p>
          </table:table-cell>
          <table:table-cell office:value-type="float" office:value="25926" table:style-name="ce26">
            <text:p>25 926</text:p>
          </table:table-cell>
          <table:table-cell office:value-type="float" office:value="23698" table:style-name="ce26">
            <text:p>23 698</text:p>
          </table:table-cell>
          <table:table-cell office:value-type="float" office:value="16958" table:style-name="ce26">
            <text:p>16 958</text:p>
          </table:table-cell>
          <table:table-cell office:value-type="float" office:value="16601" table:style-name="ce26">
            <text:p>16 601</text:p>
          </table:table-cell>
          <table:table-cell office:value-type="float" office:value="13922" table:style-name="ce26">
            <text:p>13 922</text:p>
          </table:table-cell>
          <table:table-cell office:value-type="float" office:value="12154" table:style-name="ce26">
            <text:p>12 154</text:p>
          </table:table-cell>
          <table:table-cell office:value-type="float" office:value="12269" table:style-name="ce26">
            <text:p>12 269</text:p>
          </table:table-cell>
          <table:table-cell table:style-name="ce20"/>
          <table:table-cell table:number-columns-repeated="2" table:style-name="ce41"/>
          <table:table-cell table:number-columns-repeated="16366"/>
        </table:table-row>
        <table:table-row table:style-name="ro2">
          <table:table-cell office:value-type="string" table:style-name="ce25">
            <text:p>5 bis 9</text:p>
          </table:table-cell>
          <table:table-cell office:value-type="float" office:value="15070" table:style-name="ce26">
            <text:p>15 070</text:p>
          </table:table-cell>
          <table:table-cell office:value-type="float" office:value="15613" table:style-name="ce26">
            <text:p>15 613</text:p>
          </table:table-cell>
          <table:table-cell office:value-type="float" office:value="17649" table:style-name="ce26">
            <text:p>17 649</text:p>
          </table:table-cell>
          <table:table-cell office:value-type="float" office:value="17779" table:style-name="ce26">
            <text:p>17 779</text:p>
          </table:table-cell>
          <table:table-cell office:value-type="float" office:value="20085" table:style-name="ce26">
            <text:p>20 085</text:p>
          </table:table-cell>
          <table:table-cell office:value-type="float" office:value="21765" table:style-name="ce26">
            <text:p>21 765</text:p>
          </table:table-cell>
          <table:table-cell office:value-type="float" office:value="21280" table:style-name="ce26">
            <text:p>21 280</text:p>
          </table:table-cell>
          <table:table-cell office:value-type="float" office:value="22558" table:style-name="ce26">
            <text:p>22 558</text:p>
          </table:table-cell>
          <table:table-cell office:value-type="float" office:value="25792" table:style-name="ce26">
            <text:p>25 792</text:p>
          </table:table-cell>
          <table:table-cell office:value-type="float" office:value="18763" table:style-name="ce26">
            <text:p>18 763</text:p>
          </table:table-cell>
          <table:table-cell office:value-type="float" office:value="17635" table:style-name="ce26">
            <text:p>17 635</text:p>
          </table:table-cell>
          <table:table-cell office:value-type="float" office:value="16640" table:style-name="ce26">
            <text:p>16 640</text:p>
          </table:table-cell>
          <table:table-cell office:value-type="float" office:value="12968" table:style-name="ce26">
            <text:p>12 968</text:p>
          </table:table-cell>
          <table:table-cell office:value-type="float" office:value="12764" table:style-name="ce26">
            <text:p>12 764</text:p>
          </table:table-cell>
          <table:table-cell table:style-name="ce20"/>
          <table:table-cell table:style-name="ce41"/>
          <table:table-cell table:number-columns-repeated="16367" table:style-name="ce20"/>
        </table:table-row>
        <table:table-row table:style-name="ro2">
          <table:table-cell office:value-type="string" table:style-name="ce25">
            <text:p>10 bis 14</text:p>
          </table:table-cell>
          <table:table-cell office:value-type="float" office:value="14373" table:style-name="ce26">
            <text:p>14 373</text:p>
          </table:table-cell>
          <table:table-cell office:value-type="float" office:value="14533" table:style-name="ce26">
            <text:p>14 533</text:p>
          </table:table-cell>
          <table:table-cell office:value-type="float" office:value="16115" table:style-name="ce26">
            <text:p>16 115</text:p>
          </table:table-cell>
          <table:table-cell office:value-type="float" office:value="17107" table:style-name="ce26">
            <text:p>17 107</text:p>
          </table:table-cell>
          <table:table-cell office:value-type="float" office:value="18915" table:style-name="ce26">
            <text:p>18 915</text:p>
          </table:table-cell>
          <table:table-cell office:value-type="float" office:value="21390" table:style-name="ce26">
            <text:p>21 390</text:p>
          </table:table-cell>
          <table:table-cell office:value-type="float" office:value="22740" table:style-name="ce26">
            <text:p>22 740</text:p>
          </table:table-cell>
          <table:table-cell office:value-type="float" office:value="22933" table:style-name="ce26">
            <text:p>22 933</text:p>
          </table:table-cell>
          <table:table-cell office:value-type="float" office:value="25723" table:style-name="ce26">
            <text:p>25 723</text:p>
          </table:table-cell>
          <table:table-cell office:value-type="float" office:value="23655" table:style-name="ce26">
            <text:p>23 655</text:p>
          </table:table-cell>
          <table:table-cell office:value-type="float" office:value="17402" table:style-name="ce26">
            <text:p>17 402</text:p>
          </table:table-cell>
          <table:table-cell office:value-type="float" office:value="17224" table:style-name="ce26">
            <text:p>17 224</text:p>
          </table:table-cell>
          <table:table-cell office:value-type="float" office:value="14236" table:style-name="ce26">
            <text:p>14 236</text:p>
          </table:table-cell>
          <table:table-cell office:value-type="float" office:value="13277" table:style-name="ce26">
            <text:p>13 277</text:p>
          </table:table-cell>
          <table:table-cell table:style-name="ce20"/>
          <table:table-cell table:style-name="ce41"/>
          <table:table-cell table:number-columns-repeated="16367" table:style-name="ce20"/>
        </table:table-row>
        <table:table-row table:style-name="ro2">
          <table:table-cell office:value-type="string" table:style-name="ce25">
            <text:p>15 bis 19</text:p>
          </table:table-cell>
          <table:table-cell office:value-type="float" office:value="13646" table:style-name="ce26">
            <text:p>13 646</text:p>
          </table:table-cell>
          <table:table-cell office:value-type="float" office:value="14775" table:style-name="ce26">
            <text:p>14 775</text:p>
          </table:table-cell>
          <table:table-cell office:value-type="float" office:value="14824" table:style-name="ce26">
            <text:p>14 824</text:p>
          </table:table-cell>
          <table:table-cell office:value-type="float" office:value="16289" table:style-name="ce26">
            <text:p>16 289</text:p>
          </table:table-cell>
          <table:table-cell office:value-type="float" office:value="17280" table:style-name="ce26">
            <text:p>17 280</text:p>
          </table:table-cell>
          <table:table-cell office:value-type="float" office:value="13872" table:style-name="ce26">
            <text:p>13 872</text:p>
          </table:table-cell>
          <table:table-cell office:value-type="float" office:value="17952" table:style-name="ce26">
            <text:p>17 952</text:p>
          </table:table-cell>
          <table:table-cell office:value-type="float" office:value="20154" table:style-name="ce26">
            <text:p>20 154</text:p>
          </table:table-cell>
          <table:table-cell office:value-type="float" office:value="22567" table:style-name="ce26">
            <text:p>22 567</text:p>
          </table:table-cell>
          <table:table-cell office:value-type="float" office:value="25548" table:style-name="ce26">
            <text:p>25 548</text:p>
          </table:table-cell>
          <table:table-cell office:value-type="float" office:value="19005" table:style-name="ce26">
            <text:p>19 005</text:p>
          </table:table-cell>
          <table:table-cell office:value-type="float" office:value="18025" table:style-name="ce26">
            <text:p>18 025</text:p>
          </table:table-cell>
          <table:table-cell office:value-type="float" office:value="16764" table:style-name="ce26">
            <text:p>16 764</text:p>
          </table:table-cell>
          <table:table-cell office:value-type="float" office:value="13986" table:style-name="ce26">
            <text:p>13 986</text:p>
          </table:table-cell>
          <table:table-cell table:style-name="ce20"/>
          <table:table-cell table:style-name="ce41"/>
          <table:table-cell table:number-columns-repeated="16367" table:style-name="ce20"/>
        </table:table-row>
        <table:table-row table:style-name="ro2">
          <table:table-cell office:value-type="string" table:style-name="ce25">
            <text:p>20 bis 24</text:p>
          </table:table-cell>
          <table:table-cell office:value-type="float" office:value="10777" table:style-name="ce26">
            <text:p>10 777</text:p>
          </table:table-cell>
          <table:table-cell office:value-type="float" office:value="14397" table:style-name="ce26">
            <text:p>14 397</text:p>
          </table:table-cell>
          <table:table-cell office:value-type="float" office:value="14295" table:style-name="ce26">
            <text:p>14 295</text:p>
          </table:table-cell>
          <table:table-cell office:value-type="float" office:value="15255" table:style-name="ce26">
            <text:p>15 255</text:p>
          </table:table-cell>
          <table:table-cell office:value-type="float" office:value="18396" table:style-name="ce26">
            <text:p>18 396</text:p>
          </table:table-cell>
          <table:table-cell office:value-type="float" office:value="18608" table:style-name="ce26">
            <text:p>18 608</text:p>
          </table:table-cell>
          <table:table-cell office:value-type="float" office:value="18402" table:style-name="ce26">
            <text:p>18 402</text:p>
          </table:table-cell>
          <table:table-cell office:value-type="float" office:value="18219" table:style-name="ce26">
            <text:p>18 219</text:p>
          </table:table-cell>
          <table:table-cell office:value-type="float" office:value="18640" table:style-name="ce26">
            <text:p>18 640</text:p>
          </table:table-cell>
          <table:table-cell office:value-type="float" office:value="23716" table:style-name="ce26">
            <text:p>23 716</text:p>
          </table:table-cell>
          <table:table-cell office:value-type="float" office:value="22418" table:style-name="ce26">
            <text:p>22 418</text:p>
          </table:table-cell>
          <table:table-cell office:value-type="float" office:value="17036" table:style-name="ce26">
            <text:p>17 036</text:p>
          </table:table-cell>
          <table:table-cell office:value-type="float" office:value="16023" table:style-name="ce26">
            <text:p>16 023</text:p>
          </table:table-cell>
          <table:table-cell office:value-type="float" office:value="14241" table:style-name="ce26">
            <text:p>14 241</text:p>
          </table:table-cell>
          <table:table-cell table:style-name="ce20"/>
          <table:table-cell table:style-name="ce41"/>
          <table:table-cell table:number-columns-repeated="16367" table:style-name="ce20"/>
        </table:table-row>
        <table:table-row table:style-name="ro2">
          <table:table-cell office:value-type="string" table:style-name="ce25">
            <text:p>25 bis 29</text:p>
          </table:table-cell>
          <table:table-cell office:value-type="float" office:value="11651" table:style-name="ce26">
            <text:p>11 651</text:p>
          </table:table-cell>
          <table:table-cell office:value-type="float" office:value="11799" table:style-name="ce26">
            <text:p>11 799</text:p>
          </table:table-cell>
          <table:table-cell office:value-type="float" office:value="12320" table:style-name="ce26">
            <text:p>12 320</text:p>
          </table:table-cell>
          <table:table-cell office:value-type="float" office:value="12204" table:style-name="ce26">
            <text:p>12 204</text:p>
          </table:table-cell>
          <table:table-cell office:value-type="float" office:value="13836" table:style-name="ce26">
            <text:p>13 836</text:p>
          </table:table-cell>
          <table:table-cell office:value-type="float" office:value="17415" table:style-name="ce26">
            <text:p>17 415</text:p>
          </table:table-cell>
          <table:table-cell office:value-type="float" office:value="16907" table:style-name="ce26">
            <text:p>16 907</text:p>
          </table:table-cell>
          <table:table-cell office:value-type="float" office:value="14075" table:style-name="ce26">
            <text:p>14 075</text:p>
          </table:table-cell>
          <table:table-cell office:value-type="float" office:value="15180" table:style-name="ce26">
            <text:p>15 180</text:p>
          </table:table-cell>
          <table:table-cell office:value-type="float" office:value="19127" table:style-name="ce26">
            <text:p>19 127</text:p>
          </table:table-cell>
          <table:table-cell office:value-type="float" office:value="23821" table:style-name="ce26">
            <text:p>23 821</text:p>
          </table:table-cell>
          <table:table-cell office:value-type="float" office:value="17575" table:style-name="ce26">
            <text:p>17 575</text:p>
          </table:table-cell>
          <table:table-cell office:value-type="float" office:value="16716" table:style-name="ce26">
            <text:p>16 716</text:p>
          </table:table-cell>
          <table:table-cell office:value-type="float" office:value="16138" table:style-name="ce26">
            <text:p>16 138</text:p>
          </table:table-cell>
          <table:table-cell table:style-name="ce20"/>
          <table:table-cell table:style-name="ce41"/>
          <table:table-cell table:number-columns-repeated="16367" table:style-name="ce20"/>
        </table:table-row>
        <table:table-row table:style-name="ro2">
          <table:table-cell office:value-type="string" table:style-name="ce25">
            <text:p>30 bis 34</text:p>
          </table:table-cell>
          <table:table-cell office:value-type="float" office:value="11035" table:style-name="ce26">
            <text:p>11 035</text:p>
          </table:table-cell>
          <table:table-cell office:value-type="float" office:value="10872" table:style-name="ce26">
            <text:p>10 872</text:p>
          </table:table-cell>
          <table:table-cell office:value-type="float" office:value="11029" table:style-name="ce26">
            <text:p>11 029</text:p>
          </table:table-cell>
          <table:table-cell office:value-type="float" office:value="10511" table:style-name="ce26">
            <text:p>10 511</text:p>
          </table:table-cell>
          <table:table-cell office:value-type="float" office:value="12365" table:style-name="ce26">
            <text:p>12 365</text:p>
          </table:table-cell>
          <table:table-cell office:value-type="float" office:value="16059" table:style-name="ce26">
            <text:p>16 059</text:p>
          </table:table-cell>
          <table:table-cell office:value-type="float" office:value="11839" table:style-name="ce26">
            <text:p>11 839</text:p>
          </table:table-cell>
          <table:table-cell office:value-type="float" office:value="16720" table:style-name="ce26">
            <text:p>16 720</text:p>
          </table:table-cell>
          <table:table-cell office:value-type="float" office:value="16907" table:style-name="ce26">
            <text:p>16 907</text:p>
          </table:table-cell>
          <table:table-cell office:value-type="float" office:value="18064" table:style-name="ce26">
            <text:p>18 064</text:p>
          </table:table-cell>
          <table:table-cell office:value-type="float" office:value="22728" table:style-name="ce26">
            <text:p>22 728</text:p>
          </table:table-cell>
          <table:table-cell office:value-type="float" office:value="21962" table:style-name="ce26">
            <text:p>21 962</text:p>
          </table:table-cell>
          <table:table-cell office:value-type="float" office:value="16211" table:style-name="ce26">
            <text:p>16 211</text:p>
          </table:table-cell>
          <table:table-cell office:value-type="float" office:value="17212" table:style-name="ce26">
            <text:p>17 212</text:p>
          </table:table-cell>
          <table:table-cell table:style-name="ce20"/>
          <table:table-cell table:style-name="ce41"/>
          <table:table-cell table:number-columns-repeated="16367" table:style-name="ce20"/>
        </table:table-row>
        <table:table-row table:style-name="ro2">
          <table:table-cell office:value-type="string" table:style-name="ce25">
            <text:p>35 bis 39</text:p>
          </table:table-cell>
          <table:table-cell office:value-type="float" office:value="10504" table:style-name="ce26">
            <text:p>10 504</text:p>
          </table:table-cell>
          <table:table-cell office:value-type="float" office:value="10668" table:style-name="ce26">
            <text:p>10 668</text:p>
          </table:table-cell>
          <table:table-cell office:value-type="float" office:value="10181" table:style-name="ce26">
            <text:p>10 181</text:p>
          </table:table-cell>
          <table:table-cell office:value-type="float" office:value="10315" table:style-name="ce26">
            <text:p>10 315</text:p>
          </table:table-cell>
          <table:table-cell office:value-type="float" office:value="11107" table:style-name="ce26">
            <text:p>11 107</text:p>
          </table:table-cell>
          <table:table-cell office:value-type="float" office:value="12657" table:style-name="ce26">
            <text:p>12 657</text:p>
          </table:table-cell>
          <table:table-cell office:value-type="float" office:value="14720" table:style-name="ce26">
            <text:p>14 720</text:p>
          </table:table-cell>
          <table:table-cell office:value-type="float" office:value="15466" table:style-name="ce26">
            <text:p>15 466</text:p>
          </table:table-cell>
          <table:table-cell office:value-type="float" office:value="14074" table:style-name="ce26">
            <text:p>14 074</text:p>
          </table:table-cell>
          <table:table-cell office:value-type="float" office:value="15386" table:style-name="ce26">
            <text:p>15 386</text:p>
          </table:table-cell>
          <table:table-cell office:value-type="float" office:value="19037" table:style-name="ce26">
            <text:p>19 037</text:p>
          </table:table-cell>
          <table:table-cell office:value-type="float" office:value="23804" table:style-name="ce26">
            <text:p>23 804</text:p>
          </table:table-cell>
          <table:table-cell office:value-type="float" office:value="17289" table:style-name="ce26">
            <text:p>17 289</text:p>
          </table:table-cell>
          <table:table-cell office:value-type="float" office:value="17868" table:style-name="ce26">
            <text:p>17 868</text:p>
          </table:table-cell>
          <table:table-cell table:style-name="ce20"/>
          <table:table-cell table:style-name="ce41"/>
          <table:table-cell table:number-columns-repeated="16367" table:style-name="ce20"/>
        </table:table-row>
        <table:table-row table:style-name="ro2">
          <table:table-cell office:value-type="string" table:style-name="ce25">
            <text:p>40 bis 44</text:p>
          </table:table-cell>
          <table:table-cell office:value-type="float" office:value="9590" table:style-name="ce26">
            <text:p>9 590</text:p>
          </table:table-cell>
          <table:table-cell office:value-type="float" office:value="9672" table:style-name="ce26">
            <text:p>9 672</text:p>
          </table:table-cell>
          <table:table-cell office:value-type="float" office:value="9550" table:style-name="ce26">
            <text:p>9 550</text:p>
          </table:table-cell>
          <table:table-cell office:value-type="float" office:value="9685" table:style-name="ce26">
            <text:p>9 685</text:p>
          </table:table-cell>
          <table:table-cell office:value-type="float" office:value="9895" table:style-name="ce26">
            <text:p>9 895</text:p>
          </table:table-cell>
          <table:table-cell office:value-type="float" office:value="10325" table:style-name="ce26">
            <text:p>10 325</text:p>
          </table:table-cell>
          <table:table-cell office:value-type="float" office:value="16406" table:style-name="ce26">
            <text:p>16 406</text:p>
          </table:table-cell>
          <table:table-cell office:value-type="float" office:value="10705" table:style-name="ce26">
            <text:p>10 705</text:p>
          </table:table-cell>
          <table:table-cell office:value-type="float" office:value="16401" table:style-name="ce26">
            <text:p>16 401</text:p>
          </table:table-cell>
          <table:table-cell office:value-type="float" office:value="16735" table:style-name="ce26">
            <text:p>16 735</text:p>
          </table:table-cell>
          <table:table-cell office:value-type="float" office:value="18165" table:style-name="ce26">
            <text:p>18 165</text:p>
          </table:table-cell>
          <table:table-cell office:value-type="float" office:value="22604" table:style-name="ce26">
            <text:p>22 604</text:p>
          </table:table-cell>
          <table:table-cell office:value-type="float" office:value="21648" table:style-name="ce26">
            <text:p>21 648</text:p>
          </table:table-cell>
          <table:table-cell office:value-type="float" office:value="17224" table:style-name="ce26">
            <text:p>17 224</text:p>
          </table:table-cell>
          <table:table-cell table:style-name="ce20"/>
          <table:table-cell table:style-name="ce41"/>
          <table:table-cell table:number-columns-repeated="16367" table:style-name="ce20"/>
        </table:table-row>
        <table:table-row table:style-name="ro2">
          <table:table-cell office:value-type="string" table:style-name="ce25">
            <text:p>45 bis 49</text:p>
          </table:table-cell>
          <table:table-cell office:value-type="float" office:value="9363" table:style-name="ce26">
            <text:p>9 363</text:p>
          </table:table-cell>
          <table:table-cell office:value-type="float" office:value="8770" table:style-name="ce26">
            <text:p>8 770</text:p>
          </table:table-cell>
          <table:table-cell office:value-type="float" office:value="9513" table:style-name="ce26">
            <text:p>9 513</text:p>
          </table:table-cell>
          <table:table-cell office:value-type="float" office:value="8828" table:style-name="ce26">
            <text:p>8 828</text:p>
          </table:table-cell>
          <table:table-cell office:value-type="float" office:value="9425" table:style-name="ce26">
            <text:p>9 425</text:p>
          </table:table-cell>
          <table:table-cell office:value-type="float" office:value="10120" table:style-name="ce26">
            <text:p>10 120</text:p>
          </table:table-cell>
          <table:table-cell office:value-type="float" office:value="15683" table:style-name="ce26">
            <text:p>15 683</text:p>
          </table:table-cell>
          <table:table-cell office:value-type="float" office:value="13683" table:style-name="ce26">
            <text:p>13 683</text:p>
          </table:table-cell>
          <table:table-cell office:value-type="float" office:value="15026" table:style-name="ce26">
            <text:p>15 026</text:p>
          </table:table-cell>
          <table:table-cell office:value-type="float" office:value="13456" table:style-name="ce26">
            <text:p>13 456</text:p>
          </table:table-cell>
          <table:table-cell office:value-type="float" office:value="15329" table:style-name="ce26">
            <text:p>15 329</text:p>
          </table:table-cell>
          <table:table-cell office:value-type="float" office:value="18865" table:style-name="ce26">
            <text:p>18 865</text:p>
          </table:table-cell>
          <table:table-cell office:value-type="float" office:value="23548" table:style-name="ce26">
            <text:p>23 548</text:p>
          </table:table-cell>
          <table:table-cell office:value-type="float" office:value="18084" table:style-name="ce26">
            <text:p>18 084</text:p>
          </table:table-cell>
          <table:table-cell table:style-name="ce20"/>
          <table:table-cell table:style-name="ce41"/>
          <table:table-cell table:number-columns-repeated="16367" table:style-name="ce20"/>
        </table:table-row>
        <table:table-row table:style-name="ro2">
          <table:table-cell office:value-type="string" table:style-name="ce25">
            <text:p>50 bis 54</text:p>
          </table:table-cell>
          <table:table-cell office:value-type="float" office:value="8215" table:style-name="ce26">
            <text:p>8 215</text:p>
          </table:table-cell>
          <table:table-cell office:value-type="float" office:value="7702" table:style-name="ce26">
            <text:p>7 702</text:p>
          </table:table-cell>
          <table:table-cell office:value-type="float" office:value="8266" table:style-name="ce26">
            <text:p>8 266</text:p>
          </table:table-cell>
          <table:table-cell office:value-type="float" office:value="8087" table:style-name="ce26">
            <text:p>8 087</text:p>
          </table:table-cell>
          <table:table-cell office:value-type="float" office:value="8398" table:style-name="ce26">
            <text:p>8 398</text:p>
          </table:table-cell>
          <table:table-cell office:value-type="float" office:value="9300" table:style-name="ce26">
            <text:p>9 300</text:p>
          </table:table-cell>
          <table:table-cell office:value-type="float" office:value="13640" table:style-name="ce26">
            <text:p>13 640</text:p>
          </table:table-cell>
          <table:table-cell office:value-type="float" office:value="14863" table:style-name="ce26">
            <text:p>14 863</text:p>
          </table:table-cell>
          <table:table-cell office:value-type="float" office:value="10334" table:style-name="ce26">
            <text:p>10 334</text:p>
          </table:table-cell>
          <table:table-cell office:value-type="float" office:value="15373" table:style-name="ce26">
            <text:p>15 373</text:p>
          </table:table-cell>
          <table:table-cell office:value-type="float" office:value="16266" table:style-name="ce26">
            <text:p>16 266</text:p>
          </table:table-cell>
          <table:table-cell office:value-type="float" office:value="17597" table:style-name="ce26">
            <text:p>17 597</text:p>
          </table:table-cell>
          <table:table-cell office:value-type="float" office:value="22145" table:style-name="ce26">
            <text:p>22 145</text:p>
          </table:table-cell>
          <table:table-cell office:value-type="float" office:value="22123" table:style-name="ce26">
            <text:p>22 123</text:p>
          </table:table-cell>
          <table:table-cell table:style-name="ce20"/>
          <table:table-cell table:style-name="ce41"/>
          <table:table-cell table:number-columns-repeated="16367" table:style-name="ce20"/>
        </table:table-row>
        <table:table-row table:style-name="ro2">
          <table:table-cell office:value-type="string" table:style-name="ce25">
            <text:p>55 bis 59</text:p>
          </table:table-cell>
          <table:table-cell office:value-type="float" office:value="7077" table:style-name="ce26">
            <text:p>7 077</text:p>
          </table:table-cell>
          <table:table-cell office:value-type="float" office:value="6946" table:style-name="ce26">
            <text:p>6 946</text:p>
          </table:table-cell>
          <table:table-cell office:value-type="float" office:value="7030" table:style-name="ce26">
            <text:p>7 030</text:p>
          </table:table-cell>
          <table:table-cell office:value-type="float" office:value="7373" table:style-name="ce26">
            <text:p>7 373</text:p>
          </table:table-cell>
          <table:table-cell office:value-type="float" office:value="7170" table:style-name="ce26">
            <text:p>7 170</text:p>
          </table:table-cell>
          <table:table-cell office:value-type="float" office:value="8362" table:style-name="ce26">
            <text:p>8 362</text:p>
          </table:table-cell>
          <table:table-cell office:value-type="float" office:value="10053" table:style-name="ce26">
            <text:p>10 053</text:p>
          </table:table-cell>
          <table:table-cell office:value-type="float" office:value="13717" table:style-name="ce26">
            <text:p>13 717</text:p>
          </table:table-cell>
          <table:table-cell office:value-type="float" office:value="12397" table:style-name="ce26">
            <text:p>12 397</text:p>
          </table:table-cell>
          <table:table-cell office:value-type="float" office:value="13585" table:style-name="ce26">
            <text:p>13 585</text:p>
          </table:table-cell>
          <table:table-cell office:value-type="float" office:value="12604" table:style-name="ce26">
            <text:p>12 604</text:p>
          </table:table-cell>
          <table:table-cell office:value-type="float" office:value="14448" table:style-name="ce26">
            <text:p>14 448</text:p>
          </table:table-cell>
          <table:table-cell office:value-type="float" office:value="18470" table:style-name="ce26">
            <text:p>18 470</text:p>
          </table:table-cell>
          <table:table-cell office:value-type="float" office:value="23366" table:style-name="ce26">
            <text:p>23 366</text:p>
          </table:table-cell>
          <table:table-cell table:style-name="ce20"/>
          <table:table-cell table:style-name="ce41"/>
          <table:table-cell table:number-columns-repeated="16367" table:style-name="ce20"/>
        </table:table-row>
        <table:table-row table:style-name="ro2">
          <table:table-cell office:value-type="string" table:style-name="ce25">
            <text:p>60 bis 64</text:p>
          </table:table-cell>
          <table:table-cell office:value-type="float" office:value="5381" table:style-name="ce26">
            <text:p>5 381</text:p>
          </table:table-cell>
          <table:table-cell office:value-type="float" office:value="5695" table:style-name="ce26">
            <text:p>5 695</text:p>
          </table:table-cell>
          <table:table-cell office:value-type="float" office:value="5549" table:style-name="ce26">
            <text:p>5 549</text:p>
          </table:table-cell>
          <table:table-cell office:value-type="float" office:value="5763" table:style-name="ce26">
            <text:p>5 763</text:p>
          </table:table-cell>
          <table:table-cell office:value-type="float" office:value="5931" table:style-name="ce26">
            <text:p>5 931</text:p>
          </table:table-cell>
          <table:table-cell office:value-type="float" office:value="6739" table:style-name="ce26">
            <text:p>6 739</text:p>
          </table:table-cell>
          <table:table-cell office:value-type="float" office:value="8307" table:style-name="ce26">
            <text:p>8 307</text:p>
          </table:table-cell>
          <table:table-cell office:value-type="float" office:value="10926" table:style-name="ce26">
            <text:p>10 926</text:p>
          </table:table-cell>
          <table:table-cell office:value-type="float" office:value="12715" table:style-name="ce26">
            <text:p>12 715</text:p>
          </table:table-cell>
          <table:table-cell office:value-type="float" office:value="9108" table:style-name="ce26">
            <text:p>9 108</text:p>
          </table:table-cell>
          <table:table-cell office:value-type="float" office:value="13707" table:style-name="ce26">
            <text:p>13 707</text:p>
          </table:table-cell>
          <table:table-cell office:value-type="float" office:value="15048" table:style-name="ce26">
            <text:p>15 048</text:p>
          </table:table-cell>
          <table:table-cell office:value-type="float" office:value="16191" table:style-name="ce26">
            <text:p>16 191</text:p>
          </table:table-cell>
          <table:table-cell office:value-type="float" office:value="21342" table:style-name="ce26">
            <text:p>21 342</text:p>
          </table:table-cell>
          <table:table-cell table:style-name="ce20"/>
          <table:table-cell table:style-name="ce41"/>
          <table:table-cell table:number-columns-repeated="16367" table:style-name="ce20"/>
        </table:table-row>
        <table:table-row table:style-name="ro2">
          <table:table-cell office:value-type="string" table:style-name="ce25">
            <text:p>65 bis 69</text:p>
          </table:table-cell>
          <table:table-cell office:value-type="float" office:value="4145" table:style-name="ce26">
            <text:p>4 145</text:p>
          </table:table-cell>
          <table:table-cell office:value-type="float" office:value="4129" table:style-name="ce26">
            <text:p>4 129</text:p>
          </table:table-cell>
          <table:table-cell office:value-type="float" office:value="4284" table:style-name="ce26">
            <text:p>4 284</text:p>
          </table:table-cell>
          <table:table-cell office:value-type="float" office:value="4220" table:style-name="ce26">
            <text:p>4 220</text:p>
          </table:table-cell>
          <table:table-cell office:value-type="float" office:value="4738" table:style-name="ce26">
            <text:p>4 738</text:p>
          </table:table-cell>
          <table:table-cell office:value-type="float" office:value="5554" table:style-name="ce26">
            <text:p>5 554</text:p>
          </table:table-cell>
          <table:table-cell office:value-type="float" office:value="7266" table:style-name="ce26">
            <text:p>7 266</text:p>
          </table:table-cell>
          <table:table-cell office:value-type="float" office:value="7399" table:style-name="ce26">
            <text:p>7 399</text:p>
          </table:table-cell>
          <table:table-cell office:value-type="float" office:value="10514" table:style-name="ce26">
            <text:p>10 514</text:p>
          </table:table-cell>
          <table:table-cell office:value-type="float" office:value="10037" table:style-name="ce26">
            <text:p>10 037</text:p>
          </table:table-cell>
          <table:table-cell office:value-type="float" office:value="11260" table:style-name="ce26">
            <text:p>11 260</text:p>
          </table:table-cell>
          <table:table-cell office:value-type="float" office:value="10756" table:style-name="ce26">
            <text:p>10 756</text:p>
          </table:table-cell>
          <table:table-cell office:value-type="float" office:value="13283" table:style-name="ce26">
            <text:p>13 283</text:p>
          </table:table-cell>
          <table:table-cell office:value-type="float" office:value="17096" table:style-name="ce26">
            <text:p>17 096</text:p>
          </table:table-cell>
          <table:table-cell table:style-name="ce20"/>
          <table:table-cell table:style-name="ce41"/>
          <table:table-cell table:number-columns-repeated="16367" table:style-name="ce20"/>
        </table:table-row>
        <table:table-row table:style-name="ro2">
          <table:table-cell office:value-type="string" table:style-name="ce25">
            <text:p>70 bis 74</text:p>
          </table:table-cell>
          <table:table-cell office:value-type="float" office:value="2479" table:style-name="ce26">
            <text:p>2 479</text:p>
          </table:table-cell>
          <table:table-cell office:value-type="float" office:value="2509" table:style-name="ce26">
            <text:p>2 509</text:p>
          </table:table-cell>
          <table:table-cell office:value-type="float" office:value="2783" table:style-name="ce26">
            <text:p>2 783</text:p>
          </table:table-cell>
          <table:table-cell office:value-type="float" office:value="2661" table:style-name="ce26">
            <text:p>2 661</text:p>
          </table:table-cell>
          <table:table-cell office:value-type="float" office:value="2964" table:style-name="ce26">
            <text:p>2 964</text:p>
          </table:table-cell>
          <table:table-cell office:value-type="float" office:value="3929" table:style-name="ce26">
            <text:p>3 929</text:p>
          </table:table-cell>
          <table:table-cell office:value-type="float" office:value="5311" table:style-name="ce26">
            <text:p>5 311</text:p>
          </table:table-cell>
          <table:table-cell office:value-type="float" office:value="5496" table:style-name="ce26">
            <text:p>5 496</text:p>
          </table:table-cell>
          <table:table-cell office:value-type="float" office:value="7159" table:style-name="ce26">
            <text:p>7 159</text:p>
          </table:table-cell>
          <table:table-cell office:value-type="float" office:value="8789" table:style-name="ce26">
            <text:p>8 789</text:p>
          </table:table-cell>
          <table:table-cell office:value-type="float" office:value="6896" table:style-name="ce26">
            <text:p>6 896</text:p>
          </table:table-cell>
          <table:table-cell office:value-type="float" office:value="10721" table:style-name="ce26">
            <text:p>10 721</text:p>
          </table:table-cell>
          <table:table-cell office:value-type="float" office:value="13391" table:style-name="ce26">
            <text:p>13 391</text:p>
          </table:table-cell>
          <table:table-cell office:value-type="float" office:value="13887" table:style-name="ce26">
            <text:p>13 887</text:p>
          </table:table-cell>
          <table:table-cell table:style-name="ce20"/>
          <table:table-cell table:style-name="ce41"/>
          <table:table-cell table:number-columns-repeated="16367" table:style-name="ce20"/>
        </table:table-row>
        <table:table-row table:style-name="ro2">
          <table:table-cell office:value-type="string" table:style-name="ce25">
            <text:p>75 bis 79</text:p>
          </table:table-cell>
          <table:table-cell office:value-type="float" office:value="1229" table:style-name="ce26">
            <text:p>1 229</text:p>
          </table:table-cell>
          <table:table-cell office:value-type="float" office:value="1290" table:style-name="ce26">
            <text:p>1 290</text:p>
          </table:table-cell>
          <table:table-cell office:value-type="float" office:value="1425" table:style-name="ce26">
            <text:p>1 425</text:p>
          </table:table-cell>
          <table:table-cell office:value-type="float" office:value="1482" table:style-name="ce26">
            <text:p>1 482</text:p>
          </table:table-cell>
          <table:table-cell office:value-type="float" office:value="1590" table:style-name="ce26">
            <text:p>1 590</text:p>
          </table:table-cell>
          <table:table-cell office:value-type="float" office:value="2218" table:style-name="ce26">
            <text:p>2 218</text:p>
          </table:table-cell>
          <table:table-cell office:value-type="float" office:value="3310" table:style-name="ce26">
            <text:p>3 310</text:p>
          </table:table-cell>
          <table:table-cell office:value-type="float" office:value="3854" table:style-name="ce26">
            <text:p>3 854</text:p>
          </table:table-cell>
          <table:table-cell office:value-type="float" office:value="3770" table:style-name="ce26">
            <text:p>3 770</text:p>
          </table:table-cell>
          <table:table-cell office:value-type="float" office:value="5747" table:style-name="ce26">
            <text:p>5 747</text:p>
          </table:table-cell>
          <table:table-cell office:value-type="float" office:value="6175" table:style-name="ce26">
            <text:p>6 175</text:p>
          </table:table-cell>
          <table:table-cell office:value-type="float" office:value="7556" table:style-name="ce26">
            <text:p>7 556</text:p>
          </table:table-cell>
          <table:table-cell office:value-type="float" office:value="7960" table:style-name="ce26">
            <text:p>7 960</text:p>
          </table:table-cell>
          <table:table-cell office:value-type="float" office:value="10332" table:style-name="ce26">
            <text:p>10 332</text:p>
          </table:table-cell>
          <table:table-cell table:style-name="ce20"/>
          <table:table-cell table:style-name="ce41"/>
          <table:table-cell table:number-columns-repeated="16367" table:style-name="ce20"/>
        </table:table-row>
        <table:table-row table:style-name="ro2">
          <table:table-cell office:value-type="string" table:style-name="ce25">
            <text:p>80 bis 84</text:p>
          </table:table-cell>
          <table:table-cell office:value-type="float" office:value="446" table:style-name="ce26">
            <text:p>446</text:p>
          </table:table-cell>
          <table:table-cell office:value-type="float" office:value="493" table:style-name="ce26">
            <text:p>493</text:p>
          </table:table-cell>
          <table:table-cell office:value-type="float" office:value="515" table:style-name="ce26">
            <text:p>515</text:p>
          </table:table-cell>
          <table:table-cell office:value-type="float" office:value="622" table:style-name="ce26">
            <text:p>622</text:p>
          </table:table-cell>
          <table:table-cell office:value-type="float" office:value="604" table:style-name="ce26">
            <text:p>604</text:p>
          </table:table-cell>
          <table:table-cell office:value-type="float" office:value="957" table:style-name="ce26">
            <text:p>957</text:p>
          </table:table-cell>
          <table:table-cell office:value-type="float" office:value="1490" table:style-name="ce26">
            <text:p>1 490</text:p>
          </table:table-cell>
          <table:table-cell office:value-type="float" office:value="1935" table:style-name="ce26">
            <text:p>1 935</text:p>
          </table:table-cell>
          <table:table-cell office:value-type="float" office:value="2068" table:style-name="ce26">
            <text:p>2 068</text:p>
          </table:table-cell>
          <table:table-cell office:value-type="float" office:value="2630" table:style-name="ce26">
            <text:p>2 630</text:p>
          </table:table-cell>
          <table:table-cell office:value-type="float" office:value="3899" table:style-name="ce26">
            <text:p>3 899</text:p>
          </table:table-cell>
          <table:table-cell office:value-type="float" office:value="3587" table:style-name="ce26">
            <text:p>3 587</text:p>
          </table:table-cell>
          <table:table-cell office:value-type="float" office:value="6419" table:style-name="ce26">
            <text:p>6 419</text:p>
          </table:table-cell>
          <table:table-cell office:value-type="float" office:value="8976" table:style-name="ce26">
            <text:p>8 976</text:p>
          </table:table-cell>
          <table:table-cell table:style-name="ce20"/>
          <table:table-cell table:style-name="ce41"/>
          <table:table-cell table:number-columns-repeated="16367" table:style-name="ce20"/>
        </table:table-row>
        <table:table-row table:style-name="ro2">
          <table:table-cell office:value-type="string" table:style-name="ce25">
            <text:p>85 bis 89</text:p>
          </table:table-cell>
          <table:table-cell office:value-type="float" office:value="124" table:style-name="ce26">
            <text:p>124</text:p>
          </table:table-cell>
          <table:table-cell office:value-type="float" office:value="128" table:style-name="ce26">
            <text:p>128</text:p>
          </table:table-cell>
          <table:table-cell office:value-type="float" office:value="156" table:style-name="ce26">
            <text:p>156</text:p>
          </table:table-cell>
          <table:table-cell office:value-type="float" office:value="166" table:style-name="ce26">
            <text:p>166</text:p>
          </table:table-cell>
          <table:table-cell office:value-type="float" office:value="169" table:style-name="ce26">
            <text:p>169</text:p>
          </table:table-cell>
          <table:table-cell office:value-type="float" office:value="226" table:style-name="ce26">
            <text:p>226</text:p>
          </table:table-cell>
          <table:table-cell office:value-type="float" office:value="508" table:style-name="ce26">
            <text:p>508</text:p>
          </table:table-cell>
          <table:table-cell office:value-type="float" office:value="688" table:style-name="ce26">
            <text:p>688</text:p>
          </table:table-cell>
          <table:table-cell office:value-type="float" office:value="814" table:style-name="ce26">
            <text:p>814</text:p>
          </table:table-cell>
          <table:table-cell office:value-type="float" office:value="872" table:style-name="ce26">
            <text:p>872</text:p>
          </table:table-cell>
          <table:table-cell office:value-type="float" office:value="1554" table:style-name="ce26">
            <text:p>1 554</text:p>
          </table:table-cell>
          <table:table-cell office:value-type="float" office:value="2058" table:style-name="ce26">
            <text:p>2 058</text:p>
          </table:table-cell>
          <table:table-cell office:value-type="float" office:value="3193" table:style-name="ce26">
            <text:p>3 193</text:p>
          </table:table-cell>
          <table:table-cell office:value-type="float" office:value="3710" table:style-name="ce26">
            <text:p>3 710</text:p>
          </table:table-cell>
          <table:table-cell table:style-name="ce20"/>
          <table:table-cell table:style-name="ce41"/>
          <table:table-cell table:number-columns-repeated="16367" table:style-name="ce20"/>
        </table:table-row>
        <table:table-row table:style-name="ro2">
          <table:table-cell office:value-type="string" table:style-name="ce25">
            <text:p>90 bis 94</text:p>
          </table:table-cell>
          <table:table-cell office:value-type="float" office:value="27" table:style-name="ce26">
            <text:p>27</text:p>
          </table:table-cell>
          <table:table-cell office:value-type="float" office:value="26" table:style-name="ce26">
            <text:p>26</text:p>
          </table:table-cell>
          <table:table-cell office:value-type="float" office:value="13" table:style-name="ce26">
            <text:p>13</text:p>
          </table:table-cell>
          <table:table-cell office:value-type="float" office:value="18" table:style-name="ce26">
            <text:p>18</text:p>
          </table:table-cell>
          <table:table-cell office:value-type="float" office:value="37" table:style-name="ce26">
            <text:p>37</text:p>
          </table:table-cell>
          <table:table-cell office:value-type="float" office:value="44" table:style-name="ce26">
            <text:p>44</text:p>
          </table:table-cell>
          <table:table-cell office:value-type="float" office:value="93" table:style-name="ce26">
            <text:p>93</text:p>
          </table:table-cell>
          <table:table-cell office:value-type="float" office:value="143" table:style-name="ce26">
            <text:p>143</text:p>
          </table:table-cell>
          <table:table-cell office:value-type="float" office:value="189" table:style-name="ce26">
            <text:p>189</text:p>
          </table:table-cell>
          <table:table-cell office:value-type="float" office:value="228" table:style-name="ce26">
            <text:p>228</text:p>
          </table:table-cell>
          <table:table-cell office:value-type="float" office:value="356" table:style-name="ce26">
            <text:p>356</text:p>
          </table:table-cell>
          <table:table-cell office:value-type="float" office:value="668" table:style-name="ce26">
            <text:p>668</text:p>
          </table:table-cell>
          <table:table-cell office:value-type="float" office:value="925" table:style-name="ce26">
            <text:p>925</text:p>
          </table:table-cell>
          <table:table-cell office:value-type="float" office:value="1664" table:style-name="ce26">
            <text:p>1 664</text:p>
          </table:table-cell>
          <table:table-cell table:style-name="ce20"/>
          <table:table-cell table:style-name="ce41"/>
          <table:table-cell table:number-columns-repeated="16367" table:style-name="ce20"/>
        </table:table-row>
        <table:table-row table:style-name="ro2">
          <table:table-cell office:value-type="string" table:style-name="ce25">
            <text:p>95 und älter</text:p>
          </table:table-cell>
          <table:table-cell office:value-type="float" office:value="9" table:style-name="ce26">
            <text:p>9</text:p>
          </table:table-cell>
          <table:table-cell office:value-type="float" office:value="4" table:style-name="ce26">
            <text:p>4</text:p>
          </table:table-cell>
          <table:table-cell office:value-type="float" office:value="3" table:style-name="ce26">
            <text:p>3</text:p>
          </table:table-cell>
          <table:table-cell office:value-type="float" office:value="15" table:style-name="ce26">
            <text:p>15</text:p>
          </table:table-cell>
          <table:table-cell office:value-type="float" office:value="4" table:style-name="ce26">
            <text:p>4</text:p>
          </table:table-cell>
          <table:table-cell office:value-type="float" office:value="3" table:style-name="ce26">
            <text:p>3</text:p>
          </table:table-cell>
          <table:table-cell office:value-type="float" office:value="10" table:style-name="ce26">
            <text:p>10</text:p>
          </table:table-cell>
          <table:table-cell office:value-type="float" office:value="12" table:style-name="ce26">
            <text:p>12</text:p>
          </table:table-cell>
          <table:table-cell office:value-type="float" office:value="36" table:style-name="ce26">
            <text:p>36</text:p>
          </table:table-cell>
          <table:table-cell office:value-type="float" office:value="37" table:style-name="ce26">
            <text:p>37</text:p>
          </table:table-cell>
          <table:table-cell office:value-type="float" office:value="44" table:style-name="ce26">
            <text:p>44</text:p>
          </table:table-cell>
          <table:table-cell office:value-type="float" office:value="104" table:style-name="ce26">
            <text:p>104</text:p>
          </table:table-cell>
          <table:table-cell office:value-type="float" office:value="142" table:style-name="ce26">
            <text:p>142</text:p>
          </table:table-cell>
          <table:table-cell office:value-type="float" office:value="308" table:style-name="ce26">
            <text:p>308</text:p>
          </table:table-cell>
          <table:table-cell table:style-name="ce20"/>
          <table:table-cell table:style-name="ce41"/>
          <table:table-cell table:number-columns-repeated="16367" table:style-name="ce20"/>
        </table:table-row>
        <table:table-row table:style-name="ro2">
          <table:table-cell table:style-name="ce20"/>
          <table:table-cell office:value-type="string" table:number-columns-spanned="14" table:number-rows-spanned="1" table:style-name="ce36">
            <text:p>Frauen</text:p>
          </table:table-cell>
          <table:covered-table-cell table:number-columns-repeated="13"/>
          <table:table-cell table:style-name="ce20"/>
          <table:table-cell table:style-name="ce41"/>
          <table:table-cell table:number-columns-repeated="16367" table:style-name="ce20"/>
        </table:table-row>
        <table:table-row table:style-name="ro2">
          <table:table-cell office:value-type="string" table:style-name="ce20">
            <text:p>Zusammen</text:p>
          </table:table-cell>
          <table:table-cell office:value-type="float" office:value="163921" table:formula="of:=SUM([.B49:.B68])" table:style-name="ce26">
            <text:p>163 921</text:p>
          </table:table-cell>
          <table:table-cell office:value-type="float" office:value="166841" table:formula="of:=SUM([.C49:.C68])" table:style-name="ce26">
            <text:p>166 841</text:p>
          </table:table-cell>
          <table:table-cell office:value-type="float" office:value="172768" table:formula="of:=SUM([.D49:.D68])" table:style-name="ce26">
            <text:p>172 768</text:p>
          </table:table-cell>
          <table:table-cell office:value-type="float" office:value="175128" table:formula="of:=SUM([.E49:.E68])" table:style-name="ce26">
            <text:p>175 128</text:p>
          </table:table-cell>
          <table:table-cell office:value-type="float" office:value="186098" table:formula="of:=SUM([.F49:.F68])" table:style-name="ce26">
            <text:p>186 098</text:p>
          </table:table-cell>
          <table:table-cell office:value-type="float" office:value="205873" table:formula="of:=SUM([.G49:.G68])" table:style-name="ce26">
            <text:p>205 873</text:p>
          </table:table-cell>
          <table:table-cell office:value-type="float" office:value="244765" table:formula="of:=SUM([.H49:.H68])" table:style-name="ce26">
            <text:p>244 765</text:p>
          </table:table-cell>
          <table:table-cell office:value-type="float" office:value="255754" table:formula="of:=SUM([.I49:.I68])" table:style-name="ce26">
            <text:p>255 754</text:p>
          </table:table-cell>
          <table:table-cell office:value-type="float" office:value="272755" table:formula="of:=SUM([.J49:.J68])" table:style-name="ce26">
            <text:p>272 755</text:p>
          </table:table-cell>
          <table:table-cell office:value-type="float" office:value="278365" table:formula="of:=SUM([.K49:.K68])" table:style-name="ce26">
            <text:p>278 365</text:p>
          </table:table-cell>
          <table:table-cell office:value-type="float" office:value="282896" table:formula="of:=SUM([.L49:.L68])" table:style-name="ce26">
            <text:p>282 896</text:p>
          </table:table-cell>
          <table:table-cell office:value-type="float" office:value="289204" table:formula="of:=SUM([.M49:.M68])" table:style-name="ce26">
            <text:p>289 204</text:p>
          </table:table-cell>
          <table:table-cell office:value-type="float" office:value="286497" table:style-name="ce26">
            <text:p>286 497</text:p>
          </table:table-cell>
          <table:table-cell office:value-type="float" office:value="288461" table:style-name="ce26">
            <text:p>288 461</text:p>
          </table:table-cell>
          <table:table-cell table:style-name="ce20"/>
          <table:table-cell table:style-name="ce39"/>
          <table:table-cell table:style-name="ce1"/>
          <table:table-cell table:number-columns-repeated="16366"/>
        </table:table-row>
        <table:table-row table:style-name="ro2">
          <table:table-cell office:value-type="string" table:style-name="ce25">
            <text:p>0 bis 4</text:p>
          </table:table-cell>
          <table:table-cell office:value-type="float" office:value="16436" table:style-name="ce26">
            <text:p>16 436</text:p>
          </table:table-cell>
          <table:table-cell office:value-type="float" office:value="18122" table:style-name="ce26">
            <text:p>18 122</text:p>
          </table:table-cell>
          <table:table-cell office:value-type="float" office:value="18956" table:style-name="ce26">
            <text:p>18 956</text:p>
          </table:table-cell>
          <table:table-cell office:value-type="float" office:value="20020" table:style-name="ce26">
            <text:p>20 020</text:p>
          </table:table-cell>
          <table:table-cell office:value-type="float" office:value="22257" table:style-name="ce26">
            <text:p>22 257</text:p>
          </table:table-cell>
          <table:table-cell office:value-type="float" office:value="19649" table:style-name="ce26">
            <text:p>19 649</text:p>
          </table:table-cell>
          <table:table-cell office:value-type="float" office:value="22624" table:style-name="ce26">
            <text:p>22 624</text:p>
          </table:table-cell>
          <table:table-cell office:value-type="float" office:value="24580" table:style-name="ce26">
            <text:p>24 580</text:p>
          </table:table-cell>
          <table:table-cell office:value-type="float" office:value="22531" table:style-name="ce26">
            <text:p>22 531</text:p>
          </table:table-cell>
          <table:table-cell office:value-type="float" office:value="16034" table:style-name="ce26">
            <text:p>16 034</text:p>
          </table:table-cell>
          <table:table-cell office:value-type="float" office:value="15632" table:style-name="ce26">
            <text:p>15 632</text:p>
          </table:table-cell>
          <table:table-cell office:value-type="float" office:value="13517" table:style-name="ce26">
            <text:p>13 517</text:p>
          </table:table-cell>
          <table:table-cell office:value-type="float" office:value="11512" table:style-name="ce26">
            <text:p>11 512</text:p>
          </table:table-cell>
          <table:table-cell office:value-type="float" office:value="11584" table:style-name="ce26">
            <text:p>11 584</text:p>
          </table:table-cell>
          <table:table-cell table:style-name="ce20"/>
          <table:table-cell table:number-columns-repeated="2" table:style-name="ce1"/>
          <table:table-cell table:number-columns-repeated="16366"/>
        </table:table-row>
        <table:table-row table:style-name="ro2">
          <table:table-cell office:value-type="string" table:style-name="ce25">
            <text:p>5 bis 9</text:p>
          </table:table-cell>
          <table:table-cell office:value-type="float" office:value="15353" table:style-name="ce26">
            <text:p>15 353</text:p>
          </table:table-cell>
          <table:table-cell office:value-type="float" office:value="15516" table:style-name="ce26">
            <text:p>15 516</text:p>
          </table:table-cell>
          <table:table-cell office:value-type="float" office:value="17266" table:style-name="ce26">
            <text:p>17 266</text:p>
          </table:table-cell>
          <table:table-cell office:value-type="float" office:value="17920" table:style-name="ce26">
            <text:p>17 920</text:p>
          </table:table-cell>
          <table:table-cell office:value-type="float" office:value="20124" table:style-name="ce26">
            <text:p>20 124</text:p>
          </table:table-cell>
          <table:table-cell office:value-type="float" office:value="21158" table:style-name="ce26">
            <text:p>21 158</text:p>
          </table:table-cell>
          <table:table-cell office:value-type="float" office:value="20510" table:style-name="ce26">
            <text:p>20 510</text:p>
          </table:table-cell>
          <table:table-cell office:value-type="float" office:value="21580" table:style-name="ce26">
            <text:p>21 580</text:p>
          </table:table-cell>
          <table:table-cell office:value-type="float" office:value="24615" table:style-name="ce26">
            <text:p>24 615</text:p>
          </table:table-cell>
          <table:table-cell office:value-type="float" office:value="17943" table:style-name="ce26">
            <text:p>17 943</text:p>
          </table:table-cell>
          <table:table-cell office:value-type="float" office:value="16811" table:style-name="ce26">
            <text:p>16 811</text:p>
          </table:table-cell>
          <table:table-cell office:value-type="float" office:value="15983" table:style-name="ce26">
            <text:p>15 983</text:p>
          </table:table-cell>
          <table:table-cell office:value-type="float" office:value="12432" table:style-name="ce26">
            <text:p>12 432</text:p>
          </table:table-cell>
          <table:table-cell office:value-type="float" office:value="12238" table:style-name="ce26">
            <text:p>12 238</text:p>
          </table:table-cell>
          <table:table-cell table:style-name="ce20"/>
          <table:table-cell table:number-columns-repeated="2" table:style-name="ce41"/>
          <table:table-cell table:number-columns-repeated="16366"/>
        </table:table-row>
        <table:table-row table:style-name="ro2">
          <table:table-cell office:value-type="string" table:style-name="ce25">
            <text:p>10 bis 14</text:p>
          </table:table-cell>
          <table:table-cell office:value-type="float" office:value="14348" table:style-name="ce26">
            <text:p>14 348</text:p>
          </table:table-cell>
          <table:table-cell office:value-type="float" office:value="14489" table:style-name="ce26">
            <text:p>14 489</text:p>
          </table:table-cell>
          <table:table-cell office:value-type="float" office:value="16219" table:style-name="ce26">
            <text:p>16 219</text:p>
          </table:table-cell>
          <table:table-cell office:value-type="float" office:value="17141" table:style-name="ce26">
            <text:p>17 141</text:p>
          </table:table-cell>
          <table:table-cell office:value-type="float" office:value="18841" table:style-name="ce26">
            <text:p>18 841</text:p>
          </table:table-cell>
          <table:table-cell office:value-type="float" office:value="21062" table:style-name="ce26">
            <text:p>21 062</text:p>
          </table:table-cell>
          <table:table-cell office:value-type="float" office:value="22256" table:style-name="ce26">
            <text:p>22 256</text:p>
          </table:table-cell>
          <table:table-cell office:value-type="float" office:value="21627" table:style-name="ce26">
            <text:p>21 627</text:p>
          </table:table-cell>
          <table:table-cell office:value-type="float" office:value="24107" table:style-name="ce26">
            <text:p>24 107</text:p>
          </table:table-cell>
          <table:table-cell office:value-type="float" office:value="22709" table:style-name="ce26">
            <text:p>22 709</text:p>
          </table:table-cell>
          <table:table-cell office:value-type="float" office:value="16153" table:style-name="ce26">
            <text:p>16 153</text:p>
          </table:table-cell>
          <table:table-cell office:value-type="float" office:value="16462" table:style-name="ce26">
            <text:p>16 462</text:p>
          </table:table-cell>
          <table:table-cell office:value-type="float" office:value="13777" table:style-name="ce26">
            <text:p>13 777</text:p>
          </table:table-cell>
          <table:table-cell office:value-type="float" office:value="12403" table:style-name="ce26">
            <text:p>12 403</text:p>
          </table:table-cell>
          <table:table-cell table:style-name="ce20"/>
          <table:table-cell table:style-name="ce41"/>
          <table:table-cell table:number-columns-repeated="16367" table:style-name="ce20"/>
        </table:table-row>
        <table:table-row table:style-name="ro2">
          <table:table-cell office:value-type="string" table:style-name="ce25">
            <text:p>15 bis 19</text:p>
          </table:table-cell>
          <table:table-cell office:value-type="float" office:value="14065" table:style-name="ce26">
            <text:p>14 065</text:p>
          </table:table-cell>
          <table:table-cell office:value-type="float" office:value="14762" table:style-name="ce26">
            <text:p>14 762</text:p>
          </table:table-cell>
          <table:table-cell office:value-type="float" office:value="14597" table:style-name="ce26">
            <text:p>14 597</text:p>
          </table:table-cell>
          <table:table-cell office:value-type="float" office:value="15668" table:style-name="ce26">
            <text:p>15 668</text:p>
          </table:table-cell>
          <table:table-cell office:value-type="float" office:value="16420" table:style-name="ce26">
            <text:p>16 420</text:p>
          </table:table-cell>
          <table:table-cell office:value-type="float" office:value="13604" table:style-name="ce26">
            <text:p>13 604</text:p>
          </table:table-cell>
          <table:table-cell office:value-type="float" office:value="16723" table:style-name="ce26">
            <text:p>16 723</text:p>
          </table:table-cell>
          <table:table-cell office:value-type="float" office:value="18551" table:style-name="ce26">
            <text:p>18 551</text:p>
          </table:table-cell>
          <table:table-cell office:value-type="float" office:value="21450" table:style-name="ce26">
            <text:p>21 450</text:p>
          </table:table-cell>
          <table:table-cell office:value-type="float" office:value="24833" table:style-name="ce26">
            <text:p>24 833</text:p>
          </table:table-cell>
          <table:table-cell office:value-type="float" office:value="18104" table:style-name="ce26">
            <text:p>18 104</text:p>
          </table:table-cell>
          <table:table-cell office:value-type="float" office:value="17362" table:style-name="ce26">
            <text:p>17 362</text:p>
          </table:table-cell>
          <table:table-cell office:value-type="float" office:value="15665" table:style-name="ce26">
            <text:p>15 665</text:p>
          </table:table-cell>
          <table:table-cell office:value-type="float" office:value="12933" table:style-name="ce26">
            <text:p>12 933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20 bis 24</text:p>
          </table:table-cell>
          <table:table-cell office:value-type="float" office:value="13556" table:style-name="ce26">
            <text:p>13 556</text:p>
          </table:table-cell>
          <table:table-cell office:value-type="float" office:value="13294" table:style-name="ce26">
            <text:p>13 294</text:p>
          </table:table-cell>
          <table:table-cell office:value-type="float" office:value="13147" table:style-name="ce26">
            <text:p>13 147</text:p>
          </table:table-cell>
          <table:table-cell office:value-type="float" office:value="13845" table:style-name="ce26">
            <text:p>13 845</text:p>
          </table:table-cell>
          <table:table-cell office:value-type="float" office:value="14337" table:style-name="ce26">
            <text:p>14 337</text:p>
          </table:table-cell>
          <table:table-cell office:value-type="float" office:value="17292" table:style-name="ce26">
            <text:p>17 292</text:p>
          </table:table-cell>
          <table:table-cell office:value-type="float" office:value="17851" table:style-name="ce26">
            <text:p>17 851</text:p>
          </table:table-cell>
          <table:table-cell office:value-type="float" office:value="17517" table:style-name="ce26">
            <text:p>17 517</text:p>
          </table:table-cell>
          <table:table-cell office:value-type="float" office:value="18213" table:style-name="ce26">
            <text:p>18 213</text:p>
          </table:table-cell>
          <table:table-cell office:value-type="float" office:value="22834" table:style-name="ce26">
            <text:p>22 834</text:p>
          </table:table-cell>
          <table:table-cell office:value-type="float" office:value="21688" table:style-name="ce26">
            <text:p>21 688</text:p>
          </table:table-cell>
          <table:table-cell office:value-type="float" office:value="16057" table:style-name="ce26">
            <text:p>16 057</text:p>
          </table:table-cell>
          <table:table-cell office:value-type="float" office:value="15048" table:style-name="ce26">
            <text:p>15 048</text:p>
          </table:table-cell>
          <table:table-cell office:value-type="float" office:value="12908" table:style-name="ce26">
            <text:p>12 908</text:p>
          </table:table-cell>
          <table:table-cell table:style-name="ce20"/>
          <table:table-cell table:style-name="ce41"/>
          <table:table-cell table:style-name="ce40"/>
          <table:table-cell table:number-columns-repeated="16366"/>
        </table:table-row>
        <table:table-row table:style-name="ro2">
          <table:table-cell office:value-type="string" table:style-name="ce25">
            <text:p>25 bis 29</text:p>
          </table:table-cell>
          <table:table-cell office:value-type="float" office:value="13407" table:style-name="ce26">
            <text:p>13 407</text:p>
          </table:table-cell>
          <table:table-cell office:value-type="float" office:value="12481" table:style-name="ce26">
            <text:p>12 481</text:p>
          </table:table-cell>
          <table:table-cell office:value-type="float" office:value="12740" table:style-name="ce26">
            <text:p>12 740</text:p>
          </table:table-cell>
          <table:table-cell office:value-type="float" office:value="12295" table:style-name="ce26">
            <text:p>12 295</text:p>
          </table:table-cell>
          <table:table-cell office:value-type="float" office:value="13369" table:style-name="ce26">
            <text:p>13 369</text:p>
          </table:table-cell>
          <table:table-cell office:value-type="float" office:value="16342" table:style-name="ce26">
            <text:p>16 342</text:p>
          </table:table-cell>
          <table:table-cell office:value-type="float" office:value="20304" table:style-name="ce26">
            <text:p>20 304</text:p>
          </table:table-cell>
          <table:table-cell office:value-type="float" office:value="14238" table:style-name="ce26">
            <text:p>14 238</text:p>
          </table:table-cell>
          <table:table-cell office:value-type="float" office:value="15638" table:style-name="ce26">
            <text:p>15 638</text:p>
          </table:table-cell>
          <table:table-cell office:value-type="float" office:value="18894" table:style-name="ce26">
            <text:p>18 894</text:p>
          </table:table-cell>
          <table:table-cell office:value-type="float" office:value="23415" table:style-name="ce26">
            <text:p>23 415</text:p>
          </table:table-cell>
          <table:table-cell office:value-type="float" office:value="17489" table:style-name="ce26">
            <text:p>17 489</text:p>
          </table:table-cell>
          <table:table-cell office:value-type="float" office:value="16472" table:style-name="ce26">
            <text:p>16 472</text:p>
          </table:table-cell>
          <table:table-cell office:value-type="float" office:value="14950" table:style-name="ce26">
            <text:p>14 950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30 bis 34</text:p>
          </table:table-cell>
          <table:table-cell office:value-type="float" office:value="12176" table:style-name="ce26">
            <text:p>12 176</text:p>
          </table:table-cell>
          <table:table-cell office:value-type="float" office:value="11831" table:style-name="ce26">
            <text:p>11 831</text:p>
          </table:table-cell>
          <table:table-cell office:value-type="float" office:value="11902" table:style-name="ce26">
            <text:p>11 902</text:p>
          </table:table-cell>
          <table:table-cell office:value-type="float" office:value="11276" table:style-name="ce26">
            <text:p>11 276</text:p>
          </table:table-cell>
          <table:table-cell office:value-type="float" office:value="12395" table:style-name="ce26">
            <text:p>12 395</text:p>
          </table:table-cell>
          <table:table-cell office:value-type="float" office:value="16116" table:style-name="ce26">
            <text:p>16 116</text:p>
          </table:table-cell>
          <table:table-cell office:value-type="float" office:value="14551" table:style-name="ce26">
            <text:p>14 551</text:p>
          </table:table-cell>
          <table:table-cell office:value-type="float" office:value="16973" table:style-name="ce26">
            <text:p>16 973</text:p>
          </table:table-cell>
          <table:table-cell office:value-type="float" office:value="17070" table:style-name="ce26">
            <text:p>17 070</text:p>
          </table:table-cell>
          <table:table-cell office:value-type="float" office:value="17720" table:style-name="ce26">
            <text:p>17 720</text:p>
          </table:table-cell>
          <table:table-cell office:value-type="float" office:value="21881" table:style-name="ce26">
            <text:p>21 881</text:p>
          </table:table-cell>
          <table:table-cell office:value-type="float" office:value="21918" table:style-name="ce26">
            <text:p>21 918</text:p>
          </table:table-cell>
          <table:table-cell office:value-type="float" office:value="15993" table:style-name="ce26">
            <text:p>15 993</text:p>
          </table:table-cell>
          <table:table-cell office:value-type="float" office:value="16613" table:style-name="ce26">
            <text:p>16 613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35 bis 39</text:p>
          </table:table-cell>
          <table:table-cell office:value-type="float" office:value="11640" table:style-name="ce26">
            <text:p>11 640</text:p>
          </table:table-cell>
          <table:table-cell office:value-type="float" office:value="11701" table:style-name="ce26">
            <text:p>11 701</text:p>
          </table:table-cell>
          <table:table-cell office:value-type="float" office:value="11243" table:style-name="ce26">
            <text:p>11 243</text:p>
          </table:table-cell>
          <table:table-cell office:value-type="float" office:value="11002" table:style-name="ce26">
            <text:p>11 002</text:p>
          </table:table-cell>
          <table:table-cell office:value-type="float" office:value="11314" table:style-name="ce26">
            <text:p>11 314</text:p>
          </table:table-cell>
          <table:table-cell office:value-type="float" office:value="14238" table:style-name="ce26">
            <text:p>14 238</text:p>
          </table:table-cell>
          <table:table-cell office:value-type="float" office:value="16852" table:style-name="ce26">
            <text:p>16 852</text:p>
          </table:table-cell>
          <table:table-cell office:value-type="float" office:value="19217" table:style-name="ce26">
            <text:p>19 217</text:p>
          </table:table-cell>
          <table:table-cell office:value-type="float" office:value="14255" table:style-name="ce26">
            <text:p>14 255</text:p>
          </table:table-cell>
          <table:table-cell office:value-type="float" office:value="15681" table:style-name="ce26">
            <text:p>15 681</text:p>
          </table:table-cell>
          <table:table-cell office:value-type="float" office:value="18868" table:style-name="ce26">
            <text:p>18 868</text:p>
          </table:table-cell>
          <table:table-cell office:value-type="float" office:value="23685" table:style-name="ce26">
            <text:p>23 685</text:p>
          </table:table-cell>
          <table:table-cell office:value-type="float" office:value="17377" table:style-name="ce26">
            <text:p>17 377</text:p>
          </table:table-cell>
          <table:table-cell office:value-type="float" office:value="17753" table:style-name="ce26">
            <text:p>17 753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40 bis 44</text:p>
          </table:table-cell>
          <table:table-cell office:value-type="float" office:value="10970" table:style-name="ce26">
            <text:p>10 970</text:p>
          </table:table-cell>
          <table:table-cell office:value-type="float" office:value="10813" table:style-name="ce26">
            <text:p>10 813</text:p>
          </table:table-cell>
          <table:table-cell office:value-type="float" office:value="10669" table:style-name="ce26">
            <text:p>10 669</text:p>
          </table:table-cell>
          <table:table-cell office:value-type="float" office:value="10459" table:style-name="ce26">
            <text:p>10 459</text:p>
          </table:table-cell>
          <table:table-cell office:value-type="float" office:value="10391" table:style-name="ce26">
            <text:p>10 391</text:p>
          </table:table-cell>
          <table:table-cell office:value-type="float" office:value="12329" table:style-name="ce26">
            <text:p>12 329</text:p>
          </table:table-cell>
          <table:table-cell office:value-type="float" office:value="17769" table:style-name="ce26">
            <text:p>17 769</text:p>
          </table:table-cell>
          <table:table-cell office:value-type="float" office:value="13314" table:style-name="ce26">
            <text:p>13 314</text:p>
          </table:table-cell>
          <table:table-cell office:value-type="float" office:value="16839" table:style-name="ce26">
            <text:p>16 839</text:p>
          </table:table-cell>
          <table:table-cell office:value-type="float" office:value="17008" table:style-name="ce26">
            <text:p>17 008</text:p>
          </table:table-cell>
          <table:table-cell office:value-type="float" office:value="17860" table:style-name="ce26">
            <text:p>17 860</text:p>
          </table:table-cell>
          <table:table-cell office:value-type="float" office:value="22198" table:style-name="ce26">
            <text:p>22 198</text:p>
          </table:table-cell>
          <table:table-cell office:value-type="float" office:value="22050" table:style-name="ce26">
            <text:p>22 050</text:p>
          </table:table-cell>
          <table:table-cell office:value-type="float" office:value="17150" table:style-name="ce26">
            <text:p>17 150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45 bis 49</text:p>
          </table:table-cell>
          <table:table-cell office:value-type="float" office:value="10286" table:style-name="ce26">
            <text:p>10 286</text:p>
          </table:table-cell>
          <table:table-cell office:value-type="float" office:value="10098" table:style-name="ce26">
            <text:p>10 098</text:p>
          </table:table-cell>
          <table:table-cell office:value-type="float" office:value="10448" table:style-name="ce26">
            <text:p>10 448</text:p>
          </table:table-cell>
          <table:table-cell office:value-type="float" office:value="9682" table:style-name="ce26">
            <text:p>9 682</text:p>
          </table:table-cell>
          <table:table-cell office:value-type="float" office:value="9962" table:style-name="ce26">
            <text:p>9 962</text:p>
          </table:table-cell>
          <table:table-cell office:value-type="float" office:value="11960" table:style-name="ce26">
            <text:p>11 960</text:p>
          </table:table-cell>
          <table:table-cell office:value-type="float" office:value="16129" table:style-name="ce26">
            <text:p>16 129</text:p>
          </table:table-cell>
          <table:table-cell office:value-type="float" office:value="16259" table:style-name="ce26">
            <text:p>16 259</text:p>
          </table:table-cell>
          <table:table-cell office:value-type="float" office:value="18771" table:style-name="ce26">
            <text:p>18 771</text:p>
          </table:table-cell>
          <table:table-cell office:value-type="float" office:value="14094" table:style-name="ce26">
            <text:p>14 094</text:p>
          </table:table-cell>
          <table:table-cell office:value-type="float" office:value="15692" table:style-name="ce26">
            <text:p>15 692</text:p>
          </table:table-cell>
          <table:table-cell office:value-type="float" office:value="18958" table:style-name="ce26">
            <text:p>18 958</text:p>
          </table:table-cell>
          <table:table-cell office:value-type="float" office:value="23853" table:style-name="ce26">
            <text:p>23 853</text:p>
          </table:table-cell>
          <table:table-cell office:value-type="float" office:value="18288" table:style-name="ce26">
            <text:p>18 288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50 bis 54</text:p>
          </table:table-cell>
          <table:table-cell office:value-type="float" office:value="8774" table:style-name="ce26">
            <text:p>8 774</text:p>
          </table:table-cell>
          <table:table-cell office:value-type="float" office:value="9134" table:style-name="ce26">
            <text:p>9 134</text:p>
          </table:table-cell>
          <table:table-cell office:value-type="float" office:value="9252" table:style-name="ce26">
            <text:p>9 252</text:p>
          </table:table-cell>
          <table:table-cell office:value-type="float" office:value="9013" table:style-name="ce26">
            <text:p>9 013</text:p>
          </table:table-cell>
          <table:table-cell office:value-type="float" office:value="9158" table:style-name="ce26">
            <text:p>9 158</text:p>
          </table:table-cell>
          <table:table-cell office:value-type="float" office:value="10225" table:style-name="ce26">
            <text:p>10 225</text:p>
          </table:table-cell>
          <table:table-cell office:value-type="float" office:value="14483" table:style-name="ce26">
            <text:p>14 483</text:p>
          </table:table-cell>
          <table:table-cell office:value-type="float" office:value="16553" table:style-name="ce26">
            <text:p>16 553</text:p>
          </table:table-cell>
          <table:table-cell office:value-type="float" office:value="13128" table:style-name="ce26">
            <text:p>13 128</text:p>
          </table:table-cell>
          <table:table-cell office:value-type="float" office:value="16333" table:style-name="ce26">
            <text:p>16 333</text:p>
          </table:table-cell>
          <table:table-cell office:value-type="float" office:value="16820" table:style-name="ce26">
            <text:p>16 820</text:p>
          </table:table-cell>
          <table:table-cell office:value-type="float" office:value="17858" table:style-name="ce26">
            <text:p>17 858</text:p>
          </table:table-cell>
          <table:table-cell office:value-type="float" office:value="22338" table:style-name="ce26">
            <text:p>22 338</text:p>
          </table:table-cell>
          <table:table-cell office:value-type="float" office:value="22752" table:style-name="ce26">
            <text:p>22 752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55 bis 59</text:p>
          </table:table-cell>
          <table:table-cell office:value-type="float" office:value="7856" table:style-name="ce26">
            <text:p>7 856</text:p>
          </table:table-cell>
          <table:table-cell office:value-type="float" office:value="8178" table:style-name="ce26">
            <text:p>8 178</text:p>
          </table:table-cell>
          <table:table-cell office:value-type="float" office:value="8207" table:style-name="ce26">
            <text:p>8 207</text:p>
          </table:table-cell>
          <table:table-cell office:value-type="float" office:value="8347" table:style-name="ce26">
            <text:p>8 347</text:p>
          </table:table-cell>
          <table:table-cell office:value-type="float" office:value="8074" table:style-name="ce26">
            <text:p>8 074</text:p>
          </table:table-cell>
          <table:table-cell office:value-type="float" office:value="9459" table:style-name="ce26">
            <text:p>9 459</text:p>
          </table:table-cell>
          <table:table-cell office:value-type="float" office:value="12332" table:style-name="ce26">
            <text:p>12 332</text:p>
          </table:table-cell>
          <table:table-cell office:value-type="float" office:value="14826" table:style-name="ce26">
            <text:p>14 826</text:p>
          </table:table-cell>
          <table:table-cell office:value-type="float" office:value="15164" table:style-name="ce26">
            <text:p>15 164</text:p>
          </table:table-cell>
          <table:table-cell office:value-type="float" office:value="18111" table:style-name="ce26">
            <text:p>18 111</text:p>
          </table:table-cell>
          <table:table-cell office:value-type="float" office:value="13815" table:style-name="ce26">
            <text:p>13 815</text:p>
          </table:table-cell>
          <table:table-cell office:value-type="float" office:value="15578" table:style-name="ce26">
            <text:p>15 578</text:p>
          </table:table-cell>
          <table:table-cell office:value-type="float" office:value="19144" table:style-name="ce26">
            <text:p>19 144</text:p>
          </table:table-cell>
          <table:table-cell office:value-type="float" office:value="24095" table:style-name="ce26">
            <text:p>24 095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60 bis 64</text:p>
          </table:table-cell>
          <table:table-cell office:value-type="float" office:value="6078" table:style-name="ce26">
            <text:p>6 078</text:p>
          </table:table-cell>
          <table:table-cell office:value-type="float" office:value="6519" table:style-name="ce26">
            <text:p>6 519</text:p>
          </table:table-cell>
          <table:table-cell office:value-type="float" office:value="6846" table:style-name="ce26">
            <text:p>6 846</text:p>
          </table:table-cell>
          <table:table-cell office:value-type="float" office:value="6805" table:style-name="ce26">
            <text:p>6 805</text:p>
          </table:table-cell>
          <table:table-cell office:value-type="float" office:value="6837" table:style-name="ce26">
            <text:p>6 837</text:p>
          </table:table-cell>
          <table:table-cell office:value-type="float" office:value="7517" table:style-name="ce26">
            <text:p>7 517</text:p>
          </table:table-cell>
          <table:table-cell office:value-type="float" office:value="10614" table:style-name="ce26">
            <text:p>10 614</text:p>
          </table:table-cell>
          <table:table-cell office:value-type="float" office:value="12963" table:style-name="ce26">
            <text:p>12 963</text:p>
          </table:table-cell>
          <table:table-cell office:value-type="float" office:value="15380" table:style-name="ce26">
            <text:p>15 380</text:p>
          </table:table-cell>
          <table:table-cell office:value-type="float" office:value="12396" table:style-name="ce26">
            <text:p>12 396</text:p>
          </table:table-cell>
          <table:table-cell office:value-type="float" office:value="15817" table:style-name="ce26">
            <text:p>15 817</text:p>
          </table:table-cell>
          <table:table-cell office:value-type="float" office:value="16531" table:style-name="ce26">
            <text:p>16 531</text:p>
          </table:table-cell>
          <table:table-cell office:value-type="float" office:value="17545" table:style-name="ce26">
            <text:p>17 545</text:p>
          </table:table-cell>
          <table:table-cell office:value-type="float" office:value="22352" table:style-name="ce26">
            <text:p>22 352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65 bis 69</text:p>
          </table:table-cell>
          <table:table-cell office:value-type="float" office:value="4443" table:style-name="ce26">
            <text:p>4 443</text:p>
          </table:table-cell>
          <table:table-cell office:value-type="float" office:value="4741" table:style-name="ce26">
            <text:p>4 741</text:p>
          </table:table-cell>
          <table:table-cell office:value-type="float" office:value="5312" table:style-name="ce26">
            <text:p>5 312</text:p>
          </table:table-cell>
          <table:table-cell office:value-type="float" office:value="5234" table:style-name="ce26">
            <text:p>5 234</text:p>
          </table:table-cell>
          <table:table-cell office:value-type="float" office:value="5612" table:style-name="ce26">
            <text:p>5 612</text:p>
          </table:table-cell>
          <table:table-cell office:value-type="float" office:value="6120" table:style-name="ce26">
            <text:p>6 120</text:p>
          </table:table-cell>
          <table:table-cell office:value-type="float" office:value="8697" table:style-name="ce26">
            <text:p>8 697</text:p>
          </table:table-cell>
          <table:table-cell office:value-type="float" office:value="10449" table:style-name="ce26">
            <text:p>10 449</text:p>
          </table:table-cell>
          <table:table-cell office:value-type="float" office:value="13127" table:style-name="ce26">
            <text:p>13 127</text:p>
          </table:table-cell>
          <table:table-cell office:value-type="float" office:value="13547" table:style-name="ce26">
            <text:p>13 547</text:p>
          </table:table-cell>
          <table:table-cell office:value-type="float" office:value="16704" table:style-name="ce26">
            <text:p>16 704</text:p>
          </table:table-cell>
          <table:table-cell office:value-type="float" office:value="13004" table:style-name="ce26">
            <text:p>13 004</text:p>
          </table:table-cell>
          <table:table-cell office:value-type="float" office:value="15005" table:style-name="ce26">
            <text:p>15 005</text:p>
          </table:table-cell>
          <table:table-cell office:value-type="float" office:value="18750" table:style-name="ce26">
            <text:p>18 750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70 bis 74</text:p>
          </table:table-cell>
          <table:table-cell office:value-type="float" office:value="2666" table:style-name="ce26">
            <text:p>2 666</text:p>
          </table:table-cell>
          <table:table-cell office:value-type="float" office:value="2947" table:style-name="ce26">
            <text:p>2 947</text:p>
          </table:table-cell>
          <table:table-cell office:value-type="float" office:value="3336" table:style-name="ce26">
            <text:p>3 336</text:p>
          </table:table-cell>
          <table:table-cell office:value-type="float" office:value="3449" table:style-name="ce26">
            <text:p>3 449</text:p>
          </table:table-cell>
          <table:table-cell office:value-type="float" office:value="3700" table:style-name="ce26">
            <text:p>3 700</text:p>
          </table:table-cell>
          <table:table-cell office:value-type="float" office:value="4584" table:style-name="ce26">
            <text:p>4 584</text:p>
          </table:table-cell>
          <table:table-cell office:value-type="float" office:value="6377" table:style-name="ce26">
            <text:p>6 377</text:p>
          </table:table-cell>
          <table:table-cell office:value-type="float" office:value="7890" table:style-name="ce26">
            <text:p>7 890</text:p>
          </table:table-cell>
          <table:table-cell office:value-type="float" office:value="10128" table:style-name="ce26">
            <text:p>10 128</text:p>
          </table:table-cell>
          <table:table-cell office:value-type="float" office:value="12740" table:style-name="ce26">
            <text:p>12 740</text:p>
          </table:table-cell>
          <table:table-cell office:value-type="float" office:value="10887" table:style-name="ce26">
            <text:p>10 887</text:p>
          </table:table-cell>
          <table:table-cell office:value-type="float" office:value="14242" table:style-name="ce26">
            <text:p>14 242</text:p>
          </table:table-cell>
          <table:table-cell office:value-type="float" office:value="15936" table:style-name="ce26">
            <text:p>15 936</text:p>
          </table:table-cell>
          <table:table-cell office:value-type="float" office:value="16328" table:style-name="ce26">
            <text:p>16 328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75 bis 79</text:p>
          </table:table-cell>
          <table:table-cell office:value-type="float" office:value="1228" table:style-name="ce26">
            <text:p>1 228</text:p>
          </table:table-cell>
          <table:table-cell office:value-type="float" office:value="1479" table:style-name="ce26">
            <text:p>1 479</text:p>
          </table:table-cell>
          <table:table-cell office:value-type="float" office:value="1722" table:style-name="ce26">
            <text:p>1 722</text:p>
          </table:table-cell>
          <table:table-cell office:value-type="float" office:value="1916" table:style-name="ce26">
            <text:p>1 916</text:p>
          </table:table-cell>
          <table:table-cell office:value-type="float" office:value="2084" table:style-name="ce26">
            <text:p>2 084</text:p>
          </table:table-cell>
          <table:table-cell office:value-type="float" office:value="2574" table:style-name="ce26">
            <text:p>2 574</text:p>
          </table:table-cell>
          <table:table-cell office:value-type="float" office:value="3962" table:style-name="ce26">
            <text:p>3 962</text:p>
          </table:table-cell>
          <table:table-cell office:value-type="float" office:value="5255" table:style-name="ce26">
            <text:p>5 255</text:p>
          </table:table-cell>
          <table:table-cell office:value-type="float" office:value="6722" table:style-name="ce26">
            <text:p>6 722</text:p>
          </table:table-cell>
          <table:table-cell office:value-type="float" office:value="9273" table:style-name="ce26">
            <text:p>9 273</text:p>
          </table:table-cell>
          <table:table-cell office:value-type="float" office:value="10423" table:style-name="ce26">
            <text:p>10 423</text:p>
          </table:table-cell>
          <table:table-cell office:value-type="float" office:value="13669" table:style-name="ce26">
            <text:p>13 669</text:p>
          </table:table-cell>
          <table:table-cell office:value-type="float" office:value="11105" table:style-name="ce26">
            <text:p>11 105</text:p>
          </table:table-cell>
          <table:table-cell office:value-type="float" office:value="13104" table:style-name="ce26">
            <text:p>13 104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80 bis 84</text:p>
          </table:table-cell>
          <table:table-cell office:value-type="float" office:value="455" table:style-name="ce26">
            <text:p>455</text:p>
          </table:table-cell>
          <table:table-cell office:value-type="float" office:value="538" table:style-name="ce26">
            <text:p>538</text:p>
          </table:table-cell>
          <table:table-cell office:value-type="float" office:value="660" table:style-name="ce26">
            <text:p>660</text:p>
          </table:table-cell>
          <table:table-cell office:value-type="float" office:value="774" table:style-name="ce26">
            <text:p>774</text:p>
          </table:table-cell>
          <table:table-cell office:value-type="float" office:value="886" table:style-name="ce26">
            <text:p>886</text:p>
          </table:table-cell>
          <table:table-cell office:value-type="float" office:value="1184" table:style-name="ce26">
            <text:p>1 184</text:p>
          </table:table-cell>
          <table:table-cell office:value-type="float" office:value="1899" table:style-name="ce26">
            <text:p>1 899</text:p>
          </table:table-cell>
          <table:table-cell office:value-type="float" office:value="2748" table:style-name="ce26">
            <text:p>2 748</text:p>
          </table:table-cell>
          <table:table-cell office:value-type="float" office:value="3761" table:style-name="ce26">
            <text:p>3 761</text:p>
          </table:table-cell>
          <table:table-cell office:value-type="float" office:value="5359" table:style-name="ce26">
            <text:p>5 359</text:p>
          </table:table-cell>
          <table:table-cell office:value-type="float" office:value="7664" table:style-name="ce26">
            <text:p>7 664</text:p>
          </table:table-cell>
          <table:table-cell office:value-type="float" office:value="7471" table:style-name="ce26">
            <text:p>7 471</text:p>
          </table:table-cell>
          <table:table-cell office:value-type="float" office:value="10453" table:style-name="ce26">
            <text:p>10 453</text:p>
          </table:table-cell>
          <table:table-cell office:value-type="float" office:value="12735" table:style-name="ce26">
            <text:p>12 735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85 bis 89</text:p>
          </table:table-cell>
          <table:table-cell office:value-type="float" office:value="136" table:style-name="ce26">
            <text:p>136</text:p>
          </table:table-cell>
          <table:table-cell office:value-type="float" office:value="159" table:style-name="ce26">
            <text:p>159</text:p>
          </table:table-cell>
          <table:table-cell office:value-type="float" office:value="199" table:style-name="ce26">
            <text:p>199</text:p>
          </table:table-cell>
          <table:table-cell office:value-type="float" office:value="215" table:style-name="ce26">
            <text:p>215</text:p>
          </table:table-cell>
          <table:table-cell office:value-type="float" office:value="275" table:style-name="ce26">
            <text:p>275</text:p>
          </table:table-cell>
          <table:table-cell office:value-type="float" office:value="390" table:style-name="ce26">
            <text:p>390</text:p>
          </table:table-cell>
          <table:table-cell office:value-type="float" office:value="663" table:style-name="ce26">
            <text:p>663</text:p>
          </table:table-cell>
          <table:table-cell office:value-type="float" office:value="987" table:style-name="ce26">
            <text:p>987</text:p>
          </table:table-cell>
          <table:table-cell office:value-type="float" office:value="1448" table:style-name="ce26">
            <text:p>1 448</text:p>
          </table:table-cell>
          <table:table-cell office:value-type="float" office:value="2174" table:style-name="ce26">
            <text:p>2 174</text:p>
          </table:table-cell>
          <table:table-cell office:value-type="float" office:value="3458" table:style-name="ce26">
            <text:p>3 458</text:p>
          </table:table-cell>
          <table:table-cell office:value-type="float" office:value="4898" table:style-name="ce26">
            <text:p>4 898</text:p>
          </table:table-cell>
          <table:table-cell office:value-type="float" office:value="7531" table:style-name="ce26">
            <text:p>7 531</text:p>
          </table:table-cell>
          <table:table-cell office:value-type="float" office:value="6744" table:style-name="ce26">
            <text:p>6 744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90 bis 94</text:p>
          </table:table-cell>
          <table:table-cell office:value-type="float" office:value="35" table:style-name="ce26">
            <text:p>35</text:p>
          </table:table-cell>
          <table:table-cell office:value-type="float" office:value="33" table:style-name="ce26">
            <text:p>33</text:p>
          </table:table-cell>
          <table:table-cell office:value-type="float" office:value="39" table:style-name="ce26">
            <text:p>39</text:p>
          </table:table-cell>
          <table:table-cell office:value-type="float" office:value="46" table:style-name="ce26">
            <text:p>46</text:p>
          </table:table-cell>
          <table:table-cell office:value-type="float" office:value="49" table:style-name="ce26">
            <text:p>49</text:p>
          </table:table-cell>
          <table:table-cell office:value-type="float" office:value="61" table:style-name="ce26">
            <text:p>61</text:p>
          </table:table-cell>
          <table:table-cell office:value-type="float" office:value="147" table:style-name="ce26">
            <text:p>147</text:p>
          </table:table-cell>
          <table:table-cell office:value-type="float" office:value="198" table:style-name="ce26">
            <text:p>198</text:p>
          </table:table-cell>
          <table:table-cell office:value-type="float" office:value="356" table:style-name="ce26">
            <text:p>356</text:p>
          </table:table-cell>
          <table:table-cell office:value-type="float" office:value="572" table:style-name="ce26">
            <text:p>572</text:p>
          </table:table-cell>
          <table:table-cell office:value-type="float" office:value="1013" table:style-name="ce26">
            <text:p>1 013</text:p>
          </table:table-cell>
          <table:table-cell office:value-type="float" office:value="1975" table:style-name="ce26">
            <text:p>1 975</text:p>
          </table:table-cell>
          <table:table-cell office:value-type="float" office:value="2630" table:style-name="ce26">
            <text:p>2 630</text:p>
          </table:table-cell>
          <table:table-cell office:value-type="float" office:value="3731" table:style-name="ce26">
            <text:p>3 731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95 und älter</text:p>
          </table:table-cell>
          <table:table-cell office:value-type="float" office:value="13" table:style-name="ce26">
            <text:p>13</text:p>
          </table:table-cell>
          <table:table-cell office:value-type="float" office:value="6" table:style-name="ce26">
            <text:p>6</text:p>
          </table:table-cell>
          <table:table-cell office:value-type="float" office:value="8" table:style-name="ce26">
            <text:p>8</text:p>
          </table:table-cell>
          <table:table-cell office:value-type="float" office:value="21" table:style-name="ce26">
            <text:p>21</text:p>
          </table:table-cell>
          <table:table-cell office:value-type="float" office:value="13" table:style-name="ce26">
            <text:p>13</text:p>
          </table:table-cell>
          <table:table-cell office:value-type="float" office:value="9" table:style-name="ce26">
            <text:p>9</text:p>
          </table:table-cell>
          <table:table-cell office:value-type="float" office:value="22" table:style-name="ce26">
            <text:p>22</text:p>
          </table:table-cell>
          <table:table-cell office:value-type="float" office:value="29" table:style-name="ce26">
            <text:p>29</text:p>
          </table:table-cell>
          <table:table-cell office:value-type="float" office:value="52" table:style-name="ce26">
            <text:p>52</text:p>
          </table:table-cell>
          <table:table-cell office:value-type="float" office:value="110" table:style-name="ce26">
            <text:p>110</text:p>
          </table:table-cell>
          <table:table-cell office:value-type="float" office:value="191" table:style-name="ce26">
            <text:p>191</text:p>
          </table:table-cell>
          <table:table-cell office:value-type="float" office:value="349" table:style-name="ce26">
            <text:p>349</text:p>
          </table:table-cell>
          <table:table-cell office:value-type="float" office:value="631" table:style-name="ce26">
            <text:p>631</text:p>
          </table:table-cell>
          <table:table-cell office:value-type="float" office:value="1050" table:style-name="ce26">
            <text:p>1 050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12">
          <table:table-cell office:value-type="string" table:number-columns-spanned="15" table:number-rows-spanned="1" table:style-name="ce37">
            <text:p>Q: STATISTIK AUSTRIA, Volkszählungen 1869 bis 2001, Registerzählung 2011 und 2021; Gebietsstand 2021. Erstellt am 28.04.2023.<text:s/></text:p>
            <text:p>1) Bevölkerungszahl 2001 laut Kundmachung vom 17. September 2002 und damit statistisches Ergebnis der Volkszählung 2001. – 2) Aus Datenschutzgründen wurde bei der Registerzählungen 2011 und 2021 mit der Methode “Record Swapping“ ein Teil der Daten verschmutzt.</text:p>
          </table:table-cell>
          <table:covered-table-cell table:number-columns-repeated="14"/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number-rows-repeated="3" table:style-name="ro2">
          <table:table-cell table:number-columns-repeated="16"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table:number-columns-repeated="16" table:style-name="ce20"/>
          <table:table-cell table:style-name="ce43"/>
          <table:table-cell table:style-name="ce1"/>
          <table:table-cell table:number-columns-repeated="16366"/>
        </table:table-row>
        <table:table-row table:style-name="ro2">
          <table:table-cell table:number-columns-repeated="16" table:style-name="ce20"/>
          <table:table-cell table:style-name="ce39"/>
          <table:table-cell table:style-name="ce1"/>
          <table:table-cell table:number-columns-repeated="16366"/>
        </table:table-row>
        <table:table-row table:number-rows-repeated="1048502" table:style-name="ro2">
          <table:table-cell table:number-columns-repeated="16384"/>
        </table:table-row>
        <table:named-expressions>
          <table:named-range table:name="Print_Titles" table:cell-range-address="K.$A$1:K.$XFD$2" table:base-cell-address="K.$A$1"/>
        </table:named-expressions>
      </table:table>
      <table:table table:name="NÖ" table:style-name="ta3">
        <table:table-column table:style-name="co8" table:default-cell-style-name="ce20"/>
        <table:table-column table:style-name="co7" table:number-columns-repeated="13" table:default-cell-style-name="ce20"/>
        <table:table-column table:style-name="co6" table:default-cell-style-name="ce20"/>
        <table:table-column table:style-name="co4" table:number-columns-repeated="16369" table:default-cell-style-name="ce20"/>
        <table:table-row table:style-name="ro1">
          <table:table-cell office:value-type="string" table:number-columns-spanned="15" table:number-rows-spanned="1" table:style-name="ce30">
            <text:p>Bevölkerung nach Alter und Geschlecht seit 1869 (Niederösterreich)</text:p>
          </table:table-cell>
          <table:covered-table-cell table:number-columns-repeated="14"/>
          <table:table-cell table:number-columns-repeated="16369" table:style-name="ce20"/>
        </table:table-row>
        <table:table-row table:style-name="ro13">
          <table:table-cell office:value-type="string" table:style-name="ce17">
            <text:p>Alter<text:s/></text:p>
            <text:p>(in Jahren)</text:p>
          </table:table-cell>
          <table:table-cell office:value-type="string" table:style-name="ce18">
            <text:p>1869</text:p>
            <text:p>(31.12.)</text:p>
          </table:table-cell>
          <table:table-cell office:value-type="string" table:style-name="ce18">
            <text:p>1880</text:p>
            <text:p>(31.12.)</text:p>
          </table:table-cell>
          <table:table-cell office:value-type="string" table:style-name="ce18">
            <text:p>1890</text:p>
            <text:p>(31.12.)</text:p>
          </table:table-cell>
          <table:table-cell office:value-type="string" table:style-name="ce18">
            <text:p>1900</text:p>
            <text:p>(31.12.)</text:p>
          </table:table-cell>
          <table:table-cell office:value-type="string" table:style-name="ce18">
            <text:p>1910<text:s/></text:p>
            <text:p>(31.12.)</text:p>
          </table:table-cell>
          <table:table-cell office:value-type="string" table:style-name="ce18">
            <text:p>1934</text:p>
            <text:p>(22.3.)</text:p>
          </table:table-cell>
          <table:table-cell office:value-type="string" table:style-name="ce18">
            <text:p>1951</text:p>
            <text:p>(1.6.)</text:p>
          </table:table-cell>
          <table:table-cell office:value-type="string" table:style-name="ce18">
            <text:p>1961</text:p>
            <text:p>(21.3.)</text:p>
          </table:table-cell>
          <table:table-cell office:value-type="string" table:style-name="ce18">
            <text:p>1971</text:p>
            <text:p>(12.5.)</text:p>
          </table:table-cell>
          <table:table-cell office:value-type="string" table:style-name="ce18">
            <text:p>1981</text:p>
            <text:p>(12.5.)</text:p>
          </table:table-cell>
          <table:table-cell office:value-type="string" table:style-name="ce18">
            <text:p>1991</text:p>
            <text:p>(15.5.)</text:p>
          </table:table-cell>
          <table:table-cell office:value-type="string" table:style-name="ce19">
            <text:p>2001<text:s/><text:span text:style-name="T2">1</text:span>)</text:p>
            <text:p>(15.5.)</text:p>
          </table:table-cell>
          <table:table-cell office:value-type="string" table:style-name="ce19">
            <text:p>2011<text:s/><text:span text:style-name="T2">2</text:span>)</text:p>
            <text:p>(31.10.)</text:p>
          </table:table-cell>
          <table:table-cell office:value-type="string" table:style-name="ce19">
            <text:p>2021<text:s/><text:span text:style-name="T2">2</text:span>)</text:p>
            <text:p>(31.10.)</text:p>
          </table:table-cell>
          <table:table-cell table:number-columns-repeated="16369" table:style-name="ce20"/>
        </table:table-row>
        <table:table-row table:style-name="ro2">
          <table:table-cell table:style-name="ce20"/>
          <table:table-cell office:value-type="string" table:number-columns-spanned="14" table:number-rows-spanned="1" table:style-name="ce31">
            <text:p>Männer und Frauen</text:p>
          </table:table-cell>
          <table:covered-table-cell table:number-columns-repeated="13"/>
          <table:table-cell table:number-columns-repeated="16369" table:style-name="ce20"/>
        </table:table-row>
        <table:table-row table:style-name="ro2">
          <table:table-cell office:value-type="string" table:style-name="ce34">
            <text:p>Insgesamt</text:p>
          </table:table-cell>
          <table:table-cell office:value-type="float" office:value="1077232" table:formula="of:=SUM([.B5:.B24])" table:style-name="ce23">
            <text:p>1 077 232</text:p>
          </table:table-cell>
          <table:table-cell office:value-type="float" office:value="1152767" table:formula="of:=SUM([.C5:.C24])" table:style-name="ce23">
            <text:p>1 152 767</text:p>
          </table:table-cell>
          <table:table-cell office:value-type="float" office:value="1213471" table:formula="of:=SUM([.D5:.D24])" table:style-name="ce23">
            <text:p>1 213 471</text:p>
          </table:table-cell>
          <table:table-cell office:value-type="float" office:value="1310506" table:formula="of:=SUM([.E5:.E24])" table:style-name="ce23">
            <text:p>1 310 506</text:p>
          </table:table-cell>
          <table:table-cell office:value-type="float" office:value="1425238" table:formula="of:=SUM([.F5:.F24])" table:style-name="ce23">
            <text:p>1 425 238</text:p>
          </table:table-cell>
          <table:table-cell office:value-type="float" office:value="1447688" table:formula="of:=SUM([.G5:.G24])" table:style-name="ce23">
            <text:p>1 447 688</text:p>
          </table:table-cell>
          <table:table-cell office:value-type="float" office:value="1400471" table:formula="of:=SUM([.H5:.H24])" table:style-name="ce23">
            <text:p>1 400 471</text:p>
          </table:table-cell>
          <table:table-cell office:value-type="float" office:value="1374012" table:formula="of:=SUM([.I5:.I24])" table:style-name="ce23">
            <text:p>1 374 012</text:p>
          </table:table-cell>
          <table:table-cell office:value-type="float" office:value="1420816" table:formula="of:=SUM([.J5:.J24])" table:style-name="ce23">
            <text:p>1 420 816</text:p>
          </table:table-cell>
          <table:table-cell office:value-type="float" office:value="1427849" table:formula="of:=SUM([.K5:.K24])" table:style-name="ce23">
            <text:p>1 427 849</text:p>
          </table:table-cell>
          <table:table-cell office:value-type="float" office:value="1473813" table:formula="of:=SUM([.L5:.L24])" table:style-name="ce23">
            <text:p>1 473 813</text:p>
          </table:table-cell>
          <table:table-cell office:value-type="float" office:value="1545804" table:formula="of:=SUM([.M5:.M24])" table:style-name="ce23">
            <text:p>1 545 804</text:p>
          </table:table-cell>
          <table:table-cell office:value-type="float" office:value="1614693" table:style-name="ce23">
            <text:p>1 614 693</text:p>
          </table:table-cell>
          <table:table-cell office:value-type="float" office:value="1698951" table:style-name="ce23">
            <text:p>1 698 951</text:p>
          </table:table-cell>
          <table:table-cell table:number-columns-repeated="2" table:style-name="ce20"/>
          <table:table-cell table:style-name="ce39"/>
          <table:table-cell table:style-name="ce1"/>
          <table:table-cell table:number-columns-repeated="16365"/>
        </table:table-row>
        <table:table-row table:style-name="ro2">
          <table:table-cell office:value-type="string" table:style-name="ce25">
            <text:p>0 bis 4</text:p>
          </table:table-cell>
          <table:table-cell office:value-type="float" office:value="122351" table:style-name="ce26">
            <text:p>122 351</text:p>
          </table:table-cell>
          <table:table-cell office:value-type="float" office:value="146130" table:style-name="ce26">
            <text:p>146 130</text:p>
          </table:table-cell>
          <table:table-cell office:value-type="float" office:value="144779" table:style-name="ce26">
            <text:p>144 779</text:p>
          </table:table-cell>
          <table:table-cell office:value-type="float" office:value="161476" table:style-name="ce26">
            <text:p>161 476</text:p>
          </table:table-cell>
          <table:table-cell office:value-type="float" office:value="164317" table:style-name="ce26">
            <text:p>164 317</text:p>
          </table:table-cell>
          <table:table-cell office:value-type="float" office:value="109599" table:style-name="ce26">
            <text:p>109 599</text:p>
          </table:table-cell>
          <table:table-cell office:value-type="float" office:value="106769" table:style-name="ce26">
            <text:p>106 769</text:p>
          </table:table-cell>
          <table:table-cell office:value-type="float" office:value="116223" table:style-name="ce26">
            <text:p>116 223</text:p>
          </table:table-cell>
          <table:table-cell office:value-type="float" office:value="110431" table:style-name="ce26">
            <text:p>110 431</text:p>
          </table:table-cell>
          <table:table-cell office:value-type="float" office:value="78939" table:style-name="ce26">
            <text:p>78 939</text:p>
          </table:table-cell>
          <table:table-cell office:value-type="float" office:value="84297" table:style-name="ce26">
            <text:p>84 297</text:p>
          </table:table-cell>
          <table:table-cell office:value-type="float" office:value="77604" table:style-name="ce26">
            <text:p>77 604</text:p>
          </table:table-cell>
          <table:table-cell office:value-type="float" office:value="72720" table:style-name="ce26">
            <text:p>72 720</text:p>
          </table:table-cell>
          <table:table-cell office:value-type="float" office:value="78972" table:style-name="ce26">
            <text:p>78 972</text:p>
          </table:table-cell>
          <table:table-cell table:number-columns-repeated="2" table:style-name="ce20"/>
          <table:table-cell table:number-columns-repeated="2" table:style-name="ce1"/>
          <table:table-cell table:number-columns-repeated="16365"/>
        </table:table-row>
        <table:table-row table:style-name="ro2">
          <table:table-cell office:value-type="string" table:style-name="ce25">
            <text:p>5 bis 9</text:p>
          </table:table-cell>
          <table:table-cell office:value-type="float" office:value="105996" table:style-name="ce26">
            <text:p>105 996</text:p>
          </table:table-cell>
          <table:table-cell office:value-type="float" office:value="120592" table:style-name="ce26">
            <text:p>120 592</text:p>
          </table:table-cell>
          <table:table-cell office:value-type="float" office:value="128461" table:style-name="ce26">
            <text:p>128 461</text:p>
          </table:table-cell>
          <table:table-cell office:value-type="float" office:value="139841" table:style-name="ce26">
            <text:p>139 841</text:p>
          </table:table-cell>
          <table:table-cell office:value-type="float" office:value="158489" table:style-name="ce26">
            <text:p>158 489</text:p>
          </table:table-cell>
          <table:table-cell office:value-type="float" office:value="123844" table:style-name="ce26">
            <text:p>123 844</text:p>
          </table:table-cell>
          <table:table-cell office:value-type="float" office:value="97923" table:style-name="ce26">
            <text:p>97 923</text:p>
          </table:table-cell>
          <table:table-cell office:value-type="float" office:value="100671" table:style-name="ce26">
            <text:p>100 671</text:p>
          </table:table-cell>
          <table:table-cell office:value-type="float" office:value="124076" table:style-name="ce26">
            <text:p>124 076</text:p>
          </table:table-cell>
          <table:table-cell office:value-type="float" office:value="90706" table:style-name="ce26">
            <text:p>90 706</text:p>
          </table:table-cell>
          <table:table-cell office:value-type="float" office:value="87655" table:style-name="ce26">
            <text:p>87 655</text:p>
          </table:table-cell>
          <table:table-cell office:value-type="float" office:value="92084" table:style-name="ce26">
            <text:p>92 084</text:p>
          </table:table-cell>
          <table:table-cell office:value-type="float" office:value="79735" table:style-name="ce26">
            <text:p>79 735</text:p>
          </table:table-cell>
          <table:table-cell office:value-type="float" office:value="83358" table:style-name="ce26">
            <text:p>83 358</text:p>
          </table:table-cell>
          <table:table-cell table:number-columns-repeated="2" table:style-name="ce20"/>
          <table:table-cell table:number-columns-repeated="2" table:style-name="ce41"/>
          <table:table-cell table:number-columns-repeated="16365"/>
        </table:table-row>
        <table:table-row table:style-name="ro2">
          <table:table-cell office:value-type="string" table:style-name="ce25">
            <text:p>10 bis 14</text:p>
          </table:table-cell>
          <table:table-cell office:value-type="float" office:value="102628" table:style-name="ce26">
            <text:p>102 628</text:p>
          </table:table-cell>
          <table:table-cell office:value-type="float" office:value="104597" table:style-name="ce26">
            <text:p>104 597</text:p>
          </table:table-cell>
          <table:table-cell office:value-type="float" office:value="125538" table:style-name="ce26">
            <text:p>125 538</text:p>
          </table:table-cell>
          <table:table-cell office:value-type="float" office:value="129978" table:style-name="ce26">
            <text:p>129 978</text:p>
          </table:table-cell>
          <table:table-cell office:value-type="float" office:value="150448" table:style-name="ce26">
            <text:p>150 448</text:p>
          </table:table-cell>
          <table:table-cell office:value-type="float" office:value="131726" table:style-name="ce26">
            <text:p>131 726</text:p>
          </table:table-cell>
          <table:table-cell office:value-type="float" office:value="117246" table:style-name="ce26">
            <text:p>117 246</text:p>
          </table:table-cell>
          <table:table-cell office:value-type="float" office:value="100707" table:style-name="ce26">
            <text:p>100 707</text:p>
          </table:table-cell>
          <table:table-cell office:value-type="float" office:value="116032" table:style-name="ce26">
            <text:p>116 032</text:p>
          </table:table-cell>
          <table:table-cell office:value-type="float" office:value="114358" table:style-name="ce26">
            <text:p>114 358</text:p>
          </table:table-cell>
          <table:table-cell office:value-type="float" office:value="83681" table:style-name="ce26">
            <text:p>83 681</text:p>
          </table:table-cell>
          <table:table-cell office:value-type="float" office:value="93877" table:style-name="ce26">
            <text:p>93 877</text:p>
          </table:table-cell>
          <table:table-cell office:value-type="float" office:value="84626" table:style-name="ce26">
            <text:p>84 626</text:p>
          </table:table-cell>
          <table:table-cell office:value-type="float" office:value="83122" table:style-name="ce26">
            <text:p>83 122</text:p>
          </table:table-cell>
          <table:table-cell table:number-columns-repeated="2" table:style-name="ce20"/>
          <table:table-cell table:style-name="ce41"/>
          <table:table-cell table:number-columns-repeated="16366" table:style-name="ce20"/>
        </table:table-row>
        <table:table-row table:style-name="ro2">
          <table:table-cell office:value-type="string" table:style-name="ce25">
            <text:p>15 bis 19</text:p>
          </table:table-cell>
          <table:table-cell office:value-type="float" office:value="100945" table:style-name="ce26">
            <text:p>100 945</text:p>
          </table:table-cell>
          <table:table-cell office:value-type="float" office:value="99555" table:style-name="ce26">
            <text:p>99 555</text:p>
          </table:table-cell>
          <table:table-cell office:value-type="float" office:value="110660" table:style-name="ce26">
            <text:p>110 660</text:p>
          </table:table-cell>
          <table:table-cell office:value-type="float" office:value="119388" table:style-name="ce26">
            <text:p>119 388</text:p>
          </table:table-cell>
          <table:table-cell office:value-type="float" office:value="128375" table:style-name="ce26">
            <text:p>128 375</text:p>
          </table:table-cell>
          <table:table-cell office:value-type="float" office:value="86066" table:style-name="ce26">
            <text:p>86 066</text:p>
          </table:table-cell>
          <table:table-cell office:value-type="float" office:value="95527" table:style-name="ce26">
            <text:p>95 527</text:p>
          </table:table-cell>
          <table:table-cell office:value-type="float" office:value="92263" table:style-name="ce26">
            <text:p>92 263</text:p>
          </table:table-cell>
          <table:table-cell office:value-type="float" office:value="101096" table:style-name="ce26">
            <text:p>101 096</text:p>
          </table:table-cell>
          <table:table-cell office:value-type="float" office:value="126150" table:style-name="ce26">
            <text:p>126 150</text:p>
          </table:table-cell>
          <table:table-cell office:value-type="float" office:value="95512" table:style-name="ce26">
            <text:p>95 512</text:p>
          </table:table-cell>
          <table:table-cell office:value-type="float" office:value="93597" table:style-name="ce26">
            <text:p>93 597</text:p>
          </table:table-cell>
          <table:table-cell office:value-type="float" office:value="96216" table:style-name="ce26">
            <text:p>96 216</text:p>
          </table:table-cell>
          <table:table-cell office:value-type="float" office:value="85897" table:style-name="ce26">
            <text:p>85 897</text:p>
          </table:table-cell>
          <table:table-cell table:number-columns-repeated="2" table:style-name="ce20"/>
          <table:table-cell table:style-name="ce41"/>
          <table:table-cell table:style-name="ce42"/>
          <table:table-cell table:number-columns-repeated="16365"/>
        </table:table-row>
        <table:table-row table:style-name="ro2">
          <table:table-cell office:value-type="string" table:style-name="ce25">
            <text:p>20 bis 24</text:p>
          </table:table-cell>
          <table:table-cell office:value-type="float" office:value="90279" table:style-name="ce26">
            <text:p>90 279</text:p>
          </table:table-cell>
          <table:table-cell office:value-type="float" office:value="92486" table:style-name="ce26">
            <text:p>92 486</text:p>
          </table:table-cell>
          <table:table-cell office:value-type="float" office:value="94294" table:style-name="ce26">
            <text:p>94 294</text:p>
          </table:table-cell>
          <table:table-cell office:value-type="float" office:value="110115" table:style-name="ce26">
            <text:p>110 115</text:p>
          </table:table-cell>
          <table:table-cell office:value-type="float" office:value="110082" table:style-name="ce26">
            <text:p>110 082</text:p>
          </table:table-cell>
          <table:table-cell office:value-type="float" office:value="126904" table:style-name="ce26">
            <text:p>126 904</text:p>
          </table:table-cell>
          <table:table-cell office:value-type="float" office:value="98356" table:style-name="ce26">
            <text:p>98 356</text:p>
          </table:table-cell>
          <table:table-cell office:value-type="float" office:value="96957" table:style-name="ce26">
            <text:p>96 957</text:p>
          </table:table-cell>
          <table:table-cell office:value-type="float" office:value="93131" table:style-name="ce26">
            <text:p>93 131</text:p>
          </table:table-cell>
          <table:table-cell office:value-type="float" office:value="109329" table:style-name="ce26">
            <text:p>109 329</text:p>
          </table:table-cell>
          <table:table-cell office:value-type="float" office:value="114773" table:style-name="ce26">
            <text:p>114 773</text:p>
          </table:table-cell>
          <table:table-cell office:value-type="float" office:value="84544" table:style-name="ce26">
            <text:p>84 544</text:p>
          </table:table-cell>
          <table:table-cell office:value-type="float" office:value="93484" table:style-name="ce26">
            <text:p>93 484</text:p>
          </table:table-cell>
          <table:table-cell office:value-type="float" office:value="84193" table:style-name="ce26">
            <text:p>84 193</text:p>
          </table:table-cell>
          <table:table-cell table:number-columns-repeated="2" table:style-name="ce20"/>
          <table:table-cell table:style-name="ce41"/>
          <table:table-cell table:style-name="ce40"/>
          <table:table-cell table:number-columns-repeated="16365"/>
        </table:table-row>
        <table:table-row table:style-name="ro2">
          <table:table-cell office:value-type="string" table:style-name="ce25">
            <text:p>25 bis 29</text:p>
          </table:table-cell>
          <table:table-cell office:value-type="float" office:value="83659" table:style-name="ce26">
            <text:p>83 659</text:p>
          </table:table-cell>
          <table:table-cell office:value-type="float" office:value="85730" table:style-name="ce26">
            <text:p>85 730</text:p>
          </table:table-cell>
          <table:table-cell office:value-type="float" office:value="86379" table:style-name="ce26">
            <text:p>86 379</text:p>
          </table:table-cell>
          <table:table-cell office:value-type="float" office:value="96178" table:style-name="ce26">
            <text:p>96 178</text:p>
          </table:table-cell>
          <table:table-cell office:value-type="float" office:value="101899" table:style-name="ce26">
            <text:p>101 899</text:p>
          </table:table-cell>
          <table:table-cell office:value-type="float" office:value="125886" table:style-name="ce26">
            <text:p>125 886</text:p>
          </table:table-cell>
          <table:table-cell office:value-type="float" office:value="99148" table:style-name="ce26">
            <text:p>99 148</text:p>
          </table:table-cell>
          <table:table-cell office:value-type="float" office:value="79734" table:style-name="ce26">
            <text:p>79 734</text:p>
          </table:table-cell>
          <table:table-cell office:value-type="float" office:value="80840" table:style-name="ce26">
            <text:p>80 840</text:p>
          </table:table-cell>
          <table:table-cell office:value-type="float" office:value="91986" table:style-name="ce26">
            <text:p>91 986</text:p>
          </table:table-cell>
          <table:table-cell office:value-type="float" office:value="121611" table:style-name="ce26">
            <text:p>121 611</text:p>
          </table:table-cell>
          <table:table-cell office:value-type="float" office:value="95598" table:style-name="ce26">
            <text:p>95 598</text:p>
          </table:table-cell>
          <table:table-cell office:value-type="float" office:value="91891" table:style-name="ce26">
            <text:p>91 891</text:p>
          </table:table-cell>
          <table:table-cell office:value-type="float" office:value="93576" table:style-name="ce26">
            <text:p>93 576</text:p>
          </table:table-cell>
          <table:table-cell table:number-columns-repeated="2" table:style-name="ce20"/>
          <table:table-cell table:style-name="ce41"/>
          <table:table-cell table:style-name="ce42"/>
          <table:table-cell table:number-columns-repeated="16365"/>
        </table:table-row>
        <table:table-row table:style-name="ro2">
          <table:table-cell office:value-type="string" table:style-name="ce25">
            <text:p>30 bis 34</text:p>
          </table:table-cell>
          <table:table-cell office:value-type="float" office:value="73950" table:style-name="ce26">
            <text:p>73 950</text:p>
          </table:table-cell>
          <table:table-cell office:value-type="float" office:value="80220" table:style-name="ce26">
            <text:p>80 220</text:p>
          </table:table-cell>
          <table:table-cell office:value-type="float" office:value="80153" table:style-name="ce26">
            <text:p>80 153</text:p>
          </table:table-cell>
          <table:table-cell office:value-type="float" office:value="84254" table:style-name="ce26">
            <text:p>84 254</text:p>
          </table:table-cell>
          <table:table-cell office:value-type="float" office:value="98230" table:style-name="ce26">
            <text:p>98 230</text:p>
          </table:table-cell>
          <table:table-cell office:value-type="float" office:value="123215" table:style-name="ce26">
            <text:p>123 215</text:p>
          </table:table-cell>
          <table:table-cell office:value-type="float" office:value="69091" table:style-name="ce26">
            <text:p>69 091</text:p>
          </table:table-cell>
          <table:table-cell office:value-type="float" office:value="88773" table:style-name="ce26">
            <text:p>88 773</text:p>
          </table:table-cell>
          <table:table-cell office:value-type="float" office:value="94483" table:style-name="ce26">
            <text:p>94 483</text:p>
          </table:table-cell>
          <table:table-cell office:value-type="float" office:value="94314" table:style-name="ce26">
            <text:p>94 314</text:p>
          </table:table-cell>
          <table:table-cell office:value-type="float" office:value="112286" table:style-name="ce26">
            <text:p>112 286</text:p>
          </table:table-cell>
          <table:table-cell office:value-type="float" office:value="123151" table:style-name="ce26">
            <text:p>123 151</text:p>
          </table:table-cell>
          <table:table-cell office:value-type="float" office:value="92419" table:style-name="ce26">
            <text:p>92 419</text:p>
          </table:table-cell>
          <table:table-cell office:value-type="float" office:value="103548" table:style-name="ce26">
            <text:p>103 548</text:p>
          </table:table-cell>
          <table:table-cell table:number-columns-repeated="2" table:style-name="ce20"/>
          <table:table-cell table:style-name="ce41"/>
          <table:table-cell table:style-name="ce42"/>
          <table:table-cell table:number-columns-repeated="16365"/>
        </table:table-row>
        <table:table-row table:style-name="ro2">
          <table:table-cell office:value-type="string" table:style-name="ce25">
            <text:p>35 bis 39</text:p>
          </table:table-cell>
          <table:table-cell office:value-type="float" office:value="68812" table:style-name="ce26">
            <text:p>68 812</text:p>
          </table:table-cell>
          <table:table-cell office:value-type="float" office:value="76224" table:style-name="ce26">
            <text:p>76 224</text:p>
          </table:table-cell>
          <table:table-cell office:value-type="float" office:value="76353" table:style-name="ce26">
            <text:p>76 353</text:p>
          </table:table-cell>
          <table:table-cell office:value-type="float" office:value="79355" table:style-name="ce26">
            <text:p>79 355</text:p>
          </table:table-cell>
          <table:table-cell office:value-type="float" office:value="89414" table:style-name="ce26">
            <text:p>89 414</text:p>
          </table:table-cell>
          <table:table-cell office:value-type="float" office:value="105237" table:style-name="ce26">
            <text:p>105 237</text:p>
          </table:table-cell>
          <table:table-cell office:value-type="float" office:value="89432" table:style-name="ce26">
            <text:p>89 432</text:p>
          </table:table-cell>
          <table:table-cell office:value-type="float" office:value="91398" table:style-name="ce26">
            <text:p>91 398</text:p>
          </table:table-cell>
          <table:table-cell office:value-type="float" office:value="80470" table:style-name="ce26">
            <text:p>80 470</text:p>
          </table:table-cell>
          <table:table-cell office:value-type="float" office:value="85970" table:style-name="ce26">
            <text:p>85 970</text:p>
          </table:table-cell>
          <table:table-cell office:value-type="float" office:value="97812" table:style-name="ce26">
            <text:p>97 812</text:p>
          </table:table-cell>
          <table:table-cell office:value-type="float" office:value="134292" table:style-name="ce26">
            <text:p>134 292</text:p>
          </table:table-cell>
          <table:table-cell office:value-type="float" office:value="106327" table:style-name="ce26">
            <text:p>106 327</text:p>
          </table:table-cell>
          <table:table-cell office:value-type="float" office:value="109237" table:style-name="ce26">
            <text:p>109 237</text:p>
          </table:table-cell>
          <table:table-cell table:number-columns-repeated="2" table:style-name="ce20"/>
          <table:table-cell table:style-name="ce41"/>
          <table:table-cell table:style-name="ce42"/>
          <table:table-cell table:number-columns-repeated="16365"/>
        </table:table-row>
        <table:table-row table:style-name="ro2">
          <table:table-cell office:value-type="string" table:style-name="ce25">
            <text:p>40 bis 44</text:p>
          </table:table-cell>
          <table:table-cell office:value-type="float" office:value="63180" table:style-name="ce26">
            <text:p>63 180</text:p>
          </table:table-cell>
          <table:table-cell office:value-type="float" office:value="67931" table:style-name="ce26">
            <text:p>67 931</text:p>
          </table:table-cell>
          <table:table-cell office:value-type="float" office:value="71351" table:style-name="ce26">
            <text:p>71 351</text:p>
          </table:table-cell>
          <table:table-cell office:value-type="float" office:value="74097" table:style-name="ce26">
            <text:p>74 097</text:p>
          </table:table-cell>
          <table:table-cell office:value-type="float" office:value="78553" table:style-name="ce26">
            <text:p>78 553</text:p>
          </table:table-cell>
          <table:table-cell office:value-type="float" office:value="89941" table:style-name="ce26">
            <text:p>89 941</text:p>
          </table:table-cell>
          <table:table-cell office:value-type="float" office:value="105670" table:style-name="ce26">
            <text:p>105 670</text:p>
          </table:table-cell>
          <table:table-cell office:value-type="float" office:value="62951" table:style-name="ce26">
            <text:p>62 951</text:p>
          </table:table-cell>
          <table:table-cell office:value-type="float" office:value="88672" table:style-name="ce26">
            <text:p>88 672</text:p>
          </table:table-cell>
          <table:table-cell office:value-type="float" office:value="97297" table:style-name="ce26">
            <text:p>97 297</text:p>
          </table:table-cell>
          <table:table-cell office:value-type="float" office:value="98872" table:style-name="ce26">
            <text:p>98 872</text:p>
          </table:table-cell>
          <table:table-cell office:value-type="float" office:value="120307" table:style-name="ce26">
            <text:p>120 307</text:p>
          </table:table-cell>
          <table:table-cell office:value-type="float" office:value="133682" table:style-name="ce26">
            <text:p>133 682</text:p>
          </table:table-cell>
          <table:table-cell office:value-type="float" office:value="107547" table:style-name="ce26">
            <text:p>107 547</text:p>
          </table:table-cell>
          <table:table-cell table:number-columns-repeated="2" table:style-name="ce20"/>
          <table:table-cell table:style-name="ce41"/>
          <table:table-cell table:style-name="ce42"/>
          <table:table-cell table:number-columns-repeated="16365"/>
        </table:table-row>
        <table:table-row table:style-name="ro2">
          <table:table-cell office:value-type="string" table:style-name="ce25">
            <text:p>45 bis 49</text:p>
          </table:table-cell>
          <table:table-cell office:value-type="float" office:value="62033" table:style-name="ce26">
            <text:p>62 033</text:p>
          </table:table-cell>
          <table:table-cell office:value-type="float" office:value="61207" table:style-name="ce26">
            <text:p>61 207</text:p>
          </table:table-cell>
          <table:table-cell office:value-type="float" office:value="67764" table:style-name="ce26">
            <text:p>67 764</text:p>
          </table:table-cell>
          <table:table-cell office:value-type="float" office:value="68124" table:style-name="ce26">
            <text:p>68 124</text:p>
          </table:table-cell>
          <table:table-cell office:value-type="float" office:value="72911" table:style-name="ce26">
            <text:p>72 911</text:p>
          </table:table-cell>
          <table:table-cell office:value-type="float" office:value="85913" table:style-name="ce26">
            <text:p>85 913</text:p>
          </table:table-cell>
          <table:table-cell office:value-type="float" office:value="108571" table:style-name="ce26">
            <text:p>108 571</text:p>
          </table:table-cell>
          <table:table-cell office:value-type="float" office:value="84536" table:style-name="ce26">
            <text:p>84 536</text:p>
          </table:table-cell>
          <table:table-cell office:value-type="float" office:value="90112" table:style-name="ce26">
            <text:p>90 112</text:p>
          </table:table-cell>
          <table:table-cell office:value-type="float" office:value="79453" table:style-name="ce26">
            <text:p>79 453</text:p>
          </table:table-cell>
          <table:table-cell office:value-type="float" office:value="89322" table:style-name="ce26">
            <text:p>89 322</text:p>
          </table:table-cell>
          <table:table-cell office:value-type="float" office:value="100951" table:style-name="ce26">
            <text:p>100 951</text:p>
          </table:table-cell>
          <table:table-cell office:value-type="float" office:value="140962" table:style-name="ce26">
            <text:p>140 962</text:p>
          </table:table-cell>
          <table:table-cell office:value-type="float" office:value="116112" table:style-name="ce26">
            <text:p>116 112</text:p>
          </table:table-cell>
          <table:table-cell table:number-columns-repeated="2" table:style-name="ce20"/>
          <table:table-cell table:style-name="ce41"/>
          <table:table-cell table:style-name="ce42"/>
          <table:table-cell table:number-columns-repeated="16365"/>
        </table:table-row>
        <table:table-row table:style-name="ro2">
          <table:table-cell office:value-type="string" table:style-name="ce25">
            <text:p>50 bis 54</text:p>
          </table:table-cell>
          <table:table-cell office:value-type="float" office:value="55772" table:style-name="ce26">
            <text:p>55 772</text:p>
          </table:table-cell>
          <table:table-cell office:value-type="float" office:value="54178" table:style-name="ce26">
            <text:p>54 178</text:p>
          </table:table-cell>
          <table:table-cell office:value-type="float" office:value="57478" table:style-name="ce26">
            <text:p>57 478</text:p>
          </table:table-cell>
          <table:table-cell office:value-type="float" office:value="61948" table:style-name="ce26">
            <text:p>61 948</text:p>
          </table:table-cell>
          <table:table-cell office:value-type="float" office:value="66567" table:style-name="ce26">
            <text:p>66 567</text:p>
          </table:table-cell>
          <table:table-cell office:value-type="float" office:value="81242" table:style-name="ce26">
            <text:p>81 242</text:p>
          </table:table-cell>
          <table:table-cell office:value-type="float" office:value="99302" table:style-name="ce26">
            <text:p>99 302</text:p>
          </table:table-cell>
          <table:table-cell office:value-type="float" office:value="97794" table:style-name="ce26">
            <text:p>97 794</text:p>
          </table:table-cell>
          <table:table-cell office:value-type="float" office:value="61987" table:style-name="ce26">
            <text:p>61 987</text:p>
          </table:table-cell>
          <table:table-cell office:value-type="float" office:value="86044" table:style-name="ce26">
            <text:p>86 044</text:p>
          </table:table-cell>
          <table:table-cell office:value-type="float" office:value="98103" table:style-name="ce26">
            <text:p>98 103</text:p>
          </table:table-cell>
          <table:table-cell office:value-type="float" office:value="99598" table:style-name="ce26">
            <text:p>99 598</text:p>
          </table:table-cell>
          <table:table-cell office:value-type="float" office:value="123361" table:style-name="ce26">
            <text:p>123 361</text:p>
          </table:table-cell>
          <table:table-cell office:value-type="float" office:value="138988" table:style-name="ce26">
            <text:p>138 988</text:p>
          </table:table-cell>
          <table:table-cell table:number-columns-repeated="2" table:style-name="ce20"/>
          <table:table-cell table:style-name="ce41"/>
          <table:table-cell table:style-name="ce42"/>
          <table:table-cell table:number-columns-repeated="16365"/>
        </table:table-row>
        <table:table-row table:style-name="ro2">
          <table:table-cell office:value-type="string" table:style-name="ce25">
            <text:p>55 bis 59</text:p>
          </table:table-cell>
          <table:table-cell office:value-type="float" office:value="49319" table:style-name="ce26">
            <text:p>49 319</text:p>
          </table:table-cell>
          <table:table-cell office:value-type="float" office:value="50250" table:style-name="ce26">
            <text:p>50 250</text:p>
          </table:table-cell>
          <table:table-cell office:value-type="float" office:value="49112" table:style-name="ce26">
            <text:p>49 112</text:p>
          </table:table-cell>
          <table:table-cell office:value-type="float" office:value="55960" table:style-name="ce26">
            <text:p>55 960</text:p>
          </table:table-cell>
          <table:table-cell office:value-type="float" office:value="59508" table:style-name="ce26">
            <text:p>59 508</text:p>
          </table:table-cell>
          <table:table-cell office:value-type="float" office:value="75094" table:style-name="ce26">
            <text:p>75 094</text:p>
          </table:table-cell>
          <table:table-cell office:value-type="float" office:value="81659" table:style-name="ce26">
            <text:p>81 659</text:p>
          </table:table-cell>
          <table:table-cell office:value-type="float" office:value="97552" table:style-name="ce26">
            <text:p>97 552</text:p>
          </table:table-cell>
          <table:table-cell office:value-type="float" office:value="78248" table:style-name="ce26">
            <text:p>78 248</text:p>
          </table:table-cell>
          <table:table-cell office:value-type="float" office:value="86955" table:style-name="ce26">
            <text:p>86 955</text:p>
          </table:table-cell>
          <table:table-cell office:value-type="float" office:value="77468" table:style-name="ce26">
            <text:p>77 468</text:p>
          </table:table-cell>
          <table:table-cell office:value-type="float" office:value="87652" table:style-name="ce26">
            <text:p>87 652</text:p>
          </table:table-cell>
          <table:table-cell office:value-type="float" office:value="101051" table:style-name="ce26">
            <text:p>101 051</text:p>
          </table:table-cell>
          <table:table-cell office:value-type="float" office:value="141878" table:style-name="ce26">
            <text:p>141 878</text:p>
          </table:table-cell>
          <table:table-cell table:number-columns-repeated="2" table:style-name="ce20"/>
          <table:table-cell table:style-name="ce41"/>
          <table:table-cell table:style-name="ce42"/>
          <table:table-cell table:number-columns-repeated="16365"/>
        </table:table-row>
        <table:table-row table:style-name="ro2">
          <table:table-cell office:value-type="string" table:style-name="ce25">
            <text:p>60 bis 64</text:p>
          </table:table-cell>
          <table:table-cell office:value-type="float" office:value="37296" table:style-name="ce26">
            <text:p>37 296</text:p>
          </table:table-cell>
          <table:table-cell office:value-type="float" office:value="43129" table:style-name="ce26">
            <text:p>43 129</text:p>
          </table:table-cell>
          <table:table-cell office:value-type="float" office:value="41213" table:style-name="ce26">
            <text:p>41 213</text:p>
          </table:table-cell>
          <table:table-cell office:value-type="float" office:value="45424" table:style-name="ce26">
            <text:p>45 424</text:p>
          </table:table-cell>
          <table:table-cell office:value-type="float" office:value="50569" table:style-name="ce26">
            <text:p>50 569</text:p>
          </table:table-cell>
          <table:table-cell office:value-type="float" office:value="62180" table:style-name="ce26">
            <text:p>62 180</text:p>
          </table:table-cell>
          <table:table-cell office:value-type="float" office:value="71122" table:style-name="ce26">
            <text:p>71 122</text:p>
          </table:table-cell>
          <table:table-cell office:value-type="float" office:value="85510" table:style-name="ce26">
            <text:p>85 510</text:p>
          </table:table-cell>
          <table:table-cell office:value-type="float" office:value="86585" table:style-name="ce26">
            <text:p>86 585</text:p>
          </table:table-cell>
          <table:table-cell office:value-type="float" office:value="58377" table:style-name="ce26">
            <text:p>58 377</text:p>
          </table:table-cell>
          <table:table-cell office:value-type="float" office:value="81414" table:style-name="ce26">
            <text:p>81 414</text:p>
          </table:table-cell>
          <table:table-cell office:value-type="float" office:value="93856" table:style-name="ce26">
            <text:p>93 856</text:p>
          </table:table-cell>
          <table:table-cell office:value-type="float" office:value="96167" table:style-name="ce26">
            <text:p>96 167</text:p>
          </table:table-cell>
          <table:table-cell office:value-type="float" office:value="120591" table:style-name="ce26">
            <text:p>120 591</text:p>
          </table:table-cell>
          <table:table-cell table:number-columns-repeated="2" table:style-name="ce20"/>
          <table:table-cell table:style-name="ce41"/>
          <table:table-cell table:style-name="ce42"/>
          <table:table-cell table:number-columns-repeated="16365"/>
        </table:table-row>
        <table:table-row table:style-name="ro2">
          <table:table-cell office:value-type="string" table:style-name="ce25">
            <text:p>65 bis 69</text:p>
          </table:table-cell>
          <table:table-cell office:value-type="float" office:value="28430" table:style-name="ce26">
            <text:p>28 430</text:p>
          </table:table-cell>
          <table:table-cell office:value-type="float" office:value="33109" table:style-name="ce26">
            <text:p>33 109</text:p>
          </table:table-cell>
          <table:table-cell office:value-type="float" office:value="34773" table:style-name="ce26">
            <text:p>34 773</text:p>
          </table:table-cell>
          <table:table-cell office:value-type="float" office:value="35558" table:style-name="ce26">
            <text:p>35 558</text:p>
          </table:table-cell>
          <table:table-cell office:value-type="float" office:value="41572" table:style-name="ce26">
            <text:p>41 572</text:p>
          </table:table-cell>
          <table:table-cell office:value-type="float" office:value="48490" table:style-name="ce26">
            <text:p>48 490</text:p>
          </table:table-cell>
          <table:table-cell office:value-type="float" office:value="61238" table:style-name="ce26">
            <text:p>61 238</text:p>
          </table:table-cell>
          <table:table-cell office:value-type="float" office:value="65615" table:style-name="ce26">
            <text:p>65 615</text:p>
          </table:table-cell>
          <table:table-cell office:value-type="float" office:value="79880" table:style-name="ce26">
            <text:p>79 880</text:p>
          </table:table-cell>
          <table:table-cell office:value-type="float" office:value="68141" table:style-name="ce26">
            <text:p>68 141</text:p>
          </table:table-cell>
          <table:table-cell office:value-type="float" office:value="78603" table:style-name="ce26">
            <text:p>78 603</text:p>
          </table:table-cell>
          <table:table-cell office:value-type="float" office:value="68904" table:style-name="ce26">
            <text:p>68 904</text:p>
          </table:table-cell>
          <table:table-cell office:value-type="float" office:value="78439" table:style-name="ce26">
            <text:p>78 439</text:p>
          </table:table-cell>
          <table:table-cell office:value-type="float" office:value="94586" table:style-name="ce26">
            <text:p>94 586</text:p>
          </table:table-cell>
          <table:table-cell table:number-columns-repeated="2" table:style-name="ce20"/>
          <table:table-cell table:style-name="ce41"/>
          <table:table-cell table:style-name="ce42"/>
          <table:table-cell table:number-columns-repeated="16365"/>
        </table:table-row>
        <table:table-row table:style-name="ro2">
          <table:table-cell office:value-type="string" table:style-name="ce25">
            <text:p>70 bis 74</text:p>
          </table:table-cell>
          <table:table-cell office:value-type="float" office:value="18043" table:style-name="ce26">
            <text:p>18 043</text:p>
          </table:table-cell>
          <table:table-cell office:value-type="float" office:value="20975" table:style-name="ce26">
            <text:p>20 975</text:p>
          </table:table-cell>
          <table:table-cell office:value-type="float" office:value="24469" table:style-name="ce26">
            <text:p>24 469</text:p>
          </table:table-cell>
          <table:table-cell office:value-type="float" office:value="24383" table:style-name="ce26">
            <text:p>24 383</text:p>
          </table:table-cell>
          <table:table-cell office:value-type="float" office:value="28055" table:style-name="ce26">
            <text:p>28 055</text:p>
          </table:table-cell>
          <table:table-cell office:value-type="float" office:value="36180" table:style-name="ce26">
            <text:p>36 180</text:p>
          </table:table-cell>
          <table:table-cell office:value-type="float" office:value="47931" table:style-name="ce26">
            <text:p>47 931</text:p>
          </table:table-cell>
          <table:table-cell office:value-type="float" office:value="50275" table:style-name="ce26">
            <text:p>50 275</text:p>
          </table:table-cell>
          <table:table-cell office:value-type="float" office:value="61738" table:style-name="ce26">
            <text:p>61 738</text:p>
          </table:table-cell>
          <table:table-cell office:value-type="float" office:value="66652" table:style-name="ce26">
            <text:p>66 652</text:p>
          </table:table-cell>
          <table:table-cell office:value-type="float" office:value="48098" table:style-name="ce26">
            <text:p>48 098</text:p>
          </table:table-cell>
          <table:table-cell office:value-type="float" office:value="66556" table:style-name="ce26">
            <text:p>66 556</text:p>
          </table:table-cell>
          <table:table-cell office:value-type="float" office:value="85996" table:style-name="ce26">
            <text:p>85 996</text:p>
          </table:table-cell>
          <table:table-cell office:value-type="float" office:value="84651" table:style-name="ce26">
            <text:p>84 651</text:p>
          </table:table-cell>
          <table:table-cell table:number-columns-repeated="2" table:style-name="ce20"/>
          <table:table-cell table:style-name="ce41"/>
          <table:table-cell table:style-name="ce42"/>
          <table:table-cell table:number-columns-repeated="16365"/>
        </table:table-row>
        <table:table-row table:style-name="ro2">
          <table:table-cell office:value-type="string" table:style-name="ce25">
            <text:p>75 bis 79</text:p>
          </table:table-cell>
          <table:table-cell office:value-type="float" office:value="9325" table:style-name="ce26">
            <text:p>9 325</text:p>
          </table:table-cell>
          <table:table-cell office:value-type="float" office:value="10738" table:style-name="ce26">
            <text:p>10 738</text:p>
          </table:table-cell>
          <table:table-cell office:value-type="float" office:value="13524" table:style-name="ce26">
            <text:p>13 524</text:p>
          </table:table-cell>
          <table:table-cell office:value-type="float" office:value="14949" table:style-name="ce26">
            <text:p>14 949</text:p>
          </table:table-cell>
          <table:table-cell office:value-type="float" office:value="16447" table:style-name="ce26">
            <text:p>16 447</text:p>
          </table:table-cell>
          <table:table-cell office:value-type="float" office:value="21932" table:style-name="ce26">
            <text:p>21 932</text:p>
          </table:table-cell>
          <table:table-cell office:value-type="float" office:value="30953" table:style-name="ce26">
            <text:p>30 953</text:p>
          </table:table-cell>
          <table:table-cell office:value-type="float" office:value="34889" table:style-name="ce26">
            <text:p>34 889</text:p>
          </table:table-cell>
          <table:table-cell office:value-type="float" office:value="39461" table:style-name="ce26">
            <text:p>39 461</text:p>
          </table:table-cell>
          <table:table-cell office:value-type="float" office:value="50140" table:style-name="ce26">
            <text:p>50 140</text:p>
          </table:table-cell>
          <table:table-cell office:value-type="float" office:value="47278" table:style-name="ce26">
            <text:p>47 278</text:p>
          </table:table-cell>
          <table:table-cell office:value-type="float" office:value="57257" table:style-name="ce26">
            <text:p>57 257</text:p>
          </table:table-cell>
          <table:table-cell office:value-type="float" office:value="54678" table:style-name="ce26">
            <text:p>54 678</text:p>
          </table:table-cell>
          <table:table-cell office:value-type="float" office:value="64154" table:style-name="ce26">
            <text:p>64 154</text:p>
          </table:table-cell>
          <table:table-cell table:number-columns-repeated="2" table:style-name="ce20"/>
          <table:table-cell table:style-name="ce41"/>
          <table:table-cell table:style-name="ce42"/>
          <table:table-cell table:number-columns-repeated="16365"/>
        </table:table-row>
        <table:table-row table:style-name="ro2">
          <table:table-cell office:value-type="string" table:style-name="ce25">
            <text:p>80 bis 84</text:p>
          </table:table-cell>
          <table:table-cell office:value-type="float" office:value="3671" table:style-name="ce26">
            <text:p>3 671</text:p>
          </table:table-cell>
          <table:table-cell office:value-type="float" office:value="4167" table:style-name="ce26">
            <text:p>4 167</text:p>
          </table:table-cell>
          <table:table-cell office:value-type="float" office:value="5192" table:style-name="ce26">
            <text:p>5 192</text:p>
          </table:table-cell>
          <table:table-cell office:value-type="float" office:value="6898" table:style-name="ce26">
            <text:p>6 898</text:p>
          </table:table-cell>
          <table:table-cell office:value-type="float" office:value="7032" table:style-name="ce26">
            <text:p>7 032</text:p>
          </table:table-cell>
          <table:table-cell office:value-type="float" office:value="10774" table:style-name="ce26">
            <text:p>10 774</text:p>
          </table:table-cell>
          <table:table-cell office:value-type="float" office:value="14667" table:style-name="ce26">
            <text:p>14 667</text:p>
          </table:table-cell>
          <table:table-cell office:value-type="float" office:value="19345" table:style-name="ce26">
            <text:p>19 345</text:p>
          </table:table-cell>
          <table:table-cell office:value-type="float" office:value="21815" table:style-name="ce26">
            <text:p>21 815</text:p>
          </table:table-cell>
          <table:table-cell office:value-type="float" office:value="28219" table:style-name="ce26">
            <text:p>28 219</text:p>
          </table:table-cell>
          <table:table-cell office:value-type="float" office:value="35090" table:style-name="ce26">
            <text:p>35 090</text:p>
          </table:table-cell>
          <table:table-cell office:value-type="float" office:value="28860" table:style-name="ce26">
            <text:p>28 860</text:p>
          </table:table-cell>
          <table:table-cell office:value-type="float" office:value="44504" table:style-name="ce26">
            <text:p>44 504</text:p>
          </table:table-cell>
          <table:table-cell office:value-type="float" office:value="62824" table:style-name="ce26">
            <text:p>62 824</text:p>
          </table:table-cell>
          <table:table-cell table:number-columns-repeated="2" table:style-name="ce20"/>
          <table:table-cell table:style-name="ce41"/>
          <table:table-cell table:style-name="ce42"/>
          <table:table-cell table:number-columns-repeated="16365"/>
        </table:table-row>
        <table:table-row table:style-name="ro2">
          <table:table-cell office:value-type="string" table:style-name="ce25">
            <text:p>85 bis 89</text:p>
          </table:table-cell>
          <table:table-cell office:value-type="float" office:value="1180" table:style-name="ce26">
            <text:p>1 180</text:p>
          </table:table-cell>
          <table:table-cell office:value-type="float" office:value="1293" table:style-name="ce26">
            <text:p>1 293</text:p>
          </table:table-cell>
          <table:table-cell office:value-type="float" office:value="1629" table:style-name="ce26">
            <text:p>1 629</text:p>
          </table:table-cell>
          <table:table-cell office:value-type="float" office:value="2101" table:style-name="ce26">
            <text:p>2 101</text:p>
          </table:table-cell>
          <table:table-cell office:value-type="float" office:value="2243" table:style-name="ce26">
            <text:p>2 243</text:p>
          </table:table-cell>
          <table:table-cell office:value-type="float" office:value="2821" table:style-name="ce26">
            <text:p>2 821</text:p>
          </table:table-cell>
          <table:table-cell office:value-type="float" office:value="4785" table:style-name="ce26">
            <text:p>4 785</text:p>
          </table:table-cell>
          <table:table-cell office:value-type="float" office:value="7141" table:style-name="ce26">
            <text:p>7 141</text:p>
          </table:table-cell>
          <table:table-cell office:value-type="float" office:value="9063" table:style-name="ce26">
            <text:p>9 063</text:p>
          </table:table-cell>
          <table:table-cell office:value-type="float" office:value="11276" table:style-name="ce26">
            <text:p>11 276</text:p>
          </table:table-cell>
          <table:table-cell office:value-type="float" office:value="16463" table:style-name="ce26">
            <text:p>16 463</text:p>
          </table:table-cell>
          <table:table-cell office:value-type="float" office:value="18488" table:style-name="ce26">
            <text:p>18 488</text:p>
          </table:table-cell>
          <table:table-cell office:value-type="float" office:value="27779" table:style-name="ce26">
            <text:p>27 779</text:p>
          </table:table-cell>
          <table:table-cell office:value-type="float" office:value="29073" table:style-name="ce26">
            <text:p>29 073</text:p>
          </table:table-cell>
          <table:table-cell table:number-columns-repeated="2" table:style-name="ce20"/>
          <table:table-cell table:style-name="ce41"/>
          <table:table-cell table:style-name="ce42"/>
          <table:table-cell table:number-columns-repeated="16365"/>
        </table:table-row>
        <table:table-row table:style-name="ro2">
          <table:table-cell office:value-type="string" table:style-name="ce25">
            <text:p>90 bis 94</text:p>
          </table:table-cell>
          <table:table-cell office:value-type="float" office:value="294" table:style-name="ce26">
            <text:p>294</text:p>
          </table:table-cell>
          <table:table-cell office:value-type="float" office:value="225" table:style-name="ce26">
            <text:p>225</text:p>
          </table:table-cell>
          <table:table-cell office:value-type="float" office:value="298" table:style-name="ce26">
            <text:p>298</text:p>
          </table:table-cell>
          <table:table-cell office:value-type="float" office:value="382" table:style-name="ce26">
            <text:p>382</text:p>
          </table:table-cell>
          <table:table-cell office:value-type="float" office:value="465" table:style-name="ce26">
            <text:p>465</text:p>
          </table:table-cell>
          <table:table-cell office:value-type="float" office:value="572" table:style-name="ce26">
            <text:p>572</text:p>
          </table:table-cell>
          <table:table-cell office:value-type="float" office:value="965" table:style-name="ce26">
            <text:p>965</text:p>
          </table:table-cell>
          <table:table-cell office:value-type="float" office:value="1516" table:style-name="ce26">
            <text:p>1 516</text:p>
          </table:table-cell>
          <table:table-cell office:value-type="float" office:value="2361" table:style-name="ce26">
            <text:p>2 361</text:p>
          </table:table-cell>
          <table:table-cell office:value-type="float" office:value="2994" table:style-name="ce26">
            <text:p>2 994</text:p>
          </table:table-cell>
          <table:table-cell office:value-type="float" office:value="4775" table:style-name="ce26">
            <text:p>4 775</text:p>
          </table:table-cell>
          <table:table-cell office:value-type="float" office:value="7243" table:style-name="ce26">
            <text:p>7 243</text:p>
          </table:table-cell>
          <table:table-cell office:value-type="float" office:value="8704" table:style-name="ce26">
            <text:p>8 704</text:p>
          </table:table-cell>
          <table:table-cell office:value-type="float" office:value="13254" table:style-name="ce26">
            <text:p>13 254</text:p>
          </table:table-cell>
          <table:table-cell table:number-columns-repeated="2" table:style-name="ce20"/>
          <table:table-cell table:style-name="ce41"/>
          <table:table-cell table:style-name="ce42"/>
          <table:table-cell table:number-columns-repeated="16365"/>
        </table:table-row>
        <table:table-row table:style-name="ro2">
          <table:table-cell office:value-type="string" table:style-name="ce25">
            <text:p>95 und älter</text:p>
          </table:table-cell>
          <table:table-cell office:value-type="float" office:value="69" table:style-name="ce26">
            <text:p>69</text:p>
          </table:table-cell>
          <table:table-cell office:value-type="float" office:value="31" table:style-name="ce26">
            <text:p>31</text:p>
          </table:table-cell>
          <table:table-cell office:value-type="float" office:value="51" table:style-name="ce26">
            <text:p>51</text:p>
          </table:table-cell>
          <table:table-cell office:value-type="float" office:value="97" table:style-name="ce26">
            <text:p>97</text:p>
          </table:table-cell>
          <table:table-cell office:value-type="float" office:value="62" table:style-name="ce26">
            <text:p>62</text:p>
          </table:table-cell>
          <table:table-cell office:value-type="float" office:value="72" table:style-name="ce26">
            <text:p>72</text:p>
          </table:table-cell>
          <table:table-cell office:value-type="float" office:value="116" table:style-name="ce26">
            <text:p>116</text:p>
          </table:table-cell>
          <table:table-cell office:value-type="float" office:value="162" table:style-name="ce26">
            <text:p>162</text:p>
          </table:table-cell>
          <table:table-cell office:value-type="float" office:value="335" table:style-name="ce26">
            <text:p>335</text:p>
          </table:table-cell>
          <table:table-cell office:value-type="float" office:value="549" table:style-name="ce26">
            <text:p>549</text:p>
          </table:table-cell>
          <table:table-cell office:value-type="float" office:value="700" table:style-name="ce26">
            <text:p>700</text:p>
          </table:table-cell>
          <table:table-cell office:value-type="float" office:value="1385" table:style-name="ce26">
            <text:p>1 385</text:p>
          </table:table-cell>
          <table:table-cell office:value-type="float" office:value="1952" table:style-name="ce26">
            <text:p>1 952</text:p>
          </table:table-cell>
          <table:table-cell office:value-type="float" office:value="3390" table:style-name="ce26">
            <text:p>3 390</text:p>
          </table:table-cell>
          <table:table-cell table:number-columns-repeated="2" table:style-name="ce20"/>
          <table:table-cell table:style-name="ce41"/>
          <table:table-cell table:style-name="ce42"/>
          <table:table-cell table:number-columns-repeated="16365"/>
        </table:table-row>
        <table:table-row table:style-name="ro2">
          <table:table-cell table:style-name="ce20"/>
          <table:table-cell office:value-type="string" table:number-columns-spanned="14" table:number-rows-spanned="1" table:style-name="ce36">
            <text:p>Männer</text:p>
          </table:table-cell>
          <table:covered-table-cell table:number-columns-repeated="13"/>
          <table:table-cell table:number-columns-repeated="2" table:style-name="ce20"/>
          <table:table-cell table:style-name="ce41"/>
          <table:table-cell table:style-name="ce42"/>
          <table:table-cell table:number-columns-repeated="16365"/>
        </table:table-row>
        <table:table-row table:style-name="ro2">
          <table:table-cell office:value-type="string" table:style-name="ce20">
            <text:p>Zusammen</text:p>
          </table:table-cell>
          <table:table-cell office:value-type="float" office:value="534989" table:formula="of:=SUM([.B27:.B46])" table:style-name="ce26">
            <text:p>534 989</text:p>
          </table:table-cell>
          <table:table-cell office:value-type="float" office:value="571808" table:formula="of:=SUM([.C27:.C46])" table:style-name="ce26">
            <text:p>571 808</text:p>
          </table:table-cell>
          <table:table-cell office:value-type="float" office:value="601645" table:formula="of:=SUM([.D27:.D46])" table:style-name="ce26">
            <text:p>601 645</text:p>
          </table:table-cell>
          <table:table-cell office:value-type="float" office:value="658417" table:formula="of:=SUM([.E27:.E46])" table:style-name="ce26">
            <text:p>658 417</text:p>
          </table:table-cell>
          <table:table-cell office:value-type="float" office:value="715702" table:formula="of:=SUM([.F27:.F46])" table:style-name="ce26">
            <text:p>715 702</text:p>
          </table:table-cell>
          <table:table-cell office:value-type="float" office:value="712148" table:formula="of:=SUM([.G27:.G46])" table:style-name="ce26">
            <text:p>712 148</text:p>
          </table:table-cell>
          <table:table-cell office:value-type="float" office:value="649652" table:formula="of:=SUM([.H27:.H46])" table:style-name="ce26">
            <text:p>649 652</text:p>
          </table:table-cell>
          <table:table-cell office:value-type="float" office:value="642971" table:formula="of:=SUM([.I27:.I46])" table:style-name="ce26">
            <text:p>642 971</text:p>
          </table:table-cell>
          <table:table-cell office:value-type="float" office:value="673800" table:formula="of:=SUM([.J27:.J46])" table:style-name="ce26">
            <text:p>673 800</text:p>
          </table:table-cell>
          <table:table-cell office:value-type="float" office:value="681831" table:formula="of:=SUM([.K27:.K46])" table:style-name="ce26">
            <text:p>681 831</text:p>
          </table:table-cell>
          <table:table-cell office:value-type="float" office:value="715709" table:formula="of:=SUM([.L27:.L46])" table:style-name="ce26">
            <text:p>715 709</text:p>
          </table:table-cell>
          <table:table-cell office:value-type="float" office:value="754953" table:formula="of:=SUM([.M27:.M46])" table:style-name="ce26">
            <text:p>754 953</text:p>
          </table:table-cell>
          <table:table-cell office:value-type="float" office:value="791420" table:style-name="ce26">
            <text:p>791 420</text:p>
          </table:table-cell>
          <table:table-cell office:value-type="float" office:value="837021" table:style-name="ce26">
            <text:p>837 021</text:p>
          </table:table-cell>
          <table:table-cell table:number-columns-repeated="2" table:style-name="ce20"/>
          <table:table-cell table:style-name="ce39"/>
          <table:table-cell table:style-name="ce1"/>
          <table:table-cell table:number-columns-repeated="16365"/>
        </table:table-row>
        <table:table-row table:style-name="ro2">
          <table:table-cell office:value-type="string" table:style-name="ce25">
            <text:p>0 bis 4</text:p>
          </table:table-cell>
          <table:table-cell office:value-type="float" office:value="60539" table:style-name="ce26">
            <text:p>60 539</text:p>
          </table:table-cell>
          <table:table-cell office:value-type="float" office:value="72317" table:style-name="ce26">
            <text:p>72 317</text:p>
          </table:table-cell>
          <table:table-cell office:value-type="float" office:value="71496" table:style-name="ce26">
            <text:p>71 496</text:p>
          </table:table-cell>
          <table:table-cell office:value-type="float" office:value="81044" table:style-name="ce26">
            <text:p>81 044</text:p>
          </table:table-cell>
          <table:table-cell office:value-type="float" office:value="82284" table:style-name="ce26">
            <text:p>82 284</text:p>
          </table:table-cell>
          <table:table-cell office:value-type="float" office:value="55488" table:style-name="ce26">
            <text:p>55 488</text:p>
          </table:table-cell>
          <table:table-cell office:value-type="float" office:value="54253" table:style-name="ce26">
            <text:p>54 253</text:p>
          </table:table-cell>
          <table:table-cell office:value-type="float" office:value="59334" table:style-name="ce26">
            <text:p>59 334</text:p>
          </table:table-cell>
          <table:table-cell office:value-type="float" office:value="56531" table:style-name="ce26">
            <text:p>56 531</text:p>
          </table:table-cell>
          <table:table-cell office:value-type="float" office:value="40612" table:style-name="ce26">
            <text:p>40 612</text:p>
          </table:table-cell>
          <table:table-cell office:value-type="float" office:value="43145" table:style-name="ce26">
            <text:p>43 145</text:p>
          </table:table-cell>
          <table:table-cell office:value-type="float" office:value="39912" table:style-name="ce26">
            <text:p>39 912</text:p>
          </table:table-cell>
          <table:table-cell office:value-type="float" office:value="37410" table:style-name="ce26">
            <text:p>37 410</text:p>
          </table:table-cell>
          <table:table-cell office:value-type="float" office:value="40360" table:style-name="ce26">
            <text:p>40 360</text:p>
          </table:table-cell>
          <table:table-cell table:number-columns-repeated="2" table:style-name="ce20"/>
          <table:table-cell table:number-columns-repeated="2" table:style-name="ce1"/>
          <table:table-cell table:number-columns-repeated="16365"/>
        </table:table-row>
        <table:table-row table:style-name="ro2">
          <table:table-cell office:value-type="string" table:style-name="ce25">
            <text:p>5 bis 9</text:p>
          </table:table-cell>
          <table:table-cell office:value-type="float" office:value="52439" table:style-name="ce26">
            <text:p>52 439</text:p>
          </table:table-cell>
          <table:table-cell office:value-type="float" office:value="59669" table:style-name="ce26">
            <text:p>59 669</text:p>
          </table:table-cell>
          <table:table-cell office:value-type="float" office:value="63609" table:style-name="ce26">
            <text:p>63 609</text:p>
          </table:table-cell>
          <table:table-cell office:value-type="float" office:value="69439" table:style-name="ce26">
            <text:p>69 439</text:p>
          </table:table-cell>
          <table:table-cell office:value-type="float" office:value="79259" table:style-name="ce26">
            <text:p>79 259</text:p>
          </table:table-cell>
          <table:table-cell office:value-type="float" office:value="62787" table:style-name="ce26">
            <text:p>62 787</text:p>
          </table:table-cell>
          <table:table-cell office:value-type="float" office:value="49686" table:style-name="ce26">
            <text:p>49 686</text:p>
          </table:table-cell>
          <table:table-cell office:value-type="float" office:value="51303" table:style-name="ce26">
            <text:p>51 303</text:p>
          </table:table-cell>
          <table:table-cell office:value-type="float" office:value="63579" table:style-name="ce26">
            <text:p>63 579</text:p>
          </table:table-cell>
          <table:table-cell office:value-type="float" office:value="46160" table:style-name="ce26">
            <text:p>46 160</text:p>
          </table:table-cell>
          <table:table-cell office:value-type="float" office:value="44892" table:style-name="ce26">
            <text:p>44 892</text:p>
          </table:table-cell>
          <table:table-cell office:value-type="float" office:value="47137" table:style-name="ce26">
            <text:p>47 137</text:p>
          </table:table-cell>
          <table:table-cell office:value-type="float" office:value="41013" table:style-name="ce26">
            <text:p>41 013</text:p>
          </table:table-cell>
          <table:table-cell office:value-type="float" office:value="42734" table:style-name="ce26">
            <text:p>42 734</text:p>
          </table:table-cell>
          <table:table-cell table:number-columns-repeated="2" table:style-name="ce20"/>
          <table:table-cell table:number-columns-repeated="2" table:style-name="ce41"/>
          <table:table-cell table:number-columns-repeated="16365"/>
        </table:table-row>
        <table:table-row table:style-name="ro2">
          <table:table-cell office:value-type="string" table:style-name="ce25">
            <text:p>10 bis 14</text:p>
          </table:table-cell>
          <table:table-cell office:value-type="float" office:value="50836" table:style-name="ce26">
            <text:p>50 836</text:p>
          </table:table-cell>
          <table:table-cell office:value-type="float" office:value="51558" table:style-name="ce26">
            <text:p>51 558</text:p>
          </table:table-cell>
          <table:table-cell office:value-type="float" office:value="61325" table:style-name="ce26">
            <text:p>61 325</text:p>
          </table:table-cell>
          <table:table-cell office:value-type="float" office:value="64351" table:style-name="ce26">
            <text:p>64 351</text:p>
          </table:table-cell>
          <table:table-cell office:value-type="float" office:value="74797" table:style-name="ce26">
            <text:p>74 797</text:p>
          </table:table-cell>
          <table:table-cell office:value-type="float" office:value="66907" table:style-name="ce26">
            <text:p>66 907</text:p>
          </table:table-cell>
          <table:table-cell office:value-type="float" office:value="59573" table:style-name="ce26">
            <text:p>59 573</text:p>
          </table:table-cell>
          <table:table-cell office:value-type="float" office:value="51310" table:style-name="ce26">
            <text:p>51 310</text:p>
          </table:table-cell>
          <table:table-cell office:value-type="float" office:value="59549" table:style-name="ce26">
            <text:p>59 549</text:p>
          </table:table-cell>
          <table:table-cell office:value-type="float" office:value="58518" table:style-name="ce26">
            <text:p>58 518</text:p>
          </table:table-cell>
          <table:table-cell office:value-type="float" office:value="43095" table:style-name="ce26">
            <text:p>43 095</text:p>
          </table:table-cell>
          <table:table-cell office:value-type="float" office:value="48057" table:style-name="ce26">
            <text:p>48 057</text:p>
          </table:table-cell>
          <table:table-cell office:value-type="float" office:value="43538" table:style-name="ce26">
            <text:p>43 538</text:p>
          </table:table-cell>
          <table:table-cell office:value-type="float" office:value="42725" table:style-name="ce26">
            <text:p>42 725</text:p>
          </table:table-cell>
          <table:table-cell table:number-columns-repeated="2" table:style-name="ce20"/>
          <table:table-cell table:style-name="ce41"/>
          <table:table-cell table:style-name="ce42"/>
          <table:table-cell table:number-columns-repeated="16365"/>
        </table:table-row>
        <table:table-row table:style-name="ro2">
          <table:table-cell office:value-type="string" table:style-name="ce25">
            <text:p>15 bis 19</text:p>
          </table:table-cell>
          <table:table-cell office:value-type="float" office:value="50306" table:style-name="ce26">
            <text:p>50 306</text:p>
          </table:table-cell>
          <table:table-cell office:value-type="float" office:value="49478" table:style-name="ce26">
            <text:p>49 478</text:p>
          </table:table-cell>
          <table:table-cell office:value-type="float" office:value="55626" table:style-name="ce26">
            <text:p>55 626</text:p>
          </table:table-cell>
          <table:table-cell office:value-type="float" office:value="60637" table:style-name="ce26">
            <text:p>60 637</text:p>
          </table:table-cell>
          <table:table-cell office:value-type="float" office:value="66389" table:style-name="ce26">
            <text:p>66 389</text:p>
          </table:table-cell>
          <table:table-cell office:value-type="float" office:value="44594" table:style-name="ce26">
            <text:p>44 594</text:p>
          </table:table-cell>
          <table:table-cell office:value-type="float" office:value="49163" table:style-name="ce26">
            <text:p>49 163</text:p>
          </table:table-cell>
          <table:table-cell office:value-type="float" office:value="48199" table:style-name="ce26">
            <text:p>48 199</text:p>
          </table:table-cell>
          <table:table-cell office:value-type="float" office:value="52376" table:style-name="ce26">
            <text:p>52 376</text:p>
          </table:table-cell>
          <table:table-cell office:value-type="float" office:value="64960" table:style-name="ce26">
            <text:p>64 960</text:p>
          </table:table-cell>
          <table:table-cell office:value-type="float" office:value="49029" table:style-name="ce26">
            <text:p>49 029</text:p>
          </table:table-cell>
          <table:table-cell office:value-type="float" office:value="47987" table:style-name="ce26">
            <text:p>47 987</text:p>
          </table:table-cell>
          <table:table-cell office:value-type="float" office:value="49497" table:style-name="ce26">
            <text:p>49 497</text:p>
          </table:table-cell>
          <table:table-cell office:value-type="float" office:value="44521" table:style-name="ce26">
            <text:p>44 521</text:p>
          </table:table-cell>
          <table:table-cell table:number-columns-repeated="2" table:style-name="ce20"/>
          <table:table-cell table:style-name="ce41"/>
          <table:table-cell table:style-name="ce42"/>
          <table:table-cell table:number-columns-repeated="16365"/>
        </table:table-row>
        <table:table-row table:style-name="ro2">
          <table:table-cell office:value-type="string" table:style-name="ce25">
            <text:p>20 bis 24</text:p>
          </table:table-cell>
          <table:table-cell office:value-type="float" office:value="45697" table:style-name="ce26">
            <text:p>45 697</text:p>
          </table:table-cell>
          <table:table-cell office:value-type="float" office:value="47497" table:style-name="ce26">
            <text:p>47 497</text:p>
          </table:table-cell>
          <table:table-cell office:value-type="float" office:value="48207" table:style-name="ce26">
            <text:p>48 207</text:p>
          </table:table-cell>
          <table:table-cell office:value-type="float" office:value="58012" table:style-name="ce26">
            <text:p>58 012</text:p>
          </table:table-cell>
          <table:table-cell office:value-type="float" office:value="57678" table:style-name="ce26">
            <text:p>57 678</text:p>
          </table:table-cell>
          <table:table-cell office:value-type="float" office:value="66097" table:style-name="ce26">
            <text:p>66 097</text:p>
          </table:table-cell>
          <table:table-cell office:value-type="float" office:value="49678" table:style-name="ce26">
            <text:p>49 678</text:p>
          </table:table-cell>
          <table:table-cell office:value-type="float" office:value="50841" table:style-name="ce26">
            <text:p>50 841</text:p>
          </table:table-cell>
          <table:table-cell office:value-type="float" office:value="48813" table:style-name="ce26">
            <text:p>48 813</text:p>
          </table:table-cell>
          <table:table-cell office:value-type="float" office:value="56924" table:style-name="ce26">
            <text:p>56 924</text:p>
          </table:table-cell>
          <table:table-cell office:value-type="float" office:value="60034" table:style-name="ce26">
            <text:p>60 034</text:p>
          </table:table-cell>
          <table:table-cell office:value-type="float" office:value="43625" table:style-name="ce26">
            <text:p>43 625</text:p>
          </table:table-cell>
          <table:table-cell office:value-type="float" office:value="48142" table:style-name="ce26">
            <text:p>48 142</text:p>
          </table:table-cell>
          <table:table-cell office:value-type="float" office:value="44247" table:style-name="ce26">
            <text:p>44 247</text:p>
          </table:table-cell>
          <table:table-cell table:number-columns-repeated="2" table:style-name="ce20"/>
          <table:table-cell table:style-name="ce41"/>
          <table:table-cell table:style-name="ce40"/>
          <table:table-cell table:number-columns-repeated="16365"/>
        </table:table-row>
        <table:table-row table:style-name="ro2">
          <table:table-cell office:value-type="string" table:style-name="ce25">
            <text:p>25 bis 29</text:p>
          </table:table-cell>
          <table:table-cell office:value-type="float" office:value="41727" table:style-name="ce26">
            <text:p>41 727</text:p>
          </table:table-cell>
          <table:table-cell office:value-type="float" office:value="43525" table:style-name="ce26">
            <text:p>43 525</text:p>
          </table:table-cell>
          <table:table-cell office:value-type="float" office:value="43986" table:style-name="ce26">
            <text:p>43 986</text:p>
          </table:table-cell>
          <table:table-cell office:value-type="float" office:value="49992" table:style-name="ce26">
            <text:p>49 992</text:p>
          </table:table-cell>
          <table:table-cell office:value-type="float" office:value="52129" table:style-name="ce26">
            <text:p>52 129</text:p>
          </table:table-cell>
          <table:table-cell office:value-type="float" office:value="64895" table:style-name="ce26">
            <text:p>64 895</text:p>
          </table:table-cell>
          <table:table-cell office:value-type="float" office:value="42404" table:style-name="ce26">
            <text:p>42 404</text:p>
          </table:table-cell>
          <table:table-cell office:value-type="float" office:value="40974" table:style-name="ce26">
            <text:p>40 974</text:p>
          </table:table-cell>
          <table:table-cell office:value-type="float" office:value="42037" table:style-name="ce26">
            <text:p>42 037</text:p>
          </table:table-cell>
          <table:table-cell office:value-type="float" office:value="47293" table:style-name="ce26">
            <text:p>47 293</text:p>
          </table:table-cell>
          <table:table-cell office:value-type="float" office:value="63516" table:style-name="ce26">
            <text:p>63 516</text:p>
          </table:table-cell>
          <table:table-cell office:value-type="float" office:value="47908" table:style-name="ce26">
            <text:p>47 908</text:p>
          </table:table-cell>
          <table:table-cell office:value-type="float" office:value="46416" table:style-name="ce26">
            <text:p>46 416</text:p>
          </table:table-cell>
          <table:table-cell office:value-type="float" office:value="48077" table:style-name="ce26">
            <text:p>48 077</text:p>
          </table:table-cell>
          <table:table-cell table:number-columns-repeated="2" table:style-name="ce20"/>
          <table:table-cell table:style-name="ce41"/>
          <table:table-cell table:style-name="ce42"/>
          <table:table-cell table:number-columns-repeated="16365"/>
        </table:table-row>
        <table:table-row table:style-name="ro2">
          <table:table-cell office:value-type="string" table:style-name="ce25">
            <text:p>30 bis 34</text:p>
          </table:table-cell>
          <table:table-cell office:value-type="float" office:value="36857" table:style-name="ce26">
            <text:p>36 857</text:p>
          </table:table-cell>
          <table:table-cell office:value-type="float" office:value="40740" table:style-name="ce26">
            <text:p>40 740</text:p>
          </table:table-cell>
          <table:table-cell office:value-type="float" office:value="40408" table:style-name="ce26">
            <text:p>40 408</text:p>
          </table:table-cell>
          <table:table-cell office:value-type="float" office:value="42987" table:style-name="ce26">
            <text:p>42 987</text:p>
          </table:table-cell>
          <table:table-cell office:value-type="float" office:value="49997" table:style-name="ce26">
            <text:p>49 997</text:p>
          </table:table-cell>
          <table:table-cell office:value-type="float" office:value="62301" table:style-name="ce26">
            <text:p>62 301</text:p>
          </table:table-cell>
          <table:table-cell office:value-type="float" office:value="28805" table:style-name="ce26">
            <text:p>28 805</text:p>
          </table:table-cell>
          <table:table-cell office:value-type="float" office:value="44878" table:style-name="ce26">
            <text:p>44 878</text:p>
          </table:table-cell>
          <table:table-cell office:value-type="float" office:value="48993" table:style-name="ce26">
            <text:p>48 993</text:p>
          </table:table-cell>
          <table:table-cell office:value-type="float" office:value="48579" table:style-name="ce26">
            <text:p>48 579</text:p>
          </table:table-cell>
          <table:table-cell office:value-type="float" office:value="58244" table:style-name="ce26">
            <text:p>58 244</text:p>
          </table:table-cell>
          <table:table-cell office:value-type="float" office:value="62190" table:style-name="ce26">
            <text:p>62 190</text:p>
          </table:table-cell>
          <table:table-cell office:value-type="float" office:value="46401" table:style-name="ce26">
            <text:p>46 401</text:p>
          </table:table-cell>
          <table:table-cell office:value-type="float" office:value="52500" table:style-name="ce26">
            <text:p>52 500</text:p>
          </table:table-cell>
          <table:table-cell table:number-columns-repeated="2" table:style-name="ce20"/>
          <table:table-cell table:style-name="ce41"/>
          <table:table-cell table:style-name="ce42"/>
          <table:table-cell table:number-columns-repeated="16365"/>
        </table:table-row>
        <table:table-row table:style-name="ro2">
          <table:table-cell office:value-type="string" table:style-name="ce25">
            <text:p>35 bis 39</text:p>
          </table:table-cell>
          <table:table-cell office:value-type="float" office:value="34055" table:style-name="ce26">
            <text:p>34 055</text:p>
          </table:table-cell>
          <table:table-cell office:value-type="float" office:value="38401" table:style-name="ce26">
            <text:p>38 401</text:p>
          </table:table-cell>
          <table:table-cell office:value-type="float" office:value="38221" table:style-name="ce26">
            <text:p>38 221</text:p>
          </table:table-cell>
          <table:table-cell office:value-type="float" office:value="40660" table:style-name="ce26">
            <text:p>40 660</text:p>
          </table:table-cell>
          <table:table-cell office:value-type="float" office:value="45551" table:style-name="ce26">
            <text:p>45 551</text:p>
          </table:table-cell>
          <table:table-cell office:value-type="float" office:value="49485" table:style-name="ce26">
            <text:p>49 485</text:p>
          </table:table-cell>
          <table:table-cell office:value-type="float" office:value="38514" table:style-name="ce26">
            <text:p>38 514</text:p>
          </table:table-cell>
          <table:table-cell office:value-type="float" office:value="39143" table:style-name="ce26">
            <text:p>39 143</text:p>
          </table:table-cell>
          <table:table-cell office:value-type="float" office:value="41853" table:style-name="ce26">
            <text:p>41 853</text:p>
          </table:table-cell>
          <table:table-cell office:value-type="float" office:value="44027" table:style-name="ce26">
            <text:p>44 027</text:p>
          </table:table-cell>
          <table:table-cell office:value-type="float" office:value="50096" table:style-name="ce26">
            <text:p>50 096</text:p>
          </table:table-cell>
          <table:table-cell office:value-type="float" office:value="68718" table:style-name="ce26">
            <text:p>68 718</text:p>
          </table:table-cell>
          <table:table-cell office:value-type="float" office:value="52174" table:style-name="ce26">
            <text:p>52 174</text:p>
          </table:table-cell>
          <table:table-cell office:value-type="float" office:value="54358" table:style-name="ce26">
            <text:p>54 358</text:p>
          </table:table-cell>
          <table:table-cell table:number-columns-repeated="2" table:style-name="ce20"/>
          <table:table-cell table:style-name="ce41"/>
          <table:table-cell table:style-name="ce42"/>
          <table:table-cell table:number-columns-repeated="16365"/>
        </table:table-row>
        <table:table-row table:style-name="ro2">
          <table:table-cell office:value-type="string" table:style-name="ce25">
            <text:p>40 bis 44</text:p>
          </table:table-cell>
          <table:table-cell office:value-type="float" office:value="30682" table:style-name="ce26">
            <text:p>30 682</text:p>
          </table:table-cell>
          <table:table-cell office:value-type="float" office:value="33772" table:style-name="ce26">
            <text:p>33 772</text:p>
          </table:table-cell>
          <table:table-cell office:value-type="float" office:value="35934" table:style-name="ce26">
            <text:p>35 934</text:p>
          </table:table-cell>
          <table:table-cell office:value-type="float" office:value="37958" table:style-name="ce26">
            <text:p>37 958</text:p>
          </table:table-cell>
          <table:table-cell office:value-type="float" office:value="39748" table:style-name="ce26">
            <text:p>39 748</text:p>
          </table:table-cell>
          <table:table-cell office:value-type="float" office:value="41377" table:style-name="ce26">
            <text:p>41 377</text:p>
          </table:table-cell>
          <table:table-cell office:value-type="float" office:value="46897" table:style-name="ce26">
            <text:p>46 897</text:p>
          </table:table-cell>
          <table:table-cell office:value-type="float" office:value="26357" table:style-name="ce26">
            <text:p>26 357</text:p>
          </table:table-cell>
          <table:table-cell office:value-type="float" office:value="45286" table:style-name="ce26">
            <text:p>45 286</text:p>
          </table:table-cell>
          <table:table-cell office:value-type="float" office:value="50142" table:style-name="ce26">
            <text:p>50 142</text:p>
          </table:table-cell>
          <table:table-cell office:value-type="float" office:value="50767" table:style-name="ce26">
            <text:p>50 767</text:p>
          </table:table-cell>
          <table:table-cell office:value-type="float" office:value="61519" table:style-name="ce26">
            <text:p>61 519</text:p>
          </table:table-cell>
          <table:table-cell office:value-type="float" office:value="66715" table:style-name="ce26">
            <text:p>66 715</text:p>
          </table:table-cell>
          <table:table-cell office:value-type="float" office:value="53764" table:style-name="ce26">
            <text:p>53 764</text:p>
          </table:table-cell>
          <table:table-cell table:number-columns-repeated="2" table:style-name="ce20"/>
          <table:table-cell table:style-name="ce41"/>
          <table:table-cell table:style-name="ce42"/>
          <table:table-cell table:number-columns-repeated="16365"/>
        </table:table-row>
        <table:table-row table:style-name="ro2">
          <table:table-cell office:value-type="string" table:style-name="ce25">
            <text:p>45 bis 49</text:p>
          </table:table-cell>
          <table:table-cell office:value-type="float" office:value="30766" table:style-name="ce26">
            <text:p>30 766</text:p>
          </table:table-cell>
          <table:table-cell office:value-type="float" office:value="29898" table:style-name="ce26">
            <text:p>29 898</text:p>
          </table:table-cell>
          <table:table-cell office:value-type="float" office:value="34065" table:style-name="ce26">
            <text:p>34 065</text:p>
          </table:table-cell>
          <table:table-cell office:value-type="float" office:value="34630" table:style-name="ce26">
            <text:p>34 630</text:p>
          </table:table-cell>
          <table:table-cell office:value-type="float" office:value="36890" table:style-name="ce26">
            <text:p>36 890</text:p>
          </table:table-cell>
          <table:table-cell office:value-type="float" office:value="39380" table:style-name="ce26">
            <text:p>39 380</text:p>
          </table:table-cell>
          <table:table-cell office:value-type="float" office:value="51419" table:style-name="ce26">
            <text:p>51 419</text:p>
          </table:table-cell>
          <table:table-cell office:value-type="float" office:value="36033" table:style-name="ce26">
            <text:p>36 033</text:p>
          </table:table-cell>
          <table:table-cell office:value-type="float" office:value="39006" table:style-name="ce26">
            <text:p>39 006</text:p>
          </table:table-cell>
          <table:table-cell office:value-type="float" office:value="40649" table:style-name="ce26">
            <text:p>40 649</text:p>
          </table:table-cell>
          <table:table-cell office:value-type="float" office:value="45591" table:style-name="ce26">
            <text:p>45 591</text:p>
          </table:table-cell>
          <table:table-cell office:value-type="float" office:value="51149" table:style-name="ce26">
            <text:p>51 149</text:p>
          </table:table-cell>
          <table:table-cell office:value-type="float" office:value="71277" table:style-name="ce26">
            <text:p>71 277</text:p>
          </table:table-cell>
          <table:table-cell office:value-type="float" office:value="57225" table:style-name="ce26">
            <text:p>57 225</text:p>
          </table:table-cell>
          <table:table-cell table:number-columns-repeated="2" table:style-name="ce20"/>
          <table:table-cell table:style-name="ce41"/>
          <table:table-cell table:style-name="ce42"/>
          <table:table-cell table:number-columns-repeated="16365"/>
        </table:table-row>
        <table:table-row table:style-name="ro2">
          <table:table-cell office:value-type="string" table:style-name="ce25">
            <text:p>50 bis 54</text:p>
          </table:table-cell>
          <table:table-cell office:value-type="float" office:value="28169" table:style-name="ce26">
            <text:p>28 169</text:p>
          </table:table-cell>
          <table:table-cell office:value-type="float" office:value="25973" table:style-name="ce26">
            <text:p>25 973</text:p>
          </table:table-cell>
          <table:table-cell office:value-type="float" office:value="28036" table:style-name="ce26">
            <text:p>28 036</text:p>
          </table:table-cell>
          <table:table-cell office:value-type="float" office:value="30998" table:style-name="ce26">
            <text:p>30 998</text:p>
          </table:table-cell>
          <table:table-cell office:value-type="float" office:value="33233" table:style-name="ce26">
            <text:p>33 233</text:p>
          </table:table-cell>
          <table:table-cell office:value-type="float" office:value="38192" table:style-name="ce26">
            <text:p>38 192</text:p>
          </table:table-cell>
          <table:table-cell office:value-type="float" office:value="45712" table:style-name="ce26">
            <text:p>45 712</text:p>
          </table:table-cell>
          <table:table-cell office:value-type="float" office:value="43072" table:style-name="ce26">
            <text:p>43 072</text:p>
          </table:table-cell>
          <table:table-cell office:value-type="float" office:value="25827" table:style-name="ce26">
            <text:p>25 827</text:p>
          </table:table-cell>
          <table:table-cell office:value-type="float" office:value="42914" table:style-name="ce26">
            <text:p>42 914</text:p>
          </table:table-cell>
          <table:table-cell office:value-type="float" office:value="49862" table:style-name="ce26">
            <text:p>49 862</text:p>
          </table:table-cell>
          <table:table-cell office:value-type="float" office:value="50230" table:style-name="ce26">
            <text:p>50 230</text:p>
          </table:table-cell>
          <table:table-cell office:value-type="float" office:value="62332" table:style-name="ce26">
            <text:p>62 332</text:p>
          </table:table-cell>
          <table:table-cell office:value-type="float" office:value="69242" table:style-name="ce26">
            <text:p>69 242</text:p>
          </table:table-cell>
          <table:table-cell table:number-columns-repeated="2" table:style-name="ce20"/>
          <table:table-cell table:style-name="ce41"/>
          <table:table-cell table:style-name="ce42"/>
          <table:table-cell table:number-columns-repeated="16365"/>
        </table:table-row>
        <table:table-row table:style-name="ro2">
          <table:table-cell office:value-type="string" table:style-name="ce25">
            <text:p>55 bis 59</text:p>
          </table:table-cell>
          <table:table-cell office:value-type="float" office:value="24680" table:style-name="ce26">
            <text:p>24 680</text:p>
          </table:table-cell>
          <table:table-cell office:value-type="float" office:value="24055" table:style-name="ce26">
            <text:p>24 055</text:p>
          </table:table-cell>
          <table:table-cell office:value-type="float" office:value="23382" table:style-name="ce26">
            <text:p>23 382</text:p>
          </table:table-cell>
          <table:table-cell office:value-type="float" office:value="27509" table:style-name="ce26">
            <text:p>27 509</text:p>
          </table:table-cell>
          <table:table-cell office:value-type="float" office:value="29231" table:style-name="ce26">
            <text:p>29 231</text:p>
          </table:table-cell>
          <table:table-cell office:value-type="float" office:value="35247" table:style-name="ce26">
            <text:p>35 247</text:p>
          </table:table-cell>
          <table:table-cell office:value-type="float" office:value="35513" table:style-name="ce26">
            <text:p>35 513</text:p>
          </table:table-cell>
          <table:table-cell office:value-type="float" office:value="45063" table:style-name="ce26">
            <text:p>45 063</text:p>
          </table:table-cell>
          <table:table-cell office:value-type="float" office:value="32793" table:style-name="ce26">
            <text:p>32 793</text:p>
          </table:table-cell>
          <table:table-cell office:value-type="float" office:value="36325" table:style-name="ce26">
            <text:p>36 325</text:p>
          </table:table-cell>
          <table:table-cell office:value-type="float" office:value="38356" table:style-name="ce26">
            <text:p>38 356</text:p>
          </table:table-cell>
          <table:table-cell office:value-type="float" office:value="43731" table:style-name="ce26">
            <text:p>43 731</text:p>
          </table:table-cell>
          <table:table-cell office:value-type="float" office:value="50145" table:style-name="ce26">
            <text:p>50 145</text:p>
          </table:table-cell>
          <table:table-cell office:value-type="float" office:value="71063" table:style-name="ce26">
            <text:p>71 063</text:p>
          </table:table-cell>
          <table:table-cell table:number-columns-repeated="2" table:style-name="ce20"/>
          <table:table-cell table:style-name="ce41"/>
          <table:table-cell table:style-name="ce42"/>
          <table:table-cell table:number-columns-repeated="16365"/>
        </table:table-row>
        <table:table-row table:style-name="ro2">
          <table:table-cell office:value-type="string" table:style-name="ce25">
            <text:p>60 bis 64</text:p>
          </table:table-cell>
          <table:table-cell office:value-type="float" office:value="18534" table:style-name="ce26">
            <text:p>18 534</text:p>
          </table:table-cell>
          <table:table-cell office:value-type="float" office:value="20930" table:style-name="ce26">
            <text:p>20 930</text:p>
          </table:table-cell>
          <table:table-cell office:value-type="float" office:value="19296" table:style-name="ce26">
            <text:p>19 296</text:p>
          </table:table-cell>
          <table:table-cell office:value-type="float" office:value="21775" table:style-name="ce26">
            <text:p>21 775</text:p>
          </table:table-cell>
          <table:table-cell office:value-type="float" office:value="24485" table:style-name="ce26">
            <text:p>24 485</text:p>
          </table:table-cell>
          <table:table-cell office:value-type="float" office:value="29631" table:style-name="ce26">
            <text:p>29 631</text:p>
          </table:table-cell>
          <table:table-cell office:value-type="float" office:value="30305" table:style-name="ce26">
            <text:p>30 305</text:p>
          </table:table-cell>
          <table:table-cell office:value-type="float" office:value="37410" table:style-name="ce26">
            <text:p>37 410</text:p>
          </table:table-cell>
          <table:table-cell office:value-type="float" office:value="36168" table:style-name="ce26">
            <text:p>36 168</text:p>
          </table:table-cell>
          <table:table-cell office:value-type="float" office:value="23384" table:style-name="ce26">
            <text:p>23 384</text:p>
          </table:table-cell>
          <table:table-cell office:value-type="float" office:value="38821" table:style-name="ce26">
            <text:p>38 821</text:p>
          </table:table-cell>
          <table:table-cell office:value-type="float" office:value="46287" table:style-name="ce26">
            <text:p>46 287</text:p>
          </table:table-cell>
          <table:table-cell office:value-type="float" office:value="46910" table:style-name="ce26">
            <text:p>46 910</text:p>
          </table:table-cell>
          <table:table-cell office:value-type="float" office:value="59709" table:style-name="ce26">
            <text:p>59 709</text:p>
          </table:table-cell>
          <table:table-cell table:number-columns-repeated="2" table:style-name="ce20"/>
          <table:table-cell table:style-name="ce41"/>
          <table:table-cell table:style-name="ce42"/>
          <table:table-cell table:number-columns-repeated="16365"/>
        </table:table-row>
        <table:table-row table:style-name="ro2">
          <table:table-cell office:value-type="string" table:style-name="ce25">
            <text:p>65 bis 69</text:p>
          </table:table-cell>
          <table:table-cell office:value-type="float" office:value="14216" table:style-name="ce26">
            <text:p>14 216</text:p>
          </table:table-cell>
          <table:table-cell office:value-type="float" office:value="16002" table:style-name="ce26">
            <text:p>16 002</text:p>
          </table:table-cell>
          <table:table-cell office:value-type="float" office:value="16345" table:style-name="ce26">
            <text:p>16 345</text:p>
          </table:table-cell>
          <table:table-cell office:value-type="float" office:value="16603" table:style-name="ce26">
            <text:p>16 603</text:p>
          </table:table-cell>
          <table:table-cell office:value-type="float" office:value="19721" table:style-name="ce26">
            <text:p>19 721</text:p>
          </table:table-cell>
          <table:table-cell office:value-type="float" office:value="22948" table:style-name="ce26">
            <text:p>22 948</text:p>
          </table:table-cell>
          <table:table-cell office:value-type="float" office:value="25987" table:style-name="ce26">
            <text:p>25 987</text:p>
          </table:table-cell>
          <table:table-cell office:value-type="float" office:value="26371" table:style-name="ce26">
            <text:p>26 371</text:p>
          </table:table-cell>
          <table:table-cell office:value-type="float" office:value="33914" table:style-name="ce26">
            <text:p>33 914</text:p>
          </table:table-cell>
          <table:table-cell office:value-type="float" office:value="26673" table:style-name="ce26">
            <text:p>26 673</text:p>
          </table:table-cell>
          <table:table-cell office:value-type="float" office:value="30893" table:style-name="ce26">
            <text:p>30 893</text:p>
          </table:table-cell>
          <table:table-cell office:value-type="float" office:value="32585" table:style-name="ce26">
            <text:p>32 585</text:p>
          </table:table-cell>
          <table:table-cell office:value-type="float" office:value="37513" table:style-name="ce26">
            <text:p>37 513</text:p>
          </table:table-cell>
          <table:table-cell office:value-type="float" office:value="45623" table:style-name="ce26">
            <text:p>45 623</text:p>
          </table:table-cell>
          <table:table-cell table:number-columns-repeated="2" table:style-name="ce20"/>
          <table:table-cell table:style-name="ce41"/>
          <table:table-cell table:style-name="ce42"/>
          <table:table-cell table:number-columns-repeated="16365"/>
        </table:table-row>
        <table:table-row table:style-name="ro2">
          <table:table-cell office:value-type="string" table:style-name="ce25">
            <text:p>70 bis 74</text:p>
          </table:table-cell>
          <table:table-cell office:value-type="float" office:value="8685" table:style-name="ce26">
            <text:p>8 685</text:p>
          </table:table-cell>
          <table:table-cell office:value-type="float" office:value="10009" table:style-name="ce26">
            <text:p>10 009</text:p>
          </table:table-cell>
          <table:table-cell office:value-type="float" office:value="11803" table:style-name="ce26">
            <text:p>11 803</text:p>
          </table:table-cell>
          <table:table-cell office:value-type="float" office:value="11061" table:style-name="ce26">
            <text:p>11 061</text:p>
          </table:table-cell>
          <table:table-cell office:value-type="float" office:value="12853" table:style-name="ce26">
            <text:p>12 853</text:p>
          </table:table-cell>
          <table:table-cell office:value-type="float" office:value="16829" table:style-name="ce26">
            <text:p>16 829</text:p>
          </table:table-cell>
          <table:table-cell office:value-type="float" office:value="20376" table:style-name="ce26">
            <text:p>20 376</text:p>
          </table:table-cell>
          <table:table-cell office:value-type="float" office:value="19301" table:style-name="ce26">
            <text:p>19 301</text:p>
          </table:table-cell>
          <table:table-cell office:value-type="float" office:value="23772" table:style-name="ce26">
            <text:p>23 772</text:p>
          </table:table-cell>
          <table:table-cell office:value-type="float" office:value="24817" table:style-name="ce26">
            <text:p>24 817</text:p>
          </table:table-cell>
          <table:table-cell office:value-type="float" office:value="17476" table:style-name="ce26">
            <text:p>17 476</text:p>
          </table:table-cell>
          <table:table-cell office:value-type="float" office:value="29146" table:style-name="ce26">
            <text:p>29 146</text:p>
          </table:table-cell>
          <table:table-cell office:value-type="float" office:value="40529" table:style-name="ce26">
            <text:p>40 529</text:p>
          </table:table-cell>
          <table:table-cell office:value-type="float" office:value="39358" table:style-name="ce26">
            <text:p>39 358</text:p>
          </table:table-cell>
          <table:table-cell table:number-columns-repeated="2" table:style-name="ce20"/>
          <table:table-cell table:style-name="ce41"/>
          <table:table-cell table:style-name="ce42"/>
          <table:table-cell table:number-columns-repeated="16365"/>
        </table:table-row>
        <table:table-row table:style-name="ro2">
          <table:table-cell office:value-type="string" table:style-name="ce25">
            <text:p>75 bis 79</text:p>
          </table:table-cell>
          <table:table-cell office:value-type="float" office:value="4449" table:style-name="ce26">
            <text:p>4 449</text:p>
          </table:table-cell>
          <table:table-cell office:value-type="float" office:value="5195" table:style-name="ce26">
            <text:p>5 195</text:p>
          </table:table-cell>
          <table:table-cell office:value-type="float" office:value="6517" table:style-name="ce26">
            <text:p>6 517</text:p>
          </table:table-cell>
          <table:table-cell office:value-type="float" office:value="6658" table:style-name="ce26">
            <text:p>6 658</text:p>
          </table:table-cell>
          <table:table-cell office:value-type="float" office:value="7368" table:style-name="ce26">
            <text:p>7 368</text:p>
          </table:table-cell>
          <table:table-cell office:value-type="float" office:value="9907" table:style-name="ce26">
            <text:p>9 907</text:p>
          </table:table-cell>
          <table:table-cell office:value-type="float" office:value="13096" table:style-name="ce26">
            <text:p>13 096</text:p>
          </table:table-cell>
          <table:table-cell office:value-type="float" office:value="13132" table:style-name="ce26">
            <text:p>13 132</text:p>
          </table:table-cell>
          <table:table-cell office:value-type="float" office:value="13323" table:style-name="ce26">
            <text:p>13 323</text:p>
          </table:table-cell>
          <table:table-cell office:value-type="float" office:value="17835" table:style-name="ce26">
            <text:p>17 835</text:p>
          </table:table-cell>
          <table:table-cell office:value-type="float" office:value="15874" table:style-name="ce26">
            <text:p>15 874</text:p>
          </table:table-cell>
          <table:table-cell office:value-type="float" office:value="19542" table:style-name="ce26">
            <text:p>19 542</text:p>
          </table:table-cell>
          <table:table-cell office:value-type="float" office:value="23781" table:style-name="ce26">
            <text:p>23 781</text:p>
          </table:table-cell>
          <table:table-cell office:value-type="float" office:value="28769" table:style-name="ce26">
            <text:p>28 769</text:p>
          </table:table-cell>
          <table:table-cell table:number-columns-repeated="2" table:style-name="ce20"/>
          <table:table-cell table:style-name="ce41"/>
          <table:table-cell table:style-name="ce42"/>
          <table:table-cell table:number-columns-repeated="16365"/>
        </table:table-row>
        <table:table-row table:style-name="ro2">
          <table:table-cell office:value-type="string" table:style-name="ce25">
            <text:p>80 bis 84</text:p>
          </table:table-cell>
          <table:table-cell office:value-type="float" office:value="1684" table:style-name="ce26">
            <text:p>1 684</text:p>
          </table:table-cell>
          <table:table-cell office:value-type="float" office:value="2105" table:style-name="ce26">
            <text:p>2 105</text:p>
          </table:table-cell>
          <table:table-cell office:value-type="float" office:value="2468" table:style-name="ce26">
            <text:p>2 468</text:p>
          </table:table-cell>
          <table:table-cell office:value-type="float" office:value="3058" table:style-name="ce26">
            <text:p>3 058</text:p>
          </table:table-cell>
          <table:table-cell office:value-type="float" office:value="3003" table:style-name="ce26">
            <text:p>3 003</text:p>
          </table:table-cell>
          <table:table-cell office:value-type="float" office:value="4614" table:style-name="ce26">
            <text:p>4 614</text:p>
          </table:table-cell>
          <table:table-cell office:value-type="float" office:value="6043" table:style-name="ce26">
            <text:p>6 043</text:p>
          </table:table-cell>
          <table:table-cell office:value-type="float" office:value="7172" table:style-name="ce26">
            <text:p>7 172</text:p>
          </table:table-cell>
          <table:table-cell office:value-type="float" office:value="6628" table:style-name="ce26">
            <text:p>6 628</text:p>
          </table:table-cell>
          <table:table-cell office:value-type="float" office:value="8373" table:style-name="ce26">
            <text:p>8 373</text:p>
          </table:table-cell>
          <table:table-cell office:value-type="float" office:value="10540" table:style-name="ce26">
            <text:p>10 540</text:p>
          </table:table-cell>
          <table:table-cell office:value-type="float" office:value="8691" table:style-name="ce26">
            <text:p>8 691</text:p>
          </table:table-cell>
          <table:table-cell office:value-type="float" office:value="17235" table:style-name="ce26">
            <text:p>17 235</text:p>
          </table:table-cell>
          <table:table-cell office:value-type="float" office:value="26948" table:style-name="ce26">
            <text:p>26 948</text:p>
          </table:table-cell>
          <table:table-cell table:number-columns-repeated="2" table:style-name="ce20"/>
          <table:table-cell table:style-name="ce41"/>
          <table:table-cell table:style-name="ce42"/>
          <table:table-cell table:number-columns-repeated="16365"/>
        </table:table-row>
        <table:table-row table:style-name="ro2">
          <table:table-cell office:value-type="string" table:style-name="ce25">
            <text:p>85 bis 89</text:p>
          </table:table-cell>
          <table:table-cell office:value-type="float" office:value="514" table:style-name="ce26">
            <text:p>514</text:p>
          </table:table-cell>
          <table:table-cell office:value-type="float" office:value="590" table:style-name="ce26">
            <text:p>590</text:p>
          </table:table-cell>
          <table:table-cell office:value-type="float" office:value="782" table:style-name="ce26">
            <text:p>782</text:p>
          </table:table-cell>
          <table:table-cell office:value-type="float" office:value="876" table:style-name="ce26">
            <text:p>876</text:p>
          </table:table-cell>
          <table:table-cell office:value-type="float" office:value="890" table:style-name="ce26">
            <text:p>890</text:p>
          </table:table-cell>
          <table:table-cell office:value-type="float" office:value="1232" table:style-name="ce26">
            <text:p>1 232</text:p>
          </table:table-cell>
          <table:table-cell office:value-type="float" office:value="1858" table:style-name="ce26">
            <text:p>1 858</text:p>
          </table:table-cell>
          <table:table-cell office:value-type="float" office:value="2552" table:style-name="ce26">
            <text:p>2 552</text:p>
          </table:table-cell>
          <table:table-cell office:value-type="float" office:value="2609" table:style-name="ce26">
            <text:p>2 609</text:p>
          </table:table-cell>
          <table:table-cell office:value-type="float" office:value="2848" table:style-name="ce26">
            <text:p>2 848</text:p>
          </table:table-cell>
          <table:table-cell office:value-type="float" office:value="4429" table:style-name="ce26">
            <text:p>4 429</text:p>
          </table:table-cell>
          <table:table-cell office:value-type="float" office:value="4764" table:style-name="ce26">
            <text:p>4 764</text:p>
          </table:table-cell>
          <table:table-cell office:value-type="float" office:value="7991" table:style-name="ce26">
            <text:p>7 991</text:p>
          </table:table-cell>
          <table:table-cell office:value-type="float" office:value="10882" table:style-name="ce26">
            <text:p>10 882</text:p>
          </table:table-cell>
          <table:table-cell table:number-columns-repeated="2" table:style-name="ce20"/>
          <table:table-cell table:style-name="ce41"/>
          <table:table-cell table:style-name="ce42"/>
          <table:table-cell table:number-columns-repeated="16365"/>
        </table:table-row>
        <table:table-row table:style-name="ro2">
          <table:table-cell office:value-type="string" table:style-name="ce25">
            <text:p>90 bis 94</text:p>
          </table:table-cell>
          <table:table-cell office:value-type="float" office:value="122" table:style-name="ce26">
            <text:p>122</text:p>
          </table:table-cell>
          <table:table-cell office:value-type="float" office:value="84" table:style-name="ce26">
            <text:p>84</text:p>
          </table:table-cell>
          <table:table-cell office:value-type="float" office:value="122" table:style-name="ce26">
            <text:p>122</text:p>
          </table:table-cell>
          <table:table-cell office:value-type="float" office:value="127" table:style-name="ce26">
            <text:p>127</text:p>
          </table:table-cell>
          <table:table-cell office:value-type="float" office:value="173" table:style-name="ce26">
            <text:p>173</text:p>
          </table:table-cell>
          <table:table-cell office:value-type="float" office:value="219" table:style-name="ce26">
            <text:p>219</text:p>
          </table:table-cell>
          <table:table-cell office:value-type="float" office:value="342" table:style-name="ce26">
            <text:p>342</text:p>
          </table:table-cell>
          <table:table-cell office:value-type="float" office:value="485" table:style-name="ce26">
            <text:p>485</text:p>
          </table:table-cell>
          <table:table-cell office:value-type="float" office:value="662" table:style-name="ce26">
            <text:p>662</text:p>
          </table:table-cell>
          <table:table-cell office:value-type="float" office:value="690" table:style-name="ce26">
            <text:p>690</text:p>
          </table:table-cell>
          <table:table-cell office:value-type="float" office:value="956" table:style-name="ce26">
            <text:p>956</text:p>
          </table:table-cell>
          <table:table-cell office:value-type="float" office:value="1542" table:style-name="ce26">
            <text:p>1 542</text:p>
          </table:table-cell>
          <table:table-cell office:value-type="float" office:value="2025" table:style-name="ce26">
            <text:p>2 025</text:p>
          </table:table-cell>
          <table:table-cell office:value-type="float" office:value="4160" table:style-name="ce26">
            <text:p>4 160</text:p>
          </table:table-cell>
          <table:table-cell table:number-columns-repeated="2" table:style-name="ce20"/>
          <table:table-cell table:style-name="ce41"/>
          <table:table-cell table:style-name="ce42"/>
          <table:table-cell table:number-columns-repeated="16365"/>
        </table:table-row>
        <table:table-row table:style-name="ro2">
          <table:table-cell office:value-type="string" table:style-name="ce25">
            <text:p>95 und älter</text:p>
          </table:table-cell>
          <table:table-cell office:value-type="float" office:value="32" table:style-name="ce26">
            <text:p>32</text:p>
          </table:table-cell>
          <table:table-cell office:value-type="float" office:value="10" table:style-name="ce26">
            <text:p>10</text:p>
          </table:table-cell>
          <table:table-cell office:value-type="float" office:value="17" table:style-name="ce26">
            <text:p>17</text:p>
          </table:table-cell>
          <table:table-cell office:value-type="float" office:value="42" table:style-name="ce26">
            <text:p>42</text:p>
          </table:table-cell>
          <table:table-cell office:value-type="float" office:value="23" table:style-name="ce26">
            <text:p>23</text:p>
          </table:table-cell>
          <table:table-cell office:value-type="float" office:value="18" table:style-name="ce26">
            <text:p>18</text:p>
          </table:table-cell>
          <table:table-cell office:value-type="float" office:value="28" table:style-name="ce26">
            <text:p>28</text:p>
          </table:table-cell>
          <table:table-cell office:value-type="float" office:value="41" table:style-name="ce26">
            <text:p>41</text:p>
          </table:table-cell>
          <table:table-cell office:value-type="float" office:value="81" table:style-name="ce26">
            <text:p>81</text:p>
          </table:table-cell>
          <table:table-cell office:value-type="float" office:value="108" table:style-name="ce26">
            <text:p>108</text:p>
          </table:table-cell>
          <table:table-cell office:value-type="float" office:value="93" table:style-name="ce26">
            <text:p>93</text:p>
          </table:table-cell>
          <table:table-cell office:value-type="float" office:value="233" table:style-name="ce26">
            <text:p>233</text:p>
          </table:table-cell>
          <table:table-cell office:value-type="float" office:value="376" table:style-name="ce26">
            <text:p>376</text:p>
          </table:table-cell>
          <table:table-cell office:value-type="float" office:value="756" table:style-name="ce26">
            <text:p>756</text:p>
          </table:table-cell>
          <table:table-cell table:number-columns-repeated="2" table:style-name="ce20"/>
          <table:table-cell table:style-name="ce41"/>
          <table:table-cell table:style-name="ce42"/>
          <table:table-cell table:number-columns-repeated="16365"/>
        </table:table-row>
        <table:table-row table:style-name="ro2">
          <table:table-cell table:style-name="ce20"/>
          <table:table-cell office:value-type="string" table:number-columns-spanned="14" table:number-rows-spanned="1" table:style-name="ce36">
            <text:p>Frauen</text:p>
          </table:table-cell>
          <table:covered-table-cell table:number-columns-repeated="13"/>
          <table:table-cell table:number-columns-repeated="2" table:style-name="ce20"/>
          <table:table-cell table:style-name="ce41"/>
          <table:table-cell table:style-name="ce42"/>
          <table:table-cell table:number-columns-repeated="16365"/>
        </table:table-row>
        <table:table-row table:style-name="ro2">
          <table:table-cell office:value-type="string" table:style-name="ce20">
            <text:p>Zusammen</text:p>
          </table:table-cell>
          <table:table-cell office:value-type="float" office:value="542243" table:formula="of:=SUM([.B49:.B68])" table:style-name="ce26">
            <text:p>542 243</text:p>
          </table:table-cell>
          <table:table-cell office:value-type="float" office:value="580959" table:formula="of:=SUM([.C49:.C68])" table:style-name="ce26">
            <text:p>580 959</text:p>
          </table:table-cell>
          <table:table-cell office:value-type="float" office:value="611826" table:formula="of:=SUM([.D49:.D68])" table:style-name="ce26">
            <text:p>611 826</text:p>
          </table:table-cell>
          <table:table-cell office:value-type="float" office:value="652089" table:formula="of:=SUM([.E49:.E68])" table:style-name="ce26">
            <text:p>652 089</text:p>
          </table:table-cell>
          <table:table-cell office:value-type="float" office:value="709536" table:formula="of:=SUM([.F49:.F68])" table:style-name="ce26">
            <text:p>709 536</text:p>
          </table:table-cell>
          <table:table-cell office:value-type="float" office:value="735540" table:formula="of:=SUM([.G49:.G68])" table:style-name="ce26">
            <text:p>735 540</text:p>
          </table:table-cell>
          <table:table-cell office:value-type="float" office:value="750819" table:formula="of:=SUM([.H49:.H68])" table:style-name="ce26">
            <text:p>750 819</text:p>
          </table:table-cell>
          <table:table-cell office:value-type="float" office:value="731041" table:formula="of:=SUM([.I49:.I68])" table:style-name="ce26">
            <text:p>731 041</text:p>
          </table:table-cell>
          <table:table-cell office:value-type="float" office:value="747016" table:formula="of:=SUM([.J49:.J68])" table:style-name="ce26">
            <text:p>747 016</text:p>
          </table:table-cell>
          <table:table-cell office:value-type="float" office:value="746018" table:formula="of:=SUM([.K49:.K68])" table:style-name="ce26">
            <text:p>746 018</text:p>
          </table:table-cell>
          <table:table-cell office:value-type="float" office:value="758104" table:formula="of:=SUM([.L49:.L68])" table:style-name="ce26">
            <text:p>758 104</text:p>
          </table:table-cell>
          <table:table-cell office:value-type="float" office:value="790851" table:formula="of:=SUM([.M49:.M68])" table:style-name="ce26">
            <text:p>790 851</text:p>
          </table:table-cell>
          <table:table-cell office:value-type="float" office:value="823273" table:style-name="ce26">
            <text:p>823 273</text:p>
          </table:table-cell>
          <table:table-cell office:value-type="float" office:value="861930" table:style-name="ce26">
            <text:p>861 930</text:p>
          </table:table-cell>
          <table:table-cell table:style-name="ce20"/>
          <table:table-cell table:style-name="ce39"/>
          <table:table-cell table:style-name="ce1"/>
          <table:table-cell table:style-name="ce42"/>
          <table:table-cell table:number-columns-repeated="16365"/>
        </table:table-row>
        <table:table-row table:style-name="ro2">
          <table:table-cell office:value-type="string" table:style-name="ce25">
            <text:p>0 bis 4</text:p>
          </table:table-cell>
          <table:table-cell office:value-type="float" office:value="61812" table:style-name="ce26">
            <text:p>61 812</text:p>
          </table:table-cell>
          <table:table-cell office:value-type="float" office:value="73813" table:style-name="ce26">
            <text:p>73 813</text:p>
          </table:table-cell>
          <table:table-cell office:value-type="float" office:value="73283" table:style-name="ce26">
            <text:p>73 283</text:p>
          </table:table-cell>
          <table:table-cell office:value-type="float" office:value="80432" table:style-name="ce26">
            <text:p>80 432</text:p>
          </table:table-cell>
          <table:table-cell office:value-type="float" office:value="82033" table:style-name="ce26">
            <text:p>82 033</text:p>
          </table:table-cell>
          <table:table-cell office:value-type="float" office:value="54111" table:style-name="ce26">
            <text:p>54 111</text:p>
          </table:table-cell>
          <table:table-cell office:value-type="float" office:value="52516" table:style-name="ce26">
            <text:p>52 516</text:p>
          </table:table-cell>
          <table:table-cell office:value-type="float" office:value="56889" table:style-name="ce26">
            <text:p>56 889</text:p>
          </table:table-cell>
          <table:table-cell office:value-type="float" office:value="53900" table:style-name="ce26">
            <text:p>53 900</text:p>
          </table:table-cell>
          <table:table-cell office:value-type="float" office:value="38327" table:style-name="ce26">
            <text:p>38 327</text:p>
          </table:table-cell>
          <table:table-cell office:value-type="float" office:value="41152" table:style-name="ce26">
            <text:p>41 152</text:p>
          </table:table-cell>
          <table:table-cell office:value-type="float" office:value="37692" table:style-name="ce26">
            <text:p>37 692</text:p>
          </table:table-cell>
          <table:table-cell office:value-type="float" office:value="35310" table:style-name="ce26">
            <text:p>35 310</text:p>
          </table:table-cell>
          <table:table-cell office:value-type="float" office:value="38612" table:style-name="ce26">
            <text:p>38 612</text:p>
          </table:table-cell>
          <table:table-cell table:style-name="ce20"/>
          <table:table-cell table:number-columns-repeated="2" table:style-name="ce1"/>
          <table:table-cell table:style-name="ce42"/>
          <table:table-cell table:number-columns-repeated="16365"/>
        </table:table-row>
        <table:table-row table:style-name="ro2">
          <table:table-cell office:value-type="string" table:style-name="ce25">
            <text:p>5 bis 9</text:p>
          </table:table-cell>
          <table:table-cell office:value-type="float" office:value="53557" table:style-name="ce26">
            <text:p>53 557</text:p>
          </table:table-cell>
          <table:table-cell office:value-type="float" office:value="60923" table:style-name="ce26">
            <text:p>60 923</text:p>
          </table:table-cell>
          <table:table-cell office:value-type="float" office:value="64852" table:style-name="ce26">
            <text:p>64 852</text:p>
          </table:table-cell>
          <table:table-cell office:value-type="float" office:value="70402" table:style-name="ce26">
            <text:p>70 402</text:p>
          </table:table-cell>
          <table:table-cell office:value-type="float" office:value="79230" table:style-name="ce26">
            <text:p>79 230</text:p>
          </table:table-cell>
          <table:table-cell office:value-type="float" office:value="61057" table:style-name="ce26">
            <text:p>61 057</text:p>
          </table:table-cell>
          <table:table-cell office:value-type="float" office:value="48237" table:style-name="ce26">
            <text:p>48 237</text:p>
          </table:table-cell>
          <table:table-cell office:value-type="float" office:value="49368" table:style-name="ce26">
            <text:p>49 368</text:p>
          </table:table-cell>
          <table:table-cell office:value-type="float" office:value="60497" table:style-name="ce26">
            <text:p>60 497</text:p>
          </table:table-cell>
          <table:table-cell office:value-type="float" office:value="44546" table:style-name="ce26">
            <text:p>44 546</text:p>
          </table:table-cell>
          <table:table-cell office:value-type="float" office:value="42763" table:style-name="ce26">
            <text:p>42 763</text:p>
          </table:table-cell>
          <table:table-cell office:value-type="float" office:value="44947" table:style-name="ce26">
            <text:p>44 947</text:p>
          </table:table-cell>
          <table:table-cell office:value-type="float" office:value="38722" table:style-name="ce26">
            <text:p>38 722</text:p>
          </table:table-cell>
          <table:table-cell office:value-type="float" office:value="40624" table:style-name="ce26">
            <text:p>40 624</text:p>
          </table:table-cell>
          <table:table-cell table:style-name="ce20"/>
          <table:table-cell table:number-columns-repeated="2" table:style-name="ce41"/>
          <table:table-cell table:style-name="ce42"/>
          <table:table-cell table:number-columns-repeated="16365"/>
        </table:table-row>
        <table:table-row table:style-name="ro2">
          <table:table-cell office:value-type="string" table:style-name="ce25">
            <text:p>10 bis 14</text:p>
          </table:table-cell>
          <table:table-cell office:value-type="float" office:value="51792" table:style-name="ce26">
            <text:p>51 792</text:p>
          </table:table-cell>
          <table:table-cell office:value-type="float" office:value="53039" table:style-name="ce26">
            <text:p>53 039</text:p>
          </table:table-cell>
          <table:table-cell office:value-type="float" office:value="64213" table:style-name="ce26">
            <text:p>64 213</text:p>
          </table:table-cell>
          <table:table-cell office:value-type="float" office:value="65627" table:style-name="ce26">
            <text:p>65 627</text:p>
          </table:table-cell>
          <table:table-cell office:value-type="float" office:value="75651" table:style-name="ce26">
            <text:p>75 651</text:p>
          </table:table-cell>
          <table:table-cell office:value-type="float" office:value="64819" table:style-name="ce26">
            <text:p>64 819</text:p>
          </table:table-cell>
          <table:table-cell office:value-type="float" office:value="57673" table:style-name="ce26">
            <text:p>57 673</text:p>
          </table:table-cell>
          <table:table-cell office:value-type="float" office:value="49397" table:style-name="ce26">
            <text:p>49 397</text:p>
          </table:table-cell>
          <table:table-cell office:value-type="float" office:value="56483" table:style-name="ce26">
            <text:p>56 483</text:p>
          </table:table-cell>
          <table:table-cell office:value-type="float" office:value="55840" table:style-name="ce26">
            <text:p>55 840</text:p>
          </table:table-cell>
          <table:table-cell office:value-type="float" office:value="40586" table:style-name="ce26">
            <text:p>40 586</text:p>
          </table:table-cell>
          <table:table-cell office:value-type="float" office:value="45820" table:style-name="ce26">
            <text:p>45 820</text:p>
          </table:table-cell>
          <table:table-cell office:value-type="float" office:value="41088" table:style-name="ce26">
            <text:p>41 088</text:p>
          </table:table-cell>
          <table:table-cell office:value-type="float" office:value="40397" table:style-name="ce26">
            <text:p>40 397</text:p>
          </table:table-cell>
          <table:table-cell table:style-name="ce20"/>
          <table:table-cell table:style-name="ce41"/>
          <table:table-cell table:style-name="ce42"/>
          <table:table-cell table:style-name="ce1"/>
          <table:table-cell table:number-columns-repeated="16365"/>
        </table:table-row>
        <table:table-row table:style-name="ro2">
          <table:table-cell office:value-type="string" table:style-name="ce25">
            <text:p>15 bis 19</text:p>
          </table:table-cell>
          <table:table-cell office:value-type="float" office:value="50639" table:style-name="ce26">
            <text:p>50 639</text:p>
          </table:table-cell>
          <table:table-cell office:value-type="float" office:value="50077" table:style-name="ce26">
            <text:p>50 077</text:p>
          </table:table-cell>
          <table:table-cell office:value-type="float" office:value="55034" table:style-name="ce26">
            <text:p>55 034</text:p>
          </table:table-cell>
          <table:table-cell office:value-type="float" office:value="58751" table:style-name="ce26">
            <text:p>58 751</text:p>
          </table:table-cell>
          <table:table-cell office:value-type="float" office:value="61986" table:style-name="ce26">
            <text:p>61 986</text:p>
          </table:table-cell>
          <table:table-cell office:value-type="float" office:value="41472" table:style-name="ce26">
            <text:p>41 472</text:p>
          </table:table-cell>
          <table:table-cell office:value-type="float" office:value="46364" table:style-name="ce26">
            <text:p>46 364</text:p>
          </table:table-cell>
          <table:table-cell office:value-type="float" office:value="44064" table:style-name="ce26">
            <text:p>44 064</text:p>
          </table:table-cell>
          <table:table-cell office:value-type="float" office:value="48720" table:style-name="ce26">
            <text:p>48 720</text:p>
          </table:table-cell>
          <table:table-cell office:value-type="float" office:value="61190" table:style-name="ce26">
            <text:p>61 190</text:p>
          </table:table-cell>
          <table:table-cell office:value-type="float" office:value="46483" table:style-name="ce26">
            <text:p>46 483</text:p>
          </table:table-cell>
          <table:table-cell office:value-type="float" office:value="45610" table:style-name="ce26">
            <text:p>45 610</text:p>
          </table:table-cell>
          <table:table-cell office:value-type="float" office:value="46719" table:style-name="ce26">
            <text:p>46 719</text:p>
          </table:table-cell>
          <table:table-cell office:value-type="float" office:value="41376" table:style-name="ce26">
            <text:p>41 376</text:p>
          </table:table-cell>
          <table:table-cell table:style-name="ce20"/>
          <table:table-cell table:style-name="ce41"/>
          <table:table-cell table:style-name="ce42"/>
          <table:table-cell table:style-name="ce1"/>
          <table:table-cell table:number-columns-repeated="16365"/>
        </table:table-row>
        <table:table-row table:style-name="ro2">
          <table:table-cell office:value-type="string" table:style-name="ce25">
            <text:p>20 bis 24</text:p>
          </table:table-cell>
          <table:table-cell office:value-type="float" office:value="44582" table:style-name="ce26">
            <text:p>44 582</text:p>
          </table:table-cell>
          <table:table-cell office:value-type="float" office:value="44989" table:style-name="ce26">
            <text:p>44 989</text:p>
          </table:table-cell>
          <table:table-cell office:value-type="float" office:value="46087" table:style-name="ce26">
            <text:p>46 087</text:p>
          </table:table-cell>
          <table:table-cell office:value-type="float" office:value="52103" table:style-name="ce26">
            <text:p>52 103</text:p>
          </table:table-cell>
          <table:table-cell office:value-type="float" office:value="52404" table:style-name="ce26">
            <text:p>52 404</text:p>
          </table:table-cell>
          <table:table-cell office:value-type="float" office:value="60807" table:style-name="ce26">
            <text:p>60 807</text:p>
          </table:table-cell>
          <table:table-cell office:value-type="float" office:value="48678" table:style-name="ce26">
            <text:p>48 678</text:p>
          </table:table-cell>
          <table:table-cell office:value-type="float" office:value="46116" table:style-name="ce26">
            <text:p>46 116</text:p>
          </table:table-cell>
          <table:table-cell office:value-type="float" office:value="44318" table:style-name="ce26">
            <text:p>44 318</text:p>
          </table:table-cell>
          <table:table-cell office:value-type="float" office:value="52405" table:style-name="ce26">
            <text:p>52 405</text:p>
          </table:table-cell>
          <table:table-cell office:value-type="float" office:value="54739" table:style-name="ce26">
            <text:p>54 739</text:p>
          </table:table-cell>
          <table:table-cell office:value-type="float" office:value="40919" table:style-name="ce26">
            <text:p>40 919</text:p>
          </table:table-cell>
          <table:table-cell office:value-type="float" office:value="45342" table:style-name="ce26">
            <text:p>45 342</text:p>
          </table:table-cell>
          <table:table-cell office:value-type="float" office:value="39946" table:style-name="ce26">
            <text:p>39 946</text:p>
          </table:table-cell>
          <table:table-cell table:style-name="ce20"/>
          <table:table-cell table:style-name="ce41"/>
          <table:table-cell table:style-name="ce40"/>
          <table:table-cell table:number-columns-repeated="16366" table:style-name="ce20"/>
        </table:table-row>
        <table:table-row table:style-name="ro2">
          <table:table-cell office:value-type="string" table:style-name="ce25">
            <text:p>25 bis 29</text:p>
          </table:table-cell>
          <table:table-cell office:value-type="float" office:value="41932" table:style-name="ce26">
            <text:p>41 932</text:p>
          </table:table-cell>
          <table:table-cell office:value-type="float" office:value="42205" table:style-name="ce26">
            <text:p>42 205</text:p>
          </table:table-cell>
          <table:table-cell office:value-type="float" office:value="42393" table:style-name="ce26">
            <text:p>42 393</text:p>
          </table:table-cell>
          <table:table-cell office:value-type="float" office:value="46186" table:style-name="ce26">
            <text:p>46 186</text:p>
          </table:table-cell>
          <table:table-cell office:value-type="float" office:value="49770" table:style-name="ce26">
            <text:p>49 770</text:p>
          </table:table-cell>
          <table:table-cell office:value-type="float" office:value="60991" table:style-name="ce26">
            <text:p>60 991</text:p>
          </table:table-cell>
          <table:table-cell office:value-type="float" office:value="56744" table:style-name="ce26">
            <text:p>56 744</text:p>
          </table:table-cell>
          <table:table-cell office:value-type="float" office:value="38760" table:style-name="ce26">
            <text:p>38 760</text:p>
          </table:table-cell>
          <table:table-cell office:value-type="float" office:value="38803" table:style-name="ce26">
            <text:p>38 803</text:p>
          </table:table-cell>
          <table:table-cell office:value-type="float" office:value="44693" table:style-name="ce26">
            <text:p>44 693</text:p>
          </table:table-cell>
          <table:table-cell office:value-type="float" office:value="58095" table:style-name="ce26">
            <text:p>58 095</text:p>
          </table:table-cell>
          <table:table-cell office:value-type="float" office:value="47690" table:style-name="ce26">
            <text:p>47 690</text:p>
          </table:table-cell>
          <table:table-cell office:value-type="float" office:value="45475" table:style-name="ce26">
            <text:p>45 475</text:p>
          </table:table-cell>
          <table:table-cell office:value-type="float" office:value="45499" table:style-name="ce26">
            <text:p>45 499</text:p>
          </table:table-cell>
          <table:table-cell table:style-name="ce20"/>
          <table:table-cell table:style-name="ce41"/>
          <table:table-cell table:style-name="ce42"/>
          <table:table-cell table:number-columns-repeated="16366" table:style-name="ce20"/>
        </table:table-row>
        <table:table-row table:style-name="ro2">
          <table:table-cell office:value-type="string" table:style-name="ce25">
            <text:p>30 bis 34</text:p>
          </table:table-cell>
          <table:table-cell office:value-type="float" office:value="37093" table:style-name="ce26">
            <text:p>37 093</text:p>
          </table:table-cell>
          <table:table-cell office:value-type="float" office:value="39480" table:style-name="ce26">
            <text:p>39 480</text:p>
          </table:table-cell>
          <table:table-cell office:value-type="float" office:value="39745" table:style-name="ce26">
            <text:p>39 745</text:p>
          </table:table-cell>
          <table:table-cell office:value-type="float" office:value="41267" table:style-name="ce26">
            <text:p>41 267</text:p>
          </table:table-cell>
          <table:table-cell office:value-type="float" office:value="48233" table:style-name="ce26">
            <text:p>48 233</text:p>
          </table:table-cell>
          <table:table-cell office:value-type="float" office:value="60914" table:style-name="ce26">
            <text:p>60 914</text:p>
          </table:table-cell>
          <table:table-cell office:value-type="float" office:value="40286" table:style-name="ce26">
            <text:p>40 286</text:p>
          </table:table-cell>
          <table:table-cell office:value-type="float" office:value="43895" table:style-name="ce26">
            <text:p>43 895</text:p>
          </table:table-cell>
          <table:table-cell office:value-type="float" office:value="45490" table:style-name="ce26">
            <text:p>45 490</text:p>
          </table:table-cell>
          <table:table-cell office:value-type="float" office:value="45735" table:style-name="ce26">
            <text:p>45 735</text:p>
          </table:table-cell>
          <table:table-cell office:value-type="float" office:value="54042" table:style-name="ce26">
            <text:p>54 042</text:p>
          </table:table-cell>
          <table:table-cell office:value-type="float" office:value="60961" table:style-name="ce26">
            <text:p>60 961</text:p>
          </table:table-cell>
          <table:table-cell office:value-type="float" office:value="46018" table:style-name="ce26">
            <text:p>46 018</text:p>
          </table:table-cell>
          <table:table-cell office:value-type="float" office:value="51048" table:style-name="ce26">
            <text:p>51 048</text:p>
          </table:table-cell>
          <table:table-cell table:style-name="ce20"/>
          <table:table-cell table:style-name="ce41"/>
          <table:table-cell table:style-name="ce42"/>
          <table:table-cell table:number-columns-repeated="16366" table:style-name="ce20"/>
        </table:table-row>
        <table:table-row table:style-name="ro2">
          <table:table-cell office:value-type="string" table:style-name="ce25">
            <text:p>35 bis 39</text:p>
          </table:table-cell>
          <table:table-cell office:value-type="float" office:value="34757" table:style-name="ce26">
            <text:p>34 757</text:p>
          </table:table-cell>
          <table:table-cell office:value-type="float" office:value="37823" table:style-name="ce26">
            <text:p>37 823</text:p>
          </table:table-cell>
          <table:table-cell office:value-type="float" office:value="38132" table:style-name="ce26">
            <text:p>38 132</text:p>
          </table:table-cell>
          <table:table-cell office:value-type="float" office:value="38695" table:style-name="ce26">
            <text:p>38 695</text:p>
          </table:table-cell>
          <table:table-cell office:value-type="float" office:value="43863" table:style-name="ce26">
            <text:p>43 863</text:p>
          </table:table-cell>
          <table:table-cell office:value-type="float" office:value="55752" table:style-name="ce26">
            <text:p>55 752</text:p>
          </table:table-cell>
          <table:table-cell office:value-type="float" office:value="50918" table:style-name="ce26">
            <text:p>50 918</text:p>
          </table:table-cell>
          <table:table-cell office:value-type="float" office:value="52255" table:style-name="ce26">
            <text:p>52 255</text:p>
          </table:table-cell>
          <table:table-cell office:value-type="float" office:value="38617" table:style-name="ce26">
            <text:p>38 617</text:p>
          </table:table-cell>
          <table:table-cell office:value-type="float" office:value="41943" table:style-name="ce26">
            <text:p>41 943</text:p>
          </table:table-cell>
          <table:table-cell office:value-type="float" office:value="47716" table:style-name="ce26">
            <text:p>47 716</text:p>
          </table:table-cell>
          <table:table-cell office:value-type="float" office:value="65574" table:style-name="ce26">
            <text:p>65 574</text:p>
          </table:table-cell>
          <table:table-cell office:value-type="float" office:value="54153" table:style-name="ce26">
            <text:p>54 153</text:p>
          </table:table-cell>
          <table:table-cell office:value-type="float" office:value="54879" table:style-name="ce26">
            <text:p>54 879</text:p>
          </table:table-cell>
          <table:table-cell table:style-name="ce20"/>
          <table:table-cell table:style-name="ce41"/>
          <table:table-cell table:style-name="ce42"/>
          <table:table-cell table:number-columns-repeated="16366" table:style-name="ce20"/>
        </table:table-row>
        <table:table-row table:style-name="ro2">
          <table:table-cell office:value-type="string" table:style-name="ce25">
            <text:p>40 bis 44</text:p>
          </table:table-cell>
          <table:table-cell office:value-type="float" office:value="32498" table:style-name="ce26">
            <text:p>32 498</text:p>
          </table:table-cell>
          <table:table-cell office:value-type="float" office:value="34159" table:style-name="ce26">
            <text:p>34 159</text:p>
          </table:table-cell>
          <table:table-cell office:value-type="float" office:value="35417" table:style-name="ce26">
            <text:p>35 417</text:p>
          </table:table-cell>
          <table:table-cell office:value-type="float" office:value="36139" table:style-name="ce26">
            <text:p>36 139</text:p>
          </table:table-cell>
          <table:table-cell office:value-type="float" office:value="38805" table:style-name="ce26">
            <text:p>38 805</text:p>
          </table:table-cell>
          <table:table-cell office:value-type="float" office:value="48564" table:style-name="ce26">
            <text:p>48 564</text:p>
          </table:table-cell>
          <table:table-cell office:value-type="float" office:value="58773" table:style-name="ce26">
            <text:p>58 773</text:p>
          </table:table-cell>
          <table:table-cell office:value-type="float" office:value="36594" table:style-name="ce26">
            <text:p>36 594</text:p>
          </table:table-cell>
          <table:table-cell office:value-type="float" office:value="43386" table:style-name="ce26">
            <text:p>43 386</text:p>
          </table:table-cell>
          <table:table-cell office:value-type="float" office:value="47155" table:style-name="ce26">
            <text:p>47 155</text:p>
          </table:table-cell>
          <table:table-cell office:value-type="float" office:value="48105" table:style-name="ce26">
            <text:p>48 105</text:p>
          </table:table-cell>
          <table:table-cell office:value-type="float" office:value="58788" table:style-name="ce26">
            <text:p>58 788</text:p>
          </table:table-cell>
          <table:table-cell office:value-type="float" office:value="66967" table:style-name="ce26">
            <text:p>66 967</text:p>
          </table:table-cell>
          <table:table-cell office:value-type="float" office:value="53783" table:style-name="ce26">
            <text:p>53 783</text:p>
          </table:table-cell>
          <table:table-cell table:style-name="ce20"/>
          <table:table-cell table:style-name="ce41"/>
          <table:table-cell table:style-name="ce42"/>
          <table:table-cell table:number-columns-repeated="16366" table:style-name="ce20"/>
        </table:table-row>
        <table:table-row table:style-name="ro2">
          <table:table-cell office:value-type="string" table:style-name="ce25">
            <text:p>45 bis 49</text:p>
          </table:table-cell>
          <table:table-cell office:value-type="float" office:value="31267" table:style-name="ce26">
            <text:p>31 267</text:p>
          </table:table-cell>
          <table:table-cell office:value-type="float" office:value="31309" table:style-name="ce26">
            <text:p>31 309</text:p>
          </table:table-cell>
          <table:table-cell office:value-type="float" office:value="33699" table:style-name="ce26">
            <text:p>33 699</text:p>
          </table:table-cell>
          <table:table-cell office:value-type="float" office:value="33494" table:style-name="ce26">
            <text:p>33 494</text:p>
          </table:table-cell>
          <table:table-cell office:value-type="float" office:value="36021" table:style-name="ce26">
            <text:p>36 021</text:p>
          </table:table-cell>
          <table:table-cell office:value-type="float" office:value="46533" table:style-name="ce26">
            <text:p>46 533</text:p>
          </table:table-cell>
          <table:table-cell office:value-type="float" office:value="57152" table:style-name="ce26">
            <text:p>57 152</text:p>
          </table:table-cell>
          <table:table-cell office:value-type="float" office:value="48503" table:style-name="ce26">
            <text:p>48 503</text:p>
          </table:table-cell>
          <table:table-cell office:value-type="float" office:value="51106" table:style-name="ce26">
            <text:p>51 106</text:p>
          </table:table-cell>
          <table:table-cell office:value-type="float" office:value="38804" table:style-name="ce26">
            <text:p>38 804</text:p>
          </table:table-cell>
          <table:table-cell office:value-type="float" office:value="43731" table:style-name="ce26">
            <text:p>43 731</text:p>
          </table:table-cell>
          <table:table-cell office:value-type="float" office:value="49802" table:style-name="ce26">
            <text:p>49 802</text:p>
          </table:table-cell>
          <table:table-cell office:value-type="float" office:value="69685" table:style-name="ce26">
            <text:p>69 685</text:p>
          </table:table-cell>
          <table:table-cell office:value-type="float" office:value="58887" table:style-name="ce26">
            <text:p>58 887</text:p>
          </table:table-cell>
          <table:table-cell table:style-name="ce20"/>
          <table:table-cell table:style-name="ce41"/>
          <table:table-cell table:style-name="ce42"/>
          <table:table-cell table:number-columns-repeated="16366" table:style-name="ce20"/>
        </table:table-row>
        <table:table-row table:style-name="ro2">
          <table:table-cell office:value-type="string" table:style-name="ce25">
            <text:p>50 bis 54</text:p>
          </table:table-cell>
          <table:table-cell office:value-type="float" office:value="27603" table:style-name="ce26">
            <text:p>27 603</text:p>
          </table:table-cell>
          <table:table-cell office:value-type="float" office:value="28205" table:style-name="ce26">
            <text:p>28 205</text:p>
          </table:table-cell>
          <table:table-cell office:value-type="float" office:value="29442" table:style-name="ce26">
            <text:p>29 442</text:p>
          </table:table-cell>
          <table:table-cell office:value-type="float" office:value="30950" table:style-name="ce26">
            <text:p>30 950</text:p>
          </table:table-cell>
          <table:table-cell office:value-type="float" office:value="33334" table:style-name="ce26">
            <text:p>33 334</text:p>
          </table:table-cell>
          <table:table-cell office:value-type="float" office:value="43050" table:style-name="ce26">
            <text:p>43 050</text:p>
          </table:table-cell>
          <table:table-cell office:value-type="float" office:value="53590" table:style-name="ce26">
            <text:p>53 590</text:p>
          </table:table-cell>
          <table:table-cell office:value-type="float" office:value="54722" table:style-name="ce26">
            <text:p>54 722</text:p>
          </table:table-cell>
          <table:table-cell office:value-type="float" office:value="36160" table:style-name="ce26">
            <text:p>36 160</text:p>
          </table:table-cell>
          <table:table-cell office:value-type="float" office:value="43130" table:style-name="ce26">
            <text:p>43 130</text:p>
          </table:table-cell>
          <table:table-cell office:value-type="float" office:value="48241" table:style-name="ce26">
            <text:p>48 241</text:p>
          </table:table-cell>
          <table:table-cell office:value-type="float" office:value="49368" table:style-name="ce26">
            <text:p>49 368</text:p>
          </table:table-cell>
          <table:table-cell office:value-type="float" office:value="61029" table:style-name="ce26">
            <text:p>61 029</text:p>
          </table:table-cell>
          <table:table-cell office:value-type="float" office:value="69746" table:style-name="ce26">
            <text:p>69 746</text:p>
          </table:table-cell>
          <table:table-cell table:style-name="ce20"/>
          <table:table-cell table:style-name="ce41"/>
          <table:table-cell table:style-name="ce42"/>
          <table:table-cell table:number-columns-repeated="16366" table:style-name="ce20"/>
        </table:table-row>
        <table:table-row table:style-name="ro2">
          <table:table-cell office:value-type="string" table:style-name="ce25">
            <text:p>55 bis 59</text:p>
          </table:table-cell>
          <table:table-cell office:value-type="float" office:value="24639" table:style-name="ce26">
            <text:p>24 639</text:p>
          </table:table-cell>
          <table:table-cell office:value-type="float" office:value="26195" table:style-name="ce26">
            <text:p>26 195</text:p>
          </table:table-cell>
          <table:table-cell office:value-type="float" office:value="25730" table:style-name="ce26">
            <text:p>25 730</text:p>
          </table:table-cell>
          <table:table-cell office:value-type="float" office:value="28451" table:style-name="ce26">
            <text:p>28 451</text:p>
          </table:table-cell>
          <table:table-cell office:value-type="float" office:value="30277" table:style-name="ce26">
            <text:p>30 277</text:p>
          </table:table-cell>
          <table:table-cell office:value-type="float" office:value="39847" table:style-name="ce26">
            <text:p>39 847</text:p>
          </table:table-cell>
          <table:table-cell office:value-type="float" office:value="46146" table:style-name="ce26">
            <text:p>46 146</text:p>
          </table:table-cell>
          <table:table-cell office:value-type="float" office:value="52489" table:style-name="ce26">
            <text:p>52 489</text:p>
          </table:table-cell>
          <table:table-cell office:value-type="float" office:value="45455" table:style-name="ce26">
            <text:p>45 455</text:p>
          </table:table-cell>
          <table:table-cell office:value-type="float" office:value="50630" table:style-name="ce26">
            <text:p>50 630</text:p>
          </table:table-cell>
          <table:table-cell office:value-type="float" office:value="39112" table:style-name="ce26">
            <text:p>39 112</text:p>
          </table:table-cell>
          <table:table-cell office:value-type="float" office:value="43921" table:style-name="ce26">
            <text:p>43 921</text:p>
          </table:table-cell>
          <table:table-cell office:value-type="float" office:value="50906" table:style-name="ce26">
            <text:p>50 906</text:p>
          </table:table-cell>
          <table:table-cell office:value-type="float" office:value="70815" table:style-name="ce26">
            <text:p>70 815</text:p>
          </table:table-cell>
          <table:table-cell table:style-name="ce20"/>
          <table:table-cell table:style-name="ce41"/>
          <table:table-cell table:style-name="ce42"/>
          <table:table-cell table:number-columns-repeated="16366" table:style-name="ce20"/>
        </table:table-row>
        <table:table-row table:style-name="ro2">
          <table:table-cell office:value-type="string" table:style-name="ce25">
            <text:p>60 bis 64</text:p>
          </table:table-cell>
          <table:table-cell office:value-type="float" office:value="18762" table:style-name="ce26">
            <text:p>18 762</text:p>
          </table:table-cell>
          <table:table-cell office:value-type="float" office:value="22199" table:style-name="ce26">
            <text:p>22 199</text:p>
          </table:table-cell>
          <table:table-cell office:value-type="float" office:value="21917" table:style-name="ce26">
            <text:p>21 917</text:p>
          </table:table-cell>
          <table:table-cell office:value-type="float" office:value="23649" table:style-name="ce26">
            <text:p>23 649</text:p>
          </table:table-cell>
          <table:table-cell office:value-type="float" office:value="26084" table:style-name="ce26">
            <text:p>26 084</text:p>
          </table:table-cell>
          <table:table-cell office:value-type="float" office:value="32549" table:style-name="ce26">
            <text:p>32 549</text:p>
          </table:table-cell>
          <table:table-cell office:value-type="float" office:value="40817" table:style-name="ce26">
            <text:p>40 817</text:p>
          </table:table-cell>
          <table:table-cell office:value-type="float" office:value="48100" table:style-name="ce26">
            <text:p>48 100</text:p>
          </table:table-cell>
          <table:table-cell office:value-type="float" office:value="50417" table:style-name="ce26">
            <text:p>50 417</text:p>
          </table:table-cell>
          <table:table-cell office:value-type="float" office:value="34993" table:style-name="ce26">
            <text:p>34 993</text:p>
          </table:table-cell>
          <table:table-cell office:value-type="float" office:value="42593" table:style-name="ce26">
            <text:p>42 593</text:p>
          </table:table-cell>
          <table:table-cell office:value-type="float" office:value="47569" table:style-name="ce26">
            <text:p>47 569</text:p>
          </table:table-cell>
          <table:table-cell office:value-type="float" office:value="49257" table:style-name="ce26">
            <text:p>49 257</text:p>
          </table:table-cell>
          <table:table-cell office:value-type="float" office:value="60882" table:style-name="ce26">
            <text:p>60 882</text:p>
          </table:table-cell>
          <table:table-cell table:style-name="ce20"/>
          <table:table-cell table:style-name="ce41"/>
          <table:table-cell table:style-name="ce42"/>
          <table:table-cell table:number-columns-repeated="16366" table:style-name="ce20"/>
        </table:table-row>
        <table:table-row table:style-name="ro2">
          <table:table-cell office:value-type="string" table:style-name="ce25">
            <text:p>65 bis 69</text:p>
          </table:table-cell>
          <table:table-cell office:value-type="float" office:value="14214" table:style-name="ce26">
            <text:p>14 214</text:p>
          </table:table-cell>
          <table:table-cell office:value-type="float" office:value="17107" table:style-name="ce26">
            <text:p>17 107</text:p>
          </table:table-cell>
          <table:table-cell office:value-type="float" office:value="18428" table:style-name="ce26">
            <text:p>18 428</text:p>
          </table:table-cell>
          <table:table-cell office:value-type="float" office:value="18955" table:style-name="ce26">
            <text:p>18 955</text:p>
          </table:table-cell>
          <table:table-cell office:value-type="float" office:value="21851" table:style-name="ce26">
            <text:p>21 851</text:p>
          </table:table-cell>
          <table:table-cell office:value-type="float" office:value="25542" table:style-name="ce26">
            <text:p>25 542</text:p>
          </table:table-cell>
          <table:table-cell office:value-type="float" office:value="35251" table:style-name="ce26">
            <text:p>35 251</text:p>
          </table:table-cell>
          <table:table-cell office:value-type="float" office:value="39244" table:style-name="ce26">
            <text:p>39 244</text:p>
          </table:table-cell>
          <table:table-cell office:value-type="float" office:value="45966" table:style-name="ce26">
            <text:p>45 966</text:p>
          </table:table-cell>
          <table:table-cell office:value-type="float" office:value="41468" table:style-name="ce26">
            <text:p>41 468</text:p>
          </table:table-cell>
          <table:table-cell office:value-type="float" office:value="47710" table:style-name="ce26">
            <text:p>47 710</text:p>
          </table:table-cell>
          <table:table-cell office:value-type="float" office:value="36319" table:style-name="ce26">
            <text:p>36 319</text:p>
          </table:table-cell>
          <table:table-cell office:value-type="float" office:value="40926" table:style-name="ce26">
            <text:p>40 926</text:p>
          </table:table-cell>
          <table:table-cell office:value-type="float" office:value="48963" table:style-name="ce26">
            <text:p>48 963</text:p>
          </table:table-cell>
          <table:table-cell table:style-name="ce20"/>
          <table:table-cell table:style-name="ce41"/>
          <table:table-cell table:style-name="ce42"/>
          <table:table-cell table:number-columns-repeated="16366" table:style-name="ce20"/>
        </table:table-row>
        <table:table-row table:style-name="ro2">
          <table:table-cell office:value-type="string" table:style-name="ce25">
            <text:p>70 bis 74</text:p>
          </table:table-cell>
          <table:table-cell office:value-type="float" office:value="9358" table:style-name="ce26">
            <text:p>9 358</text:p>
          </table:table-cell>
          <table:table-cell office:value-type="float" office:value="10966" table:style-name="ce26">
            <text:p>10 966</text:p>
          </table:table-cell>
          <table:table-cell office:value-type="float" office:value="12666" table:style-name="ce26">
            <text:p>12 666</text:p>
          </table:table-cell>
          <table:table-cell office:value-type="float" office:value="13322" table:style-name="ce26">
            <text:p>13 322</text:p>
          </table:table-cell>
          <table:table-cell office:value-type="float" office:value="15202" table:style-name="ce26">
            <text:p>15 202</text:p>
          </table:table-cell>
          <table:table-cell office:value-type="float" office:value="19351" table:style-name="ce26">
            <text:p>19 351</text:p>
          </table:table-cell>
          <table:table-cell office:value-type="float" office:value="27555" table:style-name="ce26">
            <text:p>27 555</text:p>
          </table:table-cell>
          <table:table-cell office:value-type="float" office:value="30974" table:style-name="ce26">
            <text:p>30 974</text:p>
          </table:table-cell>
          <table:table-cell office:value-type="float" office:value="37966" table:style-name="ce26">
            <text:p>37 966</text:p>
          </table:table-cell>
          <table:table-cell office:value-type="float" office:value="41835" table:style-name="ce26">
            <text:p>41 835</text:p>
          </table:table-cell>
          <table:table-cell office:value-type="float" office:value="30622" table:style-name="ce26">
            <text:p>30 622</text:p>
          </table:table-cell>
          <table:table-cell office:value-type="float" office:value="37410" table:style-name="ce26">
            <text:p>37 410</text:p>
          </table:table-cell>
          <table:table-cell office:value-type="float" office:value="45467" table:style-name="ce26">
            <text:p>45 467</text:p>
          </table:table-cell>
          <table:table-cell office:value-type="float" office:value="45293" table:style-name="ce26">
            <text:p>45 293</text:p>
          </table:table-cell>
          <table:table-cell table:style-name="ce20"/>
          <table:table-cell table:style-name="ce41"/>
          <table:table-cell table:style-name="ce42"/>
          <table:table-cell table:number-columns-repeated="16366" table:style-name="ce20"/>
        </table:table-row>
        <table:table-row table:style-name="ro2">
          <table:table-cell office:value-type="string" table:style-name="ce25">
            <text:p>75 bis 79</text:p>
          </table:table-cell>
          <table:table-cell office:value-type="float" office:value="4876" table:style-name="ce26">
            <text:p>4 876</text:p>
          </table:table-cell>
          <table:table-cell office:value-type="float" office:value="5543" table:style-name="ce26">
            <text:p>5 543</text:p>
          </table:table-cell>
          <table:table-cell office:value-type="float" office:value="7007" table:style-name="ce26">
            <text:p>7 007</text:p>
          </table:table-cell>
          <table:table-cell office:value-type="float" office:value="8291" table:style-name="ce26">
            <text:p>8 291</text:p>
          </table:table-cell>
          <table:table-cell office:value-type="float" office:value="9079" table:style-name="ce26">
            <text:p>9 079</text:p>
          </table:table-cell>
          <table:table-cell office:value-type="float" office:value="12025" table:style-name="ce26">
            <text:p>12 025</text:p>
          </table:table-cell>
          <table:table-cell office:value-type="float" office:value="17857" table:style-name="ce26">
            <text:p>17 857</text:p>
          </table:table-cell>
          <table:table-cell office:value-type="float" office:value="21757" table:style-name="ce26">
            <text:p>21 757</text:p>
          </table:table-cell>
          <table:table-cell office:value-type="float" office:value="26138" table:style-name="ce26">
            <text:p>26 138</text:p>
          </table:table-cell>
          <table:table-cell office:value-type="float" office:value="32305" table:style-name="ce26">
            <text:p>32 305</text:p>
          </table:table-cell>
          <table:table-cell office:value-type="float" office:value="31404" table:style-name="ce26">
            <text:p>31 404</text:p>
          </table:table-cell>
          <table:table-cell office:value-type="float" office:value="37715" table:style-name="ce26">
            <text:p>37 715</text:p>
          </table:table-cell>
          <table:table-cell office:value-type="float" office:value="30897" table:style-name="ce26">
            <text:p>30 897</text:p>
          </table:table-cell>
          <table:table-cell office:value-type="float" office:value="35385" table:style-name="ce26">
            <text:p>35 385</text:p>
          </table:table-cell>
          <table:table-cell table:style-name="ce20"/>
          <table:table-cell table:style-name="ce41"/>
          <table:table-cell table:style-name="ce42"/>
          <table:table-cell table:number-columns-repeated="16366" table:style-name="ce20"/>
        </table:table-row>
        <table:table-row table:style-name="ro2">
          <table:table-cell office:value-type="string" table:style-name="ce25">
            <text:p>80 bis 84</text:p>
          </table:table-cell>
          <table:table-cell office:value-type="float" office:value="1987" table:style-name="ce26">
            <text:p>1 987</text:p>
          </table:table-cell>
          <table:table-cell office:value-type="float" office:value="2062" table:style-name="ce26">
            <text:p>2 062</text:p>
          </table:table-cell>
          <table:table-cell office:value-type="float" office:value="2724" table:style-name="ce26">
            <text:p>2 724</text:p>
          </table:table-cell>
          <table:table-cell office:value-type="float" office:value="3840" table:style-name="ce26">
            <text:p>3 840</text:p>
          </table:table-cell>
          <table:table-cell office:value-type="float" office:value="4029" table:style-name="ce26">
            <text:p>4 029</text:p>
          </table:table-cell>
          <table:table-cell office:value-type="float" office:value="6160" table:style-name="ce26">
            <text:p>6 160</text:p>
          </table:table-cell>
          <table:table-cell office:value-type="float" office:value="8624" table:style-name="ce26">
            <text:p>8 624</text:p>
          </table:table-cell>
          <table:table-cell office:value-type="float" office:value="12173" table:style-name="ce26">
            <text:p>12 173</text:p>
          </table:table-cell>
          <table:table-cell office:value-type="float" office:value="15187" table:style-name="ce26">
            <text:p>15 187</text:p>
          </table:table-cell>
          <table:table-cell office:value-type="float" office:value="19846" table:style-name="ce26">
            <text:p>19 846</text:p>
          </table:table-cell>
          <table:table-cell office:value-type="float" office:value="24550" table:style-name="ce26">
            <text:p>24 550</text:p>
          </table:table-cell>
          <table:table-cell office:value-type="float" office:value="20169" table:style-name="ce26">
            <text:p>20 169</text:p>
          </table:table-cell>
          <table:table-cell office:value-type="float" office:value="27269" table:style-name="ce26">
            <text:p>27 269</text:p>
          </table:table-cell>
          <table:table-cell office:value-type="float" office:value="35876" table:style-name="ce26">
            <text:p>35 876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85 bis 89</text:p>
          </table:table-cell>
          <table:table-cell office:value-type="float" office:value="666" table:style-name="ce26">
            <text:p>666</text:p>
          </table:table-cell>
          <table:table-cell office:value-type="float" office:value="703" table:style-name="ce26">
            <text:p>703</text:p>
          </table:table-cell>
          <table:table-cell office:value-type="float" office:value="847" table:style-name="ce26">
            <text:p>847</text:p>
          </table:table-cell>
          <table:table-cell office:value-type="float" office:value="1225" table:style-name="ce26">
            <text:p>1 225</text:p>
          </table:table-cell>
          <table:table-cell office:value-type="float" office:value="1353" table:style-name="ce26">
            <text:p>1 353</text:p>
          </table:table-cell>
          <table:table-cell office:value-type="float" office:value="1589" table:style-name="ce26">
            <text:p>1 589</text:p>
          </table:table-cell>
          <table:table-cell office:value-type="float" office:value="2927" table:style-name="ce26">
            <text:p>2 927</text:p>
          </table:table-cell>
          <table:table-cell office:value-type="float" office:value="4589" table:style-name="ce26">
            <text:p>4 589</text:p>
          </table:table-cell>
          <table:table-cell office:value-type="float" office:value="6454" table:style-name="ce26">
            <text:p>6 454</text:p>
          </table:table-cell>
          <table:table-cell office:value-type="float" office:value="8428" table:style-name="ce26">
            <text:p>8 428</text:p>
          </table:table-cell>
          <table:table-cell office:value-type="float" office:value="12034" table:style-name="ce26">
            <text:p>12 034</text:p>
          </table:table-cell>
          <table:table-cell office:value-type="float" office:value="13724" table:style-name="ce26">
            <text:p>13 724</text:p>
          </table:table-cell>
          <table:table-cell office:value-type="float" office:value="19788" table:style-name="ce26">
            <text:p>19 788</text:p>
          </table:table-cell>
          <table:table-cell office:value-type="float" office:value="18191" table:style-name="ce26">
            <text:p>18 191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90 bis 94</text:p>
          </table:table-cell>
          <table:table-cell office:value-type="float" office:value="172" table:style-name="ce26">
            <text:p>172</text:p>
          </table:table-cell>
          <table:table-cell office:value-type="float" office:value="141" table:style-name="ce26">
            <text:p>141</text:p>
          </table:table-cell>
          <table:table-cell office:value-type="float" office:value="176" table:style-name="ce26">
            <text:p>176</text:p>
          </table:table-cell>
          <table:table-cell office:value-type="float" office:value="255" table:style-name="ce26">
            <text:p>255</text:p>
          </table:table-cell>
          <table:table-cell office:value-type="float" office:value="292" table:style-name="ce26">
            <text:p>292</text:p>
          </table:table-cell>
          <table:table-cell office:value-type="float" office:value="353" table:style-name="ce26">
            <text:p>353</text:p>
          </table:table-cell>
          <table:table-cell office:value-type="float" office:value="623" table:style-name="ce26">
            <text:p>623</text:p>
          </table:table-cell>
          <table:table-cell office:value-type="float" office:value="1031" table:style-name="ce26">
            <text:p>1 031</text:p>
          </table:table-cell>
          <table:table-cell office:value-type="float" office:value="1699" table:style-name="ce26">
            <text:p>1 699</text:p>
          </table:table-cell>
          <table:table-cell office:value-type="float" office:value="2304" table:style-name="ce26">
            <text:p>2 304</text:p>
          </table:table-cell>
          <table:table-cell office:value-type="float" office:value="3819" table:style-name="ce26">
            <text:p>3 819</text:p>
          </table:table-cell>
          <table:table-cell office:value-type="float" office:value="5701" table:style-name="ce26">
            <text:p>5 701</text:p>
          </table:table-cell>
          <table:table-cell office:value-type="float" office:value="6679" table:style-name="ce26">
            <text:p>6 679</text:p>
          </table:table-cell>
          <table:table-cell office:value-type="float" office:value="9094" table:style-name="ce26">
            <text:p>9 094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95 und älter</text:p>
          </table:table-cell>
          <table:table-cell office:value-type="float" office:value="37" table:style-name="ce26">
            <text:p>37</text:p>
          </table:table-cell>
          <table:table-cell office:value-type="float" office:value="21" table:style-name="ce26">
            <text:p>21</text:p>
          </table:table-cell>
          <table:table-cell office:value-type="float" office:value="34" table:style-name="ce26">
            <text:p>34</text:p>
          </table:table-cell>
          <table:table-cell office:value-type="float" office:value="55" table:style-name="ce26">
            <text:p>55</text:p>
          </table:table-cell>
          <table:table-cell office:value-type="float" office:value="39" table:style-name="ce26">
            <text:p>39</text:p>
          </table:table-cell>
          <table:table-cell office:value-type="float" office:value="54" table:style-name="ce26">
            <text:p>54</text:p>
          </table:table-cell>
          <table:table-cell office:value-type="float" office:value="88" table:style-name="ce26">
            <text:p>88</text:p>
          </table:table-cell>
          <table:table-cell office:value-type="float" office:value="121" table:style-name="ce26">
            <text:p>121</text:p>
          </table:table-cell>
          <table:table-cell office:value-type="float" office:value="254" table:style-name="ce26">
            <text:p>254</text:p>
          </table:table-cell>
          <table:table-cell office:value-type="float" office:value="441" table:style-name="ce26">
            <text:p>441</text:p>
          </table:table-cell>
          <table:table-cell office:value-type="float" office:value="607" table:style-name="ce26">
            <text:p>607</text:p>
          </table:table-cell>
          <table:table-cell office:value-type="float" office:value="1152" table:style-name="ce26">
            <text:p>1 152</text:p>
          </table:table-cell>
          <table:table-cell office:value-type="float" office:value="1576" table:style-name="ce26">
            <text:p>1 576</text:p>
          </table:table-cell>
          <table:table-cell office:value-type="float" office:value="2634" table:style-name="ce26">
            <text:p>2 634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14">
          <table:table-cell office:value-type="string" table:number-columns-spanned="15" table:number-rows-spanned="1" table:style-name="ce37">
            <text:p>Q: STATISTIK AUSTRIA, Volkszählungen 1869 bis 2001, Registerzählung 2011 und 2021; Gebietsstand 2021. Erstellt am 28.04.2023.<text:s/></text:p>
            <text:p>1) Bevölkerungszahl 2001 laut Kundmachung vom 17. September 2002 und damit statistisches Ergebnis der Volkszählung 2001. – 2) Aus Datenschutzgründen wurde bei der Registerzählungen 2011 und 2021 mit der Methode “Record Swapping“ ein Teil der Daten verschmutzt.</text:p>
          </table:table-cell>
          <table:covered-table-cell table:number-columns-repeated="14"/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number-rows-repeated="3" table:style-name="ro2">
          <table:table-cell table:number-columns-repeated="16"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table:number-columns-repeated="16" table:style-name="ce20"/>
          <table:table-cell table:style-name="ce43"/>
          <table:table-cell table:style-name="ce1"/>
          <table:table-cell table:number-columns-repeated="16366"/>
        </table:table-row>
        <table:table-row table:style-name="ro2">
          <table:table-cell table:number-columns-repeated="16" table:style-name="ce20"/>
          <table:table-cell table:style-name="ce39"/>
          <table:table-cell table:style-name="ce1"/>
          <table:table-cell table:number-columns-repeated="16366"/>
        </table:table-row>
        <table:table-row table:number-rows-repeated="1048502" table:style-name="ro2">
          <table:table-cell table:number-columns-repeated="16384"/>
        </table:table-row>
        <table:named-expressions>
          <table:named-range table:name="Print_Titles" table:cell-range-address="NÖ.$A$1:NÖ.$XFD$2" table:base-cell-address="NÖ.$A$1"/>
        </table:named-expressions>
      </table:table>
      <table:table table:name="OÖ" table:style-name="ta3">
        <table:table-column table:style-name="co9" table:default-cell-style-name="ce20"/>
        <table:table-column table:style-name="co7" table:number-columns-repeated="13" table:default-cell-style-name="ce20"/>
        <table:table-column table:style-name="co6" table:default-cell-style-name="ce20"/>
        <table:table-column table:style-name="co4" table:number-columns-repeated="16369" table:default-cell-style-name="ce20"/>
        <table:table-row table:style-name="ro1">
          <table:table-cell office:value-type="string" table:number-columns-spanned="15" table:number-rows-spanned="1" table:style-name="ce30">
            <text:p>Bevölkerung nach Alter und Geschlecht seit 1869 (Oberösterreich)</text:p>
          </table:table-cell>
          <table:covered-table-cell table:number-columns-repeated="14"/>
          <table:table-cell table:number-columns-repeated="16369" table:style-name="ce44"/>
        </table:table-row>
        <table:table-row table:style-name="ro8">
          <table:table-cell office:value-type="string" table:style-name="ce17">
            <text:p>Alter<text:s/></text:p>
            <text:p>(in Jahren)</text:p>
          </table:table-cell>
          <table:table-cell office:value-type="string" table:style-name="ce18">
            <text:p>1869</text:p>
            <text:p>(31.12.)</text:p>
          </table:table-cell>
          <table:table-cell office:value-type="string" table:style-name="ce18">
            <text:p>1880</text:p>
            <text:p>(31.12.)</text:p>
          </table:table-cell>
          <table:table-cell office:value-type="string" table:style-name="ce18">
            <text:p>1890</text:p>
            <text:p>(31.12.)</text:p>
          </table:table-cell>
          <table:table-cell office:value-type="string" table:style-name="ce18">
            <text:p>1900</text:p>
            <text:p>(31.12.)</text:p>
          </table:table-cell>
          <table:table-cell office:value-type="string" table:style-name="ce18">
            <text:p>1910<text:s/></text:p>
            <text:p>(31.12.)</text:p>
          </table:table-cell>
          <table:table-cell office:value-type="string" table:style-name="ce18">
            <text:p>1934</text:p>
            <text:p>(22.3.)</text:p>
          </table:table-cell>
          <table:table-cell office:value-type="string" table:style-name="ce18">
            <text:p>1951</text:p>
            <text:p>(1.6.)</text:p>
          </table:table-cell>
          <table:table-cell office:value-type="string" table:style-name="ce18">
            <text:p>1961</text:p>
            <text:p>(21.3.)</text:p>
          </table:table-cell>
          <table:table-cell office:value-type="string" table:style-name="ce18">
            <text:p>1971</text:p>
            <text:p>(12.5.)</text:p>
          </table:table-cell>
          <table:table-cell office:value-type="string" table:style-name="ce18">
            <text:p>1981</text:p>
            <text:p>(12.5.)</text:p>
          </table:table-cell>
          <table:table-cell office:value-type="string" table:style-name="ce18">
            <text:p>1991</text:p>
            <text:p>(15.5.)</text:p>
          </table:table-cell>
          <table:table-cell office:value-type="string" table:style-name="ce19">
            <text:p>2001<text:s/><text:span text:style-name="T2">1</text:span>)</text:p>
            <text:p>(15.5.)</text:p>
          </table:table-cell>
          <table:table-cell office:value-type="string" table:style-name="ce19">
            <text:p>2011<text:s/><text:span text:style-name="T2">2</text:span>)</text:p>
            <text:p>(31.10.)</text:p>
          </table:table-cell>
          <table:table-cell office:value-type="string" table:style-name="ce19">
            <text:p>2021<text:s/><text:span text:style-name="T2">2</text:span>)</text:p>
            <text:p>(31.10.)</text:p>
          </table:table-cell>
          <table:table-cell table:number-columns-repeated="16369" table:style-name="ce20"/>
        </table:table-row>
        <table:table-row table:style-name="ro2">
          <table:table-cell table:style-name="ce20"/>
          <table:table-cell office:value-type="string" table:number-columns-spanned="13" table:number-rows-spanned="1" table:style-name="ce31">
            <text:p>Männer und Frauen</text:p>
          </table:table-cell>
          <table:covered-table-cell table:number-columns-repeated="12"/>
          <table:table-cell table:number-columns-repeated="16370" table:style-name="ce20"/>
        </table:table-row>
        <table:table-row table:style-name="ro2">
          <table:table-cell office:value-type="string" table:style-name="ce34">
            <text:p>Insgesamt</text:p>
          </table:table-cell>
          <table:table-cell office:value-type="float" office:value="736856" table:formula="of:=SUM([.B5:.B24])" table:style-name="ce23">
            <text:p>736 856</text:p>
          </table:table-cell>
          <table:table-cell office:value-type="float" office:value="760091" table:formula="of:=SUM([.C5:.C24])" table:style-name="ce23">
            <text:p>760 091</text:p>
          </table:table-cell>
          <table:table-cell office:value-type="float" office:value="786496" table:formula="of:=SUM([.D5:.D24])" table:style-name="ce23">
            <text:p>786 496</text:p>
          </table:table-cell>
          <table:table-cell office:value-type="float" office:value="810854" table:formula="of:=SUM([.E5:.E24])" table:style-name="ce23">
            <text:p>810 854</text:p>
          </table:table-cell>
          <table:table-cell office:value-type="float" office:value="853595" table:formula="of:=SUM([.F5:.F24])" table:style-name="ce23">
            <text:p>853 595</text:p>
          </table:table-cell>
          <table:table-cell office:value-type="float" office:value="903597" table:formula="of:=SUM([.G5:.G24])" table:style-name="ce23">
            <text:p>903 597</text:p>
          </table:table-cell>
          <table:table-cell office:value-type="float" office:value="1108720" table:formula="of:=SUM([.H5:.H24])" table:style-name="ce23">
            <text:p>1 108 720</text:p>
          </table:table-cell>
          <table:table-cell office:value-type="float" office:value="1131623" table:formula="of:=SUM([.I5:.I24])" table:style-name="ce23">
            <text:p>1 131 623</text:p>
          </table:table-cell>
          <table:table-cell office:value-type="float" office:value="1229972" table:formula="of:=SUM([.J5:.J24])" table:style-name="ce23">
            <text:p>1 229 972</text:p>
          </table:table-cell>
          <table:table-cell office:value-type="float" office:value="1269540" table:formula="of:=SUM([.K5:.K24])" table:style-name="ce23">
            <text:p>1 269 540</text:p>
          </table:table-cell>
          <table:table-cell office:value-type="float" office:value="1333480" table:formula="of:=SUM([.L5:.L24])" table:style-name="ce23">
            <text:p>1 333 480</text:p>
          </table:table-cell>
          <table:table-cell office:value-type="float" office:value="1376797" table:formula="of:=SUM([.M5:.M24])" table:style-name="ce23">
            <text:p>1 376 797</text:p>
          </table:table-cell>
          <table:table-cell office:value-type="float" office:value="1413762" table:style-name="ce23">
            <text:p>1 413 762</text:p>
          </table:table-cell>
          <table:table-cell office:value-type="float" office:value="1504237" table:style-name="ce23">
            <text:p>1 504 237</text:p>
          </table:table-cell>
          <table:table-cell table:style-name="ce20"/>
          <table:table-cell table:style-name="ce39"/>
          <table:table-cell table:style-name="ce1"/>
          <table:table-cell table:number-columns-repeated="16366"/>
        </table:table-row>
        <table:table-row table:style-name="ro2">
          <table:table-cell office:value-type="string" table:style-name="ce25">
            <text:p>0 bis 4</text:p>
          </table:table-cell>
          <table:table-cell office:value-type="float" office:value="74070" table:style-name="ce26">
            <text:p>74 070</text:p>
          </table:table-cell>
          <table:table-cell office:value-type="float" office:value="81961" table:style-name="ce26">
            <text:p>81 961</text:p>
          </table:table-cell>
          <table:table-cell office:value-type="float" office:value="83295" table:style-name="ce26">
            <text:p>83 295</text:p>
          </table:table-cell>
          <table:table-cell office:value-type="float" office:value="91859" table:style-name="ce26">
            <text:p>91 859</text:p>
          </table:table-cell>
          <table:table-cell office:value-type="float" office:value="93479" table:style-name="ce26">
            <text:p>93 479</text:p>
          </table:table-cell>
          <table:table-cell office:value-type="float" office:value="75731" table:style-name="ce26">
            <text:p>75 731</text:p>
          </table:table-cell>
          <table:table-cell office:value-type="float" office:value="95217" table:style-name="ce26">
            <text:p>95 217</text:p>
          </table:table-cell>
          <table:table-cell office:value-type="float" office:value="109965" table:style-name="ce26">
            <text:p>109 965</text:p>
          </table:table-cell>
          <table:table-cell office:value-type="float" office:value="107907" table:style-name="ce26">
            <text:p>107 907</text:p>
          </table:table-cell>
          <table:table-cell office:value-type="float" office:value="78964" table:style-name="ce26">
            <text:p>78 964</text:p>
          </table:table-cell>
          <table:table-cell office:value-type="float" office:value="84508" table:style-name="ce26">
            <text:p>84 508</text:p>
          </table:table-cell>
          <table:table-cell office:value-type="float" office:value="74468" table:style-name="ce26">
            <text:p>74 468</text:p>
          </table:table-cell>
          <table:table-cell office:value-type="float" office:value="68532" table:style-name="ce26">
            <text:p>68 532</text:p>
          </table:table-cell>
          <table:table-cell office:value-type="float" office:value="76983" table:style-name="ce26">
            <text:p>76 983</text:p>
          </table:table-cell>
          <table:table-cell table:style-name="ce20"/>
          <table:table-cell table:number-columns-repeated="2" table:style-name="ce1"/>
          <table:table-cell table:number-columns-repeated="16366"/>
        </table:table-row>
        <table:table-row table:style-name="ro2">
          <table:table-cell office:value-type="string" table:style-name="ce25">
            <text:p>5 bis 9</text:p>
          </table:table-cell>
          <table:table-cell office:value-type="float" office:value="65663" table:style-name="ce26">
            <text:p>65 663</text:p>
          </table:table-cell>
          <table:table-cell office:value-type="float" office:value="69996" table:style-name="ce26">
            <text:p>69 996</text:p>
          </table:table-cell>
          <table:table-cell office:value-type="float" office:value="76242" table:style-name="ce26">
            <text:p>76 242</text:p>
          </table:table-cell>
          <table:table-cell office:value-type="float" office:value="82235" table:style-name="ce26">
            <text:p>82 235</text:p>
          </table:table-cell>
          <table:table-cell office:value-type="float" office:value="90220" table:style-name="ce26">
            <text:p>90 220</text:p>
          </table:table-cell>
          <table:table-cell office:value-type="float" office:value="80701" table:style-name="ce26">
            <text:p>80 701</text:p>
          </table:table-cell>
          <table:table-cell office:value-type="float" office:value="87546" table:style-name="ce26">
            <text:p>87 546</text:p>
          </table:table-cell>
          <table:table-cell office:value-type="float" office:value="91044" table:style-name="ce26">
            <text:p>91 044</text:p>
          </table:table-cell>
          <table:table-cell office:value-type="float" office:value="119323" table:style-name="ce26">
            <text:p>119 323</text:p>
          </table:table-cell>
          <table:table-cell office:value-type="float" office:value="87067" table:style-name="ce26">
            <text:p>87 067</text:p>
          </table:table-cell>
          <table:table-cell office:value-type="float" office:value="86562" table:style-name="ce26">
            <text:p>86 562</text:p>
          </table:table-cell>
          <table:table-cell office:value-type="float" office:value="87711" table:style-name="ce26">
            <text:p>87 711</text:p>
          </table:table-cell>
          <table:table-cell office:value-type="float" office:value="71007" table:style-name="ce26">
            <text:p>71 007</text:p>
          </table:table-cell>
          <table:table-cell office:value-type="float" office:value="76717" table:style-name="ce26">
            <text:p>76 717</text:p>
          </table:table-cell>
          <table:table-cell table:style-name="ce20"/>
          <table:table-cell table:number-columns-repeated="2" table:style-name="ce41"/>
          <table:table-cell table:number-columns-repeated="16366"/>
        </table:table-row>
        <table:table-row table:style-name="ro2">
          <table:table-cell office:value-type="string" table:style-name="ce25">
            <text:p>10 bis 14</text:p>
          </table:table-cell>
          <table:table-cell office:value-type="float" office:value="61586" table:style-name="ce26">
            <text:p>61 586</text:p>
          </table:table-cell>
          <table:table-cell office:value-type="float" office:value="64739" table:style-name="ce26">
            <text:p>64 739</text:p>
          </table:table-cell>
          <table:table-cell office:value-type="float" office:value="71996" table:style-name="ce26">
            <text:p>71 996</text:p>
          </table:table-cell>
          <table:table-cell office:value-type="float" office:value="74689" table:style-name="ce26">
            <text:p>74 689</text:p>
          </table:table-cell>
          <table:table-cell office:value-type="float" office:value="85447" table:style-name="ce26">
            <text:p>85 447</text:p>
          </table:table-cell>
          <table:table-cell office:value-type="float" office:value="90340" table:style-name="ce26">
            <text:p>90 340</text:p>
          </table:table-cell>
          <table:table-cell office:value-type="float" office:value="95496" table:style-name="ce26">
            <text:p>95 496</text:p>
          </table:table-cell>
          <table:table-cell office:value-type="float" office:value="88426" table:style-name="ce26">
            <text:p>88 426</text:p>
          </table:table-cell>
          <table:table-cell office:value-type="float" office:value="109411" table:style-name="ce26">
            <text:p>109 411</text:p>
          </table:table-cell>
          <table:table-cell office:value-type="float" office:value="108467" table:style-name="ce26">
            <text:p>108 467</text:p>
          </table:table-cell>
          <table:table-cell office:value-type="float" office:value="80405" table:style-name="ce26">
            <text:p>80 405</text:p>
          </table:table-cell>
          <table:table-cell office:value-type="float" office:value="88375" table:style-name="ce26">
            <text:p>88 375</text:p>
          </table:table-cell>
          <table:table-cell office:value-type="float" office:value="76625" table:style-name="ce26">
            <text:p>76 625</text:p>
          </table:table-cell>
          <table:table-cell office:value-type="float" office:value="74169" table:style-name="ce26">
            <text:p>74 169</text:p>
          </table:table-cell>
          <table:table-cell table:style-name="ce20"/>
          <table:table-cell table:style-name="ce41"/>
          <table:table-cell table:number-columns-repeated="16367" table:style-name="ce20"/>
        </table:table-row>
        <table:table-row table:style-name="ro2">
          <table:table-cell office:value-type="string" table:style-name="ce25">
            <text:p>15 bis 19</text:p>
          </table:table-cell>
          <table:table-cell office:value-type="float" office:value="62902" table:style-name="ce26">
            <text:p>62 902</text:p>
          </table:table-cell>
          <table:table-cell office:value-type="float" office:value="63528" table:style-name="ce26">
            <text:p>63 528</text:p>
          </table:table-cell>
          <table:table-cell office:value-type="float" office:value="66555" table:style-name="ce26">
            <text:p>66 555</text:p>
          </table:table-cell>
          <table:table-cell office:value-type="float" office:value="70812" table:style-name="ce26">
            <text:p>70 812</text:p>
          </table:table-cell>
          <table:table-cell office:value-type="float" office:value="75576" table:style-name="ce26">
            <text:p>75 576</text:p>
          </table:table-cell>
          <table:table-cell office:value-type="float" office:value="56739" table:style-name="ce26">
            <text:p>56 739</text:p>
          </table:table-cell>
          <table:table-cell office:value-type="float" office:value="80872" table:style-name="ce26">
            <text:p>80 872</text:p>
          </table:table-cell>
          <table:table-cell office:value-type="float" office:value="84214" table:style-name="ce26">
            <text:p>84 214</text:p>
          </table:table-cell>
          <table:table-cell office:value-type="float" office:value="95006" table:style-name="ce26">
            <text:p>95 006</text:p>
          </table:table-cell>
          <table:table-cell office:value-type="float" office:value="120877" table:style-name="ce26">
            <text:p>120 877</text:p>
          </table:table-cell>
          <table:table-cell office:value-type="float" office:value="89814" table:style-name="ce26">
            <text:p>89 814</text:p>
          </table:table-cell>
          <table:table-cell office:value-type="float" office:value="90199" table:style-name="ce26">
            <text:p>90 199</text:p>
          </table:table-cell>
          <table:table-cell office:value-type="float" office:value="88853" table:style-name="ce26">
            <text:p>88 853</text:p>
          </table:table-cell>
          <table:table-cell office:value-type="float" office:value="75901" table:style-name="ce26">
            <text:p>75 901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20 bis 24</text:p>
          </table:table-cell>
          <table:table-cell office:value-type="float" office:value="60167" table:style-name="ce26">
            <text:p>60 167</text:p>
          </table:table-cell>
          <table:table-cell office:value-type="float" office:value="59245" table:style-name="ce26">
            <text:p>59 245</text:p>
          </table:table-cell>
          <table:table-cell office:value-type="float" office:value="62121" table:style-name="ce26">
            <text:p>62 121</text:p>
          </table:table-cell>
          <table:table-cell office:value-type="float" office:value="65016" table:style-name="ce26">
            <text:p>65 016</text:p>
          </table:table-cell>
          <table:table-cell office:value-type="float" office:value="65671" table:style-name="ce26">
            <text:p>65 671</text:p>
          </table:table-cell>
          <table:table-cell office:value-type="float" office:value="77948" table:style-name="ce26">
            <text:p>77 948</text:p>
          </table:table-cell>
          <table:table-cell office:value-type="float" office:value="83641" table:style-name="ce26">
            <text:p>83 641</text:p>
          </table:table-cell>
          <table:table-cell office:value-type="float" office:value="86867" table:style-name="ce26">
            <text:p>86 867</text:p>
          </table:table-cell>
          <table:table-cell office:value-type="float" office:value="87516" table:style-name="ce26">
            <text:p>87 516</text:p>
          </table:table-cell>
          <table:table-cell office:value-type="float" office:value="110074" table:style-name="ce26">
            <text:p>110 074</text:p>
          </table:table-cell>
          <table:table-cell office:value-type="float" office:value="113392" table:style-name="ce26">
            <text:p>113 392</text:p>
          </table:table-cell>
          <table:table-cell office:value-type="float" office:value="83405" table:style-name="ce26">
            <text:p>83 405</text:p>
          </table:table-cell>
          <table:table-cell office:value-type="float" office:value="88442" table:style-name="ce26">
            <text:p>88 442</text:p>
          </table:table-cell>
          <table:table-cell office:value-type="float" office:value="82946" table:style-name="ce26">
            <text:p>82 946</text:p>
          </table:table-cell>
          <table:table-cell table:style-name="ce20"/>
          <table:table-cell table:style-name="ce41"/>
          <table:table-cell table:style-name="ce40"/>
          <table:table-cell table:number-columns-repeated="16366"/>
        </table:table-row>
        <table:table-row table:style-name="ro2">
          <table:table-cell office:value-type="string" table:style-name="ce25">
            <text:p>25 bis 29</text:p>
          </table:table-cell>
          <table:table-cell office:value-type="float" office:value="58375" table:style-name="ce26">
            <text:p>58 375</text:p>
          </table:table-cell>
          <table:table-cell office:value-type="float" office:value="55647" table:style-name="ce26">
            <text:p>55 647</text:p>
          </table:table-cell>
          <table:table-cell office:value-type="float" office:value="58686" table:style-name="ce26">
            <text:p>58 686</text:p>
          </table:table-cell>
          <table:table-cell office:value-type="float" office:value="58516" table:style-name="ce26">
            <text:p>58 516</text:p>
          </table:table-cell>
          <table:table-cell office:value-type="float" office:value="60773" table:style-name="ce26">
            <text:p>60 773</text:p>
          </table:table-cell>
          <table:table-cell office:value-type="float" office:value="75316" table:style-name="ce26">
            <text:p>75 316</text:p>
          </table:table-cell>
          <table:table-cell office:value-type="float" office:value="87151" table:style-name="ce26">
            <text:p>87 151</text:p>
          </table:table-cell>
          <table:table-cell office:value-type="float" office:value="72061" table:style-name="ce26">
            <text:p>72 061</text:p>
          </table:table-cell>
          <table:table-cell office:value-type="float" office:value="75698" table:style-name="ce26">
            <text:p>75 698</text:p>
          </table:table-cell>
          <table:table-cell office:value-type="float" office:value="91148" table:style-name="ce26">
            <text:p>91 148</text:p>
          </table:table-cell>
          <table:table-cell office:value-type="float" office:value="123761" table:style-name="ce26">
            <text:p>123 761</text:p>
          </table:table-cell>
          <table:table-cell office:value-type="float" office:value="90427" table:style-name="ce26">
            <text:p>90 427</text:p>
          </table:table-cell>
          <table:table-cell office:value-type="float" office:value="90998" table:style-name="ce26">
            <text:p>90 998</text:p>
          </table:table-cell>
          <table:table-cell office:value-type="float" office:value="96775" table:style-name="ce26">
            <text:p>96 775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30 bis 34</text:p>
          </table:table-cell>
          <table:table-cell office:value-type="float" office:value="52696" table:style-name="ce26">
            <text:p>52 696</text:p>
          </table:table-cell>
          <table:table-cell office:value-type="float" office:value="53563" table:style-name="ce26">
            <text:p>53 563</text:p>
          </table:table-cell>
          <table:table-cell office:value-type="float" office:value="53884" table:style-name="ce26">
            <text:p>53 884</text:p>
          </table:table-cell>
          <table:table-cell office:value-type="float" office:value="52870" table:style-name="ce26">
            <text:p>52 870</text:p>
          </table:table-cell>
          <table:table-cell office:value-type="float" office:value="57208" table:style-name="ce26">
            <text:p>57 208</text:p>
          </table:table-cell>
          <table:table-cell office:value-type="float" office:value="73725" table:style-name="ce26">
            <text:p>73 725</text:p>
          </table:table-cell>
          <table:table-cell office:value-type="float" office:value="63223" table:style-name="ce26">
            <text:p>63 223</text:p>
          </table:table-cell>
          <table:table-cell office:value-type="float" office:value="75582" table:style-name="ce26">
            <text:p>75 582</text:p>
          </table:table-cell>
          <table:table-cell office:value-type="float" office:value="83356" table:style-name="ce26">
            <text:p>83 356</text:p>
          </table:table-cell>
          <table:table-cell office:value-type="float" office:value="86159" table:style-name="ce26">
            <text:p>86 159</text:p>
          </table:table-cell>
          <table:table-cell office:value-type="float" office:value="110427" table:style-name="ce26">
            <text:p>110 427</text:p>
          </table:table-cell>
          <table:table-cell office:value-type="float" office:value="112224" table:style-name="ce26">
            <text:p>112 224</text:p>
          </table:table-cell>
          <table:table-cell office:value-type="float" office:value="87105" table:style-name="ce26">
            <text:p>87 105</text:p>
          </table:table-cell>
          <table:table-cell office:value-type="float" office:value="101474" table:style-name="ce26">
            <text:p>101 474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35 bis 39</text:p>
          </table:table-cell>
          <table:table-cell office:value-type="float" office:value="50086" table:style-name="ce26">
            <text:p>50 086</text:p>
          </table:table-cell>
          <table:table-cell office:value-type="float" office:value="52634" table:style-name="ce26">
            <text:p>52 634</text:p>
          </table:table-cell>
          <table:table-cell office:value-type="float" office:value="50694" table:style-name="ce26">
            <text:p>50 694</text:p>
          </table:table-cell>
          <table:table-cell office:value-type="float" office:value="50823" table:style-name="ce26">
            <text:p>50 823</text:p>
          </table:table-cell>
          <table:table-cell office:value-type="float" office:value="53314" table:style-name="ce26">
            <text:p>53 314</text:p>
          </table:table-cell>
          <table:table-cell office:value-type="float" office:value="63529" table:style-name="ce26">
            <text:p>63 529</text:p>
          </table:table-cell>
          <table:table-cell office:value-type="float" office:value="73953" table:style-name="ce26">
            <text:p>73 953</text:p>
          </table:table-cell>
          <table:table-cell office:value-type="float" office:value="79127" table:style-name="ce26">
            <text:p>79 127</text:p>
          </table:table-cell>
          <table:table-cell office:value-type="float" office:value="71850" table:style-name="ce26">
            <text:p>71 850</text:p>
          </table:table-cell>
          <table:table-cell office:value-type="float" office:value="75904" table:style-name="ce26">
            <text:p>75 904</text:p>
          </table:table-cell>
          <table:table-cell office:value-type="float" office:value="92060" table:style-name="ce26">
            <text:p>92 060</text:p>
          </table:table-cell>
          <table:table-cell office:value-type="float" office:value="121067" table:style-name="ce26">
            <text:p>121 067</text:p>
          </table:table-cell>
          <table:table-cell office:value-type="float" office:value="91333" table:style-name="ce26">
            <text:p>91 333</text:p>
          </table:table-cell>
          <table:table-cell office:value-type="float" office:value="101291" table:style-name="ce26">
            <text:p>101 291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40 bis 44</text:p>
          </table:table-cell>
          <table:table-cell office:value-type="float" office:value="47178" table:style-name="ce26">
            <text:p>47 178</text:p>
          </table:table-cell>
          <table:table-cell office:value-type="float" office:value="47820" table:style-name="ce26">
            <text:p>47 820</text:p>
          </table:table-cell>
          <table:table-cell office:value-type="float" office:value="48185" table:style-name="ce26">
            <text:p>48 185</text:p>
          </table:table-cell>
          <table:table-cell office:value-type="float" office:value="47782" table:style-name="ce26">
            <text:p>47 782</text:p>
          </table:table-cell>
          <table:table-cell office:value-type="float" office:value="48620" table:style-name="ce26">
            <text:p>48 620</text:p>
          </table:table-cell>
          <table:table-cell office:value-type="float" office:value="55252" table:style-name="ce26">
            <text:p>55 252</text:p>
          </table:table-cell>
          <table:table-cell office:value-type="float" office:value="80961" table:style-name="ce26">
            <text:p>80 961</text:p>
          </table:table-cell>
          <table:table-cell office:value-type="float" office:value="56224" table:style-name="ce26">
            <text:p>56 224</text:p>
          </table:table-cell>
          <table:table-cell office:value-type="float" office:value="75110" table:style-name="ce26">
            <text:p>75 110</text:p>
          </table:table-cell>
          <table:table-cell office:value-type="float" office:value="82309" table:style-name="ce26">
            <text:p>82 309</text:p>
          </table:table-cell>
          <table:table-cell office:value-type="float" office:value="85957" table:style-name="ce26">
            <text:p>85 957</text:p>
          </table:table-cell>
          <table:table-cell office:value-type="float" office:value="108507" table:style-name="ce26">
            <text:p>108 507</text:p>
          </table:table-cell>
          <table:table-cell office:value-type="float" office:value="111954" table:style-name="ce26">
            <text:p>111 954</text:p>
          </table:table-cell>
          <table:table-cell office:value-type="float" office:value="94706" table:style-name="ce26">
            <text:p>94 706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45 bis 49</text:p>
          </table:table-cell>
          <table:table-cell office:value-type="float" office:value="46937" table:style-name="ce26">
            <text:p>46 937</text:p>
          </table:table-cell>
          <table:table-cell office:value-type="float" office:value="44205" table:style-name="ce26">
            <text:p>44 205</text:p>
          </table:table-cell>
          <table:table-cell office:value-type="float" office:value="47273" table:style-name="ce26">
            <text:p>47 273</text:p>
          </table:table-cell>
          <table:table-cell office:value-type="float" office:value="44645" table:style-name="ce26">
            <text:p>44 645</text:p>
          </table:table-cell>
          <table:table-cell office:value-type="float" office:value="46317" table:style-name="ce26">
            <text:p>46 317</text:p>
          </table:table-cell>
          <table:table-cell office:value-type="float" office:value="52175" table:style-name="ce26">
            <text:p>52 175</text:p>
          </table:table-cell>
          <table:table-cell office:value-type="float" office:value="80169" table:style-name="ce26">
            <text:p>80 169</text:p>
          </table:table-cell>
          <table:table-cell office:value-type="float" office:value="68224" table:style-name="ce26">
            <text:p>68 224</text:p>
          </table:table-cell>
          <table:table-cell office:value-type="float" office:value="76894" table:style-name="ce26">
            <text:p>76 894</text:p>
          </table:table-cell>
          <table:table-cell office:value-type="float" office:value="69723" table:style-name="ce26">
            <text:p>69 723</text:p>
          </table:table-cell>
          <table:table-cell office:value-type="float" office:value="74541" table:style-name="ce26">
            <text:p>74 541</text:p>
          </table:table-cell>
          <table:table-cell office:value-type="float" office:value="89869" table:style-name="ce26">
            <text:p>89 869</text:p>
          </table:table-cell>
          <table:table-cell office:value-type="float" office:value="121243" table:style-name="ce26">
            <text:p>121 243</text:p>
          </table:table-cell>
          <table:table-cell office:value-type="float" office:value="96534" table:style-name="ce26">
            <text:p>96 534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50 bis 54</text:p>
          </table:table-cell>
          <table:table-cell office:value-type="float" office:value="42544" table:style-name="ce26">
            <text:p>42 544</text:p>
          </table:table-cell>
          <table:table-cell office:value-type="float" office:value="40502" table:style-name="ce26">
            <text:p>40 502</text:p>
          </table:table-cell>
          <table:table-cell office:value-type="float" office:value="41510" table:style-name="ce26">
            <text:p>41 510</text:p>
          </table:table-cell>
          <table:table-cell office:value-type="float" office:value="42065" table:style-name="ce26">
            <text:p>42 065</text:p>
          </table:table-cell>
          <table:table-cell office:value-type="float" office:value="42442" table:style-name="ce26">
            <text:p>42 442</text:p>
          </table:table-cell>
          <table:table-cell office:value-type="float" office:value="47762" table:style-name="ce26">
            <text:p>47 762</text:p>
          </table:table-cell>
          <table:table-cell office:value-type="float" office:value="71828" table:style-name="ce26">
            <text:p>71 828</text:p>
          </table:table-cell>
          <table:table-cell office:value-type="float" office:value="72584" table:style-name="ce26">
            <text:p>72 584</text:p>
          </table:table-cell>
          <table:table-cell office:value-type="float" office:value="54715" table:style-name="ce26">
            <text:p>54 715</text:p>
          </table:table-cell>
          <table:table-cell office:value-type="float" office:value="71487" table:style-name="ce26">
            <text:p>71 487</text:p>
          </table:table-cell>
          <table:table-cell office:value-type="float" office:value="79526" table:style-name="ce26">
            <text:p>79 526</text:p>
          </table:table-cell>
          <table:table-cell office:value-type="float" office:value="82654" table:style-name="ce26">
            <text:p>82 654</text:p>
          </table:table-cell>
          <table:table-cell office:value-type="float" office:value="108369" table:style-name="ce26">
            <text:p>108 369</text:p>
          </table:table-cell>
          <table:table-cell office:value-type="float" office:value="114352" table:style-name="ce26">
            <text:p>114 352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55 bis 59</text:p>
          </table:table-cell>
          <table:table-cell office:value-type="float" office:value="38173" table:style-name="ce26">
            <text:p>38 173</text:p>
          </table:table-cell>
          <table:table-cell office:value-type="float" office:value="38359" table:style-name="ce26">
            <text:p>38 359</text:p>
          </table:table-cell>
          <table:table-cell office:value-type="float" office:value="36558" table:style-name="ce26">
            <text:p>36 558</text:p>
          </table:table-cell>
          <table:table-cell office:value-type="float" office:value="39235" table:style-name="ce26">
            <text:p>39 235</text:p>
          </table:table-cell>
          <table:table-cell office:value-type="float" office:value="38041" table:style-name="ce26">
            <text:p>38 041</text:p>
          </table:table-cell>
          <table:table-cell office:value-type="float" office:value="43723" table:style-name="ce26">
            <text:p>43 723</text:p>
          </table:table-cell>
          <table:table-cell office:value-type="float" office:value="59353" table:style-name="ce26">
            <text:p>59 353</text:p>
          </table:table-cell>
          <table:table-cell office:value-type="float" office:value="70047" table:style-name="ce26">
            <text:p>70 047</text:p>
          </table:table-cell>
          <table:table-cell office:value-type="float" office:value="62424" table:style-name="ce26">
            <text:p>62 424</text:p>
          </table:table-cell>
          <table:table-cell office:value-type="float" office:value="72157" table:style-name="ce26">
            <text:p>72 157</text:p>
          </table:table-cell>
          <table:table-cell office:value-type="float" office:value="65531" table:style-name="ce26">
            <text:p>65 531</text:p>
          </table:table-cell>
          <table:table-cell office:value-type="float" office:value="69986" table:style-name="ce26">
            <text:p>69 986</text:p>
          </table:table-cell>
          <table:table-cell office:value-type="float" office:value="88243" table:style-name="ce26">
            <text:p>88 243</text:p>
          </table:table-cell>
          <table:table-cell office:value-type="float" office:value="120406" table:style-name="ce26">
            <text:p>120 406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60 bis 64</text:p>
          </table:table-cell>
          <table:table-cell office:value-type="float" office:value="29151" table:style-name="ce26">
            <text:p>29 151</text:p>
          </table:table-cell>
          <table:table-cell office:value-type="float" office:value="33238" table:style-name="ce26">
            <text:p>33 238</text:p>
          </table:table-cell>
          <table:table-cell office:value-type="float" office:value="30929" table:style-name="ce26">
            <text:p>30 929</text:p>
          </table:table-cell>
          <table:table-cell office:value-type="float" office:value="31942" table:style-name="ce26">
            <text:p>31 942</text:p>
          </table:table-cell>
          <table:table-cell office:value-type="float" office:value="32986" table:style-name="ce26">
            <text:p>32 986</text:p>
          </table:table-cell>
          <table:table-cell office:value-type="float" office:value="36525" table:style-name="ce26">
            <text:p>36 525</text:p>
          </table:table-cell>
          <table:table-cell office:value-type="float" office:value="48299" table:style-name="ce26">
            <text:p>48 299</text:p>
          </table:table-cell>
          <table:table-cell office:value-type="float" office:value="59555" table:style-name="ce26">
            <text:p>59 555</text:p>
          </table:table-cell>
          <table:table-cell office:value-type="float" office:value="64082" table:style-name="ce26">
            <text:p>64 082</text:p>
          </table:table-cell>
          <table:table-cell office:value-type="float" office:value="49843" table:style-name="ce26">
            <text:p>49 843</text:p>
          </table:table-cell>
          <table:table-cell office:value-type="float" office:value="65297" table:style-name="ce26">
            <text:p>65 297</text:p>
          </table:table-cell>
          <table:table-cell office:value-type="float" office:value="73598" table:style-name="ce26">
            <text:p>73 598</text:p>
          </table:table-cell>
          <table:table-cell office:value-type="float" office:value="77529" table:style-name="ce26">
            <text:p>77 529</text:p>
          </table:table-cell>
          <table:table-cell office:value-type="float" office:value="104285" table:style-name="ce26">
            <text:p>104 285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65 bis 69</text:p>
          </table:table-cell>
          <table:table-cell office:value-type="float" office:value="22180" table:style-name="ce26">
            <text:p>22 180</text:p>
          </table:table-cell>
          <table:table-cell office:value-type="float" office:value="25707" table:style-name="ce26">
            <text:p>25 707</text:p>
          </table:table-cell>
          <table:table-cell office:value-type="float" office:value="25702" table:style-name="ce26">
            <text:p>25 702</text:p>
          </table:table-cell>
          <table:table-cell office:value-type="float" office:value="24893" table:style-name="ce26">
            <text:p>24 893</text:p>
          </table:table-cell>
          <table:table-cell office:value-type="float" office:value="27742" table:style-name="ce26">
            <text:p>27 742</text:p>
          </table:table-cell>
          <table:table-cell office:value-type="float" office:value="30488" table:style-name="ce26">
            <text:p>30 488</text:p>
          </table:table-cell>
          <table:table-cell office:value-type="float" office:value="40310" table:style-name="ce26">
            <text:p>40 310</text:p>
          </table:table-cell>
          <table:table-cell office:value-type="float" office:value="45956" table:style-name="ce26">
            <text:p>45 956</text:p>
          </table:table-cell>
          <table:table-cell office:value-type="float" office:value="56927" table:style-name="ce26">
            <text:p>56 927</text:p>
          </table:table-cell>
          <table:table-cell office:value-type="float" office:value="53248" table:style-name="ce26">
            <text:p>53 248</text:p>
          </table:table-cell>
          <table:table-cell office:value-type="float" office:value="63515" table:style-name="ce26">
            <text:p>63 515</text:p>
          </table:table-cell>
          <table:table-cell office:value-type="float" office:value="57582" table:style-name="ce26">
            <text:p>57 582</text:p>
          </table:table-cell>
          <table:table-cell office:value-type="float" office:value="62709" table:style-name="ce26">
            <text:p>62 709</text:p>
          </table:table-cell>
          <table:table-cell office:value-type="float" office:value="81586" table:style-name="ce26">
            <text:p>81 586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70 bis 74</text:p>
          </table:table-cell>
          <table:table-cell office:value-type="float" office:value="13979" table:style-name="ce26">
            <text:p>13 979</text:p>
          </table:table-cell>
          <table:table-cell office:value-type="float" office:value="16297" table:style-name="ce26">
            <text:p>16 297</text:p>
          </table:table-cell>
          <table:table-cell office:value-type="float" office:value="17852" table:style-name="ce26">
            <text:p>17 852</text:p>
          </table:table-cell>
          <table:table-cell office:value-type="float" office:value="17081" table:style-name="ce26">
            <text:p>17 081</text:p>
          </table:table-cell>
          <table:table-cell office:value-type="float" office:value="18664" table:style-name="ce26">
            <text:p>18 664</text:p>
          </table:table-cell>
          <table:table-cell office:value-type="float" office:value="22314" table:style-name="ce26">
            <text:p>22 314</text:p>
          </table:table-cell>
          <table:table-cell office:value-type="float" office:value="30012" table:style-name="ce26">
            <text:p>30 012</text:p>
          </table:table-cell>
          <table:table-cell office:value-type="float" office:value="33161" table:style-name="ce26">
            <text:p>33 161</text:p>
          </table:table-cell>
          <table:table-cell office:value-type="float" office:value="42241" table:style-name="ce26">
            <text:p>42 241</text:p>
          </table:table-cell>
          <table:table-cell office:value-type="float" office:value="48785" table:style-name="ce26">
            <text:p>48 785</text:p>
          </table:table-cell>
          <table:table-cell office:value-type="float" office:value="41275" table:style-name="ce26">
            <text:p>41 275</text:p>
          </table:table-cell>
          <table:table-cell office:value-type="float" office:value="53892" table:style-name="ce26">
            <text:p>53 892</text:p>
          </table:table-cell>
          <table:table-cell office:value-type="float" office:value="66670" table:style-name="ce26">
            <text:p>66 670</text:p>
          </table:table-cell>
          <table:table-cell office:value-type="float" office:value="67950" table:style-name="ce26">
            <text:p>67 950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75 bis 79</text:p>
          </table:table-cell>
          <table:table-cell office:value-type="float" office:value="7223" table:style-name="ce26">
            <text:p>7 223</text:p>
          </table:table-cell>
          <table:table-cell office:value-type="float" office:value="8355" table:style-name="ce26">
            <text:p>8 355</text:p>
          </table:table-cell>
          <table:table-cell office:value-type="float" office:value="9883" table:style-name="ce26">
            <text:p>9 883</text:p>
          </table:table-cell>
          <table:table-cell office:value-type="float" office:value="10273" table:style-name="ce26">
            <text:p>10 273</text:p>
          </table:table-cell>
          <table:table-cell office:value-type="float" office:value="10787" table:style-name="ce26">
            <text:p>10 787</text:p>
          </table:table-cell>
          <table:table-cell office:value-type="float" office:value="13188" table:style-name="ce26">
            <text:p>13 188</text:p>
          </table:table-cell>
          <table:table-cell office:value-type="float" office:value="18458" table:style-name="ce26">
            <text:p>18 458</text:p>
          </table:table-cell>
          <table:table-cell office:value-type="float" office:value="22394" table:style-name="ce26">
            <text:p>22 394</text:p>
          </table:table-cell>
          <table:table-cell office:value-type="float" office:value="27021" table:style-name="ce26">
            <text:p>27 021</text:p>
          </table:table-cell>
          <table:table-cell office:value-type="float" office:value="35164" table:style-name="ce26">
            <text:p>35 164</text:p>
          </table:table-cell>
          <table:table-cell office:value-type="float" office:value="37160" table:style-name="ce26">
            <text:p>37 160</text:p>
          </table:table-cell>
          <table:table-cell office:value-type="float" office:value="47094" table:style-name="ce26">
            <text:p>47 094</text:p>
          </table:table-cell>
          <table:table-cell office:value-type="float" office:value="45811" table:style-name="ce26">
            <text:p>45 811</text:p>
          </table:table-cell>
          <table:table-cell office:value-type="float" office:value="51312" table:style-name="ce26">
            <text:p>51 312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80 bis 84</text:p>
          </table:table-cell>
          <table:table-cell office:value-type="float" office:value="2846" table:style-name="ce26">
            <text:p>2 846</text:p>
          </table:table-cell>
          <table:table-cell office:value-type="float" office:value="3178" table:style-name="ce26">
            <text:p>3 178</text:p>
          </table:table-cell>
          <table:table-cell office:value-type="float" office:value="3781" table:style-name="ce26">
            <text:p>3 781</text:p>
          </table:table-cell>
          <table:table-cell office:value-type="float" office:value="4551" table:style-name="ce26">
            <text:p>4 551</text:p>
          </table:table-cell>
          <table:table-cell office:value-type="float" office:value="4590" table:style-name="ce26">
            <text:p>4 590</text:p>
          </table:table-cell>
          <table:table-cell office:value-type="float" office:value="6069" table:style-name="ce26">
            <text:p>6 069</text:p>
          </table:table-cell>
          <table:table-cell office:value-type="float" office:value="8791" table:style-name="ce26">
            <text:p>8 791</text:p>
          </table:table-cell>
          <table:table-cell office:value-type="float" office:value="11526" table:style-name="ce26">
            <text:p>11 526</text:p>
          </table:table-cell>
          <table:table-cell office:value-type="float" office:value="13786" table:style-name="ce26">
            <text:p>13 786</text:p>
          </table:table-cell>
          <table:table-cell office:value-type="float" office:value="18830" table:style-name="ce26">
            <text:p>18 830</text:p>
          </table:table-cell>
          <table:table-cell office:value-type="float" office:value="25135" table:style-name="ce26">
            <text:p>25 135</text:p>
          </table:table-cell>
          <table:table-cell office:value-type="float" office:value="24993" table:style-name="ce26">
            <text:p>24 993</text:p>
          </table:table-cell>
          <table:table-cell office:value-type="float" office:value="36378" table:style-name="ce26">
            <text:p>36 378</text:p>
          </table:table-cell>
          <table:table-cell office:value-type="float" office:value="48896" table:style-name="ce26">
            <text:p>48 896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85 bis 89</text:p>
          </table:table-cell>
          <table:table-cell office:value-type="float" office:value="860" table:style-name="ce26">
            <text:p>860</text:p>
          </table:table-cell>
          <table:table-cell office:value-type="float" office:value="919" table:style-name="ce26">
            <text:p>919</text:p>
          </table:table-cell>
          <table:table-cell office:value-type="float" office:value="1145" table:style-name="ce26">
            <text:p>1 145</text:p>
          </table:table-cell>
          <table:table-cell office:value-type="float" office:value="1309" table:style-name="ce26">
            <text:p>1 309</text:p>
          </table:table-cell>
          <table:table-cell office:value-type="float" office:value="1440" table:style-name="ce26">
            <text:p>1 440</text:p>
          </table:table-cell>
          <table:table-cell office:value-type="float" office:value="1712" table:style-name="ce26">
            <text:p>1 712</text:p>
          </table:table-cell>
          <table:table-cell office:value-type="float" office:value="2877" table:style-name="ce26">
            <text:p>2 877</text:p>
          </table:table-cell>
          <table:table-cell office:value-type="float" office:value="3853" table:style-name="ce26">
            <text:p>3 853</text:p>
          </table:table-cell>
          <table:table-cell office:value-type="float" office:value="5333" table:style-name="ce26">
            <text:p>5 333</text:p>
          </table:table-cell>
          <table:table-cell office:value-type="float" office:value="7334" table:style-name="ce26">
            <text:p>7 334</text:p>
          </table:table-cell>
          <table:table-cell office:value-type="float" office:value="11043" table:style-name="ce26">
            <text:p>11 043</text:p>
          </table:table-cell>
          <table:table-cell office:value-type="float" office:value="14701" table:style-name="ce26">
            <text:p>14 701</text:p>
          </table:table-cell>
          <table:table-cell office:value-type="float" office:value="22939" table:style-name="ce26">
            <text:p>22 939</text:p>
          </table:table-cell>
          <table:table-cell office:value-type="float" office:value="24549" table:style-name="ce26">
            <text:p>24 549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90 bis 94</text:p>
          </table:table-cell>
          <table:table-cell office:value-type="float" office:value="200" table:style-name="ce26">
            <text:p>200</text:p>
          </table:table-cell>
          <table:table-cell office:value-type="float" office:value="166" table:style-name="ce26">
            <text:p>166</text:p>
          </table:table-cell>
          <table:table-cell office:value-type="float" office:value="191" table:style-name="ce26">
            <text:p>191</text:p>
          </table:table-cell>
          <table:table-cell office:value-type="float" office:value="218" table:style-name="ce26">
            <text:p>218</text:p>
          </table:table-cell>
          <table:table-cell office:value-type="float" office:value="252" table:style-name="ce26">
            <text:p>252</text:p>
          </table:table-cell>
          <table:table-cell office:value-type="float" office:value="329" table:style-name="ce26">
            <text:p>329</text:p>
          </table:table-cell>
          <table:table-cell office:value-type="float" office:value="520" table:style-name="ce26">
            <text:p>520</text:p>
          </table:table-cell>
          <table:table-cell office:value-type="float" office:value="732" table:style-name="ce26">
            <text:p>732</text:p>
          </table:table-cell>
          <table:table-cell office:value-type="float" office:value="1214" table:style-name="ce26">
            <text:p>1 214</text:p>
          </table:table-cell>
          <table:table-cell office:value-type="float" office:value="1744" table:style-name="ce26">
            <text:p>1 744</text:p>
          </table:table-cell>
          <table:table-cell office:value-type="float" office:value="3139" table:style-name="ce26">
            <text:p>3 139</text:p>
          </table:table-cell>
          <table:table-cell office:value-type="float" office:value="5195" table:style-name="ce26">
            <text:p>5 195</text:p>
          </table:table-cell>
          <table:table-cell office:value-type="float" office:value="7487" table:style-name="ce26">
            <text:p>7 487</text:p>
          </table:table-cell>
          <table:table-cell office:value-type="float" office:value="10663" table:style-name="ce26">
            <text:p>10 663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95 und älter</text:p>
          </table:table-cell>
          <table:table-cell office:value-type="float" office:value="40" table:style-name="ce26">
            <text:p>40</text:p>
          </table:table-cell>
          <table:table-cell office:value-type="float" office:value="32" table:style-name="ce26">
            <text:p>32</text:p>
          </table:table-cell>
          <table:table-cell office:value-type="float" office:value="14" table:style-name="ce26">
            <text:p>14</text:p>
          </table:table-cell>
          <table:table-cell office:value-type="float" office:value="40" table:style-name="ce26">
            <text:p>40</text:p>
          </table:table-cell>
          <table:table-cell office:value-type="float" office:value="26" table:style-name="ce26">
            <text:p>26</text:p>
          </table:table-cell>
          <table:table-cell office:value-type="float" office:value="31" table:style-name="ce26">
            <text:p>31</text:p>
          </table:table-cell>
          <table:table-cell office:value-type="float" office:value="43" table:style-name="ce26">
            <text:p>43</text:p>
          </table:table-cell>
          <table:table-cell office:value-type="float" office:value="81" table:style-name="ce26">
            <text:p>81</text:p>
          </table:table-cell>
          <table:table-cell office:value-type="float" office:value="158" table:style-name="ce26">
            <text:p>158</text:p>
          </table:table-cell>
          <table:table-cell office:value-type="float" office:value="256" table:style-name="ce26">
            <text:p>256</text:p>
          </table:table-cell>
          <table:table-cell office:value-type="float" office:value="432" table:style-name="ce26">
            <text:p>432</text:p>
          </table:table-cell>
          <table:table-cell office:value-type="float" office:value="850" table:style-name="ce26">
            <text:p>850</text:p>
          </table:table-cell>
          <table:table-cell office:value-type="float" office:value="1535" table:style-name="ce26">
            <text:p>1 535</text:p>
          </table:table-cell>
          <table:table-cell office:value-type="float" office:value="2742" table:style-name="ce26">
            <text:p>2 742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table:style-name="ce20"/>
          <table:table-cell office:value-type="string" table:number-columns-spanned="13" table:number-rows-spanned="1" table:style-name="ce36">
            <text:p>Männer</text:p>
          </table:table-cell>
          <table:covered-table-cell table:number-columns-repeated="12"/>
          <table:table-cell table:number-columns-repeated="2"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0">
            <text:p>Zusammen</text:p>
          </table:table-cell>
          <table:table-cell office:value-type="float" office:value="363244" table:formula="of:=SUM([.B27:.B46])" table:style-name="ce26">
            <text:p>363 244</text:p>
          </table:table-cell>
          <table:table-cell office:value-type="float" office:value="374563" table:formula="of:=SUM([.C27:.C46])" table:style-name="ce26">
            <text:p>374 563</text:p>
          </table:table-cell>
          <table:table-cell office:value-type="float" office:value="389094" table:formula="of:=SUM([.D27:.D46])" table:style-name="ce26">
            <text:p>389 094</text:p>
          </table:table-cell>
          <table:table-cell office:value-type="float" office:value="401145" table:formula="of:=SUM([.E27:.E46])" table:style-name="ce26">
            <text:p>401 145</text:p>
          </table:table-cell>
          <table:table-cell office:value-type="float" office:value="423064" table:formula="of:=SUM([.F27:.F46])" table:style-name="ce26">
            <text:p>423 064</text:p>
          </table:table-cell>
          <table:table-cell office:value-type="float" office:value="441920" table:formula="of:=SUM([.G27:.G46])" table:style-name="ce26">
            <text:p>441 920</text:p>
          </table:table-cell>
          <table:table-cell office:value-type="float" office:value="524029" table:formula="of:=SUM([.H27:.H46])" table:style-name="ce26">
            <text:p>524 029</text:p>
          </table:table-cell>
          <table:table-cell office:value-type="float" office:value="537890" table:formula="of:=SUM([.I27:.I46])" table:style-name="ce26">
            <text:p>537 890</text:p>
          </table:table-cell>
          <table:table-cell office:value-type="float" office:value="589301" table:formula="of:=SUM([.J27:.J46])" table:style-name="ce26">
            <text:p>589 301</text:p>
          </table:table-cell>
          <table:table-cell office:value-type="float" office:value="608738" table:formula="of:=SUM([.K27:.K46])" table:style-name="ce26">
            <text:p>608 738</text:p>
          </table:table-cell>
          <table:table-cell office:value-type="float" office:value="650489" table:formula="of:=SUM([.L27:.L46])" table:style-name="ce26">
            <text:p>650 489</text:p>
          </table:table-cell>
          <table:table-cell office:value-type="float" office:value="672541" table:formula="of:=SUM([.M27:.M46])" table:style-name="ce26">
            <text:p>672 541</text:p>
          </table:table-cell>
          <table:table-cell office:value-type="float" office:value="694957" table:style-name="ce26">
            <text:p>694 957</text:p>
          </table:table-cell>
          <table:table-cell office:value-type="float" office:value="747987" table:style-name="ce26">
            <text:p>747 987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0 bis 4</text:p>
          </table:table-cell>
          <table:table-cell office:value-type="float" office:value="36757" table:style-name="ce26">
            <text:p>36 757</text:p>
          </table:table-cell>
          <table:table-cell office:value-type="float" office:value="40520" table:style-name="ce26">
            <text:p>40 520</text:p>
          </table:table-cell>
          <table:table-cell office:value-type="float" office:value="40724" table:style-name="ce26">
            <text:p>40 724</text:p>
          </table:table-cell>
          <table:table-cell office:value-type="float" office:value="46014" table:style-name="ce26">
            <text:p>46 014</text:p>
          </table:table-cell>
          <table:table-cell office:value-type="float" office:value="46553" table:style-name="ce26">
            <text:p>46 553</text:p>
          </table:table-cell>
          <table:table-cell office:value-type="float" office:value="38401" table:style-name="ce26">
            <text:p>38 401</text:p>
          </table:table-cell>
          <table:table-cell office:value-type="float" office:value="48555" table:style-name="ce26">
            <text:p>48 555</text:p>
          </table:table-cell>
          <table:table-cell office:value-type="float" office:value="56032" table:style-name="ce26">
            <text:p>56 032</text:p>
          </table:table-cell>
          <table:table-cell office:value-type="float" office:value="54943" table:style-name="ce26">
            <text:p>54 943</text:p>
          </table:table-cell>
          <table:table-cell office:value-type="float" office:value="40428" table:style-name="ce26">
            <text:p>40 428</text:p>
          </table:table-cell>
          <table:table-cell office:value-type="float" office:value="43252" table:style-name="ce26">
            <text:p>43 252</text:p>
          </table:table-cell>
          <table:table-cell office:value-type="float" office:value="38324" table:style-name="ce26">
            <text:p>38 324</text:p>
          </table:table-cell>
          <table:table-cell office:value-type="float" office:value="35259" table:style-name="ce26">
            <text:p>35 259</text:p>
          </table:table-cell>
          <table:table-cell office:value-type="float" office:value="39569" table:style-name="ce26">
            <text:p>39 569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5 bis 9</text:p>
          </table:table-cell>
          <table:table-cell office:value-type="float" office:value="32518" table:style-name="ce26">
            <text:p>32 518</text:p>
          </table:table-cell>
          <table:table-cell office:value-type="float" office:value="34745" table:style-name="ce26">
            <text:p>34 745</text:p>
          </table:table-cell>
          <table:table-cell office:value-type="float" office:value="38456" table:style-name="ce26">
            <text:p>38 456</text:p>
          </table:table-cell>
          <table:table-cell office:value-type="float" office:value="41087" table:style-name="ce26">
            <text:p>41 087</text:p>
          </table:table-cell>
          <table:table-cell office:value-type="float" office:value="45105" table:style-name="ce26">
            <text:p>45 105</text:p>
          </table:table-cell>
          <table:table-cell office:value-type="float" office:value="40940" table:style-name="ce26">
            <text:p>40 940</text:p>
          </table:table-cell>
          <table:table-cell office:value-type="float" office:value="44222" table:style-name="ce26">
            <text:p>44 222</text:p>
          </table:table-cell>
          <table:table-cell office:value-type="float" office:value="46460" table:style-name="ce26">
            <text:p>46 460</text:p>
          </table:table-cell>
          <table:table-cell office:value-type="float" office:value="60863" table:style-name="ce26">
            <text:p>60 863</text:p>
          </table:table-cell>
          <table:table-cell office:value-type="float" office:value="44423" table:style-name="ce26">
            <text:p>44 423</text:p>
          </table:table-cell>
          <table:table-cell office:value-type="float" office:value="44063" table:style-name="ce26">
            <text:p>44 063</text:p>
          </table:table-cell>
          <table:table-cell office:value-type="float" office:value="44876" table:style-name="ce26">
            <text:p>44 876</text:p>
          </table:table-cell>
          <table:table-cell office:value-type="float" office:value="36082" table:style-name="ce26">
            <text:p>36 082</text:p>
          </table:table-cell>
          <table:table-cell office:value-type="float" office:value="39451" table:style-name="ce26">
            <text:p>39 451</text:p>
          </table:table-cell>
          <table:table-cell table:style-name="ce20"/>
          <table:table-cell table:style-name="ce39"/>
          <table:table-cell table:style-name="ce1"/>
          <table:table-cell table:number-columns-repeated="16366"/>
        </table:table-row>
        <table:table-row table:style-name="ro2">
          <table:table-cell office:value-type="string" table:style-name="ce25">
            <text:p>10 bis 14</text:p>
          </table:table-cell>
          <table:table-cell office:value-type="float" office:value="30726" table:style-name="ce26">
            <text:p>30 726</text:p>
          </table:table-cell>
          <table:table-cell office:value-type="float" office:value="32025" table:style-name="ce26">
            <text:p>32 025</text:p>
          </table:table-cell>
          <table:table-cell office:value-type="float" office:value="35547" table:style-name="ce26">
            <text:p>35 547</text:p>
          </table:table-cell>
          <table:table-cell office:value-type="float" office:value="36537" table:style-name="ce26">
            <text:p>36 537</text:p>
          </table:table-cell>
          <table:table-cell office:value-type="float" office:value="42763" table:style-name="ce26">
            <text:p>42 763</text:p>
          </table:table-cell>
          <table:table-cell office:value-type="float" office:value="45395" table:style-name="ce26">
            <text:p>45 395</text:p>
          </table:table-cell>
          <table:table-cell office:value-type="float" office:value="48032" table:style-name="ce26">
            <text:p>48 032</text:p>
          </table:table-cell>
          <table:table-cell office:value-type="float" office:value="44973" table:style-name="ce26">
            <text:p>44 973</text:p>
          </table:table-cell>
          <table:table-cell office:value-type="float" office:value="55770" table:style-name="ce26">
            <text:p>55 770</text:p>
          </table:table-cell>
          <table:table-cell office:value-type="float" office:value="55165" table:style-name="ce26">
            <text:p>55 165</text:p>
          </table:table-cell>
          <table:table-cell office:value-type="float" office:value="41423" table:style-name="ce26">
            <text:p>41 423</text:p>
          </table:table-cell>
          <table:table-cell office:value-type="float" office:value="45191" table:style-name="ce26">
            <text:p>45 191</text:p>
          </table:table-cell>
          <table:table-cell office:value-type="float" office:value="39180" table:style-name="ce26">
            <text:p>39 180</text:p>
          </table:table-cell>
          <table:table-cell office:value-type="float" office:value="38182" table:style-name="ce26">
            <text:p>38 182</text:p>
          </table:table-cell>
          <table:table-cell table:style-name="ce20"/>
          <table:table-cell table:number-columns-repeated="2" table:style-name="ce1"/>
          <table:table-cell table:number-columns-repeated="16366"/>
        </table:table-row>
        <table:table-row table:style-name="ro2">
          <table:table-cell office:value-type="string" table:style-name="ce25">
            <text:p>15 bis 19</text:p>
          </table:table-cell>
          <table:table-cell office:value-type="float" office:value="30924" table:style-name="ce26">
            <text:p>30 924</text:p>
          </table:table-cell>
          <table:table-cell office:value-type="float" office:value="31703" table:style-name="ce26">
            <text:p>31 703</text:p>
          </table:table-cell>
          <table:table-cell office:value-type="float" office:value="33803" table:style-name="ce26">
            <text:p>33 803</text:p>
          </table:table-cell>
          <table:table-cell office:value-type="float" office:value="35300" table:style-name="ce26">
            <text:p>35 300</text:p>
          </table:table-cell>
          <table:table-cell office:value-type="float" office:value="37593" table:style-name="ce26">
            <text:p>37 593</text:p>
          </table:table-cell>
          <table:table-cell office:value-type="float" office:value="28601" table:style-name="ce26">
            <text:p>28 601</text:p>
          </table:table-cell>
          <table:table-cell office:value-type="float" office:value="41659" table:style-name="ce26">
            <text:p>41 659</text:p>
          </table:table-cell>
          <table:table-cell office:value-type="float" office:value="42961" table:style-name="ce26">
            <text:p>42 961</text:p>
          </table:table-cell>
          <table:table-cell office:value-type="float" office:value="48504" table:style-name="ce26">
            <text:p>48 504</text:p>
          </table:table-cell>
          <table:table-cell office:value-type="float" office:value="61092" table:style-name="ce26">
            <text:p>61 092</text:p>
          </table:table-cell>
          <table:table-cell office:value-type="float" office:value="45919" table:style-name="ce26">
            <text:p>45 919</text:p>
          </table:table-cell>
          <table:table-cell office:value-type="float" office:value="45999" table:style-name="ce26">
            <text:p>45 999</text:p>
          </table:table-cell>
          <table:table-cell office:value-type="float" office:value="45785" table:style-name="ce26">
            <text:p>45 785</text:p>
          </table:table-cell>
          <table:table-cell office:value-type="float" office:value="38863" table:style-name="ce26">
            <text:p>38 863</text:p>
          </table:table-cell>
          <table:table-cell table:style-name="ce20"/>
          <table:table-cell table:number-columns-repeated="2" table:style-name="ce41"/>
          <table:table-cell table:number-columns-repeated="16366"/>
        </table:table-row>
        <table:table-row table:style-name="ro2">
          <table:table-cell office:value-type="string" table:style-name="ce25">
            <text:p>20 bis 24</text:p>
          </table:table-cell>
          <table:table-cell office:value-type="float" office:value="29910" table:style-name="ce26">
            <text:p>29 910</text:p>
          </table:table-cell>
          <table:table-cell office:value-type="float" office:value="29851" table:style-name="ce26">
            <text:p>29 851</text:p>
          </table:table-cell>
          <table:table-cell office:value-type="float" office:value="31755" table:style-name="ce26">
            <text:p>31 755</text:p>
          </table:table-cell>
          <table:table-cell office:value-type="float" office:value="32580" table:style-name="ce26">
            <text:p>32 580</text:p>
          </table:table-cell>
          <table:table-cell office:value-type="float" office:value="33200" table:style-name="ce26">
            <text:p>33 200</text:p>
          </table:table-cell>
          <table:table-cell office:value-type="float" office:value="39509" table:style-name="ce26">
            <text:p>39 509</text:p>
          </table:table-cell>
          <table:table-cell office:value-type="float" office:value="42234" table:style-name="ce26">
            <text:p>42 234</text:p>
          </table:table-cell>
          <table:table-cell office:value-type="float" office:value="44679" table:style-name="ce26">
            <text:p>44 679</text:p>
          </table:table-cell>
          <table:table-cell office:value-type="float" office:value="45325" table:style-name="ce26">
            <text:p>45 325</text:p>
          </table:table-cell>
          <table:table-cell office:value-type="float" office:value="55660" table:style-name="ce26">
            <text:p>55 660</text:p>
          </table:table-cell>
          <table:table-cell office:value-type="float" office:value="58573" table:style-name="ce26">
            <text:p>58 573</text:p>
          </table:table-cell>
          <table:table-cell office:value-type="float" office:value="42643" table:style-name="ce26">
            <text:p>42 643</text:p>
          </table:table-cell>
          <table:table-cell office:value-type="float" office:value="45423" table:style-name="ce26">
            <text:p>45 423</text:p>
          </table:table-cell>
          <table:table-cell office:value-type="float" office:value="43353" table:style-name="ce26">
            <text:p>43 353</text:p>
          </table:table-cell>
          <table:table-cell table:style-name="ce20"/>
          <table:table-cell table:style-name="ce41"/>
          <table:table-cell table:number-columns-repeated="16367" table:style-name="ce20"/>
        </table:table-row>
        <table:table-row table:style-name="ro2">
          <table:table-cell office:value-type="string" table:style-name="ce25">
            <text:p>25 bis 29</text:p>
          </table:table-cell>
          <table:table-cell office:value-type="float" office:value="28567" table:style-name="ce26">
            <text:p>28 567</text:p>
          </table:table-cell>
          <table:table-cell office:value-type="float" office:value="27626" table:style-name="ce26">
            <text:p>27 626</text:p>
          </table:table-cell>
          <table:table-cell office:value-type="float" office:value="29255" table:style-name="ce26">
            <text:p>29 255</text:p>
          </table:table-cell>
          <table:table-cell office:value-type="float" office:value="29324" table:style-name="ce26">
            <text:p>29 324</text:p>
          </table:table-cell>
          <table:table-cell office:value-type="float" office:value="29917" table:style-name="ce26">
            <text:p>29 917</text:p>
          </table:table-cell>
          <table:table-cell office:value-type="float" office:value="37769" table:style-name="ce26">
            <text:p>37 769</text:p>
          </table:table-cell>
          <table:table-cell office:value-type="float" office:value="37470" table:style-name="ce26">
            <text:p>37 470</text:p>
          </table:table-cell>
          <table:table-cell office:value-type="float" office:value="36882" table:style-name="ce26">
            <text:p>36 882</text:p>
          </table:table-cell>
          <table:table-cell office:value-type="float" office:value="38957" table:style-name="ce26">
            <text:p>38 957</text:p>
          </table:table-cell>
          <table:table-cell office:value-type="float" office:value="46655" table:style-name="ce26">
            <text:p>46 655</text:p>
          </table:table-cell>
          <table:table-cell office:value-type="float" office:value="64275" table:style-name="ce26">
            <text:p>64 275</text:p>
          </table:table-cell>
          <table:table-cell office:value-type="float" office:value="45337" table:style-name="ce26">
            <text:p>45 337</text:p>
          </table:table-cell>
          <table:table-cell office:value-type="float" office:value="46072" table:style-name="ce26">
            <text:p>46 072</text:p>
          </table:table-cell>
          <table:table-cell office:value-type="float" office:value="50521" table:style-name="ce26">
            <text:p>50 521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30 bis 34</text:p>
          </table:table-cell>
          <table:table-cell office:value-type="float" office:value="25840" table:style-name="ce26">
            <text:p>25 840</text:p>
          </table:table-cell>
          <table:table-cell office:value-type="float" office:value="26592" table:style-name="ce26">
            <text:p>26 592</text:p>
          </table:table-cell>
          <table:table-cell office:value-type="float" office:value="26764" table:style-name="ce26">
            <text:p>26 764</text:p>
          </table:table-cell>
          <table:table-cell office:value-type="float" office:value="26309" table:style-name="ce26">
            <text:p>26 309</text:p>
          </table:table-cell>
          <table:table-cell office:value-type="float" office:value="27984" table:style-name="ce26">
            <text:p>27 984</text:p>
          </table:table-cell>
          <table:table-cell office:value-type="float" office:value="36412" table:style-name="ce26">
            <text:p>36 412</text:p>
          </table:table-cell>
          <table:table-cell office:value-type="float" office:value="26637" table:style-name="ce26">
            <text:p>26 637</text:p>
          </table:table-cell>
          <table:table-cell office:value-type="float" office:value="37927" table:style-name="ce26">
            <text:p>37 927</text:p>
          </table:table-cell>
          <table:table-cell office:value-type="float" office:value="42595" table:style-name="ce26">
            <text:p>42 595</text:p>
          </table:table-cell>
          <table:table-cell office:value-type="float" office:value="44367" table:style-name="ce26">
            <text:p>44 367</text:p>
          </table:table-cell>
          <table:table-cell office:value-type="float" office:value="57295" table:style-name="ce26">
            <text:p>57 295</text:p>
          </table:table-cell>
          <table:table-cell office:value-type="float" office:value="57293" table:style-name="ce26">
            <text:p>57 293</text:p>
          </table:table-cell>
          <table:table-cell office:value-type="float" office:value="44495" table:style-name="ce26">
            <text:p>44 495</text:p>
          </table:table-cell>
          <table:table-cell office:value-type="float" office:value="52596" table:style-name="ce26">
            <text:p>52 596</text:p>
          </table:table-cell>
          <table:table-cell table:style-name="ce20"/>
          <table:table-cell table:style-name="ce41"/>
          <table:table-cell table:style-name="ce40"/>
          <table:table-cell table:number-columns-repeated="16366"/>
        </table:table-row>
        <table:table-row table:style-name="ro2">
          <table:table-cell office:value-type="string" table:style-name="ce25">
            <text:p>35 bis 39</text:p>
          </table:table-cell>
          <table:table-cell office:value-type="float" office:value="24427" table:style-name="ce26">
            <text:p>24 427</text:p>
          </table:table-cell>
          <table:table-cell office:value-type="float" office:value="25901" table:style-name="ce26">
            <text:p>25 901</text:p>
          </table:table-cell>
          <table:table-cell office:value-type="float" office:value="25143" table:style-name="ce26">
            <text:p>25 143</text:p>
          </table:table-cell>
          <table:table-cell office:value-type="float" office:value="25413" table:style-name="ce26">
            <text:p>25 413</text:p>
          </table:table-cell>
          <table:table-cell office:value-type="float" office:value="26530" table:style-name="ce26">
            <text:p>26 530</text:p>
          </table:table-cell>
          <table:table-cell office:value-type="float" office:value="29553" table:style-name="ce26">
            <text:p>29 553</text:p>
          </table:table-cell>
          <table:table-cell office:value-type="float" office:value="32520" table:style-name="ce26">
            <text:p>32 520</text:p>
          </table:table-cell>
          <table:table-cell office:value-type="float" office:value="33830" table:style-name="ce26">
            <text:p>33 830</text:p>
          </table:table-cell>
          <table:table-cell office:value-type="float" office:value="37077" table:style-name="ce26">
            <text:p>37 077</text:p>
          </table:table-cell>
          <table:table-cell office:value-type="float" office:value="38758" table:style-name="ce26">
            <text:p>38 758</text:p>
          </table:table-cell>
          <table:table-cell office:value-type="float" office:value="47806" table:style-name="ce26">
            <text:p>47 806</text:p>
          </table:table-cell>
          <table:table-cell office:value-type="float" office:value="62085" table:style-name="ce26">
            <text:p>62 085</text:p>
          </table:table-cell>
          <table:table-cell office:value-type="float" office:value="45799" table:style-name="ce26">
            <text:p>45 799</text:p>
          </table:table-cell>
          <table:table-cell office:value-type="float" office:value="51835" table:style-name="ce26">
            <text:p>51 835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40 bis 44</text:p>
          </table:table-cell>
          <table:table-cell office:value-type="float" office:value="22555" table:style-name="ce26">
            <text:p>22 555</text:p>
          </table:table-cell>
          <table:table-cell office:value-type="float" office:value="23412" table:style-name="ce26">
            <text:p>23 412</text:p>
          </table:table-cell>
          <table:table-cell office:value-type="float" office:value="23902" table:style-name="ce26">
            <text:p>23 902</text:p>
          </table:table-cell>
          <table:table-cell office:value-type="float" office:value="23823" table:style-name="ce26">
            <text:p>23 823</text:p>
          </table:table-cell>
          <table:table-cell office:value-type="float" office:value="24280" table:style-name="ce26">
            <text:p>24 280</text:p>
          </table:table-cell>
          <table:table-cell office:value-type="float" office:value="25436" table:style-name="ce26">
            <text:p>25 436</text:p>
          </table:table-cell>
          <table:table-cell office:value-type="float" office:value="37387" table:style-name="ce26">
            <text:p>37 387</text:p>
          </table:table-cell>
          <table:table-cell office:value-type="float" office:value="23512" table:style-name="ce26">
            <text:p>23 512</text:p>
          </table:table-cell>
          <table:table-cell office:value-type="float" office:value="37918" table:style-name="ce26">
            <text:p>37 918</text:p>
          </table:table-cell>
          <table:table-cell office:value-type="float" office:value="41634" table:style-name="ce26">
            <text:p>41 634</text:p>
          </table:table-cell>
          <table:table-cell office:value-type="float" office:value="44346" table:style-name="ce26">
            <text:p>44 346</text:p>
          </table:table-cell>
          <table:table-cell office:value-type="float" office:value="55292" table:style-name="ce26">
            <text:p>55 292</text:p>
          </table:table-cell>
          <table:table-cell office:value-type="float" office:value="56673" table:style-name="ce26">
            <text:p>56 673</text:p>
          </table:table-cell>
          <table:table-cell office:value-type="float" office:value="48453" table:style-name="ce26">
            <text:p>48 453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45 bis 49</text:p>
          </table:table-cell>
          <table:table-cell office:value-type="float" office:value="22865" table:style-name="ce26">
            <text:p>22 865</text:p>
          </table:table-cell>
          <table:table-cell office:value-type="float" office:value="21537" table:style-name="ce26">
            <text:p>21 537</text:p>
          </table:table-cell>
          <table:table-cell office:value-type="float" office:value="23353" table:style-name="ce26">
            <text:p>23 353</text:p>
          </table:table-cell>
          <table:table-cell office:value-type="float" office:value="22230" table:style-name="ce26">
            <text:p>22 230</text:p>
          </table:table-cell>
          <table:table-cell office:value-type="float" office:value="23258" table:style-name="ce26">
            <text:p>23 258</text:p>
          </table:table-cell>
          <table:table-cell office:value-type="float" office:value="23809" table:style-name="ce26">
            <text:p>23 809</text:p>
          </table:table-cell>
          <table:table-cell office:value-type="float" office:value="38396" table:style-name="ce26">
            <text:p>38 396</text:p>
          </table:table-cell>
          <table:table-cell office:value-type="float" office:value="29869" table:style-name="ce26">
            <text:p>29 869</text:p>
          </table:table-cell>
          <table:table-cell office:value-type="float" office:value="32720" table:style-name="ce26">
            <text:p>32 720</text:p>
          </table:table-cell>
          <table:table-cell office:value-type="float" office:value="35280" table:style-name="ce26">
            <text:p>35 280</text:p>
          </table:table-cell>
          <table:table-cell office:value-type="float" office:value="37770" table:style-name="ce26">
            <text:p>37 770</text:p>
          </table:table-cell>
          <table:table-cell office:value-type="float" office:value="45802" table:style-name="ce26">
            <text:p>45 802</text:p>
          </table:table-cell>
          <table:table-cell office:value-type="float" office:value="61486" table:style-name="ce26">
            <text:p>61 486</text:p>
          </table:table-cell>
          <table:table-cell office:value-type="float" office:value="48454" table:style-name="ce26">
            <text:p>48 454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50 bis 54</text:p>
          </table:table-cell>
          <table:table-cell office:value-type="float" office:value="21172" table:style-name="ce26">
            <text:p>21 172</text:p>
          </table:table-cell>
          <table:table-cell office:value-type="float" office:value="19433" table:style-name="ce26">
            <text:p>19 433</text:p>
          </table:table-cell>
          <table:table-cell office:value-type="float" office:value="20178" table:style-name="ce26">
            <text:p>20 178</text:p>
          </table:table-cell>
          <table:table-cell office:value-type="float" office:value="20807" table:style-name="ce26">
            <text:p>20 807</text:p>
          </table:table-cell>
          <table:table-cell office:value-type="float" office:value="21090" table:style-name="ce26">
            <text:p>21 090</text:p>
          </table:table-cell>
          <table:table-cell office:value-type="float" office:value="22195" table:style-name="ce26">
            <text:p>22 195</text:p>
          </table:table-cell>
          <table:table-cell office:value-type="float" office:value="33946" table:style-name="ce26">
            <text:p>33 946</text:p>
          </table:table-cell>
          <table:table-cell office:value-type="float" office:value="33043" table:style-name="ce26">
            <text:p>33 043</text:p>
          </table:table-cell>
          <table:table-cell office:value-type="float" office:value="22628" table:style-name="ce26">
            <text:p>22 628</text:p>
          </table:table-cell>
          <table:table-cell office:value-type="float" office:value="35298" table:style-name="ce26">
            <text:p>35 298</text:p>
          </table:table-cell>
          <table:table-cell office:value-type="float" office:value="39639" table:style-name="ce26">
            <text:p>39 639</text:p>
          </table:table-cell>
          <table:table-cell office:value-type="float" office:value="41716" table:style-name="ce26">
            <text:p>41 716</text:p>
          </table:table-cell>
          <table:table-cell office:value-type="float" office:value="54543" table:style-name="ce26">
            <text:p>54 543</text:p>
          </table:table-cell>
          <table:table-cell office:value-type="float" office:value="57614" table:style-name="ce26">
            <text:p>57 614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55 bis 59</text:p>
          </table:table-cell>
          <table:table-cell office:value-type="float" office:value="18946" table:style-name="ce26">
            <text:p>18 946</text:p>
          </table:table-cell>
          <table:table-cell office:value-type="float" office:value="18367" table:style-name="ce26">
            <text:p>18 367</text:p>
          </table:table-cell>
          <table:table-cell office:value-type="float" office:value="17578" table:style-name="ce26">
            <text:p>17 578</text:p>
          </table:table-cell>
          <table:table-cell office:value-type="float" office:value="19169" table:style-name="ce26">
            <text:p>19 169</text:p>
          </table:table-cell>
          <table:table-cell office:value-type="float" office:value="18776" table:style-name="ce26">
            <text:p>18 776</text:p>
          </table:table-cell>
          <table:table-cell office:value-type="float" office:value="20394" table:style-name="ce26">
            <text:p>20 394</text:p>
          </table:table-cell>
          <table:table-cell office:value-type="float" office:value="26621" table:style-name="ce26">
            <text:p>26 621</text:p>
          </table:table-cell>
          <table:table-cell office:value-type="float" office:value="32725" table:style-name="ce26">
            <text:p>32 725</text:p>
          </table:table-cell>
          <table:table-cell office:value-type="float" office:value="26498" table:style-name="ce26">
            <text:p>26 498</text:p>
          </table:table-cell>
          <table:table-cell office:value-type="float" office:value="29668" table:style-name="ce26">
            <text:p>29 668</text:p>
          </table:table-cell>
          <table:table-cell office:value-type="float" office:value="32128" table:style-name="ce26">
            <text:p>32 128</text:p>
          </table:table-cell>
          <table:table-cell office:value-type="float" office:value="34522" table:style-name="ce26">
            <text:p>34 522</text:p>
          </table:table-cell>
          <table:table-cell office:value-type="float" office:value="43969" table:style-name="ce26">
            <text:p>43 969</text:p>
          </table:table-cell>
          <table:table-cell office:value-type="float" office:value="60540" table:style-name="ce26">
            <text:p>60 540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60 bis 64</text:p>
          </table:table-cell>
          <table:table-cell office:value-type="float" office:value="14477" table:style-name="ce26">
            <text:p>14 477</text:p>
          </table:table-cell>
          <table:table-cell office:value-type="float" office:value="16194" table:style-name="ce26">
            <text:p>16 194</text:p>
          </table:table-cell>
          <table:table-cell office:value-type="float" office:value="14610" table:style-name="ce26">
            <text:p>14 610</text:p>
          </table:table-cell>
          <table:table-cell office:value-type="float" office:value="15356" table:style-name="ce26">
            <text:p>15 356</text:p>
          </table:table-cell>
          <table:table-cell office:value-type="float" office:value="16171" table:style-name="ce26">
            <text:p>16 171</text:p>
          </table:table-cell>
          <table:table-cell office:value-type="float" office:value="17630" table:style-name="ce26">
            <text:p>17 630</text:p>
          </table:table-cell>
          <table:table-cell office:value-type="float" office:value="21551" table:style-name="ce26">
            <text:p>21 551</text:p>
          </table:table-cell>
          <table:table-cell office:value-type="float" office:value="26710" table:style-name="ce26">
            <text:p>26 710</text:p>
          </table:table-cell>
          <table:table-cell office:value-type="float" office:value="27698" table:style-name="ce26">
            <text:p>27 698</text:p>
          </table:table-cell>
          <table:table-cell office:value-type="float" office:value="19561" table:style-name="ce26">
            <text:p>19 561</text:p>
          </table:table-cell>
          <table:table-cell office:value-type="float" office:value="30664" table:style-name="ce26">
            <text:p>30 664</text:p>
          </table:table-cell>
          <table:table-cell office:value-type="float" office:value="35283" table:style-name="ce26">
            <text:p>35 283</text:p>
          </table:table-cell>
          <table:table-cell office:value-type="float" office:value="38012" table:style-name="ce26">
            <text:p>38 012</text:p>
          </table:table-cell>
          <table:table-cell office:value-type="float" office:value="51642" table:style-name="ce26">
            <text:p>51 642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65 bis 69</text:p>
          </table:table-cell>
          <table:table-cell office:value-type="float" office:value="11175" table:style-name="ce26">
            <text:p>11 175</text:p>
          </table:table-cell>
          <table:table-cell office:value-type="float" office:value="12584" table:style-name="ce26">
            <text:p>12 584</text:p>
          </table:table-cell>
          <table:table-cell office:value-type="float" office:value="12109" table:style-name="ce26">
            <text:p>12 109</text:p>
          </table:table-cell>
          <table:table-cell office:value-type="float" office:value="11816" table:style-name="ce26">
            <text:p>11 816</text:p>
          </table:table-cell>
          <table:table-cell office:value-type="float" office:value="13303" table:style-name="ce26">
            <text:p>13 303</text:p>
          </table:table-cell>
          <table:table-cell office:value-type="float" office:value="14833" table:style-name="ce26">
            <text:p>14 833</text:p>
          </table:table-cell>
          <table:table-cell office:value-type="float" office:value="17889" table:style-name="ce26">
            <text:p>17 889</text:p>
          </table:table-cell>
          <table:table-cell office:value-type="float" office:value="19170" table:style-name="ce26">
            <text:p>19 170</text:p>
          </table:table-cell>
          <table:table-cell office:value-type="float" office:value="24367" table:style-name="ce26">
            <text:p>24 367</text:p>
          </table:table-cell>
          <table:table-cell office:value-type="float" office:value="21005" table:style-name="ce26">
            <text:p>21 005</text:p>
          </table:table-cell>
          <table:table-cell office:value-type="float" office:value="24389" table:style-name="ce26">
            <text:p>24 389</text:p>
          </table:table-cell>
          <table:table-cell office:value-type="float" office:value="26653" table:style-name="ce26">
            <text:p>26 653</text:p>
          </table:table-cell>
          <table:table-cell office:value-type="float" office:value="29758" table:style-name="ce26">
            <text:p>29 758</text:p>
          </table:table-cell>
          <table:table-cell office:value-type="float" office:value="39483" table:style-name="ce26">
            <text:p>39 483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70 bis 74</text:p>
          </table:table-cell>
          <table:table-cell office:value-type="float" office:value="6876" table:style-name="ce26">
            <text:p>6 876</text:p>
          </table:table-cell>
          <table:table-cell office:value-type="float" office:value="7903" table:style-name="ce26">
            <text:p>7 903</text:p>
          </table:table-cell>
          <table:table-cell office:value-type="float" office:value="8623" table:style-name="ce26">
            <text:p>8 623</text:p>
          </table:table-cell>
          <table:table-cell office:value-type="float" office:value="7935" table:style-name="ce26">
            <text:p>7 935</text:p>
          </table:table-cell>
          <table:table-cell office:value-type="float" office:value="8729" table:style-name="ce26">
            <text:p>8 729</text:p>
          </table:table-cell>
          <table:table-cell office:value-type="float" office:value="10932" table:style-name="ce26">
            <text:p>10 932</text:p>
          </table:table-cell>
          <table:table-cell office:value-type="float" office:value="13214" table:style-name="ce26">
            <text:p>13 214</text:p>
          </table:table-cell>
          <table:table-cell office:value-type="float" office:value="13603" table:style-name="ce26">
            <text:p>13 603</text:p>
          </table:table-cell>
          <table:table-cell office:value-type="float" office:value="16694" table:style-name="ce26">
            <text:p>16 694</text:p>
          </table:table-cell>
          <table:table-cell office:value-type="float" office:value="18698" table:style-name="ce26">
            <text:p>18 698</text:p>
          </table:table-cell>
          <table:table-cell office:value-type="float" office:value="14698" table:style-name="ce26">
            <text:p>14 698</text:p>
          </table:table-cell>
          <table:table-cell office:value-type="float" office:value="23258" table:style-name="ce26">
            <text:p>23 258</text:p>
          </table:table-cell>
          <table:table-cell office:value-type="float" office:value="30374" table:style-name="ce26">
            <text:p>30 374</text:p>
          </table:table-cell>
          <table:table-cell office:value-type="float" office:value="31680" table:style-name="ce26">
            <text:p>31 680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75 bis 79</text:p>
          </table:table-cell>
          <table:table-cell office:value-type="float" office:value="3606" table:style-name="ce26">
            <text:p>3 606</text:p>
          </table:table-cell>
          <table:table-cell office:value-type="float" office:value="4060" table:style-name="ce26">
            <text:p>4 060</text:p>
          </table:table-cell>
          <table:table-cell office:value-type="float" office:value="4779" table:style-name="ce26">
            <text:p>4 779</text:p>
          </table:table-cell>
          <table:table-cell office:value-type="float" office:value="4677" table:style-name="ce26">
            <text:p>4 677</text:p>
          </table:table-cell>
          <table:table-cell office:value-type="float" office:value="5030" table:style-name="ce26">
            <text:p>5 030</text:p>
          </table:table-cell>
          <table:table-cell office:value-type="float" office:value="6322" table:style-name="ce26">
            <text:p>6 322</text:p>
          </table:table-cell>
          <table:table-cell office:value-type="float" office:value="8110" table:style-name="ce26">
            <text:p>8 110</text:p>
          </table:table-cell>
          <table:table-cell office:value-type="float" office:value="9014" table:style-name="ce26">
            <text:p>9 014</text:p>
          </table:table-cell>
          <table:table-cell office:value-type="float" office:value="9622" table:style-name="ce26">
            <text:p>9 622</text:p>
          </table:table-cell>
          <table:table-cell office:value-type="float" office:value="12545" table:style-name="ce26">
            <text:p>12 545</text:p>
          </table:table-cell>
          <table:table-cell office:value-type="float" office:value="12533" table:style-name="ce26">
            <text:p>12 533</text:p>
          </table:table-cell>
          <table:table-cell office:value-type="float" office:value="15679" table:style-name="ce26">
            <text:p>15 679</text:p>
          </table:table-cell>
          <table:table-cell office:value-type="float" office:value="19479" table:style-name="ce26">
            <text:p>19 479</text:p>
          </table:table-cell>
          <table:table-cell office:value-type="float" office:value="22637" table:style-name="ce26">
            <text:p>22 637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80 bis 84</text:p>
          </table:table-cell>
          <table:table-cell office:value-type="float" office:value="1392" table:style-name="ce26">
            <text:p>1 392</text:p>
          </table:table-cell>
          <table:table-cell office:value-type="float" office:value="1599" table:style-name="ce26">
            <text:p>1 599</text:p>
          </table:table-cell>
          <table:table-cell office:value-type="float" office:value="1828" table:style-name="ce26">
            <text:p>1 828</text:p>
          </table:table-cell>
          <table:table-cell office:value-type="float" office:value="2076" table:style-name="ce26">
            <text:p>2 076</text:p>
          </table:table-cell>
          <table:table-cell office:value-type="float" office:value="2074" table:style-name="ce26">
            <text:p>2 074</text:p>
          </table:table-cell>
          <table:table-cell office:value-type="float" office:value="2880" table:style-name="ce26">
            <text:p>2 880</text:p>
          </table:table-cell>
          <table:table-cell office:value-type="float" office:value="4047" table:style-name="ce26">
            <text:p>4 047</text:p>
          </table:table-cell>
          <table:table-cell office:value-type="float" office:value="4669" table:style-name="ce26">
            <text:p>4 669</text:p>
          </table:table-cell>
          <table:table-cell office:value-type="float" office:value="4854" table:style-name="ce26">
            <text:p>4 854</text:p>
          </table:table-cell>
          <table:table-cell office:value-type="float" office:value="5925" table:style-name="ce26">
            <text:p>5 925</text:p>
          </table:table-cell>
          <table:table-cell office:value-type="float" office:value="7846" table:style-name="ce26">
            <text:p>7 846</text:p>
          </table:table-cell>
          <table:table-cell office:value-type="float" office:value="7391" table:style-name="ce26">
            <text:p>7 391</text:p>
          </table:table-cell>
          <table:table-cell office:value-type="float" office:value="14053" table:style-name="ce26">
            <text:p>14 053</text:p>
          </table:table-cell>
          <table:table-cell office:value-type="float" office:value="20126" table:style-name="ce26">
            <text:p>20 126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85 bis 89</text:p>
          </table:table-cell>
          <table:table-cell office:value-type="float" office:value="403" table:style-name="ce26">
            <text:p>403</text:p>
          </table:table-cell>
          <table:table-cell office:value-type="float" office:value="431" table:style-name="ce26">
            <text:p>431</text:p>
          </table:table-cell>
          <table:table-cell office:value-type="float" office:value="583" table:style-name="ce26">
            <text:p>583</text:p>
          </table:table-cell>
          <table:table-cell office:value-type="float" office:value="589" table:style-name="ce26">
            <text:p>589</text:p>
          </table:table-cell>
          <table:table-cell office:value-type="float" office:value="606" table:style-name="ce26">
            <text:p>606</text:p>
          </table:table-cell>
          <table:table-cell office:value-type="float" office:value="768" table:style-name="ce26">
            <text:p>768</text:p>
          </table:table-cell>
          <table:table-cell office:value-type="float" office:value="1300" table:style-name="ce26">
            <text:p>1 300</text:p>
          </table:table-cell>
          <table:table-cell office:value-type="float" office:value="1498" table:style-name="ce26">
            <text:p>1 498</text:p>
          </table:table-cell>
          <table:table-cell office:value-type="float" office:value="1804" table:style-name="ce26">
            <text:p>1 804</text:p>
          </table:table-cell>
          <table:table-cell office:value-type="float" office:value="2037" table:style-name="ce26">
            <text:p>2 037</text:p>
          </table:table-cell>
          <table:table-cell office:value-type="float" office:value="3035" table:style-name="ce26">
            <text:p>3 035</text:p>
          </table:table-cell>
          <table:table-cell office:value-type="float" office:value="3876" table:style-name="ce26">
            <text:p>3 876</text:p>
          </table:table-cell>
          <table:table-cell office:value-type="float" office:value="6362" table:style-name="ce26">
            <text:p>6 362</text:p>
          </table:table-cell>
          <table:table-cell office:value-type="float" office:value="9018" table:style-name="ce26">
            <text:p>9 018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90 bis 94</text:p>
          </table:table-cell>
          <table:table-cell office:value-type="float" office:value="93" table:style-name="ce26">
            <text:p>93</text:p>
          </table:table-cell>
          <table:table-cell office:value-type="float" office:value="62" table:style-name="ce26">
            <text:p>62</text:p>
          </table:table-cell>
          <table:table-cell office:value-type="float" office:value="96" table:style-name="ce26">
            <text:p>96</text:p>
          </table:table-cell>
          <table:table-cell office:value-type="float" office:value="89" table:style-name="ce26">
            <text:p>89</text:p>
          </table:table-cell>
          <table:table-cell office:value-type="float" office:value="95" table:style-name="ce26">
            <text:p>95</text:p>
          </table:table-cell>
          <table:table-cell office:value-type="float" office:value="131" table:style-name="ce26">
            <text:p>131</text:p>
          </table:table-cell>
          <table:table-cell office:value-type="float" office:value="225" table:style-name="ce26">
            <text:p>225</text:p>
          </table:table-cell>
          <table:table-cell office:value-type="float" office:value="305" table:style-name="ce26">
            <text:p>305</text:p>
          </table:table-cell>
          <table:table-cell office:value-type="float" office:value="404" table:style-name="ce26">
            <text:p>404</text:p>
          </table:table-cell>
          <table:table-cell office:value-type="float" office:value="473" table:style-name="ce26">
            <text:p>473</text:p>
          </table:table-cell>
          <table:table-cell office:value-type="float" office:value="756" table:style-name="ce26">
            <text:p>756</text:p>
          </table:table-cell>
          <table:table-cell office:value-type="float" office:value="1171" table:style-name="ce26">
            <text:p>1 171</text:p>
          </table:table-cell>
          <table:table-cell office:value-type="float" office:value="1824" table:style-name="ce26">
            <text:p>1 824</text:p>
          </table:table-cell>
          <table:table-cell office:value-type="float" office:value="3384" table:style-name="ce26">
            <text:p>3 384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95 und älter</text:p>
          </table:table-cell>
          <table:table-cell office:value-type="float" office:value="15" table:style-name="ce26">
            <text:p>15</text:p>
          </table:table-cell>
          <table:table-cell office:value-type="float" office:value="18" table:style-name="ce26">
            <text:p>18</text:p>
          </table:table-cell>
          <table:table-cell office:value-type="float" office:value="8" table:style-name="ce26">
            <text:p>8</text:p>
          </table:table-cell>
          <table:table-cell office:value-type="float" office:value="14" table:style-name="ce26">
            <text:p>14</text:p>
          </table:table-cell>
          <table:table-cell office:value-type="float" office:value="7" table:style-name="ce26">
            <text:p>7</text:p>
          </table:table-cell>
          <table:table-cell office:value-type="float" office:value="10" table:style-name="ce26">
            <text:p>10</text:p>
          </table:table-cell>
          <table:table-cell office:value-type="float" office:value="14" table:style-name="ce26">
            <text:p>14</text:p>
          </table:table-cell>
          <table:table-cell office:value-type="float" office:value="28" table:style-name="ce26">
            <text:p>28</text:p>
          </table:table-cell>
          <table:table-cell office:value-type="float" office:value="60" table:style-name="ce26">
            <text:p>60</text:p>
          </table:table-cell>
          <table:table-cell office:value-type="float" office:value="66" table:style-name="ce26">
            <text:p>66</text:p>
          </table:table-cell>
          <table:table-cell office:value-type="float" office:value="79" table:style-name="ce26">
            <text:p>79</text:p>
          </table:table-cell>
          <table:table-cell office:value-type="float" office:value="150" table:style-name="ce26">
            <text:p>150</text:p>
          </table:table-cell>
          <table:table-cell office:value-type="float" office:value="329" table:style-name="ce26">
            <text:p>329</text:p>
          </table:table-cell>
          <table:table-cell office:value-type="float" office:value="586" table:style-name="ce26">
            <text:p>586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table:style-name="ce20"/>
          <table:table-cell office:value-type="string" table:number-columns-spanned="13" table:number-rows-spanned="1" table:style-name="ce36">
            <text:p>Frauen</text:p>
          </table:table-cell>
          <table:covered-table-cell table:number-columns-repeated="12"/>
          <table:table-cell table:number-columns-repeated="2"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0">
            <text:p>Zusammen</text:p>
          </table:table-cell>
          <table:table-cell office:value-type="float" office:value="373612" table:formula="of:=SUM([.B49:.B68])" table:style-name="ce26">
            <text:p>373 612</text:p>
          </table:table-cell>
          <table:table-cell office:value-type="float" office:value="385528" table:formula="of:=SUM([.C49:.C68])" table:style-name="ce26">
            <text:p>385 528</text:p>
          </table:table-cell>
          <table:table-cell office:value-type="float" office:value="397402" table:formula="of:=SUM([.D49:.D68])" table:style-name="ce26">
            <text:p>397 402</text:p>
          </table:table-cell>
          <table:table-cell office:value-type="float" office:value="409709" table:formula="of:=SUM([.E49:.E68])" table:style-name="ce26">
            <text:p>409 709</text:p>
          </table:table-cell>
          <table:table-cell office:value-type="float" office:value="430531" table:formula="of:=SUM([.F49:.F68])" table:style-name="ce26">
            <text:p>430 531</text:p>
          </table:table-cell>
          <table:table-cell office:value-type="float" office:value="461677" table:formula="of:=SUM([.G49:.G68])" table:style-name="ce26">
            <text:p>461 677</text:p>
          </table:table-cell>
          <table:table-cell office:value-type="float" office:value="584691" table:formula="of:=SUM([.H49:.H68])" table:style-name="ce26">
            <text:p>584 691</text:p>
          </table:table-cell>
          <table:table-cell office:value-type="float" office:value="593733" table:formula="of:=SUM([.I49:.I68])" table:style-name="ce26">
            <text:p>593 733</text:p>
          </table:table-cell>
          <table:table-cell office:value-type="float" office:value="640671" table:formula="of:=SUM([.J49:.J68])" table:style-name="ce26">
            <text:p>640 671</text:p>
          </table:table-cell>
          <table:table-cell office:value-type="float" office:value="660802" table:formula="of:=SUM([.K49:.K68])" table:style-name="ce26">
            <text:p>660 802</text:p>
          </table:table-cell>
          <table:table-cell office:value-type="float" office:value="682991" table:formula="of:=SUM([.L49:.L68])" table:style-name="ce26">
            <text:p>682 991</text:p>
          </table:table-cell>
          <table:table-cell office:value-type="float" office:value="704256" table:formula="of:=SUM([.M49:.M68])" table:style-name="ce26">
            <text:p>704 256</text:p>
          </table:table-cell>
          <table:table-cell office:value-type="float" office:value="718805" table:style-name="ce26">
            <text:p>718 805</text:p>
          </table:table-cell>
          <table:table-cell office:value-type="float" office:value="756250" table:style-name="ce26">
            <text:p>756 250</text:p>
          </table:table-cell>
          <table:table-cell table:style-name="ce20"/>
          <table:table-cell table:style-name="ce39"/>
          <table:table-cell table:style-name="ce1"/>
          <table:table-cell table:number-columns-repeated="16366"/>
        </table:table-row>
        <table:table-row table:style-name="ro2">
          <table:table-cell office:value-type="string" table:style-name="ce25">
            <text:p>0 bis 4</text:p>
          </table:table-cell>
          <table:table-cell office:value-type="float" office:value="37313" table:style-name="ce26">
            <text:p>37 313</text:p>
          </table:table-cell>
          <table:table-cell office:value-type="float" office:value="41441" table:style-name="ce26">
            <text:p>41 441</text:p>
          </table:table-cell>
          <table:table-cell office:value-type="float" office:value="42571" table:style-name="ce26">
            <text:p>42 571</text:p>
          </table:table-cell>
          <table:table-cell office:value-type="float" office:value="45845" table:style-name="ce26">
            <text:p>45 845</text:p>
          </table:table-cell>
          <table:table-cell office:value-type="float" office:value="46926" table:style-name="ce26">
            <text:p>46 926</text:p>
          </table:table-cell>
          <table:table-cell office:value-type="float" office:value="37330" table:style-name="ce26">
            <text:p>37 330</text:p>
          </table:table-cell>
          <table:table-cell office:value-type="float" office:value="46662" table:style-name="ce26">
            <text:p>46 662</text:p>
          </table:table-cell>
          <table:table-cell office:value-type="float" office:value="53933" table:style-name="ce26">
            <text:p>53 933</text:p>
          </table:table-cell>
          <table:table-cell office:value-type="float" office:value="52964" table:style-name="ce26">
            <text:p>52 964</text:p>
          </table:table-cell>
          <table:table-cell office:value-type="float" office:value="38536" table:style-name="ce26">
            <text:p>38 536</text:p>
          </table:table-cell>
          <table:table-cell office:value-type="float" office:value="41256" table:style-name="ce26">
            <text:p>41 256</text:p>
          </table:table-cell>
          <table:table-cell office:value-type="float" office:value="36144" table:style-name="ce26">
            <text:p>36 144</text:p>
          </table:table-cell>
          <table:table-cell office:value-type="float" office:value="33273" table:style-name="ce26">
            <text:p>33 273</text:p>
          </table:table-cell>
          <table:table-cell office:value-type="float" office:value="37414" table:style-name="ce26">
            <text:p>37 414</text:p>
          </table:table-cell>
          <table:table-cell table:style-name="ce20"/>
          <table:table-cell table:number-columns-repeated="2" table:style-name="ce1"/>
          <table:table-cell table:number-columns-repeated="16366"/>
        </table:table-row>
        <table:table-row table:style-name="ro2">
          <table:table-cell office:value-type="string" table:style-name="ce25">
            <text:p>5 bis 9</text:p>
          </table:table-cell>
          <table:table-cell office:value-type="float" office:value="33145" table:style-name="ce26">
            <text:p>33 145</text:p>
          </table:table-cell>
          <table:table-cell office:value-type="float" office:value="35251" table:style-name="ce26">
            <text:p>35 251</text:p>
          </table:table-cell>
          <table:table-cell office:value-type="float" office:value="37786" table:style-name="ce26">
            <text:p>37 786</text:p>
          </table:table-cell>
          <table:table-cell office:value-type="float" office:value="41148" table:style-name="ce26">
            <text:p>41 148</text:p>
          </table:table-cell>
          <table:table-cell office:value-type="float" office:value="45115" table:style-name="ce26">
            <text:p>45 115</text:p>
          </table:table-cell>
          <table:table-cell office:value-type="float" office:value="39761" table:style-name="ce26">
            <text:p>39 761</text:p>
          </table:table-cell>
          <table:table-cell office:value-type="float" office:value="43324" table:style-name="ce26">
            <text:p>43 324</text:p>
          </table:table-cell>
          <table:table-cell office:value-type="float" office:value="44584" table:style-name="ce26">
            <text:p>44 584</text:p>
          </table:table-cell>
          <table:table-cell office:value-type="float" office:value="58460" table:style-name="ce26">
            <text:p>58 460</text:p>
          </table:table-cell>
          <table:table-cell office:value-type="float" office:value="42644" table:style-name="ce26">
            <text:p>42 644</text:p>
          </table:table-cell>
          <table:table-cell office:value-type="float" office:value="42499" table:style-name="ce26">
            <text:p>42 499</text:p>
          </table:table-cell>
          <table:table-cell office:value-type="float" office:value="42835" table:style-name="ce26">
            <text:p>42 835</text:p>
          </table:table-cell>
          <table:table-cell office:value-type="float" office:value="34925" table:style-name="ce26">
            <text:p>34 925</text:p>
          </table:table-cell>
          <table:table-cell office:value-type="float" office:value="37266" table:style-name="ce26">
            <text:p>37 266</text:p>
          </table:table-cell>
          <table:table-cell table:style-name="ce20"/>
          <table:table-cell table:number-columns-repeated="2" table:style-name="ce41"/>
          <table:table-cell table:number-columns-repeated="16366"/>
        </table:table-row>
        <table:table-row table:style-name="ro2">
          <table:table-cell office:value-type="string" table:style-name="ce25">
            <text:p>10 bis 14</text:p>
          </table:table-cell>
          <table:table-cell office:value-type="float" office:value="30860" table:style-name="ce26">
            <text:p>30 860</text:p>
          </table:table-cell>
          <table:table-cell office:value-type="float" office:value="32714" table:style-name="ce26">
            <text:p>32 714</text:p>
          </table:table-cell>
          <table:table-cell office:value-type="float" office:value="36449" table:style-name="ce26">
            <text:p>36 449</text:p>
          </table:table-cell>
          <table:table-cell office:value-type="float" office:value="38152" table:style-name="ce26">
            <text:p>38 152</text:p>
          </table:table-cell>
          <table:table-cell office:value-type="float" office:value="42684" table:style-name="ce26">
            <text:p>42 684</text:p>
          </table:table-cell>
          <table:table-cell office:value-type="float" office:value="44945" table:style-name="ce26">
            <text:p>44 945</text:p>
          </table:table-cell>
          <table:table-cell office:value-type="float" office:value="47464" table:style-name="ce26">
            <text:p>47 464</text:p>
          </table:table-cell>
          <table:table-cell office:value-type="float" office:value="43453" table:style-name="ce26">
            <text:p>43 453</text:p>
          </table:table-cell>
          <table:table-cell office:value-type="float" office:value="53641" table:style-name="ce26">
            <text:p>53 641</text:p>
          </table:table-cell>
          <table:table-cell office:value-type="float" office:value="53302" table:style-name="ce26">
            <text:p>53 302</text:p>
          </table:table-cell>
          <table:table-cell office:value-type="float" office:value="38982" table:style-name="ce26">
            <text:p>38 982</text:p>
          </table:table-cell>
          <table:table-cell office:value-type="float" office:value="43184" table:style-name="ce26">
            <text:p>43 184</text:p>
          </table:table-cell>
          <table:table-cell office:value-type="float" office:value="37445" table:style-name="ce26">
            <text:p>37 445</text:p>
          </table:table-cell>
          <table:table-cell office:value-type="float" office:value="35987" table:style-name="ce26">
            <text:p>35 987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15 bis 19</text:p>
          </table:table-cell>
          <table:table-cell office:value-type="float" office:value="31978" table:style-name="ce26">
            <text:p>31 978</text:p>
          </table:table-cell>
          <table:table-cell office:value-type="float" office:value="31825" table:style-name="ce26">
            <text:p>31 825</text:p>
          </table:table-cell>
          <table:table-cell office:value-type="float" office:value="32752" table:style-name="ce26">
            <text:p>32 752</text:p>
          </table:table-cell>
          <table:table-cell office:value-type="float" office:value="35512" table:style-name="ce26">
            <text:p>35 512</text:p>
          </table:table-cell>
          <table:table-cell office:value-type="float" office:value="37983" table:style-name="ce26">
            <text:p>37 983</text:p>
          </table:table-cell>
          <table:table-cell office:value-type="float" office:value="28138" table:style-name="ce26">
            <text:p>28 138</text:p>
          </table:table-cell>
          <table:table-cell office:value-type="float" office:value="39213" table:style-name="ce26">
            <text:p>39 213</text:p>
          </table:table-cell>
          <table:table-cell office:value-type="float" office:value="41253" table:style-name="ce26">
            <text:p>41 253</text:p>
          </table:table-cell>
          <table:table-cell office:value-type="float" office:value="46502" table:style-name="ce26">
            <text:p>46 502</text:p>
          </table:table-cell>
          <table:table-cell office:value-type="float" office:value="59785" table:style-name="ce26">
            <text:p>59 785</text:p>
          </table:table-cell>
          <table:table-cell office:value-type="float" office:value="43895" table:style-name="ce26">
            <text:p>43 895</text:p>
          </table:table-cell>
          <table:table-cell office:value-type="float" office:value="44200" table:style-name="ce26">
            <text:p>44 200</text:p>
          </table:table-cell>
          <table:table-cell office:value-type="float" office:value="43068" table:style-name="ce26">
            <text:p>43 068</text:p>
          </table:table-cell>
          <table:table-cell office:value-type="float" office:value="37038" table:style-name="ce26">
            <text:p>37 038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20 bis 24</text:p>
          </table:table-cell>
          <table:table-cell office:value-type="float" office:value="30257" table:style-name="ce26">
            <text:p>30 257</text:p>
          </table:table-cell>
          <table:table-cell office:value-type="float" office:value="29394" table:style-name="ce26">
            <text:p>29 394</text:p>
          </table:table-cell>
          <table:table-cell office:value-type="float" office:value="30366" table:style-name="ce26">
            <text:p>30 366</text:p>
          </table:table-cell>
          <table:table-cell office:value-type="float" office:value="32436" table:style-name="ce26">
            <text:p>32 436</text:p>
          </table:table-cell>
          <table:table-cell office:value-type="float" office:value="32471" table:style-name="ce26">
            <text:p>32 471</text:p>
          </table:table-cell>
          <table:table-cell office:value-type="float" office:value="38439" table:style-name="ce26">
            <text:p>38 439</text:p>
          </table:table-cell>
          <table:table-cell office:value-type="float" office:value="41407" table:style-name="ce26">
            <text:p>41 407</text:p>
          </table:table-cell>
          <table:table-cell office:value-type="float" office:value="42188" table:style-name="ce26">
            <text:p>42 188</text:p>
          </table:table-cell>
          <table:table-cell office:value-type="float" office:value="42191" table:style-name="ce26">
            <text:p>42 191</text:p>
          </table:table-cell>
          <table:table-cell office:value-type="float" office:value="54414" table:style-name="ce26">
            <text:p>54 414</text:p>
          </table:table-cell>
          <table:table-cell office:value-type="float" office:value="54819" table:style-name="ce26">
            <text:p>54 819</text:p>
          </table:table-cell>
          <table:table-cell office:value-type="float" office:value="40762" table:style-name="ce26">
            <text:p>40 762</text:p>
          </table:table-cell>
          <table:table-cell office:value-type="float" office:value="43019" table:style-name="ce26">
            <text:p>43 019</text:p>
          </table:table-cell>
          <table:table-cell office:value-type="float" office:value="39593" table:style-name="ce26">
            <text:p>39 593</text:p>
          </table:table-cell>
          <table:table-cell table:style-name="ce20"/>
          <table:table-cell table:style-name="ce41"/>
          <table:table-cell table:style-name="ce40"/>
          <table:table-cell table:number-columns-repeated="16366"/>
        </table:table-row>
        <table:table-row table:style-name="ro2">
          <table:table-cell office:value-type="string" table:style-name="ce25">
            <text:p>25 bis 29</text:p>
          </table:table-cell>
          <table:table-cell office:value-type="float" office:value="29808" table:style-name="ce26">
            <text:p>29 808</text:p>
          </table:table-cell>
          <table:table-cell office:value-type="float" office:value="28021" table:style-name="ce26">
            <text:p>28 021</text:p>
          </table:table-cell>
          <table:table-cell office:value-type="float" office:value="29431" table:style-name="ce26">
            <text:p>29 431</text:p>
          </table:table-cell>
          <table:table-cell office:value-type="float" office:value="29192" table:style-name="ce26">
            <text:p>29 192</text:p>
          </table:table-cell>
          <table:table-cell office:value-type="float" office:value="30856" table:style-name="ce26">
            <text:p>30 856</text:p>
          </table:table-cell>
          <table:table-cell office:value-type="float" office:value="37547" table:style-name="ce26">
            <text:p>37 547</text:p>
          </table:table-cell>
          <table:table-cell office:value-type="float" office:value="49681" table:style-name="ce26">
            <text:p>49 681</text:p>
          </table:table-cell>
          <table:table-cell office:value-type="float" office:value="35179" table:style-name="ce26">
            <text:p>35 179</text:p>
          </table:table-cell>
          <table:table-cell office:value-type="float" office:value="36741" table:style-name="ce26">
            <text:p>36 741</text:p>
          </table:table-cell>
          <table:table-cell office:value-type="float" office:value="44493" table:style-name="ce26">
            <text:p>44 493</text:p>
          </table:table-cell>
          <table:table-cell office:value-type="float" office:value="59486" table:style-name="ce26">
            <text:p>59 486</text:p>
          </table:table-cell>
          <table:table-cell office:value-type="float" office:value="45090" table:style-name="ce26">
            <text:p>45 090</text:p>
          </table:table-cell>
          <table:table-cell office:value-type="float" office:value="44926" table:style-name="ce26">
            <text:p>44 926</text:p>
          </table:table-cell>
          <table:table-cell office:value-type="float" office:value="46254" table:style-name="ce26">
            <text:p>46 254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30 bis 34</text:p>
          </table:table-cell>
          <table:table-cell office:value-type="float" office:value="26856" table:style-name="ce26">
            <text:p>26 856</text:p>
          </table:table-cell>
          <table:table-cell office:value-type="float" office:value="26971" table:style-name="ce26">
            <text:p>26 971</text:p>
          </table:table-cell>
          <table:table-cell office:value-type="float" office:value="27120" table:style-name="ce26">
            <text:p>27 120</text:p>
          </table:table-cell>
          <table:table-cell office:value-type="float" office:value="26561" table:style-name="ce26">
            <text:p>26 561</text:p>
          </table:table-cell>
          <table:table-cell office:value-type="float" office:value="29224" table:style-name="ce26">
            <text:p>29 224</text:p>
          </table:table-cell>
          <table:table-cell office:value-type="float" office:value="37313" table:style-name="ce26">
            <text:p>37 313</text:p>
          </table:table-cell>
          <table:table-cell office:value-type="float" office:value="36586" table:style-name="ce26">
            <text:p>36 586</text:p>
          </table:table-cell>
          <table:table-cell office:value-type="float" office:value="37655" table:style-name="ce26">
            <text:p>37 655</text:p>
          </table:table-cell>
          <table:table-cell office:value-type="float" office:value="40761" table:style-name="ce26">
            <text:p>40 761</text:p>
          </table:table-cell>
          <table:table-cell office:value-type="float" office:value="41792" table:style-name="ce26">
            <text:p>41 792</text:p>
          </table:table-cell>
          <table:table-cell office:value-type="float" office:value="53132" table:style-name="ce26">
            <text:p>53 132</text:p>
          </table:table-cell>
          <table:table-cell office:value-type="float" office:value="54931" table:style-name="ce26">
            <text:p>54 931</text:p>
          </table:table-cell>
          <table:table-cell office:value-type="float" office:value="42610" table:style-name="ce26">
            <text:p>42 610</text:p>
          </table:table-cell>
          <table:table-cell office:value-type="float" office:value="48878" table:style-name="ce26">
            <text:p>48 878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35 bis 39</text:p>
          </table:table-cell>
          <table:table-cell office:value-type="float" office:value="25659" table:style-name="ce26">
            <text:p>25 659</text:p>
          </table:table-cell>
          <table:table-cell office:value-type="float" office:value="26733" table:style-name="ce26">
            <text:p>26 733</text:p>
          </table:table-cell>
          <table:table-cell office:value-type="float" office:value="25551" table:style-name="ce26">
            <text:p>25 551</text:p>
          </table:table-cell>
          <table:table-cell office:value-type="float" office:value="25410" table:style-name="ce26">
            <text:p>25 410</text:p>
          </table:table-cell>
          <table:table-cell office:value-type="float" office:value="26784" table:style-name="ce26">
            <text:p>26 784</text:p>
          </table:table-cell>
          <table:table-cell office:value-type="float" office:value="33976" table:style-name="ce26">
            <text:p>33 976</text:p>
          </table:table-cell>
          <table:table-cell office:value-type="float" office:value="41433" table:style-name="ce26">
            <text:p>41 433</text:p>
          </table:table-cell>
          <table:table-cell office:value-type="float" office:value="45297" table:style-name="ce26">
            <text:p>45 297</text:p>
          </table:table-cell>
          <table:table-cell office:value-type="float" office:value="34773" table:style-name="ce26">
            <text:p>34 773</text:p>
          </table:table-cell>
          <table:table-cell office:value-type="float" office:value="37146" table:style-name="ce26">
            <text:p>37 146</text:p>
          </table:table-cell>
          <table:table-cell office:value-type="float" office:value="44254" table:style-name="ce26">
            <text:p>44 254</text:p>
          </table:table-cell>
          <table:table-cell office:value-type="float" office:value="58982" table:style-name="ce26">
            <text:p>58 982</text:p>
          </table:table-cell>
          <table:table-cell office:value-type="float" office:value="45534" table:style-name="ce26">
            <text:p>45 534</text:p>
          </table:table-cell>
          <table:table-cell office:value-type="float" office:value="49456" table:style-name="ce26">
            <text:p>49 456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40 bis 44</text:p>
          </table:table-cell>
          <table:table-cell office:value-type="float" office:value="24623" table:style-name="ce26">
            <text:p>24 623</text:p>
          </table:table-cell>
          <table:table-cell office:value-type="float" office:value="24408" table:style-name="ce26">
            <text:p>24 408</text:p>
          </table:table-cell>
          <table:table-cell office:value-type="float" office:value="24283" table:style-name="ce26">
            <text:p>24 283</text:p>
          </table:table-cell>
          <table:table-cell office:value-type="float" office:value="23959" table:style-name="ce26">
            <text:p>23 959</text:p>
          </table:table-cell>
          <table:table-cell office:value-type="float" office:value="24340" table:style-name="ce26">
            <text:p>24 340</text:p>
          </table:table-cell>
          <table:table-cell office:value-type="float" office:value="29816" table:style-name="ce26">
            <text:p>29 816</text:p>
          </table:table-cell>
          <table:table-cell office:value-type="float" office:value="43574" table:style-name="ce26">
            <text:p>43 574</text:p>
          </table:table-cell>
          <table:table-cell office:value-type="float" office:value="32712" table:style-name="ce26">
            <text:p>32 712</text:p>
          </table:table-cell>
          <table:table-cell office:value-type="float" office:value="37192" table:style-name="ce26">
            <text:p>37 192</text:p>
          </table:table-cell>
          <table:table-cell office:value-type="float" office:value="40675" table:style-name="ce26">
            <text:p>40 675</text:p>
          </table:table-cell>
          <table:table-cell office:value-type="float" office:value="41611" table:style-name="ce26">
            <text:p>41 611</text:p>
          </table:table-cell>
          <table:table-cell office:value-type="float" office:value="53215" table:style-name="ce26">
            <text:p>53 215</text:p>
          </table:table-cell>
          <table:table-cell office:value-type="float" office:value="55281" table:style-name="ce26">
            <text:p>55 281</text:p>
          </table:table-cell>
          <table:table-cell office:value-type="float" office:value="46253" table:style-name="ce26">
            <text:p>46 253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45 bis 49</text:p>
          </table:table-cell>
          <table:table-cell office:value-type="float" office:value="24072" table:style-name="ce26">
            <text:p>24 072</text:p>
          </table:table-cell>
          <table:table-cell office:value-type="float" office:value="22668" table:style-name="ce26">
            <text:p>22 668</text:p>
          </table:table-cell>
          <table:table-cell office:value-type="float" office:value="23920" table:style-name="ce26">
            <text:p>23 920</text:p>
          </table:table-cell>
          <table:table-cell office:value-type="float" office:value="22415" table:style-name="ce26">
            <text:p>22 415</text:p>
          </table:table-cell>
          <table:table-cell office:value-type="float" office:value="23059" table:style-name="ce26">
            <text:p>23 059</text:p>
          </table:table-cell>
          <table:table-cell office:value-type="float" office:value="28366" table:style-name="ce26">
            <text:p>28 366</text:p>
          </table:table-cell>
          <table:table-cell office:value-type="float" office:value="41773" table:style-name="ce26">
            <text:p>41 773</text:p>
          </table:table-cell>
          <table:table-cell office:value-type="float" office:value="38355" table:style-name="ce26">
            <text:p>38 355</text:p>
          </table:table-cell>
          <table:table-cell office:value-type="float" office:value="44174" table:style-name="ce26">
            <text:p>44 174</text:p>
          </table:table-cell>
          <table:table-cell office:value-type="float" office:value="34443" table:style-name="ce26">
            <text:p>34 443</text:p>
          </table:table-cell>
          <table:table-cell office:value-type="float" office:value="36771" table:style-name="ce26">
            <text:p>36 771</text:p>
          </table:table-cell>
          <table:table-cell office:value-type="float" office:value="44067" table:style-name="ce26">
            <text:p>44 067</text:p>
          </table:table-cell>
          <table:table-cell office:value-type="float" office:value="59757" table:style-name="ce26">
            <text:p>59 757</text:p>
          </table:table-cell>
          <table:table-cell office:value-type="float" office:value="48080" table:style-name="ce26">
            <text:p>48 080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50 bis 54</text:p>
          </table:table-cell>
          <table:table-cell office:value-type="float" office:value="21372" table:style-name="ce26">
            <text:p>21 372</text:p>
          </table:table-cell>
          <table:table-cell office:value-type="float" office:value="21069" table:style-name="ce26">
            <text:p>21 069</text:p>
          </table:table-cell>
          <table:table-cell office:value-type="float" office:value="21332" table:style-name="ce26">
            <text:p>21 332</text:p>
          </table:table-cell>
          <table:table-cell office:value-type="float" office:value="21258" table:style-name="ce26">
            <text:p>21 258</text:p>
          </table:table-cell>
          <table:table-cell office:value-type="float" office:value="21352" table:style-name="ce26">
            <text:p>21 352</text:p>
          </table:table-cell>
          <table:table-cell office:value-type="float" office:value="25567" table:style-name="ce26">
            <text:p>25 567</text:p>
          </table:table-cell>
          <table:table-cell office:value-type="float" office:value="37882" table:style-name="ce26">
            <text:p>37 882</text:p>
          </table:table-cell>
          <table:table-cell office:value-type="float" office:value="39541" table:style-name="ce26">
            <text:p>39 541</text:p>
          </table:table-cell>
          <table:table-cell office:value-type="float" office:value="32087" table:style-name="ce26">
            <text:p>32 087</text:p>
          </table:table-cell>
          <table:table-cell office:value-type="float" office:value="36189" table:style-name="ce26">
            <text:p>36 189</text:p>
          </table:table-cell>
          <table:table-cell office:value-type="float" office:value="39887" table:style-name="ce26">
            <text:p>39 887</text:p>
          </table:table-cell>
          <table:table-cell office:value-type="float" office:value="40938" table:style-name="ce26">
            <text:p>40 938</text:p>
          </table:table-cell>
          <table:table-cell office:value-type="float" office:value="53826" table:style-name="ce26">
            <text:p>53 826</text:p>
          </table:table-cell>
          <table:table-cell office:value-type="float" office:value="56738" table:style-name="ce26">
            <text:p>56 738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55 bis 59</text:p>
          </table:table-cell>
          <table:table-cell office:value-type="float" office:value="19227" table:style-name="ce26">
            <text:p>19 227</text:p>
          </table:table-cell>
          <table:table-cell office:value-type="float" office:value="19992" table:style-name="ce26">
            <text:p>19 992</text:p>
          </table:table-cell>
          <table:table-cell office:value-type="float" office:value="18980" table:style-name="ce26">
            <text:p>18 980</text:p>
          </table:table-cell>
          <table:table-cell office:value-type="float" office:value="20066" table:style-name="ce26">
            <text:p>20 066</text:p>
          </table:table-cell>
          <table:table-cell office:value-type="float" office:value="19265" table:style-name="ce26">
            <text:p>19 265</text:p>
          </table:table-cell>
          <table:table-cell office:value-type="float" office:value="23329" table:style-name="ce26">
            <text:p>23 329</text:p>
          </table:table-cell>
          <table:table-cell office:value-type="float" office:value="32732" table:style-name="ce26">
            <text:p>32 732</text:p>
          </table:table-cell>
          <table:table-cell office:value-type="float" office:value="37322" table:style-name="ce26">
            <text:p>37 322</text:p>
          </table:table-cell>
          <table:table-cell office:value-type="float" office:value="35926" table:style-name="ce26">
            <text:p>35 926</text:p>
          </table:table-cell>
          <table:table-cell office:value-type="float" office:value="42489" table:style-name="ce26">
            <text:p>42 489</text:p>
          </table:table-cell>
          <table:table-cell office:value-type="float" office:value="33403" table:style-name="ce26">
            <text:p>33 403</text:p>
          </table:table-cell>
          <table:table-cell office:value-type="float" office:value="35464" table:style-name="ce26">
            <text:p>35 464</text:p>
          </table:table-cell>
          <table:table-cell office:value-type="float" office:value="44274" table:style-name="ce26">
            <text:p>44 274</text:p>
          </table:table-cell>
          <table:table-cell office:value-type="float" office:value="59866" table:style-name="ce26">
            <text:p>59 866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60 bis 64</text:p>
          </table:table-cell>
          <table:table-cell office:value-type="float" office:value="14674" table:style-name="ce26">
            <text:p>14 674</text:p>
          </table:table-cell>
          <table:table-cell office:value-type="float" office:value="17044" table:style-name="ce26">
            <text:p>17 044</text:p>
          </table:table-cell>
          <table:table-cell office:value-type="float" office:value="16319" table:style-name="ce26">
            <text:p>16 319</text:p>
          </table:table-cell>
          <table:table-cell office:value-type="float" office:value="16586" table:style-name="ce26">
            <text:p>16 586</text:p>
          </table:table-cell>
          <table:table-cell office:value-type="float" office:value="16815" table:style-name="ce26">
            <text:p>16 815</text:p>
          </table:table-cell>
          <table:table-cell office:value-type="float" office:value="18895" table:style-name="ce26">
            <text:p>18 895</text:p>
          </table:table-cell>
          <table:table-cell office:value-type="float" office:value="26748" table:style-name="ce26">
            <text:p>26 748</text:p>
          </table:table-cell>
          <table:table-cell office:value-type="float" office:value="32845" table:style-name="ce26">
            <text:p>32 845</text:p>
          </table:table-cell>
          <table:table-cell office:value-type="float" office:value="36384" table:style-name="ce26">
            <text:p>36 384</text:p>
          </table:table-cell>
          <table:table-cell office:value-type="float" office:value="30282" table:style-name="ce26">
            <text:p>30 282</text:p>
          </table:table-cell>
          <table:table-cell office:value-type="float" office:value="34633" table:style-name="ce26">
            <text:p>34 633</text:p>
          </table:table-cell>
          <table:table-cell office:value-type="float" office:value="38315" table:style-name="ce26">
            <text:p>38 315</text:p>
          </table:table-cell>
          <table:table-cell office:value-type="float" office:value="39517" table:style-name="ce26">
            <text:p>39 517</text:p>
          </table:table-cell>
          <table:table-cell office:value-type="float" office:value="52643" table:style-name="ce26">
            <text:p>52 643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65 bis 69</text:p>
          </table:table-cell>
          <table:table-cell office:value-type="float" office:value="11005" table:style-name="ce26">
            <text:p>11 005</text:p>
          </table:table-cell>
          <table:table-cell office:value-type="float" office:value="13123" table:style-name="ce26">
            <text:p>13 123</text:p>
          </table:table-cell>
          <table:table-cell office:value-type="float" office:value="13593" table:style-name="ce26">
            <text:p>13 593</text:p>
          </table:table-cell>
          <table:table-cell office:value-type="float" office:value="13077" table:style-name="ce26">
            <text:p>13 077</text:p>
          </table:table-cell>
          <table:table-cell office:value-type="float" office:value="14439" table:style-name="ce26">
            <text:p>14 439</text:p>
          </table:table-cell>
          <table:table-cell office:value-type="float" office:value="15655" table:style-name="ce26">
            <text:p>15 655</text:p>
          </table:table-cell>
          <table:table-cell office:value-type="float" office:value="22421" table:style-name="ce26">
            <text:p>22 421</text:p>
          </table:table-cell>
          <table:table-cell office:value-type="float" office:value="26786" table:style-name="ce26">
            <text:p>26 786</text:p>
          </table:table-cell>
          <table:table-cell office:value-type="float" office:value="32560" table:style-name="ce26">
            <text:p>32 560</text:p>
          </table:table-cell>
          <table:table-cell office:value-type="float" office:value="32243" table:style-name="ce26">
            <text:p>32 243</text:p>
          </table:table-cell>
          <table:table-cell office:value-type="float" office:value="39126" table:style-name="ce26">
            <text:p>39 126</text:p>
          </table:table-cell>
          <table:table-cell office:value-type="float" office:value="30929" table:style-name="ce26">
            <text:p>30 929</text:p>
          </table:table-cell>
          <table:table-cell office:value-type="float" office:value="32951" table:style-name="ce26">
            <text:p>32 951</text:p>
          </table:table-cell>
          <table:table-cell office:value-type="float" office:value="42103" table:style-name="ce26">
            <text:p>42 103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70 bis 74</text:p>
          </table:table-cell>
          <table:table-cell office:value-type="float" office:value="7103" table:style-name="ce26">
            <text:p>7 103</text:p>
          </table:table-cell>
          <table:table-cell office:value-type="float" office:value="8394" table:style-name="ce26">
            <text:p>8 394</text:p>
          </table:table-cell>
          <table:table-cell office:value-type="float" office:value="9229" table:style-name="ce26">
            <text:p>9 229</text:p>
          </table:table-cell>
          <table:table-cell office:value-type="float" office:value="9146" table:style-name="ce26">
            <text:p>9 146</text:p>
          </table:table-cell>
          <table:table-cell office:value-type="float" office:value="9935" table:style-name="ce26">
            <text:p>9 935</text:p>
          </table:table-cell>
          <table:table-cell office:value-type="float" office:value="11382" table:style-name="ce26">
            <text:p>11 382</text:p>
          </table:table-cell>
          <table:table-cell office:value-type="float" office:value="16798" table:style-name="ce26">
            <text:p>16 798</text:p>
          </table:table-cell>
          <table:table-cell office:value-type="float" office:value="19558" table:style-name="ce26">
            <text:p>19 558</text:p>
          </table:table-cell>
          <table:table-cell office:value-type="float" office:value="25547" table:style-name="ce26">
            <text:p>25 547</text:p>
          </table:table-cell>
          <table:table-cell office:value-type="float" office:value="30087" table:style-name="ce26">
            <text:p>30 087</text:p>
          </table:table-cell>
          <table:table-cell office:value-type="float" office:value="26577" table:style-name="ce26">
            <text:p>26 577</text:p>
          </table:table-cell>
          <table:table-cell office:value-type="float" office:value="30634" table:style-name="ce26">
            <text:p>30 634</text:p>
          </table:table-cell>
          <table:table-cell office:value-type="float" office:value="36296" table:style-name="ce26">
            <text:p>36 296</text:p>
          </table:table-cell>
          <table:table-cell office:value-type="float" office:value="36270" table:style-name="ce26">
            <text:p>36 270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75 bis 79</text:p>
          </table:table-cell>
          <table:table-cell office:value-type="float" office:value="3617" table:style-name="ce26">
            <text:p>3 617</text:p>
          </table:table-cell>
          <table:table-cell office:value-type="float" office:value="4295" table:style-name="ce26">
            <text:p>4 295</text:p>
          </table:table-cell>
          <table:table-cell office:value-type="float" office:value="5104" table:style-name="ce26">
            <text:p>5 104</text:p>
          </table:table-cell>
          <table:table-cell office:value-type="float" office:value="5596" table:style-name="ce26">
            <text:p>5 596</text:p>
          </table:table-cell>
          <table:table-cell office:value-type="float" office:value="5757" table:style-name="ce26">
            <text:p>5 757</text:p>
          </table:table-cell>
          <table:table-cell office:value-type="float" office:value="6866" table:style-name="ce26">
            <text:p>6 866</text:p>
          </table:table-cell>
          <table:table-cell office:value-type="float" office:value="10348" table:style-name="ce26">
            <text:p>10 348</text:p>
          </table:table-cell>
          <table:table-cell office:value-type="float" office:value="13380" table:style-name="ce26">
            <text:p>13 380</text:p>
          </table:table-cell>
          <table:table-cell office:value-type="float" office:value="17399" table:style-name="ce26">
            <text:p>17 399</text:p>
          </table:table-cell>
          <table:table-cell office:value-type="float" office:value="22619" table:style-name="ce26">
            <text:p>22 619</text:p>
          </table:table-cell>
          <table:table-cell office:value-type="float" office:value="24627" table:style-name="ce26">
            <text:p>24 627</text:p>
          </table:table-cell>
          <table:table-cell office:value-type="float" office:value="31415" table:style-name="ce26">
            <text:p>31 415</text:p>
          </table:table-cell>
          <table:table-cell office:value-type="float" office:value="26332" table:style-name="ce26">
            <text:p>26 332</text:p>
          </table:table-cell>
          <table:table-cell office:value-type="float" office:value="28675" table:style-name="ce26">
            <text:p>28 675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80 bis 84</text:p>
          </table:table-cell>
          <table:table-cell office:value-type="float" office:value="1454" table:style-name="ce26">
            <text:p>1 454</text:p>
          </table:table-cell>
          <table:table-cell office:value-type="float" office:value="1579" table:style-name="ce26">
            <text:p>1 579</text:p>
          </table:table-cell>
          <table:table-cell office:value-type="float" office:value="1953" table:style-name="ce26">
            <text:p>1 953</text:p>
          </table:table-cell>
          <table:table-cell office:value-type="float" office:value="2475" table:style-name="ce26">
            <text:p>2 475</text:p>
          </table:table-cell>
          <table:table-cell office:value-type="float" office:value="2516" table:style-name="ce26">
            <text:p>2 516</text:p>
          </table:table-cell>
          <table:table-cell office:value-type="float" office:value="3189" table:style-name="ce26">
            <text:p>3 189</text:p>
          </table:table-cell>
          <table:table-cell office:value-type="float" office:value="4744" table:style-name="ce26">
            <text:p>4 744</text:p>
          </table:table-cell>
          <table:table-cell office:value-type="float" office:value="6857" table:style-name="ce26">
            <text:p>6 857</text:p>
          </table:table-cell>
          <table:table-cell office:value-type="float" office:value="8932" table:style-name="ce26">
            <text:p>8 932</text:p>
          </table:table-cell>
          <table:table-cell office:value-type="float" office:value="12905" table:style-name="ce26">
            <text:p>12 905</text:p>
          </table:table-cell>
          <table:table-cell office:value-type="float" office:value="17289" table:style-name="ce26">
            <text:p>17 289</text:p>
          </table:table-cell>
          <table:table-cell office:value-type="float" office:value="17602" table:style-name="ce26">
            <text:p>17 602</text:p>
          </table:table-cell>
          <table:table-cell office:value-type="float" office:value="22325" table:style-name="ce26">
            <text:p>22 325</text:p>
          </table:table-cell>
          <table:table-cell office:value-type="float" office:value="28770" table:style-name="ce26">
            <text:p>28 770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85 bis 89</text:p>
          </table:table-cell>
          <table:table-cell office:value-type="float" office:value="457" table:style-name="ce26">
            <text:p>457</text:p>
          </table:table-cell>
          <table:table-cell office:value-type="float" office:value="488" table:style-name="ce26">
            <text:p>488</text:p>
          </table:table-cell>
          <table:table-cell office:value-type="float" office:value="562" table:style-name="ce26">
            <text:p>562</text:p>
          </table:table-cell>
          <table:table-cell office:value-type="float" office:value="720" table:style-name="ce26">
            <text:p>720</text:p>
          </table:table-cell>
          <table:table-cell office:value-type="float" office:value="834" table:style-name="ce26">
            <text:p>834</text:p>
          </table:table-cell>
          <table:table-cell office:value-type="float" office:value="944" table:style-name="ce26">
            <text:p>944</text:p>
          </table:table-cell>
          <table:table-cell office:value-type="float" office:value="1577" table:style-name="ce26">
            <text:p>1 577</text:p>
          </table:table-cell>
          <table:table-cell office:value-type="float" office:value="2355" table:style-name="ce26">
            <text:p>2 355</text:p>
          </table:table-cell>
          <table:table-cell office:value-type="float" office:value="3529" table:style-name="ce26">
            <text:p>3 529</text:p>
          </table:table-cell>
          <table:table-cell office:value-type="float" office:value="5297" table:style-name="ce26">
            <text:p>5 297</text:p>
          </table:table-cell>
          <table:table-cell office:value-type="float" office:value="8008" table:style-name="ce26">
            <text:p>8 008</text:p>
          </table:table-cell>
          <table:table-cell office:value-type="float" office:value="10825" table:style-name="ce26">
            <text:p>10 825</text:p>
          </table:table-cell>
          <table:table-cell office:value-type="float" office:value="16577" table:style-name="ce26">
            <text:p>16 577</text:p>
          </table:table-cell>
          <table:table-cell office:value-type="float" office:value="15531" table:style-name="ce26">
            <text:p>15 531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90 bis 94</text:p>
          </table:table-cell>
          <table:table-cell office:value-type="float" office:value="107" table:style-name="ce26">
            <text:p>107</text:p>
          </table:table-cell>
          <table:table-cell office:value-type="float" office:value="104" table:style-name="ce26">
            <text:p>104</text:p>
          </table:table-cell>
          <table:table-cell office:value-type="float" office:value="95" table:style-name="ce26">
            <text:p>95</text:p>
          </table:table-cell>
          <table:table-cell office:value-type="float" office:value="129" table:style-name="ce26">
            <text:p>129</text:p>
          </table:table-cell>
          <table:table-cell office:value-type="float" office:value="157" table:style-name="ce26">
            <text:p>157</text:p>
          </table:table-cell>
          <table:table-cell office:value-type="float" office:value="198" table:style-name="ce26">
            <text:p>198</text:p>
          </table:table-cell>
          <table:table-cell office:value-type="float" office:value="295" table:style-name="ce26">
            <text:p>295</text:p>
          </table:table-cell>
          <table:table-cell office:value-type="float" office:value="427" table:style-name="ce26">
            <text:p>427</text:p>
          </table:table-cell>
          <table:table-cell office:value-type="float" office:value="810" table:style-name="ce26">
            <text:p>810</text:p>
          </table:table-cell>
          <table:table-cell office:value-type="float" office:value="1271" table:style-name="ce26">
            <text:p>1 271</text:p>
          </table:table-cell>
          <table:table-cell office:value-type="float" office:value="2383" table:style-name="ce26">
            <text:p>2 383</text:p>
          </table:table-cell>
          <table:table-cell office:value-type="float" office:value="4024" table:style-name="ce26">
            <text:p>4 024</text:p>
          </table:table-cell>
          <table:table-cell office:value-type="float" office:value="5663" table:style-name="ce26">
            <text:p>5 663</text:p>
          </table:table-cell>
          <table:table-cell office:value-type="float" office:value="7279" table:style-name="ce26">
            <text:p>7 279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95 und älter</text:p>
          </table:table-cell>
          <table:table-cell office:value-type="float" office:value="25" table:style-name="ce26">
            <text:p>25</text:p>
          </table:table-cell>
          <table:table-cell office:value-type="float" office:value="14" table:style-name="ce26">
            <text:p>14</text:p>
          </table:table-cell>
          <table:table-cell office:value-type="float" office:value="6" table:style-name="ce26">
            <text:p>6</text:p>
          </table:table-cell>
          <table:table-cell office:value-type="float" office:value="26" table:style-name="ce26">
            <text:p>26</text:p>
          </table:table-cell>
          <table:table-cell office:value-type="float" office:value="19" table:style-name="ce26">
            <text:p>19</text:p>
          </table:table-cell>
          <table:table-cell office:value-type="float" office:value="21" table:style-name="ce26">
            <text:p>21</text:p>
          </table:table-cell>
          <table:table-cell office:value-type="float" office:value="29" table:style-name="ce26">
            <text:p>29</text:p>
          </table:table-cell>
          <table:table-cell office:value-type="float" office:value="53" table:style-name="ce26">
            <text:p>53</text:p>
          </table:table-cell>
          <table:table-cell office:value-type="float" office:value="98" table:style-name="ce26">
            <text:p>98</text:p>
          </table:table-cell>
          <table:table-cell office:value-type="float" office:value="190" table:style-name="ce26">
            <text:p>190</text:p>
          </table:table-cell>
          <table:table-cell office:value-type="float" office:value="353" table:style-name="ce26">
            <text:p>353</text:p>
          </table:table-cell>
          <table:table-cell office:value-type="float" office:value="700" table:style-name="ce26">
            <text:p>700</text:p>
          </table:table-cell>
          <table:table-cell office:value-type="float" office:value="1206" table:style-name="ce26">
            <text:p>1 206</text:p>
          </table:table-cell>
          <table:table-cell office:value-type="float" office:value="2156" table:style-name="ce26">
            <text:p>2 156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15">
          <table:table-cell office:value-type="string" table:number-columns-spanned="15" table:number-rows-spanned="1" table:style-name="ce37">
            <text:p>Q: STATISTIK AUSTRIA, Volkszählungen 1869 bis 2001, Registerzählung 2011 und 2021; Gebietsstand 2021. Erstellt am 28.04.2023.<text:s/></text:p>
            <text:p>1) Bevölkerungszahl 2001 laut Kundmachung vom 17. September 2002 und damit statistisches Ergebnis der Volkszählung 2001. – 2) Aus Datenschutzgründen wurde bei der Registerzählungen 2011 und 2021 mit der Methode “Record Swapping“ ein Teil der Daten verschmutzt.</text:p>
          </table:table-cell>
          <table:covered-table-cell table:number-columns-repeated="14"/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number-rows-repeated="3" table:style-name="ro2">
          <table:table-cell table:number-columns-repeated="16"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table:number-columns-repeated="16" table:style-name="ce20"/>
          <table:table-cell table:style-name="ce43"/>
          <table:table-cell table:style-name="ce1"/>
          <table:table-cell table:number-columns-repeated="16366"/>
        </table:table-row>
        <table:table-row table:style-name="ro2">
          <table:table-cell table:number-columns-repeated="16" table:style-name="ce20"/>
          <table:table-cell table:style-name="ce39"/>
          <table:table-cell table:style-name="ce1"/>
          <table:table-cell table:number-columns-repeated="16366"/>
        </table:table-row>
        <table:table-row table:number-rows-repeated="1048502" table:style-name="ro2">
          <table:table-cell table:number-columns-repeated="16384"/>
        </table:table-row>
        <table:named-expressions>
          <table:named-range table:name="Print_Titles" table:cell-range-address="OÖ.$A$1:OÖ.$XFD$2" table:base-cell-address="OÖ.$A$1"/>
        </table:named-expressions>
      </table:table>
      <table:table table:name="SBG" table:style-name="ta3">
        <table:table-column table:style-name="co5" table:default-cell-style-name="ce20"/>
        <table:table-column table:style-name="co7" table:number-columns-repeated="13" table:default-cell-style-name="ce20"/>
        <table:table-column table:style-name="co10" table:default-cell-style-name="ce20"/>
        <table:table-column table:style-name="co4" table:number-columns-repeated="16369" table:default-cell-style-name="ce20"/>
        <table:table-row table:style-name="ro1">
          <table:table-cell office:value-type="string" table:number-columns-spanned="15" table:number-rows-spanned="1" table:style-name="ce30">
            <text:p>Bevölkerung nach Alter und Geschlecht seit 1869 (Salzburg)</text:p>
          </table:table-cell>
          <table:covered-table-cell table:number-columns-repeated="14"/>
          <table:table-cell table:number-columns-repeated="16369" table:style-name="ce20"/>
        </table:table-row>
        <table:table-row table:style-name="ro13">
          <table:table-cell office:value-type="string" table:style-name="ce17">
            <text:p>Alter<text:s/></text:p>
            <text:p>(in Jahren)</text:p>
          </table:table-cell>
          <table:table-cell office:value-type="string" table:style-name="ce18">
            <text:p>1869</text:p>
            <text:p>(31.12.)</text:p>
          </table:table-cell>
          <table:table-cell office:value-type="string" table:style-name="ce18">
            <text:p>1880</text:p>
            <text:p>(31.12.)</text:p>
          </table:table-cell>
          <table:table-cell office:value-type="string" table:style-name="ce18">
            <text:p>1890</text:p>
            <text:p>(31.12.)</text:p>
          </table:table-cell>
          <table:table-cell office:value-type="string" table:style-name="ce18">
            <text:p>1900</text:p>
            <text:p>(31.12.)</text:p>
          </table:table-cell>
          <table:table-cell office:value-type="string" table:style-name="ce18">
            <text:p>1910<text:s/></text:p>
            <text:p>(31.12.)</text:p>
          </table:table-cell>
          <table:table-cell office:value-type="string" table:style-name="ce18">
            <text:p>1934</text:p>
            <text:p>(22.3.)</text:p>
          </table:table-cell>
          <table:table-cell office:value-type="string" table:style-name="ce18">
            <text:p>1951</text:p>
            <text:p>(1.6.)</text:p>
          </table:table-cell>
          <table:table-cell office:value-type="string" table:style-name="ce18">
            <text:p>1961</text:p>
            <text:p>(21.3.)</text:p>
          </table:table-cell>
          <table:table-cell office:value-type="string" table:style-name="ce18">
            <text:p>1971</text:p>
            <text:p>(12.5.)</text:p>
          </table:table-cell>
          <table:table-cell office:value-type="string" table:style-name="ce18">
            <text:p>1981</text:p>
            <text:p>(12.5.)</text:p>
          </table:table-cell>
          <table:table-cell office:value-type="string" table:style-name="ce18">
            <text:p>1991</text:p>
            <text:p>(15.5.)</text:p>
          </table:table-cell>
          <table:table-cell office:value-type="string" table:style-name="ce19">
            <text:p>2001<text:s/><text:span text:style-name="T2">1</text:span>)</text:p>
            <text:p>(15.5.)</text:p>
          </table:table-cell>
          <table:table-cell office:value-type="string" table:style-name="ce19">
            <text:p>2011<text:s/><text:span text:style-name="T2">2</text:span>)</text:p>
            <text:p>(31.10.)</text:p>
          </table:table-cell>
          <table:table-cell office:value-type="string" table:style-name="ce19">
            <text:p>2021<text:s/><text:span text:style-name="T2">2</text:span>)</text:p>
            <text:p>(31.10.)</text:p>
          </table:table-cell>
          <table:table-cell table:number-columns-repeated="16369" table:style-name="ce20"/>
        </table:table-row>
        <table:table-row table:style-name="ro2">
          <table:table-cell table:style-name="ce20"/>
          <table:table-cell office:value-type="string" table:number-columns-spanned="14" table:number-rows-spanned="1" table:style-name="ce31">
            <text:p>Männer und Frauen</text:p>
          </table:table-cell>
          <table:covered-table-cell table:number-columns-repeated="13"/>
          <table:table-cell table:style-name="ce20"/>
          <table:table-cell table:style-name="ce39"/>
          <table:table-cell table:style-name="ce1"/>
          <table:table-cell table:number-columns-repeated="16366"/>
        </table:table-row>
        <table:table-row table:style-name="ro2">
          <table:table-cell office:value-type="string" table:style-name="ce34">
            <text:p>Insgesamt</text:p>
          </table:table-cell>
          <table:table-cell office:value-type="float" office:value="153159" table:formula="of:=SUM([.B5:.B24])" table:style-name="ce23">
            <text:p>153 159</text:p>
          </table:table-cell>
          <table:table-cell office:value-type="float" office:value="163570" table:formula="of:=SUM([.C5:.C24])" table:style-name="ce23">
            <text:p>163 570</text:p>
          </table:table-cell>
          <table:table-cell office:value-type="float" office:value="173510" table:formula="of:=SUM([.D5:.D24])" table:style-name="ce23">
            <text:p>173 510</text:p>
          </table:table-cell>
          <table:table-cell office:value-type="float" office:value="192763" table:formula="of:=SUM([.E5:.E24])" table:style-name="ce23">
            <text:p>192 763</text:p>
          </table:table-cell>
          <table:table-cell office:value-type="float" office:value="214737" table:formula="of:=SUM([.F5:.F24])" table:style-name="ce23">
            <text:p>214 737</text:p>
          </table:table-cell>
          <table:table-cell office:value-type="float" office:value="245973" table:formula="of:=SUM([.G5:.G24])" table:style-name="ce23">
            <text:p>245 973</text:p>
          </table:table-cell>
          <table:table-cell office:value-type="float" office:value="327232" table:formula="of:=SUM([.H5:.H24])" table:style-name="ce23">
            <text:p>327 232</text:p>
          </table:table-cell>
          <table:table-cell office:value-type="float" office:value="347292" table:formula="of:=SUM([.I5:.I24])" table:style-name="ce23">
            <text:p>347 292</text:p>
          </table:table-cell>
          <table:table-cell office:value-type="float" office:value="405115" table:formula="of:=SUM([.J5:.J24])" table:style-name="ce23">
            <text:p>405 115</text:p>
          </table:table-cell>
          <table:table-cell office:value-type="float" office:value="442301" table:formula="of:=SUM([.K5:.K24])" table:style-name="ce23">
            <text:p>442 301</text:p>
          </table:table-cell>
          <table:table-cell office:value-type="float" office:value="482365" table:formula="of:=SUM([.L5:.L24])" table:style-name="ce23">
            <text:p>482 365</text:p>
          </table:table-cell>
          <table:table-cell office:value-type="float" office:value="515327" table:formula="of:=SUM([.M5:.M24])" table:style-name="ce23">
            <text:p>515 327</text:p>
          </table:table-cell>
          <table:table-cell office:value-type="float" office:value="529066" table:style-name="ce23">
            <text:p>529 066</text:p>
          </table:table-cell>
          <table:table-cell office:value-type="float" office:value="561714" table:style-name="ce23">
            <text:p>561 714</text:p>
          </table:table-cell>
          <table:table-cell table:style-name="ce20"/>
          <table:table-cell table:number-columns-repeated="2" table:style-name="ce1"/>
          <table:table-cell table:number-columns-repeated="16366"/>
        </table:table-row>
        <table:table-row table:style-name="ro2">
          <table:table-cell office:value-type="string" table:style-name="ce25">
            <text:p>0 bis 4</text:p>
          </table:table-cell>
          <table:table-cell office:value-type="float" office:value="14536" table:style-name="ce26">
            <text:p>14 536</text:p>
          </table:table-cell>
          <table:table-cell office:value-type="float" office:value="17617" table:style-name="ce26">
            <text:p>17 617</text:p>
          </table:table-cell>
          <table:table-cell office:value-type="float" office:value="17937" table:style-name="ce26">
            <text:p>17 937</text:p>
          </table:table-cell>
          <table:table-cell office:value-type="float" office:value="21447" table:style-name="ce26">
            <text:p>21 447</text:p>
          </table:table-cell>
          <table:table-cell office:value-type="float" office:value="24275" table:style-name="ce26">
            <text:p>24 275</text:p>
          </table:table-cell>
          <table:table-cell office:value-type="float" office:value="20733" table:style-name="ce26">
            <text:p>20 733</text:p>
          </table:table-cell>
          <table:table-cell office:value-type="float" office:value="29861" table:style-name="ce26">
            <text:p>29 861</text:p>
          </table:table-cell>
          <table:table-cell office:value-type="float" office:value="32866" table:style-name="ce26">
            <text:p>32 866</text:p>
          </table:table-cell>
          <table:table-cell office:value-type="float" office:value="36950" table:style-name="ce26">
            <text:p>36 950</text:p>
          </table:table-cell>
          <table:table-cell office:value-type="float" office:value="29058" table:style-name="ce26">
            <text:p>29 058</text:p>
          </table:table-cell>
          <table:table-cell office:value-type="float" office:value="30129" table:style-name="ce26">
            <text:p>30 129</text:p>
          </table:table-cell>
          <table:table-cell office:value-type="float" office:value="28542" table:style-name="ce26">
            <text:p>28 542</text:p>
          </table:table-cell>
          <table:table-cell office:value-type="float" office:value="25320" table:style-name="ce26">
            <text:p>25 320</text:p>
          </table:table-cell>
          <table:table-cell office:value-type="float" office:value="28490" table:style-name="ce26">
            <text:p>28 490</text:p>
          </table:table-cell>
          <table:table-cell table:style-name="ce20"/>
          <table:table-cell table:number-columns-repeated="2" table:style-name="ce41"/>
          <table:table-cell table:number-columns-repeated="16366"/>
        </table:table-row>
        <table:table-row table:style-name="ro2">
          <table:table-cell office:value-type="string" table:style-name="ce25">
            <text:p>5 bis 9</text:p>
          </table:table-cell>
          <table:table-cell office:value-type="float" office:value="13064" table:style-name="ce26">
            <text:p>13 064</text:p>
          </table:table-cell>
          <table:table-cell office:value-type="float" office:value="14381" table:style-name="ce26">
            <text:p>14 381</text:p>
          </table:table-cell>
          <table:table-cell office:value-type="float" office:value="16138" table:style-name="ce26">
            <text:p>16 138</text:p>
          </table:table-cell>
          <table:table-cell office:value-type="float" office:value="18908" table:style-name="ce26">
            <text:p>18 908</text:p>
          </table:table-cell>
          <table:table-cell office:value-type="float" office:value="22466" table:style-name="ce26">
            <text:p>22 466</text:p>
          </table:table-cell>
          <table:table-cell office:value-type="float" office:value="21910" table:style-name="ce26">
            <text:p>21 910</text:p>
          </table:table-cell>
          <table:table-cell office:value-type="float" office:value="28106" table:style-name="ce26">
            <text:p>28 106</text:p>
          </table:table-cell>
          <table:table-cell office:value-type="float" office:value="26847" table:style-name="ce26">
            <text:p>26 847</text:p>
          </table:table-cell>
          <table:table-cell office:value-type="float" office:value="38226" table:style-name="ce26">
            <text:p>38 226</text:p>
          </table:table-cell>
          <table:table-cell office:value-type="float" office:value="30268" table:style-name="ce26">
            <text:p>30 268</text:p>
          </table:table-cell>
          <table:table-cell office:value-type="float" office:value="31298" table:style-name="ce26">
            <text:p>31 298</text:p>
          </table:table-cell>
          <table:table-cell office:value-type="float" office:value="31880" table:style-name="ce26">
            <text:p>31 880</text:p>
          </table:table-cell>
          <table:table-cell office:value-type="float" office:value="26511" table:style-name="ce26">
            <text:p>26 511</text:p>
          </table:table-cell>
          <table:table-cell office:value-type="float" office:value="27271" table:style-name="ce26">
            <text:p>27 271</text:p>
          </table:table-cell>
          <table:table-cell table:style-name="ce20"/>
          <table:table-cell table:style-name="ce41"/>
          <table:table-cell table:number-columns-repeated="16367" table:style-name="ce20"/>
        </table:table-row>
        <table:table-row table:style-name="ro2">
          <table:table-cell office:value-type="string" table:style-name="ce25">
            <text:p>10 bis 14</text:p>
          </table:table-cell>
          <table:table-cell office:value-type="float" office:value="12286" table:style-name="ce26">
            <text:p>12 286</text:p>
          </table:table-cell>
          <table:table-cell office:value-type="float" office:value="13429" table:style-name="ce26">
            <text:p>13 429</text:p>
          </table:table-cell>
          <table:table-cell office:value-type="float" office:value="16266" table:style-name="ce26">
            <text:p>16 266</text:p>
          </table:table-cell>
          <table:table-cell office:value-type="float" office:value="17004" table:style-name="ce26">
            <text:p>17 004</text:p>
          </table:table-cell>
          <table:table-cell office:value-type="float" office:value="20338" table:style-name="ce26">
            <text:p>20 338</text:p>
          </table:table-cell>
          <table:table-cell office:value-type="float" office:value="24188" table:style-name="ce26">
            <text:p>24 188</text:p>
          </table:table-cell>
          <table:table-cell office:value-type="float" office:value="27417" table:style-name="ce26">
            <text:p>27 417</text:p>
          </table:table-cell>
          <table:table-cell office:value-type="float" office:value="28169" table:style-name="ce26">
            <text:p>28 169</text:p>
          </table:table-cell>
          <table:table-cell office:value-type="float" office:value="33340" table:style-name="ce26">
            <text:p>33 340</text:p>
          </table:table-cell>
          <table:table-cell office:value-type="float" office:value="37771" table:style-name="ce26">
            <text:p>37 771</text:p>
          </table:table-cell>
          <table:table-cell office:value-type="float" office:value="29839" table:style-name="ce26">
            <text:p>29 839</text:p>
          </table:table-cell>
          <table:table-cell office:value-type="float" office:value="31748" table:style-name="ce26">
            <text:p>31 748</text:p>
          </table:table-cell>
          <table:table-cell office:value-type="float" office:value="28821" table:style-name="ce26">
            <text:p>28 821</text:p>
          </table:table-cell>
          <table:table-cell office:value-type="float" office:value="26528" table:style-name="ce26">
            <text:p>26 528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15 bis 19</text:p>
          </table:table-cell>
          <table:table-cell office:value-type="float" office:value="12633" table:style-name="ce26">
            <text:p>12 633</text:p>
          </table:table-cell>
          <table:table-cell office:value-type="float" office:value="13378" table:style-name="ce26">
            <text:p>13 378</text:p>
          </table:table-cell>
          <table:table-cell office:value-type="float" office:value="14825" table:style-name="ce26">
            <text:p>14 825</text:p>
          </table:table-cell>
          <table:table-cell office:value-type="float" office:value="16799" table:style-name="ce26">
            <text:p>16 799</text:p>
          </table:table-cell>
          <table:table-cell office:value-type="float" office:value="18870" table:style-name="ce26">
            <text:p>18 870</text:p>
          </table:table-cell>
          <table:table-cell office:value-type="float" office:value="15622" table:style-name="ce26">
            <text:p>15 622</text:p>
          </table:table-cell>
          <table:table-cell office:value-type="float" office:value="21980" table:style-name="ce26">
            <text:p>21 980</text:p>
          </table:table-cell>
          <table:table-cell office:value-type="float" office:value="28730" table:style-name="ce26">
            <text:p>28 730</text:p>
          </table:table-cell>
          <table:table-cell office:value-type="float" office:value="29671" table:style-name="ce26">
            <text:p>29 671</text:p>
          </table:table-cell>
          <table:table-cell office:value-type="float" office:value="40382" table:style-name="ce26">
            <text:p>40 382</text:p>
          </table:table-cell>
          <table:table-cell office:value-type="float" office:value="32683" table:style-name="ce26">
            <text:p>32 683</text:p>
          </table:table-cell>
          <table:table-cell office:value-type="float" office:value="32886" table:style-name="ce26">
            <text:p>32 886</text:p>
          </table:table-cell>
          <table:table-cell office:value-type="float" office:value="32041" table:style-name="ce26">
            <text:p>32 041</text:p>
          </table:table-cell>
          <table:table-cell office:value-type="float" office:value="27873" table:style-name="ce26">
            <text:p>27 873</text:p>
          </table:table-cell>
          <table:table-cell table:style-name="ce20"/>
          <table:table-cell table:style-name="ce41"/>
          <table:table-cell table:style-name="ce40"/>
          <table:table-cell table:number-columns-repeated="16366"/>
        </table:table-row>
        <table:table-row table:style-name="ro2">
          <table:table-cell office:value-type="string" table:style-name="ce25">
            <text:p>20 bis 24</text:p>
          </table:table-cell>
          <table:table-cell office:value-type="float" office:value="13116" table:style-name="ce26">
            <text:p>13 116</text:p>
          </table:table-cell>
          <table:table-cell office:value-type="float" office:value="13192" table:style-name="ce26">
            <text:p>13 192</text:p>
          </table:table-cell>
          <table:table-cell office:value-type="float" office:value="14689" table:style-name="ce26">
            <text:p>14 689</text:p>
          </table:table-cell>
          <table:table-cell office:value-type="float" office:value="17282" table:style-name="ce26">
            <text:p>17 282</text:p>
          </table:table-cell>
          <table:table-cell office:value-type="float" office:value="17699" table:style-name="ce26">
            <text:p>17 699</text:p>
          </table:table-cell>
          <table:table-cell office:value-type="float" office:value="21971" table:style-name="ce26">
            <text:p>21 971</text:p>
          </table:table-cell>
          <table:table-cell office:value-type="float" office:value="25119" table:style-name="ce26">
            <text:p>25 119</text:p>
          </table:table-cell>
          <table:table-cell office:value-type="float" office:value="27162" table:style-name="ce26">
            <text:p>27 162</text:p>
          </table:table-cell>
          <table:table-cell office:value-type="float" office:value="32273" table:style-name="ce26">
            <text:p>32 273</text:p>
          </table:table-cell>
          <table:table-cell office:value-type="float" office:value="37516" table:style-name="ce26">
            <text:p>37 516</text:p>
          </table:table-cell>
          <table:table-cell office:value-type="float" office:value="42131" table:style-name="ce26">
            <text:p>42 131</text:p>
          </table:table-cell>
          <table:table-cell office:value-type="float" office:value="32133" table:style-name="ce26">
            <text:p>32 133</text:p>
          </table:table-cell>
          <table:table-cell office:value-type="float" office:value="32284" table:style-name="ce26">
            <text:p>32 284</text:p>
          </table:table-cell>
          <table:table-cell office:value-type="float" office:value="31288" table:style-name="ce26">
            <text:p>31 288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25 bis 29</text:p>
          </table:table-cell>
          <table:table-cell office:value-type="float" office:value="12374" table:style-name="ce26">
            <text:p>12 374</text:p>
          </table:table-cell>
          <table:table-cell office:value-type="float" office:value="12476" table:style-name="ce26">
            <text:p>12 476</text:p>
          </table:table-cell>
          <table:table-cell office:value-type="float" office:value="13519" table:style-name="ce26">
            <text:p>13 519</text:p>
          </table:table-cell>
          <table:table-cell office:value-type="float" office:value="15632" table:style-name="ce26">
            <text:p>15 632</text:p>
          </table:table-cell>
          <table:table-cell office:value-type="float" office:value="16839" table:style-name="ce26">
            <text:p>16 839</text:p>
          </table:table-cell>
          <table:table-cell office:value-type="float" office:value="21972" table:style-name="ce26">
            <text:p>21 972</text:p>
          </table:table-cell>
          <table:table-cell office:value-type="float" office:value="26350" table:style-name="ce26">
            <text:p>26 350</text:p>
          </table:table-cell>
          <table:table-cell office:value-type="float" office:value="21394" table:style-name="ce26">
            <text:p>21 394</text:p>
          </table:table-cell>
          <table:table-cell office:value-type="float" office:value="29672" table:style-name="ce26">
            <text:p>29 672</text:p>
          </table:table-cell>
          <table:table-cell office:value-type="float" office:value="33450" table:style-name="ce26">
            <text:p>33 450</text:p>
          </table:table-cell>
          <table:table-cell office:value-type="float" office:value="44479" table:style-name="ce26">
            <text:p>44 479</text:p>
          </table:table-cell>
          <table:table-cell office:value-type="float" office:value="35619" table:style-name="ce26">
            <text:p>35 619</text:p>
          </table:table-cell>
          <table:table-cell office:value-type="float" office:value="35074" table:style-name="ce26">
            <text:p>35 074</text:p>
          </table:table-cell>
          <table:table-cell office:value-type="float" office:value="36612" table:style-name="ce26">
            <text:p>36 612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30 bis 34</text:p>
          </table:table-cell>
          <table:table-cell office:value-type="float" office:value="11168" table:style-name="ce26">
            <text:p>11 168</text:p>
          </table:table-cell>
          <table:table-cell office:value-type="float" office:value="12062" table:style-name="ce26">
            <text:p>12 062</text:p>
          </table:table-cell>
          <table:table-cell office:value-type="float" office:value="12343" table:style-name="ce26">
            <text:p>12 343</text:p>
          </table:table-cell>
          <table:table-cell office:value-type="float" office:value="13850" table:style-name="ce26">
            <text:p>13 850</text:p>
          </table:table-cell>
          <table:table-cell office:value-type="float" office:value="16589" table:style-name="ce26">
            <text:p>16 589</text:p>
          </table:table-cell>
          <table:table-cell office:value-type="float" office:value="21270" table:style-name="ce26">
            <text:p>21 270</text:p>
          </table:table-cell>
          <table:table-cell office:value-type="float" office:value="20066" table:style-name="ce26">
            <text:p>20 066</text:p>
          </table:table-cell>
          <table:table-cell office:value-type="float" office:value="23370" table:style-name="ce26">
            <text:p>23 370</text:p>
          </table:table-cell>
          <table:table-cell office:value-type="float" office:value="28835" table:style-name="ce26">
            <text:p>28 835</text:p>
          </table:table-cell>
          <table:table-cell office:value-type="float" office:value="33819" table:style-name="ce26">
            <text:p>33 819</text:p>
          </table:table-cell>
          <table:table-cell office:value-type="float" office:value="39454" table:style-name="ce26">
            <text:p>39 454</text:p>
          </table:table-cell>
          <table:table-cell office:value-type="float" office:value="44224" table:style-name="ce26">
            <text:p>44 224</text:p>
          </table:table-cell>
          <table:table-cell office:value-type="float" office:value="34275" table:style-name="ce26">
            <text:p>34 275</text:p>
          </table:table-cell>
          <table:table-cell office:value-type="float" office:value="38517" table:style-name="ce26">
            <text:p>38 517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35 bis 39</text:p>
          </table:table-cell>
          <table:table-cell office:value-type="float" office:value="10741" table:style-name="ce26">
            <text:p>10 741</text:p>
          </table:table-cell>
          <table:table-cell office:value-type="float" office:value="11792" table:style-name="ce26">
            <text:p>11 792</text:p>
          </table:table-cell>
          <table:table-cell office:value-type="float" office:value="11563" table:style-name="ce26">
            <text:p>11 563</text:p>
          </table:table-cell>
          <table:table-cell office:value-type="float" office:value="12921" table:style-name="ce26">
            <text:p>12 921</text:p>
          </table:table-cell>
          <table:table-cell office:value-type="float" office:value="14742" table:style-name="ce26">
            <text:p>14 742</text:p>
          </table:table-cell>
          <table:table-cell office:value-type="float" office:value="17548" table:style-name="ce26">
            <text:p>17 548</text:p>
          </table:table-cell>
          <table:table-cell office:value-type="float" office:value="22973" table:style-name="ce26">
            <text:p>22 973</text:p>
          </table:table-cell>
          <table:table-cell office:value-type="float" office:value="24706" table:style-name="ce26">
            <text:p>24 706</text:p>
          </table:table-cell>
          <table:table-cell office:value-type="float" office:value="22786" table:style-name="ce26">
            <text:p>22 786</text:p>
          </table:table-cell>
          <table:table-cell office:value-type="float" office:value="30523" table:style-name="ce26">
            <text:p>30 523</text:p>
          </table:table-cell>
          <table:table-cell office:value-type="float" office:value="34252" table:style-name="ce26">
            <text:p>34 252</text:p>
          </table:table-cell>
          <table:table-cell office:value-type="float" office:value="45259" table:style-name="ce26">
            <text:p>45 259</text:p>
          </table:table-cell>
          <table:table-cell office:value-type="float" office:value="35075" table:style-name="ce26">
            <text:p>35 075</text:p>
          </table:table-cell>
          <table:table-cell office:value-type="float" office:value="38671" table:style-name="ce26">
            <text:p>38 671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40 bis 44</text:p>
          </table:table-cell>
          <table:table-cell office:value-type="float" office:value="10173" table:style-name="ce26">
            <text:p>10 173</text:p>
          </table:table-cell>
          <table:table-cell office:value-type="float" office:value="10609" table:style-name="ce26">
            <text:p>10 609</text:p>
          </table:table-cell>
          <table:table-cell office:value-type="float" office:value="10893" table:style-name="ce26">
            <text:p>10 893</text:p>
          </table:table-cell>
          <table:table-cell office:value-type="float" office:value="11713" table:style-name="ce26">
            <text:p>11 713</text:p>
          </table:table-cell>
          <table:table-cell office:value-type="float" office:value="12742" table:style-name="ce26">
            <text:p>12 742</text:p>
          </table:table-cell>
          <table:table-cell office:value-type="float" office:value="14922" table:style-name="ce26">
            <text:p>14 922</text:p>
          </table:table-cell>
          <table:table-cell office:value-type="float" office:value="24910" table:style-name="ce26">
            <text:p>24 910</text:p>
          </table:table-cell>
          <table:table-cell office:value-type="float" office:value="18092" table:style-name="ce26">
            <text:p>18 092</text:p>
          </table:table-cell>
          <table:table-cell office:value-type="float" office:value="24447" table:style-name="ce26">
            <text:p>24 447</text:p>
          </table:table-cell>
          <table:table-cell office:value-type="float" office:value="29150" table:style-name="ce26">
            <text:p>29 150</text:p>
          </table:table-cell>
          <table:table-cell office:value-type="float" office:value="34282" table:style-name="ce26">
            <text:p>34 282</text:p>
          </table:table-cell>
          <table:table-cell office:value-type="float" office:value="39925" table:style-name="ce26">
            <text:p>39 925</text:p>
          </table:table-cell>
          <table:table-cell office:value-type="float" office:value="42722" table:style-name="ce26">
            <text:p>42 722</text:p>
          </table:table-cell>
          <table:table-cell office:value-type="float" office:value="36150" table:style-name="ce26">
            <text:p>36 150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45 bis 49</text:p>
          </table:table-cell>
          <table:table-cell office:value-type="float" office:value="10069" table:style-name="ce26">
            <text:p>10 069</text:p>
          </table:table-cell>
          <table:table-cell office:value-type="float" office:value="9758" table:style-name="ce26">
            <text:p>9 758</text:p>
          </table:table-cell>
          <table:table-cell office:value-type="float" office:value="10493" table:style-name="ce26">
            <text:p>10 493</text:p>
          </table:table-cell>
          <table:table-cell office:value-type="float" office:value="10522" table:style-name="ce26">
            <text:p>10 522</text:p>
          </table:table-cell>
          <table:table-cell office:value-type="float" office:value="11530" table:style-name="ce26">
            <text:p>11 530</text:p>
          </table:table-cell>
          <table:table-cell office:value-type="float" office:value="14289" table:style-name="ce26">
            <text:p>14 289</text:p>
          </table:table-cell>
          <table:table-cell office:value-type="float" office:value="23743" table:style-name="ce26">
            <text:p>23 743</text:p>
          </table:table-cell>
          <table:table-cell office:value-type="float" office:value="21667" table:style-name="ce26">
            <text:p>21 667</text:p>
          </table:table-cell>
          <table:table-cell office:value-type="float" office:value="24705" table:style-name="ce26">
            <text:p>24 705</text:p>
          </table:table-cell>
          <table:table-cell office:value-type="float" office:value="22289" table:style-name="ce26">
            <text:p>22 289</text:p>
          </table:table-cell>
          <table:table-cell office:value-type="float" office:value="30619" table:style-name="ce26">
            <text:p>30 619</text:p>
          </table:table-cell>
          <table:table-cell office:value-type="float" office:value="34314" table:style-name="ce26">
            <text:p>34 314</text:p>
          </table:table-cell>
          <table:table-cell office:value-type="float" office:value="44643" table:style-name="ce26">
            <text:p>44 643</text:p>
          </table:table-cell>
          <table:table-cell office:value-type="float" office:value="36429" table:style-name="ce26">
            <text:p>36 429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50 bis 54</text:p>
          </table:table-cell>
          <table:table-cell office:value-type="float" office:value="9056" table:style-name="ce26">
            <text:p>9 056</text:p>
          </table:table-cell>
          <table:table-cell office:value-type="float" office:value="8821" table:style-name="ce26">
            <text:p>8 821</text:p>
          </table:table-cell>
          <table:table-cell office:value-type="float" office:value="8980" table:style-name="ce26">
            <text:p>8 980</text:p>
          </table:table-cell>
          <table:table-cell office:value-type="float" office:value="9608" table:style-name="ce26">
            <text:p>9 608</text:p>
          </table:table-cell>
          <table:table-cell office:value-type="float" office:value="10040" table:style-name="ce26">
            <text:p>10 040</text:p>
          </table:table-cell>
          <table:table-cell office:value-type="float" office:value="12905" table:style-name="ce26">
            <text:p>12 905</text:p>
          </table:table-cell>
          <table:table-cell office:value-type="float" office:value="20402" table:style-name="ce26">
            <text:p>20 402</text:p>
          </table:table-cell>
          <table:table-cell office:value-type="float" office:value="22647" table:style-name="ce26">
            <text:p>22 647</text:p>
          </table:table-cell>
          <table:table-cell office:value-type="float" office:value="18223" table:style-name="ce26">
            <text:p>18 223</text:p>
          </table:table-cell>
          <table:table-cell office:value-type="float" office:value="23463" table:style-name="ce26">
            <text:p>23 463</text:p>
          </table:table-cell>
          <table:table-cell office:value-type="float" office:value="28658" table:style-name="ce26">
            <text:p>28 658</text:p>
          </table:table-cell>
          <table:table-cell office:value-type="float" office:value="33408" table:style-name="ce26">
            <text:p>33 408</text:p>
          </table:table-cell>
          <table:table-cell office:value-type="float" office:value="39159" table:style-name="ce26">
            <text:p>39 159</text:p>
          </table:table-cell>
          <table:table-cell office:value-type="float" office:value="43143" table:style-name="ce26">
            <text:p>43 143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55 bis 59</text:p>
          </table:table-cell>
          <table:table-cell office:value-type="float" office:value="8157" table:style-name="ce26">
            <text:p>8 157</text:p>
          </table:table-cell>
          <table:table-cell office:value-type="float" office:value="8113" table:style-name="ce26">
            <text:p>8 113</text:p>
          </table:table-cell>
          <table:table-cell office:value-type="float" office:value="7805" table:style-name="ce26">
            <text:p>7 805</text:p>
          </table:table-cell>
          <table:table-cell office:value-type="float" office:value="8680" table:style-name="ce26">
            <text:p>8 680</text:p>
          </table:table-cell>
          <table:table-cell office:value-type="float" office:value="8615" table:style-name="ce26">
            <text:p>8 615</text:p>
          </table:table-cell>
          <table:table-cell office:value-type="float" office:value="12179" table:style-name="ce26">
            <text:p>12 179</text:p>
          </table:table-cell>
          <table:table-cell office:value-type="float" office:value="16278" table:style-name="ce26">
            <text:p>16 278</text:p>
          </table:table-cell>
          <table:table-cell office:value-type="float" office:value="21249" table:style-name="ce26">
            <text:p>21 249</text:p>
          </table:table-cell>
          <table:table-cell office:value-type="float" office:value="20500" table:style-name="ce26">
            <text:p>20 500</text:p>
          </table:table-cell>
          <table:table-cell office:value-type="float" office:value="23396" table:style-name="ce26">
            <text:p>23 396</text:p>
          </table:table-cell>
          <table:table-cell office:value-type="float" office:value="21333" table:style-name="ce26">
            <text:p>21 333</text:p>
          </table:table-cell>
          <table:table-cell office:value-type="float" office:value="29041" table:style-name="ce26">
            <text:p>29 041</text:p>
          </table:table-cell>
          <table:table-cell office:value-type="float" office:value="33293" table:style-name="ce26">
            <text:p>33 293</text:p>
          </table:table-cell>
          <table:table-cell office:value-type="float" office:value="43766" table:style-name="ce26">
            <text:p>43 766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60 bis 64</text:p>
          </table:table-cell>
          <table:table-cell office:value-type="float" office:value="6283" table:style-name="ce26">
            <text:p>6 283</text:p>
          </table:table-cell>
          <table:table-cell office:value-type="float" office:value="6848" table:style-name="ce26">
            <text:p>6 848</text:p>
          </table:table-cell>
          <table:table-cell office:value-type="float" office:value="6495" table:style-name="ce26">
            <text:p>6 495</text:p>
          </table:table-cell>
          <table:table-cell office:value-type="float" office:value="6820" table:style-name="ce26">
            <text:p>6 820</text:p>
          </table:table-cell>
          <table:table-cell office:value-type="float" office:value="7200" table:style-name="ce26">
            <text:p>7 200</text:p>
          </table:table-cell>
          <table:table-cell office:value-type="float" office:value="9444" table:style-name="ce26">
            <text:p>9 444</text:p>
          </table:table-cell>
          <table:table-cell office:value-type="float" office:value="13307" table:style-name="ce26">
            <text:p>13 307</text:p>
          </table:table-cell>
          <table:table-cell office:value-type="float" office:value="17276" table:style-name="ce26">
            <text:p>17 276</text:p>
          </table:table-cell>
          <table:table-cell office:value-type="float" office:value="20669" table:style-name="ce26">
            <text:p>20 669</text:p>
          </table:table-cell>
          <table:table-cell office:value-type="float" office:value="16798" table:style-name="ce26">
            <text:p>16 798</text:p>
          </table:table-cell>
          <table:table-cell office:value-type="float" office:value="21797" table:style-name="ce26">
            <text:p>21 797</text:p>
          </table:table-cell>
          <table:table-cell office:value-type="float" office:value="26717" table:style-name="ce26">
            <text:p>26 717</text:p>
          </table:table-cell>
          <table:table-cell office:value-type="float" office:value="30557" table:style-name="ce26">
            <text:p>30 557</text:p>
          </table:table-cell>
          <table:table-cell office:value-type="float" office:value="37219" table:style-name="ce26">
            <text:p>37 219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65 bis 69</text:p>
          </table:table-cell>
          <table:table-cell office:value-type="float" office:value="4664" table:style-name="ce26">
            <text:p>4 664</text:p>
          </table:table-cell>
          <table:table-cell office:value-type="float" office:value="5237" table:style-name="ce26">
            <text:p>5 237</text:p>
          </table:table-cell>
          <table:table-cell office:value-type="float" office:value="5228" table:style-name="ce26">
            <text:p>5 228</text:p>
          </table:table-cell>
          <table:table-cell office:value-type="float" office:value="5127" table:style-name="ce26">
            <text:p>5 127</text:p>
          </table:table-cell>
          <table:table-cell office:value-type="float" office:value="5837" table:style-name="ce26">
            <text:p>5 837</text:p>
          </table:table-cell>
          <table:table-cell office:value-type="float" office:value="7452" table:style-name="ce26">
            <text:p>7 452</text:p>
          </table:table-cell>
          <table:table-cell office:value-type="float" office:value="10759" table:style-name="ce26">
            <text:p>10 759</text:p>
          </table:table-cell>
          <table:table-cell office:value-type="float" office:value="13039" table:style-name="ce26">
            <text:p>13 039</text:p>
          </table:table-cell>
          <table:table-cell office:value-type="float" office:value="18041" table:style-name="ce26">
            <text:p>18 041</text:p>
          </table:table-cell>
          <table:table-cell office:value-type="float" office:value="17935" table:style-name="ce26">
            <text:p>17 935</text:p>
          </table:table-cell>
          <table:table-cell office:value-type="float" office:value="20908" table:style-name="ce26">
            <text:p>20 908</text:p>
          </table:table-cell>
          <table:table-cell office:value-type="float" office:value="19135" table:style-name="ce26">
            <text:p>19 135</text:p>
          </table:table-cell>
          <table:table-cell office:value-type="float" office:value="25904" table:style-name="ce26">
            <text:p>25 904</text:p>
          </table:table-cell>
          <table:table-cell office:value-type="float" office:value="30209" table:style-name="ce26">
            <text:p>30 209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70 bis 74</text:p>
          </table:table-cell>
          <table:table-cell office:value-type="float" office:value="2783" table:style-name="ce26">
            <text:p>2 783</text:p>
          </table:table-cell>
          <table:table-cell office:value-type="float" office:value="3347" table:style-name="ce26">
            <text:p>3 347</text:p>
          </table:table-cell>
          <table:table-cell office:value-type="float" office:value="3492" table:style-name="ce26">
            <text:p>3 492</text:p>
          </table:table-cell>
          <table:table-cell office:value-type="float" office:value="3388" table:style-name="ce26">
            <text:p>3 388</text:p>
          </table:table-cell>
          <table:table-cell office:value-type="float" office:value="3746" table:style-name="ce26">
            <text:p>3 746</text:p>
          </table:table-cell>
          <table:table-cell office:value-type="float" office:value="5082" table:style-name="ce26">
            <text:p>5 082</text:p>
          </table:table-cell>
          <table:table-cell office:value-type="float" office:value="8192" table:style-name="ce26">
            <text:p>8 192</text:p>
          </table:table-cell>
          <table:table-cell office:value-type="float" office:value="9391" table:style-name="ce26">
            <text:p>9 391</text:p>
          </table:table-cell>
          <table:table-cell office:value-type="float" office:value="12837" table:style-name="ce26">
            <text:p>12 837</text:p>
          </table:table-cell>
          <table:table-cell office:value-type="float" office:value="16027" table:style-name="ce26">
            <text:p>16 027</text:p>
          </table:table-cell>
          <table:table-cell office:value-type="float" office:value="14172" table:style-name="ce26">
            <text:p>14 172</text:p>
          </table:table-cell>
          <table:table-cell office:value-type="float" office:value="18264" table:style-name="ce26">
            <text:p>18 264</text:p>
          </table:table-cell>
          <table:table-cell office:value-type="float" office:value="24426" table:style-name="ce26">
            <text:p>24 426</text:p>
          </table:table-cell>
          <table:table-cell office:value-type="float" office:value="26581" table:style-name="ce26">
            <text:p>26 581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75 bis 79</text:p>
          </table:table-cell>
          <table:table-cell office:value-type="float" office:value="1332" table:style-name="ce26">
            <text:p>1 332</text:p>
          </table:table-cell>
          <table:table-cell office:value-type="float" office:value="1706" table:style-name="ce26">
            <text:p>1 706</text:p>
          </table:table-cell>
          <table:table-cell office:value-type="float" office:value="1889" table:style-name="ce26">
            <text:p>1 889</text:p>
          </table:table-cell>
          <table:table-cell office:value-type="float" office:value="1959" table:style-name="ce26">
            <text:p>1 959</text:p>
          </table:table-cell>
          <table:table-cell office:value-type="float" office:value="2056" table:style-name="ce26">
            <text:p>2 056</text:p>
          </table:table-cell>
          <table:table-cell office:value-type="float" office:value="2829" table:style-name="ce26">
            <text:p>2 829</text:p>
          </table:table-cell>
          <table:table-cell office:value-type="float" office:value="4845" table:style-name="ce26">
            <text:p>4 845</text:p>
          </table:table-cell>
          <table:table-cell office:value-type="float" office:value="6154" table:style-name="ce26">
            <text:p>6 154</text:p>
          </table:table-cell>
          <table:table-cell office:value-type="float" office:value="7839" table:style-name="ce26">
            <text:p>7 839</text:p>
          </table:table-cell>
          <table:table-cell office:value-type="float" office:value="11540" table:style-name="ce26">
            <text:p>11 540</text:p>
          </table:table-cell>
          <table:table-cell office:value-type="float" office:value="13041" table:style-name="ce26">
            <text:p>13 041</text:p>
          </table:table-cell>
          <table:table-cell office:value-type="float" office:value="15716" table:style-name="ce26">
            <text:p>15 716</text:p>
          </table:table-cell>
          <table:table-cell office:value-type="float" office:value="15247" table:style-name="ce26">
            <text:p>15 247</text:p>
          </table:table-cell>
          <table:table-cell office:value-type="float" office:value="21192" table:style-name="ce26">
            <text:p>21 192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80 bis 84</text:p>
          </table:table-cell>
          <table:table-cell office:value-type="float" office:value="511" table:style-name="ce26">
            <text:p>511</text:p>
          </table:table-cell>
          <table:table-cell office:value-type="float" office:value="616" table:style-name="ce26">
            <text:p>616</text:p>
          </table:table-cell>
          <table:table-cell office:value-type="float" office:value="716" table:style-name="ce26">
            <text:p>716</text:p>
          </table:table-cell>
          <table:table-cell office:value-type="float" office:value="827" table:style-name="ce26">
            <text:p>827</text:p>
          </table:table-cell>
          <table:table-cell office:value-type="float" office:value="839" table:style-name="ce26">
            <text:p>839</text:p>
          </table:table-cell>
          <table:table-cell office:value-type="float" office:value="1215" table:style-name="ce26">
            <text:p>1 215</text:p>
          </table:table-cell>
          <table:table-cell office:value-type="float" office:value="2164" table:style-name="ce26">
            <text:p>2 164</text:p>
          </table:table-cell>
          <table:table-cell office:value-type="float" office:value="3225" table:style-name="ce26">
            <text:p>3 225</text:p>
          </table:table-cell>
          <table:table-cell office:value-type="float" office:value="4066" table:style-name="ce26">
            <text:p>4 066</text:p>
          </table:table-cell>
          <table:table-cell office:value-type="float" office:value="5971" table:style-name="ce26">
            <text:p>5 971</text:p>
          </table:table-cell>
          <table:table-cell office:value-type="float" office:value="8364" table:style-name="ce26">
            <text:p>8 364</text:p>
          </table:table-cell>
          <table:table-cell office:value-type="float" office:value="8793" table:style-name="ce26">
            <text:p>8 793</text:p>
          </table:table-cell>
          <table:table-cell office:value-type="float" office:value="12578" table:style-name="ce26">
            <text:p>12 578</text:p>
          </table:table-cell>
          <table:table-cell office:value-type="float" office:value="18245" table:style-name="ce26">
            <text:p>18 245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85 bis 89</text:p>
          </table:table-cell>
          <table:table-cell office:value-type="float" office:value="156" table:style-name="ce26">
            <text:p>156</text:p>
          </table:table-cell>
          <table:table-cell office:value-type="float" office:value="166" table:style-name="ce26">
            <text:p>166</text:p>
          </table:table-cell>
          <table:table-cell office:value-type="float" office:value="205" table:style-name="ce26">
            <text:p>205</text:p>
          </table:table-cell>
          <table:table-cell office:value-type="float" office:value="226" table:style-name="ce26">
            <text:p>226</text:p>
          </table:table-cell>
          <table:table-cell office:value-type="float" office:value="260" table:style-name="ce26">
            <text:p>260</text:p>
          </table:table-cell>
          <table:table-cell office:value-type="float" office:value="374" table:style-name="ce26">
            <text:p>374</text:p>
          </table:table-cell>
          <table:table-cell office:value-type="float" office:value="656" table:style-name="ce26">
            <text:p>656</text:p>
          </table:table-cell>
          <table:table-cell office:value-type="float" office:value="1095" table:style-name="ce26">
            <text:p>1 095</text:p>
          </table:table-cell>
          <table:table-cell office:value-type="float" office:value="1606" table:style-name="ce26">
            <text:p>1 606</text:p>
          </table:table-cell>
          <table:table-cell office:value-type="float" office:value="2310" table:style-name="ce26">
            <text:p>2 310</text:p>
          </table:table-cell>
          <table:table-cell office:value-type="float" office:value="3662" table:style-name="ce26">
            <text:p>3 662</text:p>
          </table:table-cell>
          <table:table-cell office:value-type="float" office:value="5344" table:style-name="ce26">
            <text:p>5 344</text:p>
          </table:table-cell>
          <table:table-cell office:value-type="float" office:value="7821" table:style-name="ce26">
            <text:p>7 821</text:p>
          </table:table-cell>
          <table:table-cell office:value-type="float" office:value="8487" table:style-name="ce26">
            <text:p>8 487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90 bis 94</text:p>
          </table:table-cell>
          <table:table-cell office:value-type="float" office:value="45" table:style-name="ce26">
            <text:p>45</text:p>
          </table:table-cell>
          <table:table-cell office:value-type="float" office:value="18" table:style-name="ce26">
            <text:p>18</text:p>
          </table:table-cell>
          <table:table-cell office:value-type="float" office:value="30" table:style-name="ce26">
            <text:p>30</text:p>
          </table:table-cell>
          <table:table-cell office:value-type="float" office:value="42" table:style-name="ce26">
            <text:p>42</text:p>
          </table:table-cell>
          <table:table-cell office:value-type="float" office:value="50" table:style-name="ce26">
            <text:p>50</text:p>
          </table:table-cell>
          <table:table-cell office:value-type="float" office:value="62" table:style-name="ce26">
            <text:p>62</text:p>
          </table:table-cell>
          <table:table-cell office:value-type="float" office:value="92" table:style-name="ce26">
            <text:p>92</text:p>
          </table:table-cell>
          <table:table-cell office:value-type="float" office:value="192" table:style-name="ce26">
            <text:p>192</text:p>
          </table:table-cell>
          <table:table-cell office:value-type="float" office:value="369" table:style-name="ce26">
            <text:p>369</text:p>
          </table:table-cell>
          <table:table-cell office:value-type="float" office:value="551" table:style-name="ce26">
            <text:p>551</text:p>
          </table:table-cell>
          <table:table-cell office:value-type="float" office:value="1110" table:style-name="ce26">
            <text:p>1 110</text:p>
          </table:table-cell>
          <table:table-cell office:value-type="float" office:value="2000" table:style-name="ce26">
            <text:p>2 000</text:p>
          </table:table-cell>
          <table:table-cell office:value-type="float" office:value="2742" table:style-name="ce26">
            <text:p>2 742</text:p>
          </table:table-cell>
          <table:table-cell office:value-type="float" office:value="3979" table:style-name="ce26">
            <text:p>3 979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95 und älter</text:p>
          </table:table-cell>
          <table:table-cell office:value-type="float" office:value="12" table:style-name="ce26">
            <text:p>12</text:p>
          </table:table-cell>
          <table:table-cell office:value-type="float" office:value="4" table:style-name="ce26">
            <text:p>4</text:p>
          </table:table-cell>
          <table:table-cell office:value-type="float" office:value="4" table:style-name="ce26">
            <text:p>4</text:p>
          </table:table-cell>
          <table:table-cell office:value-type="float" office:value="8" table:style-name="ce26">
            <text:p>8</text:p>
          </table:table-cell>
          <table:table-cell office:value-type="float" office:value="4" table:style-name="ce26">
            <text:p>4</text:p>
          </table:table-cell>
          <table:table-cell office:value-type="float" office:value="6" table:style-name="ce26">
            <text:p>6</text:p>
          </table:table-cell>
          <table:table-cell office:value-type="float" office:value="12" table:style-name="ce26">
            <text:p>12</text:p>
          </table:table-cell>
          <table:table-cell office:value-type="float" office:value="21" table:style-name="ce26">
            <text:p>21</text:p>
          </table:table-cell>
          <table:table-cell office:value-type="float" office:value="60" table:style-name="ce26">
            <text:p>60</text:p>
          </table:table-cell>
          <table:table-cell office:value-type="float" office:value="84" table:style-name="ce26">
            <text:p>84</text:p>
          </table:table-cell>
          <table:table-cell office:value-type="float" office:value="154" table:style-name="ce26">
            <text:p>154</text:p>
          </table:table-cell>
          <table:table-cell office:value-type="float" office:value="379" table:style-name="ce26">
            <text:p>379</text:p>
          </table:table-cell>
          <table:table-cell office:value-type="float" office:value="573" table:style-name="ce26">
            <text:p>573</text:p>
          </table:table-cell>
          <table:table-cell office:value-type="float" office:value="1064" table:style-name="ce26">
            <text:p>1 064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table:style-name="ce20"/>
          <table:table-cell office:value-type="string" table:number-columns-spanned="14" table:number-rows-spanned="1" table:style-name="ce36">
            <text:p>Männer</text:p>
          </table:table-cell>
          <table:covered-table-cell table:number-columns-repeated="13"/>
          <table:table-cell table:style-name="ce20"/>
          <table:table-cell table:style-name="ce39"/>
          <table:table-cell table:style-name="ce1"/>
          <table:table-cell table:number-columns-repeated="16366"/>
        </table:table-row>
        <table:table-row table:style-name="ro2">
          <table:table-cell office:value-type="string" table:style-name="ce20">
            <text:p>Zusammen</text:p>
          </table:table-cell>
          <table:table-cell office:value-type="float" office:value="75217" table:formula="of:=SUM([.B27:.B46])" table:style-name="ce26">
            <text:p>75 217</text:p>
          </table:table-cell>
          <table:table-cell office:value-type="float" office:value="80780" table:formula="of:=SUM([.C27:.C46])" table:style-name="ce26">
            <text:p>80 780</text:p>
          </table:table-cell>
          <table:table-cell office:value-type="float" office:value="85948" table:formula="of:=SUM([.D27:.D46])" table:style-name="ce26">
            <text:p>85 948</text:p>
          </table:table-cell>
          <table:table-cell office:value-type="float" office:value="96143" table:formula="of:=SUM([.E27:.E46])" table:style-name="ce26">
            <text:p>96 143</text:p>
          </table:table-cell>
          <table:table-cell office:value-type="float" office:value="107660" table:formula="of:=SUM([.F27:.F46])" table:style-name="ce26">
            <text:p>107 660</text:p>
          </table:table-cell>
          <table:table-cell office:value-type="float" office:value="120222" table:formula="of:=SUM([.G27:.G46])" table:style-name="ce26">
            <text:p>120 222</text:p>
          </table:table-cell>
          <table:table-cell office:value-type="float" office:value="155706" table:formula="of:=SUM([.H27:.H46])" table:style-name="ce26">
            <text:p>155 706</text:p>
          </table:table-cell>
          <table:table-cell office:value-type="float" office:value="164938" table:formula="of:=SUM([.I27:.I46])" table:style-name="ce26">
            <text:p>164 938</text:p>
          </table:table-cell>
          <table:table-cell office:value-type="float" office:value="194121" table:formula="of:=SUM([.J27:.J46])" table:style-name="ce26">
            <text:p>194 121</text:p>
          </table:table-cell>
          <table:table-cell office:value-type="float" office:value="210963" table:formula="of:=SUM([.K27:.K46])" table:style-name="ce26">
            <text:p>210 963</text:p>
          </table:table-cell>
          <table:table-cell office:value-type="float" office:value="232348" table:formula="of:=SUM([.L27:.L46])" table:style-name="ce26">
            <text:p>232 348</text:p>
          </table:table-cell>
          <table:table-cell office:value-type="float" office:value="249015" table:formula="of:=SUM([.M27:.M46])" table:style-name="ce26">
            <text:p>249 015</text:p>
          </table:table-cell>
          <table:table-cell office:value-type="float" office:value="256651" table:style-name="ce26">
            <text:p>256 651</text:p>
          </table:table-cell>
          <table:table-cell office:value-type="float" office:value="274993" table:style-name="ce26">
            <text:p>274 993</text:p>
          </table:table-cell>
          <table:table-cell table:style-name="ce20"/>
          <table:table-cell table:number-columns-repeated="2" table:style-name="ce1"/>
          <table:table-cell table:number-columns-repeated="16366"/>
        </table:table-row>
        <table:table-row table:style-name="ro2">
          <table:table-cell office:value-type="string" table:style-name="ce25">
            <text:p>0 bis 4</text:p>
          </table:table-cell>
          <table:table-cell office:value-type="float" office:value="7141" table:style-name="ce26">
            <text:p>7 141</text:p>
          </table:table-cell>
          <table:table-cell office:value-type="float" office:value="8788" table:style-name="ce26">
            <text:p>8 788</text:p>
          </table:table-cell>
          <table:table-cell office:value-type="float" office:value="8653" table:style-name="ce26">
            <text:p>8 653</text:p>
          </table:table-cell>
          <table:table-cell office:value-type="float" office:value="10638" table:style-name="ce26">
            <text:p>10 638</text:p>
          </table:table-cell>
          <table:table-cell office:value-type="float" office:value="12116" table:style-name="ce26">
            <text:p>12 116</text:p>
          </table:table-cell>
          <table:table-cell office:value-type="float" office:value="10425" table:style-name="ce26">
            <text:p>10 425</text:p>
          </table:table-cell>
          <table:table-cell office:value-type="float" office:value="15164" table:style-name="ce26">
            <text:p>15 164</text:p>
          </table:table-cell>
          <table:table-cell office:value-type="float" office:value="16966" table:style-name="ce26">
            <text:p>16 966</text:p>
          </table:table-cell>
          <table:table-cell office:value-type="float" office:value="19080" table:style-name="ce26">
            <text:p>19 080</text:p>
          </table:table-cell>
          <table:table-cell office:value-type="float" office:value="15031" table:style-name="ce26">
            <text:p>15 031</text:p>
          </table:table-cell>
          <table:table-cell office:value-type="float" office:value="15564" table:style-name="ce26">
            <text:p>15 564</text:p>
          </table:table-cell>
          <table:table-cell office:value-type="float" office:value="14705" table:style-name="ce26">
            <text:p>14 705</text:p>
          </table:table-cell>
          <table:table-cell office:value-type="float" office:value="12917" table:style-name="ce26">
            <text:p>12 917</text:p>
          </table:table-cell>
          <table:table-cell office:value-type="float" office:value="14671" table:style-name="ce26">
            <text:p>14 671</text:p>
          </table:table-cell>
          <table:table-cell table:style-name="ce20"/>
          <table:table-cell table:number-columns-repeated="2" table:style-name="ce41"/>
          <table:table-cell table:number-columns-repeated="16366"/>
        </table:table-row>
        <table:table-row table:style-name="ro2">
          <table:table-cell office:value-type="string" table:style-name="ce25">
            <text:p>5 bis 9</text:p>
          </table:table-cell>
          <table:table-cell office:value-type="float" office:value="6351" table:style-name="ce26">
            <text:p>6 351</text:p>
          </table:table-cell>
          <table:table-cell office:value-type="float" office:value="7098" table:style-name="ce26">
            <text:p>7 098</text:p>
          </table:table-cell>
          <table:table-cell office:value-type="float" office:value="7820" table:style-name="ce26">
            <text:p>7 820</text:p>
          </table:table-cell>
          <table:table-cell office:value-type="float" office:value="9489" table:style-name="ce26">
            <text:p>9 489</text:p>
          </table:table-cell>
          <table:table-cell office:value-type="float" office:value="11244" table:style-name="ce26">
            <text:p>11 244</text:p>
          </table:table-cell>
          <table:table-cell office:value-type="float" office:value="11101" table:style-name="ce26">
            <text:p>11 101</text:p>
          </table:table-cell>
          <table:table-cell office:value-type="float" office:value="14265" table:style-name="ce26">
            <text:p>14 265</text:p>
          </table:table-cell>
          <table:table-cell office:value-type="float" office:value="13705" table:style-name="ce26">
            <text:p>13 705</text:p>
          </table:table-cell>
          <table:table-cell office:value-type="float" office:value="19574" table:style-name="ce26">
            <text:p>19 574</text:p>
          </table:table-cell>
          <table:table-cell office:value-type="float" office:value="15472" table:style-name="ce26">
            <text:p>15 472</text:p>
          </table:table-cell>
          <table:table-cell office:value-type="float" office:value="16019" table:style-name="ce26">
            <text:p>16 019</text:p>
          </table:table-cell>
          <table:table-cell office:value-type="float" office:value="16364" table:style-name="ce26">
            <text:p>16 364</text:p>
          </table:table-cell>
          <table:table-cell office:value-type="float" office:value="13586" table:style-name="ce26">
            <text:p>13 586</text:p>
          </table:table-cell>
          <table:table-cell office:value-type="float" office:value="13939" table:style-name="ce26">
            <text:p>13 939</text:p>
          </table:table-cell>
          <table:table-cell table:style-name="ce20"/>
          <table:table-cell table:style-name="ce41"/>
          <table:table-cell table:number-columns-repeated="16367" table:style-name="ce20"/>
        </table:table-row>
        <table:table-row table:style-name="ro2">
          <table:table-cell office:value-type="string" table:style-name="ce25">
            <text:p>10 bis 14</text:p>
          </table:table-cell>
          <table:table-cell office:value-type="float" office:value="6152" table:style-name="ce26">
            <text:p>6 152</text:p>
          </table:table-cell>
          <table:table-cell office:value-type="float" office:value="6728" table:style-name="ce26">
            <text:p>6 728</text:p>
          </table:table-cell>
          <table:table-cell office:value-type="float" office:value="8143" table:style-name="ce26">
            <text:p>8 143</text:p>
          </table:table-cell>
          <table:table-cell office:value-type="float" office:value="8450" table:style-name="ce26">
            <text:p>8 450</text:p>
          </table:table-cell>
          <table:table-cell office:value-type="float" office:value="10067" table:style-name="ce26">
            <text:p>10 067</text:p>
          </table:table-cell>
          <table:table-cell office:value-type="float" office:value="12380" table:style-name="ce26">
            <text:p>12 380</text:p>
          </table:table-cell>
          <table:table-cell office:value-type="float" office:value="13924" table:style-name="ce26">
            <text:p>13 924</text:p>
          </table:table-cell>
          <table:table-cell office:value-type="float" office:value="14384" table:style-name="ce26">
            <text:p>14 384</text:p>
          </table:table-cell>
          <table:table-cell office:value-type="float" office:value="17164" table:style-name="ce26">
            <text:p>17 164</text:p>
          </table:table-cell>
          <table:table-cell office:value-type="float" office:value="19397" table:style-name="ce26">
            <text:p>19 397</text:p>
          </table:table-cell>
          <table:table-cell office:value-type="float" office:value="15601" table:style-name="ce26">
            <text:p>15 601</text:p>
          </table:table-cell>
          <table:table-cell office:value-type="float" office:value="16323" table:style-name="ce26">
            <text:p>16 323</text:p>
          </table:table-cell>
          <table:table-cell office:value-type="float" office:value="14749" table:style-name="ce26">
            <text:p>14 749</text:p>
          </table:table-cell>
          <table:table-cell office:value-type="float" office:value="13525" table:style-name="ce26">
            <text:p>13 525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15 bis 19</text:p>
          </table:table-cell>
          <table:table-cell office:value-type="float" office:value="6293" table:style-name="ce26">
            <text:p>6 293</text:p>
          </table:table-cell>
          <table:table-cell office:value-type="float" office:value="6560" table:style-name="ce26">
            <text:p>6 560</text:p>
          </table:table-cell>
          <table:table-cell office:value-type="float" office:value="7416" table:style-name="ce26">
            <text:p>7 416</text:p>
          </table:table-cell>
          <table:table-cell office:value-type="float" office:value="8321" table:style-name="ce26">
            <text:p>8 321</text:p>
          </table:table-cell>
          <table:table-cell office:value-type="float" office:value="9419" table:style-name="ce26">
            <text:p>9 419</text:p>
          </table:table-cell>
          <table:table-cell office:value-type="float" office:value="7698" table:style-name="ce26">
            <text:p>7 698</text:p>
          </table:table-cell>
          <table:table-cell office:value-type="float" office:value="10933" table:style-name="ce26">
            <text:p>10 933</text:p>
          </table:table-cell>
          <table:table-cell office:value-type="float" office:value="14355" table:style-name="ce26">
            <text:p>14 355</text:p>
          </table:table-cell>
          <table:table-cell office:value-type="float" office:value="14771" table:style-name="ce26">
            <text:p>14 771</text:p>
          </table:table-cell>
          <table:table-cell office:value-type="float" office:value="20317" table:style-name="ce26">
            <text:p>20 317</text:p>
          </table:table-cell>
          <table:table-cell office:value-type="float" office:value="16680" table:style-name="ce26">
            <text:p>16 680</text:p>
          </table:table-cell>
          <table:table-cell office:value-type="float" office:value="16741" table:style-name="ce26">
            <text:p>16 741</text:p>
          </table:table-cell>
          <table:table-cell office:value-type="float" office:value="16542" table:style-name="ce26">
            <text:p>16 542</text:p>
          </table:table-cell>
          <table:table-cell office:value-type="float" office:value="14373" table:style-name="ce26">
            <text:p>14 373</text:p>
          </table:table-cell>
          <table:table-cell table:style-name="ce20"/>
          <table:table-cell table:style-name="ce41"/>
          <table:table-cell table:style-name="ce40"/>
          <table:table-cell table:number-columns-repeated="16366"/>
        </table:table-row>
        <table:table-row table:style-name="ro2">
          <table:table-cell office:value-type="string" table:style-name="ce25">
            <text:p>20 bis 24</text:p>
          </table:table-cell>
          <table:table-cell office:value-type="float" office:value="6832" table:style-name="ce26">
            <text:p>6 832</text:p>
          </table:table-cell>
          <table:table-cell office:value-type="float" office:value="6774" table:style-name="ce26">
            <text:p>6 774</text:p>
          </table:table-cell>
          <table:table-cell office:value-type="float" office:value="7849" table:style-name="ce26">
            <text:p>7 849</text:p>
          </table:table-cell>
          <table:table-cell office:value-type="float" office:value="9023" table:style-name="ce26">
            <text:p>9 023</text:p>
          </table:table-cell>
          <table:table-cell office:value-type="float" office:value="9132" table:style-name="ce26">
            <text:p>9 132</text:p>
          </table:table-cell>
          <table:table-cell office:value-type="float" office:value="10691" table:style-name="ce26">
            <text:p>10 691</text:p>
          </table:table-cell>
          <table:table-cell office:value-type="float" office:value="12418" table:style-name="ce26">
            <text:p>12 418</text:p>
          </table:table-cell>
          <table:table-cell office:value-type="float" office:value="13540" table:style-name="ce26">
            <text:p>13 540</text:p>
          </table:table-cell>
          <table:table-cell office:value-type="float" office:value="15775" table:style-name="ce26">
            <text:p>15 775</text:p>
          </table:table-cell>
          <table:table-cell office:value-type="float" office:value="18100" table:style-name="ce26">
            <text:p>18 100</text:p>
          </table:table-cell>
          <table:table-cell office:value-type="float" office:value="20900" table:style-name="ce26">
            <text:p>20 900</text:p>
          </table:table-cell>
          <table:table-cell office:value-type="float" office:value="16237" table:style-name="ce26">
            <text:p>16 237</text:p>
          </table:table-cell>
          <table:table-cell office:value-type="float" office:value="16432" table:style-name="ce26">
            <text:p>16 432</text:p>
          </table:table-cell>
          <table:table-cell office:value-type="float" office:value="16193" table:style-name="ce26">
            <text:p>16 193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25 bis 29</text:p>
          </table:table-cell>
          <table:table-cell office:value-type="float" office:value="6065" table:style-name="ce26">
            <text:p>6 065</text:p>
          </table:table-cell>
          <table:table-cell office:value-type="float" office:value="6289" table:style-name="ce26">
            <text:p>6 289</text:p>
          </table:table-cell>
          <table:table-cell office:value-type="float" office:value="6848" table:style-name="ce26">
            <text:p>6 848</text:p>
          </table:table-cell>
          <table:table-cell office:value-type="float" office:value="7957" table:style-name="ce26">
            <text:p>7 957</text:p>
          </table:table-cell>
          <table:table-cell office:value-type="float" office:value="8469" table:style-name="ce26">
            <text:p>8 469</text:p>
          </table:table-cell>
          <table:table-cell office:value-type="float" office:value="11094" table:style-name="ce26">
            <text:p>11 094</text:p>
          </table:table-cell>
          <table:table-cell office:value-type="float" office:value="11204" table:style-name="ce26">
            <text:p>11 204</text:p>
          </table:table-cell>
          <table:table-cell office:value-type="float" office:value="10412" table:style-name="ce26">
            <text:p>10 412</text:p>
          </table:table-cell>
          <table:table-cell office:value-type="float" office:value="14818" table:style-name="ce26">
            <text:p>14 818</text:p>
          </table:table-cell>
          <table:table-cell office:value-type="float" office:value="16200" table:style-name="ce26">
            <text:p>16 200</text:p>
          </table:table-cell>
          <table:table-cell office:value-type="float" office:value="22057" table:style-name="ce26">
            <text:p>22 057</text:p>
          </table:table-cell>
          <table:table-cell office:value-type="float" office:value="17408" table:style-name="ce26">
            <text:p>17 408</text:p>
          </table:table-cell>
          <table:table-cell office:value-type="float" office:value="17375" table:style-name="ce26">
            <text:p>17 375</text:p>
          </table:table-cell>
          <table:table-cell office:value-type="float" office:value="18669" table:style-name="ce26">
            <text:p>18 669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30 bis 34</text:p>
          </table:table-cell>
          <table:table-cell office:value-type="float" office:value="5376" table:style-name="ce26">
            <text:p>5 376</text:p>
          </table:table-cell>
          <table:table-cell office:value-type="float" office:value="6119" table:style-name="ce26">
            <text:p>6 119</text:p>
          </table:table-cell>
          <table:table-cell office:value-type="float" office:value="6170" table:style-name="ce26">
            <text:p>6 170</text:p>
          </table:table-cell>
          <table:table-cell office:value-type="float" office:value="7008" table:style-name="ce26">
            <text:p>7 008</text:p>
          </table:table-cell>
          <table:table-cell office:value-type="float" office:value="8575" table:style-name="ce26">
            <text:p>8 575</text:p>
          </table:table-cell>
          <table:table-cell office:value-type="float" office:value="10860" table:style-name="ce26">
            <text:p>10 860</text:p>
          </table:table-cell>
          <table:table-cell office:value-type="float" office:value="8689" table:style-name="ce26">
            <text:p>8 689</text:p>
          </table:table-cell>
          <table:table-cell office:value-type="float" office:value="11482" table:style-name="ce26">
            <text:p>11 482</text:p>
          </table:table-cell>
          <table:table-cell office:value-type="float" office:value="14514" table:style-name="ce26">
            <text:p>14 514</text:p>
          </table:table-cell>
          <table:table-cell office:value-type="float" office:value="16691" table:style-name="ce26">
            <text:p>16 691</text:p>
          </table:table-cell>
          <table:table-cell office:value-type="float" office:value="19459" table:style-name="ce26">
            <text:p>19 459</text:p>
          </table:table-cell>
          <table:table-cell office:value-type="float" office:value="21938" table:style-name="ce26">
            <text:p>21 938</text:p>
          </table:table-cell>
          <table:table-cell office:value-type="float" office:value="17165" table:style-name="ce26">
            <text:p>17 165</text:p>
          </table:table-cell>
          <table:table-cell office:value-type="float" office:value="19699" table:style-name="ce26">
            <text:p>19 699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35 bis 39</text:p>
          </table:table-cell>
          <table:table-cell office:value-type="float" office:value="5137" table:style-name="ce26">
            <text:p>5 137</text:p>
          </table:table-cell>
          <table:table-cell office:value-type="float" office:value="5906" table:style-name="ce26">
            <text:p>5 906</text:p>
          </table:table-cell>
          <table:table-cell office:value-type="float" office:value="5845" table:style-name="ce26">
            <text:p>5 845</text:p>
          </table:table-cell>
          <table:table-cell office:value-type="float" office:value="6590" table:style-name="ce26">
            <text:p>6 590</text:p>
          </table:table-cell>
          <table:table-cell office:value-type="float" office:value="7546" table:style-name="ce26">
            <text:p>7 546</text:p>
          </table:table-cell>
          <table:table-cell office:value-type="float" office:value="8182" table:style-name="ce26">
            <text:p>8 182</text:p>
          </table:table-cell>
          <table:table-cell office:value-type="float" office:value="10407" table:style-name="ce26">
            <text:p>10 407</text:p>
          </table:table-cell>
          <table:table-cell office:value-type="float" office:value="10349" table:style-name="ce26">
            <text:p>10 349</text:p>
          </table:table-cell>
          <table:table-cell office:value-type="float" office:value="11442" table:style-name="ce26">
            <text:p>11 442</text:p>
          </table:table-cell>
          <table:table-cell office:value-type="float" office:value="15256" table:style-name="ce26">
            <text:p>15 256</text:p>
          </table:table-cell>
          <table:table-cell office:value-type="float" office:value="16905" table:style-name="ce26">
            <text:p>16 905</text:p>
          </table:table-cell>
          <table:table-cell office:value-type="float" office:value="22485" table:style-name="ce26">
            <text:p>22 485</text:p>
          </table:table-cell>
          <table:table-cell office:value-type="float" office:value="17326" table:style-name="ce26">
            <text:p>17 326</text:p>
          </table:table-cell>
          <table:table-cell office:value-type="float" office:value="19391" table:style-name="ce26">
            <text:p>19 391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40 bis 44</text:p>
          </table:table-cell>
          <table:table-cell office:value-type="float" office:value="4824" table:style-name="ce26">
            <text:p>4 824</text:p>
          </table:table-cell>
          <table:table-cell office:value-type="float" office:value="5208" table:style-name="ce26">
            <text:p>5 208</text:p>
          </table:table-cell>
          <table:table-cell office:value-type="float" office:value="5545" table:style-name="ce26">
            <text:p>5 545</text:p>
          </table:table-cell>
          <table:table-cell office:value-type="float" office:value="5953" table:style-name="ce26">
            <text:p>5 953</text:p>
          </table:table-cell>
          <table:table-cell office:value-type="float" office:value="6497" table:style-name="ce26">
            <text:p>6 497</text:p>
          </table:table-cell>
          <table:table-cell office:value-type="float" office:value="6811" table:style-name="ce26">
            <text:p>6 811</text:p>
          </table:table-cell>
          <table:table-cell office:value-type="float" office:value="11801" table:style-name="ce26">
            <text:p>11 801</text:p>
          </table:table-cell>
          <table:table-cell office:value-type="float" office:value="7719" table:style-name="ce26">
            <text:p>7 719</text:p>
          </table:table-cell>
          <table:table-cell office:value-type="float" office:value="12311" table:style-name="ce26">
            <text:p>12 311</text:p>
          </table:table-cell>
          <table:table-cell office:value-type="float" office:value="14582" table:style-name="ce26">
            <text:p>14 582</text:p>
          </table:table-cell>
          <table:table-cell office:value-type="float" office:value="16961" table:style-name="ce26">
            <text:p>16 961</text:p>
          </table:table-cell>
          <table:table-cell office:value-type="float" office:value="19621" table:style-name="ce26">
            <text:p>19 621</text:p>
          </table:table-cell>
          <table:table-cell office:value-type="float" office:value="21164" table:style-name="ce26">
            <text:p>21 164</text:p>
          </table:table-cell>
          <table:table-cell office:value-type="float" office:value="18214" table:style-name="ce26">
            <text:p>18 214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45 bis 49</text:p>
          </table:table-cell>
          <table:table-cell office:value-type="float" office:value="4916" table:style-name="ce26">
            <text:p>4 916</text:p>
          </table:table-cell>
          <table:table-cell office:value-type="float" office:value="4694" table:style-name="ce26">
            <text:p>4 694</text:p>
          </table:table-cell>
          <table:table-cell office:value-type="float" office:value="5243" table:style-name="ce26">
            <text:p>5 243</text:p>
          </table:table-cell>
          <table:table-cell office:value-type="float" office:value="5369" table:style-name="ce26">
            <text:p>5 369</text:p>
          </table:table-cell>
          <table:table-cell office:value-type="float" office:value="5863" table:style-name="ce26">
            <text:p>5 863</text:p>
          </table:table-cell>
          <table:table-cell office:value-type="float" office:value="6532" table:style-name="ce26">
            <text:p>6 532</text:p>
          </table:table-cell>
          <table:table-cell office:value-type="float" office:value="11856" table:style-name="ce26">
            <text:p>11 856</text:p>
          </table:table-cell>
          <table:table-cell office:value-type="float" office:value="9598" table:style-name="ce26">
            <text:p>9 598</text:p>
          </table:table-cell>
          <table:table-cell office:value-type="float" office:value="10447" table:style-name="ce26">
            <text:p>10 447</text:p>
          </table:table-cell>
          <table:table-cell office:value-type="float" office:value="10982" table:style-name="ce26">
            <text:p>10 982</text:p>
          </table:table-cell>
          <table:table-cell office:value-type="float" office:value="15302" table:style-name="ce26">
            <text:p>15 302</text:p>
          </table:table-cell>
          <table:table-cell office:value-type="float" office:value="16710" table:style-name="ce26">
            <text:p>16 710</text:p>
          </table:table-cell>
          <table:table-cell office:value-type="float" office:value="21992" table:style-name="ce26">
            <text:p>21 992</text:p>
          </table:table-cell>
          <table:table-cell office:value-type="float" office:value="17918" table:style-name="ce26">
            <text:p>17 918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50 bis 54</text:p>
          </table:table-cell>
          <table:table-cell office:value-type="float" office:value="4516" table:style-name="ce26">
            <text:p>4 516</text:p>
          </table:table-cell>
          <table:table-cell office:value-type="float" office:value="4158" table:style-name="ce26">
            <text:p>4 158</text:p>
          </table:table-cell>
          <table:table-cell office:value-type="float" office:value="4322" table:style-name="ce26">
            <text:p>4 322</text:p>
          </table:table-cell>
          <table:table-cell office:value-type="float" office:value="4863" table:style-name="ce26">
            <text:p>4 863</text:p>
          </table:table-cell>
          <table:table-cell office:value-type="float" office:value="5024" table:style-name="ce26">
            <text:p>5 024</text:p>
          </table:table-cell>
          <table:table-cell office:value-type="float" office:value="6073" table:style-name="ce26">
            <text:p>6 073</text:p>
          </table:table-cell>
          <table:table-cell office:value-type="float" office:value="9798" table:style-name="ce26">
            <text:p>9 798</text:p>
          </table:table-cell>
          <table:table-cell office:value-type="float" office:value="10509" table:style-name="ce26">
            <text:p>10 509</text:p>
          </table:table-cell>
          <table:table-cell office:value-type="float" office:value="7775" table:style-name="ce26">
            <text:p>7 775</text:p>
          </table:table-cell>
          <table:table-cell office:value-type="float" office:value="11535" table:style-name="ce26">
            <text:p>11 535</text:p>
          </table:table-cell>
          <table:table-cell office:value-type="float" office:value="14186" table:style-name="ce26">
            <text:p>14 186</text:p>
          </table:table-cell>
          <table:table-cell office:value-type="float" office:value="16358" table:style-name="ce26">
            <text:p>16 358</text:p>
          </table:table-cell>
          <table:table-cell office:value-type="float" office:value="19053" table:style-name="ce26">
            <text:p>19 053</text:p>
          </table:table-cell>
          <table:table-cell office:value-type="float" office:value="21309" table:style-name="ce26">
            <text:p>21 309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55 bis 59</text:p>
          </table:table-cell>
          <table:table-cell office:value-type="float" office:value="4002" table:style-name="ce26">
            <text:p>4 002</text:p>
          </table:table-cell>
          <table:table-cell office:value-type="float" office:value="3856" table:style-name="ce26">
            <text:p>3 856</text:p>
          </table:table-cell>
          <table:table-cell office:value-type="float" office:value="3689" table:style-name="ce26">
            <text:p>3 689</text:p>
          </table:table-cell>
          <table:table-cell office:value-type="float" office:value="4247" table:style-name="ce26">
            <text:p>4 247</text:p>
          </table:table-cell>
          <table:table-cell office:value-type="float" office:value="4284" table:style-name="ce26">
            <text:p>4 284</text:p>
          </table:table-cell>
          <table:table-cell office:value-type="float" office:value="5838" table:style-name="ce26">
            <text:p>5 838</text:p>
          </table:table-cell>
          <table:table-cell office:value-type="float" office:value="7308" table:style-name="ce26">
            <text:p>7 308</text:p>
          </table:table-cell>
          <table:table-cell office:value-type="float" office:value="10300" table:style-name="ce26">
            <text:p>10 300</text:p>
          </table:table-cell>
          <table:table-cell office:value-type="float" office:value="8836" table:style-name="ce26">
            <text:p>8 836</text:p>
          </table:table-cell>
          <table:table-cell office:value-type="float" office:value="9531" table:style-name="ce26">
            <text:p>9 531</text:p>
          </table:table-cell>
          <table:table-cell office:value-type="float" office:value="10254" table:style-name="ce26">
            <text:p>10 254</text:p>
          </table:table-cell>
          <table:table-cell office:value-type="float" office:value="14186" table:style-name="ce26">
            <text:p>14 186</text:p>
          </table:table-cell>
          <table:table-cell office:value-type="float" office:value="15820" table:style-name="ce26">
            <text:p>15 820</text:p>
          </table:table-cell>
          <table:table-cell office:value-type="float" office:value="21346" table:style-name="ce26">
            <text:p>21 346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60 bis 64</text:p>
          </table:table-cell>
          <table:table-cell office:value-type="float" office:value="3049" table:style-name="ce26">
            <text:p>3 049</text:p>
          </table:table-cell>
          <table:table-cell office:value-type="float" office:value="3329" table:style-name="ce26">
            <text:p>3 329</text:p>
          </table:table-cell>
          <table:table-cell office:value-type="float" office:value="3015" table:style-name="ce26">
            <text:p>3 015</text:p>
          </table:table-cell>
          <table:table-cell office:value-type="float" office:value="3178" table:style-name="ce26">
            <text:p>3 178</text:p>
          </table:table-cell>
          <table:table-cell office:value-type="float" office:value="3546" table:style-name="ce26">
            <text:p>3 546</text:p>
          </table:table-cell>
          <table:table-cell office:value-type="float" office:value="4547" table:style-name="ce26">
            <text:p>4 547</text:p>
          </table:table-cell>
          <table:table-cell office:value-type="float" office:value="6007" table:style-name="ce26">
            <text:p>6 007</text:p>
          </table:table-cell>
          <table:table-cell office:value-type="float" office:value="7915" table:style-name="ce26">
            <text:p>7 915</text:p>
          </table:table-cell>
          <table:table-cell office:value-type="float" office:value="9107" table:style-name="ce26">
            <text:p>9 107</text:p>
          </table:table-cell>
          <table:table-cell office:value-type="float" office:value="6834" table:style-name="ce26">
            <text:p>6 834</text:p>
          </table:table-cell>
          <table:table-cell office:value-type="float" office:value="10268" table:style-name="ce26">
            <text:p>10 268</text:p>
          </table:table-cell>
          <table:table-cell office:value-type="float" office:value="12798" table:style-name="ce26">
            <text:p>12 798</text:p>
          </table:table-cell>
          <table:table-cell office:value-type="float" office:value="14530" table:style-name="ce26">
            <text:p>14 530</text:p>
          </table:table-cell>
          <table:table-cell office:value-type="float" office:value="17878" table:style-name="ce26">
            <text:p>17 878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65 bis 69</text:p>
          </table:table-cell>
          <table:table-cell office:value-type="float" office:value="2278" table:style-name="ce26">
            <text:p>2 278</text:p>
          </table:table-cell>
          <table:table-cell office:value-type="float" office:value="2544" table:style-name="ce26">
            <text:p>2 544</text:p>
          </table:table-cell>
          <table:table-cell office:value-type="float" office:value="2414" table:style-name="ce26">
            <text:p>2 414</text:p>
          </table:table-cell>
          <table:table-cell office:value-type="float" office:value="2297" table:style-name="ce26">
            <text:p>2 297</text:p>
          </table:table-cell>
          <table:table-cell office:value-type="float" office:value="2783" table:style-name="ce26">
            <text:p>2 783</text:p>
          </table:table-cell>
          <table:table-cell office:value-type="float" office:value="3562" table:style-name="ce26">
            <text:p>3 562</text:p>
          </table:table-cell>
          <table:table-cell office:value-type="float" office:value="4753" table:style-name="ce26">
            <text:p>4 753</text:p>
          </table:table-cell>
          <table:table-cell office:value-type="float" office:value="5424" table:style-name="ce26">
            <text:p>5 424</text:p>
          </table:table-cell>
          <table:table-cell office:value-type="float" office:value="8123" table:style-name="ce26">
            <text:p>8 123</text:p>
          </table:table-cell>
          <table:table-cell office:value-type="float" office:value="7290" table:style-name="ce26">
            <text:p>7 290</text:p>
          </table:table-cell>
          <table:table-cell office:value-type="float" office:value="8041" table:style-name="ce26">
            <text:p>8 041</text:p>
          </table:table-cell>
          <table:table-cell office:value-type="float" office:value="8735" table:style-name="ce26">
            <text:p>8 735</text:p>
          </table:table-cell>
          <table:table-cell office:value-type="float" office:value="12174" table:style-name="ce26">
            <text:p>12 174</text:p>
          </table:table-cell>
          <table:table-cell office:value-type="float" office:value="14043" table:style-name="ce26">
            <text:p>14 043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70 bis 74</text:p>
          </table:table-cell>
          <table:table-cell office:value-type="float" office:value="1311" table:style-name="ce26">
            <text:p>1 311</text:p>
          </table:table-cell>
          <table:table-cell office:value-type="float" office:value="1580" table:style-name="ce26">
            <text:p>1 580</text:p>
          </table:table-cell>
          <table:table-cell office:value-type="float" office:value="1650" table:style-name="ce26">
            <text:p>1 650</text:p>
          </table:table-cell>
          <table:table-cell office:value-type="float" office:value="1467" table:style-name="ce26">
            <text:p>1 467</text:p>
          </table:table-cell>
          <table:table-cell office:value-type="float" office:value="1710" table:style-name="ce26">
            <text:p>1 710</text:p>
          </table:table-cell>
          <table:table-cell office:value-type="float" office:value="2405" table:style-name="ce26">
            <text:p>2 405</text:p>
          </table:table-cell>
          <table:table-cell office:value-type="float" office:value="3679" table:style-name="ce26">
            <text:p>3 679</text:p>
          </table:table-cell>
          <table:table-cell office:value-type="float" office:value="3881" table:style-name="ce26">
            <text:p>3 881</text:p>
          </table:table-cell>
          <table:table-cell office:value-type="float" office:value="5275" table:style-name="ce26">
            <text:p>5 275</text:p>
          </table:table-cell>
          <table:table-cell office:value-type="float" office:value="6437" table:style-name="ce26">
            <text:p>6 437</text:p>
          </table:table-cell>
          <table:table-cell office:value-type="float" office:value="5327" table:style-name="ce26">
            <text:p>5 327</text:p>
          </table:table-cell>
          <table:table-cell office:value-type="float" office:value="8078" table:style-name="ce26">
            <text:p>8 078</text:p>
          </table:table-cell>
          <table:table-cell office:value-type="float" office:value="11204" table:style-name="ce26">
            <text:p>11 204</text:p>
          </table:table-cell>
          <table:table-cell office:value-type="float" office:value="12124" table:style-name="ce26">
            <text:p>12 124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75 bis 79</text:p>
          </table:table-cell>
          <table:table-cell office:value-type="float" office:value="636" table:style-name="ce26">
            <text:p>636</text:p>
          </table:table-cell>
          <table:table-cell office:value-type="float" office:value="781" table:style-name="ce26">
            <text:p>781</text:p>
          </table:table-cell>
          <table:table-cell office:value-type="float" office:value="890" table:style-name="ce26">
            <text:p>890</text:p>
          </table:table-cell>
          <table:table-cell office:value-type="float" office:value="831" table:style-name="ce26">
            <text:p>831</text:p>
          </table:table-cell>
          <table:table-cell office:value-type="float" office:value="916" table:style-name="ce26">
            <text:p>916</text:p>
          </table:table-cell>
          <table:table-cell office:value-type="float" office:value="1298" table:style-name="ce26">
            <text:p>1 298</text:p>
          </table:table-cell>
          <table:table-cell office:value-type="float" office:value="2190" table:style-name="ce26">
            <text:p>2 190</text:p>
          </table:table-cell>
          <table:table-cell office:value-type="float" office:value="2566" table:style-name="ce26">
            <text:p>2 566</text:p>
          </table:table-cell>
          <table:table-cell office:value-type="float" office:value="2874" table:style-name="ce26">
            <text:p>2 874</text:p>
          </table:table-cell>
          <table:table-cell office:value-type="float" office:value="4446" table:style-name="ce26">
            <text:p>4 446</text:p>
          </table:table-cell>
          <table:table-cell office:value-type="float" office:value="4637" table:style-name="ce26">
            <text:p>4 637</text:p>
          </table:table-cell>
          <table:table-cell office:value-type="float" office:value="5322" table:style-name="ce26">
            <text:p>5 322</text:p>
          </table:table-cell>
          <table:table-cell office:value-type="float" office:value="6408" table:style-name="ce26">
            <text:p>6 408</text:p>
          </table:table-cell>
          <table:table-cell office:value-type="float" office:value="9334" table:style-name="ce26">
            <text:p>9 334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80 bis 84</text:p>
          </table:table-cell>
          <table:table-cell office:value-type="float" office:value="244" table:style-name="ce26">
            <text:p>244</text:p>
          </table:table-cell>
          <table:table-cell office:value-type="float" office:value="285" table:style-name="ce26">
            <text:p>285</text:p>
          </table:table-cell>
          <table:table-cell office:value-type="float" office:value="329" table:style-name="ce26">
            <text:p>329</text:p>
          </table:table-cell>
          <table:table-cell office:value-type="float" office:value="349" table:style-name="ce26">
            <text:p>349</text:p>
          </table:table-cell>
          <table:table-cell office:value-type="float" office:value="349" table:style-name="ce26">
            <text:p>349</text:p>
          </table:table-cell>
          <table:table-cell office:value-type="float" office:value="559" table:style-name="ce26">
            <text:p>559</text:p>
          </table:table-cell>
          <table:table-cell office:value-type="float" office:value="1001" table:style-name="ce26">
            <text:p>1 001</text:p>
          </table:table-cell>
          <table:table-cell office:value-type="float" office:value="1304" table:style-name="ce26">
            <text:p>1 304</text:p>
          </table:table-cell>
          <table:table-cell office:value-type="float" office:value="1487" table:style-name="ce26">
            <text:p>1 487</text:p>
          </table:table-cell>
          <table:table-cell office:value-type="float" office:value="1980" table:style-name="ce26">
            <text:p>1 980</text:p>
          </table:table-cell>
          <table:table-cell office:value-type="float" office:value="2797" table:style-name="ce26">
            <text:p>2 797</text:p>
          </table:table-cell>
          <table:table-cell office:value-type="float" office:value="2859" table:style-name="ce26">
            <text:p>2 859</text:p>
          </table:table-cell>
          <table:table-cell office:value-type="float" office:value="5011" table:style-name="ce26">
            <text:p>5 011</text:p>
          </table:table-cell>
          <table:table-cell office:value-type="float" office:value="7674" table:style-name="ce26">
            <text:p>7 674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85 bis 89</text:p>
          </table:table-cell>
          <table:table-cell office:value-type="float" office:value="69" table:style-name="ce26">
            <text:p>69</text:p>
          </table:table-cell>
          <table:table-cell office:value-type="float" office:value="75" table:style-name="ce26">
            <text:p>75</text:p>
          </table:table-cell>
          <table:table-cell office:value-type="float" office:value="96" table:style-name="ce26">
            <text:p>96</text:p>
          </table:table-cell>
          <table:table-cell office:value-type="float" office:value="91" table:style-name="ce26">
            <text:p>91</text:p>
          </table:table-cell>
          <table:table-cell office:value-type="float" office:value="98" table:style-name="ce26">
            <text:p>98</text:p>
          </table:table-cell>
          <table:table-cell office:value-type="float" office:value="143" table:style-name="ce26">
            <text:p>143</text:p>
          </table:table-cell>
          <table:table-cell office:value-type="float" office:value="265" table:style-name="ce26">
            <text:p>265</text:p>
          </table:table-cell>
          <table:table-cell office:value-type="float" office:value="451" table:style-name="ce26">
            <text:p>451</text:p>
          </table:table-cell>
          <table:table-cell office:value-type="float" office:value="613" table:style-name="ce26">
            <text:p>613</text:p>
          </table:table-cell>
          <table:table-cell office:value-type="float" office:value="704" table:style-name="ce26">
            <text:p>704</text:p>
          </table:table-cell>
          <table:table-cell office:value-type="float" office:value="1088" table:style-name="ce26">
            <text:p>1 088</text:p>
          </table:table-cell>
          <table:table-cell office:value-type="float" office:value="1530" table:style-name="ce26">
            <text:p>1 530</text:p>
          </table:table-cell>
          <table:table-cell office:value-type="float" office:value="2312" table:style-name="ce26">
            <text:p>2 312</text:p>
          </table:table-cell>
          <table:table-cell office:value-type="float" office:value="3138" table:style-name="ce26">
            <text:p>3 138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90 bis 94</text:p>
          </table:table-cell>
          <table:table-cell office:value-type="float" office:value="18" table:style-name="ce26">
            <text:p>18</text:p>
          </table:table-cell>
          <table:table-cell office:value-type="float" office:value="7" table:style-name="ce26">
            <text:p>7</text:p>
          </table:table-cell>
          <table:table-cell office:value-type="float" office:value="10" table:style-name="ce26">
            <text:p>10</text:p>
          </table:table-cell>
          <table:table-cell office:value-type="float" office:value="18" table:style-name="ce26">
            <text:p>18</text:p>
          </table:table-cell>
          <table:table-cell office:value-type="float" office:value="20" table:style-name="ce26">
            <text:p>20</text:p>
          </table:table-cell>
          <table:table-cell office:value-type="float" office:value="20" table:style-name="ce26">
            <text:p>20</text:p>
          </table:table-cell>
          <table:table-cell office:value-type="float" office:value="39" table:style-name="ce26">
            <text:p>39</text:p>
          </table:table-cell>
          <table:table-cell office:value-type="float" office:value="74" table:style-name="ce26">
            <text:p>74</text:p>
          </table:table-cell>
          <table:table-cell office:value-type="float" office:value="116" table:style-name="ce26">
            <text:p>116</text:p>
          </table:table-cell>
          <table:table-cell office:value-type="float" office:value="160" table:style-name="ce26">
            <text:p>160</text:p>
          </table:table-cell>
          <table:table-cell office:value-type="float" office:value="262" table:style-name="ce26">
            <text:p>262</text:p>
          </table:table-cell>
          <table:table-cell office:value-type="float" office:value="542" table:style-name="ce26">
            <text:p>542</text:p>
          </table:table-cell>
          <table:table-cell office:value-type="float" office:value="755" table:style-name="ce26">
            <text:p>755</text:p>
          </table:table-cell>
          <table:table-cell office:value-type="float" office:value="1323" table:style-name="ce26">
            <text:p>1 323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95 und älter</text:p>
          </table:table-cell>
          <table:table-cell office:value-type="float" office:value="7" table:style-name="ce26">
            <text:p>7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4" table:style-name="ce26">
            <text:p>4</text:p>
          </table:table-cell>
          <table:table-cell office:value-type="float" office:value="2" table:style-name="ce26">
            <text:p>2</text:p>
          </table:table-cell>
          <table:table-cell office:value-type="float" office:value="3" table:style-name="ce26">
            <text:p>3</text:p>
          </table:table-cell>
          <table:table-cell office:value-type="float" office:value="5" table:style-name="ce26">
            <text:p>5</text:p>
          </table:table-cell>
          <table:table-cell office:value-type="float" office:value="4" table:style-name="ce26">
            <text:p>4</text:p>
          </table:table-cell>
          <table:table-cell office:value-type="float" office:value="19" table:style-name="ce26">
            <text:p>19</text:p>
          </table:table-cell>
          <table:table-cell office:value-type="float" office:value="18" table:style-name="ce26">
            <text:p>18</text:p>
          </table:table-cell>
          <table:table-cell office:value-type="float" office:value="40" table:style-name="ce26">
            <text:p>40</text:p>
          </table:table-cell>
          <table:table-cell office:value-type="float" office:value="75" table:style-name="ce26">
            <text:p>75</text:p>
          </table:table-cell>
          <table:table-cell office:value-type="float" office:value="136" table:style-name="ce26">
            <text:p>136</text:p>
          </table:table-cell>
          <table:table-cell office:value-type="float" office:value="232" table:style-name="ce26">
            <text:p>232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table:style-name="ce20"/>
          <table:table-cell office:value-type="string" table:number-columns-spanned="13" table:number-rows-spanned="1" table:style-name="ce36">
            <text:p>Frauen</text:p>
          </table:table-cell>
          <table:covered-table-cell table:number-columns-repeated="12"/>
          <table:table-cell table:number-columns-repeated="2"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0">
            <text:p>Zusammen</text:p>
          </table:table-cell>
          <table:table-cell office:value-type="float" office:value="77942" table:formula="of:=SUM([.B49:.B68])" table:style-name="ce26">
            <text:p>77 942</text:p>
          </table:table-cell>
          <table:table-cell office:value-type="float" office:value="82790" table:formula="of:=SUM([.C49:.C68])" table:style-name="ce26">
            <text:p>82 790</text:p>
          </table:table-cell>
          <table:table-cell office:value-type="float" office:value="87562" table:formula="of:=SUM([.D49:.D68])" table:style-name="ce26">
            <text:p>87 562</text:p>
          </table:table-cell>
          <table:table-cell office:value-type="float" office:value="96620" table:formula="of:=SUM([.E49:.E68])" table:style-name="ce26">
            <text:p>96 620</text:p>
          </table:table-cell>
          <table:table-cell office:value-type="float" office:value="107077" table:formula="of:=SUM([.F49:.F68])" table:style-name="ce26">
            <text:p>107 077</text:p>
          </table:table-cell>
          <table:table-cell office:value-type="float" office:value="125751" table:formula="of:=SUM([.G49:.G68])" table:style-name="ce26">
            <text:p>125 751</text:p>
          </table:table-cell>
          <table:table-cell office:value-type="float" office:value="171526" table:formula="of:=SUM([.H49:.H68])" table:style-name="ce26">
            <text:p>171 526</text:p>
          </table:table-cell>
          <table:table-cell office:value-type="float" office:value="182354" table:formula="of:=SUM([.I49:.I68])" table:style-name="ce26">
            <text:p>182 354</text:p>
          </table:table-cell>
          <table:table-cell office:value-type="float" office:value="210994" table:formula="of:=SUM([.J49:.J68])" table:style-name="ce26">
            <text:p>210 994</text:p>
          </table:table-cell>
          <table:table-cell office:value-type="float" office:value="231338" table:formula="of:=SUM([.K49:.K68])" table:style-name="ce26">
            <text:p>231 338</text:p>
          </table:table-cell>
          <table:table-cell office:value-type="float" office:value="250017" table:formula="of:=SUM([.L49:.L68])" table:style-name="ce26">
            <text:p>250 017</text:p>
          </table:table-cell>
          <table:table-cell office:value-type="float" office:value="266312" table:formula="of:=SUM([.M49:.M68])" table:style-name="ce26">
            <text:p>266 312</text:p>
          </table:table-cell>
          <table:table-cell office:value-type="float" office:value="272415" table:style-name="ce26">
            <text:p>272 415</text:p>
          </table:table-cell>
          <table:table-cell office:value-type="float" office:value="286721" table:style-name="ce26">
            <text:p>286 721</text:p>
          </table:table-cell>
          <table:table-cell table:style-name="ce20"/>
          <table:table-cell table:style-name="ce39"/>
          <table:table-cell table:style-name="ce1"/>
          <table:table-cell table:number-columns-repeated="16366"/>
        </table:table-row>
        <table:table-row table:style-name="ro2">
          <table:table-cell office:value-type="string" table:style-name="ce25">
            <text:p>0 bis 4</text:p>
          </table:table-cell>
          <table:table-cell office:value-type="float" office:value="7395" table:style-name="ce26">
            <text:p>7 395</text:p>
          </table:table-cell>
          <table:table-cell office:value-type="float" office:value="8829" table:style-name="ce26">
            <text:p>8 829</text:p>
          </table:table-cell>
          <table:table-cell office:value-type="float" office:value="9284" table:style-name="ce26">
            <text:p>9 284</text:p>
          </table:table-cell>
          <table:table-cell office:value-type="float" office:value="10809" table:style-name="ce26">
            <text:p>10 809</text:p>
          </table:table-cell>
          <table:table-cell office:value-type="float" office:value="12159" table:style-name="ce26">
            <text:p>12 159</text:p>
          </table:table-cell>
          <table:table-cell office:value-type="float" office:value="10308" table:style-name="ce26">
            <text:p>10 308</text:p>
          </table:table-cell>
          <table:table-cell office:value-type="float" office:value="14697" table:style-name="ce26">
            <text:p>14 697</text:p>
          </table:table-cell>
          <table:table-cell office:value-type="float" office:value="15900" table:style-name="ce26">
            <text:p>15 900</text:p>
          </table:table-cell>
          <table:table-cell office:value-type="float" office:value="17870" table:style-name="ce26">
            <text:p>17 870</text:p>
          </table:table-cell>
          <table:table-cell office:value-type="float" office:value="14027" table:style-name="ce26">
            <text:p>14 027</text:p>
          </table:table-cell>
          <table:table-cell office:value-type="float" office:value="14565" table:style-name="ce26">
            <text:p>14 565</text:p>
          </table:table-cell>
          <table:table-cell office:value-type="float" office:value="13837" table:style-name="ce26">
            <text:p>13 837</text:p>
          </table:table-cell>
          <table:table-cell office:value-type="float" office:value="12403" table:style-name="ce26">
            <text:p>12 403</text:p>
          </table:table-cell>
          <table:table-cell office:value-type="float" office:value="13819" table:style-name="ce26">
            <text:p>13 819</text:p>
          </table:table-cell>
          <table:table-cell table:style-name="ce20"/>
          <table:table-cell table:number-columns-repeated="2" table:style-name="ce1"/>
          <table:table-cell table:number-columns-repeated="16366"/>
        </table:table-row>
        <table:table-row table:style-name="ro2">
          <table:table-cell office:value-type="string" table:style-name="ce25">
            <text:p>5 bis 9</text:p>
          </table:table-cell>
          <table:table-cell office:value-type="float" office:value="6713" table:style-name="ce26">
            <text:p>6 713</text:p>
          </table:table-cell>
          <table:table-cell office:value-type="float" office:value="7283" table:style-name="ce26">
            <text:p>7 283</text:p>
          </table:table-cell>
          <table:table-cell office:value-type="float" office:value="8318" table:style-name="ce26">
            <text:p>8 318</text:p>
          </table:table-cell>
          <table:table-cell office:value-type="float" office:value="9419" table:style-name="ce26">
            <text:p>9 419</text:p>
          </table:table-cell>
          <table:table-cell office:value-type="float" office:value="11222" table:style-name="ce26">
            <text:p>11 222</text:p>
          </table:table-cell>
          <table:table-cell office:value-type="float" office:value="10809" table:style-name="ce26">
            <text:p>10 809</text:p>
          </table:table-cell>
          <table:table-cell office:value-type="float" office:value="13841" table:style-name="ce26">
            <text:p>13 841</text:p>
          </table:table-cell>
          <table:table-cell office:value-type="float" office:value="13142" table:style-name="ce26">
            <text:p>13 142</text:p>
          </table:table-cell>
          <table:table-cell office:value-type="float" office:value="18652" table:style-name="ce26">
            <text:p>18 652</text:p>
          </table:table-cell>
          <table:table-cell office:value-type="float" office:value="14796" table:style-name="ce26">
            <text:p>14 796</text:p>
          </table:table-cell>
          <table:table-cell office:value-type="float" office:value="15279" table:style-name="ce26">
            <text:p>15 279</text:p>
          </table:table-cell>
          <table:table-cell office:value-type="float" office:value="15516" table:style-name="ce26">
            <text:p>15 516</text:p>
          </table:table-cell>
          <table:table-cell office:value-type="float" office:value="12925" table:style-name="ce26">
            <text:p>12 925</text:p>
          </table:table-cell>
          <table:table-cell office:value-type="float" office:value="13332" table:style-name="ce26">
            <text:p>13 332</text:p>
          </table:table-cell>
          <table:table-cell table:style-name="ce20"/>
          <table:table-cell table:number-columns-repeated="2" table:style-name="ce41"/>
          <table:table-cell table:number-columns-repeated="16366"/>
        </table:table-row>
        <table:table-row table:style-name="ro2">
          <table:table-cell office:value-type="string" table:style-name="ce25">
            <text:p>10 bis 14</text:p>
          </table:table-cell>
          <table:table-cell office:value-type="float" office:value="6134" table:style-name="ce26">
            <text:p>6 134</text:p>
          </table:table-cell>
          <table:table-cell office:value-type="float" office:value="6701" table:style-name="ce26">
            <text:p>6 701</text:p>
          </table:table-cell>
          <table:table-cell office:value-type="float" office:value="8123" table:style-name="ce26">
            <text:p>8 123</text:p>
          </table:table-cell>
          <table:table-cell office:value-type="float" office:value="8554" table:style-name="ce26">
            <text:p>8 554</text:p>
          </table:table-cell>
          <table:table-cell office:value-type="float" office:value="10271" table:style-name="ce26">
            <text:p>10 271</text:p>
          </table:table-cell>
          <table:table-cell office:value-type="float" office:value="11808" table:style-name="ce26">
            <text:p>11 808</text:p>
          </table:table-cell>
          <table:table-cell office:value-type="float" office:value="13493" table:style-name="ce26">
            <text:p>13 493</text:p>
          </table:table-cell>
          <table:table-cell office:value-type="float" office:value="13785" table:style-name="ce26">
            <text:p>13 785</text:p>
          </table:table-cell>
          <table:table-cell office:value-type="float" office:value="16176" table:style-name="ce26">
            <text:p>16 176</text:p>
          </table:table-cell>
          <table:table-cell office:value-type="float" office:value="18374" table:style-name="ce26">
            <text:p>18 374</text:p>
          </table:table-cell>
          <table:table-cell office:value-type="float" office:value="14238" table:style-name="ce26">
            <text:p>14 238</text:p>
          </table:table-cell>
          <table:table-cell office:value-type="float" office:value="15425" table:style-name="ce26">
            <text:p>15 425</text:p>
          </table:table-cell>
          <table:table-cell office:value-type="float" office:value="14072" table:style-name="ce26">
            <text:p>14 072</text:p>
          </table:table-cell>
          <table:table-cell office:value-type="float" office:value="13003" table:style-name="ce26">
            <text:p>13 003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15 bis 19</text:p>
          </table:table-cell>
          <table:table-cell office:value-type="float" office:value="6340" table:style-name="ce26">
            <text:p>6 340</text:p>
          </table:table-cell>
          <table:table-cell office:value-type="float" office:value="6818" table:style-name="ce26">
            <text:p>6 818</text:p>
          </table:table-cell>
          <table:table-cell office:value-type="float" office:value="7409" table:style-name="ce26">
            <text:p>7 409</text:p>
          </table:table-cell>
          <table:table-cell office:value-type="float" office:value="8478" table:style-name="ce26">
            <text:p>8 478</text:p>
          </table:table-cell>
          <table:table-cell office:value-type="float" office:value="9451" table:style-name="ce26">
            <text:p>9 451</text:p>
          </table:table-cell>
          <table:table-cell office:value-type="float" office:value="7924" table:style-name="ce26">
            <text:p>7 924</text:p>
          </table:table-cell>
          <table:table-cell office:value-type="float" office:value="11047" table:style-name="ce26">
            <text:p>11 047</text:p>
          </table:table-cell>
          <table:table-cell office:value-type="float" office:value="14375" table:style-name="ce26">
            <text:p>14 375</text:p>
          </table:table-cell>
          <table:table-cell office:value-type="float" office:value="14900" table:style-name="ce26">
            <text:p>14 900</text:p>
          </table:table-cell>
          <table:table-cell office:value-type="float" office:value="20065" table:style-name="ce26">
            <text:p>20 065</text:p>
          </table:table-cell>
          <table:table-cell office:value-type="float" office:value="16003" table:style-name="ce26">
            <text:p>16 003</text:p>
          </table:table-cell>
          <table:table-cell office:value-type="float" office:value="16145" table:style-name="ce26">
            <text:p>16 145</text:p>
          </table:table-cell>
          <table:table-cell office:value-type="float" office:value="15499" table:style-name="ce26">
            <text:p>15 499</text:p>
          </table:table-cell>
          <table:table-cell office:value-type="float" office:value="13500" table:style-name="ce26">
            <text:p>13 500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20 bis 24</text:p>
          </table:table-cell>
          <table:table-cell office:value-type="float" office:value="6284" table:style-name="ce26">
            <text:p>6 284</text:p>
          </table:table-cell>
          <table:table-cell office:value-type="float" office:value="6418" table:style-name="ce26">
            <text:p>6 418</text:p>
          </table:table-cell>
          <table:table-cell office:value-type="float" office:value="6840" table:style-name="ce26">
            <text:p>6 840</text:p>
          </table:table-cell>
          <table:table-cell office:value-type="float" office:value="8259" table:style-name="ce26">
            <text:p>8 259</text:p>
          </table:table-cell>
          <table:table-cell office:value-type="float" office:value="8567" table:style-name="ce26">
            <text:p>8 567</text:p>
          </table:table-cell>
          <table:table-cell office:value-type="float" office:value="11280" table:style-name="ce26">
            <text:p>11 280</text:p>
          </table:table-cell>
          <table:table-cell office:value-type="float" office:value="12701" table:style-name="ce26">
            <text:p>12 701</text:p>
          </table:table-cell>
          <table:table-cell office:value-type="float" office:value="13622" table:style-name="ce26">
            <text:p>13 622</text:p>
          </table:table-cell>
          <table:table-cell office:value-type="float" office:value="16498" table:style-name="ce26">
            <text:p>16 498</text:p>
          </table:table-cell>
          <table:table-cell office:value-type="float" office:value="19416" table:style-name="ce26">
            <text:p>19 416</text:p>
          </table:table-cell>
          <table:table-cell office:value-type="float" office:value="21231" table:style-name="ce26">
            <text:p>21 231</text:p>
          </table:table-cell>
          <table:table-cell office:value-type="float" office:value="15896" table:style-name="ce26">
            <text:p>15 896</text:p>
          </table:table-cell>
          <table:table-cell office:value-type="float" office:value="15852" table:style-name="ce26">
            <text:p>15 852</text:p>
          </table:table-cell>
          <table:table-cell office:value-type="float" office:value="15095" table:style-name="ce26">
            <text:p>15 095</text:p>
          </table:table-cell>
          <table:table-cell table:style-name="ce20"/>
          <table:table-cell table:style-name="ce41"/>
          <table:table-cell table:style-name="ce40"/>
          <table:table-cell table:number-columns-repeated="16366"/>
        </table:table-row>
        <table:table-row table:style-name="ro2">
          <table:table-cell office:value-type="string" table:style-name="ce25">
            <text:p>25 bis 29</text:p>
          </table:table-cell>
          <table:table-cell office:value-type="float" office:value="6309" table:style-name="ce26">
            <text:p>6 309</text:p>
          </table:table-cell>
          <table:table-cell office:value-type="float" office:value="6187" table:style-name="ce26">
            <text:p>6 187</text:p>
          </table:table-cell>
          <table:table-cell office:value-type="float" office:value="6671" table:style-name="ce26">
            <text:p>6 671</text:p>
          </table:table-cell>
          <table:table-cell office:value-type="float" office:value="7675" table:style-name="ce26">
            <text:p>7 675</text:p>
          </table:table-cell>
          <table:table-cell office:value-type="float" office:value="8370" table:style-name="ce26">
            <text:p>8 370</text:p>
          </table:table-cell>
          <table:table-cell office:value-type="float" office:value="10878" table:style-name="ce26">
            <text:p>10 878</text:p>
          </table:table-cell>
          <table:table-cell office:value-type="float" office:value="15146" table:style-name="ce26">
            <text:p>15 146</text:p>
          </table:table-cell>
          <table:table-cell office:value-type="float" office:value="10982" table:style-name="ce26">
            <text:p>10 982</text:p>
          </table:table-cell>
          <table:table-cell office:value-type="float" office:value="14854" table:style-name="ce26">
            <text:p>14 854</text:p>
          </table:table-cell>
          <table:table-cell office:value-type="float" office:value="17250" table:style-name="ce26">
            <text:p>17 250</text:p>
          </table:table-cell>
          <table:table-cell office:value-type="float" office:value="22422" table:style-name="ce26">
            <text:p>22 422</text:p>
          </table:table-cell>
          <table:table-cell office:value-type="float" office:value="18211" table:style-name="ce26">
            <text:p>18 211</text:p>
          </table:table-cell>
          <table:table-cell office:value-type="float" office:value="17699" table:style-name="ce26">
            <text:p>17 699</text:p>
          </table:table-cell>
          <table:table-cell office:value-type="float" office:value="17943" table:style-name="ce26">
            <text:p>17 943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30 bis 34</text:p>
          </table:table-cell>
          <table:table-cell office:value-type="float" office:value="5792" table:style-name="ce26">
            <text:p>5 792</text:p>
          </table:table-cell>
          <table:table-cell office:value-type="float" office:value="5943" table:style-name="ce26">
            <text:p>5 943</text:p>
          </table:table-cell>
          <table:table-cell office:value-type="float" office:value="6173" table:style-name="ce26">
            <text:p>6 173</text:p>
          </table:table-cell>
          <table:table-cell office:value-type="float" office:value="6842" table:style-name="ce26">
            <text:p>6 842</text:p>
          </table:table-cell>
          <table:table-cell office:value-type="float" office:value="8014" table:style-name="ce26">
            <text:p>8 014</text:p>
          </table:table-cell>
          <table:table-cell office:value-type="float" office:value="10410" table:style-name="ce26">
            <text:p>10 410</text:p>
          </table:table-cell>
          <table:table-cell office:value-type="float" office:value="11377" table:style-name="ce26">
            <text:p>11 377</text:p>
          </table:table-cell>
          <table:table-cell office:value-type="float" office:value="11888" table:style-name="ce26">
            <text:p>11 888</text:p>
          </table:table-cell>
          <table:table-cell office:value-type="float" office:value="14321" table:style-name="ce26">
            <text:p>14 321</text:p>
          </table:table-cell>
          <table:table-cell office:value-type="float" office:value="17128" table:style-name="ce26">
            <text:p>17 128</text:p>
          </table:table-cell>
          <table:table-cell office:value-type="float" office:value="19995" table:style-name="ce26">
            <text:p>19 995</text:p>
          </table:table-cell>
          <table:table-cell office:value-type="float" office:value="22286" table:style-name="ce26">
            <text:p>22 286</text:p>
          </table:table-cell>
          <table:table-cell office:value-type="float" office:value="17110" table:style-name="ce26">
            <text:p>17 110</text:p>
          </table:table-cell>
          <table:table-cell office:value-type="float" office:value="18818" table:style-name="ce26">
            <text:p>18 818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35 bis 39</text:p>
          </table:table-cell>
          <table:table-cell office:value-type="float" office:value="5604" table:style-name="ce26">
            <text:p>5 604</text:p>
          </table:table-cell>
          <table:table-cell office:value-type="float" office:value="5886" table:style-name="ce26">
            <text:p>5 886</text:p>
          </table:table-cell>
          <table:table-cell office:value-type="float" office:value="5718" table:style-name="ce26">
            <text:p>5 718</text:p>
          </table:table-cell>
          <table:table-cell office:value-type="float" office:value="6331" table:style-name="ce26">
            <text:p>6 331</text:p>
          </table:table-cell>
          <table:table-cell office:value-type="float" office:value="7196" table:style-name="ce26">
            <text:p>7 196</text:p>
          </table:table-cell>
          <table:table-cell office:value-type="float" office:value="9366" table:style-name="ce26">
            <text:p>9 366</text:p>
          </table:table-cell>
          <table:table-cell office:value-type="float" office:value="12566" table:style-name="ce26">
            <text:p>12 566</text:p>
          </table:table-cell>
          <table:table-cell office:value-type="float" office:value="14357" table:style-name="ce26">
            <text:p>14 357</text:p>
          </table:table-cell>
          <table:table-cell office:value-type="float" office:value="11344" table:style-name="ce26">
            <text:p>11 344</text:p>
          </table:table-cell>
          <table:table-cell office:value-type="float" office:value="15267" table:style-name="ce26">
            <text:p>15 267</text:p>
          </table:table-cell>
          <table:table-cell office:value-type="float" office:value="17347" table:style-name="ce26">
            <text:p>17 347</text:p>
          </table:table-cell>
          <table:table-cell office:value-type="float" office:value="22774" table:style-name="ce26">
            <text:p>22 774</text:p>
          </table:table-cell>
          <table:table-cell office:value-type="float" office:value="17749" table:style-name="ce26">
            <text:p>17 749</text:p>
          </table:table-cell>
          <table:table-cell office:value-type="float" office:value="19280" table:style-name="ce26">
            <text:p>19 280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40 bis 44</text:p>
          </table:table-cell>
          <table:table-cell office:value-type="float" office:value="5349" table:style-name="ce26">
            <text:p>5 349</text:p>
          </table:table-cell>
          <table:table-cell office:value-type="float" office:value="5401" table:style-name="ce26">
            <text:p>5 401</text:p>
          </table:table-cell>
          <table:table-cell office:value-type="float" office:value="5348" table:style-name="ce26">
            <text:p>5 348</text:p>
          </table:table-cell>
          <table:table-cell office:value-type="float" office:value="5760" table:style-name="ce26">
            <text:p>5 760</text:p>
          </table:table-cell>
          <table:table-cell office:value-type="float" office:value="6245" table:style-name="ce26">
            <text:p>6 245</text:p>
          </table:table-cell>
          <table:table-cell office:value-type="float" office:value="8111" table:style-name="ce26">
            <text:p>8 111</text:p>
          </table:table-cell>
          <table:table-cell office:value-type="float" office:value="13109" table:style-name="ce26">
            <text:p>13 109</text:p>
          </table:table-cell>
          <table:table-cell office:value-type="float" office:value="10373" table:style-name="ce26">
            <text:p>10 373</text:p>
          </table:table-cell>
          <table:table-cell office:value-type="float" office:value="12136" table:style-name="ce26">
            <text:p>12 136</text:p>
          </table:table-cell>
          <table:table-cell office:value-type="float" office:value="14568" table:style-name="ce26">
            <text:p>14 568</text:p>
          </table:table-cell>
          <table:table-cell office:value-type="float" office:value="17321" table:style-name="ce26">
            <text:p>17 321</text:p>
          </table:table-cell>
          <table:table-cell office:value-type="float" office:value="20304" table:style-name="ce26">
            <text:p>20 304</text:p>
          </table:table-cell>
          <table:table-cell office:value-type="float" office:value="21558" table:style-name="ce26">
            <text:p>21 558</text:p>
          </table:table-cell>
          <table:table-cell office:value-type="float" office:value="17936" table:style-name="ce26">
            <text:p>17 936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45 bis 49</text:p>
          </table:table-cell>
          <table:table-cell office:value-type="float" office:value="5153" table:style-name="ce26">
            <text:p>5 153</text:p>
          </table:table-cell>
          <table:table-cell office:value-type="float" office:value="5064" table:style-name="ce26">
            <text:p>5 064</text:p>
          </table:table-cell>
          <table:table-cell office:value-type="float" office:value="5250" table:style-name="ce26">
            <text:p>5 250</text:p>
          </table:table-cell>
          <table:table-cell office:value-type="float" office:value="5153" table:style-name="ce26">
            <text:p>5 153</text:p>
          </table:table-cell>
          <table:table-cell office:value-type="float" office:value="5667" table:style-name="ce26">
            <text:p>5 667</text:p>
          </table:table-cell>
          <table:table-cell office:value-type="float" office:value="7757" table:style-name="ce26">
            <text:p>7 757</text:p>
          </table:table-cell>
          <table:table-cell office:value-type="float" office:value="11887" table:style-name="ce26">
            <text:p>11 887</text:p>
          </table:table-cell>
          <table:table-cell office:value-type="float" office:value="12069" table:style-name="ce26">
            <text:p>12 069</text:p>
          </table:table-cell>
          <table:table-cell office:value-type="float" office:value="14258" table:style-name="ce26">
            <text:p>14 258</text:p>
          </table:table-cell>
          <table:table-cell office:value-type="float" office:value="11307" table:style-name="ce26">
            <text:p>11 307</text:p>
          </table:table-cell>
          <table:table-cell office:value-type="float" office:value="15317" table:style-name="ce26">
            <text:p>15 317</text:p>
          </table:table-cell>
          <table:table-cell office:value-type="float" office:value="17604" table:style-name="ce26">
            <text:p>17 604</text:p>
          </table:table-cell>
          <table:table-cell office:value-type="float" office:value="22651" table:style-name="ce26">
            <text:p>22 651</text:p>
          </table:table-cell>
          <table:table-cell office:value-type="float" office:value="18511" table:style-name="ce26">
            <text:p>18 511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50 bis 54</text:p>
          </table:table-cell>
          <table:table-cell office:value-type="float" office:value="4540" table:style-name="ce26">
            <text:p>4 540</text:p>
          </table:table-cell>
          <table:table-cell office:value-type="float" office:value="4663" table:style-name="ce26">
            <text:p>4 663</text:p>
          </table:table-cell>
          <table:table-cell office:value-type="float" office:value="4658" table:style-name="ce26">
            <text:p>4 658</text:p>
          </table:table-cell>
          <table:table-cell office:value-type="float" office:value="4745" table:style-name="ce26">
            <text:p>4 745</text:p>
          </table:table-cell>
          <table:table-cell office:value-type="float" office:value="5016" table:style-name="ce26">
            <text:p>5 016</text:p>
          </table:table-cell>
          <table:table-cell office:value-type="float" office:value="6832" table:style-name="ce26">
            <text:p>6 832</text:p>
          </table:table-cell>
          <table:table-cell office:value-type="float" office:value="10604" table:style-name="ce26">
            <text:p>10 604</text:p>
          </table:table-cell>
          <table:table-cell office:value-type="float" office:value="12138" table:style-name="ce26">
            <text:p>12 138</text:p>
          </table:table-cell>
          <table:table-cell office:value-type="float" office:value="10448" table:style-name="ce26">
            <text:p>10 448</text:p>
          </table:table-cell>
          <table:table-cell office:value-type="float" office:value="11928" table:style-name="ce26">
            <text:p>11 928</text:p>
          </table:table-cell>
          <table:table-cell office:value-type="float" office:value="14472" table:style-name="ce26">
            <text:p>14 472</text:p>
          </table:table-cell>
          <table:table-cell office:value-type="float" office:value="17050" table:style-name="ce26">
            <text:p>17 050</text:p>
          </table:table-cell>
          <table:table-cell office:value-type="float" office:value="20106" table:style-name="ce26">
            <text:p>20 106</text:p>
          </table:table-cell>
          <table:table-cell office:value-type="float" office:value="21834" table:style-name="ce26">
            <text:p>21 834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55 bis 59</text:p>
          </table:table-cell>
          <table:table-cell office:value-type="float" office:value="4155" table:style-name="ce26">
            <text:p>4 155</text:p>
          </table:table-cell>
          <table:table-cell office:value-type="float" office:value="4257" table:style-name="ce26">
            <text:p>4 257</text:p>
          </table:table-cell>
          <table:table-cell office:value-type="float" office:value="4116" table:style-name="ce26">
            <text:p>4 116</text:p>
          </table:table-cell>
          <table:table-cell office:value-type="float" office:value="4433" table:style-name="ce26">
            <text:p>4 433</text:p>
          </table:table-cell>
          <table:table-cell office:value-type="float" office:value="4331" table:style-name="ce26">
            <text:p>4 331</text:p>
          </table:table-cell>
          <table:table-cell office:value-type="float" office:value="6341" table:style-name="ce26">
            <text:p>6 341</text:p>
          </table:table-cell>
          <table:table-cell office:value-type="float" office:value="8970" table:style-name="ce26">
            <text:p>8 970</text:p>
          </table:table-cell>
          <table:table-cell office:value-type="float" office:value="10949" table:style-name="ce26">
            <text:p>10 949</text:p>
          </table:table-cell>
          <table:table-cell office:value-type="float" office:value="11664" table:style-name="ce26">
            <text:p>11 664</text:p>
          </table:table-cell>
          <table:table-cell office:value-type="float" office:value="13865" table:style-name="ce26">
            <text:p>13 865</text:p>
          </table:table-cell>
          <table:table-cell office:value-type="float" office:value="11079" table:style-name="ce26">
            <text:p>11 079</text:p>
          </table:table-cell>
          <table:table-cell office:value-type="float" office:value="14855" table:style-name="ce26">
            <text:p>14 855</text:p>
          </table:table-cell>
          <table:table-cell office:value-type="float" office:value="17473" table:style-name="ce26">
            <text:p>17 473</text:p>
          </table:table-cell>
          <table:table-cell office:value-type="float" office:value="22420" table:style-name="ce26">
            <text:p>22 420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60 bis 64</text:p>
          </table:table-cell>
          <table:table-cell office:value-type="float" office:value="3234" table:style-name="ce26">
            <text:p>3 234</text:p>
          </table:table-cell>
          <table:table-cell office:value-type="float" office:value="3519" table:style-name="ce26">
            <text:p>3 519</text:p>
          </table:table-cell>
          <table:table-cell office:value-type="float" office:value="3480" table:style-name="ce26">
            <text:p>3 480</text:p>
          </table:table-cell>
          <table:table-cell office:value-type="float" office:value="3642" table:style-name="ce26">
            <text:p>3 642</text:p>
          </table:table-cell>
          <table:table-cell office:value-type="float" office:value="3654" table:style-name="ce26">
            <text:p>3 654</text:p>
          </table:table-cell>
          <table:table-cell office:value-type="float" office:value="4897" table:style-name="ce26">
            <text:p>4 897</text:p>
          </table:table-cell>
          <table:table-cell office:value-type="float" office:value="7300" table:style-name="ce26">
            <text:p>7 300</text:p>
          </table:table-cell>
          <table:table-cell office:value-type="float" office:value="9361" table:style-name="ce26">
            <text:p>9 361</text:p>
          </table:table-cell>
          <table:table-cell office:value-type="float" office:value="11562" table:style-name="ce26">
            <text:p>11 562</text:p>
          </table:table-cell>
          <table:table-cell office:value-type="float" office:value="9964" table:style-name="ce26">
            <text:p>9 964</text:p>
          </table:table-cell>
          <table:table-cell office:value-type="float" office:value="11529" table:style-name="ce26">
            <text:p>11 529</text:p>
          </table:table-cell>
          <table:table-cell office:value-type="float" office:value="13919" table:style-name="ce26">
            <text:p>13 919</text:p>
          </table:table-cell>
          <table:table-cell office:value-type="float" office:value="16027" table:style-name="ce26">
            <text:p>16 027</text:p>
          </table:table-cell>
          <table:table-cell office:value-type="float" office:value="19341" table:style-name="ce26">
            <text:p>19 341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65 bis 69</text:p>
          </table:table-cell>
          <table:table-cell office:value-type="float" office:value="2386" table:style-name="ce26">
            <text:p>2 386</text:p>
          </table:table-cell>
          <table:table-cell office:value-type="float" office:value="2693" table:style-name="ce26">
            <text:p>2 693</text:p>
          </table:table-cell>
          <table:table-cell office:value-type="float" office:value="2814" table:style-name="ce26">
            <text:p>2 814</text:p>
          </table:table-cell>
          <table:table-cell office:value-type="float" office:value="2830" table:style-name="ce26">
            <text:p>2 830</text:p>
          </table:table-cell>
          <table:table-cell office:value-type="float" office:value="3054" table:style-name="ce26">
            <text:p>3 054</text:p>
          </table:table-cell>
          <table:table-cell office:value-type="float" office:value="3890" table:style-name="ce26">
            <text:p>3 890</text:p>
          </table:table-cell>
          <table:table-cell office:value-type="float" office:value="6006" table:style-name="ce26">
            <text:p>6 006</text:p>
          </table:table-cell>
          <table:table-cell office:value-type="float" office:value="7615" table:style-name="ce26">
            <text:p>7 615</text:p>
          </table:table-cell>
          <table:table-cell office:value-type="float" office:value="9918" table:style-name="ce26">
            <text:p>9 918</text:p>
          </table:table-cell>
          <table:table-cell office:value-type="float" office:value="10645" table:style-name="ce26">
            <text:p>10 645</text:p>
          </table:table-cell>
          <table:table-cell office:value-type="float" office:value="12867" table:style-name="ce26">
            <text:p>12 867</text:p>
          </table:table-cell>
          <table:table-cell office:value-type="float" office:value="10400" table:style-name="ce26">
            <text:p>10 400</text:p>
          </table:table-cell>
          <table:table-cell office:value-type="float" office:value="13730" table:style-name="ce26">
            <text:p>13 730</text:p>
          </table:table-cell>
          <table:table-cell office:value-type="float" office:value="16166" table:style-name="ce26">
            <text:p>16 166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70 bis 74</text:p>
          </table:table-cell>
          <table:table-cell office:value-type="float" office:value="1472" table:style-name="ce26">
            <text:p>1 472</text:p>
          </table:table-cell>
          <table:table-cell office:value-type="float" office:value="1767" table:style-name="ce26">
            <text:p>1 767</text:p>
          </table:table-cell>
          <table:table-cell office:value-type="float" office:value="1842" table:style-name="ce26">
            <text:p>1 842</text:p>
          </table:table-cell>
          <table:table-cell office:value-type="float" office:value="1921" table:style-name="ce26">
            <text:p>1 921</text:p>
          </table:table-cell>
          <table:table-cell office:value-type="float" office:value="2036" table:style-name="ce26">
            <text:p>2 036</text:p>
          </table:table-cell>
          <table:table-cell office:value-type="float" office:value="2677" table:style-name="ce26">
            <text:p>2 677</text:p>
          </table:table-cell>
          <table:table-cell office:value-type="float" office:value="4513" table:style-name="ce26">
            <text:p>4 513</text:p>
          </table:table-cell>
          <table:table-cell office:value-type="float" office:value="5510" table:style-name="ce26">
            <text:p>5 510</text:p>
          </table:table-cell>
          <table:table-cell office:value-type="float" office:value="7562" table:style-name="ce26">
            <text:p>7 562</text:p>
          </table:table-cell>
          <table:table-cell office:value-type="float" office:value="9590" table:style-name="ce26">
            <text:p>9 590</text:p>
          </table:table-cell>
          <table:table-cell office:value-type="float" office:value="8845" table:style-name="ce26">
            <text:p>8 845</text:p>
          </table:table-cell>
          <table:table-cell office:value-type="float" office:value="10186" table:style-name="ce26">
            <text:p>10 186</text:p>
          </table:table-cell>
          <table:table-cell office:value-type="float" office:value="13222" table:style-name="ce26">
            <text:p>13 222</text:p>
          </table:table-cell>
          <table:table-cell office:value-type="float" office:value="14457" table:style-name="ce26">
            <text:p>14 457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75 bis 79</text:p>
          </table:table-cell>
          <table:table-cell office:value-type="float" office:value="696" table:style-name="ce26">
            <text:p>696</text:p>
          </table:table-cell>
          <table:table-cell office:value-type="float" office:value="925" table:style-name="ce26">
            <text:p>925</text:p>
          </table:table-cell>
          <table:table-cell office:value-type="float" office:value="999" table:style-name="ce26">
            <text:p>999</text:p>
          </table:table-cell>
          <table:table-cell office:value-type="float" office:value="1128" table:style-name="ce26">
            <text:p>1 128</text:p>
          </table:table-cell>
          <table:table-cell office:value-type="float" office:value="1140" table:style-name="ce26">
            <text:p>1 140</text:p>
          </table:table-cell>
          <table:table-cell office:value-type="float" office:value="1531" table:style-name="ce26">
            <text:p>1 531</text:p>
          </table:table-cell>
          <table:table-cell office:value-type="float" office:value="2655" table:style-name="ce26">
            <text:p>2 655</text:p>
          </table:table-cell>
          <table:table-cell office:value-type="float" office:value="3588" table:style-name="ce26">
            <text:p>3 588</text:p>
          </table:table-cell>
          <table:table-cell office:value-type="float" office:value="4965" table:style-name="ce26">
            <text:p>4 965</text:p>
          </table:table-cell>
          <table:table-cell office:value-type="float" office:value="7094" table:style-name="ce26">
            <text:p>7 094</text:p>
          </table:table-cell>
          <table:table-cell office:value-type="float" office:value="8404" table:style-name="ce26">
            <text:p>8 404</text:p>
          </table:table-cell>
          <table:table-cell office:value-type="float" office:value="10394" table:style-name="ce26">
            <text:p>10 394</text:p>
          </table:table-cell>
          <table:table-cell office:value-type="float" office:value="8839" table:style-name="ce26">
            <text:p>8 839</text:p>
          </table:table-cell>
          <table:table-cell office:value-type="float" office:value="11858" table:style-name="ce26">
            <text:p>11 858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80 bis 84</text:p>
          </table:table-cell>
          <table:table-cell office:value-type="float" office:value="267" table:style-name="ce26">
            <text:p>267</text:p>
          </table:table-cell>
          <table:table-cell office:value-type="float" office:value="331" table:style-name="ce26">
            <text:p>331</text:p>
          </table:table-cell>
          <table:table-cell office:value-type="float" office:value="387" table:style-name="ce26">
            <text:p>387</text:p>
          </table:table-cell>
          <table:table-cell office:value-type="float" office:value="478" table:style-name="ce26">
            <text:p>478</text:p>
          </table:table-cell>
          <table:table-cell office:value-type="float" office:value="490" table:style-name="ce26">
            <text:p>490</text:p>
          </table:table-cell>
          <table:table-cell office:value-type="float" office:value="656" table:style-name="ce26">
            <text:p>656</text:p>
          </table:table-cell>
          <table:table-cell office:value-type="float" office:value="1163" table:style-name="ce26">
            <text:p>1 163</text:p>
          </table:table-cell>
          <table:table-cell office:value-type="float" office:value="1921" table:style-name="ce26">
            <text:p>1 921</text:p>
          </table:table-cell>
          <table:table-cell office:value-type="float" office:value="2579" table:style-name="ce26">
            <text:p>2 579</text:p>
          </table:table-cell>
          <table:table-cell office:value-type="float" office:value="3991" table:style-name="ce26">
            <text:p>3 991</text:p>
          </table:table-cell>
          <table:table-cell office:value-type="float" office:value="5567" table:style-name="ce26">
            <text:p>5 567</text:p>
          </table:table-cell>
          <table:table-cell office:value-type="float" office:value="5934" table:style-name="ce26">
            <text:p>5 934</text:p>
          </table:table-cell>
          <table:table-cell office:value-type="float" office:value="7567" table:style-name="ce26">
            <text:p>7 567</text:p>
          </table:table-cell>
          <table:table-cell office:value-type="float" office:value="10571" table:style-name="ce26">
            <text:p>10 571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85 bis 89</text:p>
          </table:table-cell>
          <table:table-cell office:value-type="float" office:value="87" table:style-name="ce26">
            <text:p>87</text:p>
          </table:table-cell>
          <table:table-cell office:value-type="float" office:value="91" table:style-name="ce26">
            <text:p>91</text:p>
          </table:table-cell>
          <table:table-cell office:value-type="float" office:value="109" table:style-name="ce26">
            <text:p>109</text:p>
          </table:table-cell>
          <table:table-cell office:value-type="float" office:value="135" table:style-name="ce26">
            <text:p>135</text:p>
          </table:table-cell>
          <table:table-cell office:value-type="float" office:value="162" table:style-name="ce26">
            <text:p>162</text:p>
          </table:table-cell>
          <table:table-cell office:value-type="float" office:value="231" table:style-name="ce26">
            <text:p>231</text:p>
          </table:table-cell>
          <table:table-cell office:value-type="float" office:value="391" table:style-name="ce26">
            <text:p>391</text:p>
          </table:table-cell>
          <table:table-cell office:value-type="float" office:value="644" table:style-name="ce26">
            <text:p>644</text:p>
          </table:table-cell>
          <table:table-cell office:value-type="float" office:value="993" table:style-name="ce26">
            <text:p>993</text:p>
          </table:table-cell>
          <table:table-cell office:value-type="float" office:value="1606" table:style-name="ce26">
            <text:p>1 606</text:p>
          </table:table-cell>
          <table:table-cell office:value-type="float" office:value="2574" table:style-name="ce26">
            <text:p>2 574</text:p>
          </table:table-cell>
          <table:table-cell office:value-type="float" office:value="3814" table:style-name="ce26">
            <text:p>3 814</text:p>
          </table:table-cell>
          <table:table-cell office:value-type="float" office:value="5509" table:style-name="ce26">
            <text:p>5 509</text:p>
          </table:table-cell>
          <table:table-cell office:value-type="float" office:value="5349" table:style-name="ce26">
            <text:p>5 349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90 bis 94</text:p>
          </table:table-cell>
          <table:table-cell office:value-type="float" office:value="27" table:style-name="ce26">
            <text:p>27</text:p>
          </table:table-cell>
          <table:table-cell office:value-type="float" office:value="11" table:style-name="ce26">
            <text:p>11</text:p>
          </table:table-cell>
          <table:table-cell office:value-type="float" office:value="20" table:style-name="ce26">
            <text:p>20</text:p>
          </table:table-cell>
          <table:table-cell office:value-type="float" office:value="24" table:style-name="ce26">
            <text:p>24</text:p>
          </table:table-cell>
          <table:table-cell office:value-type="float" office:value="30" table:style-name="ce26">
            <text:p>30</text:p>
          </table:table-cell>
          <table:table-cell office:value-type="float" office:value="42" table:style-name="ce26">
            <text:p>42</text:p>
          </table:table-cell>
          <table:table-cell office:value-type="float" office:value="53" table:style-name="ce26">
            <text:p>53</text:p>
          </table:table-cell>
          <table:table-cell office:value-type="float" office:value="118" table:style-name="ce26">
            <text:p>118</text:p>
          </table:table-cell>
          <table:table-cell office:value-type="float" office:value="253" table:style-name="ce26">
            <text:p>253</text:p>
          </table:table-cell>
          <table:table-cell office:value-type="float" office:value="391" table:style-name="ce26">
            <text:p>391</text:p>
          </table:table-cell>
          <table:table-cell office:value-type="float" office:value="848" table:style-name="ce26">
            <text:p>848</text:p>
          </table:table-cell>
          <table:table-cell office:value-type="float" office:value="1458" table:style-name="ce26">
            <text:p>1 458</text:p>
          </table:table-cell>
          <table:table-cell office:value-type="float" office:value="1987" table:style-name="ce26">
            <text:p>1 987</text:p>
          </table:table-cell>
          <table:table-cell office:value-type="float" office:value="2656" table:style-name="ce26">
            <text:p>2 656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95 und älter</text:p>
          </table:table-cell>
          <table:table-cell office:value-type="float" office:value="5" table:style-name="ce26">
            <text:p>5</text:p>
          </table:table-cell>
          <table:table-cell office:value-type="float" office:value="3" table:style-name="ce26">
            <text:p>3</text:p>
          </table:table-cell>
          <table:table-cell office:value-type="float" office:value="3" table:style-name="ce26">
            <text:p>3</text:p>
          </table:table-cell>
          <table:table-cell office:value-type="float" office:value="4" table:style-name="ce26">
            <text:p>4</text:p>
          </table:table-cell>
          <table:table-cell office:value-type="float" office:value="2" table:style-name="ce26">
            <text:p>2</text:p>
          </table:table-cell>
          <table:table-cell office:value-type="float" office:value="3" table:style-name="ce26">
            <text:p>3</text:p>
          </table:table-cell>
          <table:table-cell office:value-type="float" office:value="7" table:style-name="ce26">
            <text:p>7</text:p>
          </table:table-cell>
          <table:table-cell office:value-type="float" office:value="17" table:style-name="ce26">
            <text:p>17</text:p>
          </table:table-cell>
          <table:table-cell office:value-type="float" office:value="41" table:style-name="ce26">
            <text:p>41</text:p>
          </table:table-cell>
          <table:table-cell office:value-type="float" office:value="66" table:style-name="ce26">
            <text:p>66</text:p>
          </table:table-cell>
          <table:table-cell office:value-type="float" office:value="114" table:style-name="ce26">
            <text:p>114</text:p>
          </table:table-cell>
          <table:table-cell office:value-type="float" office:value="304" table:style-name="ce26">
            <text:p>304</text:p>
          </table:table-cell>
          <table:table-cell office:value-type="float" office:value="437" table:style-name="ce26">
            <text:p>437</text:p>
          </table:table-cell>
          <table:table-cell office:value-type="float" office:value="832" table:style-name="ce26">
            <text:p>832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15">
          <table:table-cell office:value-type="string" table:number-columns-spanned="15" table:number-rows-spanned="1" table:style-name="ce37">
            <text:p>Q: STATISTIK AUSTRIA, Volkszählungen 1869 bis 2001, Registerzählung 2011 und 2021; Gebietsstand 2021. Erstellt am 28.04.2023.<text:s/></text:p>
            <text:p>1) Bevölkerungszahl 2001 laut Kundmachung vom 17. September 2002 und damit statistisches Ergebnis der Volkszählung 2001. – 2) Aus Datenschutzgründen wurde bei der Registerzählungen 2011 und 2021 mit der Methode “Record Swapping“ ein Teil der Daten verschmutzt.</text:p>
          </table:table-cell>
          <table:covered-table-cell table:number-columns-repeated="14"/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number-rows-repeated="3" table:style-name="ro2">
          <table:table-cell table:number-columns-repeated="16"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table:number-columns-repeated="16" table:style-name="ce20"/>
          <table:table-cell table:style-name="ce43"/>
          <table:table-cell table:style-name="ce1"/>
          <table:table-cell table:number-columns-repeated="16366"/>
        </table:table-row>
        <table:table-row table:style-name="ro2">
          <table:table-cell table:number-columns-repeated="16" table:style-name="ce20"/>
          <table:table-cell table:style-name="ce39"/>
          <table:table-cell table:style-name="ce1"/>
          <table:table-cell table:number-columns-repeated="16366"/>
        </table:table-row>
        <table:table-row table:number-rows-repeated="1048502" table:style-name="ro2">
          <table:table-cell table:number-columns-repeated="16384"/>
        </table:table-row>
        <table:named-expressions>
          <table:named-range table:name="Print_Titles" table:cell-range-address="SBG.$A$1:SBG.$XFD$2" table:base-cell-address="SBG.$A$1"/>
        </table:named-expressions>
      </table:table>
      <table:table table:name="STMK" table:style-name="ta3">
        <table:table-column table:style-name="co11" table:default-cell-style-name="ce20"/>
        <table:table-column table:style-name="co7" table:number-columns-repeated="13" table:default-cell-style-name="ce20"/>
        <table:table-column table:style-name="co6" table:default-cell-style-name="ce20"/>
        <table:table-column table:style-name="co4" table:number-columns-repeated="16369" table:default-cell-style-name="ce20"/>
        <table:table-row table:style-name="ro1">
          <table:table-cell office:value-type="string" table:number-columns-spanned="15" table:number-rows-spanned="1" table:style-name="ce30">
            <text:p>Bevölkerung nach Alter und Geschlecht seit 1869 (Steiermark)</text:p>
          </table:table-cell>
          <table:covered-table-cell table:number-columns-repeated="14"/>
          <table:table-cell table:number-columns-repeated="16369" table:style-name="ce20"/>
        </table:table-row>
        <table:table-row table:style-name="ro16">
          <table:table-cell office:value-type="string" table:style-name="ce17">
            <text:p>Alter<text:s/></text:p>
            <text:p>(in Jahren)</text:p>
          </table:table-cell>
          <table:table-cell office:value-type="string" table:style-name="ce18">
            <text:p>1869</text:p>
            <text:p>(31.12.)</text:p>
          </table:table-cell>
          <table:table-cell office:value-type="string" table:style-name="ce18">
            <text:p>1880</text:p>
            <text:p>(31.12.)</text:p>
          </table:table-cell>
          <table:table-cell office:value-type="string" table:style-name="ce18">
            <text:p>1890</text:p>
            <text:p>(31.12.)</text:p>
          </table:table-cell>
          <table:table-cell office:value-type="string" table:style-name="ce18">
            <text:p>1900</text:p>
            <text:p>(31.12.)</text:p>
          </table:table-cell>
          <table:table-cell office:value-type="string" table:style-name="ce18">
            <text:p>1910<text:s/></text:p>
            <text:p>(31.12.)</text:p>
          </table:table-cell>
          <table:table-cell office:value-type="string" table:style-name="ce18">
            <text:p>1934</text:p>
            <text:p>(22.3.)</text:p>
          </table:table-cell>
          <table:table-cell office:value-type="string" table:style-name="ce18">
            <text:p>1951</text:p>
            <text:p>(1.6.)</text:p>
          </table:table-cell>
          <table:table-cell office:value-type="string" table:style-name="ce18">
            <text:p>1961</text:p>
            <text:p>(21.3.)</text:p>
          </table:table-cell>
          <table:table-cell office:value-type="string" table:style-name="ce18">
            <text:p>1971</text:p>
            <text:p>(12.5.)</text:p>
          </table:table-cell>
          <table:table-cell office:value-type="string" table:style-name="ce18">
            <text:p>1981</text:p>
            <text:p>(12.5.)</text:p>
          </table:table-cell>
          <table:table-cell office:value-type="string" table:style-name="ce18">
            <text:p>1991</text:p>
            <text:p>(15.5.)</text:p>
          </table:table-cell>
          <table:table-cell office:value-type="string" table:style-name="ce19">
            <text:p>2001<text:s/><text:span text:style-name="T2">1</text:span>)</text:p>
            <text:p>(15.5.)</text:p>
          </table:table-cell>
          <table:table-cell office:value-type="string" table:style-name="ce19">
            <text:p>2011<text:s/><text:span text:style-name="T2">2</text:span>)</text:p>
            <text:p>(31.10.)</text:p>
          </table:table-cell>
          <table:table-cell office:value-type="string" table:style-name="ce19">
            <text:p>2021<text:s/><text:span text:style-name="T2">2</text:span>)</text:p>
            <text:p>(31.10.)</text:p>
          </table:table-cell>
          <table:table-cell table:number-columns-repeated="16369" table:style-name="ce20"/>
        </table:table-row>
        <table:table-row table:style-name="ro2">
          <table:table-cell table:style-name="ce20"/>
          <table:table-cell office:value-type="string" table:number-columns-spanned="14" table:number-rows-spanned="1" table:style-name="ce31">
            <text:p>Männer und Frauen</text:p>
          </table:table-cell>
          <table:covered-table-cell table:number-columns-repeated="13"/>
          <table:table-cell table:number-columns-repeated="16369" table:style-name="ce20"/>
        </table:table-row>
        <table:table-row table:style-name="ro2">
          <table:table-cell office:value-type="string" table:style-name="ce34">
            <text:p>Insgesamt</text:p>
          </table:table-cell>
          <table:table-cell office:value-type="float" office:value="720809" table:formula="of:=SUM([.B5:.B24])" table:style-name="ce23">
            <text:p>720 809</text:p>
          </table:table-cell>
          <table:table-cell office:value-type="float" office:value="777453" table:formula="of:=SUM([.C5:.C24])" table:style-name="ce23">
            <text:p>777 453</text:p>
          </table:table-cell>
          <table:table-cell office:value-type="float" office:value="828375" table:formula="of:=SUM([.D5:.D24])" table:style-name="ce23">
            <text:p>828 375</text:p>
          </table:table-cell>
          <table:table-cell office:value-type="float" office:value="889017" table:formula="of:=SUM([.E5:.E24])" table:style-name="ce23">
            <text:p>889 017</text:p>
          </table:table-cell>
          <table:table-cell office:value-type="float" office:value="957610" table:formula="of:=SUM([.F5:.F24])" table:style-name="ce23">
            <text:p>957 610</text:p>
          </table:table-cell>
          <table:table-cell office:value-type="float" office:value="1015630" table:formula="of:=SUM([.G5:.G24])" table:style-name="ce23">
            <text:p>1 015 630</text:p>
          </table:table-cell>
          <table:table-cell office:value-type="float" office:value="1109335" table:formula="of:=SUM([.H5:.H24])" table:style-name="ce23">
            <text:p>1 109 335</text:p>
          </table:table-cell>
          <table:table-cell office:value-type="float" office:value="1137865" table:formula="of:=SUM([.I5:.I24])" table:style-name="ce23">
            <text:p>1 137 865</text:p>
          </table:table-cell>
          <table:table-cell office:value-type="float" office:value="1195023" table:formula="of:=SUM([.J5:.J24])" table:style-name="ce23">
            <text:p>1 195 023</text:p>
          </table:table-cell>
          <table:table-cell office:value-type="float" office:value="1186525" table:formula="of:=SUM([.K5:.K24])" table:style-name="ce23">
            <text:p>1 186 525</text:p>
          </table:table-cell>
          <table:table-cell office:value-type="float" office:value="1184720" table:formula="of:=SUM([.L5:.L24])" table:style-name="ce23">
            <text:p>1 184 720</text:p>
          </table:table-cell>
          <table:table-cell office:value-type="float" office:value="1183303" table:formula="of:=SUM([.M5:.M24])" table:style-name="ce23">
            <text:p>1 183 303</text:p>
          </table:table-cell>
          <table:table-cell office:value-type="float" office:value="1208575" table:style-name="ce23">
            <text:p>1 208 575</text:p>
          </table:table-cell>
          <table:table-cell office:value-type="float" office:value="1251683" table:style-name="ce23">
            <text:p>1 251 683</text:p>
          </table:table-cell>
          <table:table-cell table:style-name="ce20"/>
          <table:table-cell table:style-name="ce39"/>
          <table:table-cell table:style-name="ce1"/>
          <table:table-cell table:number-columns-repeated="16366"/>
        </table:table-row>
        <table:table-row table:style-name="ro2">
          <table:table-cell office:value-type="string" table:style-name="ce25">
            <text:p>0 bis 4</text:p>
          </table:table-cell>
          <table:table-cell office:value-type="float" office:value="73392" table:style-name="ce26">
            <text:p>73 392</text:p>
          </table:table-cell>
          <table:table-cell office:value-type="float" office:value="82238" table:style-name="ce26">
            <text:p>82 238</text:p>
          </table:table-cell>
          <table:table-cell office:value-type="float" office:value="87171" table:style-name="ce26">
            <text:p>87 171</text:p>
          </table:table-cell>
          <table:table-cell office:value-type="float" office:value="94467" table:style-name="ce26">
            <text:p>94 467</text:p>
          </table:table-cell>
          <table:table-cell office:value-type="float" office:value="102968" table:style-name="ce26">
            <text:p>102 968</text:p>
          </table:table-cell>
          <table:table-cell office:value-type="float" office:value="82088" table:style-name="ce26">
            <text:p>82 088</text:p>
          </table:table-cell>
          <table:table-cell office:value-type="float" office:value="94460" table:style-name="ce26">
            <text:p>94 460</text:p>
          </table:table-cell>
          <table:table-cell office:value-type="float" office:value="104002" table:style-name="ce26">
            <text:p>104 002</text:p>
          </table:table-cell>
          <table:table-cell office:value-type="float" office:value="99146" table:style-name="ce26">
            <text:p>99 146</text:p>
          </table:table-cell>
          <table:table-cell office:value-type="float" office:value="70535" table:style-name="ce26">
            <text:p>70 535</text:p>
          </table:table-cell>
          <table:table-cell office:value-type="float" office:value="67195" table:style-name="ce26">
            <text:p>67 195</text:p>
          </table:table-cell>
          <table:table-cell office:value-type="float" office:value="56243" table:style-name="ce26">
            <text:p>56 243</text:p>
          </table:table-cell>
          <table:table-cell office:value-type="float" office:value="52016" table:style-name="ce26">
            <text:p>52 016</text:p>
          </table:table-cell>
          <table:table-cell office:value-type="float" office:value="56520" table:style-name="ce26">
            <text:p>56 520</text:p>
          </table:table-cell>
          <table:table-cell table:style-name="ce20"/>
          <table:table-cell table:number-columns-repeated="2" table:style-name="ce1"/>
          <table:table-cell table:number-columns-repeated="16366"/>
        </table:table-row>
        <table:table-row table:style-name="ro2">
          <table:table-cell office:value-type="string" table:style-name="ce25">
            <text:p>5 bis 9</text:p>
          </table:table-cell>
          <table:table-cell office:value-type="float" office:value="64758" table:style-name="ce26">
            <text:p>64 758</text:p>
          </table:table-cell>
          <table:table-cell office:value-type="float" office:value="71634" table:style-name="ce26">
            <text:p>71 634</text:p>
          </table:table-cell>
          <table:table-cell office:value-type="float" office:value="78709" table:style-name="ce26">
            <text:p>78 709</text:p>
          </table:table-cell>
          <table:table-cell office:value-type="float" office:value="82177" table:style-name="ce26">
            <text:p>82 177</text:p>
          </table:table-cell>
          <table:table-cell office:value-type="float" office:value="94176" table:style-name="ce26">
            <text:p>94 176</text:p>
          </table:table-cell>
          <table:table-cell office:value-type="float" office:value="92011" table:style-name="ce26">
            <text:p>92 011</text:p>
          </table:table-cell>
          <table:table-cell office:value-type="float" office:value="89524" table:style-name="ce26">
            <text:p>89 524</text:p>
          </table:table-cell>
          <table:table-cell office:value-type="float" office:value="88550" table:style-name="ce26">
            <text:p>88 550</text:p>
          </table:table-cell>
          <table:table-cell office:value-type="float" office:value="109393" table:style-name="ce26">
            <text:p>109 393</text:p>
          </table:table-cell>
          <table:table-cell office:value-type="float" office:value="79615" table:style-name="ce26">
            <text:p>79 615</text:p>
          </table:table-cell>
          <table:table-cell office:value-type="float" office:value="70543" table:style-name="ce26">
            <text:p>70 543</text:p>
          </table:table-cell>
          <table:table-cell office:value-type="float" office:value="66266" table:style-name="ce26">
            <text:p>66 266</text:p>
          </table:table-cell>
          <table:table-cell office:value-type="float" office:value="54121" table:style-name="ce26">
            <text:p>54 121</text:p>
          </table:table-cell>
          <table:table-cell office:value-type="float" office:value="56121" table:style-name="ce26">
            <text:p>56 121</text:p>
          </table:table-cell>
          <table:table-cell table:style-name="ce20"/>
          <table:table-cell table:number-columns-repeated="2" table:style-name="ce41"/>
          <table:table-cell table:number-columns-repeated="16366"/>
        </table:table-row>
        <table:table-row table:style-name="ro2">
          <table:table-cell office:value-type="string" table:style-name="ce25">
            <text:p>10 bis 14</text:p>
          </table:table-cell>
          <table:table-cell office:value-type="float" office:value="62452" table:style-name="ce26">
            <text:p>62 452</text:p>
          </table:table-cell>
          <table:table-cell office:value-type="float" office:value="66555" table:style-name="ce26">
            <text:p>66 555</text:p>
          </table:table-cell>
          <table:table-cell office:value-type="float" office:value="76017" table:style-name="ce26">
            <text:p>76 017</text:p>
          </table:table-cell>
          <table:table-cell office:value-type="float" office:value="79699" table:style-name="ce26">
            <text:p>79 699</text:p>
          </table:table-cell>
          <table:table-cell office:value-type="float" office:value="88145" table:style-name="ce26">
            <text:p>88 145</text:p>
          </table:table-cell>
          <table:table-cell office:value-type="float" office:value="96936" table:style-name="ce26">
            <text:p>96 936</text:p>
          </table:table-cell>
          <table:table-cell office:value-type="float" office:value="95502" table:style-name="ce26">
            <text:p>95 502</text:p>
          </table:table-cell>
          <table:table-cell office:value-type="float" office:value="90746" table:style-name="ce26">
            <text:p>90 746</text:p>
          </table:table-cell>
          <table:table-cell office:value-type="float" office:value="102763" table:style-name="ce26">
            <text:p>102 763</text:p>
          </table:table-cell>
          <table:table-cell office:value-type="float" office:value="98799" table:style-name="ce26">
            <text:p>98 799</text:p>
          </table:table-cell>
          <table:table-cell office:value-type="float" office:value="70001" table:style-name="ce26">
            <text:p>70 001</text:p>
          </table:table-cell>
          <table:table-cell office:value-type="float" office:value="69206" table:style-name="ce26">
            <text:p>69 206</text:p>
          </table:table-cell>
          <table:table-cell office:value-type="float" office:value="58024" table:style-name="ce26">
            <text:p>58 024</text:p>
          </table:table-cell>
          <table:table-cell office:value-type="float" office:value="55674" table:style-name="ce26">
            <text:p>55 674</text:p>
          </table:table-cell>
          <table:table-cell table:style-name="ce20"/>
          <table:table-cell table:style-name="ce41"/>
          <table:table-cell table:number-columns-repeated="16367" table:style-name="ce20"/>
        </table:table-row>
        <table:table-row table:style-name="ro2">
          <table:table-cell office:value-type="string" table:style-name="ce25">
            <text:p>15 bis 19</text:p>
          </table:table-cell>
          <table:table-cell office:value-type="float" office:value="64199" table:style-name="ce26">
            <text:p>64 199</text:p>
          </table:table-cell>
          <table:table-cell office:value-type="float" office:value="67822" table:style-name="ce26">
            <text:p>67 822</text:p>
          </table:table-cell>
          <table:table-cell office:value-type="float" office:value="71522" table:style-name="ce26">
            <text:p>71 522</text:p>
          </table:table-cell>
          <table:table-cell office:value-type="float" office:value="80806" table:style-name="ce26">
            <text:p>80 806</text:p>
          </table:table-cell>
          <table:table-cell office:value-type="float" office:value="84405" table:style-name="ce26">
            <text:p>84 405</text:p>
          </table:table-cell>
          <table:table-cell office:value-type="float" office:value="64119" table:style-name="ce26">
            <text:p>64 119</text:p>
          </table:table-cell>
          <table:table-cell office:value-type="float" office:value="75271" table:style-name="ce26">
            <text:p>75 271</text:p>
          </table:table-cell>
          <table:table-cell office:value-type="float" office:value="85428" table:style-name="ce26">
            <text:p>85 428</text:p>
          </table:table-cell>
          <table:table-cell office:value-type="float" office:value="89782" table:style-name="ce26">
            <text:p>89 782</text:p>
          </table:table-cell>
          <table:table-cell office:value-type="float" office:value="109298" table:style-name="ce26">
            <text:p>109 298</text:p>
          </table:table-cell>
          <table:table-cell office:value-type="float" office:value="79736" table:style-name="ce26">
            <text:p>79 736</text:p>
          </table:table-cell>
          <table:table-cell office:value-type="float" office:value="72394" table:style-name="ce26">
            <text:p>72 394</text:p>
          </table:table-cell>
          <table:table-cell office:value-type="float" office:value="68659" table:style-name="ce26">
            <text:p>68 659</text:p>
          </table:table-cell>
          <table:table-cell office:value-type="float" office:value="57701" table:style-name="ce26">
            <text:p>57 701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20 bis 24</text:p>
          </table:table-cell>
          <table:table-cell office:value-type="float" office:value="61435" table:style-name="ce26">
            <text:p>61 435</text:p>
          </table:table-cell>
          <table:table-cell office:value-type="float" office:value="65275" table:style-name="ce26">
            <text:p>65 275</text:p>
          </table:table-cell>
          <table:table-cell office:value-type="float" office:value="67442" table:style-name="ce26">
            <text:p>67 442</text:p>
          </table:table-cell>
          <table:table-cell office:value-type="float" office:value="76005" table:style-name="ce26">
            <text:p>76 005</text:p>
          </table:table-cell>
          <table:table-cell office:value-type="float" office:value="79068" table:style-name="ce26">
            <text:p>79 068</text:p>
          </table:table-cell>
          <table:table-cell office:value-type="float" office:value="89952" table:style-name="ce26">
            <text:p>89 952</text:p>
          </table:table-cell>
          <table:table-cell office:value-type="float" office:value="81819" table:style-name="ce26">
            <text:p>81 819</text:p>
          </table:table-cell>
          <table:table-cell office:value-type="float" office:value="84017" table:style-name="ce26">
            <text:p>84 017</text:p>
          </table:table-cell>
          <table:table-cell office:value-type="float" office:value="85855" table:style-name="ce26">
            <text:p>85 855</text:p>
          </table:table-cell>
          <table:table-cell office:value-type="float" office:value="99222" table:style-name="ce26">
            <text:p>99 222</text:p>
          </table:table-cell>
          <table:table-cell office:value-type="float" office:value="99472" table:style-name="ce26">
            <text:p>99 472</text:p>
          </table:table-cell>
          <table:table-cell office:value-type="float" office:value="71439" table:style-name="ce26">
            <text:p>71 439</text:p>
          </table:table-cell>
          <table:table-cell office:value-type="float" office:value="77787" table:style-name="ce26">
            <text:p>77 787</text:p>
          </table:table-cell>
          <table:table-cell office:value-type="float" office:value="67319" table:style-name="ce26">
            <text:p>67 319</text:p>
          </table:table-cell>
          <table:table-cell table:style-name="ce20"/>
          <table:table-cell table:style-name="ce41"/>
          <table:table-cell table:style-name="ce40"/>
          <table:table-cell table:number-columns-repeated="16366"/>
        </table:table-row>
        <table:table-row table:style-name="ro2">
          <table:table-cell office:value-type="string" table:style-name="ce25">
            <text:p>25 bis 29</text:p>
          </table:table-cell>
          <table:table-cell office:value-type="float" office:value="60993" table:style-name="ce26">
            <text:p>60 993</text:p>
          </table:table-cell>
          <table:table-cell office:value-type="float" office:value="61592" table:style-name="ce26">
            <text:p>61 592</text:p>
          </table:table-cell>
          <table:table-cell office:value-type="float" office:value="64747" table:style-name="ce26">
            <text:p>64 747</text:p>
          </table:table-cell>
          <table:table-cell office:value-type="float" office:value="69509" table:style-name="ce26">
            <text:p>69 509</text:p>
          </table:table-cell>
          <table:table-cell office:value-type="float" office:value="73682" table:style-name="ce26">
            <text:p>73 682</text:p>
          </table:table-cell>
          <table:table-cell office:value-type="float" office:value="84600" table:style-name="ce26">
            <text:p>84 600</text:p>
          </table:table-cell>
          <table:table-cell office:value-type="float" office:value="85961" table:style-name="ce26">
            <text:p>85 961</text:p>
          </table:table-cell>
          <table:table-cell office:value-type="float" office:value="66971" table:style-name="ce26">
            <text:p>66 971</text:p>
          </table:table-cell>
          <table:table-cell office:value-type="float" office:value="73681" table:style-name="ce26">
            <text:p>73 681</text:p>
          </table:table-cell>
          <table:table-cell office:value-type="float" office:value="81331" table:style-name="ce26">
            <text:p>81 331</text:p>
          </table:table-cell>
          <table:table-cell office:value-type="float" office:value="105075" table:style-name="ce26">
            <text:p>105 075</text:p>
          </table:table-cell>
          <table:table-cell office:value-type="float" office:value="79580" table:style-name="ce26">
            <text:p>79 580</text:p>
          </table:table-cell>
          <table:table-cell office:value-type="float" office:value="78493" table:style-name="ce26">
            <text:p>78 493</text:p>
          </table:table-cell>
          <table:table-cell office:value-type="float" office:value="80376" table:style-name="ce26">
            <text:p>80 376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30 bis 34</text:p>
          </table:table-cell>
          <table:table-cell office:value-type="float" office:value="56214" table:style-name="ce26">
            <text:p>56 214</text:p>
          </table:table-cell>
          <table:table-cell office:value-type="float" office:value="58874" table:style-name="ce26">
            <text:p>58 874</text:p>
          </table:table-cell>
          <table:table-cell office:value-type="float" office:value="59340" table:style-name="ce26">
            <text:p>59 340</text:p>
          </table:table-cell>
          <table:table-cell office:value-type="float" office:value="62792" table:style-name="ce26">
            <text:p>62 792</text:p>
          </table:table-cell>
          <table:table-cell office:value-type="float" office:value="68088" table:style-name="ce26">
            <text:p>68 088</text:p>
          </table:table-cell>
          <table:table-cell office:value-type="float" office:value="82914" table:style-name="ce26">
            <text:p>82 914</text:p>
          </table:table-cell>
          <table:table-cell office:value-type="float" office:value="61379" table:style-name="ce26">
            <text:p>61 379</text:p>
          </table:table-cell>
          <table:table-cell office:value-type="float" office:value="75870" table:style-name="ce26">
            <text:p>75 870</text:p>
          </table:table-cell>
          <table:table-cell office:value-type="float" office:value="78131" table:style-name="ce26">
            <text:p>78 131</text:p>
          </table:table-cell>
          <table:table-cell office:value-type="float" office:value="78563" table:style-name="ce26">
            <text:p>78 563</text:p>
          </table:table-cell>
          <table:table-cell office:value-type="float" office:value="94227" table:style-name="ce26">
            <text:p>94 227</text:p>
          </table:table-cell>
          <table:table-cell office:value-type="float" office:value="95462" table:style-name="ce26">
            <text:p>95 462</text:p>
          </table:table-cell>
          <table:table-cell office:value-type="float" office:value="75659" table:style-name="ce26">
            <text:p>75 659</text:p>
          </table:table-cell>
          <table:table-cell office:value-type="float" office:value="83364" table:style-name="ce26">
            <text:p>83 364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35 bis 39</text:p>
          </table:table-cell>
          <table:table-cell office:value-type="float" office:value="52814" table:style-name="ce26">
            <text:p>52 814</text:p>
          </table:table-cell>
          <table:table-cell office:value-type="float" office:value="56922" table:style-name="ce26">
            <text:p>56 922</text:p>
          </table:table-cell>
          <table:table-cell office:value-type="float" office:value="55395" table:style-name="ce26">
            <text:p>55 395</text:p>
          </table:table-cell>
          <table:table-cell office:value-type="float" office:value="59485" table:style-name="ce26">
            <text:p>59 485</text:p>
          </table:table-cell>
          <table:table-cell office:value-type="float" office:value="63608" table:style-name="ce26">
            <text:p>63 608</text:p>
          </table:table-cell>
          <table:table-cell office:value-type="float" office:value="72304" table:style-name="ce26">
            <text:p>72 304</text:p>
          </table:table-cell>
          <table:table-cell office:value-type="float" office:value="74250" table:style-name="ce26">
            <text:p>74 250</text:p>
          </table:table-cell>
          <table:table-cell office:value-type="float" office:value="80472" table:style-name="ce26">
            <text:p>80 472</text:p>
          </table:table-cell>
          <table:table-cell office:value-type="float" office:value="65270" table:style-name="ce26">
            <text:p>65 270</text:p>
          </table:table-cell>
          <table:table-cell office:value-type="float" office:value="69908" table:style-name="ce26">
            <text:p>69 908</text:p>
          </table:table-cell>
          <table:table-cell office:value-type="float" office:value="78869" table:style-name="ce26">
            <text:p>78 869</text:p>
          </table:table-cell>
          <table:table-cell office:value-type="float" office:value="101641" table:style-name="ce26">
            <text:p>101 641</text:p>
          </table:table-cell>
          <table:table-cell office:value-type="float" office:value="79950" table:style-name="ce26">
            <text:p>79 950</text:p>
          </table:table-cell>
          <table:table-cell office:value-type="float" office:value="82600" table:style-name="ce26">
            <text:p>82 600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40 bis 44</text:p>
          </table:table-cell>
          <table:table-cell office:value-type="float" office:value="47105" table:style-name="ce26">
            <text:p>47 105</text:p>
          </table:table-cell>
          <table:table-cell office:value-type="float" office:value="51357" table:style-name="ce26">
            <text:p>51 357</text:p>
          </table:table-cell>
          <table:table-cell office:value-type="float" office:value="52406" table:style-name="ce26">
            <text:p>52 406</text:p>
          </table:table-cell>
          <table:table-cell office:value-type="float" office:value="54594" table:style-name="ce26">
            <text:p>54 594</text:p>
          </table:table-cell>
          <table:table-cell office:value-type="float" office:value="58088" table:style-name="ce26">
            <text:p>58 088</text:p>
          </table:table-cell>
          <table:table-cell office:value-type="float" office:value="62755" table:style-name="ce26">
            <text:p>62 755</text:p>
          </table:table-cell>
          <table:table-cell office:value-type="float" office:value="81259" table:style-name="ce26">
            <text:p>81 259</text:p>
          </table:table-cell>
          <table:table-cell office:value-type="float" office:value="55984" table:style-name="ce26">
            <text:p>55 984</text:p>
          </table:table-cell>
          <table:table-cell office:value-type="float" office:value="74166" table:style-name="ce26">
            <text:p>74 166</text:p>
          </table:table-cell>
          <table:table-cell office:value-type="float" office:value="75643" table:style-name="ce26">
            <text:p>75 643</text:p>
          </table:table-cell>
          <table:table-cell office:value-type="float" office:value="76581" table:style-name="ce26">
            <text:p>76 581</text:p>
          </table:table-cell>
          <table:table-cell office:value-type="float" office:value="92382" table:style-name="ce26">
            <text:p>92 382</text:p>
          </table:table-cell>
          <table:table-cell office:value-type="float" office:value="95604" table:style-name="ce26">
            <text:p>95 604</text:p>
          </table:table-cell>
          <table:table-cell office:value-type="float" office:value="79498" table:style-name="ce26">
            <text:p>79 498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45 bis 49</text:p>
          </table:table-cell>
          <table:table-cell office:value-type="float" office:value="43911" table:style-name="ce26">
            <text:p>43 911</text:p>
          </table:table-cell>
          <table:table-cell office:value-type="float" office:value="46493" table:style-name="ce26">
            <text:p>46 493</text:p>
          </table:table-cell>
          <table:table-cell office:value-type="float" office:value="51224" table:style-name="ce26">
            <text:p>51 224</text:p>
          </table:table-cell>
          <table:table-cell office:value-type="float" office:value="49952" table:style-name="ce26">
            <text:p>49 952</text:p>
          </table:table-cell>
          <table:table-cell office:value-type="float" office:value="54735" table:style-name="ce26">
            <text:p>54 735</text:p>
          </table:table-cell>
          <table:table-cell office:value-type="float" office:value="61137" table:style-name="ce26">
            <text:p>61 137</text:p>
          </table:table-cell>
          <table:table-cell office:value-type="float" office:value="79659" table:style-name="ce26">
            <text:p>79 659</text:p>
          </table:table-cell>
          <table:table-cell office:value-type="float" office:value="71026" table:style-name="ce26">
            <text:p>71 026</text:p>
          </table:table-cell>
          <table:table-cell office:value-type="float" office:value="77971" table:style-name="ce26">
            <text:p>77 971</text:p>
          </table:table-cell>
          <table:table-cell office:value-type="float" office:value="62338" table:style-name="ce26">
            <text:p>62 338</text:p>
          </table:table-cell>
          <table:table-cell office:value-type="float" office:value="67773" table:style-name="ce26">
            <text:p>67 773</text:p>
          </table:table-cell>
          <table:table-cell office:value-type="float" office:value="77095" table:style-name="ce26">
            <text:p>77 095</text:p>
          </table:table-cell>
          <table:table-cell office:value-type="float" office:value="101526" table:style-name="ce26">
            <text:p>101 526</text:p>
          </table:table-cell>
          <table:table-cell office:value-type="float" office:value="83008" table:style-name="ce26">
            <text:p>83 008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50 bis 54</text:p>
          </table:table-cell>
          <table:table-cell office:value-type="float" office:value="38022" table:style-name="ce26">
            <text:p>38 022</text:p>
          </table:table-cell>
          <table:table-cell office:value-type="float" office:value="40146" table:style-name="ce26">
            <text:p>40 146</text:p>
          </table:table-cell>
          <table:table-cell office:value-type="float" office:value="44705" table:style-name="ce26">
            <text:p>44 705</text:p>
          </table:table-cell>
          <table:table-cell office:value-type="float" office:value="46446" table:style-name="ce26">
            <text:p>46 446</text:p>
          </table:table-cell>
          <table:table-cell office:value-type="float" office:value="48850" table:style-name="ce26">
            <text:p>48 850</text:p>
          </table:table-cell>
          <table:table-cell office:value-type="float" office:value="55073" table:style-name="ce26">
            <text:p>55 073</text:p>
          </table:table-cell>
          <table:table-cell office:value-type="float" office:value="72190" table:style-name="ce26">
            <text:p>72 190</text:p>
          </table:table-cell>
          <table:table-cell office:value-type="float" office:value="75461" table:style-name="ce26">
            <text:p>75 461</text:p>
          </table:table-cell>
          <table:table-cell office:value-type="float" office:value="54607" table:style-name="ce26">
            <text:p>54 607</text:p>
          </table:table-cell>
          <table:table-cell office:value-type="float" office:value="70183" table:style-name="ce26">
            <text:p>70 183</text:p>
          </table:table-cell>
          <table:table-cell office:value-type="float" office:value="72488" table:style-name="ce26">
            <text:p>72 488</text:p>
          </table:table-cell>
          <table:table-cell office:value-type="float" office:value="73762" table:style-name="ce26">
            <text:p>73 762</text:p>
          </table:table-cell>
          <table:table-cell office:value-type="float" office:value="92173" table:style-name="ce26">
            <text:p>92 173</text:p>
          </table:table-cell>
          <table:table-cell office:value-type="float" office:value="96747" table:style-name="ce26">
            <text:p>96 747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55 bis 59</text:p>
          </table:table-cell>
          <table:table-cell office:value-type="float" office:value="33332" table:style-name="ce26">
            <text:p>33 332</text:p>
          </table:table-cell>
          <table:table-cell office:value-type="float" office:value="35399" table:style-name="ce26">
            <text:p>35 399</text:p>
          </table:table-cell>
          <table:table-cell office:value-type="float" office:value="38558" table:style-name="ce26">
            <text:p>38 558</text:p>
          </table:table-cell>
          <table:table-cell office:value-type="float" office:value="42729" table:style-name="ce26">
            <text:p>42 729</text:p>
          </table:table-cell>
          <table:table-cell office:value-type="float" office:value="42351" table:style-name="ce26">
            <text:p>42 351</text:p>
          </table:table-cell>
          <table:table-cell office:value-type="float" office:value="50521" table:style-name="ce26">
            <text:p>50 521</text:p>
          </table:table-cell>
          <table:table-cell office:value-type="float" office:value="59398" table:style-name="ce26">
            <text:p>59 398</text:p>
          </table:table-cell>
          <table:table-cell office:value-type="float" office:value="71946" table:style-name="ce26">
            <text:p>71 946</text:p>
          </table:table-cell>
          <table:table-cell office:value-type="float" office:value="64964" table:style-name="ce26">
            <text:p>64 964</text:p>
          </table:table-cell>
          <table:table-cell office:value-type="float" office:value="72572" table:style-name="ce26">
            <text:p>72 572</text:p>
          </table:table-cell>
          <table:table-cell office:value-type="float" office:value="58768" table:style-name="ce26">
            <text:p>58 768</text:p>
          </table:table-cell>
          <table:table-cell office:value-type="float" office:value="64047" table:style-name="ce26">
            <text:p>64 047</text:p>
          </table:table-cell>
          <table:table-cell office:value-type="float" office:value="76388" table:style-name="ce26">
            <text:p>76 388</text:p>
          </table:table-cell>
          <table:table-cell office:value-type="float" office:value="100594" table:style-name="ce26">
            <text:p>100 594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60 bis 64</text:p>
          </table:table-cell>
          <table:table-cell office:value-type="float" office:value="25101" table:style-name="ce26">
            <text:p>25 101</text:p>
          </table:table-cell>
          <table:table-cell office:value-type="float" office:value="28877" table:style-name="ce26">
            <text:p>28 877</text:p>
          </table:table-cell>
          <table:table-cell office:value-type="float" office:value="30790" table:style-name="ce26">
            <text:p>30 790</text:p>
          </table:table-cell>
          <table:table-cell office:value-type="float" office:value="34180" table:style-name="ce26">
            <text:p>34 180</text:p>
          </table:table-cell>
          <table:table-cell office:value-type="float" office:value="35449" table:style-name="ce26">
            <text:p>35 449</text:p>
          </table:table-cell>
          <table:table-cell office:value-type="float" office:value="42228" table:style-name="ce26">
            <text:p>42 228</text:p>
          </table:table-cell>
          <table:table-cell office:value-type="float" office:value="51138" table:style-name="ce26">
            <text:p>51 138</text:p>
          </table:table-cell>
          <table:table-cell office:value-type="float" office:value="61946" table:style-name="ce26">
            <text:p>61 946</text:p>
          </table:table-cell>
          <table:table-cell office:value-type="float" office:value="66894" table:style-name="ce26">
            <text:p>66 894</text:p>
          </table:table-cell>
          <table:table-cell office:value-type="float" office:value="49194" table:style-name="ce26">
            <text:p>49 194</text:p>
          </table:table-cell>
          <table:table-cell office:value-type="float" office:value="64025" table:style-name="ce26">
            <text:p>64 025</text:p>
          </table:table-cell>
          <table:table-cell office:value-type="float" office:value="67782" table:style-name="ce26">
            <text:p>67 782</text:p>
          </table:table-cell>
          <table:table-cell office:value-type="float" office:value="69453" table:style-name="ce26">
            <text:p>69 453</text:p>
          </table:table-cell>
          <table:table-cell office:value-type="float" office:value="89054" table:style-name="ce26">
            <text:p>89 054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65 bis 69</text:p>
          </table:table-cell>
          <table:table-cell office:value-type="float" office:value="18385" table:style-name="ce26">
            <text:p>18 385</text:p>
          </table:table-cell>
          <table:table-cell office:value-type="float" office:value="21324" table:style-name="ce26">
            <text:p>21 324</text:p>
          </table:table-cell>
          <table:table-cell office:value-type="float" office:value="23525" table:style-name="ce26">
            <text:p>23 525</text:p>
          </table:table-cell>
          <table:table-cell office:value-type="float" office:value="25753" table:style-name="ce26">
            <text:p>25 753</text:p>
          </table:table-cell>
          <table:table-cell office:value-type="float" office:value="28843" table:style-name="ce26">
            <text:p>28 843</text:p>
          </table:table-cell>
          <table:table-cell office:value-type="float" office:value="33840" table:style-name="ce26">
            <text:p>33 840</text:p>
          </table:table-cell>
          <table:table-cell office:value-type="float" office:value="42582" table:style-name="ce26">
            <text:p>42 582</text:p>
          </table:table-cell>
          <table:table-cell office:value-type="float" office:value="47577" table:style-name="ce26">
            <text:p>47 577</text:p>
          </table:table-cell>
          <table:table-cell office:value-type="float" office:value="58682" table:style-name="ce26">
            <text:p>58 682</text:p>
          </table:table-cell>
          <table:table-cell office:value-type="float" office:value="54656" table:style-name="ce26">
            <text:p>54 656</text:p>
          </table:table-cell>
          <table:table-cell office:value-type="float" office:value="63127" table:style-name="ce26">
            <text:p>63 127</text:p>
          </table:table-cell>
          <table:table-cell office:value-type="float" office:value="52263" table:style-name="ce26">
            <text:p>52 263</text:p>
          </table:table-cell>
          <table:table-cell office:value-type="float" office:value="58598" table:style-name="ce26">
            <text:p>58 598</text:p>
          </table:table-cell>
          <table:table-cell office:value-type="float" office:value="71526" table:style-name="ce26">
            <text:p>71 526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70 bis 74</text:p>
          </table:table-cell>
          <table:table-cell office:value-type="float" office:value="10918" table:style-name="ce26">
            <text:p>10 918</text:p>
          </table:table-cell>
          <table:table-cell office:value-type="float" office:value="13227" table:style-name="ce26">
            <text:p>13 227</text:p>
          </table:table-cell>
          <table:table-cell office:value-type="float" office:value="15126" table:style-name="ce26">
            <text:p>15 126</text:p>
          </table:table-cell>
          <table:table-cell office:value-type="float" office:value="16516" table:style-name="ce26">
            <text:p>16 516</text:p>
          </table:table-cell>
          <table:table-cell office:value-type="float" office:value="18933" table:style-name="ce26">
            <text:p>18 933</text:p>
          </table:table-cell>
          <table:table-cell office:value-type="float" office:value="23961" table:style-name="ce26">
            <text:p>23 961</text:p>
          </table:table-cell>
          <table:table-cell office:value-type="float" office:value="32011" table:style-name="ce26">
            <text:p>32 011</text:p>
          </table:table-cell>
          <table:table-cell office:value-type="float" office:value="35942" table:style-name="ce26">
            <text:p>35 942</text:p>
          </table:table-cell>
          <table:table-cell office:value-type="float" office:value="43966" table:style-name="ce26">
            <text:p>43 966</text:p>
          </table:table-cell>
          <table:table-cell office:value-type="float" office:value="50514" table:style-name="ce26">
            <text:p>50 514</text:p>
          </table:table-cell>
          <table:table-cell office:value-type="float" office:value="39595" table:style-name="ce26">
            <text:p>39 595</text:p>
          </table:table-cell>
          <table:table-cell office:value-type="float" office:value="52642" table:style-name="ce26">
            <text:p>52 642</text:p>
          </table:table-cell>
          <table:table-cell office:value-type="float" office:value="62006" table:style-name="ce26">
            <text:p>62 006</text:p>
          </table:table-cell>
          <table:table-cell office:value-type="float" office:value="61590" table:style-name="ce26">
            <text:p>61 590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75 bis 79</text:p>
          </table:table-cell>
          <table:table-cell office:value-type="float" office:value="5197" table:style-name="ce26">
            <text:p>5 197</text:p>
          </table:table-cell>
          <table:table-cell office:value-type="float" office:value="6617" table:style-name="ce26">
            <text:p>6 617</text:p>
          </table:table-cell>
          <table:table-cell office:value-type="float" office:value="7851" table:style-name="ce26">
            <text:p>7 851</text:p>
          </table:table-cell>
          <table:table-cell office:value-type="float" office:value="9062" table:style-name="ce26">
            <text:p>9 062</text:p>
          </table:table-cell>
          <table:table-cell office:value-type="float" office:value="10562" table:style-name="ce26">
            <text:p>10 562</text:p>
          </table:table-cell>
          <table:table-cell office:value-type="float" office:value="13248" table:style-name="ce26">
            <text:p>13 248</text:p>
          </table:table-cell>
          <table:table-cell office:value-type="float" office:value="19899" table:style-name="ce26">
            <text:p>19 899</text:p>
          </table:table-cell>
          <table:table-cell office:value-type="float" office:value="24049" table:style-name="ce26">
            <text:p>24 049</text:p>
          </table:table-cell>
          <table:table-cell office:value-type="float" office:value="27639" table:style-name="ce26">
            <text:p>27 639</text:p>
          </table:table-cell>
          <table:table-cell office:value-type="float" office:value="35732" table:style-name="ce26">
            <text:p>35 732</text:p>
          </table:table-cell>
          <table:table-cell office:value-type="float" office:value="37084" table:style-name="ce26">
            <text:p>37 084</text:p>
          </table:table-cell>
          <table:table-cell office:value-type="float" office:value="46438" table:style-name="ce26">
            <text:p>46 438</text:p>
          </table:table-cell>
          <table:table-cell office:value-type="float" office:value="41274" table:style-name="ce26">
            <text:p>41 274</text:p>
          </table:table-cell>
          <table:table-cell office:value-type="float" office:value="48303" table:style-name="ce26">
            <text:p>48 303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80 bis 84</text:p>
          </table:table-cell>
          <table:table-cell office:value-type="float" office:value="1897" table:style-name="ce26">
            <text:p>1 897</text:p>
          </table:table-cell>
          <table:table-cell office:value-type="float" office:value="2357" table:style-name="ce26">
            <text:p>2 357</text:p>
          </table:table-cell>
          <table:table-cell office:value-type="float" office:value="2858" table:style-name="ce26">
            <text:p>2 858</text:p>
          </table:table-cell>
          <table:table-cell office:value-type="float" office:value="3676" table:style-name="ce26">
            <text:p>3 676</text:p>
          </table:table-cell>
          <table:table-cell office:value-type="float" office:value="4220" table:style-name="ce26">
            <text:p>4 220</text:p>
          </table:table-cell>
          <table:table-cell office:value-type="float" office:value="6104" table:style-name="ce26">
            <text:p>6 104</text:p>
          </table:table-cell>
          <table:table-cell office:value-type="float" office:value="9288" table:style-name="ce26">
            <text:p>9 288</text:p>
          </table:table-cell>
          <table:table-cell office:value-type="float" office:value="12586" table:style-name="ce26">
            <text:p>12 586</text:p>
          </table:table-cell>
          <table:table-cell office:value-type="float" office:value="14862" table:style-name="ce26">
            <text:p>14 862</text:p>
          </table:table-cell>
          <table:table-cell office:value-type="float" office:value="19081" table:style-name="ce26">
            <text:p>19 081</text:p>
          </table:table-cell>
          <table:table-cell office:value-type="float" office:value="25473" table:style-name="ce26">
            <text:p>25 473</text:p>
          </table:table-cell>
          <table:table-cell office:value-type="float" office:value="23904" table:style-name="ce26">
            <text:p>23 904</text:p>
          </table:table-cell>
          <table:table-cell office:value-type="float" office:value="35312" table:style-name="ce26">
            <text:p>35 312</text:p>
          </table:table-cell>
          <table:table-cell office:value-type="float" office:value="45714" table:style-name="ce26">
            <text:p>45 714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85 bis 89</text:p>
          </table:table-cell>
          <table:table-cell office:value-type="float" office:value="543" table:style-name="ce26">
            <text:p>543</text:p>
          </table:table-cell>
          <table:table-cell office:value-type="float" office:value="617" table:style-name="ce26">
            <text:p>617</text:p>
          </table:table-cell>
          <table:table-cell office:value-type="float" office:value="827" table:style-name="ce26">
            <text:p>827</text:p>
          </table:table-cell>
          <table:table-cell office:value-type="float" office:value="978" table:style-name="ce26">
            <text:p>978</text:p>
          </table:table-cell>
          <table:table-cell office:value-type="float" office:value="1214" table:style-name="ce26">
            <text:p>1 214</text:p>
          </table:table-cell>
          <table:table-cell office:value-type="float" office:value="1551" table:style-name="ce26">
            <text:p>1 551</text:p>
          </table:table-cell>
          <table:table-cell office:value-type="float" office:value="3143" table:style-name="ce26">
            <text:p>3 143</text:p>
          </table:table-cell>
          <table:table-cell office:value-type="float" office:value="4298" table:style-name="ce26">
            <text:p>4 298</text:p>
          </table:table-cell>
          <table:table-cell office:value-type="float" office:value="5725" table:style-name="ce26">
            <text:p>5 725</text:p>
          </table:table-cell>
          <table:table-cell office:value-type="float" office:value="7239" table:style-name="ce26">
            <text:p>7 239</text:p>
          </table:table-cell>
          <table:table-cell office:value-type="float" office:value="11275" table:style-name="ce26">
            <text:p>11 275</text:p>
          </table:table-cell>
          <table:table-cell office:value-type="float" office:value="14494" table:style-name="ce26">
            <text:p>14 494</text:p>
          </table:table-cell>
          <table:table-cell office:value-type="float" office:value="22718" table:style-name="ce26">
            <text:p>22 718</text:p>
          </table:table-cell>
          <table:table-cell office:value-type="float" office:value="22423" table:style-name="ce26">
            <text:p>22 423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90 bis 94</text:p>
          </table:table-cell>
          <table:table-cell office:value-type="float" office:value="107" table:style-name="ce26">
            <text:p>107</text:p>
          </table:table-cell>
          <table:table-cell office:value-type="float" office:value="111" table:style-name="ce26">
            <text:p>111</text:p>
          </table:table-cell>
          <table:table-cell office:value-type="float" office:value="142" table:style-name="ce26">
            <text:p>142</text:p>
          </table:table-cell>
          <table:table-cell office:value-type="float" office:value="150" table:style-name="ce26">
            <text:p>150</text:p>
          </table:table-cell>
          <table:table-cell office:value-type="float" office:value="194" table:style-name="ce26">
            <text:p>194</text:p>
          </table:table-cell>
          <table:table-cell office:value-type="float" office:value="261" table:style-name="ce26">
            <text:p>261</text:p>
          </table:table-cell>
          <table:table-cell office:value-type="float" office:value="546" table:style-name="ce26">
            <text:p>546</text:p>
          </table:table-cell>
          <table:table-cell office:value-type="float" office:value="871" table:style-name="ce26">
            <text:p>871</text:p>
          </table:table-cell>
          <table:table-cell office:value-type="float" office:value="1326" table:style-name="ce26">
            <text:p>1 326</text:p>
          </table:table-cell>
          <table:table-cell office:value-type="float" office:value="1794" table:style-name="ce26">
            <text:p>1 794</text:p>
          </table:table-cell>
          <table:table-cell office:value-type="float" office:value="3001" table:style-name="ce26">
            <text:p>3 001</text:p>
          </table:table-cell>
          <table:table-cell office:value-type="float" office:value="5286" table:style-name="ce26">
            <text:p>5 286</text:p>
          </table:table-cell>
          <table:table-cell office:value-type="float" office:value="7273" table:style-name="ce26">
            <text:p>7 273</text:p>
          </table:table-cell>
          <table:table-cell office:value-type="float" office:value="10680" table:style-name="ce26">
            <text:p>10 680</text:p>
          </table:table-cell>
          <table:table-cell table:style-name="ce20"/>
          <table:table-cell table:style-name="ce39"/>
          <table:table-cell table:style-name="ce1"/>
          <table:table-cell table:number-columns-repeated="16366"/>
        </table:table-row>
        <table:table-row table:style-name="ro2">
          <table:table-cell office:value-type="string" table:style-name="ce25">
            <text:p>95 und älter</text:p>
          </table:table-cell>
          <table:table-cell office:value-type="float" office:value="34" table:style-name="ce26">
            <text:p>34</text:p>
          </table:table-cell>
          <table:table-cell office:value-type="float" office:value="16" table:style-name="ce26">
            <text:p>16</text:p>
          </table:table-cell>
          <table:table-cell office:value-type="float" office:value="20" table:style-name="ce26">
            <text:p>20</text:p>
          </table:table-cell>
          <table:table-cell office:value-type="float" office:value="41" table:style-name="ce26">
            <text:p>41</text:p>
          </table:table-cell>
          <table:table-cell office:value-type="float" office:value="31" table:style-name="ce26">
            <text:p>31</text:p>
          </table:table-cell>
          <table:table-cell office:value-type="float" office:value="27" table:style-name="ce26">
            <text:p>27</text:p>
          </table:table-cell>
          <table:table-cell office:value-type="float" office:value="56" table:style-name="ce26">
            <text:p>56</text:p>
          </table:table-cell>
          <table:table-cell office:value-type="float" office:value="123" table:style-name="ce26">
            <text:p>123</text:p>
          </table:table-cell>
          <table:table-cell office:value-type="float" office:value="200" table:style-name="ce26">
            <text:p>200</text:p>
          </table:table-cell>
          <table:table-cell office:value-type="float" office:value="308" table:style-name="ce26">
            <text:p>308</text:p>
          </table:table-cell>
          <table:table-cell office:value-type="float" office:value="412" table:style-name="ce26">
            <text:p>412</text:p>
          </table:table-cell>
          <table:table-cell office:value-type="float" office:value="977" table:style-name="ce26">
            <text:p>977</text:p>
          </table:table-cell>
          <table:table-cell office:value-type="float" office:value="1541" table:style-name="ce26">
            <text:p>1 541</text:p>
          </table:table-cell>
          <table:table-cell office:value-type="float" office:value="2871" table:style-name="ce26">
            <text:p>2 871</text:p>
          </table:table-cell>
          <table:table-cell table:style-name="ce20"/>
          <table:table-cell table:number-columns-repeated="2" table:style-name="ce1"/>
          <table:table-cell table:number-columns-repeated="16366"/>
        </table:table-row>
        <table:table-row table:style-name="ro2">
          <table:table-cell table:style-name="ce20"/>
          <table:table-cell office:value-type="string" table:number-columns-spanned="14" table:number-rows-spanned="1" table:style-name="ce36">
            <text:p>Männer</text:p>
          </table:table-cell>
          <table:covered-table-cell table:number-columns-repeated="13"/>
          <table:table-cell table:style-name="ce20"/>
          <table:table-cell table:number-columns-repeated="2" table:style-name="ce41"/>
          <table:table-cell table:number-columns-repeated="16366"/>
        </table:table-row>
        <table:table-row table:style-name="ro2">
          <table:table-cell office:value-type="string" table:style-name="ce20">
            <text:p>Zusammen</text:p>
          </table:table-cell>
          <table:table-cell office:value-type="float" office:value="359276" table:formula="of:=SUM([.B27:.B46])" table:style-name="ce26">
            <text:p>359 276</text:p>
          </table:table-cell>
          <table:table-cell office:value-type="float" office:value="387072" table:formula="of:=SUM([.C27:.C46])" table:style-name="ce26">
            <text:p>387 072</text:p>
          </table:table-cell>
          <table:table-cell office:value-type="float" office:value="414360" table:formula="of:=SUM([.D27:.D46])" table:style-name="ce26">
            <text:p>414 360</text:p>
          </table:table-cell>
          <table:table-cell office:value-type="float" office:value="447366" table:formula="of:=SUM([.E27:.E46])" table:style-name="ce26">
            <text:p>447 366</text:p>
          </table:table-cell>
          <table:table-cell office:value-type="float" office:value="483021" table:formula="of:=SUM([.F27:.F46])" table:style-name="ce26">
            <text:p>483 021</text:p>
          </table:table-cell>
          <table:table-cell office:value-type="float" office:value="499403" table:formula="of:=SUM([.G27:.G46])" table:style-name="ce26">
            <text:p>499 403</text:p>
          </table:table-cell>
          <table:table-cell office:value-type="float" office:value="528825" table:formula="of:=SUM([.H27:.H46])" table:style-name="ce26">
            <text:p>528 825</text:p>
          </table:table-cell>
          <table:table-cell office:value-type="float" office:value="543780" table:formula="of:=SUM([.I27:.I46])" table:style-name="ce26">
            <text:p>543 780</text:p>
          </table:table-cell>
          <table:table-cell office:value-type="float" office:value="573446" table:formula="of:=SUM([.J27:.J46])" table:style-name="ce26">
            <text:p>573 446</text:p>
          </table:table-cell>
          <table:table-cell office:value-type="float" office:value="566527" table:formula="of:=SUM([.K27:.K46])" table:style-name="ce26">
            <text:p>566 527</text:p>
          </table:table-cell>
          <table:table-cell office:value-type="float" office:value="573132" table:formula="of:=SUM([.L27:.L46])" table:style-name="ce26">
            <text:p>573 132</text:p>
          </table:table-cell>
          <table:table-cell office:value-type="float" office:value="574432" table:formula="of:=SUM([.M27:.M46])" table:style-name="ce26">
            <text:p>574 432</text:p>
          </table:table-cell>
          <table:table-cell office:value-type="float" office:value="591024" table:style-name="ce26">
            <text:p>591 024</text:p>
          </table:table-cell>
          <table:table-cell office:value-type="float" office:value="618933" table:style-name="ce26">
            <text:p>618 933</text:p>
          </table:table-cell>
          <table:table-cell table:style-name="ce20"/>
          <table:table-cell table:style-name="ce41"/>
          <table:table-cell table:number-columns-repeated="16367" table:style-name="ce20"/>
        </table:table-row>
        <table:table-row table:style-name="ro2">
          <table:table-cell office:value-type="string" table:style-name="ce25">
            <text:p>0 bis 4</text:p>
          </table:table-cell>
          <table:table-cell office:value-type="float" office:value="36306" table:style-name="ce26">
            <text:p>36 306</text:p>
          </table:table-cell>
          <table:table-cell office:value-type="float" office:value="40520" table:style-name="ce26">
            <text:p>40 520</text:p>
          </table:table-cell>
          <table:table-cell office:value-type="float" office:value="43124" table:style-name="ce26">
            <text:p>43 124</text:p>
          </table:table-cell>
          <table:table-cell office:value-type="float" office:value="46920" table:style-name="ce26">
            <text:p>46 920</text:p>
          </table:table-cell>
          <table:table-cell office:value-type="float" office:value="51466" table:style-name="ce26">
            <text:p>51 466</text:p>
          </table:table-cell>
          <table:table-cell office:value-type="float" office:value="41459" table:style-name="ce26">
            <text:p>41 459</text:p>
          </table:table-cell>
          <table:table-cell office:value-type="float" office:value="48274" table:style-name="ce26">
            <text:p>48 274</text:p>
          </table:table-cell>
          <table:table-cell office:value-type="float" office:value="52741" table:style-name="ce26">
            <text:p>52 741</text:p>
          </table:table-cell>
          <table:table-cell office:value-type="float" office:value="50730" table:style-name="ce26">
            <text:p>50 730</text:p>
          </table:table-cell>
          <table:table-cell office:value-type="float" office:value="35991" table:style-name="ce26">
            <text:p>35 991</text:p>
          </table:table-cell>
          <table:table-cell office:value-type="float" office:value="34434" table:style-name="ce26">
            <text:p>34 434</text:p>
          </table:table-cell>
          <table:table-cell office:value-type="float" office:value="28705" table:style-name="ce26">
            <text:p>28 705</text:p>
          </table:table-cell>
          <table:table-cell office:value-type="float" office:value="26675" table:style-name="ce26">
            <text:p>26 675</text:p>
          </table:table-cell>
          <table:table-cell office:value-type="float" office:value="28944" table:style-name="ce26">
            <text:p>28 944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5 bis 9</text:p>
          </table:table-cell>
          <table:table-cell office:value-type="float" office:value="31902" table:style-name="ce26">
            <text:p>31 902</text:p>
          </table:table-cell>
          <table:table-cell office:value-type="float" office:value="35468" table:style-name="ce26">
            <text:p>35 468</text:p>
          </table:table-cell>
          <table:table-cell office:value-type="float" office:value="39347" table:style-name="ce26">
            <text:p>39 347</text:p>
          </table:table-cell>
          <table:table-cell office:value-type="float" office:value="40941" table:style-name="ce26">
            <text:p>40 941</text:p>
          </table:table-cell>
          <table:table-cell office:value-type="float" office:value="47425" table:style-name="ce26">
            <text:p>47 425</text:p>
          </table:table-cell>
          <table:table-cell office:value-type="float" office:value="46529" table:style-name="ce26">
            <text:p>46 529</text:p>
          </table:table-cell>
          <table:table-cell office:value-type="float" office:value="45656" table:style-name="ce26">
            <text:p>45 656</text:p>
          </table:table-cell>
          <table:table-cell office:value-type="float" office:value="44908" table:style-name="ce26">
            <text:p>44 908</text:p>
          </table:table-cell>
          <table:table-cell office:value-type="float" office:value="56037" table:style-name="ce26">
            <text:p>56 037</text:p>
          </table:table-cell>
          <table:table-cell office:value-type="float" office:value="40729" table:style-name="ce26">
            <text:p>40 729</text:p>
          </table:table-cell>
          <table:table-cell office:value-type="float" office:value="36136" table:style-name="ce26">
            <text:p>36 136</text:p>
          </table:table-cell>
          <table:table-cell office:value-type="float" office:value="34209" table:style-name="ce26">
            <text:p>34 209</text:p>
          </table:table-cell>
          <table:table-cell office:value-type="float" office:value="27625" table:style-name="ce26">
            <text:p>27 625</text:p>
          </table:table-cell>
          <table:table-cell office:value-type="float" office:value="29110" table:style-name="ce26">
            <text:p>29 110</text:p>
          </table:table-cell>
          <table:table-cell table:style-name="ce20"/>
          <table:table-cell table:style-name="ce41"/>
          <table:table-cell table:style-name="ce40"/>
          <table:table-cell table:number-columns-repeated="16366"/>
        </table:table-row>
        <table:table-row table:style-name="ro2">
          <table:table-cell office:value-type="string" table:style-name="ce25">
            <text:p>10 bis 14</text:p>
          </table:table-cell>
          <table:table-cell office:value-type="float" office:value="31182" table:style-name="ce26">
            <text:p>31 182</text:p>
          </table:table-cell>
          <table:table-cell office:value-type="float" office:value="33053" table:style-name="ce26">
            <text:p>33 053</text:p>
          </table:table-cell>
          <table:table-cell office:value-type="float" office:value="37317" table:style-name="ce26">
            <text:p>37 317</text:p>
          </table:table-cell>
          <table:table-cell office:value-type="float" office:value="39695" table:style-name="ce26">
            <text:p>39 695</text:p>
          </table:table-cell>
          <table:table-cell office:value-type="float" office:value="43762" table:style-name="ce26">
            <text:p>43 762</text:p>
          </table:table-cell>
          <table:table-cell office:value-type="float" office:value="48756" table:style-name="ce26">
            <text:p>48 756</text:p>
          </table:table-cell>
          <table:table-cell office:value-type="float" office:value="48684" table:style-name="ce26">
            <text:p>48 684</text:p>
          </table:table-cell>
          <table:table-cell office:value-type="float" office:value="46400" table:style-name="ce26">
            <text:p>46 400</text:p>
          </table:table-cell>
          <table:table-cell office:value-type="float" office:value="52409" table:style-name="ce26">
            <text:p>52 409</text:p>
          </table:table-cell>
          <table:table-cell office:value-type="float" office:value="50357" table:style-name="ce26">
            <text:p>50 357</text:p>
          </table:table-cell>
          <table:table-cell office:value-type="float" office:value="35947" table:style-name="ce26">
            <text:p>35 947</text:p>
          </table:table-cell>
          <table:table-cell office:value-type="float" office:value="35472" table:style-name="ce26">
            <text:p>35 472</text:p>
          </table:table-cell>
          <table:table-cell office:value-type="float" office:value="29630" table:style-name="ce26">
            <text:p>29 630</text:p>
          </table:table-cell>
          <table:table-cell office:value-type="float" office:value="28608" table:style-name="ce26">
            <text:p>28 608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15 bis 19</text:p>
          </table:table-cell>
          <table:table-cell office:value-type="float" office:value="31867" table:style-name="ce26">
            <text:p>31 867</text:p>
          </table:table-cell>
          <table:table-cell office:value-type="float" office:value="33546" table:style-name="ce26">
            <text:p>33 546</text:p>
          </table:table-cell>
          <table:table-cell office:value-type="float" office:value="35847" table:style-name="ce26">
            <text:p>35 847</text:p>
          </table:table-cell>
          <table:table-cell office:value-type="float" office:value="41550" table:style-name="ce26">
            <text:p>41 550</text:p>
          </table:table-cell>
          <table:table-cell office:value-type="float" office:value="43652" table:style-name="ce26">
            <text:p>43 652</text:p>
          </table:table-cell>
          <table:table-cell office:value-type="float" office:value="32355" table:style-name="ce26">
            <text:p>32 355</text:p>
          </table:table-cell>
          <table:table-cell office:value-type="float" office:value="38523" table:style-name="ce26">
            <text:p>38 523</text:p>
          </table:table-cell>
          <table:table-cell office:value-type="float" office:value="44249" table:style-name="ce26">
            <text:p>44 249</text:p>
          </table:table-cell>
          <table:table-cell office:value-type="float" office:value="45880" table:style-name="ce26">
            <text:p>45 880</text:p>
          </table:table-cell>
          <table:table-cell office:value-type="float" office:value="55495" table:style-name="ce26">
            <text:p>55 495</text:p>
          </table:table-cell>
          <table:table-cell office:value-type="float" office:value="40952" table:style-name="ce26">
            <text:p>40 952</text:p>
          </table:table-cell>
          <table:table-cell office:value-type="float" office:value="37033" table:style-name="ce26">
            <text:p>37 033</text:p>
          </table:table-cell>
          <table:table-cell office:value-type="float" office:value="35449" table:style-name="ce26">
            <text:p>35 449</text:p>
          </table:table-cell>
          <table:table-cell office:value-type="float" office:value="29713" table:style-name="ce26">
            <text:p>29 713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20 bis 24</text:p>
          </table:table-cell>
          <table:table-cell office:value-type="float" office:value="30577" table:style-name="ce26">
            <text:p>30 577</text:p>
          </table:table-cell>
          <table:table-cell office:value-type="float" office:value="33681" table:style-name="ce26">
            <text:p>33 681</text:p>
          </table:table-cell>
          <table:table-cell office:value-type="float" office:value="34317" table:style-name="ce26">
            <text:p>34 317</text:p>
          </table:table-cell>
          <table:table-cell office:value-type="float" office:value="39094" table:style-name="ce26">
            <text:p>39 094</text:p>
          </table:table-cell>
          <table:table-cell office:value-type="float" office:value="40795" table:style-name="ce26">
            <text:p>40 795</text:p>
          </table:table-cell>
          <table:table-cell office:value-type="float" office:value="46186" table:style-name="ce26">
            <text:p>46 186</text:p>
          </table:table-cell>
          <table:table-cell office:value-type="float" office:value="41782" table:style-name="ce26">
            <text:p>41 782</text:p>
          </table:table-cell>
          <table:table-cell office:value-type="float" office:value="44210" table:style-name="ce26">
            <text:p>44 210</text:p>
          </table:table-cell>
          <table:table-cell office:value-type="float" office:value="44116" table:style-name="ce26">
            <text:p>44 116</text:p>
          </table:table-cell>
          <table:table-cell office:value-type="float" office:value="50242" table:style-name="ce26">
            <text:p>50 242</text:p>
          </table:table-cell>
          <table:table-cell office:value-type="float" office:value="51660" table:style-name="ce26">
            <text:p>51 660</text:p>
          </table:table-cell>
          <table:table-cell office:value-type="float" office:value="36576" table:style-name="ce26">
            <text:p>36 576</text:p>
          </table:table-cell>
          <table:table-cell office:value-type="float" office:value="39959" table:style-name="ce26">
            <text:p>39 959</text:p>
          </table:table-cell>
          <table:table-cell office:value-type="float" office:value="35012" table:style-name="ce26">
            <text:p>35 012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25 bis 29</text:p>
          </table:table-cell>
          <table:table-cell office:value-type="float" office:value="30278" table:style-name="ce26">
            <text:p>30 278</text:p>
          </table:table-cell>
          <table:table-cell office:value-type="float" office:value="31250" table:style-name="ce26">
            <text:p>31 250</text:p>
          </table:table-cell>
          <table:table-cell office:value-type="float" office:value="32727" table:style-name="ce26">
            <text:p>32 727</text:p>
          </table:table-cell>
          <table:table-cell office:value-type="float" office:value="35615" table:style-name="ce26">
            <text:p>35 615</text:p>
          </table:table-cell>
          <table:table-cell office:value-type="float" office:value="37682" table:style-name="ce26">
            <text:p>37 682</text:p>
          </table:table-cell>
          <table:table-cell office:value-type="float" office:value="42923" table:style-name="ce26">
            <text:p>42 923</text:p>
          </table:table-cell>
          <table:table-cell office:value-type="float" office:value="37770" table:style-name="ce26">
            <text:p>37 770</text:p>
          </table:table-cell>
          <table:table-cell office:value-type="float" office:value="34234" table:style-name="ce26">
            <text:p>34 234</text:p>
          </table:table-cell>
          <table:table-cell office:value-type="float" office:value="37461" table:style-name="ce26">
            <text:p>37 461</text:p>
          </table:table-cell>
          <table:table-cell office:value-type="float" office:value="41048" table:style-name="ce26">
            <text:p>41 048</text:p>
          </table:table-cell>
          <table:table-cell office:value-type="float" office:value="54708" table:style-name="ce26">
            <text:p>54 708</text:p>
          </table:table-cell>
          <table:table-cell office:value-type="float" office:value="40542" table:style-name="ce26">
            <text:p>40 542</text:p>
          </table:table-cell>
          <table:table-cell office:value-type="float" office:value="40391" table:style-name="ce26">
            <text:p>40 391</text:p>
          </table:table-cell>
          <table:table-cell office:value-type="float" office:value="42149" table:style-name="ce26">
            <text:p>42 149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30 bis 34</text:p>
          </table:table-cell>
          <table:table-cell office:value-type="float" office:value="28131" table:style-name="ce26">
            <text:p>28 131</text:p>
          </table:table-cell>
          <table:table-cell office:value-type="float" office:value="29691" table:style-name="ce26">
            <text:p>29 691</text:p>
          </table:table-cell>
          <table:table-cell office:value-type="float" office:value="30105" table:style-name="ce26">
            <text:p>30 105</text:p>
          </table:table-cell>
          <table:table-cell office:value-type="float" office:value="31770" table:style-name="ce26">
            <text:p>31 770</text:p>
          </table:table-cell>
          <table:table-cell office:value-type="float" office:value="34304" table:style-name="ce26">
            <text:p>34 304</text:p>
          </table:table-cell>
          <table:table-cell office:value-type="float" office:value="41952" table:style-name="ce26">
            <text:p>41 952</text:p>
          </table:table-cell>
          <table:table-cell office:value-type="float" office:value="26734" table:style-name="ce26">
            <text:p>26 734</text:p>
          </table:table-cell>
          <table:table-cell office:value-type="float" office:value="37922" table:style-name="ce26">
            <text:p>37 922</text:p>
          </table:table-cell>
          <table:table-cell office:value-type="float" office:value="39995" table:style-name="ce26">
            <text:p>39 995</text:p>
          </table:table-cell>
          <table:table-cell office:value-type="float" office:value="39484" table:style-name="ce26">
            <text:p>39 484</text:p>
          </table:table-cell>
          <table:table-cell office:value-type="float" office:value="48188" table:style-name="ce26">
            <text:p>48 188</text:p>
          </table:table-cell>
          <table:table-cell office:value-type="float" office:value="49039" table:style-name="ce26">
            <text:p>49 039</text:p>
          </table:table-cell>
          <table:table-cell office:value-type="float" office:value="38514" table:style-name="ce26">
            <text:p>38 514</text:p>
          </table:table-cell>
          <table:table-cell office:value-type="float" office:value="43186" table:style-name="ce26">
            <text:p>43 186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35 bis 39</text:p>
          </table:table-cell>
          <table:table-cell office:value-type="float" office:value="26368" table:style-name="ce26">
            <text:p>26 368</text:p>
          </table:table-cell>
          <table:table-cell office:value-type="float" office:value="28249" table:style-name="ce26">
            <text:p>28 249</text:p>
          </table:table-cell>
          <table:table-cell office:value-type="float" office:value="28073" table:style-name="ce26">
            <text:p>28 073</text:p>
          </table:table-cell>
          <table:table-cell office:value-type="float" office:value="30183" table:style-name="ce26">
            <text:p>30 183</text:p>
          </table:table-cell>
          <table:table-cell office:value-type="float" office:value="32438" table:style-name="ce26">
            <text:p>32 438</text:p>
          </table:table-cell>
          <table:table-cell office:value-type="float" office:value="34003" table:style-name="ce26">
            <text:p>34 003</text:p>
          </table:table-cell>
          <table:table-cell office:value-type="float" office:value="33705" table:style-name="ce26">
            <text:p>33 705</text:p>
          </table:table-cell>
          <table:table-cell office:value-type="float" office:value="34656" table:style-name="ce26">
            <text:p>34 656</text:p>
          </table:table-cell>
          <table:table-cell office:value-type="float" office:value="33113" table:style-name="ce26">
            <text:p>33 113</text:p>
          </table:table-cell>
          <table:table-cell office:value-type="float" office:value="34825" table:style-name="ce26">
            <text:p>34 825</text:p>
          </table:table-cell>
          <table:table-cell office:value-type="float" office:value="40066" table:style-name="ce26">
            <text:p>40 066</text:p>
          </table:table-cell>
          <table:table-cell office:value-type="float" office:value="52156" table:style-name="ce26">
            <text:p>52 156</text:p>
          </table:table-cell>
          <table:table-cell office:value-type="float" office:value="40350" table:style-name="ce26">
            <text:p>40 350</text:p>
          </table:table-cell>
          <table:table-cell office:value-type="float" office:value="42315" table:style-name="ce26">
            <text:p>42 315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40 bis 44</text:p>
          </table:table-cell>
          <table:table-cell office:value-type="float" office:value="23093" table:style-name="ce26">
            <text:p>23 093</text:p>
          </table:table-cell>
          <table:table-cell office:value-type="float" office:value="25318" table:style-name="ce26">
            <text:p>25 318</text:p>
          </table:table-cell>
          <table:table-cell office:value-type="float" office:value="26666" table:style-name="ce26">
            <text:p>26 666</text:p>
          </table:table-cell>
          <table:table-cell office:value-type="float" office:value="27625" table:style-name="ce26">
            <text:p>27 625</text:p>
          </table:table-cell>
          <table:table-cell office:value-type="float" office:value="29511" table:style-name="ce26">
            <text:p>29 511</text:p>
          </table:table-cell>
          <table:table-cell office:value-type="float" office:value="28884" table:style-name="ce26">
            <text:p>28 884</text:p>
          </table:table-cell>
          <table:table-cell office:value-type="float" office:value="37843" table:style-name="ce26">
            <text:p>37 843</text:p>
          </table:table-cell>
          <table:table-cell office:value-type="float" office:value="24035" table:style-name="ce26">
            <text:p>24 035</text:p>
          </table:table-cell>
          <table:table-cell office:value-type="float" office:value="37207" table:style-name="ce26">
            <text:p>37 207</text:p>
          </table:table-cell>
          <table:table-cell office:value-type="float" office:value="38112" table:style-name="ce26">
            <text:p>38 112</text:p>
          </table:table-cell>
          <table:table-cell office:value-type="float" office:value="38504" table:style-name="ce26">
            <text:p>38 504</text:p>
          </table:table-cell>
          <table:table-cell office:value-type="float" office:value="46586" table:style-name="ce26">
            <text:p>46 586</text:p>
          </table:table-cell>
          <table:table-cell office:value-type="float" office:value="48575" table:style-name="ce26">
            <text:p>48 575</text:p>
          </table:table-cell>
          <table:table-cell office:value-type="float" office:value="40385" table:style-name="ce26">
            <text:p>40 385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45 bis 49</text:p>
          </table:table-cell>
          <table:table-cell office:value-type="float" office:value="21812" table:style-name="ce26">
            <text:p>21 812</text:p>
          </table:table-cell>
          <table:table-cell office:value-type="float" office:value="23000" table:style-name="ce26">
            <text:p>23 000</text:p>
          </table:table-cell>
          <table:table-cell office:value-type="float" office:value="26003" table:style-name="ce26">
            <text:p>26 003</text:p>
          </table:table-cell>
          <table:table-cell office:value-type="float" office:value="25289" table:style-name="ce26">
            <text:p>25 289</text:p>
          </table:table-cell>
          <table:table-cell office:value-type="float" office:value="27893" table:style-name="ce26">
            <text:p>27 893</text:p>
          </table:table-cell>
          <table:table-cell office:value-type="float" office:value="28004" table:style-name="ce26">
            <text:p>28 004</text:p>
          </table:table-cell>
          <table:table-cell office:value-type="float" office:value="38624" table:style-name="ce26">
            <text:p>38 624</text:p>
          </table:table-cell>
          <table:table-cell office:value-type="float" office:value="32016" table:style-name="ce26">
            <text:p>32 016</text:p>
          </table:table-cell>
          <table:table-cell office:value-type="float" office:value="33579" table:style-name="ce26">
            <text:p>33 579</text:p>
          </table:table-cell>
          <table:table-cell office:value-type="float" office:value="30918" table:style-name="ce26">
            <text:p>30 918</text:p>
          </table:table-cell>
          <table:table-cell office:value-type="float" office:value="33564" table:style-name="ce26">
            <text:p>33 564</text:p>
          </table:table-cell>
          <table:table-cell office:value-type="float" office:value="38576" table:style-name="ce26">
            <text:p>38 576</text:p>
          </table:table-cell>
          <table:table-cell office:value-type="float" office:value="51598" table:style-name="ce26">
            <text:p>51 598</text:p>
          </table:table-cell>
          <table:table-cell office:value-type="float" office:value="41672" table:style-name="ce26">
            <text:p>41 672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50 bis 54</text:p>
          </table:table-cell>
          <table:table-cell office:value-type="float" office:value="19192" table:style-name="ce26">
            <text:p>19 192</text:p>
          </table:table-cell>
          <table:table-cell office:value-type="float" office:value="19773" table:style-name="ce26">
            <text:p>19 773</text:p>
          </table:table-cell>
          <table:table-cell office:value-type="float" office:value="22228" table:style-name="ce26">
            <text:p>22 228</text:p>
          </table:table-cell>
          <table:table-cell office:value-type="float" office:value="23472" table:style-name="ce26">
            <text:p>23 472</text:p>
          </table:table-cell>
          <table:table-cell office:value-type="float" office:value="24570" table:style-name="ce26">
            <text:p>24 570</text:p>
          </table:table-cell>
          <table:table-cell office:value-type="float" office:value="25991" table:style-name="ce26">
            <text:p>25 991</text:p>
          </table:table-cell>
          <table:table-cell office:value-type="float" office:value="34196" table:style-name="ce26">
            <text:p>34 196</text:p>
          </table:table-cell>
          <table:table-cell office:value-type="float" office:value="34665" table:style-name="ce26">
            <text:p>34 665</text:p>
          </table:table-cell>
          <table:table-cell office:value-type="float" office:value="23246" table:style-name="ce26">
            <text:p>23 246</text:p>
          </table:table-cell>
          <table:table-cell office:value-type="float" office:value="34291" table:style-name="ce26">
            <text:p>34 291</text:p>
          </table:table-cell>
          <table:table-cell office:value-type="float" office:value="35969" table:style-name="ce26">
            <text:p>35 969</text:p>
          </table:table-cell>
          <table:table-cell office:value-type="float" office:value="36455" table:style-name="ce26">
            <text:p>36 455</text:p>
          </table:table-cell>
          <table:table-cell office:value-type="float" office:value="46151" table:style-name="ce26">
            <text:p>46 151</text:p>
          </table:table-cell>
          <table:table-cell office:value-type="float" office:value="48862" table:style-name="ce26">
            <text:p>48 862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55 bis 59</text:p>
          </table:table-cell>
          <table:table-cell office:value-type="float" office:value="16786" table:style-name="ce26">
            <text:p>16 786</text:p>
          </table:table-cell>
          <table:table-cell office:value-type="float" office:value="17447" table:style-name="ce26">
            <text:p>17 447</text:p>
          </table:table-cell>
          <table:table-cell office:value-type="float" office:value="18990" table:style-name="ce26">
            <text:p>18 990</text:p>
          </table:table-cell>
          <table:table-cell office:value-type="float" office:value="21375" table:style-name="ce26">
            <text:p>21 375</text:p>
          </table:table-cell>
          <table:table-cell office:value-type="float" office:value="21028" table:style-name="ce26">
            <text:p>21 028</text:p>
          </table:table-cell>
          <table:table-cell office:value-type="float" office:value="23954" table:style-name="ce26">
            <text:p>23 954</text:p>
          </table:table-cell>
          <table:table-cell office:value-type="float" office:value="26352" table:style-name="ce26">
            <text:p>26 352</text:p>
          </table:table-cell>
          <table:table-cell office:value-type="float" office:value="34130" table:style-name="ce26">
            <text:p>34 130</text:p>
          </table:table-cell>
          <table:table-cell office:value-type="float" office:value="28627" table:style-name="ce26">
            <text:p>28 627</text:p>
          </table:table-cell>
          <table:table-cell office:value-type="float" office:value="30186" table:style-name="ce26">
            <text:p>30 186</text:p>
          </table:table-cell>
          <table:table-cell office:value-type="float" office:value="28399" table:style-name="ce26">
            <text:p>28 399</text:p>
          </table:table-cell>
          <table:table-cell office:value-type="float" office:value="30908" table:style-name="ce26">
            <text:p>30 908</text:p>
          </table:table-cell>
          <table:table-cell office:value-type="float" office:value="37691" table:style-name="ce26">
            <text:p>37 691</text:p>
          </table:table-cell>
          <table:table-cell office:value-type="float" office:value="50684" table:style-name="ce26">
            <text:p>50 684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60 bis 64</text:p>
          </table:table-cell>
          <table:table-cell office:value-type="float" office:value="12718" table:style-name="ce26">
            <text:p>12 718</text:p>
          </table:table-cell>
          <table:table-cell office:value-type="float" office:value="14408" table:style-name="ce26">
            <text:p>14 408</text:p>
          </table:table-cell>
          <table:table-cell office:value-type="float" office:value="14943" table:style-name="ce26">
            <text:p>14 943</text:p>
          </table:table-cell>
          <table:table-cell office:value-type="float" office:value="16755" table:style-name="ce26">
            <text:p>16 755</text:p>
          </table:table-cell>
          <table:table-cell office:value-type="float" office:value="17546" table:style-name="ce26">
            <text:p>17 546</text:p>
          </table:table-cell>
          <table:table-cell office:value-type="float" office:value="20545" table:style-name="ce26">
            <text:p>20 545</text:p>
          </table:table-cell>
          <table:table-cell office:value-type="float" office:value="22573" table:style-name="ce26">
            <text:p>22 573</text:p>
          </table:table-cell>
          <table:table-cell office:value-type="float" office:value="28078" table:style-name="ce26">
            <text:p>28 078</text:p>
          </table:table-cell>
          <table:table-cell office:value-type="float" office:value="29529" table:style-name="ce26">
            <text:p>29 529</text:p>
          </table:table-cell>
          <table:table-cell office:value-type="float" office:value="20021" table:style-name="ce26">
            <text:p>20 021</text:p>
          </table:table-cell>
          <table:table-cell office:value-type="float" office:value="30000" table:style-name="ce26">
            <text:p>30 000</text:p>
          </table:table-cell>
          <table:table-cell office:value-type="float" office:value="32621" table:style-name="ce26">
            <text:p>32 621</text:p>
          </table:table-cell>
          <table:table-cell office:value-type="float" office:value="33425" table:style-name="ce26">
            <text:p>33 425</text:p>
          </table:table-cell>
          <table:table-cell office:value-type="float" office:value="43781" table:style-name="ce26">
            <text:p>43 781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65 bis 69</text:p>
          </table:table-cell>
          <table:table-cell office:value-type="float" office:value="9540" table:style-name="ce26">
            <text:p>9 540</text:p>
          </table:table-cell>
          <table:table-cell office:value-type="float" office:value="10589" table:style-name="ce26">
            <text:p>10 589</text:p>
          </table:table-cell>
          <table:table-cell office:value-type="float" office:value="11392" table:style-name="ce26">
            <text:p>11 392</text:p>
          </table:table-cell>
          <table:table-cell office:value-type="float" office:value="12489" table:style-name="ce26">
            <text:p>12 489</text:p>
          </table:table-cell>
          <table:table-cell office:value-type="float" office:value="14182" table:style-name="ce26">
            <text:p>14 182</text:p>
          </table:table-cell>
          <table:table-cell office:value-type="float" office:value="16431" table:style-name="ce26">
            <text:p>16 431</text:p>
          </table:table-cell>
          <table:table-cell office:value-type="float" office:value="19085" table:style-name="ce26">
            <text:p>19 085</text:p>
          </table:table-cell>
          <table:table-cell office:value-type="float" office:value="19792" table:style-name="ce26">
            <text:p>19 792</text:p>
          </table:table-cell>
          <table:table-cell office:value-type="float" office:value="25811" table:style-name="ce26">
            <text:p>25 811</text:p>
          </table:table-cell>
          <table:table-cell office:value-type="float" office:value="22428" table:style-name="ce26">
            <text:p>22 428</text:p>
          </table:table-cell>
          <table:table-cell office:value-type="float" office:value="24588" table:style-name="ce26">
            <text:p>24 588</text:p>
          </table:table-cell>
          <table:table-cell office:value-type="float" office:value="23930" table:style-name="ce26">
            <text:p>23 930</text:p>
          </table:table-cell>
          <table:table-cell office:value-type="float" office:value="27385" table:style-name="ce26">
            <text:p>27 385</text:p>
          </table:table-cell>
          <table:table-cell office:value-type="float" office:value="34249" table:style-name="ce26">
            <text:p>34 249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70 bis 74</text:p>
          </table:table-cell>
          <table:table-cell office:value-type="float" office:value="5552" table:style-name="ce26">
            <text:p>5 552</text:p>
          </table:table-cell>
          <table:table-cell office:value-type="float" office:value="6426" table:style-name="ce26">
            <text:p>6 426</text:p>
          </table:table-cell>
          <table:table-cell office:value-type="float" office:value="7509" table:style-name="ce26">
            <text:p>7 509</text:p>
          </table:table-cell>
          <table:table-cell office:value-type="float" office:value="7925" table:style-name="ce26">
            <text:p>7 925</text:p>
          </table:table-cell>
          <table:table-cell office:value-type="float" office:value="9125" table:style-name="ce26">
            <text:p>9 125</text:p>
          </table:table-cell>
          <table:table-cell office:value-type="float" office:value="11575" table:style-name="ce26">
            <text:p>11 575</text:p>
          </table:table-cell>
          <table:table-cell office:value-type="float" office:value="14236" table:style-name="ce26">
            <text:p>14 236</text:p>
          </table:table-cell>
          <table:table-cell office:value-type="float" office:value="14717" table:style-name="ce26">
            <text:p>14 717</text:p>
          </table:table-cell>
          <table:table-cell office:value-type="float" office:value="18013" table:style-name="ce26">
            <text:p>18 013</text:p>
          </table:table-cell>
          <table:table-cell office:value-type="float" office:value="20079" table:style-name="ce26">
            <text:p>20 079</text:p>
          </table:table-cell>
          <table:table-cell office:value-type="float" office:value="14569" table:style-name="ce26">
            <text:p>14 569</text:p>
          </table:table-cell>
          <table:table-cell office:value-type="float" office:value="22769" table:style-name="ce26">
            <text:p>22 769</text:p>
          </table:table-cell>
          <table:table-cell office:value-type="float" office:value="28375" table:style-name="ce26">
            <text:p>28 375</text:p>
          </table:table-cell>
          <table:table-cell office:value-type="float" office:value="28381" table:style-name="ce26">
            <text:p>28 381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75 bis 79</text:p>
          </table:table-cell>
          <table:table-cell office:value-type="float" office:value="2674" table:style-name="ce26">
            <text:p>2 674</text:p>
          </table:table-cell>
          <table:table-cell office:value-type="float" office:value="3183" table:style-name="ce26">
            <text:p>3 183</text:p>
          </table:table-cell>
          <table:table-cell office:value-type="float" office:value="3893" table:style-name="ce26">
            <text:p>3 893</text:p>
          </table:table-cell>
          <table:table-cell office:value-type="float" office:value="4344" table:style-name="ce26">
            <text:p>4 344</text:p>
          </table:table-cell>
          <table:table-cell office:value-type="float" office:value="5071" table:style-name="ce26">
            <text:p>5 071</text:p>
          </table:table-cell>
          <table:table-cell office:value-type="float" office:value="6238" table:style-name="ce26">
            <text:p>6 238</text:p>
          </table:table-cell>
          <table:table-cell office:value-type="float" office:value="9014" table:style-name="ce26">
            <text:p>9 014</text:p>
          </table:table-cell>
          <table:table-cell office:value-type="float" office:value="9868" table:style-name="ce26">
            <text:p>9 868</text:p>
          </table:table-cell>
          <table:table-cell office:value-type="float" office:value="10055" table:style-name="ce26">
            <text:p>10 055</text:p>
          </table:table-cell>
          <table:table-cell office:value-type="float" office:value="13400" table:style-name="ce26">
            <text:p>13 400</text:p>
          </table:table-cell>
          <table:table-cell office:value-type="float" office:value="13142" table:style-name="ce26">
            <text:p>13 142</text:p>
          </table:table-cell>
          <table:table-cell office:value-type="float" office:value="15938" table:style-name="ce26">
            <text:p>15 938</text:p>
          </table:table-cell>
          <table:table-cell office:value-type="float" office:value="17278" table:style-name="ce26">
            <text:p>17 278</text:p>
          </table:table-cell>
          <table:table-cell office:value-type="float" office:value="21105" table:style-name="ce26">
            <text:p>21 105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80 bis 84</text:p>
          </table:table-cell>
          <table:table-cell office:value-type="float" office:value="968" table:style-name="ce26">
            <text:p>968</text:p>
          </table:table-cell>
          <table:table-cell office:value-type="float" office:value="1144" table:style-name="ce26">
            <text:p>1 144</text:p>
          </table:table-cell>
          <table:table-cell office:value-type="float" office:value="1389" table:style-name="ce26">
            <text:p>1 389</text:p>
          </table:table-cell>
          <table:table-cell office:value-type="float" office:value="1788" table:style-name="ce26">
            <text:p>1 788</text:p>
          </table:table-cell>
          <table:table-cell office:value-type="float" office:value="1961" table:style-name="ce26">
            <text:p>1 961</text:p>
          </table:table-cell>
          <table:table-cell office:value-type="float" office:value="2838" table:style-name="ce26">
            <text:p>2 838</text:p>
          </table:table-cell>
          <table:table-cell office:value-type="float" office:value="4182" table:style-name="ce26">
            <text:p>4 182</text:p>
          </table:table-cell>
          <table:table-cell office:value-type="float" office:value="5067" table:style-name="ce26">
            <text:p>5 067</text:p>
          </table:table-cell>
          <table:table-cell office:value-type="float" office:value="5093" table:style-name="ce26">
            <text:p>5 093</text:p>
          </table:table-cell>
          <table:table-cell office:value-type="float" office:value="6374" table:style-name="ce26">
            <text:p>6 374</text:p>
          </table:table-cell>
          <table:table-cell office:value-type="float" office:value="8215" table:style-name="ce26">
            <text:p>8 215</text:p>
          </table:table-cell>
          <table:table-cell office:value-type="float" office:value="7423" table:style-name="ce26">
            <text:p>7 423</text:p>
          </table:table-cell>
          <table:table-cell office:value-type="float" office:value="13441" table:style-name="ce26">
            <text:p>13 441</text:p>
          </table:table-cell>
          <table:table-cell office:value-type="float" office:value="18990" table:style-name="ce26">
            <text:p>18 990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85 bis 89</text:p>
          </table:table-cell>
          <table:table-cell office:value-type="float" office:value="270" table:style-name="ce26">
            <text:p>270</text:p>
          </table:table-cell>
          <table:table-cell office:value-type="float" office:value="268" table:style-name="ce26">
            <text:p>268</text:p>
          </table:table-cell>
          <table:table-cell office:value-type="float" office:value="412" table:style-name="ce26">
            <text:p>412</text:p>
          </table:table-cell>
          <table:table-cell office:value-type="float" office:value="459" table:style-name="ce26">
            <text:p>459</text:p>
          </table:table-cell>
          <table:table-cell office:value-type="float" office:value="526" table:style-name="ce26">
            <text:p>526</text:p>
          </table:table-cell>
          <table:table-cell office:value-type="float" office:value="678" table:style-name="ce26">
            <text:p>678</text:p>
          </table:table-cell>
          <table:table-cell office:value-type="float" office:value="1368" table:style-name="ce26">
            <text:p>1 368</text:p>
          </table:table-cell>
          <table:table-cell office:value-type="float" office:value="1713" table:style-name="ce26">
            <text:p>1 713</text:p>
          </table:table-cell>
          <table:table-cell office:value-type="float" office:value="2002" table:style-name="ce26">
            <text:p>2 002</text:p>
          </table:table-cell>
          <table:table-cell office:value-type="float" office:value="1997" table:style-name="ce26">
            <text:p>1 997</text:p>
          </table:table-cell>
          <table:table-cell office:value-type="float" office:value="3300" table:style-name="ce26">
            <text:p>3 300</text:p>
          </table:table-cell>
          <table:table-cell office:value-type="float" office:value="4045" table:style-name="ce26">
            <text:p>4 045</text:p>
          </table:table-cell>
          <table:table-cell office:value-type="float" office:value="6492" table:style-name="ce26">
            <text:p>6 492</text:p>
          </table:table-cell>
          <table:table-cell office:value-type="float" office:value="8016" table:style-name="ce26">
            <text:p>8 016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90 bis 94</text:p>
          </table:table-cell>
          <table:table-cell office:value-type="float" office:value="46" table:style-name="ce26">
            <text:p>46</text:p>
          </table:table-cell>
          <table:table-cell office:value-type="float" office:value="51" table:style-name="ce26">
            <text:p>51</text:p>
          </table:table-cell>
          <table:table-cell office:value-type="float" office:value="69" table:style-name="ce26">
            <text:p>69</text:p>
          </table:table-cell>
          <table:table-cell office:value-type="float" office:value="63" table:style-name="ce26">
            <text:p>63</text:p>
          </table:table-cell>
          <table:table-cell office:value-type="float" office:value="72" table:style-name="ce26">
            <text:p>72</text:p>
          </table:table-cell>
          <table:table-cell office:value-type="float" office:value="93" table:style-name="ce26">
            <text:p>93</text:p>
          </table:table-cell>
          <table:table-cell office:value-type="float" office:value="204" table:style-name="ce26">
            <text:p>204</text:p>
          </table:table-cell>
          <table:table-cell office:value-type="float" office:value="335" table:style-name="ce26">
            <text:p>335</text:p>
          </table:table-cell>
          <table:table-cell office:value-type="float" office:value="474" table:style-name="ce26">
            <text:p>474</text:p>
          </table:table-cell>
          <table:table-cell office:value-type="float" office:value="484" table:style-name="ce26">
            <text:p>484</text:p>
          </table:table-cell>
          <table:table-cell office:value-type="float" office:value="728" table:style-name="ce26">
            <text:p>728</text:p>
          </table:table-cell>
          <table:table-cell office:value-type="float" office:value="1271" table:style-name="ce26">
            <text:p>1 271</text:p>
          </table:table-cell>
          <table:table-cell office:value-type="float" office:value="1709" table:style-name="ce26">
            <text:p>1 709</text:p>
          </table:table-cell>
          <table:table-cell office:value-type="float" office:value="3188" table:style-name="ce26">
            <text:p>3 188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95 und älter</text:p>
          </table:table-cell>
          <table:table-cell office:value-type="float" office:value="14" table:style-name="ce26">
            <text:p>14</text:p>
          </table:table-cell>
          <table:table-cell office:value-type="float" office:value="7" table:style-name="ce26">
            <text:p>7</text:p>
          </table:table-cell>
          <table:table-cell office:value-type="float" office:value="9" table:style-name="ce26">
            <text:p>9</text:p>
          </table:table-cell>
          <table:table-cell office:value-type="float" office:value="14" table:style-name="ce26">
            <text:p>14</text:p>
          </table:table-cell>
          <table:table-cell office:value-type="float" office:value="12" table:style-name="ce26">
            <text:p>12</text:p>
          </table:table-cell>
          <table:table-cell office:value-type="float" office:value="9" table:style-name="ce26">
            <text:p>9</text:p>
          </table:table-cell>
          <table:table-cell office:value-type="float" office:value="20" table:style-name="ce26">
            <text:p>20</text:p>
          </table:table-cell>
          <table:table-cell office:value-type="float" office:value="44" table:style-name="ce26">
            <text:p>44</text:p>
          </table:table-cell>
          <table:table-cell office:value-type="float" office:value="69" table:style-name="ce26">
            <text:p>69</text:p>
          </table:table-cell>
          <table:table-cell office:value-type="float" office:value="66" table:style-name="ce26">
            <text:p>66</text:p>
          </table:table-cell>
          <table:table-cell office:value-type="float" office:value="63" table:style-name="ce26">
            <text:p>63</text:p>
          </table:table-cell>
          <table:table-cell office:value-type="float" office:value="178" table:style-name="ce26">
            <text:p>178</text:p>
          </table:table-cell>
          <table:table-cell office:value-type="float" office:value="311" table:style-name="ce26">
            <text:p>311</text:p>
          </table:table-cell>
          <table:table-cell office:value-type="float" office:value="583" table:style-name="ce26">
            <text:p>583</text:p>
          </table:table-cell>
          <table:table-cell table:style-name="ce20"/>
          <table:table-cell table:style-name="ce39"/>
          <table:table-cell table:style-name="ce1"/>
          <table:table-cell table:number-columns-repeated="16366"/>
        </table:table-row>
        <table:table-row table:style-name="ro2">
          <table:table-cell table:style-name="ce20"/>
          <table:table-cell office:value-type="string" table:number-columns-spanned="14" table:number-rows-spanned="1" table:style-name="ce36">
            <text:p>Frauen</text:p>
          </table:table-cell>
          <table:covered-table-cell table:number-columns-repeated="13"/>
          <table:table-cell table:style-name="ce20"/>
          <table:table-cell table:number-columns-repeated="2" table:style-name="ce1"/>
          <table:table-cell table:number-columns-repeated="16366"/>
        </table:table-row>
        <table:table-row table:style-name="ro2">
          <table:table-cell office:value-type="string" table:style-name="ce20">
            <text:p>Zusammen</text:p>
          </table:table-cell>
          <table:table-cell office:value-type="float" office:value="361533" table:formula="of:=SUM([.B49:.B68])" table:style-name="ce26">
            <text:p>361 533</text:p>
          </table:table-cell>
          <table:table-cell office:value-type="float" office:value="390381" table:formula="of:=SUM([.C49:.C68])" table:style-name="ce26">
            <text:p>390 381</text:p>
          </table:table-cell>
          <table:table-cell office:value-type="float" office:value="414015" table:formula="of:=SUM([.D49:.D68])" table:style-name="ce26">
            <text:p>414 015</text:p>
          </table:table-cell>
          <table:table-cell office:value-type="float" office:value="441651" table:formula="of:=SUM([.E49:.E68])" table:style-name="ce26">
            <text:p>441 651</text:p>
          </table:table-cell>
          <table:table-cell office:value-type="float" office:value="474589" table:formula="of:=SUM([.F49:.F68])" table:style-name="ce26">
            <text:p>474 589</text:p>
          </table:table-cell>
          <table:table-cell office:value-type="float" office:value="516227" table:formula="of:=SUM([.G49:.G68])" table:style-name="ce26">
            <text:p>516 227</text:p>
          </table:table-cell>
          <table:table-cell office:value-type="float" office:value="580510" table:formula="of:=SUM([.H49:.H68])" table:style-name="ce26">
            <text:p>580 510</text:p>
          </table:table-cell>
          <table:table-cell office:value-type="float" office:value="594085" table:formula="of:=SUM([.I49:.I68])" table:style-name="ce26">
            <text:p>594 085</text:p>
          </table:table-cell>
          <table:table-cell office:value-type="float" office:value="621577" table:formula="of:=SUM([.J49:.J68])" table:style-name="ce26">
            <text:p>621 577</text:p>
          </table:table-cell>
          <table:table-cell office:value-type="float" office:value="619998" table:formula="of:=SUM([.K49:.K68])" table:style-name="ce26">
            <text:p>619 998</text:p>
          </table:table-cell>
          <table:table-cell office:value-type="float" office:value="611588" table:formula="of:=SUM([.L49:.L68])" table:style-name="ce26">
            <text:p>611 588</text:p>
          </table:table-cell>
          <table:table-cell office:value-type="float" office:value="608871" table:formula="of:=SUM([.M49:.M68])" table:style-name="ce26">
            <text:p>608 871</text:p>
          </table:table-cell>
          <table:table-cell office:value-type="float" office:value="617551" table:style-name="ce26">
            <text:p>617 551</text:p>
          </table:table-cell>
          <table:table-cell office:value-type="float" office:value="632750" table:style-name="ce26">
            <text:p>632 750</text:p>
          </table:table-cell>
          <table:table-cell table:style-name="ce20"/>
          <table:table-cell table:number-columns-repeated="2" table:style-name="ce41"/>
          <table:table-cell table:number-columns-repeated="16366"/>
        </table:table-row>
        <table:table-row table:style-name="ro2">
          <table:table-cell office:value-type="string" table:style-name="ce25">
            <text:p>0 bis 4</text:p>
          </table:table-cell>
          <table:table-cell office:value-type="float" office:value="37086" table:style-name="ce26">
            <text:p>37 086</text:p>
          </table:table-cell>
          <table:table-cell office:value-type="float" office:value="41718" table:style-name="ce26">
            <text:p>41 718</text:p>
          </table:table-cell>
          <table:table-cell office:value-type="float" office:value="44047" table:style-name="ce26">
            <text:p>44 047</text:p>
          </table:table-cell>
          <table:table-cell office:value-type="float" office:value="47547" table:style-name="ce26">
            <text:p>47 547</text:p>
          </table:table-cell>
          <table:table-cell office:value-type="float" office:value="51502" table:style-name="ce26">
            <text:p>51 502</text:p>
          </table:table-cell>
          <table:table-cell office:value-type="float" office:value="40629" table:style-name="ce26">
            <text:p>40 629</text:p>
          </table:table-cell>
          <table:table-cell office:value-type="float" office:value="46186" table:style-name="ce26">
            <text:p>46 186</text:p>
          </table:table-cell>
          <table:table-cell office:value-type="float" office:value="51261" table:style-name="ce26">
            <text:p>51 261</text:p>
          </table:table-cell>
          <table:table-cell office:value-type="float" office:value="48416" table:style-name="ce26">
            <text:p>48 416</text:p>
          </table:table-cell>
          <table:table-cell office:value-type="float" office:value="34544" table:style-name="ce26">
            <text:p>34 544</text:p>
          </table:table-cell>
          <table:table-cell office:value-type="float" office:value="32761" table:style-name="ce26">
            <text:p>32 761</text:p>
          </table:table-cell>
          <table:table-cell office:value-type="float" office:value="27538" table:style-name="ce26">
            <text:p>27 538</text:p>
          </table:table-cell>
          <table:table-cell office:value-type="float" office:value="25341" table:style-name="ce26">
            <text:p>25 341</text:p>
          </table:table-cell>
          <table:table-cell office:value-type="float" office:value="27576" table:style-name="ce26">
            <text:p>27 576</text:p>
          </table:table-cell>
          <table:table-cell table:style-name="ce20"/>
          <table:table-cell table:style-name="ce41"/>
          <table:table-cell table:number-columns-repeated="16367" table:style-name="ce20"/>
        </table:table-row>
        <table:table-row table:style-name="ro2">
          <table:table-cell office:value-type="string" table:style-name="ce25">
            <text:p>5 bis 9</text:p>
          </table:table-cell>
          <table:table-cell office:value-type="float" office:value="32856" table:style-name="ce26">
            <text:p>32 856</text:p>
          </table:table-cell>
          <table:table-cell office:value-type="float" office:value="36166" table:style-name="ce26">
            <text:p>36 166</text:p>
          </table:table-cell>
          <table:table-cell office:value-type="float" office:value="39362" table:style-name="ce26">
            <text:p>39 362</text:p>
          </table:table-cell>
          <table:table-cell office:value-type="float" office:value="41236" table:style-name="ce26">
            <text:p>41 236</text:p>
          </table:table-cell>
          <table:table-cell office:value-type="float" office:value="46751" table:style-name="ce26">
            <text:p>46 751</text:p>
          </table:table-cell>
          <table:table-cell office:value-type="float" office:value="45482" table:style-name="ce26">
            <text:p>45 482</text:p>
          </table:table-cell>
          <table:table-cell office:value-type="float" office:value="43868" table:style-name="ce26">
            <text:p>43 868</text:p>
          </table:table-cell>
          <table:table-cell office:value-type="float" office:value="43642" table:style-name="ce26">
            <text:p>43 642</text:p>
          </table:table-cell>
          <table:table-cell office:value-type="float" office:value="53356" table:style-name="ce26">
            <text:p>53 356</text:p>
          </table:table-cell>
          <table:table-cell office:value-type="float" office:value="38886" table:style-name="ce26">
            <text:p>38 886</text:p>
          </table:table-cell>
          <table:table-cell office:value-type="float" office:value="34407" table:style-name="ce26">
            <text:p>34 407</text:p>
          </table:table-cell>
          <table:table-cell office:value-type="float" office:value="32057" table:style-name="ce26">
            <text:p>32 057</text:p>
          </table:table-cell>
          <table:table-cell office:value-type="float" office:value="26496" table:style-name="ce26">
            <text:p>26 496</text:p>
          </table:table-cell>
          <table:table-cell office:value-type="float" office:value="27011" table:style-name="ce26">
            <text:p>27 011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10 bis 14</text:p>
          </table:table-cell>
          <table:table-cell office:value-type="float" office:value="31270" table:style-name="ce26">
            <text:p>31 270</text:p>
          </table:table-cell>
          <table:table-cell office:value-type="float" office:value="33502" table:style-name="ce26">
            <text:p>33 502</text:p>
          </table:table-cell>
          <table:table-cell office:value-type="float" office:value="38700" table:style-name="ce26">
            <text:p>38 700</text:p>
          </table:table-cell>
          <table:table-cell office:value-type="float" office:value="40004" table:style-name="ce26">
            <text:p>40 004</text:p>
          </table:table-cell>
          <table:table-cell office:value-type="float" office:value="44383" table:style-name="ce26">
            <text:p>44 383</text:p>
          </table:table-cell>
          <table:table-cell office:value-type="float" office:value="48180" table:style-name="ce26">
            <text:p>48 180</text:p>
          </table:table-cell>
          <table:table-cell office:value-type="float" office:value="46818" table:style-name="ce26">
            <text:p>46 818</text:p>
          </table:table-cell>
          <table:table-cell office:value-type="float" office:value="44346" table:style-name="ce26">
            <text:p>44 346</text:p>
          </table:table-cell>
          <table:table-cell office:value-type="float" office:value="50354" table:style-name="ce26">
            <text:p>50 354</text:p>
          </table:table-cell>
          <table:table-cell office:value-type="float" office:value="48442" table:style-name="ce26">
            <text:p>48 442</text:p>
          </table:table-cell>
          <table:table-cell office:value-type="float" office:value="34054" table:style-name="ce26">
            <text:p>34 054</text:p>
          </table:table-cell>
          <table:table-cell office:value-type="float" office:value="33734" table:style-name="ce26">
            <text:p>33 734</text:p>
          </table:table-cell>
          <table:table-cell office:value-type="float" office:value="28394" table:style-name="ce26">
            <text:p>28 394</text:p>
          </table:table-cell>
          <table:table-cell office:value-type="float" office:value="27066" table:style-name="ce26">
            <text:p>27 066</text:p>
          </table:table-cell>
          <table:table-cell table:style-name="ce20"/>
          <table:table-cell table:style-name="ce41"/>
          <table:table-cell table:style-name="ce40"/>
          <table:table-cell table:number-columns-repeated="16366"/>
        </table:table-row>
        <table:table-row table:style-name="ro2">
          <table:table-cell office:value-type="string" table:style-name="ce25">
            <text:p>15 bis 19</text:p>
          </table:table-cell>
          <table:table-cell office:value-type="float" office:value="32332" table:style-name="ce26">
            <text:p>32 332</text:p>
          </table:table-cell>
          <table:table-cell office:value-type="float" office:value="34276" table:style-name="ce26">
            <text:p>34 276</text:p>
          </table:table-cell>
          <table:table-cell office:value-type="float" office:value="35675" table:style-name="ce26">
            <text:p>35 675</text:p>
          </table:table-cell>
          <table:table-cell office:value-type="float" office:value="39256" table:style-name="ce26">
            <text:p>39 256</text:p>
          </table:table-cell>
          <table:table-cell office:value-type="float" office:value="40753" table:style-name="ce26">
            <text:p>40 753</text:p>
          </table:table-cell>
          <table:table-cell office:value-type="float" office:value="31764" table:style-name="ce26">
            <text:p>31 764</text:p>
          </table:table-cell>
          <table:table-cell office:value-type="float" office:value="36748" table:style-name="ce26">
            <text:p>36 748</text:p>
          </table:table-cell>
          <table:table-cell office:value-type="float" office:value="41179" table:style-name="ce26">
            <text:p>41 179</text:p>
          </table:table-cell>
          <table:table-cell office:value-type="float" office:value="43902" table:style-name="ce26">
            <text:p>43 902</text:p>
          </table:table-cell>
          <table:table-cell office:value-type="float" office:value="53803" table:style-name="ce26">
            <text:p>53 803</text:p>
          </table:table-cell>
          <table:table-cell office:value-type="float" office:value="38784" table:style-name="ce26">
            <text:p>38 784</text:p>
          </table:table-cell>
          <table:table-cell office:value-type="float" office:value="35361" table:style-name="ce26">
            <text:p>35 361</text:p>
          </table:table-cell>
          <table:table-cell office:value-type="float" office:value="33210" table:style-name="ce26">
            <text:p>33 210</text:p>
          </table:table-cell>
          <table:table-cell office:value-type="float" office:value="27988" table:style-name="ce26">
            <text:p>27 988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20 bis 24</text:p>
          </table:table-cell>
          <table:table-cell office:value-type="float" office:value="30858" table:style-name="ce26">
            <text:p>30 858</text:p>
          </table:table-cell>
          <table:table-cell office:value-type="float" office:value="31594" table:style-name="ce26">
            <text:p>31 594</text:p>
          </table:table-cell>
          <table:table-cell office:value-type="float" office:value="33125" table:style-name="ce26">
            <text:p>33 125</text:p>
          </table:table-cell>
          <table:table-cell office:value-type="float" office:value="36911" table:style-name="ce26">
            <text:p>36 911</text:p>
          </table:table-cell>
          <table:table-cell office:value-type="float" office:value="38273" table:style-name="ce26">
            <text:p>38 273</text:p>
          </table:table-cell>
          <table:table-cell office:value-type="float" office:value="43766" table:style-name="ce26">
            <text:p>43 766</text:p>
          </table:table-cell>
          <table:table-cell office:value-type="float" office:value="40037" table:style-name="ce26">
            <text:p>40 037</text:p>
          </table:table-cell>
          <table:table-cell office:value-type="float" office:value="39807" table:style-name="ce26">
            <text:p>39 807</text:p>
          </table:table-cell>
          <table:table-cell office:value-type="float" office:value="41739" table:style-name="ce26">
            <text:p>41 739</text:p>
          </table:table-cell>
          <table:table-cell office:value-type="float" office:value="48980" table:style-name="ce26">
            <text:p>48 980</text:p>
          </table:table-cell>
          <table:table-cell office:value-type="float" office:value="47812" table:style-name="ce26">
            <text:p>47 812</text:p>
          </table:table-cell>
          <table:table-cell office:value-type="float" office:value="34863" table:style-name="ce26">
            <text:p>34 863</text:p>
          </table:table-cell>
          <table:table-cell office:value-type="float" office:value="37828" table:style-name="ce26">
            <text:p>37 828</text:p>
          </table:table-cell>
          <table:table-cell office:value-type="float" office:value="32307" table:style-name="ce26">
            <text:p>32 307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25 bis 29</text:p>
          </table:table-cell>
          <table:table-cell office:value-type="float" office:value="30715" table:style-name="ce26">
            <text:p>30 715</text:p>
          </table:table-cell>
          <table:table-cell office:value-type="float" office:value="30342" table:style-name="ce26">
            <text:p>30 342</text:p>
          </table:table-cell>
          <table:table-cell office:value-type="float" office:value="32020" table:style-name="ce26">
            <text:p>32 020</text:p>
          </table:table-cell>
          <table:table-cell office:value-type="float" office:value="33894" table:style-name="ce26">
            <text:p>33 894</text:p>
          </table:table-cell>
          <table:table-cell office:value-type="float" office:value="36000" table:style-name="ce26">
            <text:p>36 000</text:p>
          </table:table-cell>
          <table:table-cell office:value-type="float" office:value="41677" table:style-name="ce26">
            <text:p>41 677</text:p>
          </table:table-cell>
          <table:table-cell office:value-type="float" office:value="48191" table:style-name="ce26">
            <text:p>48 191</text:p>
          </table:table-cell>
          <table:table-cell office:value-type="float" office:value="32737" table:style-name="ce26">
            <text:p>32 737</text:p>
          </table:table-cell>
          <table:table-cell office:value-type="float" office:value="36220" table:style-name="ce26">
            <text:p>36 220</text:p>
          </table:table-cell>
          <table:table-cell office:value-type="float" office:value="40283" table:style-name="ce26">
            <text:p>40 283</text:p>
          </table:table-cell>
          <table:table-cell office:value-type="float" office:value="50367" table:style-name="ce26">
            <text:p>50 367</text:p>
          </table:table-cell>
          <table:table-cell office:value-type="float" office:value="39038" table:style-name="ce26">
            <text:p>39 038</text:p>
          </table:table-cell>
          <table:table-cell office:value-type="float" office:value="38102" table:style-name="ce26">
            <text:p>38 102</text:p>
          </table:table-cell>
          <table:table-cell office:value-type="float" office:value="38227" table:style-name="ce26">
            <text:p>38 227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30 bis 34</text:p>
          </table:table-cell>
          <table:table-cell office:value-type="float" office:value="28083" table:style-name="ce26">
            <text:p>28 083</text:p>
          </table:table-cell>
          <table:table-cell office:value-type="float" office:value="29183" table:style-name="ce26">
            <text:p>29 183</text:p>
          </table:table-cell>
          <table:table-cell office:value-type="float" office:value="29235" table:style-name="ce26">
            <text:p>29 235</text:p>
          </table:table-cell>
          <table:table-cell office:value-type="float" office:value="31022" table:style-name="ce26">
            <text:p>31 022</text:p>
          </table:table-cell>
          <table:table-cell office:value-type="float" office:value="33784" table:style-name="ce26">
            <text:p>33 784</text:p>
          </table:table-cell>
          <table:table-cell office:value-type="float" office:value="40962" table:style-name="ce26">
            <text:p>40 962</text:p>
          </table:table-cell>
          <table:table-cell office:value-type="float" office:value="34645" table:style-name="ce26">
            <text:p>34 645</text:p>
          </table:table-cell>
          <table:table-cell office:value-type="float" office:value="37948" table:style-name="ce26">
            <text:p>37 948</text:p>
          </table:table-cell>
          <table:table-cell office:value-type="float" office:value="38136" table:style-name="ce26">
            <text:p>38 136</text:p>
          </table:table-cell>
          <table:table-cell office:value-type="float" office:value="39079" table:style-name="ce26">
            <text:p>39 079</text:p>
          </table:table-cell>
          <table:table-cell office:value-type="float" office:value="46039" table:style-name="ce26">
            <text:p>46 039</text:p>
          </table:table-cell>
          <table:table-cell office:value-type="float" office:value="46423" table:style-name="ce26">
            <text:p>46 423</text:p>
          </table:table-cell>
          <table:table-cell office:value-type="float" office:value="37145" table:style-name="ce26">
            <text:p>37 145</text:p>
          </table:table-cell>
          <table:table-cell office:value-type="float" office:value="40178" table:style-name="ce26">
            <text:p>40 178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35 bis 39</text:p>
          </table:table-cell>
          <table:table-cell office:value-type="float" office:value="26446" table:style-name="ce26">
            <text:p>26 446</text:p>
          </table:table-cell>
          <table:table-cell office:value-type="float" office:value="28673" table:style-name="ce26">
            <text:p>28 673</text:p>
          </table:table-cell>
          <table:table-cell office:value-type="float" office:value="27322" table:style-name="ce26">
            <text:p>27 322</text:p>
          </table:table-cell>
          <table:table-cell office:value-type="float" office:value="29302" table:style-name="ce26">
            <text:p>29 302</text:p>
          </table:table-cell>
          <table:table-cell office:value-type="float" office:value="31170" table:style-name="ce26">
            <text:p>31 170</text:p>
          </table:table-cell>
          <table:table-cell office:value-type="float" office:value="38301" table:style-name="ce26">
            <text:p>38 301</text:p>
          </table:table-cell>
          <table:table-cell office:value-type="float" office:value="40545" table:style-name="ce26">
            <text:p>40 545</text:p>
          </table:table-cell>
          <table:table-cell office:value-type="float" office:value="45816" table:style-name="ce26">
            <text:p>45 816</text:p>
          </table:table-cell>
          <table:table-cell office:value-type="float" office:value="32157" table:style-name="ce26">
            <text:p>32 157</text:p>
          </table:table-cell>
          <table:table-cell office:value-type="float" office:value="35083" table:style-name="ce26">
            <text:p>35 083</text:p>
          </table:table-cell>
          <table:table-cell office:value-type="float" office:value="38803" table:style-name="ce26">
            <text:p>38 803</text:p>
          </table:table-cell>
          <table:table-cell office:value-type="float" office:value="49485" table:style-name="ce26">
            <text:p>49 485</text:p>
          </table:table-cell>
          <table:table-cell office:value-type="float" office:value="39600" table:style-name="ce26">
            <text:p>39 600</text:p>
          </table:table-cell>
          <table:table-cell office:value-type="float" office:value="40285" table:style-name="ce26">
            <text:p>40 285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40 bis 44</text:p>
          </table:table-cell>
          <table:table-cell office:value-type="float" office:value="24012" table:style-name="ce26">
            <text:p>24 012</text:p>
          </table:table-cell>
          <table:table-cell office:value-type="float" office:value="26039" table:style-name="ce26">
            <text:p>26 039</text:p>
          </table:table-cell>
          <table:table-cell office:value-type="float" office:value="25740" table:style-name="ce26">
            <text:p>25 740</text:p>
          </table:table-cell>
          <table:table-cell office:value-type="float" office:value="26969" table:style-name="ce26">
            <text:p>26 969</text:p>
          </table:table-cell>
          <table:table-cell office:value-type="float" office:value="28577" table:style-name="ce26">
            <text:p>28 577</text:p>
          </table:table-cell>
          <table:table-cell office:value-type="float" office:value="33871" table:style-name="ce26">
            <text:p>33 871</text:p>
          </table:table-cell>
          <table:table-cell office:value-type="float" office:value="43416" table:style-name="ce26">
            <text:p>43 416</text:p>
          </table:table-cell>
          <table:table-cell office:value-type="float" office:value="31949" table:style-name="ce26">
            <text:p>31 949</text:p>
          </table:table-cell>
          <table:table-cell office:value-type="float" office:value="36959" table:style-name="ce26">
            <text:p>36 959</text:p>
          </table:table-cell>
          <table:table-cell office:value-type="float" office:value="37531" table:style-name="ce26">
            <text:p>37 531</text:p>
          </table:table-cell>
          <table:table-cell office:value-type="float" office:value="38077" table:style-name="ce26">
            <text:p>38 077</text:p>
          </table:table-cell>
          <table:table-cell office:value-type="float" office:value="45796" table:style-name="ce26">
            <text:p>45 796</text:p>
          </table:table-cell>
          <table:table-cell office:value-type="float" office:value="47029" table:style-name="ce26">
            <text:p>47 029</text:p>
          </table:table-cell>
          <table:table-cell office:value-type="float" office:value="39113" table:style-name="ce26">
            <text:p>39 113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45 bis 49</text:p>
          </table:table-cell>
          <table:table-cell office:value-type="float" office:value="22099" table:style-name="ce26">
            <text:p>22 099</text:p>
          </table:table-cell>
          <table:table-cell office:value-type="float" office:value="23493" table:style-name="ce26">
            <text:p>23 493</text:p>
          </table:table-cell>
          <table:table-cell office:value-type="float" office:value="25221" table:style-name="ce26">
            <text:p>25 221</text:p>
          </table:table-cell>
          <table:table-cell office:value-type="float" office:value="24663" table:style-name="ce26">
            <text:p>24 663</text:p>
          </table:table-cell>
          <table:table-cell office:value-type="float" office:value="26842" table:style-name="ce26">
            <text:p>26 842</text:p>
          </table:table-cell>
          <table:table-cell office:value-type="float" office:value="33133" table:style-name="ce26">
            <text:p>33 133</text:p>
          </table:table-cell>
          <table:table-cell office:value-type="float" office:value="41035" table:style-name="ce26">
            <text:p>41 035</text:p>
          </table:table-cell>
          <table:table-cell office:value-type="float" office:value="39010" table:style-name="ce26">
            <text:p>39 010</text:p>
          </table:table-cell>
          <table:table-cell office:value-type="float" office:value="44392" table:style-name="ce26">
            <text:p>44 392</text:p>
          </table:table-cell>
          <table:table-cell office:value-type="float" office:value="31420" table:style-name="ce26">
            <text:p>31 420</text:p>
          </table:table-cell>
          <table:table-cell office:value-type="float" office:value="34209" table:style-name="ce26">
            <text:p>34 209</text:p>
          </table:table-cell>
          <table:table-cell office:value-type="float" office:value="38519" table:style-name="ce26">
            <text:p>38 519</text:p>
          </table:table-cell>
          <table:table-cell office:value-type="float" office:value="49928" table:style-name="ce26">
            <text:p>49 928</text:p>
          </table:table-cell>
          <table:table-cell office:value-type="float" office:value="41336" table:style-name="ce26">
            <text:p>41 336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50 bis 54</text:p>
          </table:table-cell>
          <table:table-cell office:value-type="float" office:value="18830" table:style-name="ce26">
            <text:p>18 830</text:p>
          </table:table-cell>
          <table:table-cell office:value-type="float" office:value="20373" table:style-name="ce26">
            <text:p>20 373</text:p>
          </table:table-cell>
          <table:table-cell office:value-type="float" office:value="22477" table:style-name="ce26">
            <text:p>22 477</text:p>
          </table:table-cell>
          <table:table-cell office:value-type="float" office:value="22974" table:style-name="ce26">
            <text:p>22 974</text:p>
          </table:table-cell>
          <table:table-cell office:value-type="float" office:value="24280" table:style-name="ce26">
            <text:p>24 280</text:p>
          </table:table-cell>
          <table:table-cell office:value-type="float" office:value="29082" table:style-name="ce26">
            <text:p>29 082</text:p>
          </table:table-cell>
          <table:table-cell office:value-type="float" office:value="37994" table:style-name="ce26">
            <text:p>37 994</text:p>
          </table:table-cell>
          <table:table-cell office:value-type="float" office:value="40796" table:style-name="ce26">
            <text:p>40 796</text:p>
          </table:table-cell>
          <table:table-cell office:value-type="float" office:value="31361" table:style-name="ce26">
            <text:p>31 361</text:p>
          </table:table-cell>
          <table:table-cell office:value-type="float" office:value="35892" table:style-name="ce26">
            <text:p>35 892</text:p>
          </table:table-cell>
          <table:table-cell office:value-type="float" office:value="36519" table:style-name="ce26">
            <text:p>36 519</text:p>
          </table:table-cell>
          <table:table-cell office:value-type="float" office:value="37307" table:style-name="ce26">
            <text:p>37 307</text:p>
          </table:table-cell>
          <table:table-cell office:value-type="float" office:value="46022" table:style-name="ce26">
            <text:p>46 022</text:p>
          </table:table-cell>
          <table:table-cell office:value-type="float" office:value="47885" table:style-name="ce26">
            <text:p>47 885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55 bis 59</text:p>
          </table:table-cell>
          <table:table-cell office:value-type="float" office:value="16546" table:style-name="ce26">
            <text:p>16 546</text:p>
          </table:table-cell>
          <table:table-cell office:value-type="float" office:value="17952" table:style-name="ce26">
            <text:p>17 952</text:p>
          </table:table-cell>
          <table:table-cell office:value-type="float" office:value="19568" table:style-name="ce26">
            <text:p>19 568</text:p>
          </table:table-cell>
          <table:table-cell office:value-type="float" office:value="21354" table:style-name="ce26">
            <text:p>21 354</text:p>
          </table:table-cell>
          <table:table-cell office:value-type="float" office:value="21323" table:style-name="ce26">
            <text:p>21 323</text:p>
          </table:table-cell>
          <table:table-cell office:value-type="float" office:value="26567" table:style-name="ce26">
            <text:p>26 567</text:p>
          </table:table-cell>
          <table:table-cell office:value-type="float" office:value="33046" table:style-name="ce26">
            <text:p>33 046</text:p>
          </table:table-cell>
          <table:table-cell office:value-type="float" office:value="37816" table:style-name="ce26">
            <text:p>37 816</text:p>
          </table:table-cell>
          <table:table-cell office:value-type="float" office:value="36337" table:style-name="ce26">
            <text:p>36 337</text:p>
          </table:table-cell>
          <table:table-cell office:value-type="float" office:value="42386" table:style-name="ce26">
            <text:p>42 386</text:p>
          </table:table-cell>
          <table:table-cell office:value-type="float" office:value="30369" table:style-name="ce26">
            <text:p>30 369</text:p>
          </table:table-cell>
          <table:table-cell office:value-type="float" office:value="33139" table:style-name="ce26">
            <text:p>33 139</text:p>
          </table:table-cell>
          <table:table-cell office:value-type="float" office:value="38697" table:style-name="ce26">
            <text:p>38 697</text:p>
          </table:table-cell>
          <table:table-cell office:value-type="float" office:value="49910" table:style-name="ce26">
            <text:p>49 910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60 bis 64</text:p>
          </table:table-cell>
          <table:table-cell office:value-type="float" office:value="12383" table:style-name="ce26">
            <text:p>12 383</text:p>
          </table:table-cell>
          <table:table-cell office:value-type="float" office:value="14469" table:style-name="ce26">
            <text:p>14 469</text:p>
          </table:table-cell>
          <table:table-cell office:value-type="float" office:value="15847" table:style-name="ce26">
            <text:p>15 847</text:p>
          </table:table-cell>
          <table:table-cell office:value-type="float" office:value="17425" table:style-name="ce26">
            <text:p>17 425</text:p>
          </table:table-cell>
          <table:table-cell office:value-type="float" office:value="17903" table:style-name="ce26">
            <text:p>17 903</text:p>
          </table:table-cell>
          <table:table-cell office:value-type="float" office:value="21683" table:style-name="ce26">
            <text:p>21 683</text:p>
          </table:table-cell>
          <table:table-cell office:value-type="float" office:value="28565" table:style-name="ce26">
            <text:p>28 565</text:p>
          </table:table-cell>
          <table:table-cell office:value-type="float" office:value="33868" table:style-name="ce26">
            <text:p>33 868</text:p>
          </table:table-cell>
          <table:table-cell office:value-type="float" office:value="37365" table:style-name="ce26">
            <text:p>37 365</text:p>
          </table:table-cell>
          <table:table-cell office:value-type="float" office:value="29173" table:style-name="ce26">
            <text:p>29 173</text:p>
          </table:table-cell>
          <table:table-cell office:value-type="float" office:value="34025" table:style-name="ce26">
            <text:p>34 025</text:p>
          </table:table-cell>
          <table:table-cell office:value-type="float" office:value="35161" table:style-name="ce26">
            <text:p>35 161</text:p>
          </table:table-cell>
          <table:table-cell office:value-type="float" office:value="36028" table:style-name="ce26">
            <text:p>36 028</text:p>
          </table:table-cell>
          <table:table-cell office:value-type="float" office:value="45273" table:style-name="ce26">
            <text:p>45 273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65 bis 69</text:p>
          </table:table-cell>
          <table:table-cell office:value-type="float" office:value="8845" table:style-name="ce26">
            <text:p>8 845</text:p>
          </table:table-cell>
          <table:table-cell office:value-type="float" office:value="10735" table:style-name="ce26">
            <text:p>10 735</text:p>
          </table:table-cell>
          <table:table-cell office:value-type="float" office:value="12133" table:style-name="ce26">
            <text:p>12 133</text:p>
          </table:table-cell>
          <table:table-cell office:value-type="float" office:value="13264" table:style-name="ce26">
            <text:p>13 264</text:p>
          </table:table-cell>
          <table:table-cell office:value-type="float" office:value="14661" table:style-name="ce26">
            <text:p>14 661</text:p>
          </table:table-cell>
          <table:table-cell office:value-type="float" office:value="17409" table:style-name="ce26">
            <text:p>17 409</text:p>
          </table:table-cell>
          <table:table-cell office:value-type="float" office:value="23497" table:style-name="ce26">
            <text:p>23 497</text:p>
          </table:table-cell>
          <table:table-cell office:value-type="float" office:value="27785" table:style-name="ce26">
            <text:p>27 785</text:p>
          </table:table-cell>
          <table:table-cell office:value-type="float" office:value="32871" table:style-name="ce26">
            <text:p>32 871</text:p>
          </table:table-cell>
          <table:table-cell office:value-type="float" office:value="32228" table:style-name="ce26">
            <text:p>32 228</text:p>
          </table:table-cell>
          <table:table-cell office:value-type="float" office:value="38539" table:style-name="ce26">
            <text:p>38 539</text:p>
          </table:table-cell>
          <table:table-cell office:value-type="float" office:value="28333" table:style-name="ce26">
            <text:p>28 333</text:p>
          </table:table-cell>
          <table:table-cell office:value-type="float" office:value="31213" table:style-name="ce26">
            <text:p>31 213</text:p>
          </table:table-cell>
          <table:table-cell office:value-type="float" office:value="37277" table:style-name="ce26">
            <text:p>37 277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70 bis 74</text:p>
          </table:table-cell>
          <table:table-cell office:value-type="float" office:value="5366" table:style-name="ce26">
            <text:p>5 366</text:p>
          </table:table-cell>
          <table:table-cell office:value-type="float" office:value="6801" table:style-name="ce26">
            <text:p>6 801</text:p>
          </table:table-cell>
          <table:table-cell office:value-type="float" office:value="7617" table:style-name="ce26">
            <text:p>7 617</text:p>
          </table:table-cell>
          <table:table-cell office:value-type="float" office:value="8591" table:style-name="ce26">
            <text:p>8 591</text:p>
          </table:table-cell>
          <table:table-cell office:value-type="float" office:value="9808" table:style-name="ce26">
            <text:p>9 808</text:p>
          </table:table-cell>
          <table:table-cell office:value-type="float" office:value="12386" table:style-name="ce26">
            <text:p>12 386</text:p>
          </table:table-cell>
          <table:table-cell office:value-type="float" office:value="17775" table:style-name="ce26">
            <text:p>17 775</text:p>
          </table:table-cell>
          <table:table-cell office:value-type="float" office:value="21225" table:style-name="ce26">
            <text:p>21 225</text:p>
          </table:table-cell>
          <table:table-cell office:value-type="float" office:value="25953" table:style-name="ce26">
            <text:p>25 953</text:p>
          </table:table-cell>
          <table:table-cell office:value-type="float" office:value="30435" table:style-name="ce26">
            <text:p>30 435</text:p>
          </table:table-cell>
          <table:table-cell office:value-type="float" office:value="25026" table:style-name="ce26">
            <text:p>25 026</text:p>
          </table:table-cell>
          <table:table-cell office:value-type="float" office:value="29873" table:style-name="ce26">
            <text:p>29 873</text:p>
          </table:table-cell>
          <table:table-cell office:value-type="float" office:value="33631" table:style-name="ce26">
            <text:p>33 631</text:p>
          </table:table-cell>
          <table:table-cell office:value-type="float" office:value="33209" table:style-name="ce26">
            <text:p>33 209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75 bis 79</text:p>
          </table:table-cell>
          <table:table-cell office:value-type="float" office:value="2523" table:style-name="ce26">
            <text:p>2 523</text:p>
          </table:table-cell>
          <table:table-cell office:value-type="float" office:value="3434" table:style-name="ce26">
            <text:p>3 434</text:p>
          </table:table-cell>
          <table:table-cell office:value-type="float" office:value="3958" table:style-name="ce26">
            <text:p>3 958</text:p>
          </table:table-cell>
          <table:table-cell office:value-type="float" office:value="4718" table:style-name="ce26">
            <text:p>4 718</text:p>
          </table:table-cell>
          <table:table-cell office:value-type="float" office:value="5491" table:style-name="ce26">
            <text:p>5 491</text:p>
          </table:table-cell>
          <table:table-cell office:value-type="float" office:value="7010" table:style-name="ce26">
            <text:p>7 010</text:p>
          </table:table-cell>
          <table:table-cell office:value-type="float" office:value="10885" table:style-name="ce26">
            <text:p>10 885</text:p>
          </table:table-cell>
          <table:table-cell office:value-type="float" office:value="14181" table:style-name="ce26">
            <text:p>14 181</text:p>
          </table:table-cell>
          <table:table-cell office:value-type="float" office:value="17584" table:style-name="ce26">
            <text:p>17 584</text:p>
          </table:table-cell>
          <table:table-cell office:value-type="float" office:value="22332" table:style-name="ce26">
            <text:p>22 332</text:p>
          </table:table-cell>
          <table:table-cell office:value-type="float" office:value="23942" table:style-name="ce26">
            <text:p>23 942</text:p>
          </table:table-cell>
          <table:table-cell office:value-type="float" office:value="30500" table:style-name="ce26">
            <text:p>30 500</text:p>
          </table:table-cell>
          <table:table-cell office:value-type="float" office:value="23996" table:style-name="ce26">
            <text:p>23 996</text:p>
          </table:table-cell>
          <table:table-cell office:value-type="float" office:value="27198" table:style-name="ce26">
            <text:p>27 198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80 bis 84</text:p>
          </table:table-cell>
          <table:table-cell office:value-type="float" office:value="929" table:style-name="ce26">
            <text:p>929</text:p>
          </table:table-cell>
          <table:table-cell office:value-type="float" office:value="1213" table:style-name="ce26">
            <text:p>1 213</text:p>
          </table:table-cell>
          <table:table-cell office:value-type="float" office:value="1469" table:style-name="ce26">
            <text:p>1 469</text:p>
          </table:table-cell>
          <table:table-cell office:value-type="float" office:value="1888" table:style-name="ce26">
            <text:p>1 888</text:p>
          </table:table-cell>
          <table:table-cell office:value-type="float" office:value="2259" table:style-name="ce26">
            <text:p>2 259</text:p>
          </table:table-cell>
          <table:table-cell office:value-type="float" office:value="3266" table:style-name="ce26">
            <text:p>3 266</text:p>
          </table:table-cell>
          <table:table-cell office:value-type="float" office:value="5106" table:style-name="ce26">
            <text:p>5 106</text:p>
          </table:table-cell>
          <table:table-cell office:value-type="float" office:value="7519" table:style-name="ce26">
            <text:p>7 519</text:p>
          </table:table-cell>
          <table:table-cell office:value-type="float" office:value="9769" table:style-name="ce26">
            <text:p>9 769</text:p>
          </table:table-cell>
          <table:table-cell office:value-type="float" office:value="12707" table:style-name="ce26">
            <text:p>12 707</text:p>
          </table:table-cell>
          <table:table-cell office:value-type="float" office:value="17258" table:style-name="ce26">
            <text:p>17 258</text:p>
          </table:table-cell>
          <table:table-cell office:value-type="float" office:value="16481" table:style-name="ce26">
            <text:p>16 481</text:p>
          </table:table-cell>
          <table:table-cell office:value-type="float" office:value="21871" table:style-name="ce26">
            <text:p>21 871</text:p>
          </table:table-cell>
          <table:table-cell office:value-type="float" office:value="26724" table:style-name="ce26">
            <text:p>26 724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85 bis 89</text:p>
          </table:table-cell>
          <table:table-cell office:value-type="float" office:value="273" table:style-name="ce26">
            <text:p>273</text:p>
          </table:table-cell>
          <table:table-cell office:value-type="float" office:value="349" table:style-name="ce26">
            <text:p>349</text:p>
          </table:table-cell>
          <table:table-cell office:value-type="float" office:value="415" table:style-name="ce26">
            <text:p>415</text:p>
          </table:table-cell>
          <table:table-cell office:value-type="float" office:value="519" table:style-name="ce26">
            <text:p>519</text:p>
          </table:table-cell>
          <table:table-cell office:value-type="float" office:value="688" table:style-name="ce26">
            <text:p>688</text:p>
          </table:table-cell>
          <table:table-cell office:value-type="float" office:value="873" table:style-name="ce26">
            <text:p>873</text:p>
          </table:table-cell>
          <table:table-cell office:value-type="float" office:value="1775" table:style-name="ce26">
            <text:p>1 775</text:p>
          </table:table-cell>
          <table:table-cell office:value-type="float" office:value="2585" table:style-name="ce26">
            <text:p>2 585</text:p>
          </table:table-cell>
          <table:table-cell office:value-type="float" office:value="3723" table:style-name="ce26">
            <text:p>3 723</text:p>
          </table:table-cell>
          <table:table-cell office:value-type="float" office:value="5242" table:style-name="ce26">
            <text:p>5 242</text:p>
          </table:table-cell>
          <table:table-cell office:value-type="float" office:value="7975" table:style-name="ce26">
            <text:p>7 975</text:p>
          </table:table-cell>
          <table:table-cell office:value-type="float" office:value="10449" table:style-name="ce26">
            <text:p>10 449</text:p>
          </table:table-cell>
          <table:table-cell office:value-type="float" office:value="16226" table:style-name="ce26">
            <text:p>16 226</text:p>
          </table:table-cell>
          <table:table-cell office:value-type="float" office:value="14407" table:style-name="ce26">
            <text:p>14 407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90 bis 94</text:p>
          </table:table-cell>
          <table:table-cell office:value-type="float" office:value="61" table:style-name="ce26">
            <text:p>61</text:p>
          </table:table-cell>
          <table:table-cell office:value-type="float" office:value="60" table:style-name="ce26">
            <text:p>60</text:p>
          </table:table-cell>
          <table:table-cell office:value-type="float" office:value="73" table:style-name="ce26">
            <text:p>73</text:p>
          </table:table-cell>
          <table:table-cell office:value-type="float" office:value="87" table:style-name="ce26">
            <text:p>87</text:p>
          </table:table-cell>
          <table:table-cell office:value-type="float" office:value="122" table:style-name="ce26">
            <text:p>122</text:p>
          </table:table-cell>
          <table:table-cell office:value-type="float" office:value="168" table:style-name="ce26">
            <text:p>168</text:p>
          </table:table-cell>
          <table:table-cell office:value-type="float" office:value="342" table:style-name="ce26">
            <text:p>342</text:p>
          </table:table-cell>
          <table:table-cell office:value-type="float" office:value="536" table:style-name="ce26">
            <text:p>536</text:p>
          </table:table-cell>
          <table:table-cell office:value-type="float" office:value="852" table:style-name="ce26">
            <text:p>852</text:p>
          </table:table-cell>
          <table:table-cell office:value-type="float" office:value="1310" table:style-name="ce26">
            <text:p>1 310</text:p>
          </table:table-cell>
          <table:table-cell office:value-type="float" office:value="2273" table:style-name="ce26">
            <text:p>2 273</text:p>
          </table:table-cell>
          <table:table-cell office:value-type="float" office:value="4015" table:style-name="ce26">
            <text:p>4 015</text:p>
          </table:table-cell>
          <table:table-cell office:value-type="float" office:value="5564" table:style-name="ce26">
            <text:p>5 564</text:p>
          </table:table-cell>
          <table:table-cell office:value-type="float" office:value="7492" table:style-name="ce26">
            <text:p>7 492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95 und älter</text:p>
          </table:table-cell>
          <table:table-cell office:value-type="float" office:value="20" table:style-name="ce26">
            <text:p>20</text:p>
          </table:table-cell>
          <table:table-cell office:value-type="float" office:value="9" table:style-name="ce26">
            <text:p>9</text:p>
          </table:table-cell>
          <table:table-cell office:value-type="float" office:value="11" table:style-name="ce26">
            <text:p>11</text:p>
          </table:table-cell>
          <table:table-cell office:value-type="float" office:value="27" table:style-name="ce26">
            <text:p>27</text:p>
          </table:table-cell>
          <table:table-cell office:value-type="float" office:value="19" table:style-name="ce26">
            <text:p>19</text:p>
          </table:table-cell>
          <table:table-cell office:value-type="float" office:value="18" table:style-name="ce26">
            <text:p>18</text:p>
          </table:table-cell>
          <table:table-cell office:value-type="float" office:value="36" table:style-name="ce26">
            <text:p>36</text:p>
          </table:table-cell>
          <table:table-cell office:value-type="float" office:value="79" table:style-name="ce26">
            <text:p>79</text:p>
          </table:table-cell>
          <table:table-cell office:value-type="float" office:value="131" table:style-name="ce26">
            <text:p>131</text:p>
          </table:table-cell>
          <table:table-cell office:value-type="float" office:value="242" table:style-name="ce26">
            <text:p>242</text:p>
          </table:table-cell>
          <table:table-cell office:value-type="float" office:value="349" table:style-name="ce26">
            <text:p>349</text:p>
          </table:table-cell>
          <table:table-cell office:value-type="float" office:value="799" table:style-name="ce26">
            <text:p>799</text:p>
          </table:table-cell>
          <table:table-cell office:value-type="float" office:value="1230" table:style-name="ce26">
            <text:p>1 230</text:p>
          </table:table-cell>
          <table:table-cell office:value-type="float" office:value="2288" table:style-name="ce26">
            <text:p>2 288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12">
          <table:table-cell office:value-type="string" table:number-columns-spanned="15" table:number-rows-spanned="1" table:style-name="ce37">
            <text:p>Q: STATISTIK AUSTRIA, Volkszählungen 1869 bis 2001, Registerzählung 2011 und 2021; Gebietsstand 2021. Erstellt am 28.04.2023.<text:s/></text:p>
            <text:p>1) Bevölkerungszahl 2001 laut Kundmachung vom 17. September 2002 und damit statistisches Ergebnis der Volkszählung 2001. – 2) Aus Datenschutzgründen wurde bei der Registerzählungen 2011 und 2021 mit der Methode “Record Swapping“ ein Teil der Daten verschmutzt.</text:p>
          </table:table-cell>
          <table:covered-table-cell table:number-columns-repeated="14"/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table:number-columns-repeated="16"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table:number-columns-repeated="16" table:style-name="ce20"/>
          <table:table-cell table:style-name="ce43"/>
          <table:table-cell table:style-name="ce1"/>
          <table:table-cell table:number-columns-repeated="16366"/>
        </table:table-row>
        <table:table-row table:style-name="ro2">
          <table:table-cell table:number-columns-repeated="16" table:style-name="ce20"/>
          <table:table-cell table:style-name="ce39"/>
          <table:table-cell table:style-name="ce1"/>
          <table:table-cell table:number-columns-repeated="16366"/>
        </table:table-row>
        <table:table-row table:number-rows-repeated="1048504" table:style-name="ro2">
          <table:table-cell table:number-columns-repeated="16384"/>
        </table:table-row>
        <table:named-expressions>
          <table:named-range table:name="Print_Titles" table:cell-range-address="STMK.$A$1:STMK.$XFD$2" table:base-cell-address="STMK.$A$1"/>
        </table:named-expressions>
      </table:table>
      <table:table table:name="TIR" table:style-name="ta3">
        <table:table-column table:style-name="co5" table:default-cell-style-name="ce20"/>
        <table:table-column table:style-name="co7" table:number-columns-repeated="13" table:default-cell-style-name="ce20"/>
        <table:table-column table:style-name="co6" table:default-cell-style-name="ce20"/>
        <table:table-column table:style-name="co4" table:number-columns-repeated="16369" table:default-cell-style-name="ce20"/>
        <table:table-row table:style-name="ro1">
          <table:table-cell office:value-type="string" table:number-columns-spanned="15" table:number-rows-spanned="1" table:style-name="ce30">
            <text:p>Bevölkerung nach Alter und Geschlecht seit 1869 (Tirol)</text:p>
          </table:table-cell>
          <table:covered-table-cell table:number-columns-repeated="14"/>
          <table:table-cell table:number-columns-repeated="16369" table:style-name="ce45"/>
        </table:table-row>
        <table:table-row table:style-name="ro8">
          <table:table-cell office:value-type="string" table:style-name="ce17">
            <text:p>Alter<text:s/></text:p>
            <text:p>(in Jahren)</text:p>
          </table:table-cell>
          <table:table-cell office:value-type="string" table:style-name="ce18">
            <text:p>1869</text:p>
            <text:p>(31.12.)</text:p>
          </table:table-cell>
          <table:table-cell office:value-type="string" table:style-name="ce18">
            <text:p>1880</text:p>
            <text:p>(31.12.)</text:p>
          </table:table-cell>
          <table:table-cell office:value-type="string" table:style-name="ce18">
            <text:p>1890</text:p>
            <text:p>(31.12.)</text:p>
          </table:table-cell>
          <table:table-cell office:value-type="string" table:style-name="ce18">
            <text:p>1900</text:p>
            <text:p>(31.12.)</text:p>
          </table:table-cell>
          <table:table-cell office:value-type="string" table:style-name="ce18">
            <text:p>1910<text:s/></text:p>
            <text:p>(31.12.)</text:p>
          </table:table-cell>
          <table:table-cell office:value-type="string" table:style-name="ce18">
            <text:p>1934</text:p>
            <text:p>(22.3.)</text:p>
          </table:table-cell>
          <table:table-cell office:value-type="string" table:style-name="ce18">
            <text:p>1951</text:p>
            <text:p>(1.6.)</text:p>
          </table:table-cell>
          <table:table-cell office:value-type="string" table:style-name="ce18">
            <text:p>1961</text:p>
            <text:p>(21.3.)</text:p>
          </table:table-cell>
          <table:table-cell office:value-type="string" table:style-name="ce18">
            <text:p>1971</text:p>
            <text:p>(12.5.)</text:p>
          </table:table-cell>
          <table:table-cell office:value-type="string" table:style-name="ce18">
            <text:p>1981</text:p>
            <text:p>(12.5.)</text:p>
          </table:table-cell>
          <table:table-cell office:value-type="string" table:style-name="ce18">
            <text:p>1991</text:p>
            <text:p>(15.5.)</text:p>
          </table:table-cell>
          <table:table-cell office:value-type="string" table:style-name="ce19">
            <text:p>2001<text:s/><text:span text:style-name="T2">1</text:span>)</text:p>
            <text:p>(15.5.)</text:p>
          </table:table-cell>
          <table:table-cell office:value-type="string" table:style-name="ce19">
            <text:p>2011<text:s/><text:span text:style-name="T2">2</text:span>)</text:p>
            <text:p>(31.10.)</text:p>
          </table:table-cell>
          <table:table-cell office:value-type="string" table:style-name="ce19">
            <text:p>2021<text:s/><text:span text:style-name="T2">2</text:span>)</text:p>
            <text:p>(31.10.)</text:p>
          </table:table-cell>
          <table:table-cell table:number-columns-repeated="16369" table:style-name="ce20"/>
        </table:table-row>
        <table:table-row table:style-name="ro2">
          <table:table-cell table:style-name="ce20"/>
          <table:table-cell office:value-type="string" table:number-columns-spanned="14" table:number-rows-spanned="1" table:style-name="ce31">
            <text:p>Männer und Frauen</text:p>
          </table:table-cell>
          <table:covered-table-cell table:number-columns-repeated="13"/>
          <table:table-cell table:number-columns-repeated="16369" table:style-name="ce20"/>
        </table:table-row>
        <table:table-row table:style-name="ro2">
          <table:table-cell office:value-type="string" table:style-name="ce34">
            <text:p>Insgesamt</text:p>
          </table:table-cell>
          <table:table-cell office:value-type="float" office:value="236426" table:formula="of:=SUM([.B5:.B24])" table:style-name="ce23">
            <text:p>236 426</text:p>
          </table:table-cell>
          <table:table-cell office:value-type="float" office:value="244736" table:formula="of:=SUM([.C5:.C24])" table:style-name="ce23">
            <text:p>244 736</text:p>
          </table:table-cell>
          <table:table-cell office:value-type="float" office:value="249984" table:formula="of:=SUM([.D5:.D24])" table:style-name="ce23">
            <text:p>249 984</text:p>
          </table:table-cell>
          <table:table-cell office:value-type="float" office:value="266374" table:formula="of:=SUM([.E5:.E24])" table:style-name="ce23">
            <text:p>266 374</text:p>
          </table:table-cell>
          <table:table-cell office:value-type="float" office:value="304713" table:formula="of:=SUM([.F5:.F24])" table:style-name="ce23">
            <text:p>304 713</text:p>
          </table:table-cell>
          <table:table-cell office:value-type="float" office:value="349342" table:formula="of:=SUM([.G5:.G24])" table:style-name="ce23">
            <text:p>349 342</text:p>
          </table:table-cell>
          <table:table-cell office:value-type="float" office:value="427465" table:formula="of:=SUM([.H5:.H24])" table:style-name="ce23">
            <text:p>427 465</text:p>
          </table:table-cell>
          <table:table-cell office:value-type="float" office:value="462899" table:formula="of:=SUM([.I5:.I24])" table:style-name="ce23">
            <text:p>462 899</text:p>
          </table:table-cell>
          <table:table-cell office:value-type="float" office:value="544483" table:formula="of:=SUM([.J5:.J24])" table:style-name="ce23">
            <text:p>544 483</text:p>
          </table:table-cell>
          <table:table-cell office:value-type="float" office:value="586663" table:formula="of:=SUM([.K5:.K24])" table:style-name="ce23">
            <text:p>586 663</text:p>
          </table:table-cell>
          <table:table-cell office:value-type="float" office:value="631410" table:formula="of:=SUM([.L5:.L24])" table:style-name="ce23">
            <text:p>631 410</text:p>
          </table:table-cell>
          <table:table-cell office:value-type="float" office:value="673504" table:formula="of:=SUM([.M5:.M24])" table:style-name="ce23">
            <text:p>673 504</text:p>
          </table:table-cell>
          <table:table-cell office:value-type="float" office:value="709319" table:style-name="ce23">
            <text:p>709 319</text:p>
          </table:table-cell>
          <table:table-cell office:value-type="float" office:value="762652" table:style-name="ce23">
            <text:p>762 652</text:p>
          </table:table-cell>
          <table:table-cell table:style-name="ce20"/>
          <table:table-cell table:style-name="ce39"/>
          <table:table-cell table:style-name="ce1"/>
          <table:table-cell table:number-columns-repeated="16366"/>
        </table:table-row>
        <table:table-row table:style-name="ro2">
          <table:table-cell office:value-type="string" table:style-name="ce25">
            <text:p>0 bis 4</text:p>
          </table:table-cell>
          <table:table-cell office:value-type="float" office:value="22411" table:style-name="ce26">
            <text:p>22 411</text:p>
          </table:table-cell>
          <table:table-cell office:value-type="float" office:value="25992" table:style-name="ce26">
            <text:p>25 992</text:p>
          </table:table-cell>
          <table:table-cell office:value-type="float" office:value="25723" table:style-name="ce26">
            <text:p>25 723</text:p>
          </table:table-cell>
          <table:table-cell office:value-type="float" office:value="29259" table:style-name="ce26">
            <text:p>29 259</text:p>
          </table:table-cell>
          <table:table-cell office:value-type="float" office:value="31618" table:style-name="ce26">
            <text:p>31 618</text:p>
          </table:table-cell>
          <table:table-cell office:value-type="float" office:value="31614" table:style-name="ce26">
            <text:p>31 614</text:p>
          </table:table-cell>
          <table:table-cell office:value-type="float" office:value="39510" table:style-name="ce26">
            <text:p>39 510</text:p>
          </table:table-cell>
          <table:table-cell office:value-type="float" office:value="46857" table:style-name="ce26">
            <text:p>46 857</text:p>
          </table:table-cell>
          <table:table-cell office:value-type="float" office:value="52872" table:style-name="ce26">
            <text:p>52 872</text:p>
          </table:table-cell>
          <table:table-cell office:value-type="float" office:value="39332" table:style-name="ce26">
            <text:p>39 332</text:p>
          </table:table-cell>
          <table:table-cell office:value-type="float" office:value="41161" table:style-name="ce26">
            <text:p>41 161</text:p>
          </table:table-cell>
          <table:table-cell office:value-type="float" office:value="37933" table:style-name="ce26">
            <text:p>37 933</text:p>
          </table:table-cell>
          <table:table-cell office:value-type="float" office:value="33993" table:style-name="ce26">
            <text:p>33 993</text:p>
          </table:table-cell>
          <table:table-cell office:value-type="float" office:value="38131" table:style-name="ce26">
            <text:p>38 131</text:p>
          </table:table-cell>
          <table:table-cell table:style-name="ce20"/>
          <table:table-cell table:number-columns-repeated="2" table:style-name="ce1"/>
          <table:table-cell table:number-columns-repeated="16366"/>
        </table:table-row>
        <table:table-row table:style-name="ro2">
          <table:table-cell office:value-type="string" table:style-name="ce25">
            <text:p>5 bis 9</text:p>
          </table:table-cell>
          <table:table-cell office:value-type="float" office:value="20150" table:style-name="ce26">
            <text:p>20 150</text:p>
          </table:table-cell>
          <table:table-cell office:value-type="float" office:value="22129" table:style-name="ce26">
            <text:p>22 129</text:p>
          </table:table-cell>
          <table:table-cell office:value-type="float" office:value="23328" table:style-name="ce26">
            <text:p>23 328</text:p>
          </table:table-cell>
          <table:table-cell office:value-type="float" office:value="24816" table:style-name="ce26">
            <text:p>24 816</text:p>
          </table:table-cell>
          <table:table-cell office:value-type="float" office:value="33536" table:style-name="ce26">
            <text:p>33 536</text:p>
          </table:table-cell>
          <table:table-cell office:value-type="float" office:value="32873" table:style-name="ce26">
            <text:p>32 873</text:p>
          </table:table-cell>
          <table:table-cell office:value-type="float" office:value="37792" table:style-name="ce26">
            <text:p>37 792</text:p>
          </table:table-cell>
          <table:table-cell office:value-type="float" office:value="37303" table:style-name="ce26">
            <text:p>37 303</text:p>
          </table:table-cell>
          <table:table-cell office:value-type="float" office:value="55432" table:style-name="ce26">
            <text:p>55 432</text:p>
          </table:table-cell>
          <table:table-cell office:value-type="float" office:value="42635" table:style-name="ce26">
            <text:p>42 635</text:p>
          </table:table-cell>
          <table:table-cell office:value-type="float" office:value="41325" table:style-name="ce26">
            <text:p>41 325</text:p>
          </table:table-cell>
          <table:table-cell office:value-type="float" office:value="43441" table:style-name="ce26">
            <text:p>43 441</text:p>
          </table:table-cell>
          <table:table-cell office:value-type="float" office:value="35255" table:style-name="ce26">
            <text:p>35 255</text:p>
          </table:table-cell>
          <table:table-cell office:value-type="float" office:value="37123" table:style-name="ce26">
            <text:p>37 123</text:p>
          </table:table-cell>
          <table:table-cell table:style-name="ce20"/>
          <table:table-cell table:number-columns-repeated="2" table:style-name="ce41"/>
          <table:table-cell table:number-columns-repeated="16366"/>
        </table:table-row>
        <table:table-row table:style-name="ro2">
          <table:table-cell office:value-type="string" table:style-name="ce25">
            <text:p>10 bis 14</text:p>
          </table:table-cell>
          <table:table-cell office:value-type="float" office:value="18948" table:style-name="ce26">
            <text:p>18 948</text:p>
          </table:table-cell>
          <table:table-cell office:value-type="float" office:value="20246" table:style-name="ce26">
            <text:p>20 246</text:p>
          </table:table-cell>
          <table:table-cell office:value-type="float" office:value="23074" table:style-name="ce26">
            <text:p>23 074</text:p>
          </table:table-cell>
          <table:table-cell office:value-type="float" office:value="23841" table:style-name="ce26">
            <text:p>23 841</text:p>
          </table:table-cell>
          <table:table-cell office:value-type="float" office:value="28869" table:style-name="ce26">
            <text:p>28 869</text:p>
          </table:table-cell>
          <table:table-cell office:value-type="float" office:value="33356" table:style-name="ce26">
            <text:p>33 356</text:p>
          </table:table-cell>
          <table:table-cell office:value-type="float" office:value="38010" table:style-name="ce26">
            <text:p>38 010</text:p>
          </table:table-cell>
          <table:table-cell office:value-type="float" office:value="38294" table:style-name="ce26">
            <text:p>38 294</text:p>
          </table:table-cell>
          <table:table-cell office:value-type="float" office:value="47568" table:style-name="ce26">
            <text:p>47 568</text:p>
          </table:table-cell>
          <table:table-cell office:value-type="float" office:value="53126" table:style-name="ce26">
            <text:p>53 126</text:p>
          </table:table-cell>
          <table:table-cell office:value-type="float" office:value="39395" table:style-name="ce26">
            <text:p>39 395</text:p>
          </table:table-cell>
          <table:table-cell office:value-type="float" office:value="42481" table:style-name="ce26">
            <text:p>42 481</text:p>
          </table:table-cell>
          <table:table-cell office:value-type="float" office:value="37850" table:style-name="ce26">
            <text:p>37 850</text:p>
          </table:table-cell>
          <table:table-cell office:value-type="float" office:value="35701" table:style-name="ce26">
            <text:p>35 701</text:p>
          </table:table-cell>
          <table:table-cell table:style-name="ce20"/>
          <table:table-cell table:style-name="ce41"/>
          <table:table-cell table:number-columns-repeated="16367" table:style-name="ce20"/>
        </table:table-row>
        <table:table-row table:style-name="ro2">
          <table:table-cell office:value-type="string" table:style-name="ce25">
            <text:p>15 bis 19</text:p>
          </table:table-cell>
          <table:table-cell office:value-type="float" office:value="19514" table:style-name="ce26">
            <text:p>19 514</text:p>
          </table:table-cell>
          <table:table-cell office:value-type="float" office:value="19749" table:style-name="ce26">
            <text:p>19 749</text:p>
          </table:table-cell>
          <table:table-cell office:value-type="float" office:value="21285" table:style-name="ce26">
            <text:p>21 285</text:p>
          </table:table-cell>
          <table:table-cell office:value-type="float" office:value="23376" table:style-name="ce26">
            <text:p>23 376</text:p>
          </table:table-cell>
          <table:table-cell office:value-type="float" office:value="28636" table:style-name="ce26">
            <text:p>28 636</text:p>
          </table:table-cell>
          <table:table-cell office:value-type="float" office:value="22742" table:style-name="ce26">
            <text:p>22 742</text:p>
          </table:table-cell>
          <table:table-cell office:value-type="float" office:value="31461" table:style-name="ce26">
            <text:p>31 461</text:p>
          </table:table-cell>
          <table:table-cell office:value-type="float" office:value="37878" table:style-name="ce26">
            <text:p>37 878</text:p>
          </table:table-cell>
          <table:table-cell office:value-type="float" office:value="40787" table:style-name="ce26">
            <text:p>40 787</text:p>
          </table:table-cell>
          <table:table-cell office:value-type="float" office:value="57489" table:style-name="ce26">
            <text:p>57 489</text:p>
          </table:table-cell>
          <table:table-cell office:value-type="float" office:value="44763" table:style-name="ce26">
            <text:p>44 763</text:p>
          </table:table-cell>
          <table:table-cell office:value-type="float" office:value="43034" table:style-name="ce26">
            <text:p>43 034</text:p>
          </table:table-cell>
          <table:table-cell office:value-type="float" office:value="44013" table:style-name="ce26">
            <text:p>44 013</text:p>
          </table:table-cell>
          <table:table-cell office:value-type="float" office:value="37063" table:style-name="ce26">
            <text:p>37 063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20 bis 24</text:p>
          </table:table-cell>
          <table:table-cell office:value-type="float" office:value="19927" table:style-name="ce26">
            <text:p>19 927</text:p>
          </table:table-cell>
          <table:table-cell office:value-type="float" office:value="19319" table:style-name="ce26">
            <text:p>19 319</text:p>
          </table:table-cell>
          <table:table-cell office:value-type="float" office:value="20603" table:style-name="ce26">
            <text:p>20 603</text:p>
          </table:table-cell>
          <table:table-cell office:value-type="float" office:value="24001" table:style-name="ce26">
            <text:p>24 001</text:p>
          </table:table-cell>
          <table:table-cell office:value-type="float" office:value="30003" table:style-name="ce26">
            <text:p>30 003</text:p>
          </table:table-cell>
          <table:table-cell office:value-type="float" office:value="33067" table:style-name="ce26">
            <text:p>33 067</text:p>
          </table:table-cell>
          <table:table-cell office:value-type="float" office:value="32370" table:style-name="ce26">
            <text:p>32 370</text:p>
          </table:table-cell>
          <table:table-cell office:value-type="float" office:value="37666" table:style-name="ce26">
            <text:p>37 666</text:p>
          </table:table-cell>
          <table:table-cell office:value-type="float" office:value="44161" table:style-name="ce26">
            <text:p>44 161</text:p>
          </table:table-cell>
          <table:table-cell office:value-type="float" office:value="52880" table:style-name="ce26">
            <text:p>52 880</text:p>
          </table:table-cell>
          <table:table-cell office:value-type="float" office:value="58761" table:style-name="ce26">
            <text:p>58 761</text:p>
          </table:table-cell>
          <table:table-cell office:value-type="float" office:value="42654" table:style-name="ce26">
            <text:p>42 654</text:p>
          </table:table-cell>
          <table:table-cell office:value-type="float" office:value="47248" table:style-name="ce26">
            <text:p>47 248</text:p>
          </table:table-cell>
          <table:table-cell office:value-type="float" office:value="43223" table:style-name="ce26">
            <text:p>43 223</text:p>
          </table:table-cell>
          <table:table-cell table:style-name="ce20"/>
          <table:table-cell table:style-name="ce41"/>
          <table:table-cell table:style-name="ce40"/>
          <table:table-cell table:number-columns-repeated="16366"/>
        </table:table-row>
        <table:table-row table:style-name="ro2">
          <table:table-cell office:value-type="string" table:style-name="ce25">
            <text:p>25 bis 29</text:p>
          </table:table-cell>
          <table:table-cell office:value-type="float" office:value="18757" table:style-name="ce26">
            <text:p>18 757</text:p>
          </table:table-cell>
          <table:table-cell office:value-type="float" office:value="17936" table:style-name="ce26">
            <text:p>17 936</text:p>
          </table:table-cell>
          <table:table-cell office:value-type="float" office:value="18402" table:style-name="ce26">
            <text:p>18 402</text:p>
          </table:table-cell>
          <table:table-cell office:value-type="float" office:value="20615" table:style-name="ce26">
            <text:p>20 615</text:p>
          </table:table-cell>
          <table:table-cell office:value-type="float" office:value="23795" table:style-name="ce26">
            <text:p>23 795</text:p>
          </table:table-cell>
          <table:table-cell office:value-type="float" office:value="31167" table:style-name="ce26">
            <text:p>31 167</text:p>
          </table:table-cell>
          <table:table-cell office:value-type="float" office:value="31681" table:style-name="ce26">
            <text:p>31 681</text:p>
          </table:table-cell>
          <table:table-cell office:value-type="float" office:value="29566" table:style-name="ce26">
            <text:p>29 566</text:p>
          </table:table-cell>
          <table:table-cell office:value-type="float" office:value="39382" table:style-name="ce26">
            <text:p>39 382</text:p>
          </table:table-cell>
          <table:table-cell office:value-type="float" office:value="42771" table:style-name="ce26">
            <text:p>42 771</text:p>
          </table:table-cell>
          <table:table-cell office:value-type="float" office:value="61071" table:style-name="ce26">
            <text:p>61 071</text:p>
          </table:table-cell>
          <table:table-cell office:value-type="float" office:value="47787" table:style-name="ce26">
            <text:p>47 787</text:p>
          </table:table-cell>
          <table:table-cell office:value-type="float" office:value="48501" table:style-name="ce26">
            <text:p>48 501</text:p>
          </table:table-cell>
          <table:table-cell office:value-type="float" office:value="52982" table:style-name="ce26">
            <text:p>52 982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30 bis 34</text:p>
          </table:table-cell>
          <table:table-cell office:value-type="float" office:value="16639" table:style-name="ce26">
            <text:p>16 639</text:p>
          </table:table-cell>
          <table:table-cell office:value-type="float" office:value="17237" table:style-name="ce26">
            <text:p>17 237</text:p>
          </table:table-cell>
          <table:table-cell office:value-type="float" office:value="16874" table:style-name="ce26">
            <text:p>16 874</text:p>
          </table:table-cell>
          <table:table-cell office:value-type="float" office:value="17924" table:style-name="ce26">
            <text:p>17 924</text:p>
          </table:table-cell>
          <table:table-cell office:value-type="float" office:value="21966" table:style-name="ce26">
            <text:p>21 966</text:p>
          </table:table-cell>
          <table:table-cell office:value-type="float" office:value="28863" table:style-name="ce26">
            <text:p>28 863</text:p>
          </table:table-cell>
          <table:table-cell office:value-type="float" office:value="23730" table:style-name="ce26">
            <text:p>23 730</text:p>
          </table:table-cell>
          <table:table-cell office:value-type="float" office:value="30868" table:style-name="ce26">
            <text:p>30 868</text:p>
          </table:table-cell>
          <table:table-cell office:value-type="float" office:value="38753" table:style-name="ce26">
            <text:p>38 753</text:p>
          </table:table-cell>
          <table:table-cell office:value-type="float" office:value="42697" table:style-name="ce26">
            <text:p>42 697</text:p>
          </table:table-cell>
          <table:table-cell office:value-type="float" office:value="51508" table:style-name="ce26">
            <text:p>51 508</text:p>
          </table:table-cell>
          <table:table-cell office:value-type="float" office:value="58803" table:style-name="ce26">
            <text:p>58 803</text:p>
          </table:table-cell>
          <table:table-cell office:value-type="float" office:value="46348" table:style-name="ce26">
            <text:p>46 348</text:p>
          </table:table-cell>
          <table:table-cell office:value-type="float" office:value="53953" table:style-name="ce26">
            <text:p>53 953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35 bis 39</text:p>
          </table:table-cell>
          <table:table-cell office:value-type="float" office:value="15770" table:style-name="ce26">
            <text:p>15 770</text:p>
          </table:table-cell>
          <table:table-cell office:value-type="float" office:value="16915" table:style-name="ce26">
            <text:p>16 915</text:p>
          </table:table-cell>
          <table:table-cell office:value-type="float" office:value="16252" table:style-name="ce26">
            <text:p>16 252</text:p>
          </table:table-cell>
          <table:table-cell office:value-type="float" office:value="16727" table:style-name="ce26">
            <text:p>16 727</text:p>
          </table:table-cell>
          <table:table-cell office:value-type="float" office:value="19191" table:style-name="ce26">
            <text:p>19 191</text:p>
          </table:table-cell>
          <table:table-cell office:value-type="float" office:value="23398" table:style-name="ce26">
            <text:p>23 398</text:p>
          </table:table-cell>
          <table:table-cell office:value-type="float" office:value="29250" table:style-name="ce26">
            <text:p>29 250</text:p>
          </table:table-cell>
          <table:table-cell office:value-type="float" office:value="30210" table:style-name="ce26">
            <text:p>30 210</text:p>
          </table:table-cell>
          <table:table-cell office:value-type="float" office:value="30790" table:style-name="ce26">
            <text:p>30 790</text:p>
          </table:table-cell>
          <table:table-cell office:value-type="float" office:value="38421" table:style-name="ce26">
            <text:p>38 421</text:p>
          </table:table-cell>
          <table:table-cell office:value-type="float" office:value="42091" table:style-name="ce26">
            <text:p>42 091</text:p>
          </table:table-cell>
          <table:table-cell office:value-type="float" office:value="60776" table:style-name="ce26">
            <text:p>60 776</text:p>
          </table:table-cell>
          <table:table-cell office:value-type="float" office:value="48084" table:style-name="ce26">
            <text:p>48 084</text:p>
          </table:table-cell>
          <table:table-cell office:value-type="float" office:value="52461" table:style-name="ce26">
            <text:p>52 461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40 bis 44</text:p>
          </table:table-cell>
          <table:table-cell office:value-type="float" office:value="15105" table:style-name="ce26">
            <text:p>15 105</text:p>
          </table:table-cell>
          <table:table-cell office:value-type="float" office:value="15286" table:style-name="ce26">
            <text:p>15 286</text:p>
          </table:table-cell>
          <table:table-cell office:value-type="float" office:value="15482" table:style-name="ce26">
            <text:p>15 482</text:p>
          </table:table-cell>
          <table:table-cell office:value-type="float" office:value="15499" table:style-name="ce26">
            <text:p>15 499</text:p>
          </table:table-cell>
          <table:table-cell office:value-type="float" office:value="16547" table:style-name="ce26">
            <text:p>16 547</text:p>
          </table:table-cell>
          <table:table-cell office:value-type="float" office:value="20430" table:style-name="ce26">
            <text:p>20 430</text:p>
          </table:table-cell>
          <table:table-cell office:value-type="float" office:value="31827" table:style-name="ce26">
            <text:p>31 827</text:p>
          </table:table-cell>
          <table:table-cell office:value-type="float" office:value="22188" table:style-name="ce26">
            <text:p>22 188</text:p>
          </table:table-cell>
          <table:table-cell office:value-type="float" office:value="31678" table:style-name="ce26">
            <text:p>31 678</text:p>
          </table:table-cell>
          <table:table-cell office:value-type="float" office:value="37918" table:style-name="ce26">
            <text:p>37 918</text:p>
          </table:table-cell>
          <table:table-cell office:value-type="float" office:value="42144" table:style-name="ce26">
            <text:p>42 144</text:p>
          </table:table-cell>
          <table:table-cell office:value-type="float" office:value="51374" table:style-name="ce26">
            <text:p>51 374</text:p>
          </table:table-cell>
          <table:table-cell office:value-type="float" office:value="57903" table:style-name="ce26">
            <text:p>57 903</text:p>
          </table:table-cell>
          <table:table-cell office:value-type="float" office:value="49191" table:style-name="ce26">
            <text:p>49 191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45 bis 49</text:p>
          </table:table-cell>
          <table:table-cell office:value-type="float" office:value="15298" table:style-name="ce26">
            <text:p>15 298</text:p>
          </table:table-cell>
          <table:table-cell office:value-type="float" office:value="14070" table:style-name="ce26">
            <text:p>14 070</text:p>
          </table:table-cell>
          <table:table-cell office:value-type="float" office:value="15089" table:style-name="ce26">
            <text:p>15 089</text:p>
          </table:table-cell>
          <table:table-cell office:value-type="float" office:value="14536" table:style-name="ce26">
            <text:p>14 536</text:p>
          </table:table-cell>
          <table:table-cell office:value-type="float" office:value="15087" table:style-name="ce26">
            <text:p>15 087</text:p>
          </table:table-cell>
          <table:table-cell office:value-type="float" office:value="20170" table:style-name="ce26">
            <text:p>20 170</text:p>
          </table:table-cell>
          <table:table-cell office:value-type="float" office:value="29807" table:style-name="ce26">
            <text:p>29 807</text:p>
          </table:table-cell>
          <table:table-cell office:value-type="float" office:value="28232" table:style-name="ce26">
            <text:p>28 232</text:p>
          </table:table-cell>
          <table:table-cell office:value-type="float" office:value="30258" table:style-name="ce26">
            <text:p>30 258</text:p>
          </table:table-cell>
          <table:table-cell office:value-type="float" office:value="29761" table:style-name="ce26">
            <text:p>29 761</text:p>
          </table:table-cell>
          <table:table-cell office:value-type="float" office:value="37909" table:style-name="ce26">
            <text:p>37 909</text:p>
          </table:table-cell>
          <table:table-cell office:value-type="float" office:value="42045" table:style-name="ce26">
            <text:p>42 045</text:p>
          </table:table-cell>
          <table:table-cell office:value-type="float" office:value="61174" table:style-name="ce26">
            <text:p>61 174</text:p>
          </table:table-cell>
          <table:table-cell office:value-type="float" office:value="50120" table:style-name="ce26">
            <text:p>50 120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50 bis 54</text:p>
          </table:table-cell>
          <table:table-cell office:value-type="float" office:value="13928" table:style-name="ce26">
            <text:p>13 928</text:p>
          </table:table-cell>
          <table:table-cell office:value-type="float" office:value="13062" table:style-name="ce26">
            <text:p>13 062</text:p>
          </table:table-cell>
          <table:table-cell office:value-type="float" office:value="13196" table:style-name="ce26">
            <text:p>13 196</text:p>
          </table:table-cell>
          <table:table-cell office:value-type="float" office:value="13753" table:style-name="ce26">
            <text:p>13 753</text:p>
          </table:table-cell>
          <table:table-cell office:value-type="float" office:value="13558" table:style-name="ce26">
            <text:p>13 558</text:p>
          </table:table-cell>
          <table:table-cell office:value-type="float" office:value="18424" table:style-name="ce26">
            <text:p>18 424</text:p>
          </table:table-cell>
          <table:table-cell office:value-type="float" office:value="25725" table:style-name="ce26">
            <text:p>25 725</text:p>
          </table:table-cell>
          <table:table-cell office:value-type="float" office:value="29656" table:style-name="ce26">
            <text:p>29 656</text:p>
          </table:table-cell>
          <table:table-cell office:value-type="float" office:value="22042" table:style-name="ce26">
            <text:p>22 042</text:p>
          </table:table-cell>
          <table:table-cell office:value-type="float" office:value="30185" table:style-name="ce26">
            <text:p>30 185</text:p>
          </table:table-cell>
          <table:table-cell office:value-type="float" office:value="36949" table:style-name="ce26">
            <text:p>36 949</text:p>
          </table:table-cell>
          <table:table-cell office:value-type="float" office:value="41582" table:style-name="ce26">
            <text:p>41 582</text:p>
          </table:table-cell>
          <table:table-cell office:value-type="float" office:value="51466" table:style-name="ce26">
            <text:p>51 466</text:p>
          </table:table-cell>
          <table:table-cell office:value-type="float" office:value="59068" table:style-name="ce26">
            <text:p>59 068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55 bis 59</text:p>
          </table:table-cell>
          <table:table-cell office:value-type="float" office:value="12781" table:style-name="ce26">
            <text:p>12 781</text:p>
          </table:table-cell>
          <table:table-cell office:value-type="float" office:value="12652" table:style-name="ce26">
            <text:p>12 652</text:p>
          </table:table-cell>
          <table:table-cell office:value-type="float" office:value="11652" table:style-name="ce26">
            <text:p>11 652</text:p>
          </table:table-cell>
          <table:table-cell office:value-type="float" office:value="12800" table:style-name="ce26">
            <text:p>12 800</text:p>
          </table:table-cell>
          <table:table-cell office:value-type="float" office:value="12131" table:style-name="ce26">
            <text:p>12 131</text:p>
          </table:table-cell>
          <table:table-cell office:value-type="float" office:value="16589" table:style-name="ce26">
            <text:p>16 589</text:p>
          </table:table-cell>
          <table:table-cell office:value-type="float" office:value="20415" table:style-name="ce26">
            <text:p>20 415</text:p>
          </table:table-cell>
          <table:table-cell office:value-type="float" office:value="26913" table:style-name="ce26">
            <text:p>26 913</text:p>
          </table:table-cell>
          <table:table-cell office:value-type="float" office:value="26431" table:style-name="ce26">
            <text:p>26 431</text:p>
          </table:table-cell>
          <table:table-cell office:value-type="float" office:value="28618" table:style-name="ce26">
            <text:p>28 618</text:p>
          </table:table-cell>
          <table:table-cell office:value-type="float" office:value="28368" table:style-name="ce26">
            <text:p>28 368</text:p>
          </table:table-cell>
          <table:table-cell office:value-type="float" office:value="36490" table:style-name="ce26">
            <text:p>36 490</text:p>
          </table:table-cell>
          <table:table-cell office:value-type="float" office:value="41522" table:style-name="ce26">
            <text:p>41 522</text:p>
          </table:table-cell>
          <table:table-cell office:value-type="float" office:value="61049" table:style-name="ce26">
            <text:p>61 049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60 bis 64</text:p>
          </table:table-cell>
          <table:table-cell office:value-type="float" office:value="10189" table:style-name="ce26">
            <text:p>10 189</text:p>
          </table:table-cell>
          <table:table-cell office:value-type="float" office:value="10991" table:style-name="ce26">
            <text:p>10 991</text:p>
          </table:table-cell>
          <table:table-cell office:value-type="float" office:value="9979" table:style-name="ce26">
            <text:p>9 979</text:p>
          </table:table-cell>
          <table:table-cell office:value-type="float" office:value="10336" table:style-name="ce26">
            <text:p>10 336</text:p>
          </table:table-cell>
          <table:table-cell office:value-type="float" office:value="10408" table:style-name="ce26">
            <text:p>10 408</text:p>
          </table:table-cell>
          <table:table-cell office:value-type="float" office:value="13103" table:style-name="ce26">
            <text:p>13 103</text:p>
          </table:table-cell>
          <table:table-cell office:value-type="float" office:value="17726" table:style-name="ce26">
            <text:p>17 726</text:p>
          </table:table-cell>
          <table:table-cell office:value-type="float" office:value="22199" table:style-name="ce26">
            <text:p>22 199</text:p>
          </table:table-cell>
          <table:table-cell office:value-type="float" office:value="26764" table:style-name="ce26">
            <text:p>26 764</text:p>
          </table:table-cell>
          <table:table-cell office:value-type="float" office:value="20288" table:style-name="ce26">
            <text:p>20 288</text:p>
          </table:table-cell>
          <table:table-cell office:value-type="float" office:value="28053" table:style-name="ce26">
            <text:p>28 053</text:p>
          </table:table-cell>
          <table:table-cell office:value-type="float" office:value="34910" table:style-name="ce26">
            <text:p>34 910</text:p>
          </table:table-cell>
          <table:table-cell office:value-type="float" office:value="38774" table:style-name="ce26">
            <text:p>38 774</text:p>
          </table:table-cell>
          <table:table-cell office:value-type="float" office:value="49681" table:style-name="ce26">
            <text:p>49 681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65 bis 69</text:p>
          </table:table-cell>
          <table:table-cell office:value-type="float" office:value="7930" table:style-name="ce26">
            <text:p>7 930</text:p>
          </table:table-cell>
          <table:table-cell office:value-type="float" office:value="8574" table:style-name="ce26">
            <text:p>8 574</text:p>
          </table:table-cell>
          <table:table-cell office:value-type="float" office:value="8387" table:style-name="ce26">
            <text:p>8 387</text:p>
          </table:table-cell>
          <table:table-cell office:value-type="float" office:value="7970" table:style-name="ce26">
            <text:p>7 970</text:p>
          </table:table-cell>
          <table:table-cell office:value-type="float" office:value="8588" table:style-name="ce26">
            <text:p>8 588</text:p>
          </table:table-cell>
          <table:table-cell office:value-type="float" office:value="10072" table:style-name="ce26">
            <text:p>10 072</text:p>
          </table:table-cell>
          <table:table-cell office:value-type="float" office:value="15122" table:style-name="ce26">
            <text:p>15 122</text:p>
          </table:table-cell>
          <table:table-cell office:value-type="float" office:value="16683" table:style-name="ce26">
            <text:p>16 683</text:p>
          </table:table-cell>
          <table:table-cell office:value-type="float" office:value="22467" table:style-name="ce26">
            <text:p>22 467</text:p>
          </table:table-cell>
          <table:table-cell office:value-type="float" office:value="22961" table:style-name="ce26">
            <text:p>22 961</text:p>
          </table:table-cell>
          <table:table-cell office:value-type="float" office:value="25518" table:style-name="ce26">
            <text:p>25 518</text:p>
          </table:table-cell>
          <table:table-cell office:value-type="float" office:value="25567" table:style-name="ce26">
            <text:p>25 567</text:p>
          </table:table-cell>
          <table:table-cell office:value-type="float" office:value="33137" table:style-name="ce26">
            <text:p>33 137</text:p>
          </table:table-cell>
          <table:table-cell office:value-type="float" office:value="38423" table:style-name="ce26">
            <text:p>38 423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70 bis 74</text:p>
          </table:table-cell>
          <table:table-cell office:value-type="float" office:value="4939" table:style-name="ce26">
            <text:p>4 939</text:p>
          </table:table-cell>
          <table:table-cell office:value-type="float" office:value="5709" table:style-name="ce26">
            <text:p>5 709</text:p>
          </table:table-cell>
          <table:table-cell office:value-type="float" office:value="5778" table:style-name="ce26">
            <text:p>5 778</text:p>
          </table:table-cell>
          <table:table-cell office:value-type="float" office:value="5498" table:style-name="ce26">
            <text:p>5 498</text:p>
          </table:table-cell>
          <table:table-cell office:value-type="float" office:value="5686" table:style-name="ce26">
            <text:p>5 686</text:p>
          </table:table-cell>
          <table:table-cell office:value-type="float" office:value="6930" table:style-name="ce26">
            <text:p>6 930</text:p>
          </table:table-cell>
          <table:table-cell office:value-type="float" office:value="11674" table:style-name="ce26">
            <text:p>11 674</text:p>
          </table:table-cell>
          <table:table-cell office:value-type="float" office:value="12852" table:style-name="ce26">
            <text:p>12 852</text:p>
          </table:table-cell>
          <table:table-cell office:value-type="float" office:value="16277" table:style-name="ce26">
            <text:p>16 277</text:p>
          </table:table-cell>
          <table:table-cell office:value-type="float" office:value="21092" table:style-name="ce26">
            <text:p>21 092</text:p>
          </table:table-cell>
          <table:table-cell office:value-type="float" office:value="16927" table:style-name="ce26">
            <text:p>16 927</text:p>
          </table:table-cell>
          <table:table-cell office:value-type="float" office:value="23852" table:style-name="ce26">
            <text:p>23 852</text:p>
          </table:table-cell>
          <table:table-cell office:value-type="float" office:value="32140" table:style-name="ce26">
            <text:p>32 140</text:p>
          </table:table-cell>
          <table:table-cell office:value-type="float" office:value="34304" table:style-name="ce26">
            <text:p>34 304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75 bis 79</text:p>
          </table:table-cell>
          <table:table-cell office:value-type="float" office:value="2580" table:style-name="ce26">
            <text:p>2 580</text:p>
          </table:table-cell>
          <table:table-cell office:value-type="float" office:value="3159" table:style-name="ce26">
            <text:p>3 159</text:p>
          </table:table-cell>
          <table:table-cell office:value-type="float" office:value="3179" table:style-name="ce26">
            <text:p>3 179</text:p>
          </table:table-cell>
          <table:table-cell office:value-type="float" office:value="3393" table:style-name="ce26">
            <text:p>3 393</text:p>
          </table:table-cell>
          <table:table-cell office:value-type="float" office:value="3229" table:style-name="ce26">
            <text:p>3 229</text:p>
          </table:table-cell>
          <table:table-cell office:value-type="float" office:value="3981" table:style-name="ce26">
            <text:p>3 981</text:p>
          </table:table-cell>
          <table:table-cell office:value-type="float" office:value="7063" table:style-name="ce26">
            <text:p>7 063</text:p>
          </table:table-cell>
          <table:table-cell office:value-type="float" office:value="8807" table:style-name="ce26">
            <text:p>8 807</text:p>
          </table:table-cell>
          <table:table-cell office:value-type="float" office:value="10219" table:style-name="ce26">
            <text:p>10 219</text:p>
          </table:table-cell>
          <table:table-cell office:value-type="float" office:value="14678" table:style-name="ce26">
            <text:p>14 678</text:p>
          </table:table-cell>
          <table:table-cell office:value-type="float" office:value="16654" table:style-name="ce26">
            <text:p>16 654</text:p>
          </table:table-cell>
          <table:table-cell office:value-type="float" office:value="19619" table:style-name="ce26">
            <text:p>19 619</text:p>
          </table:table-cell>
          <table:table-cell office:value-type="float" office:value="20826" table:style-name="ce26">
            <text:p>20 826</text:p>
          </table:table-cell>
          <table:table-cell office:value-type="float" office:value="27480" table:style-name="ce26">
            <text:p>27 480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80 bis 84</text:p>
          </table:table-cell>
          <table:table-cell office:value-type="float" office:value="1095" table:style-name="ce26">
            <text:p>1 095</text:p>
          </table:table-cell>
          <table:table-cell office:value-type="float" office:value="1262" table:style-name="ce26">
            <text:p>1 262</text:p>
          </table:table-cell>
          <table:table-cell office:value-type="float" office:value="1242" table:style-name="ce26">
            <text:p>1 242</text:p>
          </table:table-cell>
          <table:table-cell office:value-type="float" office:value="1518" table:style-name="ce26">
            <text:p>1 518</text:p>
          </table:table-cell>
          <table:table-cell office:value-type="float" office:value="1343" table:style-name="ce26">
            <text:p>1 343</text:p>
          </table:table-cell>
          <table:table-cell office:value-type="float" office:value="1914" table:style-name="ce26">
            <text:p>1 914</text:p>
          </table:table-cell>
          <table:table-cell office:value-type="float" office:value="3102" table:style-name="ce26">
            <text:p>3 102</text:p>
          </table:table-cell>
          <table:table-cell office:value-type="float" office:value="4806" table:style-name="ce26">
            <text:p>4 806</text:p>
          </table:table-cell>
          <table:table-cell office:value-type="float" office:value="5684" table:style-name="ce26">
            <text:p>5 684</text:p>
          </table:table-cell>
          <table:table-cell office:value-type="float" office:value="7825" table:style-name="ce26">
            <text:p>7 825</text:p>
          </table:table-cell>
          <table:table-cell office:value-type="float" office:value="11676" table:style-name="ce26">
            <text:p>11 676</text:p>
          </table:table-cell>
          <table:table-cell office:value-type="float" office:value="10795" table:style-name="ce26">
            <text:p>10 795</text:p>
          </table:table-cell>
          <table:table-cell office:value-type="float" office:value="16698" table:style-name="ce26">
            <text:p>16 698</text:p>
          </table:table-cell>
          <table:table-cell office:value-type="float" office:value="24094" table:style-name="ce26">
            <text:p>24 094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85 bis 89</text:p>
          </table:table-cell>
          <table:table-cell office:value-type="float" office:value="370" table:style-name="ce26">
            <text:p>370</text:p>
          </table:table-cell>
          <table:table-cell office:value-type="float" office:value="373" table:style-name="ce26">
            <text:p>373</text:p>
          </table:table-cell>
          <table:table-cell office:value-type="float" office:value="387" table:style-name="ce26">
            <text:p>387</text:p>
          </table:table-cell>
          <table:table-cell office:value-type="float" office:value="426" table:style-name="ce26">
            <text:p>426</text:p>
          </table:table-cell>
          <table:table-cell office:value-type="float" office:value="434" table:style-name="ce26">
            <text:p>434</text:p>
          </table:table-cell>
          <table:table-cell office:value-type="float" office:value="525" table:style-name="ce26">
            <text:p>525</text:p>
          </table:table-cell>
          <table:table-cell office:value-type="float" office:value="1006" table:style-name="ce26">
            <text:p>1 006</text:p>
          </table:table-cell>
          <table:table-cell office:value-type="float" office:value="1582" table:style-name="ce26">
            <text:p>1 582</text:p>
          </table:table-cell>
          <table:table-cell office:value-type="float" office:value="2298" table:style-name="ce26">
            <text:p>2 298</text:p>
          </table:table-cell>
          <table:table-cell office:value-type="float" office:value="2993" table:style-name="ce26">
            <text:p>2 993</text:p>
          </table:table-cell>
          <table:table-cell office:value-type="float" office:value="5417" table:style-name="ce26">
            <text:p>5 417</text:p>
          </table:table-cell>
          <table:table-cell office:value-type="float" office:value="7117" table:style-name="ce26">
            <text:p>7 117</text:p>
          </table:table-cell>
          <table:table-cell office:value-type="float" office:value="10110" table:style-name="ce26">
            <text:p>10 110</text:p>
          </table:table-cell>
          <table:table-cell office:value-type="float" office:value="11740" table:style-name="ce26">
            <text:p>11 740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90 bis 94</text:p>
          </table:table-cell>
          <table:table-cell office:value-type="float" office:value="81" table:style-name="ce26">
            <text:p>81</text:p>
          </table:table-cell>
          <table:table-cell office:value-type="float" office:value="67" table:style-name="ce26">
            <text:p>67</text:p>
          </table:table-cell>
          <table:table-cell office:value-type="float" office:value="64" table:style-name="ce26">
            <text:p>64</text:p>
          </table:table-cell>
          <table:table-cell office:value-type="float" office:value="76" table:style-name="ce26">
            <text:p>76</text:p>
          </table:table-cell>
          <table:table-cell office:value-type="float" office:value="80" table:style-name="ce26">
            <text:p>80</text:p>
          </table:table-cell>
          <table:table-cell office:value-type="float" office:value="113" table:style-name="ce26">
            <text:p>113</text:p>
          </table:table-cell>
          <table:table-cell office:value-type="float" office:value="179" table:style-name="ce26">
            <text:p>179</text:p>
          </table:table-cell>
          <table:table-cell office:value-type="float" office:value="306" table:style-name="ce26">
            <text:p>306</text:p>
          </table:table-cell>
          <table:table-cell office:value-type="float" office:value="550" table:style-name="ce26">
            <text:p>550</text:p>
          </table:table-cell>
          <table:table-cell office:value-type="float" office:value="853" table:style-name="ce26">
            <text:p>853</text:p>
          </table:table-cell>
          <table:table-cell office:value-type="float" office:value="1499" table:style-name="ce26">
            <text:p>1 499</text:p>
          </table:table-cell>
          <table:table-cell office:value-type="float" office:value="2730" table:style-name="ce26">
            <text:p>2 730</text:p>
          </table:table-cell>
          <table:table-cell office:value-type="float" office:value="3458" table:style-name="ce26">
            <text:p>3 458</text:p>
          </table:table-cell>
          <table:table-cell office:value-type="float" office:value="5402" table:style-name="ce26">
            <text:p>5 402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95 und älter</text:p>
          </table:table-cell>
          <table:table-cell office:value-type="float" office:value="14" table:style-name="ce26">
            <text:p>14</text:p>
          </table:table-cell>
          <table:table-cell office:value-type="float" office:value="8" table:style-name="ce26">
            <text:p>8</text:p>
          </table:table-cell>
          <table:table-cell office:value-type="float" office:value="8" table:style-name="ce26">
            <text:p>8</text:p>
          </table:table-cell>
          <table:table-cell office:value-type="float" office:value="10" table:style-name="ce26">
            <text:p>10</text:p>
          </table:table-cell>
          <table:table-cell office:value-type="float" office:value="8" table:style-name="ce26">
            <text:p>8</text:p>
          </table:table-cell>
          <table:table-cell office:value-type="float" office:value="11" table:style-name="ce26">
            <text:p>11</text:p>
          </table:table-cell>
          <table:table-cell office:value-type="float" office:value="15" table:style-name="ce26">
            <text:p>15</text:p>
          </table:table-cell>
          <table:table-cell office:value-type="float" office:value="33" table:style-name="ce26">
            <text:p>33</text:p>
          </table:table-cell>
          <table:table-cell office:value-type="float" office:value="70" table:style-name="ce26">
            <text:p>70</text:p>
          </table:table-cell>
          <table:table-cell office:value-type="float" office:value="140" table:style-name="ce26">
            <text:p>140</text:p>
          </table:table-cell>
          <table:table-cell office:value-type="float" office:value="221" table:style-name="ce26">
            <text:p>221</text:p>
          </table:table-cell>
          <table:table-cell office:value-type="float" office:value="514" table:style-name="ce26">
            <text:p>514</text:p>
          </table:table-cell>
          <table:table-cell office:value-type="float" office:value="819" table:style-name="ce26">
            <text:p>819</text:p>
          </table:table-cell>
          <table:table-cell office:value-type="float" office:value="1463" table:style-name="ce26">
            <text:p>1 463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table:style-name="ce20"/>
          <table:table-cell office:value-type="string" table:number-columns-spanned="14" table:number-rows-spanned="1" table:style-name="ce36">
            <text:p>Männer</text:p>
          </table:table-cell>
          <table:covered-table-cell table:number-columns-repeated="13"/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0">
            <text:p>Zusammen</text:p>
          </table:table-cell>
          <table:table-cell office:value-type="float" office:value="114781" table:formula="of:=SUM([.B27:.B46])" table:style-name="ce26">
            <text:p>114 781</text:p>
          </table:table-cell>
          <table:table-cell office:value-type="float" office:value="119698" table:formula="of:=SUM([.C27:.C46])" table:style-name="ce26">
            <text:p>119 698</text:p>
          </table:table-cell>
          <table:table-cell office:value-type="float" office:value="122768" table:formula="of:=SUM([.D27:.D46])" table:style-name="ce26">
            <text:p>122 768</text:p>
          </table:table-cell>
          <table:table-cell office:value-type="float" office:value="132820" table:formula="of:=SUM([.E27:.E46])" table:style-name="ce26">
            <text:p>132 820</text:p>
          </table:table-cell>
          <table:table-cell office:value-type="float" office:value="153839" table:formula="of:=SUM([.F27:.F46])" table:style-name="ce26">
            <text:p>153 839</text:p>
          </table:table-cell>
          <table:table-cell office:value-type="float" office:value="170735" table:formula="of:=SUM([.G27:.G46])" table:style-name="ce26">
            <text:p>170 735</text:p>
          </table:table-cell>
          <table:table-cell office:value-type="float" office:value="203451" table:formula="of:=SUM([.H27:.H46])" table:style-name="ce26">
            <text:p>203 451</text:p>
          </table:table-cell>
          <table:table-cell office:value-type="float" office:value="221139" table:formula="of:=SUM([.I27:.I46])" table:style-name="ce26">
            <text:p>221 139</text:p>
          </table:table-cell>
          <table:table-cell office:value-type="float" office:value="263967" table:formula="of:=SUM([.J27:.J46])" table:style-name="ce26">
            <text:p>263 967</text:p>
          </table:table-cell>
          <table:table-cell office:value-type="float" office:value="282803" table:formula="of:=SUM([.K27:.K46])" table:style-name="ce26">
            <text:p>282 803</text:p>
          </table:table-cell>
          <table:table-cell office:value-type="float" office:value="307249" table:formula="of:=SUM([.L27:.L46])" table:style-name="ce26">
            <text:p>307 249</text:p>
          </table:table-cell>
          <table:table-cell office:value-type="float" office:value="328010" table:formula="of:=SUM([.M27:.M46])" table:style-name="ce26">
            <text:p>328 010</text:p>
          </table:table-cell>
          <table:table-cell office:value-type="float" office:value="346841" table:style-name="ce26">
            <text:p>346 841</text:p>
          </table:table-cell>
          <table:table-cell office:value-type="float" office:value="376503" table:style-name="ce26">
            <text:p>376 503</text:p>
          </table:table-cell>
          <table:table-cell table:style-name="ce20"/>
          <table:table-cell table:style-name="ce39"/>
          <table:table-cell table:style-name="ce1"/>
          <table:table-cell table:number-columns-repeated="16366"/>
        </table:table-row>
        <table:table-row table:style-name="ro2">
          <table:table-cell office:value-type="string" table:style-name="ce25">
            <text:p>0 bis 4</text:p>
          </table:table-cell>
          <table:table-cell office:value-type="float" office:value="10997" table:style-name="ce26">
            <text:p>10 997</text:p>
          </table:table-cell>
          <table:table-cell office:value-type="float" office:value="12862" table:style-name="ce26">
            <text:p>12 862</text:p>
          </table:table-cell>
          <table:table-cell office:value-type="float" office:value="12818" table:style-name="ce26">
            <text:p>12 818</text:p>
          </table:table-cell>
          <table:table-cell office:value-type="float" office:value="14729" table:style-name="ce26">
            <text:p>14 729</text:p>
          </table:table-cell>
          <table:table-cell office:value-type="float" office:value="15728" table:style-name="ce26">
            <text:p>15 728</text:p>
          </table:table-cell>
          <table:table-cell office:value-type="float" office:value="16079" table:style-name="ce26">
            <text:p>16 079</text:p>
          </table:table-cell>
          <table:table-cell office:value-type="float" office:value="20118" table:style-name="ce26">
            <text:p>20 118</text:p>
          </table:table-cell>
          <table:table-cell office:value-type="float" office:value="24007" table:style-name="ce26">
            <text:p>24 007</text:p>
          </table:table-cell>
          <table:table-cell office:value-type="float" office:value="27293" table:style-name="ce26">
            <text:p>27 293</text:p>
          </table:table-cell>
          <table:table-cell office:value-type="float" office:value="20164" table:style-name="ce26">
            <text:p>20 164</text:p>
          </table:table-cell>
          <table:table-cell office:value-type="float" office:value="21190" table:style-name="ce26">
            <text:p>21 190</text:p>
          </table:table-cell>
          <table:table-cell office:value-type="float" office:value="19420" table:style-name="ce26">
            <text:p>19 420</text:p>
          </table:table-cell>
          <table:table-cell office:value-type="float" office:value="17369" table:style-name="ce26">
            <text:p>17 369</text:p>
          </table:table-cell>
          <table:table-cell office:value-type="float" office:value="19714" table:style-name="ce26">
            <text:p>19 714</text:p>
          </table:table-cell>
          <table:table-cell table:style-name="ce20"/>
          <table:table-cell table:number-columns-repeated="2" table:style-name="ce1"/>
          <table:table-cell table:number-columns-repeated="16366"/>
        </table:table-row>
        <table:table-row table:style-name="ro2">
          <table:table-cell office:value-type="string" table:style-name="ce25">
            <text:p>5 bis 9</text:p>
          </table:table-cell>
          <table:table-cell office:value-type="float" office:value="9936" table:style-name="ce26">
            <text:p>9 936</text:p>
          </table:table-cell>
          <table:table-cell office:value-type="float" office:value="11052" table:style-name="ce26">
            <text:p>11 052</text:p>
          </table:table-cell>
          <table:table-cell office:value-type="float" office:value="11639" table:style-name="ce26">
            <text:p>11 639</text:p>
          </table:table-cell>
          <table:table-cell office:value-type="float" office:value="12391" table:style-name="ce26">
            <text:p>12 391</text:p>
          </table:table-cell>
          <table:table-cell office:value-type="float" office:value="16761" table:style-name="ce26">
            <text:p>16 761</text:p>
          </table:table-cell>
          <table:table-cell office:value-type="float" office:value="16290" table:style-name="ce26">
            <text:p>16 290</text:p>
          </table:table-cell>
          <table:table-cell office:value-type="float" office:value="19266" table:style-name="ce26">
            <text:p>19 266</text:p>
          </table:table-cell>
          <table:table-cell office:value-type="float" office:value="18902" table:style-name="ce26">
            <text:p>18 902</text:p>
          </table:table-cell>
          <table:table-cell office:value-type="float" office:value="28330" table:style-name="ce26">
            <text:p>28 330</text:p>
          </table:table-cell>
          <table:table-cell office:value-type="float" office:value="21740" table:style-name="ce26">
            <text:p>21 740</text:p>
          </table:table-cell>
          <table:table-cell office:value-type="float" office:value="21221" table:style-name="ce26">
            <text:p>21 221</text:p>
          </table:table-cell>
          <table:table-cell office:value-type="float" office:value="22181" table:style-name="ce26">
            <text:p>22 181</text:p>
          </table:table-cell>
          <table:table-cell office:value-type="float" office:value="18101" table:style-name="ce26">
            <text:p>18 101</text:p>
          </table:table-cell>
          <table:table-cell office:value-type="float" office:value="19082" table:style-name="ce26">
            <text:p>19 082</text:p>
          </table:table-cell>
          <table:table-cell table:style-name="ce20"/>
          <table:table-cell table:number-columns-repeated="2" table:style-name="ce41"/>
          <table:table-cell table:number-columns-repeated="16366"/>
        </table:table-row>
        <table:table-row table:style-name="ro2">
          <table:table-cell office:value-type="string" table:style-name="ce25">
            <text:p>10 bis 14</text:p>
          </table:table-cell>
          <table:table-cell office:value-type="float" office:value="9322" table:style-name="ce26">
            <text:p>9 322</text:p>
          </table:table-cell>
          <table:table-cell office:value-type="float" office:value="10042" table:style-name="ce26">
            <text:p>10 042</text:p>
          </table:table-cell>
          <table:table-cell office:value-type="float" office:value="11410" table:style-name="ce26">
            <text:p>11 410</text:p>
          </table:table-cell>
          <table:table-cell office:value-type="float" office:value="11755" table:style-name="ce26">
            <text:p>11 755</text:p>
          </table:table-cell>
          <table:table-cell office:value-type="float" office:value="14328" table:style-name="ce26">
            <text:p>14 328</text:p>
          </table:table-cell>
          <table:table-cell office:value-type="float" office:value="16577" table:style-name="ce26">
            <text:p>16 577</text:p>
          </table:table-cell>
          <table:table-cell office:value-type="float" office:value="19477" table:style-name="ce26">
            <text:p>19 477</text:p>
          </table:table-cell>
          <table:table-cell office:value-type="float" office:value="19544" table:style-name="ce26">
            <text:p>19 544</text:p>
          </table:table-cell>
          <table:table-cell office:value-type="float" office:value="24377" table:style-name="ce26">
            <text:p>24 377</text:p>
          </table:table-cell>
          <table:table-cell office:value-type="float" office:value="27319" table:style-name="ce26">
            <text:p>27 319</text:p>
          </table:table-cell>
          <table:table-cell office:value-type="float" office:value="20425" table:style-name="ce26">
            <text:p>20 425</text:p>
          </table:table-cell>
          <table:table-cell office:value-type="float" office:value="21745" table:style-name="ce26">
            <text:p>21 745</text:p>
          </table:table-cell>
          <table:table-cell office:value-type="float" office:value="19372" table:style-name="ce26">
            <text:p>19 372</text:p>
          </table:table-cell>
          <table:table-cell office:value-type="float" office:value="18251" table:style-name="ce26">
            <text:p>18 251</text:p>
          </table:table-cell>
          <table:table-cell table:style-name="ce20"/>
          <table:table-cell table:style-name="ce41"/>
          <table:table-cell table:number-columns-repeated="16367" table:style-name="ce20"/>
        </table:table-row>
        <table:table-row table:style-name="ro2">
          <table:table-cell office:value-type="string" table:style-name="ce25">
            <text:p>15 bis 19</text:p>
          </table:table-cell>
          <table:table-cell office:value-type="float" office:value="9366" table:style-name="ce26">
            <text:p>9 366</text:p>
          </table:table-cell>
          <table:table-cell office:value-type="float" office:value="9744" table:style-name="ce26">
            <text:p>9 744</text:p>
          </table:table-cell>
          <table:table-cell office:value-type="float" office:value="10564" table:style-name="ce26">
            <text:p>10 564</text:p>
          </table:table-cell>
          <table:table-cell office:value-type="float" office:value="11729" table:style-name="ce26">
            <text:p>11 729</text:p>
          </table:table-cell>
          <table:table-cell office:value-type="float" office:value="14174" table:style-name="ce26">
            <text:p>14 174</text:p>
          </table:table-cell>
          <table:table-cell office:value-type="float" office:value="11323" table:style-name="ce26">
            <text:p>11 323</text:p>
          </table:table-cell>
          <table:table-cell office:value-type="float" office:value="15807" table:style-name="ce26">
            <text:p>15 807</text:p>
          </table:table-cell>
          <table:table-cell office:value-type="float" office:value="19131" table:style-name="ce26">
            <text:p>19 131</text:p>
          </table:table-cell>
          <table:table-cell office:value-type="float" office:value="20350" table:style-name="ce26">
            <text:p>20 350</text:p>
          </table:table-cell>
          <table:table-cell office:value-type="float" office:value="28977" table:style-name="ce26">
            <text:p>28 977</text:p>
          </table:table-cell>
          <table:table-cell office:value-type="float" office:value="22793" table:style-name="ce26">
            <text:p>22 793</text:p>
          </table:table-cell>
          <table:table-cell office:value-type="float" office:value="21934" table:style-name="ce26">
            <text:p>21 934</text:p>
          </table:table-cell>
          <table:table-cell office:value-type="float" office:value="22552" table:style-name="ce26">
            <text:p>22 552</text:p>
          </table:table-cell>
          <table:table-cell office:value-type="float" office:value="19104" table:style-name="ce26">
            <text:p>19 104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20 bis 24</text:p>
          </table:table-cell>
          <table:table-cell office:value-type="float" office:value="10122" table:style-name="ce26">
            <text:p>10 122</text:p>
          </table:table-cell>
          <table:table-cell office:value-type="float" office:value="10028" table:style-name="ce26">
            <text:p>10 028</text:p>
          </table:table-cell>
          <table:table-cell office:value-type="float" office:value="10759" table:style-name="ce26">
            <text:p>10 759</text:p>
          </table:table-cell>
          <table:table-cell office:value-type="float" office:value="12992" table:style-name="ce26">
            <text:p>12 992</text:p>
          </table:table-cell>
          <table:table-cell office:value-type="float" office:value="15992" table:style-name="ce26">
            <text:p>15 992</text:p>
          </table:table-cell>
          <table:table-cell office:value-type="float" office:value="16434" table:style-name="ce26">
            <text:p>16 434</text:p>
          </table:table-cell>
          <table:table-cell office:value-type="float" office:value="16067" table:style-name="ce26">
            <text:p>16 067</text:p>
          </table:table-cell>
          <table:table-cell office:value-type="float" office:value="18932" table:style-name="ce26">
            <text:p>18 932</text:p>
          </table:table-cell>
          <table:table-cell office:value-type="float" office:value="22564" table:style-name="ce26">
            <text:p>22 564</text:p>
          </table:table-cell>
          <table:table-cell office:value-type="float" office:value="26456" table:style-name="ce26">
            <text:p>26 456</text:p>
          </table:table-cell>
          <table:table-cell office:value-type="float" office:value="29691" table:style-name="ce26">
            <text:p>29 691</text:p>
          </table:table-cell>
          <table:table-cell office:value-type="float" office:value="21548" table:style-name="ce26">
            <text:p>21 548</text:p>
          </table:table-cell>
          <table:table-cell office:value-type="float" office:value="23827" table:style-name="ce26">
            <text:p>23 827</text:p>
          </table:table-cell>
          <table:table-cell office:value-type="float" office:value="22316" table:style-name="ce26">
            <text:p>22 316</text:p>
          </table:table-cell>
          <table:table-cell table:style-name="ce20"/>
          <table:table-cell table:style-name="ce41"/>
          <table:table-cell table:style-name="ce40"/>
          <table:table-cell table:number-columns-repeated="16366"/>
        </table:table-row>
        <table:table-row table:style-name="ro2">
          <table:table-cell office:value-type="string" table:style-name="ce25">
            <text:p>25 bis 29</text:p>
          </table:table-cell>
          <table:table-cell office:value-type="float" office:value="9080" table:style-name="ce26">
            <text:p>9 080</text:p>
          </table:table-cell>
          <table:table-cell office:value-type="float" office:value="8923" table:style-name="ce26">
            <text:p>8 923</text:p>
          </table:table-cell>
          <table:table-cell office:value-type="float" office:value="9073" table:style-name="ce26">
            <text:p>9 073</text:p>
          </table:table-cell>
          <table:table-cell office:value-type="float" office:value="10588" table:style-name="ce26">
            <text:p>10 588</text:p>
          </table:table-cell>
          <table:table-cell office:value-type="float" office:value="12244" table:style-name="ce26">
            <text:p>12 244</text:p>
          </table:table-cell>
          <table:table-cell office:value-type="float" office:value="15643" table:style-name="ce26">
            <text:p>15 643</text:p>
          </table:table-cell>
          <table:table-cell office:value-type="float" office:value="13627" table:style-name="ce26">
            <text:p>13 627</text:p>
          </table:table-cell>
          <table:table-cell office:value-type="float" office:value="14929" table:style-name="ce26">
            <text:p>14 929</text:p>
          </table:table-cell>
          <table:table-cell office:value-type="float" office:value="20171" table:style-name="ce26">
            <text:p>20 171</text:p>
          </table:table-cell>
          <table:table-cell office:value-type="float" office:value="21090" table:style-name="ce26">
            <text:p>21 090</text:p>
          </table:table-cell>
          <table:table-cell office:value-type="float" office:value="31022" table:style-name="ce26">
            <text:p>31 022</text:p>
          </table:table-cell>
          <table:table-cell office:value-type="float" office:value="23640" table:style-name="ce26">
            <text:p>23 640</text:p>
          </table:table-cell>
          <table:table-cell office:value-type="float" office:value="24174" table:style-name="ce26">
            <text:p>24 174</text:p>
          </table:table-cell>
          <table:table-cell office:value-type="float" office:value="27383" table:style-name="ce26">
            <text:p>27 383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30 bis 34</text:p>
          </table:table-cell>
          <table:table-cell office:value-type="float" office:value="7975" table:style-name="ce26">
            <text:p>7 975</text:p>
          </table:table-cell>
          <table:table-cell office:value-type="float" office:value="8483" table:style-name="ce26">
            <text:p>8 483</text:p>
          </table:table-cell>
          <table:table-cell office:value-type="float" office:value="8219" table:style-name="ce26">
            <text:p>8 219</text:p>
          </table:table-cell>
          <table:table-cell office:value-type="float" office:value="8952" table:style-name="ce26">
            <text:p>8 952</text:p>
          </table:table-cell>
          <table:table-cell office:value-type="float" office:value="11542" table:style-name="ce26">
            <text:p>11 542</text:p>
          </table:table-cell>
          <table:table-cell office:value-type="float" office:value="14427" table:style-name="ce26">
            <text:p>14 427</text:p>
          </table:table-cell>
          <table:table-cell office:value-type="float" office:value="10020" table:style-name="ce26">
            <text:p>10 020</text:p>
          </table:table-cell>
          <table:table-cell office:value-type="float" office:value="15316" table:style-name="ce26">
            <text:p>15 316</text:p>
          </table:table-cell>
          <table:table-cell office:value-type="float" office:value="19729" table:style-name="ce26">
            <text:p>19 729</text:p>
          </table:table-cell>
          <table:table-cell office:value-type="float" office:value="21546" table:style-name="ce26">
            <text:p>21 546</text:p>
          </table:table-cell>
          <table:table-cell office:value-type="float" office:value="26118" table:style-name="ce26">
            <text:p>26 118</text:p>
          </table:table-cell>
          <table:table-cell office:value-type="float" office:value="29635" table:style-name="ce26">
            <text:p>29 635</text:p>
          </table:table-cell>
          <table:table-cell office:value-type="float" office:value="23216" table:style-name="ce26">
            <text:p>23 216</text:p>
          </table:table-cell>
          <table:table-cell office:value-type="float" office:value="27513" table:style-name="ce26">
            <text:p>27 513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35 bis 39</text:p>
          </table:table-cell>
          <table:table-cell office:value-type="float" office:value="7583" table:style-name="ce26">
            <text:p>7 583</text:p>
          </table:table-cell>
          <table:table-cell office:value-type="float" office:value="8232" table:style-name="ce26">
            <text:p>8 232</text:p>
          </table:table-cell>
          <table:table-cell office:value-type="float" office:value="7945" table:style-name="ce26">
            <text:p>7 945</text:p>
          </table:table-cell>
          <table:table-cell office:value-type="float" office:value="8356" table:style-name="ce26">
            <text:p>8 356</text:p>
          </table:table-cell>
          <table:table-cell office:value-type="float" office:value="10033" table:style-name="ce26">
            <text:p>10 033</text:p>
          </table:table-cell>
          <table:table-cell office:value-type="float" office:value="10928" table:style-name="ce26">
            <text:p>10 928</text:p>
          </table:table-cell>
          <table:table-cell office:value-type="float" office:value="13089" table:style-name="ce26">
            <text:p>13 089</text:p>
          </table:table-cell>
          <table:table-cell office:value-type="float" office:value="12824" table:style-name="ce26">
            <text:p>12 824</text:p>
          </table:table-cell>
          <table:table-cell office:value-type="float" office:value="15900" table:style-name="ce26">
            <text:p>15 900</text:p>
          </table:table-cell>
          <table:table-cell office:value-type="float" office:value="19240" table:style-name="ce26">
            <text:p>19 240</text:p>
          </table:table-cell>
          <table:table-cell office:value-type="float" office:value="20792" table:style-name="ce26">
            <text:p>20 792</text:p>
          </table:table-cell>
          <table:table-cell office:value-type="float" office:value="30603" table:style-name="ce26">
            <text:p>30 603</text:p>
          </table:table-cell>
          <table:table-cell office:value-type="float" office:value="23683" table:style-name="ce26">
            <text:p>23 683</text:p>
          </table:table-cell>
          <table:table-cell office:value-type="float" office:value="26353" table:style-name="ce26">
            <text:p>26 353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40 bis 44</text:p>
          </table:table-cell>
          <table:table-cell office:value-type="float" office:value="7203" table:style-name="ce26">
            <text:p>7 203</text:p>
          </table:table-cell>
          <table:table-cell office:value-type="float" office:value="7345" table:style-name="ce26">
            <text:p>7 345</text:p>
          </table:table-cell>
          <table:table-cell office:value-type="float" office:value="7635" table:style-name="ce26">
            <text:p>7 635</text:p>
          </table:table-cell>
          <table:table-cell office:value-type="float" office:value="7714" table:style-name="ce26">
            <text:p>7 714</text:p>
          </table:table-cell>
          <table:table-cell office:value-type="float" office:value="8585" table:style-name="ce26">
            <text:p>8 585</text:p>
          </table:table-cell>
          <table:table-cell office:value-type="float" office:value="9342" table:style-name="ce26">
            <text:p>9 342</text:p>
          </table:table-cell>
          <table:table-cell office:value-type="float" office:value="14729" table:style-name="ce26">
            <text:p>14 729</text:p>
          </table:table-cell>
          <table:table-cell office:value-type="float" office:value="9338" table:style-name="ce26">
            <text:p>9 338</text:p>
          </table:table-cell>
          <table:table-cell office:value-type="float" office:value="15935" table:style-name="ce26">
            <text:p>15 935</text:p>
          </table:table-cell>
          <table:table-cell office:value-type="float" office:value="19082" table:style-name="ce26">
            <text:p>19 082</text:p>
          </table:table-cell>
          <table:table-cell office:value-type="float" office:value="21295" table:style-name="ce26">
            <text:p>21 295</text:p>
          </table:table-cell>
          <table:table-cell office:value-type="float" office:value="25820" table:style-name="ce26">
            <text:p>25 820</text:p>
          </table:table-cell>
          <table:table-cell office:value-type="float" office:value="29129" table:style-name="ce26">
            <text:p>29 129</text:p>
          </table:table-cell>
          <table:table-cell office:value-type="float" office:value="24617" table:style-name="ce26">
            <text:p>24 617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45 bis 49</text:p>
          </table:table-cell>
          <table:table-cell office:value-type="float" office:value="7376" table:style-name="ce26">
            <text:p>7 376</text:p>
          </table:table-cell>
          <table:table-cell office:value-type="float" office:value="6706" table:style-name="ce26">
            <text:p>6 706</text:p>
          </table:table-cell>
          <table:table-cell office:value-type="float" office:value="7501" table:style-name="ce26">
            <text:p>7 501</text:p>
          </table:table-cell>
          <table:table-cell office:value-type="float" office:value="7226" table:style-name="ce26">
            <text:p>7 226</text:p>
          </table:table-cell>
          <table:table-cell office:value-type="float" office:value="7812" table:style-name="ce26">
            <text:p>7 812</text:p>
          </table:table-cell>
          <table:table-cell office:value-type="float" office:value="9339" table:style-name="ce26">
            <text:p>9 339</text:p>
          </table:table-cell>
          <table:table-cell office:value-type="float" office:value="14541" table:style-name="ce26">
            <text:p>14 541</text:p>
          </table:table-cell>
          <table:table-cell office:value-type="float" office:value="12580" table:style-name="ce26">
            <text:p>12 580</text:p>
          </table:table-cell>
          <table:table-cell office:value-type="float" office:value="13014" table:style-name="ce26">
            <text:p>13 014</text:p>
          </table:table-cell>
          <table:table-cell office:value-type="float" office:value="15024" table:style-name="ce26">
            <text:p>15 024</text:p>
          </table:table-cell>
          <table:table-cell office:value-type="float" office:value="18871" table:style-name="ce26">
            <text:p>18 871</text:p>
          </table:table-cell>
          <table:table-cell office:value-type="float" office:value="20510" table:style-name="ce26">
            <text:p>20 510</text:p>
          </table:table-cell>
          <table:table-cell office:value-type="float" office:value="30642" table:style-name="ce26">
            <text:p>30 642</text:p>
          </table:table-cell>
          <table:table-cell office:value-type="float" office:value="24611" table:style-name="ce26">
            <text:p>24 611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50 bis 54</text:p>
          </table:table-cell>
          <table:table-cell office:value-type="float" office:value="6711" table:style-name="ce26">
            <text:p>6 711</text:p>
          </table:table-cell>
          <table:table-cell office:value-type="float" office:value="6158" table:style-name="ce26">
            <text:p>6 158</text:p>
          </table:table-cell>
          <table:table-cell office:value-type="float" office:value="6444" table:style-name="ce26">
            <text:p>6 444</text:p>
          </table:table-cell>
          <table:table-cell office:value-type="float" office:value="6763" table:style-name="ce26">
            <text:p>6 763</text:p>
          </table:table-cell>
          <table:table-cell office:value-type="float" office:value="6861" table:style-name="ce26">
            <text:p>6 861</text:p>
          </table:table-cell>
          <table:table-cell office:value-type="float" office:value="8948" table:style-name="ce26">
            <text:p>8 948</text:p>
          </table:table-cell>
          <table:table-cell office:value-type="float" office:value="12249" table:style-name="ce26">
            <text:p>12 249</text:p>
          </table:table-cell>
          <table:table-cell office:value-type="float" office:value="13615" table:style-name="ce26">
            <text:p>13 615</text:p>
          </table:table-cell>
          <table:table-cell office:value-type="float" office:value="9206" table:style-name="ce26">
            <text:p>9 206</text:p>
          </table:table-cell>
          <table:table-cell office:value-type="float" office:value="14822" table:style-name="ce26">
            <text:p>14 822</text:p>
          </table:table-cell>
          <table:table-cell office:value-type="float" office:value="18376" table:style-name="ce26">
            <text:p>18 376</text:p>
          </table:table-cell>
          <table:table-cell office:value-type="float" office:value="20697" table:style-name="ce26">
            <text:p>20 697</text:p>
          </table:table-cell>
          <table:table-cell office:value-type="float" office:value="25592" table:style-name="ce26">
            <text:p>25 592</text:p>
          </table:table-cell>
          <table:table-cell office:value-type="float" office:value="29603" table:style-name="ce26">
            <text:p>29 603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55 bis 59</text:p>
          </table:table-cell>
          <table:table-cell office:value-type="float" office:value="6059" table:style-name="ce26">
            <text:p>6 059</text:p>
          </table:table-cell>
          <table:table-cell office:value-type="float" office:value="5940" table:style-name="ce26">
            <text:p>5 940</text:p>
          </table:table-cell>
          <table:table-cell office:value-type="float" office:value="5503" table:style-name="ce26">
            <text:p>5 503</text:p>
          </table:table-cell>
          <table:table-cell office:value-type="float" office:value="6117" table:style-name="ce26">
            <text:p>6 117</text:p>
          </table:table-cell>
          <table:table-cell office:value-type="float" office:value="5920" table:style-name="ce26">
            <text:p>5 920</text:p>
          </table:table-cell>
          <table:table-cell office:value-type="float" office:value="7936" table:style-name="ce26">
            <text:p>7 936</text:p>
          </table:table-cell>
          <table:table-cell office:value-type="float" office:value="9100" table:style-name="ce26">
            <text:p>9 100</text:p>
          </table:table-cell>
          <table:table-cell office:value-type="float" office:value="12799" table:style-name="ce26">
            <text:p>12 799</text:p>
          </table:table-cell>
          <table:table-cell office:value-type="float" office:value="11566" table:style-name="ce26">
            <text:p>11 566</text:p>
          </table:table-cell>
          <table:table-cell office:value-type="float" office:value="11857" table:style-name="ce26">
            <text:p>11 857</text:p>
          </table:table-cell>
          <table:table-cell office:value-type="float" office:value="13958" table:style-name="ce26">
            <text:p>13 958</text:p>
          </table:table-cell>
          <table:table-cell office:value-type="float" office:value="17762" table:style-name="ce26">
            <text:p>17 762</text:p>
          </table:table-cell>
          <table:table-cell office:value-type="float" office:value="20029" table:style-name="ce26">
            <text:p>20 029</text:p>
          </table:table-cell>
          <table:table-cell office:value-type="float" office:value="30337" table:style-name="ce26">
            <text:p>30 337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60 bis 64</text:p>
          </table:table-cell>
          <table:table-cell office:value-type="float" office:value="4823" table:style-name="ce26">
            <text:p>4 823</text:p>
          </table:table-cell>
          <table:table-cell office:value-type="float" office:value="5184" table:style-name="ce26">
            <text:p>5 184</text:p>
          </table:table-cell>
          <table:table-cell office:value-type="float" office:value="4517" table:style-name="ce26">
            <text:p>4 517</text:p>
          </table:table-cell>
          <table:table-cell office:value-type="float" office:value="4766" table:style-name="ce26">
            <text:p>4 766</text:p>
          </table:table-cell>
          <table:table-cell office:value-type="float" office:value="4886" table:style-name="ce26">
            <text:p>4 886</text:p>
          </table:table-cell>
          <table:table-cell office:value-type="float" office:value="6378" table:style-name="ce26">
            <text:p>6 378</text:p>
          </table:table-cell>
          <table:table-cell office:value-type="float" office:value="7802" table:style-name="ce26">
            <text:p>7 802</text:p>
          </table:table-cell>
          <table:table-cell office:value-type="float" office:value="10095" table:style-name="ce26">
            <text:p>10 095</text:p>
          </table:table-cell>
          <table:table-cell office:value-type="float" office:value="11788" table:style-name="ce26">
            <text:p>11 788</text:p>
          </table:table-cell>
          <table:table-cell office:value-type="float" office:value="8145" table:style-name="ce26">
            <text:p>8 145</text:p>
          </table:table-cell>
          <table:table-cell office:value-type="float" office:value="13257" table:style-name="ce26">
            <text:p>13 257</text:p>
          </table:table-cell>
          <table:table-cell office:value-type="float" office:value="16888" table:style-name="ce26">
            <text:p>16 888</text:p>
          </table:table-cell>
          <table:table-cell office:value-type="float" office:value="18738" table:style-name="ce26">
            <text:p>18 738</text:p>
          </table:table-cell>
          <table:table-cell office:value-type="float" office:value="24440" table:style-name="ce26">
            <text:p>24 440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65 bis 69</text:p>
          </table:table-cell>
          <table:table-cell office:value-type="float" office:value="3832" table:style-name="ce26">
            <text:p>3 832</text:p>
          </table:table-cell>
          <table:table-cell office:value-type="float" office:value="4022" table:style-name="ce26">
            <text:p>4 022</text:p>
          </table:table-cell>
          <table:table-cell office:value-type="float" office:value="3772" table:style-name="ce26">
            <text:p>3 772</text:p>
          </table:table-cell>
          <table:table-cell office:value-type="float" office:value="3639" table:style-name="ce26">
            <text:p>3 639</text:p>
          </table:table-cell>
          <table:table-cell office:value-type="float" office:value="3944" table:style-name="ce26">
            <text:p>3 944</text:p>
          </table:table-cell>
          <table:table-cell office:value-type="float" office:value="4801" table:style-name="ce26">
            <text:p>4 801</text:p>
          </table:table-cell>
          <table:table-cell office:value-type="float" office:value="6989" table:style-name="ce26">
            <text:p>6 989</text:p>
          </table:table-cell>
          <table:table-cell office:value-type="float" office:value="7011" table:style-name="ce26">
            <text:p>7 011</text:p>
          </table:table-cell>
          <table:table-cell office:value-type="float" office:value="10017" table:style-name="ce26">
            <text:p>10 017</text:p>
          </table:table-cell>
          <table:table-cell office:value-type="float" office:value="9494" table:style-name="ce26">
            <text:p>9 494</text:p>
          </table:table-cell>
          <table:table-cell office:value-type="float" office:value="10002" table:style-name="ce26">
            <text:p>10 002</text:p>
          </table:table-cell>
          <table:table-cell office:value-type="float" office:value="12034" table:style-name="ce26">
            <text:p>12 034</text:p>
          </table:table-cell>
          <table:table-cell office:value-type="float" office:value="15674" table:style-name="ce26">
            <text:p>15 674</text:p>
          </table:table-cell>
          <table:table-cell office:value-type="float" office:value="18062" table:style-name="ce26">
            <text:p>18 062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70 bis 74</text:p>
          </table:table-cell>
          <table:table-cell office:value-type="float" office:value="2362" table:style-name="ce26">
            <text:p>2 362</text:p>
          </table:table-cell>
          <table:table-cell office:value-type="float" office:value="2655" table:style-name="ce26">
            <text:p>2 655</text:p>
          </table:table-cell>
          <table:table-cell office:value-type="float" office:value="2683" table:style-name="ce26">
            <text:p>2 683</text:p>
          </table:table-cell>
          <table:table-cell office:value-type="float" office:value="2535" table:style-name="ce26">
            <text:p>2 535</text:p>
          </table:table-cell>
          <table:table-cell office:value-type="float" office:value="2620" table:style-name="ce26">
            <text:p>2 620</text:p>
          </table:table-cell>
          <table:table-cell office:value-type="float" office:value="3335" table:style-name="ce26">
            <text:p>3 335</text:p>
          </table:table-cell>
          <table:table-cell office:value-type="float" office:value="5393" table:style-name="ce26">
            <text:p>5 393</text:p>
          </table:table-cell>
          <table:table-cell office:value-type="float" office:value="5389" table:style-name="ce26">
            <text:p>5 389</text:p>
          </table:table-cell>
          <table:table-cell office:value-type="float" office:value="6728" table:style-name="ce26">
            <text:p>6 728</text:p>
          </table:table-cell>
          <table:table-cell office:value-type="float" office:value="8421" table:style-name="ce26">
            <text:p>8 421</text:p>
          </table:table-cell>
          <table:table-cell office:value-type="float" office:value="6259" table:style-name="ce26">
            <text:p>6 259</text:p>
          </table:table-cell>
          <table:table-cell office:value-type="float" office:value="10605" table:style-name="ce26">
            <text:p>10 605</text:p>
          </table:table-cell>
          <table:table-cell office:value-type="float" office:value="14875" table:style-name="ce26">
            <text:p>14 875</text:p>
          </table:table-cell>
          <table:table-cell office:value-type="float" office:value="15928" table:style-name="ce26">
            <text:p>15 928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75 bis 79</text:p>
          </table:table-cell>
          <table:table-cell office:value-type="float" office:value="1276" table:style-name="ce26">
            <text:p>1 276</text:p>
          </table:table-cell>
          <table:table-cell office:value-type="float" office:value="1497" table:style-name="ce26">
            <text:p>1 497</text:p>
          </table:table-cell>
          <table:table-cell office:value-type="float" office:value="1490" table:style-name="ce26">
            <text:p>1 490</text:p>
          </table:table-cell>
          <table:table-cell office:value-type="float" office:value="1596" table:style-name="ce26">
            <text:p>1 596</text:p>
          </table:table-cell>
          <table:table-cell office:value-type="float" office:value="1531" table:style-name="ce26">
            <text:p>1 531</text:p>
          </table:table-cell>
          <table:table-cell office:value-type="float" office:value="1821" table:style-name="ce26">
            <text:p>1 821</text:p>
          </table:table-cell>
          <table:table-cell office:value-type="float" office:value="3193" table:style-name="ce26">
            <text:p>3 193</text:p>
          </table:table-cell>
          <table:table-cell office:value-type="float" office:value="3834" table:style-name="ce26">
            <text:p>3 834</text:p>
          </table:table-cell>
          <table:table-cell office:value-type="float" office:value="3770" table:style-name="ce26">
            <text:p>3 770</text:p>
          </table:table-cell>
          <table:table-cell office:value-type="float" office:value="5664" table:style-name="ce26">
            <text:p>5 664</text:p>
          </table:table-cell>
          <table:table-cell office:value-type="float" office:value="6042" table:style-name="ce26">
            <text:p>6 042</text:p>
          </table:table-cell>
          <table:table-cell office:value-type="float" office:value="6831" table:style-name="ce26">
            <text:p>6 831</text:p>
          </table:table-cell>
          <table:table-cell office:value-type="float" office:value="9218" table:style-name="ce26">
            <text:p>9 218</text:p>
          </table:table-cell>
          <table:table-cell office:value-type="float" office:value="12232" table:style-name="ce26">
            <text:p>12 232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80 bis 84</text:p>
          </table:table-cell>
          <table:table-cell office:value-type="float" office:value="537" table:style-name="ce26">
            <text:p>537</text:p>
          </table:table-cell>
          <table:table-cell office:value-type="float" office:value="626" table:style-name="ce26">
            <text:p>626</text:p>
          </table:table-cell>
          <table:table-cell office:value-type="float" office:value="582" table:style-name="ce26">
            <text:p>582</text:p>
          </table:table-cell>
          <table:table-cell office:value-type="float" office:value="730" table:style-name="ce26">
            <text:p>730</text:p>
          </table:table-cell>
          <table:table-cell office:value-type="float" office:value="639" table:style-name="ce26">
            <text:p>639</text:p>
          </table:table-cell>
          <table:table-cell office:value-type="float" office:value="848" table:style-name="ce26">
            <text:p>848</text:p>
          </table:table-cell>
          <table:table-cell office:value-type="float" office:value="1448" table:style-name="ce26">
            <text:p>1 448</text:p>
          </table:table-cell>
          <table:table-cell office:value-type="float" office:value="2091" table:style-name="ce26">
            <text:p>2 091</text:p>
          </table:table-cell>
          <table:table-cell office:value-type="float" office:value="2105" table:style-name="ce26">
            <text:p>2 105</text:p>
          </table:table-cell>
          <table:table-cell office:value-type="float" office:value="2605" table:style-name="ce26">
            <text:p>2 605</text:p>
          </table:table-cell>
          <table:table-cell office:value-type="float" office:value="3902" table:style-name="ce26">
            <text:p>3 902</text:p>
          </table:table-cell>
          <table:table-cell office:value-type="float" office:value="3335" table:style-name="ce26">
            <text:p>3 335</text:p>
          </table:table-cell>
          <table:table-cell office:value-type="float" office:value="6683" table:style-name="ce26">
            <text:p>6 683</text:p>
          </table:table-cell>
          <table:table-cell office:value-type="float" office:value="10294" table:style-name="ce26">
            <text:p>10 294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85 bis 89</text:p>
          </table:table-cell>
          <table:table-cell office:value-type="float" office:value="179" table:style-name="ce26">
            <text:p>179</text:p>
          </table:table-cell>
          <table:table-cell office:value-type="float" office:value="170" table:style-name="ce26">
            <text:p>170</text:p>
          </table:table-cell>
          <table:table-cell office:value-type="float" office:value="188" table:style-name="ce26">
            <text:p>188</text:p>
          </table:table-cell>
          <table:table-cell office:value-type="float" office:value="201" table:style-name="ce26">
            <text:p>201</text:p>
          </table:table-cell>
          <table:table-cell office:value-type="float" office:value="203" table:style-name="ce26">
            <text:p>203</text:p>
          </table:table-cell>
          <table:table-cell office:value-type="float" office:value="237" table:style-name="ce26">
            <text:p>237</text:p>
          </table:table-cell>
          <table:table-cell office:value-type="float" office:value="455" table:style-name="ce26">
            <text:p>455</text:p>
          </table:table-cell>
          <table:table-cell office:value-type="float" office:value="661" table:style-name="ce26">
            <text:p>661</text:p>
          </table:table-cell>
          <table:table-cell office:value-type="float" office:value="891" table:style-name="ce26">
            <text:p>891</text:p>
          </table:table-cell>
          <table:table-cell office:value-type="float" office:value="883" table:style-name="ce26">
            <text:p>883</text:p>
          </table:table-cell>
          <table:table-cell office:value-type="float" office:value="1635" table:style-name="ce26">
            <text:p>1 635</text:p>
          </table:table-cell>
          <table:table-cell office:value-type="float" office:value="2032" table:style-name="ce26">
            <text:p>2 032</text:p>
          </table:table-cell>
          <table:table-cell office:value-type="float" office:value="2980" table:style-name="ce26">
            <text:p>2 980</text:p>
          </table:table-cell>
          <table:table-cell office:value-type="float" office:value="4522" table:style-name="ce26">
            <text:p>4 522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90 bis 94</text:p>
          </table:table-cell>
          <table:table-cell office:value-type="float" office:value="36" table:style-name="ce26">
            <text:p>36</text:p>
          </table:table-cell>
          <table:table-cell office:value-type="float" office:value="26" table:style-name="ce26">
            <text:p>26</text:p>
          </table:table-cell>
          <table:table-cell office:value-type="float" office:value="24" table:style-name="ce26">
            <text:p>24</text:p>
          </table:table-cell>
          <table:table-cell office:value-type="float" office:value="36" table:style-name="ce26">
            <text:p>36</text:p>
          </table:table-cell>
          <table:table-cell office:value-type="float" office:value="35" table:style-name="ce26">
            <text:p>35</text:p>
          </table:table-cell>
          <table:table-cell office:value-type="float" office:value="44" table:style-name="ce26">
            <text:p>44</text:p>
          </table:table-cell>
          <table:table-cell office:value-type="float" office:value="77" table:style-name="ce26">
            <text:p>77</text:p>
          </table:table-cell>
          <table:table-cell office:value-type="float" office:value="131" table:style-name="ce26">
            <text:p>131</text:p>
          </table:table-cell>
          <table:table-cell office:value-type="float" office:value="212" table:style-name="ce26">
            <text:p>212</text:p>
          </table:table-cell>
          <table:table-cell office:value-type="float" office:value="233" table:style-name="ce26">
            <text:p>233</text:p>
          </table:table-cell>
          <table:table-cell office:value-type="float" office:value="356" table:style-name="ce26">
            <text:p>356</text:p>
          </table:table-cell>
          <table:table-cell office:value-type="float" office:value="681" table:style-name="ce26">
            <text:p>681</text:p>
          </table:table-cell>
          <table:table-cell office:value-type="float" office:value="825" table:style-name="ce26">
            <text:p>825</text:p>
          </table:table-cell>
          <table:table-cell office:value-type="float" office:value="1795" table:style-name="ce26">
            <text:p>1 795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95 und älter</text:p>
          </table:table-cell>
          <table:table-cell office:value-type="float" office:value="6" table:style-name="ce26">
            <text:p>6</text:p>
          </table:table-cell>
          <table:table-cell office:value-type="float" office:value="3" table:style-name="ce26">
            <text:p>3</text:p>
          </table:table-cell>
          <table:table-cell office:value-type="float" office:value="2" table:style-name="ce26">
            <text:p>2</text:p>
          </table:table-cell>
          <table:table-cell office:value-type="float" office:value="5" table:style-name="ce26">
            <text:p>5</text:p>
          </table:table-cell>
          <table:table-cell office:value-type="float" office:value="1" table:style-name="ce26">
            <text:p>1</text:p>
          </table:table-cell>
          <table:table-cell office:value-type="float" office:value="5" table:style-name="ce26">
            <text:p>5</text:p>
          </table:table-cell>
          <table:table-cell office:value-type="float" office:value="4" table:style-name="ce26">
            <text:p>4</text:p>
          </table:table-cell>
          <table:table-cell office:value-type="float" office:value="10" table:style-name="ce26">
            <text:p>10</text:p>
          </table:table-cell>
          <table:table-cell office:value-type="float" office:value="21" table:style-name="ce26">
            <text:p>21</text:p>
          </table:table-cell>
          <table:table-cell office:value-type="float" office:value="41" table:style-name="ce26">
            <text:p>41</text:p>
          </table:table-cell>
          <table:table-cell office:value-type="float" office:value="44" table:style-name="ce26">
            <text:p>44</text:p>
          </table:table-cell>
          <table:table-cell office:value-type="float" office:value="109" table:style-name="ce26">
            <text:p>109</text:p>
          </table:table-cell>
          <table:table-cell office:value-type="float" office:value="162" table:style-name="ce26">
            <text:p>162</text:p>
          </table:table-cell>
          <table:table-cell office:value-type="float" office:value="346" table:style-name="ce26">
            <text:p>346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table:style-name="ce20"/>
          <table:table-cell office:value-type="string" table:number-columns-spanned="14" table:number-rows-spanned="1" table:style-name="ce36">
            <text:p>Frauen</text:p>
          </table:table-cell>
          <table:covered-table-cell table:number-columns-repeated="13"/>
          <table:table-cell table:style-name="ce20"/>
          <table:table-cell table:style-name="ce39"/>
          <table:table-cell table:style-name="ce1"/>
          <table:table-cell table:number-columns-repeated="16366"/>
        </table:table-row>
        <table:table-row table:style-name="ro2">
          <table:table-cell office:value-type="string" table:style-name="ce20">
            <text:p>Zusammen</text:p>
          </table:table-cell>
          <table:table-cell office:value-type="float" office:value="121645" table:formula="of:=SUM([.B49:.B68])" table:style-name="ce26">
            <text:p>121 645</text:p>
          </table:table-cell>
          <table:table-cell office:value-type="float" office:value="125038" table:formula="of:=SUM([.C49:.C68])" table:style-name="ce26">
            <text:p>125 038</text:p>
          </table:table-cell>
          <table:table-cell office:value-type="float" office:value="127216" table:formula="of:=SUM([.D49:.D68])" table:style-name="ce26">
            <text:p>127 216</text:p>
          </table:table-cell>
          <table:table-cell office:value-type="float" office:value="133554" table:formula="of:=SUM([.E49:.E68])" table:style-name="ce26">
            <text:p>133 554</text:p>
          </table:table-cell>
          <table:table-cell office:value-type="float" office:value="150874" table:formula="of:=SUM([.F49:.F68])" table:style-name="ce26">
            <text:p>150 874</text:p>
          </table:table-cell>
          <table:table-cell office:value-type="float" office:value="178607" table:formula="of:=SUM([.G49:.G68])" table:style-name="ce26">
            <text:p>178 607</text:p>
          </table:table-cell>
          <table:table-cell office:value-type="float" office:value="224014" table:formula="of:=SUM([.H49:.H68])" table:style-name="ce26">
            <text:p>224 014</text:p>
          </table:table-cell>
          <table:table-cell office:value-type="float" office:value="241760" table:formula="of:=SUM([.I49:.I68])" table:style-name="ce26">
            <text:p>241 760</text:p>
          </table:table-cell>
          <table:table-cell office:value-type="float" office:value="280516" table:formula="of:=SUM([.J49:.J68])" table:style-name="ce26">
            <text:p>280 516</text:p>
          </table:table-cell>
          <table:table-cell office:value-type="float" office:value="303860" table:formula="of:=SUM([.K49:.K68])" table:style-name="ce26">
            <text:p>303 860</text:p>
          </table:table-cell>
          <table:table-cell office:value-type="float" office:value="324161" table:formula="of:=SUM([.L49:.L68])" table:style-name="ce26">
            <text:p>324 161</text:p>
          </table:table-cell>
          <table:table-cell office:value-type="float" office:value="345494" table:formula="of:=SUM([.M49:.M68])" table:style-name="ce26">
            <text:p>345 494</text:p>
          </table:table-cell>
          <table:table-cell office:value-type="float" office:value="362478" table:style-name="ce26">
            <text:p>362 478</text:p>
          </table:table-cell>
          <table:table-cell office:value-type="float" office:value="386149" table:style-name="ce26">
            <text:p>386 149</text:p>
          </table:table-cell>
          <table:table-cell table:style-name="ce20"/>
          <table:table-cell table:number-columns-repeated="2" table:style-name="ce1"/>
          <table:table-cell table:number-columns-repeated="16366"/>
        </table:table-row>
        <table:table-row table:style-name="ro2">
          <table:table-cell office:value-type="string" table:style-name="ce25">
            <text:p>0 bis 4</text:p>
          </table:table-cell>
          <table:table-cell office:value-type="float" office:value="11414" table:style-name="ce26">
            <text:p>11 414</text:p>
          </table:table-cell>
          <table:table-cell office:value-type="float" office:value="13130" table:style-name="ce26">
            <text:p>13 130</text:p>
          </table:table-cell>
          <table:table-cell office:value-type="float" office:value="12905" table:style-name="ce26">
            <text:p>12 905</text:p>
          </table:table-cell>
          <table:table-cell office:value-type="float" office:value="14530" table:style-name="ce26">
            <text:p>14 530</text:p>
          </table:table-cell>
          <table:table-cell office:value-type="float" office:value="15890" table:style-name="ce26">
            <text:p>15 890</text:p>
          </table:table-cell>
          <table:table-cell office:value-type="float" office:value="15535" table:style-name="ce26">
            <text:p>15 535</text:p>
          </table:table-cell>
          <table:table-cell office:value-type="float" office:value="19392" table:style-name="ce26">
            <text:p>19 392</text:p>
          </table:table-cell>
          <table:table-cell office:value-type="float" office:value="22850" table:style-name="ce26">
            <text:p>22 850</text:p>
          </table:table-cell>
          <table:table-cell office:value-type="float" office:value="25579" table:style-name="ce26">
            <text:p>25 579</text:p>
          </table:table-cell>
          <table:table-cell office:value-type="float" office:value="19168" table:style-name="ce26">
            <text:p>19 168</text:p>
          </table:table-cell>
          <table:table-cell office:value-type="float" office:value="19971" table:style-name="ce26">
            <text:p>19 971</text:p>
          </table:table-cell>
          <table:table-cell office:value-type="float" office:value="18513" table:style-name="ce26">
            <text:p>18 513</text:p>
          </table:table-cell>
          <table:table-cell office:value-type="float" office:value="16624" table:style-name="ce26">
            <text:p>16 624</text:p>
          </table:table-cell>
          <table:table-cell office:value-type="float" office:value="18417" table:style-name="ce26">
            <text:p>18 417</text:p>
          </table:table-cell>
          <table:table-cell table:style-name="ce20"/>
          <table:table-cell table:number-columns-repeated="2" table:style-name="ce41"/>
          <table:table-cell table:number-columns-repeated="16366"/>
        </table:table-row>
        <table:table-row table:style-name="ro2">
          <table:table-cell office:value-type="string" table:style-name="ce25">
            <text:p>5 bis 9</text:p>
          </table:table-cell>
          <table:table-cell office:value-type="float" office:value="10214" table:style-name="ce26">
            <text:p>10 214</text:p>
          </table:table-cell>
          <table:table-cell office:value-type="float" office:value="11077" table:style-name="ce26">
            <text:p>11 077</text:p>
          </table:table-cell>
          <table:table-cell office:value-type="float" office:value="11689" table:style-name="ce26">
            <text:p>11 689</text:p>
          </table:table-cell>
          <table:table-cell office:value-type="float" office:value="12425" table:style-name="ce26">
            <text:p>12 425</text:p>
          </table:table-cell>
          <table:table-cell office:value-type="float" office:value="16775" table:style-name="ce26">
            <text:p>16 775</text:p>
          </table:table-cell>
          <table:table-cell office:value-type="float" office:value="16583" table:style-name="ce26">
            <text:p>16 583</text:p>
          </table:table-cell>
          <table:table-cell office:value-type="float" office:value="18526" table:style-name="ce26">
            <text:p>18 526</text:p>
          </table:table-cell>
          <table:table-cell office:value-type="float" office:value="18401" table:style-name="ce26">
            <text:p>18 401</text:p>
          </table:table-cell>
          <table:table-cell office:value-type="float" office:value="27102" table:style-name="ce26">
            <text:p>27 102</text:p>
          </table:table-cell>
          <table:table-cell office:value-type="float" office:value="20895" table:style-name="ce26">
            <text:p>20 895</text:p>
          </table:table-cell>
          <table:table-cell office:value-type="float" office:value="20104" table:style-name="ce26">
            <text:p>20 104</text:p>
          </table:table-cell>
          <table:table-cell office:value-type="float" office:value="21260" table:style-name="ce26">
            <text:p>21 260</text:p>
          </table:table-cell>
          <table:table-cell office:value-type="float" office:value="17154" table:style-name="ce26">
            <text:p>17 154</text:p>
          </table:table-cell>
          <table:table-cell office:value-type="float" office:value="18041" table:style-name="ce26">
            <text:p>18 041</text:p>
          </table:table-cell>
          <table:table-cell table:style-name="ce20"/>
          <table:table-cell table:style-name="ce41"/>
          <table:table-cell table:number-columns-repeated="16367" table:style-name="ce20"/>
        </table:table-row>
        <table:table-row table:style-name="ro2">
          <table:table-cell office:value-type="string" table:style-name="ce25">
            <text:p>10 bis 14</text:p>
          </table:table-cell>
          <table:table-cell office:value-type="float" office:value="9626" table:style-name="ce26">
            <text:p>9 626</text:p>
          </table:table-cell>
          <table:table-cell office:value-type="float" office:value="10204" table:style-name="ce26">
            <text:p>10 204</text:p>
          </table:table-cell>
          <table:table-cell office:value-type="float" office:value="11664" table:style-name="ce26">
            <text:p>11 664</text:p>
          </table:table-cell>
          <table:table-cell office:value-type="float" office:value="12086" table:style-name="ce26">
            <text:p>12 086</text:p>
          </table:table-cell>
          <table:table-cell office:value-type="float" office:value="14541" table:style-name="ce26">
            <text:p>14 541</text:p>
          </table:table-cell>
          <table:table-cell office:value-type="float" office:value="16779" table:style-name="ce26">
            <text:p>16 779</text:p>
          </table:table-cell>
          <table:table-cell office:value-type="float" office:value="18533" table:style-name="ce26">
            <text:p>18 533</text:p>
          </table:table-cell>
          <table:table-cell office:value-type="float" office:value="18750" table:style-name="ce26">
            <text:p>18 750</text:p>
          </table:table-cell>
          <table:table-cell office:value-type="float" office:value="23191" table:style-name="ce26">
            <text:p>23 191</text:p>
          </table:table-cell>
          <table:table-cell office:value-type="float" office:value="25807" table:style-name="ce26">
            <text:p>25 807</text:p>
          </table:table-cell>
          <table:table-cell office:value-type="float" office:value="18970" table:style-name="ce26">
            <text:p>18 970</text:p>
          </table:table-cell>
          <table:table-cell office:value-type="float" office:value="20736" table:style-name="ce26">
            <text:p>20 736</text:p>
          </table:table-cell>
          <table:table-cell office:value-type="float" office:value="18478" table:style-name="ce26">
            <text:p>18 478</text:p>
          </table:table-cell>
          <table:table-cell office:value-type="float" office:value="17450" table:style-name="ce26">
            <text:p>17 450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15 bis 19</text:p>
          </table:table-cell>
          <table:table-cell office:value-type="float" office:value="10148" table:style-name="ce26">
            <text:p>10 148</text:p>
          </table:table-cell>
          <table:table-cell office:value-type="float" office:value="10005" table:style-name="ce26">
            <text:p>10 005</text:p>
          </table:table-cell>
          <table:table-cell office:value-type="float" office:value="10721" table:style-name="ce26">
            <text:p>10 721</text:p>
          </table:table-cell>
          <table:table-cell office:value-type="float" office:value="11647" table:style-name="ce26">
            <text:p>11 647</text:p>
          </table:table-cell>
          <table:table-cell office:value-type="float" office:value="14462" table:style-name="ce26">
            <text:p>14 462</text:p>
          </table:table-cell>
          <table:table-cell office:value-type="float" office:value="11419" table:style-name="ce26">
            <text:p>11 419</text:p>
          </table:table-cell>
          <table:table-cell office:value-type="float" office:value="15654" table:style-name="ce26">
            <text:p>15 654</text:p>
          </table:table-cell>
          <table:table-cell office:value-type="float" office:value="18747" table:style-name="ce26">
            <text:p>18 747</text:p>
          </table:table-cell>
          <table:table-cell office:value-type="float" office:value="20437" table:style-name="ce26">
            <text:p>20 437</text:p>
          </table:table-cell>
          <table:table-cell office:value-type="float" office:value="28512" table:style-name="ce26">
            <text:p>28 512</text:p>
          </table:table-cell>
          <table:table-cell office:value-type="float" office:value="21970" table:style-name="ce26">
            <text:p>21 970</text:p>
          </table:table-cell>
          <table:table-cell office:value-type="float" office:value="21100" table:style-name="ce26">
            <text:p>21 100</text:p>
          </table:table-cell>
          <table:table-cell office:value-type="float" office:value="21461" table:style-name="ce26">
            <text:p>21 461</text:p>
          </table:table-cell>
          <table:table-cell office:value-type="float" office:value="17959" table:style-name="ce26">
            <text:p>17 959</text:p>
          </table:table-cell>
          <table:table-cell table:style-name="ce20"/>
          <table:table-cell table:style-name="ce41"/>
          <table:table-cell table:style-name="ce40"/>
          <table:table-cell table:number-columns-repeated="16366"/>
        </table:table-row>
        <table:table-row table:style-name="ro2">
          <table:table-cell office:value-type="string" table:style-name="ce25">
            <text:p>20 bis 24</text:p>
          </table:table-cell>
          <table:table-cell office:value-type="float" office:value="9805" table:style-name="ce26">
            <text:p>9 805</text:p>
          </table:table-cell>
          <table:table-cell office:value-type="float" office:value="9291" table:style-name="ce26">
            <text:p>9 291</text:p>
          </table:table-cell>
          <table:table-cell office:value-type="float" office:value="9844" table:style-name="ce26">
            <text:p>9 844</text:p>
          </table:table-cell>
          <table:table-cell office:value-type="float" office:value="11009" table:style-name="ce26">
            <text:p>11 009</text:p>
          </table:table-cell>
          <table:table-cell office:value-type="float" office:value="14011" table:style-name="ce26">
            <text:p>14 011</text:p>
          </table:table-cell>
          <table:table-cell office:value-type="float" office:value="16633" table:style-name="ce26">
            <text:p>16 633</text:p>
          </table:table-cell>
          <table:table-cell office:value-type="float" office:value="16303" table:style-name="ce26">
            <text:p>16 303</text:p>
          </table:table-cell>
          <table:table-cell office:value-type="float" office:value="18734" table:style-name="ce26">
            <text:p>18 734</text:p>
          </table:table-cell>
          <table:table-cell office:value-type="float" office:value="21597" table:style-name="ce26">
            <text:p>21 597</text:p>
          </table:table-cell>
          <table:table-cell office:value-type="float" office:value="26424" table:style-name="ce26">
            <text:p>26 424</text:p>
          </table:table-cell>
          <table:table-cell office:value-type="float" office:value="29070" table:style-name="ce26">
            <text:p>29 070</text:p>
          </table:table-cell>
          <table:table-cell office:value-type="float" office:value="21106" table:style-name="ce26">
            <text:p>21 106</text:p>
          </table:table-cell>
          <table:table-cell office:value-type="float" office:value="23421" table:style-name="ce26">
            <text:p>23 421</text:p>
          </table:table-cell>
          <table:table-cell office:value-type="float" office:value="20907" table:style-name="ce26">
            <text:p>20 907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25 bis 29</text:p>
          </table:table-cell>
          <table:table-cell office:value-type="float" office:value="9677" table:style-name="ce26">
            <text:p>9 677</text:p>
          </table:table-cell>
          <table:table-cell office:value-type="float" office:value="9013" table:style-name="ce26">
            <text:p>9 013</text:p>
          </table:table-cell>
          <table:table-cell office:value-type="float" office:value="9329" table:style-name="ce26">
            <text:p>9 329</text:p>
          </table:table-cell>
          <table:table-cell office:value-type="float" office:value="10027" table:style-name="ce26">
            <text:p>10 027</text:p>
          </table:table-cell>
          <table:table-cell office:value-type="float" office:value="11551" table:style-name="ce26">
            <text:p>11 551</text:p>
          </table:table-cell>
          <table:table-cell office:value-type="float" office:value="15524" table:style-name="ce26">
            <text:p>15 524</text:p>
          </table:table-cell>
          <table:table-cell office:value-type="float" office:value="18054" table:style-name="ce26">
            <text:p>18 054</text:p>
          </table:table-cell>
          <table:table-cell office:value-type="float" office:value="14637" table:style-name="ce26">
            <text:p>14 637</text:p>
          </table:table-cell>
          <table:table-cell office:value-type="float" office:value="19211" table:style-name="ce26">
            <text:p>19 211</text:p>
          </table:table-cell>
          <table:table-cell office:value-type="float" office:value="21681" table:style-name="ce26">
            <text:p>21 681</text:p>
          </table:table-cell>
          <table:table-cell office:value-type="float" office:value="30049" table:style-name="ce26">
            <text:p>30 049</text:p>
          </table:table-cell>
          <table:table-cell office:value-type="float" office:value="24147" table:style-name="ce26">
            <text:p>24 147</text:p>
          </table:table-cell>
          <table:table-cell office:value-type="float" office:value="24327" table:style-name="ce26">
            <text:p>24 327</text:p>
          </table:table-cell>
          <table:table-cell office:value-type="float" office:value="25599" table:style-name="ce26">
            <text:p>25 599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30 bis 34</text:p>
          </table:table-cell>
          <table:table-cell office:value-type="float" office:value="8664" table:style-name="ce26">
            <text:p>8 664</text:p>
          </table:table-cell>
          <table:table-cell office:value-type="float" office:value="8754" table:style-name="ce26">
            <text:p>8 754</text:p>
          </table:table-cell>
          <table:table-cell office:value-type="float" office:value="8655" table:style-name="ce26">
            <text:p>8 655</text:p>
          </table:table-cell>
          <table:table-cell office:value-type="float" office:value="8972" table:style-name="ce26">
            <text:p>8 972</text:p>
          </table:table-cell>
          <table:table-cell office:value-type="float" office:value="10424" table:style-name="ce26">
            <text:p>10 424</text:p>
          </table:table-cell>
          <table:table-cell office:value-type="float" office:value="14436" table:style-name="ce26">
            <text:p>14 436</text:p>
          </table:table-cell>
          <table:table-cell office:value-type="float" office:value="13710" table:style-name="ce26">
            <text:p>13 710</text:p>
          </table:table-cell>
          <table:table-cell office:value-type="float" office:value="15552" table:style-name="ce26">
            <text:p>15 552</text:p>
          </table:table-cell>
          <table:table-cell office:value-type="float" office:value="19024" table:style-name="ce26">
            <text:p>19 024</text:p>
          </table:table-cell>
          <table:table-cell office:value-type="float" office:value="21151" table:style-name="ce26">
            <text:p>21 151</text:p>
          </table:table-cell>
          <table:table-cell office:value-type="float" office:value="25390" table:style-name="ce26">
            <text:p>25 390</text:p>
          </table:table-cell>
          <table:table-cell office:value-type="float" office:value="29168" table:style-name="ce26">
            <text:p>29 168</text:p>
          </table:table-cell>
          <table:table-cell office:value-type="float" office:value="23132" table:style-name="ce26">
            <text:p>23 132</text:p>
          </table:table-cell>
          <table:table-cell office:value-type="float" office:value="26440" table:style-name="ce26">
            <text:p>26 440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35 bis 39</text:p>
          </table:table-cell>
          <table:table-cell office:value-type="float" office:value="8187" table:style-name="ce26">
            <text:p>8 187</text:p>
          </table:table-cell>
          <table:table-cell office:value-type="float" office:value="8683" table:style-name="ce26">
            <text:p>8 683</text:p>
          </table:table-cell>
          <table:table-cell office:value-type="float" office:value="8307" table:style-name="ce26">
            <text:p>8 307</text:p>
          </table:table-cell>
          <table:table-cell office:value-type="float" office:value="8371" table:style-name="ce26">
            <text:p>8 371</text:p>
          </table:table-cell>
          <table:table-cell office:value-type="float" office:value="9158" table:style-name="ce26">
            <text:p>9 158</text:p>
          </table:table-cell>
          <table:table-cell office:value-type="float" office:value="12470" table:style-name="ce26">
            <text:p>12 470</text:p>
          </table:table-cell>
          <table:table-cell office:value-type="float" office:value="16161" table:style-name="ce26">
            <text:p>16 161</text:p>
          </table:table-cell>
          <table:table-cell office:value-type="float" office:value="17386" table:style-name="ce26">
            <text:p>17 386</text:p>
          </table:table-cell>
          <table:table-cell office:value-type="float" office:value="14890" table:style-name="ce26">
            <text:p>14 890</text:p>
          </table:table-cell>
          <table:table-cell office:value-type="float" office:value="19181" table:style-name="ce26">
            <text:p>19 181</text:p>
          </table:table-cell>
          <table:table-cell office:value-type="float" office:value="21299" table:style-name="ce26">
            <text:p>21 299</text:p>
          </table:table-cell>
          <table:table-cell office:value-type="float" office:value="30173" table:style-name="ce26">
            <text:p>30 173</text:p>
          </table:table-cell>
          <table:table-cell office:value-type="float" office:value="24401" table:style-name="ce26">
            <text:p>24 401</text:p>
          </table:table-cell>
          <table:table-cell office:value-type="float" office:value="26108" table:style-name="ce26">
            <text:p>26 108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40 bis 44</text:p>
          </table:table-cell>
          <table:table-cell office:value-type="float" office:value="7902" table:style-name="ce26">
            <text:p>7 902</text:p>
          </table:table-cell>
          <table:table-cell office:value-type="float" office:value="7941" table:style-name="ce26">
            <text:p>7 941</text:p>
          </table:table-cell>
          <table:table-cell office:value-type="float" office:value="7847" table:style-name="ce26">
            <text:p>7 847</text:p>
          </table:table-cell>
          <table:table-cell office:value-type="float" office:value="7785" table:style-name="ce26">
            <text:p>7 785</text:p>
          </table:table-cell>
          <table:table-cell office:value-type="float" office:value="7962" table:style-name="ce26">
            <text:p>7 962</text:p>
          </table:table-cell>
          <table:table-cell office:value-type="float" office:value="11088" table:style-name="ce26">
            <text:p>11 088</text:p>
          </table:table-cell>
          <table:table-cell office:value-type="float" office:value="17098" table:style-name="ce26">
            <text:p>17 098</text:p>
          </table:table-cell>
          <table:table-cell office:value-type="float" office:value="12850" table:style-name="ce26">
            <text:p>12 850</text:p>
          </table:table-cell>
          <table:table-cell office:value-type="float" office:value="15743" table:style-name="ce26">
            <text:p>15 743</text:p>
          </table:table-cell>
          <table:table-cell office:value-type="float" office:value="18836" table:style-name="ce26">
            <text:p>18 836</text:p>
          </table:table-cell>
          <table:table-cell office:value-type="float" office:value="20849" table:style-name="ce26">
            <text:p>20 849</text:p>
          </table:table-cell>
          <table:table-cell office:value-type="float" office:value="25554" table:style-name="ce26">
            <text:p>25 554</text:p>
          </table:table-cell>
          <table:table-cell office:value-type="float" office:value="28774" table:style-name="ce26">
            <text:p>28 774</text:p>
          </table:table-cell>
          <table:table-cell office:value-type="float" office:value="24574" table:style-name="ce26">
            <text:p>24 574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45 bis 49</text:p>
          </table:table-cell>
          <table:table-cell office:value-type="float" office:value="7922" table:style-name="ce26">
            <text:p>7 922</text:p>
          </table:table-cell>
          <table:table-cell office:value-type="float" office:value="7364" table:style-name="ce26">
            <text:p>7 364</text:p>
          </table:table-cell>
          <table:table-cell office:value-type="float" office:value="7588" table:style-name="ce26">
            <text:p>7 588</text:p>
          </table:table-cell>
          <table:table-cell office:value-type="float" office:value="7310" table:style-name="ce26">
            <text:p>7 310</text:p>
          </table:table-cell>
          <table:table-cell office:value-type="float" office:value="7275" table:style-name="ce26">
            <text:p>7 275</text:p>
          </table:table-cell>
          <table:table-cell office:value-type="float" office:value="10831" table:style-name="ce26">
            <text:p>10 831</text:p>
          </table:table-cell>
          <table:table-cell office:value-type="float" office:value="15266" table:style-name="ce26">
            <text:p>15 266</text:p>
          </table:table-cell>
          <table:table-cell office:value-type="float" office:value="15652" table:style-name="ce26">
            <text:p>15 652</text:p>
          </table:table-cell>
          <table:table-cell office:value-type="float" office:value="17244" table:style-name="ce26">
            <text:p>17 244</text:p>
          </table:table-cell>
          <table:table-cell office:value-type="float" office:value="14737" table:style-name="ce26">
            <text:p>14 737</text:p>
          </table:table-cell>
          <table:table-cell office:value-type="float" office:value="19038" table:style-name="ce26">
            <text:p>19 038</text:p>
          </table:table-cell>
          <table:table-cell office:value-type="float" office:value="21535" table:style-name="ce26">
            <text:p>21 535</text:p>
          </table:table-cell>
          <table:table-cell office:value-type="float" office:value="30532" table:style-name="ce26">
            <text:p>30 532</text:p>
          </table:table-cell>
          <table:table-cell office:value-type="float" office:value="25509" table:style-name="ce26">
            <text:p>25 509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50 bis 54</text:p>
          </table:table-cell>
          <table:table-cell office:value-type="float" office:value="7217" table:style-name="ce26">
            <text:p>7 217</text:p>
          </table:table-cell>
          <table:table-cell office:value-type="float" office:value="6904" table:style-name="ce26">
            <text:p>6 904</text:p>
          </table:table-cell>
          <table:table-cell office:value-type="float" office:value="6752" table:style-name="ce26">
            <text:p>6 752</text:p>
          </table:table-cell>
          <table:table-cell office:value-type="float" office:value="6990" table:style-name="ce26">
            <text:p>6 990</text:p>
          </table:table-cell>
          <table:table-cell office:value-type="float" office:value="6697" table:style-name="ce26">
            <text:p>6 697</text:p>
          </table:table-cell>
          <table:table-cell office:value-type="float" office:value="9476" table:style-name="ce26">
            <text:p>9 476</text:p>
          </table:table-cell>
          <table:table-cell office:value-type="float" office:value="13476" table:style-name="ce26">
            <text:p>13 476</text:p>
          </table:table-cell>
          <table:table-cell office:value-type="float" office:value="16041" table:style-name="ce26">
            <text:p>16 041</text:p>
          </table:table-cell>
          <table:table-cell office:value-type="float" office:value="12836" table:style-name="ce26">
            <text:p>12 836</text:p>
          </table:table-cell>
          <table:table-cell office:value-type="float" office:value="15363" table:style-name="ce26">
            <text:p>15 363</text:p>
          </table:table-cell>
          <table:table-cell office:value-type="float" office:value="18573" table:style-name="ce26">
            <text:p>18 573</text:p>
          </table:table-cell>
          <table:table-cell office:value-type="float" office:value="20885" table:style-name="ce26">
            <text:p>20 885</text:p>
          </table:table-cell>
          <table:table-cell office:value-type="float" office:value="25874" table:style-name="ce26">
            <text:p>25 874</text:p>
          </table:table-cell>
          <table:table-cell office:value-type="float" office:value="29465" table:style-name="ce26">
            <text:p>29 465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55 bis 59</text:p>
          </table:table-cell>
          <table:table-cell office:value-type="float" office:value="6722" table:style-name="ce26">
            <text:p>6 722</text:p>
          </table:table-cell>
          <table:table-cell office:value-type="float" office:value="6712" table:style-name="ce26">
            <text:p>6 712</text:p>
          </table:table-cell>
          <table:table-cell office:value-type="float" office:value="6149" table:style-name="ce26">
            <text:p>6 149</text:p>
          </table:table-cell>
          <table:table-cell office:value-type="float" office:value="6683" table:style-name="ce26">
            <text:p>6 683</text:p>
          </table:table-cell>
          <table:table-cell office:value-type="float" office:value="6211" table:style-name="ce26">
            <text:p>6 211</text:p>
          </table:table-cell>
          <table:table-cell office:value-type="float" office:value="8653" table:style-name="ce26">
            <text:p>8 653</text:p>
          </table:table-cell>
          <table:table-cell office:value-type="float" office:value="11315" table:style-name="ce26">
            <text:p>11 315</text:p>
          </table:table-cell>
          <table:table-cell office:value-type="float" office:value="14114" table:style-name="ce26">
            <text:p>14 114</text:p>
          </table:table-cell>
          <table:table-cell office:value-type="float" office:value="14865" table:style-name="ce26">
            <text:p>14 865</text:p>
          </table:table-cell>
          <table:table-cell office:value-type="float" office:value="16761" table:style-name="ce26">
            <text:p>16 761</text:p>
          </table:table-cell>
          <table:table-cell office:value-type="float" office:value="14410" table:style-name="ce26">
            <text:p>14 410</text:p>
          </table:table-cell>
          <table:table-cell office:value-type="float" office:value="18728" table:style-name="ce26">
            <text:p>18 728</text:p>
          </table:table-cell>
          <table:table-cell office:value-type="float" office:value="21493" table:style-name="ce26">
            <text:p>21 493</text:p>
          </table:table-cell>
          <table:table-cell office:value-type="float" office:value="30712" table:style-name="ce26">
            <text:p>30 712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60 bis 64</text:p>
          </table:table-cell>
          <table:table-cell office:value-type="float" office:value="5366" table:style-name="ce26">
            <text:p>5 366</text:p>
          </table:table-cell>
          <table:table-cell office:value-type="float" office:value="5807" table:style-name="ce26">
            <text:p>5 807</text:p>
          </table:table-cell>
          <table:table-cell office:value-type="float" office:value="5462" table:style-name="ce26">
            <text:p>5 462</text:p>
          </table:table-cell>
          <table:table-cell office:value-type="float" office:value="5570" table:style-name="ce26">
            <text:p>5 570</text:p>
          </table:table-cell>
          <table:table-cell office:value-type="float" office:value="5522" table:style-name="ce26">
            <text:p>5 522</text:p>
          </table:table-cell>
          <table:table-cell office:value-type="float" office:value="6725" table:style-name="ce26">
            <text:p>6 725</text:p>
          </table:table-cell>
          <table:table-cell office:value-type="float" office:value="9924" table:style-name="ce26">
            <text:p>9 924</text:p>
          </table:table-cell>
          <table:table-cell office:value-type="float" office:value="12104" table:style-name="ce26">
            <text:p>12 104</text:p>
          </table:table-cell>
          <table:table-cell office:value-type="float" office:value="14976" table:style-name="ce26">
            <text:p>14 976</text:p>
          </table:table-cell>
          <table:table-cell office:value-type="float" office:value="12143" table:style-name="ce26">
            <text:p>12 143</text:p>
          </table:table-cell>
          <table:table-cell office:value-type="float" office:value="14796" table:style-name="ce26">
            <text:p>14 796</text:p>
          </table:table-cell>
          <table:table-cell office:value-type="float" office:value="18022" table:style-name="ce26">
            <text:p>18 022</text:p>
          </table:table-cell>
          <table:table-cell office:value-type="float" office:value="20036" table:style-name="ce26">
            <text:p>20 036</text:p>
          </table:table-cell>
          <table:table-cell office:value-type="float" office:value="25241" table:style-name="ce26">
            <text:p>25 241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65 bis 69</text:p>
          </table:table-cell>
          <table:table-cell office:value-type="float" office:value="4098" table:style-name="ce26">
            <text:p>4 098</text:p>
          </table:table-cell>
          <table:table-cell office:value-type="float" office:value="4552" table:style-name="ce26">
            <text:p>4 552</text:p>
          </table:table-cell>
          <table:table-cell office:value-type="float" office:value="4615" table:style-name="ce26">
            <text:p>4 615</text:p>
          </table:table-cell>
          <table:table-cell office:value-type="float" office:value="4331" table:style-name="ce26">
            <text:p>4 331</text:p>
          </table:table-cell>
          <table:table-cell office:value-type="float" office:value="4644" table:style-name="ce26">
            <text:p>4 644</text:p>
          </table:table-cell>
          <table:table-cell office:value-type="float" office:value="5271" table:style-name="ce26">
            <text:p>5 271</text:p>
          </table:table-cell>
          <table:table-cell office:value-type="float" office:value="8133" table:style-name="ce26">
            <text:p>8 133</text:p>
          </table:table-cell>
          <table:table-cell office:value-type="float" office:value="9672" table:style-name="ce26">
            <text:p>9 672</text:p>
          </table:table-cell>
          <table:table-cell office:value-type="float" office:value="12450" table:style-name="ce26">
            <text:p>12 450</text:p>
          </table:table-cell>
          <table:table-cell office:value-type="float" office:value="13467" table:style-name="ce26">
            <text:p>13 467</text:p>
          </table:table-cell>
          <table:table-cell office:value-type="float" office:value="15516" table:style-name="ce26">
            <text:p>15 516</text:p>
          </table:table-cell>
          <table:table-cell office:value-type="float" office:value="13533" table:style-name="ce26">
            <text:p>13 533</text:p>
          </table:table-cell>
          <table:table-cell office:value-type="float" office:value="17463" table:style-name="ce26">
            <text:p>17 463</text:p>
          </table:table-cell>
          <table:table-cell office:value-type="float" office:value="20361" table:style-name="ce26">
            <text:p>20 361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70 bis 74</text:p>
          </table:table-cell>
          <table:table-cell office:value-type="float" office:value="2577" table:style-name="ce26">
            <text:p>2 577</text:p>
          </table:table-cell>
          <table:table-cell office:value-type="float" office:value="3054" table:style-name="ce26">
            <text:p>3 054</text:p>
          </table:table-cell>
          <table:table-cell office:value-type="float" office:value="3095" table:style-name="ce26">
            <text:p>3 095</text:p>
          </table:table-cell>
          <table:table-cell office:value-type="float" office:value="2963" table:style-name="ce26">
            <text:p>2 963</text:p>
          </table:table-cell>
          <table:table-cell office:value-type="float" office:value="3066" table:style-name="ce26">
            <text:p>3 066</text:p>
          </table:table-cell>
          <table:table-cell office:value-type="float" office:value="3595" table:style-name="ce26">
            <text:p>3 595</text:p>
          </table:table-cell>
          <table:table-cell office:value-type="float" office:value="6281" table:style-name="ce26">
            <text:p>6 281</text:p>
          </table:table-cell>
          <table:table-cell office:value-type="float" office:value="7463" table:style-name="ce26">
            <text:p>7 463</text:p>
          </table:table-cell>
          <table:table-cell office:value-type="float" office:value="9549" table:style-name="ce26">
            <text:p>9 549</text:p>
          </table:table-cell>
          <table:table-cell office:value-type="float" office:value="12671" table:style-name="ce26">
            <text:p>12 671</text:p>
          </table:table-cell>
          <table:table-cell office:value-type="float" office:value="10668" table:style-name="ce26">
            <text:p>10 668</text:p>
          </table:table-cell>
          <table:table-cell office:value-type="float" office:value="13247" table:style-name="ce26">
            <text:p>13 247</text:p>
          </table:table-cell>
          <table:table-cell office:value-type="float" office:value="17265" table:style-name="ce26">
            <text:p>17 265</text:p>
          </table:table-cell>
          <table:table-cell office:value-type="float" office:value="18376" table:style-name="ce26">
            <text:p>18 376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75 bis 79</text:p>
          </table:table-cell>
          <table:table-cell office:value-type="float" office:value="1304" table:style-name="ce26">
            <text:p>1 304</text:p>
          </table:table-cell>
          <table:table-cell office:value-type="float" office:value="1662" table:style-name="ce26">
            <text:p>1 662</text:p>
          </table:table-cell>
          <table:table-cell office:value-type="float" office:value="1689" table:style-name="ce26">
            <text:p>1 689</text:p>
          </table:table-cell>
          <table:table-cell office:value-type="float" office:value="1797" table:style-name="ce26">
            <text:p>1 797</text:p>
          </table:table-cell>
          <table:table-cell office:value-type="float" office:value="1698" table:style-name="ce26">
            <text:p>1 698</text:p>
          </table:table-cell>
          <table:table-cell office:value-type="float" office:value="2160" table:style-name="ce26">
            <text:p>2 160</text:p>
          </table:table-cell>
          <table:table-cell office:value-type="float" office:value="3870" table:style-name="ce26">
            <text:p>3 870</text:p>
          </table:table-cell>
          <table:table-cell office:value-type="float" office:value="4973" table:style-name="ce26">
            <text:p>4 973</text:p>
          </table:table-cell>
          <table:table-cell office:value-type="float" office:value="6449" table:style-name="ce26">
            <text:p>6 449</text:p>
          </table:table-cell>
          <table:table-cell office:value-type="float" office:value="9014" table:style-name="ce26">
            <text:p>9 014</text:p>
          </table:table-cell>
          <table:table-cell office:value-type="float" office:value="10612" table:style-name="ce26">
            <text:p>10 612</text:p>
          </table:table-cell>
          <table:table-cell office:value-type="float" office:value="12788" table:style-name="ce26">
            <text:p>12 788</text:p>
          </table:table-cell>
          <table:table-cell office:value-type="float" office:value="11608" table:style-name="ce26">
            <text:p>11 608</text:p>
          </table:table-cell>
          <table:table-cell office:value-type="float" office:value="15248" table:style-name="ce26">
            <text:p>15 248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80 bis 84</text:p>
          </table:table-cell>
          <table:table-cell office:value-type="float" office:value="558" table:style-name="ce26">
            <text:p>558</text:p>
          </table:table-cell>
          <table:table-cell office:value-type="float" office:value="636" table:style-name="ce26">
            <text:p>636</text:p>
          </table:table-cell>
          <table:table-cell office:value-type="float" office:value="660" table:style-name="ce26">
            <text:p>660</text:p>
          </table:table-cell>
          <table:table-cell office:value-type="float" office:value="788" table:style-name="ce26">
            <text:p>788</text:p>
          </table:table-cell>
          <table:table-cell office:value-type="float" office:value="704" table:style-name="ce26">
            <text:p>704</text:p>
          </table:table-cell>
          <table:table-cell office:value-type="float" office:value="1066" table:style-name="ce26">
            <text:p>1 066</text:p>
          </table:table-cell>
          <table:table-cell office:value-type="float" office:value="1654" table:style-name="ce26">
            <text:p>1 654</text:p>
          </table:table-cell>
          <table:table-cell office:value-type="float" office:value="2715" table:style-name="ce26">
            <text:p>2 715</text:p>
          </table:table-cell>
          <table:table-cell office:value-type="float" office:value="3579" table:style-name="ce26">
            <text:p>3 579</text:p>
          </table:table-cell>
          <table:table-cell office:value-type="float" office:value="5220" table:style-name="ce26">
            <text:p>5 220</text:p>
          </table:table-cell>
          <table:table-cell office:value-type="float" office:value="7774" table:style-name="ce26">
            <text:p>7 774</text:p>
          </table:table-cell>
          <table:table-cell office:value-type="float" office:value="7460" table:style-name="ce26">
            <text:p>7 460</text:p>
          </table:table-cell>
          <table:table-cell office:value-type="float" office:value="10015" table:style-name="ce26">
            <text:p>10 015</text:p>
          </table:table-cell>
          <table:table-cell office:value-type="float" office:value="13800" table:style-name="ce26">
            <text:p>13 800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85 bis 89</text:p>
          </table:table-cell>
          <table:table-cell office:value-type="float" office:value="191" table:style-name="ce26">
            <text:p>191</text:p>
          </table:table-cell>
          <table:table-cell office:value-type="float" office:value="203" table:style-name="ce26">
            <text:p>203</text:p>
          </table:table-cell>
          <table:table-cell office:value-type="float" office:value="199" table:style-name="ce26">
            <text:p>199</text:p>
          </table:table-cell>
          <table:table-cell office:value-type="float" office:value="225" table:style-name="ce26">
            <text:p>225</text:p>
          </table:table-cell>
          <table:table-cell office:value-type="float" office:value="231" table:style-name="ce26">
            <text:p>231</text:p>
          </table:table-cell>
          <table:table-cell office:value-type="float" office:value="288" table:style-name="ce26">
            <text:p>288</text:p>
          </table:table-cell>
          <table:table-cell office:value-type="float" office:value="551" table:style-name="ce26">
            <text:p>551</text:p>
          </table:table-cell>
          <table:table-cell office:value-type="float" office:value="921" table:style-name="ce26">
            <text:p>921</text:p>
          </table:table-cell>
          <table:table-cell office:value-type="float" office:value="1407" table:style-name="ce26">
            <text:p>1 407</text:p>
          </table:table-cell>
          <table:table-cell office:value-type="float" office:value="2110" table:style-name="ce26">
            <text:p>2 110</text:p>
          </table:table-cell>
          <table:table-cell office:value-type="float" office:value="3782" table:style-name="ce26">
            <text:p>3 782</text:p>
          </table:table-cell>
          <table:table-cell office:value-type="float" office:value="5085" table:style-name="ce26">
            <text:p>5 085</text:p>
          </table:table-cell>
          <table:table-cell office:value-type="float" office:value="7130" table:style-name="ce26">
            <text:p>7 130</text:p>
          </table:table-cell>
          <table:table-cell office:value-type="float" office:value="7218" table:style-name="ce26">
            <text:p>7 218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90 bis 94</text:p>
          </table:table-cell>
          <table:table-cell office:value-type="float" office:value="45" table:style-name="ce26">
            <text:p>45</text:p>
          </table:table-cell>
          <table:table-cell office:value-type="float" office:value="41" table:style-name="ce26">
            <text:p>41</text:p>
          </table:table-cell>
          <table:table-cell office:value-type="float" office:value="40" table:style-name="ce26">
            <text:p>40</text:p>
          </table:table-cell>
          <table:table-cell office:value-type="float" office:value="40" table:style-name="ce26">
            <text:p>40</text:p>
          </table:table-cell>
          <table:table-cell office:value-type="float" office:value="45" table:style-name="ce26">
            <text:p>45</text:p>
          </table:table-cell>
          <table:table-cell office:value-type="float" office:value="69" table:style-name="ce26">
            <text:p>69</text:p>
          </table:table-cell>
          <table:table-cell office:value-type="float" office:value="102" table:style-name="ce26">
            <text:p>102</text:p>
          </table:table-cell>
          <table:table-cell office:value-type="float" office:value="175" table:style-name="ce26">
            <text:p>175</text:p>
          </table:table-cell>
          <table:table-cell office:value-type="float" office:value="338" table:style-name="ce26">
            <text:p>338</text:p>
          </table:table-cell>
          <table:table-cell office:value-type="float" office:value="620" table:style-name="ce26">
            <text:p>620</text:p>
          </table:table-cell>
          <table:table-cell office:value-type="float" office:value="1143" table:style-name="ce26">
            <text:p>1 143</text:p>
          </table:table-cell>
          <table:table-cell office:value-type="float" office:value="2049" table:style-name="ce26">
            <text:p>2 049</text:p>
          </table:table-cell>
          <table:table-cell office:value-type="float" office:value="2633" table:style-name="ce26">
            <text:p>2 633</text:p>
          </table:table-cell>
          <table:table-cell office:value-type="float" office:value="3607" table:style-name="ce26">
            <text:p>3 607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95 und älter</text:p>
          </table:table-cell>
          <table:table-cell office:value-type="float" office:value="8" table:style-name="ce26">
            <text:p>8</text:p>
          </table:table-cell>
          <table:table-cell office:value-type="float" office:value="5" table:style-name="ce26">
            <text:p>5</text:p>
          </table:table-cell>
          <table:table-cell office:value-type="float" office:value="6" table:style-name="ce26">
            <text:p>6</text:p>
          </table:table-cell>
          <table:table-cell office:value-type="float" office:value="5" table:style-name="ce26">
            <text:p>5</text:p>
          </table:table-cell>
          <table:table-cell office:value-type="float" office:value="7" table:style-name="ce26">
            <text:p>7</text:p>
          </table:table-cell>
          <table:table-cell office:value-type="float" office:value="6" table:style-name="ce26">
            <text:p>6</text:p>
          </table:table-cell>
          <table:table-cell office:value-type="float" office:value="11" table:style-name="ce26">
            <text:p>11</text:p>
          </table:table-cell>
          <table:table-cell office:value-type="float" office:value="23" table:style-name="ce26">
            <text:p>23</text:p>
          </table:table-cell>
          <table:table-cell office:value-type="float" office:value="49" table:style-name="ce26">
            <text:p>49</text:p>
          </table:table-cell>
          <table:table-cell office:value-type="float" office:value="99" table:style-name="ce26">
            <text:p>99</text:p>
          </table:table-cell>
          <table:table-cell office:value-type="float" office:value="177" table:style-name="ce26">
            <text:p>177</text:p>
          </table:table-cell>
          <table:table-cell office:value-type="float" office:value="405" table:style-name="ce26">
            <text:p>405</text:p>
          </table:table-cell>
          <table:table-cell office:value-type="float" office:value="657" table:style-name="ce26">
            <text:p>657</text:p>
          </table:table-cell>
          <table:table-cell office:value-type="float" office:value="1117" table:style-name="ce26">
            <text:p>1 117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17">
          <table:table-cell office:value-type="string" table:number-columns-spanned="15" table:number-rows-spanned="1" table:style-name="ce37">
            <text:p>Q: STATISTIK AUSTRIA, Volkszählungen 1869 bis 2001, Registerzählung 2011 und 2021; Gebietsstand 2021. Erstellt am 28.04.2023.<text:s/></text:p>
            <text:p>1) Bevölkerungszahl 2001 laut Kundmachung vom 17. September 2002 und damit statistisches Ergebnis der Volkszählung 2001. – 2) Aus Datenschutzgründen wurde bei der Registerzählungen 2011 und 2021 mit der Methode “Record Swapping“ ein Teil der Daten verschmutzt.</text:p>
          </table:table-cell>
          <table:covered-table-cell table:number-columns-repeated="14"/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number-rows-repeated="2" table:style-name="ro2">
          <table:table-cell table:number-columns-repeated="16"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table:number-columns-repeated="16" table:style-name="ce20"/>
          <table:table-cell table:style-name="ce43"/>
          <table:table-cell table:style-name="ce1"/>
          <table:table-cell table:number-columns-repeated="16366"/>
        </table:table-row>
        <table:table-row table:style-name="ro2">
          <table:table-cell table:number-columns-repeated="16" table:style-name="ce20"/>
          <table:table-cell table:style-name="ce39"/>
          <table:table-cell table:style-name="ce1"/>
          <table:table-cell table:number-columns-repeated="16366"/>
        </table:table-row>
        <table:table-row table:number-rows-repeated="1048503" table:style-name="ro2">
          <table:table-cell table:number-columns-repeated="16384"/>
        </table:table-row>
        <table:named-expressions>
          <table:named-range table:name="Print_Titles" table:cell-range-address="TIR.$A$1:TIR.$XFD$2" table:base-cell-address="TIR.$A$1"/>
        </table:named-expressions>
      </table:table>
      <table:table table:name="V" table:style-name="ta3">
        <table:table-column table:style-name="co5" table:default-cell-style-name="ce20"/>
        <table:table-column table:style-name="co7" table:number-columns-repeated="13" table:default-cell-style-name="ce20"/>
        <table:table-column table:style-name="co6" table:default-cell-style-name="ce20"/>
        <table:table-column table:style-name="co4" table:number-columns-repeated="16369" table:default-cell-style-name="ce20"/>
        <table:table-row table:style-name="ro1">
          <table:table-cell office:value-type="string" table:number-columns-spanned="15" table:number-rows-spanned="1" table:style-name="ce30">
            <text:p>Bevölkerung nach Alter und Geschlecht seit 1869 (Vorarlberg)</text:p>
          </table:table-cell>
          <table:covered-table-cell table:number-columns-repeated="14"/>
          <table:table-cell table:number-columns-repeated="16369" table:style-name="ce38"/>
        </table:table-row>
        <table:table-row table:style-name="ro11">
          <table:table-cell office:value-type="string" table:style-name="ce17">
            <text:p>Alter<text:s/></text:p>
            <text:p>(in Jahren)</text:p>
          </table:table-cell>
          <table:table-cell office:value-type="string" table:style-name="ce18">
            <text:p>1869</text:p>
            <text:p>(31.12.)</text:p>
          </table:table-cell>
          <table:table-cell office:value-type="string" table:style-name="ce18">
            <text:p>1880</text:p>
            <text:p>(31.12.)</text:p>
          </table:table-cell>
          <table:table-cell office:value-type="string" table:style-name="ce18">
            <text:p>1890</text:p>
            <text:p>(31.12.)</text:p>
          </table:table-cell>
          <table:table-cell office:value-type="string" table:style-name="ce18">
            <text:p>1900</text:p>
            <text:p>(31.12.)</text:p>
          </table:table-cell>
          <table:table-cell office:value-type="string" table:style-name="ce18">
            <text:p>1910<text:s/></text:p>
            <text:p>(31.12.)</text:p>
          </table:table-cell>
          <table:table-cell office:value-type="string" table:style-name="ce18">
            <text:p>1934</text:p>
            <text:p>(22.3.)</text:p>
          </table:table-cell>
          <table:table-cell office:value-type="string" table:style-name="ce18">
            <text:p>1951</text:p>
            <text:p>(1.6.)</text:p>
          </table:table-cell>
          <table:table-cell office:value-type="string" table:style-name="ce18">
            <text:p>1961</text:p>
            <text:p>(21.3.)</text:p>
          </table:table-cell>
          <table:table-cell office:value-type="string" table:style-name="ce18">
            <text:p>1971</text:p>
            <text:p>(12.5.)</text:p>
          </table:table-cell>
          <table:table-cell office:value-type="string" table:style-name="ce18">
            <text:p>1981</text:p>
            <text:p>(12.5.)</text:p>
          </table:table-cell>
          <table:table-cell office:value-type="string" table:style-name="ce18">
            <text:p>1991</text:p>
            <text:p>(15.5.)</text:p>
          </table:table-cell>
          <table:table-cell office:value-type="string" table:style-name="ce19">
            <text:p>2001<text:s/><text:span text:style-name="T2">1</text:span>)</text:p>
            <text:p>(15.5.)</text:p>
          </table:table-cell>
          <table:table-cell office:value-type="string" table:style-name="ce19">
            <text:p>2011<text:s/><text:span text:style-name="T2">2</text:span>)</text:p>
            <text:p>(31.10.)</text:p>
          </table:table-cell>
          <table:table-cell office:value-type="string" table:style-name="ce19">
            <text:p>2021<text:s/><text:span text:style-name="T2">2</text:span>)</text:p>
            <text:p>(31.10.)</text:p>
          </table:table-cell>
          <table:table-cell table:number-columns-repeated="16369" table:style-name="ce20"/>
        </table:table-row>
        <table:table-row table:style-name="ro2">
          <table:table-cell table:style-name="ce20"/>
          <table:table-cell office:value-type="string" table:number-columns-spanned="14" table:number-rows-spanned="1" table:style-name="ce31">
            <text:p>Männer und Frauen</text:p>
          </table:table-cell>
          <table:covered-table-cell table:number-columns-repeated="13"/>
          <table:table-cell table:number-columns-repeated="16369" table:style-name="ce20"/>
        </table:table-row>
        <table:table-row table:style-name="ro2">
          <table:table-cell office:value-type="string" table:style-name="ce34">
            <text:p>Insgesamt</text:p>
          </table:table-cell>
          <table:table-cell office:value-type="float" office:value="102702" table:formula="of:=SUM([.B5:.B24])" table:style-name="ce23">
            <text:p>102 702</text:p>
          </table:table-cell>
          <table:table-cell office:value-type="float" office:value="107373" table:formula="of:=SUM([.C5:.C24])" table:style-name="ce23">
            <text:p>107 373</text:p>
          </table:table-cell>
          <table:table-cell office:value-type="float" office:value="116073" table:formula="of:=SUM([.D5:.D24])" table:style-name="ce23">
            <text:p>116 073</text:p>
          </table:table-cell>
          <table:table-cell office:value-type="float" office:value="129237" table:formula="of:=SUM([.E5:.E24])" table:style-name="ce23">
            <text:p>129 237</text:p>
          </table:table-cell>
          <table:table-cell office:value-type="float" office:value="145408" table:formula="of:=SUM([.F5:.F24])" table:style-name="ce23">
            <text:p>145 408</text:p>
          </table:table-cell>
          <table:table-cell office:value-type="float" office:value="155511" table:formula="of:=SUM([.G5:.G24])" table:style-name="ce23">
            <text:p>155 511</text:p>
          </table:table-cell>
          <table:table-cell office:value-type="float" office:value="193657" table:formula="of:=SUM([.H5:.H24])" table:style-name="ce23">
            <text:p>193 657</text:p>
          </table:table-cell>
          <table:table-cell office:value-type="float" office:value="226323" table:formula="of:=SUM([.I5:.I24])" table:style-name="ce23">
            <text:p>226 323</text:p>
          </table:table-cell>
          <table:table-cell office:value-type="float" office:value="277154" table:formula="of:=SUM([.J5:.J24])" table:style-name="ce23">
            <text:p>277 154</text:p>
          </table:table-cell>
          <table:table-cell office:value-type="float" office:value="305164" table:formula="of:=SUM([.K5:.K24])" table:style-name="ce23">
            <text:p>305 164</text:p>
          </table:table-cell>
          <table:table-cell office:value-type="float" office:value="331472" table:formula="of:=SUM([.L5:.L24])" table:style-name="ce23">
            <text:p>331 472</text:p>
          </table:table-cell>
          <table:table-cell office:value-type="float" office:value="351095" table:formula="of:=SUM([.M5:.M24])" table:style-name="ce23">
            <text:p>351 095</text:p>
          </table:table-cell>
          <table:table-cell office:value-type="float" office:value="370440" table:style-name="ce23">
            <text:p>370 440</text:p>
          </table:table-cell>
          <table:table-cell office:value-type="float" office:value="401037" table:style-name="ce23">
            <text:p>401 037</text:p>
          </table:table-cell>
          <table:table-cell table:number-columns-repeated="16369" table:style-name="ce20"/>
        </table:table-row>
        <table:table-row table:style-name="ro2">
          <table:table-cell office:value-type="string" table:style-name="ce25">
            <text:p>0 bis 4</text:p>
          </table:table-cell>
          <table:table-cell office:value-type="float" office:value="10173" table:style-name="ce26">
            <text:p>10 173</text:p>
          </table:table-cell>
          <table:table-cell office:value-type="float" office:value="11903" table:style-name="ce26">
            <text:p>11 903</text:p>
          </table:table-cell>
          <table:table-cell office:value-type="float" office:value="12769" table:style-name="ce26">
            <text:p>12 769</text:p>
          </table:table-cell>
          <table:table-cell office:value-type="float" office:value="14276" table:style-name="ce26">
            <text:p>14 276</text:p>
          </table:table-cell>
          <table:table-cell office:value-type="float" office:value="16694" table:style-name="ce26">
            <text:p>16 694</text:p>
          </table:table-cell>
          <table:table-cell office:value-type="float" office:value="13467" table:style-name="ce26">
            <text:p>13 467</text:p>
          </table:table-cell>
          <table:table-cell office:value-type="float" office:value="17982" table:style-name="ce26">
            <text:p>17 982</text:p>
          </table:table-cell>
          <table:table-cell office:value-type="float" office:value="24074" table:style-name="ce26">
            <text:p>24 074</text:p>
          </table:table-cell>
          <table:table-cell office:value-type="float" office:value="27669" table:style-name="ce26">
            <text:p>27 669</text:p>
          </table:table-cell>
          <table:table-cell office:value-type="float" office:value="22340" table:style-name="ce26">
            <text:p>22 340</text:p>
          </table:table-cell>
          <table:table-cell office:value-type="float" office:value="22631" table:style-name="ce26">
            <text:p>22 631</text:p>
          </table:table-cell>
          <table:table-cell office:value-type="float" office:value="21137" table:style-name="ce26">
            <text:p>21 137</text:p>
          </table:table-cell>
          <table:table-cell office:value-type="float" office:value="19471" table:style-name="ce26">
            <text:p>19 471</text:p>
          </table:table-cell>
          <table:table-cell office:value-type="float" office:value="21702" table:style-name="ce26">
            <text:p>21 702</text:p>
          </table:table-cell>
          <table:table-cell table:number-columns-repeated="16369" table:style-name="ce20"/>
        </table:table-row>
        <table:table-row table:style-name="ro2">
          <table:table-cell office:value-type="string" table:style-name="ce25">
            <text:p>5 bis 9</text:p>
          </table:table-cell>
          <table:table-cell office:value-type="float" office:value="9919" table:style-name="ce26">
            <text:p>9 919</text:p>
          </table:table-cell>
          <table:table-cell office:value-type="float" office:value="10490" table:style-name="ce26">
            <text:p>10 490</text:p>
          </table:table-cell>
          <table:table-cell office:value-type="float" office:value="11219" table:style-name="ce26">
            <text:p>11 219</text:p>
          </table:table-cell>
          <table:table-cell office:value-type="float" office:value="12470" table:style-name="ce26">
            <text:p>12 470</text:p>
          </table:table-cell>
          <table:table-cell office:value-type="float" office:value="15272" table:style-name="ce26">
            <text:p>15 272</text:p>
          </table:table-cell>
          <table:table-cell office:value-type="float" office:value="14694" table:style-name="ce26">
            <text:p>14 694</text:p>
          </table:table-cell>
          <table:table-cell office:value-type="float" office:value="16292" table:style-name="ce26">
            <text:p>16 292</text:p>
          </table:table-cell>
          <table:table-cell office:value-type="float" office:value="18734" table:style-name="ce26">
            <text:p>18 734</text:p>
          </table:table-cell>
          <table:table-cell office:value-type="float" office:value="28745" table:style-name="ce26">
            <text:p>28 745</text:p>
          </table:table-cell>
          <table:table-cell office:value-type="float" office:value="23625" table:style-name="ce26">
            <text:p>23 625</text:p>
          </table:table-cell>
          <table:table-cell office:value-type="float" office:value="23043" table:style-name="ce26">
            <text:p>23 043</text:p>
          </table:table-cell>
          <table:table-cell office:value-type="float" office:value="23807" table:style-name="ce26">
            <text:p>23 807</text:p>
          </table:table-cell>
          <table:table-cell office:value-type="float" office:value="20362" table:style-name="ce26">
            <text:p>20 362</text:p>
          </table:table-cell>
          <table:table-cell office:value-type="float" office:value="21280" table:style-name="ce26">
            <text:p>21 280</text:p>
          </table:table-cell>
          <table:table-cell table:style-name="ce20"/>
          <table:table-cell table:style-name="ce39"/>
          <table:table-cell table:style-name="ce1"/>
          <table:table-cell table:number-columns-repeated="16366"/>
        </table:table-row>
        <table:table-row table:style-name="ro2">
          <table:table-cell office:value-type="string" table:style-name="ce25">
            <text:p>10 bis 14</text:p>
          </table:table-cell>
          <table:table-cell office:value-type="float" office:value="9334" table:style-name="ce26">
            <text:p>9 334</text:p>
          </table:table-cell>
          <table:table-cell office:value-type="float" office:value="9518" table:style-name="ce26">
            <text:p>9 518</text:p>
          </table:table-cell>
          <table:table-cell office:value-type="float" office:value="11069" table:style-name="ce26">
            <text:p>11 069</text:p>
          </table:table-cell>
          <table:table-cell office:value-type="float" office:value="12446" table:style-name="ce26">
            <text:p>12 446</text:p>
          </table:table-cell>
          <table:table-cell office:value-type="float" office:value="14209" table:style-name="ce26">
            <text:p>14 209</text:p>
          </table:table-cell>
          <table:table-cell office:value-type="float" office:value="15149" table:style-name="ce26">
            <text:p>15 149</text:p>
          </table:table-cell>
          <table:table-cell office:value-type="float" office:value="16691" table:style-name="ce26">
            <text:p>16 691</text:p>
          </table:table-cell>
          <table:table-cell office:value-type="float" office:value="17947" table:style-name="ce26">
            <text:p>17 947</text:p>
          </table:table-cell>
          <table:table-cell office:value-type="float" office:value="24496" table:style-name="ce26">
            <text:p>24 496</text:p>
          </table:table-cell>
          <table:table-cell office:value-type="float" office:value="28137" table:style-name="ce26">
            <text:p>28 137</text:p>
          </table:table-cell>
          <table:table-cell office:value-type="float" office:value="22392" table:style-name="ce26">
            <text:p>22 392</text:p>
          </table:table-cell>
          <table:table-cell office:value-type="float" office:value="23070" table:style-name="ce26">
            <text:p>23 070</text:p>
          </table:table-cell>
          <table:table-cell office:value-type="float" office:value="21539" table:style-name="ce26">
            <text:p>21 539</text:p>
          </table:table-cell>
          <table:table-cell office:value-type="float" office:value="20885" table:style-name="ce26">
            <text:p>20 885</text:p>
          </table:table-cell>
          <table:table-cell table:style-name="ce20"/>
          <table:table-cell table:number-columns-repeated="2" table:style-name="ce1"/>
          <table:table-cell table:number-columns-repeated="16366"/>
        </table:table-row>
        <table:table-row table:style-name="ro2">
          <table:table-cell office:value-type="string" table:style-name="ce25">
            <text:p>15 bis 19</text:p>
          </table:table-cell>
          <table:table-cell office:value-type="float" office:value="9122" table:style-name="ce26">
            <text:p>9 122</text:p>
          </table:table-cell>
          <table:table-cell office:value-type="float" office:value="9613" table:style-name="ce26">
            <text:p>9 613</text:p>
          </table:table-cell>
          <table:table-cell office:value-type="float" office:value="10897" table:style-name="ce26">
            <text:p>10 897</text:p>
          </table:table-cell>
          <table:table-cell office:value-type="float" office:value="12277" table:style-name="ce26">
            <text:p>12 277</text:p>
          </table:table-cell>
          <table:table-cell office:value-type="float" office:value="13825" table:style-name="ce26">
            <text:p>13 825</text:p>
          </table:table-cell>
          <table:table-cell office:value-type="float" office:value="9408" table:style-name="ce26">
            <text:p>9 408</text:p>
          </table:table-cell>
          <table:table-cell office:value-type="float" office:value="14915" table:style-name="ce26">
            <text:p>14 915</text:p>
          </table:table-cell>
          <table:table-cell office:value-type="float" office:value="19282" table:style-name="ce26">
            <text:p>19 282</text:p>
          </table:table-cell>
          <table:table-cell office:value-type="float" office:value="21828" table:style-name="ce26">
            <text:p>21 828</text:p>
          </table:table-cell>
          <table:table-cell office:value-type="float" office:value="30073" table:style-name="ce26">
            <text:p>30 073</text:p>
          </table:table-cell>
          <table:table-cell office:value-type="float" office:value="25095" table:style-name="ce26">
            <text:p>25 095</text:p>
          </table:table-cell>
          <table:table-cell office:value-type="float" office:value="23654" table:style-name="ce26">
            <text:p>23 654</text:p>
          </table:table-cell>
          <table:table-cell office:value-type="float" office:value="24245" table:style-name="ce26">
            <text:p>24 245</text:p>
          </table:table-cell>
          <table:table-cell office:value-type="float" office:value="21433" table:style-name="ce26">
            <text:p>21 433</text:p>
          </table:table-cell>
          <table:table-cell table:style-name="ce20"/>
          <table:table-cell table:number-columns-repeated="2" table:style-name="ce41"/>
          <table:table-cell table:number-columns-repeated="16366"/>
        </table:table-row>
        <table:table-row table:style-name="ro2">
          <table:table-cell office:value-type="string" table:style-name="ce25">
            <text:p>20 bis 24</text:p>
          </table:table-cell>
          <table:table-cell office:value-type="float" office:value="8509" table:style-name="ce26">
            <text:p>8 509</text:p>
          </table:table-cell>
          <table:table-cell office:value-type="float" office:value="8419" table:style-name="ce26">
            <text:p>8 419</text:p>
          </table:table-cell>
          <table:table-cell office:value-type="float" office:value="9530" table:style-name="ce26">
            <text:p>9 530</text:p>
          </table:table-cell>
          <table:table-cell office:value-type="float" office:value="11605" table:style-name="ce26">
            <text:p>11 605</text:p>
          </table:table-cell>
          <table:table-cell office:value-type="float" office:value="12729" table:style-name="ce26">
            <text:p>12 729</text:p>
          </table:table-cell>
          <table:table-cell office:value-type="float" office:value="14904" table:style-name="ce26">
            <text:p>14 904</text:p>
          </table:table-cell>
          <table:table-cell office:value-type="float" office:value="16319" table:style-name="ce26">
            <text:p>16 319</text:p>
          </table:table-cell>
          <table:table-cell office:value-type="float" office:value="20787" table:style-name="ce26">
            <text:p>20 787</text:p>
          </table:table-cell>
          <table:table-cell office:value-type="float" office:value="22786" table:style-name="ce26">
            <text:p>22 786</text:p>
          </table:table-cell>
          <table:table-cell office:value-type="float" office:value="26240" table:style-name="ce26">
            <text:p>26 240</text:p>
          </table:table-cell>
          <table:table-cell office:value-type="float" office:value="29665" table:style-name="ce26">
            <text:p>29 665</text:p>
          </table:table-cell>
          <table:table-cell office:value-type="float" office:value="22978" table:style-name="ce26">
            <text:p>22 978</text:p>
          </table:table-cell>
          <table:table-cell office:value-type="float" office:value="23129" table:style-name="ce26">
            <text:p>23 129</text:p>
          </table:table-cell>
          <table:table-cell office:value-type="float" office:value="22119" table:style-name="ce26">
            <text:p>22 119</text:p>
          </table:table-cell>
          <table:table-cell table:style-name="ce20"/>
          <table:table-cell table:style-name="ce41"/>
          <table:table-cell table:number-columns-repeated="16367" table:style-name="ce20"/>
        </table:table-row>
        <table:table-row table:style-name="ro2">
          <table:table-cell office:value-type="string" table:style-name="ce25">
            <text:p>25 bis 29</text:p>
          </table:table-cell>
          <table:table-cell office:value-type="float" office:value="8276" table:style-name="ce26">
            <text:p>8 276</text:p>
          </table:table-cell>
          <table:table-cell office:value-type="float" office:value="8117" table:style-name="ce26">
            <text:p>8 117</text:p>
          </table:table-cell>
          <table:table-cell office:value-type="float" office:value="9080" table:style-name="ce26">
            <text:p>9 080</text:p>
          </table:table-cell>
          <table:table-cell office:value-type="float" office:value="10544" table:style-name="ce26">
            <text:p>10 544</text:p>
          </table:table-cell>
          <table:table-cell office:value-type="float" office:value="11865" table:style-name="ce26">
            <text:p>11 865</text:p>
          </table:table-cell>
          <table:table-cell office:value-type="float" office:value="14391" table:style-name="ce26">
            <text:p>14 391</text:p>
          </table:table-cell>
          <table:table-cell office:value-type="float" office:value="15310" table:style-name="ce26">
            <text:p>15 310</text:p>
          </table:table-cell>
          <table:table-cell office:value-type="float" office:value="16068" table:style-name="ce26">
            <text:p>16 068</text:p>
          </table:table-cell>
          <table:table-cell office:value-type="float" office:value="20886" table:style-name="ce26">
            <text:p>20 886</text:p>
          </table:table-cell>
          <table:table-cell office:value-type="float" office:value="22873" table:style-name="ce26">
            <text:p>22 873</text:p>
          </table:table-cell>
          <table:table-cell office:value-type="float" office:value="31110" table:style-name="ce26">
            <text:p>31 110</text:p>
          </table:table-cell>
          <table:table-cell office:value-type="float" office:value="25267" table:style-name="ce26">
            <text:p>25 267</text:p>
          </table:table-cell>
          <table:table-cell office:value-type="float" office:value="24564" table:style-name="ce26">
            <text:p>24 564</text:p>
          </table:table-cell>
          <table:table-cell office:value-type="float" office:value="25693" table:style-name="ce26">
            <text:p>25 693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30 bis 34</text:p>
          </table:table-cell>
          <table:table-cell office:value-type="float" office:value="7430" table:style-name="ce26">
            <text:p>7 430</text:p>
          </table:table-cell>
          <table:table-cell office:value-type="float" office:value="7799" table:style-name="ce26">
            <text:p>7 799</text:p>
          </table:table-cell>
          <table:table-cell office:value-type="float" office:value="8177" table:style-name="ce26">
            <text:p>8 177</text:p>
          </table:table-cell>
          <table:table-cell office:value-type="float" office:value="9160" table:style-name="ce26">
            <text:p>9 160</text:p>
          </table:table-cell>
          <table:table-cell office:value-type="float" office:value="10833" table:style-name="ce26">
            <text:p>10 833</text:p>
          </table:table-cell>
          <table:table-cell office:value-type="float" office:value="13230" table:style-name="ce26">
            <text:p>13 230</text:p>
          </table:table-cell>
          <table:table-cell office:value-type="float" office:value="10027" table:style-name="ce26">
            <text:p>10 027</text:p>
          </table:table-cell>
          <table:table-cell office:value-type="float" office:value="16088" table:style-name="ce26">
            <text:p>16 088</text:p>
          </table:table-cell>
          <table:table-cell office:value-type="float" office:value="21352" table:style-name="ce26">
            <text:p>21 352</text:p>
          </table:table-cell>
          <table:table-cell office:value-type="float" office:value="23688" table:style-name="ce26">
            <text:p>23 688</text:p>
          </table:table-cell>
          <table:table-cell office:value-type="float" office:value="26796" table:style-name="ce26">
            <text:p>26 796</text:p>
          </table:table-cell>
          <table:table-cell office:value-type="float" office:value="30025" table:style-name="ce26">
            <text:p>30 025</text:p>
          </table:table-cell>
          <table:table-cell office:value-type="float" office:value="24408" table:style-name="ce26">
            <text:p>24 408</text:p>
          </table:table-cell>
          <table:table-cell office:value-type="float" office:value="27152" table:style-name="ce26">
            <text:p>27 152</text:p>
          </table:table-cell>
          <table:table-cell table:style-name="ce20"/>
          <table:table-cell table:style-name="ce41"/>
          <table:table-cell table:style-name="ce40"/>
          <table:table-cell table:number-columns-repeated="16366"/>
        </table:table-row>
        <table:table-row table:style-name="ro2">
          <table:table-cell office:value-type="string" table:style-name="ce25">
            <text:p>35 bis 39</text:p>
          </table:table-cell>
          <table:table-cell office:value-type="float" office:value="7028" table:style-name="ce26">
            <text:p>7 028</text:p>
          </table:table-cell>
          <table:table-cell office:value-type="float" office:value="7532" table:style-name="ce26">
            <text:p>7 532</text:p>
          </table:table-cell>
          <table:table-cell office:value-type="float" office:value="7403" table:style-name="ce26">
            <text:p>7 403</text:p>
          </table:table-cell>
          <table:table-cell office:value-type="float" office:value="8377" table:style-name="ce26">
            <text:p>8 377</text:p>
          </table:table-cell>
          <table:table-cell office:value-type="float" office:value="9622" table:style-name="ce26">
            <text:p>9 622</text:p>
          </table:table-cell>
          <table:table-cell office:value-type="float" office:value="10372" table:style-name="ce26">
            <text:p>10 372</text:p>
          </table:table-cell>
          <table:table-cell office:value-type="float" office:value="13098" table:style-name="ce26">
            <text:p>13 098</text:p>
          </table:table-cell>
          <table:table-cell office:value-type="float" office:value="14938" table:style-name="ce26">
            <text:p>14 938</text:p>
          </table:table-cell>
          <table:table-cell office:value-type="float" office:value="17584" table:style-name="ce26">
            <text:p>17 584</text:p>
          </table:table-cell>
          <table:table-cell office:value-type="float" office:value="20423" table:style-name="ce26">
            <text:p>20 423</text:p>
          </table:table-cell>
          <table:table-cell office:value-type="float" office:value="22972" table:style-name="ce26">
            <text:p>22 972</text:p>
          </table:table-cell>
          <table:table-cell office:value-type="float" office:value="30835" table:style-name="ce26">
            <text:p>30 835</text:p>
          </table:table-cell>
          <table:table-cell office:value-type="float" office:value="25668" table:style-name="ce26">
            <text:p>25 668</text:p>
          </table:table-cell>
          <table:table-cell office:value-type="float" office:value="27783" table:style-name="ce26">
            <text:p>27 783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40 bis 44</text:p>
          </table:table-cell>
          <table:table-cell office:value-type="float" office:value="6595" table:style-name="ce26">
            <text:p>6 595</text:p>
          </table:table-cell>
          <table:table-cell office:value-type="float" office:value="6702" table:style-name="ce26">
            <text:p>6 702</text:p>
          </table:table-cell>
          <table:table-cell office:value-type="float" office:value="6872" table:style-name="ce26">
            <text:p>6 872</text:p>
          </table:table-cell>
          <table:table-cell office:value-type="float" office:value="7566" table:style-name="ce26">
            <text:p>7 566</text:p>
          </table:table-cell>
          <table:table-cell office:value-type="float" office:value="8227" table:style-name="ce26">
            <text:p>8 227</text:p>
          </table:table-cell>
          <table:table-cell office:value-type="float" office:value="8942" table:style-name="ce26">
            <text:p>8 942</text:p>
          </table:table-cell>
          <table:table-cell office:value-type="float" office:value="14553" table:style-name="ce26">
            <text:p>14 553</text:p>
          </table:table-cell>
          <table:table-cell office:value-type="float" office:value="9496" table:style-name="ce26">
            <text:p>9 496</text:p>
          </table:table-cell>
          <table:table-cell office:value-type="float" office:value="16960" table:style-name="ce26">
            <text:p>16 960</text:p>
          </table:table-cell>
          <table:table-cell office:value-type="float" office:value="20620" table:style-name="ce26">
            <text:p>20 620</text:p>
          </table:table-cell>
          <table:table-cell office:value-type="float" office:value="23054" table:style-name="ce26">
            <text:p>23 054</text:p>
          </table:table-cell>
          <table:table-cell office:value-type="float" office:value="26222" table:style-name="ce26">
            <text:p>26 222</text:p>
          </table:table-cell>
          <table:table-cell office:value-type="float" office:value="29806" table:style-name="ce26">
            <text:p>29 806</text:p>
          </table:table-cell>
          <table:table-cell office:value-type="float" office:value="26671" table:style-name="ce26">
            <text:p>26 671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45 bis 49</text:p>
          </table:table-cell>
          <table:table-cell office:value-type="float" office:value="6272" table:style-name="ce26">
            <text:p>6 272</text:p>
          </table:table-cell>
          <table:table-cell office:value-type="float" office:value="6096" table:style-name="ce26">
            <text:p>6 096</text:p>
          </table:table-cell>
          <table:table-cell office:value-type="float" office:value="6760" table:style-name="ce26">
            <text:p>6 760</text:p>
          </table:table-cell>
          <table:table-cell office:value-type="float" office:value="6787" table:style-name="ce26">
            <text:p>6 787</text:p>
          </table:table-cell>
          <table:table-cell office:value-type="float" office:value="7407" table:style-name="ce26">
            <text:p>7 407</text:p>
          </table:table-cell>
          <table:table-cell office:value-type="float" office:value="8844" table:style-name="ce26">
            <text:p>8 844</text:p>
          </table:table-cell>
          <table:table-cell office:value-type="float" office:value="13802" table:style-name="ce26">
            <text:p>13 802</text:p>
          </table:table-cell>
          <table:table-cell office:value-type="float" office:value="12919" table:style-name="ce26">
            <text:p>12 919</text:p>
          </table:table-cell>
          <table:table-cell office:value-type="float" office:value="15161" table:style-name="ce26">
            <text:p>15 161</text:p>
          </table:table-cell>
          <table:table-cell office:value-type="float" office:value="16609" table:style-name="ce26">
            <text:p>16 609</text:p>
          </table:table-cell>
          <table:table-cell office:value-type="float" office:value="19875" table:style-name="ce26">
            <text:p>19 875</text:p>
          </table:table-cell>
          <table:table-cell office:value-type="float" office:value="22358" table:style-name="ce26">
            <text:p>22 358</text:p>
          </table:table-cell>
          <table:table-cell office:value-type="float" office:value="30989" table:style-name="ce26">
            <text:p>30 989</text:p>
          </table:table-cell>
          <table:table-cell office:value-type="float" office:value="27134" table:style-name="ce26">
            <text:p>27 134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50 bis 54</text:p>
          </table:table-cell>
          <table:table-cell office:value-type="float" office:value="5344" table:style-name="ce26">
            <text:p>5 344</text:p>
          </table:table-cell>
          <table:table-cell office:value-type="float" office:value="5543" table:style-name="ce26">
            <text:p>5 543</text:p>
          </table:table-cell>
          <table:table-cell office:value-type="float" office:value="5918" table:style-name="ce26">
            <text:p>5 918</text:p>
          </table:table-cell>
          <table:table-cell office:value-type="float" office:value="6170" table:style-name="ce26">
            <text:p>6 170</text:p>
          </table:table-cell>
          <table:table-cell office:value-type="float" office:value="6455" table:style-name="ce26">
            <text:p>6 455</text:p>
          </table:table-cell>
          <table:table-cell office:value-type="float" office:value="7932" table:style-name="ce26">
            <text:p>7 932</text:p>
          </table:table-cell>
          <table:table-cell office:value-type="float" office:value="11487" table:style-name="ce26">
            <text:p>11 487</text:p>
          </table:table-cell>
          <table:table-cell office:value-type="float" office:value="13736" table:style-name="ce26">
            <text:p>13 736</text:p>
          </table:table-cell>
          <table:table-cell office:value-type="float" office:value="9450" table:style-name="ce26">
            <text:p>9 450</text:p>
          </table:table-cell>
          <table:table-cell office:value-type="float" office:value="15764" table:style-name="ce26">
            <text:p>15 764</text:p>
          </table:table-cell>
          <table:table-cell office:value-type="float" office:value="19667" table:style-name="ce26">
            <text:p>19 667</text:p>
          </table:table-cell>
          <table:table-cell office:value-type="float" office:value="22078" table:style-name="ce26">
            <text:p>22 078</text:p>
          </table:table-cell>
          <table:table-cell office:value-type="float" office:value="26371" table:style-name="ce26">
            <text:p>26 371</text:p>
          </table:table-cell>
          <table:table-cell office:value-type="float" office:value="30597" table:style-name="ce26">
            <text:p>30 597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55 bis 59</text:p>
          </table:table-cell>
          <table:table-cell office:value-type="float" office:value="4865" table:style-name="ce26">
            <text:p>4 865</text:p>
          </table:table-cell>
          <table:table-cell office:value-type="float" office:value="5043" table:style-name="ce26">
            <text:p>5 043</text:p>
          </table:table-cell>
          <table:table-cell office:value-type="float" office:value="5072" table:style-name="ce26">
            <text:p>5 072</text:p>
          </table:table-cell>
          <table:table-cell office:value-type="float" office:value="5576" table:style-name="ce26">
            <text:p>5 576</text:p>
          </table:table-cell>
          <table:table-cell office:value-type="float" office:value="5504" table:style-name="ce26">
            <text:p>5 504</text:p>
          </table:table-cell>
          <table:table-cell office:value-type="float" office:value="7390" table:style-name="ce26">
            <text:p>7 390</text:p>
          </table:table-cell>
          <table:table-cell office:value-type="float" office:value="8983" table:style-name="ce26">
            <text:p>8 983</text:p>
          </table:table-cell>
          <table:table-cell office:value-type="float" office:value="12682" table:style-name="ce26">
            <text:p>12 682</text:p>
          </table:table-cell>
          <table:table-cell office:value-type="float" office:value="12055" table:style-name="ce26">
            <text:p>12 055</text:p>
          </table:table-cell>
          <table:table-cell office:value-type="float" office:value="13994" table:style-name="ce26">
            <text:p>13 994</text:p>
          </table:table-cell>
          <table:table-cell office:value-type="float" office:value="15241" table:style-name="ce26">
            <text:p>15 241</text:p>
          </table:table-cell>
          <table:table-cell office:value-type="float" office:value="18351" table:style-name="ce26">
            <text:p>18 351</text:p>
          </table:table-cell>
          <table:table-cell office:value-type="float" office:value="21804" table:style-name="ce26">
            <text:p>21 804</text:p>
          </table:table-cell>
          <table:table-cell office:value-type="float" office:value="30865" table:style-name="ce26">
            <text:p>30 865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60 bis 64</text:p>
          </table:table-cell>
          <table:table-cell office:value-type="float" office:value="3908" table:style-name="ce26">
            <text:p>3 908</text:p>
          </table:table-cell>
          <table:table-cell office:value-type="float" office:value="4033" table:style-name="ce26">
            <text:p>4 033</text:p>
          </table:table-cell>
          <table:table-cell office:value-type="float" office:value="4175" table:style-name="ce26">
            <text:p>4 175</text:p>
          </table:table-cell>
          <table:table-cell office:value-type="float" office:value="4427" table:style-name="ce26">
            <text:p>4 427</text:p>
          </table:table-cell>
          <table:table-cell office:value-type="float" office:value="4582" table:style-name="ce26">
            <text:p>4 582</text:p>
          </table:table-cell>
          <table:table-cell office:value-type="float" office:value="5805" table:style-name="ce26">
            <text:p>5 805</text:p>
          </table:table-cell>
          <table:table-cell office:value-type="float" office:value="7944" table:style-name="ce26">
            <text:p>7 944</text:p>
          </table:table-cell>
          <table:table-cell office:value-type="float" office:value="9920" table:style-name="ce26">
            <text:p>9 920</text:p>
          </table:table-cell>
          <table:table-cell office:value-type="float" office:value="12259" table:style-name="ce26">
            <text:p>12 259</text:p>
          </table:table-cell>
          <table:table-cell office:value-type="float" office:value="8544" table:style-name="ce26">
            <text:p>8 544</text:p>
          </table:table-cell>
          <table:table-cell office:value-type="float" office:value="13990" table:style-name="ce26">
            <text:p>13 990</text:p>
          </table:table-cell>
          <table:table-cell office:value-type="float" office:value="17737" table:style-name="ce26">
            <text:p>17 737</text:p>
          </table:table-cell>
          <table:table-cell office:value-type="float" office:value="20027" table:style-name="ce26">
            <text:p>20 027</text:p>
          </table:table-cell>
          <table:table-cell office:value-type="float" office:value="25377" table:style-name="ce26">
            <text:p>25 377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65 bis 69</text:p>
          </table:table-cell>
          <table:table-cell office:value-type="float" office:value="2902" table:style-name="ce26">
            <text:p>2 902</text:p>
          </table:table-cell>
          <table:table-cell office:value-type="float" office:value="3004" table:style-name="ce26">
            <text:p>3 004</text:p>
          </table:table-cell>
          <table:table-cell office:value-type="float" office:value="3334" table:style-name="ce26">
            <text:p>3 334</text:p>
          </table:table-cell>
          <table:table-cell office:value-type="float" office:value="3350" table:style-name="ce26">
            <text:p>3 350</text:p>
          </table:table-cell>
          <table:table-cell office:value-type="float" office:value="3717" table:style-name="ce26">
            <text:p>3 717</text:p>
          </table:table-cell>
          <table:table-cell office:value-type="float" office:value="4660" table:style-name="ce26">
            <text:p>4 660</text:p>
          </table:table-cell>
          <table:table-cell office:value-type="float" office:value="6454" table:style-name="ce26">
            <text:p>6 454</text:p>
          </table:table-cell>
          <table:table-cell office:value-type="float" office:value="7358" table:style-name="ce26">
            <text:p>7 358</text:p>
          </table:table-cell>
          <table:table-cell office:value-type="float" office:value="10554" table:style-name="ce26">
            <text:p>10 554</text:p>
          </table:table-cell>
          <table:table-cell office:value-type="float" office:value="10384" table:style-name="ce26">
            <text:p>10 384</text:p>
          </table:table-cell>
          <table:table-cell office:value-type="float" office:value="12226" table:style-name="ce26">
            <text:p>12 226</text:p>
          </table:table-cell>
          <table:table-cell office:value-type="float" office:value="13255" table:style-name="ce26">
            <text:p>13 255</text:p>
          </table:table-cell>
          <table:table-cell office:value-type="float" office:value="16424" table:style-name="ce26">
            <text:p>16 424</text:p>
          </table:table-cell>
          <table:table-cell office:value-type="float" office:value="19945" table:style-name="ce26">
            <text:p>19 945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70 bis 74</text:p>
          </table:table-cell>
          <table:table-cell office:value-type="float" office:value="1687" table:style-name="ce26">
            <text:p>1 687</text:p>
          </table:table-cell>
          <table:table-cell office:value-type="float" office:value="2001" table:style-name="ce26">
            <text:p>2 001</text:p>
          </table:table-cell>
          <table:table-cell office:value-type="float" office:value="2128" table:style-name="ce26">
            <text:p>2 128</text:p>
          </table:table-cell>
          <table:table-cell office:value-type="float" office:value="2231" table:style-name="ce26">
            <text:p>2 231</text:p>
          </table:table-cell>
          <table:table-cell office:value-type="float" office:value="2404" table:style-name="ce26">
            <text:p>2 404</text:p>
          </table:table-cell>
          <table:table-cell office:value-type="float" office:value="3395" table:style-name="ce26">
            <text:p>3 395</text:p>
          </table:table-cell>
          <table:table-cell office:value-type="float" office:value="4921" table:style-name="ce26">
            <text:p>4 921</text:p>
          </table:table-cell>
          <table:table-cell office:value-type="float" office:value="5766" table:style-name="ce26">
            <text:p>5 766</text:p>
          </table:table-cell>
          <table:table-cell office:value-type="float" office:value="7197" table:style-name="ce26">
            <text:p>7 197</text:p>
          </table:table-cell>
          <table:table-cell office:value-type="float" office:value="9607" table:style-name="ce26">
            <text:p>9 607</text:p>
          </table:table-cell>
          <table:table-cell office:value-type="float" office:value="7258" table:style-name="ce26">
            <text:p>7 258</text:p>
          </table:table-cell>
          <table:table-cell office:value-type="float" office:value="11570" table:style-name="ce26">
            <text:p>11 570</text:p>
          </table:table-cell>
          <table:table-cell office:value-type="float" office:value="15945" table:style-name="ce26">
            <text:p>15 945</text:p>
          </table:table-cell>
          <table:table-cell office:value-type="float" office:value="17433" table:style-name="ce26">
            <text:p>17 433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75 bis 79</text:p>
          </table:table-cell>
          <table:table-cell office:value-type="float" office:value="845" table:style-name="ce26">
            <text:p>845</text:p>
          </table:table-cell>
          <table:table-cell office:value-type="float" office:value="1064" table:style-name="ce26">
            <text:p>1 064</text:p>
          </table:table-cell>
          <table:table-cell office:value-type="float" office:value="1090" table:style-name="ce26">
            <text:p>1 090</text:p>
          </table:table-cell>
          <table:table-cell office:value-type="float" office:value="1292" table:style-name="ce26">
            <text:p>1 292</text:p>
          </table:table-cell>
          <table:table-cell office:value-type="float" office:value="1323" table:style-name="ce26">
            <text:p>1 323</text:p>
          </table:table-cell>
          <table:table-cell office:value-type="float" office:value="1837" table:style-name="ce26">
            <text:p>1 837</text:p>
          </table:table-cell>
          <table:table-cell office:value-type="float" office:value="3008" table:style-name="ce26">
            <text:p>3 008</text:p>
          </table:table-cell>
          <table:table-cell office:value-type="float" office:value="3787" table:style-name="ce26">
            <text:p>3 787</text:p>
          </table:table-cell>
          <table:table-cell office:value-type="float" office:value="4414" table:style-name="ce26">
            <text:p>4 414</text:p>
          </table:table-cell>
          <table:table-cell office:value-type="float" office:value="6904" table:style-name="ce26">
            <text:p>6 904</text:p>
          </table:table-cell>
          <table:table-cell office:value-type="float" office:value="7582" table:style-name="ce26">
            <text:p>7 582</text:p>
          </table:table-cell>
          <table:table-cell office:value-type="float" office:value="9348" table:style-name="ce26">
            <text:p>9 348</text:p>
          </table:table-cell>
          <table:table-cell office:value-type="float" office:value="10816" table:style-name="ce26">
            <text:p>10 816</text:p>
          </table:table-cell>
          <table:table-cell office:value-type="float" office:value="13451" table:style-name="ce26">
            <text:p>13 451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80 bis 84</text:p>
          </table:table-cell>
          <table:table-cell office:value-type="float" office:value="351" table:style-name="ce26">
            <text:p>351</text:p>
          </table:table-cell>
          <table:table-cell office:value-type="float" office:value="384" table:style-name="ce26">
            <text:p>384</text:p>
          </table:table-cell>
          <table:table-cell office:value-type="float" office:value="425" table:style-name="ce26">
            <text:p>425</text:p>
          </table:table-cell>
          <table:table-cell office:value-type="float" office:value="521" table:style-name="ce26">
            <text:p>521</text:p>
          </table:table-cell>
          <table:table-cell office:value-type="float" office:value="544" table:style-name="ce26">
            <text:p>544</text:p>
          </table:table-cell>
          <table:table-cell office:value-type="float" office:value="810" table:style-name="ce26">
            <text:p>810</text:p>
          </table:table-cell>
          <table:table-cell office:value-type="float" office:value="1337" table:style-name="ce26">
            <text:p>1 337</text:p>
          </table:table-cell>
          <table:table-cell office:value-type="float" office:value="1931" table:style-name="ce26">
            <text:p>1 931</text:p>
          </table:table-cell>
          <table:table-cell office:value-type="float" office:value="2468" table:style-name="ce26">
            <text:p>2 468</text:p>
          </table:table-cell>
          <table:table-cell office:value-type="float" office:value="3610" table:style-name="ce26">
            <text:p>3 610</text:p>
          </table:table-cell>
          <table:table-cell office:value-type="float" office:value="5451" table:style-name="ce26">
            <text:p>5 451</text:p>
          </table:table-cell>
          <table:table-cell office:value-type="float" office:value="4562" table:style-name="ce26">
            <text:p>4 562</text:p>
          </table:table-cell>
          <table:table-cell office:value-type="float" office:value="8002" table:style-name="ce26">
            <text:p>8 002</text:p>
          </table:table-cell>
          <table:table-cell office:value-type="float" office:value="11971" table:style-name="ce26">
            <text:p>11 971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85 bis 89</text:p>
          </table:table-cell>
          <table:table-cell office:value-type="float" office:value="117" table:style-name="ce26">
            <text:p>117</text:p>
          </table:table-cell>
          <table:table-cell office:value-type="float" office:value="93" table:style-name="ce26">
            <text:p>93</text:p>
          </table:table-cell>
          <table:table-cell office:value-type="float" office:value="134" table:style-name="ce26">
            <text:p>134</text:p>
          </table:table-cell>
          <table:table-cell office:value-type="float" office:value="129" table:style-name="ce26">
            <text:p>129</text:p>
          </table:table-cell>
          <table:table-cell office:value-type="float" office:value="165" table:style-name="ce26">
            <text:p>165</text:p>
          </table:table-cell>
          <table:table-cell office:value-type="float" office:value="235" table:style-name="ce26">
            <text:p>235</text:p>
          </table:table-cell>
          <table:table-cell office:value-type="float" office:value="445" table:style-name="ce26">
            <text:p>445</text:p>
          </table:table-cell>
          <table:table-cell office:value-type="float" office:value="664" table:style-name="ce26">
            <text:p>664</text:p>
          </table:table-cell>
          <table:table-cell office:value-type="float" office:value="1007" table:style-name="ce26">
            <text:p>1 007</text:p>
          </table:table-cell>
          <table:table-cell office:value-type="float" office:value="1335" table:style-name="ce26">
            <text:p>1 335</text:p>
          </table:table-cell>
          <table:table-cell office:value-type="float" office:value="2587" table:style-name="ce26">
            <text:p>2 587</text:p>
          </table:table-cell>
          <table:table-cell office:value-type="float" office:value="3355" table:style-name="ce26">
            <text:p>3 355</text:p>
          </table:table-cell>
          <table:table-cell office:value-type="float" office:value="4898" table:style-name="ce26">
            <text:p>4 898</text:p>
          </table:table-cell>
          <table:table-cell office:value-type="float" office:value="6183" table:style-name="ce26">
            <text:p>6 183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90 bis 94</text:p>
          </table:table-cell>
          <table:table-cell office:value-type="float" office:value="24" table:style-name="ce26">
            <text:p>24</text:p>
          </table:table-cell>
          <table:table-cell office:value-type="float" office:value="18" table:style-name="ce26">
            <text:p>18</text:p>
          </table:table-cell>
          <table:table-cell office:value-type="float" office:value="20" table:style-name="ce26">
            <text:p>20</text:p>
          </table:table-cell>
          <table:table-cell office:value-type="float" office:value="32" table:style-name="ce26">
            <text:p>32</text:p>
          </table:table-cell>
          <table:table-cell office:value-type="float" office:value="29" table:style-name="ce26">
            <text:p>29</text:p>
          </table:table-cell>
          <table:table-cell office:value-type="float" office:value="42" table:style-name="ce26">
            <text:p>42</text:p>
          </table:table-cell>
          <table:table-cell office:value-type="float" office:value="82" table:style-name="ce26">
            <text:p>82</text:p>
          </table:table-cell>
          <table:table-cell office:value-type="float" office:value="137" table:style-name="ce26">
            <text:p>137</text:p>
          </table:table-cell>
          <table:table-cell office:value-type="float" office:value="258" table:style-name="ce26">
            <text:p>258</text:p>
          </table:table-cell>
          <table:table-cell office:value-type="float" office:value="342" table:style-name="ce26">
            <text:p>342</text:p>
          </table:table-cell>
          <table:table-cell office:value-type="float" office:value="731" table:style-name="ce26">
            <text:p>731</text:p>
          </table:table-cell>
          <table:table-cell office:value-type="float" office:value="1277" table:style-name="ce26">
            <text:p>1 277</text:p>
          </table:table-cell>
          <table:table-cell office:value-type="float" office:value="1574" table:style-name="ce26">
            <text:p>1 574</text:p>
          </table:table-cell>
          <table:table-cell office:value-type="float" office:value="2682" table:style-name="ce26">
            <text:p>2 682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95 und älter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office:value-type="float" office:value="4" table:style-name="ce26">
            <text:p>4</text:p>
          </table:table-cell>
          <table:table-cell office:value-type="float" office:value="7" table:style-name="ce26">
            <text:p>7</text:p>
          </table:table-cell>
          <table:table-cell office:value-type="float" office:value="9" table:style-name="ce26">
            <text:p>9</text:p>
          </table:table-cell>
          <table:table-cell office:value-type="float" office:value="25" table:style-name="ce26">
            <text:p>25</text:p>
          </table:table-cell>
          <table:table-cell office:value-type="float" office:value="52" table:style-name="ce26">
            <text:p>52</text:p>
          </table:table-cell>
          <table:table-cell office:value-type="float" office:value="106" table:style-name="ce26">
            <text:p>106</text:p>
          </table:table-cell>
          <table:table-cell office:value-type="float" office:value="209" table:style-name="ce26">
            <text:p>209</text:p>
          </table:table-cell>
          <table:table-cell office:value-type="float" office:value="398" table:style-name="ce26">
            <text:p>398</text:p>
          </table:table-cell>
          <table:table-cell office:value-type="float" office:value="681" table:style-name="ce26">
            <text:p>681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table:style-name="ce20"/>
          <table:table-cell office:value-type="string" table:number-columns-spanned="14" table:number-rows-spanned="1" table:style-name="ce36">
            <text:p>Männer</text:p>
          </table:table-cell>
          <table:covered-table-cell table:number-columns-repeated="13"/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0">
            <text:p>Zusammen</text:p>
          </table:table-cell>
          <table:table-cell office:value-type="float" office:value="49281" table:formula="of:=SUM([.B27:.B46])" table:style-name="ce26">
            <text:p>49 281</text:p>
          </table:table-cell>
          <table:table-cell office:value-type="float" office:value="52275" table:formula="of:=SUM([.C27:.C46])" table:style-name="ce26">
            <text:p>52 275</text:p>
          </table:table-cell>
          <table:table-cell office:value-type="float" office:value="56790" table:formula="of:=SUM([.D27:.D46])" table:style-name="ce26">
            <text:p>56 790</text:p>
          </table:table-cell>
          <table:table-cell office:value-type="float" office:value="64093" table:formula="of:=SUM([.E27:.E46])" table:style-name="ce26">
            <text:p>64 093</text:p>
          </table:table-cell>
          <table:table-cell office:value-type="float" office:value="72271" table:formula="of:=SUM([.F27:.F46])" table:style-name="ce26">
            <text:p>72 271</text:p>
          </table:table-cell>
          <table:table-cell office:value-type="float" office:value="76253" table:formula="of:=SUM([.G27:.G46])" table:style-name="ce26">
            <text:p>76 253</text:p>
          </table:table-cell>
          <table:table-cell office:value-type="float" office:value="92365" table:formula="of:=SUM([.H27:.H46])" table:style-name="ce26">
            <text:p>92 365</text:p>
          </table:table-cell>
          <table:table-cell office:value-type="float" office:value="108125" table:formula="of:=SUM([.I27:.I46])" table:style-name="ce26">
            <text:p>108 125</text:p>
          </table:table-cell>
          <table:table-cell office:value-type="float" office:value="136802" table:formula="of:=SUM([.J27:.J46])" table:style-name="ce26">
            <text:p>136 802</text:p>
          </table:table-cell>
          <table:table-cell office:value-type="float" office:value="149298" table:formula="of:=SUM([.K27:.K46])" table:style-name="ce26">
            <text:p>149 298</text:p>
          </table:table-cell>
          <table:table-cell office:value-type="float" office:value="164150" table:formula="of:=SUM([.L27:.L46])" table:style-name="ce26">
            <text:p>164 150</text:p>
          </table:table-cell>
          <table:table-cell office:value-type="float" office:value="173337" table:formula="of:=SUM([.M27:.M46])" table:style-name="ce26">
            <text:p>173 337</text:p>
          </table:table-cell>
          <table:table-cell office:value-type="float" office:value="182300" table:style-name="ce26">
            <text:p>182 300</text:p>
          </table:table-cell>
          <table:table-cell office:value-type="float" office:value="199428" table:style-name="ce26">
            <text:p>199 428</text:p>
          </table:table-cell>
          <table:table-cell table:style-name="ce20"/>
          <table:table-cell table:style-name="ce39"/>
          <table:table-cell table:style-name="ce1"/>
          <table:table-cell table:number-columns-repeated="16366"/>
        </table:table-row>
        <table:table-row table:style-name="ro2">
          <table:table-cell office:value-type="string" table:style-name="ce25">
            <text:p>0 bis 4</text:p>
          </table:table-cell>
          <table:table-cell office:value-type="float" office:value="5017" table:style-name="ce26">
            <text:p>5 017</text:p>
          </table:table-cell>
          <table:table-cell office:value-type="float" office:value="5905" table:style-name="ce26">
            <text:p>5 905</text:p>
          </table:table-cell>
          <table:table-cell office:value-type="float" office:value="6296" table:style-name="ce26">
            <text:p>6 296</text:p>
          </table:table-cell>
          <table:table-cell office:value-type="float" office:value="7190" table:style-name="ce26">
            <text:p>7 190</text:p>
          </table:table-cell>
          <table:table-cell office:value-type="float" office:value="8309" table:style-name="ce26">
            <text:p>8 309</text:p>
          </table:table-cell>
          <table:table-cell office:value-type="float" office:value="6894" table:style-name="ce26">
            <text:p>6 894</text:p>
          </table:table-cell>
          <table:table-cell office:value-type="float" office:value="9323" table:style-name="ce26">
            <text:p>9 323</text:p>
          </table:table-cell>
          <table:table-cell office:value-type="float" office:value="12328" table:style-name="ce26">
            <text:p>12 328</text:p>
          </table:table-cell>
          <table:table-cell office:value-type="float" office:value="14108" table:style-name="ce26">
            <text:p>14 108</text:p>
          </table:table-cell>
          <table:table-cell office:value-type="float" office:value="11282" table:style-name="ce26">
            <text:p>11 282</text:p>
          </table:table-cell>
          <table:table-cell office:value-type="float" office:value="11718" table:style-name="ce26">
            <text:p>11 718</text:p>
          </table:table-cell>
          <table:table-cell office:value-type="float" office:value="10796" table:style-name="ce26">
            <text:p>10 796</text:p>
          </table:table-cell>
          <table:table-cell office:value-type="float" office:value="9908" table:style-name="ce26">
            <text:p>9 908</text:p>
          </table:table-cell>
          <table:table-cell office:value-type="float" office:value="11179" table:style-name="ce26">
            <text:p>11 179</text:p>
          </table:table-cell>
          <table:table-cell table:style-name="ce20"/>
          <table:table-cell table:number-columns-repeated="2" table:style-name="ce1"/>
          <table:table-cell table:number-columns-repeated="16366"/>
        </table:table-row>
        <table:table-row table:style-name="ro2">
          <table:table-cell office:value-type="string" table:style-name="ce25">
            <text:p>5 bis 9</text:p>
          </table:table-cell>
          <table:table-cell office:value-type="float" office:value="4876" table:style-name="ce26">
            <text:p>4 876</text:p>
          </table:table-cell>
          <table:table-cell office:value-type="float" office:value="5260" table:style-name="ce26">
            <text:p>5 260</text:p>
          </table:table-cell>
          <table:table-cell office:value-type="float" office:value="5719" table:style-name="ce26">
            <text:p>5 719</text:p>
          </table:table-cell>
          <table:table-cell office:value-type="float" office:value="6226" table:style-name="ce26">
            <text:p>6 226</text:p>
          </table:table-cell>
          <table:table-cell office:value-type="float" office:value="7788" table:style-name="ce26">
            <text:p>7 788</text:p>
          </table:table-cell>
          <table:table-cell office:value-type="float" office:value="7375" table:style-name="ce26">
            <text:p>7 375</text:p>
          </table:table-cell>
          <table:table-cell office:value-type="float" office:value="8382" table:style-name="ce26">
            <text:p>8 382</text:p>
          </table:table-cell>
          <table:table-cell office:value-type="float" office:value="9558" table:style-name="ce26">
            <text:p>9 558</text:p>
          </table:table-cell>
          <table:table-cell office:value-type="float" office:value="14811" table:style-name="ce26">
            <text:p>14 811</text:p>
          </table:table-cell>
          <table:table-cell office:value-type="float" office:value="11987" table:style-name="ce26">
            <text:p>11 987</text:p>
          </table:table-cell>
          <table:table-cell office:value-type="float" office:value="11937" table:style-name="ce26">
            <text:p>11 937</text:p>
          </table:table-cell>
          <table:table-cell office:value-type="float" office:value="12210" table:style-name="ce26">
            <text:p>12 210</text:p>
          </table:table-cell>
          <table:table-cell office:value-type="float" office:value="10399" table:style-name="ce26">
            <text:p>10 399</text:p>
          </table:table-cell>
          <table:table-cell office:value-type="float" office:value="10987" table:style-name="ce26">
            <text:p>10 987</text:p>
          </table:table-cell>
          <table:table-cell table:style-name="ce20"/>
          <table:table-cell table:number-columns-repeated="2" table:style-name="ce41"/>
          <table:table-cell table:number-columns-repeated="16366"/>
        </table:table-row>
        <table:table-row table:style-name="ro2">
          <table:table-cell office:value-type="string" table:style-name="ce25">
            <text:p>10 bis 14</text:p>
          </table:table-cell>
          <table:table-cell office:value-type="float" office:value="4651" table:style-name="ce26">
            <text:p>4 651</text:p>
          </table:table-cell>
          <table:table-cell office:value-type="float" office:value="4833" table:style-name="ce26">
            <text:p>4 833</text:p>
          </table:table-cell>
          <table:table-cell office:value-type="float" office:value="5672" table:style-name="ce26">
            <text:p>5 672</text:p>
          </table:table-cell>
          <table:table-cell office:value-type="float" office:value="6303" table:style-name="ce26">
            <text:p>6 303</text:p>
          </table:table-cell>
          <table:table-cell office:value-type="float" office:value="7267" table:style-name="ce26">
            <text:p>7 267</text:p>
          </table:table-cell>
          <table:table-cell office:value-type="float" office:value="7851" table:style-name="ce26">
            <text:p>7 851</text:p>
          </table:table-cell>
          <table:table-cell office:value-type="float" office:value="8648" table:style-name="ce26">
            <text:p>8 648</text:p>
          </table:table-cell>
          <table:table-cell office:value-type="float" office:value="9342" table:style-name="ce26">
            <text:p>9 342</text:p>
          </table:table-cell>
          <table:table-cell office:value-type="float" office:value="12519" table:style-name="ce26">
            <text:p>12 519</text:p>
          </table:table-cell>
          <table:table-cell office:value-type="float" office:value="14270" table:style-name="ce26">
            <text:p>14 270</text:p>
          </table:table-cell>
          <table:table-cell office:value-type="float" office:value="11465" table:style-name="ce26">
            <text:p>11 465</text:p>
          </table:table-cell>
          <table:table-cell office:value-type="float" office:value="11922" table:style-name="ce26">
            <text:p>11 922</text:p>
          </table:table-cell>
          <table:table-cell office:value-type="float" office:value="11008" table:style-name="ce26">
            <text:p>11 008</text:p>
          </table:table-cell>
          <table:table-cell office:value-type="float" office:value="10688" table:style-name="ce26">
            <text:p>10 688</text:p>
          </table:table-cell>
          <table:table-cell table:style-name="ce20"/>
          <table:table-cell table:style-name="ce41"/>
          <table:table-cell table:number-columns-repeated="16367" table:style-name="ce20"/>
        </table:table-row>
        <table:table-row table:style-name="ro2">
          <table:table-cell office:value-type="string" table:style-name="ce25">
            <text:p>15 bis 19</text:p>
          </table:table-cell>
          <table:table-cell office:value-type="float" office:value="4369" table:style-name="ce26">
            <text:p>4 369</text:p>
          </table:table-cell>
          <table:table-cell office:value-type="float" office:value="4665" table:style-name="ce26">
            <text:p>4 665</text:p>
          </table:table-cell>
          <table:table-cell office:value-type="float" office:value="5486" table:style-name="ce26">
            <text:p>5 486</text:p>
          </table:table-cell>
          <table:table-cell office:value-type="float" office:value="6144" table:style-name="ce26">
            <text:p>6 144</text:p>
          </table:table-cell>
          <table:table-cell office:value-type="float" office:value="6780" table:style-name="ce26">
            <text:p>6 780</text:p>
          </table:table-cell>
          <table:table-cell office:value-type="float" office:value="4706" table:style-name="ce26">
            <text:p>4 706</text:p>
          </table:table-cell>
          <table:table-cell office:value-type="float" office:value="7330" table:style-name="ce26">
            <text:p>7 330</text:p>
          </table:table-cell>
          <table:table-cell office:value-type="float" office:value="9366" table:style-name="ce26">
            <text:p>9 366</text:p>
          </table:table-cell>
          <table:table-cell office:value-type="float" office:value="10927" table:style-name="ce26">
            <text:p>10 927</text:p>
          </table:table-cell>
          <table:table-cell office:value-type="float" office:value="15330" table:style-name="ce26">
            <text:p>15 330</text:p>
          </table:table-cell>
          <table:table-cell office:value-type="float" office:value="12925" table:style-name="ce26">
            <text:p>12 925</text:p>
          </table:table-cell>
          <table:table-cell office:value-type="float" office:value="12122" table:style-name="ce26">
            <text:p>12 122</text:p>
          </table:table-cell>
          <table:table-cell office:value-type="float" office:value="12573" table:style-name="ce26">
            <text:p>12 573</text:p>
          </table:table-cell>
          <table:table-cell office:value-type="float" office:value="11051" table:style-name="ce26">
            <text:p>11 051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20 bis 24</text:p>
          </table:table-cell>
          <table:table-cell office:value-type="float" office:value="3990" table:style-name="ce26">
            <text:p>3 990</text:p>
          </table:table-cell>
          <table:table-cell office:value-type="float" office:value="3973" table:style-name="ce26">
            <text:p>3 973</text:p>
          </table:table-cell>
          <table:table-cell office:value-type="float" office:value="4593" table:style-name="ce26">
            <text:p>4 593</text:p>
          </table:table-cell>
          <table:table-cell office:value-type="float" office:value="5742" table:style-name="ce26">
            <text:p>5 742</text:p>
          </table:table-cell>
          <table:table-cell office:value-type="float" office:value="6112" table:style-name="ce26">
            <text:p>6 112</text:p>
          </table:table-cell>
          <table:table-cell office:value-type="float" office:value="7469" table:style-name="ce26">
            <text:p>7 469</text:p>
          </table:table-cell>
          <table:table-cell office:value-type="float" office:value="8211" table:style-name="ce26">
            <text:p>8 211</text:p>
          </table:table-cell>
          <table:table-cell office:value-type="float" office:value="10226" table:style-name="ce26">
            <text:p>10 226</text:p>
          </table:table-cell>
          <table:table-cell office:value-type="float" office:value="11654" table:style-name="ce26">
            <text:p>11 654</text:p>
          </table:table-cell>
          <table:table-cell office:value-type="float" office:value="13096" table:style-name="ce26">
            <text:p>13 096</text:p>
          </table:table-cell>
          <table:table-cell office:value-type="float" office:value="15094" table:style-name="ce26">
            <text:p>15 094</text:p>
          </table:table-cell>
          <table:table-cell office:value-type="float" office:value="11596" table:style-name="ce26">
            <text:p>11 596</text:p>
          </table:table-cell>
          <table:table-cell office:value-type="float" office:value="11769" table:style-name="ce26">
            <text:p>11 769</text:p>
          </table:table-cell>
          <table:table-cell office:value-type="float" office:value="11776" table:style-name="ce26">
            <text:p>11 776</text:p>
          </table:table-cell>
          <table:table-cell table:style-name="ce20"/>
          <table:table-cell table:style-name="ce41"/>
          <table:table-cell table:style-name="ce40"/>
          <table:table-cell table:number-columns-repeated="16366"/>
        </table:table-row>
        <table:table-row table:style-name="ro2">
          <table:table-cell office:value-type="string" table:style-name="ce25">
            <text:p>25 bis 29</text:p>
          </table:table-cell>
          <table:table-cell office:value-type="float" office:value="3816" table:style-name="ce26">
            <text:p>3 816</text:p>
          </table:table-cell>
          <table:table-cell office:value-type="float" office:value="3903" table:style-name="ce26">
            <text:p>3 903</text:p>
          </table:table-cell>
          <table:table-cell office:value-type="float" office:value="4396" table:style-name="ce26">
            <text:p>4 396</text:p>
          </table:table-cell>
          <table:table-cell office:value-type="float" office:value="5289" table:style-name="ce26">
            <text:p>5 289</text:p>
          </table:table-cell>
          <table:table-cell office:value-type="float" office:value="6059" table:style-name="ce26">
            <text:p>6 059</text:p>
          </table:table-cell>
          <table:table-cell office:value-type="float" office:value="7188" table:style-name="ce26">
            <text:p>7 188</text:p>
          </table:table-cell>
          <table:table-cell office:value-type="float" office:value="6621" table:style-name="ce26">
            <text:p>6 621</text:p>
          </table:table-cell>
          <table:table-cell office:value-type="float" office:value="8109" table:style-name="ce26">
            <text:p>8 109</text:p>
          </table:table-cell>
          <table:table-cell office:value-type="float" office:value="11180" table:style-name="ce26">
            <text:p>11 180</text:p>
          </table:table-cell>
          <table:table-cell office:value-type="float" office:value="11229" table:style-name="ce26">
            <text:p>11 229</text:p>
          </table:table-cell>
          <table:table-cell office:value-type="float" office:value="16206" table:style-name="ce26">
            <text:p>16 206</text:p>
          </table:table-cell>
          <table:table-cell office:value-type="float" office:value="12711" table:style-name="ce26">
            <text:p>12 711</text:p>
          </table:table-cell>
          <table:table-cell office:value-type="float" office:value="12304" table:style-name="ce26">
            <text:p>12 304</text:p>
          </table:table-cell>
          <table:table-cell office:value-type="float" office:value="13344" table:style-name="ce26">
            <text:p>13 344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30 bis 34</text:p>
          </table:table-cell>
          <table:table-cell office:value-type="float" office:value="3414" table:style-name="ce26">
            <text:p>3 414</text:p>
          </table:table-cell>
          <table:table-cell office:value-type="float" office:value="3778" table:style-name="ce26">
            <text:p>3 778</text:p>
          </table:table-cell>
          <table:table-cell office:value-type="float" office:value="3966" table:style-name="ce26">
            <text:p>3 966</text:p>
          </table:table-cell>
          <table:table-cell office:value-type="float" office:value="4587" table:style-name="ce26">
            <text:p>4 587</text:p>
          </table:table-cell>
          <table:table-cell office:value-type="float" office:value="5457" table:style-name="ce26">
            <text:p>5 457</text:p>
          </table:table-cell>
          <table:table-cell office:value-type="float" office:value="6675" table:style-name="ce26">
            <text:p>6 675</text:p>
          </table:table-cell>
          <table:table-cell office:value-type="float" office:value="4287" table:style-name="ce26">
            <text:p>4 287</text:p>
          </table:table-cell>
          <table:table-cell office:value-type="float" office:value="8160" table:style-name="ce26">
            <text:p>8 160</text:p>
          </table:table-cell>
          <table:table-cell office:value-type="float" office:value="11391" table:style-name="ce26">
            <text:p>11 391</text:p>
          </table:table-cell>
          <table:table-cell office:value-type="float" office:value="12557" table:style-name="ce26">
            <text:p>12 557</text:p>
          </table:table-cell>
          <table:table-cell office:value-type="float" office:value="13829" table:style-name="ce26">
            <text:p>13 829</text:p>
          </table:table-cell>
          <table:table-cell office:value-type="float" office:value="15215" table:style-name="ce26">
            <text:p>15 215</text:p>
          </table:table-cell>
          <table:table-cell office:value-type="float" office:value="12032" table:style-name="ce26">
            <text:p>12 032</text:p>
          </table:table-cell>
          <table:table-cell office:value-type="float" office:value="13805" table:style-name="ce26">
            <text:p>13 805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35 bis 39</text:p>
          </table:table-cell>
          <table:table-cell office:value-type="float" office:value="3237" table:style-name="ce26">
            <text:p>3 237</text:p>
          </table:table-cell>
          <table:table-cell office:value-type="float" office:value="3610" table:style-name="ce26">
            <text:p>3 610</text:p>
          </table:table-cell>
          <table:table-cell office:value-type="float" office:value="3545" table:style-name="ce26">
            <text:p>3 545</text:p>
          </table:table-cell>
          <table:table-cell office:value-type="float" office:value="4178" table:style-name="ce26">
            <text:p>4 178</text:p>
          </table:table-cell>
          <table:table-cell office:value-type="float" office:value="4872" table:style-name="ce26">
            <text:p>4 872</text:p>
          </table:table-cell>
          <table:table-cell office:value-type="float" office:value="4822" table:style-name="ce26">
            <text:p>4 822</text:p>
          </table:table-cell>
          <table:table-cell office:value-type="float" office:value="5714" table:style-name="ce26">
            <text:p>5 714</text:p>
          </table:table-cell>
          <table:table-cell office:value-type="float" office:value="6501" table:style-name="ce26">
            <text:p>6 501</text:p>
          </table:table-cell>
          <table:table-cell office:value-type="float" office:value="9539" table:style-name="ce26">
            <text:p>9 539</text:p>
          </table:table-cell>
          <table:table-cell office:value-type="float" office:value="10730" table:style-name="ce26">
            <text:p>10 730</text:p>
          </table:table-cell>
          <table:table-cell office:value-type="float" office:value="11528" table:style-name="ce26">
            <text:p>11 528</text:p>
          </table:table-cell>
          <table:table-cell office:value-type="float" office:value="15915" table:style-name="ce26">
            <text:p>15 915</text:p>
          </table:table-cell>
          <table:table-cell office:value-type="float" office:value="12814" table:style-name="ce26">
            <text:p>12 814</text:p>
          </table:table-cell>
          <table:table-cell office:value-type="float" office:value="14044" table:style-name="ce26">
            <text:p>14 044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40 bis 44</text:p>
          </table:table-cell>
          <table:table-cell office:value-type="float" office:value="3030" table:style-name="ce26">
            <text:p>3 030</text:p>
          </table:table-cell>
          <table:table-cell office:value-type="float" office:value="3198" table:style-name="ce26">
            <text:p>3 198</text:p>
          </table:table-cell>
          <table:table-cell office:value-type="float" office:value="3278" table:style-name="ce26">
            <text:p>3 278</text:p>
          </table:table-cell>
          <table:table-cell office:value-type="float" office:value="3733" table:style-name="ce26">
            <text:p>3 733</text:p>
          </table:table-cell>
          <table:table-cell office:value-type="float" office:value="4137" table:style-name="ce26">
            <text:p>4 137</text:p>
          </table:table-cell>
          <table:table-cell office:value-type="float" office:value="3950" table:style-name="ce26">
            <text:p>3 950</text:p>
          </table:table-cell>
          <table:table-cell office:value-type="float" office:value="6671" table:style-name="ce26">
            <text:p>6 671</text:p>
          </table:table-cell>
          <table:table-cell office:value-type="float" office:value="3986" table:style-name="ce26">
            <text:p>3 986</text:p>
          </table:table-cell>
          <table:table-cell office:value-type="float" office:value="9031" table:style-name="ce26">
            <text:p>9 031</text:p>
          </table:table-cell>
          <table:table-cell office:value-type="float" office:value="10744" table:style-name="ce26">
            <text:p>10 744</text:p>
          </table:table-cell>
          <table:table-cell office:value-type="float" office:value="12160" table:style-name="ce26">
            <text:p>12 160</text:p>
          </table:table-cell>
          <table:table-cell office:value-type="float" office:value="13368" table:style-name="ce26">
            <text:p>13 368</text:p>
          </table:table-cell>
          <table:table-cell office:value-type="float" office:value="14953" table:style-name="ce26">
            <text:p>14 953</text:p>
          </table:table-cell>
          <table:table-cell office:value-type="float" office:value="13229" table:style-name="ce26">
            <text:p>13 229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45 bis 49</text:p>
          </table:table-cell>
          <table:table-cell office:value-type="float" office:value="2970" table:style-name="ce26">
            <text:p>2 970</text:p>
          </table:table-cell>
          <table:table-cell office:value-type="float" office:value="2906" table:style-name="ce26">
            <text:p>2 906</text:p>
          </table:table-cell>
          <table:table-cell office:value-type="float" office:value="3243" table:style-name="ce26">
            <text:p>3 243</text:p>
          </table:table-cell>
          <table:table-cell office:value-type="float" office:value="3324" table:style-name="ce26">
            <text:p>3 324</text:p>
          </table:table-cell>
          <table:table-cell office:value-type="float" office:value="3696" table:style-name="ce26">
            <text:p>3 696</text:p>
          </table:table-cell>
          <table:table-cell office:value-type="float" office:value="4097" table:style-name="ce26">
            <text:p>4 097</text:p>
          </table:table-cell>
          <table:table-cell office:value-type="float" office:value="6722" table:style-name="ce26">
            <text:p>6 722</text:p>
          </table:table-cell>
          <table:table-cell office:value-type="float" office:value="5595" table:style-name="ce26">
            <text:p>5 595</text:p>
          </table:table-cell>
          <table:table-cell office:value-type="float" office:value="6767" table:style-name="ce26">
            <text:p>6 767</text:p>
          </table:table-cell>
          <table:table-cell office:value-type="float" office:value="8565" table:style-name="ce26">
            <text:p>8 565</text:p>
          </table:table-cell>
          <table:table-cell office:value-type="float" office:value="10323" table:style-name="ce26">
            <text:p>10 323</text:p>
          </table:table-cell>
          <table:table-cell office:value-type="float" office:value="11076" table:style-name="ce26">
            <text:p>11 076</text:p>
          </table:table-cell>
          <table:table-cell office:value-type="float" office:value="15831" table:style-name="ce26">
            <text:p>15 831</text:p>
          </table:table-cell>
          <table:table-cell office:value-type="float" office:value="13515" table:style-name="ce26">
            <text:p>13 515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50 bis 54</text:p>
          </table:table-cell>
          <table:table-cell office:value-type="float" office:value="2602" table:style-name="ce26">
            <text:p>2 602</text:p>
          </table:table-cell>
          <table:table-cell office:value-type="float" office:value="2619" table:style-name="ce26">
            <text:p>2 619</text:p>
          </table:table-cell>
          <table:table-cell office:value-type="float" office:value="2828" table:style-name="ce26">
            <text:p>2 828</text:p>
          </table:table-cell>
          <table:table-cell office:value-type="float" office:value="2989" table:style-name="ce26">
            <text:p>2 989</text:p>
          </table:table-cell>
          <table:table-cell office:value-type="float" office:value="3145" table:style-name="ce26">
            <text:p>3 145</text:p>
          </table:table-cell>
          <table:table-cell office:value-type="float" office:value="3748" table:style-name="ce26">
            <text:p>3 748</text:p>
          </table:table-cell>
          <table:table-cell office:value-type="float" office:value="5564" table:style-name="ce26">
            <text:p>5 564</text:p>
          </table:table-cell>
          <table:table-cell office:value-type="float" office:value="6232" table:style-name="ce26">
            <text:p>6 232</text:p>
          </table:table-cell>
          <table:table-cell office:value-type="float" office:value="4013" table:style-name="ce26">
            <text:p>4 013</text:p>
          </table:table-cell>
          <table:table-cell office:value-type="float" office:value="8078" table:style-name="ce26">
            <text:p>8 078</text:p>
          </table:table-cell>
          <table:table-cell office:value-type="float" office:value="9990" table:style-name="ce26">
            <text:p>9 990</text:p>
          </table:table-cell>
          <table:table-cell office:value-type="float" office:value="11368" table:style-name="ce26">
            <text:p>11 368</text:p>
          </table:table-cell>
          <table:table-cell office:value-type="float" office:value="13200" table:style-name="ce26">
            <text:p>13 200</text:p>
          </table:table-cell>
          <table:table-cell office:value-type="float" office:value="15343" table:style-name="ce26">
            <text:p>15 343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55 bis 59</text:p>
          </table:table-cell>
          <table:table-cell office:value-type="float" office:value="2381" table:style-name="ce26">
            <text:p>2 381</text:p>
          </table:table-cell>
          <table:table-cell office:value-type="float" office:value="2390" table:style-name="ce26">
            <text:p>2 390</text:p>
          </table:table-cell>
          <table:table-cell office:value-type="float" office:value="2404" table:style-name="ce26">
            <text:p>2 404</text:p>
          </table:table-cell>
          <table:table-cell office:value-type="float" office:value="2669" table:style-name="ce26">
            <text:p>2 669</text:p>
          </table:table-cell>
          <table:table-cell office:value-type="float" office:value="2630" table:style-name="ce26">
            <text:p>2 630</text:p>
          </table:table-cell>
          <table:table-cell office:value-type="float" office:value="3469" table:style-name="ce26">
            <text:p>3 469</text:p>
          </table:table-cell>
          <table:table-cell office:value-type="float" office:value="3951" table:style-name="ce26">
            <text:p>3 951</text:p>
          </table:table-cell>
          <table:table-cell office:value-type="float" office:value="6015" table:style-name="ce26">
            <text:p>6 015</text:p>
          </table:table-cell>
          <table:table-cell office:value-type="float" office:value="5099" table:style-name="ce26">
            <text:p>5 099</text:p>
          </table:table-cell>
          <table:table-cell office:value-type="float" office:value="5959" table:style-name="ce26">
            <text:p>5 959</text:p>
          </table:table-cell>
          <table:table-cell office:value-type="float" office:value="7567" table:style-name="ce26">
            <text:p>7 567</text:p>
          </table:table-cell>
          <table:table-cell office:value-type="float" office:value="9246" table:style-name="ce26">
            <text:p>9 246</text:p>
          </table:table-cell>
          <table:table-cell office:value-type="float" office:value="10640" table:style-name="ce26">
            <text:p>10 640</text:p>
          </table:table-cell>
          <table:table-cell office:value-type="float" office:value="15706" table:style-name="ce26">
            <text:p>15 706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60 bis 64</text:p>
          </table:table-cell>
          <table:table-cell office:value-type="float" office:value="1918" table:style-name="ce26">
            <text:p>1 918</text:p>
          </table:table-cell>
          <table:table-cell office:value-type="float" office:value="1961" table:style-name="ce26">
            <text:p>1 961</text:p>
          </table:table-cell>
          <table:table-cell office:value-type="float" office:value="1951" table:style-name="ce26">
            <text:p>1 951</text:p>
          </table:table-cell>
          <table:table-cell office:value-type="float" office:value="2112" table:style-name="ce26">
            <text:p>2 112</text:p>
          </table:table-cell>
          <table:table-cell office:value-type="float" office:value="2180" table:style-name="ce26">
            <text:p>2 180</text:p>
          </table:table-cell>
          <table:table-cell office:value-type="float" office:value="2738" table:style-name="ce26">
            <text:p>2 738</text:p>
          </table:table-cell>
          <table:table-cell office:value-type="float" office:value="3501" table:style-name="ce26">
            <text:p>3 501</text:p>
          </table:table-cell>
          <table:table-cell office:value-type="float" office:value="4568" table:style-name="ce26">
            <text:p>4 568</text:p>
          </table:table-cell>
          <table:table-cell office:value-type="float" office:value="5284" table:style-name="ce26">
            <text:p>5 284</text:p>
          </table:table-cell>
          <table:table-cell office:value-type="float" office:value="3391" table:style-name="ce26">
            <text:p>3 391</text:p>
          </table:table-cell>
          <table:table-cell office:value-type="float" office:value="6756" table:style-name="ce26">
            <text:p>6 756</text:p>
          </table:table-cell>
          <table:table-cell office:value-type="float" office:value="8676" table:style-name="ce26">
            <text:p>8 676</text:p>
          </table:table-cell>
          <table:table-cell office:value-type="float" office:value="9927" table:style-name="ce26">
            <text:p>9 927</text:p>
          </table:table-cell>
          <table:table-cell office:value-type="float" office:value="12554" table:style-name="ce26">
            <text:p>12 554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65 bis 69</text:p>
          </table:table-cell>
          <table:table-cell office:value-type="float" office:value="1462" table:style-name="ce26">
            <text:p>1 462</text:p>
          </table:table-cell>
          <table:table-cell office:value-type="float" office:value="1491" table:style-name="ce26">
            <text:p>1 491</text:p>
          </table:table-cell>
          <table:table-cell office:value-type="float" office:value="1557" table:style-name="ce26">
            <text:p>1 557</text:p>
          </table:table-cell>
          <table:table-cell office:value-type="float" office:value="1608" table:style-name="ce26">
            <text:p>1 608</text:p>
          </table:table-cell>
          <table:table-cell office:value-type="float" office:value="1754" table:style-name="ce26">
            <text:p>1 754</text:p>
          </table:table-cell>
          <table:table-cell office:value-type="float" office:value="2275" table:style-name="ce26">
            <text:p>2 275</text:p>
          </table:table-cell>
          <table:table-cell office:value-type="float" office:value="2976" table:style-name="ce26">
            <text:p>2 976</text:p>
          </table:table-cell>
          <table:table-cell office:value-type="float" office:value="3051" table:style-name="ce26">
            <text:p>3 051</text:p>
          </table:table-cell>
          <table:table-cell office:value-type="float" office:value="4585" table:style-name="ce26">
            <text:p>4 585</text:p>
          </table:table-cell>
          <table:table-cell office:value-type="float" office:value="4044" table:style-name="ce26">
            <text:p>4 044</text:p>
          </table:table-cell>
          <table:table-cell office:value-type="float" office:value="4834" table:style-name="ce26">
            <text:p>4 834</text:p>
          </table:table-cell>
          <table:table-cell office:value-type="float" office:value="6154" table:style-name="ce26">
            <text:p>6 154</text:p>
          </table:table-cell>
          <table:table-cell office:value-type="float" office:value="7894" table:style-name="ce26">
            <text:p>7 894</text:p>
          </table:table-cell>
          <table:table-cell office:value-type="float" office:value="9443" table:style-name="ce26">
            <text:p>9 443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70 bis 74</text:p>
          </table:table-cell>
          <table:table-cell office:value-type="float" office:value="852" table:style-name="ce26">
            <text:p>852</text:p>
          </table:table-cell>
          <table:table-cell office:value-type="float" office:value="996" table:style-name="ce26">
            <text:p>996</text:p>
          </table:table-cell>
          <table:table-cell office:value-type="float" office:value="1031" table:style-name="ce26">
            <text:p>1 031</text:p>
          </table:table-cell>
          <table:table-cell office:value-type="float" office:value="1063" table:style-name="ce26">
            <text:p>1 063</text:p>
          </table:table-cell>
          <table:table-cell office:value-type="float" office:value="1118" table:style-name="ce26">
            <text:p>1 118</text:p>
          </table:table-cell>
          <table:table-cell office:value-type="float" office:value="1655" table:style-name="ce26">
            <text:p>1 655</text:p>
          </table:table-cell>
          <table:table-cell office:value-type="float" office:value="2235" table:style-name="ce26">
            <text:p>2 235</text:p>
          </table:table-cell>
          <table:table-cell office:value-type="float" office:value="2346" table:style-name="ce26">
            <text:p>2 346</text:p>
          </table:table-cell>
          <table:table-cell office:value-type="float" office:value="2982" table:style-name="ce26">
            <text:p>2 982</text:p>
          </table:table-cell>
          <table:table-cell office:value-type="float" office:value="3716" table:style-name="ce26">
            <text:p>3 716</text:p>
          </table:table-cell>
          <table:table-cell office:value-type="float" office:value="2625" table:style-name="ce26">
            <text:p>2 625</text:p>
          </table:table-cell>
          <table:table-cell office:value-type="float" office:value="5107" table:style-name="ce26">
            <text:p>5 107</text:p>
          </table:table-cell>
          <table:table-cell office:value-type="float" office:value="7362" table:style-name="ce26">
            <text:p>7 362</text:p>
          </table:table-cell>
          <table:table-cell office:value-type="float" office:value="8278" table:style-name="ce26">
            <text:p>8 278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75 bis 79</text:p>
          </table:table-cell>
          <table:table-cell office:value-type="float" office:value="440" table:style-name="ce26">
            <text:p>440</text:p>
          </table:table-cell>
          <table:table-cell office:value-type="float" office:value="531" table:style-name="ce26">
            <text:p>531</text:p>
          </table:table-cell>
          <table:table-cell office:value-type="float" office:value="538" table:style-name="ce26">
            <text:p>538</text:p>
          </table:table-cell>
          <table:table-cell office:value-type="float" office:value="609" table:style-name="ce26">
            <text:p>609</text:p>
          </table:table-cell>
          <table:table-cell office:value-type="float" office:value="624" table:style-name="ce26">
            <text:p>624</text:p>
          </table:table-cell>
          <table:table-cell office:value-type="float" office:value="850" table:style-name="ce26">
            <text:p>850</text:p>
          </table:table-cell>
          <table:table-cell office:value-type="float" office:value="1399" table:style-name="ce26">
            <text:p>1 399</text:p>
          </table:table-cell>
          <table:table-cell office:value-type="float" office:value="1586" table:style-name="ce26">
            <text:p>1 586</text:p>
          </table:table-cell>
          <table:table-cell office:value-type="float" office:value="1587" table:style-name="ce26">
            <text:p>1 587</text:p>
          </table:table-cell>
          <table:table-cell office:value-type="float" office:value="2597" table:style-name="ce26">
            <text:p>2 597</text:p>
          </table:table-cell>
          <table:table-cell office:value-type="float" office:value="2559" table:style-name="ce26">
            <text:p>2 559</text:p>
          </table:table-cell>
          <table:table-cell office:value-type="float" office:value="3246" table:style-name="ce26">
            <text:p>3 246</text:p>
          </table:table-cell>
          <table:table-cell office:value-type="float" office:value="4581" table:style-name="ce26">
            <text:p>4 581</text:p>
          </table:table-cell>
          <table:table-cell office:value-type="float" office:value="6070" table:style-name="ce26">
            <text:p>6 070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80 bis 84</text:p>
          </table:table-cell>
          <table:table-cell office:value-type="float" office:value="179" table:style-name="ce26">
            <text:p>179</text:p>
          </table:table-cell>
          <table:table-cell office:value-type="float" office:value="198" table:style-name="ce26">
            <text:p>198</text:p>
          </table:table-cell>
          <table:table-cell office:value-type="float" office:value="210" table:style-name="ce26">
            <text:p>210</text:p>
          </table:table-cell>
          <table:table-cell office:value-type="float" office:value="249" table:style-name="ce26">
            <text:p>249</text:p>
          </table:table-cell>
          <table:table-cell office:value-type="float" office:value="255" table:style-name="ce26">
            <text:p>255</text:p>
          </table:table-cell>
          <table:table-cell office:value-type="float" office:value="383" table:style-name="ce26">
            <text:p>383</text:p>
          </table:table-cell>
          <table:table-cell office:value-type="float" office:value="610" table:style-name="ce26">
            <text:p>610</text:p>
          </table:table-cell>
          <table:table-cell office:value-type="float" office:value="812" table:style-name="ce26">
            <text:p>812</text:p>
          </table:table-cell>
          <table:table-cell office:value-type="float" office:value="873" table:style-name="ce26">
            <text:p>873</text:p>
          </table:table-cell>
          <table:table-cell office:value-type="float" office:value="1229" table:style-name="ce26">
            <text:p>1 229</text:p>
          </table:table-cell>
          <table:table-cell office:value-type="float" office:value="1685" table:style-name="ce26">
            <text:p>1 685</text:p>
          </table:table-cell>
          <table:table-cell office:value-type="float" office:value="1358" table:style-name="ce26">
            <text:p>1 358</text:p>
          </table:table-cell>
          <table:table-cell office:value-type="float" office:value="3205" table:style-name="ce26">
            <text:p>3 205</text:p>
          </table:table-cell>
          <table:table-cell office:value-type="float" office:value="5101" table:style-name="ce26">
            <text:p>5 101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85 bis 89</text:p>
          </table:table-cell>
          <table:table-cell office:value-type="float" office:value="61" table:style-name="ce26">
            <text:p>61</text:p>
          </table:table-cell>
          <table:table-cell office:value-type="float" office:value="45" table:style-name="ce26">
            <text:p>45</text:p>
          </table:table-cell>
          <table:table-cell office:value-type="float" office:value="69" table:style-name="ce26">
            <text:p>69</text:p>
          </table:table-cell>
          <table:table-cell office:value-type="float" office:value="61" table:style-name="ce26">
            <text:p>61</text:p>
          </table:table-cell>
          <table:table-cell office:value-type="float" office:value="73" table:style-name="ce26">
            <text:p>73</text:p>
          </table:table-cell>
          <table:table-cell office:value-type="float" office:value="91" table:style-name="ce26">
            <text:p>91</text:p>
          </table:table-cell>
          <table:table-cell office:value-type="float" office:value="190" table:style-name="ce26">
            <text:p>190</text:p>
          </table:table-cell>
          <table:table-cell office:value-type="float" office:value="284" table:style-name="ce26">
            <text:p>284</text:p>
          </table:table-cell>
          <table:table-cell office:value-type="float" office:value="348" table:style-name="ce26">
            <text:p>348</text:p>
          </table:table-cell>
          <table:table-cell office:value-type="float" office:value="382" table:style-name="ce26">
            <text:p>382</text:p>
          </table:table-cell>
          <table:table-cell office:value-type="float" office:value="742" table:style-name="ce26">
            <text:p>742</text:p>
          </table:table-cell>
          <table:table-cell office:value-type="float" office:value="930" table:style-name="ce26">
            <text:p>930</text:p>
          </table:table-cell>
          <table:table-cell office:value-type="float" office:value="1412" table:style-name="ce26">
            <text:p>1 412</text:p>
          </table:table-cell>
          <table:table-cell office:value-type="float" office:value="2309" table:style-name="ce26">
            <text:p>2 309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90 bis 94</text:p>
          </table:table-cell>
          <table:table-cell office:value-type="float" office:value="15" table:style-name="ce26">
            <text:p>15</text:p>
          </table:table-cell>
          <table:table-cell office:value-type="float" office:value="12" table:style-name="ce26">
            <text:p>12</text:p>
          </table:table-cell>
          <table:table-cell office:value-type="float" office:value="8" table:style-name="ce26">
            <text:p>8</text:p>
          </table:table-cell>
          <table:table-cell office:value-type="float" office:value="16" table:style-name="ce26">
            <text:p>16</text:p>
          </table:table-cell>
          <table:table-cell office:value-type="float" office:value="13" table:style-name="ce26">
            <text:p>13</text:p>
          </table:table-cell>
          <table:table-cell office:value-type="float" office:value="15" table:style-name="ce26">
            <text:p>15</text:p>
          </table:table-cell>
          <table:table-cell office:value-type="float" office:value="27" table:style-name="ce26">
            <text:p>27</text:p>
          </table:table-cell>
          <table:table-cell office:value-type="float" office:value="58" table:style-name="ce26">
            <text:p>58</text:p>
          </table:table-cell>
          <table:table-cell office:value-type="float" office:value="99" table:style-name="ce26">
            <text:p>99</text:p>
          </table:table-cell>
          <table:table-cell office:value-type="float" office:value="97" table:style-name="ce26">
            <text:p>97</text:p>
          </table:table-cell>
          <table:table-cell office:value-type="float" office:value="183" table:style-name="ce26">
            <text:p>183</text:p>
          </table:table-cell>
          <table:table-cell office:value-type="float" office:value="290" table:style-name="ce26">
            <text:p>290</text:p>
          </table:table-cell>
          <table:table-cell office:value-type="float" office:value="390" table:style-name="ce26">
            <text:p>390</text:p>
          </table:table-cell>
          <table:table-cell office:value-type="float" office:value="858" table:style-name="ce26">
            <text:p>858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95 und älter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string" table:style-name="ce35">
            <text:p>-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3" table:style-name="ce26">
            <text:p>3</text:p>
          </table:table-cell>
          <table:table-cell office:value-type="float" office:value="2" table:style-name="ce26">
            <text:p>2</text:p>
          </table:table-cell>
          <table:table-cell office:value-type="float" office:value="5" table:style-name="ce26">
            <text:p>5</text:p>
          </table:table-cell>
          <table:table-cell office:value-type="float" office:value="15" table:style-name="ce26">
            <text:p>15</text:p>
          </table:table-cell>
          <table:table-cell office:value-type="float" office:value="24" table:style-name="ce26">
            <text:p>24</text:p>
          </table:table-cell>
          <table:table-cell office:value-type="float" office:value="31" table:style-name="ce26">
            <text:p>31</text:p>
          </table:table-cell>
          <table:table-cell office:value-type="float" office:value="98" table:style-name="ce26">
            <text:p>98</text:p>
          </table:table-cell>
          <table:table-cell office:value-type="float" office:value="148" table:style-name="ce26">
            <text:p>148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table:style-name="ce20"/>
          <table:table-cell office:value-type="string" table:number-columns-spanned="14" table:number-rows-spanned="1" table:style-name="ce36">
            <text:p>Frauen</text:p>
          </table:table-cell>
          <table:covered-table-cell table:number-columns-repeated="13"/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0">
            <text:p>Zusammen</text:p>
          </table:table-cell>
          <table:table-cell office:value-type="float" office:value="53421" table:formula="of:=SUM([.B49:.B68])" table:style-name="ce26">
            <text:p>53 421</text:p>
          </table:table-cell>
          <table:table-cell office:value-type="float" office:value="55098" table:formula="of:=SUM([.C49:.C68])" table:style-name="ce26">
            <text:p>55 098</text:p>
          </table:table-cell>
          <table:table-cell office:value-type="float" office:value="59283" table:formula="of:=SUM([.D49:.D68])" table:style-name="ce26">
            <text:p>59 283</text:p>
          </table:table-cell>
          <table:table-cell office:value-type="float" office:value="65144" table:formula="of:=SUM([.E49:.E68])" table:style-name="ce26">
            <text:p>65 144</text:p>
          </table:table-cell>
          <table:table-cell office:value-type="float" office:value="73137" table:formula="of:=SUM([.F49:.F68])" table:style-name="ce26">
            <text:p>73 137</text:p>
          </table:table-cell>
          <table:table-cell office:value-type="float" office:value="79258" table:formula="of:=SUM([.G49:.G68])" table:style-name="ce26">
            <text:p>79 258</text:p>
          </table:table-cell>
          <table:table-cell office:value-type="float" office:value="101292" table:formula="of:=SUM([.H49:.H68])" table:style-name="ce26">
            <text:p>101 292</text:p>
          </table:table-cell>
          <table:table-cell office:value-type="float" office:value="118198" table:formula="of:=SUM([.I49:.I68])" table:style-name="ce26">
            <text:p>118 198</text:p>
          </table:table-cell>
          <table:table-cell office:value-type="float" office:value="140352" table:formula="of:=SUM([.J49:.J68])" table:style-name="ce26">
            <text:p>140 352</text:p>
          </table:table-cell>
          <table:table-cell office:value-type="float" office:value="155866" table:formula="of:=SUM([.K49:.K68])" table:style-name="ce26">
            <text:p>155 866</text:p>
          </table:table-cell>
          <table:table-cell office:value-type="float" office:value="167322" table:formula="of:=SUM([.L49:.L68])" table:style-name="ce26">
            <text:p>167 322</text:p>
          </table:table-cell>
          <table:table-cell office:value-type="float" office:value="177758" table:formula="of:=SUM([.M49:.M68])" table:style-name="ce26">
            <text:p>177 758</text:p>
          </table:table-cell>
          <table:table-cell office:value-type="float" office:value="188140" table:style-name="ce26">
            <text:p>188 140</text:p>
          </table:table-cell>
          <table:table-cell office:value-type="float" office:value="201609" table:style-name="ce26">
            <text:p>201 609</text:p>
          </table:table-cell>
          <table:table-cell table:style-name="ce20"/>
          <table:table-cell table:style-name="ce39"/>
          <table:table-cell table:style-name="ce1"/>
          <table:table-cell table:number-columns-repeated="16366"/>
        </table:table-row>
        <table:table-row table:style-name="ro2">
          <table:table-cell office:value-type="string" table:style-name="ce25">
            <text:p>0 bis 4</text:p>
          </table:table-cell>
          <table:table-cell office:value-type="float" office:value="5156" table:style-name="ce26">
            <text:p>5 156</text:p>
          </table:table-cell>
          <table:table-cell office:value-type="float" office:value="5998" table:style-name="ce26">
            <text:p>5 998</text:p>
          </table:table-cell>
          <table:table-cell office:value-type="float" office:value="6473" table:style-name="ce26">
            <text:p>6 473</text:p>
          </table:table-cell>
          <table:table-cell office:value-type="float" office:value="7086" table:style-name="ce26">
            <text:p>7 086</text:p>
          </table:table-cell>
          <table:table-cell office:value-type="float" office:value="8385" table:style-name="ce26">
            <text:p>8 385</text:p>
          </table:table-cell>
          <table:table-cell office:value-type="float" office:value="6573" table:style-name="ce26">
            <text:p>6 573</text:p>
          </table:table-cell>
          <table:table-cell office:value-type="float" office:value="8659" table:style-name="ce26">
            <text:p>8 659</text:p>
          </table:table-cell>
          <table:table-cell office:value-type="float" office:value="11746" table:style-name="ce26">
            <text:p>11 746</text:p>
          </table:table-cell>
          <table:table-cell office:value-type="float" office:value="13561" table:style-name="ce26">
            <text:p>13 561</text:p>
          </table:table-cell>
          <table:table-cell office:value-type="float" office:value="11058" table:style-name="ce26">
            <text:p>11 058</text:p>
          </table:table-cell>
          <table:table-cell office:value-type="float" office:value="10913" table:style-name="ce26">
            <text:p>10 913</text:p>
          </table:table-cell>
          <table:table-cell office:value-type="float" office:value="10341" table:style-name="ce26">
            <text:p>10 341</text:p>
          </table:table-cell>
          <table:table-cell office:value-type="float" office:value="9563" table:style-name="ce26">
            <text:p>9 563</text:p>
          </table:table-cell>
          <table:table-cell office:value-type="float" office:value="10523" table:style-name="ce26">
            <text:p>10 523</text:p>
          </table:table-cell>
          <table:table-cell table:style-name="ce20"/>
          <table:table-cell table:number-columns-repeated="2" table:style-name="ce1"/>
          <table:table-cell table:number-columns-repeated="16366"/>
        </table:table-row>
        <table:table-row table:style-name="ro2">
          <table:table-cell office:value-type="string" table:style-name="ce25">
            <text:p>5 bis 9</text:p>
          </table:table-cell>
          <table:table-cell office:value-type="float" office:value="5043" table:style-name="ce26">
            <text:p>5 043</text:p>
          </table:table-cell>
          <table:table-cell office:value-type="float" office:value="5230" table:style-name="ce26">
            <text:p>5 230</text:p>
          </table:table-cell>
          <table:table-cell office:value-type="float" office:value="5500" table:style-name="ce26">
            <text:p>5 500</text:p>
          </table:table-cell>
          <table:table-cell office:value-type="float" office:value="6244" table:style-name="ce26">
            <text:p>6 244</text:p>
          </table:table-cell>
          <table:table-cell office:value-type="float" office:value="7484" table:style-name="ce26">
            <text:p>7 484</text:p>
          </table:table-cell>
          <table:table-cell office:value-type="float" office:value="7319" table:style-name="ce26">
            <text:p>7 319</text:p>
          </table:table-cell>
          <table:table-cell office:value-type="float" office:value="7910" table:style-name="ce26">
            <text:p>7 910</text:p>
          </table:table-cell>
          <table:table-cell office:value-type="float" office:value="9176" table:style-name="ce26">
            <text:p>9 176</text:p>
          </table:table-cell>
          <table:table-cell office:value-type="float" office:value="13934" table:style-name="ce26">
            <text:p>13 934</text:p>
          </table:table-cell>
          <table:table-cell office:value-type="float" office:value="11638" table:style-name="ce26">
            <text:p>11 638</text:p>
          </table:table-cell>
          <table:table-cell office:value-type="float" office:value="11106" table:style-name="ce26">
            <text:p>11 106</text:p>
          </table:table-cell>
          <table:table-cell office:value-type="float" office:value="11597" table:style-name="ce26">
            <text:p>11 597</text:p>
          </table:table-cell>
          <table:table-cell office:value-type="float" office:value="9963" table:style-name="ce26">
            <text:p>9 963</text:p>
          </table:table-cell>
          <table:table-cell office:value-type="float" office:value="10293" table:style-name="ce26">
            <text:p>10 293</text:p>
          </table:table-cell>
          <table:table-cell table:style-name="ce20"/>
          <table:table-cell table:number-columns-repeated="2" table:style-name="ce41"/>
          <table:table-cell table:number-columns-repeated="16366"/>
        </table:table-row>
        <table:table-row table:style-name="ro2">
          <table:table-cell office:value-type="string" table:style-name="ce25">
            <text:p>10 bis 14</text:p>
          </table:table-cell>
          <table:table-cell office:value-type="float" office:value="4683" table:style-name="ce26">
            <text:p>4 683</text:p>
          </table:table-cell>
          <table:table-cell office:value-type="float" office:value="4685" table:style-name="ce26">
            <text:p>4 685</text:p>
          </table:table-cell>
          <table:table-cell office:value-type="float" office:value="5397" table:style-name="ce26">
            <text:p>5 397</text:p>
          </table:table-cell>
          <table:table-cell office:value-type="float" office:value="6143" table:style-name="ce26">
            <text:p>6 143</text:p>
          </table:table-cell>
          <table:table-cell office:value-type="float" office:value="6942" table:style-name="ce26">
            <text:p>6 942</text:p>
          </table:table-cell>
          <table:table-cell office:value-type="float" office:value="7298" table:style-name="ce26">
            <text:p>7 298</text:p>
          </table:table-cell>
          <table:table-cell office:value-type="float" office:value="8043" table:style-name="ce26">
            <text:p>8 043</text:p>
          </table:table-cell>
          <table:table-cell office:value-type="float" office:value="8605" table:style-name="ce26">
            <text:p>8 605</text:p>
          </table:table-cell>
          <table:table-cell office:value-type="float" office:value="11977" table:style-name="ce26">
            <text:p>11 977</text:p>
          </table:table-cell>
          <table:table-cell office:value-type="float" office:value="13867" table:style-name="ce26">
            <text:p>13 867</text:p>
          </table:table-cell>
          <table:table-cell office:value-type="float" office:value="10927" table:style-name="ce26">
            <text:p>10 927</text:p>
          </table:table-cell>
          <table:table-cell office:value-type="float" office:value="11148" table:style-name="ce26">
            <text:p>11 148</text:p>
          </table:table-cell>
          <table:table-cell office:value-type="float" office:value="10531" table:style-name="ce26">
            <text:p>10 531</text:p>
          </table:table-cell>
          <table:table-cell office:value-type="float" office:value="10197" table:style-name="ce26">
            <text:p>10 197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15 bis 19</text:p>
          </table:table-cell>
          <table:table-cell office:value-type="float" office:value="4753" table:style-name="ce26">
            <text:p>4 753</text:p>
          </table:table-cell>
          <table:table-cell office:value-type="float" office:value="4948" table:style-name="ce26">
            <text:p>4 948</text:p>
          </table:table-cell>
          <table:table-cell office:value-type="float" office:value="5411" table:style-name="ce26">
            <text:p>5 411</text:p>
          </table:table-cell>
          <table:table-cell office:value-type="float" office:value="6133" table:style-name="ce26">
            <text:p>6 133</text:p>
          </table:table-cell>
          <table:table-cell office:value-type="float" office:value="7045" table:style-name="ce26">
            <text:p>7 045</text:p>
          </table:table-cell>
          <table:table-cell office:value-type="float" office:value="4702" table:style-name="ce26">
            <text:p>4 702</text:p>
          </table:table-cell>
          <table:table-cell office:value-type="float" office:value="7585" table:style-name="ce26">
            <text:p>7 585</text:p>
          </table:table-cell>
          <table:table-cell office:value-type="float" office:value="9916" table:style-name="ce26">
            <text:p>9 916</text:p>
          </table:table-cell>
          <table:table-cell office:value-type="float" office:value="10901" table:style-name="ce26">
            <text:p>10 901</text:p>
          </table:table-cell>
          <table:table-cell office:value-type="float" office:value="14743" table:style-name="ce26">
            <text:p>14 743</text:p>
          </table:table-cell>
          <table:table-cell office:value-type="float" office:value="12170" table:style-name="ce26">
            <text:p>12 170</text:p>
          </table:table-cell>
          <table:table-cell office:value-type="float" office:value="11532" table:style-name="ce26">
            <text:p>11 532</text:p>
          </table:table-cell>
          <table:table-cell office:value-type="float" office:value="11672" table:style-name="ce26">
            <text:p>11 672</text:p>
          </table:table-cell>
          <table:table-cell office:value-type="float" office:value="10382" table:style-name="ce26">
            <text:p>10 382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20 bis 24</text:p>
          </table:table-cell>
          <table:table-cell office:value-type="float" office:value="4519" table:style-name="ce26">
            <text:p>4 519</text:p>
          </table:table-cell>
          <table:table-cell office:value-type="float" office:value="4446" table:style-name="ce26">
            <text:p>4 446</text:p>
          </table:table-cell>
          <table:table-cell office:value-type="float" office:value="4937" table:style-name="ce26">
            <text:p>4 937</text:p>
          </table:table-cell>
          <table:table-cell office:value-type="float" office:value="5863" table:style-name="ce26">
            <text:p>5 863</text:p>
          </table:table-cell>
          <table:table-cell office:value-type="float" office:value="6617" table:style-name="ce26">
            <text:p>6 617</text:p>
          </table:table-cell>
          <table:table-cell office:value-type="float" office:value="7435" table:style-name="ce26">
            <text:p>7 435</text:p>
          </table:table-cell>
          <table:table-cell office:value-type="float" office:value="8108" table:style-name="ce26">
            <text:p>8 108</text:p>
          </table:table-cell>
          <table:table-cell office:value-type="float" office:value="10561" table:style-name="ce26">
            <text:p>10 561</text:p>
          </table:table-cell>
          <table:table-cell office:value-type="float" office:value="11132" table:style-name="ce26">
            <text:p>11 132</text:p>
          </table:table-cell>
          <table:table-cell office:value-type="float" office:value="13144" table:style-name="ce26">
            <text:p>13 144</text:p>
          </table:table-cell>
          <table:table-cell office:value-type="float" office:value="14571" table:style-name="ce26">
            <text:p>14 571</text:p>
          </table:table-cell>
          <table:table-cell office:value-type="float" office:value="11382" table:style-name="ce26">
            <text:p>11 382</text:p>
          </table:table-cell>
          <table:table-cell office:value-type="float" office:value="11360" table:style-name="ce26">
            <text:p>11 360</text:p>
          </table:table-cell>
          <table:table-cell office:value-type="float" office:value="10343" table:style-name="ce26">
            <text:p>10 343</text:p>
          </table:table-cell>
          <table:table-cell table:style-name="ce20"/>
          <table:table-cell table:style-name="ce41"/>
          <table:table-cell table:style-name="ce40"/>
          <table:table-cell table:number-columns-repeated="16366"/>
        </table:table-row>
        <table:table-row table:style-name="ro2">
          <table:table-cell office:value-type="string" table:style-name="ce25">
            <text:p>25 bis 29</text:p>
          </table:table-cell>
          <table:table-cell office:value-type="float" office:value="4460" table:style-name="ce26">
            <text:p>4 460</text:p>
          </table:table-cell>
          <table:table-cell office:value-type="float" office:value="4214" table:style-name="ce26">
            <text:p>4 214</text:p>
          </table:table-cell>
          <table:table-cell office:value-type="float" office:value="4684" table:style-name="ce26">
            <text:p>4 684</text:p>
          </table:table-cell>
          <table:table-cell office:value-type="float" office:value="5255" table:style-name="ce26">
            <text:p>5 255</text:p>
          </table:table-cell>
          <table:table-cell office:value-type="float" office:value="5806" table:style-name="ce26">
            <text:p>5 806</text:p>
          </table:table-cell>
          <table:table-cell office:value-type="float" office:value="7203" table:style-name="ce26">
            <text:p>7 203</text:p>
          </table:table-cell>
          <table:table-cell office:value-type="float" office:value="8689" table:style-name="ce26">
            <text:p>8 689</text:p>
          </table:table-cell>
          <table:table-cell office:value-type="float" office:value="7959" table:style-name="ce26">
            <text:p>7 959</text:p>
          </table:table-cell>
          <table:table-cell office:value-type="float" office:value="9706" table:style-name="ce26">
            <text:p>9 706</text:p>
          </table:table-cell>
          <table:table-cell office:value-type="float" office:value="11644" table:style-name="ce26">
            <text:p>11 644</text:p>
          </table:table-cell>
          <table:table-cell office:value-type="float" office:value="14904" table:style-name="ce26">
            <text:p>14 904</text:p>
          </table:table-cell>
          <table:table-cell office:value-type="float" office:value="12556" table:style-name="ce26">
            <text:p>12 556</text:p>
          </table:table-cell>
          <table:table-cell office:value-type="float" office:value="12260" table:style-name="ce26">
            <text:p>12 260</text:p>
          </table:table-cell>
          <table:table-cell office:value-type="float" office:value="12349" table:style-name="ce26">
            <text:p>12 349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30 bis 34</text:p>
          </table:table-cell>
          <table:table-cell office:value-type="float" office:value="4016" table:style-name="ce26">
            <text:p>4 016</text:p>
          </table:table-cell>
          <table:table-cell office:value-type="float" office:value="4021" table:style-name="ce26">
            <text:p>4 021</text:p>
          </table:table-cell>
          <table:table-cell office:value-type="float" office:value="4211" table:style-name="ce26">
            <text:p>4 211</text:p>
          </table:table-cell>
          <table:table-cell office:value-type="float" office:value="4573" table:style-name="ce26">
            <text:p>4 573</text:p>
          </table:table-cell>
          <table:table-cell office:value-type="float" office:value="5376" table:style-name="ce26">
            <text:p>5 376</text:p>
          </table:table-cell>
          <table:table-cell office:value-type="float" office:value="6555" table:style-name="ce26">
            <text:p>6 555</text:p>
          </table:table-cell>
          <table:table-cell office:value-type="float" office:value="5740" table:style-name="ce26">
            <text:p>5 740</text:p>
          </table:table-cell>
          <table:table-cell office:value-type="float" office:value="7928" table:style-name="ce26">
            <text:p>7 928</text:p>
          </table:table-cell>
          <table:table-cell office:value-type="float" office:value="9961" table:style-name="ce26">
            <text:p>9 961</text:p>
          </table:table-cell>
          <table:table-cell office:value-type="float" office:value="11131" table:style-name="ce26">
            <text:p>11 131</text:p>
          </table:table-cell>
          <table:table-cell office:value-type="float" office:value="12967" table:style-name="ce26">
            <text:p>12 967</text:p>
          </table:table-cell>
          <table:table-cell office:value-type="float" office:value="14810" table:style-name="ce26">
            <text:p>14 810</text:p>
          </table:table-cell>
          <table:table-cell office:value-type="float" office:value="12376" table:style-name="ce26">
            <text:p>12 376</text:p>
          </table:table-cell>
          <table:table-cell office:value-type="float" office:value="13347" table:style-name="ce26">
            <text:p>13 347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35 bis 39</text:p>
          </table:table-cell>
          <table:table-cell office:value-type="float" office:value="3791" table:style-name="ce26">
            <text:p>3 791</text:p>
          </table:table-cell>
          <table:table-cell office:value-type="float" office:value="3922" table:style-name="ce26">
            <text:p>3 922</text:p>
          </table:table-cell>
          <table:table-cell office:value-type="float" office:value="3858" table:style-name="ce26">
            <text:p>3 858</text:p>
          </table:table-cell>
          <table:table-cell office:value-type="float" office:value="4199" table:style-name="ce26">
            <text:p>4 199</text:p>
          </table:table-cell>
          <table:table-cell office:value-type="float" office:value="4750" table:style-name="ce26">
            <text:p>4 750</text:p>
          </table:table-cell>
          <table:table-cell office:value-type="float" office:value="5550" table:style-name="ce26">
            <text:p>5 550</text:p>
          </table:table-cell>
          <table:table-cell office:value-type="float" office:value="7384" table:style-name="ce26">
            <text:p>7 384</text:p>
          </table:table-cell>
          <table:table-cell office:value-type="float" office:value="8437" table:style-name="ce26">
            <text:p>8 437</text:p>
          </table:table-cell>
          <table:table-cell office:value-type="float" office:value="8045" table:style-name="ce26">
            <text:p>8 045</text:p>
          </table:table-cell>
          <table:table-cell office:value-type="float" office:value="9693" table:style-name="ce26">
            <text:p>9 693</text:p>
          </table:table-cell>
          <table:table-cell office:value-type="float" office:value="11444" table:style-name="ce26">
            <text:p>11 444</text:p>
          </table:table-cell>
          <table:table-cell office:value-type="float" office:value="14920" table:style-name="ce26">
            <text:p>14 920</text:p>
          </table:table-cell>
          <table:table-cell office:value-type="float" office:value="12854" table:style-name="ce26">
            <text:p>12 854</text:p>
          </table:table-cell>
          <table:table-cell office:value-type="float" office:value="13739" table:style-name="ce26">
            <text:p>13 739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40 bis 44</text:p>
          </table:table-cell>
          <table:table-cell office:value-type="float" office:value="3565" table:style-name="ce26">
            <text:p>3 565</text:p>
          </table:table-cell>
          <table:table-cell office:value-type="float" office:value="3504" table:style-name="ce26">
            <text:p>3 504</text:p>
          </table:table-cell>
          <table:table-cell office:value-type="float" office:value="3594" table:style-name="ce26">
            <text:p>3 594</text:p>
          </table:table-cell>
          <table:table-cell office:value-type="float" office:value="3833" table:style-name="ce26">
            <text:p>3 833</text:p>
          </table:table-cell>
          <table:table-cell office:value-type="float" office:value="4090" table:style-name="ce26">
            <text:p>4 090</text:p>
          </table:table-cell>
          <table:table-cell office:value-type="float" office:value="4992" table:style-name="ce26">
            <text:p>4 992</text:p>
          </table:table-cell>
          <table:table-cell office:value-type="float" office:value="7882" table:style-name="ce26">
            <text:p>7 882</text:p>
          </table:table-cell>
          <table:table-cell office:value-type="float" office:value="5510" table:style-name="ce26">
            <text:p>5 510</text:p>
          </table:table-cell>
          <table:table-cell office:value-type="float" office:value="7929" table:style-name="ce26">
            <text:p>7 929</text:p>
          </table:table-cell>
          <table:table-cell office:value-type="float" office:value="9876" table:style-name="ce26">
            <text:p>9 876</text:p>
          </table:table-cell>
          <table:table-cell office:value-type="float" office:value="10894" table:style-name="ce26">
            <text:p>10 894</text:p>
          </table:table-cell>
          <table:table-cell office:value-type="float" office:value="12854" table:style-name="ce26">
            <text:p>12 854</text:p>
          </table:table-cell>
          <table:table-cell office:value-type="float" office:value="14853" table:style-name="ce26">
            <text:p>14 853</text:p>
          </table:table-cell>
          <table:table-cell office:value-type="float" office:value="13442" table:style-name="ce26">
            <text:p>13 442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45 bis 49</text:p>
          </table:table-cell>
          <table:table-cell office:value-type="float" office:value="3302" table:style-name="ce26">
            <text:p>3 302</text:p>
          </table:table-cell>
          <table:table-cell office:value-type="float" office:value="3190" table:style-name="ce26">
            <text:p>3 190</text:p>
          </table:table-cell>
          <table:table-cell office:value-type="float" office:value="3517" table:style-name="ce26">
            <text:p>3 517</text:p>
          </table:table-cell>
          <table:table-cell office:value-type="float" office:value="3463" table:style-name="ce26">
            <text:p>3 463</text:p>
          </table:table-cell>
          <table:table-cell office:value-type="float" office:value="3711" table:style-name="ce26">
            <text:p>3 711</text:p>
          </table:table-cell>
          <table:table-cell office:value-type="float" office:value="4747" table:style-name="ce26">
            <text:p>4 747</text:p>
          </table:table-cell>
          <table:table-cell office:value-type="float" office:value="7080" table:style-name="ce26">
            <text:p>7 080</text:p>
          </table:table-cell>
          <table:table-cell office:value-type="float" office:value="7324" table:style-name="ce26">
            <text:p>7 324</text:p>
          </table:table-cell>
          <table:table-cell office:value-type="float" office:value="8394" table:style-name="ce26">
            <text:p>8 394</text:p>
          </table:table-cell>
          <table:table-cell office:value-type="float" office:value="8044" table:style-name="ce26">
            <text:p>8 044</text:p>
          </table:table-cell>
          <table:table-cell office:value-type="float" office:value="9552" table:style-name="ce26">
            <text:p>9 552</text:p>
          </table:table-cell>
          <table:table-cell office:value-type="float" office:value="11282" table:style-name="ce26">
            <text:p>11 282</text:p>
          </table:table-cell>
          <table:table-cell office:value-type="float" office:value="15158" table:style-name="ce26">
            <text:p>15 158</text:p>
          </table:table-cell>
          <table:table-cell office:value-type="float" office:value="13619" table:style-name="ce26">
            <text:p>13 619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50 bis 54</text:p>
          </table:table-cell>
          <table:table-cell office:value-type="float" office:value="2742" table:style-name="ce26">
            <text:p>2 742</text:p>
          </table:table-cell>
          <table:table-cell office:value-type="float" office:value="2924" table:style-name="ce26">
            <text:p>2 924</text:p>
          </table:table-cell>
          <table:table-cell office:value-type="float" office:value="3090" table:style-name="ce26">
            <text:p>3 090</text:p>
          </table:table-cell>
          <table:table-cell office:value-type="float" office:value="3181" table:style-name="ce26">
            <text:p>3 181</text:p>
          </table:table-cell>
          <table:table-cell office:value-type="float" office:value="3310" table:style-name="ce26">
            <text:p>3 310</text:p>
          </table:table-cell>
          <table:table-cell office:value-type="float" office:value="4184" table:style-name="ce26">
            <text:p>4 184</text:p>
          </table:table-cell>
          <table:table-cell office:value-type="float" office:value="5923" table:style-name="ce26">
            <text:p>5 923</text:p>
          </table:table-cell>
          <table:table-cell office:value-type="float" office:value="7504" table:style-name="ce26">
            <text:p>7 504</text:p>
          </table:table-cell>
          <table:table-cell office:value-type="float" office:value="5437" table:style-name="ce26">
            <text:p>5 437</text:p>
          </table:table-cell>
          <table:table-cell office:value-type="float" office:value="7686" table:style-name="ce26">
            <text:p>7 686</text:p>
          </table:table-cell>
          <table:table-cell office:value-type="float" office:value="9677" table:style-name="ce26">
            <text:p>9 677</text:p>
          </table:table-cell>
          <table:table-cell office:value-type="float" office:value="10710" table:style-name="ce26">
            <text:p>10 710</text:p>
          </table:table-cell>
          <table:table-cell office:value-type="float" office:value="13171" table:style-name="ce26">
            <text:p>13 171</text:p>
          </table:table-cell>
          <table:table-cell office:value-type="float" office:value="15254" table:style-name="ce26">
            <text:p>15 254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55 bis 59</text:p>
          </table:table-cell>
          <table:table-cell office:value-type="float" office:value="2484" table:style-name="ce26">
            <text:p>2 484</text:p>
          </table:table-cell>
          <table:table-cell office:value-type="float" office:value="2653" table:style-name="ce26">
            <text:p>2 653</text:p>
          </table:table-cell>
          <table:table-cell office:value-type="float" office:value="2668" table:style-name="ce26">
            <text:p>2 668</text:p>
          </table:table-cell>
          <table:table-cell office:value-type="float" office:value="2907" table:style-name="ce26">
            <text:p>2 907</text:p>
          </table:table-cell>
          <table:table-cell office:value-type="float" office:value="2874" table:style-name="ce26">
            <text:p>2 874</text:p>
          </table:table-cell>
          <table:table-cell office:value-type="float" office:value="3921" table:style-name="ce26">
            <text:p>3 921</text:p>
          </table:table-cell>
          <table:table-cell office:value-type="float" office:value="5032" table:style-name="ce26">
            <text:p>5 032</text:p>
          </table:table-cell>
          <table:table-cell office:value-type="float" office:value="6667" table:style-name="ce26">
            <text:p>6 667</text:p>
          </table:table-cell>
          <table:table-cell office:value-type="float" office:value="6956" table:style-name="ce26">
            <text:p>6 956</text:p>
          </table:table-cell>
          <table:table-cell office:value-type="float" office:value="8035" table:style-name="ce26">
            <text:p>8 035</text:p>
          </table:table-cell>
          <table:table-cell office:value-type="float" office:value="7674" table:style-name="ce26">
            <text:p>7 674</text:p>
          </table:table-cell>
          <table:table-cell office:value-type="float" office:value="9105" table:style-name="ce26">
            <text:p>9 105</text:p>
          </table:table-cell>
          <table:table-cell office:value-type="float" office:value="11164" table:style-name="ce26">
            <text:p>11 164</text:p>
          </table:table-cell>
          <table:table-cell office:value-type="float" office:value="15159" table:style-name="ce26">
            <text:p>15 159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60 bis 64</text:p>
          </table:table-cell>
          <table:table-cell office:value-type="float" office:value="1990" table:style-name="ce26">
            <text:p>1 990</text:p>
          </table:table-cell>
          <table:table-cell office:value-type="float" office:value="2072" table:style-name="ce26">
            <text:p>2 072</text:p>
          </table:table-cell>
          <table:table-cell office:value-type="float" office:value="2224" table:style-name="ce26">
            <text:p>2 224</text:p>
          </table:table-cell>
          <table:table-cell office:value-type="float" office:value="2315" table:style-name="ce26">
            <text:p>2 315</text:p>
          </table:table-cell>
          <table:table-cell office:value-type="float" office:value="2402" table:style-name="ce26">
            <text:p>2 402</text:p>
          </table:table-cell>
          <table:table-cell office:value-type="float" office:value="3067" table:style-name="ce26">
            <text:p>3 067</text:p>
          </table:table-cell>
          <table:table-cell office:value-type="float" office:value="4443" table:style-name="ce26">
            <text:p>4 443</text:p>
          </table:table-cell>
          <table:table-cell office:value-type="float" office:value="5352" table:style-name="ce26">
            <text:p>5 352</text:p>
          </table:table-cell>
          <table:table-cell office:value-type="float" office:value="6975" table:style-name="ce26">
            <text:p>6 975</text:p>
          </table:table-cell>
          <table:table-cell office:value-type="float" office:value="5153" table:style-name="ce26">
            <text:p>5 153</text:p>
          </table:table-cell>
          <table:table-cell office:value-type="float" office:value="7234" table:style-name="ce26">
            <text:p>7 234</text:p>
          </table:table-cell>
          <table:table-cell office:value-type="float" office:value="9061" table:style-name="ce26">
            <text:p>9 061</text:p>
          </table:table-cell>
          <table:table-cell office:value-type="float" office:value="10100" table:style-name="ce26">
            <text:p>10 100</text:p>
          </table:table-cell>
          <table:table-cell office:value-type="float" office:value="12823" table:style-name="ce26">
            <text:p>12 823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65 bis 69</text:p>
          </table:table-cell>
          <table:table-cell office:value-type="float" office:value="1440" table:style-name="ce26">
            <text:p>1 440</text:p>
          </table:table-cell>
          <table:table-cell office:value-type="float" office:value="1513" table:style-name="ce26">
            <text:p>1 513</text:p>
          </table:table-cell>
          <table:table-cell office:value-type="float" office:value="1777" table:style-name="ce26">
            <text:p>1 777</text:p>
          </table:table-cell>
          <table:table-cell office:value-type="float" office:value="1742" table:style-name="ce26">
            <text:p>1 742</text:p>
          </table:table-cell>
          <table:table-cell office:value-type="float" office:value="1963" table:style-name="ce26">
            <text:p>1 963</text:p>
          </table:table-cell>
          <table:table-cell office:value-type="float" office:value="2385" table:style-name="ce26">
            <text:p>2 385</text:p>
          </table:table-cell>
          <table:table-cell office:value-type="float" office:value="3478" table:style-name="ce26">
            <text:p>3 478</text:p>
          </table:table-cell>
          <table:table-cell office:value-type="float" office:value="4307" table:style-name="ce26">
            <text:p>4 307</text:p>
          </table:table-cell>
          <table:table-cell office:value-type="float" office:value="5969" table:style-name="ce26">
            <text:p>5 969</text:p>
          </table:table-cell>
          <table:table-cell office:value-type="float" office:value="6340" table:style-name="ce26">
            <text:p>6 340</text:p>
          </table:table-cell>
          <table:table-cell office:value-type="float" office:value="7392" table:style-name="ce26">
            <text:p>7 392</text:p>
          </table:table-cell>
          <table:table-cell office:value-type="float" office:value="7101" table:style-name="ce26">
            <text:p>7 101</text:p>
          </table:table-cell>
          <table:table-cell office:value-type="float" office:value="8530" table:style-name="ce26">
            <text:p>8 530</text:p>
          </table:table-cell>
          <table:table-cell office:value-type="float" office:value="10502" table:style-name="ce26">
            <text:p>10 502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70 bis 74</text:p>
          </table:table-cell>
          <table:table-cell office:value-type="float" office:value="835" table:style-name="ce26">
            <text:p>835</text:p>
          </table:table-cell>
          <table:table-cell office:value-type="float" office:value="1005" table:style-name="ce26">
            <text:p>1 005</text:p>
          </table:table-cell>
          <table:table-cell office:value-type="float" office:value="1097" table:style-name="ce26">
            <text:p>1 097</text:p>
          </table:table-cell>
          <table:table-cell office:value-type="float" office:value="1168" table:style-name="ce26">
            <text:p>1 168</text:p>
          </table:table-cell>
          <table:table-cell office:value-type="float" office:value="1286" table:style-name="ce26">
            <text:p>1 286</text:p>
          </table:table-cell>
          <table:table-cell office:value-type="float" office:value="1740" table:style-name="ce26">
            <text:p>1 740</text:p>
          </table:table-cell>
          <table:table-cell office:value-type="float" office:value="2686" table:style-name="ce26">
            <text:p>2 686</text:p>
          </table:table-cell>
          <table:table-cell office:value-type="float" office:value="3420" table:style-name="ce26">
            <text:p>3 420</text:p>
          </table:table-cell>
          <table:table-cell office:value-type="float" office:value="4215" table:style-name="ce26">
            <text:p>4 215</text:p>
          </table:table-cell>
          <table:table-cell office:value-type="float" office:value="5891" table:style-name="ce26">
            <text:p>5 891</text:p>
          </table:table-cell>
          <table:table-cell office:value-type="float" office:value="4633" table:style-name="ce26">
            <text:p>4 633</text:p>
          </table:table-cell>
          <table:table-cell office:value-type="float" office:value="6463" table:style-name="ce26">
            <text:p>6 463</text:p>
          </table:table-cell>
          <table:table-cell office:value-type="float" office:value="8583" table:style-name="ce26">
            <text:p>8 583</text:p>
          </table:table-cell>
          <table:table-cell office:value-type="float" office:value="9155" table:style-name="ce26">
            <text:p>9 155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75 bis 79</text:p>
          </table:table-cell>
          <table:table-cell office:value-type="float" office:value="405" table:style-name="ce26">
            <text:p>405</text:p>
          </table:table-cell>
          <table:table-cell office:value-type="float" office:value="533" table:style-name="ce26">
            <text:p>533</text:p>
          </table:table-cell>
          <table:table-cell office:value-type="float" office:value="552" table:style-name="ce26">
            <text:p>552</text:p>
          </table:table-cell>
          <table:table-cell office:value-type="float" office:value="683" table:style-name="ce26">
            <text:p>683</text:p>
          </table:table-cell>
          <table:table-cell office:value-type="float" office:value="699" table:style-name="ce26">
            <text:p>699</text:p>
          </table:table-cell>
          <table:table-cell office:value-type="float" office:value="987" table:style-name="ce26">
            <text:p>987</text:p>
          </table:table-cell>
          <table:table-cell office:value-type="float" office:value="1609" table:style-name="ce26">
            <text:p>1 609</text:p>
          </table:table-cell>
          <table:table-cell office:value-type="float" office:value="2201" table:style-name="ce26">
            <text:p>2 201</text:p>
          </table:table-cell>
          <table:table-cell office:value-type="float" office:value="2827" table:style-name="ce26">
            <text:p>2 827</text:p>
          </table:table-cell>
          <table:table-cell office:value-type="float" office:value="4307" table:style-name="ce26">
            <text:p>4 307</text:p>
          </table:table-cell>
          <table:table-cell office:value-type="float" office:value="5023" table:style-name="ce26">
            <text:p>5 023</text:p>
          </table:table-cell>
          <table:table-cell office:value-type="float" office:value="6102" table:style-name="ce26">
            <text:p>6 102</text:p>
          </table:table-cell>
          <table:table-cell office:value-type="float" office:value="6235" table:style-name="ce26">
            <text:p>6 235</text:p>
          </table:table-cell>
          <table:table-cell office:value-type="float" office:value="7381" table:style-name="ce26">
            <text:p>7 381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80 bis 84</text:p>
          </table:table-cell>
          <table:table-cell office:value-type="float" office:value="172" table:style-name="ce26">
            <text:p>172</text:p>
          </table:table-cell>
          <table:table-cell office:value-type="float" office:value="186" table:style-name="ce26">
            <text:p>186</text:p>
          </table:table-cell>
          <table:table-cell office:value-type="float" office:value="215" table:style-name="ce26">
            <text:p>215</text:p>
          </table:table-cell>
          <table:table-cell office:value-type="float" office:value="272" table:style-name="ce26">
            <text:p>272</text:p>
          </table:table-cell>
          <table:table-cell office:value-type="float" office:value="289" table:style-name="ce26">
            <text:p>289</text:p>
          </table:table-cell>
          <table:table-cell office:value-type="float" office:value="427" table:style-name="ce26">
            <text:p>427</text:p>
          </table:table-cell>
          <table:table-cell office:value-type="float" office:value="727" table:style-name="ce26">
            <text:p>727</text:p>
          </table:table-cell>
          <table:table-cell office:value-type="float" office:value="1119" table:style-name="ce26">
            <text:p>1 119</text:p>
          </table:table-cell>
          <table:table-cell office:value-type="float" office:value="1595" table:style-name="ce26">
            <text:p>1 595</text:p>
          </table:table-cell>
          <table:table-cell office:value-type="float" office:value="2381" table:style-name="ce26">
            <text:p>2 381</text:p>
          </table:table-cell>
          <table:table-cell office:value-type="float" office:value="3766" table:style-name="ce26">
            <text:p>3 766</text:p>
          </table:table-cell>
          <table:table-cell office:value-type="float" office:value="3204" table:style-name="ce26">
            <text:p>3 204</text:p>
          </table:table-cell>
          <table:table-cell office:value-type="float" office:value="4797" table:style-name="ce26">
            <text:p>4 797</text:p>
          </table:table-cell>
          <table:table-cell office:value-type="float" office:value="6870" table:style-name="ce26">
            <text:p>6 870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85 bis 89</text:p>
          </table:table-cell>
          <table:table-cell office:value-type="float" office:value="56" table:style-name="ce26">
            <text:p>56</text:p>
          </table:table-cell>
          <table:table-cell office:value-type="float" office:value="48" table:style-name="ce26">
            <text:p>48</text:p>
          </table:table-cell>
          <table:table-cell office:value-type="float" office:value="65" table:style-name="ce26">
            <text:p>65</text:p>
          </table:table-cell>
          <table:table-cell office:value-type="float" office:value="68" table:style-name="ce26">
            <text:p>68</text:p>
          </table:table-cell>
          <table:table-cell office:value-type="float" office:value="92" table:style-name="ce26">
            <text:p>92</text:p>
          </table:table-cell>
          <table:table-cell office:value-type="float" office:value="144" table:style-name="ce26">
            <text:p>144</text:p>
          </table:table-cell>
          <table:table-cell office:value-type="float" office:value="255" table:style-name="ce26">
            <text:p>255</text:p>
          </table:table-cell>
          <table:table-cell office:value-type="float" office:value="380" table:style-name="ce26">
            <text:p>380</text:p>
          </table:table-cell>
          <table:table-cell office:value-type="float" office:value="659" table:style-name="ce26">
            <text:p>659</text:p>
          </table:table-cell>
          <table:table-cell office:value-type="float" office:value="953" table:style-name="ce26">
            <text:p>953</text:p>
          </table:table-cell>
          <table:table-cell office:value-type="float" office:value="1845" table:style-name="ce26">
            <text:p>1 845</text:p>
          </table:table-cell>
          <table:table-cell office:value-type="float" office:value="2425" table:style-name="ce26">
            <text:p>2 425</text:p>
          </table:table-cell>
          <table:table-cell office:value-type="float" office:value="3486" table:style-name="ce26">
            <text:p>3 486</text:p>
          </table:table-cell>
          <table:table-cell office:value-type="float" office:value="3874" table:style-name="ce26">
            <text:p>3 874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90 bis 94</text:p>
          </table:table-cell>
          <table:table-cell office:value-type="float" office:value="9" table:style-name="ce26">
            <text:p>9</text:p>
          </table:table-cell>
          <table:table-cell office:value-type="float" office:value="6" table:style-name="ce26">
            <text:p>6</text:p>
          </table:table-cell>
          <table:table-cell office:value-type="float" office:value="12" table:style-name="ce26">
            <text:p>12</text:p>
          </table:table-cell>
          <table:table-cell office:value-type="float" office:value="16" table:style-name="ce26">
            <text:p>16</text:p>
          </table:table-cell>
          <table:table-cell office:value-type="float" office:value="16" table:style-name="ce26">
            <text:p>16</text:p>
          </table:table-cell>
          <table:table-cell office:value-type="float" office:value="27" table:style-name="ce26">
            <text:p>27</text:p>
          </table:table-cell>
          <table:table-cell office:value-type="float" office:value="55" table:style-name="ce26">
            <text:p>55</text:p>
          </table:table-cell>
          <table:table-cell office:value-type="float" office:value="79" table:style-name="ce26">
            <text:p>79</text:p>
          </table:table-cell>
          <table:table-cell office:value-type="float" office:value="159" table:style-name="ce26">
            <text:p>159</text:p>
          </table:table-cell>
          <table:table-cell office:value-type="float" office:value="245" table:style-name="ce26">
            <text:p>245</text:p>
          </table:table-cell>
          <table:table-cell office:value-type="float" office:value="548" table:style-name="ce26">
            <text:p>548</text:p>
          </table:table-cell>
          <table:table-cell office:value-type="float" office:value="987" table:style-name="ce26">
            <text:p>987</text:p>
          </table:table-cell>
          <table:table-cell office:value-type="float" office:value="1184" table:style-name="ce26">
            <text:p>1 184</text:p>
          </table:table-cell>
          <table:table-cell office:value-type="float" office:value="1824" table:style-name="ce26">
            <text:p>1 824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95 und älter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-</text:p>
          </table:table-cell>
          <table:table-cell office:value-type="float" office:value="1" table:style-name="ce26">
            <text:p>1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-</text:p>
          </table:table-cell>
          <table:table-cell office:value-type="float" office:value="2" table:style-name="ce26">
            <text:p>2</text:p>
          </table:table-cell>
          <table:table-cell office:value-type="float" office:value="4" table:style-name="ce26">
            <text:p>4</text:p>
          </table:table-cell>
          <table:table-cell office:value-type="float" office:value="7" table:style-name="ce26">
            <text:p>7</text:p>
          </table:table-cell>
          <table:table-cell office:value-type="float" office:value="20" table:style-name="ce26">
            <text:p>20</text:p>
          </table:table-cell>
          <table:table-cell office:value-type="float" office:value="37" table:style-name="ce26">
            <text:p>37</text:p>
          </table:table-cell>
          <table:table-cell office:value-type="float" office:value="82" table:style-name="ce26">
            <text:p>82</text:p>
          </table:table-cell>
          <table:table-cell office:value-type="float" office:value="178" table:style-name="ce26">
            <text:p>178</text:p>
          </table:table-cell>
          <table:table-cell office:value-type="float" office:value="300" table:style-name="ce26">
            <text:p>300</text:p>
          </table:table-cell>
          <table:table-cell office:value-type="float" office:value="533" table:style-name="ce26">
            <text:p>533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12">
          <table:table-cell office:value-type="string" table:number-columns-spanned="15" table:number-rows-spanned="1" table:style-name="ce37">
            <text:p>Q: STATISTIK AUSTRIA, Volkszählungen 1869 bis 2001, Registerzählung 2011 und 2021; Gebietsstand 2021. Erstellt am 28.04.2023.<text:s/></text:p>
            <text:p>1) Bevölkerungszahl 2001 laut Kundmachung vom 17. September 2002 und damit statistisches Ergebnis der Volkszählung 2001. – 2) Aus Datenschutzgründen wurde bei der Registerzählungen 2011 und 2021 mit der Methode “Record Swapping“ ein Teil der Daten verschmutzt.</text:p>
          </table:table-cell>
          <table:covered-table-cell table:number-columns-repeated="14"/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number-rows-repeated="3" table:style-name="ro2">
          <table:table-cell table:number-columns-repeated="16"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table:number-columns-repeated="16" table:style-name="ce20"/>
          <table:table-cell table:style-name="ce43"/>
          <table:table-cell table:style-name="ce1"/>
          <table:table-cell table:number-columns-repeated="16366"/>
        </table:table-row>
        <table:table-row table:style-name="ro2">
          <table:table-cell table:number-columns-repeated="16" table:style-name="ce20"/>
          <table:table-cell table:style-name="ce39"/>
          <table:table-cell table:style-name="ce1"/>
          <table:table-cell table:number-columns-repeated="16366"/>
        </table:table-row>
        <table:table-row table:number-rows-repeated="1048502" table:style-name="ro2">
          <table:table-cell table:number-columns-repeated="16384"/>
        </table:table-row>
        <table:named-expressions>
          <table:named-range table:name="Print_Titles" table:cell-range-address="V.$A$1:V.$XFD$2" table:base-cell-address="V.$A$1"/>
        </table:named-expressions>
      </table:table>
      <table:table table:name="W" table:style-name="ta3">
        <table:table-column table:style-name="co11" table:default-cell-style-name="ce20"/>
        <table:table-column table:style-name="co7" table:number-columns-repeated="13" table:default-cell-style-name="ce20"/>
        <table:table-column table:style-name="co6" table:default-cell-style-name="ce20"/>
        <table:table-column table:style-name="co4" table:number-columns-repeated="16369" table:default-cell-style-name="ce20"/>
        <table:table-row table:style-name="ro1">
          <table:table-cell office:value-type="string" table:number-columns-spanned="15" table:number-rows-spanned="1" table:style-name="ce30">
            <text:p>Bevölkerung nach Alter und Geschlecht seit 1869 (Wien)</text:p>
          </table:table-cell>
          <table:covered-table-cell table:number-columns-repeated="14"/>
          <table:table-cell table:number-columns-repeated="16369" table:style-name="ce20"/>
        </table:table-row>
        <table:table-row table:style-name="ro11">
          <table:table-cell office:value-type="string" table:style-name="ce17">
            <text:p>Alter<text:s/></text:p>
            <text:p>(in Jahren)</text:p>
          </table:table-cell>
          <table:table-cell office:value-type="string" table:style-name="ce18">
            <text:p>1869</text:p>
            <text:p>(31.12.)</text:p>
          </table:table-cell>
          <table:table-cell office:value-type="string" table:style-name="ce18">
            <text:p>1880</text:p>
            <text:p>(31.12.)</text:p>
          </table:table-cell>
          <table:table-cell office:value-type="string" table:style-name="ce18">
            <text:p>1890</text:p>
            <text:p>(31.12.)</text:p>
          </table:table-cell>
          <table:table-cell office:value-type="string" table:style-name="ce18">
            <text:p>1900</text:p>
            <text:p>(31.12.)</text:p>
          </table:table-cell>
          <table:table-cell office:value-type="string" table:style-name="ce18">
            <text:p>1910<text:s/></text:p>
            <text:p>(31.12.)</text:p>
          </table:table-cell>
          <table:table-cell office:value-type="string" table:style-name="ce18">
            <text:p>1934</text:p>
            <text:p>(22.3.)</text:p>
          </table:table-cell>
          <table:table-cell office:value-type="string" table:style-name="ce18">
            <text:p>1951</text:p>
            <text:p>(1.6.)</text:p>
          </table:table-cell>
          <table:table-cell office:value-type="string" table:style-name="ce18">
            <text:p>1961</text:p>
            <text:p>(21.3.)</text:p>
          </table:table-cell>
          <table:table-cell office:value-type="string" table:style-name="ce18">
            <text:p>1971</text:p>
            <text:p>(12.5.)</text:p>
          </table:table-cell>
          <table:table-cell office:value-type="string" table:style-name="ce18">
            <text:p>1981</text:p>
            <text:p>(12.5.)</text:p>
          </table:table-cell>
          <table:table-cell office:value-type="string" table:style-name="ce18">
            <text:p>1991</text:p>
            <text:p>(15.5.)</text:p>
          </table:table-cell>
          <table:table-cell office:value-type="string" table:style-name="ce19">
            <text:p>2001<text:s/><text:span text:style-name="T2">1</text:span>)</text:p>
            <text:p>(15.5.)</text:p>
          </table:table-cell>
          <table:table-cell office:value-type="string" table:style-name="ce19">
            <text:p>2011<text:s/><text:span text:style-name="T2">2</text:span>)</text:p>
            <text:p>(31.10.)</text:p>
          </table:table-cell>
          <table:table-cell office:value-type="string" table:style-name="ce19">
            <text:p>2021<text:s/><text:span text:style-name="T2">2</text:span>)</text:p>
            <text:p>(31.10.)</text:p>
          </table:table-cell>
          <table:table-cell table:number-columns-repeated="16369" table:style-name="ce20"/>
        </table:table-row>
        <table:table-row table:style-name="ro2">
          <table:table-cell table:style-name="ce20"/>
          <table:table-cell office:value-type="string" table:number-columns-spanned="14" table:number-rows-spanned="1" table:style-name="ce31">
            <text:p>Männer und Frauen</text:p>
          </table:table-cell>
          <table:covered-table-cell table:number-columns-repeated="13"/>
          <table:table-cell table:number-columns-repeated="16369" table:style-name="ce20"/>
        </table:table-row>
        <table:table-row table:style-name="ro2">
          <table:table-cell office:value-type="string" table:style-name="ce34">
            <text:p>Insgesamt</text:p>
          </table:table-cell>
          <table:table-cell office:value-type="float" office:value="900998" table:formula="of:=SUM([.B5:.B24])" table:style-name="ce23">
            <text:p>900 998</text:p>
          </table:table-cell>
          <table:table-cell office:value-type="float" office:value="1162591" table:formula="of:=SUM([.C5:.C24])" table:style-name="ce23">
            <text:p>1 162 591</text:p>
          </table:table-cell>
          <table:table-cell office:value-type="float" office:value="1430213" table:formula="of:=SUM([.D5:.D24])" table:style-name="ce23">
            <text:p>1 430 213</text:p>
          </table:table-cell>
          <table:table-cell office:value-type="float" office:value="1769137" table:formula="of:=SUM([.E5:.E24])" table:style-name="ce23">
            <text:p>1 769 137</text:p>
          </table:table-cell>
          <table:table-cell office:value-type="float" office:value="2083630" table:formula="of:=SUM([.F5:.F24])" table:style-name="ce23">
            <text:p>2 083 630</text:p>
          </table:table-cell>
          <table:table-cell office:value-type="float" office:value="1937235" table:formula="of:=SUM([.G5:.G24])" table:style-name="ce23">
            <text:p>1 937 235</text:p>
          </table:table-cell>
          <table:table-cell office:value-type="float" office:value="1616125" table:formula="of:=SUM([.H5:.H24])" table:style-name="ce23">
            <text:p>1 616 125</text:p>
          </table:table-cell>
          <table:table-cell office:value-type="float" office:value="1627566" table:formula="of:=SUM([.I5:.I24])" table:style-name="ce23">
            <text:p>1 627 566</text:p>
          </table:table-cell>
          <table:table-cell office:value-type="float" office:value="1619885" table:formula="of:=SUM([.J5:.J24])" table:style-name="ce23">
            <text:p>1 619 885</text:p>
          </table:table-cell>
          <table:table-cell office:value-type="float" office:value="1531346" table:formula="of:=SUM([.K5:.K24])" table:style-name="ce23">
            <text:p>1 531 346</text:p>
          </table:table-cell>
          <table:table-cell office:value-type="float" office:value="1539848" table:formula="of:=SUM([.L5:.L24])" table:style-name="ce23">
            <text:p>1 539 848</text:p>
          </table:table-cell>
          <table:table-cell office:value-type="float" office:value="1550123" table:formula="of:=SUM([.M5:.M24])" table:style-name="ce23">
            <text:p>1 550 123</text:p>
          </table:table-cell>
          <table:table-cell office:value-type="float" office:value="1714227" table:style-name="ce23">
            <text:p>1 714 227</text:p>
          </table:table-cell>
          <table:table-cell office:value-type="float" office:value="1926960" table:style-name="ce23">
            <text:p>1 926 960</text:p>
          </table:table-cell>
          <table:table-cell table:style-name="ce20"/>
          <table:table-cell table:style-name="ce39"/>
          <table:table-cell table:style-name="ce1"/>
          <table:table-cell table:number-columns-repeated="16366"/>
        </table:table-row>
        <table:table-row table:style-name="ro2">
          <table:table-cell office:value-type="string" table:style-name="ce25">
            <text:p>0 bis 4</text:p>
          </table:table-cell>
          <table:table-cell office:value-type="float" office:value="84895" table:style-name="ce26">
            <text:p>84 895</text:p>
          </table:table-cell>
          <table:table-cell office:value-type="float" office:value="123635" table:style-name="ce26">
            <text:p>123 635</text:p>
          </table:table-cell>
          <table:table-cell office:value-type="float" office:value="138362" table:style-name="ce26">
            <text:p>138 362</text:p>
          </table:table-cell>
          <table:table-cell office:value-type="float" office:value="169407" table:style-name="ce26">
            <text:p>169 407</text:p>
          </table:table-cell>
          <table:table-cell office:value-type="float" office:value="168058" table:style-name="ce26">
            <text:p>168 058</text:p>
          </table:table-cell>
          <table:table-cell office:value-type="float" office:value="66695" table:style-name="ce26">
            <text:p>66 695</text:p>
          </table:table-cell>
          <table:table-cell office:value-type="float" office:value="75388" table:style-name="ce26">
            <text:p>75 388</text:p>
          </table:table-cell>
          <table:table-cell office:value-type="float" office:value="74193" table:style-name="ce26">
            <text:p>74 193</text:p>
          </table:table-cell>
          <table:table-cell office:value-type="float" office:value="91679" table:style-name="ce26">
            <text:p>91 679</text:p>
          </table:table-cell>
          <table:table-cell office:value-type="float" office:value="63287" table:style-name="ce26">
            <text:p>63 287</text:p>
          </table:table-cell>
          <table:table-cell office:value-type="float" office:value="77017" table:style-name="ce26">
            <text:p>77 017</text:p>
          </table:table-cell>
          <table:table-cell office:value-type="float" office:value="74529" table:style-name="ce26">
            <text:p>74 529</text:p>
          </table:table-cell>
          <table:table-cell office:value-type="float" office:value="87378" table:style-name="ce26">
            <text:p>87 378</text:p>
          </table:table-cell>
          <table:table-cell office:value-type="float" office:value="96891" table:style-name="ce26">
            <text:p>96 891</text:p>
          </table:table-cell>
          <table:table-cell table:style-name="ce20"/>
          <table:table-cell table:number-columns-repeated="2" table:style-name="ce1"/>
          <table:table-cell table:number-columns-repeated="16366"/>
        </table:table-row>
        <table:table-row table:style-name="ro2">
          <table:table-cell office:value-type="string" table:style-name="ce25">
            <text:p>5 bis 9</text:p>
          </table:table-cell>
          <table:table-cell office:value-type="float" office:value="67408" table:style-name="ce26">
            <text:p>67 408</text:p>
          </table:table-cell>
          <table:table-cell office:value-type="float" office:value="97919" table:style-name="ce26">
            <text:p>97 919</text:p>
          </table:table-cell>
          <table:table-cell office:value-type="float" office:value="119057" table:style-name="ce26">
            <text:p>119 057</text:p>
          </table:table-cell>
          <table:table-cell office:value-type="float" office:value="144016" table:style-name="ce26">
            <text:p>144 016</text:p>
          </table:table-cell>
          <table:table-cell office:value-type="float" office:value="172699" table:style-name="ce26">
            <text:p>172 699</text:p>
          </table:table-cell>
          <table:table-cell office:value-type="float" office:value="98123" table:style-name="ce26">
            <text:p>98 123</text:p>
          </table:table-cell>
          <table:table-cell office:value-type="float" office:value="97743" table:style-name="ce26">
            <text:p>97 743</text:p>
          </table:table-cell>
          <table:table-cell office:value-type="float" office:value="56997" table:style-name="ce26">
            <text:p>56 997</text:p>
          </table:table-cell>
          <table:table-cell office:value-type="float" office:value="94017" table:style-name="ce26">
            <text:p>94 017</text:p>
          </table:table-cell>
          <table:table-cell office:value-type="float" office:value="70158" table:style-name="ce26">
            <text:p>70 158</text:p>
          </table:table-cell>
          <table:table-cell office:value-type="float" office:value="70908" table:style-name="ce26">
            <text:p>70 908</text:p>
          </table:table-cell>
          <table:table-cell office:value-type="float" office:value="77434" table:style-name="ce26">
            <text:p>77 434</text:p>
          </table:table-cell>
          <table:table-cell office:value-type="float" office:value="80940" table:style-name="ce26">
            <text:p>80 940</text:p>
          </table:table-cell>
          <table:table-cell office:value-type="float" office:value="93351" table:style-name="ce26">
            <text:p>93 351</text:p>
          </table:table-cell>
          <table:table-cell table:style-name="ce20"/>
          <table:table-cell table:number-columns-repeated="2" table:style-name="ce41"/>
          <table:table-cell table:number-columns-repeated="16366"/>
        </table:table-row>
        <table:table-row table:style-name="ro2">
          <table:table-cell office:value-type="string" table:style-name="ce25">
            <text:p>10 bis 14</text:p>
          </table:table-cell>
          <table:table-cell office:value-type="float" office:value="68442" table:style-name="ce26">
            <text:p>68 442</text:p>
          </table:table-cell>
          <table:table-cell office:value-type="float" office:value="84802" table:style-name="ce26">
            <text:p>84 802</text:p>
          </table:table-cell>
          <table:table-cell office:value-type="float" office:value="118042" table:style-name="ce26">
            <text:p>118 042</text:p>
          </table:table-cell>
          <table:table-cell office:value-type="float" office:value="137947" table:style-name="ce26">
            <text:p>137 947</text:p>
          </table:table-cell>
          <table:table-cell office:value-type="float" office:value="175361" table:style-name="ce26">
            <text:p>175 361</text:p>
          </table:table-cell>
          <table:table-cell office:value-type="float" office:value="124420" table:style-name="ce26">
            <text:p>124 420</text:p>
          </table:table-cell>
          <table:table-cell office:value-type="float" office:value="83182" table:style-name="ce26">
            <text:p>83 182</text:p>
          </table:table-cell>
          <table:table-cell office:value-type="float" office:value="82129" table:style-name="ce26">
            <text:p>82 129</text:p>
          </table:table-cell>
          <table:table-cell office:value-type="float" office:value="77383" table:style-name="ce26">
            <text:p>77 383</text:p>
          </table:table-cell>
          <table:table-cell office:value-type="float" office:value="92222" table:style-name="ce26">
            <text:p>92 222</text:p>
          </table:table-cell>
          <table:table-cell office:value-type="float" office:value="66192" table:style-name="ce26">
            <text:p>66 192</text:p>
          </table:table-cell>
          <table:table-cell office:value-type="float" office:value="75616" table:style-name="ce26">
            <text:p>75 616</text:p>
          </table:table-cell>
          <table:table-cell office:value-type="float" office:value="77857" table:style-name="ce26">
            <text:p>77 857</text:p>
          </table:table-cell>
          <table:table-cell office:value-type="float" office:value="89022" table:style-name="ce26">
            <text:p>89 022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15 bis 19</text:p>
          </table:table-cell>
          <table:table-cell office:value-type="float" office:value="96538" table:style-name="ce26">
            <text:p>96 538</text:p>
          </table:table-cell>
          <table:table-cell office:value-type="float" office:value="111560" table:style-name="ce26">
            <text:p>111 560</text:p>
          </table:table-cell>
          <table:table-cell office:value-type="float" office:value="146157" table:style-name="ce26">
            <text:p>146 157</text:p>
          </table:table-cell>
          <table:table-cell office:value-type="float" office:value="177099" table:style-name="ce26">
            <text:p>177 099</text:p>
          </table:table-cell>
          <table:table-cell office:value-type="float" office:value="205281" table:style-name="ce26">
            <text:p>205 281</text:p>
          </table:table-cell>
          <table:table-cell office:value-type="float" office:value="94210" table:style-name="ce26">
            <text:p>94 210</text:p>
          </table:table-cell>
          <table:table-cell office:value-type="float" office:value="62185" table:style-name="ce26">
            <text:p>62 185</text:p>
          </table:table-cell>
          <table:table-cell office:value-type="float" office:value="114844" table:style-name="ce26">
            <text:p>114 844</text:p>
          </table:table-cell>
          <table:table-cell office:value-type="float" office:value="67679" table:style-name="ce26">
            <text:p>67 679</text:p>
          </table:table-cell>
          <table:table-cell office:value-type="float" office:value="100236" table:style-name="ce26">
            <text:p>100 236</text:p>
          </table:table-cell>
          <table:table-cell office:value-type="float" office:value="79225" table:style-name="ce26">
            <text:p>79 225</text:p>
          </table:table-cell>
          <table:table-cell office:value-type="float" office:value="75817" table:style-name="ce26">
            <text:p>75 817</text:p>
          </table:table-cell>
          <table:table-cell office:value-type="float" office:value="87195" table:style-name="ce26">
            <text:p>87 195</text:p>
          </table:table-cell>
          <table:table-cell office:value-type="float" office:value="91826" table:style-name="ce26">
            <text:p>91 826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20 bis 24</text:p>
          </table:table-cell>
          <table:table-cell office:value-type="float" office:value="115449" table:style-name="ce26">
            <text:p>115 449</text:p>
          </table:table-cell>
          <table:table-cell office:value-type="float" office:value="135177" table:style-name="ce26">
            <text:p>135 177</text:p>
          </table:table-cell>
          <table:table-cell office:value-type="float" office:value="157968" table:style-name="ce26">
            <text:p>157 968</text:p>
          </table:table-cell>
          <table:table-cell office:value-type="float" office:value="210307" table:style-name="ce26">
            <text:p>210 307</text:p>
          </table:table-cell>
          <table:table-cell office:value-type="float" office:value="221557" table:style-name="ce26">
            <text:p>221 557</text:p>
          </table:table-cell>
          <table:table-cell office:value-type="float" office:value="163204" table:style-name="ce26">
            <text:p>163 204</text:p>
          </table:table-cell>
          <table:table-cell office:value-type="float" office:value="89521" table:style-name="ce26">
            <text:p>89 521</text:p>
          </table:table-cell>
          <table:table-cell office:value-type="float" office:value="107239" table:style-name="ce26">
            <text:p>107 239</text:p>
          </table:table-cell>
          <table:table-cell office:value-type="float" office:value="110868" table:style-name="ce26">
            <text:p>110 868</text:p>
          </table:table-cell>
          <table:table-cell office:value-type="float" office:value="102779" table:style-name="ce26">
            <text:p>102 779</text:p>
          </table:table-cell>
          <table:table-cell office:value-type="float" office:value="126327" table:style-name="ce26">
            <text:p>126 327</text:p>
          </table:table-cell>
          <table:table-cell office:value-type="float" office:value="86544" table:style-name="ce26">
            <text:p>86 544</text:p>
          </table:table-cell>
          <table:table-cell office:value-type="float" office:value="119004" table:style-name="ce26">
            <text:p>119 004</text:p>
          </table:table-cell>
          <table:table-cell office:value-type="float" office:value="126766" table:style-name="ce26">
            <text:p>126 766</text:p>
          </table:table-cell>
          <table:table-cell table:style-name="ce20"/>
          <table:table-cell table:style-name="ce41"/>
          <table:table-cell table:style-name="ce40"/>
          <table:table-cell table:number-columns-repeated="16366"/>
        </table:table-row>
        <table:table-row table:style-name="ro2">
          <table:table-cell office:value-type="string" table:style-name="ce25">
            <text:p>25 bis 29</text:p>
          </table:table-cell>
          <table:table-cell office:value-type="float" office:value="97096" table:style-name="ce26">
            <text:p>97 096</text:p>
          </table:table-cell>
          <table:table-cell office:value-type="float" office:value="117927" table:style-name="ce26">
            <text:p>117 927</text:p>
          </table:table-cell>
          <table:table-cell office:value-type="float" office:value="140367" table:style-name="ce26">
            <text:p>140 367</text:p>
          </table:table-cell>
          <table:table-cell office:value-type="float" office:value="181114" table:style-name="ce26">
            <text:p>181 114</text:p>
          </table:table-cell>
          <table:table-cell office:value-type="float" office:value="205521" table:style-name="ce26">
            <text:p>205 521</text:p>
          </table:table-cell>
          <table:table-cell office:value-type="float" office:value="183907" table:style-name="ce26">
            <text:p>183 907</text:p>
          </table:table-cell>
          <table:table-cell office:value-type="float" office:value="112278" table:style-name="ce26">
            <text:p>112 278</text:p>
          </table:table-cell>
          <table:table-cell office:value-type="float" office:value="77847" table:style-name="ce26">
            <text:p>77 847</text:p>
          </table:table-cell>
          <table:table-cell office:value-type="float" office:value="128628" table:style-name="ce26">
            <text:p>128 628</text:p>
          </table:table-cell>
          <table:table-cell office:value-type="float" office:value="97091" table:style-name="ce26">
            <text:p>97 091</text:p>
          </table:table-cell>
          <table:table-cell office:value-type="float" office:value="142974" table:style-name="ce26">
            <text:p>142 974</text:p>
          </table:table-cell>
          <table:table-cell office:value-type="float" office:value="112005" table:style-name="ce26">
            <text:p>112 005</text:p>
          </table:table-cell>
          <table:table-cell office:value-type="float" office:value="134057" table:style-name="ce26">
            <text:p>134 057</text:p>
          </table:table-cell>
          <table:table-cell office:value-type="float" office:value="158272" table:style-name="ce26">
            <text:p>158 272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30 bis 34</text:p>
          </table:table-cell>
          <table:table-cell office:value-type="float" office:value="77516" table:style-name="ce26">
            <text:p>77 516</text:p>
          </table:table-cell>
          <table:table-cell office:value-type="float" office:value="103070" table:style-name="ce26">
            <text:p>103 070</text:p>
          </table:table-cell>
          <table:table-cell office:value-type="float" office:value="122301" table:style-name="ce26">
            <text:p>122 301</text:p>
          </table:table-cell>
          <table:table-cell office:value-type="float" office:value="148140" table:style-name="ce26">
            <text:p>148 140</text:p>
          </table:table-cell>
          <table:table-cell office:value-type="float" office:value="190253" table:style-name="ce26">
            <text:p>190 253</text:p>
          </table:table-cell>
          <table:table-cell office:value-type="float" office:value="188572" table:style-name="ce26">
            <text:p>188 572</text:p>
          </table:table-cell>
          <table:table-cell office:value-type="float" office:value="84855" table:style-name="ce26">
            <text:p>84 855</text:p>
          </table:table-cell>
          <table:table-cell office:value-type="float" office:value="97573" table:style-name="ce26">
            <text:p>97 573</text:p>
          </table:table-cell>
          <table:table-cell office:value-type="float" office:value="114199" table:style-name="ce26">
            <text:p>114 199</text:p>
          </table:table-cell>
          <table:table-cell office:value-type="float" office:value="116215" table:style-name="ce26">
            <text:p>116 215</text:p>
          </table:table-cell>
          <table:table-cell office:value-type="float" office:value="123943" table:style-name="ce26">
            <text:p>123 943</text:p>
          </table:table-cell>
          <table:table-cell office:value-type="float" office:value="139729" table:style-name="ce26">
            <text:p>139 729</text:p>
          </table:table-cell>
          <table:table-cell office:value-type="float" office:value="128973" table:style-name="ce26">
            <text:p>128 973</text:p>
          </table:table-cell>
          <table:table-cell office:value-type="float" office:value="161264" table:style-name="ce26">
            <text:p>161 264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35 bis 39</text:p>
          </table:table-cell>
          <table:table-cell office:value-type="float" office:value="65829" table:style-name="ce26">
            <text:p>65 829</text:p>
          </table:table-cell>
          <table:table-cell office:value-type="float" office:value="90590" table:style-name="ce26">
            <text:p>90 590</text:p>
          </table:table-cell>
          <table:table-cell office:value-type="float" office:value="107610" table:style-name="ce26">
            <text:p>107 610</text:p>
          </table:table-cell>
          <table:table-cell office:value-type="float" office:value="128649" table:style-name="ce26">
            <text:p>128 649</text:p>
          </table:table-cell>
          <table:table-cell office:value-type="float" office:value="164328" table:style-name="ce26">
            <text:p>164 328</text:p>
          </table:table-cell>
          <table:table-cell office:value-type="float" office:value="176608" table:style-name="ce26">
            <text:p>176 608</text:p>
          </table:table-cell>
          <table:table-cell office:value-type="float" office:value="111370" table:style-name="ce26">
            <text:p>111 370</text:p>
          </table:table-cell>
          <table:table-cell office:value-type="float" office:value="117196" table:style-name="ce26">
            <text:p>117 196</text:p>
          </table:table-cell>
          <table:table-cell office:value-type="float" office:value="80816" table:style-name="ce26">
            <text:p>80 816</text:p>
          </table:table-cell>
          <table:table-cell office:value-type="float" office:value="122167" table:style-name="ce26">
            <text:p>122 167</text:p>
          </table:table-cell>
          <table:table-cell office:value-type="float" office:value="104020" table:style-name="ce26">
            <text:p>104 020</text:p>
          </table:table-cell>
          <table:table-cell office:value-type="float" office:value="140494" table:style-name="ce26">
            <text:p>140 494</text:p>
          </table:table-cell>
          <table:table-cell office:value-type="float" office:value="124516" table:style-name="ce26">
            <text:p>124 516</text:p>
          </table:table-cell>
          <table:table-cell office:value-type="float" office:value="148591" table:style-name="ce26">
            <text:p>148 591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40 bis 44</text:p>
          </table:table-cell>
          <table:table-cell office:value-type="float" office:value="55981" table:style-name="ce26">
            <text:p>55 981</text:p>
          </table:table-cell>
          <table:table-cell office:value-type="float" office:value="72946" table:style-name="ce26">
            <text:p>72 946</text:p>
          </table:table-cell>
          <table:table-cell office:value-type="float" office:value="92049" table:style-name="ce26">
            <text:p>92 049</text:p>
          </table:table-cell>
          <table:table-cell office:value-type="float" office:value="111355" table:style-name="ce26">
            <text:p>111 355</text:p>
          </table:table-cell>
          <table:table-cell office:value-type="float" office:value="135139" table:style-name="ce26">
            <text:p>135 139</text:p>
          </table:table-cell>
          <table:table-cell office:value-type="float" office:value="159808" table:style-name="ce26">
            <text:p>159 808</text:p>
          </table:table-cell>
          <table:table-cell office:value-type="float" office:value="143816" table:style-name="ce26">
            <text:p>143 816</text:p>
          </table:table-cell>
          <table:table-cell office:value-type="float" office:value="85562" table:style-name="ce26">
            <text:p>85 562</text:p>
          </table:table-cell>
          <table:table-cell office:value-type="float" office:value="98547" table:style-name="ce26">
            <text:p>98 547</text:p>
          </table:table-cell>
          <table:table-cell office:value-type="float" office:value="108575" table:style-name="ce26">
            <text:p>108 575</text:p>
          </table:table-cell>
          <table:table-cell office:value-type="float" office:value="114128" table:style-name="ce26">
            <text:p>114 128</text:p>
          </table:table-cell>
          <table:table-cell office:value-type="float" office:value="119758" table:style-name="ce26">
            <text:p>119 758</text:p>
          </table:table-cell>
          <table:table-cell office:value-type="float" office:value="137397" table:style-name="ce26">
            <text:p>137 397</text:p>
          </table:table-cell>
          <table:table-cell office:value-type="float" office:value="133775" table:style-name="ce26">
            <text:p>133 775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45 bis 49</text:p>
          </table:table-cell>
          <table:table-cell office:value-type="float" office:value="50180" table:style-name="ce26">
            <text:p>50 180</text:p>
          </table:table-cell>
          <table:table-cell office:value-type="float" office:value="59436" table:style-name="ce26">
            <text:p>59 436</text:p>
          </table:table-cell>
          <table:table-cell office:value-type="float" office:value="80347" table:style-name="ce26">
            <text:p>80 347</text:p>
          </table:table-cell>
          <table:table-cell office:value-type="float" office:value="95620" table:style-name="ce26">
            <text:p>95 620</text:p>
          </table:table-cell>
          <table:table-cell office:value-type="float" office:value="115538" table:style-name="ce26">
            <text:p>115 538</text:p>
          </table:table-cell>
          <table:table-cell office:value-type="float" office:value="155390" table:style-name="ce26">
            <text:p>155 390</text:p>
          </table:table-cell>
          <table:table-cell office:value-type="float" office:value="155061" table:style-name="ce26">
            <text:p>155 061</text:p>
          </table:table-cell>
          <table:table-cell office:value-type="float" office:value="115429" table:style-name="ce26">
            <text:p>115 429</text:p>
          </table:table-cell>
          <table:table-cell office:value-type="float" office:value="115706" table:style-name="ce26">
            <text:p>115 706</text:p>
          </table:table-cell>
          <table:table-cell office:value-type="float" office:value="76791" table:style-name="ce26">
            <text:p>76 791</text:p>
          </table:table-cell>
          <table:table-cell office:value-type="float" office:value="114801" table:style-name="ce26">
            <text:p>114 801</text:p>
          </table:table-cell>
          <table:table-cell office:value-type="float" office:value="101024" table:style-name="ce26">
            <text:p>101 024</text:p>
          </table:table-cell>
          <table:table-cell office:value-type="float" office:value="138062" table:style-name="ce26">
            <text:p>138 062</text:p>
          </table:table-cell>
          <table:table-cell office:value-type="float" office:value="127258" table:style-name="ce26">
            <text:p>127 258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50 bis 54</text:p>
          </table:table-cell>
          <table:table-cell office:value-type="float" office:value="39986" table:style-name="ce26">
            <text:p>39 986</text:p>
          </table:table-cell>
          <table:table-cell office:value-type="float" office:value="48701" table:style-name="ce26">
            <text:p>48 701</text:p>
          </table:table-cell>
          <table:table-cell office:value-type="float" office:value="63349" table:style-name="ce26">
            <text:p>63 349</text:p>
          </table:table-cell>
          <table:table-cell office:value-type="float" office:value="80733" table:style-name="ce26">
            <text:p>80 733</text:p>
          </table:table-cell>
          <table:table-cell office:value-type="float" office:value="96478" table:style-name="ce26">
            <text:p>96 478</text:p>
          </table:table-cell>
          <table:table-cell office:value-type="float" office:value="141601" table:style-name="ce26">
            <text:p>141 601</text:p>
          </table:table-cell>
          <table:table-cell office:value-type="float" office:value="146819" table:style-name="ce26">
            <text:p>146 819</text:p>
          </table:table-cell>
          <table:table-cell office:value-type="float" office:value="143337" table:style-name="ce26">
            <text:p>143 337</text:p>
          </table:table-cell>
          <table:table-cell office:value-type="float" office:value="84157" table:style-name="ce26">
            <text:p>84 157</text:p>
          </table:table-cell>
          <table:table-cell office:value-type="float" office:value="91734" table:style-name="ce26">
            <text:p>91 734</text:p>
          </table:table-cell>
          <table:table-cell office:value-type="float" office:value="100153" table:style-name="ce26">
            <text:p>100 153</text:p>
          </table:table-cell>
          <table:table-cell office:value-type="float" office:value="107302" table:style-name="ce26">
            <text:p>107 302</text:p>
          </table:table-cell>
          <table:table-cell office:value-type="float" office:value="117506" table:style-name="ce26">
            <text:p>117 506</text:p>
          </table:table-cell>
          <table:table-cell office:value-type="float" office:value="137172" table:style-name="ce26">
            <text:p>137 172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55 bis 59</text:p>
          </table:table-cell>
          <table:table-cell office:value-type="float" office:value="31083" table:style-name="ce26">
            <text:p>31 083</text:p>
          </table:table-cell>
          <table:table-cell office:value-type="float" office:value="41620" table:style-name="ce26">
            <text:p>41 620</text:p>
          </table:table-cell>
          <table:table-cell office:value-type="float" office:value="49519" table:style-name="ce26">
            <text:p>49 519</text:p>
          </table:table-cell>
          <table:table-cell office:value-type="float" office:value="66126" table:style-name="ce26">
            <text:p>66 126</text:p>
          </table:table-cell>
          <table:table-cell office:value-type="float" office:value="78530" table:style-name="ce26">
            <text:p>78 530</text:p>
          </table:table-cell>
          <table:table-cell office:value-type="float" office:value="129216" table:style-name="ce26">
            <text:p>129 216</text:p>
          </table:table-cell>
          <table:table-cell office:value-type="float" office:value="127294" table:style-name="ce26">
            <text:p>127 294</text:p>
          </table:table-cell>
          <table:table-cell office:value-type="float" office:value="146962" table:style-name="ce26">
            <text:p>146 962</text:p>
          </table:table-cell>
          <table:table-cell office:value-type="float" office:value="107005" table:style-name="ce26">
            <text:p>107 005</text:p>
          </table:table-cell>
          <table:table-cell office:value-type="float" office:value="103781" table:style-name="ce26">
            <text:p>103 781</text:p>
          </table:table-cell>
          <table:table-cell office:value-type="float" office:value="68297" table:style-name="ce26">
            <text:p>68 297</text:p>
          </table:table-cell>
          <table:table-cell office:value-type="float" office:value="103680" table:style-name="ce26">
            <text:p>103 680</text:p>
          </table:table-cell>
          <table:table-cell office:value-type="float" office:value="97046" table:style-name="ce26">
            <text:p>97 046</text:p>
          </table:table-cell>
          <table:table-cell office:value-type="float" office:value="133766" table:style-name="ce26">
            <text:p>133 766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60 bis 64</text:p>
          </table:table-cell>
          <table:table-cell office:value-type="float" office:value="21090" table:style-name="ce26">
            <text:p>21 090</text:p>
          </table:table-cell>
          <table:table-cell office:value-type="float" office:value="31859" table:style-name="ce26">
            <text:p>31 859</text:p>
          </table:table-cell>
          <table:table-cell office:value-type="float" office:value="36731" table:style-name="ce26">
            <text:p>36 731</text:p>
          </table:table-cell>
          <table:table-cell office:value-type="float" office:value="47557" table:style-name="ce26">
            <text:p>47 557</text:p>
          </table:table-cell>
          <table:table-cell office:value-type="float" office:value="60488" table:style-name="ce26">
            <text:p>60 488</text:p>
          </table:table-cell>
          <table:table-cell office:value-type="float" office:value="97950" table:style-name="ce26">
            <text:p>97 950</text:p>
          </table:table-cell>
          <table:table-cell office:value-type="float" office:value="109945" table:style-name="ce26">
            <text:p>109 945</text:p>
          </table:table-cell>
          <table:table-cell office:value-type="float" office:value="131254" table:style-name="ce26">
            <text:p>131 254</text:p>
          </table:table-cell>
          <table:table-cell office:value-type="float" office:value="125789" table:style-name="ce26">
            <text:p>125 789</text:p>
          </table:table-cell>
          <table:table-cell office:value-type="float" office:value="72187" table:style-name="ce26">
            <text:p>72 187</text:p>
          </table:table-cell>
          <table:table-cell office:value-type="float" office:value="77036" table:style-name="ce26">
            <text:p>77 036</text:p>
          </table:table-cell>
          <table:table-cell office:value-type="float" office:value="88054" table:style-name="ce26">
            <text:p>88 054</text:p>
          </table:table-cell>
          <table:table-cell office:value-type="float" office:value="95372" table:style-name="ce26">
            <text:p>95 372</text:p>
          </table:table-cell>
          <table:table-cell office:value-type="float" office:value="109072" table:style-name="ce26">
            <text:p>109 072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65 bis 69</text:p>
          </table:table-cell>
          <table:table-cell office:value-type="float" office:value="14522" table:style-name="ce26">
            <text:p>14 522</text:p>
          </table:table-cell>
          <table:table-cell office:value-type="float" office:value="21512" table:style-name="ce26">
            <text:p>21 512</text:p>
          </table:table-cell>
          <table:table-cell office:value-type="float" office:value="27208" table:style-name="ce26">
            <text:p>27 208</text:p>
          </table:table-cell>
          <table:table-cell office:value-type="float" office:value="32836" table:style-name="ce26">
            <text:p>32 836</text:p>
          </table:table-cell>
          <table:table-cell office:value-type="float" office:value="44733" table:style-name="ce26">
            <text:p>44 733</text:p>
          </table:table-cell>
          <table:table-cell office:value-type="float" office:value="70373" table:style-name="ce26">
            <text:p>70 373</text:p>
          </table:table-cell>
          <table:table-cell office:value-type="float" office:value="90073" table:style-name="ce26">
            <text:p>90 073</text:p>
          </table:table-cell>
          <table:table-cell office:value-type="float" office:value="104937" table:style-name="ce26">
            <text:p>104 937</text:p>
          </table:table-cell>
          <table:table-cell office:value-type="float" office:value="118443" table:style-name="ce26">
            <text:p>118 443</text:p>
          </table:table-cell>
          <table:table-cell office:value-type="float" office:value="86420" table:style-name="ce26">
            <text:p>86 420</text:p>
          </table:table-cell>
          <table:table-cell office:value-type="float" office:value="84237" table:style-name="ce26">
            <text:p>84 237</text:p>
          </table:table-cell>
          <table:table-cell office:value-type="float" office:value="57856" table:style-name="ce26">
            <text:p>57 856</text:p>
          </table:table-cell>
          <table:table-cell office:value-type="float" office:value="86930" table:style-name="ce26">
            <text:p>86 930</text:p>
          </table:table-cell>
          <table:table-cell office:value-type="float" office:value="85093" table:style-name="ce26">
            <text:p>85 093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70 bis 74</text:p>
          </table:table-cell>
          <table:table-cell office:value-type="float" office:value="8550" table:style-name="ce26">
            <text:p>8 550</text:p>
          </table:table-cell>
          <table:table-cell office:value-type="float" office:value="12420" table:style-name="ce26">
            <text:p>12 420</text:p>
          </table:table-cell>
          <table:table-cell office:value-type="float" office:value="17387" table:style-name="ce26">
            <text:p>17 387</text:p>
          </table:table-cell>
          <table:table-cell office:value-type="float" office:value="20334" table:style-name="ce26">
            <text:p>20 334</text:p>
          </table:table-cell>
          <table:table-cell office:value-type="float" office:value="27211" table:style-name="ce26">
            <text:p>27 211</text:p>
          </table:table-cell>
          <table:table-cell office:value-type="float" office:value="46628" table:style-name="ce26">
            <text:p>46 628</text:p>
          </table:table-cell>
          <table:table-cell office:value-type="float" office:value="66045" table:style-name="ce26">
            <text:p>66 045</text:p>
          </table:table-cell>
          <table:table-cell office:value-type="float" office:value="80005" table:style-name="ce26">
            <text:p>80 005</text:p>
          </table:table-cell>
          <table:table-cell office:value-type="float" office:value="92958" table:style-name="ce26">
            <text:p>92 958</text:p>
          </table:table-cell>
          <table:table-cell office:value-type="float" office:value="92827" table:style-name="ce26">
            <text:p>92 827</text:p>
          </table:table-cell>
          <table:table-cell office:value-type="float" office:value="55302" table:style-name="ce26">
            <text:p>55 302</text:p>
          </table:table-cell>
          <table:table-cell office:value-type="float" office:value="62003" table:style-name="ce26">
            <text:p>62 003</text:p>
          </table:table-cell>
          <table:table-cell office:value-type="float" office:value="78381" table:style-name="ce26">
            <text:p>78 381</text:p>
          </table:table-cell>
          <table:table-cell office:value-type="float" office:value="78173" table:style-name="ce26">
            <text:p>78 173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75 bis 79</text:p>
          </table:table-cell>
          <table:table-cell office:value-type="float" office:value="4204" table:style-name="ce26">
            <text:p>4 204</text:p>
          </table:table-cell>
          <table:table-cell office:value-type="float" office:value="6221" table:style-name="ce26">
            <text:p>6 221</text:p>
          </table:table-cell>
          <table:table-cell office:value-type="float" office:value="9200" table:style-name="ce26">
            <text:p>9 200</text:p>
          </table:table-cell>
          <table:table-cell office:value-type="float" office:value="11447" table:style-name="ce26">
            <text:p>11 447</text:p>
          </table:table-cell>
          <table:table-cell office:value-type="float" office:value="14470" table:style-name="ce26">
            <text:p>14 470</text:p>
          </table:table-cell>
          <table:table-cell office:value-type="float" office:value="25799" table:style-name="ce26">
            <text:p>25 799</text:p>
          </table:table-cell>
          <table:table-cell office:value-type="float" office:value="39360" table:style-name="ce26">
            <text:p>39 360</text:p>
          </table:table-cell>
          <table:table-cell office:value-type="float" office:value="52716" table:style-name="ce26">
            <text:p>52 716</text:p>
          </table:table-cell>
          <table:table-cell office:value-type="float" office:value="61354" table:style-name="ce26">
            <text:p>61 354</text:p>
          </table:table-cell>
          <table:table-cell office:value-type="float" office:value="72147" table:style-name="ce26">
            <text:p>72 147</text:p>
          </table:table-cell>
          <table:table-cell office:value-type="float" office:value="57947" table:style-name="ce26">
            <text:p>57 947</text:p>
          </table:table-cell>
          <table:table-cell office:value-type="float" office:value="61251" table:style-name="ce26">
            <text:p>61 251</text:p>
          </table:table-cell>
          <table:table-cell office:value-type="float" office:value="43109" table:style-name="ce26">
            <text:p>43 109</text:p>
          </table:table-cell>
          <table:table-cell office:value-type="float" office:value="66102" table:style-name="ce26">
            <text:p>66 102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80 bis 84</text:p>
          </table:table-cell>
          <table:table-cell office:value-type="float" office:value="1594" table:style-name="ce26">
            <text:p>1 594</text:p>
          </table:table-cell>
          <table:table-cell office:value-type="float" office:value="2392" table:style-name="ce26">
            <text:p>2 392</text:p>
          </table:table-cell>
          <table:table-cell office:value-type="float" office:value="3413" table:style-name="ce26">
            <text:p>3 413</text:p>
          </table:table-cell>
          <table:table-cell office:value-type="float" office:value="4830" table:style-name="ce26">
            <text:p>4 830</text:p>
          </table:table-cell>
          <table:table-cell office:value-type="float" office:value="5793" table:style-name="ce26">
            <text:p>5 793</text:p>
          </table:table-cell>
          <table:table-cell office:value-type="float" office:value="11215" table:style-name="ce26">
            <text:p>11 215</text:p>
          </table:table-cell>
          <table:table-cell office:value-type="float" office:value="15848" table:style-name="ce26">
            <text:p>15 848</text:p>
          </table:table-cell>
          <table:table-cell office:value-type="float" office:value="27713" table:style-name="ce26">
            <text:p>27 713</text:p>
          </table:table-cell>
          <table:table-cell office:value-type="float" office:value="33785" table:style-name="ce26">
            <text:p>33 785</text:p>
          </table:table-cell>
          <table:table-cell office:value-type="float" office:value="41254" table:style-name="ce26">
            <text:p>41 254</text:p>
          </table:table-cell>
          <table:table-cell office:value-type="float" office:value="46895" table:style-name="ce26">
            <text:p>46 895</text:p>
          </table:table-cell>
          <table:table-cell office:value-type="float" office:value="32798" table:style-name="ce26">
            <text:p>32 798</text:p>
          </table:table-cell>
          <table:table-cell office:value-type="float" office:value="38886" table:style-name="ce26">
            <text:p>38 886</text:p>
          </table:table-cell>
          <table:table-cell office:value-type="float" office:value="53619" table:style-name="ce26">
            <text:p>53 619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85 bis 89</text:p>
          </table:table-cell>
          <table:table-cell office:value-type="float" office:value="487" table:style-name="ce26">
            <text:p>487</text:p>
          </table:table-cell>
          <table:table-cell office:value-type="float" office:value="666" table:style-name="ce26">
            <text:p>666</text:p>
          </table:table-cell>
          <table:table-cell office:value-type="float" office:value="943" table:style-name="ce26">
            <text:p>943</text:p>
          </table:table-cell>
          <table:table-cell office:value-type="float" office:value="1343" table:style-name="ce26">
            <text:p>1 343</text:p>
          </table:table-cell>
          <table:table-cell office:value-type="float" office:value="1796" table:style-name="ce26">
            <text:p>1 796</text:p>
          </table:table-cell>
          <table:table-cell office:value-type="float" office:value="2907" table:style-name="ce26">
            <text:p>2 907</text:p>
          </table:table-cell>
          <table:table-cell office:value-type="float" office:value="4461" table:style-name="ce26">
            <text:p>4 461</text:p>
          </table:table-cell>
          <table:table-cell office:value-type="float" office:value="9631" table:style-name="ce26">
            <text:p>9 631</text:p>
          </table:table-cell>
          <table:table-cell office:value-type="float" office:value="13239" table:style-name="ce26">
            <text:p>13 239</text:p>
          </table:table-cell>
          <table:table-cell office:value-type="float" office:value="16573" table:style-name="ce26">
            <text:p>16 573</text:p>
          </table:table-cell>
          <table:table-cell office:value-type="float" office:value="22827" table:style-name="ce26">
            <text:p>22 827</text:p>
          </table:table-cell>
          <table:table-cell office:value-type="float" office:value="22469" table:style-name="ce26">
            <text:p>22 469</text:p>
          </table:table-cell>
          <table:table-cell office:value-type="float" office:value="29088" table:style-name="ce26">
            <text:p>29 088</text:p>
          </table:table-cell>
          <table:table-cell office:value-type="float" office:value="21513" table:style-name="ce26">
            <text:p>21 513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90 bis 94</text:p>
          </table:table-cell>
          <table:table-cell office:value-type="float" office:value="123" table:style-name="ce26">
            <text:p>123</text:p>
          </table:table-cell>
          <table:table-cell office:value-type="float" office:value="118" table:style-name="ce26">
            <text:p>118</text:p>
          </table:table-cell>
          <table:table-cell office:value-type="float" office:value="169" table:style-name="ce26">
            <text:p>169</text:p>
          </table:table-cell>
          <table:table-cell office:value-type="float" office:value="225" table:style-name="ce26">
            <text:p>225</text:p>
          </table:table-cell>
          <table:table-cell office:value-type="float" office:value="341" table:style-name="ce26">
            <text:p>341</text:p>
          </table:table-cell>
          <table:table-cell office:value-type="float" office:value="538" table:style-name="ce26">
            <text:p>538</text:p>
          </table:table-cell>
          <table:table-cell office:value-type="float" office:value="802" table:style-name="ce26">
            <text:p>802</text:p>
          </table:table-cell>
          <table:table-cell office:value-type="float" office:value="1781" table:style-name="ce26">
            <text:p>1 781</text:p>
          </table:table-cell>
          <table:table-cell office:value-type="float" office:value="3191" table:style-name="ce26">
            <text:p>3 191</text:p>
          </table:table-cell>
          <table:table-cell office:value-type="float" office:value="4262" table:style-name="ce26">
            <text:p>4 262</text:p>
          </table:table-cell>
          <table:table-cell office:value-type="float" office:value="6582" table:style-name="ce26">
            <text:p>6 582</text:p>
          </table:table-cell>
          <table:table-cell office:value-type="float" office:value="9778" table:style-name="ce26">
            <text:p>9 778</text:p>
          </table:table-cell>
          <table:table-cell office:value-type="float" office:value="9899" table:style-name="ce26">
            <text:p>9 899</text:p>
          </table:table-cell>
          <table:table-cell office:value-type="float" office:value="11503" table:style-name="ce26">
            <text:p>11 503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95 und älter</text:p>
          </table:table-cell>
          <table:table-cell office:value-type="float" office:value="25" table:style-name="ce26">
            <text:p>25</text:p>
          </table:table-cell>
          <table:table-cell office:value-type="float" office:value="20" table:style-name="ce26">
            <text:p>20</text:p>
          </table:table-cell>
          <table:table-cell office:value-type="float" office:value="34" table:style-name="ce26">
            <text:p>34</text:p>
          </table:table-cell>
          <table:table-cell office:value-type="float" office:value="52" table:style-name="ce26">
            <text:p>52</text:p>
          </table:table-cell>
          <table:table-cell office:value-type="float" office:value="55" table:style-name="ce26">
            <text:p>55</text:p>
          </table:table-cell>
          <table:table-cell office:value-type="float" office:value="71" table:style-name="ce26">
            <text:p>71</text:p>
          </table:table-cell>
          <table:table-cell office:value-type="float" office:value="79" table:style-name="ce26">
            <text:p>79</text:p>
          </table:table-cell>
          <table:table-cell office:value-type="float" office:value="221" table:style-name="ce26">
            <text:p>221</text:p>
          </table:table-cell>
          <table:table-cell office:value-type="float" office:value="442" table:style-name="ce26">
            <text:p>442</text:p>
          </table:table-cell>
          <table:table-cell office:value-type="float" office:value="640" table:style-name="ce26">
            <text:p>640</text:p>
          </table:table-cell>
          <table:table-cell office:value-type="float" office:value="1037" table:style-name="ce26">
            <text:p>1 037</text:p>
          </table:table-cell>
          <table:table-cell office:value-type="float" office:value="1982" table:style-name="ce26">
            <text:p>1 982</text:p>
          </table:table-cell>
          <table:table-cell office:value-type="float" office:value="2631" table:style-name="ce26">
            <text:p>2 631</text:p>
          </table:table-cell>
          <table:table-cell office:value-type="float" office:value="3931" table:style-name="ce26">
            <text:p>3 931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table:style-name="ce20"/>
          <table:table-cell office:value-type="string" table:number-columns-spanned="14" table:number-rows-spanned="1" table:style-name="ce36">
            <text:p>Männer</text:p>
          </table:table-cell>
          <table:covered-table-cell table:number-columns-repeated="13"/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0">
            <text:p>Zusammen</text:p>
          </table:table-cell>
          <table:table-cell office:value-type="float" office:value="462340" table:formula="of:=SUM([.B27:.B46])" table:style-name="ce26">
            <text:p>462 340</text:p>
          </table:table-cell>
          <table:table-cell office:value-type="float" office:value="571620" table:formula="of:=SUM([.C27:.C46])" table:style-name="ce26">
            <text:p>571 620</text:p>
          </table:table-cell>
          <table:table-cell office:value-type="float" office:value="697326" table:formula="of:=SUM([.D27:.D46])" table:style-name="ce26">
            <text:p>697 326</text:p>
          </table:table-cell>
          <table:table-cell office:value-type="float" office:value="855391" table:formula="of:=SUM([.E27:.E46])" table:style-name="ce26">
            <text:p>855 391</text:p>
          </table:table-cell>
          <table:table-cell office:value-type="float" office:value="999156" table:formula="of:=SUM([.F27:.F46])" table:style-name="ce26">
            <text:p>999 156</text:p>
          </table:table-cell>
          <table:table-cell office:value-type="float" office:value="877884" table:formula="of:=SUM([.G27:.G46])" table:style-name="ce26">
            <text:p>877 884</text:p>
          </table:table-cell>
          <table:table-cell office:value-type="float" office:value="701610" table:formula="of:=SUM([.H27:.H46])" table:style-name="ce26">
            <text:p>701 610</text:p>
          </table:table-cell>
          <table:table-cell office:value-type="float" office:value="707763" table:formula="of:=SUM([.I27:.I46])" table:style-name="ce26">
            <text:p>707 763</text:p>
          </table:table-cell>
          <table:table-cell office:value-type="float" office:value="716901" table:formula="of:=SUM([.J27:.J46])" table:style-name="ce26">
            <text:p>716 901</text:p>
          </table:table-cell>
          <table:table-cell office:value-type="float" office:value="684944" table:formula="of:=SUM([.K27:.K46])" table:style-name="ce26">
            <text:p>684 944</text:p>
          </table:table-cell>
          <table:table-cell office:value-type="float" office:value="714525" table:formula="of:=SUM([.L27:.L46])" table:style-name="ce26">
            <text:p>714 525</text:p>
          </table:table-cell>
          <table:table-cell office:value-type="float" office:value="731344" table:formula="of:=SUM([.M27:.M46])" table:style-name="ce26">
            <text:p>731 344</text:p>
          </table:table-cell>
          <table:table-cell office:value-type="float" office:value="821498" table:style-name="ce26">
            <text:p>821 498</text:p>
          </table:table-cell>
          <table:table-cell office:value-type="float" office:value="942153" table:style-name="ce26">
            <text:p>942 153</text:p>
          </table:table-cell>
          <table:table-cell table:style-name="ce20"/>
          <table:table-cell table:style-name="ce39"/>
          <table:table-cell table:style-name="ce1"/>
          <table:table-cell table:number-columns-repeated="16366"/>
        </table:table-row>
        <table:table-row table:style-name="ro2">
          <table:table-cell office:value-type="string" table:style-name="ce25">
            <text:p>0 bis 4</text:p>
          </table:table-cell>
          <table:table-cell office:value-type="float" office:value="42162" table:style-name="ce26">
            <text:p>42 162</text:p>
          </table:table-cell>
          <table:table-cell office:value-type="float" office:value="61399" table:style-name="ce26">
            <text:p>61 399</text:p>
          </table:table-cell>
          <table:table-cell office:value-type="float" office:value="68528" table:style-name="ce26">
            <text:p>68 528</text:p>
          </table:table-cell>
          <table:table-cell office:value-type="float" office:value="84225" table:style-name="ce26">
            <text:p>84 225</text:p>
          </table:table-cell>
          <table:table-cell office:value-type="float" office:value="84793" table:style-name="ce26">
            <text:p>84 793</text:p>
          </table:table-cell>
          <table:table-cell office:value-type="float" office:value="33771" table:style-name="ce26">
            <text:p>33 771</text:p>
          </table:table-cell>
          <table:table-cell office:value-type="float" office:value="38762" table:style-name="ce26">
            <text:p>38 762</text:p>
          </table:table-cell>
          <table:table-cell office:value-type="float" office:value="38147" table:style-name="ce26">
            <text:p>38 147</text:p>
          </table:table-cell>
          <table:table-cell office:value-type="float" office:value="47110" table:style-name="ce26">
            <text:p>47 110</text:p>
          </table:table-cell>
          <table:table-cell office:value-type="float" office:value="32620" table:style-name="ce26">
            <text:p>32 620</text:p>
          </table:table-cell>
          <table:table-cell office:value-type="float" office:value="39766" table:style-name="ce26">
            <text:p>39 766</text:p>
          </table:table-cell>
          <table:table-cell office:value-type="float" office:value="38085" table:style-name="ce26">
            <text:p>38 085</text:p>
          </table:table-cell>
          <table:table-cell office:value-type="float" office:value="45067" table:style-name="ce26">
            <text:p>45 067</text:p>
          </table:table-cell>
          <table:table-cell office:value-type="float" office:value="49768" table:style-name="ce26">
            <text:p>49 768</text:p>
          </table:table-cell>
          <table:table-cell table:style-name="ce20"/>
          <table:table-cell table:number-columns-repeated="2" table:style-name="ce1"/>
          <table:table-cell table:number-columns-repeated="16366"/>
        </table:table-row>
        <table:table-row table:style-name="ro2">
          <table:table-cell office:value-type="string" table:style-name="ce25">
            <text:p>5 bis 9</text:p>
          </table:table-cell>
          <table:table-cell office:value-type="float" office:value="33401" table:style-name="ce26">
            <text:p>33 401</text:p>
          </table:table-cell>
          <table:table-cell office:value-type="float" office:value="48647" table:style-name="ce26">
            <text:p>48 647</text:p>
          </table:table-cell>
          <table:table-cell office:value-type="float" office:value="59509" table:style-name="ce26">
            <text:p>59 509</text:p>
          </table:table-cell>
          <table:table-cell office:value-type="float" office:value="71752" table:style-name="ce26">
            <text:p>71 752</text:p>
          </table:table-cell>
          <table:table-cell office:value-type="float" office:value="86668" table:style-name="ce26">
            <text:p>86 668</text:p>
          </table:table-cell>
          <table:table-cell office:value-type="float" office:value="49541" table:style-name="ce26">
            <text:p>49 541</text:p>
          </table:table-cell>
          <table:table-cell office:value-type="float" office:value="49809" table:style-name="ce26">
            <text:p>49 809</text:p>
          </table:table-cell>
          <table:table-cell office:value-type="float" office:value="29274" table:style-name="ce26">
            <text:p>29 274</text:p>
          </table:table-cell>
          <table:table-cell office:value-type="float" office:value="47944" table:style-name="ce26">
            <text:p>47 944</text:p>
          </table:table-cell>
          <table:table-cell office:value-type="float" office:value="35839" table:style-name="ce26">
            <text:p>35 839</text:p>
          </table:table-cell>
          <table:table-cell office:value-type="float" office:value="36574" table:style-name="ce26">
            <text:p>36 574</text:p>
          </table:table-cell>
          <table:table-cell office:value-type="float" office:value="39642" table:style-name="ce26">
            <text:p>39 642</text:p>
          </table:table-cell>
          <table:table-cell office:value-type="float" office:value="41502" table:style-name="ce26">
            <text:p>41 502</text:p>
          </table:table-cell>
          <table:table-cell office:value-type="float" office:value="48321" table:style-name="ce26">
            <text:p>48 321</text:p>
          </table:table-cell>
          <table:table-cell table:style-name="ce20"/>
          <table:table-cell table:number-columns-repeated="2" table:style-name="ce41"/>
          <table:table-cell table:number-columns-repeated="16366"/>
        </table:table-row>
        <table:table-row table:style-name="ro2">
          <table:table-cell office:value-type="string" table:style-name="ce25">
            <text:p>10 bis 14</text:p>
          </table:table-cell>
          <table:table-cell office:value-type="float" office:value="36822" table:style-name="ce26">
            <text:p>36 822</text:p>
          </table:table-cell>
          <table:table-cell office:value-type="float" office:value="43271" table:style-name="ce26">
            <text:p>43 271</text:p>
          </table:table-cell>
          <table:table-cell office:value-type="float" office:value="59312" table:style-name="ce26">
            <text:p>59 312</text:p>
          </table:table-cell>
          <table:table-cell office:value-type="float" office:value="69042" table:style-name="ce26">
            <text:p>69 042</text:p>
          </table:table-cell>
          <table:table-cell office:value-type="float" office:value="88384" table:style-name="ce26">
            <text:p>88 384</text:p>
          </table:table-cell>
          <table:table-cell office:value-type="float" office:value="63069" table:style-name="ce26">
            <text:p>63 069</text:p>
          </table:table-cell>
          <table:table-cell office:value-type="float" office:value="42281" table:style-name="ce26">
            <text:p>42 281</text:p>
          </table:table-cell>
          <table:table-cell office:value-type="float" office:value="42044" table:style-name="ce26">
            <text:p>42 044</text:p>
          </table:table-cell>
          <table:table-cell office:value-type="float" office:value="39675" table:style-name="ce26">
            <text:p>39 675</text:p>
          </table:table-cell>
          <table:table-cell office:value-type="float" office:value="47255" table:style-name="ce26">
            <text:p>47 255</text:p>
          </table:table-cell>
          <table:table-cell office:value-type="float" office:value="34289" table:style-name="ce26">
            <text:p>34 289</text:p>
          </table:table-cell>
          <table:table-cell office:value-type="float" office:value="38867" table:style-name="ce26">
            <text:p>38 867</text:p>
          </table:table-cell>
          <table:table-cell office:value-type="float" office:value="39792" table:style-name="ce26">
            <text:p>39 792</text:p>
          </table:table-cell>
          <table:table-cell office:value-type="float" office:value="45985" table:style-name="ce26">
            <text:p>45 985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15 bis 19</text:p>
          </table:table-cell>
          <table:table-cell office:value-type="float" office:value="54677" table:style-name="ce26">
            <text:p>54 677</text:p>
          </table:table-cell>
          <table:table-cell office:value-type="float" office:value="58176" table:style-name="ce26">
            <text:p>58 176</text:p>
          </table:table-cell>
          <table:table-cell office:value-type="float" office:value="74270" table:style-name="ce26">
            <text:p>74 270</text:p>
          </table:table-cell>
          <table:table-cell office:value-type="float" office:value="88136" table:style-name="ce26">
            <text:p>88 136</text:p>
          </table:table-cell>
          <table:table-cell office:value-type="float" office:value="99829" table:style-name="ce26">
            <text:p>99 829</text:p>
          </table:table-cell>
          <table:table-cell office:value-type="float" office:value="44789" table:style-name="ce26">
            <text:p>44 789</text:p>
          </table:table-cell>
          <table:table-cell office:value-type="float" office:value="30535" table:style-name="ce26">
            <text:p>30 535</text:p>
          </table:table-cell>
          <table:table-cell office:value-type="float" office:value="56526" table:style-name="ce26">
            <text:p>56 526</text:p>
          </table:table-cell>
          <table:table-cell office:value-type="float" office:value="33164" table:style-name="ce26">
            <text:p>33 164</text:p>
          </table:table-cell>
          <table:table-cell office:value-type="float" office:value="50165" table:style-name="ce26">
            <text:p>50 165</text:p>
          </table:table-cell>
          <table:table-cell office:value-type="float" office:value="40166" table:style-name="ce26">
            <text:p>40 166</text:p>
          </table:table-cell>
          <table:table-cell office:value-type="float" office:value="38979" table:style-name="ce26">
            <text:p>38 979</text:p>
          </table:table-cell>
          <table:table-cell office:value-type="float" office:value="44338" table:style-name="ce26">
            <text:p>44 338</text:p>
          </table:table-cell>
          <table:table-cell office:value-type="float" office:value="46850" table:style-name="ce26">
            <text:p>46 850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20 bis 24</text:p>
          </table:table-cell>
          <table:table-cell office:value-type="float" office:value="66496" table:style-name="ce26">
            <text:p>66 496</text:p>
          </table:table-cell>
          <table:table-cell office:value-type="float" office:value="70247" table:style-name="ce26">
            <text:p>70 247</text:p>
          </table:table-cell>
          <table:table-cell office:value-type="float" office:value="80878" table:style-name="ce26">
            <text:p>80 878</text:p>
          </table:table-cell>
          <table:table-cell office:value-type="float" office:value="104776" table:style-name="ce26">
            <text:p>104 776</text:p>
          </table:table-cell>
          <table:table-cell office:value-type="float" office:value="106629" table:style-name="ce26">
            <text:p>106 629</text:p>
          </table:table-cell>
          <table:table-cell office:value-type="float" office:value="74535" table:style-name="ce26">
            <text:p>74 535</text:p>
          </table:table-cell>
          <table:table-cell office:value-type="float" office:value="43054" table:style-name="ce26">
            <text:p>43 054</text:p>
          </table:table-cell>
          <table:table-cell office:value-type="float" office:value="53210" table:style-name="ce26">
            <text:p>53 210</text:p>
          </table:table-cell>
          <table:table-cell office:value-type="float" office:value="54298" table:style-name="ce26">
            <text:p>54 298</text:p>
          </table:table-cell>
          <table:table-cell office:value-type="float" office:value="49257" table:style-name="ce26">
            <text:p>49 257</text:p>
          </table:table-cell>
          <table:table-cell office:value-type="float" office:value="62313" table:style-name="ce26">
            <text:p>62 313</text:p>
          </table:table-cell>
          <table:table-cell office:value-type="float" office:value="42705" table:style-name="ce26">
            <text:p>42 705</text:p>
          </table:table-cell>
          <table:table-cell office:value-type="float" office:value="58183" table:style-name="ce26">
            <text:p>58 183</text:p>
          </table:table-cell>
          <table:table-cell office:value-type="float" office:value="63116" table:style-name="ce26">
            <text:p>63 116</text:p>
          </table:table-cell>
          <table:table-cell table:style-name="ce20"/>
          <table:table-cell table:style-name="ce41"/>
          <table:table-cell table:style-name="ce40"/>
          <table:table-cell table:number-columns-repeated="16366"/>
        </table:table-row>
        <table:table-row table:style-name="ro2">
          <table:table-cell office:value-type="string" table:style-name="ce25">
            <text:p>25 bis 29</text:p>
          </table:table-cell>
          <table:table-cell office:value-type="float" office:value="50368" table:style-name="ce26">
            <text:p>50 368</text:p>
          </table:table-cell>
          <table:table-cell office:value-type="float" office:value="57146" table:style-name="ce26">
            <text:p>57 146</text:p>
          </table:table-cell>
          <table:table-cell office:value-type="float" office:value="68105" table:style-name="ce26">
            <text:p>68 105</text:p>
          </table:table-cell>
          <table:table-cell office:value-type="float" office:value="87172" table:style-name="ce26">
            <text:p>87 172</text:p>
          </table:table-cell>
          <table:table-cell office:value-type="float" office:value="98443" table:style-name="ce26">
            <text:p>98 443</text:p>
          </table:table-cell>
          <table:table-cell office:value-type="float" office:value="84920" table:style-name="ce26">
            <text:p>84 920</text:p>
          </table:table-cell>
          <table:table-cell office:value-type="float" office:value="47740" table:style-name="ce26">
            <text:p>47 740</text:p>
          </table:table-cell>
          <table:table-cell office:value-type="float" office:value="38488" table:style-name="ce26">
            <text:p>38 488</text:p>
          </table:table-cell>
          <table:table-cell office:value-type="float" office:value="64637" table:style-name="ce26">
            <text:p>64 637</text:p>
          </table:table-cell>
          <table:table-cell office:value-type="float" office:value="46334" table:style-name="ce26">
            <text:p>46 334</text:p>
          </table:table-cell>
          <table:table-cell office:value-type="float" office:value="72289" table:style-name="ce26">
            <text:p>72 289</text:p>
          </table:table-cell>
          <table:table-cell office:value-type="float" office:value="54108" table:style-name="ce26">
            <text:p>54 108</text:p>
          </table:table-cell>
          <table:table-cell office:value-type="float" office:value="65716" table:style-name="ce26">
            <text:p>65 716</text:p>
          </table:table-cell>
          <table:table-cell office:value-type="float" office:value="79672" table:style-name="ce26">
            <text:p>79 672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30 bis 34</text:p>
          </table:table-cell>
          <table:table-cell office:value-type="float" office:value="38915" table:style-name="ce26">
            <text:p>38 915</text:p>
          </table:table-cell>
          <table:table-cell office:value-type="float" office:value="50397" table:style-name="ce26">
            <text:p>50 397</text:p>
          </table:table-cell>
          <table:table-cell office:value-type="float" office:value="59213" table:style-name="ce26">
            <text:p>59 213</text:p>
          </table:table-cell>
          <table:table-cell office:value-type="float" office:value="71446" table:style-name="ce26">
            <text:p>71 446</text:p>
          </table:table-cell>
          <table:table-cell office:value-type="float" office:value="91872" table:style-name="ce26">
            <text:p>91 872</text:p>
          </table:table-cell>
          <table:table-cell office:value-type="float" office:value="87530" table:style-name="ce26">
            <text:p>87 530</text:p>
          </table:table-cell>
          <table:table-cell office:value-type="float" office:value="35991" table:style-name="ce26">
            <text:p>35 991</text:p>
          </table:table-cell>
          <table:table-cell office:value-type="float" office:value="46412" table:style-name="ce26">
            <text:p>46 412</text:p>
          </table:table-cell>
          <table:table-cell office:value-type="float" office:value="57727" table:style-name="ce26">
            <text:p>57 727</text:p>
          </table:table-cell>
          <table:table-cell office:value-type="float" office:value="57180" table:style-name="ce26">
            <text:p>57 180</text:p>
          </table:table-cell>
          <table:table-cell office:value-type="float" office:value="62655" table:style-name="ce26">
            <text:p>62 655</text:p>
          </table:table-cell>
          <table:table-cell office:value-type="float" office:value="69222" table:style-name="ce26">
            <text:p>69 222</text:p>
          </table:table-cell>
          <table:table-cell office:value-type="float" office:value="63879" table:style-name="ce26">
            <text:p>63 879</text:p>
          </table:table-cell>
          <table:table-cell office:value-type="float" office:value="81976" table:style-name="ce26">
            <text:p>81 976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35 bis 39</text:p>
          </table:table-cell>
          <table:table-cell office:value-type="float" office:value="32704" table:style-name="ce26">
            <text:p>32 704</text:p>
          </table:table-cell>
          <table:table-cell office:value-type="float" office:value="44633" table:style-name="ce26">
            <text:p>44 633</text:p>
          </table:table-cell>
          <table:table-cell office:value-type="float" office:value="52077" table:style-name="ce26">
            <text:p>52 077</text:p>
          </table:table-cell>
          <table:table-cell office:value-type="float" office:value="62277" table:style-name="ce26">
            <text:p>62 277</text:p>
          </table:table-cell>
          <table:table-cell office:value-type="float" office:value="79770" table:style-name="ce26">
            <text:p>79 770</text:p>
          </table:table-cell>
          <table:table-cell office:value-type="float" office:value="77729" table:style-name="ce26">
            <text:p>77 729</text:p>
          </table:table-cell>
          <table:table-cell office:value-type="float" office:value="46581" table:style-name="ce26">
            <text:p>46 581</text:p>
          </table:table-cell>
          <table:table-cell office:value-type="float" office:value="48844" table:style-name="ce26">
            <text:p>48 844</text:p>
          </table:table-cell>
          <table:table-cell office:value-type="float" office:value="40072" table:style-name="ce26">
            <text:p>40 072</text:p>
          </table:table-cell>
          <table:table-cell office:value-type="float" office:value="60637" table:style-name="ce26">
            <text:p>60 637</text:p>
          </table:table-cell>
          <table:table-cell office:value-type="float" office:value="51290" table:style-name="ce26">
            <text:p>51 290</text:p>
          </table:table-cell>
          <table:table-cell office:value-type="float" office:value="71228" table:style-name="ce26">
            <text:p>71 228</text:p>
          </table:table-cell>
          <table:table-cell office:value-type="float" office:value="61257" table:style-name="ce26">
            <text:p>61 257</text:p>
          </table:table-cell>
          <table:table-cell office:value-type="float" office:value="75320" table:style-name="ce26">
            <text:p>75 320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40 bis 44</text:p>
          </table:table-cell>
          <table:table-cell office:value-type="float" office:value="27128" table:style-name="ce26">
            <text:p>27 128</text:p>
          </table:table-cell>
          <table:table-cell office:value-type="float" office:value="35665" table:style-name="ce26">
            <text:p>35 665</text:p>
          </table:table-cell>
          <table:table-cell office:value-type="float" office:value="44709" table:style-name="ce26">
            <text:p>44 709</text:p>
          </table:table-cell>
          <table:table-cell office:value-type="float" office:value="53409" table:style-name="ce26">
            <text:p>53 409</text:p>
          </table:table-cell>
          <table:table-cell office:value-type="float" office:value="65237" table:style-name="ce26">
            <text:p>65 237</text:p>
          </table:table-cell>
          <table:table-cell office:value-type="float" office:value="69110" table:style-name="ce26">
            <text:p>69 110</text:p>
          </table:table-cell>
          <table:table-cell office:value-type="float" office:value="60953" table:style-name="ce26">
            <text:p>60 953</text:p>
          </table:table-cell>
          <table:table-cell office:value-type="float" office:value="35852" table:style-name="ce26">
            <text:p>35 852</text:p>
          </table:table-cell>
          <table:table-cell office:value-type="float" office:value="46928" table:style-name="ce26">
            <text:p>46 928</text:p>
          </table:table-cell>
          <table:table-cell office:value-type="float" office:value="54142" table:style-name="ce26">
            <text:p>54 142</text:p>
          </table:table-cell>
          <table:table-cell office:value-type="float" office:value="56236" table:style-name="ce26">
            <text:p>56 236</text:p>
          </table:table-cell>
          <table:table-cell office:value-type="float" office:value="59845" table:style-name="ce26">
            <text:p>59 845</text:p>
          </table:table-cell>
          <table:table-cell office:value-type="float" office:value="68287" table:style-name="ce26">
            <text:p>68 287</text:p>
          </table:table-cell>
          <table:table-cell office:value-type="float" office:value="67445" table:style-name="ce26">
            <text:p>67 445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45 bis 49</text:p>
          </table:table-cell>
          <table:table-cell office:value-type="float" office:value="24330" table:style-name="ce26">
            <text:p>24 330</text:p>
          </table:table-cell>
          <table:table-cell office:value-type="float" office:value="28473" table:style-name="ce26">
            <text:p>28 473</text:p>
          </table:table-cell>
          <table:table-cell office:value-type="float" office:value="38930" table:style-name="ce26">
            <text:p>38 930</text:p>
          </table:table-cell>
          <table:table-cell office:value-type="float" office:value="45508" table:style-name="ce26">
            <text:p>45 508</text:p>
          </table:table-cell>
          <table:table-cell office:value-type="float" office:value="55183" table:style-name="ce26">
            <text:p>55 183</text:p>
          </table:table-cell>
          <table:table-cell office:value-type="float" office:value="68289" table:style-name="ce26">
            <text:p>68 289</text:p>
          </table:table-cell>
          <table:table-cell office:value-type="float" office:value="67937" table:style-name="ce26">
            <text:p>67 937</text:p>
          </table:table-cell>
          <table:table-cell office:value-type="float" office:value="47807" table:style-name="ce26">
            <text:p>47 807</text:p>
          </table:table-cell>
          <table:table-cell office:value-type="float" office:value="47963" table:style-name="ce26">
            <text:p>47 963</text:p>
          </table:table-cell>
          <table:table-cell office:value-type="float" office:value="37466" table:style-name="ce26">
            <text:p>37 466</text:p>
          </table:table-cell>
          <table:table-cell office:value-type="float" office:value="56240" table:style-name="ce26">
            <text:p>56 240</text:p>
          </table:table-cell>
          <table:table-cell office:value-type="float" office:value="49023" table:style-name="ce26">
            <text:p>49 023</text:p>
          </table:table-cell>
          <table:table-cell office:value-type="float" office:value="69405" table:style-name="ce26">
            <text:p>69 405</text:p>
          </table:table-cell>
          <table:table-cell office:value-type="float" office:value="62678" table:style-name="ce26">
            <text:p>62 678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50 bis 54</text:p>
          </table:table-cell>
          <table:table-cell office:value-type="float" office:value="19276" table:style-name="ce26">
            <text:p>19 276</text:p>
          </table:table-cell>
          <table:table-cell office:value-type="float" office:value="22552" table:style-name="ce26">
            <text:p>22 552</text:p>
          </table:table-cell>
          <table:table-cell office:value-type="float" office:value="29673" table:style-name="ce26">
            <text:p>29 673</text:p>
          </table:table-cell>
          <table:table-cell office:value-type="float" office:value="38062" table:style-name="ce26">
            <text:p>38 062</text:p>
          </table:table-cell>
          <table:table-cell office:value-type="float" office:value="44554" table:style-name="ce26">
            <text:p>44 554</text:p>
          </table:table-cell>
          <table:table-cell office:value-type="float" office:value="63263" table:style-name="ce26">
            <text:p>63 263</text:p>
          </table:table-cell>
          <table:table-cell office:value-type="float" office:value="63459" table:style-name="ce26">
            <text:p>63 459</text:p>
          </table:table-cell>
          <table:table-cell office:value-type="float" office:value="60009" table:style-name="ce26">
            <text:p>60 009</text:p>
          </table:table-cell>
          <table:table-cell office:value-type="float" office:value="34689" table:style-name="ce26">
            <text:p>34 689</text:p>
          </table:table-cell>
          <table:table-cell office:value-type="float" office:value="42750" table:style-name="ce26">
            <text:p>42 750</text:p>
          </table:table-cell>
          <table:table-cell office:value-type="float" office:value="48941" table:style-name="ce26">
            <text:p>48 941</text:p>
          </table:table-cell>
          <table:table-cell office:value-type="float" office:value="51774" table:style-name="ce26">
            <text:p>51 774</text:p>
          </table:table-cell>
          <table:table-cell office:value-type="float" office:value="58075" table:style-name="ce26">
            <text:p>58 075</text:p>
          </table:table-cell>
          <table:table-cell office:value-type="float" office:value="67720" table:style-name="ce26">
            <text:p>67 720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55 bis 59</text:p>
          </table:table-cell>
          <table:table-cell office:value-type="float" office:value="14444" table:style-name="ce26">
            <text:p>14 444</text:p>
          </table:table-cell>
          <table:table-cell office:value-type="float" office:value="18825" table:style-name="ce26">
            <text:p>18 825</text:p>
          </table:table-cell>
          <table:table-cell office:value-type="float" office:value="22287" table:style-name="ce26">
            <text:p>22 287</text:p>
          </table:table-cell>
          <table:table-cell office:value-type="float" office:value="30419" table:style-name="ce26">
            <text:p>30 419</text:p>
          </table:table-cell>
          <table:table-cell office:value-type="float" office:value="34878" table:style-name="ce26">
            <text:p>34 878</text:p>
          </table:table-cell>
          <table:table-cell office:value-type="float" office:value="57127" table:style-name="ce26">
            <text:p>57 127</text:p>
          </table:table-cell>
          <table:table-cell office:value-type="float" office:value="51533" table:style-name="ce26">
            <text:p>51 533</text:p>
          </table:table-cell>
          <table:table-cell office:value-type="float" office:value="62886" table:style-name="ce26">
            <text:p>62 886</text:p>
          </table:table-cell>
          <table:table-cell office:value-type="float" office:value="43156" table:style-name="ce26">
            <text:p>43 156</text:p>
          </table:table-cell>
          <table:table-cell office:value-type="float" office:value="41422" table:style-name="ce26">
            <text:p>41 422</text:p>
          </table:table-cell>
          <table:table-cell office:value-type="float" office:value="32213" table:style-name="ce26">
            <text:p>32 213</text:p>
          </table:table-cell>
          <table:table-cell office:value-type="float" office:value="49495" table:style-name="ce26">
            <text:p>49 495</text:p>
          </table:table-cell>
          <table:table-cell office:value-type="float" office:value="45944" table:style-name="ce26">
            <text:p>45 944</text:p>
          </table:table-cell>
          <table:table-cell office:value-type="float" office:value="66593" table:style-name="ce26">
            <text:p>66 593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60 bis 64</text:p>
          </table:table-cell>
          <table:table-cell office:value-type="float" office:value="9392" table:style-name="ce26">
            <text:p>9 392</text:p>
          </table:table-cell>
          <table:table-cell office:value-type="float" office:value="14271" table:style-name="ce26">
            <text:p>14 271</text:p>
          </table:table-cell>
          <table:table-cell office:value-type="float" office:value="15808" table:style-name="ce26">
            <text:p>15 808</text:p>
          </table:table-cell>
          <table:table-cell office:value-type="float" office:value="20826" table:style-name="ce26">
            <text:p>20 826</text:p>
          </table:table-cell>
          <table:table-cell office:value-type="float" office:value="26007" table:style-name="ce26">
            <text:p>26 007</text:p>
          </table:table-cell>
          <table:table-cell office:value-type="float" office:value="42659" table:style-name="ce26">
            <text:p>42 659</text:p>
          </table:table-cell>
          <table:table-cell office:value-type="float" office:value="43997" table:style-name="ce26">
            <text:p>43 997</text:p>
          </table:table-cell>
          <table:table-cell office:value-type="float" office:value="53375" table:style-name="ce26">
            <text:p>53 375</text:p>
          </table:table-cell>
          <table:table-cell office:value-type="float" office:value="49840" table:style-name="ce26">
            <text:p>49 840</text:p>
          </table:table-cell>
          <table:table-cell office:value-type="float" office:value="28044" table:style-name="ce26">
            <text:p>28 044</text:p>
          </table:table-cell>
          <table:table-cell office:value-type="float" office:value="33819" table:style-name="ce26">
            <text:p>33 819</text:p>
          </table:table-cell>
          <table:table-cell office:value-type="float" office:value="41373" table:style-name="ce26">
            <text:p>41 373</text:p>
          </table:table-cell>
          <table:table-cell office:value-type="float" office:value="44397" table:style-name="ce26">
            <text:p>44 397</text:p>
          </table:table-cell>
          <table:table-cell office:value-type="float" office:value="52996" table:style-name="ce26">
            <text:p>52 996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65 bis 69</text:p>
          </table:table-cell>
          <table:table-cell office:value-type="float" office:value="6283" table:style-name="ce26">
            <text:p>6 283</text:p>
          </table:table-cell>
          <table:table-cell office:value-type="float" office:value="9339" table:style-name="ce26">
            <text:p>9 339</text:p>
          </table:table-cell>
          <table:table-cell office:value-type="float" office:value="11423" table:style-name="ce26">
            <text:p>11 423</text:p>
          </table:table-cell>
          <table:table-cell office:value-type="float" office:value="13617" table:style-name="ce26">
            <text:p>13 617</text:p>
          </table:table-cell>
          <table:table-cell office:value-type="float" office:value="18431" table:style-name="ce26">
            <text:p>18 431</text:p>
          </table:table-cell>
          <table:table-cell office:value-type="float" office:value="29374" table:style-name="ce26">
            <text:p>29 374</text:p>
          </table:table-cell>
          <table:table-cell office:value-type="float" office:value="34594" table:style-name="ce26">
            <text:p>34 594</text:p>
          </table:table-cell>
          <table:table-cell office:value-type="float" office:value="38663" table:style-name="ce26">
            <text:p>38 663</text:p>
          </table:table-cell>
          <table:table-cell office:value-type="float" office:value="45669" table:style-name="ce26">
            <text:p>45 669</text:p>
          </table:table-cell>
          <table:table-cell office:value-type="float" office:value="31744" table:style-name="ce26">
            <text:p>31 744</text:p>
          </table:table-cell>
          <table:table-cell office:value-type="float" office:value="30831" table:style-name="ce26">
            <text:p>30 831</text:p>
          </table:table-cell>
          <table:table-cell office:value-type="float" office:value="25381" table:style-name="ce26">
            <text:p>25 381</text:p>
          </table:table-cell>
          <table:table-cell office:value-type="float" office:value="39464" table:style-name="ce26">
            <text:p>39 464</text:p>
          </table:table-cell>
          <table:table-cell office:value-type="float" office:value="38632" table:style-name="ce26">
            <text:p>38 632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70 bis 74</text:p>
          </table:table-cell>
          <table:table-cell office:value-type="float" office:value="3471" table:style-name="ce26">
            <text:p>3 471</text:p>
          </table:table-cell>
          <table:table-cell office:value-type="float" office:value="5089" table:style-name="ce26">
            <text:p>5 089</text:p>
          </table:table-cell>
          <table:table-cell office:value-type="float" office:value="7271" table:style-name="ce26">
            <text:p>7 271</text:p>
          </table:table-cell>
          <table:table-cell office:value-type="float" office:value="8001" table:style-name="ce26">
            <text:p>8 001</text:p>
          </table:table-cell>
          <table:table-cell office:value-type="float" office:value="10488" table:style-name="ce26">
            <text:p>10 488</text:p>
          </table:table-cell>
          <table:table-cell office:value-type="float" office:value="18340" table:style-name="ce26">
            <text:p>18 340</text:p>
          </table:table-cell>
          <table:table-cell office:value-type="float" office:value="24302" table:style-name="ce26">
            <text:p>24 302</text:p>
          </table:table-cell>
          <table:table-cell office:value-type="float" office:value="27790" table:style-name="ce26">
            <text:p>27 790</text:p>
          </table:table-cell>
          <table:table-cell office:value-type="float" office:value="32366" table:style-name="ce26">
            <text:p>32 366</text:p>
          </table:table-cell>
          <table:table-cell office:value-type="float" office:value="31929" table:style-name="ce26">
            <text:p>31 929</text:p>
          </table:table-cell>
          <table:table-cell office:value-type="float" office:value="19021" table:style-name="ce26">
            <text:p>19 021</text:p>
          </table:table-cell>
          <table:table-cell office:value-type="float" office:value="24730" table:style-name="ce26">
            <text:p>24 730</text:p>
          </table:table-cell>
          <table:table-cell office:value-type="float" office:value="34611" table:style-name="ce26">
            <text:p>34 611</text:p>
          </table:table-cell>
          <table:table-cell office:value-type="float" office:value="34209" table:style-name="ce26">
            <text:p>34 209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75 bis 79</text:p>
          </table:table-cell>
          <table:table-cell office:value-type="float" office:value="1658" table:style-name="ce26">
            <text:p>1 658</text:p>
          </table:table-cell>
          <table:table-cell office:value-type="float" office:value="2352" table:style-name="ce26">
            <text:p>2 352</text:p>
          </table:table-cell>
          <table:table-cell office:value-type="float" office:value="3639" table:style-name="ce26">
            <text:p>3 639</text:p>
          </table:table-cell>
          <table:table-cell office:value-type="float" office:value="4349" table:style-name="ce26">
            <text:p>4 349</text:p>
          </table:table-cell>
          <table:table-cell office:value-type="float" office:value="5308" table:style-name="ce26">
            <text:p>5 308</text:p>
          </table:table-cell>
          <table:table-cell office:value-type="float" office:value="9240" table:style-name="ce26">
            <text:p>9 240</text:p>
          </table:table-cell>
          <table:table-cell office:value-type="float" office:value="13548" table:style-name="ce26">
            <text:p>13 548</text:p>
          </table:table-cell>
          <table:table-cell office:value-type="float" office:value="17015" table:style-name="ce26">
            <text:p>17 015</text:p>
          </table:table-cell>
          <table:table-cell office:value-type="float" office:value="18470" table:style-name="ce26">
            <text:p>18 470</text:p>
          </table:table-cell>
          <table:table-cell office:value-type="float" office:value="22838" table:style-name="ce26">
            <text:p>22 838</text:p>
          </table:table-cell>
          <table:table-cell office:value-type="float" office:value="18050" table:style-name="ce26">
            <text:p>18 050</text:p>
          </table:table-cell>
          <table:table-cell office:value-type="float" office:value="19593" table:style-name="ce26">
            <text:p>19 593</text:p>
          </table:table-cell>
          <table:table-cell office:value-type="float" office:value="17418" table:style-name="ce26">
            <text:p>17 418</text:p>
          </table:table-cell>
          <table:table-cell office:value-type="float" office:value="27674" table:style-name="ce26">
            <text:p>27 674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80 bis 84</text:p>
          </table:table-cell>
          <table:table-cell office:value-type="float" office:value="590" table:style-name="ce26">
            <text:p>590</text:p>
          </table:table-cell>
          <table:table-cell office:value-type="float" office:value="870" table:style-name="ce26">
            <text:p>870</text:p>
          </table:table-cell>
          <table:table-cell office:value-type="float" office:value="1252" table:style-name="ce26">
            <text:p>1 252</text:p>
          </table:table-cell>
          <table:table-cell office:value-type="float" office:value="1807" table:style-name="ce26">
            <text:p>1 807</text:p>
          </table:table-cell>
          <table:table-cell office:value-type="float" office:value="1992" table:style-name="ce26">
            <text:p>1 992</text:p>
          </table:table-cell>
          <table:table-cell office:value-type="float" office:value="3619" table:style-name="ce26">
            <text:p>3 619</text:p>
          </table:table-cell>
          <table:table-cell office:value-type="float" office:value="5070" table:style-name="ce26">
            <text:p>5 070</text:p>
          </table:table-cell>
          <table:table-cell office:value-type="float" office:value="8344" table:style-name="ce26">
            <text:p>8 344</text:p>
          </table:table-cell>
          <table:table-cell office:value-type="float" office:value="9070" table:style-name="ce26">
            <text:p>9 070</text:p>
          </table:table-cell>
          <table:table-cell office:value-type="float" office:value="10853" table:style-name="ce26">
            <text:p>10 853</text:p>
          </table:table-cell>
          <table:table-cell office:value-type="float" office:value="12896" table:style-name="ce26">
            <text:p>12 896</text:p>
          </table:table-cell>
          <table:table-cell office:value-type="float" office:value="9472" table:style-name="ce26">
            <text:p>9 472</text:p>
          </table:table-cell>
          <table:table-cell office:value-type="float" office:value="13743" table:style-name="ce26">
            <text:p>13 743</text:p>
          </table:table-cell>
          <table:table-cell office:value-type="float" office:value="21579" table:style-name="ce26">
            <text:p>21 579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85 bis 89</text:p>
          </table:table-cell>
          <table:table-cell office:value-type="float" office:value="175" table:style-name="ce26">
            <text:p>175</text:p>
          </table:table-cell>
          <table:table-cell office:value-type="float" office:value="221" table:style-name="ce26">
            <text:p>221</text:p>
          </table:table-cell>
          <table:table-cell office:value-type="float" office:value="364" table:style-name="ce26">
            <text:p>364</text:p>
          </table:table-cell>
          <table:table-cell office:value-type="float" office:value="476" table:style-name="ce26">
            <text:p>476</text:p>
          </table:table-cell>
          <table:table-cell office:value-type="float" office:value="583" table:style-name="ce26">
            <text:p>583</text:p>
          </table:table-cell>
          <table:table-cell office:value-type="float" office:value="821" table:style-name="ce26">
            <text:p>821</text:p>
          </table:table-cell>
          <table:table-cell office:value-type="float" office:value="1238" table:style-name="ce26">
            <text:p>1 238</text:p>
          </table:table-cell>
          <table:table-cell office:value-type="float" office:value="2599" table:style-name="ce26">
            <text:p>2 599</text:p>
          </table:table-cell>
          <table:table-cell office:value-type="float" office:value="3293" table:style-name="ce26">
            <text:p>3 293</text:p>
          </table:table-cell>
          <table:table-cell office:value-type="float" office:value="3533" table:style-name="ce26">
            <text:p>3 533</text:p>
          </table:table-cell>
          <table:table-cell office:value-type="float" office:value="5519" table:style-name="ce26">
            <text:p>5 519</text:p>
          </table:table-cell>
          <table:table-cell office:value-type="float" office:value="5486" table:style-name="ce26">
            <text:p>5 486</text:p>
          </table:table-cell>
          <table:table-cell office:value-type="float" office:value="7837" table:style-name="ce26">
            <text:p>7 837</text:p>
          </table:table-cell>
          <table:table-cell office:value-type="float" office:value="7570" table:style-name="ce26">
            <text:p>7 570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90 bis 94</text:p>
          </table:table-cell>
          <table:table-cell office:value-type="float" office:value="40" table:style-name="ce26">
            <text:p>40</text:p>
          </table:table-cell>
          <table:table-cell office:value-type="float" office:value="40" table:style-name="ce26">
            <text:p>40</text:p>
          </table:table-cell>
          <table:table-cell office:value-type="float" office:value="67" table:style-name="ce26">
            <text:p>67</text:p>
          </table:table-cell>
          <table:table-cell office:value-type="float" office:value="69" table:style-name="ce26">
            <text:p>69</text:p>
          </table:table-cell>
          <table:table-cell office:value-type="float" office:value="94" table:style-name="ce26">
            <text:p>94</text:p>
          </table:table-cell>
          <table:table-cell office:value-type="float" office:value="142" table:style-name="ce26">
            <text:p>142</text:p>
          </table:table-cell>
          <table:table-cell office:value-type="float" office:value="214" table:style-name="ce26">
            <text:p>214</text:p>
          </table:table-cell>
          <table:table-cell office:value-type="float" office:value="425" table:style-name="ce26">
            <text:p>425</text:p>
          </table:table-cell>
          <table:table-cell office:value-type="float" office:value="740" table:style-name="ce26">
            <text:p>740</text:p>
          </table:table-cell>
          <table:table-cell office:value-type="float" office:value="831" table:style-name="ce26">
            <text:p>831</text:p>
          </table:table-cell>
          <table:table-cell office:value-type="float" office:value="1258" table:style-name="ce26">
            <text:p>1 258</text:p>
          </table:table-cell>
          <table:table-cell office:value-type="float" office:value="1997" table:style-name="ce26">
            <text:p>1 997</text:p>
          </table:table-cell>
          <table:table-cell office:value-type="float" office:value="2153" table:style-name="ce26">
            <text:p>2 153</text:p>
          </table:table-cell>
          <table:table-cell office:value-type="float" office:value="3275" table:style-name="ce26">
            <text:p>3 275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95 und älter</text:p>
          </table:table-cell>
          <table:table-cell office:value-type="float" office:value="8" table:style-name="ce26">
            <text:p>8</text:p>
          </table:table-cell>
          <table:table-cell office:value-type="float" office:value="7" table:style-name="ce26">
            <text:p>7</text:p>
          </table:table-cell>
          <table:table-cell office:value-type="float" office:value="11" table:style-name="ce26">
            <text:p>11</text:p>
          </table:table-cell>
          <table:table-cell office:value-type="float" office:value="22" table:style-name="ce26">
            <text:p>22</text:p>
          </table:table-cell>
          <table:table-cell office:value-type="float" office:value="13" table:style-name="ce26">
            <text:p>13</text:p>
          </table:table-cell>
          <table:table-cell office:value-type="float" office:value="16" table:style-name="ce26">
            <text:p>16</text:p>
          </table:table-cell>
          <table:table-cell office:value-type="float" office:value="12" table:style-name="ce26">
            <text:p>12</text:p>
          </table:table-cell>
          <table:table-cell office:value-type="float" office:value="53" table:style-name="ce26">
            <text:p>53</text:p>
          </table:table-cell>
          <table:table-cell office:value-type="float" office:value="90" table:style-name="ce26">
            <text:p>90</text:p>
          </table:table-cell>
          <table:table-cell office:value-type="float" office:value="105" table:style-name="ce26">
            <text:p>105</text:p>
          </table:table-cell>
          <table:table-cell office:value-type="float" office:value="159" table:style-name="ce26">
            <text:p>159</text:p>
          </table:table-cell>
          <table:table-cell office:value-type="float" office:value="339" table:style-name="ce26">
            <text:p>339</text:p>
          </table:table-cell>
          <table:table-cell office:value-type="float" office:value="430" table:style-name="ce26">
            <text:p>430</text:p>
          </table:table-cell>
          <table:table-cell office:value-type="float" office:value="774" table:style-name="ce26">
            <text:p>774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table:style-name="ce20"/>
          <table:table-cell office:value-type="string" table:number-columns-spanned="14" table:number-rows-spanned="1" table:style-name="ce36">
            <text:p>Frauen</text:p>
          </table:table-cell>
          <table:covered-table-cell table:number-columns-repeated="13"/>
          <table:table-cell table:style-name="ce20"/>
          <table:table-cell table:style-name="ce39"/>
          <table:table-cell table:style-name="ce1"/>
          <table:table-cell table:number-columns-repeated="16366"/>
        </table:table-row>
        <table:table-row table:style-name="ro2">
          <table:table-cell office:value-type="string" table:style-name="ce20">
            <text:p>Zusammen</text:p>
          </table:table-cell>
          <table:table-cell office:value-type="float" office:value="438658" table:formula="of:=SUM([.B49:.B68])" table:style-name="ce26">
            <text:p>438 658</text:p>
          </table:table-cell>
          <table:table-cell office:value-type="float" office:value="590971" table:formula="of:=SUM([.C49:.C68])" table:style-name="ce26">
            <text:p>590 971</text:p>
          </table:table-cell>
          <table:table-cell office:value-type="float" office:value="732887" table:formula="of:=SUM([.D49:.D68])" table:style-name="ce26">
            <text:p>732 887</text:p>
          </table:table-cell>
          <table:table-cell office:value-type="float" office:value="913746" table:formula="of:=SUM([.E49:.E68])" table:style-name="ce26">
            <text:p>913 746</text:p>
          </table:table-cell>
          <table:table-cell office:value-type="float" office:value="1084474" table:formula="of:=SUM([.F49:.F68])" table:style-name="ce26">
            <text:p>1 084 474</text:p>
          </table:table-cell>
          <table:table-cell office:value-type="float" office:value="1059351" table:formula="of:=SUM([.G49:.G68])" table:style-name="ce26">
            <text:p>1 059 351</text:p>
          </table:table-cell>
          <table:table-cell office:value-type="float" office:value="914515" table:formula="of:=SUM([.H49:.H68])" table:style-name="ce26">
            <text:p>914 515</text:p>
          </table:table-cell>
          <table:table-cell office:value-type="float" office:value="919803" table:formula="of:=SUM([.I49:.I68])" table:style-name="ce26">
            <text:p>919 803</text:p>
          </table:table-cell>
          <table:table-cell office:value-type="float" office:value="902984" table:formula="of:=SUM([.J49:.J68])" table:style-name="ce26">
            <text:p>902 984</text:p>
          </table:table-cell>
          <table:table-cell office:value-type="float" office:value="846402" table:formula="of:=SUM([.K49:.K68])" table:style-name="ce26">
            <text:p>846 402</text:p>
          </table:table-cell>
          <table:table-cell office:value-type="float" office:value="825323" table:formula="of:=SUM([.L49:.L68])" table:style-name="ce26">
            <text:p>825 323</text:p>
          </table:table-cell>
          <table:table-cell office:value-type="float" office:value="818779" table:formula="of:=SUM([.M49:.M68])" table:style-name="ce26">
            <text:p>818 779</text:p>
          </table:table-cell>
          <table:table-cell office:value-type="float" office:value="892729" table:style-name="ce26">
            <text:p>892 729</text:p>
          </table:table-cell>
          <table:table-cell office:value-type="float" office:value="984807" table:style-name="ce26">
            <text:p>984 807</text:p>
          </table:table-cell>
          <table:table-cell table:style-name="ce20"/>
          <table:table-cell table:number-columns-repeated="2" table:style-name="ce1"/>
          <table:table-cell table:number-columns-repeated="16366"/>
        </table:table-row>
        <table:table-row table:style-name="ro2">
          <table:table-cell office:value-type="string" table:style-name="ce25">
            <text:p>0 bis 4</text:p>
          </table:table-cell>
          <table:table-cell office:value-type="float" office:value="42733" table:style-name="ce26">
            <text:p>42 733</text:p>
          </table:table-cell>
          <table:table-cell office:value-type="float" office:value="62236" table:style-name="ce26">
            <text:p>62 236</text:p>
          </table:table-cell>
          <table:table-cell office:value-type="float" office:value="69834" table:style-name="ce26">
            <text:p>69 834</text:p>
          </table:table-cell>
          <table:table-cell office:value-type="float" office:value="85182" table:style-name="ce26">
            <text:p>85 182</text:p>
          </table:table-cell>
          <table:table-cell office:value-type="float" office:value="83265" table:style-name="ce26">
            <text:p>83 265</text:p>
          </table:table-cell>
          <table:table-cell office:value-type="float" office:value="32924" table:style-name="ce26">
            <text:p>32 924</text:p>
          </table:table-cell>
          <table:table-cell office:value-type="float" office:value="36626" table:style-name="ce26">
            <text:p>36 626</text:p>
          </table:table-cell>
          <table:table-cell office:value-type="float" office:value="36046" table:style-name="ce26">
            <text:p>36 046</text:p>
          </table:table-cell>
          <table:table-cell office:value-type="float" office:value="44569" table:style-name="ce26">
            <text:p>44 569</text:p>
          </table:table-cell>
          <table:table-cell office:value-type="float" office:value="30667" table:style-name="ce26">
            <text:p>30 667</text:p>
          </table:table-cell>
          <table:table-cell office:value-type="float" office:value="37251" table:style-name="ce26">
            <text:p>37 251</text:p>
          </table:table-cell>
          <table:table-cell office:value-type="float" office:value="36444" table:style-name="ce26">
            <text:p>36 444</text:p>
          </table:table-cell>
          <table:table-cell office:value-type="float" office:value="42311" table:style-name="ce26">
            <text:p>42 311</text:p>
          </table:table-cell>
          <table:table-cell office:value-type="float" office:value="47123" table:style-name="ce26">
            <text:p>47 123</text:p>
          </table:table-cell>
          <table:table-cell table:style-name="ce20"/>
          <table:table-cell table:number-columns-repeated="2" table:style-name="ce41"/>
          <table:table-cell table:number-columns-repeated="16366"/>
        </table:table-row>
        <table:table-row table:style-name="ro2">
          <table:table-cell office:value-type="string" table:style-name="ce25">
            <text:p>5 bis 9</text:p>
          </table:table-cell>
          <table:table-cell office:value-type="float" office:value="34007" table:style-name="ce26">
            <text:p>34 007</text:p>
          </table:table-cell>
          <table:table-cell office:value-type="float" office:value="49272" table:style-name="ce26">
            <text:p>49 272</text:p>
          </table:table-cell>
          <table:table-cell office:value-type="float" office:value="59548" table:style-name="ce26">
            <text:p>59 548</text:p>
          </table:table-cell>
          <table:table-cell office:value-type="float" office:value="72264" table:style-name="ce26">
            <text:p>72 264</text:p>
          </table:table-cell>
          <table:table-cell office:value-type="float" office:value="86031" table:style-name="ce26">
            <text:p>86 031</text:p>
          </table:table-cell>
          <table:table-cell office:value-type="float" office:value="48582" table:style-name="ce26">
            <text:p>48 582</text:p>
          </table:table-cell>
          <table:table-cell office:value-type="float" office:value="47934" table:style-name="ce26">
            <text:p>47 934</text:p>
          </table:table-cell>
          <table:table-cell office:value-type="float" office:value="27723" table:style-name="ce26">
            <text:p>27 723</text:p>
          </table:table-cell>
          <table:table-cell office:value-type="float" office:value="46073" table:style-name="ce26">
            <text:p>46 073</text:p>
          </table:table-cell>
          <table:table-cell office:value-type="float" office:value="34319" table:style-name="ce26">
            <text:p>34 319</text:p>
          </table:table-cell>
          <table:table-cell office:value-type="float" office:value="34334" table:style-name="ce26">
            <text:p>34 334</text:p>
          </table:table-cell>
          <table:table-cell office:value-type="float" office:value="37792" table:style-name="ce26">
            <text:p>37 792</text:p>
          </table:table-cell>
          <table:table-cell office:value-type="float" office:value="39438" table:style-name="ce26">
            <text:p>39 438</text:p>
          </table:table-cell>
          <table:table-cell office:value-type="float" office:value="45030" table:style-name="ce26">
            <text:p>45 030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10 bis 14</text:p>
          </table:table-cell>
          <table:table-cell office:value-type="float" office:value="31620" table:style-name="ce26">
            <text:p>31 620</text:p>
          </table:table-cell>
          <table:table-cell office:value-type="float" office:value="41531" table:style-name="ce26">
            <text:p>41 531</text:p>
          </table:table-cell>
          <table:table-cell office:value-type="float" office:value="58730" table:style-name="ce26">
            <text:p>58 730</text:p>
          </table:table-cell>
          <table:table-cell office:value-type="float" office:value="68905" table:style-name="ce26">
            <text:p>68 905</text:p>
          </table:table-cell>
          <table:table-cell office:value-type="float" office:value="86977" table:style-name="ce26">
            <text:p>86 977</text:p>
          </table:table-cell>
          <table:table-cell office:value-type="float" office:value="61351" table:style-name="ce26">
            <text:p>61 351</text:p>
          </table:table-cell>
          <table:table-cell office:value-type="float" office:value="40901" table:style-name="ce26">
            <text:p>40 901</text:p>
          </table:table-cell>
          <table:table-cell office:value-type="float" office:value="40085" table:style-name="ce26">
            <text:p>40 085</text:p>
          </table:table-cell>
          <table:table-cell office:value-type="float" office:value="37708" table:style-name="ce26">
            <text:p>37 708</text:p>
          </table:table-cell>
          <table:table-cell office:value-type="float" office:value="44967" table:style-name="ce26">
            <text:p>44 967</text:p>
          </table:table-cell>
          <table:table-cell office:value-type="float" office:value="31903" table:style-name="ce26">
            <text:p>31 903</text:p>
          </table:table-cell>
          <table:table-cell office:value-type="float" office:value="36749" table:style-name="ce26">
            <text:p>36 749</text:p>
          </table:table-cell>
          <table:table-cell office:value-type="float" office:value="38065" table:style-name="ce26">
            <text:p>38 065</text:p>
          </table:table-cell>
          <table:table-cell office:value-type="float" office:value="43037" table:style-name="ce26">
            <text:p>43 037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15 bis 19</text:p>
          </table:table-cell>
          <table:table-cell office:value-type="float" office:value="41861" table:style-name="ce26">
            <text:p>41 861</text:p>
          </table:table-cell>
          <table:table-cell office:value-type="float" office:value="53384" table:style-name="ce26">
            <text:p>53 384</text:p>
          </table:table-cell>
          <table:table-cell office:value-type="float" office:value="71887" table:style-name="ce26">
            <text:p>71 887</text:p>
          </table:table-cell>
          <table:table-cell office:value-type="float" office:value="88963" table:style-name="ce26">
            <text:p>88 963</text:p>
          </table:table-cell>
          <table:table-cell office:value-type="float" office:value="105452" table:style-name="ce26">
            <text:p>105 452</text:p>
          </table:table-cell>
          <table:table-cell office:value-type="float" office:value="49421" table:style-name="ce26">
            <text:p>49 421</text:p>
          </table:table-cell>
          <table:table-cell office:value-type="float" office:value="31650" table:style-name="ce26">
            <text:p>31 650</text:p>
          </table:table-cell>
          <table:table-cell office:value-type="float" office:value="58318" table:style-name="ce26">
            <text:p>58 318</text:p>
          </table:table-cell>
          <table:table-cell office:value-type="float" office:value="34515" table:style-name="ce26">
            <text:p>34 515</text:p>
          </table:table-cell>
          <table:table-cell office:value-type="float" office:value="50071" table:style-name="ce26">
            <text:p>50 071</text:p>
          </table:table-cell>
          <table:table-cell office:value-type="float" office:value="39059" table:style-name="ce26">
            <text:p>39 059</text:p>
          </table:table-cell>
          <table:table-cell office:value-type="float" office:value="36838" table:style-name="ce26">
            <text:p>36 838</text:p>
          </table:table-cell>
          <table:table-cell office:value-type="float" office:value="42857" table:style-name="ce26">
            <text:p>42 857</text:p>
          </table:table-cell>
          <table:table-cell office:value-type="float" office:value="44976" table:style-name="ce26">
            <text:p>44 976</text:p>
          </table:table-cell>
          <table:table-cell table:style-name="ce20"/>
          <table:table-cell table:style-name="ce41"/>
          <table:table-cell table:style-name="ce40"/>
          <table:table-cell table:number-columns-repeated="16366"/>
        </table:table-row>
        <table:table-row table:style-name="ro2">
          <table:table-cell office:value-type="string" table:style-name="ce25">
            <text:p>20 bis 24</text:p>
          </table:table-cell>
          <table:table-cell office:value-type="float" office:value="48953" table:style-name="ce26">
            <text:p>48 953</text:p>
          </table:table-cell>
          <table:table-cell office:value-type="float" office:value="64930" table:style-name="ce26">
            <text:p>64 930</text:p>
          </table:table-cell>
          <table:table-cell office:value-type="float" office:value="77090" table:style-name="ce26">
            <text:p>77 090</text:p>
          </table:table-cell>
          <table:table-cell office:value-type="float" office:value="105531" table:style-name="ce26">
            <text:p>105 531</text:p>
          </table:table-cell>
          <table:table-cell office:value-type="float" office:value="114928" table:style-name="ce26">
            <text:p>114 928</text:p>
          </table:table-cell>
          <table:table-cell office:value-type="float" office:value="88669" table:style-name="ce26">
            <text:p>88 669</text:p>
          </table:table-cell>
          <table:table-cell office:value-type="float" office:value="46467" table:style-name="ce26">
            <text:p>46 467</text:p>
          </table:table-cell>
          <table:table-cell office:value-type="float" office:value="54029" table:style-name="ce26">
            <text:p>54 029</text:p>
          </table:table-cell>
          <table:table-cell office:value-type="float" office:value="56570" table:style-name="ce26">
            <text:p>56 570</text:p>
          </table:table-cell>
          <table:table-cell office:value-type="float" office:value="53522" table:style-name="ce26">
            <text:p>53 522</text:p>
          </table:table-cell>
          <table:table-cell office:value-type="float" office:value="64014" table:style-name="ce26">
            <text:p>64 014</text:p>
          </table:table-cell>
          <table:table-cell office:value-type="float" office:value="43839" table:style-name="ce26">
            <text:p>43 839</text:p>
          </table:table-cell>
          <table:table-cell office:value-type="float" office:value="60821" table:style-name="ce26">
            <text:p>60 821</text:p>
          </table:table-cell>
          <table:table-cell office:value-type="float" office:value="63650" table:style-name="ce26">
            <text:p>63 650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25 bis 29</text:p>
          </table:table-cell>
          <table:table-cell office:value-type="float" office:value="46728" table:style-name="ce26">
            <text:p>46 728</text:p>
          </table:table-cell>
          <table:table-cell office:value-type="float" office:value="60781" table:style-name="ce26">
            <text:p>60 781</text:p>
          </table:table-cell>
          <table:table-cell office:value-type="float" office:value="72262" table:style-name="ce26">
            <text:p>72 262</text:p>
          </table:table-cell>
          <table:table-cell office:value-type="float" office:value="93942" table:style-name="ce26">
            <text:p>93 942</text:p>
          </table:table-cell>
          <table:table-cell office:value-type="float" office:value="107078" table:style-name="ce26">
            <text:p>107 078</text:p>
          </table:table-cell>
          <table:table-cell office:value-type="float" office:value="98987" table:style-name="ce26">
            <text:p>98 987</text:p>
          </table:table-cell>
          <table:table-cell office:value-type="float" office:value="64538" table:style-name="ce26">
            <text:p>64 538</text:p>
          </table:table-cell>
          <table:table-cell office:value-type="float" office:value="39359" table:style-name="ce26">
            <text:p>39 359</text:p>
          </table:table-cell>
          <table:table-cell office:value-type="float" office:value="63991" table:style-name="ce26">
            <text:p>63 991</text:p>
          </table:table-cell>
          <table:table-cell office:value-type="float" office:value="50757" table:style-name="ce26">
            <text:p>50 757</text:p>
          </table:table-cell>
          <table:table-cell office:value-type="float" office:value="70685" table:style-name="ce26">
            <text:p>70 685</text:p>
          </table:table-cell>
          <table:table-cell office:value-type="float" office:value="57897" table:style-name="ce26">
            <text:p>57 897</text:p>
          </table:table-cell>
          <table:table-cell office:value-type="float" office:value="68341" table:style-name="ce26">
            <text:p>68 341</text:p>
          </table:table-cell>
          <table:table-cell office:value-type="float" office:value="78600" table:style-name="ce26">
            <text:p>78 600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30 bis 34</text:p>
          </table:table-cell>
          <table:table-cell office:value-type="float" office:value="38601" table:style-name="ce26">
            <text:p>38 601</text:p>
          </table:table-cell>
          <table:table-cell office:value-type="float" office:value="52673" table:style-name="ce26">
            <text:p>52 673</text:p>
          </table:table-cell>
          <table:table-cell office:value-type="float" office:value="63088" table:style-name="ce26">
            <text:p>63 088</text:p>
          </table:table-cell>
          <table:table-cell office:value-type="float" office:value="76694" table:style-name="ce26">
            <text:p>76 694</text:p>
          </table:table-cell>
          <table:table-cell office:value-type="float" office:value="98381" table:style-name="ce26">
            <text:p>98 381</text:p>
          </table:table-cell>
          <table:table-cell office:value-type="float" office:value="101042" table:style-name="ce26">
            <text:p>101 042</text:p>
          </table:table-cell>
          <table:table-cell office:value-type="float" office:value="48864" table:style-name="ce26">
            <text:p>48 864</text:p>
          </table:table-cell>
          <table:table-cell office:value-type="float" office:value="51161" table:style-name="ce26">
            <text:p>51 161</text:p>
          </table:table-cell>
          <table:table-cell office:value-type="float" office:value="56472" table:style-name="ce26">
            <text:p>56 472</text:p>
          </table:table-cell>
          <table:table-cell office:value-type="float" office:value="59035" table:style-name="ce26">
            <text:p>59 035</text:p>
          </table:table-cell>
          <table:table-cell office:value-type="float" office:value="61288" table:style-name="ce26">
            <text:p>61 288</text:p>
          </table:table-cell>
          <table:table-cell office:value-type="float" office:value="70507" table:style-name="ce26">
            <text:p>70 507</text:p>
          </table:table-cell>
          <table:table-cell office:value-type="float" office:value="65094" table:style-name="ce26">
            <text:p>65 094</text:p>
          </table:table-cell>
          <table:table-cell office:value-type="float" office:value="79288" table:style-name="ce26">
            <text:p>79 288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35 bis 39</text:p>
          </table:table-cell>
          <table:table-cell office:value-type="float" office:value="33125" table:style-name="ce26">
            <text:p>33 125</text:p>
          </table:table-cell>
          <table:table-cell office:value-type="float" office:value="45957" table:style-name="ce26">
            <text:p>45 957</text:p>
          </table:table-cell>
          <table:table-cell office:value-type="float" office:value="55533" table:style-name="ce26">
            <text:p>55 533</text:p>
          </table:table-cell>
          <table:table-cell office:value-type="float" office:value="66372" table:style-name="ce26">
            <text:p>66 372</text:p>
          </table:table-cell>
          <table:table-cell office:value-type="float" office:value="84558" table:style-name="ce26">
            <text:p>84 558</text:p>
          </table:table-cell>
          <table:table-cell office:value-type="float" office:value="98879" table:style-name="ce26">
            <text:p>98 879</text:p>
          </table:table-cell>
          <table:table-cell office:value-type="float" office:value="64789" table:style-name="ce26">
            <text:p>64 789</text:p>
          </table:table-cell>
          <table:table-cell office:value-type="float" office:value="68352" table:style-name="ce26">
            <text:p>68 352</text:p>
          </table:table-cell>
          <table:table-cell office:value-type="float" office:value="40744" table:style-name="ce26">
            <text:p>40 744</text:p>
          </table:table-cell>
          <table:table-cell office:value-type="float" office:value="61530" table:style-name="ce26">
            <text:p>61 530</text:p>
          </table:table-cell>
          <table:table-cell office:value-type="float" office:value="52730" table:style-name="ce26">
            <text:p>52 730</text:p>
          </table:table-cell>
          <table:table-cell office:value-type="float" office:value="69266" table:style-name="ce26">
            <text:p>69 266</text:p>
          </table:table-cell>
          <table:table-cell office:value-type="float" office:value="63259" table:style-name="ce26">
            <text:p>63 259</text:p>
          </table:table-cell>
          <table:table-cell office:value-type="float" office:value="73271" table:style-name="ce26">
            <text:p>73 271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40 bis 44</text:p>
          </table:table-cell>
          <table:table-cell office:value-type="float" office:value="28853" table:style-name="ce26">
            <text:p>28 853</text:p>
          </table:table-cell>
          <table:table-cell office:value-type="float" office:value="37281" table:style-name="ce26">
            <text:p>37 281</text:p>
          </table:table-cell>
          <table:table-cell office:value-type="float" office:value="47340" table:style-name="ce26">
            <text:p>47 340</text:p>
          </table:table-cell>
          <table:table-cell office:value-type="float" office:value="57946" table:style-name="ce26">
            <text:p>57 946</text:p>
          </table:table-cell>
          <table:table-cell office:value-type="float" office:value="69902" table:style-name="ce26">
            <text:p>69 902</text:p>
          </table:table-cell>
          <table:table-cell office:value-type="float" office:value="90698" table:style-name="ce26">
            <text:p>90 698</text:p>
          </table:table-cell>
          <table:table-cell office:value-type="float" office:value="82863" table:style-name="ce26">
            <text:p>82 863</text:p>
          </table:table-cell>
          <table:table-cell office:value-type="float" office:value="49710" table:style-name="ce26">
            <text:p>49 710</text:p>
          </table:table-cell>
          <table:table-cell office:value-type="float" office:value="51619" table:style-name="ce26">
            <text:p>51 619</text:p>
          </table:table-cell>
          <table:table-cell office:value-type="float" office:value="54433" table:style-name="ce26">
            <text:p>54 433</text:p>
          </table:table-cell>
          <table:table-cell office:value-type="float" office:value="57892" table:style-name="ce26">
            <text:p>57 892</text:p>
          </table:table-cell>
          <table:table-cell office:value-type="float" office:value="59913" table:style-name="ce26">
            <text:p>59 913</text:p>
          </table:table-cell>
          <table:table-cell office:value-type="float" office:value="69110" table:style-name="ce26">
            <text:p>69 110</text:p>
          </table:table-cell>
          <table:table-cell office:value-type="float" office:value="66330" table:style-name="ce26">
            <text:p>66 330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45 bis 49</text:p>
          </table:table-cell>
          <table:table-cell office:value-type="float" office:value="25850" table:style-name="ce26">
            <text:p>25 850</text:p>
          </table:table-cell>
          <table:table-cell office:value-type="float" office:value="30963" table:style-name="ce26">
            <text:p>30 963</text:p>
          </table:table-cell>
          <table:table-cell office:value-type="float" office:value="41417" table:style-name="ce26">
            <text:p>41 417</text:p>
          </table:table-cell>
          <table:table-cell office:value-type="float" office:value="50112" table:style-name="ce26">
            <text:p>50 112</text:p>
          </table:table-cell>
          <table:table-cell office:value-type="float" office:value="60355" table:style-name="ce26">
            <text:p>60 355</text:p>
          </table:table-cell>
          <table:table-cell office:value-type="float" office:value="87101" table:style-name="ce26">
            <text:p>87 101</text:p>
          </table:table-cell>
          <table:table-cell office:value-type="float" office:value="87124" table:style-name="ce26">
            <text:p>87 124</text:p>
          </table:table-cell>
          <table:table-cell office:value-type="float" office:value="67622" table:style-name="ce26">
            <text:p>67 622</text:p>
          </table:table-cell>
          <table:table-cell office:value-type="float" office:value="67743" table:style-name="ce26">
            <text:p>67 743</text:p>
          </table:table-cell>
          <table:table-cell office:value-type="float" office:value="39325" table:style-name="ce26">
            <text:p>39 325</text:p>
          </table:table-cell>
          <table:table-cell office:value-type="float" office:value="58561" table:style-name="ce26">
            <text:p>58 561</text:p>
          </table:table-cell>
          <table:table-cell office:value-type="float" office:value="52001" table:style-name="ce26">
            <text:p>52 001</text:p>
          </table:table-cell>
          <table:table-cell office:value-type="float" office:value="68657" table:style-name="ce26">
            <text:p>68 657</text:p>
          </table:table-cell>
          <table:table-cell office:value-type="float" office:value="64580" table:style-name="ce26">
            <text:p>64 580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50 bis 54</text:p>
          </table:table-cell>
          <table:table-cell office:value-type="float" office:value="20710" table:style-name="ce26">
            <text:p>20 710</text:p>
          </table:table-cell>
          <table:table-cell office:value-type="float" office:value="26149" table:style-name="ce26">
            <text:p>26 149</text:p>
          </table:table-cell>
          <table:table-cell office:value-type="float" office:value="33676" table:style-name="ce26">
            <text:p>33 676</text:p>
          </table:table-cell>
          <table:table-cell office:value-type="float" office:value="42671" table:style-name="ce26">
            <text:p>42 671</text:p>
          </table:table-cell>
          <table:table-cell office:value-type="float" office:value="51924" table:style-name="ce26">
            <text:p>51 924</text:p>
          </table:table-cell>
          <table:table-cell office:value-type="float" office:value="78338" table:style-name="ce26">
            <text:p>78 338</text:p>
          </table:table-cell>
          <table:table-cell office:value-type="float" office:value="83360" table:style-name="ce26">
            <text:p>83 360</text:p>
          </table:table-cell>
          <table:table-cell office:value-type="float" office:value="83328" table:style-name="ce26">
            <text:p>83 328</text:p>
          </table:table-cell>
          <table:table-cell office:value-type="float" office:value="49468" table:style-name="ce26">
            <text:p>49 468</text:p>
          </table:table-cell>
          <table:table-cell office:value-type="float" office:value="48984" table:style-name="ce26">
            <text:p>48 984</text:p>
          </table:table-cell>
          <table:table-cell office:value-type="float" office:value="51212" table:style-name="ce26">
            <text:p>51 212</text:p>
          </table:table-cell>
          <table:table-cell office:value-type="float" office:value="55528" table:style-name="ce26">
            <text:p>55 528</text:p>
          </table:table-cell>
          <table:table-cell office:value-type="float" office:value="59431" table:style-name="ce26">
            <text:p>59 431</text:p>
          </table:table-cell>
          <table:table-cell office:value-type="float" office:value="69452" table:style-name="ce26">
            <text:p>69 452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55 bis 59</text:p>
          </table:table-cell>
          <table:table-cell office:value-type="float" office:value="16639" table:style-name="ce26">
            <text:p>16 639</text:p>
          </table:table-cell>
          <table:table-cell office:value-type="float" office:value="22795" table:style-name="ce26">
            <text:p>22 795</text:p>
          </table:table-cell>
          <table:table-cell office:value-type="float" office:value="27232" table:style-name="ce26">
            <text:p>27 232</text:p>
          </table:table-cell>
          <table:table-cell office:value-type="float" office:value="35707" table:style-name="ce26">
            <text:p>35 707</text:p>
          </table:table-cell>
          <table:table-cell office:value-type="float" office:value="43652" table:style-name="ce26">
            <text:p>43 652</text:p>
          </table:table-cell>
          <table:table-cell office:value-type="float" office:value="72089" table:style-name="ce26">
            <text:p>72 089</text:p>
          </table:table-cell>
          <table:table-cell office:value-type="float" office:value="75761" table:style-name="ce26">
            <text:p>75 761</text:p>
          </table:table-cell>
          <table:table-cell office:value-type="float" office:value="84076" table:style-name="ce26">
            <text:p>84 076</text:p>
          </table:table-cell>
          <table:table-cell office:value-type="float" office:value="63849" table:style-name="ce26">
            <text:p>63 849</text:p>
          </table:table-cell>
          <table:table-cell office:value-type="float" office:value="62359" table:style-name="ce26">
            <text:p>62 359</text:p>
          </table:table-cell>
          <table:table-cell office:value-type="float" office:value="36084" table:style-name="ce26">
            <text:p>36 084</text:p>
          </table:table-cell>
          <table:table-cell office:value-type="float" office:value="54185" table:style-name="ce26">
            <text:p>54 185</text:p>
          </table:table-cell>
          <table:table-cell office:value-type="float" office:value="51102" table:style-name="ce26">
            <text:p>51 102</text:p>
          </table:table-cell>
          <table:table-cell office:value-type="float" office:value="67173" table:style-name="ce26">
            <text:p>67 173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60 bis 64</text:p>
          </table:table-cell>
          <table:table-cell office:value-type="float" office:value="11698" table:style-name="ce26">
            <text:p>11 698</text:p>
          </table:table-cell>
          <table:table-cell office:value-type="float" office:value="17588" table:style-name="ce26">
            <text:p>17 588</text:p>
          </table:table-cell>
          <table:table-cell office:value-type="float" office:value="20923" table:style-name="ce26">
            <text:p>20 923</text:p>
          </table:table-cell>
          <table:table-cell office:value-type="float" office:value="26731" table:style-name="ce26">
            <text:p>26 731</text:p>
          </table:table-cell>
          <table:table-cell office:value-type="float" office:value="34481" table:style-name="ce26">
            <text:p>34 481</text:p>
          </table:table-cell>
          <table:table-cell office:value-type="float" office:value="55291" table:style-name="ce26">
            <text:p>55 291</text:p>
          </table:table-cell>
          <table:table-cell office:value-type="float" office:value="65948" table:style-name="ce26">
            <text:p>65 948</text:p>
          </table:table-cell>
          <table:table-cell office:value-type="float" office:value="77879" table:style-name="ce26">
            <text:p>77 879</text:p>
          </table:table-cell>
          <table:table-cell office:value-type="float" office:value="75949" table:style-name="ce26">
            <text:p>75 949</text:p>
          </table:table-cell>
          <table:table-cell office:value-type="float" office:value="44143" table:style-name="ce26">
            <text:p>44 143</text:p>
          </table:table-cell>
          <table:table-cell office:value-type="float" office:value="43217" table:style-name="ce26">
            <text:p>43 217</text:p>
          </table:table-cell>
          <table:table-cell office:value-type="float" office:value="46681" table:style-name="ce26">
            <text:p>46 681</text:p>
          </table:table-cell>
          <table:table-cell office:value-type="float" office:value="50975" table:style-name="ce26">
            <text:p>50 975</text:p>
          </table:table-cell>
          <table:table-cell office:value-type="float" office:value="56076" table:style-name="ce26">
            <text:p>56 076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65 bis 69</text:p>
          </table:table-cell>
          <table:table-cell office:value-type="float" office:value="8239" table:style-name="ce26">
            <text:p>8 239</text:p>
          </table:table-cell>
          <table:table-cell office:value-type="float" office:value="12173" table:style-name="ce26">
            <text:p>12 173</text:p>
          </table:table-cell>
          <table:table-cell office:value-type="float" office:value="15785" table:style-name="ce26">
            <text:p>15 785</text:p>
          </table:table-cell>
          <table:table-cell office:value-type="float" office:value="19219" table:style-name="ce26">
            <text:p>19 219</text:p>
          </table:table-cell>
          <table:table-cell office:value-type="float" office:value="26302" table:style-name="ce26">
            <text:p>26 302</text:p>
          </table:table-cell>
          <table:table-cell office:value-type="float" office:value="40999" table:style-name="ce26">
            <text:p>40 999</text:p>
          </table:table-cell>
          <table:table-cell office:value-type="float" office:value="55479" table:style-name="ce26">
            <text:p>55 479</text:p>
          </table:table-cell>
          <table:table-cell office:value-type="float" office:value="66274" table:style-name="ce26">
            <text:p>66 274</text:p>
          </table:table-cell>
          <table:table-cell office:value-type="float" office:value="72774" table:style-name="ce26">
            <text:p>72 774</text:p>
          </table:table-cell>
          <table:table-cell office:value-type="float" office:value="54676" table:style-name="ce26">
            <text:p>54 676</text:p>
          </table:table-cell>
          <table:table-cell office:value-type="float" office:value="53406" table:style-name="ce26">
            <text:p>53 406</text:p>
          </table:table-cell>
          <table:table-cell office:value-type="float" office:value="32475" table:style-name="ce26">
            <text:p>32 475</text:p>
          </table:table-cell>
          <table:table-cell office:value-type="float" office:value="47466" table:style-name="ce26">
            <text:p>47 466</text:p>
          </table:table-cell>
          <table:table-cell office:value-type="float" office:value="46461" table:style-name="ce26">
            <text:p>46 461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70 bis 74</text:p>
          </table:table-cell>
          <table:table-cell office:value-type="float" office:value="5079" table:style-name="ce26">
            <text:p>5 079</text:p>
          </table:table-cell>
          <table:table-cell office:value-type="float" office:value="7331" table:style-name="ce26">
            <text:p>7 331</text:p>
          </table:table-cell>
          <table:table-cell office:value-type="float" office:value="10116" table:style-name="ce26">
            <text:p>10 116</text:p>
          </table:table-cell>
          <table:table-cell office:value-type="float" office:value="12333" table:style-name="ce26">
            <text:p>12 333</text:p>
          </table:table-cell>
          <table:table-cell office:value-type="float" office:value="16723" table:style-name="ce26">
            <text:p>16 723</text:p>
          </table:table-cell>
          <table:table-cell office:value-type="float" office:value="28288" table:style-name="ce26">
            <text:p>28 288</text:p>
          </table:table-cell>
          <table:table-cell office:value-type="float" office:value="41743" table:style-name="ce26">
            <text:p>41 743</text:p>
          </table:table-cell>
          <table:table-cell office:value-type="float" office:value="52215" table:style-name="ce26">
            <text:p>52 215</text:p>
          </table:table-cell>
          <table:table-cell office:value-type="float" office:value="60592" table:style-name="ce26">
            <text:p>60 592</text:p>
          </table:table-cell>
          <table:table-cell office:value-type="float" office:value="60898" table:style-name="ce26">
            <text:p>60 898</text:p>
          </table:table-cell>
          <table:table-cell office:value-type="float" office:value="36281" table:style-name="ce26">
            <text:p>36 281</text:p>
          </table:table-cell>
          <table:table-cell office:value-type="float" office:value="37273" table:style-name="ce26">
            <text:p>37 273</text:p>
          </table:table-cell>
          <table:table-cell office:value-type="float" office:value="43770" table:style-name="ce26">
            <text:p>43 770</text:p>
          </table:table-cell>
          <table:table-cell office:value-type="float" office:value="43964" table:style-name="ce26">
            <text:p>43 964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75 bis 79</text:p>
          </table:table-cell>
          <table:table-cell office:value-type="float" office:value="2546" table:style-name="ce26">
            <text:p>2 546</text:p>
          </table:table-cell>
          <table:table-cell office:value-type="float" office:value="3869" table:style-name="ce26">
            <text:p>3 869</text:p>
          </table:table-cell>
          <table:table-cell office:value-type="float" office:value="5561" table:style-name="ce26">
            <text:p>5 561</text:p>
          </table:table-cell>
          <table:table-cell office:value-type="float" office:value="7098" table:style-name="ce26">
            <text:p>7 098</text:p>
          </table:table-cell>
          <table:table-cell office:value-type="float" office:value="9162" table:style-name="ce26">
            <text:p>9 162</text:p>
          </table:table-cell>
          <table:table-cell office:value-type="float" office:value="16559" table:style-name="ce26">
            <text:p>16 559</text:p>
          </table:table-cell>
          <table:table-cell office:value-type="float" office:value="25812" table:style-name="ce26">
            <text:p>25 812</text:p>
          </table:table-cell>
          <table:table-cell office:value-type="float" office:value="35701" table:style-name="ce26">
            <text:p>35 701</text:p>
          </table:table-cell>
          <table:table-cell office:value-type="float" office:value="42884" table:style-name="ce26">
            <text:p>42 884</text:p>
          </table:table-cell>
          <table:table-cell office:value-type="float" office:value="49309" table:style-name="ce26">
            <text:p>49 309</text:p>
          </table:table-cell>
          <table:table-cell office:value-type="float" office:value="39897" table:style-name="ce26">
            <text:p>39 897</text:p>
          </table:table-cell>
          <table:table-cell office:value-type="float" office:value="41658" table:style-name="ce26">
            <text:p>41 658</text:p>
          </table:table-cell>
          <table:table-cell office:value-type="float" office:value="25691" table:style-name="ce26">
            <text:p>25 691</text:p>
          </table:table-cell>
          <table:table-cell office:value-type="float" office:value="38428" table:style-name="ce26">
            <text:p>38 428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80 bis 84</text:p>
          </table:table-cell>
          <table:table-cell office:value-type="float" office:value="1004" table:style-name="ce26">
            <text:p>1 004</text:p>
          </table:table-cell>
          <table:table-cell office:value-type="float" office:value="1522" table:style-name="ce26">
            <text:p>1 522</text:p>
          </table:table-cell>
          <table:table-cell office:value-type="float" office:value="2161" table:style-name="ce26">
            <text:p>2 161</text:p>
          </table:table-cell>
          <table:table-cell office:value-type="float" office:value="3023" table:style-name="ce26">
            <text:p>3 023</text:p>
          </table:table-cell>
          <table:table-cell office:value-type="float" office:value="3801" table:style-name="ce26">
            <text:p>3 801</text:p>
          </table:table-cell>
          <table:table-cell office:value-type="float" office:value="7596" table:style-name="ce26">
            <text:p>7 596</text:p>
          </table:table-cell>
          <table:table-cell office:value-type="float" office:value="10778" table:style-name="ce26">
            <text:p>10 778</text:p>
          </table:table-cell>
          <table:table-cell office:value-type="float" office:value="19369" table:style-name="ce26">
            <text:p>19 369</text:p>
          </table:table-cell>
          <table:table-cell office:value-type="float" office:value="24715" table:style-name="ce26">
            <text:p>24 715</text:p>
          </table:table-cell>
          <table:table-cell office:value-type="float" office:value="30401" table:style-name="ce26">
            <text:p>30 401</text:p>
          </table:table-cell>
          <table:table-cell office:value-type="float" office:value="33999" table:style-name="ce26">
            <text:p>33 999</text:p>
          </table:table-cell>
          <table:table-cell office:value-type="float" office:value="23326" table:style-name="ce26">
            <text:p>23 326</text:p>
          </table:table-cell>
          <table:table-cell office:value-type="float" office:value="25143" table:style-name="ce26">
            <text:p>25 143</text:p>
          </table:table-cell>
          <table:table-cell office:value-type="float" office:value="32040" table:style-name="ce26">
            <text:p>32 040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85 bis 89</text:p>
          </table:table-cell>
          <table:table-cell office:value-type="float" office:value="312" table:style-name="ce26">
            <text:p>312</text:p>
          </table:table-cell>
          <table:table-cell office:value-type="float" office:value="445" table:style-name="ce26">
            <text:p>445</text:p>
          </table:table-cell>
          <table:table-cell office:value-type="float" office:value="579" table:style-name="ce26">
            <text:p>579</text:p>
          </table:table-cell>
          <table:table-cell office:value-type="float" office:value="867" table:style-name="ce26">
            <text:p>867</text:p>
          </table:table-cell>
          <table:table-cell office:value-type="float" office:value="1213" table:style-name="ce26">
            <text:p>1 213</text:p>
          </table:table-cell>
          <table:table-cell office:value-type="float" office:value="2086" table:style-name="ce26">
            <text:p>2 086</text:p>
          </table:table-cell>
          <table:table-cell office:value-type="float" office:value="3223" table:style-name="ce26">
            <text:p>3 223</text:p>
          </table:table-cell>
          <table:table-cell office:value-type="float" office:value="7032" table:style-name="ce26">
            <text:p>7 032</text:p>
          </table:table-cell>
          <table:table-cell office:value-type="float" office:value="9946" table:style-name="ce26">
            <text:p>9 946</text:p>
          </table:table-cell>
          <table:table-cell office:value-type="float" office:value="13040" table:style-name="ce26">
            <text:p>13 040</text:p>
          </table:table-cell>
          <table:table-cell office:value-type="float" office:value="17308" table:style-name="ce26">
            <text:p>17 308</text:p>
          </table:table-cell>
          <table:table-cell office:value-type="float" office:value="16983" table:style-name="ce26">
            <text:p>16 983</text:p>
          </table:table-cell>
          <table:table-cell office:value-type="float" office:value="21251" table:style-name="ce26">
            <text:p>21 251</text:p>
          </table:table-cell>
          <table:table-cell office:value-type="float" office:value="13943" table:style-name="ce26">
            <text:p>13 943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90 bis 94</text:p>
          </table:table-cell>
          <table:table-cell office:value-type="float" office:value="83" table:style-name="ce26">
            <text:p>83</text:p>
          </table:table-cell>
          <table:table-cell office:value-type="float" office:value="78" table:style-name="ce26">
            <text:p>78</text:p>
          </table:table-cell>
          <table:table-cell office:value-type="float" office:value="102" table:style-name="ce26">
            <text:p>102</text:p>
          </table:table-cell>
          <table:table-cell office:value-type="float" office:value="156" table:style-name="ce26">
            <text:p>156</text:p>
          </table:table-cell>
          <table:table-cell office:value-type="float" office:value="247" table:style-name="ce26">
            <text:p>247</text:p>
          </table:table-cell>
          <table:table-cell office:value-type="float" office:value="396" table:style-name="ce26">
            <text:p>396</text:p>
          </table:table-cell>
          <table:table-cell office:value-type="float" office:value="588" table:style-name="ce26">
            <text:p>588</text:p>
          </table:table-cell>
          <table:table-cell office:value-type="float" office:value="1356" table:style-name="ce26">
            <text:p>1 356</text:p>
          </table:table-cell>
          <table:table-cell office:value-type="float" office:value="2451" table:style-name="ce26">
            <text:p>2 451</text:p>
          </table:table-cell>
          <table:table-cell office:value-type="float" office:value="3431" table:style-name="ce26">
            <text:p>3 431</text:p>
          </table:table-cell>
          <table:table-cell office:value-type="float" office:value="5324" table:style-name="ce26">
            <text:p>5 324</text:p>
          </table:table-cell>
          <table:table-cell office:value-type="float" office:value="7781" table:style-name="ce26">
            <text:p>7 781</text:p>
          </table:table-cell>
          <table:table-cell office:value-type="float" office:value="7746" table:style-name="ce26">
            <text:p>7 746</text:p>
          </table:table-cell>
          <table:table-cell office:value-type="float" office:value="8228" table:style-name="ce26">
            <text:p>8 228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office:value-type="string" table:style-name="ce25">
            <text:p>95 und älter</text:p>
          </table:table-cell>
          <table:table-cell office:value-type="float" office:value="17" table:style-name="ce26">
            <text:p>17</text:p>
          </table:table-cell>
          <table:table-cell office:value-type="float" office:value="13" table:style-name="ce26">
            <text:p>13</text:p>
          </table:table-cell>
          <table:table-cell office:value-type="float" office:value="23" table:style-name="ce26">
            <text:p>23</text:p>
          </table:table-cell>
          <table:table-cell office:value-type="float" office:value="30" table:style-name="ce26">
            <text:p>30</text:p>
          </table:table-cell>
          <table:table-cell office:value-type="float" office:value="42" table:style-name="ce26">
            <text:p>42</text:p>
          </table:table-cell>
          <table:table-cell office:value-type="float" office:value="55" table:style-name="ce26">
            <text:p>55</text:p>
          </table:table-cell>
          <table:table-cell office:value-type="float" office:value="67" table:style-name="ce26">
            <text:p>67</text:p>
          </table:table-cell>
          <table:table-cell office:value-type="float" office:value="168" table:style-name="ce26">
            <text:p>168</text:p>
          </table:table-cell>
          <table:table-cell office:value-type="float" office:value="352" table:style-name="ce26">
            <text:p>352</text:p>
          </table:table-cell>
          <table:table-cell office:value-type="float" office:value="535" table:style-name="ce26">
            <text:p>535</text:p>
          </table:table-cell>
          <table:table-cell office:value-type="float" office:value="878" table:style-name="ce26">
            <text:p>878</text:p>
          </table:table-cell>
          <table:table-cell office:value-type="float" office:value="1643" table:style-name="ce26">
            <text:p>1 643</text:p>
          </table:table-cell>
          <table:table-cell office:value-type="float" office:value="2201" table:style-name="ce26">
            <text:p>2 201</text:p>
          </table:table-cell>
          <table:table-cell office:value-type="float" office:value="3157" table:style-name="ce26">
            <text:p>3 157</text:p>
          </table:table-cell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style-name="ro18">
          <table:table-cell office:value-type="string" table:number-columns-spanned="15" table:number-rows-spanned="1" table:style-name="ce37">
            <text:p>Q: STATISTIK AUSTRIA, Volkszählungen 1869 bis 2001, Registerzählung 2011 und 2021; Gebietsstand 2021. Erstellt am 28.04.2023.<text:s/></text:p>
            <text:p>1) Bevölkerungszahl 2001 laut Kundmachung vom 17. September 2002 und damit statistisches Ergebnis der Volkszählung 2001. – 2) Aus Datenschutzgründen wurde bei der Registerzählungen 2011 und 2021 mit der Methode “Record Swapping“ ein Teil der Daten verschmutzt.</text:p>
          </table:table-cell>
          <table:covered-table-cell table:number-columns-repeated="14"/>
          <table:table-cell table:style-name="ce20"/>
          <table:table-cell table:style-name="ce41"/>
          <table:table-cell table:style-name="ce42"/>
          <table:table-cell table:number-columns-repeated="16366"/>
        </table:table-row>
        <table:table-row table:number-rows-repeated="2" table:style-name="ro2">
          <table:table-cell table:number-columns-repeated="16" table:style-name="ce20"/>
          <table:table-cell table:style-name="ce41"/>
          <table:table-cell table:style-name="ce42"/>
          <table:table-cell table:number-columns-repeated="16366"/>
        </table:table-row>
        <table:table-row table:style-name="ro2">
          <table:table-cell table:number-columns-repeated="16" table:style-name="ce20"/>
          <table:table-cell table:style-name="ce43"/>
          <table:table-cell table:style-name="ce1"/>
          <table:table-cell table:number-columns-repeated="16366"/>
        </table:table-row>
        <table:table-row table:style-name="ro2">
          <table:table-cell table:number-columns-repeated="16" table:style-name="ce20"/>
          <table:table-cell table:style-name="ce39"/>
          <table:table-cell table:style-name="ce1"/>
          <table:table-cell table:number-columns-repeated="16366"/>
        </table:table-row>
        <table:table-row table:number-rows-repeated="1048503" table:style-name="ro2">
          <table:table-cell table:number-columns-repeated="16384"/>
        </table:table-row>
        <table:named-expressions>
          <table:named-range table:name="Print_Titles" table:cell-range-address="W.$A$1:W.$XFD$2" table:base-cell-address="W.$A$1"/>
        </table:named-expressions>
      </table:table>
      <table:table table:name="'file://xwwp0069/profiles$/mhilg/Documents/Alte_Website/Tabs_Fam6.xlsx'#Fam6" table:style-name="ta4">
        <table:table-source xlink:href="file://xwwp0069/profiles$/mhilg/Documents/Alte_Website/Tabs_Fam6.xlsx" table:table-name="Fam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J:/_TEAM/Hilgarth/Website%20NEU/Volkszählung/Dokumente_alte_Website_VZ/VZ_Lebensformen/Lebensformen2.ods'#Tabellenverzeichnis" table:style-name="ta4">
        <table:table-source xlink:href="file:///J:/_TEAM/Hilgarth/Website%20NEU/Volkszählung/Dokumente_alte_Website_VZ/VZ_Lebensformen/Lebensformen2.ods" table:table-name="Tabellenverzeichni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J:/_TEAM/Hilgarth/Website%20NEU/Volkszählung/Dokumente_alte_Website_VZ/VZ_Lebensformen/Lebensformen2.ods'#Tab_1_(2)" table:style-name="ta4">
        <table:table-source xlink:href="file:///J:/_TEAM/Hilgarth/Website%20NEU/Volkszählung/Dokumente_alte_Website_VZ/VZ_Lebensformen/Lebensformen2.ods" table:table-name="Tab_1_(2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J:/_TEAM/Hilgarth/Website%20NEU/Volkszählung/Dokumente_alte_Website_VZ/VZ_Lebensformen/Lebensformen2.ods'#H13" table:style-name="ta4">
        <table:table-source xlink:href="file:///J:/_TEAM/Hilgarth/Website%20NEU/Volkszählung/Dokumente_alte_Website_VZ/VZ_Lebensformen/Lebensformen2.ods" table:table-name="H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J:/_TEAM/Hilgarth/Website%20NEU/Volkszählung/Dokumente_alte_Website_VZ/VZ_Lebensformen/Lebensformen2.ods'#Tab_1" table:style-name="ta4">
        <table:table-source xlink:href="file:///J:/_TEAM/Hilgarth/Website%20NEU/Volkszählung/Dokumente_alte_Website_VZ/VZ_Lebensformen/Lebensformen2.ods" table:table-name="Tab_1" table:mode="copy-results-only"/>
        <table:table-column/>
        <table:table-row table:number-rows-repeated="4">
          <table:table-cell table:number-columns-repeated="16384"/>
        </table:table-row>
        <table:table-row>
          <table:table-cell/>
          <table:table-cell office:value-type="string" office:string-value="Nach Alter zusammengefasst"/>
          <table:table-cell table:number-columns-repeated="16382"/>
        </table:table-row>
        <table:table-row>
          <table:table-cell/>
          <table:table-cell office:value-type="float" office:value="1726750"/>
          <table:table-cell office:value-type="float" office:value="780305"/>
          <table:table-cell office:value-type="float" office:value="345664"/>
          <table:table-cell office:value-type="float" office:value="415957"/>
          <table:table-cell office:value-type="float" office:value="137021"/>
          <table:table-cell office:value-type="float" office:value="35671"/>
          <table:table-cell office:value-type="float" office:value="8617"/>
          <table:table-cell office:value-type="float" office:value="3515"/>
          <table:table-cell office:value-type="float" office:value="23321"/>
          <table:table-cell office:value-type="float" office:value="1797731"/>
          <table:table-cell office:value-type="float" office:value="1.0411067033444332"/>
          <table:table-cell office:value-type="float" office:value="1.8994563867947953"/>
          <table:table-cell table:number-columns-repeated="16371"/>
        </table:table-row>
        <table:table-row>
          <table:table-cell/>
          <table:table-cell office:value-type="float" office:value="1756969"/>
          <table:table-cell office:value-type="float" office:value="251459"/>
          <table:table-cell office:value-type="float" office:value="400215"/>
          <table:table-cell office:value-type="float" office:value="546279"/>
          <table:table-cell office:value-type="float" office:value="296106"/>
          <table:table-cell office:value-type="float" office:value="137967"/>
          <table:table-cell office:value-type="float" office:value="62891"/>
          <table:table-cell office:value-type="float" office:value="62052"/>
          <table:table-cell office:value-type="float" office:value="441875"/>
          <table:table-cell office:value-type="float" office:value="3689289"/>
          <table:table-cell office:value-type="float" office:value="2.099803126862227"/>
          <table:table-cell office:value-type="float" office:value="2.4505244070115775"/>
          <table:table-cell table:number-columns-repeated="16371"/>
        </table:table-row>
        <table:table-row>
          <table:table-cell/>
          <table:table-cell office:value-type="string" office:string-value="Nach fünfjährigen Altersgruppen "/>
          <table:table-cell table:number-columns-repeated="16382"/>
        </table:table-row>
        <table:table-row>
          <table:table-cell/>
          <table:table-cell office:value-type="float" office:value="236505"/>
          <table:table-cell office:value-type="float" office:value="231936"/>
          <table:table-cell office:value-type="float" office:value="4240"/>
          <table:table-cell office:value-type="float" office:value="317"/>
          <table:table-cell office:value-type="float" office:value="11"/>
          <table:table-cell office:value-type="float" office:value="1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float" office:value="4911"/>
          <table:table-cell office:value-type="float" office:value="2.0764888691571004E-2"/>
          <table:table-cell office:value-type="float" office:value="1.0748522652659225"/>
          <table:table-cell table:number-columns-repeated="16371"/>
        </table:table-row>
        <table:table-row>
          <table:table-cell/>
          <table:table-cell office:value-type="float" office:value="232606"/>
          <table:table-cell office:value-type="float" office:value="190532"/>
          <table:table-cell office:value-type="float" office:value="31312"/>
          <table:table-cell office:value-type="float" office:value="9452"/>
          <table:table-cell office:value-type="float" office:value="1144"/>
          <table:table-cell office:value-type="float" office:value="145"/>
          <table:table-cell office:value-type="float" office:value="18"/>
          <table:table-cell office:value-type="float" office:value="3"/>
          <table:table-cell office:value-type="float" office:value="18"/>
          <table:table-cell office:value-type="float" office:value="54336"/>
          <table:table-cell office:value-type="float" office:value="0.23359672579383162"/>
          <table:table-cell office:value-type="float" office:value="1.2914388933783334"/>
          <table:table-cell table:number-columns-repeated="16371"/>
        </table:table-row>
        <table:table-row>
          <table:table-cell/>
          <table:table-cell office:value-type="float" office:value="270852"/>
          <table:table-cell office:value-type="float" office:value="143666"/>
          <table:table-cell office:value-type="float" office:value="66254"/>
          <table:table-cell office:value-type="float" office:value="48968"/>
          <table:table-cell office:value-type="float" office:value="9908"/>
          <table:table-cell office:value-type="float" office:value="1694"/>
          <table:table-cell office:value-type="float" office:value="277"/>
          <table:table-cell office:value-type="float" office:value="85"/>
          <table:table-cell office:value-type="float" office:value="554"/>
          <table:table-cell office:value-type="float" office:value="202629"/>
          <table:table-cell office:value-type="float" office:value="0.74811705285543395"/>
          <table:table-cell office:value-type="float" office:value="1.5931706319877974"/>
          <table:table-cell table:number-columns-repeated="16371"/>
        </table:table-row>
        <table:table-row>
          <table:table-cell/>
          <table:table-cell office:value-type="float" office:value="331160"/>
          <table:table-cell office:value-type="float" office:value="98088"/>
          <table:table-cell office:value-type="float" office:value="88018"/>
          <table:table-cell office:value-type="float" office:value="108010"/>
          <table:table-cell office:value-type="float" office:value="29305"/>
          <table:table-cell office:value-type="float" office:value="6120"/>
          <table:table-cell office:value-type="float" office:value="1225"/>
          <table:table-cell office:value-type="float" office:value="394"/>
          <table:table-cell office:value-type="float" office:value="2568"/>
          <table:table-cell office:value-type="float" office:value="425126"/>
          <table:table-cell office:value-type="float" office:value="1.2837480372025607"/>
          <table:table-cell office:value-type="float" office:value="1.8240114642685521"/>
          <table:table-cell table:number-columns-repeated="16371"/>
        </table:table-row>
        <table:table-row>
          <table:table-cell/>
          <table:table-cell office:value-type="float" office:value="346124"/>
          <table:table-cell office:value-type="float" office:value="66239"/>
          <table:table-cell office:value-type="float" office:value="83419"/>
          <table:table-cell office:value-type="float" office:value="131782"/>
          <table:table-cell office:value-type="float" office:value="47917"/>
          <table:table-cell office:value-type="float" office:value="12623"/>
          <table:table-cell office:value-type="float" office:value="2938"/>
          <table:table-cell office:value-type="float" office:value="1206"/>
          <table:table-cell office:value-type="float" office:value="7980"/>
          <table:table-cell office:value-type="float" office:value="563896"/>
          <table:table-cell office:value-type="float" office:value="1.6291733598363591"/>
          <table:table-cell office:value-type="float" office:value="2.0147417689408149"/>
          <table:table-cell table:number-columns-repeated="16371"/>
        </table:table-row>
        <table:table-row>
          <table:table-cell/>
          <table:table-cell office:value-type="float" office:value="309503"/>
          <table:table-cell office:value-type="float" office:value="49844"/>
          <table:table-cell office:value-type="float" office:value="72421"/>
          <table:table-cell office:value-type="float" office:value="117428"/>
          <table:table-cell office:value-type="float" office:value="48736"/>
          <table:table-cell office:value-type="float" office:value="15088"/>
          <table:table-cell office:value-type="float" office:value="4159"/>
          <table:table-cell office:value-type="float" office:value="1827"/>
          <table:table-cell office:value-type="float" office:value="12201"/>
          <table:table-cell office:value-type="float" office:value="546833"/>
          <table:table-cell office:value-type="float" office:value="1.7668100147656081"/>
          <table:table-cell office:value-type="float" office:value="2.1059659014322629"/>
          <table:table-cell table:number-columns-repeated="16371"/>
        </table:table-row>
        <table:table-row>
          <table:table-cell/>
          <table:table-cell office:value-type="float" office:value="263304"/>
          <table:table-cell office:value-type="float" office:value="37434"/>
          <table:table-cell office:value-type="float" office:value="60953"/>
          <table:table-cell office:value-type="float" office:value="98785"/>
          <table:table-cell office:value-type="float" office:value="43927"/>
          <table:table-cell office:value-type="float" office:value="15088"/>
          <table:table-cell office:value-type="float" office:value="4729"/>
          <table:table-cell office:value-type="float" office:value="2388"/>
          <table:table-cell office:value-type="float" office:value="15964"/>
          <table:table-cell office:value-type="float" office:value="490265"/>
          <table:table-cell office:value-type="float" office:value="1.8619732324613374"/>
          <table:table-cell office:value-type="float" office:value="2.1705627130650376"/>
          <table:table-cell table:number-columns-repeated="16371"/>
        </table:table-row>
        <table:table-row>
          <table:table-cell/>
          <table:table-cell office:value-type="float" office:value="258629"/>
          <table:table-cell office:value-type="float" office:value="31945"/>
          <table:table-cell office:value-type="float" office:value="59519"/>
          <table:table-cell office:value-type="float" office:value="94347"/>
          <table:table-cell office:value-type="float" office:value="45240"/>
          <table:table-cell office:value-type="float" office:value="17371"/>
          <table:table-cell office:value-type="float" office:value="6316"/>
          <table:table-cell office:value-type="float" office:value="3891"/>
          <table:table-cell office:value-type="float" office:value="26236"/>
          <table:table-cell office:value-type="float" office:value="511233"/>
          <table:table-cell office:value-type="float" office:value="1.9767040819088346"/>
          <table:table-cell office:value-type="float" office:value="2.255267244269556"/>
          <table:table-cell table:number-columns-repeated="16371"/>
        </table:table-row>
        <table:table-row>
          <table:table-cell/>
          <table:table-cell office:value-type="float" office:value="231438"/>
          <table:table-cell office:value-type="float" office:value="28219"/>
          <table:table-cell office:value-type="float" office:value="51775"/>
          <table:table-cell office:value-type="float" office:value="78994"/>
          <table:table-cell office:value-type="float" office:value="41603"/>
          <table:table-cell office:value-type="float" office:value="17925"/>
          <table:table-cell office:value-type="float" office:value="7519"/>
          <table:table-cell office:value-type="float" office:value="5403"/>
          <table:table-cell office:value-type="float" office:value="37344"/>
          <table:table-cell office:value-type="float" office:value="481211"/>
          <table:table-cell office:value-type="float" office:value="2.0792220810757094"/>
          <table:table-cell office:value-type="float" office:value="2.3679429580895488"/>
          <table:table-cell table:number-columns-repeated="16371"/>
        </table:table-row>
        <table:table-row>
          <table:table-cell/>
          <table:table-cell office:value-type="float" office:value="233866"/>
          <table:table-cell office:value-type="float" office:value="27359"/>
          <table:table-cell office:value-type="float" office:value="45696"/>
          <table:table-cell office:value-type="float" office:value="71990"/>
          <table:table-cell office:value-type="float" office:value="45307"/>
          <table:table-cell office:value-type="float" office:value="22773"/>
          <table:table-cell office:value-type="float" office:value="10733"/>
          <table:table-cell office:value-type="float" office:value="10008"/>
          <table:table-cell office:value-type="float" office:value="70436"/>
          <table:table-cell office:value-type="float" office:value="540790"/>
          <table:table-cell office:value-type="float" office:value="2.3123925666834855"/>
          <table:table-cell office:value-type="float" office:value="2.61874900124451"/>
          <table:table-cell table:number-columns-repeated="16371"/>
        </table:table-row>
        <table:table-row>
          <table:table-cell/>
          <table:table-cell office:value-type="float" office:value="179752"/>
          <table:table-cell office:value-type="float" office:value="22414"/>
          <table:table-cell office:value-type="float" office:value="34224"/>
          <table:table-cell office:value-type="float" office:value="49587"/>
          <table:table-cell office:value-type="float" office:value="33399"/>
          <table:table-cell office:value-type="float" office:value="18887"/>
          <table:table-cell office:value-type="float" office:value="9830"/>
          <table:table-cell office:value-type="float" office:value="11411"/>
          <table:table-cell office:value-type="float" office:value="82200"/>
          <table:table-cell office:value-type="float" office:value="440493"/>
          <table:table-cell office:value-type="float" office:value="2.4505596599759669"/>
          <table:table-cell office:value-type="float" office:value="2.7996606032871907"/>
          <table:table-cell table:number-columns-repeated="16371"/>
        </table:table-row>
        <table:table-row>
          <table:table-cell/>
          <table:table-cell office:value-type="float" office:value="187128"/>
          <table:table-cell office:value-type="float" office:value="29043"/>
          <table:table-cell office:value-type="float" office:value="42366"/>
          <table:table-cell office:value-type="float" office:value="49786"/>
          <table:table-cell office:value-type="float" office:value="30051"/>
          <table:table-cell office:value-type="float" office:value="16552"/>
          <table:table-cell office:value-type="float" office:value="8639"/>
          <table:table-cell office:value-type="float" office:value="10691"/>
          <table:table-cell office:value-type="float" office:value="77332"/>
          <table:table-cell office:value-type="float" office:value="418826"/>
          <table:table-cell office:value-type="float" office:value="2.2381792142276944"/>
          <table:table-cell office:value-type="float" office:value="2.6493721731979631"/>
          <table:table-cell table:number-columns-repeated="16371"/>
        </table:table-row>
        <table:table-row>
          <table:table-cell/>
          <table:table-cell office:value-type="float" office:value="192254"/>
          <table:table-cell office:value-type="float" office:value="34329"/>
          <table:table-cell office:value-type="float" office:value="49645"/>
          <table:table-cell office:value-type="float" office:value="49542"/>
          <table:table-cell office:value-type="float" office:value="27510"/>
          <table:table-cell office:value-type="float" office:value="14486"/>
          <table:table-cell office:value-type="float" office:value="7510"/>
          <table:table-cell office:value-type="float" office:value="9232"/>
          <table:table-cell office:value-type="float" office:value="66747"/>
          <table:table-cell office:value-type="float" office:value="393500"/>
          <table:table-cell office:value-type="float" office:value="2.0467714585912389"/>
          <table:table-cell office:value-type="float" office:value="2.4916890929238562"/>
          <table:table-cell table:number-columns-repeated="16371"/>
        </table:table-row>
        <table:table-row>
          <table:table-cell/>
          <table:table-cell office:value-type="float" office:value="105442"/>
          <table:table-cell office:value-type="float" office:value="18448"/>
          <table:table-cell office:value-type="float" office:value="27841"/>
          <table:table-cell office:value-type="float" office:value="27602"/>
          <table:table-cell office:value-type="float" office:value="15111"/>
          <table:table-cell office:value-type="float" office:value="7881"/>
          <table:table-cell office:value-type="float" office:value="4076"/>
          <table:table-cell office:value-type="float" office:value="4483"/>
          <table:table-cell office:value-type="float" office:value="32408"/>
          <table:table-cell office:value-type="float" office:value="212690"/>
          <table:table-cell office:value-type="float" office:value="2.0171278996984126"/>
          <table:table-cell office:value-type="float" office:value="2.4448812561785869"/>
          <table:table-cell table:number-columns-repeated="16371"/>
        </table:table-row>
        <table:table-row>
          <table:table-cell/>
          <table:table-cell office:value-type="float" office:value="70610"/>
          <table:table-cell office:value-type="float" office:value="14064"/>
          <table:table-cell office:value-type="float" office:value="18890"/>
          <table:table-cell office:value-type="float" office:value="17589"/>
          <table:table-cell office:value-type="float" office:value="9799"/>
          <table:table-cell office:value-type="float" office:value="4879"/>
          <table:table-cell office:value-type="float" office:value="2426"/>
          <table:table-cell office:value-type="float" office:value="2963"/>
          <table:table-cell office:value-type="float" office:value="21551"/>
          <table:table-cell office:value-type="float" office:value="136662"/>
          <table:table-cell office:value-type="float" office:value="1.9354482367936552"/>
          <table:table-cell office:value-type="float" office:value="2.416828776571287"/>
          <table:table-cell table:number-columns-repeated="16371"/>
        </table:table-row>
        <table:table-row>
          <table:table-cell/>
          <table:table-cell office:value-type="float" office:value="28842"/>
          <table:table-cell office:value-type="float" office:value="6561"/>
          <table:table-cell office:value-type="float" office:value="7758"/>
          <table:table-cell office:value-type="float" office:value="6842"/>
          <table:table-cell office:value-type="float" office:value="3591"/>
          <table:table-cell office:value-type="float" office:value="1799"/>
          <table:table-cell office:value-type="float" office:value="965"/>
          <table:table-cell office:value-type="float" office:value="1326"/>
          <table:table-cell office:value-type="float" office:value="9712"/>
          <table:table-cell office:value-type="float" office:value="53948"/>
          <table:table-cell office:value-type="float" office:value="1.8704666805353305"/>
          <table:table-cell office:value-type="float" office:value="2.4212557784659574"/>
          <table:table-cell table:number-columns-repeated="16371"/>
        </table:table-row>
        <table:table-row>
          <table:table-cell/>
          <table:table-cell office:value-type="float" office:value="5704"/>
          <table:table-cell office:value-type="float" office:value="1643"/>
          <table:table-cell office:value-type="float" office:value="1548"/>
          <table:table-cell office:value-type="float" office:value="1215"/>
          <table:table-cell office:value-type="float" office:value="568"/>
          <table:table-cell office:value-type="float" office:value="326"/>
          <table:table-cell office:value-type="float" office:value="148"/>
          <table:table-cell office:value-type="float" office:value="256"/>
          <table:table-cell office:value-type="float" office:value="1945"/>
          <table:table-cell office:value-type="float" office:value="9671"/>
          <table:table-cell office:value-type="float" office:value="1.695476858345021"/>
          <table:table-cell office:value-type="float" office:value="2.3814331445456784"/>
          <table:table-cell table:number-columns-repeated="16371"/>
        </table:table-row>
        <table:table-row>
          <table:table-cell/>
          <table:table-cell office:value-type="string" office:string-value="Nach Geburtsjahr zusammengefasst"/>
          <table:table-cell table:number-columns-repeated="16382"/>
        </table:table-row>
        <table:table-row>
          <table:table-cell/>
          <table:table-cell office:value-type="float" office:value="1750020"/>
          <table:table-cell office:value-type="float" office:value="783864"/>
          <table:table-cell office:value-type="float" office:value="350985"/>
          <table:table-cell office:value-type="float" office:value="424711"/>
          <table:table-cell office:value-type="float" office:value="140783"/>
          <table:table-cell office:value-type="float" office:value="36961"/>
          <table:table-cell office:value-type="float" office:value="9012"/>
          <table:table-cell office:value-type="float" office:value="3704"/>
          <table:table-cell office:value-type="float" office:value="24565"/>
          <table:table-cell office:value-type="float" office:value="1840225"/>
          <table:table-cell office:value-type="float" office:value="1.0515451251985692"/>
          <table:table-cell office:value-type="float" office:value="1.9046872347736805"/>
          <table:table-cell table:number-columns-repeated="16371"/>
        </table:table-row>
        <table:table-row>
          <table:table-cell/>
          <table:table-cell office:value-type="float" office:value="1733699"/>
          <table:table-cell office:value-type="float" office:value="247900"/>
          <table:table-cell office:value-type="float" office:value="394894"/>
          <table:table-cell office:value-type="float" office:value="537525"/>
          <table:table-cell office:value-type="float" office:value="292344"/>
          <table:table-cell office:value-type="float" office:value="136677"/>
          <table:table-cell office:value-type="float" office:value="62496"/>
          <table:table-cell office:value-type="float" office:value="61863"/>
          <table:table-cell office:value-type="float" office:value="440631"/>
          <table:table-cell office:value-type="float" office:value="3646795"/>
          <table:table-cell office:value-type="float" office:value="2.1034764396818595"/>
          <table:table-cell office:value-type="float" office:value="2.4544336077760183"/>
          <table:table-cell table:number-columns-repeated="16371"/>
        </table:table-row>
        <table:table-row>
          <table:table-cell/>
          <table:table-cell office:value-type="string" office:string-value="Nach Geburtsjahr in Fünfjahresgruppen"/>
          <table:table-cell table:number-columns-repeated="16382"/>
        </table:table-row>
        <table:table-row>
          <table:table-cell/>
          <table:table-cell office:value-type="float" office:value="254999"/>
          <table:table-cell office:value-type="float" office:value="249005"/>
          <table:table-cell office:value-type="float" office:value="5533"/>
          <table:table-cell office:value-type="float" office:value="442"/>
          <table:table-cell office:value-type="float" office:value="16"/>
          <table:table-cell office:value-type="float" office:value="3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float" office:value="6477"/>
          <table:table-cell office:value-type="float" office:value="2.5400099608233757E-2"/>
          <table:table-cell office:value-type="float" office:value="1.0805805805805806"/>
          <table:table-cell table:number-columns-repeated="16371"/>
        </table:table-row>
        <table:table-row>
          <table:table-cell/>
          <table:table-cell office:value-type="float" office:value="232770"/>
          <table:table-cell office:value-type="float" office:value="186161"/>
          <table:table-cell office:value-type="float" office:value="33760"/>
          <table:table-cell office:value-type="float" office:value="11204"/>
          <table:table-cell office:value-type="float" office:value="1435"/>
          <table:table-cell office:value-type="float" office:value="178"/>
          <table:table-cell office:value-type="float" office:value="26"/>
          <table:table-cell office:value-type="float" office:value="6"/>
          <table:table-cell office:value-type="float" office:value="37"/>
          <table:table-cell office:value-type="float" office:value="61352"/>
          <table:table-cell office:value-type="float" office:value="0.26357348455556989"/>
          <table:table-cell office:value-type="float" office:value="1.3163123001995323"/>
          <table:table-cell table:number-columns-repeated="16371"/>
        </table:table-row>
        <table:table-row>
          <table:table-cell/>
          <table:table-cell office:value-type="float" office:value="275771"/>
          <table:table-cell office:value-type="float" office:value="140052"/>
          <table:table-cell office:value-type="float" office:value="68874"/>
          <table:table-cell office:value-type="float" office:value="53372"/>
          <table:table-cell office:value-type="float" office:value="11106"/>
          <table:table-cell office:value-type="float" office:value="1947"/>
          <table:table-cell office:value-type="float" office:value="321"/>
          <table:table-cell office:value-type="float" office:value="99"/>
          <table:table-cell office:value-type="float" office:value="645"/>
          <table:table-cell office:value-type="float" office:value="218974"/>
          <table:table-cell office:value-type="float" office:value="0.79404288340688467"/>
          <table:table-cell office:value-type="float" office:value="1.6134365858870165"/>
          <table:table-cell table:number-columns-repeated="16371"/>
        </table:table-row>
        <table:table-row>
          <table:table-cell/>
          <table:table-cell office:value-type="float" office:value="334270"/>
          <table:table-cell office:value-type="float" office:value="94876"/>
          <table:table-cell office:value-type="float" office:value="88115"/>
          <table:table-cell office:value-type="float" office:value="111648"/>
          <table:table-cell office:value-type="float" office:value="31211"/>
          <table:table-cell office:value-type="float" office:value="6637"/>
          <table:table-cell office:value-type="float" office:value="1340"/>
          <table:table-cell office:value-type="float" office:value="443"/>
          <table:table-cell office:value-type="float" office:value="2903"/>
          <table:table-cell office:value-type="float" office:value="441195"/>
          <table:table-cell office:value-type="float" office:value="1.3198761480240524"/>
          <table:table-cell office:value-type="float" office:value="1.8429659891225345"/>
          <table:table-cell table:number-columns-repeated="16371"/>
        </table:table-row>
        <table:table-row>
          <table:table-cell/>
          <table:table-cell office:value-type="float" office:value="345727"/>
          <table:table-cell office:value-type="float" office:value="64742"/>
          <table:table-cell office:value-type="float" office:value="83143"/>
          <table:table-cell office:value-type="float" office:value="131934"/>
          <table:table-cell office:value-type="float" office:value="48523"/>
          <table:table-cell office:value-type="float" office:value="13029"/>
          <table:table-cell office:value-type="float" office:value="3081"/>
          <table:table-cell office:value-type="float" office:value="1275"/>
          <table:table-cell office:value-type="float" office:value="8455"/>
          <table:table-cell office:value-type="float" office:value="568556"/>
          <table:table-cell office:value-type="float" office:value="1.6445229906834005"/>
          <table:table-cell office:value-type="float" office:value="2.0234389736106908"/>
          <table:table-cell table:number-columns-repeated="16371"/>
        </table:table-row>
        <table:table-row>
          <table:table-cell/>
          <table:table-cell office:value-type="float" office:value="306483"/>
          <table:table-cell office:value-type="float" office:value="49028"/>
          <table:table-cell office:value-type="float" office:value="71560"/>
          <table:table-cell office:value-type="float" office:value="116111"/>
          <table:table-cell office:value-type="float" office:value="48492"/>
          <table:table-cell office:value-type="float" office:value="15167"/>
          <table:table-cell office:value-type="float" office:value="4244"/>
          <table:table-cell office:value-type="float" office:value="1881"/>
          <table:table-cell office:value-type="float" office:value="12525"/>
          <table:table-cell office:value-type="float" office:value="543671"/>
          <table:table-cell office:value-type="float" office:value="1.7739026308147596"/>
          <table:table-cell office:value-type="float" office:value="2.1117127264958926"/>
          <table:table-cell table:number-columns-repeated="16371"/>
        </table:table-row>
        <table:table-row>
          <table:table-cell/>
          <table:table-cell office:value-type="float" office:value="259263"/>
          <table:table-cell office:value-type="float" office:value="36329"/>
          <table:table-cell office:value-type="float" office:value="59983"/>
          <table:table-cell office:value-type="float" office:value="97111"/>
          <table:table-cell office:value-type="float" office:value="43611"/>
          <table:table-cell office:value-type="float" office:value="15044"/>
          <table:table-cell office:value-type="float" office:value="4750"/>
          <table:table-cell office:value-type="float" office:value="2435"/>
          <table:table-cell office:value-type="float" office:value="16289"/>
          <table:table-cell office:value-type="float" office:value="485253"/>
          <table:table-cell office:value-type="float" office:value="1.8716631374318742"/>
          <table:table-cell office:value-type="float" office:value="2.1766666367624499"/>
          <table:table-cell table:number-columns-repeated="16371"/>
        </table:table-row>
        <table:table-row>
          <table:table-cell/>
          <table:table-cell office:value-type="float" office:value="253503"/>
          <table:table-cell office:value-type="float" office:value="31055"/>
          <table:table-cell office:value-type="float" office:value="58210"/>
          <table:table-cell office:value-type="float" office:value="92208"/>
          <table:table-cell office:value-type="float" office:value="44402"/>
          <table:table-cell office:value-type="float" office:value="17230"/>
          <table:table-cell office:value-type="float" office:value="6376"/>
          <table:table-cell office:value-type="float" office:value="4022"/>
          <table:table-cell office:value-type="float" office:value="27229"/>
          <table:table-cell office:value-type="float" office:value="503861"/>
          <table:table-cell office:value-type="float" office:value="1.9875938351814377"/>
          <table:table-cell office:value-type="float" office:value="2.2650731856433861"/>
          <table:table-cell table:number-columns-repeated="16371"/>
        </table:table-row>
        <table:table-row>
          <table:table-cell/>
          <table:table-cell office:value-type="float" office:value="237783"/>
          <table:table-cell office:value-type="float" office:value="29064"/>
          <table:table-cell office:value-type="float" office:value="53013"/>
          <table:table-cell office:value-type="float" office:value="80652"/>
          <table:table-cell office:value-type="float" office:value="42869"/>
          <table:table-cell office:value-type="float" office:value="18604"/>
          <table:table-cell office:value-type="float" office:value="7866"/>
          <table:table-cell office:value-type="float" office:value="5715"/>
          <table:table-cell office:value-type="float" office:value="39448"/>
          <table:table-cell office:value-type="float" office:value="496118"/>
          <table:table-cell office:value-type="float" office:value="2.0864317465924813"/>
          <table:table-cell office:value-type="float" office:value="2.3769661602441561"/>
          <table:table-cell table:number-columns-repeated="16371"/>
        </table:table-row>
        <table:table-row>
          <table:table-cell/>
          <table:table-cell office:value-type="float" office:value="227148"/>
          <table:table-cell office:value-type="float" office:value="26606"/>
          <table:table-cell office:value-type="float" office:value="43839"/>
          <table:table-cell office:value-type="float" office:value="69312"/>
          <table:table-cell office:value-type="float" office:value="44033"/>
          <table:table-cell office:value-type="float" office:value="22449"/>
          <table:table-cell office:value-type="float" office:value="10722"/>
          <table:table-cell office:value-type="float" office:value="10187"/>
          <table:table-cell office:value-type="float" office:value="71915"/>
          <table:table-cell office:value-type="float" office:value="529883"/>
          <table:table-cell office:value-type="float" office:value="2.3327654216634088"/>
          <table:table-cell office:value-type="float" office:value="2.6422544903312026"/>
          <table:table-cell table:number-columns-repeated="16371"/>
        </table:table-row>
        <table:table-row>
          <table:table-cell/>
          <table:table-cell office:value-type="float" office:value="180672"/>
          <table:table-cell office:value-type="float" office:value="22781"/>
          <table:table-cell office:value-type="float" office:value="34884"/>
          <table:table-cell office:value-type="float" office:value="49711"/>
          <table:table-cell office:value-type="float" office:value="33281"/>
          <table:table-cell office:value-type="float" office:value="18803"/>
          <table:table-cell office:value-type="float" office:value="9726"/>
          <table:table-cell office:value-type="float" office:value="11486"/>
          <table:table-cell office:value-type="float" office:value="82786"/>
          <table:table-cell office:value-type="float" office:value="440777"/>
          <table:table-cell office:value-type="float" office:value="2.4396530729720154"/>
          <table:table-cell office:value-type="float" office:value="2.7916537358050806"/>
          <table:table-cell table:number-columns-repeated="16371"/>
        </table:table-row>
        <table:table-row>
          <table:table-cell/>
          <table:table-cell office:value-type="float" office:value="187326"/>
          <table:table-cell office:value-type="float" office:value="29639"/>
          <table:table-cell office:value-type="float" office:value="42938"/>
          <table:table-cell office:value-type="float" office:value="49659"/>
          <table:table-cell office:value-type="float" office:value="29776"/>
          <table:table-cell office:value-type="float" office:value="16338"/>
          <table:table-cell office:value-type="float" office:value="8500"/>
          <table:table-cell office:value-type="float" office:value="10476"/>
          <table:table-cell office:value-type="float" office:value="75814"/>
          <table:table-cell office:value-type="float" office:value="415250"/>
          <table:table-cell office:value-type="float" office:value="2.2167237863403906"/>
          <table:table-cell office:value-type="float" office:value="2.6333813186882877"/>
          <table:table-cell table:number-columns-repeated="16371"/>
        </table:table-row>
        <table:table-row>
          <table:table-cell/>
          <table:table-cell office:value-type="float" office:value="190657"/>
          <table:table-cell office:value-type="float" office:value="33929"/>
          <table:table-cell office:value-type="float" office:value="49509"/>
          <table:table-cell office:value-type="float" office:value="49137"/>
          <table:table-cell office:value-type="float" office:value="27169"/>
          <table:table-cell office:value-type="float" office:value="14325"/>
          <table:table-cell office:value-type="float" office:value="7481"/>
          <table:table-cell office:value-type="float" office:value="9107"/>
          <table:table-cell office:value-type="float" office:value="65762"/>
          <table:table-cell office:value-type="float" office:value="389757"/>
          <table:table-cell office:value-type="float" office:value="2.0442837136847847"/>
          <table:table-cell office:value-type="float" office:value="2.4868370680414476"/>
          <table:table-cell table:number-columns-repeated="16371"/>
        </table:table-row>
        <table:table-row>
          <table:table-cell/>
          <table:table-cell office:value-type="float" office:value="97084"/>
          <table:table-cell office:value-type="float" office:value="17124"/>
          <table:table-cell office:value-type="float" office:value="25656"/>
          <table:table-cell office:value-type="float" office:value="25362"/>
          <table:table-cell office:value-type="float" office:value="13945"/>
          <table:table-cell office:value-type="float" office:value="7202"/>
          <table:table-cell office:value-type="float" office:value="3705"/>
          <table:table-cell office:value-type="float" office:value="4090"/>
          <table:table-cell office:value-type="float" office:value="29625"/>
          <table:table-cell office:value-type="float" office:value="195173"/>
          <table:table-cell office:value-type="float" office:value="2.0103518602447363"/>
          <table:table-cell office:value-type="float" office:value="2.4408829414707354"/>
          <table:table-cell table:number-columns-repeated="16371"/>
        </table:table-row>
        <table:table-row>
          <table:table-cell/>
          <table:table-cell office:value-type="float" office:value="69232"/>
          <table:table-cell office:value-type="float" office:value="13919"/>
          <table:table-cell office:value-type="float" office:value="18474"/>
          <table:table-cell office:value-type="float" office:value="17210"/>
          <table:table-cell office:value-type="float" office:value="9565"/>
          <table:table-cell office:value-type="float" office:value="4779"/>
          <table:table-cell office:value-type="float" office:value="2368"/>
          <table:table-cell office:value-type="float" office:value="2917"/>
          <table:table-cell office:value-type="float" office:value="21225"/>
          <table:table-cell office:value-type="float" office:value="133770"/>
          <table:table-cell office:value-type="float" office:value="1.9321989831291888"/>
          <table:table-cell office:value-type="float" office:value="2.4184188165530709"/>
          <table:table-cell table:number-columns-repeated="16371"/>
        </table:table-row>
        <table:table-row>
          <table:table-cell/>
          <table:table-cell office:value-type="float" office:value="26194"/>
          <table:table-cell office:value-type="float" office:value="6042"/>
          <table:table-cell office:value-type="float" office:value="7077"/>
          <table:table-cell office:value-type="float" office:value="6142"/>
          <table:table-cell office:value-type="float" office:value="3216"/>
          <table:table-cell office:value-type="float" office:value="1624"/>
          <table:table-cell office:value-type="float" office:value="877"/>
          <table:table-cell office:value-type="float" office:value="1216"/>
          <table:table-cell office:value-type="float" office:value="8917"/>
          <table:table-cell office:value-type="float" office:value="48807"/>
          <table:table-cell office:value-type="float" office:value="1.8632893028937925"/>
          <table:table-cell office:value-type="float" office:value="2.4219432314410478"/>
          <table:table-cell table:number-columns-repeated="16371"/>
        </table:table-row>
        <table:table-row>
          <table:table-cell/>
          <table:table-cell office:value-type="float" office:value="4837"/>
          <table:table-cell office:value-type="float" office:value="1412"/>
          <table:table-cell office:value-type="float" office:value="1311"/>
          <table:table-cell office:value-type="float" office:value="1021"/>
          <table:table-cell office:value-type="float" office:value="477"/>
          <table:table-cell office:value-type="float" office:value="279"/>
          <table:table-cell office:value-type="float" office:value="125"/>
          <table:table-cell office:value-type="float" office:value="212"/>
          <table:table-cell office:value-type="float" office:value="1621"/>
          <table:table-cell office:value-type="float" office:value="8146"/>
          <table:table-cell office:value-type="float" office:value="1.6841017159396321"/>
          <table:table-cell office:value-type="float" office:value="2.3783941605839418"/>
          <table:table-cell table:number-columns-repeated="16371"/>
        </table:table-row>
        <table:table-row table:number-rows-repeated="1048530">
          <table:table-cell table:number-columns-repeated="16371"/>
        </table:table-row>
      </table:table>
      <table:table table:name="'file:///J:/_TEAM/Hilgarth/Website%20NEU/Volkszählung/Dokumente_alte_Website_VZ/VZ_Lebensformen/Alte_Website/Tabs.xls'#HH1" table:style-name="ta4">
        <table:table-source xlink:href="file:///J:/_TEAM/Hilgarth/Website%20NEU/Volkszählung/Dokumente_alte_Website_VZ/VZ_Lebensformen/Alte_Website/Tabs.xls" table:table-name="HH1" table:mode="copy-results-only"/>
        <table:table-column/>
        <table:table-row table:number-rows-repeated="3">
          <table:table-cell table:number-columns-repeated="16384"/>
        </table:table-row>
        <table:table-row>
          <table:table-cell/>
          <table:table-cell office:value-type="float" office:value="2011"/>
          <table:table-cell table:number-columns-repeated="16382"/>
        </table:table-row>
        <table:table-row>
          <table:table-cell office:value-type="string" office:string-value="Privathaushalte insgesamt"/>
          <table:table-cell office:value-type="float" office:value="3649309"/>
          <table:table-cell office:value-type="float" office:value="116898"/>
          <table:table-cell office:value-type="float" office:value="240602"/>
          <table:table-cell office:value-type="float" office:value="679828"/>
          <table:table-cell office:value-type="float" office:value="589950"/>
          <table:table-cell office:value-type="float" office:value="223443"/>
          <table:table-cell office:value-type="float" office:value="512586"/>
          <table:table-cell office:value-type="float" office:value="296712"/>
          <table:table-cell office:value-type="float" office:value="151812"/>
          <table:table-cell office:value-type="float" office:value="837478"/>
          <table:table-cell table:number-columns-repeated="16373"/>
        </table:table-row>
        <table:table-row table:number-rows-repeated="10">
          <table:table-cell table:number-columns-repeated="16384"/>
        </table:table-row>
        <table:table-row>
          <table:table-cell/>
          <table:table-cell office:value-type="float" office:value="2001"/>
          <table:table-cell table:number-columns-repeated="16382"/>
        </table:table-row>
        <table:table-row>
          <table:table-cell office:value-type="string" office:string-value="Privathaushalte insgesamt"/>
          <table:table-cell office:value-type="float" office:value="3339663"/>
          <table:table-cell office:value-type="float" office:value="106221"/>
          <table:table-cell office:value-type="float" office:value="224968"/>
          <table:table-cell office:value-type="float" office:value="622746"/>
          <table:table-cell office:value-type="float" office:value="543034"/>
          <table:table-cell office:value-type="float" office:value="207618"/>
          <table:table-cell office:value-type="float" office:value="468820"/>
          <table:table-cell office:value-type="float" office:value="260660"/>
          <table:table-cell office:value-type="float" office:value="134513"/>
          <table:table-cell office:value-type="float" office:value="771083"/>
          <table:table-cell table:number-columns-repeated="16373"/>
        </table:table-row>
        <table:table-row table:number-rows-repeated="9">
          <table:table-cell table:number-columns-repeated="16384"/>
        </table:table-row>
        <table:table-row>
          <table:table-cell/>
          <table:table-cell office:value-type="float" office:value="1991"/>
          <table:table-cell table:number-columns-repeated="16382"/>
        </table:table-row>
        <table:table-row>
          <table:table-cell office:value-type="string" office:string-value="Privathaushalte insgesamt"/>
          <table:table-cell office:value-type="float" office:value="3013006"/>
          <table:table-cell office:value-type="float" office:value="94951"/>
          <table:table-cell office:value-type="float" office:value="199124"/>
          <table:table-cell office:value-type="float" office:value="554286"/>
          <table:table-cell office:value-type="float" office:value="481646"/>
          <table:table-cell office:value-type="float" office:value="178573"/>
          <table:table-cell office:value-type="float" office:value="425570"/>
          <table:table-cell office:value-type="float" office:value="219783"/>
          <table:table-cell office:value-type="float" office:value="112313"/>
          <table:table-cell office:value-type="float" office:value="746760"/>
          <table:table-cell table:number-columns-repeated="16373"/>
        </table:table-row>
        <table:table-row table:number-rows-repeated="9">
          <table:table-cell table:number-columns-repeated="16384"/>
        </table:table-row>
        <table:table-row>
          <table:table-cell/>
          <table:table-cell office:value-type="float" office:value="1981"/>
          <table:table-cell table:number-columns-repeated="16382"/>
        </table:table-row>
        <table:table-row>
          <table:table-cell office:value-type="string" office:string-value="Privathaushalte insgesamt"/>
          <table:table-cell office:value-type="float" office:value="2763870"/>
          <table:table-cell office:value-type="float" office:value="86404"/>
          <table:table-cell office:value-type="float" office:value="176341"/>
          <table:table-cell office:value-type="float" office:value="508264"/>
          <table:table-cell office:value-type="float" office:value="431758"/>
          <table:table-cell office:value-type="float" office:value="153916"/>
          <table:table-cell office:value-type="float" office:value="394584"/>
          <table:table-cell office:value-type="float" office:value="188898"/>
          <table:table-cell office:value-type="float" office:value="98237"/>
          <table:table-cell office:value-type="float" office:value="725468"/>
          <table:table-cell table:number-columns-repeated="16373"/>
        </table:table-row>
        <table:table-row table:number-rows-repeated="9">
          <table:table-cell table:number-columns-repeated="16384"/>
        </table:table-row>
        <table:table-row>
          <table:table-cell/>
          <table:table-cell office:value-type="float" office:value="1971"/>
          <table:table-cell table:number-columns-repeated="16382"/>
        </table:table-row>
        <table:table-row>
          <table:table-cell office:value-type="string" office:string-value="Privathaushalte insgesamt"/>
          <table:table-cell office:value-type="float" office:value="2571039"/>
          <table:table-cell office:value-type="float" office:value="78240"/>
          <table:table-cell office:value-type="float" office:value="155588"/>
          <table:table-cell office:value-type="float" office:value="472932"/>
          <table:table-cell office:value-type="float" office:value="387316"/>
          <table:table-cell office:value-type="float" office:value="128585"/>
          <table:table-cell office:value-type="float" office:value="365040"/>
          <table:table-cell office:value-type="float" office:value="160979"/>
          <table:table-cell office:value-type="float" office:value="84622"/>
          <table:table-cell office:value-type="float" office:value="737737"/>
          <table:table-cell table:number-columns-repeated="16373"/>
        </table:table-row>
        <table:table-row table:number-rows-repeated="9">
          <table:table-cell table:number-columns-repeated="16384"/>
        </table:table-row>
        <table:table-row>
          <table:table-cell/>
          <table:table-cell office:value-type="float" office:value="1961"/>
          <table:table-cell table:number-columns-repeated="16382"/>
        </table:table-row>
        <table:table-row>
          <table:table-cell office:value-type="string" office:string-value="Privathaushalte insgesamt"/>
          <table:table-cell office:value-type="float" office:value="2305760"/>
          <table:table-cell office:value-type="float" office:value="75171"/>
          <table:table-cell office:value-type="float" office:value="136840"/>
          <table:table-cell office:value-type="float" office:value="440587"/>
          <table:table-cell office:value-type="float" office:value="341131"/>
          <table:table-cell office:value-type="float" office:value="102467"/>
          <table:table-cell office:value-type="float" office:value="333424"/>
          <table:table-cell office:value-type="float" office:value="123705"/>
          <table:table-cell office:value-type="float" office:value="59514"/>
          <table:table-cell office:value-type="float" office:value="692921"/>
          <table:table-cell table:number-columns-repeated="16373"/>
        </table:table-row>
        <table:table-row table:number-rows-repeated="9">
          <table:table-cell table:number-columns-repeated="16384"/>
        </table:table-row>
        <table:table-row>
          <table:table-cell/>
          <table:table-cell office:value-type="float" office:value="1951"/>
          <table:table-cell table:number-columns-repeated="16382"/>
        </table:table-row>
        <table:table-row>
          <table:table-cell office:value-type="string" office:string-value="Privathaushalte insgesamt"/>
          <table:table-cell office:value-type="float" office:value="2205159"/>
          <table:table-cell office:value-type="float" office:value="73146"/>
          <table:table-cell office:value-type="float" office:value="124561"/>
          <table:table-cell office:value-type="float" office:value="439597"/>
          <table:table-cell office:value-type="float" office:value="324011"/>
          <table:table-cell office:value-type="float" office:value="93569"/>
          <table:table-cell office:value-type="float" office:value="313313"/>
          <table:table-cell office:value-type="float" office:value="114689"/>
          <table:table-cell office:value-type="float" office:value="50301"/>
          <table:table-cell office:value-type="float" office:value="671972"/>
          <table:table-cell table:number-columns-repeated="16373"/>
        </table:table-row>
        <table:table-row table:number-rows-repeated="1048504">
          <table:table-cell table:number-columns-repeated="16373"/>
        </table:table-row>
      </table:table>
      <table:table table:name="'file:///J:/_TEAM/Hilgarth/Website%20NEU/Volkszählung/Dokumente_alte_Website_VZ/VZ_Lebensformen/Alte_Website/Tabs.xls'#HH1_engl" table:style-name="ta4">
        <table:table-source xlink:href="file:///J:/_TEAM/Hilgarth/Website%20NEU/Volkszählung/Dokumente_alte_Website_VZ/VZ_Lebensformen/Alte_Website/Tabs.xls" table:table-name="HH1_eng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J:/_TEAM/Hilgarth/Website%20NEU/Volkszählung/Dokumente_alte_Website_VZ/VZ_Lebensformen/Alte_Website/Tabs.xls'#HH2" table:style-name="ta4">
        <table:table-source xlink:href="file:///J:/_TEAM/Hilgarth/Website%20NEU/Volkszählung/Dokumente_alte_Website_VZ/VZ_Lebensformen/Alte_Website/Tabs.xls" table:table-name="HH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J:/_TEAM/Hilgarth/Website%20NEU/Volkszählung/Dokumente_alte_Website_VZ/VZ_Lebensformen/Alte_Website/Tabs.xls'#HH3" table:style-name="ta4">
        <table:table-source xlink:href="file:///J:/_TEAM/Hilgarth/Website%20NEU/Volkszählung/Dokumente_alte_Website_VZ/VZ_Lebensformen/Alte_Website/Tabs.xls" table:table-name="HH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J:/_TEAM/Hilgarth/Website%20NEU/Volkszählung/Dokumente_alte_Website_VZ/VZ_Lebensformen/Alte_Website/Tabs.xls'#HH4" table:style-name="ta4">
        <table:table-source xlink:href="file:///J:/_TEAM/Hilgarth/Website%20NEU/Volkszählung/Dokumente_alte_Website_VZ/VZ_Lebensformen/Alte_Website/Tabs.xls" table:table-name="HH4" table:mode="copy-results-only"/>
        <table:table-column/>
        <table:table-row table:number-rows-repeated="7">
          <table:table-cell table:number-columns-repeated="16384"/>
        </table:table-row>
        <table:table-row>
          <table:table-cell office:value-type="string" office:string-value="Paare"/>
          <table:table-cell table:number-columns-repeated="16383"/>
        </table:table-row>
        <table:table-row table:number-rows-repeated="6">
          <table:table-cell table:number-columns-repeated="16384"/>
        </table:table-row>
        <table:table-row>
          <table:table-cell office:value-type="string" office:string-value="Ein-Eltern-Haushalte zus."/>
          <table:table-cell table:number-columns-repeated="16383"/>
        </table:table-row>
        <table:table-row table:number-rows-repeated="8">
          <table:table-cell table:number-columns-repeated="16384"/>
        </table:table-row>
        <table:table-row>
          <table:table-cell office:value-type="string" office:string-value="Zwei- und Mehrfamilien-&#10;haushalte"/>
          <table:table-cell table:number-columns-repeated="16383"/>
        </table:table-row>
        <table:table-row>
          <table:table-cell office:value-type="string" office:string-value="Nichtfamilienhaushalte zus."/>
          <table:table-cell table:number-columns-repeated="16383"/>
        </table:table-row>
        <table:table-row table:number-rows-repeated="8">
          <table:table-cell table:number-columns-repeated="16384"/>
        </table:table-row>
        <table:table-row>
          <table:table-cell office:value-type="string" office:string-value="Paare"/>
          <table:table-cell table:number-columns-repeated="16383"/>
        </table:table-row>
        <table:table-row table:number-rows-repeated="6">
          <table:table-cell table:number-columns-repeated="16384"/>
        </table:table-row>
        <table:table-row>
          <table:table-cell office:value-type="string" office:string-value="Ein-Eltern-Haushalte zus."/>
          <table:table-cell table:number-columns-repeated="16383"/>
        </table:table-row>
        <table:table-row table:number-rows-repeated="8">
          <table:table-cell table:number-columns-repeated="16384"/>
        </table:table-row>
        <table:table-row>
          <table:table-cell office:value-type="string" office:string-value="Zwei- und Mehrfamilien-&#10;haushalte"/>
          <table:table-cell table:number-columns-repeated="16383"/>
        </table:table-row>
        <table:table-row>
          <table:table-cell office:value-type="string" office:string-value="Nichtfamilienhaushalte zus."/>
          <table:table-cell table:number-columns-repeated="16383"/>
        </table:table-row>
        <table:table-row table:number-rows-repeated="1048525">
          <table:table-cell table:number-columns-repeated="16383"/>
        </table:table-row>
      </table:table>
      <table:table table:name="'file:///J:/_TEAM/Hilgarth/Website%20NEU/Volkszählung/Dokumente_alte_Website_VZ/VZ_Lebensformen/Alte_Website/Tabs.xls'#HH5" table:style-name="ta4">
        <table:table-source xlink:href="file:///J:/_TEAM/Hilgarth/Website%20NEU/Volkszählung/Dokumente_alte_Website_VZ/VZ_Lebensformen/Alte_Website/Tabs.xls" table:table-name="HH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J:/_TEAM/Hilgarth/Website%20NEU/Volkszählung/Dokumente_alte_Website_VZ/VZ_Lebensformen/Alte_Website/Tabs.xls'#HH6" table:style-name="ta4">
        <table:table-source xlink:href="file:///J:/_TEAM/Hilgarth/Website%20NEU/Volkszählung/Dokumente_alte_Website_VZ/VZ_Lebensformen/Alte_Website/Tabs.xls" table:table-name="HH6" table:mode="copy-results-only"/>
        <table:table-column/>
        <table:table-row table:number-rows-repeated="5">
          <table:table-cell table:number-columns-repeated="16384"/>
        </table:table-row>
        <table:table-row>
          <table:table-cell office:value-type="string" office:string-value="Insgesamt"/>
          <table:table-cell office:value-type="float" office:value="1324287"/>
          <table:table-cell office:value-type="float" office:value="82213"/>
          <table:table-cell office:value-type="float" office:value="194161"/>
          <table:table-cell office:value-type="float" office:value="173548"/>
          <table:table-cell office:value-type="float" office:value="213037"/>
          <table:table-cell office:value-type="float" office:value="197852"/>
          <table:table-cell office:value-type="float" office:value="205545"/>
          <table:table-cell office:value-type="float" office:value="257931"/>
          <table:table-cell table:number-columns-repeated="16375"/>
        </table:table-row>
        <table:table-row table:number-rows-repeated="4">
          <table:table-cell table:number-columns-repeated="16384"/>
        </table:table-row>
        <table:table-row>
          <table:table-cell office:value-type="string" office:string-value="Männer"/>
          <table:table-cell table:number-columns-repeated="16383"/>
        </table:table-row>
        <table:table-row table:number-rows-repeated="4">
          <table:table-cell table:number-columns-repeated="16384"/>
        </table:table-row>
        <table:table-row>
          <table:table-cell office:value-type="string" office:string-value="Frauen"/>
          <table:table-cell table:number-columns-repeated="16383"/>
        </table:table-row>
        <table:table-row table:number-rows-repeated="5">
          <table:table-cell table:number-columns-repeated="16384"/>
        </table:table-row>
        <table:table-row>
          <table:table-cell office:value-type="string" office:string-value="Insgesamt"/>
          <table:table-cell office:value-type="float" office:value="1119910"/>
          <table:table-cell office:value-type="float" office:value="67496"/>
          <table:table-cell office:value-type="float" office:value="186680"/>
          <table:table-cell office:value-type="float" office:value="159633"/>
          <table:table-cell office:value-type="float" office:value="140597"/>
          <table:table-cell office:value-type="float" office:value="161719"/>
          <table:table-cell office:value-type="float" office:value="162952"/>
          <table:table-cell office:value-type="float" office:value="240833"/>
          <table:table-cell table:number-columns-repeated="16375"/>
        </table:table-row>
        <table:table-row table:number-rows-repeated="4">
          <table:table-cell table:number-columns-repeated="16384"/>
        </table:table-row>
        <table:table-row>
          <table:table-cell office:value-type="string" office:string-value="Männer"/>
          <table:table-cell table:number-columns-repeated="16383"/>
        </table:table-row>
        <table:table-row table:number-rows-repeated="4">
          <table:table-cell table:number-columns-repeated="16384"/>
        </table:table-row>
        <table:table-row>
          <table:table-cell office:value-type="string" office:string-value="Frauen"/>
          <table:table-cell table:number-columns-repeated="16383"/>
        </table:table-row>
        <table:table-row table:number-rows-repeated="5">
          <table:table-cell table:number-columns-repeated="16384"/>
        </table:table-row>
        <table:table-row>
          <table:table-cell office:value-type="string" office:string-value="Insgesamt"/>
          <table:table-cell office:value-type="float" office:value="893529"/>
          <table:table-cell office:value-type="float" office:value="65452"/>
          <table:table-cell office:value-type="float" office:value="135868"/>
          <table:table-cell office:value-type="float" office:value="87075"/>
          <table:table-cell office:value-type="float" office:value="98667"/>
          <table:table-cell office:value-type="float" office:value="111108"/>
          <table:table-cell office:value-type="float" office:value="176513"/>
          <table:table-cell office:value-type="float" office:value="218846"/>
          <table:table-cell table:number-columns-repeated="16375"/>
        </table:table-row>
        <table:table-row table:number-rows-repeated="4">
          <table:table-cell table:number-columns-repeated="16384"/>
        </table:table-row>
        <table:table-row>
          <table:table-cell office:value-type="string" office:string-value="Männer"/>
          <table:table-cell table:number-columns-repeated="16383"/>
        </table:table-row>
        <table:table-row table:number-rows-repeated="4">
          <table:table-cell table:number-columns-repeated="16384"/>
        </table:table-row>
        <table:table-row>
          <table:table-cell office:value-type="string" office:string-value="Frauen"/>
          <table:table-cell table:number-columns-repeated="16383"/>
        </table:table-row>
        <table:table-row table:number-rows-repeated="5">
          <table:table-cell table:number-columns-repeated="16384"/>
        </table:table-row>
        <table:table-row>
          <table:table-cell office:value-type="string" office:string-value="Insgesamt"/>
          <table:table-cell office:value-type="float" office:value="782112"/>
          <table:table-cell office:value-type="float" office:value="57458"/>
          <table:table-cell office:value-type="float" office:value="82300"/>
          <table:table-cell office:value-type="float" office:value="68658"/>
          <table:table-cell office:value-type="float" office:value="68484"/>
          <table:table-cell office:value-type="float" office:value="120646"/>
          <table:table-cell office:value-type="float" office:value="203098"/>
          <table:table-cell office:value-type="float" office:value="181468"/>
          <table:table-cell table:number-columns-repeated="16375"/>
        </table:table-row>
        <table:table-row table:number-rows-repeated="4">
          <table:table-cell table:number-columns-repeated="16384"/>
        </table:table-row>
        <table:table-row>
          <table:table-cell office:value-type="string" office:string-value="Männer"/>
          <table:table-cell table:number-columns-repeated="16383"/>
        </table:table-row>
        <table:table-row table:number-rows-repeated="4">
          <table:table-cell table:number-columns-repeated="16384"/>
        </table:table-row>
        <table:table-row>
          <table:table-cell office:value-type="string" office:string-value="Frauen"/>
          <table:table-cell table:number-columns-repeated="16383"/>
        </table:table-row>
        <table:table-row table:number-rows-repeated="5">
          <table:table-cell table:number-columns-repeated="16384"/>
        </table:table-row>
        <table:table-row>
          <table:table-cell office:value-type="string" office:string-value="Insgesamt "/>
          <table:table-cell office:value-type="float" office:value="658164"/>
          <table:table-cell office:value-type="float" office:value="47793"/>
          <table:table-cell office:value-type="float" office:value="62930"/>
          <table:table-cell office:value-type="float" office:value="49392"/>
          <table:table-cell office:value-type="float" office:value="63742"/>
          <table:table-cell office:value-type="float" office:value="133299"/>
          <table:table-cell office:value-type="float" office:value="181983"/>
          <table:table-cell office:value-type="float" office:value="119022"/>
          <table:table-cell table:number-columns-repeated="16375"/>
        </table:table-row>
        <table:table-row table:number-rows-repeated="4">
          <table:table-cell table:number-columns-repeated="16384"/>
        </table:table-row>
        <table:table-row>
          <table:table-cell office:value-type="string" office:string-value="Männer"/>
          <table:table-cell table:number-columns-repeated="16383"/>
        </table:table-row>
        <table:table-row table:number-rows-repeated="4">
          <table:table-cell table:number-columns-repeated="16384"/>
        </table:table-row>
        <table:table-row>
          <table:table-cell office:value-type="string" office:string-value="Frauen"/>
          <table:table-cell table:number-columns-repeated="16383"/>
        </table:table-row>
        <table:table-row table:number-rows-repeated="1048496">
          <table:table-cell table:number-columns-repeated="16383"/>
        </table:table-row>
      </table:table>
      <table:table table:name="'file:///J:/_TEAM/Hilgarth/Website%20NEU/Volkszählung/Dokumente_alte_Website_VZ/VZ_Lebensformen/Alte_Website/Tabs.xls'#HH7" table:style-name="ta4">
        <table:table-source xlink:href="file:///J:/_TEAM/Hilgarth/Website%20NEU/Volkszählung/Dokumente_alte_Website_VZ/VZ_Lebensformen/Alte_Website/Tabs.xls" table:table-name="HH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J:/_TEAM/Hilgarth/Website%20NEU/Volkszählung/Dokumente_alte_Website_VZ/VZ_Lebensformen/Alte_Website/Tabs.xls'#HH8" table:style-name="ta4">
        <table:table-source xlink:href="file:///J:/_TEAM/Hilgarth/Website%20NEU/Volkszählung/Dokumente_alte_Website_VZ/VZ_Lebensformen/Alte_Website/Tabs.xls" table:table-name="HH8" table:mode="copy-results-only"/>
        <table:table-column/>
        <table:table-row table:number-rows-repeated="4">
          <table:table-cell table:number-columns-repeated="16384"/>
        </table:table-row>
        <table:table-row>
          <table:table-cell/>
          <table:table-cell office:value-type="string" office:string-value="Zusammen"/>
          <table:table-cell table:number-columns-repeated="16382"/>
        </table:table-row>
        <table:table-row table:number-rows-repeated="17">
          <table:table-cell table:number-columns-repeated="16384"/>
        </table:table-row>
        <table:table-row>
          <table:table-cell/>
          <table:table-cell office:value-type="string" office:string-value="Männer"/>
          <table:table-cell table:number-columns-repeated="16382"/>
        </table:table-row>
        <table:table-row>
          <table:table-cell office:value-type="string" office:string-value="Insgesamt"/>
          <table:table-cell office:value-type="float" office:value="47540"/>
          <table:table-cell office:value-type="float" office:value="5037"/>
          <table:table-cell office:value-type="float" office:value="16250"/>
          <table:table-cell office:value-type="float" office:value="2941"/>
          <table:table-cell office:value-type="float" office:value="1165"/>
          <table:table-cell office:value-type="float" office:value="1644"/>
          <table:table-cell office:value-type="float" office:value="14"/>
          <table:table-cell office:value-type="float" office:value="4723"/>
          <table:table-cell office:value-type="float" office:value="7463"/>
          <table:table-cell office:value-type="float" office:value="2978"/>
          <table:table-cell office:value-type="float" office:value="985"/>
          <table:table-cell office:value-type="float" office:value="4340"/>
          <table:table-cell table:number-columns-repeated="16371"/>
        </table:table-row>
        <table:table-row table:number-rows-repeated="16">
          <table:table-cell table:number-columns-repeated="16384"/>
        </table:table-row>
        <table:table-row>
          <table:table-cell/>
          <table:table-cell office:value-type="string" office:string-value="Frauen"/>
          <table:table-cell table:number-columns-repeated="16382"/>
        </table:table-row>
        <table:table-row>
          <table:table-cell office:value-type="string" office:string-value="Insgesamt"/>
          <table:table-cell office:value-type="float" office:value="69054"/>
          <table:table-cell office:value-type="float" office:value="4985"/>
          <table:table-cell office:value-type="float" office:value="48562"/>
          <table:table-cell office:value-type="float" office:value="2663"/>
          <table:table-cell office:value-type="float" office:value="962"/>
          <table:table-cell office:value-type="float" office:value="3161"/>
          <table:table-cell office:value-type="string" office:string-value="-"/>
          <table:table-cell office:value-type="float" office:value="246"/>
          <table:table-cell office:value-type="float" office:value="3829"/>
          <table:table-cell office:value-type="float" office:value="1410"/>
          <table:table-cell office:value-type="float" office:value="1046"/>
          <table:table-cell office:value-type="float" office:value="2190"/>
          <table:table-cell table:number-columns-repeated="16371"/>
        </table:table-row>
        <table:table-row table:number-rows-repeated="1048534">
          <table:table-cell table:number-columns-repeated="16371"/>
        </table:table-row>
      </table:table>
      <table:table table:name="'file:///J:/_TEAM/Hilgarth/Website%20NEU/Volkszählung/Dokumente_alte_Website_VZ/VZ_Lebensformen/Alte_Website/Tabs.xls'#Fam1" table:style-name="ta4">
        <table:table-source xlink:href="file:///J:/_TEAM/Hilgarth/Website%20NEU/Volkszählung/Dokumente_alte_Website_VZ/VZ_Lebensformen/Alte_Website/Tabs.xls" table:table-name="Fam1" table:mode="copy-results-only"/>
        <table:table-column/>
        <table:table-row table:number-rows-repeated="5">
          <table:table-cell table:number-columns-repeated="16384"/>
        </table:table-row>
        <table:table-row>
          <table:table-cell office:value-type="string" office:string-value="Ehepaare"/>
          <table:table-cell office:value-type="float" office:value="1630914"/>
          <table:table-cell office:value-type="float" office:value="73.925764827520865"/>
          <table:table-cell office:value-type="float" office:value="100"/>
          <table:table-cell office:value-type="float" office:value="1614273"/>
          <table:table-cell office:value-type="float" office:value="69.983439186699329"/>
          <table:table-cell office:value-type="float" office:value="100"/>
          <table:table-cell office:value-type="float" office:value="-1.0203480992866576"/>
          <table:table-cell table:number-columns-repeated="16376"/>
        </table:table-row>
        <table:table-row table:number-rows-repeated="7">
          <table:table-cell table:number-columns-repeated="16384"/>
        </table:table-row>
        <table:table-row>
          <table:table-cell office:value-type="string" office:string-value="Lebensgemeinschaften"/>
          <table:table-cell office:value-type="float" office:value="223365"/>
          <table:table-cell office:value-type="float" office:value="10.124646952996418"/>
          <table:table-cell office:value-type="float" office:value="100"/>
          <table:table-cell office:value-type="float" office:value="321689"/>
          <table:table-cell office:value-type="float" office:value="13.946155680315609"/>
          <table:table-cell office:value-type="float" office:value="100"/>
          <table:table-cell office:value-type="float" office:value="44.019430080809435"/>
          <table:table-cell table:number-columns-repeated="16376"/>
        </table:table-row>
        <table:table-row table:number-rows-repeated="7">
          <table:table-cell table:number-columns-repeated="16384"/>
        </table:table-row>
        <table:table-row>
          <table:table-cell office:value-type="string" office:string-value="Väter in Ein-Eltern-Familien"/>
          <table:table-cell office:value-type="float" office:value="51140"/>
          <table:table-cell office:value-type="float" office:value="2.318064357335468"/>
          <table:table-cell office:value-type="float" office:value="100.00000000000001"/>
          <table:table-cell office:value-type="float" office:value="54736"/>
          <table:table-cell office:value-type="float" office:value="2.3729651225803656"/>
          <table:table-cell office:value-type="float" office:value="100.00000000000001"/>
          <table:table-cell office:value-type="float" office:value="7.0316777473601881"/>
          <table:table-cell table:number-columns-repeated="16376"/>
        </table:table-row>
        <table:table-row table:number-rows-repeated="5">
          <table:table-cell table:number-columns-repeated="16384"/>
        </table:table-row>
        <table:table-row>
          <table:table-cell office:value-type="string" office:string-value="Mütter in Ein-Eltern-Familien"/>
          <table:table-cell office:value-type="float" office:value="300732"/>
          <table:table-cell office:value-type="float" office:value="13.63152386214724"/>
          <table:table-cell office:value-type="float" office:value="99.999999999999986"/>
          <table:table-cell office:value-type="float" office:value="315952"/>
          <table:table-cell office:value-type="float" office:value="13.6974400104047"/>
          <table:table-cell office:value-type="float" office:value="100"/>
          <table:table-cell office:value-type="float" office:value="5.0609845310775041"/>
          <table:table-cell table:number-columns-repeated="16376"/>
        </table:table-row>
        <table:table-row table:number-rows-repeated="1048548">
          <table:table-cell table:number-columns-repeated="16376"/>
        </table:table-row>
      </table:table>
      <table:table table:name="'file:///J:/_TEAM/Hilgarth/Website%20NEU/Volkszählung/Dokumente_alte_Website_VZ/VZ_Lebensformen/Alte_Website/Tabs.xls'#Fam2" table:style-name="ta4">
        <table:table-source xlink:href="file:///J:/_TEAM/Hilgarth/Website%20NEU/Volkszählung/Dokumente_alte_Website_VZ/VZ_Lebensformen/Alte_Website/Tabs.xls" table:table-name="Fam2" table:mode="copy-results-only"/>
        <table:table-column/>
        <table:table-row table:number-rows-repeated="12">
          <table:table-cell table:number-columns-repeated="16384"/>
        </table:table-row>
        <table:table-row>
          <table:table-cell office:value-type="string" office:string-value="Paare zusammen"/>
          <table:table-cell office:value-type="float" office:value="1600039"/>
          <table:table-cell office:value-type="float" office:value="1704616"/>
          <table:table-cell office:value-type="float" office:value="1729065"/>
          <table:table-cell office:value-type="float" office:value="1786352"/>
          <table:table-cell office:value-type="float" office:value="1854279"/>
          <table:table-cell office:value-type="float" office:value="1935962"/>
          <table:table-cell table:number-columns-repeated="16377"/>
        </table:table-row>
        <table:table-row table:number-rows-repeated="7">
          <table:table-cell table:number-columns-repeated="16384"/>
        </table:table-row>
        <table:table-row>
          <table:table-cell office:value-type="string" office:string-value="Ehepaare"/>
          <table:table-cell table:number-columns-repeated="16383"/>
        </table:table-row>
        <table:table-row table:number-rows-repeated="7">
          <table:table-cell table:number-columns-repeated="16384"/>
        </table:table-row>
        <table:table-row>
          <table:table-cell office:value-type="string" office:string-value="Lebensgemeinschaften"/>
          <table:table-cell table:number-columns-repeated="16383"/>
        </table:table-row>
        <table:table-row table:number-rows-repeated="7">
          <table:table-cell table:number-columns-repeated="16384"/>
        </table:table-row>
        <table:table-row>
          <table:table-cell office:value-type="string" office:string-value="Ein-Eltern-Familien zusammen"/>
          <table:table-cell office:value-type="float" office:value="259216"/>
          <table:table-cell office:value-type="float" office:value="224412"/>
          <table:table-cell office:value-type="float" office:value="257276"/>
          <table:table-cell office:value-type="float" office:value="322776"/>
          <table:table-cell office:value-type="float" office:value="351872"/>
          <table:table-cell office:value-type="float" office:value="370688"/>
          <table:table-cell table:number-columns-repeated="16377"/>
        </table:table-row>
        <table:table-row table:number-rows-repeated="5">
          <table:table-cell table:number-columns-repeated="16384"/>
        </table:table-row>
        <table:table-row>
          <table:table-cell office:value-type="string" office:string-value="Väter in Ein-Eltern-Familien"/>
          <table:table-cell table:number-columns-repeated="16383"/>
        </table:table-row>
        <table:table-row table:number-rows-repeated="5">
          <table:table-cell table:number-columns-repeated="16384"/>
        </table:table-row>
        <table:table-row>
          <table:table-cell office:value-type="string" office:string-value="Mütter in Ein-Eltern-Familien"/>
          <table:table-cell table:number-columns-repeated="16383"/>
        </table:table-row>
        <table:table-row table:number-rows-repeated="1048527">
          <table:table-cell table:number-columns-repeated="16383"/>
        </table:table-row>
      </table:table>
      <table:table table:name="'file:///J:/_TEAM/Hilgarth/Website%20NEU/Volkszählung/Dokumente_alte_Website_VZ/VZ_Lebensformen/Alte_Website/Tabs.xls'#Fam3" table:style-name="ta4">
        <table:table-source xlink:href="file:///J:/_TEAM/Hilgarth/Website%20NEU/Volkszählung/Dokumente_alte_Website_VZ/VZ_Lebensformen/Alte_Website/Tabs.xls" table:table-name="Fam3" table:mode="copy-results-only"/>
        <table:table-column/>
        <table:table-row table:number-rows-repeated="3">
          <table:table-cell table:number-columns-repeated="16384"/>
        </table:table-row>
        <table:table-row>
          <table:table-cell/>
          <table:table-cell office:value-type="float" office:value="2011"/>
          <table:table-cell table:number-columns-repeated="16382"/>
        </table:table-row>
        <table:table-row>
          <table:table-cell office:value-type="string" office:string-value="Familien mit … Kindern&#10;aller Altersstufen"/>
          <table:table-cell office:value-type="float" office:value="2306650"/>
          <table:table-cell office:value-type="float" office:value="83242"/>
          <table:table-cell office:value-type="float" office:value="155979"/>
          <table:table-cell office:value-type="float" office:value="460444"/>
          <table:table-cell office:value-type="float" office:value="391671"/>
          <table:table-cell office:value-type="float" office:value="144697"/>
          <table:table-cell office:value-type="float" office:value="337974"/>
          <table:table-cell office:value-type="float" office:value="193919"/>
          <table:table-cell office:value-type="float" office:value="102522"/>
          <table:table-cell office:value-type="float" office:value="436202"/>
          <table:table-cell table:number-columns-repeated="16373"/>
        </table:table-row>
        <table:table-row table:number-rows-repeated="5">
          <table:table-cell table:number-columns-repeated="16384"/>
        </table:table-row>
        <table:table-row>
          <table:table-cell office:value-type="string" office:string-value="Kinder"/>
          <table:table-cell office:value-type="float" office:value="2341743"/>
          <table:table-cell office:value-type="float" office:value="82042"/>
          <table:table-cell office:value-type="float" office:value="155631"/>
          <table:table-cell office:value-type="float" office:value="463861"/>
          <table:table-cell office:value-type="float" office:value="417292"/>
          <table:table-cell office:value-type="float" office:value="155575"/>
          <table:table-cell office:value-type="float" office:value="326322"/>
          <table:table-cell office:value-type="float" office:value="212352"/>
          <table:table-cell office:value-type="float" office:value="115664"/>
          <table:table-cell office:value-type="float" office:value="413004"/>
          <table:table-cell table:number-columns-repeated="16373"/>
        </table:table-row>
        <table:table-row>
          <table:table-cell table:number-columns-repeated="16384"/>
        </table:table-row>
        <table:table-row>
          <table:table-cell office:value-type="string" office:string-value="Familien mit … Kindern&#10;unter 15 Jahren"/>
          <table:table-cell office:value-type="float" office:value="762226"/>
          <table:table-cell office:value-type="float" office:value="24181"/>
          <table:table-cell office:value-type="float" office:value="49452"/>
          <table:table-cell office:value-type="float" office:value="146219"/>
          <table:table-cell office:value-type="float" office:value="132120"/>
          <table:table-cell office:value-type="float" office:value="50032"/>
          <table:table-cell office:value-type="float" office:value="104174"/>
          <table:table-cell office:value-type="float" office:value="66872"/>
          <table:table-cell office:value-type="float" office:value="36416"/>
          <table:table-cell office:value-type="float" office:value="152760"/>
          <table:table-cell table:number-columns-repeated="16373"/>
        </table:table-row>
        <table:table-row table:number-rows-repeated="3">
          <table:table-cell table:number-columns-repeated="16384"/>
        </table:table-row>
        <table:table-row>
          <table:table-cell office:value-type="string" office:string-value="Kinder"/>
          <table:table-cell office:value-type="float" office:value="1204941"/>
          <table:table-cell office:value-type="float" office:value="36903"/>
          <table:table-cell office:value-type="float" office:value="75714"/>
          <table:table-cell office:value-type="float" office:value="232585"/>
          <table:table-cell office:value-type="float" office:value="213451"/>
          <table:table-cell office:value-type="float" office:value="79172"/>
          <table:table-cell office:value-type="float" office:value="161232"/>
          <table:table-cell office:value-type="float" office:value="105236"/>
          <table:table-cell office:value-type="float" office:value="60560"/>
          <table:table-cell office:value-type="float" office:value="240088"/>
          <table:table-cell table:number-columns-repeated="16373"/>
        </table:table-row>
        <table:table-row>
          <table:table-cell/>
          <table:table-cell office:value-type="float" office:value="2001"/>
          <table:table-cell table:number-columns-repeated="16382"/>
        </table:table-row>
        <table:table-row>
          <table:table-cell office:value-type="string" office:string-value="Familien mit … Kindern&#10;aller Altersstufen"/>
          <table:table-cell office:value-type="float" office:value="2206151"/>
          <table:table-cell office:value-type="float" office:value="79692"/>
          <table:table-cell office:value-type="float" office:value="155838"/>
          <table:table-cell office:value-type="float" office:value="437315"/>
          <table:table-cell office:value-type="float" office:value="378368"/>
          <table:table-cell office:value-type="float" office:value="138876"/>
          <table:table-cell office:value-type="float" office:value="330460"/>
          <table:table-cell office:value-type="float" office:value="181984"/>
          <table:table-cell office:value-type="float" office:value="95642"/>
          <table:table-cell office:value-type="float" office:value="407976"/>
          <table:table-cell table:number-columns-repeated="16373"/>
        </table:table-row>
        <table:table-row table:number-rows-repeated="5">
          <table:table-cell table:number-columns-repeated="16384"/>
        </table:table-row>
        <table:table-row>
          <table:table-cell office:value-type="string" office:string-value="Kinder"/>
          <table:table-cell office:value-type="float" office:value="2424805"/>
          <table:table-cell office:value-type="float" office:value="86980"/>
          <table:table-cell office:value-type="float" office:value="178444"/>
          <table:table-cell office:value-type="float" office:value="471519"/>
          <table:table-cell office:value-type="float" office:value="445510"/>
          <table:table-cell office:value-type="float" office:value="165374"/>
          <table:table-cell office:value-type="float" office:value="361014"/>
          <table:table-cell office:value-type="float" office:value="227856"/>
          <table:table-cell office:value-type="float" office:value="121269"/>
          <table:table-cell office:value-type="float" office:value="366839"/>
          <table:table-cell table:number-columns-repeated="16373"/>
        </table:table-row>
        <table:table-row>
          <table:table-cell table:number-columns-repeated="16384"/>
        </table:table-row>
        <table:table-row>
          <table:table-cell office:value-type="string" office:string-value="Familien mit … Kindern&#10;unter 15 Jahren"/>
          <table:table-cell office:value-type="float" office:value="831418"/>
          <table:table-cell office:value-type="float" office:value="26900"/>
          <table:table-cell office:value-type="float" office:value="59015"/>
          <table:table-cell office:value-type="float" office:value="158871"/>
          <table:table-cell office:value-type="float" office:value="149863"/>
          <table:table-cell office:value-type="float" office:value="56302"/>
          <table:table-cell office:value-type="float" office:value="121370"/>
          <table:table-cell office:value-type="float" office:value="74819"/>
          <table:table-cell office:value-type="float" office:value="39646"/>
          <table:table-cell office:value-type="float" office:value="144632"/>
          <table:table-cell table:number-columns-repeated="16373"/>
        </table:table-row>
        <table:table-row table:number-rows-repeated="3">
          <table:table-cell table:number-columns-repeated="16384"/>
        </table:table-row>
        <table:table-row>
          <table:table-cell office:value-type="string" office:string-value="Kinder"/>
          <table:table-cell office:value-type="float" office:value="1335517"/>
          <table:table-cell office:value-type="float" office:value="41598"/>
          <table:table-cell office:value-type="float" office:value="92527"/>
          <table:table-cell office:value-type="float" office:value="259590"/>
          <table:table-cell office:value-type="float" office:value="248682"/>
          <table:table-cell office:value-type="float" office:value="91067"/>
          <table:table-cell office:value-type="float" office:value="189311"/>
          <table:table-cell office:value-type="float" office:value="122481"/>
          <table:table-cell office:value-type="float" office:value="67432"/>
          <table:table-cell office:value-type="float" office:value="222829"/>
          <table:table-cell table:number-columns-repeated="16373"/>
        </table:table-row>
        <table:table-row table:number-rows-repeated="1048545">
          <table:table-cell table:number-columns-repeated="16373"/>
        </table:table-row>
      </table:table>
      <table:table table:name="'file://xwwp0069/profiles$/fuchs/Downloads/Leitfaden-Excel-Tabellen%20(3).xlsx'#Vorgaben" table:style-name="ta4">
        <table:table-source xlink:href="file://xwwp0069/profiles$/fuchs/Downloads/Leitfaden-Excel-Tabellen%20(3).xlsx" table:table-name="Vorgabe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xwwp0069/profiles$/fuchs/Downloads/Leitfaden-Excel-Tabellen%20(3).xlsx'#Tabelle_IST" table:style-name="ta4">
        <table:table-source xlink:href="file://xwwp0069/profiles$/fuchs/Downloads/Leitfaden-Excel-Tabellen%20(3).xlsx" table:table-name="Tabelle_IST" table:mode="copy-results-only"/>
        <table:table-column/>
        <table:table-row table:number-rows-repeated="6">
          <table:table-cell table:number-columns-repeated="16384"/>
        </table:table-row>
        <table:table-row>
          <table:table-cell/>
          <table:table-cell office:value-type="string" office:string-value="Insgesamt"/>
          <table:table-cell table:number-columns-repeated="16382"/>
        </table:table-row>
        <table:table-row table:number-rows-repeated="27">
          <table:table-cell table:number-columns-repeated="16384"/>
        </table:table-row>
        <table:table-row>
          <table:table-cell/>
          <table:table-cell office:value-type="string" office:string-value="Männer"/>
          <table:table-cell table:number-columns-repeated="16382"/>
        </table:table-row>
        <table:table-row table:number-rows-repeated="27">
          <table:table-cell table:number-columns-repeated="16384"/>
        </table:table-row>
        <table:table-row>
          <table:table-cell/>
          <table:table-cell office:value-type="string" office:string-value="Frauen"/>
          <table:table-cell table:number-columns-repeated="16382"/>
        </table:table-row>
        <table:table-row table:number-rows-repeated="1048513">
          <table:table-cell table:number-columns-repeated="16382"/>
        </table:table-row>
      </table:table>
      <table:table table:name="'file://xwwp0069/profiles$/fuchs/Downloads/Leitfaden-Excel-Tabellen%20(3).xlsx'#Tabelle_NEU" table:style-name="ta4">
        <table:table-source xlink:href="file://xwwp0069/profiles$/fuchs/Downloads/Leitfaden-Excel-Tabellen%20(3).xlsx" table:table-name="Tabelle_NEU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_1d56568_STF_Fuss_1_CN1" table:expression="of:=[.#REF!]" table:base-cell-address="Tabellenverzeichnis.$A$1"/>
        <table:named-expression table:name="_1d56568_STF_Gesamtsumme_1_CN1" table:expression="of:=[.#REF!]" table:base-cell-address="Tabellenverzeichnis.$A$1"/>
        <table:named-expression table:name="_1d56568_STF_Tabellenkopf_1_CN1" table:expression="of:=[.#REF!]" table:base-cell-address="Tabellenverzeichnis.$A$1"/>
        <table:named-expression table:name="_1d56568_STF_Titel_1_CN1" table:expression="of:=[.#REF!]" table:base-cell-address="Tabellenverzeichnis.$A$1"/>
        <table:named-expression table:name="_1d56568_STF_Vorspalte_1_CN1" table:expression="of:=[.#REF!]" table:base-cell-address="Tabellenverzeichnis.$A$1"/>
        <table:named-range table:name="_270d2bda_STF_Fuss_1_CN1" table:cell-range-address="W.$A$69:W.$M$69" table:base-cell-address="W.$A$1"/>
        <table:named-expression table:name="_270d2bda_STF_Gesamtsumme_1_CN1" table:expression="of:=[W.$A$4:.$M$4]~[W.$A$26:.$M$26]~[W.$A$48:.$M$48]" table:base-cell-address="Tabellenverzeichnis.$A$1"/>
        <table:named-range table:name="_270d2bda_STF_Koerper_1_CN3" table:cell-range-address="W.$B$4:W.$M$24" table:base-cell-address="W.$A$1"/>
        <table:named-range table:name="_270d2bda_STF_Koerper_1_CN4" table:cell-range-address="W.$B$26:W.$M$46" table:base-cell-address="W.$A$1"/>
        <table:named-range table:name="_270d2bda_STF_Koerper_1_CN5" table:cell-range-address="W.$B$48:W.$M$68" table:base-cell-address="W.$A$1"/>
        <table:named-range table:name="_270d2bda_STF_Tabellenkopf_1_CN1" table:cell-range-address="W.$A$2:W.$M$2" table:base-cell-address="W.$A$1"/>
        <table:named-range table:name="_270d2bda_STF_Titel_1_CN1" table:cell-range-address="W.$A$1:W.$M$1" table:base-cell-address="W.$A$1"/>
        <table:named-range table:name="_270d2bda_STF_Vorspalte_1_CN1" table:cell-range-address="W.$A$3:W.$A$68" table:base-cell-address="W.$A$1"/>
        <table:named-expression table:name="_270d2bda_STF_Zwischenueberschrift_1_CN1" table:expression="of:=[W.$B$3:.$M$3]~[W.$B$25:.$M$25]~[W.$B$47:.$M$47]" table:base-cell-address="Tabellenverzeichnis.$A$1"/>
        <table:named-expression table:name="_2a2befe1_STF_Fuss_1_CN3" table:expression="of:=[.#REF!]" table:base-cell-address="Tabellenverzeichnis.$A$1"/>
        <table:named-expression table:name="_2a2befe1_STF_Fuss_1_CN4" table:expression="of:=[.#REF!]" table:base-cell-address="Tabellenverzeichnis.$A$1"/>
        <table:named-expression table:name="_2a2befe1_STF_Fuss_1_CN5" table:expression="of:=[.#REF!]" table:base-cell-address="Tabellenverzeichnis.$A$1"/>
        <table:named-expression table:name="_2a2befe1_STF_Tabellenkopf_1_CN3" table:expression="of:=[.#REF!]" table:base-cell-address="Tabellenverzeichnis.$A$1"/>
        <table:named-expression table:name="_2a2befe1_STF_Tabellenkopf_1_CN4" table:expression="of:=[.#REF!]" table:base-cell-address="Tabellenverzeichnis.$A$1"/>
        <table:named-expression table:name="_2a2befe1_STF_Titel_1_CN3" table:expression="of:=[.#REF!]" table:base-cell-address="Tabellenverzeichnis.$A$1"/>
        <table:named-expression table:name="_2a2befe1_STF_Titel_1_CN4" table:expression="of:=[.#REF!]" table:base-cell-address="Tabellenverzeichnis.$A$1"/>
        <table:named-expression table:name="_2a2befe1_STF_Vorspalte_1_CN1" table:expression="of:=[.#REF!]" table:base-cell-address="Tabellenverzeichnis.$A$1"/>
        <table:named-expression table:name="_2a2befe1_STF_Vorspalte_1_CN10" table:expression="of:=[.#REF!]" table:base-cell-address="Tabellenverzeichnis.$A$1"/>
        <table:named-expression table:name="_2a2befe1_STF_Vorspalte_1_CN11" table:expression="of:=[.#REF!]" table:base-cell-address="Tabellenverzeichnis.$A$1"/>
        <table:named-expression table:name="_2a2befe1_STF_Vorspalte_1_CN12" table:expression="of:=[.#REF!]" table:base-cell-address="Tabellenverzeichnis.$A$1"/>
        <table:named-expression table:name="_2a2befe1_STF_Vorspalte_1_CN2" table:expression="of:=[.#REF!]" table:base-cell-address="Tabellenverzeichnis.$A$1"/>
        <table:named-expression table:name="_2a2befe1_STF_Vorspalte_1_CN3" table:expression="of:=[.#REF!]" table:base-cell-address="Tabellenverzeichnis.$A$1"/>
        <table:named-expression table:name="_2a2befe1_STF_Vorspalte_1_CN4" table:expression="of:=[.#REF!]" table:base-cell-address="Tabellenverzeichnis.$A$1"/>
        <table:named-expression table:name="_2a2befe1_STF_Vorspalte_1_CN5" table:expression="of:=[.#REF!]" table:base-cell-address="Tabellenverzeichnis.$A$1"/>
        <table:named-expression table:name="_2a2befe1_STF_Vorspalte_1_CN6" table:expression="of:=[.#REF!]" table:base-cell-address="Tabellenverzeichnis.$A$1"/>
        <table:named-expression table:name="_2a2befe1_STF_Vorspalte_1_CN7" table:expression="of:=[.#REF!]" table:base-cell-address="Tabellenverzeichnis.$A$1"/>
        <table:named-expression table:name="_2a2befe1_STF_Vorspalte_1_CN8" table:expression="of:=[.#REF!]" table:base-cell-address="Tabellenverzeichnis.$A$1"/>
        <table:named-expression table:name="_2a2befe1_STF_Vorspalte_1_CN9" table:expression="of:=[.#REF!]" table:base-cell-address="Tabellenverzeichnis.$A$1"/>
        <table:named-expression table:name="_2a2befe1_STF_Zwischenueberschrift_1_CN1" table:expression="of:=[.#REF!]" table:base-cell-address="Tabellenverzeichnis.$A$1"/>
        <table:named-expression table:name="_2a2befe1_STF_Zwischenueberschrift_1_CN2" table:expression="of:=[.#REF!]" table:base-cell-address="Tabellenverzeichnis.$A$1"/>
        <table:named-range table:name="_302a9bea_STF_Fuss_1_CN1" table:cell-range-address="TIR.$A$69:TIR.$M$69" table:base-cell-address="TIR.$A$1"/>
        <table:named-expression table:name="_302a9bea_STF_Gesamtsumme_1_CN1" table:expression="of:=[TIR.$A$4:.$M$4]~[TIR.$A$26:.$M$26]~[TIR.$A$48:.$M$48]" table:base-cell-address="Tabellenverzeichnis.$A$1"/>
        <table:named-expression table:name="_302a9bea_STF_Koerper_1_CN1" table:expression="of:=[TIR.$B$4:.$M$24]~[TIR.$B$26:.$M$46]~[TIR.$B$48:.$M$68]" table:base-cell-address="Tabellenverzeichnis.$A$1"/>
        <table:named-range table:name="_302a9bea_STF_Tabellenkopf_1_CN1" table:cell-range-address="TIR.$A$2:TIR.$M$2" table:base-cell-address="TIR.$A$1"/>
        <table:named-range table:name="_302a9bea_STF_Titel_1_CN1" table:cell-range-address="TIR.$A$1:TIR.$M$1" table:base-cell-address="TIR.$A$1"/>
        <table:named-range table:name="_302a9bea_STF_Vorspalte_1_CN1" table:cell-range-address="TIR.$A$3:TIR.$A$68" table:base-cell-address="TIR.$A$1"/>
        <table:named-expression table:name="_302a9bea_STF_Zwischenueberschrift_1_CN1" table:expression="of:=[TIR.$B$3:.$M$3]~[TIR.$B$25:.$M$25]~[TIR.$B$47:.$M$47]" table:base-cell-address="Tabellenverzeichnis.$A$1"/>
        <table:named-range table:name="_330c7795_STF_Fuss_1_CN1" table:cell-range-address="K.$A$69:K.$M$69" table:base-cell-address="K.$A$1"/>
        <table:named-expression table:name="_330c7795_STF_Gesamtsumme_1_CN1" table:expression="of:=[K.$A$4:.$M$4]~[K.$A$26:.$M$26]~[K.$A$48:.$M$48]" table:base-cell-address="Tabellenverzeichnis.$A$1"/>
        <table:named-expression table:name="_330c7795_STF_Koerper_1_CN1" table:expression="of:=[K.$B$4:.$M$24]~[K.$B$26:.$M$46]~[K.$B$48:.$M$68]" table:base-cell-address="Tabellenverzeichnis.$A$1"/>
        <table:named-range table:name="_330c7795_STF_Tabellenkopf_1_CN1" table:cell-range-address="K.$A$2:K.$M$2" table:base-cell-address="K.$A$1"/>
        <table:named-range table:name="_330c7795_STF_Titel_1_CN1" table:cell-range-address="K.$A$1:K.$M$1" table:base-cell-address="K.$A$1"/>
        <table:named-range table:name="_330c7795_STF_Vorspalte_1_CN1" table:cell-range-address="K.$A$3:K.$A$68" table:base-cell-address="K.$A$1"/>
        <table:named-expression table:name="_330c7795_STF_Zwischenueberschrift_1_CN1" table:expression="of:=[K.$B$3:.$M$3]~[K.$B$25:.$M$25]~[K.$B$47:.$M$47]" table:base-cell-address="Tabellenverzeichnis.$A$1"/>
        <table:named-range table:name="_3790506c_STF_Fuss_1_CN1" table:cell-range-address="STMK.$A$69:STMK.$M$69" table:base-cell-address="STMK.$A$1"/>
        <table:named-expression table:name="_3790506c_STF_Gesamtsumme_1_CN1" table:expression="of:=[STMK.$A$4:.$M$4]~[STMK.$A$26:.$M$26]~[STMK.$A$48:.$M$48]" table:base-cell-address="Tabellenverzeichnis.$A$1"/>
        <table:named-expression table:name="_3790506c_STF_Koerper_1_CN1" table:expression="of:=[STMK.$B$4:.$M$24]~[STMK.$B$26:.$M$46]~[STMK.$B$48:.$M$68]" table:base-cell-address="Tabellenverzeichnis.$A$1"/>
        <table:named-range table:name="_3790506c_STF_Tabellenkopf_1_CN1" table:cell-range-address="STMK.$A$2:STMK.$M$2" table:base-cell-address="STMK.$A$1"/>
        <table:named-range table:name="_3790506c_STF_Titel_1_CN1" table:cell-range-address="STMK.$A$1:STMK.$M$1" table:base-cell-address="STMK.$A$1"/>
        <table:named-range table:name="_3790506c_STF_Vorspalte_1_CN1" table:cell-range-address="STMK.$A$3:STMK.$A$68" table:base-cell-address="STMK.$A$1"/>
        <table:named-expression table:name="_3790506c_STF_Zwischenueberschrift_1_CN1" table:expression="of:=[STMK.$B$3:.$M$3]~[STMK.$B$25:.$M$25]~[STMK.$B$47:.$M$47]" table:base-cell-address="Tabellenverzeichnis.$A$1"/>
        <table:named-range table:name="_40930795_STF_Fuss_1_CN1" table:cell-range-address="NÖ.$A$69:NÖ.$M$69" table:base-cell-address="NÖ.$A$1"/>
        <table:named-expression table:name="_40930795_STF_Gesamtsumme_1_CN1" table:expression="of:=[NÖ.$A$4:.$M$4]~[NÖ.$A$26:.$M$26]~[NÖ.$A$48:.$M$48]" table:base-cell-address="Tabellenverzeichnis.$A$1"/>
        <table:named-expression table:name="_40930795_STF_Koerper_1_CN1" table:expression="of:=[NÖ.$B$4:.$M$24]~[NÖ.$B$26:.$M$46]~[NÖ.$B$48:.$M$68]" table:base-cell-address="Tabellenverzeichnis.$A$1"/>
        <table:named-range table:name="_40930795_STF_Tabellenkopf_1_CN1" table:cell-range-address="NÖ.$A$2:NÖ.$M$2" table:base-cell-address="NÖ.$A$1"/>
        <table:named-range table:name="_40930795_STF_Titel_1_CN1" table:cell-range-address="NÖ.$A$1:NÖ.$M$1" table:base-cell-address="NÖ.$A$1"/>
        <table:named-range table:name="_40930795_STF_Vorspalte_1_CN1" table:cell-range-address="NÖ.$A$3:NÖ.$A$68" table:base-cell-address="NÖ.$A$1"/>
        <table:named-expression table:name="_40930795_STF_Zwischenueberschrift_1_CN1" table:expression="of:=[NÖ.$B$3:.$M$3]~[NÖ.$B$25:.$M$25]~[NÖ.$B$47:.$M$47]" table:base-cell-address="Tabellenverzeichnis.$A$1"/>
        <table:named-range table:name="_4ad0cf31_STF_Fuss_1_CN1" table:cell-range-address="B.$A$69:B.$M$69" table:base-cell-address="B.$A$1"/>
        <table:named-expression table:name="_4ad0cf31_STF_Gesamtsumme_1_CN1" table:expression="of:=[B.$A$4:.$M$4]~[B.$A$26:.$M$26]~[B.$A$48:.$M$48]" table:base-cell-address="Tabellenverzeichnis.$A$1"/>
        <table:named-expression table:name="_4ad0cf31_STF_Koerper_1_CN1" table:expression="of:=[B.$B$4:.$M$24]~[B.$B$26:.$M$46]~[B.$B$48:.$M$68]" table:base-cell-address="Tabellenverzeichnis.$A$1"/>
        <table:named-range table:name="_4ad0cf31_STF_Tabellenkopf_1_CN1" table:cell-range-address="B.$A$2:B.$M$2" table:base-cell-address="B.$A$1"/>
        <table:named-range table:name="_4ad0cf31_STF_Titel_1_CN1" table:cell-range-address="B.$A$1:B.$M$1" table:base-cell-address="B.$A$1"/>
        <table:named-range table:name="_4ad0cf31_STF_Vorspalte_1_CN1" table:cell-range-address="B.$A$3:B.$A$68" table:base-cell-address="B.$A$1"/>
        <table:named-expression table:name="_4ad0cf31_STF_Zwischenueberschrift_1_CN1" table:expression="of:=[B.$B$3:.$M$3]~[B.$B$25:.$M$25]~[B.$B$47:.$M$47]" table:base-cell-address="Tabellenverzeichnis.$A$1"/>
        <table:named-range table:name="_500a1b4c_STF_Fuss_1_CN1" table:cell-range-address="V.$A$69:V.$M$69" table:base-cell-address="V.$A$1"/>
        <table:named-expression table:name="_500a1b4c_STF_Gesamtsumme_1_CN1" table:expression="of:=[V.$A$4:.$M$4]~[V.$A$26:.$M$26]~[V.$A$48:.$M$48]" table:base-cell-address="Tabellenverzeichnis.$A$1"/>
        <table:named-expression table:name="_500a1b4c_STF_Koerper_1_CN1" table:expression="of:=[V.$B$4:.$M$24]~[V.$B$26:.$M$46]~[V.$B$48:.$M$68]" table:base-cell-address="Tabellenverzeichnis.$A$1"/>
        <table:named-range table:name="_500a1b4c_STF_Tabellenkopf_1_CN1" table:cell-range-address="V.$A$2:V.$M$2" table:base-cell-address="V.$A$1"/>
        <table:named-range table:name="_500a1b4c_STF_Titel_1_CN1" table:cell-range-address="V.$A$1:V.$M$1" table:base-cell-address="V.$A$1"/>
        <table:named-range table:name="_500a1b4c_STF_Vorspalte_1_CN1" table:cell-range-address="V.$A$3:V.$A$68" table:base-cell-address="V.$A$1"/>
        <table:named-expression table:name="_500a1b4c_STF_Zwischenueberschrift_1_CN1" table:expression="of:=[V.$B$3:.$M$3]~[V.$B$25:.$M$25]~[V.$B$47:.$M$47]" table:base-cell-address="Tabellenverzeichnis.$A$1"/>
        <table:named-expression table:name="_57a36c3a_STF_Fuss_1_CN1" table:expression="of:=[.#REF!]" table:base-cell-address="Tabellenverzeichnis.$A$1"/>
        <table:named-expression table:name="_57a36c3a_STF_Fuss_1_CN2" table:expression="of:=[.#REF!]" table:base-cell-address="Tabellenverzeichnis.$A$1"/>
        <table:named-expression table:name="_57a36c3a_STF_Gesamtsumme_1_CN1" table:expression="of:=[.#REF!]" table:base-cell-address="Tabellenverzeichnis.$A$1"/>
        <table:named-expression table:name="_57a36c3a_STF_Gesamtsumme_1_CN2" table:expression="of:=[.#REF!]" table:base-cell-address="Tabellenverzeichnis.$A$1"/>
        <table:named-expression table:name="_57a36c3a_STF_Tabellenkopf_1_CN1" table:expression="of:=[.#REF!]" table:base-cell-address="Tabellenverzeichnis.$A$1"/>
        <table:named-expression table:name="_57a36c3a_STF_Tabellenkopf_1_CN2" table:expression="of:=[.#REF!]" table:base-cell-address="Tabellenverzeichnis.$A$1"/>
        <table:named-expression table:name="_57a36c3a_STF_Titel_1_CN1" table:expression="of:=[.#REF!]" table:base-cell-address="Tabellenverzeichnis.$A$1"/>
        <table:named-expression table:name="_57a36c3a_STF_Vorspalte_1_CN1" table:expression="of:=[.#REF!]" table:base-cell-address="Tabellenverzeichnis.$A$1"/>
        <table:named-expression table:name="_57a36c3a_STF_Vorspalte_1_CN2" table:expression="of:=[.#REF!]" table:base-cell-address="Tabellenverzeichnis.$A$1"/>
        <table:named-expression table:name="_57a36c3a_STF_Zwischensumme_1_CN1" table:expression="of:=[.#REF!]" table:base-cell-address="Tabellenverzeichnis.$A$1"/>
        <table:named-expression table:name="_57a36c3a_STF_Zwischensumme_1_CN2" table:expression="of:=[.#REF!]" table:base-cell-address="Tabellenverzeichnis.$A$1"/>
        <table:named-expression table:name="_57a36c3a_STF_Zwischensumme_1_CN3" table:expression="of:=[.#REF!]" table:base-cell-address="Tabellenverzeichnis.$A$1"/>
        <table:named-expression table:name="_57a36c3a_STF_Zwischensumme_1_CN4" table:expression="of:=[.#REF!]" table:base-cell-address="Tabellenverzeichnis.$A$1"/>
        <table:named-expression table:name="_57a36c3a_STF_Zwischensumme_1_CN5" table:expression="of:=['file:///J:/_TEAM/Hilgarth/Website%20NEU/Volksz%E4hlung/Dokumente_alte_Website_VZ/VZ_Lebensformen/Alte_Website/Tabs.xls'#'Fam1'.$A$6:.$H$6]~['file:///J:/_TEAM/Hilgarth/Website%20NEU/Volksz%E4hlung/Dokumente_alte_Website_VZ/VZ_Lebensformen/Alte_Website/Tabs.xls'#'Fam1'.$A$14:.$H$14]~['file:///J:/_TEAM/Hilgarth/Website%20NEU/Volksz%E4hlung/Dokumente_alte_Website_VZ/VZ_Lebensformen/Alte_Website/Tabs.xls'#'Fam1'.$A$22:.$H$22]~['file:///J:/_TEAM/Hilgarth/Website%20NEU/Volksz%E4hlung/Dokumente_alte_Website_VZ/VZ_Lebensformen/Alte_Website/Tabs.xls'#'Fam1'.$A$28:.$H$28]" table:base-cell-address="Tabellenverzeichnis.$A$1"/>
        <table:named-range table:name="_598836d4_STF_Fuss_1_CN1" table:cell-range-address="OÖ.$A$69:OÖ.$M$69" table:base-cell-address="OÖ.$A$1"/>
        <table:named-expression table:name="_598836d4_STF_Gesamtsumme_1_CN1" table:expression="of:=[OÖ.$A$4:.$M$4]~[OÖ.$A$26:.$M$26]~[OÖ.$A$48:.$M$48]" table:base-cell-address="Tabellenverzeichnis.$A$1"/>
        <table:named-expression table:name="_598836d4_STF_Koerper_1_CN1" table:expression="of:=[OÖ.$B$4:.$M$24]~[OÖ.$B$26:.$M$46]~[OÖ.$B$48:.$M$68]" table:base-cell-address="Tabellenverzeichnis.$A$1"/>
        <table:named-range table:name="_598836d4_STF_Tabellenkopf_1_CN1" table:cell-range-address="OÖ.$A$2:OÖ.$M$2" table:base-cell-address="OÖ.$A$1"/>
        <table:named-range table:name="_598836d4_STF_Titel_1_CN1" table:cell-range-address="OÖ.$A$1:OÖ.$M$1" table:base-cell-address="OÖ.$A$1"/>
        <table:named-range table:name="_598836d4_STF_Vorspalte_1_CN1" table:cell-range-address="OÖ.$A$3:OÖ.$A$68" table:base-cell-address="OÖ.$A$1"/>
        <table:named-expression table:name="_598836d4_STF_Zwischenueberschrift_1_CN1" table:expression="of:=[OÖ.$B$3:.$M$3]~[OÖ.$B$25:.$M$25]~[OÖ.$B$47:.$M$47]" table:base-cell-address="Tabellenverzeichnis.$A$1"/>
        <table:named-expression table:name="_6b8a171_STF_Dekoration_1_CN10" table:expression="of:=[.#REF!]" table:base-cell-address="Tabellenverzeichnis.$A$1"/>
        <table:named-expression table:name="_6b8a171_STF_Dekoration_1_CN11" table:expression="of:=[.#REF!]" table:base-cell-address="Tabellenverzeichnis.$A$1"/>
        <table:named-expression table:name="_6b8a171_STF_Dekoration_1_CN12" table:expression="of:=[.#REF!]" table:base-cell-address="Tabellenverzeichnis.$A$1"/>
        <table:named-expression table:name="_6b8a171_STF_Dekoration_1_CN5" table:expression="of:=[.#REF!]" table:base-cell-address="Tabellenverzeichnis.$A$1"/>
        <table:named-expression table:name="_6b8a171_STF_Dekoration_1_CN6" table:expression="of:=[.#REF!]" table:base-cell-address="Tabellenverzeichnis.$A$1"/>
        <table:named-expression table:name="_6b8a171_STF_Dekoration_1_CN7" table:expression="of:=[.#REF!]" table:base-cell-address="Tabellenverzeichnis.$A$1"/>
        <table:named-expression table:name="_6b8a171_STF_Dekoration_1_CN8" table:expression="of:=[.#REF!]" table:base-cell-address="Tabellenverzeichnis.$A$1"/>
        <table:named-expression table:name="_6b8a171_STF_Dekoration_1_CN9" table:expression="of:=[.#REF!]" table:base-cell-address="Tabellenverzeichnis.$A$1"/>
        <table:named-expression table:name="_6b8a171_STF_Fuss_1_CN1" table:expression="of:=[.#REF!]" table:base-cell-address="Tabellenverzeichnis.$A$1"/>
        <table:named-expression table:name="_6b8a171_STF_Fuss_1_CN2" table:expression="of:=[.#REF!]" table:base-cell-address="Tabellenverzeichnis.$A$1"/>
        <table:named-expression table:name="_6b8a171_STF_Gesamtsumme_1_CN1" table:expression="of:=[.#REF!]" table:base-cell-address="Tabellenverzeichnis.$A$1"/>
        <table:named-expression table:name="_6b8a171_STF_Gesamtsumme_1_CN2" table:expression="of:=[.#REF!]" table:base-cell-address="Tabellenverzeichnis.$A$1"/>
        <table:named-expression table:name="_6b8a171_STF_Tabellenkopf_1_CN3" table:expression="of:=[.#REF!]" table:base-cell-address="Tabellenverzeichnis.$A$1"/>
        <table:named-expression table:name="_6b8a171_STF_Tabellenkopf_1_CN4" table:expression="of:=[.#REF!]" table:base-cell-address="Tabellenverzeichnis.$A$1"/>
        <table:named-expression table:name="_6b8a171_STF_Tabellenkopf_1_CN5" table:expression="of:=[.#REF!]" table:base-cell-address="Tabellenverzeichnis.$A$1"/>
        <table:named-expression table:name="_6b8a171_STF_Titel_1_CN1" table:expression="of:=[.#REF!]" table:base-cell-address="Tabellenverzeichnis.$A$1"/>
        <table:named-expression table:name="_6b8a171_STF_Titel_1_CN2" table:expression="of:=[.#REF!]" table:base-cell-address="Tabellenverzeichnis.$A$1"/>
        <table:named-expression table:name="_6b8a171_STF_Vorspalte_1_CN1" table:expression="of:=[.#REF!]" table:base-cell-address="Tabellenverzeichnis.$A$1"/>
        <table:named-expression table:name="_6b8a171_STF_Vorspalte_1_CN2" table:expression="of:=[.#REF!]" table:base-cell-address="Tabellenverzeichnis.$A$1"/>
        <table:named-expression table:name="_71bf91e7_STF_Dekoration_1_CN1" table:expression="of:=[.#REF!]" table:base-cell-address="Tabellenverzeichnis.$A$1"/>
        <table:named-expression table:name="_71bf91e7_STF_Dekoration_1_CN2" table:expression="of:=[.#REF!]" table:base-cell-address="Tabellenverzeichnis.$A$1"/>
        <table:named-expression table:name="_71bf91e7_STF_Dekoration_1_CN3" table:expression="of:=[.#REF!]" table:base-cell-address="Tabellenverzeichnis.$A$1"/>
        <table:named-expression table:name="_71bf91e7_STF_Dekoration_1_CN4" table:expression="of:=[.#REF!]" table:base-cell-address="Tabellenverzeichnis.$A$1"/>
        <table:named-expression table:name="_71bf91e7_STF_Dekoration_1_CN5" table:expression="of:=[.#REF!]" table:base-cell-address="Tabellenverzeichnis.$A$1"/>
        <table:named-expression table:name="_71bf91e7_STF_Fuss_1_CN1" table:expression="of:=[.#REF!]" table:base-cell-address="Tabellenverzeichnis.$A$1"/>
        <table:named-expression table:name="_71bf91e7_STF_Tabellenkopf_1_CN1" table:expression="of:=[.#REF!]" table:base-cell-address="Tabellenverzeichnis.$A$1"/>
        <table:named-expression table:name="_71bf91e7_STF_Titel_1_CN1" table:expression="of:=[.#REF!]" table:base-cell-address="Tabellenverzeichnis.$A$1"/>
        <table:named-expression table:name="_71bf91e7_STF_Vorspalte_1_CN1" table:expression="of:=[.#REF!]" table:base-cell-address="Tabellenverzeichnis.$A$1"/>
        <table:named-expression table:name="_71bf91e7_STF_Zwischensumme_1_CN1" table:expression="of:=[.#REF!]" table:base-cell-address="Tabellenverzeichnis.$A$1"/>
        <table:named-expression table:name="_71bf91e7_STF_Zwischensumme_1_CN2" table:expression="of:=[.#REF!]" table:base-cell-address="Tabellenverzeichnis.$A$1"/>
        <table:named-expression table:name="_71bf91e7_STF_Zwischensumme_1_CN3" table:expression="of:=[.#REF!]" table:base-cell-address="Tabellenverzeichnis.$A$1"/>
        <table:named-expression table:name="_71bf91e7_STF_Zwischensumme_1_CN4" table:expression="of:=[.#REF!]" table:base-cell-address="Tabellenverzeichnis.$A$1"/>
        <table:named-expression table:name="_71bf91e7_STF_Zwischensumme_1_CN5" table:expression="of:=[.#REF!]" table:base-cell-address="Tabellenverzeichnis.$A$1"/>
        <table:named-expression table:name="_71bf91e7_STF_Zwischenueberschrift_1_CN1" table:expression="of:=[.#REF!]" table:base-cell-address="Tabellenverzeichnis.$A$1"/>
        <table:named-expression table:name="_71bf91e7_STF_Zwischenueberschrift_1_CN2" table:expression="of:=[.#REF!]" table:base-cell-address="Tabellenverzeichnis.$A$1"/>
        <table:named-expression table:name="_71bf91e7_STF_Zwischenueberschrift_1_CN3" table:expression="of:=[.#REF!]" table:base-cell-address="Tabellenverzeichnis.$A$1"/>
        <table:named-expression table:name="_71bf91e7_STF_Zwischenueberschrift_1_CN4" table:expression="of:=[.#REF!]" table:base-cell-address="Tabellenverzeichnis.$A$1"/>
        <table:named-expression table:name="_71bf91e7_STF_Zwischenueberschrift_1_CN5" table:expression="of:=[.#REF!]" table:base-cell-address="Tabellenverzeichnis.$A$1"/>
        <table:named-expression table:name="_72235a6_STF_Dekoration_1_CN1" table:expression="of:=[.#REF!]" table:base-cell-address="Tabellenverzeichnis.$A$1"/>
        <table:named-expression table:name="_72235a6_STF_Dekoration_1_CN2" table:expression="of:=[.#REF!]" table:base-cell-address="Tabellenverzeichnis.$A$1"/>
        <table:named-expression table:name="_72235a6_STF_Dekoration_1_CN3" table:expression="of:=[.#REF!]" table:base-cell-address="Tabellenverzeichnis.$A$1"/>
        <table:named-expression table:name="_72235a6_STF_Dekoration_1_CN4" table:expression="of:=[.#REF!]" table:base-cell-address="Tabellenverzeichnis.$A$1"/>
        <table:named-expression table:name="_72235a6_STF_Dekoration_1_CN5" table:expression="of:=[.#REF!]" table:base-cell-address="Tabellenverzeichnis.$A$1"/>
        <table:named-expression table:name="_72235a6_STF_Dekoration_1_CN6" table:expression="of:=[.#REF!]" table:base-cell-address="Tabellenverzeichnis.$A$1"/>
        <table:named-expression table:name="_72235a6_STF_Dekoration_1_CN7" table:expression="of:=[.#REF!]" table:base-cell-address="Tabellenverzeichnis.$A$1"/>
        <table:named-expression table:name="_72235a6_STF_Dekoration_1_CN8" table:expression="of:=[.#REF!]" table:base-cell-address="Tabellenverzeichnis.$A$1"/>
        <table:named-range table:name="_72235a6_STF_Fuss_1_CN1" table:cell-range-address="Ö.$A$69:Ö.$M$69" table:base-cell-address="Ö.$A$1"/>
        <table:named-expression table:name="_72235a6_STF_Gesamtsumme_1_CN1" table:expression="of:=[Ö.$A$4:.$M$4]~[Ö.$A$26:.$M$26]~[Ö.$A$48:.$M$48]" table:base-cell-address="Tabellenverzeichnis.$A$1"/>
        <table:named-expression table:name="_72235a6_STF_Gesamtsumme_1_CN10" table:expression="of:=[.#REF!]" table:base-cell-address="Tabellenverzeichnis.$A$1"/>
        <table:named-expression table:name="_72235a6_STF_Gesamtsumme_1_CN9" table:expression="of:=[.#REF!]" table:base-cell-address="Tabellenverzeichnis.$A$1"/>
        <table:named-expression table:name="_72235a6_STF_Koerper_1_CN1" table:expression="of:=[Ö.$B$4:.$M$24]~[Ö.$B$26:.$M$46]~[Ö.$B$48:.$M$68]" table:base-cell-address="Tabellenverzeichnis.$A$1"/>
        <table:named-expression table:name="_72235a6_STF_Koerper_1_CN2" table:expression="of:=[.#REF!]" table:base-cell-address="Tabellenverzeichnis.$A$1"/>
        <table:named-range table:name="_72235a6_STF_Tabellenkopf_1_CN1" table:cell-range-address="Ö.$A$2:Ö.$M$2" table:base-cell-address="Ö.$A$1"/>
        <table:named-range table:name="_72235a6_STF_Titel_1_CN1" table:cell-range-address="Ö.$A$1:Ö.$M$1" table:base-cell-address="Ö.$A$1"/>
        <table:named-expression table:name="_72235a6_STF_Titel_1_CN10" table:expression="of:=[.#REF!]" table:base-cell-address="Tabellenverzeichnis.$A$1"/>
        <table:named-expression table:name="_72235a6_STF_Titel_1_CN11" table:expression="of:=[.#REF!]" table:base-cell-address="Tabellenverzeichnis.$A$1"/>
        <table:named-expression table:name="_72235a6_STF_Titel_1_CN7" table:expression="of:=[.#REF!]" table:base-cell-address="Tabellenverzeichnis.$A$1"/>
        <table:named-expression table:name="_72235a6_STF_Titel_1_CN8" table:expression="of:=[.#REF!]" table:base-cell-address="Tabellenverzeichnis.$A$1"/>
        <table:named-expression table:name="_72235a6_STF_Titel_1_CN9" table:expression="of:=[.#REF!]" table:base-cell-address="Tabellenverzeichnis.$A$1"/>
        <table:named-range table:name="_72235a6_STF_Vorspalte_1_CN1" table:cell-range-address="Ö.$A$3:Ö.$A$68" table:base-cell-address="Ö.$A$1"/>
        <table:named-expression table:name="_72235a6_STF_Vorspalte_1_CN15" table:expression="of:=[.#REF!]" table:base-cell-address="Tabellenverzeichnis.$A$1"/>
        <table:named-expression table:name="_72235a6_STF_Vorspalte_1_CN16" table:expression="of:=[.#REF!]" table:base-cell-address="Tabellenverzeichnis.$A$1"/>
        <table:named-expression table:name="_72235a6_STF_Vorspalte_1_CN17" table:expression="of:=[.#REF!]" table:base-cell-address="Tabellenverzeichnis.$A$1"/>
        <table:named-expression table:name="_72235a6_STF_Vorspalte_1_CN2" table:expression="of:=[.#REF!]" table:base-cell-address="Tabellenverzeichnis.$A$1"/>
        <table:named-expression table:name="_72235a6_STF_Zwischensumme_1_CN1" table:expression="of:=[.#REF!]" table:base-cell-address="Tabellenverzeichnis.$A$1"/>
        <table:named-expression table:name="_72235a6_STF_Zwischensumme_1_CN2" table:expression="of:=[.#REF!]" table:base-cell-address="Tabellenverzeichnis.$A$1"/>
        <table:named-expression table:name="_72235a6_STF_Zwischensumme_1_CN3" table:expression="of:=[.#REF!]" table:base-cell-address="Tabellenverzeichnis.$A$1"/>
        <table:named-expression table:name="_72235a6_STF_Zwischensumme_1_CN4" table:expression="of:=[.#REF!]" table:base-cell-address="Tabellenverzeichnis.$A$1"/>
        <table:named-expression table:name="_72235a6_STF_Zwischenueberschrift_1_CN1" table:expression="of:=['file:///J:/_TEAM/Hilgarth/Website%20NEU/Volksz%E4hlung/Dokumente_alte_Website_VZ/VZ_Lebensformen/Lebensformen2.ods'#Tab_1.$B$5:.$M$5]~['file:///J:/_TEAM/Hilgarth/Website%20NEU/Volksz%E4hlung/Dokumente_alte_Website_VZ/VZ_Lebensformen/Lebensformen2.ods'#Tab_1.$B$8:.$M$8]~['file:///J:/_TEAM/Hilgarth/Website%20NEU/Volksz%E4hlung/Dokumente_alte_Website_VZ/VZ_Lebensformen/Lebensformen2.ods'#Tab_1.$B$26:.$M$26]~['file:///J:/_TEAM/Hilgarth/Website%20NEU/Volksz%E4hlung/Dokumente_alte_Website_VZ/VZ_Lebensformen/Lebensformen2.ods'#Tab_1.$B$29:.$M$29]" table:base-cell-address="Tabellenverzeichnis.$A$1"/>
        <table:named-expression table:name="_72235a6_STF_Zwischenueberschrift_1_CN10" table:expression="of:=[.#REF!]" table:base-cell-address="Tabellenverzeichnis.$A$1"/>
        <table:named-expression table:name="_72235a6_STF_Zwischenueberschrift_1_CN17" table:expression="of:=[.#REF!]" table:base-cell-address="Tabellenverzeichnis.$A$1"/>
        <table:named-expression table:name="_72235a6_STF_Zwischenueberschrift_1_CN18" table:expression="of:=[.#REF!]" table:base-cell-address="Tabellenverzeichnis.$A$1"/>
        <table:named-expression table:name="_72235a6_STF_Zwischenueberschrift_1_CN19" table:expression="of:=[.#REF!]" table:base-cell-address="Tabellenverzeichnis.$A$1"/>
        <table:named-expression table:name="_72235a6_STF_Zwischenueberschrift_1_CN20" table:expression="of:=[.#REF!]" table:base-cell-address="Tabellenverzeichnis.$A$1"/>
        <table:named-expression table:name="_72235a6_STF_Zwischenueberschrift_1_CN21" table:expression="of:=[.#REF!]" table:base-cell-address="Tabellenverzeichnis.$A$1"/>
        <table:named-expression table:name="_72235a6_STF_Zwischenueberschrift_1_CN22" table:expression="of:=[.#REF!]" table:base-cell-address="Tabellenverzeichnis.$A$1"/>
        <table:named-expression table:name="_72235a6_STF_Zwischenueberschrift_1_CN23" table:expression="of:=[.#REF!]" table:base-cell-address="Tabellenverzeichnis.$A$1"/>
        <table:named-expression table:name="_72235a6_STF_Zwischenueberschrift_1_CN24" table:expression="of:=[.#REF!]" table:base-cell-address="Tabellenverzeichnis.$A$1"/>
        <table:named-expression table:name="_72235a6_STF_Zwischenueberschrift_1_CN25" table:expression="of:=[.#REF!]" table:base-cell-address="Tabellenverzeichnis.$A$1"/>
        <table:named-expression table:name="_72235a6_STF_Zwischenueberschrift_1_CN26" table:expression="of:=[.#REF!]" table:base-cell-address="Tabellenverzeichnis.$A$1"/>
        <table:named-expression table:name="_72235a6_STF_Zwischenueberschrift_1_CN27" table:expression="of:=[.#REF!]" table:base-cell-address="Tabellenverzeichnis.$A$1"/>
        <table:named-expression table:name="_72235a6_STF_Zwischenueberschrift_1_CN28" table:expression="of:=[.#REF!]" table:base-cell-address="Tabellenverzeichnis.$A$1"/>
        <table:named-range table:name="_72235a6_STF_Zwischenueberschrift_1_CN3" table:cell-range-address="Ö.$B$3:Ö.$M$3" table:base-cell-address="Ö.$A$1"/>
        <table:named-range table:name="_72235a6_STF_Zwischenueberschrift_1_CN4" table:cell-range-address="Ö.$B$25:Ö.$M$25" table:base-cell-address="Ö.$A$1"/>
        <table:named-range table:name="_72235a6_STF_Zwischenueberschrift_1_CN5" table:cell-range-address="Ö.$B$47:Ö.$M$47" table:base-cell-address="Ö.$A$1"/>
        <table:named-expression table:name="_72235a6_STF_Zwischenueberschrift_1_CN9" table:expression="of:=[.#REF!]" table:base-cell-address="Tabellenverzeichnis.$A$1"/>
        <table:named-expression table:name="_76d255fe_STF_Dekoration_1_CN1" table:expression="of:=['file:///J:/_TEAM/Hilgarth/Website%20NEU/Volksz%E4hlung/Dokumente_alte_Website_VZ/VZ_Lebensformen/Alte_Website/Tabs.xls'#'HH6'.$A$11]~['file:///J:/_TEAM/Hilgarth/Website%20NEU/Volksz%E4hlung/Dokumente_alte_Website_VZ/VZ_Lebensformen/Alte_Website/Tabs.xls'#'HH6'.$A$16]~['file:///J:/_TEAM/Hilgarth/Website%20NEU/Volksz%E4hlung/Dokumente_alte_Website_VZ/VZ_Lebensformen/Alte_Website/Tabs.xls'#'HH6'.$A$27]~['file:///J:/_TEAM/Hilgarth/Website%20NEU/Volksz%E4hlung/Dokumente_alte_Website_VZ/VZ_Lebensformen/Alte_Website/Tabs.xls'#'HH6'.$A$32]~['file:///J:/_TEAM/Hilgarth/Website%20NEU/Volksz%E4hlung/Dokumente_alte_Website_VZ/VZ_Lebensformen/Alte_Website/Tabs.xls'#'HH6'.$A$43]~['file:///J:/_TEAM/Hilgarth/Website%20NEU/Volksz%E4hlung/Dokumente_alte_Website_VZ/VZ_Lebensformen/Alte_Website/Tabs.xls'#'HH6'.$A$48]~['file:///J:/_TEAM/Hilgarth/Website%20NEU/Volksz%E4hlung/Dokumente_alte_Website_VZ/VZ_Lebensformen/Alte_Website/Tabs.xls'#'HH6'.$A$59]~['file:///J:/_TEAM/Hilgarth/Website%20NEU/Volksz%E4hlung/Dokumente_alte_Website_VZ/VZ_Lebensformen/Alte_Website/Tabs.xls'#'HH6'.$A$64]~['file:///J:/_TEAM/Hilgarth/Website%20NEU/Volksz%E4hlung/Dokumente_alte_Website_VZ/VZ_Lebensformen/Alte_Website/Tabs.xls'#'HH6'.$A$75]~['file:///J:/_TEAM/Hilgarth/Website%20NEU/Volksz%E4hlung/Dokumente_alte_Website_VZ/VZ_Lebensformen/Alte_Website/Tabs.xls'#'HH6'.$A$80]" table:base-cell-address="Tabellenverzeichnis.$A$1"/>
        <table:named-expression table:name="_76d255fe_STF_Fuss_1_CN3" table:expression="of:=[.#REF!]" table:base-cell-address="Tabellenverzeichnis.$A$1"/>
        <table:named-expression table:name="_76d255fe_STF_Fuss_1_CN4" table:expression="of:=[.#REF!]" table:base-cell-address="Tabellenverzeichnis.$A$1"/>
        <table:named-expression table:name="_76d255fe_STF_Gesamtsumme_1_CN1" table:expression="of:=['file:///J:/_TEAM/Hilgarth/Website%20NEU/Volksz%E4hlung/Dokumente_alte_Website_VZ/VZ_Lebensformen/Alte_Website/Tabs.xls'#'HH6'.$A$6:.$I$6]~['file:///J:/_TEAM/Hilgarth/Website%20NEU/Volksz%E4hlung/Dokumente_alte_Website_VZ/VZ_Lebensformen/Alte_Website/Tabs.xls'#'HH6'.$A$22:.$I$22]~['file:///J:/_TEAM/Hilgarth/Website%20NEU/Volksz%E4hlung/Dokumente_alte_Website_VZ/VZ_Lebensformen/Alte_Website/Tabs.xls'#'HH6'.$A$38:.$I$38]~['file:///J:/_TEAM/Hilgarth/Website%20NEU/Volksz%E4hlung/Dokumente_alte_Website_VZ/VZ_Lebensformen/Alte_Website/Tabs.xls'#'HH6'.$A$54:.$I$54]~['file:///J:/_TEAM/Hilgarth/Website%20NEU/Volksz%E4hlung/Dokumente_alte_Website_VZ/VZ_Lebensformen/Alte_Website/Tabs.xls'#'HH6'.$A$70:.$I$70]" table:base-cell-address="Tabellenverzeichnis.$A$1"/>
        <table:named-expression table:name="_76d255fe_STF_Tabellenkopf_1_CN1" table:expression="of:=[.#REF!]" table:base-cell-address="Tabellenverzeichnis.$A$1"/>
        <table:named-expression table:name="_76d255fe_STF_Titel_1_CN3" table:expression="of:=[.#REF!]" table:base-cell-address="Tabellenverzeichnis.$A$1"/>
        <table:named-expression table:name="_76d255fe_STF_Vorspalte_1_CN1" table:expression="of:=[.#REF!]" table:base-cell-address="Tabellenverzeichnis.$A$1"/>
        <table:named-expression table:name="_76d255fe_STF_Zwischenueberschrift_1_CN1" table:expression="of:=[.#REF!]" table:base-cell-address="Tabellenverzeichnis.$A$1"/>
        <table:named-expression table:name="_76d255fe_STF_Zwischenueberschrift_1_CN2" table:expression="of:=[.#REF!]" table:base-cell-address="Tabellenverzeichnis.$A$1"/>
        <table:named-expression table:name="_76d255fe_STF_Zwischenueberschrift_1_CN3" table:expression="of:=[.#REF!]" table:base-cell-address="Tabellenverzeichnis.$A$1"/>
        <table:named-expression table:name="_76d255fe_STF_Zwischenueberschrift_1_CN4" table:expression="of:=[.#REF!]" table:base-cell-address="Tabellenverzeichnis.$A$1"/>
        <table:named-expression table:name="_76d255fe_STF_Zwischenueberschrift_1_CN5" table:expression="of:=[.#REF!]" table:base-cell-address="Tabellenverzeichnis.$A$1"/>
        <table:named-expression table:name="_916a78f9_STF_Fuss_1_CN1" table:expression="of:=[.#REF!]" table:base-cell-address="Tabellenverzeichnis.$A$1"/>
        <table:named-expression table:name="_916a78f9_STF_Gesamtsumme_1_CN1" table:expression="of:=[.#REF!]" table:base-cell-address="Tabellenverzeichnis.$A$1"/>
        <table:named-expression table:name="_916a78f9_STF_Tabellenkopf_1_CN1" table:expression="of:=[.#REF!]" table:base-cell-address="Tabellenverzeichnis.$A$1"/>
        <table:named-expression table:name="_916a78f9_STF_Titel_1_CN1" table:expression="of:=[.#REF!]" table:base-cell-address="Tabellenverzeichnis.$A$1"/>
        <table:named-expression table:name="_916a78f9_STF_Vorspalte_1_CN1" table:expression="of:=[.#REF!]" table:base-cell-address="Tabellenverzeichnis.$A$1"/>
        <table:named-expression table:name="_916a78f9_STF_Zwischensumme_1_CN1" table:expression="of:=['file:///J:/_TEAM/Hilgarth/Website%20NEU/Volksz%E4hlung/Dokumente_alte_Website_VZ/VZ_Lebensformen/Alte_Website/Tabs.xls'#'HH8'.$A$24:.$M$24]~['file:///J:/_TEAM/Hilgarth/Website%20NEU/Volksz%E4hlung/Dokumente_alte_Website_VZ/VZ_Lebensformen/Alte_Website/Tabs.xls'#'HH8'.$A$42:.$M$42]" table:base-cell-address="Tabellenverzeichnis.$A$1"/>
        <table:named-expression table:name="_916a78f9_STF_Zwischenueberschrift_1_CN1" table:expression="of:=['file:///J:/_TEAM/Hilgarth/Website%20NEU/Volksz%E4hlung/Dokumente_alte_Website_VZ/VZ_Lebensformen/Alte_Website/Tabs.xls'#'HH8'.$B$5:.$M$5]~['file:///J:/_TEAM/Hilgarth/Website%20NEU/Volksz%E4hlung/Dokumente_alte_Website_VZ/VZ_Lebensformen/Alte_Website/Tabs.xls'#'HH8'.$B$23:.$M$23]~['file:///J:/_TEAM/Hilgarth/Website%20NEU/Volksz%E4hlung/Dokumente_alte_Website_VZ/VZ_Lebensformen/Alte_Website/Tabs.xls'#'HH8'.$B$41:.$M$41]" table:base-cell-address="Tabellenverzeichnis.$A$1"/>
        <table:named-expression table:name="_98dc34d2_STF_Dekoration_1_CN1" table:expression="of:=['file:///J:/_TEAM/Hilgarth/Website%20NEU/Volksz%E4hlung/Dokumente_alte_Website_VZ/VZ_Lebensformen/Alte_Website/Tabs.xls'#'HH4'.$A$8]~['file:///J:/_TEAM/Hilgarth/Website%20NEU/Volksz%E4hlung/Dokumente_alte_Website_VZ/VZ_Lebensformen/Alte_Website/Tabs.xls'#'HH4'.$A$15]~['file:///J:/_TEAM/Hilgarth/Website%20NEU/Volksz%E4hlung/Dokumente_alte_Website_VZ/VZ_Lebensformen/Alte_Website/Tabs.xls'#'HH4'.$A$24]~['file:///J:/_TEAM/Hilgarth/Website%20NEU/Volksz%E4hlung/Dokumente_alte_Website_VZ/VZ_Lebensformen/Alte_Website/Tabs.xls'#'HH4'.$A$25]~['file:///J:/_TEAM/Hilgarth/Website%20NEU/Volksz%E4hlung/Dokumente_alte_Website_VZ/VZ_Lebensformen/Alte_Website/Tabs.xls'#'HH4'.$A$34]~['file:///J:/_TEAM/Hilgarth/Website%20NEU/Volksz%E4hlung/Dokumente_alte_Website_VZ/VZ_Lebensformen/Alte_Website/Tabs.xls'#'HH4'.$A$41]~['file:///J:/_TEAM/Hilgarth/Website%20NEU/Volksz%E4hlung/Dokumente_alte_Website_VZ/VZ_Lebensformen/Alte_Website/Tabs.xls'#'HH4'.$A$50]~['file:///J:/_TEAM/Hilgarth/Website%20NEU/Volksz%E4hlung/Dokumente_alte_Website_VZ/VZ_Lebensformen/Alte_Website/Tabs.xls'#'HH4'.$A$51]" table:base-cell-address="Tabellenverzeichnis.$A$1"/>
        <table:named-expression table:name="_98dc34d2_STF_Fuss_1_CN1" table:expression="of:=[.#REF!]" table:base-cell-address="Tabellenverzeichnis.$A$1"/>
        <table:named-expression table:name="_98dc34d2_STF_Gesamtsumme_1_CN1" table:expression="of:=[.#REF!]" table:base-cell-address="Tabellenverzeichnis.$A$1"/>
        <table:named-expression table:name="_98dc34d2_STF_Gesamtsumme_1_CN2" table:expression="of:=[.#REF!]" table:base-cell-address="Tabellenverzeichnis.$A$1"/>
        <table:named-expression table:name="_98dc34d2_STF_Tabellenkopf_1_CN1" table:expression="of:=[.#REF!]" table:base-cell-address="Tabellenverzeichnis.$A$1"/>
        <table:named-expression table:name="_98dc34d2_STF_Titel_1_CN1" table:expression="of:=[.#REF!]" table:base-cell-address="Tabellenverzeichnis.$A$1"/>
        <table:named-expression table:name="_98dc34d2_STF_Vorspalte_1_CN1" table:expression="of:=[.#REF!]" table:base-cell-address="Tabellenverzeichnis.$A$1"/>
        <table:named-expression table:name="_98dc34d2_STF_Zwischenueberschrift_1_CN1" table:expression="of:=[.#REF!]" table:base-cell-address="Tabellenverzeichnis.$A$1"/>
        <table:named-expression table:name="_98dc34d2_STF_Zwischenueberschrift_1_CN2" table:expression="of:=[.#REF!]" table:base-cell-address="Tabellenverzeichnis.$A$1"/>
        <table:named-expression table:name="_b9ad0d16_STF_Dekoration_1_CN1" table:expression="of:=['file:///J:/_TEAM/Hilgarth/Website%20NEU/Volksz%E4hlung/Dokumente_alte_Website_VZ/VZ_Lebensformen/Alte_Website/Tabs.xls'#'Fam3'.$A$11:.$K$11]~['file:///J:/_TEAM/Hilgarth/Website%20NEU/Volksz%E4hlung/Dokumente_alte_Website_VZ/VZ_Lebensformen/Alte_Website/Tabs.xls'#'Fam3'.$A$17:.$K$17]~['file:///J:/_TEAM/Hilgarth/Website%20NEU/Volksz%E4hlung/Dokumente_alte_Website_VZ/VZ_Lebensformen/Alte_Website/Tabs.xls'#'Fam3'.$A$25:.$K$25]~['file:///J:/_TEAM/Hilgarth/Website%20NEU/Volksz%E4hlung/Dokumente_alte_Website_VZ/VZ_Lebensformen/Alte_Website/Tabs.xls'#'Fam3'.$A$31:.$K$31]" table:base-cell-address="Tabellenverzeichnis.$A$1"/>
        <table:named-expression table:name="_b9ad0d16_STF_Fuss_1_CN1" table:expression="of:=[.#REF!]" table:base-cell-address="Tabellenverzeichnis.$A$1"/>
        <table:named-expression table:name="_b9ad0d16_STF_Tabellenkopf_1_CN1" table:expression="of:=[.#REF!]" table:base-cell-address="Tabellenverzeichnis.$A$1"/>
        <table:named-expression table:name="_b9ad0d16_STF_Titel_1_CN1" table:expression="of:=[.#REF!]" table:base-cell-address="Tabellenverzeichnis.$A$1"/>
        <table:named-expression table:name="_b9ad0d16_STF_Vorspalte_1_CN1" table:expression="of:=[.#REF!]" table:base-cell-address="Tabellenverzeichnis.$A$1"/>
        <table:named-expression table:name="_b9ad0d16_STF_Zwischensumme_1_CN1" table:expression="of:=['file:///J:/_TEAM/Hilgarth/Website%20NEU/Volksz%E4hlung/Dokumente_alte_Website_VZ/VZ_Lebensformen/Alte_Website/Tabs.xls'#'Fam3'.$A$5:.$K$5]~['file:///J:/_TEAM/Hilgarth/Website%20NEU/Volksz%E4hlung/Dokumente_alte_Website_VZ/VZ_Lebensformen/Alte_Website/Tabs.xls'#'Fam3'.$A$19:.$K$19]~['file:///J:/_TEAM/Hilgarth/Website%20NEU/Volksz%E4hlung/Dokumente_alte_Website_VZ/VZ_Lebensformen/Alte_Website/Tabs.xls'#'Fam3'.$A$13:.$K$13]~['file:///J:/_TEAM/Hilgarth/Website%20NEU/Volksz%E4hlung/Dokumente_alte_Website_VZ/VZ_Lebensformen/Alte_Website/Tabs.xls'#'Fam3'.$A$27:.$K$27]" table:base-cell-address="Tabellenverzeichnis.$A$1"/>
        <table:named-expression table:name="_b9ad0d16_STF_Zwischenueberschrift_1_CN1" table:expression="of:=['file:///J:/_TEAM/Hilgarth/Website%20NEU/Volksz%E4hlung/Dokumente_alte_Website_VZ/VZ_Lebensformen/Alte_Website/Tabs.xls'#'Fam3'.$B$4:.$K$4]~['file:///J:/_TEAM/Hilgarth/Website%20NEU/Volksz%E4hlung/Dokumente_alte_Website_VZ/VZ_Lebensformen/Alte_Website/Tabs.xls'#'Fam3'.$B$18:.$K$18]" table:base-cell-address="Tabellenverzeichnis.$A$1"/>
        <table:named-range table:name="_bb4cb04f_STF_Fuss_1_CN1" table:cell-range-address="SBG.$A$69:SBG.$M$69" table:base-cell-address="SBG.$A$1"/>
        <table:named-expression table:name="_bb4cb04f_STF_Gesamtsumme_1_CN1" table:expression="of:=[SBG.$A$4:.$M$4]~[SBG.$A$26:.$M$26]~[SBG.$A$48:.$M$48]" table:base-cell-address="Tabellenverzeichnis.$A$1"/>
        <table:named-expression table:name="_bb4cb04f_STF_Koerper_1_CN1" table:expression="of:=[SBG.$B$4:.$M$24]~[SBG.$B$26:.$M$46]~[SBG.$B$48:.$M$68]" table:base-cell-address="Tabellenverzeichnis.$A$1"/>
        <table:named-range table:name="_bb4cb04f_STF_Tabellenkopf_1_CN1" table:cell-range-address="SBG.$A$2:SBG.$M$2" table:base-cell-address="SBG.$A$1"/>
        <table:named-range table:name="_bb4cb04f_STF_Titel_1_CN1" table:cell-range-address="SBG.$A$1:SBG.$M$1" table:base-cell-address="SBG.$A$1"/>
        <table:named-range table:name="_bb4cb04f_STF_Vorspalte_1_CN1" table:cell-range-address="SBG.$A$3:SBG.$A$68" table:base-cell-address="SBG.$A$1"/>
        <table:named-expression table:name="_bb4cb04f_STF_Zwischenueberschrift_1_CN1" table:expression="of:=[SBG.$B$3:.$M$3]~[SBG.$B$25:.$M$25]~[SBG.$B$47:.$M$47]" table:base-cell-address="Tabellenverzeichnis.$A$1"/>
        <table:named-range table:name="_c9c7f999_STF_Fuss_1_CN1" table:cell-range-address="'file://xwwp0069/profiles$/mhilg/Documents/Alte_Website/Tabs_Fam6.xlsx'#Fam6.$A$30:Fam6.$K$30" table:base-cell-address="Tabellenverzeichnis.$A$1"/>
        <table:named-expression table:name="_c9c7f999_STF_Gesamtsumme_1_CN1" table:expression="of:=[.#REF!]~[.#REF!]~[.#REF!]~[.#REF!]" table:base-cell-address="Tabellenverzeichnis.$A$1"/>
        <table:named-range table:name="_c9c7f999_STF_Tabellenkopf_1_CN1" table:cell-range-address="'file://xwwp0069/profiles$/mhilg/Documents/Alte_Website/Tabs_Fam6.xlsx'#Fam6.$A$3:Fam6.$K$4" table:base-cell-address="Tabellenverzeichnis.$A$1"/>
        <table:named-range table:name="_c9c7f999_STF_Titel_1_CN1" table:cell-range-address="'file://xwwp0069/profiles$/mhilg/Documents/Alte_Website/Tabs_Fam6.xlsx'#Fam6.$A$1:Fam6.$K$1" table:base-cell-address="Tabellenverzeichnis.$A$1"/>
        <table:named-range table:name="_c9c7f999_STF_Vorspalte_1_CN1" table:cell-range-address="'file://xwwp0069/profiles$/mhilg/Documents/Alte_Website/Tabs_Fam6.xlsx'#Fam6.$A$5:Fam6.$A$28" table:base-cell-address="Tabellenverzeichnis.$A$1"/>
        <table:named-range table:name="_c9c7f999_STF_Zwischensumme_1_CN1" table:cell-range-address="'file://xwwp0069/profiles$/mhilg/Documents/Alte_Website/Tabs_Fam6.xlsx'#Fam6.$A$6:Fam6.$K$6" table:base-cell-address="Tabellenverzeichnis.$A$1"/>
        <table:named-range table:name="_c9c7f999_STF_Zwischensumme_1_CN2" table:cell-range-address="'file://xwwp0069/profiles$/mhilg/Documents/Alte_Website/Tabs_Fam6.xlsx'#Fam6.$A$12:Fam6.$K$12" table:base-cell-address="Tabellenverzeichnis.$A$1"/>
        <table:named-range table:name="_c9c7f999_STF_Zwischensumme_1_CN3" table:cell-range-address="'file://xwwp0069/profiles$/mhilg/Documents/Alte_Website/Tabs_Fam6.xlsx'#Fam6.$A$18:Fam6.$K$18" table:base-cell-address="Tabellenverzeichnis.$A$1"/>
        <table:named-range table:name="_c9c7f999_STF_Zwischensumme_1_CN4" table:cell-range-address="'file://xwwp0069/profiles$/mhilg/Documents/Alte_Website/Tabs_Fam6.xlsx'#Fam6.$A$24:Fam6.$K$24" table:base-cell-address="Tabellenverzeichnis.$A$1"/>
        <table:named-range table:name="_c9c7f999_STF_Zwischenueberschrift_1_CN1" table:cell-range-address="'file://xwwp0069/profiles$/mhilg/Documents/Alte_Website/Tabs_Fam6.xlsx'#Fam6.$B$5:Fam6.$K$5" table:base-cell-address="Tabellenverzeichnis.$A$1"/>
        <table:named-range table:name="_c9c7f999_STF_Zwischenueberschrift_1_CN2" table:cell-range-address="'file://xwwp0069/profiles$/mhilg/Documents/Alte_Website/Tabs_Fam6.xlsx'#Fam6.$B$11:Fam6.$K$11" table:base-cell-address="Tabellenverzeichnis.$A$1"/>
        <table:named-range table:name="_c9c7f999_STF_Zwischenueberschrift_1_CN3" table:cell-range-address="'file://xwwp0069/profiles$/mhilg/Documents/Alte_Website/Tabs_Fam6.xlsx'#Fam6.$B$17:Fam6.$K$17" table:base-cell-address="Tabellenverzeichnis.$A$1"/>
        <table:named-range table:name="_c9c7f999_STF_Zwischenueberschrift_1_CN4" table:cell-range-address="'file://xwwp0069/profiles$/mhilg/Documents/Alte_Website/Tabs_Fam6.xlsx'#Fam6.$B$23:Fam6.$K$23" table:base-cell-address="Tabellenverzeichnis.$A$1"/>
        <table:named-expression table:name="_ceaa3d80_STF_Dekoration_1_CN1" table:expression="of:=['file:///J:/_TEAM/Hilgarth/Website%20NEU/Volksz%E4hlung/Dokumente_alte_Website_VZ/VZ_Lebensformen/Alte_Website/Tabs.xls'#'Fam2'.$A$21]~['file:///J:/_TEAM/Hilgarth/Website%20NEU/Volksz%E4hlung/Dokumente_alte_Website_VZ/VZ_Lebensformen/Alte_Website/Tabs.xls'#'Fam2'.$A$29]~['file:///J:/_TEAM/Hilgarth/Website%20NEU/Volksz%E4hlung/Dokumente_alte_Website_VZ/VZ_Lebensformen/Alte_Website/Tabs.xls'#'Fam2'.$A$43]~['file:///J:/_TEAM/Hilgarth/Website%20NEU/Volksz%E4hlung/Dokumente_alte_Website_VZ/VZ_Lebensformen/Alte_Website/Tabs.xls'#'Fam2'.$A$49]" table:base-cell-address="Tabellenverzeichnis.$A$1"/>
        <table:named-expression table:name="_ceaa3d80_STF_Fuss_1_CN1" table:expression="of:=[.#REF!]" table:base-cell-address="Tabellenverzeichnis.$A$1"/>
        <table:named-expression table:name="_ceaa3d80_STF_Gesamtsumme_1_CN1" table:expression="of:=[.#REF!]" table:base-cell-address="Tabellenverzeichnis.$A$1"/>
        <table:named-expression table:name="_ceaa3d80_STF_Tabellenkopf_1_CN1" table:expression="of:=[.#REF!]" table:base-cell-address="Tabellenverzeichnis.$A$1"/>
        <table:named-expression table:name="_ceaa3d80_STF_Titel_1_CN1" table:expression="of:=[.#REF!]" table:base-cell-address="Tabellenverzeichnis.$A$1"/>
        <table:named-expression table:name="_ceaa3d80_STF_Vorspalte_1_CN1" table:expression="of:=[.#REF!]" table:base-cell-address="Tabellenverzeichnis.$A$1"/>
        <table:named-expression table:name="_ceaa3d80_STF_Zwischensumme_1_CN1" table:expression="of:=['file:///J:/_TEAM/Hilgarth/Website%20NEU/Volksz%E4hlung/Dokumente_alte_Website_VZ/VZ_Lebensformen/Alte_Website/Tabs.xls'#'Fam2'.$A$13:.$G$13]~['file:///J:/_TEAM/Hilgarth/Website%20NEU/Volksz%E4hlung/Dokumente_alte_Website_VZ/VZ_Lebensformen/Alte_Website/Tabs.xls'#'Fam2'.$A$37:.$G$37]" table:base-cell-address="Tabellenverzeichnis.$A$1"/>
        <table:named-expression table:name="_d3096e01_STF_Zwischenueberschrift_1_CN1" table:expression="of:=['file://xwwp0069/profiles$/fuchs/Downloads/Leitfaden-Excel-Tabellen%20(3).xlsx'#Tabelle_IST.$B$7:.$F$7]~['file://xwwp0069/profiles$/fuchs/Downloads/Leitfaden-Excel-Tabellen%20(3).xlsx'#Tabelle_IST.$B$35:.$F$35]~['file://xwwp0069/profiles$/fuchs/Downloads/Leitfaden-Excel-Tabellen%20(3).xlsx'#Tabelle_IST.$B$63:.$F$63]" table:base-cell-address="Tabellenverzeichnis.$A$1"/>
        <table:named-expression table:name="_e8b6c05d_STF_Fuss_1_CN1" table:expression="of:=[.#REF!]" table:base-cell-address="Tabellenverzeichnis.$A$1"/>
        <table:named-expression table:name="_e8b6c05d_STF_Gesamtsumme_1_CN1" table:expression="of:=['file:///J:/_TEAM/Hilgarth/Website%20NEU/Volksz%E4hlung/Dokumente_alte_Website_VZ/VZ_Lebensformen/Alte_Website/Tabs.xls'#'HH1'.$A$5:.$K$5]~['file:///J:/_TEAM/Hilgarth/Website%20NEU/Volksz%E4hlung/Dokumente_alte_Website_VZ/VZ_Lebensformen/Alte_Website/Tabs.xls'#'HH1'.$A$17:.$K$17]~['file:///J:/_TEAM/Hilgarth/Website%20NEU/Volksz%E4hlung/Dokumente_alte_Website_VZ/VZ_Lebensformen/Alte_Website/Tabs.xls'#'HH1'.$A$28:.$K$28]~['file:///J:/_TEAM/Hilgarth/Website%20NEU/Volksz%E4hlung/Dokumente_alte_Website_VZ/VZ_Lebensformen/Alte_Website/Tabs.xls'#'HH1'.$A$39:.$K$39]~['file:///J:/_TEAM/Hilgarth/Website%20NEU/Volksz%E4hlung/Dokumente_alte_Website_VZ/VZ_Lebensformen/Alte_Website/Tabs.xls'#'HH1'.$A$50:.$K$50]~['file:///J:/_TEAM/Hilgarth/Website%20NEU/Volksz%E4hlung/Dokumente_alte_Website_VZ/VZ_Lebensformen/Alte_Website/Tabs.xls'#'HH1'.$A$61:.$K$61]~['file:///J:/_TEAM/Hilgarth/Website%20NEU/Volksz%E4hlung/Dokumente_alte_Website_VZ/VZ_Lebensformen/Alte_Website/Tabs.xls'#'HH1'.$A$72:.$K$72]" table:base-cell-address="Tabellenverzeichnis.$A$1"/>
        <table:named-expression table:name="_e8b6c05d_STF_Tabellenkopf_1_CN1" table:expression="of:=[.#REF!]" table:base-cell-address="Tabellenverzeichnis.$A$1"/>
        <table:named-expression table:name="_e8b6c05d_STF_Titel_1_CN1" table:expression="of:=[.#REF!]" table:base-cell-address="Tabellenverzeichnis.$A$1"/>
        <table:named-expression table:name="_e8b6c05d_STF_Vorspalte_1_CN1" table:expression="of:=[.#REF!]" table:base-cell-address="Tabellenverzeichnis.$A$1"/>
        <table:named-expression table:name="_e8b6c05d_STF_Zwischenueberschrift_1_CN1" table:expression="of:=['file:///J:/_TEAM/Hilgarth/Website%20NEU/Volksz%E4hlung/Dokumente_alte_Website_VZ/VZ_Lebensformen/Alte_Website/Tabs.xls'#'HH1'.$B$4:.$K$4]~['file:///J:/_TEAM/Hilgarth/Website%20NEU/Volksz%E4hlung/Dokumente_alte_Website_VZ/VZ_Lebensformen/Alte_Website/Tabs.xls'#'HH1'.$B$16:.$K$16]~['file:///J:/_TEAM/Hilgarth/Website%20NEU/Volksz%E4hlung/Dokumente_alte_Website_VZ/VZ_Lebensformen/Alte_Website/Tabs.xls'#'HH1'.$B$27:.$K$27]~['file:///J:/_TEAM/Hilgarth/Website%20NEU/Volksz%E4hlung/Dokumente_alte_Website_VZ/VZ_Lebensformen/Alte_Website/Tabs.xls'#'HH1'.$B$38:.$K$38]~['file:///J:/_TEAM/Hilgarth/Website%20NEU/Volksz%E4hlung/Dokumente_alte_Website_VZ/VZ_Lebensformen/Alte_Website/Tabs.xls'#'HH1'.$B$49:.$K$49]~['file:///J:/_TEAM/Hilgarth/Website%20NEU/Volksz%E4hlung/Dokumente_alte_Website_VZ/VZ_Lebensformen/Alte_Website/Tabs.xls'#'HH1'.$B$60:.$K$60]~['file:///J:/_TEAM/Hilgarth/Website%20NEU/Volksz%E4hlung/Dokumente_alte_Website_VZ/VZ_Lebensformen/Alte_Website/Tabs.xls'#'HH1'.$B$71:.$K$71]" table:base-cell-address="Tabellenverzeichnis.$A$1"/>
        <table:named-expression table:name="_f408d64f_STF_Dekoration_1_CN1" table:expression="of:=[.#REF!]~[.#REF!]~[.#REF!]~[.#REF!]" table:base-cell-address="Tabellenverzeichnis.$A$1"/>
        <table:named-expression table:name="_f408d64f_STF_Fuss_1_CN1" table:expression="of:=[.#REF!]" table:base-cell-address="Tabellenverzeichnis.$A$1"/>
        <table:named-expression table:name="_f408d64f_STF_Gesamtsumme_1_CN1" table:expression="of:=[.#REF!]" table:base-cell-address="Tabellenverzeichnis.$A$1"/>
        <table:named-expression table:name="_f408d64f_STF_Gesamtsumme_1_CN6" table:expression="of:=[.#REF!]" table:base-cell-address="Tabellenverzeichnis.$A$1"/>
        <table:named-expression table:name="_f408d64f_STF_Gesamtsumme_1_CN7" table:expression="of:=[.#REF!]" table:base-cell-address="Tabellenverzeichnis.$A$1"/>
        <table:named-expression table:name="_f408d64f_STF_Tabellenkopf_1_CN1" table:expression="of:=[.#REF!]" table:base-cell-address="Tabellenverzeichnis.$A$1"/>
        <table:named-expression table:name="_f408d64f_STF_Titel_1_CN1" table:expression="of:=[.#REF!]" table:base-cell-address="Tabellenverzeichnis.$A$1"/>
        <table:named-expression table:name="_f408d64f_STF_Vorspalte_1_CN1" table:expression="of:=[.#REF!]" table:base-cell-address="Tabellenverzeichnis.$A$1"/>
        <table:named-expression table:name="_f408d64f_STF_Zwischensumme_1_CN1" table:expression="of:=[.#REF!]~[.#REF!]" table:base-cell-address="Tabellenverzeichnis.$A$1"/>
        <table:named-expression table:name="_f408d64f_STF_Zwischenueberschrift_1_CN1" table:expression="of:=[.#REF!]~[.#REF!]~[.#REF!]~[.#REF!]" table:base-cell-address="Tabellenverzeichnis.$A$1"/>
        <table:named-expression table:name="_f408d64f_STF_Zwischenueberschrift_1_CN6" table:expression="of:=[.#REF!]" table:base-cell-address="Tabellenverzeichnis.$A$1"/>
        <table:named-expression table:name="_f408d64f_STF_Zwischenueberschrift_1_CN7" table:expression="of:=[.#REF!]" table:base-cell-address="Tabellenverzeichnis.$A$1"/>
        <table:named-expression table:name="Famst" table:expression="of:=['file:///J:/_TEAM/Hilgarth/Website%20NEU/Volksz%E4hlung/Dokumente_alte_Website_VZ/VZ_Lebensformen/Lebensformen2.ods'#Tab_1.$B$6:.$M$7]~['file:///J:/_TEAM/Hilgarth/Website%20NEU/Volksz%E4hlung/Dokumente_alte_Website_VZ/VZ_Lebensformen/Lebensformen2.ods'#Tab_1.$B$9:.$M$25]~['file:///J:/_TEAM/Hilgarth/Website%20NEU/Volksz%E4hlung/Dokumente_alte_Website_VZ/VZ_Lebensformen/Lebensformen2.ods'#Tab_1.$B$27:.$M$28]~['file:///J:/_TEAM/Hilgarth/Website%20NEU/Volksz%E4hlung/Dokumente_alte_Website_VZ/VZ_Lebensformen/Lebensformen2.ods'#Tab_1.$B$30:.$M$46]" table:base-cell-address="Tabellenverzeichni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number:number-style style:name="N36P0">
      <number:text>SW </number:text>
      <number:number number:decimal-places="0" number:min-integer-digits="1" number:grouping="true"/>
    </number:number-style>
    <number:number-style style:name="N36">
      <number:number number:decimal-places="0" number:min-integer-digits="1" number:grouping="true"/>
      <style:map style:condition="value()&lt;6" style:apply-style-name="N36P0"/>
    </number:number-style>
    <number:number-style style:name="N37P0">
      <number:number number:decimal-places="0" number:min-integer-digits="2">
        <number:embedded-text number:position="3">.</number:embedded-text>
        <number:embedded-text number:position="6">,</number:embedded-text>
      </number:number>
    </number:number-style>
    <number:number-style style:name="N37">
      <number:number number:decimal-places="0" number:min-integer-digits="1" number:grouping="true"/>
      <style:map style:condition="value()&gt;1000000" style:apply-style-name="N37P0"/>
    </number:number-style>
    <style:style style:name="Link" style:family="table-cell" style:data-style-name="N0">
      <style:table-cell-properties style:vertical-align="middle" fo:wrap-option="wrap" style:repeat-content="false"/>
      <style:paragraph-properties fo:text-align="start" fo:margin-left="0cm"/>
      <style:text-properties fo:color="#0563C1" style:font-name="Calibri" style:font-name-asian="Calibri" style:font-name-complex="Calibri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Standard_32_2" style:display-name="Standard 2" style:family="table-cell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Standard_32_2_32_2" style:display-name="Standard 2 2" style:family="table-cell" style:data-style-name="N0">
      <style:table-cell-properties style:vertical-align="automatic" fo:wrap-option="wrap" fo:background-color="transparent" style:repeat-content="false"/>
      <style:paragraph-properties fo:text-align="start" fo:margin-left="0cm"/>
    </style:style>
    <style:style style:name="Tabellentitel" style:family="table-cell" style:data-style-name="N30">
      <style:table-cell-properties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/>
    </style:style>
    <style:style style:name="Tabellenverzeichnis" style:family="table-cell" style:data-style-name="N30">
      <style:table-cell-properties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/>
    </style:style>
    <style:style style:name="Zahl_32_ohne_32_Komma" style:display-name="Zahl ohne Komma" style:family="table-cell" style:data-style-name="N3">
      <style:table-cell-properties style:vertical-align="middle" fo:wrap-option="wrap" fo:background-color="transparent" style:repeat-content="false"/>
      <style:paragraph-properties fo:text-align="end" fo:margin-right="0cm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2">
      <style:page-layout-properties fo:margin-top="0.511811023622047in" fo:margin-bottom="0.511811023622047in" fo:margin-left="0.393700787401575in" fo:margin-right="0.393700787401575in" style:print-orientation="landscape" style:print-page-order="ttb" style:first-page-number="continue" style:scale-to="100%" style:table-centering="none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.275590551181102in" fo:margin-left="0in" fo:margin-right="0in" fo:margin-top="0in"/>
      </style:footer-style>
    </style:page-layout>
    <style:page-layout style:name="pm3">
      <style:page-layout-properties fo:margin-top="0.511811023622047in" fo:margin-bottom="0.511811023622047in" fo:margin-left="0.78740157480315in" fo:margin-right="0.78740157480315in" style:print-orientation="landscape" style:print-page-order="ttb" style:first-page-number="continue" style:scale-to="100%" style:table-centering="none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.275590551181102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94</meta:generator>
    <meta:initial-creator>FRAI$</meta:initial-creator>
    <dc:creator>HILGARTH Matthias</dc:creator>
    <meta:creation-date>2007-02-05T08:24:04Z</meta:creation-date>
    <dc:date>2023-04-27T10:26:12Z</dc:date>
    <meta:print-date>2013-06-14T12:16:05Z</meta:print-date>
    <meta:editing-duration>PT0S</meta:editing-duration>
  </office:meta>
</office:document-meta>
</file>